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gradien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gradient" draw:fill-gradient-name="Gradient_20_3" presentation:display-footer="true" presentation:display-page-number="false" presentation:display-date-time="true"/>
    </style:style>
    <style:style style:name="dp5" style:family="drawing-page">
      <style:drawing-page-properties presentation:background-visible="true" presentation:background-objects-visible="true" draw:fill="gradient" draw:fill-gradient-name="Gradient_20_4"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44cm" draw:stroke-linejoin="miter" draw:fill="solid" draw:fill-color="#ffffff"/>
    </style:style>
    <style:style style:name="gr3" style:family="graphic" style:parent-style-name="standard">
      <style:graphic-properties draw:stroke="none" svg:stroke-width="0.044cm" draw:stroke-linejoin="miter" draw:fill="solid" draw:fill-color="#000000"/>
    </style:style>
    <style:style style:name="gr4" style:family="graphic" style:parent-style-name="standard">
      <style:graphic-properties draw:stroke="none" draw:fill="none" fo:min-height="1.407cm"/>
    </style:style>
    <style:style style:name="pr1" style:family="presentation" style:parent-style-name="Default-title">
      <style:graphic-properties draw:auto-grow-height="true" fo:min-height="7.2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9.225cm"/>
    </style:style>
    <style:style style:name="pr4" style:family="presentation" style:parent-style-name="Default-title">
      <style:graphic-properties draw:auto-grow-height="true" fo:min-height="4.216cm"/>
    </style:style>
    <style:style style:name="pr5" style:family="presentation" style:parent-style-name="Default-outline1">
      <style:graphic-properties draw:textarea-vertical-align="top" fo:min-height="8.884cm"/>
    </style:style>
    <style:style style:name="pr6" style:family="presentation" style:parent-style-name="Default-subtitle">
      <style:graphic-properties draw:fill-color="#ffffff" draw:textarea-vertical-align="top" fo:min-height="14.6cm"/>
    </style:style>
    <style:style style:name="pr7" style:family="presentation" style:parent-style-name="Default-title">
      <style:graphic-properties draw:textarea-vertical-align="top" fo:min-height="12.4cm"/>
    </style:style>
    <style:style style:name="pr8" style:family="presentation" style:parent-style-name="Default-title">
      <style:graphic-properties draw:textarea-vertical-align="top" fo:min-height="14.573cm"/>
    </style:style>
    <style:style style:name="pr9" style:family="presentation" style:parent-style-name="Default-title">
      <style:graphic-properties draw:textarea-vertical-align="top" draw:auto-grow-height="true" fo:min-height="14.673cm"/>
    </style:style>
    <style:style style:name="pr10" style:family="presentation" style:parent-style-name="Default-subtitle">
      <style:graphic-properties draw:fill-color="#ffffff" draw:textarea-vertical-align="top" fo:min-height="14.4cm"/>
    </style:style>
    <style:style style:name="pr11" style:family="presentation" style:parent-style-name="Default-title">
      <style:graphic-properties draw:textarea-vertical-align="top" draw:auto-grow-height="true" fo:min-height="14.373cm"/>
    </style:style>
    <style:style style:name="pr12" style:family="presentation" style:parent-style-name="Default-title">
      <style:graphic-properties draw:textarea-vertical-align="top" draw:auto-grow-height="true" fo:min-height="14.573cm"/>
    </style:style>
    <style:style style:name="pr13" style:family="presentation" style:parent-style-name="Default-title" style:list-style-name="L1">
      <style:graphic-properties draw:textarea-vertical-align="top" fo:min-height="14.573cm"/>
    </style:style>
    <style:style style:name="pr14" style:family="presentation" style:parent-style-name="Default-title">
      <style:graphic-properties draw:textarea-vertical-align="top" fo:min-height="14.373cm"/>
    </style:style>
    <style:style style:name="pr15" style:family="presentation" style:parent-style-name="Default-title">
      <style:graphic-properties draw:textarea-vertical-align="top" fo:min-height="14.773cm"/>
    </style:style>
    <style:style style:name="pr16" style:family="presentation" style:parent-style-name="Default-title">
      <style:graphic-properties fo:min-height="2.629cm"/>
    </style:style>
    <style:style style:name="pr17" style:family="presentation" style:parent-style-name="Default-notes">
      <style:graphic-properties draw:fill-color="#ffffff" fo:min-height="13.364cm"/>
    </style:style>
    <style:style style:name="pr18" style:family="presentation" style:parent-style-name="Default-title">
      <style:graphic-properties fo:min-height="9.999cm"/>
    </style:style>
    <style:style style:name="P1" style:family="paragraph">
      <style:text-properties fo:font-size="80pt" style:font-size-asian="80pt" style:font-size-complex="80pt"/>
    </style:style>
    <style:style style:name="P2" style:family="paragraph">
      <loext:graphic-properties draw:fill-color="#ffffff"/>
    </style:style>
    <style:style style:name="P3" style:family="paragraph">
      <style:text-properties fo:font-size="60pt" style:font-size-asian="60pt" style:font-size-complex="60pt"/>
    </style:style>
    <style:style style:name="P4" style:family="paragraph">
      <loext:graphic-properties draw:fill="solid" draw:fill-color="#ffffff"/>
    </style:style>
    <style:style style:name="P5" style:family="paragraph">
      <loext:graphic-properties draw:fill="solid" draw:fill-color="#000000"/>
    </style:style>
    <style:style style:name="P6" style:family="paragraph">
      <style:text-properties style:font-name="Liberation Serif" fo:font-size="36pt" style:text-underline-style="solid" style:text-underline-width="auto" style:text-underline-color="font-color" fo:font-weight="bold" style:font-size-asian="36pt" style:font-weight-asian="bold" style:font-size-complex="36pt" style:font-weight-complex="bold"/>
    </style:style>
    <style:style style:name="P7" style:family="paragraph">
      <style:paragraph-properties fo:text-align="start"/>
    </style:style>
    <style:style style:name="P8" style:family="paragraph">
      <style:text-properties fo:font-weight="normal" style:font-weight-asian="normal" style:font-weight-complex="normal"/>
    </style:style>
    <style:style style:name="P9" style:family="paragraph">
      <style:paragraph-properties fo:margin-top="0cm" fo:margin-bottom="0cm" fo:line-height="100%" fo:text-align="start"/>
    </style:style>
    <style:style style:name="P10" style:family="paragraph">
      <loext:graphic-properties draw:fill-color="#ffffff"/>
      <style:paragraph-properties fo:text-align="start"/>
      <style:text-properties style:font-name="Liberation Serif" fo:font-size="32pt" style:font-size-asian="32pt" style:font-size-complex="32pt"/>
    </style:style>
    <style:style style:name="P11" style:family="paragraph">
      <style:paragraph-properties fo:text-align="start"/>
      <style:text-properties style:font-name="Liberation Serif" fo:font-size="36pt" style:font-size-asian="36pt" style:font-size-complex="36pt"/>
    </style:style>
    <style:style style:name="P12" style:family="paragraph">
      <style:paragraph-properties fo:text-align="center"/>
    </style:style>
    <style:style style:name="P13" style:family="paragraph">
      <loext:graphic-properties draw:fill="none"/>
    </style:style>
    <style:style style:name="P14" style:family="paragraph">
      <style:paragraph-properties fo:text-align="start"/>
      <style:text-properties style:font-name="Liberation Serif" fo:font-size="36pt" fo:font-style="italic" style:font-size-asian="36pt" style:font-size-complex="36pt"/>
    </style:style>
    <style:style style:name="P15" style:family="paragraph">
      <loext:graphic-properties draw:fill-color="#ffffff"/>
      <style:paragraph-properties fo:text-align="start"/>
      <style:text-properties style:font-name="Liberation Serif" fo:font-size="36pt" style:font-size-asian="36pt" style:font-size-complex="36pt"/>
    </style:style>
    <style:style style:name="P16" style:family="paragraph">
      <style:paragraph-properties fo:margin-left="0cm" fo:margin-right="0cm" fo:text-align="start" fo:text-indent="0cm"/>
    </style:style>
    <style:style style:name="P17" style:family="paragraph">
      <style:paragraph-properties fo:margin-left="0cm" fo:margin-right="0cm" fo:text-align="start" fo:text-indent="0cm"/>
      <style:text-properties style:font-name="Liberation Serif" fo:font-size="36pt" style:font-size-asian="36pt" style:font-size-complex="36pt"/>
    </style:style>
    <style:style style:name="P18" style:family="paragraph">
      <style:paragraph-properties fo:text-align="start"/>
      <style:text-properties style:font-name="Liberation Serif" fo:font-size="32pt" style:font-size-asian="32pt" style:font-size-complex="32pt"/>
    </style:style>
    <style:style style:name="P19" style:family="paragraph">
      <loext:graphic-properties draw:fill-color="#ffffff"/>
      <style:text-properties fo:font-size="20pt"/>
    </style:style>
    <style:style style:name="P20" style:family="paragraph">
      <style:paragraph-properties fo:text-align="start"/>
      <style:text-properties style:font-name="Liberation Serif" fo:font-size="32pt" fo:font-style="normal" style:font-size-asian="32pt" style:font-size-complex="32pt"/>
    </style:style>
    <style:style style:name="P21" style:family="paragraph">
      <style:text-properties style:font-name="Liberation Serif" fo:font-size="36pt" style:font-size-asian="60pt" style:font-size-complex="60pt"/>
    </style:style>
    <style:style style:name="T1" style:family="text">
      <style:text-properties fo:font-size="80pt" style:font-size-asian="80pt" style:font-size-complex="80pt"/>
    </style:style>
    <style:style style:name="T2" style:family="text">
      <style:text-properties fo:font-size="60pt" style:font-size-asian="60pt" style:font-size-complex="60pt"/>
    </style:style>
    <style:style style:name="T3" style:family="text">
      <style:text-properties style:font-name="Liberation Serif" fo:font-size="36pt" style:text-underline-style="solid" style:text-underline-width="auto" style:text-underline-color="font-color" fo:font-weight="bold" style:font-size-asian="36pt" style:font-weight-asian="bold" style:font-size-complex="36pt" style:font-weight-complex="bold"/>
    </style:style>
    <style:style style:name="T4" style:family="text">
      <style:text-properties fo:font-variant="normal" fo:text-transform="none" style:use-window-font-color="true" style:text-outline="false" style:text-line-through-style="none" style:text-line-through-type="none" style:font-name="Liberation Serif" fo:font-size="28pt" fo:language="en" fo:country="US"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2" style:font-size-complex="28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erif" fo:language="en" fo:country="US" fo:font-style="normal" fo:text-shadow="none" style:text-underline-style="none" style:letter-kerning="true" fo:background-color="transparent" style:font-name-asian="Noto Sans CJK SC" style:font-style-asian="normal" style:font-name-complex="Lohit Devanagari2" style:font-style-complex="normal" style:text-emphasize="none" style:font-relief="none" style:text-overline-style="none" style:text-overline-color="font-color"/>
    </style:style>
    <style:style style:name="T6" style:family="text">
      <style:text-properties style:font-name="Liberation Serif" fo:font-size="12pt" style:font-size-asian="12pt" style:font-size-complex="12pt"/>
    </style:style>
    <style:style style:name="T7" style:family="text">
      <style:text-properties fo:font-variant="normal" fo:text-transform="none" style:use-window-font-color="true" style:text-outline="false" style:text-line-through-style="none" style:text-line-through-type="none" style:font-name="Liberation Serif" fo:font-size="28pt" fo:language="en" fo:country="US" fo:font-style="normal" fo:text-shadow="none" style:text-underline-style="none" fo:font-weight="bold" style:letter-kerning="true" fo:background-color="transparent" style:font-name-asian="Noto Sans CJK SC" style:font-size-asian="28pt" style:font-style-asian="normal" style:font-weight-asian="bold" style:font-name-complex="Lohit Devanagari2" style:font-size-complex="28pt" style:font-style-complex="normal" style:font-weight-complex="bold" style:text-emphasize="none" style:font-relief="none" style:text-overline-style="none" style:text-overline-color="font-color"/>
    </style:style>
    <style:style style:name="T8" style:family="text">
      <style:text-properties style:font-name="Liberation Serif" fo:font-size="14pt" style:font-size-asian="14pt" style:font-size-complex="14pt"/>
    </style:style>
    <style:style style:name="T9" style:family="text">
      <style:text-properties style:font-name="Liberation Serif" fo:font-size="36pt" style:font-size-asian="36pt" style:font-size-complex="36pt"/>
    </style:style>
    <style:style style:name="T10" style:family="text">
      <style:text-properties style:font-name="Liberation Serif" fo:font-size="28pt" style:font-size-asian="28pt" style:font-size-complex="28pt"/>
    </style:style>
    <style:style style:name="T11" style:family="text">
      <style:text-properties fo:font-variant="normal" fo:text-transform="none" style:use-window-font-color="true" style:text-outline="false" style:text-line-through-style="none" style:text-line-through-type="none" style:font-name="Liberation Serif"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2" style:font-size-complex="28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Liberation Serif" fo:font-size="8pt" fo:font-style="normal" fo:text-shadow="none" style:text-underline-style="none" fo:font-weight="normal" style:letter-kerning="true" fo:background-color="transparent" style:font-name-asian="Noto Sans CJK SC" style:font-size-asian="8pt" style:font-style-asian="normal" style:font-weight-asian="normal" style:font-name-complex="Lohit Devanagari2" style:font-size-complex="8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erif"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Lohit Devanagari2" style:font-size-complex="36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Liberation Serif" fo:font-size="10pt" fo:font-style="normal" fo:text-shadow="none" style:text-underline-style="none" fo:font-weight="normal" style:letter-kerning="true" fo:background-color="transparent" style:font-name-asian="Noto Sans CJK SC" style:font-size-asian="10pt" style:font-style-asian="normal" style:font-weight-asian="normal" style:font-name-complex="Lohit Devanagari2" style:font-size-complex="10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Lohit Devanagari2" style:font-size-complex="12pt" style:font-style-complex="normal" style:font-weight-complex="normal" style:text-emphasize="none" style:font-relief="none" style:text-overline-style="none" style:text-overline-color="font-color"/>
    </style:style>
    <style:style style:name="T16" style:family="text">
      <style:text-properties style:font-name="Liberation Serif" fo:font-size="28pt" fo:font-weight="bold" style:font-size-asian="28pt" style:font-weight-asian="bold" style:font-size-complex="28pt" style:font-weight-complex="bold"/>
    </style:style>
    <style:style style:name="T17" style:family="text">
      <style:text-properties style:font-name="Liberation Serif" fo:font-size="44pt" style:font-size-asian="44pt" style:font-size-complex="44pt"/>
    </style:style>
    <style:style style:name="T18" style:family="text">
      <style:text-properties fo:font-variant="normal" fo:text-transform="none" style:use-window-font-color="true" style:text-outline="false" style:text-line-through-style="none" style:text-line-through-type="none" style:font-name="Liberation Serif" fo:font-size="10pt" fo:font-style="italic" fo:text-shadow="none" style:text-underline-style="none" fo:font-weight="normal" style:letter-kerning="true" fo:background-color="transparent" style:font-name-asian="Noto Sans CJK SC" style:font-size-asian="10pt" style:font-weight-asian="normal" style:font-name-complex="Lohit Devanagari2" style:font-size-complex="10pt"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Liberation Serif" fo:font-size="36pt" fo:font-style="italic" fo:text-shadow="none" style:text-underline-style="none" fo:font-weight="normal" style:letter-kerning="true" fo:background-color="transparent" style:font-name-asian="Noto Sans CJK SC" style:font-size-asian="36pt" style:font-weight-asian="normal" style:font-name-complex="Lohit Devanagari2" style:font-size-complex="36pt"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Liberation Serif" fo:font-size="28pt" fo:font-style="italic" fo:text-shadow="none" style:text-underline-style="none" fo:font-weight="normal" style:letter-kerning="true" fo:background-color="transparent" style:font-name-asian="Noto Sans CJK SC" style:font-size-asian="28pt" style:font-weight-asian="normal" style:font-name-complex="Lohit Devanagari2" style:font-size-complex="28pt"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font-name="Liberation Serif" fo:font-size="28pt" fo:font-style="italic" fo:text-shadow="none" style:text-underline-style="none" fo:font-weight="normal" style:letter-kerning="true" fo:background-color="transparent" style:font-name-asian="Noto Sans CJK SC" style:font-size-asian="28pt" style:font-style-asian="normal" style:font-weight-asian="normal" style:font-name-complex="Lohit Devanagari2" style:font-size-complex="28pt" style:font-style-complex="normal" style:font-weight-complex="normal" style:text-emphasize="none" style:font-relief="none" style:text-overline-style="none" style:text-overline-color="font-color"/>
    </style:style>
    <style:style style:name="T22" style:family="text">
      <style:text-properties style:font-name="Liberation Serif" fo:font-size="10pt" style:font-size-asian="10pt" style:font-size-complex="10pt"/>
    </style:style>
    <style:style style:name="T23" style:family="text">
      <style:text-properties style:font-name="Liberation Serif" fo:font-size="24pt" style:font-size-asian="24pt" style:font-size-complex="24pt"/>
    </style:style>
    <style:style style:name="T24" style:family="text">
      <style:text-properties style:font-name="Liberation Serif" fo:font-size="16pt" style:font-size-asian="16pt" style:font-size-complex="16pt"/>
    </style:style>
    <style:style style:name="T25" style:family="text">
      <style:text-properties fo:font-variant="normal" fo:text-transform="none" style:use-window-font-color="true" style:text-outline="false" style:text-line-through-style="none" style:text-line-through-type="none" style:font-name="Liberation Serif" fo:font-size="14pt" fo:font-style="normal" fo:text-shadow="none" style:text-underline-style="none" fo:font-weight="normal" style:letter-kerning="true" fo:background-color="transparent" style:font-name-asian="Noto Sans CJK SC" style:font-size-asian="14pt" style:font-style-asian="normal" style:font-weight-asian="normal" style:font-name-complex="Lohit Devanagari2" style:font-size-complex="14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font-name="Liberation Serif"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2" style:font-size-complex="32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font-name="Liberation Serif" fo:font-size="26pt" fo:font-style="normal" fo:text-shadow="none" style:text-underline-style="none" fo:font-weight="normal" style:letter-kerning="true" fo:background-color="transparent" style:font-name-asian="Noto Sans CJK SC" style:font-size-asian="26pt" style:font-style-asian="normal" style:font-weight-asian="normal" style:font-name-complex="Lohit Devanagari2" style:font-size-complex="26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font-name="Liberation Serif" fo:font-size="40pt" fo:font-style="normal" fo:text-shadow="none" style:text-underline-style="none" fo:font-weight="normal" style:letter-kerning="true" fo:background-color="transparent" style:font-name-asian="Noto Sans CJK SC" style:font-size-asian="40pt" style:font-style-asian="normal" style:font-weight-asian="normal" style:font-name-complex="Lohit Devanagari2" style:font-size-complex="40pt" style:font-style-complex="normal" style:font-weight-complex="normal" style:text-emphasize="none" style:font-relief="none" style:text-overline-style="none" style:text-overline-color="font-color"/>
    </style:style>
    <style:style style:name="T30" style:family="text">
      <style:text-properties style:font-name="Liberation Serif" fo:font-size="10pt" fo:font-weight="bold" style:font-size-asian="10pt" style:font-weight-asian="bold" style:font-size-complex="10pt" style:font-weight-complex="bold"/>
    </style:style>
    <style:style style:name="T31" style:family="text">
      <style:text-properties style:font-name="Liberation Serif" fo:font-size="28pt" fo:font-weight="normal" style:font-size-asian="28pt" style:font-weight-asian="normal" style:font-size-complex="28pt" style:font-weight-complex="normal"/>
    </style:style>
    <style:style style:name="T32" style:family="text">
      <style:text-properties style:font-name="Liberation Serif" fo:font-size="32pt" style:font-size-asian="32pt" style:font-size-complex="32pt"/>
    </style:style>
    <style:style style:name="T33" style:family="text">
      <style:text-properties style:font-name="Liberation Serif" fo:font-size="20pt" style:font-size-asian="20pt" style:font-size-complex="20pt"/>
    </style:style>
    <style:style style:name="T34" style:family="text">
      <style:text-properties style:font-name="Liberation Serif" fo:font-size="22pt" style:font-size-asian="22pt" style:font-size-complex="22pt"/>
    </style:style>
    <style:style style:name="T35" style:family="text">
      <style:text-properties style:font-name="Liberation Serif" fo:font-size="26pt" style:font-size-asian="26pt" style:font-size-complex="26pt"/>
    </style:style>
    <style:style style:name="T36" style:family="text">
      <style:text-properties style:font-name="Liberation Serif" fo:font-size="18pt" style:font-size-asian="18pt" style:font-size-complex="18pt"/>
    </style:style>
    <style:style style:name="T37" style:family="text">
      <style:text-properties fo:font-variant="normal" fo:text-transform="none" style:use-window-font-color="true" style:text-outline="false" style:text-line-through-style="none" style:text-line-through-type="none" style:font-name="Liberation Serif" fo:font-size="10pt" fo:font-style="normal" fo:text-shadow="none" style:text-underline-style="none" fo:font-weight="bold" style:letter-kerning="true" fo:background-color="transparent" style:font-name-asian="Noto Sans CJK SC" style:font-size-asian="10pt" style:font-style-asian="normal" style:font-weight-asian="bold" style:font-name-complex="Lohit Devanagari2" style:font-size-complex="10pt" style:font-style-complex="normal" style:font-weight-complex="bold"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Liberation Serif"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2" style:font-size-complex="32pt" style:font-style-complex="normal" style:font-weight-complex="bold"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font-name="Liberation Serif" fo:font-size="48pt" fo:font-style="normal" fo:text-shadow="none" style:text-underline-style="none" fo:font-weight="normal" style:letter-kerning="true" fo:background-color="transparent" style:font-name-asian="Noto Sans CJK SC" style:font-size-asian="48pt" style:font-style-asian="normal" style:font-weight-asian="normal" style:font-name-complex="Lohit Devanagari2" style:font-size-complex="48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fo:background-color="transparent" style:font-name-asian="Noto Sans CJK SC" style:font-size-asian="12pt" style:font-weight-asian="normal" style:font-name-complex="Lohit Devanagari2" style:font-size-complex="12pt"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font-name="Liberation Serif" fo:font-size="32pt" fo:font-style="normal" fo:text-shadow="none" style:text-underline-style="none" fo:font-weight="normal" style:letter-kerning="true" fo:background-color="transparent" style:font-name-asian="Noto Sans CJK SC" style:font-size-asian="32pt" style:font-weight-asian="normal" style:font-name-complex="Lohit Devanagari2" style:font-size-complex="32pt" style:font-weight-complex="normal" style:text-emphasize="none"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font-name="Liberation Serif" fo:font-size="28pt" fo:font-style="normal" fo:text-shadow="none" style:text-underline-style="none" fo:font-weight="normal" style:letter-kerning="true" fo:background-color="transparent" style:font-name-asian="Noto Sans CJK SC" style:font-size-asian="28pt" style:font-weight-asian="normal" style:font-name-complex="Lohit Devanagari2" style:font-size-complex="28pt" style:font-weight-complex="normal"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font-name="Liberation Serif" fo:font-size="14pt" fo:font-style="normal" fo:text-shadow="none" style:text-underline-style="none" fo:font-weight="normal" style:letter-kerning="true" fo:background-color="transparent" style:font-name-asian="Noto Sans CJK SC" style:font-size-asian="14pt" style:font-weight-asian="normal" style:font-name-complex="Lohit Devanagari2" style:font-size-complex="14pt" style:font-weight-complex="normal" style:text-emphasize="none" style:font-relief="none" style:text-overline-style="none" style:text-overline-color="font-color"/>
    </style:style>
    <style:style style:name="T44" style:family="text">
      <style:text-properties style:font-name="Liberation Serif" fo:font-size="36pt"/>
    </style:style>
    <style:style style:name="T45" style:family="text">
      <style:text-properties fo:color="#cf3834" style:font-name="Liberation Serif" fo:font-size="36pt"/>
    </style:style>
    <style:style style:name="T46" style:family="text">
      <style:text-properties fo:color="#1c3687" style:font-name="Liberation Serif" fo:font-size="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7.2cm" svg:x="1.398cm" svg:y="3.6cm" presentation:class="title" presentation:user-transformed="true">
          <draw:text-box>
            <text:p><text:span text:style-name="T1">MATHEMATICS</text:span><text:span text:style-name="T1"><text:line-break/></text:span><text:span text:style-name="T1">CALCULUS</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9">
        <office:forms form:automatic-focus="false" form:apply-design-mode="false"/>
        <draw:frame presentation:style-name="pr3" draw:text-style-name="P3" draw:layer="layout" svg:width="23.653cm" svg:height="9.225cm" draw:transform="rotate (0.00174532925199433) translate (1.961cm 3.612cm)" presentation:class="title" presentation:user-transformed="true">
          <draw:text-box>
            <text:p xml:id="id2" text:id="id2"><text:span text:style-name="T2"><text:s text:c="8"/></text:span><text:span text:style-name="T2">Order Derivatives.</text:span></text:p>
          </draw:text-box>
        </draw:frame>
        <draw:g xml:id="id1" draw:id="id1">
          <svg:title>TexMaths</svg:title>
          <svg:desc>88§display§n^{th}§svg§600§FALSE§</svg:desc>
          <draw:polygon draw:style-name="gr2" draw:text-style-name="P4" draw:layer="layout" svg:width="3.829cm" svg:height="2.514cm" svg:x="3.783cm" svg:y="6.156cm" svg:viewBox="0 0 3830 2515" draw:points="1915,2515 0,2515 0,0 3830,0 3830,2515">
            <text:p/>
          </draw:polygon>
          <draw:path draw:style-name="gr3" draw:text-style-name="P5" draw:layer="layout" svg:width="1.682cm" svg:height="1.408cm" svg:x="3.72cm" svg:y="7.417cm" svg:viewBox="0 0 1683 1409" svg:d="M183 1191c-7 49-28 119-28 133 0 57 42 85 91 85 36 0 92-28 113-85 7-7 42-155 63-232l64-282c21-63 42-134 56-204 14-56 35-148 42-155 43-99 204-381 500-381 141 0 169 113 169 219 0 190-148 592-197 718-28 78-35 113-35 148 0 148 112 254 253 254 296 0 409-451 409-479s-29-28-36-28c-35 0-35 7-49 56-63 211-162 381-317 381-49 0-70-29-70-99 0-78 28-155 56-226 57-162 183-507 183-683 0-204-126-331-352-331-281 0-436 197-486 268-14-169-140-268-288-268-141 0-197 120-232 176-50 106-92 289-92 303 0 28 28 28 35 28 35 0 35 0 57-70 49-219 112-367 225-367 63 0 98 36 98 141 0 64-14 99-49 261z">
            <text:p/>
          </draw:path>
          <draw:path draw:style-name="gr3" draw:text-style-name="P5" draw:layer="layout" svg:width="0.738cm" svg:height="1.38cm" svg:x="5.579cm" svg:y="6.149cm" svg:viewBox="0 0 739 1381" svg:d="M444 500h225c42 0 70 0 70-49 0-28-28-28-63-28h-211l84-324c0-7 7-22 7-29 0-42-35-70-77-70-57 0-85 35-106 92-14 56 14-50-77 331h-226c-42 0-70 0-70 49 0 28 28 28 63 28h212l-134 514c-7 57-28 134-28 162 0 127 105 205 232 205 246 0 380-303 380-331s-28-28-35-28c-28 0-28 7-42 42-64 134-176 260-296 260-49 0-77-28-77-112 0-21 7-64 14-85z">
            <text:p/>
          </draw:path>
          <draw:path draw:style-name="gr3" draw:text-style-name="P5" draw:layer="layout" svg:width="1.189cm" svg:height="1.535cm" svg:x="6.578cm" svg:y="6.001cm" svg:viewBox="0 0 1190 1536" svg:d="M521 63c0 0 7-28 7-35s-7-28-35-28c-42 0-225 14-282 21-14 0-42 7-42 49 0 36 28 36 56 36 99 0 99 14 99 28s0 28-7 49l-303 1233c-14 35-14 42-14 49 0 29 28 71 77 71 22 0 64-14 85-64 7-7 28-91 35-133l56-191c7-35 29-119 36-155 21-77 21-84 63-148 70-112 176-232 345-232 127 0 134 99 134 148 0 134-99 373-134 465-21 63-28 84-28 120 0 112 91 190 204 190 218 0 317-303 317-338 0-29-28-29-35-29-36 0-36 15-43 36-49 176-148 267-232 267-49 0-56-28-56-77s14-78 49-176c28-71 120-296 120-423 0-35 0-127-85-183-35-35-98-63-197-63-162 0-275 91-359 183z">
            <text:p/>
          </draw:path>
        </draw:g>
        <anim:par presentation:node-type="timing-root">
          <anim:seq presentation:node-type="main-sequence">
            <anim:par smil:begin="0s">
              <anim:par smil:begin="0s">
                <anim:par smil:begin="0s" smil:fill="hold" presentation:node-type="with-previous" presentation:preset-class="entrance" presentation:preset-id="ooo-entrance-bounce">
                  <anim:set smil:begin="0s" smil:dur="0.001s" smil:fill="hold" smil:targetElement="id1" smil:attributeName="visibility" smil:to="visible"/>
                  <anim:transitionFilter smil:begin="0s" smil:dur="0.58s" smil:targetElement="id1" smil:type="barWipe" smil:subtype="topToBottom"/>
                  <anim:animate smil:begin="0s" smil:dur="1.822s" smil:targetElement="id1" smil:attributeName="x" smil:values="x-0.25;x" smil:keyTimes="0;1" smil:keySplines="0,0;0.14,0.36;0.43,0.73;0.71,0.91;1,1"/>
                  <anim:animate smil:begin="0s" smil:dur="0.664s" smil:targetElement="id1" smil:attributeName="y" smil:values="0.5;1" smil:keyTimes="0;1" anim:formula="y-sin(pi*$)/3" smil:keySplines="0,0;0.25,0.07;0.5,0.2;0.75,0.467;1,1"/>
                  <anim:animate smil:begin="0.664s" smil:dur="0.664s" smil:targetElement="id1" smil:attributeName="y" smil:values="0;1" smil:keyTimes="0;1" anim:formula="y-sin(pi*$)/9" smil:keySplines="0,0;0.125,0.2665;0.25,0.4;0.375,0.465;0.5,0.5;0.625,0.535;0.75,0.6;0.875,0.7335;1,1"/>
                  <anim:animate smil:begin="1.324s" smil:dur="0.332s" smil:targetElement="id1" smil:attributeName="y" smil:values="0;1" smil:keyTimes="0;1" anim:formula="y-sin(pi*$)/27" smil:keySplines="0,0;0.125,0.2665;0.25,0.4;0.375,0.465;0.5,0.5;0.625,0.535;0.75,0.6;0.875,0.7335;1,1"/>
                  <anim:animate smil:begin="1.656s" smil:dur="0.164s" smil:targetElement="id1" smil:attributeName="y" smil:values="0;1" smil:keyTimes="0;1" anim:formula="y-sin(pi*$)/81" smil:keySplines="0,0;0.125,0.2665;0.25,0.4;0.375,0.465;0.5,0.5;0.625,0.535;0.75,0.6;0.875,0.7335;1,1"/>
                  <anim:animateTransform smil:begin="0.65s" smil:dur="0.026s" smil:targetElement="id1" smil:to="1,0.6" smil:attributeName="transform" svg:type="scale"/>
                  <anim:animateTransform smil:begin="0.676s" smil:dur="0.166s" smil:decelerate="0.5" smil:targetElement="id1" smil:to="1,1" smil:attributeName="transform" svg:type="scale"/>
                  <anim:animateTransform smil:begin="1.312s" smil:dur="0.026s" smil:targetElement="id1" smil:to="1,0.8" smil:attributeName="transform" svg:type="scale"/>
                  <anim:animateTransform smil:begin="1.338s" smil:dur="0.166s" smil:decelerate="0.5" smil:targetElement="id1" smil:to="1,1" smil:attributeName="transform" svg:type="scale"/>
                  <anim:animateTransform smil:begin="1.642s" smil:dur="0.026s" smil:targetElement="id1" smil:to="1,0.9" smil:attributeName="transform" svg:type="scale"/>
                  <anim:animateTransform smil:begin="1.668s" smil:dur="0.166s" smil:decelerate="0.5" smil:targetElement="id1" smil:to="1,1" smil:attributeName="transform" svg:type="scale"/>
                  <anim:animateTransform smil:begin="1.808s" smil:dur="0.026s" smil:targetElement="id1" smil:to="1,0.95" smil:attributeName="transform" svg:type="scale"/>
                  <anim:animateTransform smil:begin="1.834s" smil:dur="0.166s" smil:decelerate="0.5" smil:targetElement="id1" smil:to="1,1" smil:attributeName="transform" svg:type="scale"/>
                </anim:par>
                <anim:par smil:begin="0s" smil:fill="hold" presentation:node-type="with-previous" presentation:preset-class="entrance" presentation:preset-id="ooo-entrance-bounce">
                  <anim:set smil:begin="0s" smil:dur="0.001s" smil:fill="hold" smil:targetElement="id2" anim:sub-item="text" smil:attributeName="visibility" smil:to="visible"/>
                  <anim:transitionFilter smil:begin="0s" smil:dur="0.58s" smil:targetElement="id2" anim:sub-item="text" smil:type="barWipe" smil:subtype="topToBottom"/>
                  <anim:animate smil:begin="0s" smil:dur="1.822s" smil:targetElement="id2" anim:sub-item="text" smil:attributeName="x" smil:values="x-0.25;x" smil:keyTimes="0;1" smil:keySplines="0,0;0.14,0.36;0.43,0.73;0.71,0.91;1,1"/>
                  <anim:animate smil:begin="0s" smil:dur="0.664s" smil:targetElement="id2" anim:sub-item="text" smil:attributeName="y" smil:values="0.5;1" smil:keyTimes="0;1" anim:formula="y-sin(pi*$)/3" smil:keySplines="0,0;0.25,0.07;0.5,0.2;0.75,0.467;1,1"/>
                  <anim:animate smil:begin="0.664s" smil:dur="0.664s" smil:targetElement="id2" anim:sub-item="text" smil:attributeName="y" smil:values="0;1" smil:keyTimes="0;1" anim:formula="y-sin(pi*$)/9" smil:keySplines="0,0;0.125,0.2665;0.25,0.4;0.375,0.465;0.5,0.5;0.625,0.535;0.75,0.6;0.875,0.7335;1,1"/>
                  <anim:animate smil:begin="1.324s" smil:dur="0.332s" smil:targetElement="id2" anim:sub-item="text" smil:attributeName="y" smil:values="0;1" smil:keyTimes="0;1" anim:formula="y-sin(pi*$)/27" smil:keySplines="0,0;0.125,0.2665;0.25,0.4;0.375,0.465;0.5,0.5;0.625,0.535;0.75,0.6;0.875,0.7335;1,1"/>
                  <anim:animate smil:begin="1.656s" smil:dur="0.164s" smil:targetElement="id2" anim:sub-item="text" smil:attributeName="y" smil:values="0;1" smil:keyTimes="0;1" anim:formula="y-sin(pi*$)/81" smil:keySplines="0,0;0.125,0.2665;0.25,0.4;0.375,0.465;0.5,0.5;0.625,0.535;0.75,0.6;0.875,0.7335;1,1"/>
                  <anim:animateTransform smil:begin="0.65s" smil:dur="0.026s" smil:targetElement="id2" anim:sub-item="text" smil:to="1,0.6" smil:attributeName="transform" svg:type="scale"/>
                  <anim:animateTransform smil:begin="0.676s" smil:dur="0.166s" smil:decelerate="0.5" smil:targetElement="id2" anim:sub-item="text" smil:to="1,1" smil:attributeName="transform" svg:type="scale"/>
                  <anim:animateTransform smil:begin="1.312s" smil:dur="0.026s" smil:targetElement="id2" anim:sub-item="text" smil:to="1,0.8" smil:attributeName="transform" svg:type="scale"/>
                  <anim:animateTransform smil:begin="1.338s" smil:dur="0.166s" smil:decelerate="0.5" smil:targetElement="id2" anim:sub-item="text" smil:to="1,1" smil:attributeName="transform" svg:type="scale"/>
                  <anim:animateTransform smil:begin="1.642s" smil:dur="0.026s" smil:targetElement="id2" anim:sub-item="text" smil:to="1,0.9" smil:attributeName="transform" svg:type="scale"/>
                  <anim:animateTransform smil:begin="1.668s" smil:dur="0.166s" smil:decelerate="0.5" smil:targetElement="id2" anim:sub-item="text" smil:to="1,1" smil:attributeName="transform" svg:type="scale"/>
                  <anim:animateTransform smil:begin="1.808s" smil:dur="0.026s" smil:targetElement="id2" anim:sub-item="text" smil:to="1,0.95" smil:attributeName="transform" svg:type="scale"/>
                  <anim:animateTransform smil:begin="1.834s" smil:dur="0.166s" smil:decelerate="0.5" smil:targetElement="id2" anim:sub-item="text" smil:to="1,1" smil:attributeName="transform" svg:type="scale"/>
                </anim:par>
              </anim:par>
            </anim:par>
          </anim:seq>
        </anim:par>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9">
        <office:forms form:automatic-focus="false" form:apply-design-mode="false"/>
        <draw:frame presentation:style-name="pr4" draw:text-style-name="P6" draw:layer="layout" svg:width="25.199cm" svg:height="4.216cm" svg:x="1.474cm" svg:y="-0.144cm" presentation:class="title" presentation:user-transformed="true">
          <draw:text-box>
            <text:p xml:id="id4" text:id="id4"><text:span text:style-name="T3"><text:s/></text:span><text:span text:style-name="T3"><text:line-break/></text:span><text:span text:style-name="T3">order derivatives </text:span><text:span text:style-name="T3"><text:line-break/></text:span><text:span text:style-name="T3">Or Successive Differentiation</text:span></text:p>
          </draw:text-box>
        </draw:frame>
        <draw:frame presentation:style-name="pr5" draw:text-style-name="P8" draw:layer="layout" svg:width="26.7cm" svg:height="10.6cm" svg:x="0.7cm" svg:y="4.4cm" presentation:class="outline" presentation:user-transformed="true">
          <draw:text-box>
            <text:p text:style-name="P7"><text:span text:style-name="T4">Successive Differentiation is the process of differentiating a given function successively for <text:s text:c="3"/>times and the results of such differentiation are called successive derivatives. The higher order derivatives are of utmost importance in scientific and engineering applications. There is no general formula to find the <text:s text:c="6"/>derivative of a <text:s/>function. Because each and every function has it own specific general formula for its <text:s text:c="7"/>derivative. <text:s/></text:span></text:p>
            <text:p text:style-name="P7"><text:span text:style-name="T4">But there are some algorithms to find it. <text:s text:c="31"/></text:span></text:p>
            <text:p><text:span text:style-name="T4"/></text:p>
            <text:p><text:span text:style-name="T5"/></text:p>
          </draw:text-box>
        </draw:frame>
        <draw:g>
          <svg:title>TexMaths</svg:title>
          <svg:desc>28§display§n§svg§600§FALSE§</svg:desc>
          <draw:polygon draw:style-name="gr2" draw:text-style-name="P4" draw:layer="layout" svg:width="0.465cm" svg:height="0.348cm" svg:x="10.794cm" svg:y="6.011cm" svg:viewBox="0 0 466 349" draw:points="233,349 0,349 0,0 466,0 466,349">
            <text:p/>
          </draw:polygon>
          <draw:path draw:style-name="gr3" draw:text-style-name="P5" draw:layer="layout" svg:width="0.534cm" svg:height="0.447cm" svg:x="10.774cm" svg:y="5.962cm" svg:viewBox="0 0 535 448" svg:d="M58 379c-2 15-9 38-9 42 0 18 14 27 29 27 12 0 29-9 36-27 2-2 14-49 20-74l20-89c7-21 14-43 18-65 5-18 12-47 14-50 13-31 65-121 159-121 44 0 53 36 53 70 0 60-47 188-62 228-9 25-11 36-11 47 0 47 35 81 80 81 94 0 130-143 130-152s-9-9-11-9c-11 0-11 2-16 18-20 67-51 121-101 121-15 0-22-9-22-32 0-24 9-49 18-71 18-52 58-162 58-218 0-65-40-105-112-105-89 0-139 63-154 85-5-54-45-85-92-85-45 0-63 38-74 56-16 34-29 92-29 96 0 9 9 9 11 9 11 0 11 0 18-22 16-70 36-117 72-117 20 0 31 12 31 45 0 20-4 32-16 83z">
            <text:p/>
          </draw:path>
        </draw:g>
        <draw:g xml:id="id3" draw:id="id3">
          <svg:title>TexMaths</svg:title>
          <svg:desc>40§display§n^{th}§svg§600§FALSE§</svg:desc>
          <draw:polygon draw:style-name="gr2" draw:text-style-name="P4" draw:layer="layout" svg:width="1.74cm" svg:height="1.142cm" svg:x="7.401cm" svg:y="1.131cm" svg:viewBox="0 0 1741 1143" draw:points="870,1143 0,1143 0,0 1741,0 1741,1143">
            <text:p/>
          </draw:polygon>
          <draw:path draw:style-name="gr3" draw:text-style-name="P5" draw:layer="layout" svg:width="0.764cm" svg:height="0.639cm" svg:x="7.372cm" svg:y="1.705cm" svg:viewBox="0 0 765 640" svg:d="M83 541c-3 23-13 55-13 61 0 26 20 38 42 38 16 0 42-12 51-38 3-3 19-70 29-106l29-128c9-29 19-61 25-93 7-25 16-67 20-70 19-45 92-173 227-173 64 0 77 51 77 99 0 87-68 269-90 327-13 35-16 51-16 67 0 67 51 115 115 115 135 0 186-205 186-217 0-13-13-13-16-13-16 0-16 3-23 25-28 97-73 173-144 173-22 0-32-12-32-44 0-36 13-71 26-103 26-74 83-230 83-311 0-92-57-150-160-150-128 0-198 90-221 122-6-77-64-122-131-122-64 0-89 54-105 80-23 48-42 131-42 138 0 13 13 13 16 13 16 0 16 0 26-32 22-100 51-167 102-167 29 0 45 16 45 64 0 29-7 45-23 119z">
            <text:p/>
          </draw:path>
          <draw:path draw:style-name="gr3" draw:text-style-name="P5" draw:layer="layout" svg:width="0.335cm" svg:height="0.627cm" svg:x="8.217cm" svg:y="1.128cm" svg:viewBox="0 0 336 628" svg:d="M202 227h102c19 0 32 0 32-22 0-13-13-13-29-13h-96l39-147c0-3 3-10 3-13 0-19-16-32-35-32-26 0-39 16-48 42-7 25 6-23-36 150h-102c-19 0-32 0-32 23 0 12 13 12 29 12h96l-61 234c-3 26-13 61-13 74 0 57 48 93 106 93 112 0 173-138 173-151s-13-13-16-13c-13 0-13 3-20 20-28 60-80 118-134 118-22 0-35-13-35-51 0-10 3-29 6-39z">
            <text:p/>
          </draw:path>
          <draw:path draw:style-name="gr3" draw:text-style-name="P5" draw:layer="layout" svg:width="0.54cm" svg:height="0.697cm" svg:x="8.671cm" svg:y="1.061cm" svg:viewBox="0 0 541 698" svg:d="M237 29c0 0 3-13 3-16s-3-13-16-13c-19 0-102 6-128 10-6 0-19 3-19 22 0 16 13 16 25 16 45 0 45 6 45 13 0 6 0 13-3 22l-138 561c-6 16-6 19-6 22 0 13 13 32 35 32 10 0 29-6 39-29 3-3 12-41 16-61l25-86c3-16 13-55 16-71 10-35 10-38 29-67 32-51 80-105 157-105 57 0 61 44 61 67 0 61-45 170-61 211-10 29-13 39-13 55 0 51 42 86 93 86 99 0 144-138 144-154 0-12-13-12-16-12-16 0-16 6-19 16-23 80-68 121-106 121-22 0-26-13-26-35s7-35 23-80c13-32 54-135 54-192 0-16 0-58-38-83-16-16-45-29-90-29-73 0-125 41-163 83z">
            <text:p/>
          </draw:path>
        </draw:g>
        <draw:g>
          <svg:title>TexMaths</svg:title>
          <svg:desc>28§display§n^{th}§svg§600§FALSE§</svg:desc>
          <draw:polygon draw:style-name="gr2" draw:text-style-name="P4" draw:layer="layout" svg:width="1.218cm" svg:height="0.799cm" svg:x="21.496cm" svg:y="8.713cm" svg:viewBox="0 0 1219 800" draw:points="609,800 0,800 0,0 1219,0 1219,800">
            <text:p/>
          </draw:polygon>
          <draw:path draw:style-name="gr3" draw:text-style-name="P5" draw:layer="layout" svg:width="0.534cm" svg:height="0.447cm" svg:x="21.476cm" svg:y="9.115cm" svg:viewBox="0 0 535 448" svg:d="M58 379c-2 16-9 38-9 42 0 18 14 27 29 27 12 0 30-9 36-27 2-2 14-49 20-74l21-89c6-20 13-43 17-65 5-18 12-47 14-50 13-31 65-121 159-121 45 0 54 36 54 70 0 60-47 188-63 229-9 24-11 35-11 47 0 47 36 80 80 80 95 0 130-143 130-152s-9-9-11-9c-11 0-11 2-16 18-20 67-51 121-100 121-16 0-23-9-23-31 0-25 9-50 18-72 18-52 58-162 58-218 0-65-40-105-112-105-89 0-138 63-154 85-5-54-45-85-92-85-45 0-63 38-74 56-16 34-29 92-29 96 0 9 9 9 11 9 11 0 11 0 18-22 16-70 36-117 72-117 20 0 31 12 31 45 0 20-4 32-16 83z">
            <text:p/>
          </draw:path>
          <draw:path draw:style-name="gr3" draw:text-style-name="P5" draw:layer="layout" svg:width="0.234cm" svg:height="0.438cm" svg:x="22.067cm" svg:y="8.711cm" svg:viewBox="0 0 235 439" svg:d="M141 159h72c13 0 22 0 22-16 0-8-9-8-20-8h-67l27-104c0-2 2-6 2-9 0-13-11-22-25-22-18 0-27 11-33 29-5 18 4-16-25 106h-72c-13 0-22 0-22 15 0 9 9 9 20 9h67l-42 164c-2 18-9 42-9 51 0 41 33 65 74 65 78 0 121-96 121-105s-9-9-11-9c-9 0-9 2-14 14-20 42-56 82-94 82-16 0-25-8-25-35 0-7 3-21 5-27z">
            <text:p/>
          </draw:path>
          <draw:path draw:style-name="gr3" draw:text-style-name="P5" draw:layer="layout" svg:width="0.378cm" svg:height="0.488cm" svg:x="22.385cm" svg:y="8.664cm" svg:viewBox="0 0 379 489" svg:d="M166 20c0 0 2-9 2-11s-2-9-11-9c-14 0-72 4-90 7-4 0-13 2-13 15 0 12 9 12 18 12 31 0 31 4 31 9 0 4 0 9-2 15l-97 393c-4 11-4 13-4 15 0 9 9 23 25 23 6 0 20-5 27-20 2-3 8-30 11-43l18-61c2-11 9-38 11-49 7-25 7-27 20-47 22-36 56-74 110-74 40 0 42 31 42 47 0 43-31 119-42 148-7 20-9 27-9 38 0 36 29 61 65 61 69 0 101-97 101-108 0-9-9-9-12-9-11 0-11 5-13 11-16 56-47 86-74 86-16 0-18-9-18-25s5-25 16-56c9-23 38-94 38-135 0-11 0-40-27-58-11-11-31-20-63-20-51 0-87 29-114 58z">
            <text:p/>
          </draw:path>
        </draw:g>
        <draw:g>
          <svg:title>TexMaths</svg:title>
          <svg:desc>28§display§n^{th}§svg§600§FALSE§</svg:desc>
          <draw:polygon draw:style-name="gr2" draw:text-style-name="P4" draw:layer="layout" svg:width="1.218cm" svg:height="0.799cm" svg:x="9.897cm" svg:y="11.013cm" svg:viewBox="0 0 1219 800" draw:points="609,800 0,800 0,0 1219,0 1219,800">
            <text:p/>
          </draw:polygon>
          <draw:path draw:style-name="gr3" draw:text-style-name="P5" draw:layer="layout" svg:width="0.534cm" svg:height="0.447cm" svg:x="9.877cm" svg:y="11.415cm" svg:viewBox="0 0 535 448" svg:d="M58 379c-2 16-9 38-9 42 0 18 14 27 29 27 12 0 30-9 36-27 2-2 14-49 20-74l21-89c6-20 13-43 17-65 5-18 12-47 14-50 13-31 65-121 159-121 45 0 54 36 54 70 0 60-47 188-63 229-9 24-11 35-11 47 0 47 36 80 80 80 95 0 130-143 130-152s-9-9-11-9c-11 0-11 2-16 18-20 67-51 121-100 121-16 0-23-9-23-31 0-25 9-50 18-72 18-52 58-162 58-218 0-65-40-105-112-105-89 0-138 63-154 85-5-54-45-85-92-85-45 0-63 38-74 56-16 34-29 92-29 96 0 9 9 9 11 9 11 0 11 0 18-22 16-70 36-117 72-117 20 0 31 12 31 45 0 20-4 32-16 83z">
            <text:p/>
          </draw:path>
          <draw:path draw:style-name="gr3" draw:text-style-name="P5" draw:layer="layout" svg:width="0.234cm" svg:height="0.438cm" svg:x="10.468cm" svg:y="11.011cm" svg:viewBox="0 0 235 439" svg:d="M141 159h72c13 0 22 0 22-16 0-8-9-8-20-8h-67l27-104c0-2 2-6 2-9 0-13-11-22-25-22-18 0-27 11-33 29-5 18 4-16-25 106h-72c-13 0-22 0-22 15 0 9 9 9 20 9h67l-42 164c-2 18-9 42-9 51 0 41 33 65 74 65 78 0 121-96 121-105s-9-9-11-9c-9 0-9 2-14 14-20 42-56 82-94 82-16 0-25-8-25-35 0-7 3-21 5-27z">
            <text:p/>
          </draw:path>
          <draw:path draw:style-name="gr3" draw:text-style-name="P5" draw:layer="layout" svg:width="0.378cm" svg:height="0.488cm" svg:x="10.786cm" svg:y="10.964cm" svg:viewBox="0 0 379 489" svg:d="M166 20c0 0 2-9 2-11s-2-9-11-9c-14 0-72 4-90 7-4 0-13 2-13 15 0 12 9 12 18 12 31 0 31 4 31 9 0 4 0 9-2 15l-97 393c-4 11-4 13-4 15 0 9 9 23 25 23 6 0 20-5 27-20 2-3 8-30 11-43l18-61c2-11 9-38 11-49 7-25 7-27 20-47 22-36 56-74 110-74 40 0 42 31 42 47 0 43-31 119-42 148-7 20-9 27-9 38 0 36 29 61 65 61 69 0 101-97 101-108 0-9-9-9-12-9-11 0-11 5-13 11-16 56-47 86-74 86-16 0-18-9-18-25s5-25 16-56c9-23 38-94 38-135 0-11 0-40-27-58-11-11-31-20-63-20-51 0-87 29-114 58z">
            <text:p/>
          </draw:path>
        </draw:g>
        <anim:par presentation:node-type="timing-root">
          <anim:seq presentation:node-type="main-sequence">
            <anim:par smil:begin="0s">
              <anim:par smil:begin="0s">
                <anim:par smil:begin="0s" smil:fill="hold" presentation:node-type="with-previous" presentation:preset-class="entrance" presentation:preset-id="ooo-entrance-boomerang">
                  <anim:set smil:begin="0s" smil:dur="0.001s" smil:fill="hold" smil:targetElement="id3" smil:attributeName="visibility" smil:to="visible"/>
                  <anim:animate smil:begin="0s" smil:dur="0.5s" smil:fill="hold" smil:decelerate="0.5" smil:targetElement="id3" smil:attributeName="rotate" smil:values="-90;0" smil:keyTimes="0;1"/>
                  <anim:animate smil:begin="0s" smil:dur="0.5s" smil:fill="hold" smil:decelerate="0.5" smil:targetElement="id3" smil:attributeName="width" smil:values="width;width*.05" smil:keyTimes="0;1"/>
                  <anim:animate smil:begin="0.5s" smil:dur="0.5s" smil:fill="hold" smil:accelerate="0.5" smil:targetElement="id3" smil:attributeName="width" smil:values="width*.05;width" smil:keyTimes="0;1"/>
                  <anim:animate smil:dur="1s" smil:fill="hold" smil:targetElement="id3" smil:attributeName="height" smil:values="height;height" smil:keyTimes="0;1"/>
                  <anim:animate smil:begin="0s" smil:dur="0.5s" smil:fill="hold" smil:decelerate="0.5" smil:targetElement="id3" smil:attributeName="x" smil:values="x+.4;x" smil:keyTimes="0;1"/>
                  <anim:animate smil:begin="0s" smil:dur="0.5s" smil:fill="hold" smil:decelerate="0.5" smil:targetElement="id3" smil:attributeName="y" smil:values="y-.2;y+.1" smil:keyTimes="0;1"/>
                  <anim:animate smil:begin="0.5s" smil:dur="0.5s" smil:fill="hold" smil:accelerate="0.5" smil:targetElement="id3" smil:attributeName="y" smil:values="y+.1;y" smil:keyTimes="0;1"/>
                  <anim:transitionFilter smil:begin="0s" smil:dur="1s" smil:decelerate="0.5" smil:targetElement="id3" smil:type="fade" smil:subtype="crossfade"/>
                </anim:par>
                <anim:par smil:begin="0s" smil:fill="hold" presentation:node-type="with-previous" presentation:preset-class="entrance" presentation:preset-id="ooo-entrance-boomerang">
                  <anim:set smil:begin="0s" smil:dur="0.001s" smil:fill="hold" smil:targetElement="id4" anim:sub-item="text" smil:attributeName="visibility" smil:to="visible"/>
                  <anim:animate smil:begin="0s" smil:dur="0.5s" smil:fill="hold" smil:decelerate="0.5" smil:targetElement="id4" anim:sub-item="text" smil:attributeName="rotate" smil:values="-90;0" smil:keyTimes="0;1"/>
                  <anim:animate smil:begin="0s" smil:dur="0.5s" smil:fill="hold" smil:decelerate="0.5" smil:targetElement="id4" anim:sub-item="text" smil:attributeName="width" smil:values="width;width*.05" smil:keyTimes="0;1"/>
                  <anim:animate smil:begin="0.5s" smil:dur="0.5s" smil:fill="hold" smil:accelerate="0.5" smil:targetElement="id4" anim:sub-item="text" smil:attributeName="width" smil:values="width*.05;width" smil:keyTimes="0;1"/>
                  <anim:animate smil:dur="1s" smil:fill="hold" smil:targetElement="id4" anim:sub-item="text" smil:attributeName="height" smil:values="height;height" smil:keyTimes="0;1"/>
                  <anim:animate smil:begin="0s" smil:dur="0.5s" smil:fill="hold" smil:decelerate="0.5" smil:targetElement="id4" anim:sub-item="text" smil:attributeName="x" smil:values="x+.4;x" smil:keyTimes="0;1"/>
                  <anim:animate smil:begin="0s" smil:dur="0.5s" smil:fill="hold" smil:decelerate="0.5" smil:targetElement="id4" anim:sub-item="text" smil:attributeName="y" smil:values="y-.2;y+.1" smil:keyTimes="0;1"/>
                  <anim:animate smil:begin="0.5s" smil:dur="0.5s" smil:fill="hold" smil:accelerate="0.5" smil:targetElement="id4" anim:sub-item="text" smil:attributeName="y" smil:values="y+.1;y" smil:keyTimes="0;1"/>
                  <anim:transitionFilter smil:begin="0s" smil:dur="1s" smil:decelerate="0.5" smil:targetElement="id4" anim:sub-item="text" smil:type="fade" smil:subtype="crossfade"/>
                </anim:par>
              </anim:par>
            </anim:par>
          </anim:seq>
        </anim:par>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office:forms form:automatic-focus="false" form:apply-design-mode="false"/>
        <draw:frame presentation:style-name="pr6" draw:text-style-name="P10" draw:layer="layout" svg:width="26.4cm" svg:height="14.6cm" svg:x="0.8cm" svg:y="0.6cm" presentation:class="subtitle" presentation:user-transformed="true">
          <draw:text-box>
            <text:p text:style-name="P7"><text:span text:style-name="T6"><text:tab/></text:span><text:span text:style-name="T6"> <text:s text:c="4"/></text:span></text:p>
            <text:p xml:id="id5" text:id="id5" text:style-name="P7"><text:span text:style-name="T4">Here are the algorithms, for some standard functions. </text:span></text:p>
            <text:p xml:id="id6" text:id="id6" text:style-name="P9"><text:span text:style-name="T4">Let us use the method of mathematical induction where ever applicable.</text:span></text:p>
            <text:p xml:id="id7" text:id="id7" text:style-name="P7"><text:span text:style-name="T7">Step 1 : </text:span><text:span text:style-name="T4">Use simple differentiation to get <text:s text:c="4"/>, <text:s text:c="6"/>and <text:s text:c="7"/>order</text:span></text:p>
            <text:p xml:id="id11" text:id="id11" text:style-name="P7"><text:span text:style-name="T4"><text:tab/></text:span><text:span text:style-name="T4"><text:tab/></text:span><text:span text:style-name="T4"> <text:s text:c="3"/></text:span><text:span text:style-name="T4">derivatives. <text:s text:c="2"/></text:span></text:p>
            <text:p xml:id="id12" text:id="id12" text:style-name="P7"><text:span text:style-name="T7">Step 2 :</text:span><text:span text:style-name="T4"> Observe the changes in their coefficients, angles, the</text:span></text:p>
            <text:p xml:id="id13" text:id="id13" text:style-name="P7"><text:span text:style-name="T4"><text:tab/></text:span><text:span text:style-name="T4"><text:tab/></text:span><text:span text:style-name="T4"> <text:s text:c="3"/></text:span><text:span text:style-name="T4">powers of the function and the signs of each term. </text:span></text:p>
            <text:p xml:id="id14" text:id="id14" text:style-name="P7"><text:span text:style-name="T7">Step 3 :</text:span><text:span text:style-name="T4"> Express the <text:s text:c="6"/>derivative with the help of the patterns of</text:span></text:p>
            <text:p xml:id="id16" text:id="id16" text:style-name="P7"><text:span text:style-name="T4"><text:tab/></text:span><text:span text:style-name="T4"><text:tab/></text:span><text:span text:style-name="T4"> <text:s text:c="3"/></text:span><text:span text:style-name="T4">changes that you have observed. This will be your</text:span></text:p>
            <text:p xml:id="id17" text:id="id17" text:style-name="P7"><text:span text:style-name="T4"><text:s text:c="14"/></text:span><text:span text:style-name="T4">general formula for the <text:s text:c="7"/>derivative for the given</text:span></text:p>
            <text:p xml:id="id19" text:id="id19" text:style-name="P7"><text:span text:style-name="T4"><text:s text:c="14"/></text:span><text:span text:style-name="T4">standard function.</text:span></text:p>
          </draw:text-box>
        </draw:frame>
        <draw:g xml:id="id8" draw:id="id8">
          <svg:title>TexMaths</svg:title>
          <svg:desc>26§display§1^\text{st}§svg§600§FALSE§</svg:desc>
          <draw:polygon draw:style-name="gr2" draw:text-style-name="P4" draw:layer="layout" svg:width="0.894cm" svg:height="0.68cm" svg:x="17.277cm" svg:y="4.501cm" svg:viewBox="0 0 895 681" draw:points="449,681 0,681 0,0 895,0 895,681">
            <text:p/>
          </draw:polygon>
          <draw:path draw:style-name="gr3" draw:text-style-name="P5" draw:layer="layout" svg:width="0.302cm" svg:height="0.612cm" svg:x="17.312cm" svg:y="4.617cm" svg:viewBox="0 0 303 613" svg:d="M189 23c0-21 0-23-21-23-58 58-139 58-168 58v30c19 0 73 0 120-25v477c0 33-2 43-85 43h-29v30c31-5 112-5 148-5 37 0 116 0 149 5v-30h-29c-83 0-85-10-85-43z">
            <text:p/>
          </draw:path>
          <draw:path draw:style-name="gr3" draw:text-style-name="P5" draw:layer="layout" svg:width="0.232cm" svg:height="0.293cm" svg:x="17.717cm" svg:y="4.563cm" svg:viewBox="0 0 233 294" svg:d="M216 17c0-11 0-17-10-17-2 0-5 0-13 8-2 0-8 7-10 9-21-13-46-17-69-17-91 0-114 48-114 81 0 21 8 38 25 50 25 21 48 25 89 31 31 7 83 15 83 59 0 25-16 56-79 56-62 0-85-42-95-85-2-9-2-11-13-11-10 0-10 4-10 17v79c0 11 0 17 8 17 7 0 19-13 31-27 30 27 65 27 79 27 83 0 115-44 115-90 0-25-11-44-27-60-25-23-54-27-77-31-52-9-94-17-94-53 0-18 17-45 79-45 75 0 77 54 79 72 0 7 8 7 11 7 12 0 12-4 12-17z">
            <text:p/>
          </draw:path>
          <draw:path draw:style-name="gr3" draw:text-style-name="P5" draw:layer="layout" svg:width="0.221cm" svg:height="0.401cm" svg:x="17.996cm" svg:y="4.455cm" svg:viewBox="0 0 222 402" svg:d="M110 142h102v-23h-102v-119h-21c0 58-27 121-89 123v19h60v173c0 72 54 87 90 87 43 0 72-35 72-87v-36h-21v36c0 43-20 66-45 66-46 0-46-54-46-64z">
            <text:p/>
          </draw:path>
        </draw:g>
        <draw:g xml:id="id9" draw:id="id9">
          <svg:title>TexMaths</svg:title>
          <svg:desc>26§display§2^\text{nd}§svg§600§FALSE§</svg:desc>
          <draw:polygon draw:style-name="gr2" draw:text-style-name="P4" draw:layer="layout" svg:width="1.142cm" svg:height="0.731cm" svg:x="18.578cm" svg:y="4.5cm" svg:viewBox="0 0 1143 732" draw:points="573,732 0,732 0,0 1143,0 1143,732">
            <text:p/>
          </draw:polygon>
          <draw:path draw:style-name="gr3" draw:text-style-name="P5" draw:layer="layout" svg:width="0.365cm" svg:height="0.611cm" svg:x="18.578cm" svg:y="4.666cm" svg:viewBox="0 0 366 612" svg:d="M71 541l98-96c143-127 197-174 197-266 0-106-81-179-193-179-104 0-173 85-173 166 0 50 46 50 48 50 17 0 48-10 48-47 0-23-17-48-48-48-8 0-8 0-13 2 21-61 71-94 125-94 84 0 123 73 123 150 0 73-46 146-96 202l-177 195c-10 11-10 13-10 36h341l25-160h-22c-5 27-11 68-19 81-9 8-69 8-88 8z">
            <text:p/>
          </draw:path>
          <draw:path draw:style-name="gr3" draw:text-style-name="P5" draw:layer="layout" svg:width="0.345cm" svg:height="0.284cm" svg:x="19.024cm" svg:y="4.616cm" svg:viewBox="0 0 346 285" svg:d="M298 89c0-56-29-89-98-89-52 0-88 29-104 62h-2v-62l-94 6v25c44 0 48 4 48 36v166c0 27-6 27-48 27v25c2 0 46-4 73-4 25 0 69 2 75 4v-25c-42 0-48 0-48-27v-116c0-67 52-98 96-98 43 0 50 35 50 68v146c0 27-7 27-48 27v25c2 0 46-4 73-4 25 0 68 2 75 4v-25c-42 0-48 0-48-27z">
            <text:p/>
          </draw:path>
          <draw:path draw:style-name="gr3" draw:text-style-name="P5" draw:layer="layout" svg:width="0.345cm" svg:height="0.453cm" svg:x="19.423cm" svg:y="4.454cm" svg:viewBox="0 0 346 454" svg:d="M200 6v25c44 0 48 4 48 36v133c-23-23-54-38-90-38-85 0-158 65-158 146s69 146 150 146c52 0 85-30 96-42v42l100-9v-23c-44 0-50-4-50-35v-387zM246 379c-17 29-50 56-92 56-35 0-62-21-75-40-12-20-21-45-21-87 0-15 0-62 27-94 25-27 57-33 75-33 32 0 59 15 77 37 9 11 9 11 9 23z">
            <text:p/>
          </draw:path>
        </draw:g>
        <draw:g xml:id="id10" draw:id="id10">
          <svg:title>TexMaths</svg:title>
          <svg:desc>26§display§3^\text {rd}§svg§600§FALSE§</svg:desc>
          <draw:polygon draw:style-name="gr2" draw:text-style-name="P4" draw:layer="layout" svg:width="1.024cm" svg:height="0.75cm" svg:x="22.086cm" svg:y="4.5cm" svg:viewBox="0 0 1025 751" draw:points="511,751 0,751 0,0 1025,0 1025,751">
            <text:p/>
          </draw:polygon>
          <draw:path draw:style-name="gr3" draw:text-style-name="P5" draw:layer="layout" svg:width="0.379cm" svg:height="0.629cm" svg:x="22.078cm" svg:y="4.666cm" svg:viewBox="0 0 380 630" svg:d="M229 287c75-23 127-87 127-160 0-75-79-127-169-127-93 0-162 54-162 125 0 29 21 48 46 48 29 0 48-21 48-48 0-46-44-46-57-46 27-44 88-56 121-56 37 0 89 21 89 102 0 12-2 64-27 106-27 43-58 46-81 48-6 0-29 2-35 2-8 0-15 2-15 10 0 10 7 10 23 10h40c75 0 110 63 110 152 0 125-65 152-104 152-40 0-108-17-141-71 33 7 60-14 60-50 0-33-23-52-50-52-23 0-52 15-52 54 0 84 85 144 185 144 112 0 195-83 195-177 0-75-58-145-151-166z">
            <text:p/>
          </draw:path>
          <draw:path draw:style-name="gr3" draw:text-style-name="P5" draw:layer="layout" svg:width="0.23cm" svg:height="0.284cm" svg:x="22.529cm" svg:y="4.616cm" svg:viewBox="0 0 231 285" svg:d="M98 137c0-54 25-118 85-118-6 4-10 12-10 23 0 20 16 29 29 29 14 0 29-11 29-29 0-23-21-42-50-42-33 0-69 21-87 69h-3v-69l-91 6v25c44 0 48 4 48 36v166c0 27-6 27-48 27v25c4 0 48-4 73-4 29 0 56 2 85 4v-25h-12c-48 0-48-6-48-27z">
            <text:p/>
          </draw:path>
          <draw:path draw:style-name="gr3" draw:text-style-name="P5" draw:layer="layout" svg:width="0.344cm" svg:height="0.452cm" svg:x="22.812cm" svg:y="4.454cm" svg:viewBox="0 0 345 453" svg:d="M200 6v25c43 0 47 4 47 36v133c-22-23-54-38-89-38-85 0-158 65-158 146s69 145 150 145c52 0 85-29 95-41v41l100-8v-23c-44 0-50-4-50-35v-387zM245 378c-16 29-50 57-91 57-35 0-63-21-75-40-12-21-21-46-21-87 0-15 0-63 27-94 25-27 56-33 75-33 31 0 60 14 77 37 8 11 8 11 8 23z">
            <text:p/>
          </draw:path>
        </draw:g>
        <draw:g xml:id="id15" draw:id="id15">
          <svg:title>TexMaths</svg:title>
          <svg:desc>26§display§n^\text{th}§svg§600§FALSE§</svg:desc>
          <draw:polygon draw:style-name="gr2" draw:text-style-name="P4" draw:layer="layout" svg:width="1.12cm" svg:height="0.742cm" svg:x="9.097cm" svg:y="8.803cm" svg:viewBox="0 0 1121 743" draw:points="562,743 0,743 0,0 1121,0 1121,743">
            <text:p/>
          </draw:polygon>
          <draw:path draw:style-name="gr3" draw:text-style-name="P5" draw:layer="layout" svg:width="0.496cm" svg:height="0.415cm" svg:x="9.078cm" svg:y="9.176cm" svg:viewBox="0 0 497 416" svg:d="M54 352c-2 14-8 35-8 39 0 17 12 25 27 25 10 0 27-8 33-25 2-2 13-45 19-68l19-84c6-18 12-39 16-60 4-17 11-44 13-46 12-29 60-112 147-112 42 0 50 33 50 64 0 57-43 175-58 213-8 23-10 33-10 43 0 44 33 75 75 75 87 0 120-133 120-141s-8-8-10-8c-11 0-11 2-15 16-18 63-48 113-93 113-15 0-21-9-21-30 0-22 8-45 17-66 16-48 54-150 54-202 0-61-38-98-104-98-84 0-129 58-144 79-4-50-42-79-85-79-42 0-59 35-69 52-15 31-27 85-27 90 0 8 8 8 10 8 11 0 11 0 17-21 15-64 33-108 67-108 18 0 29 10 29 41 0 19-4 30-15 78z">
            <text:p/>
          </draw:path>
          <draw:path draw:style-name="gr3" draw:text-style-name="P5" draw:layer="layout" svg:width="0.222cm" svg:height="0.401cm" svg:x="9.619cm" svg:y="8.807cm" svg:viewBox="0 0 223 402" svg:d="M110 142h102v-23h-102v-119h-21c0 58-27 121-89 123v19h60v172c0 73 54 88 90 88 43 0 73-36 73-88v-35h-21v35c0 44-21 67-46 67-46 0-46-54-46-64z">
            <text:p/>
          </draw:path>
          <draw:path draw:style-name="gr3" draw:text-style-name="P5" draw:layer="layout" svg:width="0.344cm" svg:height="0.445cm" svg:x="9.921cm" svg:y="8.757cm" svg:viewBox="0 0 345 446" svg:d="M298 252c0-56-30-90-98-90-56 0-88 36-102 59h-2v-221l-96 6v25c44 0 48 4 48 36v329c0 27-6 27-48 27v23c2 0 46-2 73-2 25 0 68 2 75 2v-23c-42 0-48 0-48-27v-117c0-67 52-98 96-98 43 0 50 36 50 69v146c0 27-7 27-48 27v23c2 0 45-2 72-2 25 0 69 2 75 2v-23c-41 0-47 0-47-27z">
            <text:p/>
          </draw:path>
        </draw:g>
        <draw:g xml:id="id18" draw:id="id18">
          <svg:title>TexMaths</svg:title>
          <svg:desc>26§display§n^\text{th}§svg§600§FALSE§</svg:desc>
          <draw:polygon draw:style-name="gr2" draw:text-style-name="P4" draw:layer="layout" svg:width="1.12cm" svg:height="0.742cm" svg:x="13.697cm" svg:y="11.004cm" svg:viewBox="0 0 1121 743" draw:points="562,743 0,743 0,0 1121,0 1121,743">
            <text:p/>
          </draw:polygon>
          <draw:path draw:style-name="gr3" draw:text-style-name="P5" draw:layer="layout" svg:width="0.496cm" svg:height="0.415cm" svg:x="13.678cm" svg:y="11.377cm" svg:viewBox="0 0 497 416" svg:d="M54 352c-2 14-8 35-8 39 0 17 12 25 27 25 10 0 27-8 33-25 2-2 13-45 19-68l19-84c6-18 12-39 16-60 4-17 11-44 13-46 12-29 60-112 147-112 42 0 50 33 50 64 0 57-43 175-58 213-8 23-10 33-10 43 0 44 33 75 75 75 87 0 120-133 120-141s-8-8-10-8c-11 0-11 2-15 16-18 63-48 113-93 113-15 0-21-9-21-30 0-22 8-45 17-66 16-48 54-150 54-202 0-61-38-98-104-98-84 0-129 58-144 79-4-50-42-79-85-79-42 0-59 35-69 52-15 31-27 85-27 90 0 8 8 8 10 8 11 0 11 0 17-21 15-64 33-108 67-108 18 0 29 10 29 41 0 19-4 30-15 78z">
            <text:p/>
          </draw:path>
          <draw:path draw:style-name="gr3" draw:text-style-name="P5" draw:layer="layout" svg:width="0.222cm" svg:height="0.401cm" svg:x="14.219cm" svg:y="11.008cm" svg:viewBox="0 0 223 402" svg:d="M110 142h102v-23h-102v-119h-21c0 58-27 121-89 123v19h60v172c0 73 54 88 90 88 43 0 73-36 73-88v-35h-21v35c0 44-21 67-46 67-46 0-46-54-46-64z">
            <text:p/>
          </draw:path>
          <draw:path draw:style-name="gr3" draw:text-style-name="P5" draw:layer="layout" svg:width="0.344cm" svg:height="0.445cm" svg:x="14.521cm" svg:y="10.958cm" svg:viewBox="0 0 345 446" svg:d="M298 252c0-56-30-90-98-90-56 0-88 36-102 59h-2v-221l-96 6v25c44 0 48 4 48 36v329c0 27-6 27-48 27v23c2 0 46-2 73-2 25 0 68 2 75 2v-23c-42 0-48 0-48-27v-117c0-67 52-98 96-98 43 0 50 36 50 69v146c0 27-7 27-48 27v23c2 0 45-2 72-2 25 0 69 2 75 2v-23c-41 0-47 0-47-27z">
            <text:p/>
          </draw:path>
        </draw:g>
        <anim:par presentation:node-type="timing-root">
          <anim:seq presentation:node-type="main-sequence">
            <anim:par smil:begin="0s">
              <anim:par smil:begin="0s">
                <anim:par smil:begin="0s" smil:fill="hold" presentation:node-type="with-previous" presentation:preset-class="entrance" presentation:preset-id="ooo-entrance-glide">
                  <anim:set smil:begin="0s" smil:dur="0.001s" smil:fill="hold" smil:targetElement="id5" anim:sub-item="text" smil:attributeName="visibility" smil:to="visible"/>
                  <anim:animate smil:dur="0.5s" smil:fill="hold" smil:targetElement="id5" anim:sub-item="text" smil:attributeName="width" smil:values="width*0.05;width" smil:keyTimes="0;1"/>
                  <anim:animate smil:dur="0.5s" smil:fill="hold" smil:targetElement="id5" anim:sub-item="text" smil:attributeName="height" smil:values="height;height" smil:keyTimes="0;1"/>
                  <anim:animate smil:dur="0.5s" smil:fill="hold" smil:targetElement="id5" anim:sub-item="text" smil:attributeName="x" smil:values="x-.2;x" smil:keyTimes="0;1"/>
                  <anim:animate smil:dur="0.5s" smil:fill="hold" smil:targetElement="id5" anim:sub-item="text" smil:attributeName="y" smil:values="y;y" smil:keyTimes="0;1"/>
                  <anim:transitionFilter smil:dur="0.5s" smil:targetElement="id5" anim:sub-item="text" smil:type="fade" smil:subtype="crossfade"/>
                </anim:par>
              </anim:par>
            </anim:par>
            <anim:par smil:begin="next">
              <anim:par smil:begin="0s">
                <anim:par smil:begin="0s" smil:fill="hold" presentation:node-type="on-click" presentation:preset-class="entrance" presentation:preset-id="ooo-entrance-glide">
                  <anim:set smil:begin="0s" smil:dur="0.001s" smil:fill="hold" smil:targetElement="id6" anim:sub-item="text" smil:attributeName="visibility" smil:to="visible"/>
                  <anim:animate smil:dur="0.5s" smil:fill="hold" smil:targetElement="id6" anim:sub-item="text" smil:attributeName="width" smil:values="width*0.05;width" smil:keyTimes="0;1"/>
                  <anim:animate smil:dur="0.5s" smil:fill="hold" smil:targetElement="id6" anim:sub-item="text" smil:attributeName="height" smil:values="height;height" smil:keyTimes="0;1"/>
                  <anim:animate smil:dur="0.5s" smil:fill="hold" smil:targetElement="id6" anim:sub-item="text" smil:attributeName="x" smil:values="x-.2;x" smil:keyTimes="0;1"/>
                  <anim:animate smil:dur="0.5s" smil:fill="hold" smil:targetElement="id6" anim:sub-item="text" smil:attributeName="y" smil:values="y;y" smil:keyTimes="0;1"/>
                  <anim:transitionFilter smil:dur="0.5s" smil:targetElement="id6" anim:sub-item="text" smil:type="fade" smil:subtype="crossfade"/>
                </anim:par>
              </anim:par>
            </anim:par>
            <anim:par smil:begin="next">
              <anim:par smil:begin="0s">
                <anim:par smil:begin="0s" smil:fill="hold" presentation:node-type="on-click" presentation:preset-class="entrance" presentation:preset-id="ooo-entrance-glide">
                  <anim:set smil:begin="0s" smil:dur="0.001s" smil:fill="hold" smil:targetElement="id7" anim:sub-item="text" smil:attributeName="visibility" smil:to="visible"/>
                  <anim:animate smil:dur="0.5s" smil:fill="hold" smil:targetElement="id7" anim:sub-item="text" smil:attributeName="width" smil:values="width*0.05;width" smil:keyTimes="0;1"/>
                  <anim:animate smil:dur="0.5s" smil:fill="hold" smil:targetElement="id7" anim:sub-item="text" smil:attributeName="height" smil:values="height;height" smil:keyTimes="0;1"/>
                  <anim:animate smil:dur="0.5s" smil:fill="hold" smil:targetElement="id7" anim:sub-item="text" smil:attributeName="x" smil:values="x-.2;x" smil:keyTimes="0;1"/>
                  <anim:animate smil:dur="0.5s" smil:fill="hold" smil:targetElement="id7" anim:sub-item="text" smil:attributeName="y" smil:values="y;y" smil:keyTimes="0;1"/>
                  <anim:transitionFilter smil:dur="0.5s" smil:targetElement="id7"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9" smil:attributeName="visibility" smil:to="visible"/>
                  <anim:animate smil:dur="0.5s" smil:fill="hold" smil:targetElement="id9" smil:attributeName="x" smil:values="x;x" smil:keyTimes="0;1"/>
                  <anim:animate smil:dur="0.5s" smil:fill="hold" smil:targetElement="id9"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anim:animate smil:dur="0.5s" smil:fill="hold" smil:targetElement="id10" smil:attributeName="y" smil:values="1+height/2;y" smil:keyTimes="0;1"/>
                </anim:par>
                <anim:par smil:begin="0s" smil:fill="hold" presentation:node-type="with-previous" presentation:preset-class="entrance" presentation:preset-id="ooo-entrance-glide">
                  <anim:set smil:begin="0s" smil:dur="0.001s" smil:fill="hold" smil:targetElement="id11" anim:sub-item="text" smil:attributeName="visibility" smil:to="visible"/>
                  <anim:animate smil:dur="0.5s" smil:fill="hold" smil:targetElement="id11" anim:sub-item="text" smil:attributeName="width" smil:values="width*0.05;width" smil:keyTimes="0;1"/>
                  <anim:animate smil:dur="0.5s" smil:fill="hold" smil:targetElement="id11" anim:sub-item="text" smil:attributeName="height" smil:values="height;height" smil:keyTimes="0;1"/>
                  <anim:animate smil:dur="0.5s" smil:fill="hold" smil:targetElement="id11" anim:sub-item="text" smil:attributeName="x" smil:values="x-.2;x" smil:keyTimes="0;1"/>
                  <anim:animate smil:dur="0.5s" smil:fill="hold" smil:targetElement="id11" anim:sub-item="text" smil:attributeName="y" smil:values="y;y" smil:keyTimes="0;1"/>
                  <anim:transitionFilter smil:dur="0.5s" smil:targetElement="id11" anim:sub-item="text" smil:type="fade" smil:subtype="crossfade"/>
                </anim:par>
              </anim:par>
            </anim:par>
            <anim:par smil:begin="next">
              <anim:par smil:begin="0s">
                <anim:par smil:begin="0s" smil:fill="hold" presentation:node-type="on-click" presentation:preset-class="entrance" presentation:preset-id="ooo-entrance-glide">
                  <anim:set smil:begin="0s" smil:dur="0.001s" smil:fill="hold" smil:targetElement="id12" anim:sub-item="text" smil:attributeName="visibility" smil:to="visible"/>
                  <anim:animate smil:dur="0.5s" smil:fill="hold" smil:targetElement="id12" anim:sub-item="text" smil:attributeName="width" smil:values="width*0.05;width" smil:keyTimes="0;1"/>
                  <anim:animate smil:dur="0.5s" smil:fill="hold" smil:targetElement="id12" anim:sub-item="text" smil:attributeName="height" smil:values="height;height" smil:keyTimes="0;1"/>
                  <anim:animate smil:dur="0.5s" smil:fill="hold" smil:targetElement="id12" anim:sub-item="text" smil:attributeName="x" smil:values="x-.2;x" smil:keyTimes="0;1"/>
                  <anim:animate smil:dur="0.5s" smil:fill="hold" smil:targetElement="id12" anim:sub-item="text" smil:attributeName="y" smil:values="y;y" smil:keyTimes="0;1"/>
                  <anim:transitionFilter smil:dur="0.5s" smil:targetElement="id12" anim:sub-item="text" smil:type="fade" smil:subtype="crossfade"/>
                </anim:par>
                <anim:par smil:begin="0s" smil:fill="hold" presentation:node-type="with-previous" presentation:preset-class="entrance" presentation:preset-id="ooo-entrance-glide">
                  <anim:set smil:begin="0s" smil:dur="0.001s" smil:fill="hold" smil:targetElement="id13" anim:sub-item="text" smil:attributeName="visibility" smil:to="visible"/>
                  <anim:animate smil:dur="0.5s" smil:fill="hold" smil:targetElement="id13" anim:sub-item="text" smil:attributeName="width" smil:values="width*0.05;width" smil:keyTimes="0;1"/>
                  <anim:animate smil:dur="0.5s" smil:fill="hold" smil:targetElement="id13" anim:sub-item="text" smil:attributeName="height" smil:values="height;height" smil:keyTimes="0;1"/>
                  <anim:animate smil:dur="0.5s" smil:fill="hold" smil:targetElement="id13" anim:sub-item="text" smil:attributeName="x" smil:values="x-.2;x" smil:keyTimes="0;1"/>
                  <anim:animate smil:dur="0.5s" smil:fill="hold" smil:targetElement="id13" anim:sub-item="text" smil:attributeName="y" smil:values="y;y" smil:keyTimes="0;1"/>
                  <anim:transitionFilter smil:dur="0.5s" smil:targetElement="id13" anim:sub-item="text" smil:type="fade" smil:subtype="crossfade"/>
                </anim:par>
              </anim:par>
            </anim:par>
            <anim:par smil:begin="next">
              <anim:par smil:begin="0s">
                <anim:par smil:begin="0s" smil:fill="hold" presentation:node-type="on-click" presentation:preset-class="entrance" presentation:preset-id="ooo-entrance-glide">
                  <anim:set smil:begin="0s" smil:dur="0.001s" smil:fill="hold" smil:targetElement="id14" anim:sub-item="text" smil:attributeName="visibility" smil:to="visible"/>
                  <anim:animate smil:dur="0.5s" smil:fill="hold" smil:targetElement="id14" anim:sub-item="text" smil:attributeName="width" smil:values="width*0.05;width" smil:keyTimes="0;1"/>
                  <anim:animate smil:dur="0.5s" smil:fill="hold" smil:targetElement="id14" anim:sub-item="text" smil:attributeName="height" smil:values="height;height" smil:keyTimes="0;1"/>
                  <anim:animate smil:dur="0.5s" smil:fill="hold" smil:targetElement="id14" anim:sub-item="text" smil:attributeName="x" smil:values="x-.2;x" smil:keyTimes="0;1"/>
                  <anim:animate smil:dur="0.5s" smil:fill="hold" smil:targetElement="id14" anim:sub-item="text" smil:attributeName="y" smil:values="y;y" smil:keyTimes="0;1"/>
                  <anim:transitionFilter smil:dur="0.5s" smil:targetElement="id14"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5" smil:attributeName="visibility" smil:to="visible"/>
                  <anim:animate smil:dur="0.5s" smil:fill="hold" smil:targetElement="id15" smil:attributeName="x" smil:values="x;x" smil:keyTimes="0;1"/>
                  <anim:animate smil:dur="0.5s" smil:fill="hold" smil:targetElement="id15" smil:attributeName="y" smil:values="1+height/2;y" smil:keyTimes="0;1"/>
                </anim:par>
                <anim:par smil:begin="0s" smil:fill="hold" presentation:node-type="with-previous" presentation:preset-class="entrance" presentation:preset-id="ooo-entrance-glide">
                  <anim:set smil:begin="0s" smil:dur="0.001s" smil:fill="hold" smil:targetElement="id16" anim:sub-item="text" smil:attributeName="visibility" smil:to="visible"/>
                  <anim:animate smil:dur="0.5s" smil:fill="hold" smil:targetElement="id16" anim:sub-item="text" smil:attributeName="width" smil:values="width*0.05;width" smil:keyTimes="0;1"/>
                  <anim:animate smil:dur="0.5s" smil:fill="hold" smil:targetElement="id16" anim:sub-item="text" smil:attributeName="height" smil:values="height;height" smil:keyTimes="0;1"/>
                  <anim:animate smil:dur="0.5s" smil:fill="hold" smil:targetElement="id16" anim:sub-item="text" smil:attributeName="x" smil:values="x-.2;x" smil:keyTimes="0;1"/>
                  <anim:animate smil:dur="0.5s" smil:fill="hold" smil:targetElement="id16" anim:sub-item="text" smil:attributeName="y" smil:values="y;y" smil:keyTimes="0;1"/>
                  <anim:transitionFilter smil:dur="0.5s" smil:targetElement="id16" anim:sub-item="text" smil:type="fade" smil:subtype="crossfade"/>
                </anim:par>
                <anim:par smil:begin="0s" smil:fill="hold" presentation:node-type="with-previous" presentation:preset-class="entrance" presentation:preset-id="ooo-entrance-glide">
                  <anim:set smil:begin="0s" smil:dur="0.001s" smil:fill="hold" smil:targetElement="id17" anim:sub-item="text" smil:attributeName="visibility" smil:to="visible"/>
                  <anim:animate smil:dur="0.5s" smil:fill="hold" smil:targetElement="id17" anim:sub-item="text" smil:attributeName="width" smil:values="width*0.05;width" smil:keyTimes="0;1"/>
                  <anim:animate smil:dur="0.5s" smil:fill="hold" smil:targetElement="id17" anim:sub-item="text" smil:attributeName="height" smil:values="height;height" smil:keyTimes="0;1"/>
                  <anim:animate smil:dur="0.5s" smil:fill="hold" smil:targetElement="id17" anim:sub-item="text" smil:attributeName="x" smil:values="x-.2;x" smil:keyTimes="0;1"/>
                  <anim:animate smil:dur="0.5s" smil:fill="hold" smil:targetElement="id17" anim:sub-item="text" smil:attributeName="y" smil:values="y;y" smil:keyTimes="0;1"/>
                  <anim:transitionFilter smil:dur="0.5s" smil:targetElement="id17"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smil:begin="0s" smil:fill="hold" presentation:node-type="with-previous" presentation:preset-class="entrance" presentation:preset-id="ooo-entrance-glide">
                  <anim:set smil:begin="0s" smil:dur="0.001s" smil:fill="hold" smil:targetElement="id19" anim:sub-item="text" smil:attributeName="visibility" smil:to="visible"/>
                  <anim:animate smil:dur="0.5s" smil:fill="hold" smil:targetElement="id19" anim:sub-item="text" smil:attributeName="width" smil:values="width*0.05;width" smil:keyTimes="0;1"/>
                  <anim:animate smil:dur="0.5s" smil:fill="hold" smil:targetElement="id19" anim:sub-item="text" smil:attributeName="height" smil:values="height;height" smil:keyTimes="0;1"/>
                  <anim:animate smil:dur="0.5s" smil:fill="hold" smil:targetElement="id19" anim:sub-item="text" smil:attributeName="x" smil:values="x-.2;x" smil:keyTimes="0;1"/>
                  <anim:animate smil:dur="0.5s" smil:fill="hold" smil:targetElement="id19" anim:sub-item="text" smil:attributeName="y" smil:values="y;y" smil:keyTimes="0;1"/>
                  <anim:transitionFilter smil:dur="0.5s" smil:targetElement="id19" anim:sub-item="text" smil:type="fade" smil:subtype="crossfade"/>
                </anim:par>
              </anim:par>
            </anim:par>
          </anim:seq>
        </anim:par>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9">
        <office:forms form:automatic-focus="false" form:apply-design-mode="false"/>
        <draw:frame presentation:style-name="pr7" draw:text-style-name="P11" draw:layer="layout" svg:width="26.4cm" svg:height="12.4cm" svg:x="0.8cm" svg:y="2.6cm" presentation:class="title" presentation:user-transformed="true">
          <draw:text-box>
            <text:p xml:id="id20" text:id="id20" text:style-name="P7"><text:span text:style-name="T8"><text:tab/></text:span><text:span text:style-name="T8"><text:tab/></text:span><text:span text:style-name="T9"><text:line-break/></text:span><text:span text:style-name="T10"> </text:span><text:span text:style-name="T4">(1) <text:s/>Find the <text:s text:c="6"/>derivative of the following : </text:span><text:span text:style-name="T11"><text:line-break/></text:span><text:span text:style-name="T12"> <text:s text:c="33"/></text:span><text:span text:style-name="T13"><text:line-break/></text:span><text:span text:style-name="T11"><text:tab/></text:span><text:span text:style-name="T11"> <text:s text:c="2"/>(i) <text:s text:c="36"/>(ii) <text:s text:c="23"/></text:span><text:span text:style-name="T11"><text:line-break/></text:span><text:span text:style-name="T14"> <text:s text:c="13"/></text:span><text:span text:style-name="T11"><text:line-break/></text:span><text:span text:style-name="T11"><text:tab/></text:span><text:span text:style-name="T11"> (iii) <text:s text:c="35"/>(iv) <text:s text:c="3"/></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line-break/></text:span><text:span text:style-name="T15"> <text:s text:c="26"/></text:span><text:span text:style-name="T11"><text:line-break/></text:span><text:span text:style-name="T16"><text:tab/></text:span><text:span text:style-name="T16">Solutions : <text:s/></text:span><text:span text:style-name="T16"><text:line-break/></text:span><text:span text:style-name="T10"><text:line-break/></text:span><text:span text:style-name="T10"><text:line-break/></text:span><text:span text:style-name="T10"><text:tab/></text:span><text:span text:style-name="T10"> <text:s text:c="6"/></text:span><text:span text:style-name="T10"><text:line-break/></text:span><text:span text:style-name="T10"><text:tab/></text:span><text:span text:style-name="T10"><text:tab/></text:span><text:span text:style-name="T10"><text:line-break/></text:span><text:span text:style-name="T10"><text:tab/></text:span><text:span text:style-name="T10"><text:tab/></text:span></text:p>
          </draw:text-box>
        </draw:frame>
        <draw:g xml:id="id21" draw:id="id21">
          <svg:title>TexMaths</svg:title>
          <svg:desc>26§display§x^m§svg§600§FALSE§</svg:desc>
          <draw:polygon draw:style-name="gr2" draw:text-style-name="P4" draw:layer="layout" svg:width="1.05cm" svg:height="0.579cm" svg:x="4.347cm" svg:y="4.673cm" svg:viewBox="0 0 1051 580" draw:points="524,580 0,580 0,0 1051,0 1051,580">
            <text:p/>
          </draw:polygon>
          <draw:path draw:style-name="gr3" draw:text-style-name="P5" draw:layer="layout" svg:width="0.457cm" svg:height="0.414cm" svg:x="4.328cm" svg:y="4.883cm" svg:viewBox="0 0 458 415" svg:d="M281 129c4-25 25-108 89-108 7 0 27 0 46 10-25 6-44 29-44 50 0 15 11 33 36 33 21 0 50-16 50-54 0-48-54-60-86-60-54 0-85 48-97 71-23-63-71-71-98-71-96 0-148 118-148 141 0 9 8 9 11 9 8 0 10 0 12-9 31-97 92-120 123-120 16 0 50 8 50 60 0 29-17 91-50 218-15 58-48 96-88 96-6 0-27 0-45-11 22-6 43-25 43-50 0-24-21-33-35-33-27 0-50 25-50 54 0 42 46 60 85 60 63 0 96-64 98-70 10 35 44 70 98 70 96 0 148-118 148-141 0-8-9-8-11-8-8 0-10 2-12 8-29 100-94 121-123 121-35 0-50-29-50-61 0-20 6-39 17-81z">
            <text:p/>
          </draw:path>
          <draw:path draw:style-name="gr3" draw:text-style-name="P5" draw:layer="layout" svg:width="0.588cm" svg:height="0.29cm" svg:x="4.854cm" svg:y="4.627cm" svg:viewBox="0 0 589 291" svg:d="M248 233c-3 12-9 33-9 37 0 15 13 21 23 21 11 0 21-8 25-15 2-6 8-27 10-39 5-13 11-42 15-58 4-15 8-29 10-44 9-27 9-29 21-48 21-33 52-68 102-68 36 0 38 29 38 43 0 40-27 110-38 137-6 19-8 25-8 36 0 33 27 56 60 56 65 0 92-89 92-100 0-8-9-8-11-8-8 0-8 4-10 12-17 50-44 77-69 77-14 0-16-8-16-23 0-14 4-23 14-52 8-20 36-87 36-124 0-11 0-38-25-56-11-9-30-17-61-17-56 0-91 37-112 64-6-54-52-64-83-64-54 0-90 33-108 58-7-43-44-58-71-58s-42 21-50 35c-15 23-23 61-23 63 0 8 8 8 10 8 11 0 11-2 15-19 10-37 23-68 48-68 16 0 21 12 21 31 0 12-7 35-11 54-4 16-10 43-14 56l-21 83c-2 8-6 25-6 27 0 15 12 21 22 21 11 0 21-8 25-15 3-6 9-27 11-39 4-13 10-42 14-58 5-15 9-29 11-44 8-27 8-31 27-58 19-25 48-58 96-58 37 0 39 31 39 43 0 17-2 25-12 61z">
            <text:p/>
          </draw:path>
        </draw:g>
        <draw:g xml:id="id28" draw:id="id28">
          <svg:title>TexMaths</svg:title>
          <svg:desc>26§display§\frac{dy}{dx} = \frac{d}{dx}( x^m )  =§svg§600§FALSE§</svg:desc>
          <draw:polygon draw:style-name="gr2" draw:text-style-name="P4" draw:layer="layout" svg:width="6.293cm" svg:height="1.798cm" svg:x="6.176cm" svg:y="11.476cm" svg:viewBox="0 0 6294 1799" draw:points="3147,1799 0,1799 0,0 6294,0 6294,1799">
            <text:p/>
          </draw:polygon>
          <draw:path draw:style-name="gr3" draw:text-style-name="P5" draw:layer="layout" svg:width="0.436cm" svg:height="0.646cm" svg:x="6.188cm" svg:y="11.43cm" svg:viewBox="0 0 437 647" svg:d="M437 10c0-2 0-10-13-10-12 0-99 8-116 10-6 0-13 5-13 17 0 13 9 13 23 13 44 0 46 6 46 14l-4 19-54 216c-17-33-44-58-86-58-106 0-220 135-220 268 0 88 50 148 123 148 18 0 64-4 118-69 9 38 40 69 84 69 33 0 54-21 68-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23cm" svg:height="0.592cm" svg:x="6.652cm" svg:y="11.661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4-33-34-21 0-52 15-52 61s41 79 97 79c96 0 190-83 215-187z">
            <text:p/>
          </draw:path>
          <draw:polygon draw:style-name="gr3" draw:text-style-name="P5" draw:layer="layout" svg:width="1cm" svg:height="0.039cm" svg:x="6.13cm" svg:y="12.435cm" svg:viewBox="0 0 1001 40" draw:points="499,40 0,40 0,0 1001,0 1001,40">
            <text:p/>
          </draw:polygon>
          <draw:path draw:style-name="gr3" draw:text-style-name="P5" draw:layer="layout" svg:width="0.436cm" svg:height="0.646cm" svg:x="6.167cm" svg:y="12.676cm" svg:viewBox="0 0 437 647" svg:d="M437 10c0-2 0-10-13-10-12 0-99 8-116 10-6 0-13 5-13 17 0 13 9 13 23 13 44 0 46 6 46 14l-4 19-54 216c-17-33-44-58-86-58-106 0-220 135-220 268 0 88 50 148 123 148 18 0 64-4 118-69 9 38 40 69 84 69 33 0 54-21 68-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57cm" svg:height="0.415cm" svg:x="6.631cm" svg:y="12.905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5 60 63 0 96-64 98-71 10 36 44 71 98 71 96 0 148-119 148-141 0-9-9-9-11-9-8 0-10 2-12 9-29 99-94 120-123 120-35 0-50-29-50-60 0-21 6-40 17-81z">
            <text:p/>
          </draw:path>
          <draw:path draw:style-name="gr3" draw:text-style-name="P5" draw:layer="layout" svg:width="0.608cm" svg:height="0.215cm" svg:x="7.542cm" svg:y="12.347cm" svg:viewBox="0 0 609 216" svg:d="M578 37c15 0 31 0 31-18 0-19-16-19-29-19h-549c-14 0-31 0-31 19 0 18 17 18 31 18zM580 216c13 0 29 0 29-18 0-19-16-19-31-19h-547c-14 0-31 0-31 19 0 18 17 18 31 18z">
            <text:p/>
          </draw:path>
          <draw:path draw:style-name="gr3" draw:text-style-name="P5" draw:layer="layout" svg:width="0.436cm" svg:height="0.646cm" svg:x="8.863cm" svg:y="11.43cm" svg:viewBox="0 0 437 647" svg:d="M437 10c0-2 0-10-13-10-12 0-99 8-116 10-6 0-13 5-13 17 0 13 9 13 23 13 44 0 46 6 46 14l-4 19-54 216c-17-33-44-58-86-58-106 0-220 135-220 268 0 88 50 148 123 148 18 0 64-4 118-69 9 38 40 69 84 69 33 0 54-21 68-52 15-31 27-87 27-90 0-10-8-10-10-10-11 0-11 4-13 17-16 60-33 114-70 114-25 0-27-23-27-41 0-23 2-30 6-44zM245 526c-4 17-4 19-18 36-40 50-77 64-102 64-46 0-61-50-61-85 0-46 30-160 52-202 28-54 69-87 107-87 60 0 72 75 72 81 0 4-2 10-4 14z">
            <text:p/>
          </draw:path>
          <draw:polygon draw:style-name="gr3" draw:text-style-name="P5" draw:layer="layout" svg:width="1cm" svg:height="0.039cm" svg:x="8.566cm" svg:y="12.435cm" svg:viewBox="0 0 1001 40" draw:points="499,40 0,40 0,0 1001,0 1001,40">
            <text:p/>
          </draw:polygon>
          <draw:path draw:style-name="gr3" draw:text-style-name="P5" draw:layer="layout" svg:width="0.436cm" svg:height="0.646cm" svg:x="8.603cm" svg:y="12.676cm" svg:viewBox="0 0 437 647" svg:d="M437 10c0-2 0-10-13-10-12 0-99 8-116 10-6 0-13 5-13 17 0 13 9 13 23 13 44 0 46 6 46 14l-4 19-54 216c-17-33-44-58-86-58-106 0-220 135-220 268 0 88 50 148 123 148 18 0 64-4 118-69 9 38 40 69 84 69 33 0 54-21 68-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57cm" svg:height="0.415cm" svg:x="9.067cm" svg:y="12.905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5 60 63 0 96-64 98-71 10 36 44 71 100 71 94 0 146-119 146-141 0-9-9-9-11-9-8 0-10 2-12 9-29 99-94 120-123 120-35 0-50-29-50-60 0-21 6-40 17-81z">
            <text:p/>
          </draw:path>
          <draw:path draw:style-name="gr3" draw:text-style-name="P5" draw:layer="layout" svg:width="0.213cm" svg:height="0.914cm" svg:x="9.764cm" svg:y="11.998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457cm" svg:height="0.415cm" svg:x="10.055cm" svg:y="12.279cm" svg:viewBox="0 0 458 416" svg:d="M281 129c4-25 25-108 89-108 4 0 27 0 46 10-25 6-44 29-44 50 0 15 11 33 36 33 21 0 50-16 50-54 0-48-54-60-86-60-54 0-85 48-97 71-23-63-71-71-98-71-96 0-148 119-148 141 0 9 8 9 11 9 8 0 10 0 12-9 31-97 92-120 123-120 16 0 50 8 50 60 0 29-17 92-50 219-15 58-48 95-88 95-6 0-27 0-45-10 22-6 43-25 43-50s-21-33-35-33c-27 0-50 25-50 54 0 41 46 60 85 60 63 0 94-64 98-71 10 36 44 71 98 71 96 0 148-119 148-141 0-9-9-9-11-9-8 0-10 2-12 9-32 99-94 120-123 120-35 0-50-29-50-60 0-21 6-40 17-81z">
            <text:p/>
          </draw:path>
          <draw:path draw:style-name="gr3" draw:text-style-name="P5" draw:layer="layout" svg:width="0.588cm" svg:height="0.29cm" svg:x="10.581cm" svg:y="12.023cm" svg:viewBox="0 0 589 291" svg:d="M248 233c-3 12-9 33-9 37 0 15 13 21 23 21s21-8 25-14c2-7 8-27 10-40 5-12 11-41 15-58 4-15 8-29 10-44 9-27 9-29 21-48 21-33 52-68 102-68 36 0 38 29 38 43 0 40-27 111-38 138-6 18-8 25-8 35 0 33 27 56 60 56 65 0 92-89 92-100 0-8-9-8-11-8-8 0-8 4-12 13-15 49-42 77-67 77-14 0-16-9-16-23 0-15 4-23 14-52 8-21 36-88 36-125 0-11 0-38-25-56-11-9-30-17-61-17-56 0-91 37-112 64-6-54-52-64-83-64-54 0-90 33-108 58-7-43-44-58-71-58s-42 21-50 35c-15 23-23 61-23 63 0 8 8 8 10 8 11 0 11-2 15-19 10-37 23-68 48-68 16 0 21 12 21 31 0 12-7 35-11 54-4 17-10 44-14 56l-21 83c-2 9-6 25-6 27 0 15 12 21 22 21 11 0 21-8 25-14 3-7 9-27 11-40 4-12 10-41 14-58 5-15 9-29 11-44 8-27 8-31 27-58 19-25 48-58 96-58 37 0 39 31 39 43 0 17-2 25-12 61z">
            <text:p/>
          </draw:path>
          <draw:path draw:style-name="gr3" draw:text-style-name="P5" draw:layer="layout" svg:width="0.213cm" svg:height="0.914cm" svg:x="11.297cm" svg:y="11.998cm" svg:viewBox="0 0 214 915" svg:d="M214 458c0-71-10-181-60-285-56-113-135-173-146-173-4 0-8 4-8 8s0 7 17 23c91 90 143 235 143 427 0 156-33 318-148 432-12 13-12 15-12 17 0 6 4 8 8 8 11 0 94-62 148-179 48-99 58-201 58-278z">
            <text:p/>
          </draw:path>
          <draw:path draw:style-name="gr3" draw:text-style-name="P5" draw:layer="layout" svg:width="0.608cm" svg:height="0.215cm" svg:x="11.907cm" svg:y="12.347cm" svg:viewBox="0 0 609 216" svg:d="M578 37c15 0 31 0 31-18 0-19-16-19-29-19h-549c-14 0-31 0-31 19 0 18 17 18 31 18zM580 216c13 0 29 0 29-18 0-19-16-19-31-19h-547c-14 0-31 0-31 19 0 18 17 18 31 18z">
            <text:p/>
          </draw:path>
        </draw:g>
        <draw:frame draw:style-name="gr4" draw:text-style-name="P13" draw:layer="layout" svg:width="26cm" svg:height="1.657cm" svg:x="1cm" svg:y="0.6cm">
          <draw:text-box>
            <text:p text:style-name="P12"><text:span text:style-name="T3">Examples</text:span></text:p>
          </draw:text-box>
        </draw:frame>
        <draw:g xml:id="id22" draw:id="id22">
          <svg:title>TexMaths</svg:title>
          <svg:desc>26§display§\sin (ax+b)§svg§600§FALSE§</svg:desc>
          <draw:polygon draw:style-name="gr2" draw:text-style-name="P4" draw:layer="layout" svg:width="4.165cm" svg:height="0.822cm" svg:x="14.547cm" svg:y="4.673cm" svg:viewBox="0 0 4166 823" draw:points="2082,823 0,823 0,0 4166,0 4166,823">
            <text:p/>
          </draw:polygon>
          <draw:path draw:style-name="gr3" draw:text-style-name="P5" draw:layer="layout" svg:width="0.301cm" svg:height="0.421cm" svg:x="14.53cm" svg:y="4.904cm" svg:viewBox="0 0 302 422" svg:d="M160 233c21 4 96 19 96 85 0 46-31 83-104 83-77 0-110-52-127-131-2-10-4-14-13-14-12 0-12 6-12 23v120c0 17 0 23 10 23 5 0 7-2 23-19 2-2 2-4 19-20 40 37 81 39 100 39 106 0 150-62 150-129 0-48-30-75-40-87-31-29-67-35-104-44-52-10-114-21-114-75 0-33 25-70 104-70 99 0 106 83 108 112 0 8 8 8 10 8 13 0 13-4 13-23v-91c0-17 0-23-11-23-4 0-6 0-18 10-3 5-13 13-17 15-33-25-73-25-85-25-113 0-148 62-148 112 0 34 15 59 40 79 29 23 56 29 120 42z">
            <text:p/>
          </draw:path>
          <draw:path draw:style-name="gr3" draw:text-style-name="P5" draw:layer="layout" svg:width="0.197cm" svg:height="0.612cm" svg:x="14.892cm" svg:y="4.702cm" svg:viewBox="0 0 198 613" svg:d="M133 208l-129 10v29c60 0 69 5 69 50v246c0 41-11 41-73 41v29c29-2 79-2 102-2 31 0 64 0 96 2v-29c-61 0-65-4-65-39zM137 48c0-29-23-48-50-48-29 0-47 25-47 48 0 25 18 50 47 50 27 0 50-21 50-50z">
            <text:p/>
          </draw:path>
          <draw:path draw:style-name="gr3" draw:text-style-name="P5" draw:layer="layout" svg:width="0.461cm" svg:height="0.405cm" svg:x="15.144cm" svg:y="4.908cm" svg:viewBox="0 0 462 406" svg:d="M71 89v248c0 39-9 39-71 39v30c31 0 79-3 104-3 23 0 71 3 102 3v-30c-60 0-71 0-71-39v-171c0-95 65-145 123-145s69 50 69 102v214c0 39-11 39-71 39v30c31 0 79-3 104-3 23 0 70 3 102 3v-30c-48 0-71 0-71-27v-174c0-79 0-108-29-142-13-14-44-33-96-33-68 0-110 40-137 96v-96l-129 10v30c64 0 71 6 71 49z">
            <text:p/>
          </draw:path>
          <draw:path draw:style-name="gr3" draw:text-style-name="P5" draw:layer="layout" svg:width="0.213cm" svg:height="0.914cm" svg:x="15.713cm" svg:y="4.627cm" svg:viewBox="0 0 214 915" svg:d="M214 907c0-2 0-4-16-21-115-114-144-287-144-428 0-159 35-319 148-433 12-10 12-13 12-17 0-6-4-8-10-8-9 0-92 62-146 179-48 100-58 202-58 279 0 72 10 182 60 286 56 113 135 171 144 171 6 0 10-2 10-8z">
            <text:p/>
          </draw:path>
          <draw:path draw:style-name="gr3" draw:text-style-name="P5" draw:layer="layout" svg:width="0.419cm" svg:height="0.415cm" svg:x="16.015cm" svg:y="4.908cm" svg:viewBox="0 0 420 416" svg:d="M306 58c-17-33-44-58-86-58-106 0-220 135-220 268 0 88 50 148 123 148 18 0 64-4 118-69 9 38 40 69 83 69 34 0 55-21 69-50 15-33 27-89 27-91 0-9-8-9-10-9-9 0-11 2-13 17-16 58-33 112-70 112-25 0-28-23-28-41 0-21 3-28 13-69 10-38 10-48 19-81l33-129c6-27 6-27 6-31 0-17-10-25-25-25-23 0-37 21-39 39zM245 297c-4 17-4 17-18 34-40 50-77 64-102 64-46 0-61-50-61-85 0-46 30-160 52-202 27-54 69-87 107-87 60 0 72 75 72 81 0 4-2 10-4 14z">
            <text:p/>
          </draw:path>
          <draw:path draw:style-name="gr3" draw:text-style-name="P5" draw:layer="layout" svg:width="0.457cm" svg:height="0.415cm" svg:x="16.487cm" svg:y="4.908cm" svg:viewBox="0 0 458 416" svg:d="M281 129c4-25 25-108 89-108 4 0 27 0 46 10-25 6-44 29-44 50 0 15 11 33 36 33 20 0 50-16 50-54 0-48-55-60-86-60-54 0-85 48-97 71-23-63-71-71-98-71-96 0-148 119-148 141 0 9 8 9 11 9 8 0 10 0 12-9 31-97 91-120 123-120 16 0 50 8 50 60 0 29-17 92-50 218-15 59-48 96-88 96-6 0-27 0-45-10 22-7 43-25 43-50s-21-33-35-33c-27 0-50 24-50 54 0 41 46 60 85 60 63 0 94-65 98-71 10 36 44 71 98 71 95 0 147-119 147-141 0-9-8-9-10-9-8 0-10 2-12 9-32 99-94 120-123 120-36 0-50-29-50-60 0-21 6-40 17-81z">
            <text:p/>
          </draw:path>
          <draw:path draw:style-name="gr3" draw:text-style-name="P5" draw:layer="layout" svg:width="0.608cm" svg:height="0.61cm" svg:x="17.238cm" svg:y="4.779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8.142cm" svg:y="4.679cm" svg:viewBox="0 0 339 647" svg:d="M177 10c0-2 0-10-13-10-21 0-87 8-112 8-6 2-17 2-17 19 0 13 9 13 21 13 46 0 48 6 48 14 0 6-8 37-15 56l-74 300c-11 45-15 60-15 93 0 86 48 144 116 144 109 0 223-138 223-269 0-85-50-147-123-147-41 0-81 27-108 56zM89 356c7-19 7-21 15-32 46-60 87-72 110-72 33 0 58 27 58 85 0 54-31 160-47 195-30 61-73 94-109 94-31 0-60-25-60-92 0-18 0-35 15-93z">
            <text:p/>
          </draw:path>
          <draw:path draw:style-name="gr3" draw:text-style-name="P5" draw:layer="layout" svg:width="0.213cm" svg:height="0.914cm" svg:x="18.544cm" svg:y="4.627cm" svg:viewBox="0 0 214 915" svg:d="M214 458c0-71-10-181-60-285-56-113-135-173-146-173-4 0-8 4-8 8s0 7 17 23c91 90 143 235 143 427 0 155-33 318-148 432-12 13-12 15-12 17 0 6 4 8 8 8 11 0 94-62 148-179 48-100 58-202 58-278z">
            <text:p/>
          </draw:path>
        </draw:g>
        <draw:g xml:id="id23" draw:id="id23">
          <svg:title>TexMaths</svg:title>
          <svg:desc>26§display§\log (a + bx)§svg§600§FALSE§</svg:desc>
          <draw:polygon draw:style-name="gr2" draw:text-style-name="P4" draw:layer="layout" svg:width="4.224cm" svg:height="0.822cm" svg:x="4.348cm" svg:y="6.073cm" svg:viewBox="0 0 4225 823" draw:points="2111,823 0,823 0,0 4225,0 4225,823">
            <text:p/>
          </draw:polygon>
          <draw:path draw:style-name="gr3" draw:text-style-name="P5" draw:layer="layout" svg:width="0.205cm" svg:height="0.635cm" svg:x="4.331cm" svg:y="6.079cm" svg:viewBox="0 0 206 636" svg:d="M133 0l-133 10v30c64 0 73 6 73 49v477c0 41-11 41-73 41v29c31-2 79-2 102-2s69 0 104 2v-29c-62 0-73 0-73-41z">
            <text:p/>
          </draw:path>
          <draw:path draw:style-name="gr3" draw:text-style-name="P5" draw:layer="layout" svg:width="0.407cm" svg:height="0.421cm" svg:x="4.581cm" svg:y="6.304cm" svg:viewBox="0 0 408 422" svg:d="M408 214c0-116-94-214-204-214-115 0-204 100-204 214 0 119 96 208 204 208 110 0 204-91 204-208zM204 399c-40 0-79-21-104-62-23-40-23-96-23-129 0-35 0-85 21-127 25-41 68-60 106-60 39 0 79 19 102 58 25 40 25 94 25 129 0 33 0 83-21 123-19 41-60 68-106 68z">
            <text:p/>
          </draw:path>
          <draw:path draw:style-name="gr3" draw:text-style-name="P5" draw:layer="layout" svg:width="0.419cm" svg:height="0.604cm" svg:x="5.038cm" svg:y="6.297cm" svg:viewBox="0 0 420 605" svg:d="M179 258c-81 0-81-92-81-112 0-25 2-54 14-77 9-13 29-38 67-38 79 0 79 92 79 112 0 25 0 55-15 77-8 13-29 38-64 38zM71 293c0-4 0-25 16-43 36 27 73 29 92 29 85 0 148-63 148-133 0-36-15-69-38-90 33-31 67-35 83-35 2 0 7 0 9 0-11 4-15 14-15 25 0 16 13 27 27 27 8 0 27-6 27-27 0-17-12-46-48-46-18 0-58 6-97 44-38-32-77-34-96-34-85 0-150 63-150 133 0 42 21 75 44 96-13 13-29 44-29 75 0 29 12 64 41 81-56 17-85 56-85 94 0 64 92 116 204 116 108 0 204-48 204-118 0-34-15-79-61-106-50-25-102-25-158-25-23 0-62 0-68 0-29-5-50-34-50-63zM204 582c-94 0-156-45-156-93 0-44 35-77 75-79h54c79 0 183 0 183 79 0 48-67 93-156 93z">
            <text:p/>
          </draw:path>
          <draw:path draw:style-name="gr3" draw:text-style-name="P5" draw:layer="layout" svg:width="0.213cm" svg:height="0.914cm" svg:x="5.573cm" svg:y="6.027cm" svg:viewBox="0 0 214 915" svg:d="M214 907c0-2 0-4-16-21-115-114-144-287-144-428 0-159 35-319 148-433 12-10 12-13 12-17 0-6-4-8-10-8-8 0-92 62-146 179-48 100-58 202-58 279 0 72 10 182 60 286 56 113 136 171 144 171 6 0 10-2 10-8z">
            <text:p/>
          </draw:path>
          <draw:path draw:style-name="gr3" draw:text-style-name="P5" draw:layer="layout" svg:width="0.419cm" svg:height="0.415cm" svg:x="5.874cm" svg:y="6.308cm" svg:viewBox="0 0 420 416" svg:d="M306 58c-17-33-44-58-86-58-106 0-220 135-220 268 0 88 50 148 123 148 18 0 64-4 118-69 9 38 40 69 83 69 34 0 55-21 69-50 15-33 27-89 27-91 0-9-8-9-10-9-11 0-11 2-13 17-16 58-33 112-70 112-25 0-27-23-27-41 0-21 2-28 12-69 10-38 10-48 19-81l33-129c6-27 6-27 6-31 0-17-10-25-25-25-23 0-37 21-39 39zM245 297c-4 17-4 17-18 34-40 50-77 64-102 64-46 0-61-50-61-85 0-46 30-160 52-202 28-54 69-87 107-87 60 0 72 75 72 81 0 4-2 10-4 14z">
            <text:p/>
          </draw:path>
          <draw:path draw:style-name="gr3" draw:text-style-name="P5" draw:layer="layout" svg:width="0.608cm" svg:height="0.61cm" svg:x="6.575cm" svg:y="6.179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7.48cm" svg:y="6.079cm" svg:viewBox="0 0 339 647" svg:d="M177 10c0-2 0-10-13-10-20 0-87 8-112 8-6 2-17 2-17 19 0 13 9 13 21 13 46 0 48 6 48 14 0 6-8 37-15 56l-74 300c-11 45-15 60-15 93 0 86 48 144 116 144 109 0 223-138 223-269 0-85-50-147-123-147-41 0-81 27-108 56zM89 356c7-19 7-21 15-32 46-60 85-72 110-72 34 0 58 27 58 85 0 54-31 160-47 195-29 61-73 94-109 94-31 0-60-25-60-92 0-18 0-35 15-93z">
            <text:p/>
          </draw:path>
          <draw:path draw:style-name="gr3" draw:text-style-name="P5" draw:layer="layout" svg:width="0.457cm" svg:height="0.415cm" svg:x="7.857cm" svg:y="6.308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4-50 54 0 41 46 60 87 60 61 0 94-65 96-71 10 36 44 71 100 71 93 0 145-119 145-141 0-9-8-9-10-9-8 0-10 2-12 9-30 99-92 120-123 120-35 0-50-29-50-60 0-21 6-40 17-81z">
            <text:p/>
          </draw:path>
          <draw:path draw:style-name="gr3" draw:text-style-name="P5" draw:layer="layout" svg:width="0.213cm" svg:height="0.914cm" svg:x="8.404cm" svg:y="6.027cm" svg:viewBox="0 0 214 915" svg:d="M214 458c0-71-10-181-60-285-56-113-135-173-146-173-4 0-8 4-8 8s0 7 17 23c91 90 143 235 143 427 0 155-33 318-148 432-12 13-12 15-12 17 0 6 4 8 8 8 11 0 94-62 148-179 48-100 58-202 58-278z">
            <text:p/>
          </draw:path>
        </draw:g>
        <draw:g xml:id="id24" draw:id="id24">
          <svg:title>TexMaths</svg:title>
          <svg:desc>24§display§\frac{1}{ax + b}§svg§600§FALSE§</svg:desc>
          <draw:polygon draw:style-name="gr2" draw:text-style-name="P4" draw:layer="layout" svg:width="2.238cm" svg:height="1.698cm" svg:x="14.573cm" svg:y="5.769cm" svg:viewBox="0 0 2239 1699" draw:points="1119,1699 0,1699 0,0 2239,0 2239,1699">
            <text:p/>
          </draw:polygon>
          <draw:path draw:style-name="gr3" draw:text-style-name="P5" draw:layer="layout" svg:width="0.279cm" svg:height="0.563cm" svg:x="15.556cm" svg:y="5.727cm" svg:viewBox="0 0 280 564" svg:d="M175 21c0-19 0-21-19-21-54 54-129 54-156 54v27c17 0 67 0 111-23v439c0 31-2 40-78 40h-27v27c29-4 103-4 136-4 35 0 108 0 138 4v-27h-27c-76 0-78-9-78-40z">
            <text:p/>
          </draw:path>
          <draw:polygon draw:style-name="gr3" draw:text-style-name="P5" draw:layer="layout" svg:width="2.322cm" svg:height="0.035cm" svg:x="14.531cm" svg:y="6.631cm" svg:viewBox="0 0 2323 36" draw:points="1162,36 0,36 0,0 2323,0 2323,36">
            <text:p/>
          </draw:polygon>
          <draw:path draw:style-name="gr3" draw:text-style-name="P5" draw:layer="layout" svg:width="0.387cm" svg:height="0.383cm" svg:x="14.566cm" svg:y="7.065cm" svg:viewBox="0 0 388 384" svg:d="M282 54c-15-31-40-54-78-54-98 0-204 125-204 248 0 80 46 136 113 136 18 0 60-4 110-63 7 34 36 63 76 63 31 0 50-19 64-46 13-31 25-83 25-85 0-7-8-7-10-7-7 0-9 2-11 15-16 54-31 104-66 104-23 0-25-21-25-39 0-19 2-25 12-63 10-35 10-44 17-75l31-119c6-25 6-25 6-29 0-15-10-23-23-23-21 0-35 19-37 37zM227 274c-4 16-4 16-18 31-36 46-71 60-94 60-42 0-55-46-55-79 0-42 26-148 48-186 24-50 63-81 97-81 56 0 68 69 68 75 0 4-2 10-4 13z">
            <text:p/>
          </draw:path>
          <draw:path draw:style-name="gr3" draw:text-style-name="P5" draw:layer="layout" svg:width="0.421cm" svg:height="0.383cm" svg:x="15.001cm" svg:y="7.065cm" svg:viewBox="0 0 422 384" svg:d="M259 119c4-23 23-100 83-100 5 0 25 0 42 10-23 6-40 27-40 46 0 13 9 31 32 31 19 0 46-16 46-50 0-44-50-56-78-56-50 0-79 44-91 65-21-57-65-65-90-65-88 0-136 109-136 131 0 7 8 7 9 7 8 0 10 0 12-7 29-91 84-112 113-112 16 0 46 8 46 56 0 27-15 84-46 201-13 54-44 89-80 89-6 0-25 0-43-10 22-6 41-23 41-46s-19-31-33-31c-25 0-46 23-46 50 0 39 42 56 79 56 57 0 88-60 90-65 10 32 40 65 90 65 88 0 136-110 136-131 0-7-7-7-9-7-8 0-10 2-12 7-27 92-86 112-113 112-33 0-46-27-46-56 0-19 6-36 15-75z">
            <text:p/>
          </draw:path>
          <draw:path draw:style-name="gr3" draw:text-style-name="P5" draw:layer="layout" svg:width="0.562cm" svg:height="0.563cm" svg:x="15.694cm" svg:y="6.946cm" svg:viewBox="0 0 563 564" svg:d="M299 299h237c11 0 27 0 27-17s-16-17-27-17h-237v-236c0-14 0-29-17-29s-17 15-17 29v236h-236c-14 0-29 0-29 17s15 17 29 17h236v236c0 12 0 29 17 29s17-17 17-29z">
            <text:p/>
          </draw:path>
          <draw:path draw:style-name="gr3" draw:text-style-name="P5" draw:layer="layout" svg:width="0.312cm" svg:height="0.596cm" svg:x="16.53cm" svg:y="6.852cm" svg:viewBox="0 0 313 597" svg:d="M163 10c0-2 0-10-11-10-20 0-81 8-104 8-6 2-15 2-15 17 0 11 7 11 19 11 42 0 42 6 42 14 0 6-6 34-11 52l-70 276c-9 42-13 56-13 86 0 79 44 133 108 133 99 0 205-127 205-248 0-78-46-136-113-136-39 0-75 25-100 52zM83 328c5-17 5-19 13-29 42-55 79-67 102-67 30 0 53 25 53 79 0 50-28 148-44 180-27 56-67 87-99 87-29 0-58-23-58-85 0-17 0-32 15-86z">
            <text:p/>
          </draw:path>
        </draw:g>
        <draw:g xml:id="id26" draw:id="id26">
          <svg:title>TexMaths</svg:title>
          <svg:desc>26§display§y = x^m§svg§600§FALSE§</svg:desc>
          <draw:polygon draw:style-name="gr2" draw:text-style-name="P4" draw:layer="layout" svg:width="2.75cm" svg:height="0.756cm" svg:x="6.248cm" svg:y="8.874cm" svg:viewBox="0 0 2751 757" draw:points="1375,757 0,757 0,0 2751,0 2751,757">
            <text:p/>
          </draw:polygon>
          <draw:path draw:style-name="gr3" draw:text-style-name="P5" draw:layer="layout" svg:width="0.423cm" svg:height="0.591cm" svg:x="6.229cm" svg:y="9.084cm" svg:viewBox="0 0 424 592" svg:d="M420 56c4-12 4-14 4-21 0-16-14-25-27-25-10 0-25 5-33 19-2 4-8 33-12 50-7 23-13 48-19 73l-42 166c-2 12-41 77-102 77-48 0-58-40-58-75 0-41 17-98 48-179 14-37 17-47 17-66 0-42-30-75-75-75-88 0-121 133-121 141 0 9 8 9 10 9 11 0 11-2 15-17 25-85 62-112 94-112 6 0 22 0 22 29 0 23-8 46-16 64-36 96-52 150-52 192 0 81 58 110 112 110 36 0 67-17 92-42-11 48-23 92-59 141-25 32-60 59-101 59-13 0-55-5-69-40 14 0 25 0 39-10 9-9 17-21 17-38 0-29-25-33-33-33-21 0-52 15-52 60 0 46 41 79 98 79 95 0 189-83 214-187z">
            <text:p/>
          </draw:path>
          <draw:path draw:style-name="gr3" draw:text-style-name="P5" draw:layer="layout" svg:width="0.609cm" svg:height="0.215cm" svg:x="6.988cm" svg:y="9.152cm" svg:viewBox="0 0 610 216" svg:d="M578 37c15 0 32 0 32-18 0-19-17-19-30-19h-549c-14 0-31 0-31 19 0 18 17 18 31 18zM580 216c13 0 30 0 30-19 0-18-17-18-32-18h-547c-14 0-31 0-31 18 0 19 17 19 31 19z">
            <text:p/>
          </draw:path>
          <draw:path draw:style-name="gr3" draw:text-style-name="P5" draw:layer="layout" svg:width="0.457cm" svg:height="0.415cm" svg:x="7.929cm" svg:y="9.084cm" svg:viewBox="0 0 458 416" svg:d="M281 129c4-25 25-108 89-108 7 0 27 0 46 10-25 6-44 29-44 50 0 15 11 33 36 33 21 0 50-16 50-54 0-48-54-60-86-60-54 0-85 48-97 71-23-63-71-71-98-71-96 0-148 118-148 141 0 9 8 9 11 9 8 0 10 0 12-9 31-97 92-120 123-120 16 0 50 8 50 60 0 29-17 92-50 218-15 58-48 96-88 96-6 0-27 0-45-10 22-7 43-25 43-50s-21-34-35-34c-27 0-50 25-50 54 0 42 46 61 85 61 63 0 96-65 98-71 10 35 44 71 98 71 96 0 148-119 148-142 0-8-9-8-11-8-8 0-10 2-12 8-29 100-94 121-123 121-35 0-50-29-50-60 0-21 6-40 17-81z">
            <text:p/>
          </draw:path>
          <draw:path draw:style-name="gr3" draw:text-style-name="P5" draw:layer="layout" svg:width="0.588cm" svg:height="0.29cm" svg:x="8.453cm" svg:y="8.828cm" svg:viewBox="0 0 589 291" svg:d="M248 233c-2 12-9 33-9 37 0 15 13 21 23 21 11 0 21-8 25-15 2-6 8-27 11-39 4-13 10-42 14-58 4-15 8-29 10-44 9-27 9-29 21-48 21-33 52-68 102-68 36 0 38 29 38 43 0 40-27 111-38 138-6 18-8 24-8 35 0 33 27 56 60 56 65 0 92-89 92-100 0-8-9-8-11-8-8 0-8 4-10 12-17 50-44 77-69 77-14 0-16-8-16-23 0-14 4-22 14-52 9-20 36-87 36-124 0-11 0-38-25-56-11-9-29-17-61-17-56 0-91 37-112 64-6-54-52-64-83-64-54 0-90 33-108 58-7-43-44-58-71-58s-42 21-50 35c-15 23-23 61-23 63 0 8 8 8 10 8 11 0 11-2 15-19 10-37 23-68 48-68 16 0 21 12 21 31 0 12-7 35-11 54-4 17-10 44-14 56l-21 83c-2 8-6 25-6 27 0 15 12 21 22 21 11 0 21-8 25-15 3-6 9-27 11-39 4-13 10-42 14-58 5-15 9-29 11-44 8-27 8-31 27-58 19-25 48-58 96-58 37 0 39 31 39 43 0 17-2 25-12 61z">
            <text:p/>
          </draw:path>
        </draw:g>
        <draw:g xml:id="id27" draw:id="id27">
          <svg:title>TexMaths</svg:title>
          <svg:desc>26§display§\text {Diff. } w. \ r. \ t. \ x.§svg§600§FALSE§</svg:desc>
          <draw:polygon draw:style-name="gr2" draw:text-style-name="P4" draw:layer="layout" svg:width="5.823cm" svg:height="0.563cm" svg:x="6.141cm" svg:y="10.177cm" svg:viewBox="0 0 5824 564" draw:points="2912,564 0,564 0,0 5824,0 5824,564">
            <text:p/>
          </draw:polygon>
          <draw:path draw:style-name="gr3" draw:text-style-name="P5" draw:layer="layout" svg:width="0.615cm" svg:height="0.626cm" svg:x="6.126cm" svg:y="10.152cm" svg:viewBox="0 0 616 627" svg:d="M0 0v29h23c71 0 71 11 71 42v485c0 33 0 42-71 42h-23v29h335c154 0 281-136 281-308 0-175-123-319-281-319zM218 598c-43 0-45-7-45-36v-497c0-30 2-36 45-36h92c56 0 121 19 166 86 40 54 48 133 48 204 0 102-17 156-50 202-19 25-71 77-164 77z">
            <text:p/>
          </draw:path>
          <draw:path draw:style-name="gr3" draw:text-style-name="P5" draw:layer="layout" svg:width="0.197cm" svg:height="0.613cm" svg:x="6.823cm" svg:y="10.164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55cm" svg:height="0.647cm" svg:x="7.07cm" svg:y="10.131cm" svg:viewBox="0 0 551 648" svg:d="M387 279h104v-27h-108v-106c0-84 45-125 85-125 4 0 17 0 31 6-10 4-27 15-27 38 0 20 15 39 40 39s39-19 39-39c0-34-31-65-83-65-54 0-96 35-100 40-27-36-77-40-102-40-87 0-193 48-193 148v104h-73v27h73v298c0 41-11 41-73 41v30c31-2 79-5 102-5s69 3 102 5v-30c-60 0-71 0-71-41v-298h194v298c0 41-11 41-73 41v30c35-2 79-5 104-5 37 0 81 0 116 5v-30h-19c-66 0-68-10-68-43zM131 252v-104c0-90 75-127 133-127 46 0 71 16 73 16v3c-17 0-33 12-33 37 0 6 0 29 25 38-2 12-2 20-2 31v106z">
            <text:p/>
          </draw:path>
          <draw:path draw:style-name="gr3" draw:text-style-name="P5" draw:layer="layout" svg:width="0.099cm" svg:height="0.099cm" svg:x="7.659cm" svg:y="10.679cm" svg:viewBox="0 0 100 100" svg:d="M100 50c0-27-23-50-50-50s-50 23-50 50 23 50 50 50 50-23 50-50z">
            <text:p/>
          </draw:path>
          <draw:path draw:style-name="gr3" draw:text-style-name="P5" draw:layer="layout" svg:width="0.606cm" svg:height="0.415cm" svg:x="8.266cm" svg:y="10.373cm" svg:viewBox="0 0 607 416" svg:d="M397 94c4-19 13-54 13-59 0-16-13-25-25-25-13 0-29 7-36 25-2 7-45 184-52 207-6 27-8 43-8 60 0 10 0 12 2 17-21 50-50 77-85 77-73 0-73-67-73-84 0-29 4-64 48-179 10-27 15-39 15-58 0-42-30-75-75-75-88 0-121 133-121 142 0 8 8 8 10 8 11 0 11 0 15-17 25-85 60-112 94-112 8 0 22 0 22 29 0 23-10 50-16 65-40 108-52 152-52 185 0 85 62 116 131 116 14 0 58 0 95-64 23 58 88 64 115 64 69 0 108-58 133-112 31-73 60-196 60-239 0-50-25-65-41-65-23 0-46 23-46 44 0 12 6 18 15 25 10 10 33 33 33 79 0 31-27 121-50 166-25 50-56 82-102 82-44 0-67-27-67-79 0-25 7-55 9-67z">
            <text:p/>
          </draw:path>
          <draw:path draw:style-name="gr3" draw:text-style-name="P5" draw:layer="layout" svg:width="0.099cm" svg:height="0.099cm" svg:x="8.996cm" svg:y="10.679cm" svg:viewBox="0 0 100 100" svg:d="M100 50c0-27-23-50-50-50s-50 23-50 50 23 50 50 50 50-23 50-50z">
            <text:p/>
          </draw:path>
          <draw:path draw:style-name="gr3" draw:text-style-name="P5" draw:layer="layout" svg:width="0.373cm" svg:height="0.415cm" svg:x="9.504cm" svg:y="10.373cm" svg:viewBox="0 0 374 416" svg:d="M54 352c-2 14-8 35-8 39 0 17 12 25 27 25 10 0 27-8 33-25 2-4 33-129 38-145 6-32 22-96 29-121 4-10 29-54 52-75 6-6 33-29 72-29 25 0 38 10 40 10-29 4-48 27-48 50 0 15 10 34 33 34 25 0 52-21 52-55 0-33-29-60-77-60-60 0-99 46-116 71-8-42-42-71-85-71-42 0-59 35-67 52-17 31-29 88-29 90 0 8 8 8 10 8 11 0 11 0 17-21 15-64 33-108 67-108 16 0 29 6 29 41 0 19-4 30-15 78z">
            <text:p/>
          </draw:path>
          <draw:path draw:style-name="gr3" draw:text-style-name="P5" draw:layer="layout" svg:width="0.099cm" svg:height="0.099cm" svg:x="9.943cm" svg:y="10.679cm" svg:viewBox="0 0 100 100" svg:d="M100 50c0-27-23-50-50-50s-50 23-50 50 23 50 50 50 50-23 50-50z">
            <text:p/>
          </draw:path>
          <draw:path draw:style-name="gr3" draw:text-style-name="P5" draw:layer="layout" svg:width="0.282cm" svg:height="0.584cm" svg:x="10.444cm" svg:y="10.204cm" svg:viewBox="0 0 283 585" svg:d="M168 208h88c16 0 27 0 27-19 0-10-11-10-27-10h-79c31-131 37-148 37-154 0-17-12-25-27-25-2 0-29 0-37 33l-36 146h-87c-19 0-27 0-27 17 0 12 8 12 25 12h81c-66 261-69 275-69 292 0 50 36 85 84 85 95 0 147-135 147-141 0-9-8-9-12-9-6 0-8 2-13 13-39 95-89 116-120 116-19 0-27-12-27-41 0-23 0-30 4-44z">
            <text:p/>
          </draw:path>
          <draw:path draw:style-name="gr3" draw:text-style-name="P5" draw:layer="layout" svg:width="0.099cm" svg:height="0.099cm" svg:x="10.831cm" svg:y="10.679cm" svg:viewBox="0 0 100 100" svg:d="M100 50c0-27-23-50-50-50s-50 23-50 50 23 50 50 50 50-23 50-50z">
            <text:p/>
          </draw:path>
          <draw:path draw:style-name="gr3" draw:text-style-name="P5" draw:layer="layout" svg:width="0.457cm" svg:height="0.415cm" svg:x="11.336cm" svg:y="10.373cm" svg:viewBox="0 0 458 416" svg:d="M281 129c4-25 25-108 89-108 6 0 27 0 46 10-25 6-44 29-44 50 0 15 11 34 36 34 20 0 50-17 50-55 0-48-55-60-86-60-54 0-85 48-97 71-23-63-71-71-98-71-96 0-148 119-148 142 0 8 8 8 11 8 8 0 10 0 12-8 31-98 92-121 123-121 16 0 50 8 50 60 0 29-17 92-50 219-15 58-48 96-88 96-6 0-27 0-45-11 22-6 43-25 43-50s-21-33-35-33c-27 0-50 25-50 54 0 42 46 60 85 60 63 0 96-64 98-70 10 35 44 70 98 70 95 0 147-118 147-141 0-8-8-8-10-8-8 0-10 2-12 8-30 100-94 121-123 121-35 0-50-30-50-61 0-21 6-39 17-81z">
            <text:p/>
          </draw:path>
          <draw:path draw:style-name="gr3" draw:text-style-name="P5" draw:layer="layout" svg:width="0.099cm" svg:height="0.099cm" svg:x="11.912cm" svg:y="10.679cm" svg:viewBox="0 0 100 100" svg:d="M100 50c0-27-23-50-50-50s-50 23-50 50 23 50 50 50 50-23 50-50z">
            <text:p/>
          </draw:path>
        </draw:g>
        <draw:g xml:id="id29" draw:id="id29">
          <svg:title>TexMaths</svg:title>
          <svg:desc>28§display§mx^ {m - 1}§svg§600§FALSE§</svg:desc>
          <draw:polygon draw:style-name="gr2" draw:text-style-name="P4" draw:layer="layout" svg:width="2.971cm" svg:height="0.776cm" svg:x="13.051cm" svg:y="11.878cm" svg:viewBox="0 0 2972 777" draw:points="1486,777 0,777 0,0 2972,0 2972,777">
            <text:p/>
          </draw:polygon>
          <draw:path draw:style-name="gr3" draw:text-style-name="P5" draw:layer="layout" svg:width="0.808cm" svg:height="0.447cm" svg:x="13.031cm" svg:y="12.257cm" svg:viewBox="0 0 809 448" svg:d="M58 379c-2 15-9 38-9 42 0 18 14 27 29 27 12 0 30-9 36-27 3-2 14-49 18-74l23-89c6-21 11-43 18-65 2-18 11-47 11-50 15-31 67-121 161-121 45 0 54 36 54 70 0 25-7 51-16 81l-27 114-20 76c-4 20-11 54-11 58 0 18 13 27 27 27 31 0 38-25 45-56 13-56 51-199 60-240 2-11 54-130 162-130 42 0 53 34 53 70 0 56-40 168-60 222-9 22-14 33-14 53 0 47 34 81 81 81 94 0 130-143 130-152s-9-9-11-9c-11 0-11 2-16 18-16 51-47 121-101 121-18 0-24-9-24-32 0-24 9-49 18-71 20-52 60-162 60-218 0-62-38-105-112-105s-126 43-161 96c-3-13-5-47-32-71-24-21-56-25-80-25-90 0-139 63-155 85-5-56-47-85-92-85s-63 38-72 56c-18 36-31 94-31 96 0 9 9 9 11 9 11 0 11 0 18-22 16-70 36-117 72-117 16 0 31 7 31 45 0 20-4 32-15 83z">
            <text:p/>
          </draw:path>
          <draw:path draw:style-name="gr3" draw:text-style-name="P5" draw:layer="layout" svg:width="0.492cm" svg:height="0.447cm" svg:x="13.894cm" svg:y="12.257cm" svg:viewBox="0 0 493 448" svg:d="M303 139c4-27 26-117 96-117 7 0 29 0 49 12-27 6-47 31-47 53 0 16 11 36 38 36 23 0 54-18 54-58 0-52-58-65-92-65-58 0-92 52-105 76-25-67-76-76-106-76-103 0-159 128-159 152 0 9 9 9 12 9 9 0 11 0 13-9 34-105 99-130 132-130 18 0 54 9 54 65 0 32-18 99-54 236-15 62-51 103-94 103-7 0-29 0-49-12 24-6 47-26 47-53s-23-36-38-36c-29 0-54 27-54 58 0 45 49 65 92 65 67 0 103-69 105-76 11 38 47 76 106 76 103 0 159-128 159-152 0-9-9-9-12-9-9 0-11 2-13 9-31 107-101 130-132 130-38 0-54-32-54-65 0-23 7-43 18-88z">
            <text:p/>
          </draw:path>
          <draw:path draw:style-name="gr3" draw:text-style-name="P5" draw:layer="layout" svg:width="0.633cm" svg:height="0.313cm" svg:x="14.461cm" svg:y="11.984cm" svg:viewBox="0 0 634 314" svg:d="M267 251c-3 13-9 36-9 40 0 16 13 23 24 23 12 0 23-9 27-16 2-7 9-29 11-43 5-13 12-44 16-62 5-16 9-32 11-47 9-29 9-32 23-52 22-36 56-74 110-74 38 0 40 32 40 47 0 43-29 119-40 148-7 20-9 27-9 38 0 36 29 61 65 61 69 0 98-97 98-108 0-9-9-9-11-9-9 0-9 5-11 14-18 53-47 82-74 82-16 0-18-8-18-24s4-25 16-56c9-23 38-94 38-135 0-11 0-40-27-60-11-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3" draw:text-style-name="P5" draw:layer="layout" svg:width="0.467cm" svg:height="0.035cm" svg:x="15.203cm" svg:y="12.098cm" svg:viewBox="0 0 468 36" svg:d="M441 36c9 0 27 0 27-18s-15-18-27-18h-414c-11 0-27 0-27 18s16 18 27 18z">
            <text:p/>
          </draw:path>
          <draw:path draw:style-name="gr3" draw:text-style-name="P5" draw:layer="layout" svg:width="0.252cm" svg:height="0.458cm" svg:x="15.819cm" svg:y="11.829cm" svg:viewBox="0 0 253 459" svg:d="M157 20c0-20-2-20-20-20-45 43-108 45-137 45v24c16 0 63 0 101-20v354c0 23 0 32-70 32h-27v24c14 0 99-2 124-2 22 0 110 2 125 2v-24h-27c-69 0-69-9-69-32z">
            <text:p/>
          </draw:path>
        </draw:g>
        <draw:g xml:id="id25" draw:id="id25">
          <svg:title>TexMaths</svg:title>
          <svg:desc>28§display§\text {(i) Let,}§svg§600§FALSE§</svg:desc>
          <draw:polygon draw:style-name="gr2" draw:text-style-name="P4" draw:layer="layout" svg:width="2.904cm" svg:height="0.886cm" svg:x="2.829cm" svg:y="8.877cm" svg:viewBox="0 0 2905 887" draw:points="1451,887 0,887 0,0 2905,0 2905,887">
            <text:p/>
          </draw:polygon>
          <draw:path draw:style-name="gr3" draw:text-style-name="P5" draw:layer="layout" svg:width="0.23cm" svg:height="0.985cm" svg:x="2.876cm" svg:y="8.828cm" svg:viewBox="0 0 231 986" svg:d="M231 977c0-2 0-4-18-22-123-124-155-310-155-462 0-170 38-343 159-466 14-11 14-14 14-18 0-7-5-9-12-9-8 0-98 67-156 193-52 107-63 217-63 300 0 78 11 197 65 309 60 121 146 184 154 184 7 0 12-2 12-9z">
            <text:p/>
          </draw:path>
          <draw:path draw:style-name="gr3" draw:text-style-name="P5" draw:layer="layout" svg:width="0.212cm" svg:height="0.66cm" svg:x="3.194cm" svg:y="8.909cm" svg:viewBox="0 0 213 661" svg:d="M143 224l-139 11v32c65 0 74 4 74 53v265c0 45-11 45-78 45v31c31-2 85-2 110-2 33 0 69 0 103 2v-31c-65 0-70-5-70-43zM148 52c0-32-25-52-54-52-31 0-51 27-51 52 0 26 20 53 51 53 29 0 54-22 54-53z">
            <text:p/>
          </draw:path>
          <draw:path draw:style-name="gr3" draw:text-style-name="P5" draw:layer="layout" svg:width="0.23cm" svg:height="0.985cm" svg:x="3.492cm" svg:y="8.828cm" svg:viewBox="0 0 231 986" svg:d="M231 493c0-76-12-195-65-307-61-121-146-186-157-186-5 0-9 4-9 9 0 4 0 7 18 25 98 96 154 253 154 459 0 168-35 343-159 466-13 14-13 16-13 18 0 7 4 9 9 9 11 0 101-67 159-193 51-107 63-217 63-300z">
            <text:p/>
          </draw:path>
          <draw:path draw:style-name="gr3" draw:text-style-name="P5" draw:layer="layout" svg:width="0.541cm" svg:height="0.674cm" svg:x="4.179cm" svg:y="8.893cm" svg:viewBox="0 0 542 675" svg:d="M542 419h-25c-11 101-24 224-199 224h-81c-44 0-47-7-47-38v-527c0-33 0-47 94-47h32v-31c-36 2-126 2-166 2-38 0-116 0-150-2v31h25c76 0 76 12 76 45v522c0 36 0 45-76 45h-25v32h515z">
            <text:p/>
          </draw:path>
          <draw:path draw:style-name="gr3" draw:text-style-name="P5" draw:layer="layout" svg:width="0.382cm" svg:height="0.454cm" svg:x="4.789cm" svg:y="9.126cm" svg:viewBox="0 0 383 455" svg:d="M83 195c7-148 89-173 123-173 101 0 112 133 112 173zM83 215h275c23 0 25 0 25-20 0-99-54-195-177-195-114 0-206 101-206 226 0 133 103 229 217 229 121 0 166-110 166-130 0-9-9-11-13-11-9 0-12 6-12 13-36 103-125 103-134 103-49 0-90-31-112-67-29-47-29-112-29-148z">
            <text:p/>
          </draw:path>
          <draw:path draw:style-name="gr3" draw:text-style-name="P5" draw:layer="layout" svg:width="0.308cm" svg:height="0.617cm" svg:x="5.216cm" svg:y="8.96cm" svg:viewBox="0 0 309 618" svg:d="M152 213h141v-31h-141v-182h-24c0 81-32 186-128 190v23h85v271c0 123 92 134 128 134 69 0 96-69 96-134v-56h-25v56c0 72-29 110-65 110-67 0-67-90-67-108z">
            <text:p/>
          </draw:path>
          <draw:path draw:style-name="gr3" draw:text-style-name="P5" draw:layer="layout" svg:width="0.115cm" svg:height="0.295cm" svg:x="5.667cm" svg:y="9.462cm" svg:viewBox="0 0 116 296" svg:d="M116 103c0-63-22-103-62-103-36 0-54 27-54 52 0 26 18 53 54 53 15 0 27-6 38-13l2-2c0 0 2 0 2 13 0 65-29 126-74 173-4 4-6 6-6 9 0 9 4 11 11 11 11 0 89-79 89-193z">
            <text:p/>
          </draw:path>
        </draw:g>
        <draw:g>
          <svg:title>TexMaths</svg:title>
          <svg:desc>28§display§n^{th}§svg§600§FALSE§</svg:desc>
          <draw:polygon draw:style-name="gr2" draw:text-style-name="P4" draw:layer="layout" svg:width="1.218cm" svg:height="0.799cm" svg:x="6.25cm" svg:y="3.175cm" svg:viewBox="0 0 1219 800" draw:points="609,800 0,800 0,0 1219,0 1219,800">
            <text:p/>
          </draw:polygon>
          <draw:path draw:style-name="gr3" draw:text-style-name="P5" draw:layer="layout" svg:width="0.534cm" svg:height="0.447cm" svg:x="6.23cm" svg:y="3.577cm" svg:viewBox="0 0 535 448" svg:d="M58 379c-2 16-9 38-9 42 0 18 14 27 29 27 12 0 30-9 36-27 2-2 14-49 20-74l21-89c6-20 13-43 17-65 5-18 12-47 14-50 13-31 65-121 159-121 45 0 54 36 54 70 0 60-47 188-63 229-9 24-11 35-11 47 0 47 36 80 80 80 95 0 130-143 130-152s-9-9-11-9c-11 0-11 2-16 18-20 67-51 121-100 121-16 0-23-9-23-31 0-25 9-50 18-72 18-52 58-162 58-218 0-65-40-105-112-105-89 0-138 63-154 85-5-54-45-85-92-85-45 0-63 38-74 56-16 34-29 92-29 96 0 9 9 9 11 9 11 0 11 0 18-22 16-70 36-117 72-117 20 0 31 12 31 45 0 20-4 32-16 83z">
            <text:p/>
          </draw:path>
          <draw:path draw:style-name="gr3" draw:text-style-name="P5" draw:layer="layout" svg:width="0.234cm" svg:height="0.438cm" svg:x="6.821cm" svg:y="3.173cm" svg:viewBox="0 0 235 439" svg:d="M141 159h72c13 0 22 0 22-16 0-8-9-8-20-8h-67l27-104c0-2 2-6 2-9 0-13-11-22-25-22-18 0-27 11-33 29-5 18 4-16-25 106h-72c-13 0-22 0-22 15 0 9 9 9 20 9h67l-42 164c-2 18-9 42-9 51 0 41 33 65 74 65 78 0 121-96 121-105s-9-9-11-9c-9 0-9 2-14 14-20 42-56 82-94 82-16 0-25-8-25-35 0-7 3-21 5-27z">
            <text:p/>
          </draw:path>
          <draw:path draw:style-name="gr3" draw:text-style-name="P5" draw:layer="layout" svg:width="0.378cm" svg:height="0.488cm" svg:x="7.139cm" svg:y="3.126cm" svg:viewBox="0 0 379 489" svg:d="M166 20c0 0 2-9 2-11s-2-9-11-9c-14 0-72 4-90 7-4 0-13 2-13 15 0 12 9 12 18 12 31 0 31 4 31 9 0 4 0 9-2 15l-97 393c-4 11-4 13-4 15 0 9 9 23 25 23 6 0 20-5 27-20 2-3 8-30 11-43l18-61c2-11 9-38 11-49 7-25 7-27 20-47 22-36 56-74 110-74 40 0 42 31 42 47 0 43-31 119-42 148-7 20-9 27-9 38 0 36 29 61 65 61 69 0 101-97 101-108 0-9-9-9-12-9-11 0-11 5-13 11-16 56-47 86-74 86-16 0-18-9-18-25s5-25 16-56c9-23 38-94 38-135 0-11 0-40-27-58-11-11-31-20-63-20-51 0-87 29-114 58z">
            <text:p/>
          </draw:path>
        </draw:g>
        <draw:g xml:id="id30" draw:id="id30">
          <svg:title>TexMaths</svg:title>
          <svg:desc>26§display§\text {Diff. } w. \ r. \ t. \ x.§svg§600§FALSE§</svg:desc>
          <draw:polygon draw:style-name="gr2" draw:text-style-name="P4" draw:layer="layout" svg:width="5.823cm" svg:height="0.563cm" svg:x="6.141cm" svg:y="14.077cm" svg:viewBox="0 0 5824 564" draw:points="2912,564 0,564 0,0 5824,0 5824,564">
            <text:p/>
          </draw:polygon>
          <draw:path draw:style-name="gr3" draw:text-style-name="P5" draw:layer="layout" svg:width="0.615cm" svg:height="0.626cm" svg:x="6.126cm" svg:y="14.052cm" svg:viewBox="0 0 616 627" svg:d="M0 0v29h23c71 0 71 11 71 42v485c0 33 0 42-71 42h-23v29h335c154 0 281-136 281-308 0-175-123-319-281-319zM218 598c-43 0-45-7-45-36v-497c0-30 2-36 45-36h92c56 0 121 19 166 86 40 54 48 133 48 204 0 102-17 156-50 202-19 25-71 77-164 77z">
            <text:p/>
          </draw:path>
          <draw:path draw:style-name="gr3" draw:text-style-name="P5" draw:layer="layout" svg:width="0.197cm" svg:height="0.613cm" svg:x="6.823cm" svg:y="14.064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55cm" svg:height="0.647cm" svg:x="7.07cm" svg:y="14.031cm" svg:viewBox="0 0 551 648" svg:d="M387 279h104v-27h-108v-106c0-84 45-125 85-125 4 0 17 0 31 6-10 4-27 15-27 38 0 20 15 39 40 39s39-19 39-39c0-34-31-65-83-65-54 0-96 35-100 40-27-36-77-40-102-40-87 0-193 48-193 148v104h-73v27h73v298c0 41-11 41-73 41v30c31-2 79-5 102-5s69 3 102 5v-30c-60 0-71 0-71-41v-298h194v298c0 41-11 41-73 41v30c35-2 79-5 104-5 37 0 81 0 116 5v-30h-19c-66 0-68-10-68-43zM131 252v-104c0-90 75-127 133-127 46 0 71 16 73 16v3c-17 0-33 12-33 37 0 6 0 29 25 38-2 12-2 20-2 31v106z">
            <text:p/>
          </draw:path>
          <draw:path draw:style-name="gr3" draw:text-style-name="P5" draw:layer="layout" svg:width="0.099cm" svg:height="0.099cm" svg:x="7.659cm" svg:y="14.579cm" svg:viewBox="0 0 100 100" svg:d="M100 50c0-27-23-50-50-50s-50 23-50 50 23 50 50 50 50-23 50-50z">
            <text:p/>
          </draw:path>
          <draw:path draw:style-name="gr3" draw:text-style-name="P5" draw:layer="layout" svg:width="0.606cm" svg:height="0.415cm" svg:x="8.266cm" svg:y="14.273cm" svg:viewBox="0 0 607 416" svg:d="M397 94c4-19 13-54 13-59 0-16-13-25-25-25-13 0-29 7-36 25-2 7-45 184-52 207-6 27-8 43-8 60 0 10 0 12 2 17-21 50-50 77-85 77-73 0-73-67-73-84 0-29 4-64 48-179 10-27 15-39 15-58 0-42-30-75-75-75-88 0-121 133-121 142 0 8 8 8 10 8 11 0 11 0 15-17 25-85 60-112 94-112 8 0 22 0 22 29 0 23-10 50-16 65-40 108-52 152-52 185 0 85 62 116 131 116 14 0 58 0 95-64 23 58 88 64 115 64 69 0 108-58 133-112 31-73 60-196 60-239 0-50-25-65-41-65-23 0-46 23-46 44 0 12 6 18 15 25 10 10 33 33 33 79 0 31-27 121-50 166-25 50-56 82-102 82-44 0-67-27-67-79 0-25 7-55 9-67z">
            <text:p/>
          </draw:path>
          <draw:path draw:style-name="gr3" draw:text-style-name="P5" draw:layer="layout" svg:width="0.099cm" svg:height="0.099cm" svg:x="8.996cm" svg:y="14.579cm" svg:viewBox="0 0 100 100" svg:d="M100 50c0-27-23-50-50-50s-50 23-50 50 23 50 50 50 50-23 50-50z">
            <text:p/>
          </draw:path>
          <draw:path draw:style-name="gr3" draw:text-style-name="P5" draw:layer="layout" svg:width="0.373cm" svg:height="0.415cm" svg:x="9.504cm" svg:y="14.273cm" svg:viewBox="0 0 374 416" svg:d="M54 352c-2 14-8 35-8 39 0 17 12 25 27 25 10 0 27-8 33-25 2-4 33-129 38-145 6-32 22-96 29-121 4-10 29-54 52-75 6-6 33-29 72-29 25 0 38 10 40 10-29 4-48 27-48 50 0 15 10 34 33 34 25 0 52-21 52-55 0-33-29-60-77-60-60 0-99 46-116 71-8-42-42-71-85-71-42 0-59 35-67 52-17 31-29 88-29 90 0 8 8 8 10 8 11 0 11 0 17-21 15-64 33-108 67-108 16 0 29 6 29 41 0 19-4 30-15 78z">
            <text:p/>
          </draw:path>
          <draw:path draw:style-name="gr3" draw:text-style-name="P5" draw:layer="layout" svg:width="0.099cm" svg:height="0.099cm" svg:x="9.943cm" svg:y="14.579cm" svg:viewBox="0 0 100 100" svg:d="M100 50c0-27-23-50-50-50s-50 23-50 50 23 50 50 50 50-23 50-50z">
            <text:p/>
          </draw:path>
          <draw:path draw:style-name="gr3" draw:text-style-name="P5" draw:layer="layout" svg:width="0.282cm" svg:height="0.584cm" svg:x="10.444cm" svg:y="14.104cm" svg:viewBox="0 0 283 585" svg:d="M168 208h88c16 0 27 0 27-19 0-10-11-10-27-10h-79c31-131 37-148 37-154 0-17-12-25-27-25-2 0-29 0-37 33l-36 146h-87c-19 0-27 0-27 17 0 12 8 12 25 12h81c-66 261-69 275-69 292 0 50 36 85 84 85 95 0 147-135 147-141 0-9-8-9-12-9-6 0-8 2-13 13-39 95-89 116-120 116-19 0-27-12-27-41 0-23 0-30 4-44z">
            <text:p/>
          </draw:path>
          <draw:path draw:style-name="gr3" draw:text-style-name="P5" draw:layer="layout" svg:width="0.099cm" svg:height="0.099cm" svg:x="10.831cm" svg:y="14.579cm" svg:viewBox="0 0 100 100" svg:d="M100 50c0-27-23-50-50-50s-50 23-50 50 23 50 50 50 50-23 50-50z">
            <text:p/>
          </draw:path>
          <draw:path draw:style-name="gr3" draw:text-style-name="P5" draw:layer="layout" svg:width="0.457cm" svg:height="0.415cm" svg:x="11.336cm" svg:y="14.273cm" svg:viewBox="0 0 458 416" svg:d="M281 129c4-25 25-108 89-108 6 0 27 0 46 10-25 6-44 29-44 50 0 15 11 34 36 34 20 0 50-17 50-55 0-48-55-60-86-60-54 0-85 48-97 71-23-63-71-71-98-71-96 0-148 119-148 142 0 8 8 8 11 8 8 0 10 0 12-8 31-98 92-121 123-121 16 0 50 8 50 60 0 29-17 92-50 219-15 58-48 96-88 96-6 0-27 0-45-11 22-6 43-25 43-50s-21-33-35-33c-27 0-50 25-50 54 0 42 46 60 85 60 63 0 96-64 98-70 10 35 44 70 98 70 95 0 147-118 147-141 0-8-8-8-10-8-8 0-10 2-12 8-30 100-94 121-123 121-35 0-50-30-50-61 0-21 6-39 17-81z">
            <text:p/>
          </draw:path>
          <draw:path draw:style-name="gr3" draw:text-style-name="P5" draw:layer="layout" svg:width="0.099cm" svg:height="0.099cm" svg:x="11.912cm" svg:y="14.579cm" svg:viewBox="0 0 100 100" svg:d="M100 50c0-27-23-50-50-50s-50 23-50 50 23 50 50 50 50-23 50-50z">
            <text:p/>
          </draw:path>
        </draw:g>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20" anim:sub-item="text" smil:attributeName="visibility" smil:to="visibl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25" smil:attributeName="visibility" smil:to="visible"/>
                  <anim:animate smil:dur="0.5s" smil:fill="hold" smil:targetElement="id25" smil:attributeName="width" smil:values="width*0.05;width" smil:keyTimes="0;1"/>
                  <anim:animate smil:dur="0.5s" smil:fill="hold" smil:targetElement="id25" smil:attributeName="height" smil:values="height;height" smil:keyTimes="0;1"/>
                  <anim:animate smil:dur="0.5s" smil:fill="hold" smil:targetElement="id25" smil:attributeName="x" smil:values="x-.2;x" smil:keyTimes="0;1"/>
                  <anim:animate smil:dur="0.5s" smil:fill="hold" smil:targetElement="id25" smil:attributeName="y" smil:values="y;y" smil:keyTimes="0;1"/>
                  <anim:transitionFilter smil:dur="0.5s" smil:targetElement="id25"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6" smil:attributeName="visibility" smil:to="visible"/>
                  <anim:animate smil:dur="0.5s" smil:fill="hold" smil:targetElement="id26" smil:attributeName="x" smil:values="x;x" smil:keyTimes="0;1"/>
                  <anim:animate smil:dur="0.5s" smil:fill="hold" smil:targetElement="id2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7" smil:attributeName="visibility" smil:to="visible"/>
                  <anim:animate smil:dur="0.5s" smil:fill="hold" smil:targetElement="id27" smil:attributeName="x" smil:values="x;x" smil:keyTimes="0;1"/>
                  <anim:animate smil:dur="0.5s" smil:fill="hold" smil:targetElement="id2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8" smil:attributeName="visibility" smil:to="visible"/>
                  <anim:animate smil:dur="0.5s" smil:fill="hold" smil:targetElement="id28" smil:attributeName="x" smil:values="x;x" smil:keyTimes="0;1"/>
                  <anim:animate smil:dur="0.5s" smil:fill="hold" smil:targetElement="id2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9" smil:attributeName="visibility" smil:to="visible"/>
                  <anim:animate smil:dur="0.5s" smil:fill="hold" smil:targetElement="id29" smil:attributeName="x" smil:values="x;x" smil:keyTimes="0;1"/>
                  <anim:animate smil:dur="0.5s" smil:fill="hold" smil:targetElement="id29"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0" smil:attributeName="visibility" smil:to="visible"/>
                  <anim:animate smil:dur="0.5s" smil:fill="hold" smil:targetElement="id30" smil:attributeName="x" smil:values="x;x" smil:keyTimes="0;1"/>
                  <anim:animate smil:dur="0.5s" smil:fill="hold" smil:targetElement="id30" smil:attributeName="y" smil:values="1+height/2;y" smil:keyTimes="0;1"/>
                </anim:par>
              </anim:par>
            </anim:par>
          </anim:seq>
        </anim:par>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9">
        <office:forms form:automatic-focus="false" form:apply-design-mode="false"/>
        <draw:frame presentation:style-name="pr8" draw:text-style-name="P11" draw:layer="layout" svg:width="26.4cm" svg:height="14.573cm" svg:x="0.8cm" svg:y="0.627cm" presentation:class="title" presentation:user-transformed="true">
          <draw:text-box>
            <text:p text:style-name="P7"><text:span text:style-name="T8"><text:tab/></text:span><text:span text:style-name="T8"><text:tab/></text:span><text:span text:style-name="T8"><text:line-break/></text:span><text:span text:style-name="T10"><text:tab/></text:span><text:span text:style-name="T10"> <text:s text:c="2"/></text:span><text:span text:style-name="T10"><text:tab/></text:span><text:span text:style-name="T10"><text:tab/></text:span><text:span text:style-name="T10"><text:line-break/></text:span><text:span text:style-name="T10"><text:tab/></text:span><text:span text:style-name="T10"><text:tab/></text:span><text:span text:style-name="T10"><text:line-break/></text:span><text:span text:style-name="T10"><text:tab/></text:span><text:span text:style-name="T10"><text:tab/></text:span><text:span text:style-name="T10"><text:line-break/></text:span><text:span text:style-name="T10"><text:tab/></text:span><text:span text:style-name="T10"><text:tab/></text:span><text:span text:style-name="T10"><text:line-break/></text:span><text:span text:style-name="T10"><text:line-break/></text:span><text:span text:style-name="T10"><text:tab/></text:span><text:span text:style-name="T10"><text:tab/></text:span><text:span text:style-name="T10"><text:line-break/></text:span><text:span text:style-name="T17"> <text:s text:c="20"/></text:span><text:span text:style-name="T10"><text:line-break/></text:span><text:span text:style-name="T10"><text:tab/></text:span><text:span text:style-name="T10"> <text:s text:c="4"/></text:span><text:span text:style-name="T10"><text:line-break/></text:span><text:span text:style-name="T10"><text:tab/></text:span><text:span text:style-name="T10"><text:tab/></text:span></text:p>
          </draw:text-box>
        </draw:frame>
        <draw:g xml:id="id31" draw:id="id31">
          <svg:title>TexMaths</svg:title>
          <svg:desc>26§display§\frac{d}{dx}\left( \frac{dy}{dx} \right) = m \frac{d}{dx}( x^ {m - 1} )§svg§600§FALSE§</svg:desc>
          <draw:polygon draw:style-name="gr2" draw:text-style-name="P4" draw:layer="layout" svg:width="9.74cm" svg:height="2.101cm" svg:x="1.873cm" svg:y="0.679cm" svg:viewBox="0 0 9741 2102" draw:points="4871,2102 0,2102 0,0 9741,0 9741,2102">
            <text:p/>
          </draw:polygon>
          <draw:path draw:style-name="gr3" draw:text-style-name="P5" draw:layer="layout" svg:width="0.436cm" svg:height="0.646cm" svg:x="2.124cm" svg:y="0.706cm" svg:viewBox="0 0 437 647" svg:d="M437 10c0-2 0-10-13-10-12 0-100 8-116 10-6 0-13 5-13 17 0 13 9 13 23 13 44 0 46 6 46 14l-4 19-54 216c-17-33-44-58-86-58-106 0-220 135-220 268 0 87 50 148 123 148 18 0 64-4 118-69 9 38 40 69 83 69 34 0 55-21 69-52 15-31 27-88 27-90 0-10-8-10-10-10-11 0-11 4-13 17-16 60-33 114-70 114-25 0-28-23-28-42 0-23 3-29 7-43zM245 526c-4 17-4 19-18 35-40 50-77 65-102 65-46 0-61-50-61-85 0-46 30-160 52-202 28-54 69-87 107-87 60 0 72 75 72 81 0 4-2 10-4 14z">
            <text:p/>
          </draw:path>
          <draw:polygon draw:style-name="gr3" draw:text-style-name="P5" draw:layer="layout" svg:width="0.999cm" svg:height="0.039cm" svg:x="1.827cm" svg:y="1.71cm" svg:viewBox="0 0 1000 40" draw:points="499,40 0,40 0,0 1000,0 1000,40">
            <text:p/>
          </draw:polygon>
          <draw:path draw:style-name="gr3" draw:text-style-name="P5" draw:layer="layout" svg:width="0.436cm" svg:height="0.646cm" svg:x="1.864cm" svg:y="1.949cm" svg:viewBox="0 0 437 647" svg:d="M437 10c0-2 0-10-13-10-12 0-100 8-116 10-6 0-13 5-13 17 0 13 9 13 23 13 44 0 46 6 46 14l-4 19-54 216c-17-33-44-58-86-58-106 0-220 135-220 268 0 87 50 148 123 148 18 0 64-4 118-69 9 38 40 69 83 69 34 0 55-21 69-52 15-31 27-88 27-90 0-10-8-10-10-10-11 0-11 4-13 17-16 60-33 114-70 114-25 0-28-23-28-42 0-23 3-29 7-43zM245 526c-4 17-4 19-18 35-40 50-77 65-102 65-46 0-61-50-61-85 0-46 30-160 52-202 28-54 69-87 107-87 60 0 72 75 72 81 0 4-2 10-4 14z">
            <text:p/>
          </draw:path>
          <draw:path draw:style-name="gr3" draw:text-style-name="P5" draw:layer="layout" svg:width="0.457cm" svg:height="0.415cm" svg:x="2.328cm" svg:y="2.18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3-35-33c-27 0-50 25-50 54 0 41 46 60 85 60 63 0 96-65 98-71 10 36 44 71 98 71 95 0 147-119 147-141 0-9-8-9-10-9-8 0-10 2-12 9-30 99-94 120-123 120-36 0-50-29-50-60 0-21 6-40 17-81z">
            <text:p/>
          </draw:path>
          <draw:path draw:style-name="gr3" draw:text-style-name="P5" draw:layer="layout" svg:width="0.45cm" svg:height="2.193cm" svg:x="3.277cm" svg:y="0.633cm" svg:viewBox="0 0 451 2194" svg:d="M451 2186c0-4-2-7-4-9-33-35-96-95-156-195-147-235-214-533-214-884 0-247 33-564 183-836 73-131 148-206 189-245 2-2 2-5 2-9 0-8-6-8-18-8-13 0-15 0-30 15-307 278-403 696-403 1081 0 360 83 722 316 996 19 21 52 58 92 92 10 10 12 10 25 10 12 0 18 0 18-8z">
            <text:p/>
          </draw:path>
          <draw:path draw:style-name="gr3" draw:text-style-name="P5" draw:layer="layout" svg:width="0.436cm" svg:height="0.646cm" svg:x="3.925cm" svg:y="0.706cm" svg:viewBox="0 0 437 647" svg:d="M437 10c0-2 0-10-13-10-12 0-100 8-116 10-6 0-13 5-13 17 0 13 9 13 23 13 44 0 46 6 46 14l-4 19-54 216c-17-33-44-58-86-58-106 0-220 135-220 268 0 87 50 148 123 148 18 0 64-4 118-69 9 38 40 69 83 69 34 0 55-21 69-52 15-31 27-88 27-90 0-10-8-10-10-10-11 0-11 4-13 17-16 60-33 114-70 114-25 0-28-23-28-42 0-23 3-29 7-43zM245 526c-4 17-4 19-18 35-40 50-77 65-102 65-46 0-61-50-61-85 0-46 30-160 52-202 28-54 69-87 107-87 58 0 72 75 72 81 0 4-2 10-4 14z">
            <text:p/>
          </draw:path>
          <draw:path draw:style-name="gr3" draw:text-style-name="P5" draw:layer="layout" svg:width="0.421cm" svg:height="0.592cm" svg:x="4.391cm" svg:y="0.937cm" svg:viewBox="0 0 422 593" svg:d="M420 56c2-12 2-14 2-21 0-16-12-25-25-25-10 0-25 5-33 19-2 4-8 33-13 50-6 23-12 48-18 73l-42 166c-2 13-41 77-104 77-46 0-56-39-56-75 0-41 17-97 48-179 14-37 16-47 16-66 0-42-29-75-74-75-88 0-121 133-121 141 0 9 8 9 10 9 11 0 11-2 15-17 25-85 62-112 94-112 6 0 22 0 22 29 0 23-8 46-16 64-36 96-52 150-52 192 0 81 58 110 112 110 35 0 67-17 92-42-11 48-23 92-59 142-25 31-60 58-102 58-12 0-54-4-68-40 14 0 25 0 37-10 11-8 19-21 19-37 0-29-25-34-33-34-21 0-52 15-52 61 0 45 41 79 97 79 96 0 190-83 215-187z">
            <text:p/>
          </draw:path>
          <draw:polygon draw:style-name="gr3" draw:text-style-name="P5" draw:layer="layout" svg:width="0.999cm" svg:height="0.039cm" svg:x="3.869cm" svg:y="1.71cm" svg:viewBox="0 0 1000 40" draw:points="499,40 0,40 0,0 1000,0 1000,40">
            <text:p/>
          </draw:polygon>
          <draw:path draw:style-name="gr3" draw:text-style-name="P5" draw:layer="layout" svg:width="0.436cm" svg:height="0.646cm" svg:x="3.905cm" svg:y="1.949cm" svg:viewBox="0 0 437 647" svg:d="M437 10c0-2 0-10-13-10-12 0-100 8-116 10-6 0-13 5-13 17 0 13 9 13 23 13 44 0 46 6 46 14l-4 19-54 216c-17-33-44-58-86-58-106 0-220 135-220 268 0 87 50 148 123 148 18 0 64-4 118-69 9 38 40 69 83 69 34 0 55-21 69-52 15-31 27-88 27-90 0-10-8-10-10-10-11 0-11 4-13 17-16 60-33 114-70 114-25 0-28-23-28-42 0-23 3-29 7-43zM245 526c-4 17-4 19-18 35-40 50-77 65-102 65-46 0-61-50-61-85 0-46 30-160 52-202 28-54 69-87 107-87 58 0 72 75 72 81 0 4-2 10-4 14z">
            <text:p/>
          </draw:path>
          <draw:path draw:style-name="gr3" draw:text-style-name="P5" draw:layer="layout" svg:width="0.457cm" svg:height="0.415cm" svg:x="4.371cm" svg:y="2.18cm" svg:viewBox="0 0 458 416" svg:d="M281 129c4-25 25-108 89-108 4 0 27 0 46 10-25 6-44 29-44 50 0 15 11 33 36 33 20 0 50-16 50-54 0-48-55-60-86-60-54 0-85 48-97 71-23-63-71-71-98-71-96 0-148 119-148 141 0 9 8 9 11 9 8 0 10 0 12-9 31-97 92-120 123-120 16 0 50 8 50 60 0 29-17 92-50 218-15 59-48 96-88 96-6 0-27 0-45-10 22-7 43-25 43-50s-21-33-35-33c-27 0-50 25-50 54 0 41 46 60 85 60 63 0 94-65 98-71 10 36 44 71 98 71 95 0 147-119 147-141 0-9-8-9-10-9-8 0-10 2-12 9-32 99-94 120-123 120-36 0-50-29-50-60 0-21 6-40 17-81z">
            <text:p/>
          </draw:path>
          <draw:path draw:style-name="gr3" draw:text-style-name="P5" draw:layer="layout" svg:width="0.45cm" svg:height="2.193cm" svg:x="5.009cm" svg:y="0.633cm" svg:viewBox="0 0 451 2194" svg:d="M451 1098c0-360-83-722-316-996-19-21-52-58-89-92-13-10-15-10-27-10-11 0-19 0-19 8 0 4 4 9 6 11 31 33 94 93 154 193 148 235 216 533 216 884 0 247-33 564-185 836-72 131-149 206-187 245-2 2-4 5-4 9 0 8 8 8 19 8 12 0 14 0 29-15 308-278 403-696 403-1081z">
            <text:p/>
          </draw:path>
          <draw:path draw:style-name="gr3" draw:text-style-name="P5" draw:layer="layout" svg:width="0.608cm" svg:height="0.215cm" svg:x="5.953cm" svg:y="1.623cm" svg:viewBox="0 0 609 216" svg:d="M578 37c15 0 31 0 31-18 0-19-16-19-29-19h-549c-14 0-31 0-31 19 0 18 17 18 31 18zM580 216c13 0 29 0 29-18 0-19-16-19-31-19h-547c-14 0-31 0-31 19 0 18 17 18 31 18z">
            <text:p/>
          </draw:path>
          <draw:path draw:style-name="gr3" draw:text-style-name="P5" draw:layer="layout" svg:width="0.75cm" svg:height="0.415cm" svg:x="6.893cm" svg:y="1.554cm" svg:viewBox="0 0 751 416" svg:d="M54 351c-2 15-8 36-8 40 0 17 12 25 27 25 10 0 27-8 33-25 2-2 13-46 17-69l21-83c6-19 10-39 16-60 2-17 11-44 11-46 14-29 62-112 149-112 42 0 50 33 50 64 0 23-6 48-14 75l-25 106-19 71c-4 19-10 50-10 54 0 17 12 25 25 25 29 0 35-23 41-52 13-52 48-185 56-223 2-10 50-120 150-120 40 0 50 31 50 64 0 52-38 156-56 206-9 21-13 31-13 50 0 44 31 75 75 75 88 0 121-133 121-141 0-9-9-9-11-9-10 0-10 2-14 17-15 48-44 112-94 112-16 0-23-8-23-29 0-23 9-46 17-67 19-47 56-149 56-201 0-58-35-98-104-98-68 0-116 40-150 89-2-12-4-43-29-66-23-19-52-23-75-23-83 0-129 58-143 79-4-52-44-79-85-79-42 0-59 35-67 52-17 33-29 87-29 89 0 9 8 9 10 9 11 0 11 0 17-21 15-65 33-108 67-108 14 0 29 6 29 41 0 19-4 30-15 77z">
            <text:p/>
          </draw:path>
          <draw:path draw:style-name="gr3" draw:text-style-name="P5" draw:layer="layout" svg:width="0.436cm" svg:height="0.646cm" svg:x="8.077cm" svg:y="0.706cm" svg:viewBox="0 0 437 647" svg:d="M437 10c0-2 0-10-13-10-12 0-100 8-116 10-6 0-13 5-13 17 0 13 9 13 23 13 44 0 46 6 46 14l-2 19-56 216c-17-33-44-58-86-58-106 0-220 135-220 268 0 87 50 148 123 148 18 0 64-4 118-69 9 38 40 69 83 69 34 0 55-21 69-52 15-31 27-88 27-90 0-10-8-10-10-10-11 0-11 4-13 17-16 60-33 114-70 114-25 0-28-23-28-42 0-23 3-29 7-43zM245 526c-4 17-4 19-18 35-40 50-77 65-102 65-46 0-61-50-61-85 0-46 32-160 52-202 28-54 69-87 107-87 60 0 72 75 72 81 0 4-2 10-4 14z">
            <text:p/>
          </draw:path>
          <draw:polygon draw:style-name="gr3" draw:text-style-name="P5" draw:layer="layout" svg:width="0.999cm" svg:height="0.039cm" svg:x="7.779cm" svg:y="1.71cm" svg:viewBox="0 0 1000 40" draw:points="499,40 0,40 0,0 1000,0 1000,40">
            <text:p/>
          </draw:polygon>
          <draw:path draw:style-name="gr3" draw:text-style-name="P5" draw:layer="layout" svg:width="0.436cm" svg:height="0.646cm" svg:x="7.815cm" svg:y="1.949cm" svg:viewBox="0 0 437 647" svg:d="M437 10c0-2 0-10-13-10-12 0-100 8-116 10-6 0-13 5-13 17 0 13 9 13 23 13 44 0 46 6 46 14l-4 19-54 216c-17-33-44-58-86-58-106 0-220 135-220 268 0 87 50 148 123 148 18 0 64-4 118-69 9 38 40 69 83 69 34 0 55-21 69-52 15-31 27-88 27-90 0-10-8-10-10-10-11 0-11 4-13 17-16 60-33 114-70 114-25 0-28-23-28-42 0-23 3-29 7-43zM245 526c-4 17-4 19-18 35-40 50-77 65-102 65-48 0-61-50-61-85 0-46 30-160 52-202 28-54 69-87 107-87 58 0 72 75 72 81 0 4-2 10-4 14z">
            <text:p/>
          </draw:path>
          <draw:path draw:style-name="gr3" draw:text-style-name="P5" draw:layer="layout" svg:width="0.457cm" svg:height="0.415cm" svg:x="8.28cm" svg:y="2.18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3-35-33c-27 0-50 25-50 54 0 41 46 60 87 60 61 0 94-65 96-71 10 36 44 71 100 71 93 0 145-119 145-141 0-9-8-9-10-9-8 0-10 2-12 9-30 99-92 120-123 120-36 0-50-29-50-60 0-21 6-40 17-81z">
            <text:p/>
          </draw:path>
          <draw:path draw:style-name="gr3" draw:text-style-name="P5" draw:layer="layout" svg:width="0.213cm" svg:height="0.914cm" svg:x="8.977cm" svg:y="1.274cm" svg:viewBox="0 0 214 915" svg:d="M214 907c0-2 0-4-16-21-115-114-144-287-144-428 0-159 35-319 148-433 12-10 12-13 12-17 0-6-4-8-10-8-9 0-92 62-146 179-48 100-58 202-58 279 0 72 10 183 60 287 56 112 135 170 144 170 6 0 10-2 10-8z">
            <text:p/>
          </draw:path>
          <draw:path draw:style-name="gr3" draw:text-style-name="P5" draw:layer="layout" svg:width="0.457cm" svg:height="0.415cm" svg:x="9.268cm" svg:y="1.554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3-35-33c-27 0-50 25-50 54 0 41 46 60 87 60 61 0 94-65 96-71 10 36 44 71 100 71 93 0 145-119 145-141 0-9-8-9-10-9-8 0-10 2-12 9-30 99-94 120-123 120-36 0-50-29-50-60 0-21 6-40 17-81z">
            <text:p/>
          </draw:path>
          <draw:path draw:style-name="gr3" draw:text-style-name="P5" draw:layer="layout" svg:width="0.588cm" svg:height="0.29cm" svg:x="9.794cm" svg:y="1.298cm" svg:viewBox="0 0 589 291" svg:d="M247 233c-2 12-8 33-8 37 0 15 13 21 23 21s21-8 25-14c2-7 8-27 10-40 5-12 11-42 15-58 4-15 8-29 10-44 9-27 9-29 21-48 21-33 52-68 102-68 35 0 37 29 37 43 0 40-27 111-37 138-6 18-8 25-8 35 0 33 27 56 60 56 65 0 92-89 92-100 0-8-9-8-11-8-8 0-8 4-10 12-17 50-44 77-69 77-14 0-17-8-17-22 0-15 5-23 15-52 8-21 35-88 35-125 0-11 0-38-25-56-10-9-29-17-60-17-56 0-91 37-112 64-6-54-52-64-83-64-54 0-90 33-108 58-7-43-44-58-71-58s-42 21-50 35c-15 23-23 61-23 63 0 8 8 8 10 8 11 0 11-2 15-19 10-37 23-68 48-68 16 0 21 12 21 31 0 12-7 35-11 54-4 17-10 44-14 56l-21 83c-2 9-6 25-6 27 0 15 12 21 22 21 11 0 21-8 25-14 3-7 9-27 11-40 4-12 10-42 14-58 5-15 9-29 11-44 8-27 8-31 27-58 19-25 48-58 95-58 38 0 40 31 40 43 0 17-2 25-12 61z">
            <text:p/>
          </draw:path>
          <draw:path draw:style-name="gr3" draw:text-style-name="P5" draw:layer="layout" svg:width="0.434cm" svg:height="0.032cm" svg:x="10.481cm" svg:y="1.405cm" svg:viewBox="0 0 435 33" svg:d="M410 33c8 0 25 0 25-16 0-17-15-17-25-17h-385c-10 0-25 0-25 17 0 16 15 16 25 16z">
            <text:p/>
          </draw:path>
          <draw:path draw:style-name="gr3" draw:text-style-name="P5" draw:layer="layout" svg:width="0.234cm" svg:height="0.425cm" svg:x="11.053cm" svg:y="1.155cm" svg:viewBox="0 0 235 426" svg:d="M146 19c0-19-2-19-19-19-42 40-100 42-127 42v22c15 0 58 0 94-18v328c0 21 0 29-65 29h-25v23c13 0 92-2 115-2 20 0 101 2 116 2v-23h-25c-64 0-64-8-64-29z">
            <text:p/>
          </draw:path>
          <draw:path draw:style-name="gr3" draw:text-style-name="P5" draw:layer="layout" svg:width="0.213cm" svg:height="0.914cm" svg:x="11.446cm" svg:y="1.274cm" svg:viewBox="0 0 214 915" svg:d="M214 458c0-71-10-181-60-285-56-113-135-173-146-173-4 0-8 4-8 8s0 7 17 23c91 90 143 235 143 427 0 155-33 318-148 432-12 13-12 15-12 17 0 6 4 8 8 8 11 0 94-62 148-179 48-100 58-202 58-278z">
            <text:p/>
          </draw:path>
        </draw:g>
        <draw:g xml:id="id32" draw:id="id32">
          <svg:title>TexMaths</svg:title>
          <svg:desc>26§display§\frac{d^2 y}{dx^2} = m( m - 1 )x^{m - 2}§svg§600§FALSE§</svg:desc>
          <draw:polygon draw:style-name="gr2" draw:text-style-name="P4" draw:layer="layout" svg:width="8.599cm" svg:height="1.92cm" svg:x="1.973cm" svg:y="3.281cm" svg:viewBox="0 0 8600 1921" draw:points="4299,1921 0,1921 0,0 8600,0 8600,1921">
            <text:p/>
          </draw:polygon>
          <draw:path draw:style-name="gr3" draw:text-style-name="P5" draw:layer="layout" svg:width="0.436cm" svg:height="0.645cm" svg:x="1.985cm" svg:y="3.358cm" svg:viewBox="0 0 437 646" svg:d="M437 10c0-2 0-10-13-10-12 0-100 8-116 10-6 0-13 5-13 17s9 12 23 12c44 0 46 7 46 15l-4 19-54 216c-17-33-44-58-86-58-106 0-220 135-220 268 0 87 50 147 123 147 18 0 64-4 118-68 9 37 40 68 83 68 34 0 55-20 69-52 15-31 27-87 27-89 0-10-8-10-10-10-11 0-11 4-13 16-16 61-33 115-70 115-25 0-27-23-27-42 0-23 2-29 6-44zM245 526c-4 16-4 19-18 35-40 50-77 65-102 65-46 0-61-50-61-86 0-45 30-160 52-201 28-54 69-87 107-87 60 0 72 74 72 81 0 4-2 10-4 14z">
            <text:p/>
          </draw:path>
          <draw:path draw:style-name="gr3" draw:text-style-name="P5" draw:layer="layout" svg:width="0.284cm" svg:height="0.425cm" svg:x="2.464cm" svg:y="3.235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5" draw:layer="layout" svg:width="0.423cm" svg:height="0.591cm" svg:x="2.859cm" svg:y="3.586cm" svg:viewBox="0 0 424 592" svg:d="M420 56c4-12 4-14 4-21 0-16-14-25-27-25-10 0-25 5-33 19-2 4-8 33-12 50-7 23-13 48-19 73l-42 166c-2 12-41 77-102 77-48 0-58-40-58-75 0-41 17-98 48-179 14-37 17-47 17-66 0-42-30-75-75-75-88 0-121 133-121 141 0 9 8 9 10 9 11 0 11-2 15-17 25-85 62-112 94-112 6 0 22 0 22 29 0 23-8 46-16 64-36 96-52 150-52 192 0 81 58 110 112 110 35 0 67-17 92-42-11 48-23 92-59 141-25 32-60 59-102 59-12 0-54-4-68-40 14 0 25 0 37-10 11-9 19-21 19-38 0-29-25-33-33-33-21 0-52 15-52 60 0 46 41 79 97 79 96 0 190-83 215-187z">
            <text:p/>
          </draw:path>
          <draw:polygon draw:style-name="gr3" draw:text-style-name="P5" draw:layer="layout" svg:width="1.409cm" svg:height="0.038cm" svg:x="1.927cm" svg:y="4.362cm" svg:viewBox="0 0 1410 39" draw:points="705,39 0,39 0,0 1410,0 1410,39">
            <text:p/>
          </draw:polygon>
          <draw:path draw:style-name="gr3" draw:text-style-name="P5" draw:layer="layout" svg:width="0.436cm" svg:height="0.645cm" svg:x="1.964cm" svg:y="4.601cm" svg:viewBox="0 0 437 646" svg:d="M437 10c0-2 0-10-13-10-12 0-100 8-116 10-6 0-13 5-13 17s9 12 23 12c44 0 46 7 46 15l-4 19-54 216c-17-33-44-58-86-58-106 0-220 135-220 268 0 87 50 147 123 147 18 0 64-4 118-68 9 37 40 68 83 68 34 0 55-20 69-52 15-31 27-87 27-89 0-10-8-10-10-10-11 0-11 4-13 16-16 61-33 115-70 115-25 0-27-23-27-42 0-23 2-29 6-44zM245 526c-4 16-4 19-18 35-40 50-77 65-102 65-46 0-61-50-61-86 0-45 30-160 52-201 28-54 69-87 107-87 60 0 72 74 72 81 0 4-2 10-4 14z">
            <text:p/>
          </draw:path>
          <draw:path draw:style-name="gr3" draw:text-style-name="P5" draw:layer="layout" svg:width="0.457cm" svg:height="0.415cm" svg:x="2.428cm" svg:y="4.831cm" svg:viewBox="0 0 458 416" svg:d="M281 129c4-25 25-108 89-108 6 0 27 0 46 10-25 6-44 29-44 50 0 15 11 33 36 33 20 0 50-16 50-54 0-48-54-60-86-60-54 0-85 48-97 71-23-63-71-71-98-71-96 0-148 118-148 141 0 9 8 9 11 9 8 0 10 0 12-9 31-97 92-120 123-120 16 0 50 8 50 60 0 29-17 92-50 218-15 59-48 96-88 96-6 0-27 0-45-10 22-7 43-25 43-50s-21-34-35-34c-27 0-50 25-50 54 0 42 46 61 85 61 63 0 96-65 98-71 10 35 44 71 98 71 95 0 147-119 147-142 0-8-8-8-10-8-8 0-10 2-12 8-30 100-94 121-123 121-35 0-50-29-50-60 0-21 6-40 17-81z">
            <text:p/>
          </draw:path>
          <draw:path draw:style-name="gr3" draw:text-style-name="P5" draw:layer="layout" svg:width="0.284cm" svg:height="0.425cm" svg:x="2.965cm" svg:y="4.547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5" draw:layer="layout" svg:width="0.608cm" svg:height="0.215cm" svg:x="3.749cm" svg:y="4.274cm" svg:viewBox="0 0 609 216" svg:d="M578 37c15 0 31 0 31-18 0-19-16-19-29-19h-549c-14 0-31 0-31 19 0 18 17 18 31 18zM580 216c13 0 29 0 29-19 0-18-16-18-31-18h-547c-14 0-31 0-31 18 0 19 17 19 31 19z">
            <text:p/>
          </draw:path>
          <draw:path draw:style-name="gr3" draw:text-style-name="P5" draw:layer="layout" svg:width="0.75cm" svg:height="0.415cm" svg:x="4.689cm" svg:y="4.206cm" svg:viewBox="0 0 751 416" svg:d="M54 351c-2 15-8 36-8 40 0 16 12 25 27 25 10 0 27-9 33-25 2-2 13-46 17-69l21-83c6-19 10-39 16-60 2-17 11-44 11-46 14-29 62-112 149-112 42 0 50 33 50 64 0 23-6 48-14 75l-25 106-19 71c-4 18-10 50-10 54 0 16 12 25 25 25 29 0 35-23 41-52 13-52 48-185 56-223 2-10 50-120 150-120 40 0 50 31 50 64 0 52-37 156-56 206-9 21-13 31-13 50 0 44 32 75 75 75 88 0 121-133 121-142 0-8-8-8-11-8-10 0-10 2-14 17-15 47-44 112-94 112-16 0-23-8-23-29 0-23 9-46 17-67 19-48 56-149 56-201 0-59-35-98-104-98-68 0-116 39-150 89-2-12-4-43-29-66-23-19-52-23-75-23-83 0-128 58-143 79-4-52-44-79-85-79-42 0-59 35-67 52-17 33-29 87-29 89 0 9 8 9 10 9 11 0 11 0 17-21 15-65 33-108 67-108 14 0 29 6 29 41 0 19-4 29-15 77z">
            <text:p/>
          </draw:path>
          <draw:path draw:style-name="gr3" draw:text-style-name="P5" draw:layer="layout" svg:width="0.213cm" svg:height="0.914cm" svg:x="5.556cm" svg:y="3.923cm" svg:viewBox="0 0 214 915" svg:d="M214 906c0-2 0-4-16-21-115-114-144-286-144-428 0-158 35-318 148-432 12-10 12-13 12-17 0-6-4-8-10-8-8 0-92 62-146 179-48 100-58 201-58 278 0 73 10 183 60 287 56 112 136 171 144 171 6 0 10-3 10-9z">
            <text:p/>
          </draw:path>
          <draw:path draw:style-name="gr3" draw:text-style-name="P5" draw:layer="layout" svg:width="0.75cm" svg:height="0.415cm" svg:x="5.848cm" svg:y="4.206cm" svg:viewBox="0 0 751 416" svg:d="M54 351c-2 15-8 36-8 40 0 16 12 25 27 25 10 0 27-9 33-25 2-2 13-46 17-69l21-83c6-19 10-39 16-60 2-17 11-44 11-46 14-29 62-112 149-112 42 0 50 33 50 64 0 23-6 48-14 75l-25 106-19 71c-4 18-10 50-10 54 0 16 12 25 25 25 29 0 35-23 41-52 13-52 48-185 56-223 2-10 50-120 150-120 40 0 50 31 50 64 0 52-37 156-56 206-9 21-13 31-13 50 0 44 32 75 75 75 88 0 121-133 121-142 0-8-8-8-11-8-10 0-10 2-14 17-15 47-44 112-94 112-16 0-23-8-23-29 0-23 9-46 17-67 19-48 56-149 56-201 0-59-35-98-104-98-68 0-116 39-150 89-2-12-4-43-29-66-23-19-52-23-75-23-83 0-128 58-143 79-4-52-44-79-85-79-42 0-59 35-67 52-17 33-29 87-29 89 0 9 8 9 10 9 11 0 11 0 17-21 15-65 33-108 67-108 14 0 29 6 29 41 0 19-4 29-15 77z">
            <text:p/>
          </draw:path>
          <draw:path draw:style-name="gr3" draw:text-style-name="P5" draw:layer="layout" svg:width="0.558cm" svg:height="0.038cm" svg:x="6.902cm" svg:y="4.362cm" svg:viewBox="0 0 559 39" svg:d="M528 39c15 0 31 0 31-20 0-19-16-19-31-19h-497c-14 0-31 0-31 19 0 20 17 20 31 20z">
            <text:p/>
          </draw:path>
          <draw:path draw:style-name="gr3" draw:text-style-name="P5" draw:layer="layout" svg:width="0.303cm" svg:height="0.61cm" svg:x="7.822cm" svg:y="4cm" svg:viewBox="0 0 304 611" svg:d="M189 23c0-21 0-23-23-23-56 58-137 58-166 58v29c19 0 73 0 121-25v476c0 34-2 44-86 44h-29v29c31-4 113-4 148-4 37 0 116 0 150 4v-29h-29c-84 0-86-10-86-44z">
            <text:p/>
          </draw:path>
          <draw:path draw:style-name="gr3" draw:text-style-name="P5" draw:layer="layout" svg:width="0.213cm" svg:height="0.914cm" svg:x="8.248cm" svg:y="3.923cm" svg:viewBox="0 0 214 915" svg:d="M214 457c0-70-10-181-60-284-56-113-135-173-146-173-4 0-8 4-8 8s0 7 17 23c91 90 143 235 143 426 0 156-33 318-148 433-12 12-12 14-12 16 0 6 4 9 8 9 11 0 94-63 148-179 48-100 58-202 58-279z">
            <text:p/>
          </draw:path>
          <draw:path draw:style-name="gr3" draw:text-style-name="P5" draw:layer="layout" svg:width="0.457cm" svg:height="0.415cm" svg:x="8.579cm" svg:y="4.206cm" svg:viewBox="0 0 458 416" svg:d="M281 129c4-25 25-108 89-108 4 0 27 0 46 10-25 6-44 29-44 50 0 15 11 33 36 33 20 0 50-16 50-54 0-48-54-60-86-60-54 0-85 48-97 71-23-63-71-71-98-71-96 0-148 118-148 141 0 9 8 9 11 9 8 0 10 0 12-9 31-97 92-120 123-120 16 0 50 8 50 60 0 29-17 92-50 218-15 59-48 96-88 96-6 0-27 0-45-10 22-7 43-25 43-50s-21-34-35-34c-27 0-50 25-50 54 0 42 46 61 85 61 63 0 94-65 98-71 10 35 44 71 98 71 95 0 147-119 147-142 0-8-8-8-10-8-8 0-10 2-12 8-32 100-94 121-123 121-35 0-50-29-50-60 0-21 6-40 17-81z">
            <text:p/>
          </draw:path>
          <draw:path draw:style-name="gr3" draw:text-style-name="P5" draw:layer="layout" svg:width="0.588cm" svg:height="0.29cm" svg:x="9.105cm" svg:y="3.95cm" svg:viewBox="0 0 589 291" svg:d="M248 233c-3 12-9 33-9 37 0 15 13 21 23 21s21-8 25-15c2-6 8-27 10-39 5-13 11-42 15-58 4-15 8-29 10-44 9-27 9-29 21-48 21-33 52-68 102-68 35 0 38 29 38 43 0 40-27 111-38 138-6 18-8 24-8 35 0 33 27 56 60 56 65 0 92-89 92-100 0-8-9-8-11-8-8 0-8 4-10 12-17 50-44 77-69 77-14 0-16-8-16-23 0-14 4-22 14-52 8-20 35-87 35-124 0-11 0-38-24-56-11-9-30-17-61-17-56 0-91 37-112 64-6-54-52-64-83-64-54 0-90 33-108 58-7-43-44-58-71-58s-42 21-50 35c-15 23-23 61-23 63 0 8 8 8 10 8 11 0 11-2 15-19 10-37 23-68 48-68 16 0 21 12 21 31 0 12-7 35-11 54-4 17-10 44-14 56l-21 83c-2 8-6 25-6 27 0 15 12 21 22 21 11 0 21-8 25-15 3-6 9-27 11-39 4-13 10-42 14-58 5-15 9-29 11-44 8-27 8-31 27-58 19-25 48-58 96-58 37 0 39 31 39 43 0 17-2 25-12 61z">
            <text:p/>
          </draw:path>
          <draw:path draw:style-name="gr3" draw:text-style-name="P5" draw:layer="layout" svg:width="0.434cm" svg:height="0.032cm" svg:x="9.791cm" svg:y="4.056cm" svg:viewBox="0 0 435 33" svg:d="M410 33c8 0 25 0 25-16 0-17-15-17-25-17h-385c-10 0-25 0-25 17 0 16 15 16 25 16z">
            <text:p/>
          </draw:path>
          <draw:path draw:style-name="gr3" draw:text-style-name="P5" draw:layer="layout" svg:width="0.284cm" svg:height="0.425cm" svg:x="10.334cm" svg:y="3.807cm" svg:viewBox="0 0 285 426" svg:d="M285 310h-23c-2 14-8 52-17 58-4 4-54 4-62 4h-119c67-60 90-77 129-108 48-37 92-77 92-139 0-77-69-125-152-125-79 0-133 56-133 114 0 34 27 38 33 38 17 0 36-13 36-36 0-10-5-33-38-33 19-46 63-60 94-60 64 0 98 50 98 102 0 56-40 99-61 124l-156 152c-6 6-6 8-6 25h266z">
            <text:p/>
          </draw:path>
        </draw:g>
        <draw:g xml:id="id33" draw:id="id33">
          <svg:title>TexMaths</svg:title>
          <svg:desc>26§display§\text {Diff. } w. \ r. \ t. \ x.§svg§600§FALSE§</svg:desc>
          <draw:polygon draw:style-name="gr2" draw:text-style-name="P4" draw:layer="layout" svg:width="5.823cm" svg:height="0.563cm" svg:x="2.041cm" svg:y="5.877cm" svg:viewBox="0 0 5824 564" draw:points="2912,564 0,564 0,0 5824,0 5824,564">
            <text:p/>
          </draw:polygon>
          <draw:path draw:style-name="gr3" draw:text-style-name="P5" draw:layer="layout" svg:width="0.615cm" svg:height="0.626cm" svg:x="2.026cm" svg:y="5.852cm" svg:viewBox="0 0 616 627" svg:d="M0 0v29h23c71 0 71 11 71 42v485c0 33 0 42-71 42h-23v29h335c154 0 281-136 281-308 0-175-123-319-281-319zM218 598c-43 0-45-7-45-36v-497c0-30 2-36 45-36h92c56 0 121 19 166 86 40 54 48 133 48 204 0 102-17 156-50 202-19 25-71 77-164 77z">
            <text:p/>
          </draw:path>
          <draw:path draw:style-name="gr3" draw:text-style-name="P5" draw:layer="layout" svg:width="0.197cm" svg:height="0.613cm" svg:x="2.723cm" svg:y="5.864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55cm" svg:height="0.647cm" svg:x="2.97cm" svg:y="5.831cm" svg:viewBox="0 0 551 648" svg:d="M387 279h104v-27h-108v-106c0-84 45-125 85-125 4 0 17 0 31 6-10 4-27 15-27 38 0 20 15 39 40 39s39-19 39-39c0-34-31-65-83-65-54 0-96 35-100 40-27-36-77-40-102-40-87 0-193 48-193 148v104h-73v27h73v298c0 41-11 41-73 41v30c31-2 79-5 102-5s69 3 102 5v-30c-60 0-71 0-71-41v-298h194v298c0 41-11 41-73 41v30c35-2 79-5 104-5 37 0 81 0 116 5v-30h-19c-66 0-68-10-68-43zM131 252v-104c0-90 75-127 133-127 46 0 71 16 73 16v3c-17 0-33 12-33 37 0 6 0 29 25 38-2 12-2 20-2 31v106z">
            <text:p/>
          </draw:path>
          <draw:path draw:style-name="gr3" draw:text-style-name="P5" draw:layer="layout" svg:width="0.099cm" svg:height="0.099cm" svg:x="3.559cm" svg:y="6.379cm" svg:viewBox="0 0 100 100" svg:d="M100 50c0-27-23-50-50-50s-50 23-50 50 23 50 50 50 50-23 50-50z">
            <text:p/>
          </draw:path>
          <draw:path draw:style-name="gr3" draw:text-style-name="P5" draw:layer="layout" svg:width="0.606cm" svg:height="0.415cm" svg:x="4.166cm" svg:y="6.073cm" svg:viewBox="0 0 607 416" svg:d="M397 94c4-19 13-54 13-59 0-16-13-25-25-25-13 0-29 7-36 25-2 7-45 184-52 207-6 27-8 43-8 60 0 10 0 12 2 17-21 50-50 77-85 77-73 0-73-67-73-84 0-29 4-64 48-179 10-27 15-39 15-58 0-42-30-75-75-75-88 0-121 133-121 142 0 8 8 8 10 8 11 0 11 0 15-17 25-85 60-112 94-112 8 0 22 0 22 29 0 23-10 50-16 65-40 108-52 152-52 185 0 85 62 116 131 116 14 0 58 0 95-64 23 58 88 64 115 64 69 0 108-58 133-112 31-73 60-196 60-239 0-50-25-65-41-65-23 0-46 23-46 44 0 12 6 18 15 25 10 10 33 33 33 79 0 31-27 121-50 166-25 50-56 82-102 82-44 0-67-27-67-79 0-25 7-55 9-67z">
            <text:p/>
          </draw:path>
          <draw:path draw:style-name="gr3" draw:text-style-name="P5" draw:layer="layout" svg:width="0.099cm" svg:height="0.099cm" svg:x="4.896cm" svg:y="6.379cm" svg:viewBox="0 0 100 100" svg:d="M100 50c0-27-23-50-50-50s-50 23-50 50 23 50 50 50 50-23 50-50z">
            <text:p/>
          </draw:path>
          <draw:path draw:style-name="gr3" draw:text-style-name="P5" draw:layer="layout" svg:width="0.373cm" svg:height="0.415cm" svg:x="5.404cm" svg:y="6.073cm" svg:viewBox="0 0 374 416" svg:d="M54 352c-2 14-8 35-8 39 0 17 12 25 27 25 10 0 27-8 33-25 2-4 33-129 38-145 6-32 22-96 29-121 4-10 29-54 52-75 6-6 33-29 72-29 25 0 38 10 40 10-29 4-48 27-48 50 0 15 10 34 33 34 25 0 52-21 52-55 0-33-29-60-77-60-60 0-99 46-116 71-8-42-42-71-85-71-42 0-59 35-67 52-17 31-29 88-29 90 0 8 8 8 10 8 11 0 11 0 17-21 15-64 33-108 67-108 16 0 29 6 29 41 0 19-4 30-15 78z">
            <text:p/>
          </draw:path>
          <draw:path draw:style-name="gr3" draw:text-style-name="P5" draw:layer="layout" svg:width="0.099cm" svg:height="0.099cm" svg:x="5.843cm" svg:y="6.379cm" svg:viewBox="0 0 100 100" svg:d="M100 50c0-27-23-50-50-50s-50 23-50 50 23 50 50 50 50-23 50-50z">
            <text:p/>
          </draw:path>
          <draw:path draw:style-name="gr3" draw:text-style-name="P5" draw:layer="layout" svg:width="0.282cm" svg:height="0.584cm" svg:x="6.344cm" svg:y="5.904cm" svg:viewBox="0 0 283 585" svg:d="M168 208h88c16 0 27 0 27-19 0-10-11-10-27-10h-79c31-131 37-148 37-154 0-17-12-25-27-25-2 0-29 0-37 33l-36 146h-87c-19 0-27 0-27 17 0 12 8 12 25 12h81c-66 261-69 275-69 292 0 50 36 85 84 85 95 0 147-135 147-141 0-9-8-9-12-9-6 0-8 2-13 13-39 95-89 116-120 116-19 0-27-12-27-41 0-23 0-30 4-44z">
            <text:p/>
          </draw:path>
          <draw:path draw:style-name="gr3" draw:text-style-name="P5" draw:layer="layout" svg:width="0.099cm" svg:height="0.099cm" svg:x="6.731cm" svg:y="6.379cm" svg:viewBox="0 0 100 100" svg:d="M100 50c0-27-23-50-50-50s-50 23-50 50 23 50 50 50 50-23 50-50z">
            <text:p/>
          </draw:path>
          <draw:path draw:style-name="gr3" draw:text-style-name="P5" draw:layer="layout" svg:width="0.457cm" svg:height="0.415cm" svg:x="7.236cm" svg:y="6.073cm" svg:viewBox="0 0 458 416" svg:d="M281 129c4-25 25-108 89-108 6 0 27 0 46 10-25 6-44 29-44 50 0 15 11 34 36 34 20 0 50-17 50-55 0-48-55-60-86-60-54 0-85 48-97 71-23-63-71-71-98-71-96 0-148 119-148 142 0 8 8 8 11 8 8 0 10 0 12-8 31-98 92-121 123-121 16 0 50 8 50 60 0 29-17 92-50 219-15 58-48 96-88 96-6 0-27 0-45-11 22-6 43-25 43-50s-21-33-35-33c-27 0-50 25-50 54 0 42 46 60 85 60 63 0 96-64 98-70 10 35 44 70 98 70 95 0 147-118 147-141 0-8-8-8-10-8-8 0-10 2-12 8-30 100-94 121-123 121-35 0-50-30-50-61 0-21 6-39 17-81z">
            <text:p/>
          </draw:path>
          <draw:path draw:style-name="gr3" draw:text-style-name="P5" draw:layer="layout" svg:width="0.099cm" svg:height="0.099cm" svg:x="7.812cm" svg:y="6.379cm" svg:viewBox="0 0 100 100" svg:d="M100 50c0-27-23-50-50-50s-50 23-50 50 23 50 50 50 50-23 50-50z">
            <text:p/>
          </draw:path>
        </draw:g>
        <draw:g xml:id="id34" draw:id="id34">
          <svg:title>TexMaths</svg:title>
          <svg:desc>26§display§\frac{d}{dx}\left( \frac{d^2y}{dx^2} \right) = m ( m - 1 ) \frac{d}{dx}( x^ {m - 2} )§svg§600§FALSE§</svg:desc>
          <draw:polygon draw:style-name="gr2" draw:text-style-name="P4" draw:layer="layout" svg:width="13.237cm" svg:height="2.151cm" svg:x="1.874cm" svg:y="6.979cm" svg:viewBox="0 0 13238 2152" draw:points="6618,2152 0,2152 0,0 13238,0 13238,2152">
            <text:p/>
          </draw:polygon>
          <draw:path draw:style-name="gr3" draw:text-style-name="P5" draw:layer="layout" svg:width="0.436cm" svg:height="0.646cm" svg:x="2.125cm" svg:y="7.056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60 0 72 75 72 81 0 4-2 10-4 14z">
            <text:p/>
          </draw:path>
          <draw:polygon draw:style-name="gr3" draw:text-style-name="P5" draw:layer="layout" svg:width="0.999cm" svg:height="0.039cm" svg:x="1.828cm" svg:y="8.06cm" svg:viewBox="0 0 1000 40" draw:points="499,40 0,40 0,0 1000,0 1000,40">
            <text:p/>
          </draw:polygon>
          <draw:path draw:style-name="gr3" draw:text-style-name="P5" draw:layer="layout" svg:width="0.436cm" svg:height="0.646cm" svg:x="1.865cm" svg:y="8.299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457cm" svg:height="0.415cm" svg:x="2.329cm" svg:y="8.53cm" svg:viewBox="0 0 458 416" svg:d="M281 129c4-25 25-108 89-108 6 0 27 0 46 10-25 6-44 29-44 50 0 15 11 33 36 33 20 0 50-16 50-54 0-48-55-60-86-60-54 0-85 48-97 71-23-63-71-71-98-71-96 0-148 119-148 141 0 9 8 9 11 9 8 0 10 0 12-9 31-97 92-120 123-120 16 0 50 8 50 60 0 29-17 92-50 218-15 59-48 96-88 96-6 0-27 0-45-10 22-6 43-25 43-50s-21-33-35-33c-27 0-50 25-50 54 0 41 46 60 85 60 63 0 96-65 98-71 10 36 44 71 98 71 95 0 147-119 147-141 0-9-8-9-10-9-8 0-10 2-12 9-30 99-94 120-123 120-35 0-50-29-50-60 0-21 6-40 17-81z">
            <text:p/>
          </draw:path>
          <draw:path draw:style-name="gr3" draw:text-style-name="P5" draw:layer="layout" svg:width="0.45cm" svg:height="2.193cm" svg:x="3.278cm" svg:y="6.983cm" svg:viewBox="0 0 451 2194" svg:d="M451 2186c0-4-2-6-4-9-33-35-95-95-156-195-147-235-214-532-214-884 0-247 33-564 183-836 73-131 148-206 189-245 2-2 2-5 2-9 0-8-6-8-18-8-13 0-15 0-30 15-307 278-403 696-403 1081 0 360 83 722 316 996 19 21 52 58 92 92 10 10 12 10 25 10 12 0 18 0 18-8z">
            <text:p/>
          </draw:path>
          <draw:path draw:style-name="gr3" draw:text-style-name="P5" draw:layer="layout" svg:width="0.436cm" svg:height="0.646cm" svg:x="3.927cm" svg:y="7.056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58 0 72 75 72 81 0 4-2 10-4 14z">
            <text:p/>
          </draw:path>
          <draw:path draw:style-name="gr3" draw:text-style-name="P5" draw:layer="layout" svg:width="0.284cm" svg:height="0.425cm" svg:x="4.407cm" svg:y="6.933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23cm" svg:height="0.592cm" svg:x="4.802cm" svg:y="7.284cm" svg:viewBox="0 0 424 593" svg:d="M420 56c4-12 4-14 4-21 0-16-14-25-27-25-10 0-25 5-33 19-2 4-8 33-12 50-7 23-13 48-19 73l-42 166c-2 13-41 77-104 77-46 0-56-39-56-75 0-41 17-97 48-179 14-37 17-47 17-66 0-42-30-75-75-75-88 0-121 133-121 141 0 9 8 9 10 9 11 0 11-2 15-17 25-85 62-112 94-112 6 0 22 0 22 29 0 23-8 46-16 64-36 96-52 150-52 192 0 81 58 110 112 110 35 0 67-17 92-42-11 48-23 92-59 142-25 31-60 58-102 58-12 0-54-4-68-40 14 0 25 0 37-10 11-8 19-21 19-37 0-29-25-34-33-34-21 0-52 15-52 61 0 45 41 79 97 79 96 0 190-83 215-187z">
            <text:p/>
          </draw:path>
          <draw:polygon draw:style-name="gr3" draw:text-style-name="P5" draw:layer="layout" svg:width="1.409cm" svg:height="0.039cm" svg:x="3.87cm" svg:y="8.06cm" svg:viewBox="0 0 1410 40" draw:points="705,40 0,40 0,0 1410,0 1410,40">
            <text:p/>
          </draw:polygon>
          <draw:path draw:style-name="gr3" draw:text-style-name="P5" draw:layer="layout" svg:width="0.436cm" svg:height="0.646cm" svg:x="3.906cm" svg:y="8.299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58 0 72 75 72 81 0 4-2 10-4 14z">
            <text:p/>
          </draw:path>
          <draw:path draw:style-name="gr3" draw:text-style-name="P5" draw:layer="layout" svg:width="0.457cm" svg:height="0.415cm" svg:x="4.372cm" svg:y="8.53cm" svg:viewBox="0 0 458 416" svg:d="M281 129c4-25 25-108 89-108 4 0 27 0 46 10-25 6-44 29-44 50 0 15 11 33 36 33 20 0 50-16 50-54 0-48-55-60-86-60-54 0-85 48-97 71-23-63-71-71-98-71-96 0-148 119-148 141 0 9 8 9 11 9 8 0 10 0 12-9 31-97 92-120 123-120 16 0 50 8 50 60 0 29-17 92-50 218-15 59-48 96-88 96-6 0-27 0-45-10 22-6 43-25 43-50s-21-33-35-33c-27 0-50 25-50 54 0 41 46 60 85 60 63 0 94-65 98-71 10 36 44 71 98 71 95 0 147-119 147-141 0-9-8-9-10-9-8 0-10 2-12 9-32 99-94 120-123 120-35 0-50-29-50-60 0-21 6-40 17-81z">
            <text:p/>
          </draw:path>
          <draw:path draw:style-name="gr3" draw:text-style-name="P5" draw:layer="layout" svg:width="0.284cm" svg:height="0.425cm" svg:x="4.908cm" svg:y="8.245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5cm" svg:height="2.193cm" svg:x="5.42cm" svg:y="6.983cm" svg:viewBox="0 0 451 2194" svg:d="M451 1098c0-360-83-722-316-996-19-21-52-58-89-92-13-10-15-10-27-10-11 0-19 0-19 8 0 4 4 9 6 11 31 33 94 93 154 193 148 235 216 533 216 884 0 247-33 564-185 836-72 131-149 206-187 245-2 3-4 5-4 9 0 8 8 8 19 8 12 0 14 0 29-14 308-279 403-697 403-1082z">
            <text:p/>
          </draw:path>
          <draw:path draw:style-name="gr3" draw:text-style-name="P5" draw:layer="layout" svg:width="0.608cm" svg:height="0.215cm" svg:x="6.364cm" svg:y="7.973cm" svg:viewBox="0 0 609 216" svg:d="M578 37c15 0 31 0 31-18 0-19-16-19-29-19h-549c-14 0-31 0-31 19 0 18 17 18 31 18zM580 216c13 0 29 0 29-18 0-19-16-19-31-19h-547c-14 0-31 0-31 19 0 18 17 18 31 18z">
            <text:p/>
          </draw:path>
          <draw:path draw:style-name="gr3" draw:text-style-name="P5" draw:layer="layout" svg:width="0.75cm" svg:height="0.415cm" svg:x="7.304cm" svg:y="7.904cm" svg:viewBox="0 0 751 416" svg:d="M54 351c-2 15-8 36-8 40 0 17 12 25 27 25 10 0 27-8 33-25 2-2 13-46 17-69l21-83c6-19 10-39 16-60 2-17 11-44 11-46 14-29 62-112 149-112 42 0 50 33 50 64 0 23-6 48-14 75l-25 106-19 71c-4 19-10 50-10 54 0 17 12 25 25 25 29 0 35-23 41-52 13-52 48-185 56-223 2-10 50-120 150-120 40 0 50 31 50 64 0 52-37 156-56 206-9 21-13 31-13 50 0 44 32 75 75 75 88 0 121-133 121-141 0-9-8-9-11-9-10 0-10 2-14 17-15 48-44 112-94 112-16 0-23-8-23-29 0-23 9-46 17-67 19-47 56-149 56-201 0-58-35-98-104-98-68 0-116 40-150 89-2-12-4-43-29-66-23-19-52-23-75-23-83 0-128 58-143 79-4-52-44-79-85-79-42 0-59 35-67 52-17 33-29 87-29 89 0 9 8 9 10 9 11 0 11 0 17-21 15-65 33-108 67-108 14 0 29 6 29 41 0 19-4 30-15 77z">
            <text:p/>
          </draw:path>
          <draw:path draw:style-name="gr3" draw:text-style-name="P5" draw:layer="layout" svg:width="0.213cm" svg:height="0.914cm" svg:x="8.172cm" svg:y="7.621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75cm" svg:height="0.415cm" svg:x="8.463cm" svg:y="7.904cm" svg:viewBox="0 0 751 416" svg:d="M54 351c-2 15-8 36-8 40 0 17 12 25 27 25 10 0 27-8 33-25 2-2 13-46 17-69l21-83c6-19 10-39 16-60 2-17 11-44 11-46 14-29 62-112 149-112 42 0 50 33 50 64 0 23-6 48-14 75l-25 106-19 71c-4 19-10 50-10 54 0 17 12 25 25 25 29 0 35-23 41-52 13-52 48-185 56-223 2-10 50-120 150-120 40 0 50 31 50 64 0 52-37 156-56 206-9 21-13 31-13 50 0 44 32 75 75 75 88 0 121-133 121-141 0-9-8-9-11-9-10 0-10 2-14 17-15 48-44 112-94 112-16 0-23-8-23-29 0-23 9-46 17-67 19-47 56-149 56-201 0-58-35-98-104-98-68 0-116 40-150 89-2-12-4-43-29-66-23-19-52-23-75-23-83 0-128 58-143 79-4-52-44-79-85-79-42 0-59 35-67 52-17 33-29 87-29 89 0 9 8 9 10 9 11 0 11 0 17-21 15-65 33-108 67-108 14 0 29 6 29 41 0 19-4 30-15 77z">
            <text:p/>
          </draw:path>
          <draw:path draw:style-name="gr3" draw:text-style-name="P5" draw:layer="layout" svg:width="0.558cm" svg:height="0.039cm" svg:x="9.517cm" svg:y="8.06cm" svg:viewBox="0 0 559 40" svg:d="M528 40c15 0 31 0 31-21 0-19-16-19-31-19h-497c-14 0-31 0-31 19 0 21 17 21 31 21z">
            <text:p/>
          </draw:path>
          <draw:path draw:style-name="gr3" draw:text-style-name="P5" draw:layer="layout" svg:width="0.303cm" svg:height="0.61cm" svg:x="10.437cm" svg:y="7.698cm" svg:viewBox="0 0 304 611" svg:d="M189 23c0-21 0-23-23-23-56 58-137 58-166 58v29c19 0 73 0 121-25v477c0 33-2 43-86 43h-29v29c31-4 113-4 148-4 37 0 116 0 150 4v-29h-29c-84 0-86-10-86-43z">
            <text:p/>
          </draw:path>
          <draw:path draw:style-name="gr3" draw:text-style-name="P5" draw:layer="layout" svg:width="0.213cm" svg:height="0.914cm" svg:x="10.863cm" svg:y="7.621cm" svg:viewBox="0 0 214 915" svg:d="M214 458c0-71-10-181-60-285-56-113-135-173-146-173-4 0-8 4-8 8s0 7 17 23c91 90 143 235 143 427 0 156-33 318-148 432-12 13-12 15-12 17 0 6 4 8 8 8 11 0 94-62 148-179 48-100 58-202 58-278z">
            <text:p/>
          </draw:path>
          <draw:path draw:style-name="gr3" draw:text-style-name="P5" draw:layer="layout" svg:width="0.436cm" svg:height="0.646cm" svg:x="11.574cm" svg:y="7.056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58 0 72 75 72 81 0 4-2 10-4 14z">
            <text:p/>
          </draw:path>
          <draw:polygon draw:style-name="gr3" draw:text-style-name="P5" draw:layer="layout" svg:width="0.999cm" svg:height="0.039cm" svg:x="11.277cm" svg:y="8.06cm" svg:viewBox="0 0 1000 40" draw:points="499,40 0,40 0,0 1000,0 1000,40">
            <text:p/>
          </draw:polygon>
          <draw:path draw:style-name="gr3" draw:text-style-name="P5" draw:layer="layout" svg:width="0.436cm" svg:height="0.646cm" svg:x="11.314cm" svg:y="8.299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58 0 72 75 72 81 0 4-2 10-4 14z">
            <text:p/>
          </draw:path>
          <draw:path draw:style-name="gr3" draw:text-style-name="P5" draw:layer="layout" svg:width="0.457cm" svg:height="0.415cm" svg:x="11.778cm" svg:y="8.53cm" svg:viewBox="0 0 458 416" svg:d="M281 129c4-25 25-108 89-108 4 0 27 0 46 10-25 6-44 29-44 50 0 15 11 33 36 33 20 0 50-16 50-54 0-48-55-60-86-60-54 0-85 48-97 71-23-63-71-71-98-71-96 0-148 119-148 141 0 9 8 9 11 9 8 0 10 0 12-9 31-97 92-120 123-120 16 0 50 8 50 60 0 29-17 92-50 218-15 59-48 96-88 96-6 0-27 0-45-10 22-6 43-25 43-50s-21-33-35-33c-27 0-50 25-50 54 0 41 46 60 85 60 63 0 94-65 98-71 10 36 44 71 98 71 95 0 147-119 147-141 0-9-8-9-10-9-8 0-10 2-12 9-32 99-94 120-123 120-35 0-50-29-50-60 0-21 6-40 17-81z">
            <text:p/>
          </draw:path>
          <draw:path draw:style-name="gr3" draw:text-style-name="P5" draw:layer="layout" svg:width="0.213cm" svg:height="0.914cm" svg:x="12.475cm" svg:y="7.621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457cm" svg:height="0.415cm" svg:x="12.766cm" svg:y="7.904cm" svg:viewBox="0 0 458 416" svg:d="M281 129c4-25 25-108 89-108 6 0 27 0 46 10-25 6-44 29-44 50 0 15 11 33 36 33 20 0 50-16 50-54 0-48-55-60-86-60-54 0-85 48-97 71-23-63-71-71-98-71-96 0-148 119-148 141 0 9 8 9 11 9 8 0 10 0 12-9 31-97 92-120 123-120 16 0 50 8 50 60 0 29-17 92-50 218-15 59-48 96-88 96-6 0-27 0-45-10 22-6 43-25 43-50s-21-33-35-33c-27 0-50 25-50 54 0 41 46 60 87 60 61 0 94-65 96-71 10 36 44 71 100 71 93 0 145-119 145-141 0-9-8-9-10-9-8 0-10 2-12 9-30 99-92 120-123 120-35 0-50-29-50-60 0-21 6-40 17-81z">
            <text:p/>
          </draw:path>
          <draw:path draw:style-name="gr3" draw:text-style-name="P5" draw:layer="layout" svg:width="0.588cm" svg:height="0.29cm" svg:x="13.292cm" svg:y="7.648cm" svg:viewBox="0 0 589 291" svg:d="M248 233c-3 12-9 33-9 37 0 15 13 21 23 21s21-8 25-14c2-7 8-27 10-40 5-12 11-42 15-58 4-15 8-29 10-44 9-27 9-29 21-48 21-33 52-68 102-68 35 0 38 29 38 43 0 40-28 111-38 138-6 18-8 25-8 35 0 33 27 56 60 56 65 0 92-89 92-100 0-8-9-8-11-8-8 0-8 4-10 12-17 50-44 77-69 77-14 0-16-8-16-22 0-15 4-23 14-52 8-21 35-88 35-125 0-11 0-38-25-56-10-9-29-17-60-17-56 0-91 37-112 64-6-54-52-64-83-64-54 0-90 33-108 58-7-43-44-58-71-58s-42 21-50 35c-15 23-23 61-23 63 0 8 8 8 10 8 11 0 11-2 15-19 10-37 23-68 48-68 16 0 21 12 21 31 0 12-7 35-11 54-4 17-10 44-14 56l-21 83c-2 9-6 25-6 27 0 15 12 21 22 21 11 0 21-8 25-14 3-7 9-27 11-40 4-12 10-42 14-58 5-15 9-29 11-44 8-27 8-31 27-58 19-25 48-58 96-58 37 0 39 31 39 43 0 17-2 25-12 61z">
            <text:p/>
          </draw:path>
          <draw:path draw:style-name="gr3" draw:text-style-name="P5" draw:layer="layout" svg:width="0.434cm" svg:height="0.032cm" svg:x="13.979cm" svg:y="7.754cm" svg:viewBox="0 0 435 33" svg:d="M410 33c8 0 25 0 25-16 0-17-15-17-25-17h-385c-10 0-25 0-25 17 0 16 15 16 25 16z">
            <text:p/>
          </draw:path>
          <draw:path draw:style-name="gr3" draw:text-style-name="P5" draw:layer="layout" svg:width="0.284cm" svg:height="0.425cm" svg:x="14.522cm" svg:y="7.505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213cm" svg:height="0.914cm" svg:x="14.944cm" svg:y="7.621cm" svg:viewBox="0 0 214 915" svg:d="M214 458c0-71-10-181-60-285-56-113-135-173-146-173-4 0-8 4-8 8s0 7 17 23c91 90 143 235 143 427 0 156-33 318-148 432-12 13-12 15-12 17 0 6 4 8 8 8 11 0 94-62 148-179 48-100 58-202 58-278z">
            <text:p/>
          </draw:path>
        </draw:g>
        <draw:g xml:id="id35" draw:id="id35">
          <svg:title>TexMaths</svg:title>
          <svg:desc>26§display§\frac{d^2 y}{dx^2} = m( m - 1 )( m - 2)x^{m - 3}§svg§600§FALSE§</svg:desc>
          <draw:polygon draw:style-name="gr2" draw:text-style-name="P4" draw:layer="layout" svg:width="11.693cm" svg:height="1.92cm" svg:x="1.974cm" svg:y="9.481cm" svg:viewBox="0 0 11694 1921" draw:points="5847,1921 0,1921 0,0 11694,0 11694,1921">
            <text:p/>
          </draw:polygon>
          <draw:path draw:style-name="gr3" draw:text-style-name="P5" draw:layer="layout" svg:width="0.436cm" svg:height="0.645cm" svg:x="1.986cm" svg:y="9.558cm" svg:viewBox="0 0 437 646" svg:d="M437 10c0-2 0-10-13-10-12 0-100 8-116 10-6 0-13 5-13 17s9 12 23 12c44 0 46 7 46 15l-4 19-54 216c-17-33-44-58-86-58-106 0-220 135-220 268 0 87 50 147 123 147 18 0 64-4 118-68 9 37 40 68 83 68 34 0 55-20 69-52 15-31 27-87 27-89 0-10-8-10-10-10-11 0-11 4-13 16-16 61-33 115-70 115-25 0-27-23-27-42 0-23 2-29 6-44zM245 526c-4 16-4 19-18 35-40 50-77 65-102 65-46 0-61-50-61-86 0-45 30-160 52-201 28-54 69-87 107-87 60 0 72 74 72 81 0 4-2 10-4 14z">
            <text:p/>
          </draw:path>
          <draw:path draw:style-name="gr3" draw:text-style-name="P5" draw:layer="layout" svg:width="0.284cm" svg:height="0.425cm" svg:x="2.465cm" svg:y="9.435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5" draw:layer="layout" svg:width="0.423cm" svg:height="0.591cm" svg:x="2.86cm" svg:y="9.786cm" svg:viewBox="0 0 424 592" svg:d="M420 56c4-12 4-14 4-21 0-16-14-25-27-25-10 0-25 5-33 19-2 4-8 33-12 50-7 23-13 48-19 73l-42 166c-2 12-41 77-102 77-48 0-58-40-58-75 0-41 17-98 48-179 14-37 17-47 17-66 0-42-30-75-75-75-88 0-121 133-121 141 0 9 8 9 10 9 11 0 11-2 15-17 25-85 62-112 94-112 6 0 22 0 22 29 0 23-8 46-16 64-36 96-52 150-52 192 0 81 58 110 112 110 35 0 67-17 92-42-11 48-23 92-59 141-25 32-60 59-102 59-12 0-54-4-68-40 14 0 25 0 37-10 11-9 19-21 19-38 0-29-25-33-33-33-21 0-52 15-52 60 0 46 41 79 97 79 96 0 190-83 215-187z">
            <text:p/>
          </draw:path>
          <draw:polygon draw:style-name="gr3" draw:text-style-name="P5" draw:layer="layout" svg:width="1.409cm" svg:height="0.038cm" svg:x="1.928cm" svg:y="10.562cm" svg:viewBox="0 0 1410 39" draw:points="705,39 0,39 0,0 1410,0 1410,39">
            <text:p/>
          </draw:polygon>
          <draw:path draw:style-name="gr3" draw:text-style-name="P5" draw:layer="layout" svg:width="0.436cm" svg:height="0.645cm" svg:x="1.965cm" svg:y="10.801cm" svg:viewBox="0 0 437 646" svg:d="M437 10c0-2 0-10-13-10-12 0-100 8-116 10-6 0-13 5-13 17s9 12 23 12c44 0 46 7 46 15l-4 19-54 216c-17-33-44-58-86-58-106 0-220 135-220 268 0 87 50 147 123 147 18 0 64-4 118-68 9 37 40 68 83 68 34 0 55-20 69-52 15-31 27-87 27-89 0-10-8-10-10-10-11 0-11 4-13 16-16 61-33 115-70 115-25 0-27-23-27-42 0-23 2-29 6-44zM245 526c-4 16-4 19-18 35-40 50-77 65-102 65-46 0-61-50-61-86 0-45 30-160 52-201 28-54 69-87 107-87 60 0 72 74 72 81 0 4-2 10-4 14z">
            <text:p/>
          </draw:path>
          <draw:path draw:style-name="gr3" draw:text-style-name="P5" draw:layer="layout" svg:width="0.457cm" svg:height="0.415cm" svg:x="2.429cm" svg:y="11.031cm" svg:viewBox="0 0 458 416" svg:d="M281 129c4-25 25-108 89-108 6 0 27 0 46 10-25 6-44 29-44 50 0 15 11 33 36 33 20 0 50-16 50-54 0-48-54-60-86-60-54 0-85 48-97 71-23-63-71-71-98-71-96 0-148 118-148 141 0 9 8 9 11 9 8 0 10 0 12-9 31-97 92-120 123-120 16 0 50 8 50 60 0 29-17 92-50 218-15 59-48 96-88 96-6 0-27 0-45-10 22-7 43-25 43-50s-21-34-35-34c-27 0-50 25-50 54 0 42 46 61 85 61 63 0 96-65 98-71 10 35 44 71 98 71 95 0 147-119 147-142 0-8-8-8-10-8-8 0-10 2-12 8-30 100-94 121-123 121-35 0-50-29-50-60 0-21 6-40 17-81z">
            <text:p/>
          </draw:path>
          <draw:path draw:style-name="gr3" draw:text-style-name="P5" draw:layer="layout" svg:width="0.284cm" svg:height="0.425cm" svg:x="2.966cm" svg:y="10.747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5" draw:layer="layout" svg:width="0.608cm" svg:height="0.215cm" svg:x="3.75cm" svg:y="10.474cm" svg:viewBox="0 0 609 216" svg:d="M578 37c15 0 31 0 31-18 0-19-16-19-29-19h-549c-14 0-31 0-31 19 0 18 17 18 31 18zM580 216c13 0 29 0 29-19 0-18-16-18-31-18h-547c-14 0-31 0-31 18 0 19 17 19 31 19z">
            <text:p/>
          </draw:path>
          <draw:path draw:style-name="gr3" draw:text-style-name="P5" draw:layer="layout" svg:width="0.75cm" svg:height="0.415cm" svg:x="4.69cm" svg:y="10.406cm" svg:viewBox="0 0 751 416" svg:d="M54 351c-2 15-8 36-8 40 0 16 12 25 27 25 10 0 27-9 33-25 2-2 13-46 17-69l21-83c6-19 10-39 16-60 2-17 11-44 11-46 14-29 62-112 149-112 42 0 50 33 50 64 0 23-6 48-14 75l-25 106-19 71c-4 18-10 50-10 54 0 16 12 25 25 25 29 0 35-23 41-52 13-52 48-185 56-223 2-10 50-120 150-120 40 0 50 31 50 64 0 52-37 156-56 206-8 21-13 31-13 50 0 44 32 75 75 75 88 0 121-133 121-142 0-8-8-8-11-8-10 0-10 2-14 17-15 47-44 112-94 112-16 0-23-8-23-29 0-23 9-46 17-67 19-47 56-149 56-201 0-59-35-98-104-98-68 0-116 39-150 89-2-12-4-43-29-66-23-19-52-23-75-23-83 0-128 58-143 79-4-52-44-79-85-79-42 0-59 35-67 52-17 33-29 87-29 89 0 9 8 9 10 9 11 0 11 0 17-21 15-65 33-108 67-108 14 0 29 6 29 41 0 19-4 29-15 77z">
            <text:p/>
          </draw:path>
          <draw:path draw:style-name="gr3" draw:text-style-name="P5" draw:layer="layout" svg:width="0.213cm" svg:height="0.914cm" svg:x="5.558cm" svg:y="10.123cm" svg:viewBox="0 0 214 915" svg:d="M214 906c0-2 0-4-16-21-115-114-144-286-144-428 0-158 35-318 148-432 12-10 12-13 12-17 0-6-4-8-10-8-8 0-92 62-146 179-48 100-58 201-58 278 0 73 10 183 60 287 56 112 136 171 144 171 6 0 10-3 10-9z">
            <text:p/>
          </draw:path>
          <draw:path draw:style-name="gr3" draw:text-style-name="P5" draw:layer="layout" svg:width="0.75cm" svg:height="0.415cm" svg:x="5.849cm" svg:y="10.406cm" svg:viewBox="0 0 751 416" svg:d="M54 351c-2 15-8 36-8 40 0 16 12 25 27 25 10 0 27-9 33-25 2-2 13-46 17-69l21-83c6-19 10-39 16-60 2-17 11-44 11-46 14-29 62-112 149-112 42 0 50 33 50 64 0 23-6 48-14 75l-25 106-19 71c-4 18-10 50-10 54 0 16 12 25 25 25 29 0 35-23 41-52 13-52 48-185 56-223 2-10 50-120 150-120 40 0 50 31 50 64 0 52-37 156-56 206-8 21-13 31-13 50 0 44 32 75 75 75 88 0 121-133 121-142 0-8-8-8-11-8-10 0-10 2-14 17-15 47-44 112-94 112-16 0-23-8-23-29 0-23 9-46 17-67 19-47 56-149 56-201 0-59-35-98-104-98-68 0-116 39-150 89-2-12-4-43-29-66-23-19-52-23-75-23-83 0-128 58-143 79-4-52-44-79-85-79-42 0-59 35-67 52-17 33-29 87-29 89 0 9 8 9 10 9 11 0 11 0 17-21 15-65 33-108 67-108 14 0 29 6 29 41 0 19-4 29-15 77z">
            <text:p/>
          </draw:path>
          <draw:path draw:style-name="gr3" draw:text-style-name="P5" draw:layer="layout" svg:width="0.559cm" svg:height="0.038cm" svg:x="6.903cm" svg:y="10.562cm" svg:viewBox="0 0 560 39" svg:d="M528 39c15 0 32 0 32-20 0-19-17-19-32-19h-497c-14 0-31 0-31 19 0 20 17 20 31 20z">
            <text:p/>
          </draw:path>
          <draw:path draw:style-name="gr3" draw:text-style-name="P5" draw:layer="layout" svg:width="0.303cm" svg:height="0.61cm" svg:x="7.823cm" svg:y="10.2cm" svg:viewBox="0 0 304 611" svg:d="M189 23c0-21 0-23-23-23-56 58-137 58-166 58v29c19 0 73 0 121-25v476c0 34-2 44-86 44h-29v29c31-4 113-4 148-4 37 0 116 0 150 4v-29h-29c-84 0-86-10-86-44z">
            <text:p/>
          </draw:path>
          <draw:path draw:style-name="gr3" draw:text-style-name="P5" draw:layer="layout" svg:width="0.213cm" svg:height="0.914cm" svg:x="8.249cm" svg:y="10.123cm" svg:viewBox="0 0 214 915" svg:d="M214 457c0-70-10-181-60-284-56-113-135-173-146-173-4 0-8 4-8 8s0 7 17 23c91 90 143 235 143 426 0 156-33 318-148 433-12 12-12 14-12 16 0 6 4 9 8 9 11 0 94-63 148-179 48-100 58-202 58-279z">
            <text:p/>
          </draw:path>
          <draw:path draw:style-name="gr3" draw:text-style-name="P5" draw:layer="layout" svg:width="0.213cm" svg:height="0.914cm" svg:x="8.644cm" svg:y="10.123cm" svg:viewBox="0 0 214 915" svg:d="M214 906c0-2 0-4-16-21-115-114-144-286-144-428 0-158 35-318 148-432 12-10 12-13 12-17 0-6-4-8-10-8-8 0-92 62-146 179-48 100-58 201-58 278 0 73 10 183 60 287 56 112 136 171 144 171 6 0 10-3 10-9z">
            <text:p/>
          </draw:path>
          <draw:path draw:style-name="gr3" draw:text-style-name="P5" draw:layer="layout" svg:width="0.75cm" svg:height="0.415cm" svg:x="8.935cm" svg:y="10.406cm" svg:viewBox="0 0 751 416" svg:d="M54 351c-2 15-8 36-8 40 0 16 12 25 27 25 10 0 27-9 33-25 2-2 13-46 17-69l21-83c6-19 10-39 16-60 2-17 11-44 11-46 14-29 62-112 149-112 42 0 50 33 50 64 0 23-6 48-14 75l-25 106-19 71c-4 18-10 50-10 54 0 16 12 25 25 25 29 0 35-23 41-52 13-52 48-185 56-223 2-10 50-120 150-120 40 0 50 31 50 64 0 52-37 156-56 206-8 21-13 31-13 50 0 44 32 75 75 75 88 0 121-133 121-142 0-8-8-8-11-8-10 0-10 2-14 17-15 47-44 112-94 112-16 0-23-8-23-29 0-23 9-46 17-67 19-47 56-149 56-201 0-59-35-98-104-98-70 0-116 39-150 89-2-12-4-43-29-66-23-19-52-23-75-23-83 0-128 58-143 79-4-52-44-79-85-79-42 0-59 35-67 52-17 33-29 87-29 89 0 9 8 9 10 9 11 0 11 0 17-21 15-65 33-108 67-108 14 0 29 6 29 41 0 19-4 29-15 77z">
            <text:p/>
          </draw:path>
          <draw:path draw:style-name="gr3" draw:text-style-name="P5" draw:layer="layout" svg:width="0.559cm" svg:height="0.038cm" svg:x="9.99cm" svg:y="10.562cm" svg:viewBox="0 0 560 39" svg:d="M528 39c15 0 32 0 32-20 0-19-17-19-32-19h-497c-14 0-31 0-31 19 0 20 17 20 31 20z">
            <text:p/>
          </draw:path>
          <draw:path draw:style-name="gr3" draw:text-style-name="P5" draw:layer="layout" svg:width="0.365cm" svg:height="0.61cm" svg:x="10.874cm" svg:y="10.2cm" svg:viewBox="0 0 366 611" svg:d="M71 540l97-95c144-127 198-175 198-266 0-106-81-179-193-179-104 0-173 85-173 166 0 50 46 50 48 50 16 0 48-10 48-48 0-23-17-47-48-47-8 0-8 0-13 2 21-61 71-94 125-94 83 0 123 73 123 150 0 73-46 145-96 201l-177 196c-10 10-10 12-10 35h341l25-160h-23c-4 27-10 69-19 81-8 8-68 8-87 8z">
            <text:p/>
          </draw:path>
          <draw:path draw:style-name="gr3" draw:text-style-name="P5" draw:layer="layout" svg:width="0.213cm" svg:height="0.914cm" svg:x="11.336cm" svg:y="10.123cm" svg:viewBox="0 0 214 915" svg:d="M214 457c0-70-10-181-60-284-56-113-135-173-146-173-4 0-8 4-8 8s0 7 17 23c91 90 143 235 143 426 0 156-33 318-148 433-12 12-12 14-12 16 0 6 4 9 8 9 11 0 94-63 148-179 48-100 58-202 58-279z">
            <text:p/>
          </draw:path>
          <draw:path draw:style-name="gr3" draw:text-style-name="P5" draw:layer="layout" svg:width="0.457cm" svg:height="0.415cm" svg:x="11.666cm" svg:y="10.406cm" svg:viewBox="0 0 458 416" svg:d="M281 129c4-25 25-108 89-108 4 0 27 0 46 10-25 6-44 29-44 50 0 15 11 33 36 33 20 0 50-16 50-54 0-48-54-60-86-60-54 0-85 48-97 71-23-63-71-71-98-71-96 0-148 118-148 141 0 9 8 9 11 9 8 0 10 0 12-9 31-97 92-120 123-120 16 0 50 8 50 60 0 29-17 92-50 218-15 59-48 96-88 96-6 0-27 0-45-10 22-7 43-25 43-50s-21-34-35-34c-27 0-50 25-50 54 0 42 46 61 85 61 63 0 94-65 98-71 10 35 44 71 98 71 95 0 147-119 147-142 0-8-8-8-10-8-8 0-10 2-12 8-32 100-94 121-123 121-35 0-50-29-50-60 0-21 6-40 17-81z">
            <text:p/>
          </draw:path>
          <draw:path draw:style-name="gr3" draw:text-style-name="P5" draw:layer="layout" svg:width="0.588cm" svg:height="0.29cm" svg:x="12.193cm" svg:y="10.15cm" svg:viewBox="0 0 589 291" svg:d="M248 233c-3 12-9 33-9 37 0 15 13 21 23 21s21-8 25-15c2-6 8-27 10-39 5-13 11-42 15-58 4-15 8-29 10-44 9-27 9-29 21-48 21-33 52-68 102-68 35 0 38 29 38 43 0 40-27 111-38 138-6 18-8 24-8 35 0 33 27 56 60 56 65 0 92-89 92-100 0-8-9-8-11-8-8 0-8 4-10 12-17 50-44 77-69 77-14 0-16-8-16-23 0-14 4-22 14-52 8-20 35-87 35-124 0-11 0-38-24-56-11-9-30-17-61-17-56 0-91 37-112 64-6-54-52-64-83-64-54 0-90 33-108 58-7-43-44-58-71-58s-42 21-50 35c-15 23-23 61-23 63 0 8 8 8 10 8 11 0 11-2 15-19 10-37 23-68 48-68 16 0 21 12 21 31 0 12-7 35-11 54-4 17-10 44-14 56l-21 83c-2 8-6 25-6 27 0 15 12 21 22 21 11 0 21-8 25-15 3-6 9-27 11-39 4-13 10-42 14-58 5-15 9-29 11-44 8-27 8-31 27-58 19-25 48-58 96-58 37 0 39 31 39 43 0 17-2 25-12 61z">
            <text:p/>
          </draw:path>
          <draw:path draw:style-name="gr3" draw:text-style-name="P5" draw:layer="layout" svg:width="0.434cm" svg:height="0.032cm" svg:x="12.879cm" svg:y="10.256cm" svg:viewBox="0 0 435 33" svg:d="M410 33c8 0 25 0 25-16 0-17-15-17-25-17h-385c-10 0-25 0-25 17 0 16 15 16 25 16z">
            <text:p/>
          </draw:path>
          <draw:path draw:style-name="gr3" draw:text-style-name="P5" draw:layer="layout" svg:width="0.294cm" svg:height="0.438cm" svg:x="13.416cm" svg:y="10.007cm" svg:viewBox="0 0 295 439" svg:d="M141 212c50 0 86 35 86 104 0 79-46 102-83 102-25 0-84-6-111-44 31-2 38-23 38-35 0-21-15-36-36-36-16 0-35 11-35 36 0 62 67 100 146 100 89 0 149-59 149-123 0-50-39-100-110-116 67-23 92-73 92-111 0-52-59-89-131-89-71 0-125 35-125 85 0 23 12 36 33 36 19 0 33-15 33-34 0-18-14-31-33-33 23-29 67-35 90-35 29 0 70 14 70 70 0 27-8 56-27 75-21 25-37 27-71 29-16 0-16 0-20 2 0 0-7 0-7 9 0 8 7 8 17 8z">
            <text:p/>
          </draw:path>
        </draw:g>
        <draw:g xml:id="id37" draw:id="id37">
          <svg:title>TexMaths</svg:title>
          <svg:desc>26§display§\frac{d^n y}{dx^n} = m( m - 1 )( m - 2) .\ .\ .\ . [ m - ( m - n ) ] \ x^{m - n}§svg§600§FALSE§</svg:desc>
          <draw:polygon draw:style-name="gr2" draw:text-style-name="P4" draw:layer="layout" svg:width="19.711cm" svg:height="1.798cm" svg:x="1.976cm" svg:y="13.085cm" svg:viewBox="0 0 19712 1799" draw:points="9855,1799 0,1799 0,0 19712,0 19712,1799">
            <text:p/>
          </draw:polygon>
          <draw:path draw:style-name="gr3" draw:text-style-name="P5" draw:layer="layout" svg:width="0.436cm" svg:height="0.646cm" svg:x="1.988cm" svg:y="13.039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392cm" svg:height="0.29cm" svg:x="2.456cm" svg:y="13.06cm" svg:viewBox="0 0 393 291" svg:d="M48 243c-2 9-6 25-6 27 0 15 12 21 22 21 11 0 21-8 25-14 3-7 9-27 11-40 4-12 10-41 14-58 5-15 9-29 11-44 8-27 8-31 27-58 19-25 48-58 98-58 37 0 37 31 37 43 0 40-27 111-37 138-9 18-11 25-11 35 0 33 29 56 61 56 64 0 93-89 93-100 0-8-8-8-10-8-9 0-11 4-13 13-14 49-41 77-68 77-13 0-15-9-15-23 0-15 2-23 15-52 6-21 33-88 33-125 0-63-50-73-83-73-54 0-90 33-108 58-7-43-44-58-69-58-29 0-44 21-52 35-15 23-23 61-23 63 0 8 8 8 10 8 11 0 11-2 15-19 10-37 23-68 48-68 16 0 21 12 21 31 0 12-7 35-11 54-4 17-10 44-14 56z">
            <text:p/>
          </draw:path>
          <draw:path draw:style-name="gr3" draw:text-style-name="P5" draw:layer="layout" svg:width="0.423cm" svg:height="0.592cm" svg:x="2.951cm" svg:y="13.27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4-33-34-21 0-52 15-52 61s41 79 97 79c96 0 190-83 215-187z">
            <text:p/>
          </draw:path>
          <draw:polygon draw:style-name="gr3" draw:text-style-name="P5" draw:layer="layout" svg:width="1.497cm" svg:height="0.039cm" svg:x="1.93cm" svg:y="14.044cm" svg:viewBox="0 0 1498 40" draw:points="749,40 0,40 0,0 1498,0 1498,40">
            <text:p/>
          </draw:polygon>
          <draw:path draw:style-name="gr3" draw:text-style-name="P5" draw:layer="layout" svg:width="0.436cm" svg:height="0.646cm" svg:x="1.967cm" svg:y="14.285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57cm" svg:height="0.415cm" svg:x="2.431cm" svg:y="14.514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6-64 98-71 10 36 44 71 98 71 95 0 147-119 147-141 0-9-8-9-10-9-8 0-10 2-12 9-30 99-94 120-123 120-35 0-50-29-50-60 0-21 6-40 17-81z">
            <text:p/>
          </draw:path>
          <draw:path draw:style-name="gr3" draw:text-style-name="P5" draw:layer="layout" svg:width="0.392cm" svg:height="0.29cm" svg:x="2.958cm" svg:y="14.372cm" svg:viewBox="0 0 393 291" svg:d="M48 243c-2 9-6 25-6 27 0 15 12 21 22 21 11 0 21-8 25-14 3-7 9-27 11-40 4-12 10-41 14-58 5-15 9-29 11-44 8-27 8-31 27-58 19-25 48-58 98-58 37 0 37 31 37 43 0 40-27 111-37 138-9 18-11 25-11 35 0 33 29 56 61 56 64 0 93-89 93-100 0-8-8-8-10-8-9 0-11 4-13 13-14 49-41 77-68 77-13 0-15-9-15-23 0-15 2-23 15-52 6-21 33-88 33-125 0-63-50-73-83-73-54 0-90 33-108 58-7-43-44-58-69-58-29 0-44 21-52 35-15 23-23 61-23 63 0 8 8 8 10 8 11 0 11-2 15-19 10-37 23-68 48-68 16 0 21 12 21 31 0 12-7 35-11 54-4 17-10 44-14 56z">
            <text:p/>
          </draw:path>
          <draw:path draw:style-name="gr3" draw:text-style-name="P5" draw:layer="layout" svg:width="0.608cm" svg:height="0.215cm" svg:x="3.839cm" svg:y="13.956cm" svg:viewBox="0 0 609 216" svg:d="M578 37c15 0 31 0 31-18 0-19-16-19-29-19h-549c-14 0-31 0-31 19 0 18 17 18 31 18zM580 216c13 0 29 0 29-18 0-19-16-19-31-19h-547c-14 0-31 0-31 19 0 18 17 18 31 18z">
            <text:p/>
          </draw:path>
          <draw:path draw:style-name="gr3" draw:text-style-name="P5" draw:layer="layout" svg:width="0.75cm" svg:height="0.415cm" svg:x="4.78cm" svg:y="13.888cm" svg:viewBox="0 0 751 416" svg:d="M54 352c-2 14-8 35-8 39 0 17 12 25 27 25 10 0 27-8 33-25 2-2 13-46 17-69l21-83c6-18 10-39 16-60 2-17 11-44 11-46 14-29 62-112 149-112 42 0 50 33 50 64 0 23-6 48-14 75l-25 106-19 71c-4 19-10 50-10 54 0 17 12 25 25 25 29 0 35-23 41-52 13-52 48-185 56-223 2-10 50-120 150-120 40 0 50 31 50 64 0 52-37 156-56 206-8 21-13 31-13 50 0 44 32 75 75 75 88 0 121-133 121-141 0-9-8-9-11-9-10 0-10 2-14 17-15 48-44 112-94 112-16 0-23-8-23-29 0-23 9-46 17-66 19-48 56-150 56-202 0-58-35-98-104-98-70 0-116 40-150 89-2-12-4-43-29-66-23-19-52-23-75-23-83 0-128 58-143 79-4-52-44-79-85-79-42 0-59 35-67 52-17 33-29 87-29 89 0 9 8 9 10 9 11 0 11 0 17-21 15-65 33-108 67-108 14 0 29 6 29 41 0 19-4 30-15 77z">
            <text:p/>
          </draw:path>
          <draw:path draw:style-name="gr3" draw:text-style-name="P5" draw:layer="layout" svg:width="0.213cm" svg:height="0.914cm" svg:x="5.647cm" svg:y="13.607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75cm" svg:height="0.415cm" svg:x="5.938cm" svg:y="13.888cm" svg:viewBox="0 0 751 416" svg:d="M54 352c-2 14-8 35-8 39 0 17 12 25 27 25 10 0 27-8 33-25 2-2 13-46 17-69l21-83c6-18 10-39 16-60 2-17 11-44 11-46 14-29 62-112 149-112 42 0 50 33 50 64 0 23-6 48-14 75l-25 106-19 71c-4 19-12 50-12 54 0 17 14 25 27 25 29 0 35-23 41-52 13-52 48-185 54-223 4-10 52-120 152-120 40 0 50 31 50 64 0 52-37 156-56 206-8 21-13 31-13 50 0 44 32 75 75 75 88 0 121-133 121-141 0-9-8-9-11-9-10 0-10 2-14 17-15 48-44 112-94 112-16 0-23-8-23-29 0-23 9-46 17-66 19-48 56-150 56-202 0-58-35-98-104-98-70 0-116 40-150 89-2-12-4-43-29-66-23-19-52-23-75-23-83 0-128 58-143 79-4-52-44-79-85-79-42 0-59 35-67 52-17 33-29 87-29 89 0 9 8 9 10 9 11 0 11 0 17-21 15-65 33-108 67-108 14 0 29 6 29 41 0 19-4 30-15 77z">
            <text:p/>
          </draw:path>
          <draw:path draw:style-name="gr3" draw:text-style-name="P5" draw:layer="layout" svg:width="0.559cm" svg:height="0.039cm" svg:x="6.993cm" svg:y="14.044cm" svg:viewBox="0 0 560 40" svg:d="M528 40c15 0 32 0 32-21 0-19-17-19-32-19h-497c-14 0-31 0-31 19 0 21 17 21 31 21z">
            <text:p/>
          </draw:path>
          <draw:path draw:style-name="gr3" draw:text-style-name="P5" draw:layer="layout" svg:width="0.303cm" svg:height="0.611cm" svg:x="7.912cm" svg:y="13.684cm" svg:viewBox="0 0 304 612" svg:d="M189 23c0-21 0-23-23-23-56 58-137 58-166 58v29c19 0 73 0 121-25v477c0 33-2 43-86 43h-29v30c31-5 113-5 148-5 37 0 116 0 150 5v-30h-29c-84 0-86-10-86-43z">
            <text:p/>
          </draw:path>
          <draw:path draw:style-name="gr3" draw:text-style-name="P5" draw:layer="layout" svg:width="0.213cm" svg:height="0.914cm" svg:x="8.339cm" svg:y="13.607cm" svg:viewBox="0 0 214 915" svg:d="M214 458c0-71-10-181-60-285-56-113-135-173-146-173-4 0-8 4-8 8s0 7 17 23c91 90 143 235 143 427 0 156-33 318-148 432-12 13-12 15-12 17 0 6 4 8 8 8 11 0 94-62 148-179 48-99 58-201 58-278z">
            <text:p/>
          </draw:path>
          <draw:path draw:style-name="gr3" draw:text-style-name="P5" draw:layer="layout" svg:width="0.213cm" svg:height="0.914cm" svg:x="8.734cm" svg:y="13.607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75cm" svg:height="0.415cm" svg:x="9.025cm" svg:y="13.888cm" svg:viewBox="0 0 751 416" svg:d="M54 352c-2 14-8 35-8 39 0 17 12 25 27 25 10 0 27-8 33-25 2-2 13-46 17-69l21-83c6-18 10-39 16-60 2-17 11-44 11-46 14-29 62-112 149-112 42 0 50 33 50 64 0 23-6 48-14 75l-25 106-19 71c-4 19-12 50-12 54 0 17 14 25 27 25 29 0 35-23 41-52 13-52 48-185 54-223 4-10 52-120 152-120 40 0 50 31 50 64 0 52-37 156-56 206-8 21-13 31-13 50 0 44 32 75 75 75 86 0 121-133 121-141 0-9-8-9-13-9-8 0-8 2-12 17-15 48-44 112-94 112-16 0-23-8-23-29 0-23 9-46 17-66 19-48 56-150 56-202 0-58-35-98-104-98-70 0-116 40-150 89-2-12-4-43-29-66-23-19-52-23-77-23-81 0-126 58-141 79-4-52-44-79-85-79-42 0-59 35-67 52-17 33-29 87-29 89 0 9 8 9 10 9 11 0 11 0 17-21 15-65 33-108 67-108 14 0 29 6 29 41 0 19-4 30-15 77z">
            <text:p/>
          </draw:path>
          <draw:path draw:style-name="gr3" draw:text-style-name="P5" draw:layer="layout" svg:width="0.559cm" svg:height="0.039cm" svg:x="10.08cm" svg:y="14.044cm" svg:viewBox="0 0 560 40" svg:d="M528 40c15 0 32 0 32-21 0-19-17-19-32-19h-497c-14 0-31 0-31 19 0 21 17 21 31 21z">
            <text:p/>
          </draw:path>
          <draw:path draw:style-name="gr3" draw:text-style-name="P5" draw:layer="layout" svg:width="0.365cm" svg:height="0.611cm" svg:x="10.964cm" svg:y="13.684cm" svg:viewBox="0 0 366 612" svg:d="M71 541l97-96c144-127 198-175 198-266 0-106-81-179-193-179-104 0-173 85-173 166 0 50 46 50 48 50 16 0 48-10 48-48 0-22-17-47-48-47-8 0-8 0-13 2 21-61 71-94 125-94 83 0 123 73 123 150 0 73-46 146-96 202l-177 195c-10 11-10 13-10 36h341l25-161h-23c-4 27-10 69-19 82-8 8-68 8-87 8z">
            <text:p/>
          </draw:path>
          <draw:path draw:style-name="gr3" draw:text-style-name="P5" draw:layer="layout" svg:width="0.213cm" svg:height="0.914cm" svg:x="11.425cm" svg:y="13.607cm" svg:viewBox="0 0 214 915" svg:d="M214 458c0-71-10-181-60-285-56-113-135-173-146-173-4 0-8 4-8 8s0 7 17 23c91 90 143 235 143 427 0 156-33 318-148 432-12 13-12 15-12 17 0 6 4 8 8 8 11 0 94-62 148-179 48-99 58-201 58-278z">
            <text:p/>
          </draw:path>
          <draw:path draw:style-name="gr3" draw:text-style-name="P5" draw:layer="layout" svg:width="0.099cm" svg:height="0.099cm" svg:x="11.808cm" svg:y="14.196cm" svg:viewBox="0 0 100 100" svg:d="M100 50c0-27-23-50-50-50s-50 23-50 50 23 50 50 50 50-23 50-50z">
            <text:p/>
          </draw:path>
          <draw:path draw:style-name="gr3" draw:text-style-name="P5" draw:layer="layout" svg:width="0.099cm" svg:height="0.099cm" svg:x="12.366cm" svg:y="14.196cm" svg:viewBox="0 0 100 100" svg:d="M100 50c0-27-23-50-50-50s-50 23-50 50 23 50 50 50 50-23 50-50z">
            <text:p/>
          </draw:path>
          <draw:path draw:style-name="gr3" draw:text-style-name="P5" draw:layer="layout" svg:width="0.099cm" svg:height="0.099cm" svg:x="12.925cm" svg:y="14.196cm" svg:viewBox="0 0 100 100" svg:d="M100 50c0-27-23-50-50-50s-50 23-50 50 23 50 50 50 50-23 50-50z">
            <text:p/>
          </draw:path>
          <draw:path draw:style-name="gr3" draw:text-style-name="P5" draw:layer="layout" svg:width="0.099cm" svg:height="0.099cm" svg:x="13.483cm" svg:y="14.196cm" svg:viewBox="0 0 100 100" svg:d="M100 50c0-27-23-50-50-50s-50 23-50 50 23 50 50 50 50-23 50-50z">
            <text:p/>
          </draw:path>
          <draw:polygon draw:style-name="gr3" draw:text-style-name="P5" draw:layer="layout" svg:width="0.126cm" svg:height="0.914cm" svg:x="13.765cm" svg:y="13.607cm" svg:viewBox="0 0 127 915" draw:points="127,915 127,880 37,880 37,37 127,37 127,0 0,0 0,915">
            <text:p/>
          </draw:polygon>
          <draw:path draw:style-name="gr3" draw:text-style-name="P5" draw:layer="layout" svg:width="0.75cm" svg:height="0.415cm" svg:x="13.938cm" svg:y="13.888cm" svg:viewBox="0 0 751 416" svg:d="M54 352c-2 14-8 35-8 39 0 17 12 25 27 25 10 0 27-8 33-25 2-2 13-46 17-69l21-83c6-18 10-39 16-60 2-17 11-44 11-46 14-29 62-112 149-112 42 0 50 33 50 64 0 23-6 48-14 75l-25 106-19 71c-4 19-10 50-10 54 0 17 12 25 25 25 29 0 35-23 41-52 13-52 48-185 56-223 2-10 50-120 150-120 40 0 50 31 50 64 0 52-37 156-56 206-8 21-13 31-13 50 0 44 32 75 75 75 88 0 121-133 121-141 0-9-8-9-11-9-10 0-10 2-14 17-15 48-44 112-94 112-16 0-23-8-23-29 0-23 9-46 17-66 19-48 56-150 56-202 0-58-35-98-104-98-70 0-116 40-150 89-2-12-4-43-29-66-23-19-52-23-75-23-83 0-128 58-143 79-4-52-44-79-85-79-42 0-59 35-67 52-17 33-29 87-29 89 0 9 8 9 10 9 11 0 11 0 17-21 15-65 33-108 67-108 14 0 29 6 29 41 0 19-4 30-15 77z">
            <text:p/>
          </draw:path>
          <draw:path draw:style-name="gr3" draw:text-style-name="P5" draw:layer="layout" svg:width="0.559cm" svg:height="0.039cm" svg:x="14.995cm" svg:y="14.044cm" svg:viewBox="0 0 560 40" svg:d="M528 40c15 0 32 0 32-21 0-19-17-19-32-19h-497c-14 0-31 0-31 19 0 21 17 21 31 21z">
            <text:p/>
          </draw:path>
          <draw:path draw:style-name="gr3" draw:text-style-name="P5" draw:layer="layout" svg:width="0.213cm" svg:height="0.914cm" svg:x="15.922cm" svg:y="13.607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75cm" svg:height="0.415cm" svg:x="16.214cm" svg:y="13.888cm" svg:viewBox="0 0 751 416" svg:d="M54 352c-2 14-8 35-8 39 0 17 12 25 27 25 10 0 27-8 33-25 2-2 13-46 17-69l21-83c6-18 10-39 16-60 2-17 11-44 11-46 14-29 62-112 149-112 42 0 50 33 50 64 0 23-6 48-14 75l-25 106-19 71c-4 19-10 50-10 54 0 17 12 25 25 25 29 0 35-23 41-52 13-52 48-185 56-223 2-10 50-120 150-120 40 0 50 31 50 64 0 52-37 156-56 206-8 21-13 31-13 50 0 44 32 75 75 75 88 0 121-133 121-141 0-9-8-9-11-9-10 0-10 2-14 17-15 48-44 112-94 112-16 0-23-8-23-29 0-23 9-46 17-66 19-48 56-150 56-202 0-58-35-98-104-98-70 0-116 40-150 89-2-12-4-43-29-66-23-19-52-23-75-23-83 0-128 58-143 79-4-52-44-79-85-79-42 0-59 35-67 52-17 33-29 87-29 89 0 9 8 9 10 9 11 0 11 0 17-21 15-65 33-108 67-108 14 0 29 6 29 41 0 19-4 30-15 77z">
            <text:p/>
          </draw:path>
          <draw:path draw:style-name="gr3" draw:text-style-name="P5" draw:layer="layout" svg:width="0.559cm" svg:height="0.039cm" svg:x="17.268cm" svg:y="14.044cm" svg:viewBox="0 0 560 40" svg:d="M528 40c15 0 32 0 32-21 0-19-17-19-32-19h-497c-14 0-31 0-31 19 0 21 17 21 31 21z">
            <text:p/>
          </draw:path>
          <draw:path draw:style-name="gr3" draw:text-style-name="P5" draw:layer="layout" svg:width="0.496cm" svg:height="0.415cm" svg:x="18.133cm" svg:y="13.888cm" svg:viewBox="0 0 497 416" svg:d="M54 352c-2 14-8 35-8 39 0 17 12 25 27 25 10 0 27-8 33-25 2-2 13-46 19-69l19-83c6-18 12-39 16-60 4-17 11-44 11-46 14-29 62-112 149-112 42 0 50 33 50 64 0 56-43 175-58 212-8 23-10 34-10 44 0 44 33 75 74 75 88 0 121-133 121-141 0-9-8-9-10-9-11 0-11 2-15 17-19 62-48 112-93 112-15 0-21-8-21-29 0-23 8-46 16-66 17-48 54-150 54-202 0-61-39-98-104-98-83 0-128 58-143 79-4-50-42-79-85-79-42 0-59 35-69 52-15 31-27 85-27 89 0 9 8 9 10 9 11 0 11 0 17-21 15-65 33-108 67-108 18 0 29 10 29 41 0 19-4 30-15 77z">
            <text:p/>
          </draw:path>
          <draw:path draw:style-name="gr3" draw:text-style-name="P5" draw:layer="layout" svg:width="0.213cm" svg:height="0.914cm" svg:x="18.708cm" svg:y="13.607cm" svg:viewBox="0 0 214 915" svg:d="M214 458c0-71-10-181-60-285-56-113-135-173-146-173-4 0-8 4-8 8s0 7 17 23c91 90 143 235 143 427 0 156-33 318-148 432-12 13-12 15-12 17 0 6 4 8 8 8 11 0 94-62 148-179 48-99 58-201 58-278z">
            <text:p/>
          </draw:path>
          <draw:polygon draw:style-name="gr3" draw:text-style-name="P5" draw:layer="layout" svg:width="0.126cm" svg:height="0.914cm" svg:x="19.03cm" svg:y="13.607cm" svg:viewBox="0 0 127 915" draw:points="127,0 0,0 0,37 89,37 89,880 0,880 0,915 127,915">
            <text:p/>
          </draw:polygon>
          <draw:path draw:style-name="gr3" draw:text-style-name="P5" draw:layer="layout" svg:width="0.457cm" svg:height="0.415cm" svg:x="19.596cm" svg:y="13.888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2 120-123 120-35 0-50-29-50-60 0-21 6-40 17-81z">
            <text:p/>
          </draw:path>
          <draw:path draw:style-name="gr3" draw:text-style-name="P5" draw:layer="layout" svg:width="0.588cm" svg:height="0.29cm" svg:x="20.12cm" svg:y="13.632cm" svg:viewBox="0 0 589 291" svg:d="M248 233c-3 12-9 33-9 37 0 15 13 21 23 21s21-8 25-14c2-7 8-27 10-40 5-12 11-41 15-58 4-15 8-29 10-44 9-27 9-29 21-48 21-33 52-68 102-68 35 0 38 29 38 43 0 40-27 111-38 138-6 18-8 25-8 35 0 33 27 56 60 56 65 0 92-89 92-100 0-8-9-8-11-8-8 0-8 4-10 13-17 49-44 77-69 77-14 0-16-9-16-23 0-15 4-23 14-52 8-21 35-88 35-125 0-11 0-38-24-56-11-9-30-17-61-17-56 0-91 37-112 64-6-54-52-64-83-64-54 0-90 33-108 58-7-43-44-58-71-58s-42 21-50 35c-15 23-23 61-23 63 0 8 8 8 10 8 11 0 11-2 15-19 10-37 23-68 48-68 16 0 21 12 21 31 0 12-7 35-11 54-4 17-10 44-14 56l-21 83c-2 9-6 25-6 27 0 15 12 21 22 21 11 0 21-8 25-14 3-7 9-27 11-40 4-12 10-41 14-58 5-15 9-29 11-44 8-27 8-31 27-58 19-25 48-58 96-58 37 0 39 31 39 43 0 17-2 25-12 61z">
            <text:p/>
          </draw:path>
          <draw:path draw:style-name="gr3" draw:text-style-name="P5" draw:layer="layout" svg:width="0.434cm" svg:height="0.032cm" svg:x="20.808cm" svg:y="13.738cm" svg:viewBox="0 0 435 33" svg:d="M410 33c8 0 25 0 25-16 0-17-15-17-25-17h-385c-10 0-25 0-25 17 0 16 15 16 25 16z">
            <text:p/>
          </draw:path>
          <draw:path draw:style-name="gr3" draw:text-style-name="P5" draw:layer="layout" svg:width="0.392cm" svg:height="0.29cm" svg:x="21.341cm" svg:y="13.632cm" svg:viewBox="0 0 393 291" svg:d="M48 243c-2 9-6 25-6 27 0 15 12 21 22 21 11 0 21-8 25-14 3-7 9-27 11-40 4-12 10-41 14-58 5-15 9-29 11-44 8-27 8-31 27-58 19-25 48-58 98-58 37 0 37 31 37 43 0 40-27 111-37 138-9 18-11 25-11 35 0 33 29 56 61 56 64 0 93-89 93-100 0-8-8-8-10-8-9 0-11 4-13 13-14 49-41 77-68 77-13 0-15-9-15-23 0-15 2-23 15-52 6-21 33-88 33-125 0-63-50-73-83-73-54 0-90 33-108 58-7-43-44-58-69-58-29 0-44 21-52 35-15 23-23 61-23 63 0 8 8 8 10 8 11 0 11-2 15-19 10-37 23-68 48-68 16 0 21 12 21 31 0 12-7 35-11 54-4 17-10 44-14 56z">
            <text:p/>
          </draw:path>
        </draw:g>
        <draw:g xml:id="id36" draw:id="id36">
          <svg:title>TexMaths</svg:title>
          <svg:desc>26§display§\text {In general } n^{th} \text { order derivative will be }§svg§600§FALSE§</svg:desc>
          <draw:polygon draw:style-name="gr2" draw:text-style-name="P4" draw:layer="layout" svg:width="15.025cm" svg:height="0.919cm" svg:x="1.951cm" svg:y="11.78cm" svg:viewBox="0 0 15026 920" draw:points="7513,920 0,920 0,0 15026,0 15026,920">
            <text:p/>
          </draw:polygon>
          <draw:path draw:style-name="gr3" draw:text-style-name="P5" draw:layer="layout" svg:width="0.28cm" svg:height="0.626cm" svg:x="1.93cm" svg:y="11.932cm" svg:viewBox="0 0 281 627" svg:d="M181 71c0-31 4-42 75-42h25v-29c-31 2-104 2-140 2-37 0-110 0-141-2v29h25c71 0 75 11 75 42v485c0 33-4 42-75 42h-25v29c31-2 104-2 139-2 38 0 111 0 142 2v-29h-25c-71 0-75-9-75-42z">
            <text:p/>
          </draw:path>
          <draw:path draw:style-name="gr3" draw:text-style-name="P5" draw:layer="layout" svg:width="0.461cm" svg:height="0.405cm" svg:x="2.265cm" svg:y="12.153cm" svg:viewBox="0 0 462 406" svg:d="M71 90v247c0 40-9 40-71 40v29c31 0 79-2 104-2 23 0 71 2 102 2v-29c-60 0-71 0-71-40v-170c0-96 65-146 123-146s69 50 69 102v214c0 40-11 40-71 40v29c31 0 79-2 104-2 23 0 71 2 102 2v-29c-48 0-71 0-71-27v-175c0-79 0-108-29-142-13-14-44-33-96-33-68 0-110 40-137 96v-96l-129 10v30c64 0 71 6 71 50z">
            <text:p/>
          </draw:path>
          <draw:path draw:style-name="gr3" draw:text-style-name="P5" draw:layer="layout" svg:width="0.419cm" svg:height="0.605cm" svg:x="3.072cm" svg:y="12.142cm" svg:viewBox="0 0 420 606" svg:d="M179 258c-81 0-81-91-81-112 0-25 2-54 14-77 9-13 29-38 67-38 79 0 79 92 79 113 0 25 0 54-15 77-8 12-29 37-64 37zM71 294c0-5 0-25 16-44 36 27 73 29 92 29 85 0 148-62 148-133 0-36-15-69-38-90 33-31 67-35 83-35 2 0 7 0 9 0-11 4-15 14-15 25 0 16 13 27 27 27 8 0 27-6 27-27 0-17-12-46-48-46-18 0-58 6-97 44-38-32-77-34-96-34-85 0-150 63-150 134 0 41 21 75 44 95-13 13-29 44-29 75 0 30 12 65 41 82-56 16-85 56-85 93 0 65 92 117 204 117 108 0 204-48 204-119 0-33-15-79-61-106-50-25-102-25-158-25-23 0-62 0-68 0-29-4-50-33-50-62zM204 583c-94 0-156-46-156-94 0-43 35-77 75-79h54c79 0 183 0 183 79 0 48-67 94-156 94z">
            <text:p/>
          </draw:path>
          <draw:path draw:style-name="gr3" draw:text-style-name="P5" draw:layer="layout" svg:width="0.355cm" svg:height="0.422cm" svg:x="3.53cm" svg:y="12.146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461cm" svg:height="0.405cm" svg:x="3.939cm" svg:y="12.153cm" svg:viewBox="0 0 462 406" svg:d="M71 90v247c0 40-9 40-71 40v29c31 0 79-2 104-2 23 0 71 2 102 2v-29c-60 0-71 0-71-40v-170c0-96 65-146 123-146s69 50 69 102v214c0 40-11 40-71 40v29c31 0 79-2 104-2 23 0 71 2 102 2v-29c-48 0-71 0-71-27v-175c0-79 0-108-29-142-13-14-44-33-96-33-68 0-110 40-137 96v-96l-129 10v30c64 0 71 6 71 50z">
            <text:p/>
          </draw:path>
          <draw:path draw:style-name="gr3" draw:text-style-name="P5" draw:layer="layout" svg:width="0.355cm" svg:height="0.422cm" svg:x="4.443cm" svg:y="12.146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309cm" svg:height="0.405cm" svg:x="4.85cm" svg:y="12.153cm" svg:viewBox="0 0 310 406" svg:d="M127 102v-102l-127 10v30c64 0 73 6 73 50v247c0 40-11 40-73 40v29c35 0 79-2 104-2 37 0 81 0 119 2v-29h-21c-67 0-69-8-69-42v-141c0-92 38-173 108-173 7 0 9 0 11 0-4 2-21 12-21 35 0 27 19 40 39 40 17 0 40-11 40-40s-29-56-69-56c-66 0-100 62-114 102z">
            <text:p/>
          </draw:path>
          <draw:path draw:style-name="gr3" draw:text-style-name="P5" draw:layer="layout" svg:width="0.413cm" svg:height="0.422cm" svg:x="5.221cm" svg:y="12.146cm" svg:viewBox="0 0 414 423" svg:d="M266 341c4 38 29 75 73 75 19 0 75-12 75-87v-50h-23v50c0 54-23 60-33 60-29 0-34-41-34-45v-186c0-37 0-73-33-108-35-35-81-50-127-50-75 0-137 44-137 104 0 27 19 44 42 44 25 0 41-19 41-44 0-10-4-42-46-42 25-31 69-41 100-41 44 0 96 35 96 116v36c-46 2-110 4-168 31-69 31-92 79-92 121 0 75 89 98 148 98 60 0 102-38 118-82zM260 192v91c0 88-64 119-106 119-46 0-83-33-83-79 0-50 39-127 189-131z">
            <text:p/>
          </draw:path>
          <draw:path draw:style-name="gr3" draw:text-style-name="P5" draw:layer="layout" svg:width="0.205cm" svg:height="0.636cm" svg:x="5.67cm" svg:y="11.921cm" svg:viewBox="0 0 206 637" svg:d="M133 0l-133 10v30c64 0 73 6 73 50v476c0 42-11 42-73 42v29c31-2 79-2 102-2s69 0 104 2v-29c-62 0-73 0-73-42z">
            <text:p/>
          </draw:path>
          <draw:path draw:style-name="gr3" draw:text-style-name="P5" draw:layer="layout" svg:width="0.496cm" svg:height="0.415cm" svg:x="6.223cm" svg:y="12.153cm" svg:viewBox="0 0 497 416" svg:d="M54 352c-2 14-8 35-8 39 0 17 12 25 27 25 10 0 27-8 33-25 2-2 13-45 19-68l19-84c6-18 12-39 16-60 4-17 11-44 11-46 14-29 64-112 149-112 42 0 50 33 50 64 0 57-43 175-58 213-8 23-10 33-10 43 0 44 33 75 74 75 88 0 121-133 121-141s-8-8-10-8c-11 0-11 2-15 16-19 63-48 113-93 113-15 0-21-9-21-30 0-22 8-45 16-66 17-48 54-150 54-202 0-61-39-98-104-98-83 0-128 58-143 79-4-50-42-79-85-79-42 0-59 35-69 52-15 31-27 85-27 90 0 8 8 8 10 8 11 0 11 0 17-21 15-64 33-108 67-108 18 0 29 10 29 41 0 19-4 30-15 78z">
            <text:p/>
          </draw:path>
          <draw:path draw:style-name="gr3" draw:text-style-name="P5" draw:layer="layout" svg:width="0.217cm" svg:height="0.407cm" svg:x="6.772cm" svg:y="11.778cm" svg:viewBox="0 0 218 408" svg:d="M131 148h67c12 0 20 0 20-15 0-8-8-8-18-8h-63l25-96c0-2 2-6 2-8 0-13-10-21-23-21-16 0-25 10-31 27-4 17 4-15-23 98h-66c-13 0-21 0-21 15 0 8 8 8 19 8h62l-39 152c-2 16-9 39-9 48 0 37 31 60 69 60 73 0 112-89 112-98 0-8-8-8-10-8-8 0-8 2-13 12-18 40-52 77-87 77-15 0-23-8-23-33 0-6 2-19 4-25z">
            <text:p/>
          </draw:path>
          <draw:path draw:style-name="gr3" draw:text-style-name="P5" draw:layer="layout" svg:width="0.351cm" svg:height="0.453cm" svg:x="7.07cm" svg:y="11.734cm" svg:viewBox="0 0 352 454" svg:d="M154 19c0 0 2-9 2-11s-2-8-10-8c-13 0-67 4-84 6-4 0-12 2-12 15 0 10 8 10 17 10 29 0 29 4 29 9 0 4 0 8-2 14l-90 365c-4 10-4 12-4 14 0 8 8 21 23 21 6 0 19-4 25-19 2-2 8-27 10-39l17-57c2-10 8-35 10-45 7-23 7-25 19-44 21-33 52-69 102-69 37 0 39 29 39 44 0 39-29 110-39 137-6 19-8 25-8 36 0 33 27 56 60 56 64 0 94-90 94-100 0-8-9-8-11-8-10 0-10 4-12 10-15 52-44 79-69 79-15 0-17-8-17-23 0-14 5-23 15-52 8-21 35-87 35-125 0-10 0-37-25-54-10-10-29-19-58-19-48 0-81 27-106 55z">
            <text:p/>
          </draw:path>
          <draw:path draw:style-name="gr3" draw:text-style-name="P5" draw:layer="layout" svg:width="0.407cm" svg:height="0.422cm" svg:x="7.825cm" svg:y="12.146cm" svg:viewBox="0 0 408 423" svg:d="M408 214c0-116-94-214-204-214-115 0-204 100-204 214 0 119 96 209 204 209 110 0 204-92 204-209zM204 400c-40 0-79-21-104-63-23-39-23-95-23-129 0-35 0-85 21-127 25-41 68-60 106-60 39 0 79 19 102 58 25 40 25 94 25 129 0 34 0 83-21 123-19 42-60 69-106 69z">
            <text:p/>
          </draw:path>
          <draw:path draw:style-name="gr3" draw:text-style-name="P5" draw:layer="layout" svg:width="0.309cm" svg:height="0.405cm" svg:x="8.283cm" svg:y="12.153cm" svg:viewBox="0 0 310 406" svg:d="M127 102v-102l-127 10v30c64 0 71 6 71 50v247c0 40-9 40-71 40v29c35 0 79-2 104-2 37 0 81 0 119 2v-29h-21c-67 0-69-8-69-42v-141c0-92 38-173 108-173 7 0 9 0 11 0-4 2-21 12-21 35 0 27 19 40 39 40 17 0 40-11 40-40s-29-56-69-56c-66 0-100 62-114 102z">
            <text:p/>
          </draw:path>
          <draw:path draw:style-name="gr3" draw:text-style-name="P5" draw:layer="layout" svg:width="0.452cm" svg:height="0.647cm" svg:x="8.647cm" svg:y="11.921cm" svg:viewBox="0 0 453 648" svg:d="M318 587v61l135-11v-29c-64 0-72-6-72-50v-558l-131 10v30c62 0 70 6 70 50v197c-27-31-66-56-116-56-108 0-204 90-204 208 0 117 89 209 196 209 58 0 99-32 122-61zM318 341v188c0 17 0 19-10 33-27 44-69 65-108 65-42 0-75-23-98-59-23-37-25-89-25-127 0-35 2-89 27-131 21-29 54-58 104-58 33 0 71 12 100 54 10 17 10 19 10 35z">
            <text:p/>
          </draw:path>
          <draw:path draw:style-name="gr3" draw:text-style-name="P5" draw:layer="layout" svg:width="0.355cm" svg:height="0.422cm" svg:x="9.148cm" svg:y="12.146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309cm" svg:height="0.405cm" svg:x="9.553cm" svg:y="12.153cm" svg:viewBox="0 0 310 406" svg:d="M127 102v-102l-127 10v30c64 0 71 6 71 50v247c0 40-9 40-71 40v29c35 0 79-2 104-2 37 0 81 0 119 2v-29h-21c-67 0-69-8-69-42v-141c0-92 38-173 108-173 7 0 9 0 11 0-4 2-21 12-21 35 0 27 19 40 39 40 17 0 40-11 40-40s-29-56-69-56c-66 0-100 62-114 102z">
            <text:p/>
          </draw:path>
          <draw:path draw:style-name="gr3" draw:text-style-name="P5" draw:layer="layout" svg:width="0.452cm" svg:height="0.647cm" svg:x="10.223cm" svg:y="11.921cm" svg:viewBox="0 0 453 648" svg:d="M318 587v61l135-11v-29c-64 0-72-6-72-50v-558l-131 10v30c62 0 70 6 70 50v197c-27-31-66-56-116-56-108 0-204 90-204 208 0 117 89 209 196 209 58 0 99-32 122-61zM318 341v188c0 17 0 19-10 33-27 44-69 65-108 65-42 0-75-23-98-59-23-37-25-89-25-127 0-35 0-89 27-131 21-29 54-58 104-58 33 0 71 12 100 54 10 17 10 19 10 35z">
            <text:p/>
          </draw:path>
          <draw:path draw:style-name="gr3" draw:text-style-name="P5" draw:layer="layout" svg:width="0.355cm" svg:height="0.422cm" svg:x="10.725cm" svg:y="12.146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309cm" svg:height="0.405cm" svg:x="11.13cm" svg:y="12.153cm" svg:viewBox="0 0 310 406" svg:d="M127 102v-102l-127 10v30c64 0 73 6 73 50v247c0 40-11 40-73 40v29c35 0 79-2 104-2 37 0 81 0 119 2v-29h-21c-67 0-69-8-69-42v-141c0-92 38-173 108-173 7 0 9 0 11 0-4 2-21 12-21 35 0 27 19 40 39 40 17 0 40-11 40-40s-29-56-69-56c-66 0-100 62-114 102z">
            <text:p/>
          </draw:path>
          <draw:path draw:style-name="gr3" draw:text-style-name="P5" draw:layer="layout" svg:width="0.197cm" svg:height="0.613cm" svg:x="11.494cm" svg:y="11.944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448cm" svg:height="0.405cm" svg:x="11.733cm" svg:y="12.161cm" svg:viewBox="0 0 449 406" svg:d="M364 90c8-21 25-61 85-61v-29c-21 2-48 2-68 2-23 0-65-2-81-2v29c35 0 45 21 45 40 0 8-2 10-6 21l-94 235-104-256c-4-13-4-15-4-17 0-23 36-23 52-23v-29c-27 0-79 2-100 2-25 0-62 0-89-2v29c58 0 62 4 73 33l133 327c6 13 6 17 19 17 12 0 16-8 18-17z">
            <text:p/>
          </draw:path>
          <draw:path draw:style-name="gr3" draw:text-style-name="P5" draw:layer="layout" svg:width="0.413cm" svg:height="0.422cm" svg:x="12.187cm" svg:y="12.146cm" svg:viewBox="0 0 414 423" svg:d="M266 341c4 38 29 75 73 75 19 0 75-12 75-87v-50h-23v50c0 54-23 60-33 60-29 0-34-41-34-45v-186c0-37 0-73-33-108-35-35-81-50-127-50-75 0-137 44-137 104 0 27 19 44 42 44 25 0 41-19 41-44 0-10-4-42-46-42 25-31 69-41 100-41 44 0 96 35 96 116v36c-46 2-110 4-168 31-69 31-92 79-92 121 0 75 89 98 148 98 60 0 102-38 118-82zM260 192v91c0 88-64 119-106 119-46 0-83-33-83-79 0-50 39-127 189-131z">
            <text:p/>
          </draw:path>
          <draw:path draw:style-name="gr3" draw:text-style-name="P5" draw:layer="layout" svg:width="0.288cm" svg:height="0.574cm" svg:x="12.624cm" svg:y="11.994cm" svg:viewBox="0 0 289 575" svg:d="M141 198h131v-29h-131v-169h-22c0 75-30 173-119 177v21h79v252c0 114 85 125 119 125 64 0 91-65 91-125v-52h-25v52c0 66-27 102-60 102-63 0-63-84-63-100z">
            <text:p/>
          </draw:path>
          <draw:path draw:style-name="gr3" draw:text-style-name="P5" draw:layer="layout" svg:width="0.197cm" svg:height="0.613cm" svg:x="12.992cm" svg:y="11.944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448cm" svg:height="0.405cm" svg:x="13.231cm" svg:y="12.161cm" svg:viewBox="0 0 449 406" svg:d="M364 90c8-21 25-61 85-61v-29c-21 2-48 2-68 2-23 0-65-2-81-2v29c35 0 45 21 45 40 0 8-2 10-6 21l-94 235-104-256c-4-13-4-15-4-17 0-23 36-23 52-23v-29c-27 0-79 2-100 2-25 0-62 0-89-2v29c58 0 62 4 73 33l133 327c4 13 6 17 19 17 12 0 16-8 18-17z">
            <text:p/>
          </draw:path>
          <draw:path draw:style-name="gr3" draw:text-style-name="P5" draw:layer="layout" svg:width="0.355cm" svg:height="0.422cm" svg:x="13.697cm" svg:y="12.146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627cm" svg:height="0.405cm" svg:x="14.398cm" svg:y="12.161cm" svg:viewBox="0 0 628 406" svg:d="M551 87c17-45 46-58 77-58v-29c-21 2-48 2-66 2-27 0-69-2-86-2v29c34 0 52 17 52 44 0 6 0 6-4 19l-83 235-92-256c-2-11-4-13-4-17 0-25 36-25 54-25v-29c-27 0-72 2-95 2-27 0-54 0-81-2v29c33 0 47 2 58 13 4 6 14 33 21 52l-79 220-88-243c-4-13-4-15-4-17 0-25 35-25 54-25v-29c-27 0-79 2-100 2-4 0-52 0-85-2v29c46 0 56 2 69 31l114 325c4 15 8 21 19 21 12 0 14-4 18-19l94-260 94 262c2 11 6 17 18 17 11 0 15-8 17-17z">
            <text:p/>
          </draw:path>
          <draw:path draw:style-name="gr3" draw:text-style-name="P5" draw:layer="layout" svg:width="0.197cm" svg:height="0.613cm" svg:x="15.072cm" svg:y="11.944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205cm" svg:height="0.636cm" svg:x="15.326cm" svg:y="11.921cm" svg:viewBox="0 0 206 637" svg:d="M133 0l-133 10v30c64 0 73 6 73 50v476c0 42-11 42-73 42v29c31-2 79-2 102-2s69 0 104 2v-29c-62 0-73 0-73-42z">
            <text:p/>
          </draw:path>
          <draw:path draw:style-name="gr3" draw:text-style-name="P5" draw:layer="layout" svg:width="0.205cm" svg:height="0.636cm" svg:x="15.579cm" svg:y="11.921cm" svg:viewBox="0 0 206 637" svg:d="M133 0l-133 10v30c64 0 73 6 73 50v476c0 42-11 42-73 42v29c31-2 79-2 102-2s69 0 104 2v-29c-62 0-73 0-73-42z">
            <text:p/>
          </draw:path>
          <draw:path draw:style-name="gr3" draw:text-style-name="P5" draw:layer="layout" svg:width="0.452cm" svg:height="0.647cm" svg:x="16.135cm" svg:y="11.921cm" svg:viewBox="0 0 453 648" svg:d="M133 291v-291l-133 10v30c64 0 71 6 71 50v547h23c2-2 8-14 33-56 14 21 54 67 121 67 110 0 205-90 205-209 0-116-91-208-195-208-71 0-110 44-125 60zM135 533v-189c0-19 0-19 11-34 35-52 85-58 108-58 41 0 75 23 95 58 25 38 27 90 27 127 0 36-2 90-29 131-18 27-54 59-104 59-39 0-72-23-95-56-13-19-13-21-13-38z">
            <text:p/>
          </draw:path>
          <draw:path draw:style-name="gr3" draw:text-style-name="P5" draw:layer="layout" svg:width="0.355cm" svg:height="0.422cm" svg:x="16.667cm" svg:y="12.146cm" svg:viewBox="0 0 356 423" svg:d="M77 181c6-137 83-160 114-160 94 0 104 123 104 160zM77 200h256c21 0 23 0 23-19 0-91-50-181-165-181-106 0-191 94-191 210 0 123 96 213 202 213 112 0 154-102 154-121 0-8-9-11-13-11-8 0-10 7-10 13-33 96-117 96-125 96-46 0-83-29-104-63-27-43-27-104-27-137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31" smil:attributeName="visibility" smil:to="visible"/>
                  <anim:animate smil:dur="0.5s" smil:fill="hold" smil:targetElement="id31" smil:attributeName="x" smil:values="x;x" smil:keyTimes="0;1"/>
                  <anim:animate smil:dur="0.5s" smil:fill="hold" smil:targetElement="id3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2" smil:attributeName="visibility" smil:to="visible"/>
                  <anim:animate smil:dur="0.5s" smil:fill="hold" smil:targetElement="id32" smil:attributeName="x" smil:values="x;x" smil:keyTimes="0;1"/>
                  <anim:animate smil:dur="0.5s" smil:fill="hold" smil:targetElement="id3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3" smil:attributeName="visibility" smil:to="visible"/>
                  <anim:animate smil:dur="0.5s" smil:fill="hold" smil:targetElement="id33" smil:attributeName="x" smil:values="x;x" smil:keyTimes="0;1"/>
                  <anim:animate smil:dur="0.5s" smil:fill="hold" smil:targetElement="id3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4" smil:attributeName="visibility" smil:to="visible"/>
                  <anim:animate smil:dur="0.5s" smil:fill="hold" smil:targetElement="id34" smil:attributeName="x" smil:values="x;x" smil:keyTimes="0;1"/>
                  <anim:animate smil:dur="0.5s" smil:fill="hold" smil:targetElement="id34"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5" smil:attributeName="visibility" smil:to="visible"/>
                  <anim:animate smil:dur="0.5s" smil:fill="hold" smil:targetElement="id35" smil:attributeName="x" smil:values="x;x" smil:keyTimes="0;1"/>
                  <anim:animate smil:dur="0.5s" smil:fill="hold" smil:targetElement="id35"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36" smil:attributeName="visibility" smil:to="visible"/>
                  <anim:animate smil:dur="0.5s" smil:fill="hold" smil:targetElement="id36" smil:attributeName="width" smil:values="width*0.05;width" smil:keyTimes="0;1"/>
                  <anim:animate smil:dur="0.5s" smil:fill="hold" smil:targetElement="id36" smil:attributeName="height" smil:values="height;height" smil:keyTimes="0;1"/>
                  <anim:animate smil:dur="0.5s" smil:fill="hold" smil:targetElement="id36" smil:attributeName="x" smil:values="x-.2;x" smil:keyTimes="0;1"/>
                  <anim:animate smil:dur="0.5s" smil:fill="hold" smil:targetElement="id36" smil:attributeName="y" smil:values="y;y" smil:keyTimes="0;1"/>
                  <anim:transitionFilter smil:dur="0.5s" smil:targetElement="id36"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7" smil:attributeName="visibility" smil:to="visible"/>
                  <anim:animate smil:dur="0.5s" smil:fill="hold" smil:targetElement="id37" smil:attributeName="x" smil:values="x;x" smil:keyTimes="0;1"/>
                  <anim:animate smil:dur="0.5s" smil:fill="hold" smil:targetElement="id37" smil:attributeName="y" smil:values="1+height/2;y" smil:keyTimes="0;1"/>
                </anim:par>
              </anim:par>
            </anim:par>
          </anim:seq>
        </anim:par>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9">
        <office:forms form:automatic-focus="false" form:apply-design-mode="false"/>
        <draw:frame presentation:style-name="pr9" draw:text-style-name="P14" draw:layer="layout" svg:width="26.8cm" svg:height="14.673cm" svg:x="0.6cm" svg:y="0.527cm" presentation:class="title" presentation:user-transformed="true">
          <draw:text-box>
            <text:p xml:id="id39" text:id="id39" text:style-name="P7"><text:span text:style-name="T18"><text:tab/></text:span><text:span text:style-name="T18"> <text:s text:c="9"/></text:span><text:span text:style-name="T19"><text:line-break/></text:span><text:span text:style-name="T20"> <text:s text:c="5"/></text:span><text:span text:style-name="T20"><text:line-break/></text:span><text:span text:style-name="T20"> <text:s text:c="16"/></text:span><text:span text:style-name="T20"><text:line-break/></text:span><text:span text:style-name="T20"><text:tab/></text:span><text:span text:style-name="T11">case(i) If <text:s text:c="33"/>then</text:span><text:span text:style-name="T11"><text:line-break/></text:span><text:span text:style-name="T11"><text:line-break/></text:span><text:span text:style-name="T11"><text:line-break/></text:span><text:span text:style-name="T11"><text:line-break/></text:span><text:span text:style-name="T11"><text:line-break/></text:span><text:span text:style-name="T21"> <text:s text:c="15"/></text:span><text:span text:style-name="T21"><text:line-break/></text:span><text:span text:style-name="T21"> <text:s text:c="22"/></text:span></text:p>
          </draw:text-box>
        </draw:frame>
        <draw:g xml:id="id38" draw:id="id38">
          <svg:title>TexMaths</svg:title>
          <svg:desc>28§display§\frac{d^n y}{dx^n} = m( m - 1 )( m - 2) .\ .\ .\ . ( m - n + 1) \ x^{m - n}§svg§600§FALSE§</svg:desc>
          <draw:polygon draw:style-name="gr2" draw:text-style-name="P4" draw:layer="layout" svg:width="20.307cm" svg:height="1.936cm" svg:x="3.179cm" svg:y="0.578cm" svg:viewBox="0 0 20308 1937" draw:points="10154,1937 0,1937 0,0 20308,0 20308,1937">
            <text:p/>
          </draw:polygon>
          <draw:path draw:style-name="gr3" draw:text-style-name="P5" draw:layer="layout" svg:width="0.469cm" svg:height="0.696cm" svg:x="3.193cm" svg:y="0.529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5" draw:layer="layout" svg:width="0.422cm" svg:height="0.313cm" svg:x="3.697cm" svg:y="0.551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path draw:style-name="gr3" draw:text-style-name="P5" draw:layer="layout" svg:width="0.456cm" svg:height="0.637cm" svg:x="4.23cm" svg:y="0.778cm" svg:viewBox="0 0 457 638" svg:d="M452 60c5-13 5-15 5-22 0-18-16-27-29-27-11 0-27 5-36 20-2 5-9 36-13 54-7 25-14 52-21 78l-44 180c-3 13-45 83-110 83-52 0-63-43-63-81 0-45 18-105 52-193 15-40 18-51 18-71 0-45-32-81-81-81-94 0-130 143-130 152s9 9 11 9c11 0 11-2 16-18 27-91 67-121 101-121 6 0 24 0 24 32 0 24-9 49-18 69-38 103-56 161-56 206 0 88 63 119 121 119 38 0 72-18 99-45-11 52-25 99-63 152-27 34-65 63-110 63-13 0-58-4-73-42 15 0 26 0 42-12 9-9 18-22 18-40 0-31-27-36-36-36-22 0-56 16-56 65s45 85 105 85c103 0 204-89 231-201z">
            <text:p/>
          </draw:path>
          <draw:polygon draw:style-name="gr3" draw:text-style-name="P5" draw:layer="layout" svg:width="1.612cm" svg:height="0.042cm" svg:x="3.13cm" svg:y="1.611cm" svg:viewBox="0 0 1613 43" draw:points="806,43 0,43 0,0 1613,0 1613,43">
            <text:p/>
          </draw:polygon>
          <draw:path draw:style-name="gr3" draw:text-style-name="P5" draw:layer="layout" svg:width="0.469cm" svg:height="0.696cm" svg:x="3.17cm" svg:y="1.87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5" draw:layer="layout" svg:width="0.492cm" svg:height="0.447cm" svg:x="3.67cm" svg:y="2.117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5" draw:layer="layout" svg:width="0.422cm" svg:height="0.313cm" svg:x="4.237cm" svg:y="1.965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path draw:style-name="gr3" draw:text-style-name="P5" draw:layer="layout" svg:width="0.655cm" svg:height="0.232cm" svg:x="5.186cm" svg:y="1.517cm" svg:viewBox="0 0 656 233" svg:d="M623 40c15 0 33 0 33-20s-18-20-31-20h-591c-16 0-34 0-34 20s18 20 34 20zM625 233c13 0 31 0 31-20s-18-20-33-20h-589c-16 0-34 0-34 20s18 20 34 20z">
            <text:p/>
          </draw:path>
          <draw:path draw:style-name="gr3" draw:text-style-name="P5" draw:layer="layout" svg:width="0.808cm" svg:height="0.447cm" svg:x="6.199cm" svg:y="1.443cm" svg:viewBox="0 0 809 448" svg:d="M58 378c-2 16-9 39-9 43 0 18 14 27 29 27 12 0 30-9 36-27 2-2 14-49 18-74l23-89c6-21 11-43 17-65 3-18 12-47 12-50 15-31 67-121 161-121 45 0 54 36 54 70 0 24-7 51-16 80l-27 115-20 76c-4 20-11 54-11 58 0 18 13 27 27 27 31 0 38-25 44-56 14-56 52-199 61-240 2-11 54-130 161-130 43 0 54 34 54 70 0 56-40 168-60 222-9 22-14 33-14 53 0 47 34 81 81 81 94 0 130-143 130-152s-9-9-12-9c-11 0-11 2-15 18-16 51-47 121-101 121-18 0-25-9-25-32 0-24 9-49 18-72 20-51 61-161 61-217 0-62-38-105-112-105-76 0-126 43-162 96-2-13-4-47-31-71-25-21-56-25-81-25-89 0-138 63-154 85-5-56-47-85-92-85s-63 38-72 56c-18 36-31 94-31 96 0 9 9 9 11 9 11 0 11 0 18-22 16-70 36-117 72-117 15 0 31 7 31 45 0 20-4 32-16 83z">
            <text:p/>
          </draw:path>
          <draw:path draw:style-name="gr3" draw:text-style-name="P5" draw:layer="layout" svg:width="0.23cm" svg:height="0.984cm" svg:x="7.133cm" svg:y="1.14cm" svg:viewBox="0 0 231 985" svg:d="M231 976c0-2 0-4-18-22-123-123-155-309-155-461 0-171 38-343 159-466 14-11 14-14 14-18 0-7-5-9-11-9-9 0-99 67-157 193-52 107-63 217-63 300 0 78 11 197 65 309 60 121 146 183 155 183 6 0 11-2 11-9z">
            <text:p/>
          </draw:path>
          <draw:path draw:style-name="gr3" draw:text-style-name="P5" draw:layer="layout" svg:width="0.808cm" svg:height="0.447cm" svg:x="7.447cm" svg:y="1.443cm" svg:viewBox="0 0 809 448" svg:d="M58 378c-2 16-9 39-9 43 0 18 14 27 29 27 12 0 30-9 36-27 2-2 14-49 18-74l23-89c6-21 11-43 17-65 3-18 12-47 12-50 15-31 67-121 161-121 45 0 54 36 54 70 0 24-7 51-16 80l-27 115-20 76c-4 20-13 54-13 58 0 18 15 27 29 27 31 0 38-25 44-56 14-56 52-199 59-240 4-11 56-130 163-130 43 0 54 34 54 70 0 56-40 168-60 222-9 22-14 33-14 53 0 47 34 81 81 81 94 0 130-143 130-152s-9-9-12-9c-11 0-11 2-15 18-16 51-47 121-101 121-18 0-25-9-25-32 0-24 9-49 18-72 20-51 61-161 61-217 0-62-38-105-112-105-76 0-126 43-162 96-2-13-4-47-31-71-25-21-56-25-81-25-89 0-138 63-154 85-5-56-47-85-92-85s-63 38-72 56c-18 36-31 94-31 96 0 9 9 9 11 9 11 0 11 0 18-22 16-70 36-117 72-117 15 0 31 7 31 45 0 20-4 32-16 83z">
            <text:p/>
          </draw:path>
          <draw:path draw:style-name="gr3" draw:text-style-name="P5" draw:layer="layout" svg:width="0.602cm" svg:height="0.042cm" svg:x="8.582cm" svg:y="1.611cm" svg:viewBox="0 0 603 43" svg:d="M569 43c16 0 34 0 34-23 0-20-18-20-34-20h-535c-16 0-34 0-34 20 0 23 18 23 34 23z">
            <text:p/>
          </draw:path>
          <draw:path draw:style-name="gr3" draw:text-style-name="P5" draw:layer="layout" svg:width="0.326cm" svg:height="0.657cm" svg:x="9.572cm" svg:y="1.223cm" svg:viewBox="0 0 327 658" svg:d="M204 25c0-23 0-25-25-25-60 63-148 63-179 63v31c20 0 78 0 130-27v513c0 36-2 47-92 47h-31v31c33-4 121-4 159-4 40 0 125 0 161 4v-31h-31c-90 0-92-11-92-47z">
            <text:p/>
          </draw:path>
          <draw:path draw:style-name="gr3" draw:text-style-name="P5" draw:layer="layout" svg:width="0.23cm" svg:height="0.984cm" svg:x="10.032cm" svg:y="1.14cm" svg:viewBox="0 0 231 985" svg:d="M231 493c0-76-11-195-65-307-61-121-146-186-157-186-5 0-9 4-9 9 0 4 0 7 18 25 98 96 154 253 154 459 0 168-35 342-159 466-13 13-13 15-13 17 0 7 4 9 9 9 11 0 101-67 159-192 52-108 63-217 63-300z">
            <text:p/>
          </draw:path>
          <draw:path draw:style-name="gr3" draw:text-style-name="P5" draw:layer="layout" svg:width="0.23cm" svg:height="0.984cm" svg:x="10.457cm" svg:y="1.14cm" svg:viewBox="0 0 231 985" svg:d="M231 976c0-2 0-4-18-22-123-123-155-309-155-461 0-171 38-343 159-466 14-11 14-14 14-18 0-7-5-9-11-9-9 0-99 67-157 193-52 107-63 217-63 300 0 78 11 197 65 309 60 121 146 183 155 183 6 0 11-2 11-9z">
            <text:p/>
          </draw:path>
          <draw:path draw:style-name="gr3" draw:text-style-name="P5" draw:layer="layout" svg:width="0.808cm" svg:height="0.447cm" svg:x="10.771cm" svg:y="1.443cm" svg:viewBox="0 0 809 448" svg:d="M58 378c-2 16-9 39-9 43 0 18 14 27 29 27 12 0 30-9 36-27 2-2 14-49 18-74l23-89c6-21 11-43 17-65 3-18 12-47 12-50 15-31 67-121 161-121 45 0 54 36 54 70 0 24-7 51-16 80l-27 115-20 76c-4 20-13 54-13 58 0 18 15 27 29 27 31 0 38-25 44-56 14-56 52-199 59-240 4-11 56-130 163-130 43 0 54 34 54 70 0 56-40 168-60 222-9 22-14 33-14 53 0 47 34 81 81 81 92 0 130-143 130-152s-9-9-14-9c-9 0-9 2-13 18-16 51-47 121-101 121-18 0-25-9-25-32 0-24 9-49 18-72 20-51 61-161 61-217 0-62-38-105-112-105-76 0-126 43-162 96-2-13-4-47-31-71-25-21-56-25-83-25-87 0-136 63-152 85-5-56-47-85-92-85s-63 38-72 56c-18 36-31 94-31 96 0 9 9 9 11 9 11 0 11 0 18-22 16-70 36-117 72-117 15 0 31 7 31 45 0 20-4 32-16 83z">
            <text:p/>
          </draw:path>
          <draw:path draw:style-name="gr3" draw:text-style-name="P5" draw:layer="layout" svg:width="0.602cm" svg:height="0.042cm" svg:x="11.906cm" svg:y="1.611cm" svg:viewBox="0 0 603 43" svg:d="M569 43c16 0 34 0 34-23 0-20-18-20-34-20h-535c-16 0-34 0-34 20 0 23 18 23 34 23z">
            <text:p/>
          </draw:path>
          <draw:path draw:style-name="gr3" draw:text-style-name="P5" draw:layer="layout" svg:width="0.393cm" svg:height="0.657cm" svg:x="12.858cm" svg:y="1.223cm" svg:viewBox="0 0 394 658" svg:d="M76 582l105-103c155-136 213-188 213-286 0-115-87-193-208-193-112 0-186 92-186 179 0 54 49 54 52 54 17 0 51-11 51-52 0-24-18-51-51-51-9 0-9 0-14 2 22-65 76-101 134-101 90 0 133 79 133 162 0 78-50 156-103 217l-191 210c-11 12-11 14-11 38h367l27-172h-24c-5 29-12 74-21 87-9 9-73 9-94 9z">
            <text:p/>
          </draw:path>
          <draw:path draw:style-name="gr3" draw:text-style-name="P5" draw:layer="layout" svg:width="0.23cm" svg:height="0.984cm" svg:x="13.356cm" svg:y="1.14cm" svg:viewBox="0 0 231 985" svg:d="M231 493c0-76-11-195-65-307-61-121-146-186-157-186-5 0-9 4-9 9 0 4 0 7 18 25 98 96 154 253 154 459 0 168-35 342-159 466-13 13-13 15-13 17 0 7 4 9 9 9 11 0 101-67 159-192 52-108 63-217 63-300z">
            <text:p/>
          </draw:path>
          <draw:path draw:style-name="gr3" draw:text-style-name="P5" draw:layer="layout" svg:width="0.107cm" svg:height="0.106cm" svg:x="13.768cm" svg:y="1.774cm" svg:viewBox="0 0 108 107" svg:d="M108 54c0-29-25-54-54-54s-54 25-54 54 25 53 54 53 54-24 54-53z">
            <text:p/>
          </draw:path>
          <draw:path draw:style-name="gr3" draw:text-style-name="P5" draw:layer="layout" svg:width="0.107cm" svg:height="0.106cm" svg:x="14.368cm" svg:y="1.774cm" svg:viewBox="0 0 108 107" svg:d="M108 54c0-29-25-54-54-54s-54 25-54 54 25 53 54 53 54-24 54-53z">
            <text:p/>
          </draw:path>
          <draw:path draw:style-name="gr3" draw:text-style-name="P5" draw:layer="layout" svg:width="0.107cm" svg:height="0.106cm" svg:x="14.971cm" svg:y="1.774cm" svg:viewBox="0 0 108 107" svg:d="M108 54c0-29-25-54-54-54s-54 25-54 54 25 53 54 53 54-24 54-53z">
            <text:p/>
          </draw:path>
          <draw:path draw:style-name="gr3" draw:text-style-name="P5" draw:layer="layout" svg:width="0.107cm" svg:height="0.106cm" svg:x="15.571cm" svg:y="1.774cm" svg:viewBox="0 0 108 107" svg:d="M108 54c0-29-25-54-54-54s-54 25-54 54 25 53 54 53 54-24 54-53z">
            <text:p/>
          </draw:path>
          <draw:path draw:style-name="gr3" draw:text-style-name="P5" draw:layer="layout" svg:width="0.23cm" svg:height="0.984cm" svg:x="15.858cm" svg:y="1.14cm" svg:viewBox="0 0 231 985" svg:d="M231 976c0-2 0-4-18-22-123-123-155-309-155-461 0-171 38-343 159-466 14-11 14-14 14-18 0-7-5-9-11-9-9 0-99 67-157 193-52 107-63 217-63 300 0 78 11 197 65 309 60 121 146 183 155 183 6 0 11-2 11-9z">
            <text:p/>
          </draw:path>
          <draw:path draw:style-name="gr3" draw:text-style-name="P5" draw:layer="layout" svg:width="0.808cm" svg:height="0.447cm" svg:x="16.172cm" svg:y="1.443cm" svg:viewBox="0 0 809 448" svg:d="M58 378c-2 16-9 39-9 43 0 18 14 27 29 27 12 0 30-9 36-27 2-2 14-49 18-74l23-89c6-21 11-43 17-65 3-18 12-47 12-50 15-31 67-121 161-121 45 0 54 36 54 70 0 24-7 51-16 80l-27 115-20 76c-4 20-11 54-11 58 0 18 13 27 27 27 31 0 38-25 44-56 14-56 52-199 61-240 2-11 54-130 161-130 43 0 54 34 54 70 0 56-40 168-60 222-9 22-14 33-14 53 0 47 34 81 81 81 94 0 130-143 130-152s-9-9-12-9c-11 0-11 2-15 18-16 51-47 121-101 121-18 0-25-9-25-32 0-24 9-49 18-72 20-51 61-161 61-217 0-62-38-105-112-105-76 0-126 43-162 96-2-13-4-47-31-71-25-21-56-25-81-25-89 0-138 63-154 85-5-56-47-85-92-85s-63 38-72 56c-18 36-31 94-31 96 0 9 9 9 11 9 11 0 11 0 18-22 16-70 36-117 72-117 15 0 31 7 31 45 0 20-4 32-16 83z">
            <text:p/>
          </draw:path>
          <draw:path draw:style-name="gr3" draw:text-style-name="P5" draw:layer="layout" svg:width="0.602cm" svg:height="0.042cm" svg:x="17.307cm" svg:y="1.611cm" svg:viewBox="0 0 603 43" svg:d="M569 43c16 0 34 0 34-23 0-20-18-20-34-20h-535c-16 0-34 0-34 20 0 23 18 23 34 23z">
            <text:p/>
          </draw:path>
          <draw:path draw:style-name="gr3" draw:text-style-name="P5" draw:layer="layout" svg:width="0.534cm" svg:height="0.447cm" svg:x="18.239cm" svg:y="1.443cm" svg:viewBox="0 0 535 448" svg:d="M58 378c-2 16-9 39-9 43 0 18 14 27 29 27 12 0 30-9 36-27 2-2 14-49 20-74l21-89c6-21 13-43 17-65 5-18 12-47 12-50 15-31 67-121 161-121 45 0 54 36 54 70 0 60-47 188-63 228-9 25-11 36-11 47 0 47 36 81 80 81 95 0 130-143 130-152s-9-9-11-9c-11 0-11 2-16 18-20 67-51 121-100 121-16 0-23-9-23-32 0-24 9-49 18-72 18-51 58-161 58-217 0-65-42-105-112-105-89 0-138 63-154 85-5-54-45-85-92-85-45 0-63 38-74 56-16 34-29 92-29 96 0 9 9 9 11 9 11 0 11 0 18-22 16-70 36-117 72-117 20 0 31 12 31 45 0 20-4 32-16 83z">
            <text:p/>
          </draw:path>
          <draw:path draw:style-name="gr3" draw:text-style-name="P5" draw:layer="layout" svg:width="0.655cm" svg:height="0.657cm" svg:x="19.075cm" svg:y="1.304cm" svg:viewBox="0 0 656 658" svg:d="M349 349h276c13 0 31 0 31-20s-18-20-31-20h-276v-275c0-16 0-34-20-34s-20 18-20 34v275h-275c-16 0-34 0-34 20s18 20 34 20h275v276c0 13 0 33 20 33s20-20 20-33z">
            <text:p/>
          </draw:path>
          <draw:path draw:style-name="gr3" draw:text-style-name="P5" draw:layer="layout" svg:width="0.326cm" svg:height="0.657cm" svg:x="20.092cm" svg:y="1.223cm" svg:viewBox="0 0 327 658" svg:d="M204 25c0-23 0-25-25-25-60 63-148 63-179 63v31c20 0 78 0 130-27v513c0 36-2 47-92 47h-31v31c33-4 121-4 159-4 40 0 125 0 161 4v-31h-31c-90 0-92-11-92-47z">
            <text:p/>
          </draw:path>
          <draw:path draw:style-name="gr3" draw:text-style-name="P5" draw:layer="layout" svg:width="0.23cm" svg:height="0.984cm" svg:x="20.553cm" svg:y="1.14cm" svg:viewBox="0 0 231 985" svg:d="M231 493c0-76-11-195-65-307-61-121-146-186-157-186-5 0-9 4-9 9 0 4 0 7 18 25 98 96 154 253 154 459 0 168-35 342-159 466-13 13-13 15-13 17 0 7 4 9 9 9 11 0 101-67 159-192 52-108 63-217 63-300z">
            <text:p/>
          </draw:path>
          <draw:path draw:style-name="gr3" draw:text-style-name="P5" draw:layer="layout" svg:width="0.492cm" svg:height="0.447cm" svg:x="21.236cm" svg:y="1.443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5" draw:layer="layout" svg:width="0.633cm" svg:height="0.313cm" svg:x="21.801cm" svg:y="1.167cm" svg:viewBox="0 0 634 314" svg:d="M267 251c-3 13-9 36-9 40 0 16 13 23 24 23s23-9 27-16c2-7 9-29 11-43 5-13 12-44 16-62 4-16 9-32 11-47 9-30 9-32 23-52 22-36 56-74 109-74 38 0 41 32 41 47 0 43-29 119-41 148-6 20-9 27-9 38 0 36 30 61 65 61 70 0 99-97 99-108 0-9-9-9-11-9-9 0-9 5-11 14-18 53-48 82-74 82-16 0-18-9-18-24 0-16 4-25 15-56 9-23 38-94 38-135 0-11 0-40-26-60-12-9-32-18-65-18-61 0-99 40-121 69-7-58-56-69-90-69-58 0-96 36-116 63-7-47-47-63-77-63-29 0-44 22-53 38-16 25-25 65-25 67 0 9 9 9 11 9 11 0 11-2 16-20 11-40 25-74 51-74 18 0 23 14 23 34 0 13-7 38-11 58-5 18-12 47-16 60l-22 90c-3 9-7 27-7 29 0 16 13 23 24 23 12 0 23-9 27-16 3-7 9-29 12-43 4-13 11-44 15-62 5-16 9-32 11-47 9-30 9-34 30-63 20-27 51-63 103-63 40 0 42 34 42 47 0 18-2 27-13 65z">
            <text:p/>
          </draw:path>
          <draw:path draw:style-name="gr3" draw:text-style-name="P5" draw:layer="layout" svg:width="0.467cm" svg:height="0.035cm" svg:x="22.542cm" svg:y="1.281cm" svg:viewBox="0 0 468 36" svg:d="M441 36c9 0 27 0 27-18s-16-18-27-18h-414c-11 0-27 0-27 18s16 18 27 18z">
            <text:p/>
          </draw:path>
          <draw:path draw:style-name="gr3" draw:text-style-name="P5" draw:layer="layout" svg:width="0.422cm" svg:height="0.313cm" svg:x="23.116cm" svg:y="1.167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g>
        <draw:g xml:id="id41" draw:id="id41">
          <svg:title>TexMaths</svg:title>
          <svg:desc>26§display§\frac{d^n y}{dx^n} =  \frac{ m.(m - 1).(m-2). . . . ( m - n +1 ).(m - n) . . . 2.1 }{ (m - n).( m - n - 1). . . . 2.1 }x^{m - n}§svg§600§FALSE§</svg:desc>
          <draw:polygon draw:style-name="gr2" draw:text-style-name="P4" draw:layer="layout" svg:width="23.728cm" svg:height="2.068cm" svg:x="3.082cm" svg:y="4.576cm" svg:viewBox="0 0 23729 2069" draw:points="11865,2069 0,2069 0,0 23729,0 23729,2069">
            <text:p/>
          </draw:polygon>
          <draw:path draw:style-name="gr3" draw:text-style-name="P5" draw:layer="layout" svg:width="0.436cm" svg:height="0.646cm" svg:x="3.094cm" svg:y="4.582cm" svg:viewBox="0 0 437 647" svg:d="M437 10c0-2 0-10-13-10-12 0-100 8-116 10-6 0-13 5-13 17 0 13 9 13 23 13 44 0 46 6 46 14l-4 19-54 216c-17-33-44-58-86-58-106 0-220 135-220 268 0 88 50 148 123 148 18 0 64-4 118-69 9 38 40 69 83 69 34 0 55-21 69-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392cm" svg:height="0.29cm" svg:x="3.562cm" svg:y="4.601cm" svg:viewBox="0 0 393 291" svg:d="M48 243c-2 9-6 25-6 27 0 15 12 21 22 21 11 0 21-8 25-14 3-7 9-27 11-40 4-12 10-41 14-58 5-15 9-29 11-44 8-27 8-31 27-58 19-25 48-58 98-58 37 0 37 31 37 43 0 40-27 111-37 138-9 18-11 25-11 35 0 33 29 56 61 56 64 0 93-89 93-100 0-8-8-8-10-8-9 0-11 4-13 13-14 49-41 76-68 76-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423cm" svg:height="0.592cm" svg:x="4.057cm" svg:y="4.811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4-33-34-21 0-52 15-52 61 0 45 41 79 97 79 96 0 190-83 215-187z">
            <text:p/>
          </draw:path>
          <draw:polygon draw:style-name="gr3" draw:text-style-name="P5" draw:layer="layout" svg:width="1.497cm" svg:height="0.039cm" svg:x="3.036cm" svg:y="5.587cm" svg:viewBox="0 0 1498 40" draw:points="749,40 0,40 0,0 1498,0 1498,40">
            <text:p/>
          </draw:polygon>
          <draw:path draw:style-name="gr3" draw:text-style-name="P5" draw:layer="layout" svg:width="0.436cm" svg:height="0.646cm" svg:x="3.073cm" svg:y="5.826cm" svg:viewBox="0 0 437 647" svg:d="M437 10c0-2 0-10-13-10-12 0-100 8-116 10-6 0-13 5-13 17 0 13 9 13 23 13 44 0 46 6 46 14l-4 19-54 216c-17-33-44-58-86-58-106 0-220 135-220 268 0 88 50 148 123 148 18 0 64-4 118-69 9 38 40 69 83 69 34 0 55-21 69-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457cm" svg:height="0.415cm" svg:x="3.537cm" svg:y="6.057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6-64 98-71 10 36 44 71 98 71 95 0 147-119 147-141 0-9-8-9-10-9-8 0-10 2-12 9-30 99-94 120-123 120-35 0-50-29-50-60 0-21 6-40 17-81z">
            <text:p/>
          </draw:path>
          <draw:path draw:style-name="gr3" draw:text-style-name="P5" draw:layer="layout" svg:width="0.392cm" svg:height="0.29cm" svg:x="4.064cm" svg:y="5.915cm" svg:viewBox="0 0 393 291" svg:d="M48 243c-2 9-6 25-6 27 0 15 12 21 22 21 11 0 21-8 25-14 3-7 9-27 11-40 4-12 10-41 14-58 5-15 9-29 11-44 8-27 8-31 27-58 19-25 48-58 98-58 37 0 37 31 37 43 0 40-27 111-37 138-9 18-11 25-11 35 0 33 29 56 61 56 64 0 93-89 93-100 0-8-8-8-10-8-9 0-11 4-13 13-14 49-41 76-68 76-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608cm" svg:height="0.215cm" svg:x="4.946cm" svg:y="5.497cm" svg:viewBox="0 0 609 216" svg:d="M578 37c15 0 31 0 31-18 0-19-16-19-29-19h-549c-14 0-31 0-31 19 0 18 17 18 31 18zM580 216c13 0 29 0 29-18 0-19-16-19-31-19h-547c-14 0-31 0-31 19 0 18 17 18 31 18z">
            <text:p/>
          </draw:path>
          <draw:path draw:style-name="gr3" draw:text-style-name="P5" draw:layer="layout" svg:width="0.75cm" svg:height="0.415cm" svg:x="5.996cm" svg:y="4.811cm" svg:viewBox="0 0 751 416" svg:d="M54 352c-2 14-8 35-8 39 0 17 12 25 27 25 10 0 27-8 33-25 2-2 13-46 17-69l21-83c6-19 10-39 16-60 2-17 11-44 11-46 14-29 62-112 149-112 42 0 50 33 50 64 0 23-6 48-14 75l-25 106-19 71c-4 19-12 50-12 54 0 17 14 25 27 25 29 0 35-23 41-52 13-52 48-185 54-223 4-10 52-120 152-120 40 0 50 31 50 64 0 52-37 156-56 206-8 21-13 31-13 50 0 44 32 75 75 75 86 0 121-133 121-141 0-9-8-9-13-9-8 0-8 2-12 17-15 48-44 112-94 112-16 0-23-8-23-29 0-23 9-46 17-66 19-48 56-150 56-202 0-58-35-98-104-98-70 0-116 40-150 89-2-12-4-43-29-66-23-19-54-23-77-23-81 0-126 58-141 79-4-52-44-79-85-79-42 0-59 35-67 52-17 33-29 87-29 89 0 9 8 9 10 9 11 0 11 0 17-21 15-65 33-108 67-108 14 0 29 6 29 41 0 19-4 30-15 77z">
            <text:p/>
          </draw:path>
          <draw:path draw:style-name="gr3" draw:text-style-name="P5" draw:layer="layout" svg:width="0.099cm" svg:height="0.099cm" svg:x="6.851cm" svg:y="5.119cm" svg:viewBox="0 0 100 100" svg:d="M100 50c0-27-23-50-50-50s-50 23-50 50 23 50 50 50 50-23 50-50z">
            <text:p/>
          </draw:path>
          <draw:path draw:style-name="gr3" draw:text-style-name="P5" draw:layer="layout" svg:width="0.213cm" svg:height="0.914cm" svg:x="7.115cm" svg:y="4.53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75cm" svg:height="0.415cm" svg:x="7.406cm" svg:y="4.811cm" svg:viewBox="0 0 751 416" svg:d="M54 352c-2 14-8 35-8 39 0 17 12 25 27 25 10 0 27-8 33-25 2-2 13-46 17-69l21-83c6-19 10-39 16-60 2-17 11-44 11-46 14-29 62-112 149-112 42 0 50 33 50 64 0 23-6 48-14 75l-25 106-19 71c-4 19-12 50-12 54 0 17 14 25 27 25 29 0 35-23 41-52 13-52 48-185 54-223 4-10 52-120 152-120 40 0 50 31 50 64 0 52-37 156-56 206-8 21-13 31-13 50 0 44 32 75 75 75 86 0 121-133 121-141 0-9-8-9-13-9-8 0-8 2-12 17-15 48-44 112-94 112-16 0-23-8-23-29 0-23 9-46 17-66 19-48 56-150 56-202 0-58-35-98-104-98-70 0-116 40-150 89-2-12-4-43-29-66-23-19-52-23-77-23-81 0-126 58-141 79-4-52-44-79-85-79-42 0-59 35-67 52-17 33-29 87-29 89 0 9 8 9 10 9 11 0 11 0 17-21 15-65 33-108 67-108 14 0 29 6 29 41 0 19-4 30-15 77z">
            <text:p/>
          </draw:path>
          <draw:path draw:style-name="gr3" draw:text-style-name="P5" draw:layer="layout" svg:width="0.559cm" svg:height="0.039cm" svg:x="8.463cm" svg:y="4.969cm" svg:viewBox="0 0 560 40" svg:d="M528 40c15 0 32 0 32-21 0-19-17-19-32-19h-497c-14 0-31 0-31 19 0 21 17 21 31 21z">
            <text:p/>
          </draw:path>
          <draw:path draw:style-name="gr3" draw:text-style-name="P5" draw:layer="layout" svg:width="0.303cm" svg:height="0.61cm" svg:x="9.38cm" svg:y="4.607cm" svg:viewBox="0 0 304 611" svg:d="M189 23c0-21 0-23-23-23-56 58-137 58-166 58v29c19 0 73 0 121-25v477c0 33-2 43-86 43h-29v29c31-4 113-4 148-4 37 0 116 0 150 4v-29h-29c-84 0-86-10-86-43z">
            <text:p/>
          </draw:path>
          <draw:path draw:style-name="gr3" draw:text-style-name="P5" draw:layer="layout" svg:width="0.213cm" svg:height="0.914cm" svg:x="9.809cm" svg:y="4.53cm" svg:viewBox="0 0 214 915" svg:d="M214 458c0-71-10-181-60-285-56-113-135-173-146-173-4 0-8 4-8 8s0 7 17 23c91 90 143 235 143 427 0 156-33 318-148 432-12 13-12 15-12 17 0 6 4 8 8 8 11 0 94-62 148-179 48-100 58-201 58-278z">
            <text:p/>
          </draw:path>
          <draw:path draw:style-name="gr3" draw:text-style-name="P5" draw:layer="layout" svg:width="0.099cm" svg:height="0.099cm" svg:x="10.191cm" svg:y="5.119cm" svg:viewBox="0 0 100 100" svg:d="M100 50c0-27-23-50-50-50s-50 23-50 50 23 50 50 50 50-23 50-50z">
            <text:p/>
          </draw:path>
          <draw:path draw:style-name="gr3" draw:text-style-name="P5" draw:layer="layout" svg:width="0.213cm" svg:height="0.914cm" svg:x="10.456cm" svg:y="4.53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75cm" svg:height="0.415cm" svg:x="10.749cm" svg:y="4.811cm" svg:viewBox="0 0 751 416" svg:d="M54 352c-2 14-8 35-8 39 0 17 12 25 27 25 10 0 27-8 33-25 2-2 13-46 17-69l21-83c6-19 10-39 16-60 2-17 11-44 11-46 14-29 62-112 149-112 42 0 50 33 50 64 0 23-6 48-14 75l-25 106-19 71c-4 19-10 50-10 54 0 17 12 25 25 25 29 0 35-23 41-52 13-52 48-185 56-223 2-10 50-120 150-120 40 0 50 31 50 64 0 52-37 156-56 206-8 21-13 31-13 50 0 44 32 75 75 75 88 0 121-133 121-141 0-9-8-9-10-9-11 0-11 2-15 17-15 48-44 112-94 112-16 0-23-8-23-29 0-23 9-46 17-66 19-48 56-150 56-202 0-58-35-98-104-98-70 0-116 40-150 89-2-12-4-43-29-66-23-19-52-23-75-23-83 0-128 58-143 79-4-52-44-79-85-79-42 0-59 35-67 52-17 33-29 87-29 89 0 9 8 9 10 9 11 0 11 0 17-21 15-65 33-108 67-108 14 0 29 6 29 41 0 19-4 30-15 77z">
            <text:p/>
          </draw:path>
          <draw:path draw:style-name="gr3" draw:text-style-name="P5" draw:layer="layout" svg:width="0.559cm" svg:height="0.039cm" svg:x="11.804cm" svg:y="4.969cm" svg:viewBox="0 0 560 40" svg:d="M528 40c15 0 32 0 32-21 0-19-17-19-32-19h-497c-14 0-31 0-31 19 0 21 17 21 31 21z">
            <text:p/>
          </draw:path>
          <draw:path draw:style-name="gr3" draw:text-style-name="P5" draw:layer="layout" svg:width="0.365cm" svg:height="0.61cm" svg:x="12.685cm" svg:y="4.607cm" svg:viewBox="0 0 366 611" svg:d="M71 541l97-96c144-127 198-175 198-266 0-106-81-179-193-179-104 0-173 85-173 166 0 50 46 50 48 50 16 0 48-10 48-48 0-22-17-47-48-47-8 0-8 0-13 2 21-61 71-94 125-94 83 0 123 73 123 150 0 73-46 145-96 202l-177 195c-10 11-10 13-10 35h341l25-160h-23c-4 27-10 69-19 81-8 9-68 9-87 9z">
            <text:p/>
          </draw:path>
          <draw:path draw:style-name="gr3" draw:text-style-name="P5" draw:layer="layout" svg:width="0.213cm" svg:height="0.914cm" svg:x="13.149cm" svg:y="4.53cm" svg:viewBox="0 0 214 915" svg:d="M214 458c0-71-10-181-60-285-56-113-135-173-146-173-4 0-8 4-8 8s0 7 17 23c91 90 143 235 143 427 0 156-33 318-148 432-12 13-12 15-12 17 0 6 4 8 8 8 11 0 94-62 148-179 48-100 58-201 58-278z">
            <text:p/>
          </draw:path>
          <draw:path draw:style-name="gr3" draw:text-style-name="P5" draw:layer="layout" svg:width="0.099cm" svg:height="0.099cm" svg:x="13.532cm" svg:y="5.119cm" svg:viewBox="0 0 100 100" svg:d="M100 50c0-27-23-50-50-50s-50 23-50 50 23 50 50 50 50-23 50-50z">
            <text:p/>
          </draw:path>
          <draw:path draw:style-name="gr3" draw:text-style-name="P5" draw:layer="layout" svg:width="0.099cm" svg:height="0.099cm" svg:x="13.786cm" svg:y="5.119cm" svg:viewBox="0 0 100 100" svg:d="M100 50c0-27-23-50-50-50s-50 23-50 50 23 50 50 50 50-23 50-50z">
            <text:p/>
          </draw:path>
          <draw:path draw:style-name="gr3" draw:text-style-name="P5" draw:layer="layout" svg:width="0.099cm" svg:height="0.099cm" svg:x="14.04cm" svg:y="5.119cm" svg:viewBox="0 0 100 100" svg:d="M100 50c0-27-23-50-50-50s-50 23-50 50 23 50 50 50 50-23 50-50z">
            <text:p/>
          </draw:path>
          <draw:path draw:style-name="gr3" draw:text-style-name="P5" draw:layer="layout" svg:width="0.099cm" svg:height="0.099cm" svg:x="14.293cm" svg:y="5.119cm" svg:viewBox="0 0 100 100" svg:d="M100 50c0-27-23-50-50-50s-50 23-50 50 23 50 50 50 50-23 50-50z">
            <text:p/>
          </draw:path>
          <draw:path draw:style-name="gr3" draw:text-style-name="P5" draw:layer="layout" svg:width="0.213cm" svg:height="0.914cm" svg:x="14.56cm" svg:y="4.53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75cm" svg:height="0.415cm" svg:x="14.851cm" svg:y="4.811cm" svg:viewBox="0 0 751 416" svg:d="M54 352c-2 14-8 35-8 39 0 17 12 25 27 25 10 0 27-8 33-25 2-2 13-46 17-69l21-83c6-19 10-39 16-60 2-17 11-44 11-46 14-29 62-112 149-112 42 0 50 33 50 64 0 23-6 48-14 75l-25 106-19 71c-4 19-10 50-10 54 0 17 12 25 25 25 29 0 35-23 41-52 13-52 48-185 56-223 2-10 50-120 150-120 40 0 50 31 50 64 0 52-37 156-56 206-8 21-13 31-13 50 0 44 32 75 75 75 88 0 121-133 121-141 0-9-8-9-10-9-11 0-11 2-15 17-15 48-44 112-94 112-16 0-23-8-23-29 0-23 9-46 17-66 19-48 56-150 56-202 0-58-35-98-104-98-68 0-116 40-150 89-2-12-4-43-29-66-23-19-52-23-75-23-83 0-128 58-143 79-4-52-44-79-85-79-42 0-59 35-67 52-17 33-29 87-29 89 0 9 8 9 10 9 11 0 11 0 17-21 15-65 33-108 67-108 14 0 29 6 29 41 0 19-4 30-15 77z">
            <text:p/>
          </draw:path>
          <draw:path draw:style-name="gr3" draw:text-style-name="P5" draw:layer="layout" svg:width="0.559cm" svg:height="0.039cm" svg:x="15.905cm" svg:y="4.969cm" svg:viewBox="0 0 560 40" svg:d="M528 40c15 0 32 0 32-21 0-19-17-19-32-19h-497c-14 0-31 0-31 19 0 21 17 21 31 21z">
            <text:p/>
          </draw:path>
          <draw:path draw:style-name="gr3" draw:text-style-name="P5" draw:layer="layout" svg:width="0.496cm" svg:height="0.415cm" svg:x="16.769cm" svg:y="4.811cm" svg:viewBox="0 0 497 416" svg:d="M54 352c-2 14-8 35-8 39 0 17 12 25 27 25 10 0 27-8 33-25 2-2 13-46 19-69l19-83c6-19 12-39 16-60 4-17 11-44 11-46 14-29 64-112 149-112 42 0 50 33 50 64 0 56-43 175-58 212-8 23-10 34-10 44 0 44 33 75 74 75 88 0 121-133 121-141 0-9-8-9-10-9-11 0-11 2-15 17-19 62-48 112-93 112-15 0-21-8-21-29 0-23 8-46 16-66 17-48 54-150 54-202 0-61-39-98-104-98-83 0-128 58-143 79-4-50-42-79-85-79-42 0-59 35-69 52-15 31-27 85-27 89 0 9 8 9 10 9 11 0 11 0 17-21 15-65 33-108 67-108 18 0 29 10 29 41 0 19-4 30-15 77z">
            <text:p/>
          </draw:path>
          <draw:path draw:style-name="gr3" draw:text-style-name="P5" draw:layer="layout" svg:width="0.608cm" svg:height="0.61cm" svg:x="17.547cm" svg:y="4.682cm" svg:viewBox="0 0 609 611" svg:d="M324 324h256c13 0 29 0 29-18 0-19-16-19-29-19h-256v-256c0-14 0-31-18-31-19 0-19 17-19 31v256h-256c-14 0-31 0-31 19 0 18 17 18 31 18h256v256c0 13 0 31 19 31 18 0 18-18 18-31z">
            <text:p/>
          </draw:path>
          <draw:path draw:style-name="gr3" draw:text-style-name="P5" draw:layer="layout" svg:width="0.303cm" svg:height="0.61cm" svg:x="18.489cm" svg:y="4.607cm" svg:viewBox="0 0 304 611" svg:d="M189 23c0-21 0-23-21-23-58 58-139 58-168 58v29c19 0 73 0 121-25v477c0 33-2 43-86 43h-29v29c31-4 113-4 148-4 37 0 116 0 150 4v-29h-29c-84 0-86-10-86-43z">
            <text:p/>
          </draw:path>
          <draw:path draw:style-name="gr3" draw:text-style-name="P5" draw:layer="layout" svg:width="0.213cm" svg:height="0.914cm" svg:x="18.917cm" svg:y="4.53cm" svg:viewBox="0 0 214 915" svg:d="M214 458c0-71-10-181-60-285-56-113-135-173-146-173-4 0-8 4-8 8s0 7 17 23c91 90 143 235 143 427 0 156-33 318-148 432-12 13-12 15-12 17 0 6 4 8 8 8 11 0 94-62 148-179 48-100 58-201 58-278z">
            <text:p/>
          </draw:path>
          <draw:path draw:style-name="gr3" draw:text-style-name="P5" draw:layer="layout" svg:width="0.099cm" svg:height="0.099cm" svg:x="19.3cm" svg:y="5.119cm" svg:viewBox="0 0 100 100" svg:d="M100 50c0-27-23-50-50-50s-50 23-50 50 23 50 50 50 50-23 50-50z">
            <text:p/>
          </draw:path>
          <draw:path draw:style-name="gr3" draw:text-style-name="P5" draw:layer="layout" svg:width="0.213cm" svg:height="0.914cm" svg:x="19.564cm" svg:y="4.53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75cm" svg:height="0.415cm" svg:x="19.855cm" svg:y="4.811cm" svg:viewBox="0 0 751 416" svg:d="M54 352c-2 14-8 35-8 39 0 17 12 25 27 25 10 0 27-8 33-25 2-2 13-46 17-69l21-83c6-19 10-39 16-60 2-17 11-44 11-46 14-29 62-112 149-112 42 0 50 33 50 64 0 23-6 48-14 75l-25 106-19 71c-4 19-10 50-10 54 0 17 12 25 25 25 29 0 35-23 41-52 13-52 48-185 56-223 2-10 50-120 150-120 40 0 50 31 50 64 0 52-37 156-56 206-8 21-13 31-13 50 0 44 32 75 75 75 88 0 121-133 121-141 0-9-8-9-10-9-11 0-11 2-15 17-15 48-44 112-94 112-16 0-23-8-23-29 0-23 9-46 17-66 19-48 56-150 56-202 0-58-35-98-104-98-68 0-116 40-150 89-2-12-4-43-29-66-23-19-52-23-75-23-83 0-128 58-143 79-4-52-44-79-85-79-42 0-59 35-67 52-17 33-29 87-29 89 0 9 8 9 10 9 11 0 11 0 17-21 15-65 33-108 67-108 14 0 29 6 29 41 0 19-4 30-15 77z">
            <text:p/>
          </draw:path>
          <draw:path draw:style-name="gr3" draw:text-style-name="P5" draw:layer="layout" svg:width="0.559cm" svg:height="0.039cm" svg:x="20.91cm" svg:y="4.969cm" svg:viewBox="0 0 560 40" svg:d="M528 40c15 0 32 0 32-21 0-19-17-19-32-19h-497c-14 0-31 0-31 19 0 21 17 21 31 21z">
            <text:p/>
          </draw:path>
          <draw:path draw:style-name="gr3" draw:text-style-name="P5" draw:layer="layout" svg:width="0.496cm" svg:height="0.415cm" svg:x="21.775cm" svg:y="4.811cm" svg:viewBox="0 0 497 416" svg:d="M54 352c-2 14-8 35-8 39 0 17 12 25 27 25 10 0 27-8 33-25 2-2 13-46 19-69l19-83c6-19 12-39 16-60 4-17 11-44 11-46 14-29 62-112 149-112 42 0 50 33 50 64 0 56-43 175-58 212-8 23-10 34-10 44 0 44 33 75 74 75 88 0 121-133 121-141 0-9-8-9-10-9-11 0-11 2-15 17-19 62-48 112-93 112-15 0-21-8-21-29 0-23 8-46 16-66 17-48 54-150 54-202 0-61-39-98-104-98-83 0-128 58-143 79-4-50-42-79-85-79-42 0-59 35-69 52-15 31-27 85-27 89 0 9 8 9 10 9 11 0 11 0 17-21 15-65 33-108 67-108 18 0 29 10 29 41 0 19-4 30-15 77z">
            <text:p/>
          </draw:path>
          <draw:path draw:style-name="gr3" draw:text-style-name="P5" draw:layer="layout" svg:width="0.213cm" svg:height="0.914cm" svg:x="22.349cm" svg:y="4.53cm" svg:viewBox="0 0 214 915" svg:d="M214 458c0-71-10-181-60-285-56-113-135-173-146-173-4 0-8 4-8 8s0 7 17 23c91 90 143 235 143 427 0 156-33 318-148 432-12 13-12 15-12 17 0 6 4 8 8 8 11 0 94-62 148-179 48-100 58-201 58-278z">
            <text:p/>
          </draw:path>
          <draw:path draw:style-name="gr3" draw:text-style-name="P5" draw:layer="layout" svg:width="0.099cm" svg:height="0.099cm" svg:x="22.732cm" svg:y="5.119cm" svg:viewBox="0 0 100 100" svg:d="M100 50c0-27-23-50-50-50s-50 23-50 50 23 50 50 50 50-23 50-50z">
            <text:p/>
          </draw:path>
          <draw:path draw:style-name="gr3" draw:text-style-name="P5" draw:layer="layout" svg:width="0.099cm" svg:height="0.099cm" svg:x="22.986cm" svg:y="5.119cm" svg:viewBox="0 0 100 100" svg:d="M100 50c0-27-23-50-50-50s-50 23-50 50 23 50 50 50 50-23 50-50z">
            <text:p/>
          </draw:path>
          <draw:path draw:style-name="gr3" draw:text-style-name="P5" draw:layer="layout" svg:width="0.099cm" svg:height="0.099cm" svg:x="23.24cm" svg:y="5.119cm" svg:viewBox="0 0 100 100" svg:d="M100 50c0-27-23-50-50-50s-50 23-50 50 23 50 50 50 50-23 50-50z">
            <text:p/>
          </draw:path>
          <draw:path draw:style-name="gr3" draw:text-style-name="P5" draw:layer="layout" svg:width="0.365cm" svg:height="0.61cm" svg:x="23.46cm" svg:y="4.607cm" svg:viewBox="0 0 366 611" svg:d="M71 541l97-96c144-127 198-175 198-266 0-106-81-179-193-179-104 0-173 85-173 166 0 50 46 50 48 50 16 0 48-10 48-48 0-22-17-47-48-47-8 0-8 0-13 2 21-61 71-94 125-94 83 0 123 73 123 150 0 73-46 145-96 202l-177 195c-10 11-10 13-10 35h341l25-160h-23c-4 27-10 69-19 81-8 9-68 9-87 9z">
            <text:p/>
          </draw:path>
          <draw:path draw:style-name="gr3" draw:text-style-name="P5" draw:layer="layout" svg:width="0.099cm" svg:height="0.099cm" svg:x="23.949cm" svg:y="5.119cm" svg:viewBox="0 0 100 100" svg:d="M100 50c0-27-23-50-50-50s-50 23-50 50 23 50 50 50 50-23 50-50z">
            <text:p/>
          </draw:path>
          <draw:path draw:style-name="gr3" draw:text-style-name="P5" draw:layer="layout" svg:width="0.303cm" svg:height="0.61cm" svg:x="24.207cm" svg:y="4.607cm" svg:viewBox="0 0 304 611" svg:d="M189 23c0-21 0-23-23-23-56 58-137 58-166 58v29c19 0 73 0 121-25v477c0 33-2 43-86 43h-29v29c31-4 113-4 148-4 37 0 116 0 150 4v-29h-29c-84 0-86-10-86-43z">
            <text:p/>
          </draw:path>
          <draw:polygon draw:style-name="gr3" draw:text-style-name="P5" draw:layer="layout" svg:width="18.614cm" svg:height="0.039cm" svg:x="5.969cm" svg:y="5.587cm" svg:viewBox="0 0 18615 40" draw:points="9308,40 0,40 0,0 18615,0 18615,40">
            <text:p/>
          </draw:polygon>
          <draw:path draw:style-name="gr3" draw:text-style-name="P5" draw:layer="layout" svg:width="0.213cm" svg:height="0.914cm" svg:x="10.183cm" svg:y="5.776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75cm" svg:height="0.415cm" svg:x="10.474cm" svg:y="6.057cm" svg:viewBox="0 0 751 416" svg:d="M54 352c-2 14-8 35-8 39 0 17 12 25 27 25 10 0 27-8 33-25 2-2 13-46 17-69l21-83c6-19 10-39 16-60 2-17 11-44 11-46 14-29 62-112 149-112 42 0 50 33 50 64 0 23-6 48-14 75l-25 106-19 71c-4 19-10 50-10 54 0 17 12 25 25 25 29 0 35-23 41-52 13-52 48-185 56-223 2-10 50-120 150-120 40 0 50 31 50 64 0 52-37 156-56 206-8 21-13 31-13 50 0 44 32 75 75 75 88 0 121-133 121-141 0-9-8-9-10-9-11 0-11 2-15 17-15 48-44 112-94 112-16 0-23-8-23-29 0-23 9-46 17-66 19-48 56-150 56-202 0-58-35-98-104-98-70 0-116 40-150 89-2-12-4-43-29-66-23-19-52-23-75-23-83 0-128 58-143 79-4-52-44-79-85-79-42 0-59 35-67 52-17 33-29 87-29 89 0 9 8 9 10 9 11 0 11 0 17-21 15-65 33-108 67-108 14 0 29 6 29 41 0 19-4 30-15 77z">
            <text:p/>
          </draw:path>
          <draw:path draw:style-name="gr3" draw:text-style-name="P5" draw:layer="layout" svg:width="0.559cm" svg:height="0.039cm" svg:x="11.529cm" svg:y="6.213cm" svg:viewBox="0 0 560 40" svg:d="M528 40c15 0 32 0 32-21 0-19-17-19-32-19h-497c-14 0-31 0-31 19 0 21 17 21 31 21z">
            <text:p/>
          </draw:path>
          <draw:path draw:style-name="gr3" draw:text-style-name="P5" draw:layer="layout" svg:width="0.496cm" svg:height="0.415cm" svg:x="12.392cm" svg:y="6.057cm" svg:viewBox="0 0 497 416" svg:d="M54 352c-2 14-8 35-8 39 0 17 12 25 27 25 10 0 27-8 33-25 2-2 13-46 19-69l19-83c6-19 12-39 16-60 4-17 11-44 11-46 14-29 62-112 149-112 42 0 50 33 50 64 0 56-43 175-58 212-8 23-10 34-10 44 0 44 33 75 74 75 88 0 121-133 121-141 0-9-8-9-10-9-11 0-11 2-15 17-19 62-48 112-93 112-15 0-21-8-21-29 0-23 8-46 16-66 17-48 54-150 54-202 0-61-39-98-104-98-83 0-128 58-143 79-4-50-42-79-85-79-42 0-59 35-69 52-15 31-27 85-27 89 0 9 8 9 10 9 11 0 11 0 17-21 15-65 33-108 67-108 18 0 29 10 29 41 0 19-4 30-15 77z">
            <text:p/>
          </draw:path>
          <draw:path draw:style-name="gr3" draw:text-style-name="P5" draw:layer="layout" svg:width="0.213cm" svg:height="0.914cm" svg:x="12.966cm" svg:y="5.776cm" svg:viewBox="0 0 214 915" svg:d="M214 458c0-71-10-181-60-285-56-113-135-173-146-173-4 0-8 4-8 8s0 7 17 23c91 90 143 235 143 427 0 156-33 318-148 432-12 13-12 15-12 17 0 6 4 8 8 8 11 0 94-62 148-179 48-100 58-201 58-278z">
            <text:p/>
          </draw:path>
          <draw:path draw:style-name="gr3" draw:text-style-name="P5" draw:layer="layout" svg:width="0.099cm" svg:height="0.099cm" svg:x="13.349cm" svg:y="6.362cm" svg:viewBox="0 0 100 100" svg:d="M100 50c0-27-23-50-50-50s-50 23-50 50 23 50 50 50 50-23 50-50z">
            <text:p/>
          </draw:path>
          <draw:path draw:style-name="gr3" draw:text-style-name="P5" draw:layer="layout" svg:width="0.213cm" svg:height="0.914cm" svg:x="13.615cm" svg:y="5.776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75cm" svg:height="0.415cm" svg:x="13.906cm" svg:y="6.057cm" svg:viewBox="0 0 751 416" svg:d="M54 352c-2 14-8 35-8 39 0 17 12 25 27 25 10 0 27-8 33-25 2-2 13-46 17-69l21-83c6-19 10-39 16-60 2-17 11-44 11-46 14-29 62-112 149-112 42 0 50 33 50 64 0 23-6 48-14 75l-25 106-19 71c-4 19-10 50-10 54 0 17 12 25 25 25 29 0 35-23 41-52 13-52 48-185 56-223 2-10 50-120 150-120 40 0 50 31 50 64 0 52-37 156-56 206-8 21-13 31-13 50 0 44 32 75 75 75 88 0 121-133 121-141 0-9-8-9-10-9-11 0-11 2-15 17-15 48-44 112-94 112-16 0-23-8-23-29 0-23 9-46 17-66 19-48 56-150 56-202 0-58-35-98-104-98-70 0-116 40-150 89-2-12-4-43-29-66-23-19-52-23-75-23-83 0-128 58-143 79-4-52-44-79-85-79-42 0-59 35-67 52-17 33-29 87-29 89 0 9 8 9 10 9 11 0 11 0 17-21 15-65 33-108 67-108 14 0 29 6 29 41 0 19-4 30-15 77z">
            <text:p/>
          </draw:path>
          <draw:path draw:style-name="gr3" draw:text-style-name="P5" draw:layer="layout" svg:width="0.559cm" svg:height="0.039cm" svg:x="14.961cm" svg:y="6.213cm" svg:viewBox="0 0 560 40" svg:d="M528 40c15 0 32 0 32-21 0-19-17-19-32-19h-497c-14 0-31 0-31 19 0 21 17 21 31 21z">
            <text:p/>
          </draw:path>
          <draw:path draw:style-name="gr3" draw:text-style-name="P5" draw:layer="layout" svg:width="0.496cm" svg:height="0.415cm" svg:x="15.824cm" svg:y="6.057cm" svg:viewBox="0 0 497 416" svg:d="M54 352c-2 14-8 35-8 39 0 17 12 25 27 25 10 0 27-8 33-25 2-2 13-46 19-69l19-83c6-19 12-39 16-60 4-17 11-44 11-46 14-29 62-112 149-112 42 0 50 33 50 64 0 56-43 175-58 212-8 23-10 34-10 44 0 44 33 75 74 75 88 0 121-133 121-141 0-9-8-9-10-9-11 0-11 2-15 17-19 62-48 112-93 112-15 0-21-8-21-29 0-23 8-46 16-66 17-48 54-150 54-202 0-61-39-98-104-98-83 0-128 58-143 79-4-50-42-79-85-79-42 0-59 35-69 52-15 31-27 85-27 89 0 9 8 9 10 9 11 0 11 0 17-21 15-65 33-108 67-108 18 0 29 10 29 41 0 19-4 30-15 77z">
            <text:p/>
          </draw:path>
          <draw:path draw:style-name="gr3" draw:text-style-name="P5" draw:layer="layout" svg:width="0.559cm" svg:height="0.039cm" svg:x="16.625cm" svg:y="6.213cm" svg:viewBox="0 0 560 40" svg:d="M528 40c15 0 32 0 32-21 0-19-17-19-32-19h-497c-14 0-31 0-31 19 0 21 17 21 31 21z">
            <text:p/>
          </draw:path>
          <draw:path draw:style-name="gr3" draw:text-style-name="P5" draw:layer="layout" svg:width="0.303cm" svg:height="0.61cm" svg:x="17.545cm" svg:y="5.851cm" svg:viewBox="0 0 304 611" svg:d="M189 23c0-21 0-23-23-23-56 58-137 58-166 58v29c19 0 73 0 121-25v477c0 33-2 43-86 43h-29v29c31-4 113-4 148-4 37 0 116 0 150 4v-29h-29c-84 0-86-10-86-43z">
            <text:p/>
          </draw:path>
          <draw:path draw:style-name="gr3" draw:text-style-name="P5" draw:layer="layout" svg:width="0.213cm" svg:height="0.914cm" svg:x="17.973cm" svg:y="5.776cm" svg:viewBox="0 0 214 915" svg:d="M214 458c0-71-10-181-60-285-56-113-135-173-146-173-4 0-8 4-8 8s0 7 17 23c91 90 143 235 143 427 0 156-33 318-148 432-12 13-12 15-12 17 0 6 4 8 8 8 11 0 94-62 148-179 48-100 58-201 58-278z">
            <text:p/>
          </draw:path>
          <draw:path draw:style-name="gr3" draw:text-style-name="P5" draw:layer="layout" svg:width="0.099cm" svg:height="0.099cm" svg:x="18.356cm" svg:y="6.362cm" svg:viewBox="0 0 100 100" svg:d="M100 50c0-27-23-50-50-50s-50 23-50 50 23 50 50 50 50-23 50-50z">
            <text:p/>
          </draw:path>
          <draw:path draw:style-name="gr3" draw:text-style-name="P5" draw:layer="layout" svg:width="0.099cm" svg:height="0.099cm" svg:x="18.61cm" svg:y="6.362cm" svg:viewBox="0 0 100 100" svg:d="M100 50c0-27-23-50-50-50s-50 23-50 50 23 50 50 50 50-23 50-50z">
            <text:p/>
          </draw:path>
          <draw:path draw:style-name="gr3" draw:text-style-name="P5" draw:layer="layout" svg:width="0.099cm" svg:height="0.099cm" svg:x="18.863cm" svg:y="6.362cm" svg:viewBox="0 0 100 100" svg:d="M100 50c0-27-23-50-50-50s-50 23-50 50 23 50 50 50 50-23 50-50z">
            <text:p/>
          </draw:path>
          <draw:path draw:style-name="gr3" draw:text-style-name="P5" draw:layer="layout" svg:width="0.099cm" svg:height="0.099cm" svg:x="19.117cm" svg:y="6.362cm" svg:viewBox="0 0 100 100" svg:d="M100 50c0-27-23-50-50-50s-50 23-50 50 23 50 50 50 50-23 50-50z">
            <text:p/>
          </draw:path>
          <draw:path draw:style-name="gr3" draw:text-style-name="P5" draw:layer="layout" svg:width="0.365cm" svg:height="0.61cm" svg:x="19.338cm" svg:y="5.851cm" svg:viewBox="0 0 366 611" svg:d="M71 541l97-96c144-127 198-175 198-266 0-106-81-179-193-179-104 0-173 85-173 166 0 50 46 50 48 50 16 0 48-10 48-48 0-22-17-47-48-47-8 0-8 0-13 2 21-61 71-94 125-94 83 0 123 73 123 150 0 73-46 145-96 202l-177 195c-10 11-10 13-10 35h341l25-160h-23c-4 27-10 69-19 81-8 9-68 9-87 9z">
            <text:p/>
          </draw:path>
          <draw:path draw:style-name="gr3" draw:text-style-name="P5" draw:layer="layout" svg:width="0.099cm" svg:height="0.099cm" svg:x="19.826cm" svg:y="6.362cm" svg:viewBox="0 0 100 100" svg:d="M100 50c0-27-23-50-50-50s-50 23-50 50 23 50 50 50 50-23 50-50z">
            <text:p/>
          </draw:path>
          <draw:path draw:style-name="gr3" draw:text-style-name="P5" draw:layer="layout" svg:width="0.303cm" svg:height="0.61cm" svg:x="20.084cm" svg:y="5.851cm" svg:viewBox="0 0 304 611" svg:d="M189 23c0-21 0-23-23-23-56 58-137 58-166 58v29c19 0 73 0 121-25v477c0 33-2 43-86 43h-29v29c31-4 113-4 148-4 37 0 116 0 150 4v-29h-29c-84 0-86-10-86-43z">
            <text:p/>
          </draw:path>
          <draw:path draw:style-name="gr3" draw:text-style-name="P5" draw:layer="layout" svg:width="0.457cm" svg:height="0.415cm" svg:x="24.719cm" svg:y="5.431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4 120-123 120-35 0-50-29-50-60 0-21 6-40 17-81z">
            <text:p/>
          </draw:path>
          <draw:path draw:style-name="gr3" draw:text-style-name="P5" draw:layer="layout" svg:width="0.588cm" svg:height="0.29cm" svg:x="25.245cm" svg:y="5.175cm" svg:viewBox="0 0 589 291" svg:d="M248 233c-3 12-9 33-9 37 0 15 13 21 23 21s21-8 25-14c2-7 8-27 10-40 5-12 11-41 15-58 4-15 8-29 10-44 9-27 9-29 21-48 21-33 52-68 102-68 35 0 38 29 38 43 0 40-27 111-38 138-6 18-8 25-8 35 0 33 27 56 60 56 65 0 92-89 92-100 0-8-9-8-11-8-8 0-8 4-10 13-17 49-44 76-69 76-14 0-16-8-16-22 0-15 4-23 14-52 8-21 35-88 35-125 0-11 0-38-24-56-11-9-30-17-61-17-56 0-91 37-112 64-6-54-52-64-83-64-54 0-90 33-108 58-7-43-44-58-71-58s-42 21-50 35c-15 23-23 61-23 63 0 8 8 8 10 8 11 0 11-2 15-19 10-37 23-68 48-68 16 0 21 12 21 31 0 12-7 35-11 54-4 17-10 44-14 56l-21 83c-2 9-6 25-6 27 0 15 12 21 22 21 11 0 21-8 25-14 3-7 9-27 11-40 4-12 10-41 14-58 5-15 9-29 11-44 8-27 8-31 27-58 19-25 48-58 96-58 37 0 39 31 39 43 0 17-2 25-12 61z">
            <text:p/>
          </draw:path>
          <draw:path draw:style-name="gr3" draw:text-style-name="P5" draw:layer="layout" svg:width="0.434cm" svg:height="0.032cm" svg:x="25.931cm" svg:y="5.281cm" svg:viewBox="0 0 435 33" svg:d="M410 33c8 0 25 0 25-16 0-17-15-17-25-17h-385c-10 0-25 0-25 17 0 16 15 16 25 16z">
            <text:p/>
          </draw:path>
          <draw:path draw:style-name="gr3" draw:text-style-name="P5" draw:layer="layout" svg:width="0.392cm" svg:height="0.29cm" svg:x="26.464cm" svg:y="5.175cm" svg:viewBox="0 0 393 291" svg:d="M48 243c-2 9-6 25-6 27 0 15 12 21 22 21 11 0 21-8 25-14 3-7 9-27 11-40 4-12 10-41 14-58 5-15 9-29 11-44 8-27 8-31 27-58 19-25 48-58 98-58 37 0 37 31 37 43 0 40-27 111-37 138-9 18-11 25-11 35 0 33 29 56 61 56 64 0 93-89 93-100 0-8-8-8-10-8-9 0-11 4-13 13-14 49-41 76-68 76-13 0-15-8-15-22 0-15 2-23 15-52 6-21 33-88 33-125 0-63-50-73-83-73-54 0-90 33-108 58-7-43-44-58-69-58-29 0-44 21-52 35-15 23-23 61-23 63 0 8 8 8 10 8 11 0 11-2 15-19 10-37 23-68 48-68 16 0 21 12 21 31 0 12-7 35-11 54-4 17-10 44-14 56z">
            <text:p/>
          </draw:path>
        </draw:g>
        <draw:g xml:id="id44" draw:id="id44">
          <svg:title>TexMaths</svg:title>
          <svg:desc>26§display§\frac{d^n y}{dx^n} =  \frac{ n ! . \ x^{n - n} }{ (n - n)! } = \frac{n!.\ x^0}{ 0! } =\ n!§svg§600§FALSE§</svg:desc>
          <draw:polygon draw:style-name="gr2" draw:text-style-name="P4" draw:layer="layout" svg:width="12.332cm" svg:height="2.139cm" svg:x="3.072cm" svg:y="11.479cm" svg:viewBox="0 0 12333 2140" draw:points="6167,2140 0,2140 0,0 12333,0 12333,2140">
            <text:p/>
          </draw:polygon>
          <draw:path draw:style-name="gr3" draw:text-style-name="P5" draw:layer="layout" svg:width="0.436cm" svg:height="0.646cm" svg:x="3.084cm" svg:y="11.556cm" svg:viewBox="0 0 437 647" svg:d="M437 10c0-2 0-10-13-10-12 0-100 8-116 10-6 0-13 5-13 17 0 13 9 13 23 13 44 0 46 6 46 14l-4 19-54 216c-17-33-44-58-86-58-106 0-220 135-220 268 0 87 50 148 123 148 18 0 64-5 118-69 9 37 40 69 83 69 34 0 55-21 69-52 15-32 27-88 27-90 0-10-8-10-10-10-11 0-11 4-13 16-16 61-33 115-70 115-25 0-28-23-28-42 0-23 3-29 7-43zM245 526c-4 17-4 19-18 35-40 50-77 65-102 65-46 0-61-50-61-85 0-46 30-161 52-202 28-54 69-87 107-87 60 0 72 74 72 81 0 4-2 10-4 14z">
            <text:p/>
          </draw:path>
          <draw:path draw:style-name="gr3" draw:text-style-name="P5" draw:layer="layout" svg:width="0.392cm" svg:height="0.29cm" svg:x="3.552cm" svg:y="11.576cm" svg:viewBox="0 0 393 291" svg:d="M48 243c-2 9-6 25-6 27 0 15 12 21 22 21 11 0 21-8 25-14 3-7 9-27 11-40 4-12 10-42 14-58 5-15 9-29 11-44 8-27 8-31 27-58 19-25 48-58 98-58 37 0 37 31 37 43 0 40-27 111-37 138-9 18-11 25-11 35 0 33 29 56 60 56 65 0 94-89 94-100 0-8-8-8-10-8-9 0-11 4-13 12-14 50-41 77-68 77-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423cm" svg:height="0.592cm" svg:x="4.047cm" svg:y="11.784cm" svg:viewBox="0 0 424 593" svg:d="M420 56c4-12 4-14 4-21 0-16-14-25-27-25-10 0-25 5-33 19-2 4-8 33-13 50-6 23-12 48-18 73l-42 166c-2 13-41 77-102 77-48 0-58-39-58-75 0-41 17-98 48-179 14-37 17-47 17-66 0-42-30-75-75-75-88 0-121 133-121 141 0 9 8 9 10 9 11 0 11-2 15-17 25-85 62-112 94-112 6 0 22 0 22 29 0 23-8 46-16 64-36 96-52 150-52 192 0 81 58 110 112 110 35 0 67-17 92-42-11 48-23 92-59 142-25 31-60 58-102 58-12 0-54-4-68-40 14 0 25 0 39-10 9-8 17-21 17-37 0-30-25-34-33-34-21 0-52 15-52 61 0 45 41 79 97 79 96 0 190-84 215-188z">
            <text:p/>
          </draw:path>
          <draw:polygon draw:style-name="gr3" draw:text-style-name="P5" draw:layer="layout" svg:width="1.496cm" svg:height="0.039cm" svg:x="3.026cm" svg:y="12.56cm" svg:viewBox="0 0 1497 40" draw:points="749,40 0,40 0,0 1497,0 1497,40">
            <text:p/>
          </draw:polygon>
          <draw:path draw:style-name="gr3" draw:text-style-name="P5" draw:layer="layout" svg:width="0.436cm" svg:height="0.646cm" svg:x="3.063cm" svg:y="12.799cm" svg:viewBox="0 0 437 647" svg:d="M437 10c0-2 0-10-13-10-12 0-100 8-116 10-6 0-13 5-13 17 0 13 9 13 23 13 44 0 46 6 46 14l-4 19-54 216c-17-33-44-58-86-58-106 0-220 135-220 268 0 87 50 148 123 148 18 0 64-5 118-69 9 37 40 69 83 69 34 0 55-21 69-52 15-32 27-88 27-90 0-10-8-10-10-10-11 0-11 4-13 16-16 61-33 115-70 115-25 0-28-23-28-42 0-23 3-29 7-43zM245 526c-4 17-4 19-18 35-40 50-77 65-102 65-46 0-61-50-61-85 0-46 30-161 52-202 28-54 69-87 107-87 60 0 72 74 72 81 0 4-2 10-4 14z">
            <text:p/>
          </draw:path>
          <draw:path draw:style-name="gr3" draw:text-style-name="P5" draw:layer="layout" svg:width="0.457cm" svg:height="0.415cm" svg:x="3.527cm" svg:y="13.03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4-35-34c-27 0-50 25-50 55 0 41 46 60 85 60 63 0 96-65 98-71 10 35 44 71 98 71 95 0 147-119 147-142 0-8-8-8-10-8-8 0-10 2-12 8-30 100-94 121-123 121-35 0-50-29-50-60 0-21 6-40 17-81z">
            <text:p/>
          </draw:path>
          <draw:path draw:style-name="gr3" draw:text-style-name="P5" draw:layer="layout" svg:width="0.392cm" svg:height="0.29cm" svg:x="4.053cm" svg:y="12.888cm" svg:viewBox="0 0 393 291" svg:d="M48 243c-2 9-6 25-6 27 0 15 12 21 22 21 11 0 21-8 25-14 3-7 9-27 11-40 4-12 10-42 14-58 5-15 9-29 11-44 8-27 8-31 27-58 19-25 48-58 98-58 37 0 37 31 37 43 0 40-27 111-37 138-9 18-11 25-11 35 0 33 29 56 60 56 65 0 94-89 94-100 0-8-8-8-10-8-9 0-11 4-13 12-14 50-41 77-68 77-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608cm" svg:height="0.215cm" svg:x="4.935cm" svg:y="12.473cm" svg:viewBox="0 0 609 216" svg:d="M578 37c15 0 31 0 31-18 0-19-16-19-29-19h-549c-14 0-31 0-31 19 0 18 17 18 31 18zM580 216c13 0 29 0 29-18 0-19-16-19-31-19h-547c-14 0-31 0-31 19 0 18 17 18 31 18z">
            <text:p/>
          </draw:path>
          <draw:path draw:style-name="gr3" draw:text-style-name="P5" draw:layer="layout" svg:width="0.496cm" svg:height="0.415cm" svg:x="5.986cm" svg:y="11.784cm" svg:viewBox="0 0 497 416" svg:d="M54 351c-2 15-8 36-8 40 0 17 12 25 27 25 10 0 27-8 33-25 2-2 13-46 19-69l19-83c6-19 12-39 16-60 4-17 11-44 11-46 14-29 62-112 149-112 42 0 50 33 50 64 0 56-43 175-58 212-8 23-10 34-10 44 0 44 33 75 74 75 88 0 121-133 121-142 0-8-8-8-10-8-11 0-11 2-15 17-19 62-48 112-93 112-15 0-21-8-21-29 0-23 8-46 16-67 17-47 54-149 54-201 0-61-39-98-104-98-83 0-128 58-143 79-4-50-42-79-85-79-42 0-59 35-69 52-15 31-27 85-27 89 0 9 8 9 10 9 11 0 11 0 17-21 15-65 33-108 67-108 18 0 29 10 29 41 0 19-4 29-15 77z">
            <text:p/>
          </draw:path>
          <draw:path draw:style-name="gr3" draw:text-style-name="P5" draw:layer="layout" svg:width="0.099cm" svg:height="0.656cm" svg:x="6.587cm" svg:y="11.535cm" svg:viewBox="0 0 100 657" svg:d="M62 464l38-418c0-29-27-46-50-46-25 0-50 17-50 46l37 418c0 14 0 20 13 20 8 0 12-4 12-20zM100 607c0-27-23-48-50-48s-50 21-50 48 23 50 50 50 50-23 50-50z">
            <text:p/>
          </draw:path>
          <draw:path draw:style-name="gr3" draw:text-style-name="P5" draw:layer="layout" svg:width="0.099cm" svg:height="0.099cm" svg:x="6.84cm" svg:y="12.092cm" svg:viewBox="0 0 100 100" svg:d="M100 50c0-27-23-50-50-50s-50 23-50 50 23 50 50 50 50-23 50-50z">
            <text:p/>
          </draw:path>
          <draw:path draw:style-name="gr3" draw:text-style-name="P5" draw:layer="layout" svg:width="0.457cm" svg:height="0.415cm" svg:x="7.346cm" svg:y="11.784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4-35-34c-27 0-50 25-50 55 0 41 46 60 87 60 61 0 94-65 96-71 10 35 44 71 100 71 93 0 145-119 145-142 0-8-8-8-10-8-8 0-10 2-12 8-30 100-94 121-123 121-35 0-50-29-50-60 0-21 6-40 17-81z">
            <text:p/>
          </draw:path>
          <draw:path draw:style-name="gr3" draw:text-style-name="P5" draw:layer="layout" svg:width="0.392cm" svg:height="0.29cm" svg:x="7.872cm" svg:y="11.576cm" svg:viewBox="0 0 393 291" svg:d="M48 243c-2 9-6 25-6 27 0 15 12 21 22 21 11 0 21-8 25-14 3-7 9-27 11-40 4-12 10-42 14-58 5-15 9-29 11-44 8-27 8-31 27-58 19-25 48-58 98-58 37 0 37 31 37 43 0 40-27 111-37 138-9 18-11 25-11 35 0 33 29 56 60 56 65 0 94-89 94-100 0-8-8-8-10-8-9 0-11 4-13 12-14 50-41 77-68 77-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434cm" svg:height="0.032cm" svg:x="8.363cm" svg:y="11.683cm" svg:viewBox="0 0 435 33" svg:d="M410 33c8 0 25 0 25-16 0-17-15-17-25-17h-385c-10 0-25 0-25 17 0 16 15 16 25 16z">
            <text:p/>
          </draw:path>
          <draw:path draw:style-name="gr3" draw:text-style-name="P5" draw:layer="layout" svg:width="0.392cm" svg:height="0.29cm" svg:x="8.895cm" svg:y="11.576cm" svg:viewBox="0 0 393 291" svg:d="M48 243c-2 9-6 25-6 27 0 15 12 21 22 21 11 0 21-8 25-14 3-7 9-27 11-40 4-12 10-42 14-58 5-15 9-29 11-44 8-27 8-31 27-58 19-25 48-58 98-58 37 0 37 31 37 43 0 40-27 111-37 138-9 18-11 25-11 35 0 33 29 56 60 56 65 0 94-89 94-100 0-8-8-8-10-8-9 0-11 4-13 12-14 50-41 77-68 77-13 0-15-8-15-22 0-15 2-23 15-52 6-21 33-88 33-125 0-63-50-73-83-73-54 0-90 33-108 58-7-43-44-58-69-58-29 0-44 21-52 35-15 23-23 61-23 63 0 8 8 8 10 8 11 0 11-2 15-19 10-37 23-68 48-68 16 0 21 12 21 31 0 12-7 35-11 54-4 17-10 44-14 56z">
            <text:p/>
          </draw:path>
          <draw:polygon draw:style-name="gr3" draw:text-style-name="P5" draw:layer="layout" svg:width="3.404cm" svg:height="0.039cm" svg:x="5.959cm" svg:y="12.56cm" svg:viewBox="0 0 3405 40" draw:points="1703,40 0,40 0,0 3405,0 3405,40">
            <text:p/>
          </draw:polygon>
          <draw:path draw:style-name="gr3" draw:text-style-name="P5" draw:layer="layout" svg:width="0.213cm" svg:height="0.914cm" svg:x="6.162cm" svg:y="12.749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96cm" svg:height="0.415cm" svg:x="6.454cm" svg:y="13.03cm" svg:viewBox="0 0 497 416" svg:d="M54 351c-2 15-8 36-8 40 0 17 12 25 27 25 10 0 27-8 33-25 2-2 13-46 19-69l19-83c6-19 12-39 16-60 4-17 11-44 11-46 14-29 62-112 149-112 42 0 50 33 50 64 0 56-43 175-58 212-8 23-10 34-10 44 0 44 33 75 74 75 88 0 121-133 121-142 0-8-8-8-10-8-11 0-11 2-15 17-19 62-48 112-93 112-15 0-21-8-21-29 0-23 8-46 16-67 17-47 54-149 54-201 0-61-39-98-104-98-83 0-128 58-143 79-4-50-42-79-85-79-42 0-59 35-69 52-15 31-27 85-27 89 0 9 8 9 10 9 11 0 11 0 17-21 15-65 33-108 67-108 18 0 29 10 29 41 0 19-4 29-15 77z">
            <text:p/>
          </draw:path>
          <draw:path draw:style-name="gr3" draw:text-style-name="P5" draw:layer="layout" svg:width="0.558cm" svg:height="0.039cm" svg:x="7.254cm" svg:y="13.188cm" svg:viewBox="0 0 559 40" svg:d="M528 40c15 0 31 0 31-21 0-19-16-19-31-19h-497c-14 0-31 0-31 19 0 21 17 21 31 21z">
            <text:p/>
          </draw:path>
          <draw:path draw:style-name="gr3" draw:text-style-name="P5" draw:layer="layout" svg:width="0.496cm" svg:height="0.415cm" svg:x="8.117cm" svg:y="13.03cm" svg:viewBox="0 0 497 416" svg:d="M54 351c-2 15-8 36-8 40 0 17 12 25 27 25 10 0 27-8 33-25 2-2 13-46 19-69l19-83c6-19 12-39 16-60 4-17 11-44 11-46 14-29 64-112 149-112 42 0 50 33 50 64 0 56-43 175-58 212-8 23-10 34-10 44 0 44 33 75 74 75 88 0 121-133 121-142 0-8-8-8-10-8-11 0-11 2-15 17-19 62-48 112-93 112-15 0-21-8-21-29 0-23 8-46 16-67 17-47 54-149 54-201 0-61-39-98-104-98-83 0-128 58-143 79-4-50-42-79-85-79-42 0-59 35-69 52-15 31-27 85-27 89 0 9 8 9 10 9 11 0 11 0 17-21 15-65 33-108 67-108 18 0 29 10 29 41 0 19-4 29-15 77z">
            <text:p/>
          </draw:path>
          <draw:path draw:style-name="gr3" draw:text-style-name="P5" draw:layer="layout" svg:width="0.213cm" svg:height="0.914cm" svg:x="8.692cm" svg:y="12.749cm" svg:viewBox="0 0 214 915" svg:d="M214 457c0-70-10-180-60-284-56-113-135-173-146-173-4 0-8 4-8 8s0 7 17 23c91 90 143 235 143 426 0 156-33 319-148 433-12 12-12 14-12 17 0 6 4 8 8 8 11 0 94-63 148-179 48-100 58-202 58-279z">
            <text:p/>
          </draw:path>
          <draw:path draw:style-name="gr3" draw:text-style-name="P5" draw:layer="layout" svg:width="0.099cm" svg:height="0.656cm" svg:x="9.074cm" svg:y="12.78cm" svg:viewBox="0 0 100 657" svg:d="M62 464l38-418c0-29-27-46-50-46-25 0-50 17-50 46l37 418c0 14 0 20 13 20 8 0 12-4 12-20zM100 607c0-27-23-48-50-48s-50 21-50 48 23 50 50 50 50-23 50-50z">
            <text:p/>
          </draw:path>
          <draw:path draw:style-name="gr3" draw:text-style-name="P5" draw:layer="layout" svg:width="0.608cm" svg:height="0.215cm" svg:x="9.777cm" svg:y="12.473cm" svg:viewBox="0 0 609 216" svg:d="M578 37c15 0 31 0 31-18 0-19-16-19-29-19h-549c-14 0-31 0-31 19 0 18 17 18 31 18zM580 216c13 0 29 0 29-18 0-19-16-19-31-19h-547c-14 0-31 0-31 19 0 18 17 18 31 18z">
            <text:p/>
          </draw:path>
          <draw:path draw:style-name="gr3" draw:text-style-name="P5" draw:layer="layout" svg:width="0.496cm" svg:height="0.415cm" svg:x="10.825cm" svg:y="11.784cm" svg:viewBox="0 0 497 416" svg:d="M54 351c-2 15-8 36-8 40 0 17 12 25 27 25 10 0 27-8 33-25 2-2 13-46 19-69l19-83c6-19 12-39 16-60 4-17 11-44 11-46 14-29 62-112 149-112 42 0 50 33 50 64 0 56-43 175-58 212-8 23-10 34-10 44 0 44 33 75 74 75 88 0 121-133 121-142 0-8-8-8-10-8-11 0-11 2-15 17-19 62-48 112-93 112-15 0-21-8-21-29 0-23 8-46 16-67 17-47 54-149 54-201 0-61-39-98-104-98-83 0-128 58-143 79-4-50-42-79-85-79-42 0-59 35-69 52-15 31-27 85-27 89 0 9 8 9 10 9 11 0 11 0 17-21 15-65 33-108 67-108 18 0 29 10 29 41 0 19-4 29-15 77z">
            <text:p/>
          </draw:path>
          <draw:path draw:style-name="gr3" draw:text-style-name="P5" draw:layer="layout" svg:width="0.099cm" svg:height="0.656cm" svg:x="11.426cm" svg:y="11.535cm" svg:viewBox="0 0 100 657" svg:d="M62 464l38-418c0-29-27-46-50-46-25 0-50 17-50 46l35 418c2 14 2 20 15 20 8 0 12-4 12-20zM100 607c0-27-23-48-50-48s-50 21-50 48 23 50 50 50 50-23 50-50z">
            <text:p/>
          </draw:path>
          <draw:path draw:style-name="gr3" draw:text-style-name="P5" draw:layer="layout" svg:width="0.099cm" svg:height="0.099cm" svg:x="11.68cm" svg:y="12.092cm" svg:viewBox="0 0 100 100" svg:d="M100 50c0-27-23-50-50-50s-50 23-50 50 23 50 50 50 50-23 50-50z">
            <text:p/>
          </draw:path>
          <draw:path draw:style-name="gr3" draw:text-style-name="P5" draw:layer="layout" svg:width="0.457cm" svg:height="0.415cm" svg:x="12.186cm" svg:y="11.784cm" svg:viewBox="0 0 458 416" svg:d="M281 129c4-25 25-108 89-108 4 0 27 0 46 10-25 6-44 29-44 50 0 15 11 33 36 33 20 0 50-16 50-54 0-48-55-60-86-60-54 0-85 48-97 71-23-63-71-71-98-71-96 0-148 119-148 141 0 9 8 9 11 9 8 0 10 0 12-9 31-97 92-120 123-120 16 0 50 8 50 60 0 29-17 92-50 218-15 59-48 96-88 96-6 0-27 0-45-10 22-7 43-25 43-50s-21-34-35-34c-27 0-50 25-50 55 0 41 46 60 85 60 63 0 94-65 98-71 10 35 44 71 98 71 95 0 147-119 147-142 0-8-8-8-10-8-8 0-10 2-12 8-32 100-94 121-123 121-35 0-50-29-50-60 0-21 6-40 17-81z">
            <text:p/>
          </draw:path>
          <draw:path draw:style-name="gr3" draw:text-style-name="P5" draw:layer="layout" svg:width="0.298cm" svg:height="0.438cm" svg:x="12.716cm" svg:y="11.433cm" svg:viewBox="0 0 299 439" svg:d="M299 222c0-70-8-122-39-166-19-31-58-56-110-56-150 0-150 175-150 222 0 46 0 217 150 217 149 0 149-171 149-217zM150 422c-29 0-69-19-81-71-11-37-11-91-11-137 0-48 0-95 11-131 12-52 54-64 81-64 35 0 68 21 79 58 10 33 12 81 12 137 0 46 0 94-8 135-15 59-58 73-83 73z">
            <text:p/>
          </draw:path>
          <draw:polygon draw:style-name="gr3" draw:text-style-name="P5" draw:layer="layout" svg:width="2.293cm" svg:height="0.039cm" svg:x="10.798cm" svg:y="12.56cm" svg:viewBox="0 0 2294 40" draw:points="1148,40 0,40 0,0 2294,0 2294,40">
            <text:p/>
          </draw:polygon>
          <draw:path draw:style-name="gr3" draw:text-style-name="P5" draw:layer="layout" svg:width="0.386cm" svg:height="0.629cm" svg:x="11.626cm" svg:y="12.826cm" svg:viewBox="0 0 387 630" svg:d="M387 318c0-75-4-148-38-216-41-87-116-102-156-102-54 0-122 23-160 108-29 65-33 135-33 210 0 69 4 150 42 221 39 72 106 91 151 91 50 0 119-19 161-106 29-62 33-135 33-206zM193 611c-35 0-91-23-108-112-8-54-8-139-8-193 0-59 0-119 6-169 19-108 88-116 110-116 30 0 90 16 109 106 8 52 8 120 8 179 0 68 0 131-11 189-12 87-64 116-106 116z">
            <text:p/>
          </draw:path>
          <draw:path draw:style-name="gr3" draw:text-style-name="P5" draw:layer="layout" svg:width="0.099cm" svg:height="0.656cm" svg:x="12.125cm" svg:y="12.78cm" svg:viewBox="0 0 100 657" svg:d="M62 464l38-418c0-29-27-46-50-46-25 0-50 17-50 46l37 418c0 14 0 20 13 20 8 0 12-4 12-20zM100 607c0-27-23-48-50-48s-50 21-50 48 23 50 50 50 50-23 50-50z">
            <text:p/>
          </draw:path>
          <draw:path draw:style-name="gr3" draw:text-style-name="P5" draw:layer="layout" svg:width="0.608cm" svg:height="0.215cm" svg:x="13.506cm" svg:y="12.473cm" svg:viewBox="0 0 609 216" svg:d="M578 37c15 0 31 0 31-18 0-19-16-19-29-19h-549c-14 0-31 0-31 19 0 18 17 18 31 18zM580 216c13 0 29 0 29-18 0-19-16-19-31-19h-547c-14 0-31 0-31 19 0 18 17 18 31 18z">
            <text:p/>
          </draw:path>
          <draw:path draw:style-name="gr3" draw:text-style-name="P5" draw:layer="layout" svg:width="0.496cm" svg:height="0.415cm" svg:x="14.752cm" svg:y="12.404cm" svg:viewBox="0 0 497 416" svg:d="M54 351c-2 15-8 36-8 40 0 17 12 25 27 25 10 0 27-8 33-25 2-2 13-46 19-69l19-83c6-19 12-39 16-60 4-17 11-44 11-46 14-29 62-112 149-112 42 0 50 33 50 64 0 56-43 175-58 212-8 23-10 34-10 44 0 44 33 75 74 75 88 0 121-133 121-142 0-8-8-8-10-8-11 0-11 2-15 17-19 62-48 112-93 112-15 0-21-8-21-29 0-23 8-46 16-67 17-47 54-149 54-201 0-61-39-98-104-98-83 0-128 58-143 79-4-50-42-79-85-79-42 0-59 35-69 52-15 31-27 85-27 89 0 9 8 9 10 9 11 0 11 0 17-21 15-65 33-108 67-108 18 0 29 10 29 41 0 19-4 29-15 77z">
            <text:p/>
          </draw:path>
          <draw:path draw:style-name="gr3" draw:text-style-name="P5" draw:layer="layout" svg:width="0.099cm" svg:height="0.656cm" svg:x="15.351cm" svg:y="12.152cm" svg:viewBox="0 0 100 657" svg:d="M62 464l38-418c0-29-27-46-50-46-25 0-50 17-50 46l35 418c2 14 2 20 15 20 8 0 12-4 12-20zM100 607c0-27-23-48-50-48s-50 21-50 48 23 50 50 50 50-23 50-50z">
            <text:p/>
          </draw:path>
        </draw:g>
        <draw:g xml:id="id40" draw:id="id40">
          <svg:title>TexMaths</svg:title>
          <svg:desc>26§display§m &gt; 0 \text { and } m &gt; n§svg§600§FALSE§</svg:desc>
          <draw:polygon draw:style-name="gr2" draw:text-style-name="P4" draw:layer="layout" svg:width="7.012cm" svg:height="0.579cm" svg:x="6.056cm" svg:y="3.376cm" svg:viewBox="0 0 7013 580" draw:points="3507,580 0,580 0,0 7013,0 7013,580">
            <text:p/>
          </draw:polygon>
          <draw:path draw:style-name="gr3" draw:text-style-name="P5" draw:layer="layout" svg:width="0.75cm" svg:height="0.414cm" svg:x="6.037cm" svg:y="3.561cm" svg:viewBox="0 0 751 415" svg:d="M54 351c-2 15-8 35-8 40 0 16 12 24 27 24 10 0 27-8 33-24 2-3 13-46 17-69l21-83c6-19 10-40 16-60 2-17 11-44 11-46 14-29 62-112 149-112 42 0 50 33 50 64 0 23-6 48-14 75l-25 106-19 71c-4 18-10 49-10 54 0 16 12 24 25 24 29 0 35-22 41-51 13-52 48-185 56-223 2-10 50-120 150-120 40 0 50 31 50 64 0 52-37 156-56 206-8 21-13 31-13 50 0 43 32 74 75 74 88 0 121-133 121-141s-8-8-10-8c-11 0-11 2-15 16-15 48-44 113-94 113-16 0-22-9-22-29 0-23 8-46 16-67 19-48 56-149 56-201 0-59-35-98-104-98-68 0-116 39-149 89-3-12-5-43-30-66-22-19-52-23-74-23-84 0-129 58-144 79-4-52-44-79-85-79-42 0-59 35-67 52-17 33-29 87-29 89 0 9 8 9 10 9 11 0 11 0 17-21 15-65 33-108 67-108 14 0 29 6 29 41 0 19-4 29-15 77z">
            <text:p/>
          </draw:path>
          <draw:path draw:style-name="gr3" draw:text-style-name="P5" draw:layer="layout" svg:width="0.559cm" svg:height="0.531cm" svg:x="7.142cm" svg:y="3.471cm" svg:viewBox="0 0 560 532" svg:d="M543 287c10-7 17-11 17-21 0-11-7-17-17-21l-508-239c-12-6-14-6-16-6-11 0-19 8-19 19 0 8 4 12 17 20l482 227-482 226c-13 7-17 13-17 21 0 10 8 19 19 19 2 0 4 0 16-6z">
            <text:p/>
          </draw:path>
          <draw:path draw:style-name="gr3" draw:text-style-name="P5" draw:layer="layout" svg:width="0.386cm" svg:height="0.628cm" svg:x="8.067cm" svg:y="3.355cm" svg:viewBox="0 0 387 629" svg:d="M387 318c0-75-4-148-38-216-41-87-116-102-156-102-54 0-122 23-160 108-29 64-33 135-33 210 0 68 4 149 42 220 39 73 106 91 151 91 50 0 119-18 161-106 29-62 33-135 33-205zM193 611c-35 0-91-23-106-112-10-54-10-140-10-194 0-58 0-118 6-168 19-108 88-116 110-116 30 0 90 16 109 106 8 52 8 120 8 178 0 69 0 131-10 189-13 88-65 117-107 117z">
            <text:p/>
          </draw:path>
          <draw:path draw:style-name="gr3" draw:text-style-name="P5" draw:layer="layout" svg:width="0.413cm" svg:height="0.421cm" svg:x="8.831cm" svg:y="3.554cm" svg:viewBox="0 0 414 422" svg:d="M266 341c4 37 29 74 73 74 19 0 75-12 75-87v-50h-23v50c0 54-23 60-33 60-29 0-33-41-33-45v-185c0-38 0-73-34-108-35-35-81-50-127-50-75 0-137 44-137 104 0 27 19 43 42 43 25 0 41-18 41-43 0-11-4-42-46-42 25-31 69-41 100-41 44 0 96 35 96 116v35c-46 2-110 5-168 32-69 31-92 78-92 120 0 75 89 98 148 98 60 0 102-38 118-81zM260 191v91c0 88-64 119-106 119-46 0-83-33-83-79 0-50 39-127 189-131z">
            <text:p/>
          </draw:path>
          <draw:path draw:style-name="gr3" draw:text-style-name="P5" draw:layer="layout" svg:width="0.461cm" svg:height="0.404cm" svg:x="9.278cm" svg:y="3.561cm" svg:viewBox="0 0 462 405" svg:d="M71 89v248c0 39-9 39-71 39v29c31 0 79-2 104-2 23 0 71 2 102 2v-29c-60 0-71 0-71-39v-171c0-95 65-145 123-145s69 50 69 102v214c0 39-11 39-71 39v29c31 0 79-2 104-2 23 0 71 2 102 2v-29c-48 0-71 0-71-27v-175c0-78 0-108-29-141-13-14-44-33-96-33-68 0-110 39-137 96v-96l-129 10v29c64 0 71 7 71 50z">
            <text:p/>
          </draw:path>
          <draw:path draw:style-name="gr3" draw:text-style-name="P5" draw:layer="layout" svg:width="0.452cm" svg:height="0.645cm" svg:x="9.788cm" svg:y="3.33cm" svg:viewBox="0 0 453 646" svg:d="M318 586v60l135-10v-29c-64 0-72-7-72-50v-557l-131 10v29c62 0 70 7 70 50v198c-27-32-66-56-116-56-108 0-204 89-204 207 0 117 89 208 196 208 58 0 99-31 122-60zM318 341v187c0 16 0 18-10 33-27 43-69 64-108 64-42 0-75-23-98-58-23-37-25-89-25-127 0-35 2-89 27-131 21-29 54-58 104-58 33 0 71 13 100 54 10 17 10 19 10 36z">
            <text:p/>
          </draw:path>
          <draw:path draw:style-name="gr3" draw:text-style-name="P5" draw:layer="layout" svg:width="0.75cm" svg:height="0.414cm" svg:x="10.597cm" svg:y="3.561cm" svg:viewBox="0 0 751 415" svg:d="M54 351c-2 15-8 35-8 40 0 16 12 24 27 24 10 0 27-8 33-24 2-3 13-46 17-69l21-83c6-19 10-40 16-60 2-17 11-44 11-46 14-29 62-112 149-112 42 0 50 33 50 64 0 23-6 48-14 75l-25 106-19 71c-4 18-10 49-10 54 0 16 12 24 25 24 29 0 35-22 41-51 13-52 48-185 56-223 2-10 50-120 150-120 40 0 50 31 50 64 0 52-37 156-56 206-8 21-13 31-13 50 0 43 32 74 75 74 88 0 121-133 121-141s-8-8-10-8c-11 0-11 2-15 16-15 48-44 113-94 113-16 0-22-9-22-29 0-23 8-46 16-67 19-48 56-149 56-201 0-59-35-98-104-98-68 0-116 39-149 89-3-12-5-43-30-66-22-19-52-23-74-23-84 0-129 58-144 79-4-52-44-79-85-79-42 0-59 35-67 52-17 33-29 87-29 89 0 9 8 9 10 9 11 0 11 0 17-21 15-65 33-108 67-108 14 0 29 6 29 41 0 19-4 29-15 77z">
            <text:p/>
          </draw:path>
          <draw:path draw:style-name="gr3" draw:text-style-name="P5" draw:layer="layout" svg:width="0.559cm" svg:height="0.531cm" svg:x="11.702cm" svg:y="3.471cm" svg:viewBox="0 0 560 532" svg:d="M543 287c10-7 17-11 17-21 0-11-7-17-17-21l-508-239c-12-6-14-6-16-6-11 0-19 8-19 19 0 8 4 12 17 20l482 227-482 226c-13 7-17 13-17 21 0 10 8 19 19 19 2 0 4 0 16-6z">
            <text:p/>
          </draw:path>
          <draw:path draw:style-name="gr3" draw:text-style-name="P5" draw:layer="layout" svg:width="0.496cm" svg:height="0.414cm" svg:x="12.617cm" svg:y="3.561cm" svg:viewBox="0 0 497 415" svg:d="M54 351c-2 15-8 35-8 40 0 16 12 24 27 24 10 0 27-8 33-24 2-3 13-46 19-69l19-83c6-19 12-40 16-60 4-17 11-44 11-46 14-29 62-112 149-112 42 0 50 33 50 64 0 56-43 175-58 212-8 23-10 33-10 44 0 43 33 74 75 74 87 0 120-133 120-141s-8-8-10-8c-11 0-11 2-15 16-19 63-48 113-93 113-15 0-21-9-21-29 0-23 8-46 16-67 17-48 55-149 55-201 0-61-40-98-104-98-84 0-129 58-144 79-4-50-42-79-85-79-42 0-59 35-69 52-15 31-27 85-27 89 0 9 8 9 10 9 11 0 11 0 17-21 15-65 33-108 67-108 18 0 29 10 29 41 0 19-4 29-15 77z">
            <text:p/>
          </draw:path>
        </draw:g>
        <draw:g xml:id="id42" draw:id="id42">
          <svg:title>TexMaths</svg:title>
          <svg:desc>26§display§\frac{d^n y}{dx^n} =  \frac{ m !  \ x^{m - n} }{ (m - n)! }§svg§600§FALSE§</svg:desc>
          <draw:polygon draw:style-name="gr2" draw:text-style-name="P4" draw:layer="layout" svg:width="6.443cm" svg:height="2.037cm" svg:x="3.083cm" svg:y="7.177cm" svg:viewBox="0 0 6444 2038" draw:points="3222,2038 0,2038 0,0 6444,0 6444,2038">
            <text:p/>
          </draw:polygon>
          <draw:path draw:style-name="gr3" draw:text-style-name="P5" draw:layer="layout" svg:width="0.436cm" svg:height="0.646cm" svg:x="3.095cm" svg:y="7.152cm" svg:viewBox="0 0 437 647" svg:d="M437 10c0-2 0-10-13-10-12 0-99 8-116 10-6 0-13 5-13 17 0 13 9 13 23 13 44 0 46 6 46 14l-4 19-54 216c-17-33-44-58-85-58-107 0-221 135-221 268 0 87 50 148 123 148 18 0 64-5 118-69 9 37 40 69 84 69 33 0 54-21 68-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392cm" svg:height="0.29cm" svg:x="3.563cm" svg:y="7.173cm" svg:viewBox="0 0 393 291" svg:d="M48 243c-2 9-6 25-6 27 0 15 12 21 22 21 11 0 21-8 25-14 3-7 9-28 11-40 4-12 10-42 14-58 5-15 9-29 11-44 8-27 8-31 27-58 19-25 48-58 98-58 37 0 37 31 37 43 0 40-27 111-37 138-9 18-11 25-11 35 0 33 29 56 61 56 64 0 93-89 93-100 0-8-8-8-10-8-9 0-11 4-13 12-14 50-41 77-68 77-13 0-15-8-15-23 0-14 2-22 15-51 6-21 33-88 33-125 0-63-50-73-83-73-54 0-90 33-108 58-7-43-44-58-69-58-29 0-44 21-52 35-15 23-23 61-23 63 0 8 8 8 10 8 11 0 11-2 15-19 10-37 23-68 48-68 16 0 21 12 21 31 0 12-7 35-11 54-4 17-10 44-14 56z">
            <text:p/>
          </draw:path>
          <draw:path draw:style-name="gr3" draw:text-style-name="P5" draw:layer="layout" svg:width="0.423cm" svg:height="0.592cm" svg:x="4.058cm" svg:y="7.38cm" svg:viewBox="0 0 424 593" svg:d="M420 56c4-12 4-14 4-21 0-16-14-25-27-25-10 0-25 5-33 19-2 4-8 33-12 50-7 23-13 48-19 73l-42 166c-2 13-41 77-102 77-48 0-58-39-58-75 0-41 17-98 48-179 14-37 17-47 17-66 0-42-30-75-75-75-88 0-121 133-121 141 0 9 8 9 10 9 11 0 11-2 15-17 25-85 62-112 94-112 6 0 22 0 22 29 0 23-8 46-16 64-36 96-52 150-52 192 0 81 58 110 112 110 36 0 67-17 92-42-11 48-23 92-59 142-25 31-60 58-102 58-12 0-54-4-68-40 14 0 25 0 39-10 9-8 17-21 17-37 0-30-25-34-33-34-21 0-52 15-52 61 0 45 41 79 97 79 96 0 190-84 215-188z">
            <text:p/>
          </draw:path>
          <draw:polygon draw:style-name="gr3" draw:text-style-name="P5" draw:layer="layout" svg:width="1.497cm" svg:height="0.039cm" svg:x="3.037cm" svg:y="8.156cm" svg:viewBox="0 0 1498 40" draw:points="749,40 0,40 0,0 1498,0 1498,40">
            <text:p/>
          </draw:polygon>
          <draw:path draw:style-name="gr3" draw:text-style-name="P5" draw:layer="layout" svg:width="0.436cm" svg:height="0.646cm" svg:x="3.074cm" svg:y="8.395cm" svg:viewBox="0 0 437 647" svg:d="M437 10c0-2 0-10-13-10-12 0-99 8-116 10-6 0-13 5-13 17 0 13 9 13 23 13 44 0 46 6 46 14l-4 19-54 216c-17-33-44-58-85-58-107 0-221 135-221 268 0 87 50 148 123 148 18 0 64-5 118-69 9 37 40 69 84 69 33 0 54-21 68-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457cm" svg:height="0.415cm" svg:x="3.538cm" svg:y="8.626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4-35-34c-27 0-50 25-50 55 0 41 46 60 85 60 63 0 96-65 98-71 10 35 44 71 98 71 96 0 148-119 148-142 0-8-9-8-11-8-8 0-10 2-12 8-29 100-94 121-123 121-35 0-50-29-50-60 0-21 6-40 17-81z">
            <text:p/>
          </draw:path>
          <draw:path draw:style-name="gr3" draw:text-style-name="P5" draw:layer="layout" svg:width="0.392cm" svg:height="0.29cm" svg:x="4.065cm" svg:y="8.484cm" svg:viewBox="0 0 393 291" svg:d="M48 243c-2 9-6 25-6 27 0 15 12 21 22 21 11 0 21-8 25-14 3-7 9-28 11-40 4-12 10-42 14-58 5-15 9-29 11-44 8-27 8-31 27-58 19-25 48-58 98-58 37 0 37 31 37 43 0 40-27 111-37 138-9 18-11 25-11 35 0 33 29 56 61 56 64 0 93-89 93-100 0-8-8-8-10-8-9 0-11 4-13 12-14 50-41 77-68 77-13 0-15-8-15-23 0-14 2-22 15-51 6-21 33-88 33-125 0-63-50-73-83-73-54 0-90 33-108 58-7-43-44-58-69-58-29 0-44 21-52 35-15 23-23 61-23 63 0 8 8 8 10 8 11 0 11-2 15-19 10-37 23-68 48-68 16 0 21 12 21 31 0 12-7 35-11 54-4 17-10 44-14 56z">
            <text:p/>
          </draw:path>
          <draw:path draw:style-name="gr3" draw:text-style-name="P5" draw:layer="layout" svg:width="0.608cm" svg:height="0.215cm" svg:x="4.947cm" svg:y="8.069cm" svg:viewBox="0 0 609 216" svg:d="M578 37c15 0 31 0 31-18 0-19-16-19-29-19h-549c-14 0-31 0-31 19 0 18 17 18 31 18zM580 216c13 0 29 0 29-18 0-19-16-19-31-19h-547c-14 0-31 0-31 19 0 18 17 18 31 18z">
            <text:p/>
          </draw:path>
          <draw:path draw:style-name="gr3" draw:text-style-name="P5" draw:layer="layout" svg:width="0.75cm" svg:height="0.415cm" svg:x="5.997cm" svg:y="7.38cm" svg:viewBox="0 0 751 416" svg:d="M54 351c-2 15-8 36-8 40 0 17 12 25 27 25 10 0 27-8 33-25 2-2 13-46 17-69l21-83c6-19 10-39 16-60 2-17 11-44 11-46 14-29 62-112 149-112 42 0 50 33 50 64 0 23-6 48-14 75l-25 106-19 71c-4 19-12 50-12 54 0 17 14 25 27 25 29 0 35-23 41-52 13-52 48-185 54-223 4-10 52-120 152-120 40 0 50 31 50 64 0 52-37 156-56 206-8 21-13 31-13 50 0 44 32 75 75 75 86 0 121-133 121-142 0-8-8-8-13-8-8 0-8 2-12 17-15 48-44 112-94 112-16 0-23-8-23-29 0-23 9-46 17-67 19-47 56-149 56-201 0-58-35-98-104-98-70 0-116 40-149 89-3-12-5-43-30-66-22-19-54-23-77-23-81 0-126 58-141 79-4-52-44-79-85-79-42 0-59 35-67 52-17 33-29 87-29 89 0 9 8 9 10 9 11 0 11 0 17-21 15-65 33-108 67-108 14 0 29 6 29 41 0 19-4 29-15 77z">
            <text:p/>
          </draw:path>
          <draw:path draw:style-name="gr3" draw:text-style-name="P5" draw:layer="layout" svg:width="0.099cm" svg:height="0.656cm" svg:x="6.852cm" svg:y="7.131cm" svg:viewBox="0 0 100 657" svg:d="M62 464l38-418c0-29-27-46-50-46-25 0-50 17-50 46l35 418c2 14 2 20 15 20 8 0 12-4 12-20zM100 607c0-27-23-48-50-48s-50 21-50 48 23 50 50 50 50-23 50-50z">
            <text:p/>
          </draw:path>
          <draw:path draw:style-name="gr3" draw:text-style-name="P5" draw:layer="layout" svg:width="0.457cm" svg:height="0.415cm" svg:x="7.358cm" svg:y="7.38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4-35-34c-27 0-50 25-50 55 0 41 46 60 87 60 61 0 94-65 96-71 10 35 44 71 100 71 94 0 146-119 146-142 0-8-9-8-11-8-8 0-10 2-12 8-29 100-94 121-123 121-35 0-50-29-50-60 0-21 6-40 17-81z">
            <text:p/>
          </draw:path>
          <draw:path draw:style-name="gr3" draw:text-style-name="P5" draw:layer="layout" svg:width="0.588cm" svg:height="0.29cm" svg:x="7.884cm" svg:y="7.173cm" svg:viewBox="0 0 589 291" svg:d="M248 233c-3 12-9 33-9 37 0 15 13 21 23 21 11 0 21-8 25-14 2-7 8-28 10-40 5-12 11-42 15-58 4-15 8-29 10-44 9-27 9-29 21-48 21-33 52-68 102-68 36 0 38 29 38 43 0 40-27 111-38 138-6 18-8 25-8 35 0 33 27 56 60 56 65 0 92-89 92-100 0-8-9-8-11-8-8 0-8 4-10 12-17 50-44 77-69 77-14 0-16-8-16-23 0-14 4-22 14-51 8-21 36-88 36-125 0-11 0-38-25-56-11-9-30-17-61-17-56 0-91 37-112 64-6-54-52-64-83-64-54 0-90 33-108 58-7-43-44-58-71-58s-42 21-50 35c-15 23-23 61-23 63 0 8 8 8 10 8 11 0 11-2 15-19 10-37 23-68 48-68 16 0 21 12 21 31 0 12-7 35-11 54-4 17-10 44-14 56l-21 83c-2 9-6 25-6 27 0 15 12 21 22 21 11 0 21-8 25-14 3-7 9-28 11-40 4-12 10-42 14-58 5-15 9-29 11-44 8-27 8-31 27-58 19-25 48-58 96-58 37 0 39 31 39 43 0 17-2 25-12 61z">
            <text:p/>
          </draw:path>
          <draw:path draw:style-name="gr3" draw:text-style-name="P5" draw:layer="layout" svg:width="0.434cm" svg:height="0.032cm" svg:x="8.57cm" svg:y="7.279cm" svg:viewBox="0 0 435 33" svg:d="M410 33c8 0 25 0 25-16 0-17-15-17-25-17h-385c-10 0-25 0-25 17 0 16 15 16 25 16z">
            <text:p/>
          </draw:path>
          <draw:path draw:style-name="gr3" draw:text-style-name="P5" draw:layer="layout" svg:width="0.392cm" svg:height="0.29cm" svg:x="9.103cm" svg:y="7.173cm" svg:viewBox="0 0 393 291" svg:d="M48 243c-2 9-6 25-6 27 0 15 12 21 22 21 11 0 21-8 25-14 3-7 9-28 11-40 4-12 10-42 14-58 5-15 9-29 11-44 8-27 8-31 27-58 19-25 48-58 98-58 37 0 37 31 37 43 0 40-27 111-37 138-9 18-11 25-11 35 0 33 29 56 61 56 64 0 93-89 93-100 0-8-8-8-10-8-9 0-11 4-13 12-14 50-41 77-68 77-13 0-15-8-15-23 0-14 2-22 15-51 6-21 33-88 33-125 0-63-50-73-83-73-54 0-90 33-108 58-7-43-44-58-69-58-29 0-44 21-52 35-15 23-23 61-23 63 0 8 8 8 10 8 11 0 11-2 15-19 10-37 23-68 48-68 16 0 21 12 21 31 0 12-7 35-11 54-4 17-10 44-14 56z">
            <text:p/>
          </draw:path>
          <draw:polygon draw:style-name="gr3" draw:text-style-name="P5" draw:layer="layout" svg:width="3.602cm" svg:height="0.039cm" svg:x="5.97cm" svg:y="8.156cm" svg:viewBox="0 0 3603 40" draw:points="1801,40 0,40 0,0 3603,0 3603,40">
            <text:p/>
          </draw:polygon>
          <draw:path draw:style-name="gr3" draw:text-style-name="P5" draw:layer="layout" svg:width="0.213cm" svg:height="0.914cm" svg:x="6.145cm" svg:y="8.345cm" svg:viewBox="0 0 214 915" svg:d="M214 906c0-2 0-4-16-20-115-115-144-287-144-429 0-158 35-318 148-432 12-10 12-13 12-17 0-6-4-8-10-8-8 0-92 62-146 179-48 100-58 201-58 278 0 73 10 183 60 287 56 113 136 171 144 171 6 0 10-2 10-9z">
            <text:p/>
          </draw:path>
          <draw:path draw:style-name="gr3" draw:text-style-name="P5" draw:layer="layout" svg:width="0.75cm" svg:height="0.415cm" svg:x="6.436cm" svg:y="8.626cm" svg:viewBox="0 0 751 416" svg:d="M54 351c-2 15-8 36-8 40 0 17 12 25 27 25 10 0 27-8 33-25 2-2 13-46 17-69l21-83c6-19 10-39 16-60 2-17 11-44 11-46 14-29 62-112 149-112 42 0 50 33 50 64 0 23-6 48-14 75l-25 106-19 71c-4 19-10 50-10 54 0 17 12 25 25 25 29 0 35-23 41-52 13-52 48-185 56-223 2-10 50-120 150-120 40 0 50 31 50 64 0 52-37 156-56 206-8 21-13 31-13 50 0 44 32 75 75 75 88 0 121-133 121-142 0-8-8-8-10-8-11 0-11 2-15 17-15 48-44 112-94 112-16 0-23-8-23-29 0-23 9-46 17-67 19-47 56-149 56-201 0-58-35-98-104-98-68 0-116 40-149 89-3-12-5-43-30-66-22-19-52-23-74-23-84 0-129 58-144 79-4-52-44-79-85-79-42 0-59 35-67 52-17 33-29 87-29 89 0 9 8 9 10 9 11 0 11 0 17-21 15-65 33-108 67-108 14 0 29 6 29 41 0 19-4 29-15 77z">
            <text:p/>
          </draw:path>
          <draw:path draw:style-name="gr3" draw:text-style-name="P5" draw:layer="layout" svg:width="0.559cm" svg:height="0.039cm" svg:x="7.491cm" svg:y="8.782cm" svg:viewBox="0 0 560 40" svg:d="M528 40c15 0 32 0 32-21 0-19-17-19-32-19h-497c-14 0-31 0-31 19 0 21 17 21 31 21z">
            <text:p/>
          </draw:path>
          <draw:path draw:style-name="gr3" draw:text-style-name="P5" draw:layer="layout" svg:width="0.496cm" svg:height="0.415cm" svg:x="8.356cm" svg:y="8.626cm" svg:viewBox="0 0 497 416" svg:d="M54 351c-2 15-8 36-8 40 0 17 12 25 27 25 10 0 27-8 33-25 2-2 13-46 19-69l19-83c6-19 12-39 16-60 4-17 11-44 11-46 14-29 64-112 149-112 42 0 50 33 50 64 0 56-43 175-58 212-8 23-10 34-10 44 0 44 33 75 75 75 87 0 120-133 120-142 0-8-8-8-10-8-11 0-11 2-15 17-19 62-48 112-93 112-15 0-21-8-21-29 0-23 8-46 16-67 17-47 55-149 55-201 0-61-40-98-104-98-84 0-129 58-144 79-4-50-42-79-85-79-42 0-59 35-69 52-15 31-27 85-27 89 0 9 8 9 10 9 11 0 11 0 17-21 15-65 33-108 67-108 18 0 29 10 29 41 0 19-4 29-15 77z">
            <text:p/>
          </draw:path>
          <draw:path draw:style-name="gr3" draw:text-style-name="P5" draw:layer="layout" svg:width="0.213cm" svg:height="0.914cm" svg:x="8.93cm" svg:y="8.345cm" svg:viewBox="0 0 214 915" svg:d="M214 457c0-70-10-180-60-284-56-113-135-173-146-173-4 0-8 4-8 8s0 7 17 23c91 90 143 235 143 426 0 156-33 319-148 433-12 12-12 14-12 16 0 7 4 9 8 9 11 0 94-63 148-179 48-100 58-202 58-279z">
            <text:p/>
          </draw:path>
          <draw:path draw:style-name="gr3" draw:text-style-name="P5" draw:layer="layout" svg:width="0.099cm" svg:height="0.656cm" svg:x="9.311cm" svg:y="8.376cm" svg:viewBox="0 0 100 657" svg:d="M62 464l38-418c0-29-27-46-50-46-25 0-50 17-50 46l37 418c0 14 0 20 13 20 8 0 12-4 12-20zM100 607c0-27-23-48-50-48s-50 21-50 48 23 50 50 50 50-23 50-50z">
            <text:p/>
          </draw:path>
        </draw:g>
        <draw:g xml:id="id43" draw:id="id43">
          <svg:title>TexMaths</svg:title>
          <svg:desc>26§display§\text {case (ii)  If} \ m &gt; 0 \text { and } m = n \text { then}§svg§600§FALSE§</svg:desc>
          <draw:polygon draw:style-name="gr2" draw:text-style-name="P4" draw:layer="layout" svg:width="13.472cm" svg:height="0.823cm" svg:x="1.956cm" svg:y="9.979cm" svg:viewBox="0 0 13473 824" draw:points="6737,824 0,824 0,0 13473,0 13473,824">
            <text:p/>
          </draw:polygon>
          <draw:path draw:style-name="gr3" draw:text-style-name="P5" draw:layer="layout" svg:width="0.348cm" svg:height="0.421cm" svg:x="1.941cm" svg:y="10.21cm" svg:viewBox="0 0 349 422" svg:d="M77 212c0-150 75-189 123-189 8 0 66 0 100 33-38 4-44 31-44 44 0 23 16 41 41 41s44-16 44-43c0-63-71-98-141-98-115 0-200 100-200 212 0 119 92 210 198 210 122 0 151-110 151-120 0-9-8-9-10-9-8 0-10 4-12 9-27 85-88 97-121 97-48 0-129-39-129-187z">
            <text:p/>
          </draw:path>
          <draw:path draw:style-name="gr3" draw:text-style-name="P5" draw:layer="layout" svg:width="0.413cm" svg:height="0.421cm" svg:x="2.355cm" svg:y="10.21cm" svg:viewBox="0 0 414 422" svg:d="M266 341c4 37 29 75 73 75 19 0 75-13 75-87v-50h-23v50c0 54-23 60-33 60-29 0-34-42-34-46v-185c0-37 0-73-33-108-35-35-81-50-127-50-75 0-137 44-137 104 0 27 19 44 42 44 25 0 41-19 41-44 0-10-4-42-46-42 25-31 69-41 100-41 44 0 96 35 96 116v36c-46 2-110 4-168 31-69 31-92 79-92 120 0 75 89 98 148 98 60 0 102-37 118-81zM260 191v92c0 87-64 118-106 118-46 0-83-33-83-79 0-50 39-127 189-131z">
            <text:p/>
          </draw:path>
          <draw:path draw:style-name="gr3" draw:text-style-name="P5" draw:layer="layout" svg:width="0.301cm" svg:height="0.421cm" svg:x="2.802cm" svg:y="10.21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5" draw:layer="layout" svg:width="0.355cm" svg:height="0.421cm" svg:x="3.16cm" svg:y="10.21cm" svg:viewBox="0 0 356 422" svg:d="M77 181c6-137 83-160 114-160 94 0 104 122 104 160zM77 200h256c21 0 23 0 23-19 0-92-50-181-165-181-106 0-191 94-191 210 0 123 96 212 202 212 112 0 154-102 154-120 0-9-9-11-13-11-8 0-10 6-10 13-33 95-117 95-125 95-46 0-83-29-104-62-27-44-27-104-27-137z">
            <text:p/>
          </draw:path>
          <draw:path draw:style-name="gr3" draw:text-style-name="P5" draw:layer="layout" svg:width="0.213cm" svg:height="0.914cm" svg:x="3.934cm" svg:y="9.933cm" svg:viewBox="0 0 214 915" svg:d="M214 907c0-2 0-4-16-21-115-114-144-287-144-428 0-159 35-319 148-433 12-10 12-13 12-17 0-6-4-8-10-8-8 0-92 62-146 179-48 100-58 202-58 279 0 72 10 182 60 286 56 113 136 171 144 171 6 0 10-2 10-8z">
            <text:p/>
          </draw:path>
          <draw:path draw:style-name="gr3" draw:text-style-name="P5" draw:layer="layout" svg:width="0.197cm" svg:height="0.612cm" svg:x="4.229cm" svg:y="10.008cm" svg:viewBox="0 0 198 613" svg:d="M133 208l-129 10v29c60 0 69 5 69 50v246c0 41-11 41-73 41v29c29-2 79-2 102-2 31 0 64 0 96 2v-29c-61 0-65-4-65-39zM137 48c0-29-23-48-50-48-29 0-47 25-47 48 0 25 18 50 47 50 27 0 50-21 50-50z">
            <text:p/>
          </draw:path>
          <draw:path draw:style-name="gr3" draw:text-style-name="P5" draw:layer="layout" svg:width="0.197cm" svg:height="0.612cm" svg:x="4.483cm" svg:y="10.008cm" svg:viewBox="0 0 198 613" svg:d="M133 208l-129 10v29c60 0 69 5 69 50v246c0 41-11 41-73 41v29c29-2 79-2 102-2 31 0 64 0 96 2v-29c-61 0-65-4-65-39zM137 48c0-29-23-48-50-48-29 0-47 25-47 48 0 25 18 50 47 50 27 0 50-21 50-50z">
            <text:p/>
          </draw:path>
          <draw:path draw:style-name="gr3" draw:text-style-name="P5" draw:layer="layout" svg:width="0.213cm" svg:height="0.914cm" svg:x="4.76cm" svg:y="9.933cm" svg:viewBox="0 0 214 915" svg:d="M214 458c0-71-10-181-60-285-56-113-135-173-146-173-4 0-8 4-8 8s0 7 17 23c91 90 143 235 143 427 0 155-33 318-148 432-12 13-12 15-12 17 0 6 4 8 8 8 11 0 94-62 148-179 48-100 58-202 58-278z">
            <text:p/>
          </draw:path>
          <draw:path draw:style-name="gr3" draw:text-style-name="P5" draw:layer="layout" svg:width="0.28cm" svg:height="0.625cm" svg:x="5.392cm" svg:y="9.993cm" svg:viewBox="0 0 281 626" svg:d="M181 71c0-31 4-42 77-42h23v-29c-31 2-104 2-140 2-37 0-108 0-141-2v29h25c71 0 75 11 75 42v484c0 34-4 42-75 42h-25v29c33-2 104-2 139-2 38 0 111 0 142 2v-29h-23c-73 0-77-8-77-42z">
            <text:p/>
          </draw:path>
          <draw:path draw:style-name="gr3" draw:text-style-name="P5" draw:layer="layout" svg:width="0.296cm" svg:height="0.646cm" svg:x="5.727cm" svg:y="9.975cm" svg:viewBox="0 0 297 647" svg:d="M131 252v-106c0-82 44-125 85-125 2 0 15 0 29 6-10 4-27 15-27 37 0 21 15 40 40 40 27 0 39-19 39-40 0-33-33-64-81-64-64 0-143 48-143 146v106h-73v27h73v297c0 42-11 42-73 42v29c37-2 81-4 106-4 38 0 79 0 117 4v-29h-19c-69 0-71-11-71-44v-295h106v-27z">
            <text:p/>
          </draw:path>
          <draw:path draw:style-name="gr3" draw:text-style-name="P5" draw:layer="layout" svg:width="0.75cm" svg:height="0.415cm" svg:x="6.307cm" svg:y="10.214cm" svg:viewBox="0 0 751 416" svg:d="M54 351c-2 15-8 36-8 40 0 17 12 25 27 25 10 0 27-8 33-25 2-2 13-46 17-69l21-83c6-19 10-39 16-60 2-17 11-44 11-46 14-29 62-112 149-112 42 0 50 33 50 64 0 23-6 48-14 75l-25 106-19 71c-4 19-10 50-10 54 0 17 12 25 25 25 29 0 35-23 41-52 13-52 48-185 56-223 2-10 50-120 150-120 40 0 50 31 50 64 0 52-37 156-56 206-8 21-13 31-13 50 0 44 32 75 75 75 88 0 121-133 121-141 0-9-8-9-10-9-11 0-11 2-15 17-15 48-44 112-94 112-16 0-23-8-23-29 0-23 9-46 17-67 19-47 56-149 56-201 0-58-35-98-104-98-70 0-116 40-150 89-2-12-4-43-29-66-23-19-52-23-75-23-83 0-128 58-143 79-4-52-44-79-85-79-42 0-59 35-67 52-17 33-29 87-29 89 0 9 8 9 10 9 11 0 11 0 17-21 15-65 33-108 67-108 14 0 29 6 29 41 0 19-4 30-15 77z">
            <text:p/>
          </draw:path>
          <draw:path draw:style-name="gr3" draw:text-style-name="P5" draw:layer="layout" svg:width="0.559cm" svg:height="0.531cm" svg:x="7.414cm" svg:y="10.124cm" svg:viewBox="0 0 560 532" svg:d="M543 287c10-6 17-10 17-21 0-10-7-16-17-21l-508-239c-12-6-14-6-16-6-11 0-19 8-19 19 0 8 4 12 17 21l482 226-482 227c-13 6-17 12-17 21 0 10 8 18 19 18 2 0 4 0 16-6z">
            <text:p/>
          </draw:path>
          <draw:path draw:style-name="gr3" draw:text-style-name="P5" draw:layer="layout" svg:width="0.386cm" svg:height="0.629cm" svg:x="8.337cm" svg:y="10.01cm" svg:viewBox="0 0 387 630" svg:d="M387 318c0-75-4-147-38-216-41-87-116-102-156-102-54 0-122 23-160 108-29 65-33 135-33 210 0 69 4 150 42 221 39 72 106 91 151 91 50 0 119-19 161-106 29-62 33-135 33-206zM193 611c-35 0-91-22-106-112-10-54-10-139-10-193 0-59 0-119 6-169 19-108 88-116 110-116 30 0 92 16 109 106 8 52 8 120 8 179 0 68 0 131-10 189-13 87-65 116-107 116z">
            <text:p/>
          </draw:path>
          <draw:path draw:style-name="gr3" draw:text-style-name="P5" draw:layer="layout" svg:width="0.413cm" svg:height="0.421cm" svg:x="9.101cm" svg:y="10.21cm" svg:viewBox="0 0 414 422" svg:d="M268 341c2 37 27 75 71 75 19 0 75-13 75-87v-50h-23v50c0 54-23 60-33 60-29 0-34-42-34-46v-185c0-37 0-73-33-108-35-35-81-50-125-50-77 0-139 44-139 104 0 27 19 44 42 44 27 0 41-19 41-44 0-10-4-42-46-42 25-31 69-41 100-41 44 0 96 35 96 116v36c-46 2-110 4-168 31-69 31-92 79-92 120 0 75 89 98 148 98 60 0 102-37 120-81zM260 191v92c0 87-64 118-106 118-46 0-83-33-83-79 0-50 39-127 189-131z">
            <text:p/>
          </draw:path>
          <draw:path draw:style-name="gr3" draw:text-style-name="P5" draw:layer="layout" svg:width="0.461cm" svg:height="0.405cm" svg:x="9.55cm" svg:y="10.214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5" draw:layer="layout" svg:width="0.452cm" svg:height="0.646cm" svg:x="10.06cm" svg:y="9.985cm" svg:viewBox="0 0 453 647" svg:d="M318 586v61l135-11v-29c-64 0-72-6-72-50v-557l-131 10v30c62 0 70 6 70 49v198c-27-31-66-56-116-56-108 0-204 89-204 208 0 116 89 208 196 208 58 0 99-31 122-61zM318 341v187c0 17 0 19-10 33-27 44-69 65-108 65-42 0-75-23-98-58-23-38-25-90-25-127 0-35 2-90 27-131 21-29 54-58 104-58 33 0 71 12 100 54 10 16 10 18 10 35z">
            <text:p/>
          </draw:path>
          <draw:path draw:style-name="gr3" draw:text-style-name="P5" draw:layer="layout" svg:width="0.75cm" svg:height="0.415cm" svg:x="10.867cm" svg:y="10.214cm" svg:viewBox="0 0 751 416" svg:d="M54 351c-2 15-8 36-8 40 0 17 12 25 27 25 10 0 27-8 33-25 2-2 13-46 17-69l21-83c6-19 10-39 16-60 2-17 11-44 11-46 14-29 62-112 149-112 42 0 50 33 50 64 0 23-6 48-14 75l-25 106-19 71c-4 19-12 50-12 54 0 17 14 25 27 25 29 0 35-23 41-52 13-52 48-185 54-223 4-10 52-120 152-120 40 0 50 31 50 64 0 52-37 156-56 206-8 21-13 31-13 50 0 44 32 75 75 75 88 0 121-133 121-141 0-9-8-9-10-9-11 0-11 2-15 17-15 48-44 112-94 112-16 0-23-8-23-29 0-23 9-46 17-67 19-47 56-149 56-201 0-58-35-98-104-98-70 0-116 40-150 89-2-12-4-43-29-66-23-19-52-23-75-23-83 0-128 58-143 79-4-52-44-79-85-79-42 0-59 35-67 52-17 33-29 87-29 89 0 9 8 9 10 9 11 0 11 0 17-21 15-65 33-108 67-108 14 0 29 6 29 41 0 19-4 30-15 77z">
            <text:p/>
          </draw:path>
          <draw:path draw:style-name="gr3" draw:text-style-name="P5" draw:layer="layout" svg:width="0.608cm" svg:height="0.215cm" svg:x="11.948cm" svg:y="10.282cm" svg:viewBox="0 0 609 216" svg:d="M578 37c15 0 31 0 31-18 0-19-16-19-29-19h-549c-14 0-31 0-31 19 0 18 17 18 31 18zM580 216c13 0 29 0 29-18 0-19-16-19-31-19h-547c-14 0-31 0-31 19 0 18 17 18 31 18z">
            <text:p/>
          </draw:path>
          <draw:path draw:style-name="gr3" draw:text-style-name="P5" draw:layer="layout" svg:width="0.496cm" svg:height="0.415cm" svg:x="12.886cm" svg:y="10.214cm" svg:viewBox="0 0 497 416" svg:d="M54 351c-2 15-8 36-8 40 0 17 12 25 27 25 10 0 27-8 33-25 2-2 13-46 19-69l19-83c6-19 12-39 16-60 4-17 11-44 11-46 14-29 64-112 149-112 42 0 50 33 50 64 0 56-43 175-58 212-8 23-10 34-10 44 0 44 33 75 74 75 88 0 121-133 121-141 0-9-8-9-10-9-11 0-11 2-15 17-19 62-48 112-93 112-15 0-21-8-21-29 0-23 8-46 16-67 17-47 54-149 54-201 0-61-37-98-104-98-83 0-128 58-143 79-4-50-42-79-85-79-42 0-59 35-69 52-15 31-27 85-27 89 0 9 8 9 10 9 11 0 11 0 17-21 15-65 33-108 67-108 18 0 29 10 29 41 0 19-4 30-15 77z">
            <text:p/>
          </draw:path>
          <draw:path draw:style-name="gr3" draw:text-style-name="P5" draw:layer="layout" svg:width="0.286cm" svg:height="0.573cm" svg:x="13.731cm" svg:y="10.056cm" svg:viewBox="0 0 287 574" svg:d="M141 198h131v-30h-131v-168h-22c0 75-30 173-119 177v21h79v251c0 115 85 125 119 125 64 0 89-65 89-125v-52h-23v52c0 67-27 102-60 102-63 0-63-83-63-100z">
            <text:p/>
          </draw:path>
          <draw:path draw:style-name="gr3" draw:text-style-name="P5" draw:layer="layout" svg:width="0.461cm" svg:height="0.635cm" svg:x="14.099cm" svg:y="9.985cm" svg:viewBox="0 0 462 636" svg:d="M71 566c0 41-9 41-71 41v29c31-2 79-2 104-2 23 0 71 0 102 2v-29c-60 0-71 0-71-41v-169c0-95 65-145 123-145s69 50 69 102v212c0 41-11 41-71 41v29c31-2 79-2 104-2 23 0 71 0 102 2v-29c-48 0-71 0-71-27v-174c0-80 0-109-29-142-13-14-44-33-96-33-79 0-118 56-133 89v-320l-133 10v30c64 0 71 6 71 49z">
            <text:p/>
          </draw:path>
          <draw:path draw:style-name="gr3" draw:text-style-name="P5" draw:layer="layout" svg:width="0.355cm" svg:height="0.421cm" svg:x="14.602cm" svg:y="10.21cm" svg:viewBox="0 0 356 422" svg:d="M77 181c6-137 83-160 114-160 94 0 104 122 104 160zM77 200h256c21 0 23 0 23-19 0-92-50-181-165-181-106 0-191 94-191 210 0 123 96 212 202 212 112 0 154-102 154-120 0-9-9-11-13-11-8 0-10 6-10 13-33 95-117 95-125 95-46 0-83-29-104-62-27-44-27-104-27-137z">
            <text:p/>
          </draw:path>
          <draw:path draw:style-name="gr3" draw:text-style-name="P5" draw:layer="layout" svg:width="0.461cm" svg:height="0.405cm" svg:x="15.012cm" svg:y="10.214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38" smil:attributeName="visibility" smil:to="visible"/>
                  <anim:animate smil:dur="0.5s" smil:fill="hold" smil:targetElement="id38" smil:attributeName="x" smil:values="x;x" smil:keyTimes="0;1"/>
                  <anim:animate smil:dur="0.5s" smil:fill="hold" smil:targetElement="id38"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39" anim:sub-item="text" smil:attributeName="visibility" smil:to="visible"/>
                  <anim:animate smil:dur="0.5s" smil:fill="hold" smil:targetElement="id39" anim:sub-item="text" smil:attributeName="width" smil:values="width*0.05;width" smil:keyTimes="0;1"/>
                  <anim:animate smil:dur="0.5s" smil:fill="hold" smil:targetElement="id39" anim:sub-item="text" smil:attributeName="height" smil:values="height;height" smil:keyTimes="0;1"/>
                  <anim:animate smil:dur="0.5s" smil:fill="hold" smil:targetElement="id39" anim:sub-item="text" smil:attributeName="x" smil:values="x-.2;x" smil:keyTimes="0;1"/>
                  <anim:animate smil:dur="0.5s" smil:fill="hold" smil:targetElement="id39" anim:sub-item="text" smil:attributeName="y" smil:values="y;y" smil:keyTimes="0;1"/>
                  <anim:transitionFilter smil:dur="0.5s" smil:targetElement="id39" anim:sub-item="text" smil:type="fade" smil:subtype="crossfade"/>
                </anim:par>
                <anim:par smil:begin="0s" smil:fill="hold" presentation:node-type="with-previous" presentation:preset-class="entrance" presentation:preset-id="ooo-entrance-glide">
                  <anim:set smil:begin="0s" smil:dur="0.001s" smil:fill="hold" smil:targetElement="id40" smil:attributeName="visibility" smil:to="visible"/>
                  <anim:animate smil:dur="0.5s" smil:fill="hold" smil:targetElement="id40" smil:attributeName="width" smil:values="width*0.05;width" smil:keyTimes="0;1"/>
                  <anim:animate smil:dur="0.5s" smil:fill="hold" smil:targetElement="id40" smil:attributeName="height" smil:values="height;height" smil:keyTimes="0;1"/>
                  <anim:animate smil:dur="0.5s" smil:fill="hold" smil:targetElement="id40" smil:attributeName="x" smil:values="x-.2;x" smil:keyTimes="0;1"/>
                  <anim:animate smil:dur="0.5s" smil:fill="hold" smil:targetElement="id40" smil:attributeName="y" smil:values="y;y" smil:keyTimes="0;1"/>
                  <anim:transitionFilter smil:dur="0.5s" smil:targetElement="id40"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1" smil:attributeName="visibility" smil:to="visible"/>
                  <anim:animate smil:dur="0.5s" smil:fill="hold" smil:targetElement="id41" smil:attributeName="x" smil:values="x;x" smil:keyTimes="0;1"/>
                  <anim:animate smil:dur="0.5s" smil:fill="hold" smil:targetElement="id4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2" smil:attributeName="visibility" smil:to="visible"/>
                  <anim:animate smil:dur="0.5s" smil:fill="hold" smil:targetElement="id42" smil:attributeName="x" smil:values="x;x" smil:keyTimes="0;1"/>
                  <anim:animate smil:dur="0.5s" smil:fill="hold" smil:targetElement="id42"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43" smil:attributeName="visibility" smil:to="visible"/>
                  <anim:animate smil:dur="0.5s" smil:fill="hold" smil:targetElement="id43" smil:attributeName="width" smil:values="width*0.05;width" smil:keyTimes="0;1"/>
                  <anim:animate smil:dur="0.5s" smil:fill="hold" smil:targetElement="id43" smil:attributeName="height" smil:values="height;height" smil:keyTimes="0;1"/>
                  <anim:animate smil:dur="0.5s" smil:fill="hold" smil:targetElement="id43" smil:attributeName="x" smil:values="x-.2;x" smil:keyTimes="0;1"/>
                  <anim:animate smil:dur="0.5s" smil:fill="hold" smil:targetElement="id43" smil:attributeName="y" smil:values="y;y" smil:keyTimes="0;1"/>
                  <anim:transitionFilter smil:dur="0.5s" smil:targetElement="id43"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4" smil:attributeName="visibility" smil:to="visible"/>
                  <anim:animate smil:dur="0.5s" smil:fill="hold" smil:targetElement="id44" smil:attributeName="x" smil:values="x;x" smil:keyTimes="0;1"/>
                  <anim:animate smil:dur="0.5s" smil:fill="hold" smil:targetElement="id44" smil:attributeName="y" smil:values="1+height/2;y" smil:keyTimes="0;1"/>
                </anim:par>
              </anim:par>
            </anim:par>
          </anim:seq>
        </anim:par>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3" draw:master-page-name="Default" presentation:presentation-page-layout-name="AL1T0">
        <office:forms form:automatic-focus="false" form:apply-design-mode="false"/>
        <draw:frame presentation:style-name="pr10" draw:text-style-name="P15" draw:layer="layout" svg:width="26.4cm" svg:height="14.4cm" svg:x="0.8cm" svg:y="0.6cm" presentation:class="subtitle" presentation:user-transformed="true">
          <draw:text-box>
            <text:p text:style-name="P7"><text:span text:style-name="T22"><text:tab/></text:span><text:span text:style-name="T22"><text:tab/></text:span></text:p>
            <text:p text:style-name="P7"><text:span text:style-name="T10"/></text:p>
            <text:p text:style-name="P7"><text:span text:style-name="T23"><text:s text:c="19"/></text:span></text:p>
            <text:p text:style-name="P7"><text:span text:style-name="T23"/></text:p>
            <text:p xml:id="id47" text:id="id47" text:style-name="P7"><text:span text:style-name="T10"><text:tab/></text:span><text:span text:style-name="T10">(iii) Let <text:s text:c="2"/></text:span></text:p>
            <text:p text:style-name="P7"><text:span text:style-name="T10"><text:tab/></text:span><text:span text:style-name="T10"><text:tab/></text:span></text:p>
            <text:p text:style-name="P7"><text:span text:style-name="T10"><text:tab/></text:span><text:span text:style-name="T10"><text:tab/></text:span></text:p>
            <text:p text:style-name="P7"><text:span text:style-name="T10"><text:tab/></text:span><text:span text:style-name="T10"><text:tab/></text:span></text:p>
            <text:p text:style-name="P7"><text:span text:style-name="T10"><text:s text:c="5"/></text:span></text:p>
            <text:p text:style-name="P7"><text:span text:style-name="T10"><text:s text:c="4"/></text:span></text:p>
            <text:p text:style-name="P7"><text:span text:style-name="T10"><text:s text:c="14"/></text:span></text:p>
          </draw:text-box>
        </draw:frame>
        <draw:g xml:id="id49" draw:id="id49">
          <svg:title>TexMaths</svg:title>
          <svg:desc>26§display§\text {Diff. } w. \ r. \ t. \ x.§svg§600§FALSE§</svg:desc>
          <draw:polygon draw:style-name="gr2" draw:text-style-name="P4" draw:layer="layout" svg:width="5.823cm" svg:height="0.563cm" svg:x="3.841cm" svg:y="5.478cm" svg:viewBox="0 0 5824 564" draw:points="2912,564 0,564 0,0 5824,0 5824,564">
            <text:p/>
          </draw:polygon>
          <draw:path draw:style-name="gr3" draw:text-style-name="P5" draw:layer="layout" svg:width="0.615cm" svg:height="0.626cm" svg:x="3.826cm" svg:y="5.453cm" svg:viewBox="0 0 616 627" svg:d="M0 0v29h23c71 0 71 11 71 42v485c0 33 0 42-71 42h-23v29h335c154 0 281-136 281-308 0-175-123-319-281-319zM218 598c-43 0-45-7-45-36v-497c0-30 2-36 45-36h92c56 0 121 19 166 86 40 54 48 133 48 204 0 102-17 156-50 202-19 25-71 77-164 77z">
            <text:p/>
          </draw:path>
          <draw:path draw:style-name="gr3" draw:text-style-name="P5" draw:layer="layout" svg:width="0.197cm" svg:height="0.613cm" svg:x="4.523cm" svg:y="5.465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55cm" svg:height="0.647cm" svg:x="4.77cm" svg:y="5.432cm" svg:viewBox="0 0 551 648" svg:d="M387 279h104v-27h-108v-106c0-84 45-125 85-125 4 0 17 0 31 6-10 4-27 15-27 38 0 20 15 39 40 39s39-19 39-39c0-34-31-65-83-65-54 0-96 35-100 40-27-36-77-40-102-40-87 0-193 48-193 148v104h-73v27h73v298c0 41-11 41-73 41v30c31-2 79-5 102-5s69 3 102 5v-30c-60 0-71 0-71-41v-298h194v298c0 41-11 41-73 41v30c35-2 79-5 104-5 37 0 81 0 116 5v-30h-19c-66 0-68-10-68-43zM131 252v-104c0-90 75-127 133-127 46 0 71 16 73 16v3c-17 0-33 12-33 37 0 6 0 29 25 38-2 12-2 20-2 31v106z">
            <text:p/>
          </draw:path>
          <draw:path draw:style-name="gr3" draw:text-style-name="P5" draw:layer="layout" svg:width="0.099cm" svg:height="0.099cm" svg:x="5.359cm" svg:y="5.98cm" svg:viewBox="0 0 100 100" svg:d="M100 50c0-27-23-50-50-50s-50 23-50 50 23 50 50 50 50-23 50-50z">
            <text:p/>
          </draw:path>
          <draw:path draw:style-name="gr3" draw:text-style-name="P5" draw:layer="layout" svg:width="0.606cm" svg:height="0.415cm" svg:x="5.966cm" svg:y="5.674cm" svg:viewBox="0 0 607 416" svg:d="M397 94c4-19 13-54 13-59 0-16-13-25-25-25-13 0-29 7-36 25-2 7-45 184-52 207-6 27-8 43-8 60 0 10 0 12 2 17-21 50-50 77-85 77-73 0-73-67-73-84 0-29 4-64 48-179 10-27 15-39 15-58 0-42-30-75-75-75-88 0-121 133-121 142 0 8 8 8 10 8 11 0 11 0 15-17 25-85 60-112 94-112 8 0 22 0 22 29 0 23-10 50-16 65-40 108-52 152-52 185 0 85 62 116 131 116 14 0 58 0 95-64 23 58 88 64 115 64 69 0 108-58 133-112 31-73 60-196 60-239 0-50-25-65-41-65-23 0-46 23-46 44 0 12 6 18 15 25 10 10 33 33 33 79 0 31-27 121-50 166-25 50-56 82-102 82-44 0-67-27-67-79 0-25 7-55 9-67z">
            <text:p/>
          </draw:path>
          <draw:path draw:style-name="gr3" draw:text-style-name="P5" draw:layer="layout" svg:width="0.099cm" svg:height="0.099cm" svg:x="6.696cm" svg:y="5.98cm" svg:viewBox="0 0 100 100" svg:d="M100 50c0-27-23-50-50-50s-50 23-50 50 23 50 50 50 50-23 50-50z">
            <text:p/>
          </draw:path>
          <draw:path draw:style-name="gr3" draw:text-style-name="P5" draw:layer="layout" svg:width="0.373cm" svg:height="0.415cm" svg:x="7.204cm" svg:y="5.674cm" svg:viewBox="0 0 374 416" svg:d="M54 352c-2 14-8 35-8 39 0 17 12 25 27 25 10 0 27-8 33-25 2-4 33-129 38-145 6-32 22-96 29-121 4-10 29-54 52-75 6-6 33-29 72-29 25 0 38 10 40 10-29 4-48 27-48 50 0 15 10 34 33 34 25 0 52-21 52-55 0-33-29-60-77-60-60 0-99 46-116 71-8-42-42-71-85-71-42 0-59 35-67 52-17 31-29 88-29 90 0 8 8 8 10 8 11 0 11 0 17-21 15-64 33-108 67-108 16 0 29 6 29 41 0 19-4 30-15 78z">
            <text:p/>
          </draw:path>
          <draw:path draw:style-name="gr3" draw:text-style-name="P5" draw:layer="layout" svg:width="0.099cm" svg:height="0.099cm" svg:x="7.643cm" svg:y="5.98cm" svg:viewBox="0 0 100 100" svg:d="M100 50c0-27-23-50-50-50s-50 23-50 50 23 50 50 50 50-23 50-50z">
            <text:p/>
          </draw:path>
          <draw:path draw:style-name="gr3" draw:text-style-name="P5" draw:layer="layout" svg:width="0.282cm" svg:height="0.584cm" svg:x="8.144cm" svg:y="5.505cm" svg:viewBox="0 0 283 585" svg:d="M168 208h88c16 0 27 0 27-19 0-10-11-10-27-10h-79c31-131 37-148 37-154 0-17-12-25-27-25-2 0-29 0-37 33l-36 146h-87c-19 0-27 0-27 17 0 12 8 12 25 12h81c-66 261-69 275-69 292 0 50 36 85 84 85 95 0 147-135 147-141 0-9-8-9-12-9-6 0-8 2-13 13-39 95-89 116-120 116-19 0-27-12-27-41 0-23 0-30 4-44z">
            <text:p/>
          </draw:path>
          <draw:path draw:style-name="gr3" draw:text-style-name="P5" draw:layer="layout" svg:width="0.099cm" svg:height="0.099cm" svg:x="8.531cm" svg:y="5.98cm" svg:viewBox="0 0 100 100" svg:d="M100 50c0-27-23-50-50-50s-50 23-50 50 23 50 50 50 50-23 50-50z">
            <text:p/>
          </draw:path>
          <draw:path draw:style-name="gr3" draw:text-style-name="P5" draw:layer="layout" svg:width="0.457cm" svg:height="0.415cm" svg:x="9.036cm" svg:y="5.674cm" svg:viewBox="0 0 458 416" svg:d="M281 129c4-25 25-108 89-108 6 0 27 0 46 10-25 6-44 29-44 50 0 15 11 34 36 34 20 0 50-17 50-55 0-48-55-60-86-60-54 0-85 48-97 71-23-63-71-71-98-71-96 0-148 119-148 142 0 8 8 8 11 8 8 0 10 0 12-8 31-98 92-121 123-121 16 0 50 8 50 60 0 29-17 92-50 219-15 58-48 96-88 96-6 0-27 0-45-11 22-6 43-25 43-50s-21-33-35-33c-27 0-50 25-50 54 0 42 46 60 85 60 63 0 96-64 98-70 10 35 44 70 98 70 95 0 147-118 147-141 0-8-8-8-10-8-8 0-10 2-12 8-30 100-94 121-123 121-35 0-50-30-50-61 0-21 6-39 17-81z">
            <text:p/>
          </draw:path>
          <draw:path draw:style-name="gr3" draw:text-style-name="P5" draw:layer="layout" svg:width="0.099cm" svg:height="0.099cm" svg:x="9.612cm" svg:y="5.98cm" svg:viewBox="0 0 100 100" svg:d="M100 50c0-27-23-50-50-50s-50 23-50 50 23 50 50 50 50-23 50-50z">
            <text:p/>
          </draw:path>
        </draw:g>
        <draw:g xml:id="id45" draw:id="id45">
          <svg:title>TexMaths</svg:title>
          <svg:desc>26§display§\text {case (iii) If } m &gt; 0 \text { and } m &lt; n \text { then}§svg§600§FALSE§</svg:desc>
          <draw:polygon draw:style-name="gr2" draw:text-style-name="P4" draw:layer="layout" svg:width="13.724cm" svg:height="0.823cm" svg:x="3.744cm" svg:y="0.681cm" svg:viewBox="0 0 13725 824" draw:points="6863,824 0,824 0,0 13725,0 13725,824">
            <text:p/>
          </draw:polygon>
          <draw:path draw:style-name="gr3" draw:text-style-name="P5" draw:layer="layout" svg:width="0.348cm" svg:height="0.421cm" svg:x="3.729cm" svg:y="0.912cm" svg:viewBox="0 0 349 422" svg:d="M77 212c0-150 75-189 123-189 8 0 66 0 99 33-37 4-43 31-43 44 0 23 16 41 41 41s44-16 44-43c0-63-71-98-141-98-115 0-200 100-200 212 0 119 92 210 198 210 122 0 151-110 151-120 0-9-8-9-10-9-8 0-10 4-12 9-28 85-88 97-121 97-48 0-129-39-129-187z">
            <text:p/>
          </draw:path>
          <draw:path draw:style-name="gr3" draw:text-style-name="P5" draw:layer="layout" svg:width="0.413cm" svg:height="0.421cm" svg:x="4.143cm" svg:y="0.912cm" svg:viewBox="0 0 414 422" svg:d="M266 341c4 37 29 75 73 75 19 0 75-13 75-87v-50h-23v50c0 54-23 60-33 60-29 0-34-42-34-46v-185c0-37 0-73-33-108-35-35-81-50-127-50-75 0-137 44-137 104 0 27 19 44 42 44 25 0 41-19 41-44 0-10-4-42-46-42 25-31 69-41 100-41 44 0 96 35 96 116v36c-46 2-110 4-168 31-69 31-92 79-92 120 0 75 89 98 148 98 60 0 102-37 118-81zM260 191v92c0 87-64 118-106 118-46 0-83-33-83-79 0-50 39-127 189-131z">
            <text:p/>
          </draw:path>
          <draw:path draw:style-name="gr3" draw:text-style-name="P5" draw:layer="layout" svg:width="0.301cm" svg:height="0.421cm" svg:x="4.59cm" svg:y="0.912cm" svg:viewBox="0 0 302 422" svg:d="M160 233c21 4 96 19 96 85 0 46-31 83-104 83-77 0-110-52-127-131-2-10-4-14-13-14-12 0-12 6-12 23v120c0 17 0 23 10 23 5 0 7-2 23-19 2-2 2-4 19-20 40 37 81 39 100 39 106 0 150-62 150-129 0-48-30-75-40-87-31-29-66-35-104-44-52-10-114-21-114-75 0-33 25-70 104-70 99 0 106 83 108 112 0 8 8 8 10 8 13 0 13-4 13-23v-91c0-17 0-23-11-23-4 0-6 0-18 10-3 5-13 13-17 15-33-25-73-25-85-25-113 0-148 62-148 112 0 34 15 59 40 79 29 23 56 29 120 42z">
            <text:p/>
          </draw:path>
          <draw:path draw:style-name="gr3" draw:text-style-name="P5" draw:layer="layout" svg:width="0.355cm" svg:height="0.421cm" svg:x="4.948cm" svg:y="0.912cm" svg:viewBox="0 0 356 422" svg:d="M77 181c6-137 83-160 114-160 94 0 104 122 104 160zM77 200h256c21 0 23 0 23-19 0-92-50-181-165-181-106 0-191 94-191 210 0 123 96 212 202 212 112 0 154-102 154-120 0-9-9-11-13-11-8 0-10 6-10 13-34 95-117 95-125 95-46 0-83-29-104-62-27-44-27-104-27-137z">
            <text:p/>
          </draw:path>
          <draw:path draw:style-name="gr3" draw:text-style-name="P5" draw:layer="layout" svg:width="0.213cm" svg:height="0.914cm" svg:x="5.721cm" svg:y="0.635cm" svg:viewBox="0 0 214 915" svg:d="M214 907c0-2 0-4-16-21-115-114-144-287-144-428 0-159 35-319 148-433 12-10 12-13 12-17 0-6-4-8-10-8-8 0-92 62-146 179-48 100-58 202-58 279 0 72 10 183 60 286 56 113 136 171 144 171 6 0 10-2 10-8z">
            <text:p/>
          </draw:path>
          <draw:path draw:style-name="gr3" draw:text-style-name="P5" draw:layer="layout" svg:width="0.197cm" svg:height="0.612cm" svg:x="6.017cm" svg:y="0.71cm" svg:viewBox="0 0 198 613" svg:d="M133 208l-129 10v29c60 0 69 5 69 50v246c0 41-11 41-73 41v29c29-2 79-2 102-2 31 0 64 0 96 2v-29c-61 0-65-4-65-39zM137 48c0-29-23-48-50-48-29 0-47 25-47 48 0 25 18 50 47 50 27 0 50-21 50-50z">
            <text:p/>
          </draw:path>
          <draw:path draw:style-name="gr3" draw:text-style-name="P5" draw:layer="layout" svg:width="0.197cm" svg:height="0.612cm" svg:x="6.271cm" svg:y="0.71cm" svg:viewBox="0 0 198 613" svg:d="M133 208l-129 10v29c60 0 69 5 69 50v246c0 41-11 41-73 41v29c29-2 79-2 102-2 31 0 64 0 96 2v-29c-61 0-65-4-65-39zM137 48c0-29-23-48-50-48-29 0-47 25-47 48 0 25 18 50 47 50 27 0 50-21 50-50z">
            <text:p/>
          </draw:path>
          <draw:path draw:style-name="gr3" draw:text-style-name="P5" draw:layer="layout" svg:width="0.197cm" svg:height="0.612cm" svg:x="6.524cm" svg:y="0.71cm" svg:viewBox="0 0 198 613" svg:d="M133 208l-129 10v29c60 0 69 5 69 50v246c0 41-11 41-73 41v29c29-2 79-2 102-2 31 0 64 0 96 2v-29c-61 0-65-4-65-39zM137 48c0-29-23-48-50-48-29 0-47 25-47 48 0 25 18 50 47 50 27 0 50-21 50-50z">
            <text:p/>
          </draw:path>
          <draw:path draw:style-name="gr3" draw:text-style-name="P5" draw:layer="layout" svg:width="0.213cm" svg:height="0.914cm" svg:x="6.801cm" svg:y="0.635cm" svg:viewBox="0 0 214 915" svg:d="M214 458c0-71-10-181-60-285-56-113-135-173-146-173-4 0-8 4-8 8s0 7 17 23c91 90 143 235 143 427 0 155-33 318-148 432-12 13-12 15-12 17 0 6 4 8 8 8 11 0 94-62 148-179 48-100 58-202 58-278z">
            <text:p/>
          </draw:path>
          <draw:path draw:style-name="gr3" draw:text-style-name="P5" draw:layer="layout" svg:width="0.28cm" svg:height="0.625cm" svg:x="7.433cm" svg:y="0.695cm" svg:viewBox="0 0 281 626" svg:d="M181 71c0-31 2-42 75-42h25v-29c-31 2-104 2-140 2-37 0-110 0-141-2v29h25c71 0 75 11 75 42v484c0 34-4 42-75 42h-25v29c31-2 104-2 139-2 38 0 111 0 142 2v-29h-25c-73 0-75-8-75-42z">
            <text:p/>
          </draw:path>
          <draw:path draw:style-name="gr3" draw:text-style-name="P5" draw:layer="layout" svg:width="0.296cm" svg:height="0.646cm" svg:x="7.768cm" svg:y="0.677cm" svg:viewBox="0 0 297 647" svg:d="M131 252v-106c0-82 44-125 85-125 2 0 17 0 29 6-10 4-27 15-27 37 0 21 15 40 40 40 27 0 39-19 39-40 0-33-33-64-81-64-64 0-143 48-143 146v106h-73v27h73v297c0 42-11 42-73 42v29c37-2 81-4 106-4 38 0 79 0 117 4v-29h-19c-69 0-71-11-71-44v-295h106v-27z">
            <text:p/>
          </draw:path>
          <draw:path draw:style-name="gr3" draw:text-style-name="P5" draw:layer="layout" svg:width="0.75cm" svg:height="0.415cm" svg:x="8.348cm" svg:y="0.916cm" svg:viewBox="0 0 751 416" svg:d="M54 351c-2 15-8 36-8 40 0 17 12 25 27 25 10 0 27-8 33-25 2-2 13-46 17-69l21-83c6-19 10-39 16-60 2-17 11-44 11-46 14-29 62-112 149-112 42 0 50 33 50 64 0 23-6 48-14 75l-25 106-19 71c-4 19-10 50-10 54 0 17 12 25 25 25 29 0 35-23 41-52 13-52 48-185 56-223 2-10 50-120 150-120 40 0 50 31 50 64 0 52-37 156-56 206-9 21-13 31-13 50 0 44 32 75 75 75 88 0 121-133 121-141 0-9-9-9-11-9-10 0-10 2-14 17-15 48-44 112-94 112-16 0-23-8-23-29 0-23 9-46 17-67 19-47 56-149 56-201 0-58-35-98-104-98-68 0-116 40-150 89-2-12-4-43-29-66-23-19-52-23-75-23-83 0-128 58-143 79-4-52-44-79-85-79-42 0-59 35-67 52-17 33-29 87-29 89 0 9 8 9 10 9 11 0 11 0 17-21 15-65 33-108 67-108 14 0 29 6 29 41 0 19-4 30-15 77z">
            <text:p/>
          </draw:path>
          <draw:path draw:style-name="gr3" draw:text-style-name="P5" draw:layer="layout" svg:width="0.558cm" svg:height="0.531cm" svg:x="9.455cm" svg:y="0.826cm" svg:viewBox="0 0 559 532" svg:d="M543 287c10-6 16-10 16-21 0-10-6-16-16-21l-508-239c-12-6-14-6-16-6-11 0-19 8-19 19 0 8 4 12 17 21l482 226-482 227c-13 6-17 12-17 21 0 10 8 18 19 18 2 0 4 0 16-6z">
            <text:p/>
          </draw:path>
          <draw:path draw:style-name="gr3" draw:text-style-name="P5" draw:layer="layout" svg:width="0.386cm" svg:height="0.629cm" svg:x="10.378cm" svg:y="0.712cm" svg:viewBox="0 0 387 630" svg:d="M387 318c0-75-4-147-38-216-41-87-116-102-156-102-54 0-122 23-160 108-29 65-33 135-33 210 0 69 4 150 42 221 39 72 106 91 151 91 50 0 119-19 161-106 29-62 33-135 33-206zM193 611c-35 0-91-22-108-112-8-54-8-139-8-193 0-59 0-119 6-169 19-108 88-116 110-116 30 0 90 16 109 106 8 52 8 120 8 179 0 68 0 131-11 189-12 87-64 116-106 116z">
            <text:p/>
          </draw:path>
          <draw:path draw:style-name="gr3" draw:text-style-name="P5" draw:layer="layout" svg:width="0.413cm" svg:height="0.421cm" svg:x="11.144cm" svg:y="0.912cm" svg:viewBox="0 0 414 422" svg:d="M266 341c4 37 29 75 73 75 19 0 75-13 75-87v-50h-23v50c0 54-23 60-33 60-29 0-34-42-34-46v-185c0-37 0-73-33-108-35-35-81-50-127-50-75 0-137 44-137 104 0 27 19 44 42 44 25 0 41-19 41-44 0-10-4-42-46-42 25-31 69-41 100-41 44 0 96 35 96 116v36c-46 2-110 4-168 31-69 31-92 79-92 120 0 75 89 98 148 98 60 0 102-37 118-81zM260 191v92c0 87-64 118-106 118-46 0-83-33-83-79 0-50 39-127 189-131z">
            <text:p/>
          </draw:path>
          <draw:path draw:style-name="gr3" draw:text-style-name="P5" draw:layer="layout" svg:width="0.461cm" svg:height="0.405cm" svg:x="11.591cm" svg:y="0.916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5" draw:layer="layout" svg:width="0.452cm" svg:height="0.646cm" svg:x="12.1cm" svg:y="0.687cm" svg:viewBox="0 0 453 647" svg:d="M318 586v61l135-11v-29c-64 0-72-6-72-50v-557l-131 10v30c64 0 70 6 70 49v198c-27-31-66-56-116-56-108 0-204 89-204 208 0 116 89 208 196 208 58 0 99-31 122-61zM318 341v187c0 17 0 19-10 33-27 44-69 65-108 65-42 0-75-23-98-58-23-38-25-90-25-127 0-35 2-90 27-131 21-29 54-58 104-58 33 0 71 12 100 54 10 16 10 18 10 35z">
            <text:p/>
          </draw:path>
          <draw:path draw:style-name="gr3" draw:text-style-name="P5" draw:layer="layout" svg:width="0.75cm" svg:height="0.415cm" svg:x="12.907cm" svg:y="0.916cm" svg:viewBox="0 0 751 416" svg:d="M54 351c-2 15-8 36-8 40 0 17 12 25 27 25 10 0 27-8 33-25 2-2 13-46 17-69l21-83c6-19 10-39 16-60 2-17 11-44 11-46 14-29 62-112 149-112 42 0 50 33 50 64 0 23-6 48-14 75l-25 106-19 71c-4 19-10 50-10 54 0 17 12 25 25 25 29 0 35-23 41-52 13-52 48-185 56-223 2-10 50-120 150-120 40 0 50 31 50 64 0 52-37 156-56 206-9 21-13 31-13 50 0 44 32 75 75 75 88 0 121-133 121-141 0-9-9-9-11-9-10 0-10 2-14 17-15 48-44 112-94 112-16 0-23-8-23-29 0-23 9-46 17-67 19-47 56-149 56-201 0-58-35-98-104-98-68 0-116 40-150 89-2-12-4-43-29-66-23-19-52-23-75-23-83 0-128 58-143 79-4-52-44-79-85-79-42 0-59 35-67 52-17 33-29 87-29 89 0 9 8 9 10 9 11 0 11 0 17-21 15-65 33-108 67-108 14 0 29 6 29 41 0 19-4 30-15 77z">
            <text:p/>
          </draw:path>
          <draw:path draw:style-name="gr3" draw:text-style-name="P5" draw:layer="layout" svg:width="0.558cm" svg:height="0.531cm" svg:x="14.014cm" svg:y="0.826cm" svg:viewBox="0 0 559 532" svg:d="M543 40c10-7 16-11 16-21 0-11-8-19-16-19-4 0-6 0-17 6l-509 239c-11 5-17 11-17 21 0 11 6 15 17 21l509 239c11 6 13 6 17 6 8 0 16-8 16-18 0-11-6-15-16-21l-481-227z">
            <text:p/>
          </draw:path>
          <draw:path draw:style-name="gr3" draw:text-style-name="P5" draw:layer="layout" svg:width="0.496cm" svg:height="0.415cm" svg:x="14.929cm" svg:y="0.916cm" svg:viewBox="0 0 497 416" svg:d="M54 351c-2 15-8 36-8 40 0 17 12 25 27 25 10 0 27-8 33-25 2-2 13-46 19-69l19-83c6-19 12-39 16-60 4-17 11-44 11-46 14-29 62-112 149-112 42 0 50 33 50 64 0 56-43 175-58 212-8 23-10 34-10 44 0 44 33 75 74 75 88 0 121-133 121-141 0-9-8-9-10-9-11 0-11 2-15 17-19 62-48 112-93 112-15 0-21-8-21-29 0-23 8-46 16-67 17-47 54-149 54-201 0-61-39-98-104-98-83 0-128 58-143 79-4-50-42-79-85-79-42 0-59 35-69 52-15 31-27 85-27 89 0 9 8 9 10 9 11 0 11 0 17-21 15-65 33-108 67-108 18 0 29 10 29 41 0 19-4 30-15 77z">
            <text:p/>
          </draw:path>
          <draw:path draw:style-name="gr3" draw:text-style-name="P5" draw:layer="layout" svg:width="0.286cm" svg:height="0.573cm" svg:x="15.771cm" svg:y="0.758cm" svg:viewBox="0 0 287 574" svg:d="M141 198h131v-30h-131v-168h-22c0 75-30 173-119 177v21h79v251c0 115 85 125 119 125 64 0 89-65 89-125v-52h-23v52c0 67-27 102-60 102-63 0-63-83-63-100z">
            <text:p/>
          </draw:path>
          <draw:path draw:style-name="gr3" draw:text-style-name="P5" draw:layer="layout" svg:width="0.461cm" svg:height="0.635cm" svg:x="16.139cm" svg:y="0.687cm" svg:viewBox="0 0 462 636" svg:d="M71 566c0 41-9 41-71 41v29c31-2 79-2 104-2 23 0 71 0 102 2v-29c-60 0-71 0-71-41v-169c0-95 65-145 123-145s69 50 69 102v212c0 41-11 41-71 41v29c31-2 79-2 104-2 23 0 71 0 102 2v-29c-48 0-71 0-71-27v-174c0-80 0-109-29-142-13-14-44-33-96-33-79 0-118 56-133 89v-320l-133 10v30c64 0 71 6 71 49z">
            <text:p/>
          </draw:path>
          <draw:path draw:style-name="gr3" draw:text-style-name="P5" draw:layer="layout" svg:width="0.355cm" svg:height="0.421cm" svg:x="16.643cm" svg:y="0.912cm" svg:viewBox="0 0 356 422" svg:d="M77 181c6-137 83-160 114-160 94 0 104 122 104 160zM77 200h256c21 0 23 0 23-19 0-92-50-181-165-181-106 0-191 94-191 210 0 123 96 212 202 212 112 0 154-102 154-120 0-9-9-11-13-11-8 0-10 6-10 13-34 95-117 95-125 95-46 0-83-29-104-62-27-44-27-104-27-137z">
            <text:p/>
          </draw:path>
          <draw:path draw:style-name="gr3" draw:text-style-name="P5" draw:layer="layout" svg:width="0.461cm" svg:height="0.405cm" svg:x="17.052cm" svg:y="0.916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g>
        <draw:g xml:id="id50" draw:id="id50">
          <svg:title>TexMaths</svg:title>
          <svg:desc>26§display§\frac{dy}{dx} = \frac{d}{dx}( \sin ( ax + b ) ) =§svg§600§FALSE§</svg:desc>
          <draw:polygon draw:style-name="gr2" draw:text-style-name="P4" draw:layer="layout" svg:width="9.423cm" svg:height="1.798cm" svg:x="3.773cm" svg:y="6.581cm" svg:viewBox="0 0 9424 1799" draw:points="4711,1799 0,1799 0,0 9424,0 9424,1799">
            <text:p/>
          </draw:polygon>
          <draw:path draw:style-name="gr3" draw:text-style-name="P5" draw:layer="layout" svg:width="0.436cm" svg:height="0.646cm" svg:x="3.785cm" svg:y="6.535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23cm" svg:height="0.592cm" svg:x="4.249cm" svg:y="6.766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4-33-34-21 0-52 15-52 61s41 79 97 79c96 0 190-83 215-187z">
            <text:p/>
          </draw:path>
          <draw:polygon draw:style-name="gr3" draw:text-style-name="P5" draw:layer="layout" svg:width="0.999cm" svg:height="0.039cm" svg:x="3.727cm" svg:y="7.54cm" svg:viewBox="0 0 1000 40" draw:points="499,40 0,40 0,0 1000,0 1000,40">
            <text:p/>
          </draw:polygon>
          <draw:path draw:style-name="gr3" draw:text-style-name="P5" draw:layer="layout" svg:width="0.436cm" svg:height="0.646cm" svg:x="3.764cm" svg:y="7.781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57cm" svg:height="0.415cm" svg:x="4.228cm" svg:y="8.01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6-64 98-71 10 36 44 71 98 71 95 0 147-119 147-141 0-9-8-9-10-9-8 0-10 2-12 9-30 99-94 120-123 120-35 0-50-29-50-60 0-21 6-40 17-81z">
            <text:p/>
          </draw:path>
          <draw:path draw:style-name="gr3" draw:text-style-name="P5" draw:layer="layout" svg:width="0.608cm" svg:height="0.215cm" svg:x="5.139cm" svg:y="7.452cm" svg:viewBox="0 0 609 216" svg:d="M578 37c15 0 31 0 31-18 0-19-16-19-29-19h-549c-14 0-31 0-31 19 0 18 17 18 31 18zM580 216c13 0 29 0 29-18 0-19-16-19-31-19h-547c-14 0-31 0-31 19 0 18 17 18 31 18z">
            <text:p/>
          </draw:path>
          <draw:path draw:style-name="gr3" draw:text-style-name="P5" draw:layer="layout" svg:width="0.436cm" svg:height="0.646cm" svg:x="6.46cm" svg:y="6.535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olygon draw:style-name="gr3" draw:text-style-name="P5" draw:layer="layout" svg:width="0.999cm" svg:height="0.039cm" svg:x="6.163cm" svg:y="7.54cm" svg:viewBox="0 0 1000 40" draw:points="499,40 0,40 0,0 1000,0 1000,40">
            <text:p/>
          </draw:polygon>
          <draw:path draw:style-name="gr3" draw:text-style-name="P5" draw:layer="layout" svg:width="0.436cm" svg:height="0.646cm" svg:x="6.2cm" svg:y="7.781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57cm" svg:height="0.415cm" svg:x="6.664cm" svg:y="8.01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6-64 98-71 10 36 44 71 100 71 93 0 145-119 145-141 0-9-8-9-10-9-8 0-10 2-12 9-30 99-94 120-123 120-35 0-50-29-50-60 0-21 6-40 17-81z">
            <text:p/>
          </draw:path>
          <draw:path draw:style-name="gr3" draw:text-style-name="P5" draw:layer="layout" svg:width="0.213cm" svg:height="0.914cm" svg:x="7.361cm" svg:y="7.103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301cm" svg:height="0.421cm" svg:x="7.656cm" svg:y="7.377cm" svg:viewBox="0 0 302 422" svg:d="M160 233c21 4 96 19 96 85 0 46-31 83-104 83-77 0-110-52-127-131-2-10-4-14-13-14-12 0-12 6-12 23v120c0 17 0 23 10 23 5 0 7-2 23-18 2-3 2-5 19-21 40 37 81 39 100 39 106 0 150-62 150-129 0-48-30-75-40-87-31-29-66-35-104-44-52-10-114-21-114-75 0-33 25-70 104-70 100 0 106 83 108 112 0 8 8 8 10 8 13 0 13-4 13-23v-91c0-17 0-23-11-23-4 0-6 0-18 10-2 5-13 13-17 15-33-25-73-25-85-25-113 0-148 62-148 112 0 34 15 59 40 79 29 23 56 30 120 42z">
            <text:p/>
          </draw:path>
          <draw:path draw:style-name="gr3" draw:text-style-name="P5" draw:layer="layout" svg:width="0.197cm" svg:height="0.613cm" svg:x="8.016cm" svg:y="7.176cm" svg:viewBox="0 0 198 614" svg:d="M133 208l-129 10v30c60 0 69 4 69 49v246c0 42-11 42-73 42v29c29-2 79-2 102-2 31 0 64 0 96 2v-29c-61 0-65-5-65-40zM137 48c0-29-23-48-50-48-29 0-47 25-47 48 0 25 18 50 47 50 27 0 50-21 50-50z">
            <text:p/>
          </draw:path>
          <draw:path draw:style-name="gr3" draw:text-style-name="P5" draw:layer="layout" svg:width="0.461cm" svg:height="0.405cm" svg:x="8.27cm" svg:y="7.384cm" svg:viewBox="0 0 462 406" svg:d="M71 89v248c0 40-9 40-71 40v29c31 0 79-2 104-2 23 0 71 2 102 2v-29c-60 0-71 0-71-40v-171c0-95 65-145 123-145s69 50 69 102v214c0 40-11 40-71 40v29c31 0 79-2 104-2 23 0 71 2 102 2v-29c-48 0-71 0-71-28v-174c0-79 0-108-29-142-13-14-44-33-96-33-68 0-110 40-137 96v-96l-129 10v30c64 0 71 6 71 49z">
            <text:p/>
          </draw:path>
          <draw:path draw:style-name="gr3" draw:text-style-name="P5" draw:layer="layout" svg:width="0.213cm" svg:height="0.914cm" svg:x="8.838cm" svg:y="7.103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419cm" svg:height="0.415cm" svg:x="9.139cm" svg:y="7.384cm" svg:viewBox="0 0 420 416" svg:d="M306 58c-17-33-44-58-86-58-106 0-220 135-220 268 0 88 50 148 123 148 18 0 64-4 118-69 9 38 40 69 83 69 34 0 55-21 69-50 15-33 27-89 27-91 0-9-8-9-10-9-11 0-11 2-13 17-16 58-33 112-70 112-25 0-27-23-27-41 0-21 2-27 12-69 10-37 10-48 19-81l33-129c6-27 6-27 6-31 0-17-10-25-25-25-23 0-37 21-39 39zM245 297c-4 17-4 17-18 34-40 50-77 64-102 64-48 0-61-50-61-85 0-46 30-160 52-202 28-54 69-87 107-87 60 0 72 75 72 81 0 4-2 10-4 14z">
            <text:p/>
          </draw:path>
          <draw:path draw:style-name="gr3" draw:text-style-name="P5" draw:layer="layout" svg:width="0.457cm" svg:height="0.415cm" svg:x="9.611cm" svg:y="7.384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4 120-123 120-35 0-50-29-50-60 0-21 6-40 17-81z">
            <text:p/>
          </draw:path>
          <draw:path draw:style-name="gr3" draw:text-style-name="P5" draw:layer="layout" svg:width="0.608cm" svg:height="0.611cm" svg:x="10.362cm" svg:y="7.255cm" svg:viewBox="0 0 609 612" svg:d="M324 325h256c13 0 29 0 29-19s-16-19-29-19h-256v-256c0-14 0-31-18-31-19 0-19 17-19 31v256h-256c-14 0-31 0-31 19s17 19 31 19h256v255c0 13 0 32 19 32 18 0 18-19 18-32z">
            <text:p/>
          </draw:path>
          <draw:path draw:style-name="gr3" draw:text-style-name="P5" draw:layer="layout" svg:width="0.338cm" svg:height="0.646cm" svg:x="11.267cm" svg:y="7.153cm" svg:viewBox="0 0 339 647" svg:d="M177 10c0-2 0-10-13-10-20 0-87 8-112 8-6 2-17 2-17 19 0 13 9 13 21 13 46 0 48 6 48 14 0 6-8 38-15 56l-74 300c-11 46-15 60-15 93 0 86 48 144 116 144 109 0 223-137 223-268 0-86-50-148-123-148-41 0-81 27-108 56zM89 356c7-19 7-21 15-31 46-61 85-73 110-73 34 0 58 27 58 85 0 54-31 160-47 196-29 60-73 93-109 93-31 0-60-25-60-91 0-19 0-36 15-94z">
            <text:p/>
          </draw:path>
          <draw:path draw:style-name="gr3" draw:text-style-name="P5" draw:layer="layout" svg:width="0.213cm" svg:height="0.914cm" svg:x="11.668cm" svg:y="7.103cm" svg:viewBox="0 0 214 915" svg:d="M214 458c0-71-10-181-60-285-56-113-135-173-146-173-4 0-8 4-8 8s0 7 17 23c91 90 143 235 143 427 0 156-33 318-148 432-12 13-12 15-12 17 0 6 4 8 8 8 11 0 94-62 148-179 48-99 58-201 58-278z">
            <text:p/>
          </draw:path>
          <draw:path draw:style-name="gr3" draw:text-style-name="P5" draw:layer="layout" svg:width="0.213cm" svg:height="0.914cm" svg:x="12.024cm" svg:y="7.103cm" svg:viewBox="0 0 214 915" svg:d="M214 458c0-71-10-181-60-285-56-113-135-173-146-173-4 0-8 4-8 8s0 7 17 23c91 90 143 235 143 427 0 156-33 318-148 432-12 13-12 15-12 17 0 6 4 8 8 8 11 0 94-62 148-179 48-99 58-201 58-278z">
            <text:p/>
          </draw:path>
          <draw:path draw:style-name="gr3" draw:text-style-name="P5" draw:layer="layout" svg:width="0.608cm" svg:height="0.215cm" svg:x="12.634cm" svg:y="7.452cm" svg:viewBox="0 0 609 216" svg:d="M578 37c15 0 31 0 31-18 0-19-16-19-29-19h-549c-14 0-31 0-31 19 0 18 17 18 31 18zM580 216c13 0 29 0 29-18 0-19-16-19-31-19h-547c-14 0-31 0-31 19 0 18 17 18 31 18z">
            <text:p/>
          </draw:path>
        </draw:g>
        <draw:g xml:id="id46" draw:id="id46">
          <svg:title>TexMaths</svg:title>
          <svg:desc>26§display§\frac{d^ny}{dx^n} = 0§svg§600§FALSE§</svg:desc>
          <draw:polygon draw:style-name="gr2" draw:text-style-name="P4" draw:layer="layout" svg:width="3.152cm" svg:height="1.798cm" svg:x="3.775cm" svg:y="1.88cm" svg:viewBox="0 0 3153 1799" draw:points="1577,1799 0,1799 0,0 3153,0 3153,1799">
            <text:p/>
          </draw:polygon>
          <draw:path draw:style-name="gr3" draw:text-style-name="P5" draw:layer="layout" svg:width="0.436cm" svg:height="0.646cm" svg:x="3.787cm" svg:y="1.834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392cm" svg:height="0.29cm" svg:x="4.255cm" svg:y="1.855cm" svg:viewBox="0 0 393 291" svg:d="M48 243c-2 9-6 25-6 27 0 15 12 21 22 21 11 0 21-8 25-14 3-7 9-27 11-40 4-12 10-41 14-58 5-15 9-29 11-44 8-27 8-31 27-58 19-25 48-58 98-58 37 0 37 31 37 43 0 40-27 111-37 138-9 18-11 25-11 35 0 33 29 56 61 56 64 0 93-89 93-100 0-8-8-8-10-8-9 0-11 4-13 13-14 49-41 77-68 77-13 0-15-9-15-23 0-15 2-23 15-52 6-21 33-88 33-125 0-63-50-73-83-73-54 0-90 33-108 58-7-43-44-58-69-58-29 0-44 21-52 35-15 23-23 61-23 63 0 8 8 8 10 8 11 0 11-2 15-19 10-37 23-68 48-68 16 0 21 12 21 31 0 12-7 35-11 54-4 17-10 44-14 56z">
            <text:p/>
          </draw:path>
          <draw:path draw:style-name="gr3" draw:text-style-name="P5" draw:layer="layout" svg:width="0.423cm" svg:height="0.592cm" svg:x="4.75cm" svg:y="2.065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4-33-34-21 0-52 15-52 61s41 79 97 79c96 0 190-83 215-187z">
            <text:p/>
          </draw:path>
          <draw:polygon draw:style-name="gr3" draw:text-style-name="P5" draw:layer="layout" svg:width="1.497cm" svg:height="0.039cm" svg:x="3.729cm" svg:y="2.839cm" svg:viewBox="0 0 1498 40" draw:points="749,40 0,40 0,0 1498,0 1498,40">
            <text:p/>
          </draw:polygon>
          <draw:path draw:style-name="gr3" draw:text-style-name="P5" draw:layer="layout" svg:width="0.436cm" svg:height="0.646cm" svg:x="3.766cm" svg:y="3.08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57cm" svg:height="0.415cm" svg:x="4.23cm" svg:y="3.309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6-64 98-71 10 36 44 71 98 71 95 0 147-119 147-141 0-9-8-9-10-9-8 0-10 2-12 9-30 99-94 120-123 120-35 0-50-29-50-60 0-21 6-40 17-81z">
            <text:p/>
          </draw:path>
          <draw:path draw:style-name="gr3" draw:text-style-name="P5" draw:layer="layout" svg:width="0.392cm" svg:height="0.29cm" svg:x="4.757cm" svg:y="3.167cm" svg:viewBox="0 0 393 291" svg:d="M48 243c-2 9-6 25-6 27 0 15 12 21 22 21 11 0 21-8 25-14 3-7 9-27 11-40 4-12 10-41 14-58 5-15 9-29 11-44 8-27 8-31 27-58 19-25 48-58 98-58 37 0 37 31 37 43 0 40-27 111-37 138-9 18-11 25-11 35 0 33 29 56 61 56 64 0 93-89 93-100 0-8-8-8-10-8-9 0-11 4-13 13-14 49-41 77-68 77-13 0-15-9-15-23 0-15 2-23 15-52 6-21 33-88 33-125 0-63-50-73-83-73-54 0-90 33-108 58-7-43-44-58-69-58-29 0-44 21-52 35-15 23-23 61-23 63 0 8 8 8 10 8 11 0 11-2 15-19 10-37 23-68 48-68 16 0 21 12 21 31 0 12-7 35-11 54-4 17-10 44-14 56z">
            <text:p/>
          </draw:path>
          <draw:path draw:style-name="gr3" draw:text-style-name="P5" draw:layer="layout" svg:width="0.608cm" svg:height="0.215cm" svg:x="5.639cm" svg:y="2.751cm" svg:viewBox="0 0 609 216" svg:d="M578 37c15 0 31 0 31-18 0-19-16-19-29-19h-549c-14 0-31 0-31 19 0 18 17 18 31 18zM580 216c13 0 29 0 29-18 0-19-16-19-31-19h-547c-14 0-31 0-31 19 0 18 17 18 31 18z">
            <text:p/>
          </draw:path>
          <draw:path draw:style-name="gr3" draw:text-style-name="P5" draw:layer="layout" svg:width="0.386cm" svg:height="0.629cm" svg:x="6.589cm" svg:y="2.479cm" svg:viewBox="0 0 387 630" svg:d="M387 318c0-75-4-147-38-216-41-87-116-102-156-102-54 0-122 23-160 108-29 65-33 135-33 210 0 69 4 150 42 221 39 73 106 91 151 91 50 0 119-18 161-106 29-62 33-135 33-206zM193 612c-35 0-91-23-108-113-8-54-8-139-8-193 0-58 0-119 6-169 19-108 88-116 110-116 30 0 90 16 109 106 8 52 8 121 8 179 0 68 0 131-10 189-13 87-65 117-107 117z">
            <text:p/>
          </draw:path>
        </draw:g>
        <draw:g xml:id="id48" draw:id="id48">
          <svg:title>TexMaths</svg:title>
          <svg:desc>28§display§y = \sin (ax+b)§svg§600§FALSE§</svg:desc>
          <draw:polygon draw:style-name="gr2" draw:text-style-name="P4" draw:layer="layout" svg:width="6.317cm" svg:height="0.886cm" svg:x="5.546cm" svg:y="4.081cm" svg:viewBox="0 0 6318 887" draw:points="3159,887 0,887 0,0 6318,0 6318,887">
            <text:p/>
          </draw:polygon>
          <draw:path draw:style-name="gr3" draw:text-style-name="P5" draw:layer="layout" svg:width="0.456cm" svg:height="0.638cm" svg:x="5.526cm" svg:y="4.335cm" svg:viewBox="0 0 457 639" svg:d="M453 61c4-14 4-16 4-23 0-18-16-27-29-27-11 0-27 5-36 20-2 5-9 36-13 54-7 25-14 52-21 79l-44 179c-3 13-45 83-110 83-52 0-63-43-63-81 0-45 18-105 52-193 15-40 18-51 18-71 0-45-32-81-81-81-94 0-130 143-130 152s9 9 11 9c11 0 11-2 16-18 27-91 67-121 101-121 6 0 24 0 24 32 0 24-9 49-18 69-38 103-56 162-56 206 0 88 63 119 121 119 38 0 72-18 99-45-11 52-25 99-63 153-27 33-65 62-110 62-13 0-58-4-73-42 15 0 26 0 42-11 9-9 18-23 18-41 0-31-27-35-36-35-22 0-56 15-56 65 0 49 45 85 105 85 104 0 204-90 231-202z">
            <text:p/>
          </draw:path>
          <draw:path draw:style-name="gr3" draw:text-style-name="P5" draw:layer="layout" svg:width="0.655cm" svg:height="0.232cm" svg:x="6.344cm" svg:y="4.408cm" svg:viewBox="0 0 656 233" svg:d="M623 40c15 0 33 0 33-20s-18-20-31-20h-591c-16 0-34 0-34 20s18 20 34 20zM625 233c13 0 31 0 31-20s-18-20-33-20h-589c-16 0-34 0-34 20s18 20 34 20z">
            <text:p/>
          </draw:path>
          <draw:path draw:style-name="gr3" draw:text-style-name="P5" draw:layer="layout" svg:width="0.324cm" svg:height="0.454cm" svg:x="7.359cm" svg:y="4.33cm" svg:viewBox="0 0 325 455" svg:d="M173 251c22 4 103 20 103 92 0 49-34 89-112 89-83 0-119-56-137-141-2-11-5-15-14-15-13 0-13 6-13 24v130c0 18 0 25 11 25 5 0 7-2 25-20 2-3 2-5 20-23 43 41 87 43 108 43 114 0 161-67 161-139 0-52-32-81-43-94-33-32-71-38-112-47-56-11-123-23-123-81 0-36 27-76 112-76 108 0 114 90 117 121 0 9 9 9 11 9 13 0 13-5 13-25v-98c0-18 0-25-11-25-4 0-7 0-20 11-2 5-14 14-18 16-36-27-78-27-92-27-121 0-159 67-159 121 0 36 16 63 43 85 31 25 60 32 130 45z">
            <text:p/>
          </draw:path>
          <draw:path draw:style-name="gr3" draw:text-style-name="P5" draw:layer="layout" svg:width="0.212cm" svg:height="0.66cm" svg:x="7.748cm" svg:y="4.113cm" svg:viewBox="0 0 213 661" svg:d="M143 224l-139 11v32c65 0 74 4 74 53v265c0 45-11 45-78 45v31c31-2 85-2 110-2 33 0 69 0 103 2v-31c-65 0-70-5-70-43zM148 52c0-32-25-52-54-52-31 0-51 27-51 52 0 26 20 53 51 53 29 0 54-22 54-53z">
            <text:p/>
          </draw:path>
          <draw:path draw:style-name="gr3" draw:text-style-name="P5" draw:layer="layout" svg:width="0.496cm" svg:height="0.436cm" svg:x="8.019cm" svg:y="4.335cm" svg:viewBox="0 0 497 437" svg:d="M76 96v267c0 43-9 43-76 43v31c34 0 85-2 112-2 25 0 76 2 110 2v-31c-65 0-76 0-76-43v-184c0-103 69-157 132-157s74 54 74 110v231c0 43-11 43-76 43v31c33 0 85-2 112-2 24 0 76 2 109 2v-31c-51 0-76 0-76-30v-188c0-85 0-116-31-152-14-16-47-36-103-36-74 0-119 43-148 103v-103l-139 11v32c69 0 76 6 76 53z">
            <text:p/>
          </draw:path>
          <draw:path draw:style-name="gr3" draw:text-style-name="P5" draw:layer="layout" svg:width="0.23cm" svg:height="0.985cm" svg:x="8.633cm" svg:y="4.032cm" svg:viewBox="0 0 231 986" svg:d="M231 977c0-2 0-4-18-22-123-124-155-310-155-462 0-170 38-343 159-466 14-11 14-14 14-18 0-7-5-9-11-9-9 0-99 67-157 193-52 107-63 217-63 300 0 78 11 197 65 309 60 121 146 184 155 184 6 0 11-2 11-9z">
            <text:p/>
          </draw:path>
          <draw:path draw:style-name="gr3" draw:text-style-name="P5" draw:layer="layout" svg:width="0.452cm" svg:height="0.447cm" svg:x="8.958cm" svg:y="4.335cm" svg:viewBox="0 0 453 448" svg:d="M329 63c-18-36-47-63-92-63-114 0-237 146-237 289 0 94 54 159 132 159 20 0 70-4 128-74 9 41 42 74 89 74 36 0 59-22 74-54 16-35 30-96 30-98 0-9-9-9-12-9-9 0-11 2-13 18-18 63-36 121-76 121-27 0-29-25-29-45 0-22 2-29 13-74 11-40 11-52 20-87l36-139c7-29 7-29 7-34 0-18-11-27-27-27-25 0-40 23-43 43zM264 320c-4 18-4 18-18 36-44 54-85 70-112 70-49 0-65-54-65-92 0-49 34-173 56-217 30-59 74-95 115-95 65 0 78 81 78 88 0 4-2 11-4 15z">
            <text:p/>
          </draw:path>
          <draw:path draw:style-name="gr3" draw:text-style-name="P5" draw:layer="layout" svg:width="0.492cm" svg:height="0.447cm" svg:x="9.467cm" svg:y="4.335cm" svg:viewBox="0 0 493 448" svg:d="M302 139c5-27 27-117 97-117 6 0 29 0 49 12-27 6-47 31-47 53 0 16 11 36 38 36 22 0 54-18 54-58 0-52-58-65-92-65-58 0-92 52-105 76-25-67-76-76-106-76-103 0-159 128-159 152 0 9 9 9 12 9 9 0 11 0 13-9 34-105 99-130 132-130 18 0 54 9 54 65 0 32-18 99-54 236-15 62-51 103-94 103-7 0-29 0-49-11 24-7 47-27 47-54s-23-36-38-36c-29 0-54 27-54 58 0 45 49 65 94 65 65 0 101-69 103-76 11 38 47 76 108 76 100 0 156-128 156-152 0-9-8-9-11-9-9 0-11 2-13 9-32 107-101 130-132 130-38 0-54-32-54-65 0-23 7-43 18-88z">
            <text:p/>
          </draw:path>
          <draw:path draw:style-name="gr3" draw:text-style-name="P5" draw:layer="layout" svg:width="0.655cm" svg:height="0.658cm" svg:x="10.275cm" svg:y="4.196cm" svg:viewBox="0 0 656 659" svg:d="M349 350h276c13 0 31 0 31-21 0-20-18-20-31-20h-276v-275c0-16 0-34-20-34s-20 18-20 34v275h-275c-16 0-34 0-34 20 0 21 18 21 34 21h275v275c0 14 0 34 20 34s20-20 20-34z">
            <text:p/>
          </draw:path>
          <draw:path draw:style-name="gr3" draw:text-style-name="P5" draw:layer="layout" svg:width="0.364cm" svg:height="0.696cm" svg:x="11.25cm" svg:y="4.088cm" svg:viewBox="0 0 365 697" svg:d="M190 11c0-2 0-11-13-11-22 0-94 9-121 9-7 2-18 2-18 20 0 14 9 14 22 14 50 0 52 6 52 15 0 7-9 41-16 61l-80 322c-12 50-16 65-16 101 0 92 52 155 125 155 117 0 240-148 240-289 0-92-54-159-132-159-45 0-87 29-117 60zM96 383c7-20 7-22 16-33 49-65 92-79 119-79 36 0 62 29 62 92 0 58-33 173-51 211-31 65-78 101-117 101-33 0-65-27-65-99 0-20 0-38 16-101z">
            <text:p/>
          </draw:path>
          <draw:path draw:style-name="gr3" draw:text-style-name="P5" draw:layer="layout" svg:width="0.23cm" svg:height="0.985cm" svg:x="11.682cm" svg:y="4.032cm" svg:viewBox="0 0 231 986" svg:d="M231 493c0-76-11-195-65-307-61-121-146-186-157-186-5 0-9 4-9 9 0 4 0 7 18 25 98 96 155 253 155 459 0 168-36 343-160 466-13 14-13 16-13 18 0 7 4 9 9 9 11 0 101-67 159-193 52-107 63-217 63-300z">
            <text:p/>
          </draw:path>
        </draw:g>
        <draw:g xml:id="id51" draw:id="id51">
          <svg:title>TexMaths</svg:title>
          <svg:desc>26§display§ \cos ( ax + b ) \frac{d}{dx}( ax + b )§svg§600§FALSE§</svg:desc>
          <draw:polygon draw:style-name="gr2" draw:text-style-name="P4" draw:layer="layout" svg:width="8.709cm" svg:height="1.798cm" svg:x="13.843cm" svg:y="6.581cm" svg:viewBox="0 0 8710 1799" draw:points="4356,1799 0,1799 0,0 8710,0 8710,1799">
            <text:p/>
          </draw:polygon>
          <draw:path draw:style-name="gr3" draw:text-style-name="P5" draw:layer="layout" svg:width="0.348cm" svg:height="0.421cm" svg:x="13.828cm" svg:y="7.377cm" svg:viewBox="0 0 349 422" svg:d="M77 212c0-150 75-189 123-189 8 0 66 0 100 33-38 4-44 31-44 44 0 23 16 41 41 41s44-16 44-43c0-63-71-98-141-98-115 0-200 100-200 212 0 119 92 210 198 210 122 0 151-110 151-120 0-9-8-9-10-9-8 0-10 4-12 9-27 85-88 97-121 97-48 0-129-39-129-187z">
            <text:p/>
          </draw:path>
          <draw:path draw:style-name="gr3" draw:text-style-name="P5" draw:layer="layout" svg:width="0.407cm" svg:height="0.421cm" svg:x="14.229cm" svg:y="7.377cm" svg:viewBox="0 0 408 422" svg:d="M408 214c0-116-94-214-204-214-115 0-204 100-204 214 0 119 96 208 204 208 110 0 204-91 204-208zM204 399c-40 0-79-20-104-62-23-40-23-96-23-129 0-35 0-85 21-127 25-41 68-60 106-60 39 0 79 19 102 58 25 40 25 94 25 129 0 33 0 83-21 123-19 41-60 68-106 68z">
            <text:p/>
          </draw:path>
          <draw:path draw:style-name="gr3" draw:text-style-name="P5" draw:layer="layout" svg:width="0.301cm" svg:height="0.421cm" svg:x="14.689cm" svg:y="7.377cm" svg:viewBox="0 0 302 422" svg:d="M160 233c21 4 96 19 96 85 0 46-31 83-104 83-77 0-110-52-127-131-2-10-4-14-13-14-12 0-12 6-12 23v120c0 17 0 23 10 23 5 0 7-2 23-18 2-3 2-5 19-21 40 37 81 39 100 39 106 0 150-62 150-129 0-48-30-75-40-87-31-29-66-35-104-44-52-10-114-21-114-75 0-33 25-70 104-70 100 0 106 83 108 112 0 8 8 8 10 8 13 0 13-4 13-23v-91c0-17 0-23-11-23-4 0-6 0-18 10-2 5-13 13-17 15-33-25-73-25-85-25-113 0-148 62-148 112 0 34 15 59 40 79 29 23 56 30 120 42z">
            <text:p/>
          </draw:path>
          <draw:path draw:style-name="gr3" draw:text-style-name="P5" draw:layer="layout" svg:width="0.213cm" svg:height="0.914cm" svg:x="15.111cm" svg:y="7.103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419cm" svg:height="0.415cm" svg:x="15.413cm" svg:y="7.384cm" svg:viewBox="0 0 420 416" svg:d="M306 58c-17-33-44-58-86-58-106 0-220 135-220 268 0 88 50 148 123 148 18 0 64-4 118-69 9 38 40 69 84 69 33 0 54-21 68-50 15-33 27-89 27-91 0-9-8-9-10-9-11 0-11 2-13 17-16 58-33 112-70 112-25 0-27-23-27-41 0-21 2-27 12-69 10-37 10-48 19-81l33-129c6-27 6-27 6-31 0-17-10-25-25-25-23 0-37 21-39 39zM245 297c-4 17-4 17-18 34-40 50-77 64-102 64-46 0-61-50-61-85 0-46 30-160 52-202 28-54 69-87 107-87 60 0 72 75 72 81 0 4-2 10-4 14z">
            <text:p/>
          </draw:path>
          <draw:path draw:style-name="gr3" draw:text-style-name="P5" draw:layer="layout" svg:width="0.457cm" svg:height="0.415cm" svg:x="15.885cm" svg:y="7.384cm" svg:viewBox="0 0 458 416" svg:d="M281 129c4-25 25-108 89-108 4 0 27 0 46 10-25 6-44 29-44 50 0 15 11 33 36 33 21 0 50-16 50-54 0-48-54-60-86-60-54 0-85 48-97 71-23-63-71-71-98-71-96 0-148 119-148 141 0 9 8 9 11 9 8 0 10 0 12-9 31-97 92-120 123-120 16 0 50 8 50 60 0 29-17 92-50 219-15 58-48 95-88 95-6 0-27 0-45-10 22-6 43-25 43-50s-21-33-35-33c-27 0-50 25-50 54 0 41 46 60 85 60 63 0 94-64 98-71 10 36 44 71 98 71 96 0 148-119 148-141 0-9-9-9-11-9-8 0-10 2-12 9-32 99-94 120-123 120-35 0-50-29-50-60 0-21 6-40 17-81z">
            <text:p/>
          </draw:path>
          <draw:path draw:style-name="gr3" draw:text-style-name="P5" draw:layer="layout" svg:width="0.608cm" svg:height="0.611cm" svg:x="16.636cm" svg:y="7.255cm" svg:viewBox="0 0 609 612" svg:d="M325 325h255c13 0 29 0 29-19s-16-19-29-19h-255v-256c0-14 0-31-19-31s-19 17-19 31v256h-256c-14 0-31 0-31 19s17 19 31 19h256v255c0 13 0 32 19 32s19-19 19-32z">
            <text:p/>
          </draw:path>
          <draw:path draw:style-name="gr3" draw:text-style-name="P5" draw:layer="layout" svg:width="0.338cm" svg:height="0.646cm" svg:x="17.541cm" svg:y="7.153cm" svg:viewBox="0 0 339 647" svg:d="M177 10c0-2 0-10-13-10-20 0-87 8-112 8-6 2-17 2-17 19 0 13 9 13 21 13 46 0 48 6 48 14 0 6-8 38-15 56l-74 300c-11 46-15 60-15 93 0 86 48 144 116 144 109 0 223-137 223-268 0-86-50-148-123-148-41 0-81 27-108 56zM89 356c7-19 7-21 15-31 46-61 87-73 110-73 34 0 58 27 58 85 0 54-31 160-47 196-29 60-73 93-109 93-31 0-60-25-60-91 0-19 0-36 15-94z">
            <text:p/>
          </draw:path>
          <draw:path draw:style-name="gr3" draw:text-style-name="P5" draw:layer="layout" svg:width="0.213cm" svg:height="0.914cm" svg:x="17.943cm" svg:y="7.103cm" svg:viewBox="0 0 214 915" svg:d="M214 458c0-71-10-181-60-285-56-113-135-173-146-173-4 0-8 4-8 8s0 7 17 23c91 90 143 235 143 427 0 156-33 318-148 432-12 13-12 15-12 17 0 6 4 8 8 8 11 0 94-62 148-179 48-99 58-201 58-278z">
            <text:p/>
          </draw:path>
          <draw:path draw:style-name="gr3" draw:text-style-name="P5" draw:layer="layout" svg:width="0.436cm" svg:height="0.646cm" svg:x="18.654cm" svg:y="6.535cm" svg:viewBox="0 0 437 647" svg:d="M437 10c0-2 0-10-13-10-12 0-99 8-116 10-6 0-13 5-13 17 0 13 9 13 23 13 44 0 46 6 46 14l-4 19-54 216c-17-33-44-58-86-58-106 0-220 135-220 268 0 88 50 148 123 148 18 0 64-4 118-69 9 38 40 69 84 69 33 0 54-21 68-52 15-31 27-87 27-90 0-10-8-10-10-10-11 0-11 4-13 17-16 60-33 114-70 114-25 0-27-23-27-41 0-23 2-30 6-44zM245 526c-4 17-4 19-18 36-40 50-77 64-102 64-46 0-61-50-61-85 0-46 30-160 52-202 28-54 69-87 107-87 60 0 72 75 72 81 0 4-2 10-4 14z">
            <text:p/>
          </draw:path>
          <draw:polygon draw:style-name="gr3" draw:text-style-name="P5" draw:layer="layout" svg:width="1cm" svg:height="0.039cm" svg:x="18.354cm" svg:y="7.54cm" svg:viewBox="0 0 1001 40" draw:points="499,40 0,40 0,0 1001,0 1001,40">
            <text:p/>
          </draw:polygon>
          <draw:path draw:style-name="gr3" draw:text-style-name="P5" draw:layer="layout" svg:width="0.436cm" svg:height="0.646cm" svg:x="18.392cm" svg:y="7.781cm" svg:viewBox="0 0 437 647" svg:d="M437 10c0-2 0-10-13-10-12 0-99 8-116 10-6 0-13 5-13 17 0 13 9 13 23 13 44 0 46 6 46 14l-4 19-54 216c-17-33-44-58-86-58-106 0-220 135-220 268 0 88 50 148 123 148 18 0 64-4 118-69 9 38 40 69 84 69 33 0 54-21 68-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57cm" svg:height="0.415cm" svg:x="18.858cm" svg:y="8.01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7 60 61 0 94-64 96-71 10 36 44 71 100 71 94 0 146-119 146-141 0-9-9-9-11-9-8 0-10 2-12 9-29 99-94 120-123 120-35 0-50-29-50-60 0-21 6-40 17-81z">
            <text:p/>
          </draw:path>
          <draw:path draw:style-name="gr3" draw:text-style-name="P5" draw:layer="layout" svg:width="0.213cm" svg:height="0.914cm" svg:x="19.553cm" svg:y="7.103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419cm" svg:height="0.415cm" svg:x="19.854cm" svg:y="7.384cm" svg:viewBox="0 0 420 416" svg:d="M306 58c-17-33-44-58-86-58-106 0-220 135-220 268 0 88 50 148 123 148 18 0 64-4 118-69 9 38 40 69 84 69 33 0 54-21 68-50 15-33 27-89 27-91 0-9-8-9-10-9-9 0-11 2-13 17-16 58-33 112-70 112-25 0-27-23-27-41 0-21 2-27 12-69 10-37 10-48 19-81l33-129c6-27 6-27 6-31 0-17-10-25-25-25-23 0-37 21-39 39zM245 297c-4 17-4 17-16 34-42 50-79 64-104 64-46 0-61-50-61-85 0-46 32-160 52-202 28-54 69-87 107-87 60 0 72 75 72 81 0 4-2 10-4 14z">
            <text:p/>
          </draw:path>
          <draw:path draw:style-name="gr3" draw:text-style-name="P5" draw:layer="layout" svg:width="0.457cm" svg:height="0.415cm" svg:x="20.328cm" svg:y="7.384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5 60 63 0 96-64 98-71 10 36 44 71 98 71 96 0 148-119 148-141 0-9-9-9-11-9-8 0-10 2-12 9-29 99-94 120-123 120-35 0-50-29-50-60 0-21 6-40 17-81z">
            <text:p/>
          </draw:path>
          <draw:path draw:style-name="gr3" draw:text-style-name="P5" draw:layer="layout" svg:width="0.608cm" svg:height="0.611cm" svg:x="21.077cm" svg:y="7.255cm" svg:viewBox="0 0 609 612" svg:d="M325 325h255c13 0 29 0 29-19s-16-19-29-19h-255v-256c0-14 0-31-19-31s-19 17-19 31v256h-256c-14 0-31 0-31 19s17 19 31 19h256v255c0 13 0 32 19 32s19-19 19-32z">
            <text:p/>
          </draw:path>
          <draw:path draw:style-name="gr3" draw:text-style-name="P5" draw:layer="layout" svg:width="0.338cm" svg:height="0.646cm" svg:x="21.984cm" svg:y="7.153cm" svg:viewBox="0 0 339 647" svg:d="M177 10c0-2 0-10-13-10-20 0-87 8-112 8-6 2-17 2-17 19 0 13 9 13 21 13 46 0 48 6 48 14 0 6-8 38-15 56l-74 300c-11 46-15 60-15 93 0 86 48 144 116 144 109 0 223-137 223-268 0-86-50-148-123-148-41 0-81 27-108 56zM89 356c7-19 7-21 15-31 46-61 85-73 110-73 34 0 58 27 58 85 0 54-31 160-47 196-29 60-73 93-109 93-31 0-62-25-62-91 0-19 0-36 17-94z">
            <text:p/>
          </draw:path>
          <draw:path draw:style-name="gr3" draw:text-style-name="P5" draw:layer="layout" svg:width="0.213cm" svg:height="0.914cm" svg:x="22.386cm" svg:y="7.103cm" svg:viewBox="0 0 214 915" svg:d="M214 458c0-71-10-181-60-285-56-113-135-173-146-173-4 0-8 4-8 8s0 7 17 23c91 90 143 235 143 427 0 156-33 318-148 432-12 13-12 15-12 17 0 6 4 8 8 8 11 0 94-62 148-179 48-99 58-201 58-278z">
            <text:p/>
          </draw:path>
        </draw:g>
        <draw:g xml:id="id52" draw:id="id52">
          <svg:title>TexMaths</svg:title>
          <svg:desc>26§display§\frac{dy}{dx} = \sin \left( \frac{\pi}{2} + ax + b \right) (a)§svg§600§FALSE§</svg:desc>
          <draw:polygon draw:style-name="gr2" draw:text-style-name="P4" draw:layer="layout" svg:width="10.26cm" svg:height="1.798cm" svg:x="3.775cm" svg:y="8.983cm" svg:viewBox="0 0 10261 1799" draw:points="5132,1799 0,1799 0,0 10261,0 10261,1799">
            <text:p/>
          </draw:polygon>
          <draw:path draw:style-name="gr3" draw:text-style-name="P5" draw:layer="layout" svg:width="0.436cm" svg:height="0.646cm" svg:x="3.787cm" svg:y="8.937cm" svg:viewBox="0 0 437 647" svg:d="M437 10c0-2 0-10-13-10-12 0-99 8-116 10-6 0-13 5-13 17 0 13 9 13 23 13 44 0 46 6 46 14l-4 19-54 216c-17-33-44-58-86-58-106 0-220 135-220 268 0 88 50 148 123 148 18 0 64-4 118-69 9 38 40 69 84 69 33 0 54-21 68-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23cm" svg:height="0.592cm" svg:x="4.251cm" svg:y="9.168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4-33-34-21 0-52 15-52 61s41 79 97 79c96 0 190-83 215-187z">
            <text:p/>
          </draw:path>
          <draw:polygon draw:style-name="gr3" draw:text-style-name="P5" draw:layer="layout" svg:width="1cm" svg:height="0.039cm" svg:x="3.729cm" svg:y="9.942cm" svg:viewBox="0 0 1001 40" draw:points="499,40 0,40 0,0 1001,0 1001,40">
            <text:p/>
          </draw:polygon>
          <draw:path draw:style-name="gr3" draw:text-style-name="P5" draw:layer="layout" svg:width="0.436cm" svg:height="0.646cm" svg:x="3.766cm" svg:y="10.183cm" svg:viewBox="0 0 437 647" svg:d="M437 10c0-2 0-10-13-10-12 0-99 8-116 10-6 0-13 5-13 17 0 13 9 13 23 13 44 0 46 6 46 14l-4 19-54 216c-17-33-44-58-86-58-106 0-220 135-220 268 0 88 50 148 123 148 18 0 64-4 118-69 9 38 40 69 84 69 33 0 54-21 68-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57cm" svg:height="0.415cm" svg:x="4.23cm" svg:y="10.412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5 60 63 0 96-64 98-71 10 36 44 71 98 71 96 0 148-119 148-141 0-9-9-9-11-9-8 0-10 2-12 9-29 99-94 120-123 120-35 0-50-29-50-60 0-21 6-40 17-81z">
            <text:p/>
          </draw:path>
          <draw:path draw:style-name="gr3" draw:text-style-name="P5" draw:layer="layout" svg:width="0.608cm" svg:height="0.215cm" svg:x="5.141cm" svg:y="9.854cm" svg:viewBox="0 0 609 216" svg:d="M578 37c15 0 31 0 31-18 0-19-16-19-29-19h-549c-14 0-31 0-31 19 0 18 17 18 31 18zM580 216c13 0 29 0 29-18 0-19-16-19-31-19h-547c-14 0-31 0-31 19 0 18 17 18 31 18z">
            <text:p/>
          </draw:path>
          <draw:path draw:style-name="gr3" draw:text-style-name="P5" draw:layer="layout" svg:width="0.301cm" svg:height="0.421cm" svg:x="6.086cm" svg:y="9.779cm" svg:viewBox="0 0 302 422" svg:d="M160 233c21 4 96 19 96 85 0 46-31 83-104 83-77 0-110-52-127-131-2-10-4-14-13-14-12 0-12 6-12 23v120c0 17 0 23 10 23 5 0 7-2 23-18 2-3 2-5 19-21 40 37 81 39 100 39 106 0 150-62 150-129 0-48-29-75-40-87-31-29-66-35-104-44-52-10-114-21-114-75 0-33 25-70 104-70 100 0 106 83 108 112 0 8 8 8 10 8 13 0 13-4 13-23v-91c0-17 0-23-11-23-4 0-6 0-18 10-2 5-13 13-17 15-33-25-73-25-85-25-113 0-148 62-148 112 0 34 15 59 40 79 29 23 56 30 120 42z">
            <text:p/>
          </draw:path>
          <draw:path draw:style-name="gr3" draw:text-style-name="P5" draw:layer="layout" svg:width="0.197cm" svg:height="0.613cm" svg:x="6.446cm" svg:y="9.578cm" svg:viewBox="0 0 198 614" svg:d="M133 208l-129 10v30c60 0 69 4 69 49v246c0 42-11 42-73 42v29c29-2 79-2 102-2 31 0 64 0 96 2v-29c-61 0-65-5-65-40zM137 48c0-29-23-48-50-48-29 0-47 25-47 48 0 25 18 50 47 50 27 0 50-21 50-50z">
            <text:p/>
          </draw:path>
          <draw:path draw:style-name="gr3" draw:text-style-name="P5" draw:layer="layout" svg:width="0.461cm" svg:height="0.405cm" svg:x="6.699cm" svg:y="9.786cm" svg:viewBox="0 0 462 406" svg:d="M71 89v248c0 40-9 40-71 40v29c31 0 79-2 104-2 23 0 71 2 102 2v-29c-60 0-71 0-71-40v-171c0-95 65-145 123-145s69 50 69 102v214c0 40-11 40-71 40v29c31 0 79-2 104-2 23 0 71 2 102 2v-29c-48 0-71 0-71-28v-174c0-79 0-108-29-142-13-14-44-33-96-33-68 0-110 40-137 96v-96l-129 10v30c64 0 71 6 71 49z">
            <text:p/>
          </draw:path>
          <draw:path draw:style-name="gr3" draw:text-style-name="P5" draw:layer="layout" svg:width="0.348cm" svg:height="1.644cm" svg:x="7.494cm" svg:y="9.139cm" svg:viewBox="0 0 349 1645" svg:d="M308 1637c2 0 10 8 10 8h21c2 0 10 0 10-8 0-4-2-6-4-8-33-33-83-83-139-183-100-177-135-404-135-622 0-406 114-645 276-807 2-2 2-7 2-9 0-8-6-8-16-8-13 0-15 0-23 8-87 75-185 202-250 396-39 120-60 266-60 418 0 218 40 464 183 676 25 35 60 73 60 73 9 12 21 27 30 33z">
            <text:p/>
          </draw:path>
          <draw:path draw:style-name="gr3" draw:text-style-name="P5" draw:layer="layout" svg:width="0.494cm" svg:height="0.405cm" svg:x="8.01cm" svg:y="9.178cm" svg:viewBox="0 0 495 406" svg:d="M218 54h104c-31 135-39 175-39 237 0 13 0 38 8 69 9 41 19 46 34 46 18 0 37-17 37-36 0-4 0-6-6-18-27-67-27-127-27-152 0-50 6-98 16-146h106c11 0 44 0 44-31 0-23-19-23-35-23h-308c-21 0-56 0-96 44-33 35-56 77-56 81 0 2 0 10 10 10 9 0 11-4 15-10 46-71 100-71 116-71h55c-32 110-80 221-119 306-6 12-6 14-6 21 0 18 14 25 25 25 29 0 35-25 45-61 15-41 15-43 25-89z">
            <text:p/>
          </draw:path>
          <draw:polygon draw:style-name="gr3" draw:text-style-name="P5" draw:layer="layout" svg:width="0.554cm" svg:height="0.039cm" svg:x="7.985cm" svg:y="9.942cm" svg:viewBox="0 0 555 40" draw:points="279,40 0,40 0,0 555,0 555,40">
            <text:p/>
          </draw:polygon>
          <draw:path draw:style-name="gr3" draw:text-style-name="P5" draw:layer="layout" svg:width="0.365cm" svg:height="0.611cm" svg:x="8.079cm" svg:y="10.208cm" svg:viewBox="0 0 366 612" svg:d="M71 541l97-96c144-127 198-175 198-266 0-106-81-179-193-179-104 0-173 85-173 166 0 50 46 50 48 50 16 0 48-10 48-48 0-22-17-47-48-47-8 0-8 0-13 2 21-61 71-94 125-94 83 0 123 73 123 150 0 73-46 146-96 202l-177 195c-10 11-10 13-10 36h341l25-161h-23c-4 27-10 69-21 82-6 8-66 8-85 8z">
            <text:p/>
          </draw:path>
          <draw:path draw:style-name="gr3" draw:text-style-name="P5" draw:layer="layout" svg:width="0.608cm" svg:height="0.611cm" svg:x="8.902cm" svg:y="9.657cm" svg:viewBox="0 0 609 612" svg:d="M325 325h255c13 0 29 0 29-19s-16-19-29-19h-255v-256c0-14 0-31-19-31s-19 17-19 31v256h-256c-14 0-31 0-31 19s17 19 31 19h256v255c0 13 0 32 19 32s19-19 19-32z">
            <text:p/>
          </draw:path>
          <draw:path draw:style-name="gr3" draw:text-style-name="P5" draw:layer="layout" svg:width="0.419cm" svg:height="0.415cm" svg:x="9.801cm" svg:y="9.786cm" svg:viewBox="0 0 420 416" svg:d="M306 58c-17-33-44-58-86-58-106 0-220 135-220 268 0 88 50 148 123 148 18 0 64-4 118-69 9 38 40 69 84 69 33 0 54-21 68-50 15-33 27-89 27-91 0-9-8-9-10-9-11 0-11 2-13 17-16 58-33 112-70 112-25 0-27-23-27-41 0-21 2-27 12-69 10-37 10-48 19-81l33-129c6-27 6-27 6-31 0-17-10-25-25-25-23 0-37 21-39 39zM245 297c-4 17-4 17-16 34-42 50-79 64-104 64-46 0-61-50-61-85 0-46 30-160 52-202 28-54 69-87 107-87 60 0 72 75 72 81 0 4-2 10-4 14z">
            <text:p/>
          </draw:path>
          <draw:path draw:style-name="gr3" draw:text-style-name="P5" draw:layer="layout" svg:width="0.457cm" svg:height="0.415cm" svg:x="10.275cm" svg:y="9.786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7 60 61 0 94-64 96-71 10 36 44 71 100 71 94 0 146-119 146-141 0-9-9-9-11-9-8 0-10 2-12 9-29 99-92 120-123 120-35 0-50-29-50-60 0-21 6-40 17-81z">
            <text:p/>
          </draw:path>
          <draw:path draw:style-name="gr3" draw:text-style-name="P5" draw:layer="layout" svg:width="0.608cm" svg:height="0.611cm" svg:x="11.024cm" svg:y="9.657cm" svg:viewBox="0 0 609 612" svg:d="M325 325h255c13 0 29 0 29-19s-16-19-29-19h-255v-256c0-14 0-31-19-31s-19 17-19 31v256h-256c-14 0-31 0-31 19s17 19 31 19h256v255c0 13 0 32 19 32s19-19 19-32z">
            <text:p/>
          </draw:path>
          <draw:path draw:style-name="gr3" draw:text-style-name="P5" draw:layer="layout" svg:width="0.338cm" svg:height="0.646cm" svg:x="11.931cm" svg:y="9.555cm" svg:viewBox="0 0 339 647" svg:d="M177 10c0-2 0-10-13-10-20 0-87 8-112 8-6 2-17 2-17 19 0 13 9 13 21 13 46 0 48 6 48 14 0 6-8 38-15 56l-74 300c-11 46-15 60-15 93 0 86 48 144 116 144 109 0 223-137 223-268 0-86-50-148-123-148-41 0-81 27-108 56zM89 356c7-19 7-21 15-31 46-61 85-73 110-73 34 0 59 27 59 85 0 54-32 160-48 196-29 60-73 93-109 93-31 0-60-25-60-91 0-19 0-36 15-94z">
            <text:p/>
          </draw:path>
          <draw:path draw:style-name="gr3" draw:text-style-name="P5" draw:layer="layout" svg:width="0.348cm" svg:height="1.644cm" svg:x="12.312cm" svg:y="9.139cm" svg:viewBox="0 0 349 1645" svg:d="M349 822c0-262-62-541-243-747-12-15-46-50-69-69-6-6-8-6-20-6-9 0-17 0-17 8 0 4 4 9 6 11 31 31 81 81 138 183 99 175 135 401 135 620 0 397-111 640-275 807-2 2-4 6-4 8 0 8 8 8 17 8 12 0 14 0 23-6 87-75 185-202 249-395 40-125 60-275 60-422z">
            <text:p/>
          </draw:path>
          <draw:path draw:style-name="gr3" draw:text-style-name="P5" draw:layer="layout" svg:width="0.213cm" svg:height="0.914cm" svg:x="13.069cm" svg:y="9.505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419cm" svg:height="0.415cm" svg:x="13.371cm" svg:y="9.786cm" svg:viewBox="0 0 420 416" svg:d="M306 58c-17-33-44-58-86-58-106 0-220 135-220 268 0 88 50 148 123 148 18 0 64-4 118-69 9 38 40 69 84 69 33 0 54-21 68-50 15-33 27-89 27-91 0-9-8-9-10-9-11 0-11 2-13 17-16 58-33 112-70 112-25 0-27-23-27-41 0-21 2-27 12-69 10-37 10-48 19-81l33-129c6-27 6-27 6-31 0-17-10-25-25-25-23 0-37 21-39 39zM245 297c-4 17-4 17-18 34-40 50-77 64-102 64-48 0-61-50-61-85 0-46 30-160 52-202 28-54 69-87 107-87 60 0 72 75 72 81 0 4-2 10-4 14z">
            <text:p/>
          </draw:path>
          <draw:path draw:style-name="gr3" draw:text-style-name="P5" draw:layer="layout" svg:width="0.213cm" svg:height="0.914cm" svg:x="13.868cm" svg:y="9.505cm" svg:viewBox="0 0 214 915" svg:d="M214 458c0-71-10-181-60-285-56-113-135-173-146-173-4 0-8 4-8 8s0 7 17 23c91 90 143 235 143 427 0 156-33 318-148 432-12 13-12 15-12 17 0 6 4 8 8 8 11 0 94-62 148-179 48-99 58-201 58-278z">
            <text:p/>
          </draw:path>
        </draw:g>
        <draw:g xml:id="id53" draw:id="id53">
          <svg:title>TexMaths</svg:title>
          <svg:desc>26§display§\frac{dy}{dx} = a\sin \left( \frac{\pi}{2} + ax + b \right)§svg§600§FALSE§</svg:desc>
          <draw:polygon draw:style-name="gr2" draw:text-style-name="P4" draw:layer="layout" svg:width="9.475cm" svg:height="1.798cm" svg:x="3.776cm" svg:y="11.385cm" svg:viewBox="0 0 9476 1799" draw:points="4738,1799 0,1799 0,0 9476,0 9476,1799">
            <text:p/>
          </draw:polygon>
          <draw:path draw:style-name="gr3" draw:text-style-name="P5" draw:layer="layout" svg:width="0.436cm" svg:height="0.646cm" svg:x="3.788cm" svg:y="11.339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23cm" svg:height="0.592cm" svg:x="4.252cm" svg:y="11.57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4-33-34-21 0-52 15-52 61s41 79 97 79c96 0 190-83 215-187z">
            <text:p/>
          </draw:path>
          <draw:polygon draw:style-name="gr3" draw:text-style-name="P5" draw:layer="layout" svg:width="0.999cm" svg:height="0.039cm" svg:x="3.73cm" svg:y="12.344cm" svg:viewBox="0 0 1000 40" draw:points="499,40 0,40 0,0 1000,0 1000,40">
            <text:p/>
          </draw:polygon>
          <draw:path draw:style-name="gr3" draw:text-style-name="P5" draw:layer="layout" svg:width="0.436cm" svg:height="0.646cm" svg:x="3.767cm" svg:y="12.585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57cm" svg:height="0.415cm" svg:x="4.231cm" svg:y="12.814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6-64 98-71 10 36 44 71 98 71 95 0 147-119 147-141 0-9-8-9-10-9-8 0-10 2-12 9-30 99-94 120-123 120-35 0-50-29-50-60 0-21 6-40 17-81z">
            <text:p/>
          </draw:path>
          <draw:path draw:style-name="gr3" draw:text-style-name="P5" draw:layer="layout" svg:width="0.608cm" svg:height="0.215cm" svg:x="5.142cm" svg:y="12.256cm" svg:viewBox="0 0 609 216" svg:d="M578 37c15 0 31 0 31-18 0-19-16-19-29-19h-549c-14 0-31 0-31 19 0 18 17 18 31 18zM580 216c13 0 29 0 29-18 0-19-16-19-31-19h-547c-14 0-31 0-31 19 0 18 17 18 31 18z">
            <text:p/>
          </draw:path>
          <draw:path draw:style-name="gr3" draw:text-style-name="P5" draw:layer="layout" svg:width="0.419cm" svg:height="0.415cm" svg:x="6.093cm" svg:y="12.188cm" svg:viewBox="0 0 420 416" svg:d="M306 58c-17-33-44-58-86-58-106 0-220 135-220 268 0 88 50 148 123 148 18 0 64-4 118-69 9 38 40 69 83 69 34 0 55-21 69-50 15-33 27-89 27-91 0-9-8-9-10-9-11 0-11 2-13 17-16 58-33 112-70 112-25 0-27-23-27-41 0-21 2-27 12-69 10-37 10-48 19-81l33-129c6-27 6-27 6-31 0-17-10-25-25-25-23 0-37 21-39 39zM245 297c-4 17-4 17-18 34-40 50-77 64-102 64-48 0-61-50-61-85 0-46 30-160 52-202 28-54 69-87 107-87 60 0 72 75 72 81 0 4-2 10-4 14z">
            <text:p/>
          </draw:path>
          <draw:path draw:style-name="gr3" draw:text-style-name="P5" draw:layer="layout" svg:width="0.301cm" svg:height="0.421cm" svg:x="6.721cm" svg:y="12.181cm" svg:viewBox="0 0 302 422" svg:d="M160 233c21 4 96 19 96 85 0 46-31 83-104 83-77 0-110-52-127-131-2-10-4-14-13-14-12 0-12 6-12 23v120c0 17 0 23 10 23 5 0 7-2 23-18 2-3 2-5 19-21 40 37 81 39 100 39 106 0 150-62 150-129 0-48-30-75-40-87-31-29-66-35-104-44-52-10-114-21-114-75 0-33 25-70 104-70 100 0 106 83 108 112 0 8 8 8 10 8 13 0 13-4 13-23v-91c0-17 0-23-11-23-4 0-6 0-18 10-2 5-13 13-17 15-33-25-73-25-85-25-113 0-148 62-148 112 0 34 15 59 40 79 29 23 56 30 120 42z">
            <text:p/>
          </draw:path>
          <draw:path draw:style-name="gr3" draw:text-style-name="P5" draw:layer="layout" svg:width="0.197cm" svg:height="0.613cm" svg:x="7.081cm" svg:y="11.98cm" svg:viewBox="0 0 198 614" svg:d="M133 208l-129 10v30c60 0 69 4 69 49v246c0 42-11 42-73 42v29c29-2 79-2 102-2 31 0 64 0 96 2v-29c-61 0-65-5-65-40zM137 48c0-29-23-48-50-48-29 0-47 25-47 48 0 25 18 50 47 50 27 0 50-21 50-50z">
            <text:p/>
          </draw:path>
          <draw:path draw:style-name="gr3" draw:text-style-name="P5" draw:layer="layout" svg:width="0.461cm" svg:height="0.405cm" svg:x="7.335cm" svg:y="12.188cm" svg:viewBox="0 0 462 406" svg:d="M71 89v248c0 40-9 40-71 40v29c31 0 79-2 104-2 23 0 71 2 102 2v-29c-60 0-71 0-71-40v-171c0-95 65-145 123-145s69 50 69 102v214c0 40-11 40-71 40v29c31 0 79-2 104-2 23 0 71 2 102 2v-29c-48 0-71 0-71-28v-174c0-79 0-108-29-142-13-14-44-33-96-33-68 0-110 40-137 96v-96l-129 10v30c64 0 71 6 71 49z">
            <text:p/>
          </draw:path>
          <draw:path draw:style-name="gr3" draw:text-style-name="P5" draw:layer="layout" svg:width="0.348cm" svg:height="1.644cm" svg:x="8.129cm" svg:y="11.541cm" svg:viewBox="0 0 349 1645" svg:d="M308 1637c2 0 10 8 10 8h21c2 0 10 0 10-8 0-4-2-6-4-8-33-33-83-83-139-183-100-177-135-404-135-622 0-406 114-645 276-807 2-2 2-7 2-9 0-8-6-8-16-8-13 0-15 0-23 8-87 75-185 202-250 396-39 120-60 266-60 418 0 218 40 464 183 676 25 35 60 73 60 73 9 12 21 27 29 33z">
            <text:p/>
          </draw:path>
          <draw:path draw:style-name="gr3" draw:text-style-name="P5" draw:layer="layout" svg:width="0.494cm" svg:height="0.405cm" svg:x="8.645cm" svg:y="11.58cm" svg:viewBox="0 0 495 406" svg:d="M218 54h104c-31 135-39 175-39 237 0 13 0 38 8 69 9 41 19 46 33 46 19 0 38-17 38-36 0-4 0-6-6-18-27-67-27-127-27-152 0-50 8-98 16-146h106c11 0 44 0 44-31 0-23-19-23-35-23h-308c-21 0-56 0-96 44-33 35-56 77-56 81 0 2 0 10 10 10 9 0 11-4 15-10 46-71 100-71 116-71h55c-32 110-80 221-119 306-6 12-6 14-6 21 0 18 14 25 25 25 29 0 35-25 45-61 15-41 15-43 25-89z">
            <text:p/>
          </draw:path>
          <draw:polygon draw:style-name="gr3" draw:text-style-name="P5" draw:layer="layout" svg:width="0.554cm" svg:height="0.039cm" svg:x="8.62cm" svg:y="12.344cm" svg:viewBox="0 0 555 40" draw:points="279,40 0,40 0,0 555,0 555,40">
            <text:p/>
          </draw:polygon>
          <draw:path draw:style-name="gr3" draw:text-style-name="P5" draw:layer="layout" svg:width="0.365cm" svg:height="0.611cm" svg:x="8.716cm" svg:y="12.61cm" svg:viewBox="0 0 366 612" svg:d="M71 541l97-96c144-127 198-175 198-266 0-106-81-179-193-179-104 0-173 85-173 166 0 50 46 50 48 50 16 0 48-10 48-48 0-22-17-47-48-47-8 0-8 0-13 2 21-61 71-94 125-94 83 0 123 73 123 150 0 73-46 146-96 202l-177 195c-10 11-10 13-10 36h341l25-161h-23c-4 27-10 69-19 82-8 8-68 8-87 8z">
            <text:p/>
          </draw:path>
          <draw:path draw:style-name="gr3" draw:text-style-name="P5" draw:layer="layout" svg:width="0.608cm" svg:height="0.611cm" svg:x="9.539cm" svg:y="12.059cm" svg:viewBox="0 0 609 612" svg:d="M324 325h256c13 0 29 0 29-19s-16-19-29-19h-256v-256c0-14 0-31-18-31-19 0-19 17-19 31v256h-256c-14 0-31 0-31 19s17 19 31 19h256v255c0 13 0 32 19 32 18 0 18-19 18-32z">
            <text:p/>
          </draw:path>
          <draw:path draw:style-name="gr3" draw:text-style-name="P5" draw:layer="layout" svg:width="0.419cm" svg:height="0.415cm" svg:x="10.438cm" svg:y="12.188cm" svg:viewBox="0 0 420 416" svg:d="M306 58c-17-33-44-58-86-58-106 0-220 135-220 268 0 88 50 148 123 148 18 0 64-4 118-69 9 38 40 69 83 69 34 0 55-21 69-50 15-33 27-89 27-91 0-9-8-9-10-9-9 0-11 2-13 17-16 58-33 112-70 112-25 0-27-23-27-41 0-21 2-27 12-69 10-37 10-48 19-81l33-129c6-27 6-27 6-31 0-17-10-25-25-25-23 0-37 21-39 39zM245 297c-4 17-4 17-16 34-42 50-79 64-104 64-46 0-61-50-61-85 0-46 30-160 52-202 28-54 69-87 107-87 60 0 72 75 72 81 0 4-2 10-4 14z">
            <text:p/>
          </draw:path>
          <draw:path draw:style-name="gr3" draw:text-style-name="P5" draw:layer="layout" svg:width="0.457cm" svg:height="0.415cm" svg:x="10.91cm" svg:y="12.188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6-64 98-71 10 36 44 71 98 71 95 0 147-119 147-141 0-9-8-9-10-9-8 0-10 2-12 9-30 99-94 120-123 120-35 0-50-29-50-60 0-21 6-40 17-81z">
            <text:p/>
          </draw:path>
          <draw:path draw:style-name="gr3" draw:text-style-name="P5" draw:layer="layout" svg:width="0.608cm" svg:height="0.611cm" svg:x="11.661cm" svg:y="12.059cm" svg:viewBox="0 0 609 612" svg:d="M324 325h256c13 0 29 0 29-19s-16-19-29-19h-256v-256c0-14 0-31-18-31-19 0-19 17-19 31v256h-256c-14 0-31 0-31 19s17 19 31 19h256v255c0 13 0 32 19 32 18 0 18-19 18-32z">
            <text:p/>
          </draw:path>
          <draw:path draw:style-name="gr3" draw:text-style-name="P5" draw:layer="layout" svg:width="0.338cm" svg:height="0.646cm" svg:x="12.566cm" svg:y="11.957cm" svg:viewBox="0 0 339 647" svg:d="M177 10c0-2 0-10-13-10-20 0-87 8-112 8-6 2-17 2-17 19 0 13 9 13 21 13 46 0 46 6 46 14 0 6-6 38-13 56l-74 300c-11 46-15 60-15 93 0 86 48 144 116 144 109 0 223-137 223-268 0-86-50-148-123-148-41 0-81 27-108 56zM89 356c7-19 7-21 15-31 46-61 85-73 110-73 34 0 58 27 58 85 0 54-31 160-47 196-29 60-73 93-109 93-31 0-62-25-62-91 0-19 0-36 17-94z">
            <text:p/>
          </draw:path>
          <draw:path draw:style-name="gr3" draw:text-style-name="P5" draw:layer="layout" svg:width="0.348cm" svg:height="1.644cm" svg:x="12.949cm" svg:y="11.541cm" svg:viewBox="0 0 349 1645" svg:d="M349 822c0-262-62-541-243-747-12-15-46-50-69-69-6-6-8-6-20-6-9 0-17 0-17 8 0 4 4 9 6 11 31 31 81 81 138 183 99 175 135 401 135 620 0 397-111 640-275 807-2 2-4 6-4 8 0 8 8 8 17 8 12 0 14 0 23-6 87-75 185-202 249-395 40-125 60-275 60-422z">
            <text:p/>
          </draw:path>
        </draw:g>
        <draw:g xml:id="id54" draw:id="id54">
          <svg:title>TexMaths</svg:title>
          <svg:desc>26§display§\text {Diff. } w. \ r. \ t. \ x.§svg§600§FALSE§</svg:desc>
          <draw:polygon draw:style-name="gr2" draw:text-style-name="P4" draw:layer="layout" svg:width="5.823cm" svg:height="0.563cm" svg:x="3.841cm" svg:y="13.879cm" svg:viewBox="0 0 5824 564" draw:points="2912,564 0,564 0,0 5824,0 5824,564">
            <text:p/>
          </draw:polygon>
          <draw:path draw:style-name="gr3" draw:text-style-name="P5" draw:layer="layout" svg:width="0.615cm" svg:height="0.626cm" svg:x="3.826cm" svg:y="13.854cm" svg:viewBox="0 0 616 627" svg:d="M0 0v29h23c71 0 71 11 71 42v485c0 33 0 42-71 42h-23v29h335c154 0 281-136 281-308 0-175-123-319-281-319zM218 598c-43 0-45-7-45-36v-497c0-30 2-36 45-36h92c56 0 121 19 166 86 40 54 48 133 48 204 0 102-17 156-50 202-19 25-71 77-164 77z">
            <text:p/>
          </draw:path>
          <draw:path draw:style-name="gr3" draw:text-style-name="P5" draw:layer="layout" svg:width="0.197cm" svg:height="0.613cm" svg:x="4.523cm" svg:y="13.866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55cm" svg:height="0.647cm" svg:x="4.77cm" svg:y="13.833cm" svg:viewBox="0 0 551 648" svg:d="M387 279h104v-27h-108v-106c0-84 45-125 85-125 4 0 17 0 31 6-10 4-27 15-27 38 0 20 15 39 40 39s39-19 39-39c0-34-31-65-83-65-54 0-96 35-100 40-27-36-77-40-102-40-87 0-193 48-193 148v104h-73v27h73v298c0 41-11 41-73 41v30c31-2 79-5 102-5s69 3 102 5v-30c-60 0-71 0-71-41v-298h194v298c0 41-11 41-73 41v30c35-2 79-5 104-5 37 0 81 0 116 5v-30h-19c-66 0-68-10-68-43zM131 252v-104c0-90 75-127 133-127 46 0 71 16 73 16v3c-17 0-33 12-33 37 0 6 0 29 25 38-2 12-2 20-2 31v106z">
            <text:p/>
          </draw:path>
          <draw:path draw:style-name="gr3" draw:text-style-name="P5" draw:layer="layout" svg:width="0.099cm" svg:height="0.099cm" svg:x="5.359cm" svg:y="14.381cm" svg:viewBox="0 0 100 100" svg:d="M100 50c0-27-23-50-50-50s-50 23-50 50 23 50 50 50 50-23 50-50z">
            <text:p/>
          </draw:path>
          <draw:path draw:style-name="gr3" draw:text-style-name="P5" draw:layer="layout" svg:width="0.606cm" svg:height="0.415cm" svg:x="5.966cm" svg:y="14.075cm" svg:viewBox="0 0 607 416" svg:d="M397 94c4-19 13-54 13-59 0-16-13-25-25-25-13 0-29 7-36 25-2 7-45 184-52 207-6 27-8 43-8 60 0 10 0 12 2 17-21 50-50 77-85 77-73 0-73-67-73-84 0-29 4-64 48-179 10-27 15-39 15-58 0-42-30-75-75-75-88 0-121 133-121 142 0 8 8 8 10 8 11 0 11 0 15-17 25-85 60-112 94-112 8 0 22 0 22 29 0 23-10 50-16 65-40 108-52 152-52 185 0 85 62 116 131 116 14 0 58 0 95-64 23 58 88 64 115 64 69 0 108-58 133-112 31-73 60-196 60-239 0-50-25-65-41-65-23 0-46 23-46 44 0 12 6 18 15 25 10 10 33 33 33 79 0 31-27 121-50 166-25 50-56 82-102 82-44 0-67-27-67-79 0-25 7-55 9-67z">
            <text:p/>
          </draw:path>
          <draw:path draw:style-name="gr3" draw:text-style-name="P5" draw:layer="layout" svg:width="0.099cm" svg:height="0.099cm" svg:x="6.696cm" svg:y="14.381cm" svg:viewBox="0 0 100 100" svg:d="M100 50c0-27-23-50-50-50s-50 23-50 50 23 50 50 50 50-23 50-50z">
            <text:p/>
          </draw:path>
          <draw:path draw:style-name="gr3" draw:text-style-name="P5" draw:layer="layout" svg:width="0.373cm" svg:height="0.415cm" svg:x="7.204cm" svg:y="14.075cm" svg:viewBox="0 0 374 416" svg:d="M54 352c-2 14-8 35-8 39 0 17 12 25 27 25 10 0 27-8 33-25 2-4 33-129 38-145 6-32 22-96 29-121 4-10 29-54 52-75 6-6 33-29 72-29 25 0 38 10 40 10-29 4-48 27-48 50 0 15 10 34 33 34 25 0 52-21 52-55 0-33-29-60-77-60-60 0-99 46-116 71-8-42-42-71-85-71-42 0-59 35-67 52-17 31-29 88-29 90 0 8 8 8 10 8 11 0 11 0 17-21 15-64 33-108 67-108 16 0 29 6 29 41 0 19-4 30-15 78z">
            <text:p/>
          </draw:path>
          <draw:path draw:style-name="gr3" draw:text-style-name="P5" draw:layer="layout" svg:width="0.099cm" svg:height="0.099cm" svg:x="7.643cm" svg:y="14.381cm" svg:viewBox="0 0 100 100" svg:d="M100 50c0-27-23-50-50-50s-50 23-50 50 23 50 50 50 50-23 50-50z">
            <text:p/>
          </draw:path>
          <draw:path draw:style-name="gr3" draw:text-style-name="P5" draw:layer="layout" svg:width="0.282cm" svg:height="0.584cm" svg:x="8.144cm" svg:y="13.906cm" svg:viewBox="0 0 283 585" svg:d="M168 208h88c16 0 27 0 27-19 0-10-11-10-27-10h-79c31-131 37-148 37-154 0-17-12-25-27-25-2 0-29 0-37 33l-36 146h-87c-19 0-27 0-27 17 0 12 8 12 25 12h81c-66 261-69 275-69 292 0 50 36 85 84 85 95 0 147-135 147-141 0-9-8-9-12-9-6 0-8 2-13 13-39 95-89 116-120 116-19 0-27-12-27-41 0-23 0-30 4-44z">
            <text:p/>
          </draw:path>
          <draw:path draw:style-name="gr3" draw:text-style-name="P5" draw:layer="layout" svg:width="0.099cm" svg:height="0.099cm" svg:x="8.531cm" svg:y="14.381cm" svg:viewBox="0 0 100 100" svg:d="M100 50c0-27-23-50-50-50s-50 23-50 50 23 50 50 50 50-23 50-50z">
            <text:p/>
          </draw:path>
          <draw:path draw:style-name="gr3" draw:text-style-name="P5" draw:layer="layout" svg:width="0.457cm" svg:height="0.415cm" svg:x="9.036cm" svg:y="14.075cm" svg:viewBox="0 0 458 416" svg:d="M281 129c4-25 25-108 89-108 6 0 27 0 46 10-25 6-44 29-44 50 0 15 11 34 36 34 20 0 50-17 50-55 0-48-55-60-86-60-54 0-85 48-97 71-23-63-71-71-98-71-96 0-148 119-148 142 0 8 8 8 11 8 8 0 10 0 12-8 31-98 92-121 123-121 16 0 50 8 50 60 0 29-17 92-50 219-15 58-48 96-88 96-6 0-27 0-45-11 22-6 43-25 43-50s-21-33-35-33c-27 0-50 25-50 54 0 42 46 60 85 60 63 0 96-64 98-70 10 35 44 70 98 70 95 0 147-118 147-141 0-8-8-8-10-8-8 0-10 2-12 8-30 100-94 121-123 121-35 0-50-30-50-61 0-21 6-39 17-81z">
            <text:p/>
          </draw:path>
          <draw:path draw:style-name="gr3" draw:text-style-name="P5" draw:layer="layout" svg:width="0.099cm" svg:height="0.099cm" svg:x="9.612cm" svg:y="14.381cm" svg:viewBox="0 0 100 100" svg:d="M100 50c0-27-23-50-50-50s-50 23-50 50 23 50 50 50 50-23 50-50z">
            <text:p/>
          </draw:path>
        </draw:g>
        <anim:par presentation:node-type="timing-root">
          <anim:seq presentation:node-type="main-sequence">
            <anim:par smil:begin="0s">
              <anim:par smil:begin="0s">
                <anim:par smil:begin="0s" smil:fill="hold" presentation:node-type="with-previous" presentation:preset-class="entrance" presentation:preset-id="ooo-entrance-glide">
                  <anim:set smil:begin="0s" smil:dur="0.001s" smil:fill="hold" smil:targetElement="id45" smil:attributeName="visibility" smil:to="visible"/>
                  <anim:animate smil:dur="0.5s" smil:fill="hold" smil:targetElement="id45" smil:attributeName="width" smil:values="width*0.05;width" smil:keyTimes="0;1"/>
                  <anim:animate smil:dur="0.5s" smil:fill="hold" smil:targetElement="id45" smil:attributeName="height" smil:values="height;height" smil:keyTimes="0;1"/>
                  <anim:animate smil:dur="0.5s" smil:fill="hold" smil:targetElement="id45" smil:attributeName="x" smil:values="x-.2;x" smil:keyTimes="0;1"/>
                  <anim:animate smil:dur="0.5s" smil:fill="hold" smil:targetElement="id45" smil:attributeName="y" smil:values="y;y" smil:keyTimes="0;1"/>
                  <anim:transitionFilter smil:dur="0.5s" smil:targetElement="id45"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6" smil:attributeName="visibility" smil:to="visible"/>
                  <anim:animate smil:dur="0.5s" smil:fill="hold" smil:targetElement="id46" smil:attributeName="x" smil:values="x;x" smil:keyTimes="0;1"/>
                  <anim:animate smil:dur="0.5s" smil:fill="hold" smil:targetElement="id46"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47" anim:sub-item="text" smil:attributeName="visibility" smil:to="visible"/>
                  <anim:animate smil:dur="0.5s" smil:fill="hold" smil:targetElement="id47" anim:sub-item="text" smil:attributeName="width" smil:values="width*0.05;width" smil:keyTimes="0;1"/>
                  <anim:animate smil:dur="0.5s" smil:fill="hold" smil:targetElement="id47" anim:sub-item="text" smil:attributeName="height" smil:values="height;height" smil:keyTimes="0;1"/>
                  <anim:animate smil:dur="0.5s" smil:fill="hold" smil:targetElement="id47" anim:sub-item="text" smil:attributeName="x" smil:values="x-.2;x" smil:keyTimes="0;1"/>
                  <anim:animate smil:dur="0.5s" smil:fill="hold" smil:targetElement="id47" anim:sub-item="text" smil:attributeName="y" smil:values="y;y" smil:keyTimes="0;1"/>
                  <anim:transitionFilter smil:dur="0.5s" smil:targetElement="id47"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48" smil:attributeName="visibility" smil:to="visible"/>
                  <anim:animate smil:dur="0.5s" smil:fill="hold" smil:targetElement="id48" smil:attributeName="x" smil:values="x;x" smil:keyTimes="0;1"/>
                  <anim:animate smil:dur="0.5s" smil:fill="hold" smil:targetElement="id4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9" smil:attributeName="visibility" smil:to="visible"/>
                  <anim:animate smil:dur="0.5s" smil:fill="hold" smil:targetElement="id49" smil:attributeName="x" smil:values="x;x" smil:keyTimes="0;1"/>
                  <anim:animate smil:dur="0.5s" smil:fill="hold" smil:targetElement="id49"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0" smil:attributeName="visibility" smil:to="visible"/>
                  <anim:animate smil:dur="0.5s" smil:fill="hold" smil:targetElement="id50" smil:attributeName="x" smil:values="x;x" smil:keyTimes="0;1"/>
                  <anim:animate smil:dur="0.5s" smil:fill="hold" smil:targetElement="id50"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1" smil:attributeName="visibility" smil:to="visible"/>
                  <anim:animate smil:dur="0.5s" smil:fill="hold" smil:targetElement="id51" smil:attributeName="x" smil:values="x;x" smil:keyTimes="0;1"/>
                  <anim:animate smil:dur="0.5s" smil:fill="hold" smil:targetElement="id5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2" smil:attributeName="visibility" smil:to="visible"/>
                  <anim:animate smil:dur="0.5s" smil:fill="hold" smil:targetElement="id52" smil:attributeName="x" smil:values="x;x" smil:keyTimes="0;1"/>
                  <anim:animate smil:dur="0.5s" smil:fill="hold" smil:targetElement="id5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3" smil:attributeName="visibility" smil:to="visible"/>
                  <anim:animate smil:dur="0.5s" smil:fill="hold" smil:targetElement="id53" smil:attributeName="x" smil:values="x;x" smil:keyTimes="0;1"/>
                  <anim:animate smil:dur="0.5s" smil:fill="hold" smil:targetElement="id5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4" smil:attributeName="visibility" smil:to="visible"/>
                  <anim:animate smil:dur="0.5s" smil:fill="hold" smil:targetElement="id54" smil:attributeName="x" smil:values="x;x" smil:keyTimes="0;1"/>
                  <anim:animate smil:dur="0.5s" smil:fill="hold" smil:targetElement="id54" smil:attributeName="y" smil:values="1+height/2;y" smil:keyTimes="0;1"/>
                </anim:par>
              </anim:par>
            </anim:par>
          </anim:seq>
        </anim:par>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9">
        <office:forms form:automatic-focus="false" form:apply-design-mode="false"/>
        <draw:frame presentation:style-name="pr11" draw:text-style-name="P11" draw:layer="layout" svg:width="26.4cm" svg:height="14.373cm" svg:x="0.722cm" svg:y="0.627cm" presentation:class="title" presentation:user-transformed="true">
          <draw:text-box>
            <text:p text:style-name="P7"><text:span text:style-name="T24"><text:tab/></text:span><text:span text:style-name="T24"><text:tab/></text:span><text:span text:style-name="T9"><text:line-break/></text:span><text:span text:style-name="T10"><text:tab/></text:span><text:span text:style-name="T10"> <text:s/></text:span><text:span text:style-name="T10"><text:line-break/></text:span><text:span text:style-name="T10"><text:tab/></text:span><text:span text:style-name="T10"><text:tab/></text:span><text:span text:style-name="T10"><text:line-break/></text:span><text:span text:style-name="T10"><text:tab/></text:span><text:span text:style-name="T10"><text:tab/></text:span><text:span text:style-name="T10"><text:line-break/></text:span><text:span text:style-name="T10"><text:tab/></text:span><text:span text:style-name="T10"><text:tab/></text:span><text:span text:style-name="T10"><text:line-break/></text:span><text:span text:style-name="T10"><text:line-break/></text:span><text:span text:style-name="T10"><text:line-break/></text:span><text:span text:style-name="T10"><text:line-break/></text:span><text:span text:style-name="T10"><text:tab/></text:span><text:span text:style-name="T10"> <text:s/></text:span><text:span text:style-name="T10"><text:tab/></text:span><text:span text:style-name="T10"><text:line-break/></text:span><text:span text:style-name="T10"><text:line-break/></text:span><text:span text:style-name="T10"><text:line-break/></text:span><text:span text:style-name="T10"> <text:s/></text:span><text:span text:style-name="T10"><text:line-break/></text:span><text:span text:style-name="T10"><text:tab/></text:span><text:span text:style-name="T10"><text:tab/></text:span><text:span text:style-name="T10"> <text:s text:c="14"/></text:span></text:p>
          </draw:text-box>
        </draw:frame>
        <draw:g xml:id="id55" draw:id="id55">
          <svg:title>TexMaths</svg:title>
          <svg:desc>26§display§\frac{d}{dx}\left( \frac{dy}{dx} \right) =  a \frac{d}{dx} \left[ \sin \left( \frac{\pi}{2} + ax + b \right) \right]  §svg§600§FALSE§</svg:desc>
          <draw:polygon draw:style-name="gr2" draw:text-style-name="P4" draw:layer="layout" svg:width="14.228cm" svg:height="2.101cm" svg:x="2.471cm" svg:y="0.779cm" svg:viewBox="0 0 14229 2102" draw:points="7114,2102 0,2102 0,0 14229,0 14229,2102">
            <text:p/>
          </draw:polygon>
          <draw:path draw:style-name="gr3" draw:text-style-name="P5" draw:layer="layout" svg:width="0.436cm" svg:height="0.646cm" svg:x="2.722cm" svg:y="0.806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5 72 81 0 4-2 10-4 14z">
            <text:p/>
          </draw:path>
          <draw:polygon draw:style-name="gr3" draw:text-style-name="P5" draw:layer="layout" svg:width="0.999cm" svg:height="0.039cm" svg:x="2.425cm" svg:y="1.81cm" svg:viewBox="0 0 1000 40" draw:points="499,40 0,40 0,0 1000,0 1000,40">
            <text:p/>
          </draw:polygon>
          <draw:path draw:style-name="gr3" draw:text-style-name="P5" draw:layer="layout" svg:width="0.436cm" svg:height="0.646cm" svg:x="2.462cm" svg:y="2.049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5 72 81 0 4-2 10-4 14z">
            <text:p/>
          </draw:path>
          <draw:path draw:style-name="gr3" draw:text-style-name="P5" draw:layer="layout" svg:width="0.457cm" svg:height="0.415cm" svg:x="2.926cm" svg:y="2.28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5 60 63 0 96-65 98-71 10 36 44 71 98 71 95 0 147-119 147-141 0-9-8-9-10-9-8 0-10 2-12 9-30 99-94 120-123 120-35 0-50-29-50-60 0-21 6-40 17-81z">
            <text:p/>
          </draw:path>
          <draw:path draw:style-name="gr3" draw:text-style-name="P5" draw:layer="layout" svg:width="0.45cm" svg:height="2.193cm" svg:x="3.875cm" svg:y="0.733cm" svg:viewBox="0 0 451 2194" svg:d="M451 2186c0-4-2-7-4-9-33-35-95-95-156-195-147-235-214-533-214-884 0-247 33-564 183-836 73-131 148-206 189-245 2-2 2-5 2-9 0-8-6-8-18-8-13 0-15 0-29 15-308 278-404 696-404 1081 0 360 83 722 316 996 19 21 52 58 92 92 10 10 12 10 25 10 12 0 18 0 18-8z">
            <text:p/>
          </draw:path>
          <draw:path draw:style-name="gr3" draw:text-style-name="P5" draw:layer="layout" svg:width="0.436cm" svg:height="0.646cm" svg:x="4.524cm" svg:y="0.806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58 0 72 75 72 81 0 4-2 10-4 14z">
            <text:p/>
          </draw:path>
          <draw:path draw:style-name="gr3" draw:text-style-name="P5" draw:layer="layout" svg:width="0.421cm" svg:height="0.592cm" svg:x="4.99cm" svg:y="1.037cm" svg:viewBox="0 0 422 593" svg:d="M420 56c2-12 2-14 2-21 0-16-12-25-25-25-10 0-25 5-33 19-2 4-8 33-12 50-7 23-13 48-19 73l-42 166c-2 13-41 77-104 77-46 0-56-39-56-75 0-41 17-97 48-179 14-37 17-47 17-66 0-42-30-75-75-75-88 0-121 133-121 141 0 9 8 9 10 9 11 0 11-2 15-17 25-85 62-112 94-112 6 0 22 0 22 29 0 23-8 46-16 64-36 96-52 150-52 192 0 81 58 110 112 110 35 0 67-17 92-42-11 48-23 92-59 142-25 31-60 58-102 58-12 0-54-4-68-40 14 0 25 0 37-10 11-8 19-21 19-37 0-29-25-34-33-34-21 0-52 15-52 61 0 45 41 79 97 79 96 0 190-83 215-187z">
            <text:p/>
          </draw:path>
          <draw:polygon draw:style-name="gr3" draw:text-style-name="P5" draw:layer="layout" svg:width="0.999cm" svg:height="0.039cm" svg:x="4.468cm" svg:y="1.81cm" svg:viewBox="0 0 1000 40" draw:points="499,40 0,40 0,0 1000,0 1000,40">
            <text:p/>
          </draw:polygon>
          <draw:path draw:style-name="gr3" draw:text-style-name="P5" draw:layer="layout" svg:width="0.436cm" svg:height="0.646cm" svg:x="4.503cm" svg:y="2.049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58 0 72 75 72 81 0 4-2 10-4 14z">
            <text:p/>
          </draw:path>
          <draw:path draw:style-name="gr3" draw:text-style-name="P5" draw:layer="layout" svg:width="0.457cm" svg:height="0.415cm" svg:x="4.969cm" svg:y="2.28cm" svg:viewBox="0 0 458 416" svg:d="M281 129c4-25 25-108 89-108 4 0 27 0 46 10-25 6-44 29-44 50 0 15 11 33 36 33 20 0 50-16 50-54 0-48-54-60-86-60-54 0-85 48-97 71-23-63-71-71-98-71-96 0-148 119-148 141 0 9 8 9 11 9 8 0 10 0 12-9 31-97 92-120 123-120 16 0 50 8 50 60 0 29-17 92-50 218-15 59-48 96-88 96-6 0-27 0-45-10 22-7 43-25 43-50s-21-33-35-33c-27 0-50 25-50 54 0 41 46 60 85 60 63 0 94-65 98-71 10 36 44 71 98 71 95 0 147-119 147-141 0-9-8-9-10-9-8 0-10 2-12 9-32 99-94 120-123 120-35 0-50-29-50-60 0-21 6-40 17-81z">
            <text:p/>
          </draw:path>
          <draw:path draw:style-name="gr3" draw:text-style-name="P5" draw:layer="layout" svg:width="0.45cm" svg:height="2.193cm" svg:x="5.607cm" svg:y="0.733cm" svg:viewBox="0 0 451 2194" svg:d="M451 1098c0-360-83-722-316-996-19-21-52-58-89-92-13-10-15-10-27-10-11 0-19 0-19 8 0 4 4 9 6 11 31 33 94 93 154 193 148 235 216 533 216 884 0 247-33 564-185 836-72 131-149 206-187 245-2 2-4 5-4 9 0 8 8 8 19 8 12 0 14 0 29-15 308-278 403-696 403-1081z">
            <text:p/>
          </draw:path>
          <draw:path draw:style-name="gr3" draw:text-style-name="P5" draw:layer="layout" svg:width="0.608cm" svg:height="0.215cm" svg:x="6.552cm" svg:y="1.723cm" svg:viewBox="0 0 609 216" svg:d="M578 37c15 0 31 0 31-18 0-19-16-19-29-19h-549c-14 0-31 0-31 19 0 18 17 18 31 18zM580 216c13 0 29 0 29-18 0-19-16-19-31-19h-547c-14 0-31 0-31 19 0 18 17 18 31 18z">
            <text:p/>
          </draw:path>
          <draw:path draw:style-name="gr3" draw:text-style-name="P5" draw:layer="layout" svg:width="0.419cm" svg:height="0.415cm" svg:x="7.502cm" svg:y="1.654cm" svg:viewBox="0 0 420 416" svg:d="M306 58c-17-33-44-58-86-58-106 0-220 135-220 268 0 88 50 148 123 148 18 0 64-4 118-69 9 38 40 69 83 69 34 0 55-21 69-50 15-33 27-89 27-91 0-9-8-9-10-9-11 0-11 2-13 17-16 58-33 112-70 112-25 0-27-23-27-41 0-21 2-27 12-69 10-38 10-48 19-81l33-129c6-27 6-27 6-31 0-17-10-25-25-25-23 0-37 21-39 39zM245 297c-4 17-4 17-18 34-40 50-77 64-102 64-48 0-61-50-61-85 0-46 30-160 52-202 28-54 69-87 107-87 60 0 72 75 72 81 0 4-2 10-4 14z">
            <text:p/>
          </draw:path>
          <draw:path draw:style-name="gr3" draw:text-style-name="P5" draw:layer="layout" svg:width="0.436cm" svg:height="0.646cm" svg:x="8.355cm" svg:y="0.806cm" svg:viewBox="0 0 437 647" svg:d="M437 10c0-2 0-10-13-10-12 0-100 8-116 10-6 0-13 5-13 17 0 13 9 13 23 13 44 0 46 6 46 14l-2 19-56 216c-17-33-44-58-86-58-106 0-220 135-220 268 0 87 50 148 123 148 18 0 64-4 118-69 9 38 40 69 83 69 34 0 55-21 69-52 15-31 27-88 27-90 0-10-8-10-10-10-11 0-11 4-13 17-16 60-33 114-70 114-25 0-27-23-27-42 0-23 2-29 6-43zM245 526c-4 17-4 19-18 35-40 50-77 65-102 65-46 0-61-50-61-85 0-46 30-160 52-202 28-54 69-87 107-87 60 0 72 75 72 81 0 4-2 10-4 14z">
            <text:p/>
          </draw:path>
          <draw:polygon draw:style-name="gr3" draw:text-style-name="P5" draw:layer="layout" svg:width="0.999cm" svg:height="0.039cm" svg:x="8.058cm" svg:y="1.81cm" svg:viewBox="0 0 1000 40" draw:points="499,40 0,40 0,0 1000,0 1000,40">
            <text:p/>
          </draw:polygon>
          <draw:path draw:style-name="gr3" draw:text-style-name="P5" draw:layer="layout" svg:width="0.436cm" svg:height="0.646cm" svg:x="8.095cm" svg:y="2.049cm" svg:viewBox="0 0 437 647" svg:d="M437 10c0-2 0-10-13-10-12 0-100 8-116 10-6 0-13 5-13 17 0 13 9 13 23 13 44 0 46 6 46 14l-2 19-56 216c-17-33-44-58-86-58-106 0-220 135-220 268 0 87 50 148 123 148 18 0 64-4 118-69 9 38 40 69 83 69 34 0 55-21 69-52 15-31 27-88 27-90 0-10-8-10-10-10-11 0-11 4-13 17-16 60-33 114-70 114-25 0-27-23-27-42 0-23 2-29 6-43zM245 526c-4 17-4 19-18 35-40 50-77 65-102 65-46 0-61-50-61-85 0-46 30-160 52-202 28-54 69-87 107-87 60 0 72 75 72 81 0 4-2 10-4 14z">
            <text:p/>
          </draw:path>
          <draw:path draw:style-name="gr3" draw:text-style-name="P5" draw:layer="layout" svg:width="0.457cm" svg:height="0.415cm" svg:x="8.561cm" svg:y="2.28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7 60 61 0 94-65 96-71 10 36 44 71 100 71 93 0 145-119 145-141 0-9-8-9-10-9-8 0-10 2-12 9-30 99-94 120-123 120-35 0-50-29-50-60 0-21 6-40 17-81z">
            <text:p/>
          </draw:path>
          <draw:polygon draw:style-name="gr3" draw:text-style-name="P5" draw:layer="layout" svg:width="0.209cm" svg:height="1.644cm" svg:x="9.524cm" svg:y="1.008cm" svg:viewBox="0 0 210 1645" draw:points="0,1645 210,1645 210,1603 44,1603 44,44 210,44 210,0 0,0">
            <text:p/>
          </draw:polygon>
          <draw:path draw:style-name="gr3" draw:text-style-name="P5" draw:layer="layout" svg:width="0.301cm" svg:height="0.421cm" svg:x="9.78cm" svg:y="1.648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5" draw:layer="layout" svg:width="0.197cm" svg:height="0.612cm" svg:x="10.14cm" svg:y="1.446cm" svg:viewBox="0 0 198 613" svg:d="M133 208l-129 10v29c60 0 69 5 69 50v246c0 41-11 41-73 41v29c29-2 79-2 102-2 31 0 64 0 96 2v-29c-61 0-65-4-65-39zM137 48c0-29-23-48-50-48-29 0-47 25-47 48 0 25 18 50 47 50 27 0 50-21 50-50z">
            <text:p/>
          </draw:path>
          <draw:path draw:style-name="gr3" draw:text-style-name="P5" draw:layer="layout" svg:width="0.461cm" svg:height="0.405cm" svg:x="10.394cm" svg:y="1.654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5" draw:layer="layout" svg:width="0.348cm" svg:height="1.644cm" svg:x="11.188cm" svg:y="1.008cm" svg:viewBox="0 0 349 1645" svg:d="M308 1637c2 0 10 8 10 8h21c2 0 10 0 10-8 0-4-2-7-4-9-33-33-83-83-139-183-100-176-135-403-135-621 0-406 114-645 276-807 2-2 2-7 2-9 0-8-6-8-16-8-13 0-15 0-23 8-87 75-185 202-250 395-39 121-60 267-60 418 0 219 40 464 183 676 25 36 60 73 60 73 9 13 21 27 29 33z">
            <text:p/>
          </draw:path>
          <draw:path draw:style-name="gr3" draw:text-style-name="P5" draw:layer="layout" svg:width="0.494cm" svg:height="0.405cm" svg:x="11.704cm" svg:y="1.045cm" svg:viewBox="0 0 495 406" svg:d="M218 54h104c-31 135-39 175-39 237 0 13 0 38 8 69 9 41 19 46 33 46 19 0 38-17 38-36 0-4 0-6-6-19-27-66-27-126-27-151 0-50 8-98 16-146h106c11 0 44 0 44-31 0-23-19-23-35-23h-308c-21 0-56 0-96 44-33 35-56 77-56 81 0 2 0 10 10 10 9 0 11-4 15-10 46-71 100-71 116-71h55c-32 110-80 221-119 306-6 12-6 14-6 21 0 18 14 25 25 25 29 0 35-25 45-61 15-41 15-43 25-89z">
            <text:p/>
          </draw:path>
          <draw:polygon draw:style-name="gr3" draw:text-style-name="P5" draw:layer="layout" svg:width="0.554cm" svg:height="0.039cm" svg:x="11.679cm" svg:y="1.81cm" svg:viewBox="0 0 555 40" draw:points="279,40 0,40 0,0 555,0 555,40">
            <text:p/>
          </draw:polygon>
          <draw:path draw:style-name="gr3" draw:text-style-name="P5" draw:layer="layout" svg:width="0.365cm" svg:height="0.61cm" svg:x="11.773cm" svg:y="2.076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ath draw:style-name="gr3" draw:text-style-name="P5" draw:layer="layout" svg:width="0.608cm" svg:height="0.61cm" svg:x="12.596cm" svg:y="1.525cm" svg:viewBox="0 0 609 611" svg:d="M324 324h256c13 0 29 0 29-18 0-19-16-19-29-19h-256v-256c0-14 0-31-18-31-19 0-19 17-19 31v256h-256c-14 0-31 0-31 19 0 18 17 18 31 18h256v256c0 13 0 31 19 31 18 0 18-18 18-31z">
            <text:p/>
          </draw:path>
          <draw:path draw:style-name="gr3" draw:text-style-name="P5" draw:layer="layout" svg:width="0.419cm" svg:height="0.415cm" svg:x="13.497cm" svg:y="1.654cm" svg:viewBox="0 0 420 416" svg:d="M306 58c-17-33-44-58-86-58-106 0-220 135-220 268 0 88 50 148 123 148 18 0 64-4 118-69 9 38 40 69 83 69 34 0 55-21 69-50 15-33 27-89 27-91 0-9-8-9-10-9-9 0-11 2-13 17-16 58-33 112-70 112-25 0-27-23-27-41 0-21 2-27 12-69 10-38 10-48 19-81l33-129c6-27 6-27 6-31 0-17-10-25-25-25-23 0-37 21-39 39zM245 297c-4 17-4 17-16 34-42 50-79 64-104 64-46 0-61-50-61-85 0-46 30-160 52-202 28-54 69-87 107-87 60 0 72 75 72 81 0 4-2 10-4 14z">
            <text:p/>
          </draw:path>
          <draw:path draw:style-name="gr3" draw:text-style-name="P5" draw:layer="layout" svg:width="0.457cm" svg:height="0.415cm" svg:x="13.969cm" svg:y="1.654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5 60 63 0 96-65 98-71 10 36 44 71 98 71 95 0 147-119 147-141 0-9-8-9-10-9-8 0-10 2-12 9-30 99-94 120-123 120-35 0-50-29-50-60 0-21 6-40 17-81z">
            <text:p/>
          </draw:path>
          <draw:path draw:style-name="gr3" draw:text-style-name="P5" draw:layer="layout" svg:width="0.608cm" svg:height="0.61cm" svg:x="14.72cm" svg:y="1.525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5.625cm" svg:y="1.423cm" svg:viewBox="0 0 339 647" svg:d="M177 10c0-2 0-10-13-10-20 0-87 8-112 8-6 2-17 2-17 19 0 13 9 13 21 13 46 0 46 6 46 14 0 6-6 38-13 56l-74 300c-11 45-15 60-15 93 0 86 48 144 116 144 109 0 223-137 223-269 0-85-50-147-123-147-41 0-81 27-108 56zM89 356c7-19 7-21 15-32 46-60 85-72 110-72 34 0 58 27 58 85 0 54-31 160-47 195-29 61-73 94-109 94-31 0-62-25-62-92 0-18 0-35 17-93z">
            <text:p/>
          </draw:path>
          <draw:path draw:style-name="gr3" draw:text-style-name="P5" draw:layer="layout" svg:width="0.348cm" svg:height="1.644cm" svg:x="16.008cm" svg:y="1.008cm" svg:viewBox="0 0 349 1645" svg:d="M349 821c0-262-62-540-243-746-12-15-46-50-69-69-6-6-8-6-20-6-9 0-17 0-17 8 0 4 4 9 6 11 31 31 81 81 138 183 99 174 135 401 135 619 0 398-111 641-275 807-2 2-4 7-4 9 0 8 8 8 17 8 12 0 14 0 23-6 87-75 185-202 249-395 40-125 60-275 60-423z">
            <text:p/>
          </draw:path>
          <draw:polygon draw:style-name="gr3" draw:text-style-name="P5" draw:layer="layout" svg:width="0.209cm" svg:height="1.644cm" svg:x="16.536cm" svg:y="1.008cm" svg:viewBox="0 0 210 1645" draw:points="166,1603 0,1603 0,1645 210,1645 210,0 0,0 0,44 166,44">
            <text:p/>
          </draw:polygon>
        </draw:g>
        <draw:g xml:id="id56" draw:id="id56">
          <svg:title>TexMaths</svg:title>
          <svg:desc>26§display§\frac{d^2 y}{dx^2} = a \left[ \sin \left( \frac{\pi}{2} + ax + b \right) \right] \frac{d}{dx}\left( \frac{\pi}{2} + ax + b \right)§svg§600§FALSE§</svg:desc>
          <draw:polygon draw:style-name="gr2" draw:text-style-name="P4" draw:layer="layout" svg:width="17.764cm" svg:height="1.92cm" svg:x="2.375cm" svg:y="3.279cm" svg:viewBox="0 0 17765 1921" draw:points="8884,1921 0,1921 0,0 17765,0 17765,1921">
            <text:p/>
          </draw:polygon>
          <draw:path draw:style-name="gr3" draw:text-style-name="P5" draw:layer="layout" svg:width="0.436cm" svg:height="0.645cm" svg:x="2.387cm" svg:y="3.356cm" svg:viewBox="0 0 437 646" svg:d="M437 10c0-2 0-10-13-10-12 0-100 8-116 10-6 0-13 5-13 17s9 12 23 12c44 0 46 7 46 15l-4 19-54 216c-17-33-44-58-86-58-106 0-220 135-220 268 0 87 50 147 123 147 18 0 64-4 118-68 9 37 40 68 83 68 34 0 55-20 69-52 15-31 27-87 27-89 0-10-8-10-10-10-11 0-11 4-13 16-16 61-33 115-70 115-25 0-27-23-27-42 0-23 2-29 6-44zM245 526c-4 16-4 19-18 35-40 50-77 65-102 65-46 0-61-50-61-86 0-45 30-160 52-201 28-54 69-87 107-87 60 0 72 74 72 81 0 4-2 10-4 14z">
            <text:p/>
          </draw:path>
          <draw:path draw:style-name="gr3" draw:text-style-name="P5" draw:layer="layout" svg:width="0.284cm" svg:height="0.425cm" svg:x="2.866cm" svg:y="3.233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5" draw:layer="layout" svg:width="0.423cm" svg:height="0.591cm" svg:x="3.261cm" svg:y="3.584cm" svg:viewBox="0 0 424 592" svg:d="M420 56c4-12 4-14 4-21 0-16-14-25-27-25-10 0-25 5-33 19-2 4-8 33-12 50-7 23-13 48-19 73l-42 166c-2 12-41 77-102 77-48 0-58-40-58-75 0-41 17-98 48-179 14-37 17-47 17-66 0-42-30-75-75-75-88 0-121 133-121 141 0 9 8 9 10 9 11 0 11-2 15-17 25-85 62-112 94-112 6 0 22 0 22 29 0 23-8 46-16 64-36 96-52 150-52 192 0 81 58 110 112 110 35 0 67-17 92-42-11 48-23 92-59 141-25 32-60 59-102 59-12 0-54-4-68-40 14 0 25 0 37-10 11-9 19-21 19-38 0-29-25-33-33-33-21 0-52 15-52 60 0 46 41 79 97 79 96 0 190-83 215-187z">
            <text:p/>
          </draw:path>
          <draw:polygon draw:style-name="gr3" draw:text-style-name="P5" draw:layer="layout" svg:width="1.409cm" svg:height="0.038cm" svg:x="2.329cm" svg:y="4.36cm" svg:viewBox="0 0 1410 39" draw:points="705,39 0,39 0,0 1410,0 1410,39">
            <text:p/>
          </draw:polygon>
          <draw:path draw:style-name="gr3" draw:text-style-name="P5" draw:layer="layout" svg:width="0.436cm" svg:height="0.645cm" svg:x="2.366cm" svg:y="4.599cm" svg:viewBox="0 0 437 646" svg:d="M437 10c0-2 0-10-13-10-12 0-100 8-116 10-6 0-13 5-13 17s9 12 23 12c44 0 46 7 46 15l-4 19-54 216c-17-33-44-58-86-58-106 0-220 135-220 268 0 87 50 147 123 147 18 0 64-4 118-68 9 37 40 68 83 68 34 0 55-20 69-52 15-31 27-87 27-89 0-10-8-10-10-10-11 0-11 4-13 16-16 61-33 115-70 115-25 0-27-23-27-42 0-23 2-29 6-44zM245 526c-4 16-4 19-18 35-40 50-77 65-102 65-46 0-61-50-61-86 0-45 30-160 52-201 28-54 69-87 107-87 60 0 72 74 72 81 0 4-2 10-4 14z">
            <text:p/>
          </draw:path>
          <draw:path draw:style-name="gr3" draw:text-style-name="P5" draw:layer="layout" svg:width="0.457cm" svg:height="0.415cm" svg:x="2.83cm" svg:y="4.829cm" svg:viewBox="0 0 458 416" svg:d="M281 129c4-25 25-108 89-108 6 0 27 0 46 10-25 6-44 29-44 50 0 15 11 33 36 33 20 0 50-16 50-54 0-48-54-60-86-60-54 0-85 48-97 71-23-63-71-71-98-71-96 0-148 118-148 141 0 9 8 9 11 9 8 0 10 0 12-9 31-97 92-120 123-120 16 0 50 8 50 60 0 29-17 92-50 218-15 59-48 96-88 96-6 0-27 0-45-10 22-7 43-25 43-50s-21-34-35-34c-27 0-50 25-50 54 0 42 46 61 85 61 63 0 96-65 98-71 10 35 44 71 98 71 95 0 147-119 147-142 0-8-8-8-10-8-8 0-10 2-12 8-30 100-94 121-123 121-35 0-50-29-50-60 0-21 6-40 17-81z">
            <text:p/>
          </draw:path>
          <draw:path draw:style-name="gr3" draw:text-style-name="P5" draw:layer="layout" svg:width="0.284cm" svg:height="0.425cm" svg:x="3.367cm" svg:y="4.545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5" draw:layer="layout" svg:width="0.608cm" svg:height="0.215cm" svg:x="4.151cm" svg:y="4.272cm" svg:viewBox="0 0 609 216" svg:d="M578 37c15 0 31 0 31-18 0-19-16-19-29-19h-549c-14 0-31 0-31 19 0 18 17 18 31 18zM580 216c13 0 29 0 29-19 0-18-16-18-31-18h-547c-14 0-31 0-31 18 0 19 17 19 31 19z">
            <text:p/>
          </draw:path>
          <draw:path draw:style-name="gr3" draw:text-style-name="P5" draw:layer="layout" svg:width="0.419cm" svg:height="0.415cm" svg:x="5.102cm" svg:y="4.204cm" svg:viewBox="0 0 420 416" svg:d="M306 58c-17-33-44-58-86-58-106 0-220 135-220 268 0 87 50 148 123 148 18 0 64-4 118-69 9 38 40 69 83 69 34 0 55-21 69-50 15-33 27-90 27-92 0-8-8-8-10-8-9 0-11 2-13 17-16 58-33 112-70 112-25 0-27-23-27-42 0-20 2-27 12-68 10-38 10-48 19-81l33-129c6-27 6-27 6-31 0-17-10-25-25-25-23 0-37 20-39 39zM245 297c-4 17-4 17-16 33-42 50-79 65-104 65-46 0-61-50-61-85 0-46 30-160 52-202 28-54 69-87 107-87 60 0 72 75 72 81 0 4-2 10-4 14z">
            <text:p/>
          </draw:path>
          <draw:polygon draw:style-name="gr3" draw:text-style-name="P5" draw:layer="layout" svg:width="0.209cm" svg:height="1.643cm" svg:x="5.907cm" svg:y="3.557cm" svg:viewBox="0 0 210 1644" draw:points="0,1644 210,1644 210,1603 44,1603 44,44 210,44 210,0 0,0">
            <text:p/>
          </draw:polygon>
          <draw:path draw:style-name="gr3" draw:text-style-name="P5" draw:layer="layout" svg:width="0.301cm" svg:height="0.421cm" svg:x="6.162cm" svg:y="4.197cm" svg:viewBox="0 0 302 422" svg:d="M160 233c21 4 96 18 96 85 0 46-31 83-104 83-77 0-110-52-127-131-2-10-4-14-13-14-12 0-12 6-12 23v120c0 17 0 23 10 23 5 0 7-2 23-19 2-2 2-4 19-21 40 38 81 40 100 40 106 0 150-62 150-129 0-48-30-75-40-87-31-29-66-36-104-44-52-10-114-21-114-75 0-33 25-70 104-70 100 0 106 83 108 112 0 8 8 8 10 8 13 0 13-4 13-23v-91c0-17 0-23-11-23-4 0-6 0-18 10-2 5-13 13-17 15-33-25-73-25-85-25-113 0-148 62-148 112 0 33 15 58 40 79 29 23 56 29 120 42z">
            <text:p/>
          </draw:path>
          <draw:path draw:style-name="gr3" draw:text-style-name="P5" draw:layer="layout" svg:width="0.197cm" svg:height="0.612cm" svg:x="6.522cm" svg:y="3.996cm" svg:viewBox="0 0 198 613" svg:d="M133 208l-129 10v29c60 0 69 4 69 50v245c0 42-11 42-73 42v29c29-2 79-2 102-2 31 0 64 0 96 2v-29c-61 0-65-4-65-39zM137 48c0-29-23-48-50-48-29 0-47 25-47 48 0 25 18 50 47 50 27 0 50-21 50-50z">
            <text:p/>
          </draw:path>
          <draw:path draw:style-name="gr3" draw:text-style-name="P5" draw:layer="layout" svg:width="0.461cm" svg:height="0.404cm" svg:x="6.776cm" svg:y="4.204cm" svg:viewBox="0 0 462 405" svg:d="M71 89v248c0 39-9 39-71 39v29c31 0 79-2 104-2 23 0 71 2 102 2v-29c-60 0-71 0-71-39v-171c0-95 65-145 123-145s69 50 69 102v214c0 39-11 39-71 39v29c31 0 79-2 104-2 23 0 71 2 102 2v-29c-48 0-71 0-71-27v-174c0-79 0-108-29-142-13-14-44-33-96-33-68 0-110 39-137 96v-96l-129 10v29c64 0 71 7 71 50z">
            <text:p/>
          </draw:path>
          <draw:path draw:style-name="gr3" draw:text-style-name="P5" draw:layer="layout" svg:width="0.348cm" svg:height="1.643cm" svg:x="7.571cm" svg:y="3.557cm" svg:viewBox="0 0 349 1644" svg:d="M308 1636c2 0 10 8 10 8h21c2 0 10 0 10-8 0-4-2-6-4-9-33-33-83-83-139-182-100-177-135-404-135-622 0-405 114-644 276-806 2-2 2-7 2-9 0-8-6-8-16-8-13 0-15 0-23 8-87 75-185 202-250 395-39 121-60 266-60 418 0 218 40 464 183 676 25 35 60 72 60 72 9 13 21 27 29 34z">
            <text:p/>
          </draw:path>
          <draw:path draw:style-name="gr3" draw:text-style-name="P5" draw:layer="layout" svg:width="0.494cm" svg:height="0.404cm" svg:x="8.086cm" svg:y="3.595cm" svg:viewBox="0 0 495 405" svg:d="M218 54h104c-31 135-39 175-39 237 0 12 0 37 8 69 9 41 19 45 33 45 19 0 38-16 38-35 0-4 0-6-6-19-27-66-27-127-27-151 0-50 8-98 16-146h106c11 0 44 0 44-31 0-23-19-23-35-23h-308c-21 0-56 0-96 44-33 35-56 77-56 81 0 2 0 10 10 10 9 0 11-4 15-10 46-71 100-71 116-71h55c-32 110-80 220-119 306-6 12-6 14-6 20 0 19 14 25 25 25 29 0 35-25 45-60 15-42 15-44 25-89z">
            <text:p/>
          </draw:path>
          <draw:polygon draw:style-name="gr3" draw:text-style-name="P5" draw:layer="layout" svg:width="0.554cm" svg:height="0.038cm" svg:x="8.062cm" svg:y="4.36cm" svg:viewBox="0 0 555 39" draw:points="279,39 0,39 0,0 555,0 555,39">
            <text:p/>
          </draw:polygon>
          <draw:path draw:style-name="gr3" draw:text-style-name="P5" draw:layer="layout" svg:width="0.365cm" svg:height="0.61cm" svg:x="8.155cm" svg:y="4.626cm" svg:viewBox="0 0 366 611" svg:d="M71 540l97-95c144-127 198-175 198-266 0-106-81-179-193-179-104 0-173 85-173 166 0 50 46 50 48 50 16 0 48-10 48-48 0-23-17-47-48-47-8 0-8 0-13 2 21-61 71-94 125-94 83 0 123 73 123 150 0 73-46 145-96 201l-177 196c-10 10-10 12-10 35h341l25-160h-23c-4 27-10 69-19 81-8 8-68 8-87 8z">
            <text:p/>
          </draw:path>
          <draw:path draw:style-name="gr3" draw:text-style-name="P5" draw:layer="layout" svg:width="0.608cm" svg:height="0.61cm" svg:x="8.979cm" svg:y="4.075cm" svg:viewBox="0 0 609 611" svg:d="M324 324h256c13 0 29 0 29-18 0-19-16-19-29-19h-256v-256c0-14 0-31-18-31-19 0-19 17-19 31v256h-256c-14 0-31 0-31 19 0 18 17 18 31 18h256v256c0 12 0 31 19 31 18 0 18-19 18-31z">
            <text:p/>
          </draw:path>
          <draw:path draw:style-name="gr3" draw:text-style-name="P5" draw:layer="layout" svg:width="0.419cm" svg:height="0.415cm" svg:x="9.877cm" svg:y="4.204cm" svg:viewBox="0 0 420 416" svg:d="M306 58c-17-33-44-58-86-58-106 0-220 135-220 268 0 87 50 148 123 148 18 0 64-4 118-69 9 38 40 69 83 69 34 0 55-21 69-50 15-33 27-90 27-92 0-8-8-8-10-8-9 0-11 2-13 17-16 58-33 112-70 112-25 0-27-23-27-42 0-20 2-27 12-68 10-38 10-48 19-81l33-129c6-27 6-27 6-31 0-17-10-25-25-25-23 0-37 20-39 39zM245 297c-4 17-4 17-16 33-42 50-79 65-104 65-46 0-61-50-61-85 0-46 30-160 52-202 28-54 69-87 107-87 60 0 72 75 72 81 0 4-2 10-4 14z">
            <text:p/>
          </draw:path>
          <draw:path draw:style-name="gr3" draw:text-style-name="P5" draw:layer="layout" svg:width="0.457cm" svg:height="0.415cm" svg:x="10.352cm" svg:y="4.204cm" svg:viewBox="0 0 458 416" svg:d="M281 129c4-25 25-108 89-108 6 0 27 0 46 10-25 6-44 29-44 50 0 15 11 33 36 33 20 0 50-16 50-54 0-48-54-60-86-60-54 0-85 48-97 71-23-63-71-71-98-71-96 0-148 118-148 141 0 9 8 9 11 9 8 0 10 0 12-9 31-97 92-120 123-120 16 0 50 8 50 60 0 29-17 92-50 218-15 59-48 96-88 96-6 0-27 0-45-10 22-7 43-25 43-50s-21-34-35-34c-27 0-50 25-50 54 0 42 46 61 85 61 63 0 96-65 98-71 10 35 44 71 98 71 95 0 147-119 147-142 0-8-8-8-10-8-8 0-10 2-12 8-30 100-94 121-123 121-35 0-50-29-50-60 0-21 6-40 17-81z">
            <text:p/>
          </draw:path>
          <draw:path draw:style-name="gr3" draw:text-style-name="P5" draw:layer="layout" svg:width="0.608cm" svg:height="0.61cm" svg:x="11.1cm" svg:y="4.075cm" svg:viewBox="0 0 609 611" svg:d="M324 324h256c13 0 29 0 29-18 0-19-16-19-29-19h-256v-256c0-14 0-31-18-31-19 0-19 17-19 31v256h-256c-14 0-31 0-31 19 0 18 17 18 31 18h256v256c0 12 0 31 19 31 18 0 18-19 18-31z">
            <text:p/>
          </draw:path>
          <draw:path draw:style-name="gr3" draw:text-style-name="P5" draw:layer="layout" svg:width="0.338cm" svg:height="0.645cm" svg:x="12.007cm" svg:y="3.973cm" svg:viewBox="0 0 339 646" svg:d="M177 10c0-2 0-10-13-10-20 0-87 8-112 8-6 2-17 2-17 19 0 12 9 12 21 12 46 0 46 7 46 15 0 6-6 37-13 56l-74 299c-11 46-15 61-15 94 0 85 48 143 116 143 109 0 223-137 223-268 0-85-50-147-123-147-41 0-81 27-108 56zM89 355c7-18 7-20 15-31 46-60 85-72 110-72 34 0 58 27 58 85 0 54-31 160-47 195-29 60-73 94-109 94-31 0-62-25-62-92 0-19 0-35 17-93z">
            <text:p/>
          </draw:path>
          <draw:path draw:style-name="gr3" draw:text-style-name="P5" draw:layer="layout" svg:width="0.348cm" svg:height="1.643cm" svg:x="12.388cm" svg:y="3.557cm" svg:viewBox="0 0 349 1644" svg:d="M349 821c0-262-62-540-243-746-12-15-46-50-69-69-6-6-8-6-20-6-9 0-17 0-17 8 0 4 4 9 6 11 31 31 81 81 138 183 99 174 135 401 135 619 0 397-111 640-275 806-2 3-4 7-4 9 0 8 8 8 17 8 12 0 14 0 23-6 87-75 185-202 249-395 40-125 60-274 60-422z">
            <text:p/>
          </draw:path>
          <draw:polygon draw:style-name="gr3" draw:text-style-name="P5" draw:layer="layout" svg:width="0.209cm" svg:height="1.643cm" svg:x="12.918cm" svg:y="3.557cm" svg:viewBox="0 0 210 1644" draw:points="166,1603 0,1603 0,1644 210,1644 210,0 0,0 0,44 166,44">
            <text:p/>
          </draw:polygon>
          <draw:path draw:style-name="gr3" draw:text-style-name="P5" draw:layer="layout" svg:width="0.436cm" svg:height="0.645cm" svg:x="13.892cm" svg:y="3.356cm" svg:viewBox="0 0 437 646" svg:d="M437 10c0-2 0-10-13-10-12 0-100 8-116 10-6 0-13 5-13 17s9 12 23 12c44 0 46 7 46 15l-4 19-54 216c-17-33-44-58-86-58-106 0-220 135-220 268 0 87 50 147 123 147 18 0 64-4 118-68 9 37 40 68 83 68 34 0 55-20 69-52 15-31 27-87 27-89 0-10-8-10-10-10-11 0-11 4-13 16-16 61-33 115-70 115-25 0-27-23-27-42 0-23 2-29 6-44zM245 526c-4 16-4 19-18 35-40 50-77 65-102 65-46 0-61-50-61-86 0-45 30-160 52-201 28-54 69-87 107-87 58 0 72 74 72 81 0 4-2 10-4 14z">
            <text:p/>
          </draw:path>
          <draw:polygon draw:style-name="gr3" draw:text-style-name="P5" draw:layer="layout" svg:width="0.999cm" svg:height="0.038cm" svg:x="13.594cm" svg:y="4.36cm" svg:viewBox="0 0 1000 39" draw:points="499,39 0,39 0,0 1000,0 1000,39">
            <text:p/>
          </draw:polygon>
          <draw:path draw:style-name="gr3" draw:text-style-name="P5" draw:layer="layout" svg:width="0.436cm" svg:height="0.645cm" svg:x="13.632cm" svg:y="4.599cm" svg:viewBox="0 0 437 646" svg:d="M437 10c0-2 0-10-13-10-12 0-100 8-116 10-6 0-13 5-13 17s9 12 23 12c44 0 46 7 46 15l-4 19-54 216c-17-33-44-58-86-58-106 0-220 135-220 268 0 87 50 147 123 147 18 0 64-4 118-68 9 37 40 68 83 68 34 0 55-20 69-52 15-31 27-87 27-89 0-10-8-10-10-10-11 0-11 4-13 16-16 61-33 115-70 115-25 0-27-23-27-42 0-23 2-29 6-44zM245 526c-4 16-4 19-18 35-40 50-77 65-102 65-46 0-61-50-61-86 0-45 30-160 52-201 28-54 69-87 107-87 58 0 72 74 72 81 0 4-2 10-4 14z">
            <text:p/>
          </draw:path>
          <draw:path draw:style-name="gr3" draw:text-style-name="P5" draw:layer="layout" svg:width="0.457cm" svg:height="0.415cm" svg:x="14.098cm" svg:y="4.829cm" svg:viewBox="0 0 458 416" svg:d="M281 129c4-25 25-108 89-108 4 0 27 0 46 10-25 6-44 29-44 50 0 15 11 33 36 33 20 0 50-16 50-54 0-48-54-60-86-60-54 0-85 48-97 71-23-63-71-71-98-71-96 0-148 118-148 141 0 9 8 9 11 9 8 0 10 0 12-9 31-97 92-120 123-120 16 0 50 8 50 60 0 29-17 92-50 218-15 59-48 96-88 96-6 0-27 0-45-10 22-7 43-25 43-50s-21-34-35-34c-27 0-50 25-50 54 0 42 46 61 85 61 63 0 94-65 98-71 10 35 44 71 98 71 95 0 147-119 147-142 0-8-8-8-10-8-8 0-10 2-12 8-32 100-94 121-123 121-35 0-50-29-50-60 0-21 6-40 17-81z">
            <text:p/>
          </draw:path>
          <draw:path draw:style-name="gr3" draw:text-style-name="P5" draw:layer="layout" svg:width="0.348cm" svg:height="1.643cm" svg:x="15.019cm" svg:y="3.557cm" svg:viewBox="0 0 349 1644" svg:d="M308 1636c2 0 10 8 10 8h21c2 0 10 0 10-8 0-4-2-6-4-9-33-33-83-83-139-182-100-177-135-404-135-622 0-405 114-644 276-806 2-2 2-7 2-9 0-8-6-8-16-8-13 0-15 0-23 8-87 75-185 202-250 395-39 121-60 266-60 418 0 218 40 464 183 676 25 35 60 72 60 72 9 13 21 27 29 34z">
            <text:p/>
          </draw:path>
          <draw:path draw:style-name="gr3" draw:text-style-name="P5" draw:layer="layout" svg:width="0.494cm" svg:height="0.404cm" svg:x="15.535cm" svg:y="3.595cm" svg:viewBox="0 0 495 405" svg:d="M218 54h104c-31 135-39 175-39 237 0 12 0 37 8 69 9 41 19 45 33 45 19 0 38-16 38-35 0-4 0-6-6-19-27-66-27-127-27-151 0-50 6-98 16-146h106c11 0 44 0 44-31 0-23-19-23-35-23h-308c-21 0-56 0-96 44-33 35-56 77-56 81 0 2 0 10 10 10 9 0 11-4 15-10 46-71 100-71 116-71h55c-32 110-80 220-119 306-6 12-6 14-6 20 0 19 14 25 25 25 29 0 35-25 45-60 15-42 15-44 25-89z">
            <text:p/>
          </draw:path>
          <draw:polygon draw:style-name="gr3" draw:text-style-name="P5" draw:layer="layout" svg:width="0.554cm" svg:height="0.038cm" svg:x="15.51cm" svg:y="4.36cm" svg:viewBox="0 0 555 39" draw:points="279,39 0,39 0,0 555,0 555,39">
            <text:p/>
          </draw:polygon>
          <draw:path draw:style-name="gr3" draw:text-style-name="P5" draw:layer="layout" svg:width="0.365cm" svg:height="0.61cm" svg:x="15.604cm" svg:y="4.626cm" svg:viewBox="0 0 366 611" svg:d="M71 540l97-95c144-127 198-175 198-266 0-106-81-179-193-179-104 0-173 85-173 166 0 50 46 50 48 50 16 0 48-10 48-48 0-23-17-47-48-47-8 0-8 0-13 2 21-61 71-94 125-94 83 0 123 73 123 150 0 73-46 145-96 201l-177 196c-10 10-10 12-10 35h341l25-160h-23c-4 27-10 69-19 81-8 8-68 8-87 8z">
            <text:p/>
          </draw:path>
          <draw:path draw:style-name="gr3" draw:text-style-name="P5" draw:layer="layout" svg:width="0.608cm" svg:height="0.61cm" svg:x="16.427cm" svg:y="4.075cm" svg:viewBox="0 0 609 611" svg:d="M324 324h256c13 0 29 0 29-18 0-19-16-19-29-19h-256v-256c0-14 0-31-18-31-19 0-19 17-19 31v256h-256c-14 0-31 0-31 19 0 18 17 18 31 18h256v256c0 12 0 31 19 31 18 0 18-19 18-31z">
            <text:p/>
          </draw:path>
          <draw:path draw:style-name="gr3" draw:text-style-name="P5" draw:layer="layout" svg:width="0.419cm" svg:height="0.415cm" svg:x="17.328cm" svg:y="4.204cm" svg:viewBox="0 0 420 416" svg:d="M306 58c-17-33-44-58-86-58-106 0-220 135-220 268 0 87 50 148 123 148 18 0 64-4 118-69 9 38 40 69 83 69 34 0 55-21 69-50 15-33 27-90 27-92 0-8-8-8-10-8-9 0-11 2-13 17-16 58-33 112-70 112-25 0-27-23-27-42 0-20 2-27 12-68 10-38 10-48 19-81l33-129c6-27 6-27 6-31 0-17-10-25-25-25-23 0-37 20-39 39zM245 297c-4 17-4 17-16 33-42 50-79 65-104 65-46 0-61-50-61-85 0-46 30-160 52-202 28-54 69-87 107-87 60 0 72 75 72 81 0 4-2 10-4 14z">
            <text:p/>
          </draw:path>
          <draw:path draw:style-name="gr3" draw:text-style-name="P5" draw:layer="layout" svg:width="0.457cm" svg:height="0.415cm" svg:x="17.8cm" svg:y="4.204cm" svg:viewBox="0 0 458 416" svg:d="M281 129c4-25 25-108 89-108 4 0 27 0 46 10-25 6-44 29-44 50 0 15 11 33 36 33 20 0 50-16 50-54 0-48-54-60-86-60-54 0-85 48-97 71-23-63-71-71-98-71-96 0-148 118-148 141 0 9 8 9 11 9 8 0 10 0 12-9 31-97 92-120 123-120 16 0 50 8 50 60 0 29-17 92-50 218-15 59-48 96-88 96-6 0-27 0-45-10 22-7 43-25 43-50s-21-34-35-34c-27 0-50 25-50 54 0 42 46 61 85 61 63 0 94-65 98-71 10 35 44 71 98 71 95 0 147-119 147-142 0-8-8-8-10-8-8 0-10 2-12 8-32 100-94 121-123 121-35 0-50-29-50-60 0-21 6-40 17-81z">
            <text:p/>
          </draw:path>
          <draw:path draw:style-name="gr3" draw:text-style-name="P5" draw:layer="layout" svg:width="0.608cm" svg:height="0.61cm" svg:x="18.551cm" svg:y="4.075cm" svg:viewBox="0 0 609 611" svg:d="M324 324h256c13 0 29 0 29-18 0-19-16-19-29-19h-256v-256c0-14 0-31-18-31-19 0-19 17-19 31v256h-256c-14 0-31 0-31 19 0 18 17 18 31 18h256v256c0 12 0 31 19 31 18 0 18-19 18-31z">
            <text:p/>
          </draw:path>
          <draw:path draw:style-name="gr3" draw:text-style-name="P5" draw:layer="layout" svg:width="0.338cm" svg:height="0.645cm" svg:x="19.456cm" svg:y="3.973cm" svg:viewBox="0 0 339 646" svg:d="M177 10c0-2 0-10-13-10-20 0-87 8-112 8-6 2-17 2-17 19 0 12 9 12 21 12 46 0 48 7 48 15 0 6-8 37-15 56l-74 299c-11 46-15 61-15 94 0 85 48 143 116 143 109 0 223-137 223-268 0-85-50-147-123-147-41 0-81 27-108 56zM89 355c7-18 7-20 15-31 46-60 87-72 110-72 34 0 58 27 58 85 0 54-31 160-47 195-29 60-73 94-109 94-31 0-60-25-60-92 0-19 0-35 15-93z">
            <text:p/>
          </draw:path>
          <draw:path draw:style-name="gr3" draw:text-style-name="P5" draw:layer="layout" svg:width="0.348cm" svg:height="1.643cm" svg:x="19.839cm" svg:y="3.557cm" svg:viewBox="0 0 349 1644" svg:d="M349 821c0-262-62-540-243-746-12-15-46-50-69-69-6-6-8-6-20-6-9 0-17 0-17 8 0 4 4 9 6 11 31 31 81 81 138 183 99 174 135 401 135 619 0 397-111 640-275 806-2 3-4 7-4 9 0 8 8 8 17 8 12 0 14 0 23-6 87-75 185-202 249-395 40-125 60-274 60-422z">
            <text:p/>
          </draw:path>
        </draw:g>
        <draw:g xml:id="id58" draw:id="id58">
          <svg:title>TexMaths</svg:title>
          <svg:desc>26§display§\frac{d^2 y}{dx^2} = a^2 \sin \left( \frac{2\pi}{2} + ax + b \right)§svg§600§FALSE§</svg:desc>
          <draw:polygon draw:style-name="gr2" draw:text-style-name="P4" draw:layer="layout" svg:width="10.978cm" svg:height="2.151cm" svg:x="2.473cm" svg:y="8.279cm" svg:viewBox="0 0 10979 2152" draw:points="5491,2152 0,2152 0,0 10979,0 10979,2152">
            <text:p/>
          </draw:polygon>
          <draw:path draw:style-name="gr3" draw:text-style-name="P5" draw:layer="layout" svg:width="0.436cm" svg:height="0.646cm" svg:x="2.485cm" svg:y="8.356cm" svg:viewBox="0 0 437 647" svg:d="M437 10c0-2 0-10-13-10-12 0-100 8-116 10-6 0-13 5-13 17 0 13 9 13 23 13 44 0 46 6 46 14l-4 19-54 216c-17-33-44-58-86-58-106 0-220 135-220 268 0 87 50 148 123 148 18 0 64-4 118-69 9 38 40 69 83 69 34 0 55-21 69-52 15-31 27-88 27-90 0-10-8-10-10-10-11 0-11 4-13 17-16 60-33 114-70 114-25 0-28-23-28-42 0-22 3-29 7-43zM245 526c-4 17-4 19-18 36-40 49-77 64-102 64-46 0-61-50-61-85 0-46 30-160 52-202 28-54 69-87 107-87 60 0 72 75 72 81 0 4-2 10-4 14z">
            <text:p/>
          </draw:path>
          <draw:path draw:style-name="gr3" draw:text-style-name="P5" draw:layer="layout" svg:width="0.284cm" svg:height="0.425cm" svg:x="2.964cm" svg:y="8.233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23cm" svg:height="0.592cm" svg:x="3.359cm" svg:y="8.584cm" svg:viewBox="0 0 424 593" svg:d="M420 56c4-12 4-14 4-21 0-16-14-25-27-25-10 0-25 5-33 19-2 4-8 33-13 50-6 23-12 48-18 73l-42 166c-2 13-41 77-102 77-48 0-58-39-58-75 0-41 17-97 48-179 14-37 17-47 17-66 0-42-30-75-75-75-88 0-121 133-121 141 0 9 8 9 10 9 11 0 11-2 15-17 25-85 62-112 94-112 6 0 22 0 22 29 0 23-8 46-16 64-36 96-52 150-52 192 0 81 58 110 112 110 35 0 67-17 92-42-11 48-23 92-59 142-25 31-60 58-102 58-12 0-54-4-68-40 14 0 25 0 37-10 11-8 19-21 19-37 0-29-25-34-33-34-21 0-52 15-52 61 0 45 41 79 97 79 96 0 190-83 215-187z">
            <text:p/>
          </draw:path>
          <draw:polygon draw:style-name="gr3" draw:text-style-name="P5" draw:layer="layout" svg:width="1.409cm" svg:height="0.039cm" svg:x="2.427cm" svg:y="9.36cm" svg:viewBox="0 0 1410 40" draw:points="705,40 0,40 0,0 1410,0 1410,40">
            <text:p/>
          </draw:polygon>
          <draw:path draw:style-name="gr3" draw:text-style-name="P5" draw:layer="layout" svg:width="0.436cm" svg:height="0.646cm" svg:x="2.464cm" svg:y="9.599cm" svg:viewBox="0 0 437 647" svg:d="M437 10c0-2 0-10-13-10-12 0-100 8-116 10-6 0-13 5-13 17 0 13 9 13 23 13 44 0 46 6 46 14l-4 19-54 216c-17-33-44-58-86-58-106 0-220 135-220 268 0 87 50 148 123 148 18 0 64-4 118-69 9 38 40 69 83 69 34 0 55-21 69-52 15-31 27-88 27-90 0-10-8-10-10-10-11 0-11 4-13 17-16 60-33 114-70 114-25 0-28-23-28-42 0-22 3-29 7-43zM245 526c-4 17-4 19-18 36-40 49-77 64-102 64-46 0-61-50-61-85 0-46 30-160 52-202 28-54 69-87 107-87 60 0 72 75 72 81 0 4-2 10-4 14z">
            <text:p/>
          </draw:path>
          <draw:path draw:style-name="gr3" draw:text-style-name="P5" draw:layer="layout" svg:width="0.457cm" svg:height="0.415cm" svg:x="2.928cm" svg:y="9.83cm" svg:viewBox="0 0 458 416" svg:d="M281 129c4-25 25-108 89-108 6 0 27 0 46 10-25 6-44 29-44 50 0 15 11 33 36 33 20 0 50-16 50-54 0-48-55-60-86-60-54 0-85 48-97 71-23-63-71-71-98-71-96 0-148 119-148 141 0 9 8 9 11 9 8 0 10 0 12-9 31-97 92-120 123-120 16 0 50 8 50 60 0 29-17 92-50 218-15 59-48 96-88 96-6 0-27 0-45-10 22-6 43-25 43-50s-21-33-35-33c-27 0-50 25-50 54 0 41 46 60 85 60 63 0 96-65 98-71 10 36 44 71 98 71 95 0 147-119 147-141 0-9-8-9-10-9-8 0-10 2-12 9-30 99-94 120-123 120-35 0-50-29-50-60 0-21 6-40 17-81z">
            <text:p/>
          </draw:path>
          <draw:path draw:style-name="gr3" draw:text-style-name="P5" draw:layer="layout" svg:width="0.284cm" svg:height="0.425cm" svg:x="3.465cm" svg:y="9.545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608cm" svg:height="0.215cm" svg:x="4.249cm" svg:y="9.273cm" svg:viewBox="0 0 609 216" svg:d="M578 37c15 0 31 0 31-18 0-19-16-19-29-19h-549c-14 0-31 0-31 19 0 18 17 18 31 18zM580 216c13 0 29 0 29-18 0-19-16-19-31-19h-547c-14 0-31 0-31 19 0 18 17 18 31 18z">
            <text:p/>
          </draw:path>
          <draw:path draw:style-name="gr3" draw:text-style-name="P5" draw:layer="layout" svg:width="0.419cm" svg:height="0.415cm" svg:x="5.199cm" svg:y="9.204cm" svg:viewBox="0 0 420 416" svg:d="M306 58c-17-33-44-58-86-58-106 0-220 135-220 268 0 88 50 148 123 148 18 0 64-4 118-69 9 38 40 69 83 69 34 0 55-21 69-50 15-33 27-89 27-91 0-9-8-9-10-9-9 0-11 2-13 17-16 58-33 112-70 112-25 0-28-23-28-41 0-21 3-27 13-69 10-38 10-48 19-81l33-129c6-27 6-27 6-31 0-17-10-25-25-25-23 0-37 21-39 39zM245 297c-4 17-4 17-16 34-42 50-79 64-104 64-46 0-61-50-61-85 0-46 30-160 52-202 28-54 69-87 107-87 60 0 72 75 72 81 0 4-2 10-4 14z">
            <text:p/>
          </draw:path>
          <draw:path draw:style-name="gr3" draw:text-style-name="P5" draw:layer="layout" svg:width="0.284cm" svg:height="0.425cm" svg:x="5.686cm" svg:y="8.805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301cm" svg:height="0.421cm" svg:x="6.237cm" svg:y="9.198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5" draw:layer="layout" svg:width="0.197cm" svg:height="0.613cm" svg:x="6.599cm" svg:y="8.996cm" svg:viewBox="0 0 198 614" svg:d="M133 208l-129 10v29c60 0 69 5 69 50v246c0 41-11 41-73 41v30c29-3 79-3 102-3 31 0 64 0 96 3v-30c-61 0-65-4-65-39zM137 48c0-29-23-48-50-48-29 0-47 25-47 48 0 25 18 50 47 50 27 0 50-21 50-50z">
            <text:p/>
          </draw:path>
          <draw:path draw:style-name="gr3" draw:text-style-name="P5" draw:layer="layout" svg:width="0.461cm" svg:height="0.405cm" svg:x="6.851cm" svg:y="9.204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5" draw:layer="layout" svg:width="0.45cm" svg:height="2.193cm" svg:x="7.672cm" svg:y="8.283cm" svg:viewBox="0 0 451 2194" svg:d="M451 2186c0-4-2-6-4-9-33-35-96-95-156-195-147-235-214-532-214-884 0-247 33-564 183-836 73-131 148-206 189-245 2-2 2-5 2-9 0-8-6-8-18-8-13 0-15 0-30 15-307 278-403 696-403 1081 0 360 83 722 316 996 19 21 52 58 92 92 10 10 12 10 25 10 12 0 18 0 18-8z">
            <text:p/>
          </draw:path>
          <draw:path draw:style-name="gr3" draw:text-style-name="P5" draw:layer="layout" svg:width="0.365cm" svg:height="0.61cm" svg:x="8.311cm" svg:y="8.381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ath draw:style-name="gr3" draw:text-style-name="P5" draw:layer="layout" svg:width="0.494cm" svg:height="0.405cm" svg:x="8.746cm" svg:y="8.595cm" svg:viewBox="0 0 495 406" svg:d="M218 54h104c-31 135-39 175-39 237 0 13 0 38 8 69 8 41 19 46 33 46 19 0 38-17 38-36 0-4 0-6-6-19-27-66-27-126-27-151 0-50 8-98 16-146h106c11 0 44 0 44-31 0-23-19-23-35-23h-308c-21 0-56 0-96 44-33 35-56 77-56 81 0 2 0 10 10 10 9 0 11-4 15-10 46-71 100-71 116-71h55c-32 110-80 221-119 306-6 12-6 14-6 21 0 18 14 25 25 25 29 0 35-25 45-61 15-41 15-43 25-89z">
            <text:p/>
          </draw:path>
          <draw:polygon draw:style-name="gr3" draw:text-style-name="P5" draw:layer="layout" svg:width="1.012cm" svg:height="0.039cm" svg:x="8.265cm" svg:y="9.36cm" svg:viewBox="0 0 1013 40" draw:points="505,40 0,40 0,0 1013,0 1013,40">
            <text:p/>
          </draw:polygon>
          <draw:path draw:style-name="gr3" draw:text-style-name="P5" draw:layer="layout" svg:width="0.365cm" svg:height="0.61cm" svg:x="8.587cm" svg:y="9.626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ath draw:style-name="gr3" draw:text-style-name="P5" draw:layer="layout" svg:width="0.608cm" svg:height="0.61cm" svg:x="9.638cm" svg:y="9.075cm" svg:viewBox="0 0 609 611" svg:d="M324 324h256c13 0 29 0 29-18 0-19-16-19-29-19h-256v-256c0-14 0-31-18-31-19 0-19 17-19 31v256h-256c-14 0-31 0-31 19 0 18 17 18 31 18h256v256c0 13 0 31 19 31 18 0 18-18 18-31z">
            <text:p/>
          </draw:path>
          <draw:path draw:style-name="gr3" draw:text-style-name="P5" draw:layer="layout" svg:width="0.419cm" svg:height="0.415cm" svg:x="10.538cm" svg:y="9.204cm" svg:viewBox="0 0 420 416" svg:d="M306 58c-17-33-44-58-86-58-106 0-220 135-220 268 0 88 50 148 123 148 18 0 64-4 118-69 9 38 40 69 83 69 34 0 55-21 69-50 15-33 27-89 27-91 0-9-8-9-10-9-9 0-11 2-13 17-16 58-33 112-70 112-25 0-28-23-28-41 0-21 3-27 13-69 10-38 10-48 19-81l33-129c6-27 6-27 6-31 0-17-10-25-25-25-23 0-37 21-39 39zM245 297c-4 17-4 17-16 34-42 50-79 64-104 64-46 0-61-50-61-85 0-46 30-160 52-202 28-54 69-87 107-87 60 0 72 75 72 81 0 4-2 10-4 14z">
            <text:p/>
          </draw:path>
          <draw:path draw:style-name="gr3" draw:text-style-name="P5" draw:layer="layout" svg:width="0.457cm" svg:height="0.415cm" svg:x="11.011cm" svg:y="9.204cm" svg:viewBox="0 0 458 416" svg:d="M281 129c4-25 25-108 89-108 4 0 27 0 46 10-25 6-44 29-44 50 0 15 11 33 36 33 20 0 50-16 50-54 0-48-55-60-86-60-54 0-85 48-97 71-23-63-71-71-98-71-96 0-148 119-148 141 0 9 8 9 11 9 8 0 10 0 12-9 31-97 92-120 123-120 16 0 50 8 50 60 0 29-17 92-50 218-15 59-48 96-88 96-6 0-27 0-45-10 22-6 43-25 43-50s-21-33-35-33c-27 0-50 25-50 54 0 41 46 60 85 60 63 0 94-65 98-71 10 36 44 71 98 71 95 0 147-119 147-141 0-9-8-9-10-9-8 0-10 2-12 9-32 99-94 120-123 120-35 0-50-29-50-60 0-21 6-40 17-81z">
            <text:p/>
          </draw:path>
          <draw:path draw:style-name="gr3" draw:text-style-name="P5" draw:layer="layout" svg:width="0.608cm" svg:height="0.61cm" svg:x="11.761cm" svg:y="9.075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2.666cm" svg:y="8.973cm" svg:viewBox="0 0 339 647" svg:d="M177 10c0-2 0-10-13-10-20 0-87 8-112 8-6 2-17 2-17 19 0 13 9 13 21 13 46 0 48 6 48 14 0 6-8 38-15 56l-74 300c-11 45-15 60-15 93 0 86 48 144 116 144 109 0 223-137 223-268 0-86-50-148-123-148-41 0-81 27-108 56zM89 356c7-19 7-21 15-32 46-60 87-72 110-72 34 0 58 27 58 85 0 54-31 160-47 195-29 61-73 94-109 94-31 0-60-25-60-92 0-18 0-35 15-93z">
            <text:p/>
          </draw:path>
          <draw:path draw:style-name="gr3" draw:text-style-name="P5" draw:layer="layout" svg:width="0.45cm" svg:height="2.193cm" svg:x="13.047cm" svg:y="8.283cm" svg:viewBox="0 0 451 2194" svg:d="M451 1098c0-360-83-722-316-996-19-21-52-58-89-92-13-10-15-10-27-10-11 0-19 0-19 8 0 4 4 9 6 11 31 33 94 93 154 193 148 235 214 533 214 884 0 247-31 564-183 836-72 131-149 206-187 245-2 3-4 5-4 9 0 8 8 8 19 8 12 0 14 0 29-14 308-279 403-697 403-1082z">
            <text:p/>
          </draw:path>
        </draw:g>
        <draw:g xml:id="id60" draw:id="id60">
          <svg:title>TexMaths</svg:title>
          <svg:desc>26§display§\frac{d}{dx}\left( \frac{d^2 y}{dx^2} \right) = a^2 \frac{d}{dx} \left[ \sin \left( \frac{2\pi}{2} + ax + b \right) \right]  §svg§600§FALSE§</svg:desc>
          <draw:polygon draw:style-name="gr2" draw:text-style-name="P4" draw:layer="layout" svg:width="15.838cm" svg:height="2.151cm" svg:x="2.474cm" svg:y="12.18cm" svg:viewBox="0 0 15839 2152" draw:points="7921,2152 0,2152 0,0 15839,0 15839,2152">
            <text:p/>
          </draw:polygon>
          <draw:path draw:style-name="gr3" draw:text-style-name="P5" draw:layer="layout" svg:width="0.436cm" svg:height="0.646cm" svg:x="2.725cm" svg:y="12.257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60 0 72 75 72 81 0 4-2 10-4 14z">
            <text:p/>
          </draw:path>
          <draw:polygon draw:style-name="gr3" draw:text-style-name="P5" draw:layer="layout" svg:width="0.999cm" svg:height="0.039cm" svg:x="2.428cm" svg:y="13.261cm" svg:viewBox="0 0 1000 40" draw:points="499,40 0,40 0,0 1000,0 1000,40">
            <text:p/>
          </draw:polygon>
          <draw:path draw:style-name="gr3" draw:text-style-name="P5" draw:layer="layout" svg:width="0.436cm" svg:height="0.646cm" svg:x="2.465cm" svg:y="13.5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457cm" svg:height="0.415cm" svg:x="2.929cm" svg:y="13.731cm" svg:viewBox="0 0 458 416" svg:d="M281 129c4-25 25-108 89-108 6 0 27 0 46 10-25 6-44 29-44 50 0 15 11 33 36 33 20 0 50-16 50-54 0-48-54-60-86-60-54 0-85 48-97 71-23-63-71-71-98-71-96 0-148 119-148 141 0 9 8 9 11 9 8 0 10 0 12-9 31-97 92-120 123-120 16 0 50 8 50 60 0 29-17 92-50 218-15 59-48 96-88 96-6 0-27 0-45-10 22-6 43-25 43-50s-21-33-35-33c-27 0-50 25-50 54 0 41 46 60 85 60 63 0 96-65 98-71 10 36 44 71 98 71 95 0 147-119 147-141 0-9-8-9-10-9-8 0-10 2-12 9-30 99-94 120-123 120-35 0-50-29-50-60 0-21 6-40 17-81z">
            <text:p/>
          </draw:path>
          <draw:path draw:style-name="gr3" draw:text-style-name="P5" draw:layer="layout" svg:width="0.45cm" svg:height="2.193cm" svg:x="3.878cm" svg:y="12.184cm" svg:viewBox="0 0 451 2194" svg:d="M451 2186c0-4-2-6-4-9-33-35-95-95-156-195-147-235-214-532-214-884 0-247 33-564 183-836 73-131 148-206 189-245 2-2 2-5 2-9 0-8-6-8-18-8-13 0-15 0-29 15-308 278-404 696-404 1081 0 360 83 722 316 996 19 21 52 58 92 92 10 10 12 10 25 10 12 0 18 0 18-8z">
            <text:p/>
          </draw:path>
          <draw:path draw:style-name="gr3" draw:text-style-name="P5" draw:layer="layout" svg:width="0.436cm" svg:height="0.646cm" svg:x="4.527cm" svg:y="12.257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58 0 72 75 72 81 0 4-2 10-4 14z">
            <text:p/>
          </draw:path>
          <draw:path draw:style-name="gr3" draw:text-style-name="P5" draw:layer="layout" svg:width="0.284cm" svg:height="0.425cm" svg:x="5.007cm" svg:y="12.134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23cm" svg:height="0.592cm" svg:x="5.402cm" svg:y="12.485cm" svg:viewBox="0 0 424 593" svg:d="M420 56c4-12 4-14 4-21 0-16-14-25-27-25-10 0-25 5-33 19-2 4-8 33-12 50-7 23-13 48-19 73l-42 166c-2 13-41 77-104 77-46 0-56-39-56-75 0-41 17-97 48-179 14-37 17-47 17-66 0-42-30-75-75-75-88 0-121 133-121 141 0 9 8 9 10 9 11 0 11-2 15-17 25-85 62-112 94-112 6 0 22 0 22 29 0 23-8 46-16 64-36 96-52 150-52 192 0 81 58 110 112 110 35 0 67-17 92-42-11 48-23 92-59 142-25 31-60 58-102 58-12 0-54-4-68-40 14 0 25 0 37-10 11-8 19-21 19-37 0-29-25-34-33-34-21 0-52 15-52 61 0 45 41 79 97 79 96 0 190-83 215-187z">
            <text:p/>
          </draw:path>
          <draw:polygon draw:style-name="gr3" draw:text-style-name="P5" draw:layer="layout" svg:width="1.409cm" svg:height="0.039cm" svg:x="4.471cm" svg:y="13.261cm" svg:viewBox="0 0 1410 40" draw:points="705,40 0,40 0,0 1410,0 1410,40">
            <text:p/>
          </draw:polygon>
          <draw:path draw:style-name="gr3" draw:text-style-name="P5" draw:layer="layout" svg:width="0.436cm" svg:height="0.646cm" svg:x="4.506cm" svg:y="13.5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58 0 72 75 72 81 0 4-2 10-4 14z">
            <text:p/>
          </draw:path>
          <draw:path draw:style-name="gr3" draw:text-style-name="P5" draw:layer="layout" svg:width="0.457cm" svg:height="0.415cm" svg:x="4.972cm" svg:y="13.731cm" svg:viewBox="0 0 458 416" svg:d="M281 129c4-25 25-108 89-108 4 0 27 0 46 10-25 6-44 29-44 50 0 15 11 33 36 33 20 0 50-16 50-54 0-48-54-60-86-60-54 0-85 48-97 71-23-63-71-71-98-71-96 0-148 119-148 141 0 9 8 9 11 9 8 0 10 0 12-9 31-97 92-120 123-120 16 0 50 8 50 60 0 29-17 92-50 218-15 59-48 96-88 96-6 0-27 0-45-10 22-6 43-25 43-50s-21-33-35-33c-27 0-50 25-50 54 0 41 46 60 85 60 63 0 94-65 98-71 10 36 44 71 98 71 95 0 147-119 147-141 0-9-8-9-10-9-8 0-10 2-12 9-32 99-94 120-123 120-35 0-50-29-50-60 0-21 6-40 17-81z">
            <text:p/>
          </draw:path>
          <draw:path draw:style-name="gr3" draw:text-style-name="P5" draw:layer="layout" svg:width="0.284cm" svg:height="0.425cm" svg:x="5.509cm" svg:y="13.446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5cm" svg:height="2.193cm" svg:x="6.02cm" svg:y="12.184cm" svg:viewBox="0 0 451 2194" svg:d="M451 1098c0-360-83-722-316-996-19-21-52-58-89-92-13-10-15-10-27-10-11 0-19 0-19 8 0 4 4 9 6 11 31 33 94 93 154 193 148 235 216 533 216 884 0 247-33 564-185 836-72 131-149 206-187 245-2 3-4 5-4 9 0 8 8 8 19 8 12 0 14 0 29-14 308-279 403-697 403-1082z">
            <text:p/>
          </draw:path>
          <draw:path draw:style-name="gr3" draw:text-style-name="P5" draw:layer="layout" svg:width="0.608cm" svg:height="0.215cm" svg:x="6.965cm" svg:y="13.174cm" svg:viewBox="0 0 609 216" svg:d="M578 37c15 0 31 0 31-18 0-19-16-19-29-19h-549c-14 0-31 0-31 19 0 18 17 18 31 18zM580 216c13 0 29 0 29-18 0-19-16-19-31-19h-547c-14 0-31 0-31 19 0 18 17 18 31 18z">
            <text:p/>
          </draw:path>
          <draw:path draw:style-name="gr3" draw:text-style-name="P5" draw:layer="layout" svg:width="0.419cm" svg:height="0.415cm" svg:x="7.915cm" svg:y="13.105cm" svg:viewBox="0 0 420 416" svg:d="M306 58c-17-33-44-58-86-58-106 0-220 135-220 268 0 88 50 148 123 148 18 0 64-4 118-69 9 38 40 69 83 69 34 0 55-21 69-50 15-33 27-89 27-91 0-9-8-9-10-9-9 0-11 2-13 17-16 58-33 112-70 112-25 0-27-23-27-41 0-21 2-27 12-69 10-38 10-48 19-81l33-129c6-27 6-27 6-31 0-17-10-25-25-25-23 0-37 21-39 39zM245 297c-4 17-4 17-16 34-42 50-79 64-104 64-46 0-61-50-61-85 0-46 30-160 52-202 28-54 69-87 107-87 60 0 72 75 72 81 0 4-2 10-4 14z">
            <text:p/>
          </draw:path>
          <draw:path draw:style-name="gr3" draw:text-style-name="P5" draw:layer="layout" svg:width="0.284cm" svg:height="0.425cm" svg:x="8.402cm" svg:y="12.706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36cm" svg:height="0.646cm" svg:x="9.18cm" svg:y="12.257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60 0 72 75 72 81 0 4-2 10-4 14z">
            <text:p/>
          </draw:path>
          <draw:polygon draw:style-name="gr3" draw:text-style-name="P5" draw:layer="layout" svg:width="0.999cm" svg:height="0.039cm" svg:x="8.882cm" svg:y="13.261cm" svg:viewBox="0 0 1000 40" draw:points="499,40 0,40 0,0 1000,0 1000,40">
            <text:p/>
          </draw:polygon>
          <draw:path draw:style-name="gr3" draw:text-style-name="P5" draw:layer="layout" svg:width="0.436cm" svg:height="0.646cm" svg:x="8.918cm" svg:y="13.5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457cm" svg:height="0.415cm" svg:x="9.384cm" svg:y="13.731cm" svg:viewBox="0 0 458 416" svg:d="M281 129c4-25 25-108 89-108 6 0 27 0 46 10-25 6-44 29-44 50 0 15 11 33 36 33 20 0 50-16 50-54 0-48-54-60-86-60-54 0-85 48-97 71-23-63-71-71-98-71-96 0-148 119-148 141 0 9 8 9 11 9 8 0 10 0 12-9 31-97 92-120 123-120 16 0 50 8 50 60 0 29-17 92-50 218-15 59-48 96-88 96-6 0-27 0-45-10 22-6 43-25 43-50s-21-33-35-33c-27 0-50 25-50 54 0 41 46 60 85 60 63 0 96-65 98-71 10 36 44 71 98 71 95 0 147-119 147-141 0-9-8-9-10-9-8 0-10 2-12 9-30 99-94 120-123 120-35 0-50-29-50-60 0-21 6-40 17-81z">
            <text:p/>
          </draw:path>
          <draw:polygon draw:style-name="gr3" draw:text-style-name="P5" draw:layer="layout" svg:width="0.242cm" svg:height="2.193cm" svg:x="10.37cm" svg:y="12.184cm" svg:viewBox="0 0 243 2194" draw:points="0,2194 243,2194 243,2144 50,2144 50,50 243,50 243,0 0,0">
            <text:p/>
          </draw:polygon>
          <draw:path draw:style-name="gr3" draw:text-style-name="P5" draw:layer="layout" svg:width="0.301cm" svg:height="0.421cm" svg:x="10.655cm" svg:y="13.099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5" draw:layer="layout" svg:width="0.197cm" svg:height="0.613cm" svg:x="11.014cm" svg:y="12.897cm" svg:viewBox="0 0 198 614" svg:d="M133 208l-129 10v29c60 0 69 5 69 50v246c0 41-11 41-73 41v30c29-3 79-3 102-3 31 0 64 0 96 3v-30c-61 0-65-4-65-39zM137 48c0-29-23-48-50-48-29 0-47 25-47 48 0 25 18 50 47 50 27 0 50-21 50-50z">
            <text:p/>
          </draw:path>
          <draw:path draw:style-name="gr3" draw:text-style-name="P5" draw:layer="layout" svg:width="0.461cm" svg:height="0.405cm" svg:x="11.266cm" svg:y="13.105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5" draw:layer="layout" svg:width="0.45cm" svg:height="2.193cm" svg:x="12.088cm" svg:y="12.184cm" svg:viewBox="0 0 451 2194" svg:d="M451 2186c0-4-2-6-4-9-33-35-95-95-156-195-147-235-214-532-214-884 0-247 33-564 183-836 73-131 148-206 189-245 2-2 2-5 2-9 0-8-6-8-18-8-13 0-15 0-29 15-308 278-404 696-404 1081 0 360 83 722 316 996 19 21 52 58 92 92 10 10 12 10 25 10 12 0 18 0 18-8z">
            <text:p/>
          </draw:path>
          <draw:path draw:style-name="gr3" draw:text-style-name="P5" draw:layer="layout" svg:width="0.365cm" svg:height="0.61cm" svg:x="12.726cm" svg:y="12.282cm" svg:viewBox="0 0 366 611" svg:d="M71 541l97-96c144-127 198-175 198-266 0-106-81-179-193-179-104 0-173 85-173 166 0 50 46 50 48 50 16 0 48-10 48-48 0-22-17-47-48-47-8 0-8 0-13 2 21-61 71-94 125-94 83 0 123 73 123 150 0 73-46 145-96 202l-177 195c-10 10-10 13-10 35h341l25-160h-23c-4 27-10 69-21 81-6 9-66 9-85 9z">
            <text:p/>
          </draw:path>
          <draw:path draw:style-name="gr3" draw:text-style-name="P5" draw:layer="layout" svg:width="0.494cm" svg:height="0.405cm" svg:x="13.161cm" svg:y="12.496cm" svg:viewBox="0 0 495 406" svg:d="M218 54h104c-31 135-39 175-39 237 0 13 0 38 8 69 9 41 19 46 33 46 19 0 38-17 38-36 0-4 0-6-6-19-27-66-27-126-27-151 0-50 6-98 16-146h106c11 0 44 0 44-31 0-23-19-23-35-23h-308c-21 0-56 0-96 44-33 35-56 77-56 81 0 2 0 10 10 10 9 0 11-4 15-10 46-71 100-71 116-71h55c-32 110-80 221-119 306-6 12-6 14-6 21 0 18 14 25 25 25 29 0 35-25 45-61 15-41 15-43 25-89z">
            <text:p/>
          </draw:path>
          <draw:polygon draw:style-name="gr3" draw:text-style-name="P5" draw:layer="layout" svg:width="1.012cm" svg:height="0.039cm" svg:x="12.68cm" svg:y="13.261cm" svg:viewBox="0 0 1013 40" draw:points="505,40 0,40 0,0 1013,0 1013,40">
            <text:p/>
          </draw:polygon>
          <draw:path draw:style-name="gr3" draw:text-style-name="P5" draw:layer="layout" svg:width="0.365cm" svg:height="0.61cm" svg:x="13.003cm" svg:y="13.527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ath draw:style-name="gr3" draw:text-style-name="P5" draw:layer="layout" svg:width="0.608cm" svg:height="0.61cm" svg:x="14.055cm" svg:y="12.976cm" svg:viewBox="0 0 609 611" svg:d="M324 324h256c13 0 29 0 29-18 0-19-16-19-29-19h-256v-256c0-14 0-31-18-31-19 0-19 17-19 31v256h-256c-14 0-31 0-31 19 0 18 17 18 31 18h256v256c0 13 0 31 19 31 18 0 18-18 18-31z">
            <text:p/>
          </draw:path>
          <draw:path draw:style-name="gr3" draw:text-style-name="P5" draw:layer="layout" svg:width="0.419cm" svg:height="0.415cm" svg:x="14.954cm" svg:y="13.105cm" svg:viewBox="0 0 420 416" svg:d="M306 58c-17-33-44-58-86-58-106 0-220 135-220 268 0 88 50 148 123 148 18 0 64-4 118-69 9 38 40 69 83 69 34 0 55-21 69-50 15-33 27-89 27-91 0-9-8-9-10-9-11 0-11 2-13 17-16 58-33 112-70 112-25 0-27-23-27-41 0-21 2-27 12-69 10-38 10-48 19-81l33-129c6-27 6-27 6-31 0-17-10-25-25-25-23 0-37 21-39 39zM245 297c-4 17-4 17-18 34-40 50-77 64-102 64-48 0-61-50-61-85 0-46 30-160 52-202 28-54 69-87 107-87 60 0 72 75 72 81 0 4-2 10-4 14z">
            <text:p/>
          </draw:path>
          <draw:path draw:style-name="gr3" draw:text-style-name="P5" draw:layer="layout" svg:width="0.457cm" svg:height="0.415cm" svg:x="15.426cm" svg:y="13.105cm" svg:viewBox="0 0 458 416" svg:d="M281 129c4-25 25-108 89-108 6 0 27 0 46 10-25 6-44 29-44 50 0 15 11 33 36 33 20 0 50-16 50-54 0-48-54-60-86-60-54 0-85 48-97 71-23-63-71-71-98-71-96 0-148 119-148 141 0 9 8 9 11 9 8 0 10 0 12-9 31-97 92-120 123-120 16 0 50 8 50 60 0 29-17 92-50 218-15 59-48 96-88 96-6 0-27 0-45-10 22-6 43-25 43-50s-21-33-35-33c-27 0-50 25-50 54 0 41 46 60 87 60 61 0 94-65 96-71 10 36 44 71 100 71 93 0 145-119 145-141 0-9-8-9-10-9-8 0-10 2-12 9-30 99-94 120-123 120-35 0-50-29-50-60 0-21 6-40 17-81z">
            <text:p/>
          </draw:path>
          <draw:path draw:style-name="gr3" draw:text-style-name="P5" draw:layer="layout" svg:width="0.608cm" svg:height="0.61cm" svg:x="16.177cm" svg:y="12.976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7.082cm" svg:y="12.874cm" svg:viewBox="0 0 339 647" svg:d="M177 10c0-2 0-10-13-10-20 0-87 8-112 8-6 2-17 2-17 19 0 13 9 13 21 13 46 0 48 6 48 14 0 6-8 38-15 56l-74 300c-11 45-15 60-15 93 0 86 48 144 116 144 109 0 223-137 223-268 0-86-50-148-123-148-41 0-81 27-108 56zM89 356c7-19 7-21 15-32 46-60 85-72 110-72 34 0 58 27 58 85 0 54-31 160-47 195-29 61-73 94-109 94-31 0-60-25-60-92 0-18 0-35 15-93z">
            <text:p/>
          </draw:path>
          <draw:path draw:style-name="gr3" draw:text-style-name="P5" draw:layer="layout" svg:width="0.45cm" svg:height="2.193cm" svg:x="17.465cm" svg:y="12.184cm" svg:viewBox="0 0 451 2194" svg:d="M451 1098c0-360-83-722-316-996-19-21-52-58-89-92-13-10-15-10-27-10-11 0-19 0-19 8 0 4 4 9 6 11 31 33 94 93 154 193 148 235 216 533 216 884 0 247-33 564-185 836-72 131-149 206-187 245-2 3-4 5-4 9 0 8 8 8 19 8 12 0 14 0 29-14 308-279 403-697 403-1082z">
            <text:p/>
          </draw:path>
          <draw:polygon draw:style-name="gr3" draw:text-style-name="P5" draw:layer="layout" svg:width="0.242cm" svg:height="2.193cm" svg:x="18.118cm" svg:y="12.184cm" svg:viewBox="0 0 243 2194" draw:points="191,2144 0,2144 0,2194 243,2194 243,0 0,0 0,50 191,50">
            <text:p/>
          </draw:polygon>
        </draw:g>
        <draw:g xml:id="id57" draw:id="id57">
          <svg:title>TexMaths</svg:title>
          <svg:desc>26§display§\frac{d^2 y}{dx^2} = a \sin \left( \frac{\pi}{2} + \frac{\pi}{2} + ax + b \right)\left( a \right)§svg§600§FALSE§</svg:desc>
          <draw:polygon draw:style-name="gr2" draw:text-style-name="P4" draw:layer="layout" svg:width="13.193cm" svg:height="1.92cm" svg:x="2.376cm" svg:y="5.779cm" svg:viewBox="0 0 13194 1921" draw:points="6597,1921 0,1921 0,0 13194,0 13194,1921">
            <text:p/>
          </draw:polygon>
          <draw:path draw:style-name="gr3" draw:text-style-name="P5" draw:layer="layout" svg:width="0.436cm" svg:height="0.645cm" svg:x="2.388cm" svg:y="5.856cm" svg:viewBox="0 0 437 646" svg:d="M437 10c0-2 0-10-13-10-12 0-100 8-116 10-6 0-13 5-13 17s9 12 23 12c44 0 46 7 46 15l-4 19-54 216c-17-33-44-58-86-58-106 0-220 135-220 268 0 87 50 147 123 147 18 0 64-4 118-68 9 37 40 68 83 68 34 0 55-20 69-52 15-31 27-87 27-89 0-10-8-10-10-10-11 0-11 4-13 16-16 61-33 115-70 115-25 0-28-23-28-42 0-23 3-29 7-44zM245 526c-4 16-4 19-18 35-40 50-77 65-102 65-46 0-61-50-61-86 0-45 30-160 52-201 28-54 69-87 107-87 60 0 72 74 72 81 0 4-2 10-4 14z">
            <text:p/>
          </draw:path>
          <draw:path draw:style-name="gr3" draw:text-style-name="P5" draw:layer="layout" svg:width="0.284cm" svg:height="0.425cm" svg:x="2.867cm" svg:y="5.733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5" draw:layer="layout" svg:width="0.423cm" svg:height="0.591cm" svg:x="3.262cm" svg:y="6.084cm" svg:viewBox="0 0 424 592" svg:d="M420 56c4-12 4-14 4-21 0-16-14-25-27-25-10 0-25 5-33 19-2 4-8 33-13 50-6 23-12 48-18 73l-42 166c-2 12-41 77-102 77-48 0-58-40-58-75 0-41 17-98 48-179 14-37 17-47 17-66 0-42-30-75-75-75-88 0-121 133-121 141 0 9 8 9 10 9 11 0 11-2 15-17 25-85 62-112 94-112 6 0 22 0 22 29 0 23-8 46-16 64-36 96-52 150-52 192 0 81 58 110 112 110 35 0 67-17 92-42-11 48-23 92-59 141-25 32-60 59-102 59-12 0-54-4-68-40 14 0 25 0 37-10 11-9 19-21 19-38 0-29-25-33-33-33-21 0-52 15-52 60 0 46 41 79 97 79 96 0 190-83 215-187z">
            <text:p/>
          </draw:path>
          <draw:polygon draw:style-name="gr3" draw:text-style-name="P5" draw:layer="layout" svg:width="1.409cm" svg:height="0.038cm" svg:x="2.33cm" svg:y="6.86cm" svg:viewBox="0 0 1410 39" draw:points="705,39 0,39 0,0 1410,0 1410,39">
            <text:p/>
          </draw:polygon>
          <draw:path draw:style-name="gr3" draw:text-style-name="P5" draw:layer="layout" svg:width="0.436cm" svg:height="0.645cm" svg:x="2.367cm" svg:y="7.099cm" svg:viewBox="0 0 437 646" svg:d="M437 10c0-2 0-10-13-10-12 0-100 8-116 10-6 0-13 5-13 17s9 12 23 12c44 0 46 7 46 15l-4 19-54 216c-17-33-44-58-86-58-106 0-220 135-220 268 0 87 50 147 123 147 18 0 64-4 118-68 9 37 40 68 83 68 34 0 55-20 69-52 15-31 27-87 27-89 0-10-8-10-10-10-11 0-11 4-13 16-16 61-33 115-70 115-25 0-28-23-28-42 0-23 3-29 7-44zM245 526c-4 16-4 19-18 35-40 50-77 65-102 65-46 0-61-50-61-86 0-45 30-160 52-201 28-54 69-87 107-87 60 0 72 74 72 81 0 4-2 10-4 14z">
            <text:p/>
          </draw:path>
          <draw:path draw:style-name="gr3" draw:text-style-name="P5" draw:layer="layout" svg:width="0.457cm" svg:height="0.415cm" svg:x="2.831cm" svg:y="7.329cm" svg:viewBox="0 0 458 416" svg:d="M281 129c4-25 25-108 89-108 6 0 27 0 46 10-25 6-44 29-44 50 0 15 11 33 36 33 20 0 50-16 50-54 0-48-55-60-86-60-54 0-85 48-97 71-23-63-71-71-98-71-96 0-148 118-148 141 0 9 8 9 11 9 8 0 10 0 12-9 31-97 92-120 123-120 16 0 50 8 50 60 0 29-17 92-50 218-15 59-48 96-88 96-6 0-27 0-45-10 22-7 43-25 43-50s-21-34-35-34c-27 0-50 25-50 54 0 42 46 61 85 61 63 0 96-65 98-71 10 35 44 71 98 71 95 0 147-119 147-142 0-8-8-8-10-8-8 0-10 2-12 8-30 100-94 121-123 121-35 0-50-29-50-60 0-21 6-40 17-81z">
            <text:p/>
          </draw:path>
          <draw:path draw:style-name="gr3" draw:text-style-name="P5" draw:layer="layout" svg:width="0.284cm" svg:height="0.425cm" svg:x="3.368cm" svg:y="7.045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5" draw:layer="layout" svg:width="0.608cm" svg:height="0.215cm" svg:x="4.152cm" svg:y="6.772cm" svg:viewBox="0 0 609 216" svg:d="M578 37c15 0 31 0 31-18 0-19-16-19-29-19h-549c-14 0-31 0-31 19 0 18 17 18 31 18zM580 216c13 0 29 0 29-19 0-18-16-18-31-18h-547c-14 0-31 0-31 18 0 19 17 19 31 19z">
            <text:p/>
          </draw:path>
          <draw:path draw:style-name="gr3" draw:text-style-name="P5" draw:layer="layout" svg:width="0.419cm" svg:height="0.415cm" svg:x="5.102cm" svg:y="6.704cm" svg:viewBox="0 0 420 416" svg:d="M306 58c-17-33-44-58-86-58-106 0-220 135-220 268 0 87 50 148 123 148 18 0 64-4 118-69 9 38 40 69 83 69 34 0 55-21 69-50 15-33 27-90 27-92 0-8-8-8-10-8-9 0-11 2-13 17-16 58-33 112-70 112-25 0-28-23-28-42 0-20 3-27 13-68 10-38 10-48 19-81l33-129c6-27 6-27 6-31 0-17-10-25-25-25-23 0-37 20-39 39zM245 297c-4 17-4 17-16 33-42 50-79 65-104 65-46 0-61-50-61-85 0-46 30-160 52-202 28-54 69-87 107-87 60 0 72 75 72 81 0 4-2 10-4 14z">
            <text:p/>
          </draw:path>
          <draw:path draw:style-name="gr3" draw:text-style-name="P5" draw:layer="layout" svg:width="0.301cm" svg:height="0.421cm" svg:x="5.731cm" svg:y="6.697cm" svg:viewBox="0 0 302 422" svg:d="M160 233c21 4 96 18 96 85 0 46-31 83-104 83-77 0-110-52-127-131-2-10-4-14-13-14-12 0-12 6-12 23v120c0 17 0 23 10 23 5 0 7-2 23-19 2-2 2-4 19-21 40 38 81 40 100 40 106 0 150-62 150-129 0-48-30-75-40-87-31-29-66-36-104-44-52-10-114-21-114-75 0-33 25-70 104-70 100 0 106 83 108 112 0 8 8 8 10 8 13 0 13-4 13-23v-91c0-17 0-23-11-23-4 0-6 0-18 10-2 5-13 13-17 15-33-25-73-25-85-25-113 0-148 62-148 112 0 33 15 58 40 79 29 23 56 29 120 42z">
            <text:p/>
          </draw:path>
          <draw:path draw:style-name="gr3" draw:text-style-name="P5" draw:layer="layout" svg:width="0.197cm" svg:height="0.612cm" svg:x="6.092cm" svg:y="6.496cm" svg:viewBox="0 0 198 613" svg:d="M133 208l-129 10v29c60 0 69 4 69 50v245c0 42-11 42-73 42v29c29-2 79-2 102-2 31 0 64 0 96 2v-29c-61 0-65-4-65-39zM137 48c0-29-23-48-50-48-29 0-47 25-47 48 0 25 18 50 47 50 27 0 50-21 50-50z">
            <text:p/>
          </draw:path>
          <draw:path draw:style-name="gr3" draw:text-style-name="P5" draw:layer="layout" svg:width="0.461cm" svg:height="0.404cm" svg:x="6.344cm" svg:y="6.704cm" svg:viewBox="0 0 462 405" svg:d="M71 89v248c0 39-9 39-71 39v29c31 0 79-2 104-2 23 0 71 2 102 2v-29c-60 0-71 0-71-39v-171c0-95 65-145 123-145s69 50 69 102v214c0 39-11 39-71 39v29c31 0 79-2 104-2 23 0 71 2 102 2v-29c-48 0-71 0-71-27v-174c0-79 0-108-29-142-13-14-44-33-96-33-68 0-110 39-137 96v-96l-129 10v29c64 0 71 7 71 50z">
            <text:p/>
          </draw:path>
          <draw:path draw:style-name="gr3" draw:text-style-name="P5" draw:layer="layout" svg:width="0.348cm" svg:height="1.643cm" svg:x="7.139cm" svg:y="6.057cm" svg:viewBox="0 0 349 1644" svg:d="M308 1636c2 0 10 8 10 8h21c2 0 10 0 10-8 0-4-2-6-4-9-33-33-83-83-139-182-100-177-135-404-135-622 0-405 114-644 276-806 2-2 2-7 2-9 0-8-6-8-16-8-13 0-15 0-23 8-87 75-185 202-250 395-39 121-60 266-60 418 0 218 40 464 183 676 25 35 60 72 60 72 9 13 21 27 29 34z">
            <text:p/>
          </draw:path>
          <draw:path draw:style-name="gr3" draw:text-style-name="P5" draw:layer="layout" svg:width="0.494cm" svg:height="0.404cm" svg:x="7.654cm" svg:y="6.095cm" svg:viewBox="0 0 495 405" svg:d="M218 54h104c-31 135-39 175-39 237 0 12 0 37 8 69 8 41 19 45 33 45 19 0 38-16 38-35 0-4 0-6-6-19-27-66-27-127-27-151 0-50 6-98 16-146h106c11 0 44 0 44-31 0-23-19-23-35-23h-308c-21 0-56 0-96 44-33 35-56 77-56 81 0 2 0 10 10 10 9 0 11-4 15-10 46-71 100-71 116-71h55c-32 110-80 220-119 306-6 12-6 14-6 20 0 19 14 25 25 25 29 0 35-25 45-60 15-42 15-44 25-89z">
            <text:p/>
          </draw:path>
          <draw:polygon draw:style-name="gr3" draw:text-style-name="P5" draw:layer="layout" svg:width="0.554cm" svg:height="0.038cm" svg:x="7.629cm" svg:y="6.86cm" svg:viewBox="0 0 555 39" draw:points="279,39 0,39 0,0 555,0 555,39">
            <text:p/>
          </draw:polygon>
          <draw:path draw:style-name="gr3" draw:text-style-name="P5" draw:layer="layout" svg:width="0.365cm" svg:height="0.61cm" svg:x="7.725cm" svg:y="7.126cm" svg:viewBox="0 0 366 611" svg:d="M71 540l97-95c144-127 198-175 198-266 0-106-81-179-193-179-104 0-173 85-173 166 0 50 46 50 48 50 16 0 48-10 48-48 0-23-17-47-48-47-8 0-8 0-13 2 21-61 71-94 125-94 83 0 123 73 123 150 0 73-46 145-96 201l-177 196c-10 10-10 12-10 35h341l25-160h-23c-4 27-10 69-19 81-8 8-68 8-87 8z">
            <text:p/>
          </draw:path>
          <draw:path draw:style-name="gr3" draw:text-style-name="P5" draw:layer="layout" svg:width="0.608cm" svg:height="0.61cm" svg:x="8.549cm" svg:y="6.575cm" svg:viewBox="0 0 609 611" svg:d="M324 324h256c13 0 29 0 29-18 0-19-16-19-29-19h-256v-256c0-14 0-31-18-31-19 0-19 17-19 31v256h-256c-14 0-31 0-31 19 0 18 17 18 31 18h256v256c0 12 0 31 19 31 18 0 18-19 18-31z">
            <text:p/>
          </draw:path>
          <draw:path draw:style-name="gr3" draw:text-style-name="P5" draw:layer="layout" svg:width="0.494cm" svg:height="0.404cm" svg:x="9.545cm" svg:y="6.095cm" svg:viewBox="0 0 495 405" svg:d="M218 54h104c-31 135-39 175-39 237 0 12 0 37 8 69 8 41 19 45 33 45 19 0 38-16 38-35 0-4 0-6-6-19-27-66-27-127-27-151 0-50 6-98 16-146h106c11 0 44 0 44-31 0-23-19-23-35-23h-308c-21 0-56 0-96 44-33 35-56 77-56 81 0 2 0 10 10 10 9 0 11-4 15-10 46-71 100-71 116-71h55c-32 110-80 220-119 306-6 12-6 14-6 20 0 19 14 25 25 25 29 0 35-25 45-60 15-42 15-44 25-89z">
            <text:p/>
          </draw:path>
          <draw:polygon draw:style-name="gr3" draw:text-style-name="P5" draw:layer="layout" svg:width="0.554cm" svg:height="0.038cm" svg:x="9.52cm" svg:y="6.86cm" svg:viewBox="0 0 555 39" draw:points="279,39 0,39 0,0 555,0 555,39">
            <text:p/>
          </draw:polygon>
          <draw:path draw:style-name="gr3" draw:text-style-name="P5" draw:layer="layout" svg:width="0.365cm" svg:height="0.61cm" svg:x="9.614cm" svg:y="7.126cm" svg:viewBox="0 0 366 611" svg:d="M71 540l97-95c144-127 198-175 198-266 0-106-81-179-193-179-104 0-173 85-173 166 0 50 46 50 48 50 16 0 48-10 48-48 0-23-17-47-48-47-8 0-8 0-13 2 21-61 71-94 125-94 83 0 123 73 123 150 0 73-46 145-96 201l-177 196c-10 10-10 12-10 35h341l25-160h-23c-4 27-10 69-19 81-8 8-68 8-87 8z">
            <text:p/>
          </draw:path>
          <draw:path draw:style-name="gr3" draw:text-style-name="P5" draw:layer="layout" svg:width="0.608cm" svg:height="0.61cm" svg:x="10.437cm" svg:y="6.575cm" svg:viewBox="0 0 609 611" svg:d="M324 324h256c13 0 29 0 29-18 0-19-16-19-29-19h-256v-256c0-14 0-31-18-31-19 0-19 17-19 31v256h-256c-14 0-31 0-31 19 0 18 17 18 31 18h256v256c0 12 0 31 19 31 18 0 18-19 18-31z">
            <text:p/>
          </draw:path>
          <draw:path draw:style-name="gr3" draw:text-style-name="P5" draw:layer="layout" svg:width="0.419cm" svg:height="0.415cm" svg:x="11.336cm" svg:y="6.704cm" svg:viewBox="0 0 420 416" svg:d="M306 58c-17-33-44-58-86-58-106 0-220 135-220 268 0 87 50 148 123 148 18 0 64-4 118-69 9 38 40 69 83 69 34 0 55-21 69-50 15-33 27-90 27-92 0-8-8-8-10-8-11 0-11 2-13 17-16 58-33 112-70 112-25 0-28-23-28-42 0-20 3-27 13-68 10-38 10-48 19-81l33-129c6-27 6-27 6-31 0-17-10-25-25-25-23 0-37 20-39 39zM245 297c-4 17-4 17-18 33-40 50-77 65-102 65-48 0-61-50-61-85 0-46 30-160 52-202 28-54 69-87 107-87 60 0 72 75 72 81 0 4-2 10-4 14z">
            <text:p/>
          </draw:path>
          <draw:path draw:style-name="gr3" draw:text-style-name="P5" draw:layer="layout" svg:width="0.457cm" svg:height="0.415cm" svg:x="11.81cm" svg:y="6.704cm" svg:viewBox="0 0 458 416" svg:d="M281 129c4-25 25-108 89-108 6 0 27 0 46 10-25 6-44 29-44 50 0 15 11 33 36 33 20 0 50-16 50-54 0-48-55-60-86-60-54 0-85 48-97 71-23-63-71-71-98-71-96 0-148 118-148 141 0 9 8 9 11 9 8 0 10 0 12-9 31-97 92-120 123-120 16 0 50 8 50 60 0 29-17 92-50 218-15 59-48 96-88 96-6 0-27 0-45-10 22-7 43-25 43-50s-21-34-35-34c-27 0-50 25-50 54 0 42 46 61 87 61 61 0 94-65 96-71 10 35 44 71 100 71 93 0 145-119 145-142 0-8-8-8-10-8-8 0-10 2-12 8-30 100-94 121-123 121-35 0-50-29-50-60 0-21 6-40 17-81z">
            <text:p/>
          </draw:path>
          <draw:path draw:style-name="gr3" draw:text-style-name="P5" draw:layer="layout" svg:width="0.608cm" svg:height="0.61cm" svg:x="12.559cm" svg:y="6.575cm" svg:viewBox="0 0 609 611" svg:d="M324 324h256c13 0 29 0 29-18 0-19-16-19-29-19h-256v-256c0-14 0-31-18-31-19 0-19 17-19 31v256h-256c-14 0-31 0-31 19 0 18 17 18 31 18h256v256c0 12 0 31 19 31 18 0 18-19 18-31z">
            <text:p/>
          </draw:path>
          <draw:path draw:style-name="gr3" draw:text-style-name="P5" draw:layer="layout" svg:width="0.338cm" svg:height="0.645cm" svg:x="13.465cm" svg:y="6.473cm" svg:viewBox="0 0 339 646" svg:d="M177 10c0-2 0-10-13-10-20 0-87 8-112 8-6 2-17 2-17 19 0 12 9 12 21 12 46 0 48 7 48 15 0 6-8 37-15 56l-74 299c-11 46-15 61-15 94 0 85 48 143 116 143 109 0 223-137 223-268 0-85-50-147-123-147-41 0-81 27-108 56zM89 355c7-18 7-20 15-31 46-60 85-72 110-72 34 0 58 27 58 85 0 54-31 160-47 195-29 60-73 94-109 94-31 0-60-25-60-92 0-19 0-35 15-93z">
            <text:p/>
          </draw:path>
          <draw:path draw:style-name="gr3" draw:text-style-name="P5" draw:layer="layout" svg:width="0.348cm" svg:height="1.643cm" svg:x="13.848cm" svg:y="6.057cm" svg:viewBox="0 0 349 1644" svg:d="M349 821c0-262-62-540-243-746-12-15-46-50-69-69-6-6-8-6-20-6-9 0-17 0-17 8 0 4 4 9 6 11 31 31 81 81 138 183 99 174 135 401 135 619 0 397-111 640-275 806-2 3-4 7-4 9 0 8 8 8 17 8 12 0 14 0 23-6 87-75 185-202 249-395 40-125 60-274 60-422z">
            <text:p/>
          </draw:path>
          <draw:path draw:style-name="gr3" draw:text-style-name="P5" draw:layer="layout" svg:width="0.213cm" svg:height="0.914cm" svg:x="14.603cm" svg:y="6.421cm" svg:viewBox="0 0 214 915" svg:d="M214 906c0-2 0-4-16-21-115-114-144-286-144-428 0-158 35-318 148-432 12-10 12-13 12-17 0-6-4-8-10-8-8 0-92 62-146 179-48 100-58 201-58 278 0 73 10 183 60 287 56 112 136 171 144 171 6 0 10-3 10-9z">
            <text:p/>
          </draw:path>
          <draw:path draw:style-name="gr3" draw:text-style-name="P5" draw:layer="layout" svg:width="0.419cm" svg:height="0.415cm" svg:x="14.905cm" svg:y="6.704cm" svg:viewBox="0 0 420 416" svg:d="M306 58c-17-33-44-58-86-58-106 0-220 135-220 268 0 87 50 148 123 148 18 0 64-4 118-69 9 38 40 69 83 69 34 0 55-21 69-50 15-33 27-90 27-92 0-8-8-8-10-8-9 0-11 2-13 17-16 58-33 112-70 112-25 0-28-23-28-42 0-20 3-27 13-68 10-38 10-48 19-81l33-129c6-27 6-27 6-31 0-17-10-25-25-25-23 0-37 20-39 39zM245 297c-4 17-4 17-16 33-42 50-79 65-104 65-46 0-61-50-61-85 0-46 32-160 52-202 28-54 69-87 107-87 60 0 72 75 72 81 0 4-2 10-4 14z">
            <text:p/>
          </draw:path>
          <draw:path draw:style-name="gr3" draw:text-style-name="P5" draw:layer="layout" svg:width="0.213cm" svg:height="0.914cm" svg:x="15.402cm" svg:y="6.421cm" svg:viewBox="0 0 214 915" svg:d="M214 457c0-70-10-181-60-284-56-113-135-173-146-173-4 0-8 4-8 8s0 7 17 23c91 90 143 235 143 426 0 156-33 318-148 433-12 12-12 14-12 16 0 6 4 9 8 9 11 0 94-63 148-179 48-100 58-202 58-279z">
            <text:p/>
          </draw:path>
        </draw:g>
        <draw:g xml:id="id59" draw:id="id59">
          <svg:title>TexMaths</svg:title>
          <svg:desc>26§display§\text {Diff. } w. \ r. \ t. \ x.§svg§600§FALSE§</svg:desc>
          <draw:polygon draw:style-name="gr2" draw:text-style-name="P4" draw:layer="layout" svg:width="5.823cm" svg:height="0.563cm" svg:x="2.541cm" svg:y="10.88cm" svg:viewBox="0 0 5824 564" draw:points="2912,564 0,564 0,0 5824,0 5824,564">
            <text:p/>
          </draw:polygon>
          <draw:path draw:style-name="gr3" draw:text-style-name="P5" draw:layer="layout" svg:width="0.615cm" svg:height="0.626cm" svg:x="2.526cm" svg:y="10.855cm" svg:viewBox="0 0 616 627" svg:d="M0 0v29h23c71 0 71 11 71 42v485c0 33 0 42-71 42h-23v29h335c154 0 281-136 281-308 0-175-123-319-281-319zM218 598c-43 0-45-7-45-36v-497c0-30 2-36 45-36h92c56 0 121 19 166 86 40 54 48 133 48 204 0 102-17 156-50 202-19 25-71 77-164 77z">
            <text:p/>
          </draw:path>
          <draw:path draw:style-name="gr3" draw:text-style-name="P5" draw:layer="layout" svg:width="0.197cm" svg:height="0.613cm" svg:x="3.223cm" svg:y="10.867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55cm" svg:height="0.647cm" svg:x="3.47cm" svg:y="10.834cm" svg:viewBox="0 0 551 648" svg:d="M387 279h104v-27h-108v-106c0-84 45-125 85-125 4 0 17 0 31 6-10 4-27 15-27 38 0 20 15 39 40 39s39-19 39-39c0-34-31-65-83-65-54 0-96 35-100 40-27-36-77-40-102-40-87 0-193 48-193 148v104h-73v27h73v298c0 41-11 41-73 41v30c31-2 79-5 102-5s69 3 102 5v-30c-60 0-71 0-71-41v-298h194v298c0 41-11 41-73 41v30c35-2 79-5 104-5 37 0 81 0 116 5v-30h-19c-66 0-68-10-68-43zM131 252v-104c0-90 75-127 133-127 46 0 71 16 73 16v3c-17 0-33 12-33 37 0 6 0 29 25 38-2 12-2 20-2 31v106z">
            <text:p/>
          </draw:path>
          <draw:path draw:style-name="gr3" draw:text-style-name="P5" draw:layer="layout" svg:width="0.099cm" svg:height="0.099cm" svg:x="4.059cm" svg:y="11.382cm" svg:viewBox="0 0 100 100" svg:d="M100 50c0-27-23-50-50-50s-50 23-50 50 23 50 50 50 50-23 50-50z">
            <text:p/>
          </draw:path>
          <draw:path draw:style-name="gr3" draw:text-style-name="P5" draw:layer="layout" svg:width="0.606cm" svg:height="0.415cm" svg:x="4.666cm" svg:y="11.076cm" svg:viewBox="0 0 607 416" svg:d="M397 94c4-19 13-54 13-59 0-16-13-25-25-25-13 0-29 7-36 25-2 7-45 184-52 207-6 27-8 43-8 60 0 10 0 12 2 17-21 50-50 77-85 77-73 0-73-67-73-84 0-29 4-64 48-179 10-27 15-39 15-58 0-42-30-75-75-75-88 0-121 133-121 142 0 8 8 8 10 8 11 0 11 0 15-17 25-85 60-112 94-112 8 0 22 0 22 29 0 23-10 50-16 65-40 108-52 152-52 185 0 85 62 116 131 116 14 0 58 0 95-64 23 58 88 64 115 64 69 0 108-58 133-112 31-73 60-196 60-239 0-50-25-65-41-65-23 0-46 23-46 44 0 12 6 18 15 25 10 10 33 33 33 79 0 31-27 121-50 166-25 50-56 82-102 82-44 0-67-27-67-79 0-25 7-55 9-67z">
            <text:p/>
          </draw:path>
          <draw:path draw:style-name="gr3" draw:text-style-name="P5" draw:layer="layout" svg:width="0.099cm" svg:height="0.099cm" svg:x="5.396cm" svg:y="11.382cm" svg:viewBox="0 0 100 100" svg:d="M100 50c0-27-23-50-50-50s-50 23-50 50 23 50 50 50 50-23 50-50z">
            <text:p/>
          </draw:path>
          <draw:path draw:style-name="gr3" draw:text-style-name="P5" draw:layer="layout" svg:width="0.373cm" svg:height="0.415cm" svg:x="5.904cm" svg:y="11.076cm" svg:viewBox="0 0 374 416" svg:d="M54 352c-2 14-8 35-8 39 0 17 12 25 27 25 10 0 27-8 33-25 2-4 33-129 38-145 6-32 22-96 29-121 4-10 29-54 52-75 6-6 33-29 72-29 25 0 38 10 40 10-29 4-48 27-48 50 0 15 10 34 33 34 25 0 52-21 52-55 0-33-29-60-77-60-60 0-99 46-116 71-8-42-42-71-85-71-42 0-59 35-67 52-17 31-29 88-29 90 0 8 8 8 10 8 11 0 11 0 17-21 15-64 33-108 67-108 16 0 29 6 29 41 0 19-4 30-15 78z">
            <text:p/>
          </draw:path>
          <draw:path draw:style-name="gr3" draw:text-style-name="P5" draw:layer="layout" svg:width="0.099cm" svg:height="0.099cm" svg:x="6.343cm" svg:y="11.382cm" svg:viewBox="0 0 100 100" svg:d="M100 50c0-27-23-50-50-50s-50 23-50 50 23 50 50 50 50-23 50-50z">
            <text:p/>
          </draw:path>
          <draw:path draw:style-name="gr3" draw:text-style-name="P5" draw:layer="layout" svg:width="0.282cm" svg:height="0.584cm" svg:x="6.844cm" svg:y="10.907cm" svg:viewBox="0 0 283 585" svg:d="M168 208h88c16 0 27 0 27-19 0-10-11-10-27-10h-79c31-131 37-148 37-154 0-17-12-25-27-25-2 0-29 0-37 33l-36 146h-87c-19 0-27 0-27 17 0 12 8 12 25 12h81c-66 261-69 275-69 292 0 50 36 85 84 85 95 0 147-135 147-141 0-9-8-9-12-9-6 0-8 2-13 13-39 95-89 116-120 116-19 0-27-12-27-41 0-23 0-30 4-44z">
            <text:p/>
          </draw:path>
          <draw:path draw:style-name="gr3" draw:text-style-name="P5" draw:layer="layout" svg:width="0.099cm" svg:height="0.099cm" svg:x="7.231cm" svg:y="11.382cm" svg:viewBox="0 0 100 100" svg:d="M100 50c0-27-23-50-50-50s-50 23-50 50 23 50 50 50 50-23 50-50z">
            <text:p/>
          </draw:path>
          <draw:path draw:style-name="gr3" draw:text-style-name="P5" draw:layer="layout" svg:width="0.457cm" svg:height="0.415cm" svg:x="7.736cm" svg:y="11.076cm" svg:viewBox="0 0 458 416" svg:d="M281 129c4-25 25-108 89-108 6 0 27 0 46 10-25 6-44 29-44 50 0 15 11 34 36 34 20 0 50-17 50-55 0-48-55-60-86-60-54 0-85 48-97 71-23-63-71-71-98-71-96 0-148 119-148 142 0 8 8 8 11 8 8 0 10 0 12-8 31-98 92-121 123-121 16 0 50 8 50 60 0 29-17 92-50 219-15 58-48 96-88 96-6 0-27 0-45-11 22-6 43-25 43-50s-21-33-35-33c-27 0-50 25-50 54 0 42 46 60 85 60 63 0 96-64 98-70 10 35 44 70 98 70 95 0 147-118 147-141 0-8-8-8-10-8-8 0-10 2-12 8-30 100-94 121-123 121-35 0-50-30-50-61 0-21 6-39 17-81z">
            <text:p/>
          </draw:path>
          <draw:path draw:style-name="gr3" draw:text-style-name="P5" draw:layer="layout" svg:width="0.099cm" svg:height="0.099cm" svg:x="8.312cm" svg:y="11.382cm" svg:viewBox="0 0 100 100" svg:d="M100 50c0-27-23-50-50-50s-50 23-50 50 23 50 50 50 50-23 50-50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55" smil:attributeName="visibility" smil:to="visible"/>
                  <anim:animate smil:dur="0.5s" smil:fill="hold" smil:targetElement="id55" smil:attributeName="x" smil:values="x;x" smil:keyTimes="0;1"/>
                  <anim:animate smil:dur="0.5s" smil:fill="hold" smil:targetElement="id55"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6" smil:attributeName="visibility" smil:to="visible"/>
                  <anim:animate smil:dur="0.5s" smil:fill="hold" smil:targetElement="id56" smil:attributeName="x" smil:values="x;x" smil:keyTimes="0;1"/>
                  <anim:animate smil:dur="0.5s" smil:fill="hold" smil:targetElement="id5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7" smil:attributeName="visibility" smil:to="visible"/>
                  <anim:animate smil:dur="0.5s" smil:fill="hold" smil:targetElement="id57" smil:attributeName="x" smil:values="x;x" smil:keyTimes="0;1"/>
                  <anim:animate smil:dur="0.5s" smil:fill="hold" smil:targetElement="id5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8" smil:attributeName="visibility" smil:to="visible"/>
                  <anim:animate smil:dur="0.5s" smil:fill="hold" smil:targetElement="id58" smil:attributeName="x" smil:values="x;x" smil:keyTimes="0;1"/>
                  <anim:animate smil:dur="0.5s" smil:fill="hold" smil:targetElement="id58"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0" smil:attributeName="visibility" smil:to="visible"/>
                  <anim:animate smil:dur="0.5s" smil:fill="hold" smil:targetElement="id60" smil:attributeName="x" smil:values="x;x" smil:keyTimes="0;1"/>
                  <anim:animate smil:dur="0.5s" smil:fill="hold" smil:targetElement="id60" smil:attributeName="y" smil:values="1+height/2;y" smil:keyTimes="0;1"/>
                </anim:par>
              </anim:par>
            </anim:par>
          </anim:seq>
        </anim:par>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9">
        <office:forms form:automatic-focus="false" form:apply-design-mode="false"/>
        <draw:frame presentation:style-name="pr12" draw:text-style-name="P11" draw:layer="layout" svg:width="25.199cm" svg:height="14.573cm" svg:x="1.398cm" svg:y="0.627cm" presentation:class="title" presentation:user-transformed="true">
          <draw:text-box>
            <text:p xml:id="id66" text:id="id66" text:style-name="P7"><text:span text:style-name="T8"><text:tab/></text:span><text:span text:style-name="T8"><text:tab/></text:span><text:span text:style-name="T9"><text:line-break/></text:span><text:span text:style-name="T10"><text:tab/></text:span><text:span text:style-name="T10"><text:line-break/></text:span><text:span text:style-name="T10"><text:line-break/></text:span><text:span text:style-name="T10"><text:line-break/></text:span><text:span text:style-name="T10"><text:line-break/></text:span><text:span text:style-name="T9"> <text:s text:c="21"/></text:span><text:span text:style-name="T10"><text:line-break/></text:span><text:span text:style-name="T10"> <text:s text:c="4"/></text:span><text:span text:style-name="T10"><text:tab/></text:span><text:span text:style-name="T10"><text:tab/></text:span><text:span text:style-name="T10"><text:line-break/></text:span><text:span text:style-name="T10"><text:tab/></text:span><text:span text:style-name="T10"><text:tab/></text:span><text:span text:style-name="T10"><text:line-break/></text:span><text:span text:style-name="T10"><text:tab/></text:span><text:span text:style-name="T10"><text:tab/></text:span><text:span text:style-name="T10"><text:line-break/></text:span><text:span text:style-name="T10"><text:tab/></text:span><text:span text:style-name="T10"><text:tab/></text:span><text:span text:style-name="T10"><text:line-break/></text:span><text:span text:style-name="T10"><text:tab/></text:span><text:span text:style-name="T10"><text:tab/></text:span><text:span text:style-name="T10"><text:tab/></text:span><text:span text:style-name="T10"><text:tab/></text:span><text:span text:style-name="T10"><text:line-break/></text:span><text:span text:style-name="T10"><text:tab/></text:span><text:span text:style-name="T10">(iii) Let <text:s/></text:span></text:p>
          </draw:text-box>
        </draw:frame>
        <draw:g xml:id="id61" draw:id="id61">
          <svg:title>TexMaths</svg:title>
          <svg:desc>26§display§\frac{d^3y}{dx^3} =  a^2 \left[ \cos \left( \frac{2\pi}{2} + ax + b \right) \right] \frac{d}{dx}\left( \frac{2\pi}{2} + ax + b \right)§svg§600§FALSE§</svg:desc>
          <draw:polygon draw:style-name="gr2" draw:text-style-name="P4" draw:layer="layout" svg:width="19.774cm" svg:height="2.151cm" svg:x="3.274cm" svg:y="0.98cm" svg:viewBox="0 0 19775 2152" draw:points="9889,2152 0,2152 0,0 19775,0 19775,2152">
            <text:p/>
          </draw:polygon>
          <draw:path draw:style-name="gr3" draw:text-style-name="P5" draw:layer="layout" svg:width="0.436cm" svg:height="0.646cm" svg:x="3.286cm" svg:y="1.057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294cm" svg:height="0.438cm" svg:x="3.758cm" svg:y="0.934cm" svg:viewBox="0 0 295 439" svg:d="M141 212c50 0 86 35 86 104 0 79-46 102-83 102-25 0-84-6-111-44 31-2 38-23 38-35 0-21-15-35-36-35-16 0-35 10-35 35 0 62 67 100 146 100 89 0 149-58 149-123 0-50-39-100-110-116 67-23 92-73 92-111 0-52-59-89-131-89-71 0-125 35-125 85 0 23 12 36 33 36 19 0 31-15 31-34 0-18-12-31-31-33 23-29 67-35 90-35 29 0 70 14 70 70 0 27-10 57-27 75-21 25-37 27-71 29-16 0-16 0-20 2 0 0-7 0-7 9 0 8 7 8 17 8z">
            <text:p/>
          </draw:path>
          <draw:path draw:style-name="gr3" draw:text-style-name="P5" draw:layer="layout" svg:width="0.423cm" svg:height="0.592cm" svg:x="4.16cm" svg:y="1.285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40 14 0 25 0 37-10 11-8 19-21 19-37 0-29-25-34-33-34-21 0-52 15-52 61 0 45 41 79 97 79 96 0 190-83 215-187z">
            <text:p/>
          </draw:path>
          <draw:polygon draw:style-name="gr3" draw:text-style-name="P5" draw:layer="layout" svg:width="1.409cm" svg:height="0.039cm" svg:x="3.228cm" svg:y="2.061cm" svg:viewBox="0 0 1410 40" draw:points="705,40 0,40 0,0 1410,0 1410,40">
            <text:p/>
          </draw:polygon>
          <draw:path draw:style-name="gr3" draw:text-style-name="P5" draw:layer="layout" svg:width="0.436cm" svg:height="0.646cm" svg:x="3.265cm" svg:y="2.3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457cm" svg:height="0.415cm" svg:x="3.729cm" svg:y="2.531cm" svg:viewBox="0 0 458 416" svg:d="M281 129c4-25 25-108 89-108 6 0 27 0 46 10-25 6-44 29-44 50 0 15 11 33 36 33 20 0 50-16 50-54 0-48-54-60-86-60-54 0-85 48-97 71-23-63-71-71-98-71-96 0-148 119-148 141 0 9 8 9 11 9 8 0 10 0 12-9 31-97 92-120 123-120 16 0 50 8 50 60 0 29-17 92-50 218-15 59-48 96-88 96-6 0-27 0-45-10 22-6 43-25 43-50s-21-33-35-33c-27 0-50 25-50 54 0 41 46 60 85 60 63 0 96-65 98-71 10 36 44 71 98 71 95 0 147-119 147-141 0-9-8-9-10-9-8 0-10 2-12 9-30 99-94 120-123 120-35 0-50-29-50-60 0-21 6-40 17-81z">
            <text:p/>
          </draw:path>
          <draw:path draw:style-name="gr3" draw:text-style-name="P5" draw:layer="layout" svg:width="0.294cm" svg:height="0.438cm" svg:x="4.26cm" svg:y="2.246cm" svg:viewBox="0 0 295 439" svg:d="M141 212c50 0 86 35 86 104 0 79-46 102-83 102-25 0-84-6-111-44 31-2 38-23 38-35 0-21-15-35-36-35-16 0-35 10-35 35 0 62 67 100 146 100 89 0 149-58 149-123 0-50-39-100-110-116 67-23 92-73 92-111 0-52-59-89-131-89-71 0-125 35-125 85 0 23 12 36 33 36 19 0 33-15 33-34 0-18-14-31-33-33 23-29 67-35 90-35 29 0 70 14 70 70 0 27-10 57-27 75-21 25-37 27-71 29-16 0-16 0-20 2 0 0-7 0-7 9 0 8 7 8 17 8z">
            <text:p/>
          </draw:path>
          <draw:path draw:style-name="gr3" draw:text-style-name="P5" draw:layer="layout" svg:width="0.608cm" svg:height="0.215cm" svg:x="5.05cm" svg:y="1.974cm" svg:viewBox="0 0 609 216" svg:d="M578 37c15 0 31 0 31-18 0-19-16-19-29-19h-549c-14 0-31 0-31 19 0 18 17 18 31 18zM580 216c13 0 29 0 29-18 0-19-16-19-31-19h-547c-14 0-31 0-31 19 0 18 17 18 31 18z">
            <text:p/>
          </draw:path>
          <draw:path draw:style-name="gr3" draw:text-style-name="P5" draw:layer="layout" svg:width="0.419cm" svg:height="0.415cm" svg:x="6.001cm" svg:y="1.905cm" svg:viewBox="0 0 420 416" svg:d="M306 58c-17-33-44-58-86-58-106 0-220 135-220 268 0 88 50 148 123 148 18 0 64-4 118-69 9 38 40 69 83 69 34 0 55-21 69-50 15-33 27-89 27-91 0-9-8-9-10-9-9 0-11 2-13 17-16 58-33 112-70 112-25 0-27-23-27-41 0-21 2-27 12-69 10-38 10-48 19-81l33-129c6-27 6-27 6-31 0-17-10-25-25-25-23 0-37 21-39 39zM245 297c-4 17-4 17-16 34-42 50-79 64-104 64-46 0-61-50-61-85 0-46 30-160 52-202 28-54 69-87 107-87 60 0 72 75 72 81 0 4-2 10-4 14z">
            <text:p/>
          </draw:path>
          <draw:path draw:style-name="gr3" draw:text-style-name="P5" draw:layer="layout" svg:width="0.284cm" svg:height="0.425cm" svg:x="6.488cm" svg:y="1.506cm" svg:viewBox="0 0 285 426" svg:d="M285 310h-23c-2 14-8 52-17 58-4 4-54 4-62 4h-119c67-60 90-77 129-108 48-37 92-77 92-139 0-77-69-125-152-125-79 0-133 56-133 114 0 34 27 38 33 38 17 0 36-13 36-36 0-10-5-33-38-33 19-46 63-60 94-60 64 0 98 50 98 102 0 56-40 100-61 125l-156 151c-6 7-6 9-6 25h266z">
            <text:p/>
          </draw:path>
          <draw:polygon draw:style-name="gr3" draw:text-style-name="P5" draw:layer="layout" svg:width="0.242cm" svg:height="2.193cm" svg:x="7.238cm" svg:y="0.984cm" svg:viewBox="0 0 243 2194" draw:points="0,2194 243,2194 243,2144 50,2144 50,50 243,50 243,0 0,0">
            <text:p/>
          </draw:polygon>
          <draw:path draw:style-name="gr3" draw:text-style-name="P5" draw:layer="layout" svg:width="0.348cm" svg:height="0.421cm" svg:x="7.523cm" svg:y="1.899cm" svg:viewBox="0 0 349 422" svg:d="M77 212c0-150 75-189 123-189 8 0 66 0 100 33-38 4-44 31-44 44 0 23 16 41 41 41s44-16 44-43c0-63-71-98-141-98-115 0-200 100-200 212 0 119 92 210 198 210 122 0 151-110 151-120 0-9-8-9-10-9-8 0-10 4-12 9-27 85-88 97-121 97-48 0-129-39-129-187z">
            <text:p/>
          </draw:path>
          <draw:path draw:style-name="gr3" draw:text-style-name="P5" draw:layer="layout" svg:width="0.407cm" svg:height="0.421cm" svg:x="7.923cm" svg:y="1.899cm" svg:viewBox="0 0 408 422" svg:d="M408 214c0-116-94-214-204-214-115 0-204 100-204 214 0 119 96 208 204 208 110 0 204-91 204-208zM204 399c-40 0-79-20-104-62-23-40-23-96-23-129 0-35 0-85 21-127 25-41 68-60 106-60 39 0 79 19 104 58 23 40 23 94 23 129 0 33 0 83-21 123-19 41-60 68-106 68z">
            <text:p/>
          </draw:path>
          <draw:path draw:style-name="gr3" draw:text-style-name="P5" draw:layer="layout" svg:width="0.301cm" svg:height="0.421cm" svg:x="8.385cm" svg:y="1.899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5" draw:layer="layout" svg:width="0.45cm" svg:height="2.193cm" svg:x="9.059cm" svg:y="0.984cm" svg:viewBox="0 0 451 2194" svg:d="M451 2186c0-4-2-6-4-9-33-35-95-95-156-195-147-235-214-532-214-884 0-247 33-564 183-836 73-131 148-206 189-245 2-2 2-5 2-9 0-8-6-8-18-8-13 0-15 0-29 15-308 278-404 696-404 1081 0 360 83 722 316 996 19 21 52 58 92 92 10 10 12 10 25 10 12 0 18 0 18-8z">
            <text:p/>
          </draw:path>
          <draw:path draw:style-name="gr3" draw:text-style-name="P5" draw:layer="layout" svg:width="0.365cm" svg:height="0.61cm" svg:x="9.695cm" svg:y="1.082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ath draw:style-name="gr3" draw:text-style-name="P5" draw:layer="layout" svg:width="0.494cm" svg:height="0.405cm" svg:x="10.132cm" svg:y="1.296cm" svg:viewBox="0 0 495 406" svg:d="M218 54h104c-31 135-39 175-39 237 0 13 0 38 8 69 9 41 19 46 33 46 19 0 38-17 38-36 0-4 0-6-6-19-27-66-27-126-27-151 0-50 8-98 16-146h106c11 0 44 0 44-31 0-23-19-23-35-23h-308c-21 0-56 0-96 44-33 35-56 77-56 81 0 2 0 10 10 10 9 0 11-4 15-10 46-71 100-71 116-71h55c-32 110-80 221-119 306-6 12-6 14-6 21 0 18 14 25 25 25 29 0 35-25 45-61 15-41 15-43 25-89z">
            <text:p/>
          </draw:path>
          <draw:polygon draw:style-name="gr3" draw:text-style-name="P5" draw:layer="layout" svg:width="1.012cm" svg:height="0.039cm" svg:x="9.649cm" svg:y="2.061cm" svg:viewBox="0 0 1013 40" draw:points="505,40 0,40 0,0 1013,0 1013,40">
            <text:p/>
          </draw:polygon>
          <draw:path draw:style-name="gr3" draw:text-style-name="P5" draw:layer="layout" svg:width="0.365cm" svg:height="0.61cm" svg:x="9.972cm" svg:y="2.327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ath draw:style-name="gr3" draw:text-style-name="P5" draw:layer="layout" svg:width="0.608cm" svg:height="0.61cm" svg:x="11.024cm" svg:y="1.776cm" svg:viewBox="0 0 609 611" svg:d="M324 324h256c13 0 29 0 29-18 0-19-16-19-29-19h-256v-256c0-14 0-31-18-31-19 0-19 17-19 31v256h-256c-14 0-31 0-31 19 0 18 17 18 31 18h256v256c0 13 0 31 19 31 18 0 18-18 18-31z">
            <text:p/>
          </draw:path>
          <draw:path draw:style-name="gr3" draw:text-style-name="P5" draw:layer="layout" svg:width="0.419cm" svg:height="0.415cm" svg:x="11.923cm" svg:y="1.905cm" svg:viewBox="0 0 420 416" svg:d="M306 58c-17-33-44-58-86-58-106 0-220 135-220 268 0 88 50 148 123 148 18 0 64-4 118-69 9 38 40 69 83 69 34 0 55-21 69-50 15-33 27-89 27-91 0-9-8-9-10-9-9 0-11 2-13 17-16 58-33 112-70 112-25 0-27-23-27-41 0-21 2-27 12-69 10-38 10-48 19-81l33-129c6-27 6-27 6-31 0-17-10-25-25-25-23 0-37 21-39 39zM245 297c-4 17-4 17-16 34-42 50-79 64-104 64-46 0-61-50-61-85 0-46 30-160 52-202 28-54 69-87 107-87 60 0 72 75 72 81 0 4-2 10-4 14z">
            <text:p/>
          </draw:path>
          <draw:path draw:style-name="gr3" draw:text-style-name="P5" draw:layer="layout" svg:width="0.457cm" svg:height="0.415cm" svg:x="12.397cm" svg:y="1.905cm" svg:viewBox="0 0 458 416" svg:d="M281 129c4-25 25-108 89-108 4 0 27 0 46 10-25 6-44 29-44 50 0 15 11 33 36 33 20 0 50-16 50-54 0-48-54-60-86-60-54 0-85 48-97 71-23-63-71-71-98-71-96 0-148 119-148 141 0 9 8 9 11 9 8 0 10 0 12-9 31-97 92-120 123-120 16 0 50 8 50 60 0 29-17 92-50 218-15 59-48 96-88 96-6 0-27 0-45-10 22-6 43-25 43-50s-21-33-35-33c-27 0-50 25-50 54 0 41 46 60 85 60 63 0 94-65 98-71 10 36 44 71 98 71 95 0 147-119 147-141 0-9-8-9-10-9-8 0-10 2-12 9-32 99-94 120-123 120-35 0-50-29-50-60 0-21 6-40 17-81z">
            <text:p/>
          </draw:path>
          <draw:path draw:style-name="gr3" draw:text-style-name="P5" draw:layer="layout" svg:width="0.608cm" svg:height="0.61cm" svg:x="13.146cm" svg:y="1.776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4.053cm" svg:y="1.674cm" svg:viewBox="0 0 339 647" svg:d="M177 10c0-2 0-10-13-10-20 0-87 8-112 8-6 2-17 2-17 19 0 13 9 13 21 13 46 0 48 6 48 14 0 6-8 38-15 56l-74 300c-11 45-15 60-15 93 0 86 48 144 116 144 109 0 223-137 223-268 0-86-50-148-123-148-41 0-81 27-108 56zM89 356c7-19 7-21 15-32 46-60 87-72 110-72 34 0 58 27 58 85 0 54-31 160-47 195-29 61-73 94-109 94-31 0-60-25-60-92 0-18 0-35 15-93z">
            <text:p/>
          </draw:path>
          <draw:path draw:style-name="gr3" draw:text-style-name="P5" draw:layer="layout" svg:width="0.45cm" svg:height="2.193cm" svg:x="14.433cm" svg:y="0.984cm" svg:viewBox="0 0 451 2194" svg:d="M451 1098c0-360-83-722-316-996-19-21-52-58-89-92-13-10-15-10-27-10-11 0-19 0-19 8 0 4 4 9 6 11 31 33 94 93 154 193 148 235 214 533 214 884 0 247-31 564-183 836-72 131-149 206-187 245-2 3-4 5-4 9 0 8 8 8 19 8 12 0 14 0 29-14 308-279 403-697 403-1082z">
            <text:p/>
          </draw:path>
          <draw:polygon draw:style-name="gr3" draw:text-style-name="P5" draw:layer="layout" svg:width="0.242cm" svg:height="2.193cm" svg:x="15.087cm" svg:y="0.984cm" svg:viewBox="0 0 243 2194" draw:points="191,2144 0,2144 0,2194 243,2194 243,0 0,0 0,50 191,50">
            <text:p/>
          </draw:polygon>
          <draw:path draw:style-name="gr3" draw:text-style-name="P5" draw:layer="layout" svg:width="0.436cm" svg:height="0.646cm" svg:x="16.116cm" svg:y="1.057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58 0 72 75 72 81 0 4-2 10-4 14z">
            <text:p/>
          </draw:path>
          <draw:polygon draw:style-name="gr3" draw:text-style-name="P5" draw:layer="layout" svg:width="1cm" svg:height="0.039cm" svg:x="15.819cm" svg:y="2.061cm" svg:viewBox="0 0 1001 40" draw:points="499,40 0,40 0,0 1001,0 1001,40">
            <text:p/>
          </draw:polygon>
          <draw:path draw:style-name="gr3" draw:text-style-name="P5" draw:layer="layout" svg:width="0.436cm" svg:height="0.646cm" svg:x="15.854cm" svg:y="2.3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58 0 72 75 72 81 0 4-2 10-4 14z">
            <text:p/>
          </draw:path>
          <draw:path draw:style-name="gr3" draw:text-style-name="P5" draw:layer="layout" svg:width="0.457cm" svg:height="0.415cm" svg:x="16.32cm" svg:y="2.531cm" svg:viewBox="0 0 458 416" svg:d="M281 129c4-25 25-108 89-108 6 0 27 0 46 10-25 6-44 29-44 50 0 15 11 33 36 33 20 0 50-16 50-54 0-48-54-60-86-60-54 0-85 48-97 71-23-63-71-71-98-71-96 0-148 119-148 141 0 9 8 9 11 9 8 0 10 0 12-9 31-97 92-120 123-120 16 0 50 8 50 60 0 29-17 92-50 218-15 59-48 96-88 96-6 0-27 0-45-10 22-6 43-25 43-50s-21-33-35-33c-27 0-50 25-50 54 0 41 46 60 85 60 63 0 94-65 98-71 10 36 44 71 98 71 95 0 147-119 147-141 0-9-8-9-10-9-8 0-10 2-12 9-30 99-94 120-123 120-35 0-50-29-50-60 0-21 6-40 17-81z">
            <text:p/>
          </draw:path>
          <draw:path draw:style-name="gr3" draw:text-style-name="P5" draw:layer="layout" svg:width="0.45cm" svg:height="2.193cm" svg:x="17.269cm" svg:y="0.984cm" svg:viewBox="0 0 451 2194" svg:d="M451 2186c0-4-2-6-4-9-33-35-95-95-156-195-147-235-214-532-214-884 0-247 31-564 183-836 73-131 148-206 189-245 2-2 2-5 2-9 0-8-6-8-18-8-13 0-15 0-29 15-308 278-404 696-404 1081 0 360 83 722 316 996 19 21 52 58 92 92 10 10 12 10 25 10 12 0 18 0 18-8z">
            <text:p/>
          </draw:path>
          <draw:path draw:style-name="gr3" draw:text-style-name="P5" draw:layer="layout" svg:width="0.365cm" svg:height="0.61cm" svg:x="17.907cm" svg:y="1.082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ath draw:style-name="gr3" draw:text-style-name="P5" draw:layer="layout" svg:width="0.494cm" svg:height="0.405cm" svg:x="18.342cm" svg:y="1.296cm" svg:viewBox="0 0 495 406" svg:d="M218 54h104c-31 135-39 175-39 237 0 13 0 38 8 69 9 41 19 46 33 46 19 0 38-17 38-36 0-4 0-6-6-19-27-66-27-126-27-151 0-50 8-98 16-146h106c11 0 44 0 44-31 0-23-19-23-35-23h-308c-21 0-56 0-96 44-33 35-56 77-56 81 0 2 0 10 10 10 9 0 11-4 15-10 46-71 100-71 116-71h55c-32 110-80 221-119 306-6 12-6 14-6 21 0 18 14 25 25 25 29 0 35-25 45-61 15-41 15-43 25-89z">
            <text:p/>
          </draw:path>
          <draw:polygon draw:style-name="gr3" draw:text-style-name="P5" draw:layer="layout" svg:width="1.012cm" svg:height="0.039cm" svg:x="17.861cm" svg:y="2.061cm" svg:viewBox="0 0 1013 40" draw:points="505,40 0,40 0,0 1013,0 1013,40">
            <text:p/>
          </draw:polygon>
          <draw:path draw:style-name="gr3" draw:text-style-name="P5" draw:layer="layout" svg:width="0.365cm" svg:height="0.61cm" svg:x="18.184cm" svg:y="2.327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ath draw:style-name="gr3" draw:text-style-name="P5" draw:layer="layout" svg:width="0.608cm" svg:height="0.61cm" svg:x="19.234cm" svg:y="1.776cm" svg:viewBox="0 0 609 611" svg:d="M324 324h256c13 0 29 0 29-18 0-19-16-19-29-19h-256v-256c0-14 0-31-18-31-19 0-19 17-19 31v256h-256c-14 0-31 0-31 19 0 18 17 18 31 18h256v256c0 13 0 31 19 31 18 0 18-18 18-31z">
            <text:p/>
          </draw:path>
          <draw:path draw:style-name="gr3" draw:text-style-name="P5" draw:layer="layout" svg:width="0.419cm" svg:height="0.415cm" svg:x="20.135cm" svg:y="1.905cm" svg:viewBox="0 0 420 416" svg:d="M306 58c-17-33-44-58-86-58-106 0-220 135-220 268 0 88 50 148 123 148 18 0 64-4 118-69 9 38 40 69 83 69 34 0 55-21 69-50 15-33 27-89 27-91 0-9-8-9-10-9-9 0-11 2-13 17-16 58-33 112-70 112-25 0-27-23-27-41 0-21 2-27 12-69 10-38 10-48 19-81l33-129c6-27 6-27 6-31 0-17-10-25-25-25-23 0-37 21-39 39zM245 297c-4 17-4 17-16 34-42 50-79 64-104 64-46 0-61-50-61-85 0-46 30-160 52-202 28-54 69-87 107-87 60 0 72 75 72 81 0 4-2 10-4 14z">
            <text:p/>
          </draw:path>
          <draw:path draw:style-name="gr3" draw:text-style-name="P5" draw:layer="layout" svg:width="0.457cm" svg:height="0.415cm" svg:x="20.607cm" svg:y="1.905cm" svg:viewBox="0 0 458 416" svg:d="M281 129c4-25 25-108 89-108 4 0 27 0 46 10-25 6-44 29-44 50 0 15 11 33 36 33 20 0 50-16 50-54 0-48-54-60-86-60-54 0-85 48-97 71-23-63-71-71-98-71-96 0-148 119-148 141 0 9 8 9 11 9 8 0 10 0 12-9 31-97 92-120 123-120 16 0 50 8 50 60 0 29-17 92-50 218-15 59-48 96-88 96-6 0-27 0-45-10 22-6 43-25 43-50s-21-33-35-33c-27 0-50 25-50 54 0 41 46 60 85 60 63 0 94-65 98-71 10 36 44 71 98 71 95 0 147-119 147-141 0-9-8-9-10-9-8 0-10 2-12 9-32 99-94 120-123 120-35 0-50-29-50-60 0-21 6-40 17-81z">
            <text:p/>
          </draw:path>
          <draw:path draw:style-name="gr3" draw:text-style-name="P5" draw:layer="layout" svg:width="0.608cm" svg:height="0.61cm" svg:x="21.358cm" svg:y="1.776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22.263cm" svg:y="1.674cm" svg:viewBox="0 0 339 647" svg:d="M177 10c0-2 0-10-13-10-20 0-87 8-112 8-6 2-17 2-17 19 0 13 9 13 21 13 46 0 48 6 48 14 0 6-8 38-15 56l-74 300c-11 45-15 60-15 93 0 86 48 144 116 144 109 0 223-137 223-268 0-86-50-148-123-148-41 0-81 27-108 56zM89 356c7-19 7-21 15-32 46-60 87-72 110-72 34 0 58 27 58 85 0 54-31 160-47 195-29 61-73 94-109 94-31 0-60-25-60-92 0-18 0-35 15-93z">
            <text:p/>
          </draw:path>
          <draw:path draw:style-name="gr3" draw:text-style-name="P5" draw:layer="layout" svg:width="0.45cm" svg:height="2.193cm" svg:x="22.644cm" svg:y="0.984cm" svg:viewBox="0 0 451 2194" svg:d="M451 1098c0-360-83-722-316-996-19-21-52-58-89-92-13-10-15-10-27-10-11 0-19 0-19 8 0 4 4 9 6 11 31 33 94 93 154 193 148 235 214 533 214 884 0 247-31 564-183 836-72 131-149 206-187 245-2 3-4 5-4 9 0 8 8 8 19 8 12 0 14 0 29-14 308-279 403-697 403-1082z">
            <text:p/>
          </draw:path>
        </draw:g>
        <draw:g xml:id="id62" draw:id="id62">
          <svg:title>TexMaths</svg:title>
          <svg:desc>26§display§\frac{d^3y}{dx^3} = a^2 \sin \left( \frac{\pi}{2} + \frac{2\pi}{2} + ax + b \right)\left( a \right)§svg§600§FALSE§</svg:desc>
          <draw:polygon draw:style-name="gr2" draw:text-style-name="P4" draw:layer="layout" svg:width="14.316cm" svg:height="2.151cm" svg:x="3.274cm" svg:y="3.479cm" svg:viewBox="0 0 14317 2152" draw:points="7160,2152 0,2152 0,0 14317,0 14317,2152">
            <text:p/>
          </draw:polygon>
          <draw:path draw:style-name="gr3" draw:text-style-name="P5" draw:layer="layout" svg:width="0.436cm" svg:height="0.646cm" svg:x="3.286cm" svg:y="3.556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294cm" svg:height="0.438cm" svg:x="3.758cm" svg:y="3.433cm" svg:viewBox="0 0 295 439" svg:d="M141 212c50 0 86 35 86 104 0 79-46 102-83 102-25 0-84-6-111-44 31-2 38-23 38-35 0-21-15-35-36-35-16 0-35 10-35 35 0 62 67 100 146 100 89 0 149-58 149-123 0-50-39-100-110-116 67-23 92-73 92-111 0-52-59-89-131-89-71 0-125 35-125 85 0 23 12 36 33 36 19 0 31-15 31-34 0-18-12-31-31-33 23-29 67-35 90-35 29 0 70 14 70 70 0 27-10 57-27 75-21 25-37 27-71 29-16 0-16 0-20 2 0 0-7 0-7 9 0 8 7 8 17 8z">
            <text:p/>
          </draw:path>
          <draw:path draw:style-name="gr3" draw:text-style-name="P5" draw:layer="layout" svg:width="0.423cm" svg:height="0.592cm" svg:x="4.16cm" svg:y="3.784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40 14 0 25 0 37-10 11-8 19-21 19-37 0-29-25-34-33-34-21 0-52 15-52 61 0 45 41 79 97 79 96 0 190-83 215-187z">
            <text:p/>
          </draw:path>
          <draw:polygon draw:style-name="gr3" draw:text-style-name="P5" draw:layer="layout" svg:width="1.409cm" svg:height="0.039cm" svg:x="3.228cm" svg:y="4.56cm" svg:viewBox="0 0 1410 40" draw:points="705,40 0,40 0,0 1410,0 1410,40">
            <text:p/>
          </draw:polygon>
          <draw:path draw:style-name="gr3" draw:text-style-name="P5" draw:layer="layout" svg:width="0.436cm" svg:height="0.646cm" svg:x="3.265cm" svg:y="4.799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457cm" svg:height="0.415cm" svg:x="3.729cm" svg:y="5.03cm" svg:viewBox="0 0 458 416" svg:d="M281 129c4-25 25-108 89-108 7 0 27 0 46 10-25 6-44 29-44 50 0 15 11 33 36 33 21 0 50-16 50-54 0-48-54-60-86-60-54 0-85 48-97 71-23-63-71-71-98-71-96 0-148 119-148 141 0 9 8 9 11 9 8 0 10 0 12-9 31-97 92-120 123-120 16 0 50 8 50 60 0 29-17 92-50 218-15 59-48 96-88 96-6 0-27 0-45-10 22-6 43-25 43-50s-21-33-35-33c-27 0-50 25-50 54 0 41 46 60 85 60 63 0 96-65 98-71 10 36 44 71 98 71 96 0 148-119 148-141 0-9-9-9-11-9-8 0-10 2-12 9-29 99-94 120-123 120-35 0-50-29-50-60 0-21 6-40 17-81z">
            <text:p/>
          </draw:path>
          <draw:path draw:style-name="gr3" draw:text-style-name="P5" draw:layer="layout" svg:width="0.294cm" svg:height="0.438cm" svg:x="4.26cm" svg:y="4.745cm" svg:viewBox="0 0 295 439" svg:d="M141 212c50 0 86 35 86 104 0 79-46 102-83 102-25 0-84-6-111-44 31-2 38-23 38-35 0-21-15-35-36-35-16 0-35 10-35 35 0 62 67 100 146 100 89 0 149-58 149-123 0-50-39-100-110-116 67-23 92-73 92-111 0-52-59-89-131-89-71 0-125 35-125 85 0 23 12 36 33 36 19 0 33-15 33-34 0-18-14-31-33-33 23-29 67-35 90-35 29 0 70 14 70 70 0 27-10 57-27 75-21 25-37 27-71 29-16 0-16 0-20 2 0 0-7 0-7 9 0 8 7 8 17 8z">
            <text:p/>
          </draw:path>
          <draw:path draw:style-name="gr3" draw:text-style-name="P5" draw:layer="layout" svg:width="0.608cm" svg:height="0.215cm" svg:x="5.05cm" svg:y="4.473cm" svg:viewBox="0 0 609 216" svg:d="M578 37c15 0 31 0 31-18 0-19-16-19-29-19h-549c-14 0-31 0-31 19 0 18 17 18 31 18zM580 216c13 0 29 0 29-18 0-19-16-19-31-19h-547c-14 0-31 0-31 19 0 18 17 18 31 18z">
            <text:p/>
          </draw:path>
          <draw:path draw:style-name="gr3" draw:text-style-name="P5" draw:layer="layout" svg:width="0.419cm" svg:height="0.415cm" svg:x="6.001cm" svg:y="4.404cm" svg:viewBox="0 0 420 416" svg:d="M306 58c-17-33-44-58-86-58-106 0-220 135-220 268 0 88 50 148 123 148 18 0 64-4 118-69 9 38 40 69 83 69 34 0 55-21 69-50 15-33 27-89 27-91 0-9-8-9-10-9-9 0-11 2-13 17-16 58-33 112-70 112-25 0-27-23-27-41 0-21 2-27 12-69 10-38 10-48 19-81l33-129c6-27 6-27 6-31 0-17-10-25-25-25-23 0-37 21-39 39zM245 297c-4 17-4 17-16 34-42 50-79 64-104 64-46 0-61-50-61-85 0-46 30-160 52-202 28-54 69-87 107-87 60 0 72 75 72 81 0 4-2 10-4 14z">
            <text:p/>
          </draw:path>
          <draw:path draw:style-name="gr3" draw:text-style-name="P5" draw:layer="layout" svg:width="0.284cm" svg:height="0.425cm" svg:x="6.488cm" svg:y="4.005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301cm" svg:height="0.421cm" svg:x="7.039cm" svg:y="4.398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5" draw:layer="layout" svg:width="0.197cm" svg:height="0.613cm" svg:x="7.401cm" svg:y="4.196cm" svg:viewBox="0 0 198 614" svg:d="M133 208l-129 10v29c60 0 69 5 69 50v246c0 41-11 41-73 41v30c29-3 79-3 102-3 31 0 64 0 96 3v-30c-61 0-65-4-65-39zM137 48c0-29-23-48-50-48-29 0-47 25-47 48 0 25 18 50 47 50 27 0 50-21 50-50z">
            <text:p/>
          </draw:path>
          <draw:path draw:style-name="gr3" draw:text-style-name="P5" draw:layer="layout" svg:width="0.461cm" svg:height="0.405cm" svg:x="7.652cm" svg:y="4.404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5" draw:layer="layout" svg:width="0.45cm" svg:height="2.193cm" svg:x="8.474cm" svg:y="3.483cm" svg:viewBox="0 0 451 2194" svg:d="M451 2186c0-4-2-6-4-9-33-35-95-95-156-195-147-235-214-532-214-884 0-247 33-564 183-836 73-131 148-206 189-245 2-2 2-5 2-9 0-8-6-8-18-8-13 0-15 0-29 15-308 278-404 696-404 1081 0 360 83 722 316 996 19 21 52 58 92 92 10 10 12 10 25 10 12 0 18 0 18-8z">
            <text:p/>
          </draw:path>
          <draw:path draw:style-name="gr3" draw:text-style-name="P5" draw:layer="layout" svg:width="0.494cm" svg:height="0.405cm" svg:x="9.09cm" svg:y="3.795cm" svg:viewBox="0 0 495 406" svg:d="M218 54h104c-31 135-39 175-39 237 0 13 0 38 8 69 9 41 19 46 33 46 19 0 38-17 38-36 0-4 0-6-6-19-27-66-27-126-27-151 0-50 6-98 16-146h106c11 0 44 0 44-31 0-23-19-23-35-23h-308c-21 0-56 0-96 44-33 35-56 77-56 81 0 2 0 10 10 10 9 0 11-4 15-10 46-71 100-71 116-71h55c-32 110-80 221-119 306-6 12-6 14-6 21 0 18 14 25 25 25 29 0 35-25 45-61 15-41 15-43 25-89z">
            <text:p/>
          </draw:path>
          <draw:polygon draw:style-name="gr3" draw:text-style-name="P5" draw:layer="layout" svg:width="0.554cm" svg:height="0.039cm" svg:x="9.067cm" svg:y="4.56cm" svg:viewBox="0 0 555 40" draw:points="279,40 0,40 0,0 555,0 555,40">
            <text:p/>
          </draw:polygon>
          <draw:path draw:style-name="gr3" draw:text-style-name="P5" draw:layer="layout" svg:width="0.365cm" svg:height="0.61cm" svg:x="9.161cm" svg:y="4.826cm" svg:viewBox="0 0 366 611" svg:d="M71 541l97-96c144-127 198-175 198-266 0-106-81-179-193-179-104 0-173 85-173 166 0 50 46 50 48 50 16 0 48-10 48-48 0-22-17-47-48-47-8 0-8 0-13 2 21-61 71-94 125-94 83 0 123 73 123 150 0 73-46 145-96 202l-177 195c-10 10-10 13-10 35h341l25-160h-23c-4 27-10 69-21 81-6 9-66 9-85 9z">
            <text:p/>
          </draw:path>
          <draw:path draw:style-name="gr3" draw:text-style-name="P5" draw:layer="layout" svg:width="0.608cm" svg:height="0.61cm" svg:x="9.984cm" svg:y="4.275cm" svg:viewBox="0 0 609 611" svg:d="M324 324h256c13 0 29 0 29-18 0-19-16-19-29-19h-256v-256c0-14 0-31-18-31-19 0-19 17-19 31v256h-256c-14 0-31 0-31 19 0 18 17 18 31 18h256v256c0 13 0 31 19 31 18 0 18-18 18-31z">
            <text:p/>
          </draw:path>
          <draw:path draw:style-name="gr3" draw:text-style-name="P5" draw:layer="layout" svg:width="0.365cm" svg:height="0.61cm" svg:x="11.001cm" svg:y="3.581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ath draw:style-name="gr3" draw:text-style-name="P5" draw:layer="layout" svg:width="0.494cm" svg:height="0.405cm" svg:x="11.438cm" svg:y="3.795cm" svg:viewBox="0 0 495 406" svg:d="M218 54h104c-31 135-39 175-39 237 0 13 0 38 8 69 9 41 19 46 33 46 19 0 38-17 38-36 0-4 0-6-6-19-27-66-27-126-27-151 0-50 6-98 16-146h106c11 0 44 0 44-31 0-23-19-23-35-23h-308c-21 0-56 0-96 44-33 35-56 77-56 81 0 2 0 10 10 10 9 0 11-4 15-10 46-71 100-71 116-71h55c-32 110-80 221-119 306-6 12-6 14-6 21 0 18 14 25 25 25 29 0 35-25 45-61 15-41 15-43 25-89z">
            <text:p/>
          </draw:path>
          <draw:polygon draw:style-name="gr3" draw:text-style-name="P5" draw:layer="layout" svg:width="1.012cm" svg:height="0.039cm" svg:x="10.956cm" svg:y="4.56cm" svg:viewBox="0 0 1013 40" draw:points="505,40 0,40 0,0 1013,0 1013,40">
            <text:p/>
          </draw:polygon>
          <draw:path draw:style-name="gr3" draw:text-style-name="P5" draw:layer="layout" svg:width="0.365cm" svg:height="0.61cm" svg:x="11.278cm" svg:y="4.826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ath draw:style-name="gr3" draw:text-style-name="P5" draw:layer="layout" svg:width="0.608cm" svg:height="0.61cm" svg:x="12.331cm" svg:y="4.275cm" svg:viewBox="0 0 609 611" svg:d="M324 324h256c13 0 29 0 29-18 0-19-16-19-29-19h-256v-256c0-14 0-31-18-31-19 0-19 17-19 31v256h-256c-14 0-31 0-31 19 0 18 17 18 31 18h256v256c0 13 0 31 19 31 18 0 18-18 18-31z">
            <text:p/>
          </draw:path>
          <draw:path draw:style-name="gr3" draw:text-style-name="P5" draw:layer="layout" svg:width="0.419cm" svg:height="0.415cm" svg:x="13.229cm" svg:y="4.404cm" svg:viewBox="0 0 420 416" svg:d="M306 58c-17-33-44-58-86-58-106 0-220 135-220 268 0 88 50 148 123 148 18 0 64-4 118-69 9 38 40 69 83 69 34 0 55-21 69-50 15-33 27-89 27-91 0-9-8-9-10-9-9 0-11 2-13 17-16 58-33 112-70 112-25 0-27-23-27-41 0-21 2-27 12-69 10-38 10-48 19-81l33-129c6-27 6-27 6-31 0-17-10-25-25-25-23 0-37 21-39 39zM245 297c-4 17-4 17-16 34-42 50-79 64-104 64-46 0-61-50-61-85 0-46 30-160 52-202 28-54 69-87 107-87 60 0 72 75 72 81 0 4-2 10-4 14z">
            <text:p/>
          </draw:path>
          <draw:path draw:style-name="gr3" draw:text-style-name="P5" draw:layer="layout" svg:width="0.457cm" svg:height="0.415cm" svg:x="13.703cm" svg:y="4.404cm" svg:viewBox="0 0 458 416" svg:d="M281 129c4-25 25-108 89-108 4 0 27 0 46 10-25 6-44 29-44 50 0 15 11 33 36 33 21 0 50-16 50-54 0-48-54-60-86-60-54 0-85 48-97 71-23-63-71-71-98-71-96 0-148 119-148 141 0 9 8 9 11 9 8 0 10 0 12-9 31-97 92-120 123-120 16 0 50 8 50 60 0 29-17 92-50 218-15 59-48 96-88 96-6 0-27 0-45-10 22-6 43-25 43-50s-21-33-35-33c-27 0-50 25-50 54 0 41 46 60 85 60 63 0 94-65 98-71 10 36 44 71 98 71 96 0 148-119 148-141 0-9-9-9-11-9-8 0-10 2-12 9-32 99-94 120-123 120-35 0-50-29-50-60 0-21 6-40 17-81z">
            <text:p/>
          </draw:path>
          <draw:path draw:style-name="gr3" draw:text-style-name="P5" draw:layer="layout" svg:width="0.608cm" svg:height="0.61cm" svg:x="14.452cm" svg:y="4.275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5.359cm" svg:y="4.173cm" svg:viewBox="0 0 339 647" svg:d="M177 10c0-2 0-10-13-10-20 0-87 8-112 8-6 2-17 2-17 19 0 13 9 13 21 13 46 0 48 6 48 14 0 6-8 38-15 56l-74 300c-11 45-15 60-15 93 0 86 48 144 116 144 109 0 223-137 223-268 0-86-50-148-123-148-41 0-81 27-108 56zM89 356c7-19 7-21 15-32 46-60 87-72 110-72 34 0 58 27 58 85 0 54-31 160-47 195-29 61-73 94-109 94-31 0-60-25-60-92 0-18 0-35 15-93z">
            <text:p/>
          </draw:path>
          <draw:path draw:style-name="gr3" draw:text-style-name="P5" draw:layer="layout" svg:width="0.45cm" svg:height="2.193cm" svg:x="15.74cm" svg:y="3.483cm" svg:viewBox="0 0 451 2194" svg:d="M451 1098c0-360-83-722-316-996-16-21-52-58-89-92-13-10-15-10-27-10-11 0-19 0-19 8 0 4 4 9 6 11 31 33 94 93 154 193 148 235 217 533 217 884 0 247-34 564-186 836-72 131-149 206-187 245-2 3-4 5-4 9 0 8 8 8 19 8 12 0 14 0 29-14 308-279 403-697 403-1082z">
            <text:p/>
          </draw:path>
          <draw:path draw:style-name="gr3" draw:text-style-name="P5" draw:layer="layout" svg:width="0.213cm" svg:height="0.914cm" svg:x="16.624cm" svg:y="4.121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419cm" svg:height="0.415cm" svg:x="16.926cm" svg:y="4.404cm" svg:viewBox="0 0 420 416" svg:d="M306 58c-17-33-44-58-86-58-106 0-220 135-220 268 0 88 50 148 123 148 18 0 64-4 118-69 9 38 40 69 83 69 34 0 55-21 69-50 15-33 27-89 27-91 0-9-8-9-10-9-11 0-11 2-13 17-16 58-33 112-70 112-25 0-27-23-27-41 0-21 2-27 12-69 10-38 10-48 19-81l33-129c6-27 6-27 6-31 0-17-10-25-25-25-23 0-37 21-39 39zM245 297c-4 17-4 17-18 34-40 50-77 64-102 64-48 0-61-50-61-85 0-46 30-160 52-202 28-54 69-87 107-87 60 0 72 75 72 81 0 4-2 10-4 14z">
            <text:p/>
          </draw:path>
          <draw:path draw:style-name="gr3" draw:text-style-name="P5" draw:layer="layout" svg:width="0.213cm" svg:height="0.914cm" svg:x="17.423cm" svg:y="4.121cm" svg:viewBox="0 0 214 915" svg:d="M214 458c0-71-10-181-60-285-56-113-135-173-146-173-4 0-8 4-8 8s0 7 17 23c91 90 143 235 143 427 0 156-33 318-148 432-12 13-12 15-12 17 0 6 4 8 8 8 11 0 94-62 148-179 48-100 58-202 58-278z">
            <text:p/>
          </draw:path>
        </draw:g>
        <draw:g xml:id="id65" draw:id="id65">
          <svg:title>TexMaths</svg:title>
          <svg:desc>26§display§\frac{d^n y}{dx^n} = a^n \sin \left( \frac{n\pi}{2} + ax + b \right)§svg§600§FALSE§</svg:desc>
          <draw:polygon draw:style-name="gr2" draw:text-style-name="P4" draw:layer="layout" svg:width="11.019cm" svg:height="1.798cm" svg:x="3.277cm" svg:y="9.982cm" svg:viewBox="0 0 11020 1799" draw:points="5510,1799 0,1799 0,0 11020,0 11020,1799">
            <text:p/>
          </draw:polygon>
          <draw:path draw:style-name="gr3" draw:text-style-name="P5" draw:layer="layout" svg:width="0.436cm" svg:height="0.646cm" svg:x="3.289cm" svg:y="9.936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392cm" svg:height="0.29cm" svg:x="3.757cm" svg:y="9.957cm" svg:viewBox="0 0 393 291" svg:d="M48 243c-2 9-6 25-6 27 0 15 12 21 22 21 11 0 21-8 25-14 3-7 9-27 11-40 4-12 10-41 14-58 5-15 9-29 11-44 8-27 8-31 27-58 19-25 48-58 98-58 37 0 37 31 37 43 0 40-27 111-37 138-9 18-11 25-11 35 0 33 29 56 61 56 64 0 93-89 93-100 0-8-8-8-10-8-9 0-11 4-13 13-14 49-41 77-68 77-13 0-15-9-15-23 0-15 2-23 15-52 6-21 33-88 33-125 0-63-50-73-83-73-54 0-90 33-108 58-7-43-44-58-69-58-29 0-44 21-52 35-15 23-23 61-23 63 0 8 8 8 10 8 11 0 11-2 15-19 10-37 23-68 48-68 16 0 21 12 21 31 0 12-7 35-11 54-4 17-10 44-14 56z">
            <text:p/>
          </draw:path>
          <draw:path draw:style-name="gr3" draw:text-style-name="P5" draw:layer="layout" svg:width="0.423cm" svg:height="0.592cm" svg:x="4.252cm" svg:y="10.167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4-33-34-21 0-52 15-52 61s41 79 97 79c96 0 190-83 215-187z">
            <text:p/>
          </draw:path>
          <draw:polygon draw:style-name="gr3" draw:text-style-name="P5" draw:layer="layout" svg:width="1.497cm" svg:height="0.039cm" svg:x="3.231cm" svg:y="10.941cm" svg:viewBox="0 0 1498 40" draw:points="749,40 0,40 0,0 1498,0 1498,40">
            <text:p/>
          </draw:polygon>
          <draw:path draw:style-name="gr3" draw:text-style-name="P5" draw:layer="layout" svg:width="0.436cm" svg:height="0.646cm" svg:x="3.268cm" svg:y="11.182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57cm" svg:height="0.415cm" svg:x="3.732cm" svg:y="11.411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5 60 63 0 96-64 98-71 10 36 44 71 98 71 96 0 148-119 148-141 0-9-9-9-11-9-8 0-10 2-12 9-29 99-94 120-123 120-35 0-50-29-50-60 0-21 6-40 17-81z">
            <text:p/>
          </draw:path>
          <draw:path draw:style-name="gr3" draw:text-style-name="P5" draw:layer="layout" svg:width="0.392cm" svg:height="0.29cm" svg:x="4.259cm" svg:y="11.269cm" svg:viewBox="0 0 393 291" svg:d="M48 243c-2 9-6 25-6 27 0 15 12 21 22 21 11 0 21-8 25-14 3-7 9-27 11-40 4-12 10-41 14-58 5-15 9-29 11-44 8-27 8-31 27-58 19-25 48-58 98-58 37 0 37 31 37 43 0 40-27 111-37 138-9 18-11 25-11 35 0 33 29 56 61 56 64 0 93-89 93-100 0-8-8-8-10-8-9 0-11 4-13 13-14 49-41 77-68 77-13 0-15-9-15-23 0-15 2-23 15-52 6-21 33-88 33-125 0-63-50-73-83-73-54 0-90 33-108 58-7-43-44-58-69-58-29 0-44 21-52 35-15 23-23 61-23 63 0 8 8 8 10 8 11 0 11-2 15-19 10-37 23-68 48-68 16 0 21 12 21 31 0 12-7 35-11 54-4 17-10 44-14 56z">
            <text:p/>
          </draw:path>
          <draw:path draw:style-name="gr3" draw:text-style-name="P5" draw:layer="layout" svg:width="0.608cm" svg:height="0.215cm" svg:x="5.141cm" svg:y="10.853cm" svg:viewBox="0 0 609 216" svg:d="M578 37c15 0 31 0 31-18 0-19-16-19-29-19h-549c-14 0-31 0-31 19 0 18 17 18 31 18zM580 216c13 0 29 0 29-18 0-19-16-19-31-19h-547c-14 0-31 0-31 19 0 18 17 18 31 18z">
            <text:p/>
          </draw:path>
          <draw:path draw:style-name="gr3" draw:text-style-name="P5" draw:layer="layout" svg:width="0.419cm" svg:height="0.415cm" svg:x="6.091cm" svg:y="10.785cm" svg:viewBox="0 0 420 416" svg:d="M306 58c-17-33-44-58-86-58-106 0-220 135-220 268 0 88 50 148 123 148 18 0 64-4 118-69 9 38 40 69 83 69 34 0 55-21 69-50 15-33 27-89 27-91 0-9-8-9-10-9-11 0-11 2-13 17-16 58-33 112-70 112-25 0-27-23-27-41 0-21 2-27 12-69 10-37 10-48 19-81l33-129c6-27 6-27 6-31 0-17-10-25-25-25-23 0-37 21-39 39zM245 297c-4 17-4 17-18 34-40 50-77 64-102 64-48 0-61-50-61-85 0-46 30-160 52-202 28-54 69-87 107-87 60 0 72 75 72 81 0 4-2 10-4 14z">
            <text:p/>
          </draw:path>
          <draw:path draw:style-name="gr3" draw:text-style-name="P5" draw:layer="layout" svg:width="0.392cm" svg:height="0.29cm" svg:x="6.568cm" svg:y="10.529cm" svg:viewBox="0 0 393 291" svg:d="M48 243c-2 9-6 25-6 27 0 15 12 21 22 21 11 0 21-8 25-14 3-7 9-27 11-40 4-12 10-41 14-58 5-15 9-29 11-44 8-27 8-31 27-58 19-25 48-58 98-58 37 0 37 31 37 43 0 40-27 111-37 138-9 18-11 25-11 35 0 33 29 56 61 56 64 0 93-89 93-100 0-8-8-8-10-8-9 0-11 4-13 13-14 49-41 77-68 77-13 0-15-9-15-23 0-15 2-23 15-52 6-21 33-88 33-125 0-63-50-73-83-73-54 0-90 33-108 58-7-43-44-58-69-58-29 0-44 21-52 35-15 23-23 61-23 63 0 8 8 8 10 8 11 0 11-2 15-19 10-37 23-68 48-68 16 0 21 12 21 31 0 12-7 35-11 54-4 17-10 44-14 56z">
            <text:p/>
          </draw:path>
          <draw:path draw:style-name="gr3" draw:text-style-name="P5" draw:layer="layout" svg:width="0.301cm" svg:height="0.421cm" svg:x="7.217cm" svg:y="10.778cm" svg:viewBox="0 0 302 422" svg:d="M160 233c21 4 96 19 96 85 0 46-31 83-104 83-77 0-110-52-127-131-2-10-4-14-13-14-12 0-12 6-12 23v120c0 17 0 23 10 23 5 0 7-2 23-18 2-3 2-5 19-21 40 37 81 39 100 39 106 0 150-62 150-129 0-48-30-75-40-87-31-29-66-35-104-44-52-10-114-21-114-75 0-33 25-70 104-70 100 0 106 83 108 112 0 8 8 8 10 8 13 0 13-4 13-23v-91c0-17 0-23-11-23-4 0-6 0-18 10-2 5-13 13-17 15-33-25-73-25-85-25-113 0-148 62-148 112 0 34 15 59 40 79 29 23 56 30 120 42z">
            <text:p/>
          </draw:path>
          <draw:path draw:style-name="gr3" draw:text-style-name="P5" draw:layer="layout" svg:width="0.197cm" svg:height="0.613cm" svg:x="7.578cm" svg:y="10.577cm" svg:viewBox="0 0 198 614" svg:d="M133 208l-129 10v30c60 0 69 4 69 49v246c0 42-11 42-73 42v29c29-2 79-2 102-2 31 0 64 0 96 2v-29c-61 0-65-5-65-40zM137 48c0-29-23-48-50-48-29 0-47 25-47 48 0 25 18 50 47 50 27 0 50-21 50-50z">
            <text:p/>
          </draw:path>
          <draw:path draw:style-name="gr3" draw:text-style-name="P5" draw:layer="layout" svg:width="0.461cm" svg:height="0.405cm" svg:x="7.83cm" svg:y="10.785cm" svg:viewBox="0 0 462 406" svg:d="M71 89v248c0 40-9 40-71 40v29c31 0 79-2 104-2 23 0 71 2 102 2v-29c-60 0-71 0-71-40v-171c0-95 65-145 123-145s69 50 69 102v214c0 40-11 40-71 40v29c31 0 79-2 104-2 23 0 71 2 102 2v-29c-48 0-71 0-71-28v-174c0-79 0-108-29-142-13-14-44-33-96-33-68 0-110 40-137 96v-96l-129 10v30c64 0 71 6 71 49z">
            <text:p/>
          </draw:path>
          <draw:path draw:style-name="gr3" draw:text-style-name="P5" draw:layer="layout" svg:width="0.348cm" svg:height="1.644cm" svg:x="8.627cm" svg:y="10.138cm" svg:viewBox="0 0 349 1645" svg:d="M308 1637c2 0 10 8 10 8h21c2 0 10 0 10-8 0-4-2-6-4-8-33-33-83-83-139-183-100-177-135-404-135-622 0-406 114-645 276-807 2-2 2-7 2-9 0-8-6-8-16-8-13 0-15 0-23 8-87 75-185 202-250 396-39 120-60 266-60 418 0 218 40 464 183 676 25 35 60 73 60 73 9 12 21 27 29 33z">
            <text:p/>
          </draw:path>
          <draw:path draw:style-name="gr3" draw:text-style-name="P5" draw:layer="layout" svg:width="0.496cm" svg:height="0.415cm" svg:x="9.143cm" svg:y="10.167cm" svg:viewBox="0 0 497 416" svg:d="M54 352c-2 14-8 35-8 39 0 17 12 25 27 25 10 0 27-8 33-25 2-2 13-46 19-69l19-83c6-18 12-39 16-60 4-17 11-44 11-46 14-29 64-112 149-112 42 0 50 33 50 64 0 56-43 175-58 212-8 23-10 34-10 44 0 44 33 75 75 75 87 0 120-133 120-141 0-9-8-9-10-9-11 0-11 2-15 17-19 62-48 112-93 112-15 0-21-8-21-29 0-23 8-46 16-66 17-48 55-150 55-202 0-61-40-98-105-98-83 0-128 58-143 79-4-50-42-79-85-79-42 0-59 35-69 52-15 31-27 85-27 89 0 9 8 9 10 9 11 0 11 0 17-21 15-65 33-108 67-108 18 0 29 10 29 41 0 19-4 30-15 77z">
            <text:p/>
          </draw:path>
          <draw:path draw:style-name="gr3" draw:text-style-name="P5" draw:layer="layout" svg:width="0.494cm" svg:height="0.405cm" svg:x="9.69cm" svg:y="10.177cm" svg:viewBox="0 0 495 406" svg:d="M218 54h104c-31 135-39 175-39 237 0 13 0 38 8 69 9 41 19 46 33 46 19 0 38-17 38-36 0-4 0-6-6-18-27-67-27-127-27-152 0-50 8-98 16-146h106c11 0 44 0 44-31 0-23-19-23-35-23h-308c-21 0-56 0-96 44-33 35-56 77-56 81 0 2 0 10 10 10 9 0 11-4 15-10 46-71 100-71 116-71h55c-32 110-80 221-119 306-6 12-6 14-6 21 0 18 14 25 25 25 29 0 35-25 45-61 15-41 15-43 25-89z">
            <text:p/>
          </draw:path>
          <draw:polygon draw:style-name="gr3" draw:text-style-name="P5" draw:layer="layout" svg:width="1.104cm" svg:height="0.039cm" svg:x="9.118cm" svg:y="10.941cm" svg:viewBox="0 0 1105 40" draw:points="551,40 0,40 0,0 1105,0 1105,40">
            <text:p/>
          </draw:polygon>
          <draw:path draw:style-name="gr3" draw:text-style-name="P5" draw:layer="layout" svg:width="0.365cm" svg:height="0.611cm" svg:x="9.486cm" svg:y="11.207cm" svg:viewBox="0 0 366 612" svg:d="M71 541l97-96c144-127 198-175 198-266 0-106-81-179-193-179-104 0-173 85-173 166 0 50 46 50 48 50 16 0 48-10 48-48 0-22-17-47-48-47-8 0-8 0-13 2 21-61 71-94 125-94 83 0 123 73 123 150 0 73-46 146-96 202l-177 195c-10 11-10 13-10 36h341l25-161h-23c-4 27-10 69-19 82-8 8-68 8-87 8z">
            <text:p/>
          </draw:path>
          <draw:path draw:style-name="gr3" draw:text-style-name="P5" draw:layer="layout" svg:width="0.608cm" svg:height="0.611cm" svg:x="10.582cm" svg:y="10.656cm" svg:viewBox="0 0 609 612" svg:d="M324 325h256c13 0 29 0 29-19s-16-19-29-19h-256v-256c0-14 0-31-18-31-19 0-19 17-19 31v256h-256c-14 0-31 0-31 19s17 19 31 19h256v255c0 13 0 32 19 32 18 0 18-19 18-32z">
            <text:p/>
          </draw:path>
          <draw:path draw:style-name="gr3" draw:text-style-name="P5" draw:layer="layout" svg:width="0.419cm" svg:height="0.415cm" svg:x="11.483cm" svg:y="10.785cm" svg:viewBox="0 0 420 416" svg:d="M306 58c-17-33-44-58-86-58-106 0-220 135-220 268 0 88 50 148 123 148 18 0 64-4 118-69 9 38 40 69 83 69 34 0 55-21 69-50 15-33 27-89 27-91 0-9-8-9-10-9-9 0-11 2-13 17-16 58-33 112-70 112-25 0-27-23-27-41 0-21 2-27 12-69 10-37 10-48 19-81l33-129c6-27 6-27 6-31 0-17-10-25-25-25-23 0-37 21-39 39zM245 297c-4 17-4 17-16 34-42 50-79 64-104 64-46 0-61-50-61-85 0-46 30-160 52-202 28-54 69-87 107-87 60 0 72 75 72 81 0 4-2 10-4 14z">
            <text:p/>
          </draw:path>
          <draw:path draw:style-name="gr3" draw:text-style-name="P5" draw:layer="layout" svg:width="0.457cm" svg:height="0.415cm" svg:x="11.955cm" svg:y="10.785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5 60 63 0 94-64 98-71 10 36 44 71 98 71 96 0 148-119 148-141 0-9-9-9-11-9-8 0-10 2-12 9-29 99-94 120-123 120-35 0-50-29-50-60 0-21 6-40 17-81z">
            <text:p/>
          </draw:path>
          <draw:path draw:style-name="gr3" draw:text-style-name="P5" draw:layer="layout" svg:width="0.608cm" svg:height="0.611cm" svg:x="12.706cm" svg:y="10.656cm" svg:viewBox="0 0 609 612" svg:d="M324 325h256c13 0 29 0 29-19s-16-19-29-19h-256v-256c0-14 0-31-18-31-19 0-19 17-19 31v256h-256c-14 0-31 0-31 19s17 19 31 19h256v255c0 13 0 32 19 32 18 0 18-19 18-32z">
            <text:p/>
          </draw:path>
          <draw:path draw:style-name="gr3" draw:text-style-name="P5" draw:layer="layout" svg:width="0.338cm" svg:height="0.646cm" svg:x="13.611cm" svg:y="10.554cm" svg:viewBox="0 0 339 647" svg:d="M177 10c0-2 0-10-13-10-20 0-87 8-112 8-6 2-17 2-17 19 0 13 9 13 21 13 46 0 46 6 46 14 0 6-6 38-13 56l-74 300c-11 46-15 60-15 93 0 86 48 144 116 144 109 0 223-137 223-268 0-86-50-148-123-148-41 0-81 27-108 56zM89 356c7-19 7-21 15-31 46-61 85-73 110-73 34 0 58 27 58 85 0 54-31 160-47 196-29 60-73 93-109 93-31 0-62-25-62-91 0-19 0-36 17-94z">
            <text:p/>
          </draw:path>
          <draw:path draw:style-name="gr3" draw:text-style-name="P5" draw:layer="layout" svg:width="0.348cm" svg:height="1.644cm" svg:x="13.994cm" svg:y="10.138cm" svg:viewBox="0 0 349 1645" svg:d="M349 822c0-262-62-541-243-747-12-15-46-50-69-69-6-6-8-6-20-6-9 0-17 0-17 8 0 4 4 9 6 11 31 31 81 81 138 183 99 175 135 401 135 620 0 397-111 640-275 807-2 2-4 6-4 8 0 8 8 8 17 8 12 0 14 0 23-6 87-75 185-202 249-395 40-125 60-275 60-422z">
            <text:p/>
          </draw:path>
        </draw:g>
        <draw:g xml:id="id63" draw:id="id63">
          <svg:title>TexMaths</svg:title>
          <svg:desc>26§display§\frac{d^3 y}{dx^3} = a^3\sin \left( \frac{3\pi}{2} + ax + b \right)§svg§600§FALSE§</svg:desc>
          <draw:polygon draw:style-name="gr2" draw:text-style-name="P4" draw:layer="layout" svg:width="10.978cm" svg:height="2.151cm" svg:x="3.277cm" svg:y="6.079cm" svg:viewBox="0 0 10979 2152" draw:points="5491,2152 0,2152 0,0 10979,0 10979,2152">
            <text:p/>
          </draw:polygon>
          <draw:path draw:style-name="gr3" draw:text-style-name="P5" draw:layer="layout" svg:width="0.436cm" svg:height="0.646cm" svg:x="3.289cm" svg:y="6.156cm" svg:viewBox="0 0 437 647" svg:d="M437 10c0-2 0-10-13-10-12 0-100 8-116 10-6 0-13 5-13 17 0 13 9 13 23 13 44 0 46 6 46 14l-4 19-54 216c-17-33-44-58-86-58-106 0-220 135-220 268 0 87 50 148 123 148 18 0 64-4 118-69 9 38 40 69 83 69 34 0 55-21 69-52 15-31 27-88 27-90 0-10-8-10-10-10-11 0-11 4-13 17-16 60-33 114-70 114-25 0-28-23-28-42 0-22 3-29 7-43zM245 526c-4 17-4 19-18 36-40 49-77 64-102 64-46 0-61-50-61-85 0-46 30-160 52-202 28-54 69-87 107-87 60 0 72 75 72 81 0 4-2 10-4 14z">
            <text:p/>
          </draw:path>
          <draw:path draw:style-name="gr3" draw:text-style-name="P5" draw:layer="layout" svg:width="0.294cm" svg:height="0.438cm" svg:x="3.761cm" svg:y="6.033cm" svg:viewBox="0 0 295 439" svg:d="M141 212c50 0 86 35 86 104 0 79-46 102-83 102-25 0-84-6-111-44 31-2 38-23 38-35 0-21-15-35-36-35-16 0-35 10-35 35 0 62 67 100 146 100 89 0 149-58 149-123 0-50-39-100-110-116 67-23 92-73 92-111 0-52-59-89-131-89-71 0-125 35-125 85 0 23 12 36 33 36 19 0 31-15 31-34 0-18-12-31-31-33 23-29 67-35 90-35 29 0 70 14 70 70 0 27-10 57-27 75-21 25-37 27-71 29-16 0-16 0-20 2 0 0-7 0-7 9 0 8 7 8 17 8z">
            <text:p/>
          </draw:path>
          <draw:path draw:style-name="gr3" draw:text-style-name="P5" draw:layer="layout" svg:width="0.423cm" svg:height="0.592cm" svg:x="4.163cm" svg:y="6.384cm" svg:viewBox="0 0 424 593" svg:d="M420 56c4-12 4-14 4-21 0-16-14-25-27-25-10 0-25 5-33 19-2 4-8 33-13 50-6 23-12 48-18 73l-42 166c-2 13-41 77-102 77-48 0-58-39-58-75 0-41 17-97 48-179 14-37 17-47 17-66 0-42-30-75-75-75-88 0-121 133-121 141 0 9 8 9 10 9 11 0 11-2 15-17 25-85 62-112 94-112 6 0 22 0 22 29 0 23-8 46-16 64-36 96-52 150-52 192 0 81 58 110 112 110 35 0 67-17 92-42-11 48-23 92-59 142-25 31-60 58-102 58-12 0-54-4-68-40 14 0 25 0 37-10 11-8 19-21 19-37 0-29-25-34-33-34-21 0-52 15-52 61 0 45 41 79 97 79 96 0 190-83 215-187z">
            <text:p/>
          </draw:path>
          <draw:polygon draw:style-name="gr3" draw:text-style-name="P5" draw:layer="layout" svg:width="1.409cm" svg:height="0.039cm" svg:x="3.231cm" svg:y="7.16cm" svg:viewBox="0 0 1410 40" draw:points="705,40 0,40 0,0 1410,0 1410,40">
            <text:p/>
          </draw:polygon>
          <draw:path draw:style-name="gr3" draw:text-style-name="P5" draw:layer="layout" svg:width="0.436cm" svg:height="0.646cm" svg:x="3.268cm" svg:y="7.399cm" svg:viewBox="0 0 437 647" svg:d="M437 10c0-2 0-10-13-10-12 0-100 8-116 10-6 0-13 5-13 17 0 13 9 13 23 13 44 0 46 6 46 14l-4 19-54 216c-17-33-44-58-86-58-106 0-220 135-220 268 0 87 50 148 123 148 18 0 64-4 118-69 9 38 40 69 83 69 34 0 55-21 69-52 15-31 27-88 27-90 0-10-8-10-10-10-11 0-11 4-13 17-16 60-33 114-70 114-25 0-28-23-28-42 0-22 3-29 7-43zM245 526c-4 17-4 19-18 36-40 49-77 64-102 64-46 0-61-50-61-85 0-46 30-160 52-202 28-54 69-87 107-87 60 0 72 75 72 81 0 4-2 10-4 14z">
            <text:p/>
          </draw:path>
          <draw:path draw:style-name="gr3" draw:text-style-name="P5" draw:layer="layout" svg:width="0.457cm" svg:height="0.415cm" svg:x="3.732cm" svg:y="7.63cm" svg:viewBox="0 0 458 416" svg:d="M281 129c4-25 25-108 89-108 6 0 27 0 46 10-25 6-44 29-44 50 0 15 11 33 36 33 20 0 50-16 50-54 0-48-55-60-86-60-54 0-85 48-97 71-23-63-71-71-98-71-96 0-148 119-148 141 0 9 8 9 11 9 8 0 10 0 12-9 31-97 92-120 123-120 16 0 50 8 50 60 0 29-17 92-50 218-15 59-48 96-88 96-6 0-27 0-45-10 22-6 43-25 43-50s-21-33-35-33c-27 0-50 25-50 54 0 41 46 60 85 60 63 0 96-65 98-71 10 36 44 71 98 71 95 0 147-119 147-141 0-9-8-9-10-9-8 0-10 2-12 9-30 99-94 120-123 120-35 0-50-29-50-60 0-21 6-40 17-81z">
            <text:p/>
          </draw:path>
          <draw:path draw:style-name="gr3" draw:text-style-name="P5" draw:layer="layout" svg:width="0.294cm" svg:height="0.438cm" svg:x="4.263cm" svg:y="7.345cm" svg:viewBox="0 0 295 439" svg:d="M141 212c50 0 86 35 86 104 0 79-46 102-83 102-25 0-84-6-111-44 31-2 38-23 38-35 0-21-15-35-36-35-16 0-35 10-35 35 0 62 67 100 146 100 89 0 149-58 149-123 0-50-39-100-110-116 67-23 92-73 92-111 0-52-59-89-131-89-71 0-125 35-125 85 0 23 12 36 33 36 19 0 33-15 33-34 0-18-14-31-33-33 23-29 67-35 90-35 29 0 70 14 70 70 0 27-10 57-27 75-21 25-37 27-71 29-16 0-16 0-20 2 0 0-7 0-7 9 0 8 7 8 17 8z">
            <text:p/>
          </draw:path>
          <draw:path draw:style-name="gr3" draw:text-style-name="P5" draw:layer="layout" svg:width="0.608cm" svg:height="0.215cm" svg:x="5.053cm" svg:y="7.073cm" svg:viewBox="0 0 609 216" svg:d="M578 37c15 0 31 0 31-18 0-19-16-19-29-19h-549c-14 0-31 0-31 19 0 18 17 18 31 18zM580 216c13 0 29 0 29-18 0-19-16-19-31-19h-547c-14 0-31 0-31 19 0 18 17 18 31 18z">
            <text:p/>
          </draw:path>
          <draw:path draw:style-name="gr3" draw:text-style-name="P5" draw:layer="layout" svg:width="0.419cm" svg:height="0.415cm" svg:x="6.003cm" svg:y="7.004cm" svg:viewBox="0 0 420 416" svg:d="M306 58c-17-33-44-58-86-58-106 0-220 135-220 268 0 88 50 148 123 148 18 0 64-4 118-69 9 38 40 69 83 69 34 0 55-21 69-50 15-33 27-89 27-91 0-9-8-9-10-9-9 0-11 2-13 17-16 58-33 112-70 112-25 0-28-23-28-41 0-21 3-27 13-69 10-38 10-48 19-81l33-129c6-27 6-27 6-31 0-17-10-25-25-25-23 0-37 21-39 39zM245 297c-4 17-4 17-16 34-42 50-79 64-104 64-46 0-61-50-61-85 0-46 30-160 52-202 28-54 69-87 107-87 60 0 72 75 72 81 0 4-2 10-4 14z">
            <text:p/>
          </draw:path>
          <draw:path draw:style-name="gr3" draw:text-style-name="P5" draw:layer="layout" svg:width="0.294cm" svg:height="0.438cm" svg:x="6.484cm" svg:y="6.605cm" svg:viewBox="0 0 295 439" svg:d="M141 212c50 0 86 35 86 104 0 79-46 102-83 102-25 0-84-6-111-44 31-2 38-23 38-35 0-21-15-35-36-35-16 0-35 10-35 35 0 62 67 100 146 100 89 0 149-58 149-123 0-50-39-100-110-116 67-23 92-73 92-111 0-52-59-89-131-89-71 0-125 35-125 85 0 23 12 36 33 36 19 0 33-15 33-34 0-18-14-31-33-33 23-29 67-35 90-35 29 0 70 14 70 70 0 27-8 57-27 75-21 25-37 27-71 29-16 0-16 0-20 2 0 0-7 0-7 9 0 8 7 8 17 8z">
            <text:p/>
          </draw:path>
          <draw:path draw:style-name="gr3" draw:text-style-name="P5" draw:layer="layout" svg:width="0.301cm" svg:height="0.421cm" svg:x="7.041cm" svg:y="6.998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5" draw:layer="layout" svg:width="0.197cm" svg:height="0.613cm" svg:x="7.403cm" svg:y="6.796cm" svg:viewBox="0 0 198 614" svg:d="M133 208l-129 10v29c60 0 69 5 69 50v246c0 41-11 41-73 41v30c29-3 79-3 102-3 31 0 64 0 96 3v-30c-61 0-65-4-65-39zM137 48c0-29-23-48-50-48-29 0-47 25-47 48 0 25 18 50 47 50 27 0 50-21 50-50z">
            <text:p/>
          </draw:path>
          <draw:path draw:style-name="gr3" draw:text-style-name="P5" draw:layer="layout" svg:width="0.461cm" svg:height="0.405cm" svg:x="7.655cm" svg:y="7.004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5" draw:layer="layout" svg:width="0.45cm" svg:height="2.193cm" svg:x="8.476cm" svg:y="6.083cm" svg:viewBox="0 0 451 2194" svg:d="M451 2186c0-4-2-6-4-9-33-35-96-95-156-195-147-235-214-532-214-884 0-247 33-564 183-836 73-131 148-206 189-245 2-2 2-5 2-9 0-8-6-8-18-8-13 0-15 0-30 15-307 278-403 696-403 1081 0 360 83 722 316 996 19 21 52 58 92 92 10 10 12 10 25 10 12 0 18 0 18-8z">
            <text:p/>
          </draw:path>
          <draw:path draw:style-name="gr3" draw:text-style-name="P5" draw:layer="layout" svg:width="0.38cm" svg:height="0.629cm" svg:x="9.107cm" svg:y="6.181cm" svg:viewBox="0 0 381 630" svg:d="M229 287c75-23 127-87 127-160 0-75-79-127-169-127-93 0-162 54-162 125 0 29 21 48 46 48 29 0 48-21 48-48 0-46-44-46-57-46 27-44 88-56 121-56 37 0 89 21 89 102 0 12-2 64-27 106-27 44-58 46-81 48-6 0-29 2-35 2-8 0-15 2-15 10 0 11 7 11 23 11h40c75 0 110 62 110 151 0 125-64 152-104 152-39 0-108-16-141-71 33 7 60-14 60-49 0-34-23-52-50-52-23 0-52 14-52 54 0 83 85 143 185 143 112 0 196-83 196-177 0-74-59-145-152-166z">
            <text:p/>
          </draw:path>
          <draw:path draw:style-name="gr3" draw:text-style-name="P5" draw:layer="layout" svg:width="0.494cm" svg:height="0.405cm" svg:x="9.55cm" svg:y="6.395cm" svg:viewBox="0 0 495 406" svg:d="M218 54h104c-31 135-39 175-39 237 0 13 0 38 8 69 8 41 19 46 33 46 19 0 38-17 38-36 0-4 0-6-6-19-27-66-27-126-27-151 0-50 8-98 16-146h106c11 0 44 0 44-31 0-23-19-23-35-23h-308c-21 0-56 0-96 44-33 35-56 77-56 81 0 2 0 10 10 10 9 0 11-4 15-10 46-71 100-71 116-71h55c-32 110-80 221-119 306-6 12-6 14-6 21 0 18 14 25 25 25 29 0 35-25 45-61 15-41 15-43 25-89z">
            <text:p/>
          </draw:path>
          <draw:polygon draw:style-name="gr3" draw:text-style-name="P5" draw:layer="layout" svg:width="1.012cm" svg:height="0.039cm" svg:x="9.069cm" svg:y="7.16cm" svg:viewBox="0 0 1013 40" draw:points="505,40 0,40 0,0 1013,0 1013,40">
            <text:p/>
          </draw:polygon>
          <draw:path draw:style-name="gr3" draw:text-style-name="P5" draw:layer="layout" svg:width="0.365cm" svg:height="0.61cm" svg:x="9.391cm" svg:y="7.426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ath draw:style-name="gr3" draw:text-style-name="P5" draw:layer="layout" svg:width="0.608cm" svg:height="0.61cm" svg:x="10.442cm" svg:y="6.875cm" svg:viewBox="0 0 609 611" svg:d="M324 324h256c13 0 29 0 29-18 0-19-16-19-29-19h-256v-256c0-14 0-31-18-31-19 0-19 17-19 31v256h-256c-14 0-31 0-31 19 0 18 17 18 31 18h256v256c0 13 0 31 19 31 18 0 18-18 18-31z">
            <text:p/>
          </draw:path>
          <draw:path draw:style-name="gr3" draw:text-style-name="P5" draw:layer="layout" svg:width="0.419cm" svg:height="0.415cm" svg:x="11.342cm" svg:y="7.004cm" svg:viewBox="0 0 420 416" svg:d="M306 58c-17-33-44-58-86-58-106 0-220 135-220 268 0 88 50 148 123 148 18 0 64-4 118-69 9 38 40 69 83 69 34 0 55-21 69-50 15-33 27-89 27-91 0-9-8-9-10-9-9 0-11 2-13 17-16 58-33 112-70 112-25 0-28-23-28-41 0-21 3-27 13-69 10-38 10-48 19-81l33-129c6-27 6-27 6-31 0-17-10-25-25-25-23 0-37 21-39 39zM245 297c-4 17-4 17-16 34-42 50-79 64-104 64-46 0-61-50-61-85 0-46 30-160 52-202 28-54 69-87 107-87 60 0 72 75 72 81 0 4-2 10-4 14z">
            <text:p/>
          </draw:path>
          <draw:path draw:style-name="gr3" draw:text-style-name="P5" draw:layer="layout" svg:width="0.457cm" svg:height="0.415cm" svg:x="11.815cm" svg:y="7.004cm" svg:viewBox="0 0 458 416" svg:d="M281 129c4-25 25-108 89-108 4 0 27 0 46 10-25 6-44 29-44 50 0 15 11 33 36 33 20 0 50-16 50-54 0-48-55-60-86-60-54 0-85 48-97 71-23-63-71-71-98-71-96 0-148 119-148 141 0 9 8 9 11 9 8 0 10 0 12-9 31-97 92-120 123-120 16 0 50 8 50 60 0 29-17 92-50 218-15 59-48 96-88 96-6 0-27 0-45-10 22-6 43-25 43-50s-21-33-35-33c-27 0-50 25-50 54 0 41 46 60 85 60 63 0 94-65 98-71 10 36 44 71 98 71 95 0 147-119 147-141 0-9-8-9-10-9-8 0-10 2-12 9-32 99-94 120-123 120-35 0-50-29-50-60 0-21 6-40 17-81z">
            <text:p/>
          </draw:path>
          <draw:path draw:style-name="gr3" draw:text-style-name="P5" draw:layer="layout" svg:width="0.608cm" svg:height="0.61cm" svg:x="12.565cm" svg:y="6.875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3.47cm" svg:y="6.773cm" svg:viewBox="0 0 339 647" svg:d="M177 10c0-2 0-10-13-10-20 0-87 8-112 8-6 2-17 2-17 19 0 13 9 13 21 13 46 0 48 6 48 14 0 6-8 38-15 56l-74 300c-11 45-15 60-15 93 0 86 48 144 116 144 109 0 223-137 223-268 0-86-50-148-123-148-41 0-81 27-108 56zM89 356c7-19 7-21 15-32 46-60 87-72 110-72 34 0 58 27 58 85 0 54-31 160-47 195-29 61-73 94-109 94-31 0-60-25-60-92 0-18 0-35 15-93z">
            <text:p/>
          </draw:path>
          <draw:path draw:style-name="gr3" draw:text-style-name="P5" draw:layer="layout" svg:width="0.45cm" svg:height="2.193cm" svg:x="13.851cm" svg:y="6.083cm" svg:viewBox="0 0 451 2194" svg:d="M451 1098c0-360-83-722-316-996-19-21-52-58-89-92-13-10-15-10-27-10-11 0-19 0-19 8 0 4 4 9 6 11 31 33 94 93 154 193 148 235 214 533 214 884 0 247-31 564-183 836-72 131-149 206-187 245-2 3-4 5-4 9 0 8 8 8 19 8 12 0 14 0 29-14 308-279 403-697 403-1082z">
            <text:p/>
          </draw:path>
        </draw:g>
        <draw:g xml:id="id64" draw:id="id64">
          <svg:title>TexMaths</svg:title>
          <svg:desc>26§display§\text {In general } n^{th} \text { order derivative will be }§svg§600§FALSE§</svg:desc>
          <draw:polygon draw:style-name="gr2" draw:text-style-name="P4" draw:layer="layout" svg:width="15.025cm" svg:height="0.919cm" svg:x="3.252cm" svg:y="8.48cm" svg:viewBox="0 0 15026 920" draw:points="7513,920 0,920 0,0 15026,0 15026,920">
            <text:p/>
          </draw:polygon>
          <draw:path draw:style-name="gr3" draw:text-style-name="P5" draw:layer="layout" svg:width="0.28cm" svg:height="0.626cm" svg:x="3.231cm" svg:y="8.632cm" svg:viewBox="0 0 281 627" svg:d="M181 71c0-31 4-42 75-42h25v-29c-31 2-104 2-140 2-37 0-110 0-141-2v29h25c71 0 75 11 75 42v485c0 33-4 42-75 42h-25v29c31-2 104-2 139-2 38 0 111 0 142 2v-29h-25c-71 0-75-9-75-42z">
            <text:p/>
          </draw:path>
          <draw:path draw:style-name="gr3" draw:text-style-name="P5" draw:layer="layout" svg:width="0.461cm" svg:height="0.405cm" svg:x="3.566cm" svg:y="8.853cm" svg:viewBox="0 0 462 406" svg:d="M71 90v247c0 40-9 40-71 40v29c31 0 79-2 104-2 23 0 71 2 102 2v-29c-60 0-71 0-71-40v-170c0-96 65-146 123-146s69 50 69 102v214c0 40-11 40-71 40v29c31 0 79-2 104-2 23 0 71 2 102 2v-29c-48 0-71 0-71-27v-175c0-79 0-108-29-142-13-14-44-33-96-33-68 0-110 40-137 96v-96l-129 10v30c64 0 71 6 71 50z">
            <text:p/>
          </draw:path>
          <draw:path draw:style-name="gr3" draw:text-style-name="P5" draw:layer="layout" svg:width="0.419cm" svg:height="0.605cm" svg:x="4.373cm" svg:y="8.842cm" svg:viewBox="0 0 420 606" svg:d="M179 258c-81 0-81-91-81-112 0-25 2-54 14-77 9-13 29-38 67-38 79 0 79 92 79 113 0 25 0 54-15 77-8 12-29 37-64 37zM71 294c0-5 0-25 16-44 36 27 73 29 92 29 85 0 148-62 148-133 0-36-15-69-38-90 33-31 67-35 83-35 2 0 7 0 9 0-11 4-15 14-15 25 0 16 13 27 27 27 8 0 27-6 27-27 0-17-12-46-48-46-18 0-58 6-97 44-38-32-77-34-96-34-85 0-150 63-150 134 0 41 21 75 44 95-13 13-29 44-29 75 0 30 12 65 41 82-56 16-85 56-85 93 0 65 92 117 204 117 108 0 204-48 204-119 0-33-15-79-61-106-50-25-102-25-158-25-23 0-62 0-68 0-29-4-50-33-50-62zM204 583c-94 0-156-46-156-94 0-43 35-77 75-79h54c79 0 183 0 183 79 0 48-67 94-156 94z">
            <text:p/>
          </draw:path>
          <draw:path draw:style-name="gr3" draw:text-style-name="P5" draw:layer="layout" svg:width="0.355cm" svg:height="0.422cm" svg:x="4.831cm" svg:y="8.846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461cm" svg:height="0.405cm" svg:x="5.24cm" svg:y="8.853cm" svg:viewBox="0 0 462 406" svg:d="M71 90v247c0 40-9 40-71 40v29c31 0 79-2 104-2 23 0 71 2 102 2v-29c-60 0-71 0-71-40v-170c0-96 65-146 123-146s69 50 69 102v214c0 40-11 40-71 40v29c31 0 79-2 104-2 23 0 71 2 102 2v-29c-48 0-71 0-71-27v-175c0-79 0-108-29-142-13-14-44-33-96-33-68 0-110 40-137 96v-96l-129 10v30c64 0 71 6 71 50z">
            <text:p/>
          </draw:path>
          <draw:path draw:style-name="gr3" draw:text-style-name="P5" draw:layer="layout" svg:width="0.355cm" svg:height="0.422cm" svg:x="5.744cm" svg:y="8.846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309cm" svg:height="0.405cm" svg:x="6.151cm" svg:y="8.853cm" svg:viewBox="0 0 310 406" svg:d="M127 102v-102l-127 10v30c64 0 73 6 73 50v247c0 40-11 40-73 40v29c35 0 79-2 104-2 37 0 81 0 119 2v-29h-21c-67 0-69-8-69-42v-141c0-92 38-173 108-173 7 0 9 0 11 0-4 2-21 12-21 35 0 27 19 40 39 40 17 0 40-11 40-40s-29-56-69-56c-66 0-100 62-114 102z">
            <text:p/>
          </draw:path>
          <draw:path draw:style-name="gr3" draw:text-style-name="P5" draw:layer="layout" svg:width="0.413cm" svg:height="0.422cm" svg:x="6.522cm" svg:y="8.846cm" svg:viewBox="0 0 414 423" svg:d="M266 341c4 38 29 75 73 75 19 0 75-12 75-87v-50h-23v50c0 54-23 60-33 60-29 0-34-41-34-45v-186c0-37 0-73-33-108-35-35-81-50-127-50-75 0-137 44-137 104 0 27 19 44 42 44 25 0 41-19 41-44 0-10-4-42-46-42 25-31 69-41 100-41 44 0 96 35 96 116v36c-46 2-110 4-168 31-69 31-92 79-92 121 0 75 89 98 148 98 60 0 102-38 118-82zM260 192v91c0 88-64 119-106 119-46 0-83-33-83-79 0-50 39-127 189-131z">
            <text:p/>
          </draw:path>
          <draw:path draw:style-name="gr3" draw:text-style-name="P5" draw:layer="layout" svg:width="0.205cm" svg:height="0.636cm" svg:x="6.971cm" svg:y="8.621cm" svg:viewBox="0 0 206 637" svg:d="M133 0l-133 10v30c64 0 73 6 73 50v476c0 42-11 42-73 42v29c31-2 79-2 102-2s69 0 104 2v-29c-62 0-73 0-73-42z">
            <text:p/>
          </draw:path>
          <draw:path draw:style-name="gr3" draw:text-style-name="P5" draw:layer="layout" svg:width="0.496cm" svg:height="0.415cm" svg:x="7.524cm" svg:y="8.853cm" svg:viewBox="0 0 497 416" svg:d="M54 352c-2 14-8 35-8 39 0 17 12 25 27 25 10 0 27-8 33-25 2-2 13-45 19-68l19-84c6-18 12-39 16-60 4-17 11-44 11-46 14-29 64-112 149-112 42 0 50 33 50 64 0 57-43 175-58 213-8 23-10 33-10 43 0 44 33 75 74 75 88 0 121-133 121-141s-8-8-10-8c-11 0-11 2-15 16-19 63-48 113-93 113-15 0-21-9-21-30 0-22 8-45 16-66 17-48 54-150 54-202 0-61-39-98-104-98-83 0-128 58-143 79-4-50-42-79-85-79-42 0-59 35-69 52-15 31-27 85-27 90 0 8 8 8 10 8 11 0 11 0 17-21 15-64 33-108 67-108 18 0 29 10 29 41 0 19-4 30-15 78z">
            <text:p/>
          </draw:path>
          <draw:path draw:style-name="gr3" draw:text-style-name="P5" draw:layer="layout" svg:width="0.217cm" svg:height="0.407cm" svg:x="8.073cm" svg:y="8.478cm" svg:viewBox="0 0 218 408" svg:d="M131 148h67c12 0 20 0 20-15 0-8-8-8-18-8h-63l25-96c0-2 2-6 2-8 0-13-10-21-23-21-16 0-25 10-31 27-4 17 4-15-23 98h-66c-13 0-21 0-21 15 0 8 8 8 19 8h62l-39 152c-2 16-9 39-9 48 0 37 31 60 69 60 73 0 112-89 112-98 0-8-8-8-10-8-8 0-8 2-13 12-18 40-52 77-87 77-15 0-23-8-23-33 0-6 2-19 4-25z">
            <text:p/>
          </draw:path>
          <draw:path draw:style-name="gr3" draw:text-style-name="P5" draw:layer="layout" svg:width="0.351cm" svg:height="0.453cm" svg:x="8.371cm" svg:y="8.434cm" svg:viewBox="0 0 352 454" svg:d="M154 19c0 0 2-9 2-11s-2-8-10-8c-13 0-67 4-84 6-4 0-12 2-12 15 0 10 8 10 17 10 29 0 29 4 29 9 0 4 0 8-2 14l-90 365c-4 10-4 12-4 14 0 8 8 21 23 21 6 0 19-4 25-19 2-2 8-27 10-39l17-57c2-10 8-35 10-45 7-23 7-25 19-44 21-33 52-69 102-69 37 0 39 29 39 44 0 39-29 110-39 137-6 19-8 25-8 36 0 33 27 56 60 56 64 0 94-90 94-100 0-8-9-8-11-8-10 0-10 4-12 10-15 52-44 79-69 79-15 0-17-8-17-23 0-14 5-23 15-52 8-21 35-87 35-125 0-10 0-37-25-54-10-10-29-19-58-19-48 0-81 27-106 55z">
            <text:p/>
          </draw:path>
          <draw:path draw:style-name="gr3" draw:text-style-name="P5" draw:layer="layout" svg:width="0.407cm" svg:height="0.422cm" svg:x="9.126cm" svg:y="8.846cm" svg:viewBox="0 0 408 423" svg:d="M408 214c0-116-94-214-204-214-115 0-204 100-204 214 0 119 96 209 204 209 110 0 204-92 204-209zM204 400c-40 0-79-21-104-63-23-39-23-95-23-129 0-35 0-85 21-127 25-41 68-60 106-60 39 0 79 19 102 58 25 40 25 94 25 129 0 34 0 83-21 123-19 42-60 69-106 69z">
            <text:p/>
          </draw:path>
          <draw:path draw:style-name="gr3" draw:text-style-name="P5" draw:layer="layout" svg:width="0.309cm" svg:height="0.405cm" svg:x="9.584cm" svg:y="8.853cm" svg:viewBox="0 0 310 406" svg:d="M127 102v-102l-127 10v30c64 0 71 6 71 50v247c0 40-9 40-71 40v29c35 0 79-2 104-2 37 0 81 0 119 2v-29h-21c-67 0-69-8-69-42v-141c0-92 38-173 108-173 7 0 9 0 11 0-4 2-21 12-21 35 0 27 19 40 39 40 17 0 40-11 40-40s-29-56-69-56c-66 0-100 62-114 102z">
            <text:p/>
          </draw:path>
          <draw:path draw:style-name="gr3" draw:text-style-name="P5" draw:layer="layout" svg:width="0.452cm" svg:height="0.647cm" svg:x="9.948cm" svg:y="8.621cm" svg:viewBox="0 0 453 648" svg:d="M318 587v61l135-11v-29c-64 0-72-6-72-50v-558l-131 10v30c62 0 70 6 70 50v197c-27-31-66-56-116-56-108 0-204 90-204 208 0 117 89 209 196 209 58 0 99-32 122-61zM318 341v188c0 17 0 19-10 33-27 44-69 65-108 65-42 0-75-23-98-59-23-37-25-89-25-127 0-35 2-89 27-131 21-29 54-58 104-58 33 0 71 12 100 54 10 17 10 19 10 35z">
            <text:p/>
          </draw:path>
          <draw:path draw:style-name="gr3" draw:text-style-name="P5" draw:layer="layout" svg:width="0.355cm" svg:height="0.422cm" svg:x="10.449cm" svg:y="8.846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309cm" svg:height="0.405cm" svg:x="10.854cm" svg:y="8.853cm" svg:viewBox="0 0 310 406" svg:d="M127 102v-102l-127 10v30c64 0 71 6 71 50v247c0 40-9 40-71 40v29c35 0 79-2 104-2 37 0 81 0 119 2v-29h-21c-67 0-69-8-69-42v-141c0-92 38-173 108-173 7 0 9 0 11 0-4 2-21 12-21 35 0 27 19 40 39 40 17 0 40-11 40-40s-29-56-69-56c-66 0-100 62-114 102z">
            <text:p/>
          </draw:path>
          <draw:path draw:style-name="gr3" draw:text-style-name="P5" draw:layer="layout" svg:width="0.452cm" svg:height="0.647cm" svg:x="11.524cm" svg:y="8.621cm" svg:viewBox="0 0 453 648" svg:d="M318 587v61l135-11v-29c-64 0-72-6-72-50v-558l-131 10v30c62 0 70 6 70 50v197c-27-31-66-56-116-56-108 0-204 90-204 208 0 117 89 209 196 209 58 0 99-32 122-61zM318 341v188c0 17 0 19-10 33-27 44-69 65-108 65-42 0-75-23-98-59-23-37-25-89-25-127 0-35 0-89 27-131 21-29 54-58 104-58 33 0 71 12 100 54 10 17 10 19 10 35z">
            <text:p/>
          </draw:path>
          <draw:path draw:style-name="gr3" draw:text-style-name="P5" draw:layer="layout" svg:width="0.355cm" svg:height="0.422cm" svg:x="12.026cm" svg:y="8.846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309cm" svg:height="0.405cm" svg:x="12.431cm" svg:y="8.853cm" svg:viewBox="0 0 310 406" svg:d="M127 102v-102l-127 10v30c64 0 73 6 73 50v247c0 40-11 40-73 40v29c35 0 79-2 104-2 37 0 81 0 119 2v-29h-21c-67 0-69-8-69-42v-141c0-92 38-173 108-173 7 0 9 0 11 0-4 2-21 12-21 35 0 27 19 40 39 40 17 0 40-11 40-40s-29-56-69-56c-66 0-100 62-114 102z">
            <text:p/>
          </draw:path>
          <draw:path draw:style-name="gr3" draw:text-style-name="P5" draw:layer="layout" svg:width="0.197cm" svg:height="0.613cm" svg:x="12.795cm" svg:y="8.644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448cm" svg:height="0.405cm" svg:x="13.034cm" svg:y="8.861cm" svg:viewBox="0 0 449 406" svg:d="M364 90c8-21 25-61 85-61v-29c-21 2-48 2-68 2-23 0-65-2-81-2v29c35 0 45 21 45 40 0 8-2 10-6 21l-94 235-104-256c-4-13-4-15-4-17 0-23 36-23 52-23v-29c-27 0-79 2-100 2-25 0-62 0-89-2v29c58 0 62 4 73 33l133 327c6 13 6 17 19 17 12 0 16-8 18-17z">
            <text:p/>
          </draw:path>
          <draw:path draw:style-name="gr3" draw:text-style-name="P5" draw:layer="layout" svg:width="0.413cm" svg:height="0.422cm" svg:x="13.488cm" svg:y="8.846cm" svg:viewBox="0 0 414 423" svg:d="M266 341c4 38 29 75 73 75 19 0 75-12 75-87v-50h-23v50c0 54-23 60-33 60-29 0-34-41-34-45v-186c0-37 0-73-33-108-35-35-81-50-127-50-75 0-137 44-137 104 0 27 19 44 42 44 25 0 41-19 41-44 0-10-4-42-46-42 25-31 69-41 100-41 44 0 96 35 96 116v36c-46 2-110 4-168 31-69 31-92 79-92 121 0 75 89 98 148 98 60 0 102-38 118-82zM260 192v91c0 88-64 119-106 119-46 0-83-33-83-79 0-50 39-127 189-131z">
            <text:p/>
          </draw:path>
          <draw:path draw:style-name="gr3" draw:text-style-name="P5" draw:layer="layout" svg:width="0.288cm" svg:height="0.574cm" svg:x="13.925cm" svg:y="8.694cm" svg:viewBox="0 0 289 575" svg:d="M141 198h131v-29h-131v-169h-22c0 75-30 173-119 177v21h79v252c0 114 85 125 119 125 64 0 91-65 91-125v-52h-25v52c0 66-27 102-60 102-63 0-63-84-63-100z">
            <text:p/>
          </draw:path>
          <draw:path draw:style-name="gr3" draw:text-style-name="P5" draw:layer="layout" svg:width="0.197cm" svg:height="0.613cm" svg:x="14.293cm" svg:y="8.644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448cm" svg:height="0.405cm" svg:x="14.532cm" svg:y="8.861cm" svg:viewBox="0 0 449 406" svg:d="M364 90c8-21 25-61 85-61v-29c-21 2-48 2-68 2-23 0-65-2-81-2v29c35 0 45 21 45 40 0 8-2 10-6 21l-94 235-104-256c-4-13-4-15-4-17 0-23 36-23 52-23v-29c-27 0-79 2-100 2-25 0-62 0-89-2v29c58 0 62 4 73 33l133 327c4 13 6 17 19 17 12 0 16-8 18-17z">
            <text:p/>
          </draw:path>
          <draw:path draw:style-name="gr3" draw:text-style-name="P5" draw:layer="layout" svg:width="0.355cm" svg:height="0.422cm" svg:x="14.998cm" svg:y="8.846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627cm" svg:height="0.405cm" svg:x="15.699cm" svg:y="8.861cm" svg:viewBox="0 0 628 406" svg:d="M551 87c17-45 46-58 77-58v-29c-21 2-48 2-66 2-27 0-69-2-86-2v29c34 0 52 17 52 44 0 6 0 6-4 19l-83 235-92-256c-2-11-4-13-4-17 0-25 36-25 54-25v-29c-27 0-72 2-95 2-27 0-54 0-81-2v29c33 0 47 2 58 13 4 6 14 33 21 52l-79 220-88-243c-4-13-4-15-4-17 0-25 35-25 54-25v-29c-27 0-79 2-100 2-4 0-52 0-85-2v29c46 0 56 2 69 31l114 325c4 15 8 21 19 21 12 0 14-4 18-19l94-260 94 262c2 11 6 17 18 17 11 0 15-8 17-17z">
            <text:p/>
          </draw:path>
          <draw:path draw:style-name="gr3" draw:text-style-name="P5" draw:layer="layout" svg:width="0.197cm" svg:height="0.613cm" svg:x="16.373cm" svg:y="8.644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205cm" svg:height="0.636cm" svg:x="16.627cm" svg:y="8.621cm" svg:viewBox="0 0 206 637" svg:d="M133 0l-133 10v30c64 0 73 6 73 50v476c0 42-11 42-73 42v29c31-2 79-2 102-2s69 0 104 2v-29c-62 0-73 0-73-42z">
            <text:p/>
          </draw:path>
          <draw:path draw:style-name="gr3" draw:text-style-name="P5" draw:layer="layout" svg:width="0.205cm" svg:height="0.636cm" svg:x="16.88cm" svg:y="8.621cm" svg:viewBox="0 0 206 637" svg:d="M133 0l-133 10v30c64 0 73 6 73 50v476c0 42-11 42-73 42v29c31-2 79-2 102-2s69 0 104 2v-29c-62 0-73 0-73-42z">
            <text:p/>
          </draw:path>
          <draw:path draw:style-name="gr3" draw:text-style-name="P5" draw:layer="layout" svg:width="0.452cm" svg:height="0.647cm" svg:x="17.436cm" svg:y="8.621cm" svg:viewBox="0 0 453 648" svg:d="M133 291v-291l-133 10v30c64 0 71 6 71 50v547h23c2-2 8-14 33-56 14 21 54 67 121 67 110 0 205-90 205-209 0-116-91-208-195-208-71 0-110 44-125 60zM135 533v-189c0-19 0-19 11-34 35-52 85-58 108-58 41 0 75 23 95 58 25 38 27 90 27 127 0 36-2 90-29 131-18 27-54 59-104 59-39 0-72-23-95-56-13-19-13-21-13-38z">
            <text:p/>
          </draw:path>
          <draw:path draw:style-name="gr3" draw:text-style-name="P5" draw:layer="layout" svg:width="0.355cm" svg:height="0.422cm" svg:x="17.968cm" svg:y="8.846cm" svg:viewBox="0 0 356 423" svg:d="M77 181c6-137 83-160 114-160 94 0 104 123 104 160zM77 200h256c21 0 23 0 23-19 0-91-50-181-165-181-106 0-191 94-191 210 0 123 96 213 202 213 112 0 154-102 154-121 0-8-9-11-13-11-8 0-10 7-10 13-33 96-117 96-125 96-46 0-83-29-104-63-27-43-27-104-27-137z">
            <text:p/>
          </draw:path>
        </draw:g>
        <draw:g xml:id="id67" draw:id="id67">
          <svg:title>TexMaths</svg:title>
          <svg:desc>28§display§y = \log (ax+b)§svg§600§FALSE§</svg:desc>
          <draw:polygon draw:style-name="gr2" draw:text-style-name="P4" draw:layer="layout" svg:width="6.378cm" svg:height="0.886cm" svg:x="6.146cm" svg:y="12.582cm" svg:viewBox="0 0 6379 887" draw:points="3189,887 0,887 0,0 6379,0 6379,887">
            <text:p/>
          </draw:polygon>
          <draw:path draw:style-name="gr3" draw:text-style-name="P5" draw:layer="layout" svg:width="0.456cm" svg:height="0.638cm" svg:x="6.126cm" svg:y="12.836cm" svg:viewBox="0 0 457 639" svg:d="M452 61c5-14 5-16 5-23 0-18-16-27-29-27-11 0-27 5-36 20-2 5-9 36-13 54-7 25-14 52-21 79l-44 179c-3 13-45 83-110 83-52 0-63-43-63-81 0-45 18-105 52-193 15-40 18-51 18-71 0-45-32-81-81-81-94 0-130 143-130 152s9 9 11 9c11 0 11-2 16-18 27-91 67-121 101-121 6 0 24 0 24 32 0 24-9 49-18 69-38 103-56 162-56 206 0 88 63 119 121 119 38 0 72-18 99-45-11 52-25 99-63 153-27 33-65 62-110 62-13 0-58-4-73-42 15 0 26 0 42-11 9-9 18-23 18-41 0-31-27-35-36-35-22 0-56 15-56 65 0 49 45 85 105 85 103 0 204-90 231-202z">
            <text:p/>
          </draw:path>
          <draw:path draw:style-name="gr3" draw:text-style-name="P5" draw:layer="layout" svg:width="0.655cm" svg:height="0.232cm" svg:x="6.943cm" svg:y="12.909cm" svg:viewBox="0 0 656 233" svg:d="M623 40c15 0 33 0 33-20s-18-20-31-20h-591c-16 0-34 0-34 20s18 20 34 20zM625 233c13 0 31 0 31-20s-18-20-33-20h-589c-16 0-34 0-34 20s18 20 34 20z">
            <text:p/>
          </draw:path>
          <draw:path draw:style-name="gr3" draw:text-style-name="P5" draw:layer="layout" svg:width="0.221cm" svg:height="0.685cm" svg:x="7.958cm" svg:y="12.589cm" svg:viewBox="0 0 222 686" svg:d="M143 0l-143 11v32c69 0 78 6 78 53v514c0 44-11 44-78 44v32c34-3 85-3 110-3 24 0 74 0 112 3v-32c-67 0-79 0-79-44z">
            <text:p/>
          </draw:path>
          <draw:path draw:style-name="gr3" draw:text-style-name="P5" draw:layer="layout" svg:width="0.438cm" svg:height="0.454cm" svg:x="8.227cm" svg:y="12.831cm" svg:viewBox="0 0 439 455" svg:d="M439 231c0-126-101-231-220-231-123 0-219 108-219 231 0 128 103 224 219 224 119 0 220-99 220-224zM219 430c-42 0-85-22-111-67-25-43-25-103-25-139 0-38 0-92 22-137 27-44 74-65 114-65 43 0 86 21 112 63 25 43 25 101 25 139 0 36 0 90-22 132-20 45-65 74-115 74z">
            <text:p/>
          </draw:path>
          <draw:path draw:style-name="gr3" draw:text-style-name="P5" draw:layer="layout" svg:width="0.451cm" svg:height="0.651cm" svg:x="8.72cm" svg:y="12.824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19 125 117 0 220-51 220-128 0-35-16-85-65-114-54-27-110-27-170-27-25 0-67 0-74 0-31-4-54-36-54-67zM219 627c-100 0-167-49-167-100 0-47 38-83 80-86h58c85 0 197 0 197 86 0 51-71 100-168 100z">
            <text:p/>
          </draw:path>
          <draw:path draw:style-name="gr3" draw:text-style-name="P5" draw:layer="layout" svg:width="0.23cm" svg:height="0.985cm" svg:x="9.295cm" svg:y="12.533cm" svg:viewBox="0 0 231 986" svg:d="M231 977c0-2 0-4-18-22-123-124-155-310-155-462 0-170 38-343 159-466 14-11 14-14 14-18 0-7-5-9-12-9-8 0-98 67-156 193-52 107-63 217-63 300 0 78 11 197 65 309 60 121 146 184 154 184 7 0 12-2 12-9z">
            <text:p/>
          </draw:path>
          <draw:path draw:style-name="gr3" draw:text-style-name="P5" draw:layer="layout" svg:width="0.451cm" svg:height="0.447cm" svg:x="9.62cm" svg:y="12.836cm" svg:viewBox="0 0 452 448" svg:d="M329 63c-18-36-47-63-92-63-114 0-237 146-237 289 0 94 54 159 132 159 20 0 70-4 128-74 9 41 42 74 89 74 36 0 59-22 74-54 16-35 29-96 29-98 0-9-9-9-11-9-9 0-11 2-13 18-18 63-36 121-76 121-27 0-29-25-29-45 0-22 2-29 13-74 11-40 11-52 20-87l36-139c7-29 7-29 7-34 0-18-12-27-27-27-25 0-41 23-43 43zM264 320c-4 18-4 18-18 36-44 54-85 70-112 70-49 0-65-54-65-92 0-49 32-173 56-217 30-59 74-95 115-95 65 0 78 81 78 88 0 4-2 11-4 15z">
            <text:p/>
          </draw:path>
          <draw:path draw:style-name="gr3" draw:text-style-name="P5" draw:layer="layout" svg:width="0.492cm" svg:height="0.447cm" svg:x="10.128cm" svg:y="12.836cm" svg:viewBox="0 0 493 448" svg:d="M302 139c5-27 27-117 97-117 4 0 29 0 49 12-27 6-47 31-47 53 0 16 11 36 38 36 22 0 54-18 54-58 0-52-59-65-92-65-58 0-92 52-105 76-25-67-77-76-106-76-103 0-159 128-159 152 0 9 9 9 12 9 9 0 11 0 13-9 34-105 99-130 132-130 18 0 54 9 54 65 0 32-18 99-54 236-16 62-51 103-94 103-7 0-29 0-49-11 24-7 47-27 47-54s-23-36-38-36c-29 0-54 27-54 58 0 45 49 65 92 65 67 0 101-69 105-76 11 38 47 76 105 76 103 0 159-128 159-152 0-9-9-9-11-9-9 0-11 2-13 9-34 107-101 130-132 130-38 0-54-32-54-65 0-23 7-43 18-88z">
            <text:p/>
          </draw:path>
          <draw:path draw:style-name="gr3" draw:text-style-name="P5" draw:layer="layout" svg:width="0.655cm" svg:height="0.658cm" svg:x="10.937cm" svg:y="12.697cm" svg:viewBox="0 0 656 659" svg:d="M349 350h276c13 0 31 0 31-21 0-20-18-20-31-20h-276v-275c0-16 0-34-20-34s-20 18-20 34v275h-275c-16 0-34 0-34 20 0 21 18 21 34 21h275v275c0 14 0 34 20 34s20-20 20-34z">
            <text:p/>
          </draw:path>
          <draw:path draw:style-name="gr3" draw:text-style-name="P5" draw:layer="layout" svg:width="0.364cm" svg:height="0.696cm" svg:x="11.911cm" svg:y="12.589cm" svg:viewBox="0 0 365 697" svg:d="M190 11c0-2 0-11-13-11-22 0-94 9-121 9-7 2-18 2-18 20 0 14 9 14 22 14 50 0 52 6 52 15 0 7-9 41-16 61l-80 322c-12 50-16 65-16 101 0 92 52 155 125 155 117 0 240-148 240-289 0-92-54-159-132-159-45 0-87 29-117 60zM96 383c7-20 7-22 16-33 49-65 94-79 119-79 36 0 62 29 62 92 0 58-33 173-51 211-31 65-79 101-117 101-33 0-65-27-65-99 0-20 0-38 16-101z">
            <text:p/>
          </draw:path>
          <draw:path draw:style-name="gr3" draw:text-style-name="P5" draw:layer="layout" svg:width="0.23cm" svg:height="0.985cm" svg:x="12.343cm" svg:y="12.533cm" svg:viewBox="0 0 231 986" svg:d="M231 493c0-76-12-195-65-307-61-121-146-186-157-186-5 0-9 4-9 9 0 4 0 7 18 25 98 96 154 253 154 459 0 168-35 343-159 466-13 14-13 16-13 18 0 7 4 9 9 9 11 0 101-67 159-193 51-107 63-217 63-300z">
            <text:p/>
          </draw:path>
        </draw:g>
        <draw:g xml:id="id68" draw:id="id68">
          <svg:title>TexMaths</svg:title>
          <svg:desc>26§display§\text {Diff. } w. \ r. \ t. \ x.§svg§600§FALSE§</svg:desc>
          <draw:polygon draw:style-name="gr2" draw:text-style-name="P4" draw:layer="layout" svg:width="5.823cm" svg:height="0.563cm" svg:x="4.441cm" svg:y="13.98cm" svg:viewBox="0 0 5824 564" draw:points="2912,564 0,564 0,0 5824,0 5824,564">
            <text:p/>
          </draw:polygon>
          <draw:path draw:style-name="gr3" draw:text-style-name="P5" draw:layer="layout" svg:width="0.615cm" svg:height="0.626cm" svg:x="4.426cm" svg:y="13.955cm" svg:viewBox="0 0 616 627" svg:d="M0 0v29h23c71 0 71 11 71 42v485c0 33 0 42-71 42h-23v29h335c154 0 281-136 281-308 0-175-123-319-281-319zM218 598c-43 0-45-7-45-36v-497c0-30 2-36 45-36h92c56 0 121 19 166 86 40 54 48 133 48 204 0 102-17 156-50 202-19 25-71 77-164 77z">
            <text:p/>
          </draw:path>
          <draw:path draw:style-name="gr3" draw:text-style-name="P5" draw:layer="layout" svg:width="0.197cm" svg:height="0.613cm" svg:x="5.123cm" svg:y="13.967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55cm" svg:height="0.647cm" svg:x="5.37cm" svg:y="13.934cm" svg:viewBox="0 0 551 648" svg:d="M387 279h104v-27h-108v-106c0-84 45-125 85-125 4 0 17 0 31 6-10 4-27 15-27 38 0 20 15 39 40 39s39-19 39-39c0-34-31-65-83-65-54 0-96 35-100 40-27-36-77-40-102-40-87 0-193 48-193 148v104h-73v27h73v298c0 41-11 41-73 41v30c31-2 79-5 102-5s69 3 102 5v-30c-60 0-71 0-71-41v-298h194v298c0 41-11 41-73 41v30c35-2 79-5 104-5 37 0 81 0 116 5v-30h-19c-66 0-68-10-68-43zM131 252v-104c0-90 75-127 133-127 46 0 71 16 73 16v3c-17 0-33 12-33 37 0 6 0 29 25 38-2 12-2 20-2 31v106z">
            <text:p/>
          </draw:path>
          <draw:path draw:style-name="gr3" draw:text-style-name="P5" draw:layer="layout" svg:width="0.099cm" svg:height="0.099cm" svg:x="5.959cm" svg:y="14.482cm" svg:viewBox="0 0 100 100" svg:d="M100 50c0-27-23-50-50-50s-50 23-50 50 23 50 50 50 50-23 50-50z">
            <text:p/>
          </draw:path>
          <draw:path draw:style-name="gr3" draw:text-style-name="P5" draw:layer="layout" svg:width="0.606cm" svg:height="0.415cm" svg:x="6.566cm" svg:y="14.176cm" svg:viewBox="0 0 607 416" svg:d="M397 94c4-19 13-54 13-59 0-16-13-25-25-25-13 0-29 7-36 25-2 7-45 184-52 207-6 27-8 43-8 60 0 10 0 12 2 17-21 50-50 77-85 77-73 0-73-67-73-84 0-29 4-64 48-179 10-27 15-39 15-58 0-42-30-75-75-75-88 0-121 133-121 142 0 8 8 8 10 8 11 0 11 0 15-17 25-85 60-112 94-112 8 0 22 0 22 29 0 23-10 50-16 65-40 108-52 152-52 185 0 85 62 116 131 116 14 0 58 0 95-64 23 58 88 64 115 64 69 0 108-58 133-112 31-73 60-196 60-239 0-50-25-65-41-65-23 0-46 23-46 44 0 12 6 18 15 25 10 10 33 33 33 79 0 31-27 121-50 166-25 50-56 82-102 82-44 0-67-27-67-79 0-25 7-55 9-67z">
            <text:p/>
          </draw:path>
          <draw:path draw:style-name="gr3" draw:text-style-name="P5" draw:layer="layout" svg:width="0.099cm" svg:height="0.099cm" svg:x="7.296cm" svg:y="14.482cm" svg:viewBox="0 0 100 100" svg:d="M100 50c0-27-23-50-50-50s-50 23-50 50 23 50 50 50 50-23 50-50z">
            <text:p/>
          </draw:path>
          <draw:path draw:style-name="gr3" draw:text-style-name="P5" draw:layer="layout" svg:width="0.373cm" svg:height="0.415cm" svg:x="7.804cm" svg:y="14.176cm" svg:viewBox="0 0 374 416" svg:d="M54 352c-2 14-8 35-8 39 0 17 12 25 27 25 10 0 27-8 33-25 2-4 33-129 38-145 6-32 22-96 29-121 4-10 29-54 52-75 6-6 33-29 72-29 25 0 38 10 40 10-29 4-48 27-48 50 0 15 10 34 33 34 25 0 52-21 52-55 0-33-29-60-77-60-60 0-99 46-116 71-8-42-42-71-85-71-42 0-59 35-67 52-17 31-29 88-29 90 0 8 8 8 10 8 11 0 11 0 17-21 15-64 33-108 67-108 16 0 29 6 29 41 0 19-4 30-15 78z">
            <text:p/>
          </draw:path>
          <draw:path draw:style-name="gr3" draw:text-style-name="P5" draw:layer="layout" svg:width="0.099cm" svg:height="0.099cm" svg:x="8.243cm" svg:y="14.482cm" svg:viewBox="0 0 100 100" svg:d="M100 50c0-27-23-50-50-50s-50 23-50 50 23 50 50 50 50-23 50-50z">
            <text:p/>
          </draw:path>
          <draw:path draw:style-name="gr3" draw:text-style-name="P5" draw:layer="layout" svg:width="0.282cm" svg:height="0.584cm" svg:x="8.744cm" svg:y="14.007cm" svg:viewBox="0 0 283 585" svg:d="M168 208h88c16 0 27 0 27-19 0-10-11-10-27-10h-79c31-131 37-148 37-154 0-17-12-25-27-25-2 0-29 0-37 33l-36 146h-87c-19 0-27 0-27 17 0 12 8 12 25 12h81c-66 261-69 275-69 292 0 50 36 85 84 85 95 0 147-135 147-141 0-9-8-9-12-9-6 0-8 2-13 13-39 95-89 116-120 116-19 0-27-12-27-41 0-23 0-30 4-44z">
            <text:p/>
          </draw:path>
          <draw:path draw:style-name="gr3" draw:text-style-name="P5" draw:layer="layout" svg:width="0.099cm" svg:height="0.099cm" svg:x="9.131cm" svg:y="14.482cm" svg:viewBox="0 0 100 100" svg:d="M100 50c0-27-23-50-50-50s-50 23-50 50 23 50 50 50 50-23 50-50z">
            <text:p/>
          </draw:path>
          <draw:path draw:style-name="gr3" draw:text-style-name="P5" draw:layer="layout" svg:width="0.457cm" svg:height="0.415cm" svg:x="9.636cm" svg:y="14.176cm" svg:viewBox="0 0 458 416" svg:d="M281 129c4-25 25-108 89-108 6 0 27 0 46 10-25 6-44 29-44 50 0 15 11 34 36 34 20 0 50-17 50-55 0-48-55-60-86-60-54 0-85 48-97 71-23-63-71-71-98-71-96 0-148 119-148 142 0 8 8 8 11 8 8 0 10 0 12-8 31-98 92-121 123-121 16 0 50 8 50 60 0 29-17 92-50 219-15 58-48 96-88 96-6 0-27 0-45-11 22-6 43-25 43-50s-21-33-35-33c-27 0-50 25-50 54 0 42 46 60 85 60 63 0 96-64 98-70 10 35 44 70 98 70 95 0 147-118 147-141 0-8-8-8-10-8-8 0-10 2-12 8-30 100-94 121-123 121-35 0-50-30-50-61 0-21 6-39 17-81z">
            <text:p/>
          </draw:path>
          <draw:path draw:style-name="gr3" draw:text-style-name="P5" draw:layer="layout" svg:width="0.099cm" svg:height="0.099cm" svg:x="10.212cm" svg:y="14.482cm" svg:viewBox="0 0 100 100" svg:d="M100 50c0-27-23-50-50-50s-50 23-50 50 23 50 50 50 50-23 50-50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61" smil:attributeName="visibility" smil:to="visible"/>
                  <anim:animate smil:dur="0.5s" smil:fill="hold" smil:targetElement="id61" smil:attributeName="x" smil:values="x;x" smil:keyTimes="0;1"/>
                  <anim:animate smil:dur="0.5s" smil:fill="hold" smil:targetElement="id6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2" smil:attributeName="visibility" smil:to="visible"/>
                  <anim:animate smil:dur="0.5s" smil:fill="hold" smil:targetElement="id62" smil:attributeName="x" smil:values="x;x" smil:keyTimes="0;1"/>
                  <anim:animate smil:dur="0.5s" smil:fill="hold" smil:targetElement="id6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3" smil:attributeName="visibility" smil:to="visible"/>
                  <anim:animate smil:dur="0.5s" smil:fill="hold" smil:targetElement="id63" smil:attributeName="x" smil:values="x;x" smil:keyTimes="0;1"/>
                  <anim:animate smil:dur="0.5s" smil:fill="hold" smil:targetElement="id63"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64" smil:attributeName="visibility" smil:to="visible"/>
                  <anim:animate smil:dur="0.5s" smil:fill="hold" smil:targetElement="id64" smil:attributeName="width" smil:values="width*0.05;width" smil:keyTimes="0;1"/>
                  <anim:animate smil:dur="0.5s" smil:fill="hold" smil:targetElement="id64" smil:attributeName="height" smil:values="height;height" smil:keyTimes="0;1"/>
                  <anim:animate smil:dur="0.5s" smil:fill="hold" smil:targetElement="id64" smil:attributeName="x" smil:values="x-.2;x" smil:keyTimes="0;1"/>
                  <anim:animate smil:dur="0.5s" smil:fill="hold" smil:targetElement="id64" smil:attributeName="y" smil:values="y;y" smil:keyTimes="0;1"/>
                  <anim:transitionFilter smil:dur="0.5s" smil:targetElement="id64"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5" smil:attributeName="visibility" smil:to="visible"/>
                  <anim:animate smil:dur="0.5s" smil:fill="hold" smil:targetElement="id65" smil:attributeName="x" smil:values="x;x" smil:keyTimes="0;1"/>
                  <anim:animate smil:dur="0.5s" smil:fill="hold" smil:targetElement="id65" smil:attributeName="y" smil:values="1+height/2;y" smil:keyTimes="0;1"/>
                </anim:par>
                <anim:par smil:begin="0s" smil:fill="hold" presentation:node-type="with-previous" presentation:preset-class="entrance" presentation:preset-id="ooo-entrance-glide">
                  <anim:set smil:begin="0s" smil:dur="0.001s" smil:fill="hold" smil:targetElement="id66" anim:sub-item="text" smil:attributeName="visibility" smil:to="visible"/>
                  <anim:animate smil:dur="0.5s" smil:fill="hold" smil:targetElement="id66" anim:sub-item="text" smil:attributeName="width" smil:values="width*0.05;width" smil:keyTimes="0;1"/>
                  <anim:animate smil:dur="0.5s" smil:fill="hold" smil:targetElement="id66" anim:sub-item="text" smil:attributeName="height" smil:values="height;height" smil:keyTimes="0;1"/>
                  <anim:animate smil:dur="0.5s" smil:fill="hold" smil:targetElement="id66" anim:sub-item="text" smil:attributeName="x" smil:values="x-.2;x" smil:keyTimes="0;1"/>
                  <anim:animate smil:dur="0.5s" smil:fill="hold" smil:targetElement="id66" anim:sub-item="text" smil:attributeName="y" smil:values="y;y" smil:keyTimes="0;1"/>
                  <anim:transitionFilter smil:dur="0.5s" smil:targetElement="id66"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67" smil:attributeName="visibility" smil:to="visible"/>
                  <anim:animate smil:dur="0.5s" smil:fill="hold" smil:targetElement="id67" smil:attributeName="x" smil:values="x;x" smil:keyTimes="0;1"/>
                  <anim:animate smil:dur="0.5s" smil:fill="hold" smil:targetElement="id6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8" smil:attributeName="visibility" smil:to="visible"/>
                  <anim:animate smil:dur="0.5s" smil:fill="hold" smil:targetElement="id68" smil:attributeName="x" smil:values="x;x" smil:keyTimes="0;1"/>
                  <anim:animate smil:dur="0.5s" smil:fill="hold" smil:targetElement="id68" smil:attributeName="y" smil:values="1+height/2;y" smil:keyTimes="0;1"/>
                </anim:par>
              </anim:par>
            </anim:par>
          </anim:seq>
        </anim:par>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9">
        <office:forms form:automatic-focus="false" form:apply-design-mode="false"/>
        <draw:frame presentation:style-name="pr13" draw:text-style-name="P17" draw:layer="layout" svg:width="26.6cm" svg:height="14.573cm" svg:x="0.8cm" svg:y="0.627cm" presentation:class="title" presentation:user-transformed="true">
          <draw:text-box>
            <text:p text:style-name="P16"><text:span text:style-name="T25"><text:tab/></text:span><text:span text:style-name="T25"><text:tab/></text:span><text:span text:style-name="T13"><text:line-break/></text:span><text:span text:style-name="T13"><text:tab/></text:span><text:span text:style-name="T13"><text:tab/></text:span><text:span text:style-name="T11"> <text:s text:c="23"/></text:span><text:span text:style-name="T11"><text:line-break/></text:span><text:span text:style-name="T26"> <text:s text:c="13"/></text:span><text:span text:style-name="T27"><text:line-break/></text:span><text:span text:style-name="T11"><text:tab/></text:span><text:span text:style-name="T11"> <text:s text:c="63"/></text:span><text:span text:style-name="T11"><text:line-break/></text:span><text:span text:style-name="T28"> <text:s text:c="18"/></text:span><text:span text:style-name="T11"><text:line-break/></text:span><text:span text:style-name="T11"> <text:s text:c="30"/></text:span><text:span text:style-name="T11"><text:line-break/></text:span><text:span text:style-name="T29"> <text:s text:c="23"/></text:span><text:span text:style-name="T11"><text:line-break/></text:span><text:span text:style-name="T11"> <text:s text:c="4"/></text:span><text:span text:style-name="T11"><text:line-break/></text:span><text:span text:style-name="T25"> <text:s text:c="22"/></text:span><text:span text:style-name="T25"><text:line-break/></text:span><text:span text:style-name="T16"><text:line-break/></text:span><text:span text:style-name="T30"> <text:s text:c="21"/></text:span><text:span text:style-name="T16"><text:line-break/></text:span><text:span text:style-name="T31"> <text:s text:c="3"/></text:span></text:p>
          </draw:text-box>
        </draw:frame>
        <draw:g xml:id="id72" draw:id="id72">
          <svg:title>TexMaths</svg:title>
          <svg:desc>28§display§\text {Diff. } w. \ r. \ t. \  x.§svg§600§FALSE§</svg:desc>
          <draw:polygon draw:style-name="gr2" draw:text-style-name="P4" draw:layer="layout" svg:width="6.271cm" svg:height="0.606cm" svg:x="3.538cm" svg:y="5.774cm" svg:viewBox="0 0 6272 607" draw:points="3136,607 0,607 0,0 6272,0 6272,607">
            <text:p/>
          </draw:polygon>
          <draw:path draw:style-name="gr3" draw:text-style-name="P5" draw:layer="layout" svg:width="0.662cm" svg:height="0.673cm" svg:x="3.522cm" svg:y="5.747cm" svg:viewBox="0 0 663 674" svg:d="M0 0v31h25c76 0 76 12 76 45v522c0 36 0 45-76 45h-25v31h361c165 0 302-145 302-331 0-188-132-343-302-343zM235 643c-47 0-49-7-49-38v-536c0-31 2-38 49-38h99c60 0 130 21 179 92 43 58 51 144 51 220 0 110-17 168-53 217-20 27-76 83-177 83z">
            <text:p/>
          </draw:path>
          <draw:path draw:style-name="gr3" draw:text-style-name="P5" draw:layer="layout" svg:width="0.212cm" svg:height="0.66cm" svg:x="4.272cm" svg:y="5.761cm" svg:viewBox="0 0 213 661" svg:d="M143 224l-139 11v32c65 0 74 4 74 53v265c0 45-11 45-78 45v31c31-2 85-2 110-2 33 0 69 0 103 2v-31c-65 0-70-5-70-43zM148 52c0-32-25-52-54-52-31 0-51 27-51 52 0 26 20 53 51 53 29 0 54-22 54-53z">
            <text:p/>
          </draw:path>
          <draw:path draw:style-name="gr3" draw:text-style-name="P5" draw:layer="layout" svg:width="0.593cm" svg:height="0.696cm" svg:x="4.539cm" svg:y="5.725cm" svg:viewBox="0 0 594 697" svg:d="M417 300h112v-29h-117v-114c0-90 49-135 92-135 4 0 18 0 34 7-12 5-30 16-30 40 0 23 16 43 43 43s43-20 43-43c0-35-34-69-90-69-58 0-103 38-108 43-29-39-82-43-109-43-94 0-209 52-209 159v112h-78v29h78v321c0 44-11 44-78 44v32c34-2 85-5 110-5 24 0 74 3 110 5v-32c-65 0-77 0-77-44v-321h209v321c0 44-12 44-79 44v32c38-2 85-5 112-5 41 0 88 0 126 5v-32h-20c-72 0-74-11-74-47zM141 271v-112c0-96 81-137 143-137 50 0 77 18 79 18v3c-18 0-36 13-36 40 0 7 0 31 27 40-2 14-2 23-2 34v114z">
            <text:p/>
          </draw:path>
          <draw:path draw:style-name="gr3" draw:text-style-name="P5" draw:layer="layout" svg:width="0.107cm" svg:height="0.107cm" svg:x="5.173cm" svg:y="6.314cm" svg:viewBox="0 0 108 108" svg:d="M108 54c0-29-25-54-54-54s-54 25-54 54 25 54 54 54 54-25 54-54z">
            <text:p/>
          </draw:path>
          <draw:path draw:style-name="gr3" draw:text-style-name="P5" draw:layer="layout" svg:width="0.653cm" svg:height="0.447cm" svg:x="5.827cm" svg:y="5.985cm" svg:viewBox="0 0 654 448" svg:d="M428 101c4-20 13-58 13-63 0-18-13-27-27-27-13 0-31 7-38 27-2 7-49 197-56 222-6 29-9 47-9 65 0 11 0 13 3 18-23 54-54 83-92 83-79 0-79-72-79-90 0-31 5-69 52-193 11-29 16-42 16-62 0-45-32-81-81-81-94 0-130 143-130 152s9 9 11 9c11 0 11 0 16-18 27-91 65-121 101-121 9 0 24 0 24 32 0 24-11 54-18 69-42 117-56 164-56 200 0 91 68 125 142 125 15 0 62 0 103-69 24 62 94 69 123 69 74 0 116-63 143-121 34-78 65-210 65-258 0-53-27-69-45-69-24 0-49 25-49 47 0 13 7 20 16 27 11 11 36 36 36 85 0 34-30 130-54 179-27 54-61 88-110 88-47 0-72-29-72-85 0-27 7-59 9-72z">
            <text:p/>
          </draw:path>
          <draw:path draw:style-name="gr3" draw:text-style-name="P5" draw:layer="layout" svg:width="0.107cm" svg:height="0.107cm" svg:x="6.613cm" svg:y="6.314cm" svg:viewBox="0 0 108 108" svg:d="M108 54c0-29-25-54-54-54s-54 25-54 54 25 54 54 54 54-25 54-54z">
            <text:p/>
          </draw:path>
          <draw:path draw:style-name="gr3" draw:text-style-name="P5" draw:layer="layout" svg:width="0.402cm" svg:height="0.447cm" svg:x="7.16cm" svg:y="5.985cm" svg:viewBox="0 0 403 448" svg:d="M58 379c-2 15-9 38-9 42 0 18 14 27 29 27 12 0 30-9 36-27 2-4 36-139 41-157 6-33 24-103 31-130 4-11 31-58 56-80 7-7 36-32 78-32 27 0 41 12 43 12-31 4-52 29-52 53 0 16 12 36 36 36 27 0 56-22 56-58s-31-65-83-65c-65 0-107 49-125 76-9-45-45-76-92-76-45 0-63 38-72 56-18 34-31 94-31 96 0 9 9 9 11 9 11 0 11 0 18-22 16-70 36-117 72-117 18 0 31 7 31 45 0 20-4 32-16 83z">
            <text:p/>
          </draw:path>
          <draw:path draw:style-name="gr3" draw:text-style-name="P5" draw:layer="layout" svg:width="0.107cm" svg:height="0.107cm" svg:x="7.632cm" svg:y="6.314cm" svg:viewBox="0 0 108 108" svg:d="M108 54c0-29-25-54-54-54s-54 25-54 54 25 54 54 54 54-25 54-54z">
            <text:p/>
          </draw:path>
          <draw:path draw:style-name="gr3" draw:text-style-name="P5" draw:layer="layout" svg:width="0.304cm" svg:height="0.629cm" svg:x="8.172cm" svg:y="5.803cm" svg:viewBox="0 0 305 630" svg:d="M181 224h95c17 0 29 0 29-20 0-11-12-11-29-11h-86c34-141 41-159 41-166 0-18-14-27-29-27-3 0-32 0-41 36l-38 157h-94c-20 0-29 0-29 18 0 13 9 13 27 13h87c-71 280-74 296-74 314 0 53 38 92 90 92 103 0 159-146 159-153 0-9-9-9-13-9-7 0-9 3-14 14-42 103-96 125-130 125-20 0-29-13-29-45 0-24 0-31 5-47z">
            <text:p/>
          </draw:path>
          <draw:path draw:style-name="gr3" draw:text-style-name="P5" draw:layer="layout" svg:width="0.107cm" svg:height="0.107cm" svg:x="8.589cm" svg:y="6.314cm" svg:viewBox="0 0 108 108" svg:d="M108 54c0-29-25-54-54-54s-54 25-54 54 25 54 54 54 54-25 54-54z">
            <text:p/>
          </draw:path>
          <draw:path draw:style-name="gr3" draw:text-style-name="P5" draw:layer="layout" svg:width="0.492cm" svg:height="0.447cm" svg:x="9.133cm" svg:y="5.985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3" draw:text-style-name="P5" draw:layer="layout" svg:width="0.107cm" svg:height="0.107cm" svg:x="9.753cm" svg:y="6.314cm" svg:viewBox="0 0 108 108" svg:d="M108 54c0-29-25-54-54-54s-54 25-54 54 25 54 54 54 54-25 54-54z">
            <text:p/>
          </draw:path>
        </draw:g>
        <draw:g xml:id="id69" draw:id="id69">
          <svg:title>TexMaths</svg:title>
          <svg:desc>28§display§\frac{dy}{dx} = \frac{d}{dx}( \log ( ax + b ) ) = §svg§600§FALSE§</svg:desc>
          <draw:polygon draw:style-name="gr2" draw:text-style-name="P4" draw:layer="layout" svg:width="10.21cm" svg:height="1.936cm" svg:x="3.47cm" svg:y="0.574cm" svg:viewBox="0 0 10211 1937" draw:points="5105,1937 0,1937 0,0 10211,0 10211,1937">
            <text:p/>
          </draw:polygon>
          <draw:path draw:style-name="gr3" draw:text-style-name="P5" draw:layer="layout" svg:width="0.469cm" svg:height="0.696cm" svg:x="3.484cm" svg:y="0.525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ath draw:style-name="gr3" draw:text-style-name="P5" draw:layer="layout" svg:width="0.456cm" svg:height="0.637cm" svg:x="3.983cm" svg:y="0.774cm" svg:viewBox="0 0 457 638" svg:d="M452 60c5-13 5-15 5-22 0-18-16-27-29-27-11 0-27 5-36 20-2 5-9 36-13 54-7 25-14 52-21 78l-44 180c-3 13-45 83-110 83-52 0-63-43-63-81 0-45 18-105 52-193 15-40 18-51 18-71 0-45-32-81-81-81-94 0-130 143-130 152s9 9 11 9c11 0 11-2 16-18 27-91 67-121 101-121 6 0 24 0 24 32 0 24-9 49-18 69-38 103-56 161-56 206 0 88 63 119 121 119 38 0 72-18 99-45-11 52-25 99-63 152-27 34-65 63-110 63-13 0-58-4-73-42 15 0 26 0 42-12 9-9 18-22 18-40 0-31-27-36-36-36-22 0-56 16-56 65s45 85 105 85c103 0 204-89 231-201z">
            <text:p/>
          </draw:path>
          <draw:polygon draw:style-name="gr3" draw:text-style-name="P5" draw:layer="layout" svg:width="1.076cm" svg:height="0.042cm" svg:x="3.421cm" svg:y="1.607cm" svg:viewBox="0 0 1077 43" draw:points="538,43 0,43 0,0 1077,0 1077,43">
            <text:p/>
          </draw:polygon>
          <draw:path draw:style-name="gr3" draw:text-style-name="P5" draw:layer="layout" svg:width="0.469cm" svg:height="0.696cm" svg:x="3.461cm" svg:y="1.866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ath draw:style-name="gr3" draw:text-style-name="P5" draw:layer="layout" svg:width="0.492cm" svg:height="0.447cm" svg:x="3.961cm" svg:y="2.113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5" draw:layer="layout" svg:width="0.655cm" svg:height="0.232cm" svg:x="4.942cm" svg:y="1.513cm" svg:viewBox="0 0 656 233" svg:d="M623 40c15 0 33 0 33-20s-18-20-31-20h-591c-16 0-34 0-34 20s18 20 34 20zM625 233c13 0 31 0 31-20s-18-20-33-20h-589c-16 0-34 0-34 20s18 20 34 20z">
            <text:p/>
          </draw:path>
          <draw:path draw:style-name="gr3" draw:text-style-name="P5" draw:layer="layout" svg:width="0.469cm" svg:height="0.696cm" svg:x="6.364cm" svg:y="0.525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olygon draw:style-name="gr3" draw:text-style-name="P5" draw:layer="layout" svg:width="1.076cm" svg:height="0.042cm" svg:x="6.044cm" svg:y="1.607cm" svg:viewBox="0 0 1077 43" draw:points="538,43 0,43 0,0 1077,0 1077,43">
            <text:p/>
          </draw:polygon>
          <draw:path draw:style-name="gr3" draw:text-style-name="P5" draw:layer="layout" svg:width="0.469cm" svg:height="0.696cm" svg:x="6.084cm" svg:y="1.866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ath draw:style-name="gr3" draw:text-style-name="P5" draw:layer="layout" svg:width="0.492cm" svg:height="0.447cm" svg:x="6.584cm" svg:y="2.113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8 76 100 0 156-128 156-152 0-9-9-9-11-9-9 0-11 2-13 9-32 107-101 130-132 130-38 0-54-32-54-65 0-23 7-43 18-88z">
            <text:p/>
          </draw:path>
          <draw:path draw:style-name="gr3" draw:text-style-name="P5" draw:layer="layout" svg:width="0.23cm" svg:height="0.984cm" svg:x="7.334cm" svg:y="1.136cm" svg:viewBox="0 0 231 985" svg:d="M231 976c0-2 0-4-18-22-123-123-155-309-155-461 0-171 38-343 159-466 14-11 14-14 14-18 0-7-5-9-11-9-9 0-99 67-157 193-52 107-63 217-63 300 0 78 11 197 65 309 60 121 146 183 155 183 6 0 11-2 11-9z">
            <text:p/>
          </draw:path>
          <draw:path draw:style-name="gr3" draw:text-style-name="P5" draw:layer="layout" svg:width="0.221cm" svg:height="0.684cm" svg:x="7.652cm" svg:y="1.19cm" svg:viewBox="0 0 222 685" svg:d="M143 0l-143 11v32c69 0 78 6 78 53v513c0 45-11 45-78 45v31c34-2 85-2 110-2 24 0 74 0 112 2v-31c-67 0-79 0-79-45z">
            <text:p/>
          </draw:path>
          <draw:path draw:style-name="gr3" draw:text-style-name="P5" draw:layer="layout" svg:width="0.438cm" svg:height="0.454cm" svg:x="7.921cm" svg:y="1.432cm" svg:viewBox="0 0 439 455" svg:d="M439 231c0-126-101-231-219-231-124 0-220 107-220 231 0 127 103 224 220 224 118 0 219-99 219-224zM220 430c-43 0-86-22-112-67-25-43-25-103-25-139 0-38 0-92 22-137 27-44 74-65 115-65 42 0 85 21 111 63 25 43 25 101 25 139 0 36 0 90-22 132-20 45-65 74-114 74z">
            <text:p/>
          </draw:path>
          <draw:path draw:style-name="gr3" draw:text-style-name="P5" draw:layer="layout" svg:width="0.451cm" svg:height="0.651cm" svg:x="8.411cm" svg:y="1.428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7 0 197 85 0 52-71 101-167 101z">
            <text:p/>
          </draw:path>
          <draw:path draw:style-name="gr3" draw:text-style-name="P5" draw:layer="layout" svg:width="0.23cm" svg:height="0.984cm" svg:x="8.987cm" svg:y="1.136cm" svg:viewBox="0 0 231 985" svg:d="M231 976c0-2 0-4-18-22-123-123-155-309-155-461 0-171 38-343 159-466 14-11 14-14 14-18 0-7-5-9-11-9-9 0-99 67-157 193-52 107-63 217-63 300 0 78 11 197 65 309 60 121 146 183 155 183 6 0 11-2 11-9z">
            <text:p/>
          </draw:path>
          <draw:path draw:style-name="gr3" draw:text-style-name="P5" draw:layer="layout" svg:width="0.451cm" svg:height="0.447cm" svg:x="9.312cm" svg:y="1.439cm" svg:viewBox="0 0 452 448" svg:d="M329 63c-18-36-47-63-92-63-114 0-237 146-237 289 0 94 54 159 132 159 20 0 70-5 128-74 9 40 42 74 89 74 36 0 59-22 74-54 16-36 29-96 29-98 0-9-9-9-11-9-9 0-11 2-13 18-18 62-36 121-76 121-27 0-29-25-29-45 0-23 2-29 13-74 11-40 11-52 20-88l36-138c7-29 7-29 7-34 0-18-12-27-27-27-25 0-41 23-43 43zM264 320c-4 18-4 18-18 36-44 54-85 70-112 70-49 0-65-54-65-92 0-50 32-173 56-218 30-58 74-94 115-94 65 0 78 81 78 88 0 4-2 11-4 15z">
            <text:p/>
          </draw:path>
          <draw:path draw:style-name="gr3" draw:text-style-name="P5" draw:layer="layout" svg:width="0.492cm" svg:height="0.447cm" svg:x="9.822cm" svg:y="1.439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5" draw:layer="layout" svg:width="0.655cm" svg:height="0.657cm" svg:x="10.629cm" svg:y="1.3cm" svg:viewBox="0 0 656 658" svg:d="M349 349h276c13 0 31 0 31-20s-18-20-31-20h-276v-275c0-16 0-34-20-34s-20 18-20 34v275h-275c-16 0-34 0-34 20s18 20 34 20h275v276c0 13 0 33 20 33s20-20 20-33z">
            <text:p/>
          </draw:path>
          <draw:path draw:style-name="gr3" draw:text-style-name="P5" draw:layer="layout" svg:width="0.364cm" svg:height="0.696cm" svg:x="11.603cm" svg:y="1.19cm" svg:viewBox="0 0 365 697" svg:d="M190 11c0-2 0-11-13-11-22 0-94 9-121 9-7 2-18 2-18 20 0 14 9 14 22 14 50 0 52 6 52 15 0 7-9 41-16 61l-80 322c-12 49-16 65-16 101 0 92 52 155 125 155 117 0 240-148 240-289 0-92-54-159-132-159-45 0-87 29-117 60zM96 383c7-20 7-22 16-34 49-65 94-78 119-78 36 0 62 29 62 92 0 58-33 172-51 210-31 65-78 101-117 101-33 0-65-27-65-98 0-21 0-39 16-101z">
            <text:p/>
          </draw:path>
          <draw:path draw:style-name="gr3" draw:text-style-name="P5" draw:layer="layout" svg:width="0.23cm" svg:height="0.984cm" svg:x="12.035cm" svg:y="1.136cm" svg:viewBox="0 0 231 985" svg:d="M231 493c0-76-11-195-65-307-61-121-146-186-157-186-5 0-9 4-9 9 0 4 0 7 18 25 98 96 154 253 154 459 0 168-35 342-159 466-13 13-13 15-13 17 0 7 4 9 9 9 11 0 101-67 159-192 52-108 63-217 63-300z">
            <text:p/>
          </draw:path>
          <draw:path draw:style-name="gr3" draw:text-style-name="P5" draw:layer="layout" svg:width="0.23cm" svg:height="0.984cm" svg:x="12.418cm" svg:y="1.136cm" svg:viewBox="0 0 231 985" svg:d="M231 493c0-76-11-195-65-307-61-121-146-186-157-186-5 0-9 4-9 9 0 4 0 7 18 25 98 96 154 253 154 459 0 168-35 342-159 466-13 13-13 15-13 17 0 7 4 9 9 9 11 0 101-67 159-192 52-108 63-217 63-300z">
            <text:p/>
          </draw:path>
          <draw:path draw:style-name="gr3" draw:text-style-name="P5" draw:layer="layout" svg:width="0.655cm" svg:height="0.232cm" svg:x="13.075cm" svg:y="1.513cm" svg:viewBox="0 0 656 233" svg:d="M623 40c15 0 33 0 33-20s-18-20-31-20h-591c-16 0-34 0-34 20s18 20 34 20zM625 233c13 0 31 0 31-20s-18-20-33-20h-589c-16 0-34 0-34 20s18 20 34 20z">
            <text:p/>
          </draw:path>
        </draw:g>
        <draw:g xml:id="id70" draw:id="id70">
          <svg:title>TexMaths</svg:title>
          <svg:desc>28§display§\frac{1}{ax + b} \frac{d}{dx}( ax + b )§svg§600§FALSE§</svg:desc>
          <draw:polygon draw:style-name="gr2" draw:text-style-name="P4" draw:layer="layout" svg:width="7.412cm" svg:height="2.008cm" svg:x="14.272cm" svg:y="0.575cm" svg:viewBox="0 0 7413 2009" draw:points="3707,2009 0,2009 0,0 7413,0 7413,2009">
            <text:p/>
          </draw:polygon>
          <draw:path draw:style-name="gr3" draw:text-style-name="P5" draw:layer="layout" svg:width="0.326cm" svg:height="0.658cm" svg:x="15.419cm" svg:y="0.553cm" svg:viewBox="0 0 327 659" svg:d="M204 25c0-23 0-25-23-25-62 63-150 63-181 63v31c20 0 78 0 130-27v513c0 36-2 47-92 47h-31v32c33-5 121-5 159-5 40 0 125 0 161 5v-32h-31c-90 0-92-11-92-47z">
            <text:p/>
          </draw:path>
          <draw:polygon draw:style-name="gr3" draw:text-style-name="P5" draw:layer="layout" svg:width="2.709cm" svg:height="0.042cm" svg:x="14.223cm" svg:y="1.608cm" svg:viewBox="0 0 2710 43" draw:points="1355,43 0,43 0,0 2710,0 2710,43">
            <text:p/>
          </draw:polygon>
          <draw:path draw:style-name="gr3" draw:text-style-name="P5" draw:layer="layout" svg:width="0.451cm" svg:height="0.447cm" svg:x="14.263cm" svg:y="2.114cm" svg:viewBox="0 0 452 448" svg:d="M329 63c-18-36-47-63-92-63-114 0-237 146-237 289 0 94 54 159 132 159 20 0 70-4 128-74 9 40 42 74 89 74 36 0 59-22 74-54 16-36 29-96 29-98 0-9-9-9-11-9-9 0-11 2-13 18-18 62-36 121-76 121-27 0-29-25-29-45 0-23 2-29 13-74 11-40 11-52 20-87l36-139c7-29 7-29 7-34 0-18-12-27-27-27-25 0-41 23-43 43zM264 320c-4 18-4 18-20 36-42 54-83 70-110 70-49 0-65-54-65-92 0-49 32-173 56-218 30-58 74-94 115-94 65 0 78 81 78 88 0 4-2 11-4 15z">
            <text:p/>
          </draw:path>
          <draw:path draw:style-name="gr3" draw:text-style-name="P5" draw:layer="layout" svg:width="0.492cm" svg:height="0.447cm" svg:x="14.772cm" svg:y="2.114cm" svg:viewBox="0 0 493 448" svg:d="M302 139c5-27 27-117 97-117 6 0 29 0 49 12-27 6-47 31-47 53 0 16 11 36 38 36 22 0 54-18 54-58 0-52-58-65-92-65-58 0-92 52-105 76-25-67-77-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3" draw:text-style-name="P5" draw:layer="layout" svg:width="0.655cm" svg:height="0.658cm" svg:x="15.58cm" svg:y="1.975cm" svg:viewBox="0 0 656 659" svg:d="M349 349h276c13 0 31 0 31-20s-18-20-31-20h-276v-275c0-16 0-34-20-34s-20 18-20 34v275h-275c-16 0-34 0-34 20s18 20 34 20h275v276c0 13 0 34 20 34s20-21 20-34z">
            <text:p/>
          </draw:path>
          <draw:path draw:style-name="gr3" draw:text-style-name="P5" draw:layer="layout" svg:width="0.364cm" svg:height="0.696cm" svg:x="16.555cm" svg:y="1.868cm" svg:viewBox="0 0 365 697" svg:d="M190 11c0-2 0-11-13-11-22 0-94 9-121 9-7 2-18 2-18 20 0 14 9 14 22 14 50 0 50 6 50 15 0 7-7 41-14 61l-80 322c-12 50-16 65-16 101 0 92 52 155 125 155 117 0 240-148 240-289 0-92-54-159-132-159-45 0-87 29-117 60zM96 383c7-20 7-22 16-34 49-64 92-78 119-78 36 0 62 29 62 92 0 58-33 172-51 210-31 65-79 101-117 101-33 0-67-27-67-98 0-20 0-38 18-101z">
            <text:p/>
          </draw:path>
          <draw:path draw:style-name="gr3" draw:text-style-name="P5" draw:layer="layout" svg:width="0.469cm" svg:height="0.696cm" svg:x="17.486cm" svg:y="0.526cm" svg:viewBox="0 0 470 697" svg:d="M470 11c0-2 0-11-13-11-14 0-108 9-126 11-6 0-13 5-13 18 0 14 9 14 25 14 47 0 49 6 49 15l-2 20-61 233c-18-35-47-62-92-62-114 0-237 145-237 289 0 94 54 159 132 159 20 0 70-5 128-74 9 40 42 74 89 74 36 0 59-23 74-56 16-34 29-94 29-97 0-11-9-11-11-11-11 0-11 5-13 18-18 65-36 123-76 123-27 0-29-24-29-45 0-24 2-31 6-47zM264 567c-4 18-4 20-20 38-42 54-83 69-110 69-49 0-65-53-65-92 0-49 34-172 56-217 30-58 74-94 115-94 65 0 78 81 78 87 0 5-2 12-4 16z">
            <text:p/>
          </draw:path>
          <draw:polygon draw:style-name="gr3" draw:text-style-name="P5" draw:layer="layout" svg:width="1.076cm" svg:height="0.042cm" svg:x="17.166cm" svg:y="1.608cm" svg:viewBox="0 0 1077 43" draw:points="538,43 0,43 0,0 1077,0 1077,43">
            <text:p/>
          </draw:polygon>
          <draw:path draw:style-name="gr3" draw:text-style-name="P5" draw:layer="layout" svg:width="0.469cm" svg:height="0.696cm" svg:x="17.206cm" svg:y="1.868cm" svg:viewBox="0 0 470 697" svg:d="M470 11c0-2 0-11-13-11-14 0-108 9-126 11-6 0-13 5-13 18 0 14 9 14 25 14 47 0 49 6 49 15l-5 20-58 233c-18-35-47-62-92-62-114 0-237 145-237 289 0 94 54 159 132 159 20 0 70-5 128-74 9 40 42 74 89 74 36 0 59-23 74-56 16-34 29-94 29-97 0-11-9-11-11-11-11 0-11 5-13 18-18 65-36 123-76 123-27 0-29-24-29-45 0-24 2-31 6-47zM264 567c-4 18-4 20-20 38-42 54-83 69-110 69-51 0-65-53-65-92 0-49 32-172 56-217 30-58 74-94 115-94 62 0 78 81 78 87 0 5-2 12-4 16z">
            <text:p/>
          </draw:path>
          <draw:path draw:style-name="gr3" draw:text-style-name="P5" draw:layer="layout" svg:width="0.492cm" svg:height="0.447cm" svg:x="17.708cm" svg:y="2.114cm" svg:viewBox="0 0 493 448" svg:d="M302 139c5-27 27-117 97-117 6 0 29 0 49 12-27 6-47 31-47 53 0 16 11 36 38 36 22 0 54-18 54-58 0-52-58-65-92-65-58 0-92 52-105 76-25-67-77-76-106-76-103 0-159 128-159 152 0 9 9 9 12 9 9 0 11 0 13-9 34-105 99-130 132-130 18 0 54 9 54 65 0 32-18 99-54 236-16 62-51 103-94 103-7 0-29 0-49-12 24-6 47-26 47-53s-23-36-38-36c-29 0-54 27-54 58 0 45 49 65 94 65 65 0 101-69 103-76 11 38 47 76 108 76 100 0 156-128 156-152 0-9-9-9-11-9-9 0-11 2-13 9-32 107-99 130-132 130-38 0-54-32-54-65 0-23 7-43 18-88z">
            <text:p/>
          </draw:path>
          <draw:path draw:style-name="gr3" draw:text-style-name="P5" draw:layer="layout" svg:width="0.23cm" svg:height="0.985cm" svg:x="18.456cm" svg:y="1.138cm" svg:viewBox="0 0 231 986" svg:d="M231 977c0-3 0-5-18-23-123-123-155-309-155-461 0-170 38-343 159-466 14-11 14-14 14-18 0-7-5-9-12-9-8 0-98 67-156 193-52 107-63 217-63 300 0 78 11 197 65 309 60 121 146 184 154 184 7 0 12-3 12-9z">
            <text:p/>
          </draw:path>
          <draw:path draw:style-name="gr3" draw:text-style-name="P5" draw:layer="layout" svg:width="0.451cm" svg:height="0.447cm" svg:x="18.781cm" svg:y="1.44cm" svg:viewBox="0 0 452 448" svg:d="M329 63c-18-36-47-63-92-63-114 0-237 146-237 289 0 94 54 159 132 159 20 0 70-4 128-74 9 40 42 74 89 74 36 0 59-22 74-54 16-36 29-96 29-98 0-9-9-9-11-9-11 0-11 2-13 18-18 62-36 121-76 121-27 0-29-25-29-45 0-23 2-29 13-74 11-40 11-52 20-87l36-139c7-29 7-29 7-34 0-18-12-27-27-27-25 0-41 23-43 43zM264 320c-4 18-4 18-20 36-42 54-83 70-110 70-49 0-65-54-65-92 0-49 32-173 56-218 30-58 74-94 115-94 65 0 78 81 78 88 0 4-2 11-4 15z">
            <text:p/>
          </draw:path>
          <draw:path draw:style-name="gr3" draw:text-style-name="P5" draw:layer="layout" svg:width="0.492cm" svg:height="0.447cm" svg:x="19.291cm" svg:y="1.44cm" svg:viewBox="0 0 493 448" svg:d="M302 139c5-27 27-117 97-117 6 0 29 0 49 12-27 6-47 31-47 53 0 16 11 36 38 36 22 0 54-18 54-58 0-52-58-65-92-65-58 0-92 52-105 76-25-67-77-76-106-76-103 0-159 128-159 152 0 9 9 9 12 9 9 0 11 0 13-9 34-105 99-130 132-130 18 0 54 9 54 65 0 32-18 99-54 236-16 62-51 103-94 103-7 0-29 0-49-12 24-6 47-26 47-53s-23-36-38-36c-29 0-54 27-54 58 0 45 49 65 94 65 65 0 101-69 103-76 11 38 47 76 108 76 100 0 156-128 156-152 0-9-9-9-11-9-9 0-11 2-13 9-32 107-99 130-132 130-38 0-54-32-54-65 0-23 7-43 18-88z">
            <text:p/>
          </draw:path>
          <draw:path draw:style-name="gr3" draw:text-style-name="P5" draw:layer="layout" svg:width="0.655cm" svg:height="0.658cm" svg:x="20.098cm" svg:y="1.301cm" svg:viewBox="0 0 656 659" svg:d="M349 349h276c13 0 31 0 31-20s-18-20-31-20h-276v-275c0-16 0-34-20-34s-20 18-20 34v275h-275c-16 0-34 0-34 20s18 20 34 20h275v276c0 13 0 34 20 34s20-21 20-34z">
            <text:p/>
          </draw:path>
          <draw:path draw:style-name="gr3" draw:text-style-name="P5" draw:layer="layout" svg:width="0.364cm" svg:height="0.696cm" svg:x="21.072cm" svg:y="1.191cm" svg:viewBox="0 0 365 697" svg:d="M190 11c0-2 0-11-13-11-22 0-94 9-121 9-7 2-18 2-18 20 0 14 9 14 22 14 50 0 52 6 52 15 0 7-9 41-16 61l-80 322c-12 50-16 65-16 101 0 92 52 155 125 155 117 0 240-148 240-289 0-92-54-159-132-159-45 0-87 29-117 60zM96 383c7-20 7-22 16-34 49-64 92-78 119-78 36 0 62 29 62 92 0 58-33 172-51 210-31 65-79 101-117 101-33 0-65-27-65-98 0-20 0-38 16-101z">
            <text:p/>
          </draw:path>
          <draw:path draw:style-name="gr3" draw:text-style-name="P5" draw:layer="layout" svg:width="0.23cm" svg:height="0.985cm" svg:x="21.504cm" svg:y="1.138cm" svg:viewBox="0 0 231 986" svg:d="M231 493c0-76-12-195-65-307-61-121-146-186-157-186-5 0-9 4-9 9 0 4 0 7 18 25 98 96 154 253 154 459 0 168-35 343-159 466-13 13-13 15-13 18 0 6 4 9 9 9 11 0 101-68 159-193 51-108 63-217 63-300z">
            <text:p/>
          </draw:path>
        </draw:g>
        <draw:g xml:id="id71" draw:id="id71">
          <svg:title>TexMaths</svg:title>
          <svg:desc>28§display§\frac{dy}{dx} = \frac{a}{ ax + b }§svg§600§FALSE§</svg:desc>
          <draw:polygon draw:style-name="gr2" draw:text-style-name="P4" draw:layer="layout" svg:width="5.234cm" svg:height="2.008cm" svg:x="3.471cm" svg:y="3.075cm" svg:viewBox="0 0 5235 2009" draw:points="2617,2009 0,2009 0,0 5235,0 5235,2009">
            <text:p/>
          </draw:polygon>
          <draw:path draw:style-name="gr3" draw:text-style-name="P5" draw:layer="layout" svg:width="0.469cm" svg:height="0.696cm" svg:x="3.485cm" svg:y="3.026cm" svg:viewBox="0 0 470 697" svg:d="M470 11c0-2 0-11-13-11s-108 9-125 11c-7 0-14 5-14 18 0 14 9 14 25 14 47 0 49 6 49 15l-4 20-59 233c-18-35-47-62-92-62-114 0-237 145-237 289 0 94 54 159 132 159 20 0 70-5 128-74 9 40 42 74 89 74 36 0 59-23 74-56 16-34 30-94 30-97 0-11-9-11-12-11-11 0-11 5-13 18-18 65-36 123-76 123-27 0-29-24-29-45 0-24 2-31 6-47zM264 567c-4 18-4 20-20 38-42 54-83 69-110 69-49 0-65-53-65-92 0-49 32-172 56-217 30-58 74-94 115-94 65 0 78 81 78 87 0 5-2 12-4 16z">
            <text:p/>
          </draw:path>
          <draw:path draw:style-name="gr3" draw:text-style-name="P5" draw:layer="layout" svg:width="0.456cm" svg:height="0.637cm" svg:x="3.984cm" svg:y="3.275cm" svg:viewBox="0 0 457 638" svg:d="M453 60c4-13 4-15 4-22 0-18-16-27-29-27-11 0-27 5-36 20-2 5-9 36-13 54-7 25-14 52-21 79l-44 179c-3 13-45 83-110 83-52 0-63-43-63-81 0-45 18-105 52-193 15-40 18-51 18-71 0-45-32-81-81-81-94 0-130 143-130 152s9 9 11 9c11 0 11-2 16-18 27-91 67-121 101-121 6 0 24 0 24 32 0 24-9 49-18 69-38 103-56 162-56 206 0 88 63 119 121 119 38 0 72-18 99-45-11 52-25 99-63 153-27 33-65 62-110 62-13 0-58-4-73-42 15 0 26 0 42-11 9-9 18-23 18-41 0-31-27-36-36-36-22 0-56 16-56 65 0 50 45 85 105 85 104 0 204-89 231-201z">
            <text:p/>
          </draw:path>
          <draw:polygon draw:style-name="gr3" draw:text-style-name="P5" draw:layer="layout" svg:width="1.077cm" svg:height="0.042cm" svg:x="3.422cm" svg:y="4.108cm" svg:viewBox="0 0 1078 43" draw:points="538,43 0,43 0,0 1078,0 1078,43">
            <text:p/>
          </draw:polygon>
          <draw:path draw:style-name="gr3" draw:text-style-name="P5" draw:layer="layout" svg:width="0.469cm" svg:height="0.696cm" svg:x="3.462cm" svg:y="4.368cm" svg:viewBox="0 0 470 697" svg:d="M470 11c0-2 0-11-13-11s-108 9-125 11c-7 0-14 5-14 18 0 14 9 14 25 14 47 0 49 6 49 15l-4 20-59 233c-18-35-47-62-92-62-114 0-237 145-237 289 0 94 54 159 132 159 20 0 70-5 128-74 9 40 42 74 89 74 36 0 59-23 74-56 16-34 30-94 30-97 0-11-9-11-12-11-11 0-11 5-13 18-18 65-36 123-76 123-27 0-29-24-29-45 0-24 2-31 6-47zM264 567c-4 18-4 20-20 38-42 54-83 69-110 69-49 0-65-53-65-92 0-49 32-172 56-217 30-58 74-94 115-94 65 0 78 81 78 87 0 5-2 12-4 16z">
            <text:p/>
          </draw:path>
          <draw:path draw:style-name="gr3" draw:text-style-name="P5" draw:layer="layout" svg:width="0.492cm" svg:height="0.447cm" svg:x="3.962cm" svg:y="4.614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8-9-11-9-9 0-11 2-13 9-32 107-101 130-132 130-38 0-54-32-54-65 0-23 7-43 18-88z">
            <text:p/>
          </draw:path>
          <draw:path draw:style-name="gr3" draw:text-style-name="P5" draw:layer="layout" svg:width="0.655cm" svg:height="0.232cm" svg:x="4.943cm" svg:y="4.014cm" svg:viewBox="0 0 656 233" svg:d="M623 40c15 0 33 0 33-20s-18-20-31-20h-591c-16 0-34 0-34 20s18 20 34 20zM625 233c13 0 31 0 31-20s-18-20-33-20h-589c-16 0-34 0-34 20s18 20 34 20z">
            <text:p/>
          </draw:path>
          <draw:path draw:style-name="gr3" draw:text-style-name="P5" draw:layer="layout" svg:width="0.452cm" svg:height="0.447cm" svg:x="7.179cm" svg:y="3.275cm" svg:viewBox="0 0 453 448" svg:d="M329 63c-18-36-47-63-92-63-114 0-237 146-237 289 0 94 54 159 132 159 20 0 70-4 128-74 9 40 42 74 89 74 36 0 59-22 74-54 16-36 30-96 30-98 0-9-9-9-12-9-9 0-11 2-13 18-18 62-36 121-76 121-27 0-29-25-29-45 0-23 2-29 13-74 11-40 11-52 20-87l36-139c7-29 7-29 7-34 0-18-11-27-27-27-25 0-40 23-43 43zM264 320c-4 18-4 18-18 36-44 54-85 70-112 70-49 0-65-54-65-92 0-49 32-173 56-218 30-58 74-94 115-94 65 0 78 81 78 88 0 4-2 11-4 15z">
            <text:p/>
          </draw:path>
          <draw:polygon draw:style-name="gr3" draw:text-style-name="P5" draw:layer="layout" svg:width="2.71cm" svg:height="0.042cm" svg:x="6.045cm" svg:y="4.108cm" svg:viewBox="0 0 2711 43" draw:points="1355,43 0,43 0,0 2711,0 2711,43">
            <text:p/>
          </draw:polygon>
          <draw:path draw:style-name="gr3" draw:text-style-name="P5" draw:layer="layout" svg:width="0.452cm" svg:height="0.447cm" svg:x="6.086cm" svg:y="4.614cm" svg:viewBox="0 0 453 448" svg:d="M329 63c-18-36-47-63-92-63-114 0-237 146-237 289 0 94 54 159 132 159 20 0 70-4 128-74 9 40 42 74 89 74 36 0 59-22 74-54 16-36 30-96 30-98 0-9-9-9-12-9-9 0-11 2-13 18-18 62-36 121-76 121-27 0-29-25-29-45 0-23 2-29 13-74 11-40 11-52 20-87l36-139c7-29 7-29 7-34 0-18-11-27-27-27-25 0-40 23-43 43zM264 320c-4 18-4 18-18 36-44 54-85 70-112 70-49 0-65-54-65-92 0-49 32-173 56-218 30-58 74-94 115-94 65 0 78 81 78 88 0 4-2 11-4 15z">
            <text:p/>
          </draw:path>
          <draw:path draw:style-name="gr3" draw:text-style-name="P5" draw:layer="layout" svg:width="0.492cm" svg:height="0.447cm" svg:x="6.594cm" svg:y="4.614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1-69 105-76 11 38 47 76 105 76 103 0 159-128 159-152 0-9-8-9-11-9-9 0-11 2-13 9-34 107-101 130-132 130-38 0-54-32-54-65 0-23 7-43 18-88z">
            <text:p/>
          </draw:path>
          <draw:path draw:style-name="gr3" draw:text-style-name="P5" draw:layer="layout" svg:width="0.655cm" svg:height="0.658cm" svg:x="7.401cm" svg:y="4.475cm" svg:viewBox="0 0 656 659" svg:d="M349 349h276c13 0 31 0 31-20s-18-20-31-20h-276v-275c0-16 0-34-20-34s-20 18-20 34v275h-275c-16 0-34 0-34 20s18 20 34 20h275v276c0 13 0 34 20 34s20-21 20-34z">
            <text:p/>
          </draw:path>
          <draw:path draw:style-name="gr3" draw:text-style-name="P5" draw:layer="layout" svg:width="0.364cm" svg:height="0.696cm" svg:x="8.377cm" svg:y="4.368cm" svg:viewBox="0 0 365 697" svg:d="M190 11c0-2 0-11-13-11-22 0-94 9-121 9-7 2-18 2-18 20 0 14 9 14 22 14 50 0 52 6 52 15 0 7-9 41-16 61l-80 322c-12 50-16 65-16 101 0 92 52 155 125 155 117 0 240-148 240-289 0-92-54-159-132-159-45 0-87 29-117 60zM96 383c7-20 7-22 16-34 49-64 94-78 119-78 36 0 62 29 62 92 0 58-33 172-51 210-31 65-78 101-117 101-33 0-65-27-65-98 0-20 0-38 16-101z">
            <text:p/>
          </draw:path>
        </draw:g>
        <draw:g xml:id="id73" draw:id="id73">
          <svg:title>TexMaths</svg:title>
          <svg:desc>26§display§\frac{d}{dx}\left( \frac{dy}{dx} \right) = (a) \frac{d}{dx} \left( \frac{ 1 }{ ax + b } \right)§svg§600§FALSE§</svg:desc>
          <draw:polygon draw:style-name="gr2" draw:text-style-name="P4" draw:layer="layout" svg:width="11.402cm" svg:height="2.101cm" svg:x="3.474cm" svg:y="7.18cm" svg:viewBox="0 0 11403 2102" draw:points="5702,2102 0,2102 0,0 11403,0 11403,2102">
            <text:p/>
          </draw:polygon>
          <draw:path draw:style-name="gr3" draw:text-style-name="P5" draw:layer="layout" svg:width="0.436cm" svg:height="0.646cm" svg:x="3.725cm" svg:y="7.207cm" svg:viewBox="0 0 437 647" svg:d="M437 10c0-2 0-10-13-10-12 0-99 8-116 10-6 0-13 5-13 17 0 13 9 13 23 13 44 0 46 6 46 14l-4 19-54 216c-17-33-44-58-86-58-106 0-220 135-220 268 0 87 50 148 123 148 18 0 64-4 118-69 9 38 40 69 84 69 33 0 54-21 68-52 15-31 27-88 27-90 0-10-8-10-10-10-11 0-11 4-13 17-16 60-33 114-70 114-25 0-27-23-27-42 0-23 2-29 6-43zM245 526c-4 17-4 19-18 35-40 50-77 65-102 65-46 0-61-50-61-85 0-46 30-160 52-202 28-54 69-87 107-87 60 0 72 75 72 81 0 4-2 10-4 14z">
            <text:p/>
          </draw:path>
          <draw:polygon draw:style-name="gr3" draw:text-style-name="P5" draw:layer="layout" svg:width="1cm" svg:height="0.039cm" svg:x="3.428cm" svg:y="8.211cm" svg:viewBox="0 0 1001 40" draw:points="499,40 0,40 0,0 1001,0 1001,40">
            <text:p/>
          </draw:polygon>
          <draw:path draw:style-name="gr3" draw:text-style-name="P5" draw:layer="layout" svg:width="0.436cm" svg:height="0.646cm" svg:x="3.465cm" svg:y="8.45cm" svg:viewBox="0 0 437 647" svg:d="M437 10c0-2 0-10-13-10-12 0-99 8-116 10-6 0-13 5-13 17 0 13 9 13 23 13 44 0 46 6 46 14l-4 19-54 216c-17-33-44-58-86-58-106 0-220 135-220 268 0 87 50 148 123 148 18 0 64-4 118-69 9 38 40 69 84 69 33 0 54-21 68-52 15-31 27-88 27-90 0-10-8-10-10-10-11 0-11 4-13 17-16 60-33 114-70 114-25 0-27-23-27-42 0-23 2-29 6-43zM245 526c-4 17-4 19-18 35-40 50-77 65-102 65-46 0-61-50-61-85 0-46 30-160 52-202 28-54 69-87 107-87 60 0 72 75 72 81 0 4-2 10-4 14z">
            <text:p/>
          </draw:path>
          <draw:path draw:style-name="gr3" draw:text-style-name="P5" draw:layer="layout" svg:width="0.457cm" svg:height="0.415cm" svg:x="3.929cm" svg:y="8.681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3-35-33c-27 0-50 25-50 54 0 41 46 60 85 60 63 0 96-65 98-71 10 36 44 71 98 71 96 0 148-119 148-141 0-9-9-9-11-9-8 0-10 2-12 9-29 99-94 120-123 120-35 0-50-29-50-60 0-21 6-40 17-81z">
            <text:p/>
          </draw:path>
          <draw:path draw:style-name="gr3" draw:text-style-name="P5" draw:layer="layout" svg:width="0.45cm" svg:height="2.193cm" svg:x="4.878cm" svg:y="7.134cm" svg:viewBox="0 0 451 2194" svg:d="M451 2186c0-4-2-7-4-9-33-35-95-95-156-195-147-235-214-533-214-884 0-247 33-564 183-836 73-131 148-206 189-245 2-2 2-5 2-9 0-8-6-8-18-8-13 0-15 0-29 15-308 278-404 696-404 1081 0 360 83 722 316 996 19 21 52 58 92 92 10 10 12 10 25 10 12 0 18 0 18-8z">
            <text:p/>
          </draw:path>
          <draw:path draw:style-name="gr3" draw:text-style-name="P5" draw:layer="layout" svg:width="0.436cm" svg:height="0.646cm" svg:x="5.527cm" svg:y="7.207cm" svg:viewBox="0 0 437 647" svg:d="M437 10c0-2 0-10-13-10-12 0-99 8-116 10-6 0-13 5-13 17 0 13 9 13 23 13 44 0 46 6 46 14l-4 19-54 216c-17-33-44-58-86-58-106 0-220 135-220 268 0 87 50 148 123 148 18 0 64-4 118-69 9 38 40 69 84 69 33 0 54-21 68-52 15-31 27-88 27-90 0-10-8-10-10-10-11 0-11 4-13 17-16 60-33 114-70 114-25 0-27-23-27-42 0-23 2-29 6-43zM245 526c-4 17-4 19-18 35-40 50-77 65-102 65-46 0-61-50-61-85 0-46 30-160 52-202 28-54 69-87 107-87 58 0 72 75 72 81 0 4-2 10-4 14z">
            <text:p/>
          </draw:path>
          <draw:path draw:style-name="gr3" draw:text-style-name="P5" draw:layer="layout" svg:width="0.421cm" svg:height="0.592cm" svg:x="5.993cm" svg:y="7.438cm" svg:viewBox="0 0 422 593" svg:d="M420 56c2-12 2-14 2-21 0-16-12-25-25-25-10 0-25 5-33 19-2 4-8 33-12 50-7 23-13 48-19 73l-42 166c-2 13-41 77-104 77-46 0-56-39-56-75 0-41 17-97 48-179 14-37 17-47 17-66 0-42-30-75-75-75-88 0-121 133-121 141 0 9 8 9 10 9 11 0 11-2 15-17 25-85 62-112 94-112 6 0 22 0 22 29 0 23-8 46-16 64-36 96-52 150-52 192 0 81 58 110 112 110 35 0 67-17 92-42-11 48-23 92-59 142-25 31-60 58-102 58-12 0-54-4-68-40 14 0 25 0 37-10 11-8 19-21 19-37 0-29-25-34-33-34-21 0-52 15-52 61 0 45 41 79 97 79 96 0 190-83 215-187z">
            <text:p/>
          </draw:path>
          <draw:polygon draw:style-name="gr3" draw:text-style-name="P5" draw:layer="layout" svg:width="1cm" svg:height="0.039cm" svg:x="5.471cm" svg:y="8.211cm" svg:viewBox="0 0 1001 40" draw:points="499,40 0,40 0,0 1001,0 1001,40">
            <text:p/>
          </draw:polygon>
          <draw:path draw:style-name="gr3" draw:text-style-name="P5" draw:layer="layout" svg:width="0.436cm" svg:height="0.646cm" svg:x="5.506cm" svg:y="8.45cm" svg:viewBox="0 0 437 647" svg:d="M437 10c0-2 0-10-13-10-12 0-99 8-116 10-6 0-13 5-13 17 0 13 9 13 23 13 44 0 46 6 46 14l-4 19-54 216c-17-33-44-58-86-58-106 0-220 135-220 268 0 87 50 148 123 148 18 0 64-4 118-69 9 38 40 69 84 69 33 0 54-21 68-52 15-31 27-88 27-90 0-10-8-10-10-10-11 0-11 4-13 17-16 60-33 114-70 114-25 0-27-23-27-42 0-23 2-29 6-43zM245 526c-4 17-4 19-18 35-40 50-77 65-102 65-46 0-61-50-61-85 0-46 30-160 52-202 28-54 69-87 107-87 58 0 72 75 72 81 0 4-2 10-4 14z">
            <text:p/>
          </draw:path>
          <draw:path draw:style-name="gr3" draw:text-style-name="P5" draw:layer="layout" svg:width="0.457cm" svg:height="0.415cm" svg:x="5.972cm" svg:y="8.681cm" svg:viewBox="0 0 458 416" svg:d="M281 129c4-25 25-108 89-108 4 0 27 0 46 10-25 6-44 29-44 50 0 15 11 33 36 33 21 0 50-16 50-54 0-48-54-60-86-60-54 0-85 48-97 71-23-63-71-71-98-71-96 0-148 119-148 141 0 9 8 9 11 9 8 0 10 0 12-9 31-97 92-120 123-120 16 0 50 8 50 60 0 29-17 92-50 218-15 59-48 96-88 96-6 0-27 0-45-10 22-7 43-25 43-50s-21-33-35-33c-27 0-50 25-50 54 0 41 46 60 85 60 63 0 94-65 98-71 10 36 44 71 98 71 96 0 148-119 148-141 0-9-9-9-11-9-8 0-10 2-12 9-32 99-94 120-123 120-35 0-50-29-50-60 0-21 6-40 17-81z">
            <text:p/>
          </draw:path>
          <draw:path draw:style-name="gr3" draw:text-style-name="P5" draw:layer="layout" svg:width="0.45cm" svg:height="2.193cm" svg:x="6.611cm" svg:y="7.134cm" svg:viewBox="0 0 451 2194" svg:d="M451 1098c0-360-83-722-316-996-19-21-52-58-89-92-13-10-15-10-27-10-11 0-19 0-19 8 0 4 4 9 6 11 31 33 94 93 154 193 148 235 217 533 217 884 0 247-34 564-186 836-72 131-149 206-187 245-2 2-4 5-4 9 0 8 8 8 19 8 12 0 14 0 29-15 308-278 403-696 403-1081z">
            <text:p/>
          </draw:path>
          <draw:path draw:style-name="gr3" draw:text-style-name="P5" draw:layer="layout" svg:width="0.608cm" svg:height="0.215cm" svg:x="7.555cm" svg:y="8.124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8.56cm" svg:y="7.775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419cm" svg:height="0.415cm" svg:x="8.861cm" svg:y="8.055cm" svg:viewBox="0 0 420 416" svg:d="M306 58c-17-33-44-58-86-58-106 0-220 135-220 268 0 88 50 148 123 148 18 0 64-4 118-69 9 38 40 69 84 69 33 0 54-21 68-50 15-33 27-89 27-91 0-9-8-9-10-9-9 0-11 2-13 17-16 58-33 112-70 112-25 0-27-23-27-41 0-21 2-27 12-69 10-38 10-48 19-81l33-129c6-27 6-27 6-31 0-17-10-25-25-25-23 0-37 21-39 39zM245 297c-4 17-4 17-16 34-42 50-79 64-104 64-46 0-61-50-61-85 0-46 30-160 52-202 28-54 69-87 107-87 60 0 72 75 72 81 0 4-2 10-4 14z">
            <text:p/>
          </draw:path>
          <draw:path draw:style-name="gr3" draw:text-style-name="P5" draw:layer="layout" svg:width="0.213cm" svg:height="0.914cm" svg:x="9.361cm" svg:y="7.775cm" svg:viewBox="0 0 214 915" svg:d="M214 458c0-71-10-181-60-285-56-113-135-173-146-173-4 0-8 4-8 8s0 7 17 23c91 90 143 235 143 427 0 155-33 318-148 432-12 13-12 15-12 17 0 6 4 8 8 8 11 0 94-62 148-179 48-100 58-202 58-278z">
            <text:p/>
          </draw:path>
          <draw:path draw:style-name="gr3" draw:text-style-name="P5" draw:layer="layout" svg:width="0.436cm" svg:height="0.646cm" svg:x="10.07cm" svg:y="7.207cm" svg:viewBox="0 0 437 647" svg:d="M437 10c0-2 0-10-13-10-12 0-99 8-116 10-6 0-13 5-13 17 0 13 9 13 23 13 44 0 46 6 46 14l-4 19-54 216c-17-33-44-58-86-58-106 0-220 135-220 268 0 87 50 148 123 148 18 0 64-4 118-69 9 38 40 69 84 69 33 0 54-21 68-52 15-31 27-88 27-90 0-10-8-10-10-10-11 0-11 4-13 17-16 60-33 114-70 114-25 0-27-23-27-42 0-23 2-29 6-43zM245 526c-4 17-4 19-18 35-40 50-77 65-102 65-46 0-61-50-61-85 0-46 30-160 52-202 28-54 69-87 107-87 60 0 72 75 72 81 0 4-2 10-4 14z">
            <text:p/>
          </draw:path>
          <draw:polygon draw:style-name="gr3" draw:text-style-name="P5" draw:layer="layout" svg:width="1cm" svg:height="0.039cm" svg:x="9.773cm" svg:y="8.211cm" svg:viewBox="0 0 1001 40" draw:points="499,40 0,40 0,0 1001,0 1001,40">
            <text:p/>
          </draw:polygon>
          <draw:path draw:style-name="gr3" draw:text-style-name="P5" draw:layer="layout" svg:width="0.436cm" svg:height="0.646cm" svg:x="9.81cm" svg:y="8.45cm" svg:viewBox="0 0 437 647" svg:d="M437 10c0-2 0-10-13-10-12 0-99 8-116 10-6 0-13 5-13 17 0 13 9 13 23 13 44 0 46 6 46 14l-4 19-54 216c-17-33-44-58-86-58-106 0-220 135-220 268 0 87 50 148 123 148 18 0 64-4 118-69 9 38 40 69 84 69 33 0 54-21 68-52 15-31 27-88 27-90 0-10-8-10-10-10-11 0-11 4-13 17-16 60-33 114-70 114-25 0-27-23-27-42 0-23 2-29 6-43zM245 526c-4 17-4 19-18 35-40 50-77 65-102 65-46 0-61-50-61-85 0-46 30-160 52-202 28-54 69-87 107-87 60 0 72 75 72 81 0 4-2 10-4 14z">
            <text:p/>
          </draw:path>
          <draw:path draw:style-name="gr3" draw:text-style-name="P5" draw:layer="layout" svg:width="0.457cm" svg:height="0.415cm" svg:x="10.274cm" svg:y="8.681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3-35-33c-27 0-50 25-50 54 0 41 46 60 85 60 63 0 96-65 98-71 10 36 44 71 98 71 96 0 148-119 148-141 0-9-9-9-11-9-8 0-10 2-12 9-29 99-94 120-123 120-35 0-50-29-50-60 0-21 6-40 17-81z">
            <text:p/>
          </draw:path>
          <draw:path draw:style-name="gr3" draw:text-style-name="P5" draw:layer="layout" svg:width="0.45cm" svg:height="2.193cm" svg:x="11.222cm" svg:y="7.134cm" svg:viewBox="0 0 451 2194" svg:d="M451 2186c0-4-2-7-4-9-33-35-95-95-156-195-147-235-214-533-214-884 0-247 33-564 183-836 73-131 148-206 189-245 2-2 2-5 2-9 0-8-6-8-18-8-13 0-15 0-29 15-308 278-404 696-404 1081 0 360 83 722 316 996 19 21 52 58 92 92 10 10 12 10 25 10 12 0 18 0 18-8z">
            <text:p/>
          </draw:path>
          <draw:path draw:style-name="gr3" draw:text-style-name="P5" draw:layer="layout" svg:width="0.303cm" svg:height="0.61cm" svg:x="12.926cm" svg:y="7.232cm" svg:viewBox="0 0 304 611" svg:d="M189 23c0-21 0-23-23-23-56 58-137 58-166 58v29c19 0 73 0 121-25v477c0 33-2 43-86 43h-29v29c31-4 113-4 148-4 37 0 116 0 150 4v-29h-29c-84 0-86-10-86-43z">
            <text:p/>
          </draw:path>
          <draw:polygon draw:style-name="gr3" draw:text-style-name="P5" draw:layer="layout" svg:width="2.516cm" svg:height="0.039cm" svg:x="11.815cm" svg:y="8.211cm" svg:viewBox="0 0 2517 40" draw:points="1259,40 0,40 0,0 2517,0 2517,40">
            <text:p/>
          </draw:polygon>
          <draw:path draw:style-name="gr3" draw:text-style-name="P5" draw:layer="layout" svg:width="0.419cm" svg:height="0.415cm" svg:x="11.851cm" svg:y="8.681cm" svg:viewBox="0 0 420 416" svg:d="M306 58c-17-33-44-58-86-58-106 0-220 135-220 268 0 88 50 148 123 148 18 0 64-4 118-69 9 38 40 69 84 69 33 0 54-21 68-50 15-33 27-89 27-91 0-9-8-9-10-9-9 0-11 2-13 17-16 58-33 112-70 112-25 0-27-23-27-41 0-21 2-27 12-69 10-38 10-48 19-81l33-129c6-27 6-27 6-31 0-17-10-25-25-25-23 0-37 21-39 39zM245 297c-4 17-4 17-16 34-42 50-79 64-104 64-46 0-61-50-61-85 0-46 32-160 52-202 28-54 69-87 107-87 60 0 72 75 72 81 0 4-2 10-4 14z">
            <text:p/>
          </draw:path>
          <draw:path draw:style-name="gr3" draw:text-style-name="P5" draw:layer="layout" svg:width="0.457cm" svg:height="0.415cm" svg:x="12.325cm" svg:y="8.681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3-35-33c-27 0-50 25-50 54 0 41 46 60 87 60 61 0 94-65 96-71 10 36 44 71 100 71 94 0 146-119 146-141 0-9-9-9-11-9-8 0-10 2-12 9-29 99-94 120-123 120-35 0-50-29-50-60 0-21 6-40 17-81z">
            <text:p/>
          </draw:path>
          <draw:path draw:style-name="gr3" draw:text-style-name="P5" draw:layer="layout" svg:width="0.608cm" svg:height="0.61cm" svg:x="13.074cm" svg:y="8.552cm" svg:viewBox="0 0 609 611" svg:d="M325 324h255c13 0 29 0 29-18 0-19-16-19-29-19h-255v-256c0-14 0-31-19-31s-19 17-19 31v256h-256c-14 0-31 0-31 19 0 18 17 18 31 18h256v256c0 13 0 31 19 31s19-18 19-31z">
            <text:p/>
          </draw:path>
          <draw:path draw:style-name="gr3" draw:text-style-name="P5" draw:layer="layout" svg:width="0.338cm" svg:height="0.646cm" svg:x="13.981cm" svg:y="8.45cm" svg:viewBox="0 0 339 647" svg:d="M177 10c0-2 0-10-13-10-20 0-87 8-112 8-6 2-17 2-17 19 0 13 9 13 21 13 46 0 48 6 48 14 0 6-8 38-15 56l-74 300c-11 45-15 60-15 93 0 86 48 144 116 144 109 0 223-137 223-269 0-85-50-147-123-147-41 0-81 27-108 56zM89 356c7-19 7-21 15-32 46-60 85-72 110-72 34 0 59 27 59 85 0 54-32 160-48 195-29 61-73 94-109 94-31 0-60-25-60-92 0-18 0-35 15-93z">
            <text:p/>
          </draw:path>
          <draw:path draw:style-name="gr3" draw:text-style-name="P5" draw:layer="layout" svg:width="0.45cm" svg:height="2.193cm" svg:x="14.472cm" svg:y="7.134cm" svg:viewBox="0 0 451 2194" svg:d="M451 1098c0-360-83-722-316-996-16-21-52-58-89-92-13-10-15-10-27-10-11 0-19 0-19 8 0 4 4 9 6 11 31 33 94 93 154 193 148 235 217 533 217 884 0 247-34 564-186 836-72 131-149 206-187 245-2 2-4 5-4 9 0 8 8 8 19 8 12 0 14 0 29-15 308-278 403-696 403-1081z">
            <text:p/>
          </draw:path>
        </draw:g>
        <draw:g xml:id="id74" draw:id="id74">
          <svg:title>TexMaths</svg:title>
          <svg:desc>26§display§\frac{d^2 y}{dx^2} =  a.\ \frac{  - 1 }{ (ax + b)^2} \frac{d}{dx} ( ax + b ) =§svg§600§FALSE§</svg:desc>
          <draw:polygon draw:style-name="gr2" draw:text-style-name="P4" draw:layer="layout" svg:width="12.894cm" svg:height="2.139cm" svg:x="3.477cm" svg:y="9.78cm" svg:viewBox="0 0 12895 2140" draw:points="6448,2140 0,2140 0,0 12895,0 12895,2140">
            <text:p/>
          </draw:polygon>
          <draw:path draw:style-name="gr3" draw:text-style-name="P5" draw:layer="layout" svg:width="0.436cm" svg:height="0.646cm" svg:x="3.489cm" svg:y="9.857cm" svg:viewBox="0 0 437 647" svg:d="M437 10c0-2 0-10-13-10-12 0-100 8-116 10-6 0-13 5-13 17 0 13 9 13 23 13 44 0 46 6 46 14l-4 19-54 216c-17-33-44-58-86-58-106 0-220 135-220 268 0 87 50 148 123 148 18 0 64-5 118-69 9 37 40 69 83 69 34 0 55-21 69-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284cm" svg:height="0.425cm" svg:x="3.968cm" svg:y="9.734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23cm" svg:height="0.592cm" svg:x="4.363cm" svg:y="10.085cm" svg:viewBox="0 0 424 593" svg:d="M420 56c4-12 4-14 4-21 0-16-14-25-27-25-10 0-25 5-33 19-2 4-8 33-12 50-7 23-13 48-19 73l-42 166c-2 13-41 77-102 77-48 0-58-39-58-75 0-41 17-98 48-179 14-37 17-47 17-66 0-42-30-75-75-75-88 0-121 133-121 141 0 9 8 9 10 9 11 0 11-2 15-17 25-85 62-112 94-112 6 0 22 0 22 29 0 23-8 46-16 64-36 96-52 150-52 192 0 81 58 110 112 110 35 0 67-17 92-42-11 48-23 92-59 142-25 31-60 58-102 58-12 0-54-4-68-40 14 0 25 0 37-10 11-8 19-21 19-37 0-30-25-34-33-34-21 0-52 15-52 61 0 45 41 79 97 79 96 0 190-84 215-188z">
            <text:p/>
          </draw:path>
          <draw:polygon draw:style-name="gr3" draw:text-style-name="P5" draw:layer="layout" svg:width="1.409cm" svg:height="0.039cm" svg:x="3.431cm" svg:y="10.861cm" svg:viewBox="0 0 1410 40" draw:points="705,40 0,40 0,0 1410,0 1410,40">
            <text:p/>
          </draw:polygon>
          <draw:path draw:style-name="gr3" draw:text-style-name="P5" draw:layer="layout" svg:width="0.436cm" svg:height="0.646cm" svg:x="3.468cm" svg:y="11.1cm" svg:viewBox="0 0 437 647" svg:d="M437 10c0-2 0-10-13-10-12 0-100 8-116 10-6 0-13 5-13 17 0 13 9 13 23 13 44 0 46 6 46 14l-4 19-54 216c-17-33-44-58-86-58-106 0-220 135-220 268 0 87 50 148 123 148 18 0 64-5 118-69 9 37 40 69 83 69 34 0 55-21 69-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457cm" svg:height="0.415cm" svg:x="3.932cm" svg:y="11.331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4-35-34c-27 0-50 25-50 55 0 41 46 60 85 60 63 0 96-65 98-71 10 35 44 71 98 71 95 0 147-119 147-142 0-8-8-8-10-8-8 0-10 2-12 8-30 100-94 121-123 121-35 0-50-29-50-60 0-21 6-40 17-81z">
            <text:p/>
          </draw:path>
          <draw:path draw:style-name="gr3" draw:text-style-name="P5" draw:layer="layout" svg:width="0.284cm" svg:height="0.425cm" svg:x="4.469cm" svg:y="11.046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608cm" svg:height="0.215cm" svg:x="5.253cm" svg:y="10.774cm" svg:viewBox="0 0 609 216" svg:d="M578 37c15 0 31 0 31-18 0-19-16-19-29-19h-549c-14 0-31 0-31 19 0 18 17 18 31 18zM580 216c13 0 29 0 29-18 0-19-16-19-31-19h-547c-14 0-31 0-31 19 0 18 17 18 31 18z">
            <text:p/>
          </draw:path>
          <draw:path draw:style-name="gr3" draw:text-style-name="P5" draw:layer="layout" svg:width="0.419cm" svg:height="0.415cm" svg:x="6.204cm" svg:y="10.705cm" svg:viewBox="0 0 420 416" svg:d="M306 58c-17-33-44-58-86-58-106 0-220 135-220 268 0 88 50 148 123 148 18 0 64-4 118-69 9 38 40 69 83 69 34 0 55-21 69-50 15-33 27-89 27-92 0-8-8-8-10-8-9 0-11 2-13 17-16 58-33 112-70 112-25 0-27-23-27-42 0-20 2-27 12-68 10-38 10-48 19-81l33-129c6-27 6-27 6-31 0-17-10-25-25-25-23 0-37 21-39 39zM245 297c-4 17-4 17-16 34-42 49-79 64-104 64-46 0-61-50-61-85 0-46 30-160 52-202 28-54 69-87 107-87 60 0 72 75 72 81 0 4-2 10-4 14z">
            <text:p/>
          </draw:path>
          <draw:path draw:style-name="gr3" draw:text-style-name="P5" draw:layer="layout" svg:width="0.099cm" svg:height="0.099cm" svg:x="6.728cm" svg:y="11.011cm" svg:viewBox="0 0 100 100" svg:d="M100 50c0-27-23-50-50-50s-50 23-50 50 23 50 50 50 50-23 50-50z">
            <text:p/>
          </draw:path>
          <draw:path draw:style-name="gr3" draw:text-style-name="P5" draw:layer="layout" svg:width="0.558cm" svg:height="0.039cm" svg:x="8.627cm" svg:y="10.243cm" svg:viewBox="0 0 559 40" svg:d="M528 40c15 0 31 0 31-21 0-19-16-19-31-19h-497c-14 0-31 0-31 19 0 21 17 21 31 21z">
            <text:p/>
          </draw:path>
          <draw:path draw:style-name="gr3" draw:text-style-name="P5" draw:layer="layout" svg:width="0.303cm" svg:height="0.61cm" svg:x="9.344cm" svg:y="9.882cm" svg:viewBox="0 0 304 611" svg:d="M189 23c0-21 0-23-23-23-56 58-137 58-166 58v29c19 0 73 0 121-25v477c0 33-2 43-86 43h-29v29c31-4 113-4 148-4 37 0 116 0 150 4v-29h-29c-84 0-86-10-86-43z">
            <text:p/>
          </draw:path>
          <draw:polygon draw:style-name="gr3" draw:text-style-name="P5" draw:layer="layout" svg:width="3.637cm" svg:height="0.039cm" svg:x="7.318cm" svg:y="10.861cm" svg:viewBox="0 0 3638 40" draw:points="1818,40 0,40 0,0 3638,0 3638,40">
            <text:p/>
          </draw:polygon>
          <draw:path draw:style-name="gr3" draw:text-style-name="P5" draw:layer="layout" svg:width="0.213cm" svg:height="0.914cm" svg:x="7.408cm" svg:y="11.05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7.709cm" svg:y="11.331cm" svg:viewBox="0 0 420 416" svg:d="M306 58c-17-33-44-58-86-58-106 0-220 135-220 268 0 88 50 148 123 148 18 0 64-4 118-69 9 38 40 69 83 69 34 0 55-21 69-50 15-33 27-89 27-92 0-8-8-8-10-8-9 0-11 2-13 17-16 58-33 112-70 112-25 0-27-23-27-42 0-20 2-27 12-68 10-38 10-48 19-81l33-129c6-27 6-27 6-31 0-17-10-25-25-25-23 0-37 21-39 39zM245 297c-4 17-4 17-16 34-42 49-79 64-104 64-46 0-61-50-61-85 0-46 30-160 52-202 28-54 69-87 107-87 60 0 72 75 72 81 0 4-2 10-4 14z">
            <text:p/>
          </draw:path>
          <draw:path draw:style-name="gr3" draw:text-style-name="P5" draw:layer="layout" svg:width="0.457cm" svg:height="0.415cm" svg:x="8.184cm" svg:y="11.331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4-35-34c-27 0-50 25-50 55 0 41 46 60 85 60 63 0 96-65 98-71 10 35 44 71 98 71 95 0 147-119 147-142 0-8-8-8-10-8-8 0-10 2-12 8-30 100-94 121-123 121-35 0-50-29-50-60 0-21 6-40 17-81z">
            <text:p/>
          </draw:path>
          <draw:path draw:style-name="gr3" draw:text-style-name="P5" draw:layer="layout" svg:width="0.608cm" svg:height="0.61cm" svg:x="8.932cm" svg:y="11.202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9.839cm" svg:y="11.1cm" svg:viewBox="0 0 339 647" svg:d="M177 10c0-2 0-10-13-10-20 0-87 8-112 8-6 2-17 2-17 19 0 13 9 13 21 13 46 0 46 6 46 14 0 6-6 37-13 56l-74 300c-11 45-15 60-15 93 0 85 48 144 116 144 109 0 223-138 223-269 0-85-50-147-123-147-41 0-81 27-108 56zM89 356c7-19 7-21 15-32 46-60 85-72 110-72 34 0 58 27 58 85 0 54-31 160-47 195-29 61-73 94-109 94-31 0-62-25-62-92 0-18 0-35 17-93z">
            <text:p/>
          </draw:path>
          <draw:path draw:style-name="gr3" draw:text-style-name="P5" draw:layer="layout" svg:width="0.213cm" svg:height="0.914cm" svg:x="10.239cm" svg:y="11.05cm" svg:viewBox="0 0 214 915" svg:d="M214 457c0-70-10-180-60-284-56-113-135-173-146-173-4 0-8 4-8 8s0 7 17 23c91 90 143 235 143 426 0 156-33 319-148 433-12 12-12 14-12 17 0 6 4 8 8 8 11 0 94-63 148-179 48-100 58-202 58-279z">
            <text:p/>
          </draw:path>
          <draw:path draw:style-name="gr3" draw:text-style-name="P5" draw:layer="layout" svg:width="0.284cm" svg:height="0.425cm" svg:x="10.584cm" svg:y="11.046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36cm" svg:height="0.646cm" svg:x="11.47cm" svg:y="9.857cm" svg:viewBox="0 0 437 647" svg:d="M437 10c0-2 0-10-13-10-12 0-100 8-116 10-6 0-13 5-13 17 0 13 9 13 23 13 44 0 46 6 46 14l-2 19-56 216c-17-33-44-58-86-58-106 0-220 135-220 268 0 87 50 148 123 148 18 0 64-5 118-69 9 37 40 69 83 69 34 0 55-21 69-52 15-32 27-88 27-90 0-10-8-10-10-10-11 0-11 4-13 16-16 61-33 115-70 115-25 0-27-23-27-42 0-23 2-29 6-43zM245 526c-4 17-4 19-18 35-40 50-77 65-102 65-46 0-61-50-61-85 0-46 30-161 52-202 28-54 69-87 107-87 60 0 72 74 72 81 0 4-2 10-4 14z">
            <text:p/>
          </draw:path>
          <draw:polygon draw:style-name="gr3" draw:text-style-name="P5" draw:layer="layout" svg:width="0.999cm" svg:height="0.039cm" svg:x="11.172cm" svg:y="10.861cm" svg:viewBox="0 0 1000 40" draw:points="499,40 0,40 0,0 1000,0 1000,40">
            <text:p/>
          </draw:polygon>
          <draw:path draw:style-name="gr3" draw:text-style-name="P5" draw:layer="layout" svg:width="0.436cm" svg:height="0.646cm" svg:x="11.208cm" svg:y="11.1cm" svg:viewBox="0 0 437 647" svg:d="M437 10c0-2 0-10-13-10-12 0-100 8-116 10-6 0-13 5-13 17 0 13 9 13 23 13 44 0 46 6 46 14l-2 19-56 216c-17-33-44-58-86-58-106 0-220 135-220 268 0 87 50 148 123 148 18 0 64-5 118-69 9 37 40 69 83 69 34 0 55-21 69-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457cm" svg:height="0.415cm" svg:x="11.674cm" svg:y="11.331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4-35-34c-27 0-50 25-50 55 0 41 46 60 87 60 61 0 94-65 96-71 10 35 44 71 100 71 93 0 145-119 145-142 0-8-8-8-10-8-8 0-10 2-12 8-30 100-94 121-123 121-35 0-50-29-50-60 0-21 6-40 17-81z">
            <text:p/>
          </draw:path>
          <draw:path draw:style-name="gr3" draw:text-style-name="P5" draw:layer="layout" svg:width="0.213cm" svg:height="0.914cm" svg:x="12.37cm" svg:y="10.422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12.672cm" svg:y="10.705cm" svg:viewBox="0 0 420 416" svg:d="M306 58c-17-33-44-58-86-58-106 0-220 135-220 268 0 88 50 148 123 148 18 0 64-4 118-69 9 38 40 69 83 69 34 0 55-21 69-50 15-33 27-89 27-92 0-8-8-8-10-8-9 0-11 2-13 17-16 58-33 112-70 112-25 0-27-23-27-42 0-20 2-27 12-68 10-38 10-48 19-81l33-129c6-27 6-27 6-31 0-17-10-25-25-25-23 0-37 21-39 39zM245 297c-4 17-4 17-16 34-42 49-79 64-104 64-46 0-61-50-61-85 0-46 32-160 52-202 28-54 69-87 107-87 60 0 72 75 72 81 0 4-2 10-4 14z">
            <text:p/>
          </draw:path>
          <draw:path draw:style-name="gr3" draw:text-style-name="P5" draw:layer="layout" svg:width="0.457cm" svg:height="0.415cm" svg:x="13.144cm" svg:y="10.705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4-35-34c-27 0-50 25-50 55 0 41 46 60 87 60 61 0 94-65 96-71 10 35 44 71 100 71 93 0 145-119 145-142 0-8-8-8-10-8-8 0-10 2-12 8-30 100-94 121-123 121-35 0-50-29-50-60 0-21 6-40 17-81z">
            <text:p/>
          </draw:path>
          <draw:path draw:style-name="gr3" draw:text-style-name="P5" draw:layer="layout" svg:width="0.608cm" svg:height="0.61cm" svg:x="13.895cm" svg:y="10.576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4.8cm" svg:y="10.474cm" svg:viewBox="0 0 339 647" svg:d="M177 10c0-2 0-10-13-10-20 0-87 8-112 8-6 2-17 2-17 19 0 13 9 13 21 13 46 0 48 6 48 14 0 6-8 37-15 56l-74 300c-11 45-15 60-15 93 0 85 48 144 116 144 109 0 223-138 223-269 0-85-50-147-123-147-41 0-81 27-108 56zM89 356c7-19 7-21 15-32 46-60 85-72 110-72 34 0 58 27 58 85 0 54-31 160-47 195-29 61-73 94-109 94-31 0-60-25-60-92 0-18 0-35 15-93z">
            <text:p/>
          </draw:path>
          <draw:path draw:style-name="gr3" draw:text-style-name="P5" draw:layer="layout" svg:width="0.213cm" svg:height="0.914cm" svg:x="15.201cm" svg:y="10.422cm" svg:viewBox="0 0 214 915" svg:d="M214 457c0-70-10-180-60-284-56-113-135-173-146-173-4 0-8 4-8 8s0 7 17 23c91 90 143 235 143 426 0 156-33 319-148 433-12 12-12 14-12 17 0 6 4 8 8 8 11 0 94-63 148-179 48-100 58-202 58-279z">
            <text:p/>
          </draw:path>
          <draw:path draw:style-name="gr3" draw:text-style-name="P5" draw:layer="layout" svg:width="0.608cm" svg:height="0.215cm" svg:x="15.809cm" svg:y="10.774cm" svg:viewBox="0 0 609 216" svg:d="M578 37c15 0 31 0 31-18 0-19-16-19-29-19h-549c-14 0-31 0-31 19 0 18 17 18 31 18zM580 216c13 0 29 0 29-18 0-19-16-19-31-19h-547c-14 0-31 0-31 19 0 18 17 18 31 18z">
            <text:p/>
          </draw:path>
        </draw:g>
        <draw:g xml:id="id75" draw:id="id75">
          <svg:title>TexMaths</svg:title>
          <svg:desc>26§display§a.\ \frac{  - 1 }{ (ax + b)^2}.(a)§svg§600§FALSE§</svg:desc>
          <draw:polygon draw:style-name="gr2" draw:text-style-name="P4" draw:layer="layout" svg:width="6.162cm" svg:height="1.992cm" svg:x="16.941cm" svg:y="9.881cm" svg:viewBox="0 0 6163 1993" draw:points="3080,1993 0,1993 0,0 6163,0 6163,1993">
            <text:p/>
          </draw:polygon>
          <draw:path draw:style-name="gr3" draw:text-style-name="P5" draw:layer="layout" svg:width="0.419cm" svg:height="0.415cm" svg:x="16.933cm" svg:y="10.659cm" svg:viewBox="0 0 420 416" svg:d="M306 58c-17-33-44-58-86-58-106 0-220 135-220 268 0 88 50 148 123 148 18 0 64-4 118-68 9 37 40 68 83 68 34 0 55-21 69-50 15-33 27-89 27-91 0-9-8-9-10-9-11 0-11 2-13 17-16 58-33 112-70 112-25 0-27-23-27-41 0-21 2-27 12-69 10-37 10-48 19-81l33-129c6-27 6-27 6-31 0-17-10-25-25-25-23 0-37 21-39 39zM245 298c-4 16-4 16-18 33-40 50-77 64-102 64-46 0-61-50-61-85 0-46 30-160 52-202 28-54 69-87 107-87 60 0 72 75 72 81 0 4-2 10-4 15z">
            <text:p/>
          </draw:path>
          <draw:path draw:style-name="gr3" draw:text-style-name="P5" draw:layer="layout" svg:width="0.099cm" svg:height="0.099cm" svg:x="17.457cm" svg:y="10.965cm" svg:viewBox="0 0 100 100" svg:d="M100 50c0-27-23-50-50-50s-50 23-50 50 23 50 50 50 50-23 50-50z">
            <text:p/>
          </draw:path>
          <draw:path draw:style-name="gr3" draw:text-style-name="P5" draw:layer="layout" svg:width="0.559cm" svg:height="0.039cm" svg:x="19.356cm" svg:y="10.197cm" svg:viewBox="0 0 560 40" svg:d="M528 40c15 0 32 0 32-21 0-19-17-19-32-19h-497c-14 0-31 0-31 19 0 21 17 21 31 21z">
            <text:p/>
          </draw:path>
          <draw:path draw:style-name="gr3" draw:text-style-name="P5" draw:layer="layout" svg:width="0.303cm" svg:height="0.611cm" svg:x="20.072cm" svg:y="9.835cm" svg:viewBox="0 0 304 612" svg:d="M189 23c0-21 0-23-23-23-56 58-137 58-166 58v29c19 0 73 0 121-25v477c0 33-2 44-86 44h-29v29c31-4 113-4 148-4 37 0 116 0 150 4v-29h-29c-84 0-86-11-86-44z">
            <text:p/>
          </draw:path>
          <draw:polygon draw:style-name="gr3" draw:text-style-name="P5" draw:layer="layout" svg:width="3.637cm" svg:height="0.039cm" svg:x="18.046cm" svg:y="10.815cm" svg:viewBox="0 0 3638 40" draw:points="1818,40 0,40 0,0 3638,0 3638,40">
            <text:p/>
          </draw:polygon>
          <draw:path draw:style-name="gr3" draw:text-style-name="P5" draw:layer="layout" svg:width="0.213cm" svg:height="0.915cm" svg:x="18.137cm" svg:y="11.004cm" svg:viewBox="0 0 214 916" svg:d="M214 907c0-2 0-4-16-21-115-114-144-287-144-428 0-158 35-319 148-433 12-10 12-13 12-17 0-6-4-8-10-8-8 0-92 62-146 179-48 100-58 202-58 279 0 73 10 183 60 287 56 112 136 171 144 171 6 0 10-3 10-9z">
            <text:p/>
          </draw:path>
          <draw:path draw:style-name="gr3" draw:text-style-name="P5" draw:layer="layout" svg:width="0.419cm" svg:height="0.415cm" svg:x="18.439cm" svg:y="11.285cm" svg:viewBox="0 0 420 416" svg:d="M306 58c-17-33-44-58-86-58-106 0-220 135-220 268 0 88 50 148 123 148 18 0 64-4 118-69 9 38 40 69 83 69 34 0 55-21 69-50 15-33 27-89 27-91 0-9-8-9-10-9-11 0-11 2-13 17-16 58-33 112-70 112-25 0-27-23-27-41 0-21 2-27 12-69 10-37 10-48 19-81l33-129c6-27 6-27 6-31 0-17-10-25-25-25-23 0-37 21-39 39zM245 298c-4 16-4 16-18 33-40 50-77 64-102 64-46 0-61-50-61-85 0-46 30-160 52-202 28-54 69-87 107-87 60 0 72 75 72 81 0 4-2 10-4 15z">
            <text:p/>
          </draw:path>
          <draw:path draw:style-name="gr3" draw:text-style-name="P5" draw:layer="layout" svg:width="0.457cm" svg:height="0.415cm" svg:x="18.911cm" svg:y="11.285cm" svg:viewBox="0 0 458 416" svg:d="M281 129c4-25 25-108 89-108 4 0 27 0 46 10-25 6-44 29-44 50 0 15 11 33 36 33 20 0 50-16 50-54 0-48-54-60-86-60-54 0-85 48-97 71-23-63-71-71-98-71-96 0-148 119-148 141 0 9 8 9 11 9 8 0 10 0 12-9 31-97 92-120 123-120 16 0 50 8 50 60 0 29-17 92-50 219-15 58-48 95-88 95-6 0-27 0-45-10 22-6 43-25 43-50s-21-33-35-33c-27 0-50 25-50 54 0 41 46 60 85 60 63 0 94-64 98-71 10 36 44 71 98 71 95 0 147-118 147-141 0-9-8-9-10-9-8 0-10 2-12 9-32 100-94 120-123 120-35 0-50-29-50-60 0-21 6-40 17-81z">
            <text:p/>
          </draw:path>
          <draw:path draw:style-name="gr3" draw:text-style-name="P5" draw:layer="layout" svg:width="0.608cm" svg:height="0.611cm" svg:x="19.662cm" svg:y="11.156cm" svg:viewBox="0 0 609 612" svg:d="M324 325h256c13 0 29 0 29-19s-16-19-29-19h-256v-256c0-14 0-31-18-31-19 0-19 17-19 31v256h-256c-14 0-31 0-31 19s17 19 31 19h256v256c0 12 0 31 19 31 18 0 18-19 18-31z">
            <text:p/>
          </draw:path>
          <draw:path draw:style-name="gr3" draw:text-style-name="P5" draw:layer="layout" svg:width="0.338cm" svg:height="0.646cm" svg:x="20.567cm" svg:y="11.054cm" svg:viewBox="0 0 339 647" svg:d="M177 10c0-2 0-10-13-10-20 0-87 8-112 8-6 2-17 2-17 19 0 13 9 13 21 13 46 0 48 6 48 14 0 6-8 38-15 56l-74 300c-11 46-15 60-15 94 0 85 48 143 116 143 109 0 223-137 223-268 0-86-50-148-123-148-41 0-81 27-108 56zM89 356c7-19 7-21 15-31 46-61 87-73 110-73 34 0 58 27 58 85 0 54-31 160-47 196-29 60-73 93-109 93-31 0-60-25-60-91 0-19 0-36 15-94z">
            <text:p/>
          </draw:path>
          <draw:path draw:style-name="gr3" draw:text-style-name="P5" draw:layer="layout" svg:width="0.213cm" svg:height="0.915cm" svg:x="20.968cm" svg:y="11.004cm" svg:viewBox="0 0 214 916" svg:d="M214 458c0-71-10-181-60-285-56-113-135-173-146-173-4 0-8 4-8 8s0 7 17 23c91 90 143 235 143 427 0 156-33 318-148 433-12 12-12 14-12 16 0 6 4 9 8 9 11 0 94-63 148-179 48-100 58-202 58-279z">
            <text:p/>
          </draw:path>
          <draw:path draw:style-name="gr3" draw:text-style-name="P5" draw:layer="layout" svg:width="0.284cm" svg:height="0.426cm" svg:x="21.311cm" svg:y="11cm" svg:viewBox="0 0 285 427" svg:d="M285 310h-23c-2 15-8 52-17 58-4 4-54 4-62 4h-119c67-60 90-77 129-108 48-37 92-77 92-139 0-77-69-125-152-125-79 0-133 56-133 114 0 34 27 38 33 38 17 0 36-13 36-35 0-11-5-34-38-34 19-46 63-60 94-60 64 0 98 50 98 102 0 56-40 100-61 125l-156 152c-6 6-6 8-6 25h266z">
            <text:p/>
          </draw:path>
          <draw:path draw:style-name="gr3" draw:text-style-name="P5" draw:layer="layout" svg:width="0.099cm" svg:height="0.099cm" svg:x="21.871cm" svg:y="10.965cm" svg:viewBox="0 0 100 100" svg:d="M100 50c0-27-23-50-50-50s-50 23-50 50 23 50 50 50 50-23 50-50z">
            <text:p/>
          </draw:path>
          <draw:path draw:style-name="gr3" draw:text-style-name="P5" draw:layer="layout" svg:width="0.213cm" svg:height="0.915cm" svg:x="22.135cm" svg:y="10.376cm" svg:viewBox="0 0 214 916" svg:d="M214 907c0-2 0-4-16-21-115-114-144-287-144-428 0-158 35-319 148-433 12-10 12-13 12-17 0-6-4-8-10-8-8 0-92 62-146 179-48 100-58 202-58 279 0 73 10 183 60 287 56 112 136 171 144 171 6 0 10-3 10-9z">
            <text:p/>
          </draw:path>
          <draw:path draw:style-name="gr3" draw:text-style-name="P5" draw:layer="layout" svg:width="0.419cm" svg:height="0.415cm" svg:x="22.437cm" svg:y="10.659cm" svg:viewBox="0 0 420 416" svg:d="M306 58c-17-33-44-58-86-58-106 0-220 135-220 268 0 88 50 148 123 148 18 0 64-4 118-68 9 37 40 68 83 68 34 0 55-21 69-50 15-33 27-89 27-91 0-9-8-9-10-9-9 0-11 2-13 17-16 58-33 112-70 112-25 0-27-23-27-41 0-21 2-27 12-69 10-37 10-48 19-81l33-129c6-27 6-27 6-31 0-17-10-25-25-25-23 0-37 21-39 39zM245 298c-4 16-4 16-16 33-42 50-79 64-104 64-46 0-61-50-61-85 0-46 32-160 52-202 28-54 69-87 107-87 60 0 72 75 72 81 0 4-2 10-4 15z">
            <text:p/>
          </draw:path>
          <draw:path draw:style-name="gr3" draw:text-style-name="P5" draw:layer="layout" svg:width="0.213cm" svg:height="0.915cm" svg:x="22.936cm" svg:y="10.376cm" svg:viewBox="0 0 214 916" svg:d="M214 458c0-71-10-181-60-285-56-113-135-173-146-173-4 0-8 4-8 8s0 7 17 23c91 90 143 235 143 427 0 156-33 318-148 433-12 12-12 14-12 16 0 6 4 9 8 9 11 0 94-63 148-179 48-100 58-202 58-279z">
            <text:p/>
          </draw:path>
        </draw:g>
        <draw:g xml:id="id76" draw:id="id76">
          <svg:title>TexMaths</svg:title>
          <svg:desc>26§display§\frac{d^2 y}{dx^2} =  \frac{ (-1).1. \ a^2 }{ (ax + b)^2} §svg§600§FALSE§</svg:desc>
          <draw:polygon draw:style-name="gr2" draw:text-style-name="P4" draw:layer="layout" svg:width="6.795cm" svg:height="2.139cm" svg:x="3.478cm" svg:y="12.381cm" svg:viewBox="0 0 6796 2140" draw:points="3399,2140 0,2140 0,0 6796,0 6796,2140">
            <text:p/>
          </draw:polygon>
          <draw:path draw:style-name="gr3" draw:text-style-name="P5" draw:layer="layout" svg:width="0.436cm" svg:height="0.646cm" svg:x="3.49cm" svg:y="12.458cm" svg:viewBox="0 0 437 647" svg:d="M437 10c0-2 0-10-13-10-12 0-99 8-116 10-6 0-13 5-13 17 0 13 9 13 23 13 44 0 46 6 46 14l-4 19-54 216c-17-33-44-58-85-58-107 0-221 135-221 268 0 87 50 148 123 148 18 0 64-5 118-69 9 37 40 69 84 69 33 0 54-21 68-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284cm" svg:height="0.425cm" svg:x="3.969cm" svg:y="12.335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23cm" svg:height="0.592cm" svg:x="4.364cm" svg:y="12.686cm" svg:viewBox="0 0 424 593" svg:d="M420 56c4-12 4-14 4-21 0-16-14-25-27-25-10 0-25 5-33 19-2 4-8 33-12 50-7 23-13 48-19 73l-42 166c-2 13-41 77-102 77-48 0-58-39-58-75 0-41 17-98 48-179 14-37 17-47 17-66 0-42-30-75-75-75-88 0-121 133-121 141 0 9 8 9 10 9 11 0 11-2 15-17 25-85 62-112 94-112 6 0 22 0 22 29 0 23-8 46-16 64-36 96-52 150-52 192 0 81 58 110 112 110 36 0 67-17 92-42-11 48-23 92-59 142-25 31-60 58-102 58-12 0-54-4-68-40 14 0 25 0 37-10 11-8 19-21 19-37 0-30-25-34-33-34-21 0-52 15-52 61 0 45 41 79 97 79 96 0 190-84 215-188z">
            <text:p/>
          </draw:path>
          <draw:polygon draw:style-name="gr3" draw:text-style-name="P5" draw:layer="layout" svg:width="1.409cm" svg:height="0.039cm" svg:x="3.432cm" svg:y="13.462cm" svg:viewBox="0 0 1410 40" draw:points="705,40 0,40 0,0 1410,0 1410,40">
            <text:p/>
          </draw:polygon>
          <draw:path draw:style-name="gr3" draw:text-style-name="P5" draw:layer="layout" svg:width="0.436cm" svg:height="0.646cm" svg:x="3.469cm" svg:y="13.701cm" svg:viewBox="0 0 437 647" svg:d="M437 10c0-2 0-10-13-10-12 0-99 8-116 10-6 0-13 5-13 17 0 13 9 13 23 13 44 0 46 6 46 14l-4 19-54 216c-17-33-44-58-85-58-107 0-221 135-221 268 0 87 50 148 123 148 18 0 64-5 118-69 9 37 40 69 84 69 33 0 54-21 68-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457cm" svg:height="0.415cm" svg:x="3.933cm" svg:y="13.932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4-35-34c-27 0-50 25-50 55 0 41 46 60 85 60 63 0 96-65 98-71 10 35 44 71 98 71 96 0 148-119 148-142 0-8-9-8-11-8-8 0-10 2-12 8-29 100-94 121-123 121-35 0-50-29-50-60 0-21 6-40 17-81z">
            <text:p/>
          </draw:path>
          <draw:path draw:style-name="gr3" draw:text-style-name="P5" draw:layer="layout" svg:width="0.284cm" svg:height="0.425cm" svg:x="4.47cm" svg:y="13.647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609cm" svg:height="0.215cm" svg:x="5.254cm" svg:y="13.375cm" svg:viewBox="0 0 610 216" svg:d="M578 37c15 0 32 0 32-18 0-19-17-19-30-19h-549c-14 0-31 0-31 19 0 18 17 18 31 18zM580 216c13 0 30 0 30-18 0-19-17-19-32-19h-547c-14 0-31 0-31 19 0 18 17 18 31 18z">
            <text:p/>
          </draw:path>
          <draw:path draw:style-name="gr3" draw:text-style-name="P5" draw:layer="layout" svg:width="0.213cm" svg:height="0.914cm" svg:x="6.369cm" svg:y="12.406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559cm" svg:height="0.039cm" svg:x="6.708cm" svg:y="12.844cm" svg:viewBox="0 0 560 40" svg:d="M528 40c15 0 32 0 32-21 0-19-17-19-32-19h-497c-14 0-31 0-31 19 0 21 17 21 31 21z">
            <text:p/>
          </draw:path>
          <draw:path draw:style-name="gr3" draw:text-style-name="P5" draw:layer="layout" svg:width="0.303cm" svg:height="0.61cm" svg:x="7.426cm" svg:y="12.483cm" svg:viewBox="0 0 304 611" svg:d="M189 23c0-21 0-23-23-23-56 58-137 58-166 58v29c19 0 73 0 121-25v477c0 33-2 43-86 43h-29v29c31-4 113-4 148-4 37 0 116 0 150 4v-29h-29c-84 0-86-10-86-43z">
            <text:p/>
          </draw:path>
          <draw:path draw:style-name="gr3" draw:text-style-name="P5" draw:layer="layout" svg:width="0.213cm" svg:height="0.914cm" svg:x="7.853cm" svg:y="12.406cm" svg:viewBox="0 0 214 915" svg:d="M214 457c0-70-10-180-60-284-56-113-135-173-146-173-4 0-8 4-8 8s0 7 17 23c91 90 143 235 143 426 0 156-33 319-148 433-12 12-12 14-12 17 0 6 4 8 8 8 11 0 94-63 148-179 48-100 58-202 58-279z">
            <text:p/>
          </draw:path>
          <draw:path draw:style-name="gr3" draw:text-style-name="P5" draw:layer="layout" svg:width="0.099cm" svg:height="0.099cm" svg:x="8.235cm" svg:y="12.994cm" svg:viewBox="0 0 100 100" svg:d="M100 50c0-27-23-50-50-50s-50 23-50 50 23 50 50 50 50-23 50-50z">
            <text:p/>
          </draw:path>
          <draw:path draw:style-name="gr3" draw:text-style-name="P5" draw:layer="layout" svg:width="0.303cm" svg:height="0.61cm" svg:x="8.491cm" svg:y="12.483cm" svg:viewBox="0 0 304 611" svg:d="M189 23c0-21 0-23-23-23-56 58-137 58-166 58v29c19 0 73 0 121-25v477c0 33-2 43-86 43h-29v29c31-4 113-4 148-4 37 0 116 0 150 4v-29h-29c-84 0-86-10-86-43z">
            <text:p/>
          </draw:path>
          <draw:path draw:style-name="gr3" draw:text-style-name="P5" draw:layer="layout" svg:width="0.099cm" svg:height="0.099cm" svg:x="8.947cm" svg:y="12.994cm" svg:viewBox="0 0 100 100" svg:d="M100 50c0-27-23-50-50-50s-50 23-50 50 23 50 50 50 50-23 50-50z">
            <text:p/>
          </draw:path>
          <draw:path draw:style-name="gr3" draw:text-style-name="P5" draw:layer="layout" svg:width="0.419cm" svg:height="0.415cm" svg:x="9.463cm" svg:y="12.686cm" svg:viewBox="0 0 420 416" svg:d="M306 58c-17-33-44-58-85-58-107 0-221 135-221 268 0 88 50 148 123 148 18 0 64-4 118-69 9 38 40 69 84 69 33 0 54-21 68-50 15-33 27-89 27-92 0-8-8-8-10-8-8 0-11 2-13 17-16 58-33 112-70 112-25 0-27-23-27-42 0-20 2-27 12-68 10-38 10-48 19-81l33-129c6-27 6-27 6-31 0-17-10-25-25-25-23 0-37 21-39 39zM245 297c-4 17-4 17-16 34-42 49-79 64-104 64-46 0-61-50-61-85 0-46 32-160 52-202 28-54 69-87 107-87 60 0 72 75 72 81 0 4-2 10-4 14z">
            <text:p/>
          </draw:path>
          <draw:path draw:style-name="gr3" draw:text-style-name="P5" draw:layer="layout" svg:width="0.284cm" svg:height="0.425cm" svg:x="9.95cm" svg:y="12.335cm" svg:viewBox="0 0 285 426" svg:d="M285 310h-23c-2 14-8 52-17 58-4 4-54 4-62 4h-119c67-60 90-77 129-108 48-37 92-77 92-139 0-77-69-125-152-125-79 0-133 56-133 114 0 34 27 38 33 38 17 0 36-13 36-36 0-10-5-33-38-33 19-46 63-60 94-60 64 0 98 50 98 102 0 56-40 100-61 125l-156 151c-6 7-6 9-6 25h266z">
            <text:p/>
          </draw:path>
          <draw:polygon draw:style-name="gr3" draw:text-style-name="P5" draw:layer="layout" svg:width="4.043cm" svg:height="0.039cm" svg:x="6.278cm" svg:y="13.462cm" svg:viewBox="0 0 4044 40" draw:points="2022,40 0,40 0,0 4044,0 4044,40">
            <text:p/>
          </draw:polygon>
          <draw:path draw:style-name="gr3" draw:text-style-name="P5" draw:layer="layout" svg:width="0.213cm" svg:height="0.914cm" svg:x="6.571cm" svg:y="13.651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6.873cm" svg:y="13.932cm" svg:viewBox="0 0 420 416" svg:d="M306 58c-17-33-44-58-85-58-107 0-221 135-221 268 0 88 50 148 123 148 18 0 64-4 118-69 9 38 40 69 84 69 33 0 54-21 68-50 15-33 27-89 27-92 0-8-8-8-10-8-8 0-11 2-13 17-16 58-33 112-70 112-25 0-27-23-27-42 0-20 2-27 12-68 10-38 10-48 19-81l33-129c6-27 6-27 6-31 0-17-10-25-25-25-23 0-37 21-39 39zM245 297c-4 17-4 17-16 34-42 49-79 64-104 64-46 0-61-50-61-85 0-46 32-160 52-202 28-54 69-87 107-87 60 0 72 75 72 81 0 4-2 10-4 14z">
            <text:p/>
          </draw:path>
          <draw:path draw:style-name="gr3" draw:text-style-name="P5" draw:layer="layout" svg:width="0.457cm" svg:height="0.415cm" svg:x="7.345cm" svg:y="13.932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4-35-34c-27 0-50 25-50 55 0 41 46 60 85 60 63 0 96-65 98-71 10 35 44 71 100 71 94 0 146-119 146-142 0-8-9-8-11-8-8 0-10 2-12 8-29 100-94 121-123 121-35 0-50-29-50-60 0-21 6-40 17-81z">
            <text:p/>
          </draw:path>
          <draw:path draw:style-name="gr3" draw:text-style-name="P5" draw:layer="layout" svg:width="0.609cm" svg:height="0.61cm" svg:x="8.096cm" svg:y="13.803cm" svg:viewBox="0 0 610 611" svg:d="M325 324h255c13 0 30 0 30-18 0-19-17-19-30-19h-255v-256c0-14 0-31-19-31s-19 17-19 31v256h-256c-14 0-31 0-31 19 0 18 17 18 31 18h256v256c0 13 0 31 19 31s19-18 19-31z">
            <text:p/>
          </draw:path>
          <draw:path draw:style-name="gr3" draw:text-style-name="P5" draw:layer="layout" svg:width="0.338cm" svg:height="0.646cm" svg:x="9.001cm" svg:y="13.701cm" svg:viewBox="0 0 339 647" svg:d="M177 10c0-2 0-10-13-10-20 0-87 8-112 8-6 2-17 2-17 19 0 13 9 13 21 13 46 0 48 6 48 14 0 6-8 37-15 56l-74 300c-11 45-15 60-15 93 0 85 48 144 116 144 109 0 223-138 223-269 0-85-50-147-123-147-41 0-81 27-108 56zM89 356c7-19 7-21 15-32 46-60 85-72 110-72 34 0 59 27 59 85 0 54-32 160-48 195-29 61-73 94-109 94-31 0-62-25-62-92 0-18 0-35 17-93z">
            <text:p/>
          </draw:path>
          <draw:path draw:style-name="gr3" draw:text-style-name="P5" draw:layer="layout" svg:width="0.213cm" svg:height="0.914cm" svg:x="9.403cm" svg:y="13.651cm" svg:viewBox="0 0 214 915" svg:d="M214 457c0-70-10-180-60-284-56-113-135-173-146-173-4 0-8 4-8 8s0 7 17 23c91 90 143 235 143 426 0 156-33 319-148 433-12 12-12 14-12 17 0 6 4 8 8 8 11 0 94-63 148-179 48-100 58-202 58-279z">
            <text:p/>
          </draw:path>
          <draw:path draw:style-name="gr3" draw:text-style-name="P5" draw:layer="layout" svg:width="0.284cm" svg:height="0.425cm" svg:x="9.746cm" svg:y="13.647cm" svg:viewBox="0 0 285 426" svg:d="M285 310h-23c-2 14-8 52-17 58-4 4-54 4-62 4h-119c67-60 90-77 129-108 48-37 92-77 92-139 0-77-69-125-152-125-79 0-133 56-133 114 0 34 27 38 33 38 17 0 36-13 36-36 0-10-5-33-38-33 19-46 63-60 94-60 64 0 98 50 98 102 0 56-40 100-61 125l-156 151c-6 7-6 9-6 25h266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anim:par>
          </anim:seq>
        </anim:par>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9">
        <office:forms form:automatic-focus="false" form:apply-design-mode="false"/>
        <draw:frame presentation:style-name="pr8" draw:text-style-name="P18" draw:layer="layout" svg:width="26.4cm" svg:height="14.573cm" svg:x="0.8cm" svg:y="0.627cm" presentation:class="title" presentation:user-transformed="true">
          <draw:text-box>
            <text:p text:style-name="P7"><text:span text:style-name="T8"><text:tab/></text:span><text:span text:style-name="T8"><text:tab/></text:span><text:span text:style-name="T32"><text:line-break/></text:span><text:span text:style-name="T32"><text:tab/></text:span><text:span text:style-name="T10"> <text:s/></text:span><text:span text:style-name="T32"><text:line-break/></text:span><text:span text:style-name="T33"> <text:s text:c="18"/></text:span><text:span text:style-name="T33"><text:tab/></text:span><text:span text:style-name="T33"><text:tab/></text:span><text:span text:style-name="T32"><text:line-break/></text:span><text:span text:style-name="T10"> <text:s text:c="3"/></text:span><text:span text:style-name="T10"><text:tab/></text:span><text:span text:style-name="T10"><text:tab/></text:span><text:span text:style-name="T10"><text:line-break/></text:span><text:span text:style-name="T10"><text:tab/></text:span><text:span text:style-name="T10"><text:tab/></text:span><text:span text:style-name="T10"><text:line-break/></text:span><text:span text:style-name="T10"><text:tab/></text:span><text:span text:style-name="T10"><text:tab/></text:span><text:span text:style-name="T10"><text:line-break/></text:span><text:span text:style-name="T10"><text:tab/></text:span><text:span text:style-name="T10"><text:tab/></text:span><text:span text:style-name="T10"><text:line-break/></text:span><text:span text:style-name="T10"><text:tab/></text:span><text:span text:style-name="T10"><text:tab/></text:span><text:span text:style-name="T10"><text:line-break/></text:span><text:span text:style-name="T10"><text:line-break/></text:span><text:span text:style-name="T10"><text:tab/></text:span><text:span text:style-name="T10"><text:tab/></text:span><text:span text:style-name="T10"><text:line-break/></text:span><text:span text:style-name="T34"><text:tab/></text:span><text:span text:style-name="T34"><text:tab/></text:span><text:span text:style-name="T10"><text:line-break/></text:span><text:span text:style-name="T10"><text:tab/></text:span><text:span text:style-name="T10"> </text:span></text:p>
          </draw:text-box>
        </draw:frame>
        <draw:g xml:id="id79" draw:id="id79">
          <svg:title>TexMaths</svg:title>
          <svg:desc>26§display§\frac{d^3 y}{dx^3} = ( - 1 ).1.\ a^2 \frac{  - 2 }{ (ax + b)^3} \frac{d}{dx} ( ax + b )§svg§600§FALSE§</svg:desc>
          <draw:polygon draw:style-name="gr2" draw:text-style-name="P4" draw:layer="layout" svg:width="14.891cm" svg:height="2.139cm" svg:x="2.777cm" svg:y="5.306cm" svg:viewBox="0 0 14892 2140" draw:points="7446,2140 0,2140 0,0 14892,0 14892,2140">
            <text:p/>
          </draw:polygon>
          <draw:path draw:style-name="gr3" draw:text-style-name="P5" draw:layer="layout" svg:width="0.436cm" svg:height="0.646cm" svg:x="2.789cm" svg:y="5.383cm" svg:viewBox="0 0 437 647" svg:d="M437 10c0-2 0-10-13-10-12 0-100 8-116 10-6 0-13 5-13 17 0 13 9 13 23 13 44 0 46 6 46 14l-4 19-54 216c-17-33-44-58-86-58-106 0-220 135-220 268 0 87 50 148 123 148 18 0 64-5 118-69 9 37 40 69 83 69 34 0 55-21 69-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294cm" svg:height="0.438cm" svg:x="3.261cm" svg:y="5.26cm" svg:viewBox="0 0 295 439" svg:d="M141 212c50 0 86 35 86 104 0 79-46 102-83 102-25 0-84-6-111-44 31-2 38-23 38-35 0-21-15-35-36-35-16 0-35 10-35 35 0 62 67 100 146 100 89 0 149-59 149-123 0-50-39-100-110-116 67-23 92-73 92-111 0-52-59-89-131-89-71 0-125 35-125 85 0 23 12 36 33 36 19 0 31-15 31-34 0-18-12-31-31-33 23-29 67-35 90-35 29 0 70 14 70 70 0 27-10 57-27 75-21 25-37 27-71 29-16 0-16 0-20 2 0 0-7 0-7 9 0 8 7 8 17 8z">
            <text:p/>
          </draw:path>
          <draw:path draw:style-name="gr3" draw:text-style-name="P5" draw:layer="layout" svg:width="0.423cm" svg:height="0.592cm" svg:x="3.663cm" svg:y="5.611cm" svg:viewBox="0 0 424 593" svg:d="M420 56c4-12 4-14 4-21 0-16-14-25-27-25-10 0-25 5-33 19-2 4-8 33-12 50-7 23-13 48-19 73l-42 166c-2 13-41 77-102 77-48 0-58-39-58-75 0-41 17-98 48-179 14-37 17-47 17-66 0-42-30-75-75-75-88 0-121 133-121 141 0 9 8 9 10 9 11 0 11-2 15-17 25-85 62-112 94-112 6 0 22 0 22 29 0 23-8 46-16 64-36 96-52 150-52 192 0 81 58 110 112 110 35 0 67-17 92-42-11 48-23 92-59 142-25 31-60 58-102 58-12 0-54-4-68-40 14 0 25 0 37-10 11-8 19-21 19-37 0-30-25-34-33-34-21 0-52 15-52 61 0 45 41 79 97 79 96 0 190-84 215-188z">
            <text:p/>
          </draw:path>
          <draw:polygon draw:style-name="gr3" draw:text-style-name="P5" draw:layer="layout" svg:width="1.409cm" svg:height="0.039cm" svg:x="2.731cm" svg:y="6.387cm" svg:viewBox="0 0 1410 40" draw:points="705,40 0,40 0,0 1410,0 1410,40">
            <text:p/>
          </draw:polygon>
          <draw:path draw:style-name="gr3" draw:text-style-name="P5" draw:layer="layout" svg:width="0.436cm" svg:height="0.646cm" svg:x="2.768cm" svg:y="6.626cm" svg:viewBox="0 0 437 647" svg:d="M437 10c0-2 0-10-13-10-12 0-100 8-116 10-6 0-13 5-13 17 0 13 9 13 23 13 44 0 46 6 46 14l-4 19-54 216c-17-33-44-58-86-58-106 0-220 135-220 268 0 87 50 148 123 148 18 0 64-5 118-69 9 37 40 69 83 69 34 0 55-21 69-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457cm" svg:height="0.415cm" svg:x="3.232cm" svg:y="6.857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4-35-34c-27 0-50 25-50 55 0 41 46 60 85 60 63 0 96-65 98-71 10 35 44 71 98 71 95 0 147-119 147-142 0-8-8-8-10-8-8 0-10 2-12 8-30 100-94 121-123 121-35 0-50-29-50-60 0-21 6-40 17-81z">
            <text:p/>
          </draw:path>
          <draw:path draw:style-name="gr3" draw:text-style-name="P5" draw:layer="layout" svg:width="0.294cm" svg:height="0.438cm" svg:x="3.763cm" svg:y="6.572cm" svg:viewBox="0 0 295 439" svg:d="M141 212c50 0 86 35 86 104 0 79-46 102-83 102-25 0-84-6-111-44 31-2 38-23 38-35 0-21-15-35-36-35-16 0-35 10-35 35 0 62 67 100 146 100 89 0 149-59 149-123 0-50-39-100-110-116 67-23 92-73 92-111 0-52-59-89-131-89-71 0-125 35-125 85 0 23 12 36 33 36 19 0 33-15 33-34 0-18-14-31-33-33 23-29 67-35 90-35 29 0 70 14 70 70 0 27-10 57-27 75-21 25-37 27-71 29-16 0-16 0-20 2 0 0-7 0-7 9 0 8 7 8 17 8z">
            <text:p/>
          </draw:path>
          <draw:path draw:style-name="gr3" draw:text-style-name="P5" draw:layer="layout" svg:width="0.608cm" svg:height="0.215cm" svg:x="4.553cm" svg:y="6.3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5.558cm" svg:y="5.948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559cm" svg:height="0.039cm" svg:x="5.899cm" svg:y="6.387cm" svg:viewBox="0 0 560 40" svg:d="M528 40c15 0 32 0 32-21 0-19-17-19-32-19h-497c-14 0-31 0-31 19 0 21 17 21 31 21z">
            <text:p/>
          </draw:path>
          <draw:path draw:style-name="gr3" draw:text-style-name="P5" draw:layer="layout" svg:width="0.303cm" svg:height="0.61cm" svg:x="6.614cm" svg:y="6.025cm" svg:viewBox="0 0 304 611" svg:d="M189 23c0-21 0-23-23-23-56 58-137 58-166 58v29c19 0 73 0 121-25v477c0 33-2 43-86 43h-29v29c31-4 113-4 148-4 37 0 116 0 150 4v-29h-29c-84 0-86-10-86-43z">
            <text:p/>
          </draw:path>
          <draw:path draw:style-name="gr3" draw:text-style-name="P5" draw:layer="layout" svg:width="0.213cm" svg:height="0.914cm" svg:x="7.043cm" svg:y="5.948cm" svg:viewBox="0 0 214 915" svg:d="M214 457c0-70-10-180-60-284-56-113-135-173-146-173-4 0-8 4-8 8s0 7 17 23c91 90 143 235 143 426 0 156-33 319-148 433-12 12-12 14-12 17 0 6 4 8 8 8 11 0 94-63 148-179 48-100 58-202 58-279z">
            <text:p/>
          </draw:path>
          <draw:path draw:style-name="gr3" draw:text-style-name="P5" draw:layer="layout" svg:width="0.099cm" svg:height="0.099cm" svg:x="7.423cm" svg:y="6.537cm" svg:viewBox="0 0 100 100" svg:d="M100 50c0-27-23-50-50-50s-50 23-50 50 23 50 50 50 50-23 50-50z">
            <text:p/>
          </draw:path>
          <draw:path draw:style-name="gr3" draw:text-style-name="P5" draw:layer="layout" svg:width="0.303cm" svg:height="0.61cm" svg:x="7.679cm" svg:y="6.025cm" svg:viewBox="0 0 304 611" svg:d="M189 23c0-21 0-23-21-23-58 58-139 58-168 58v29c19 0 73 0 121-25v477c0 33-2 43-86 43h-29v29c31-4 113-4 148-4 37 0 116 0 150 4v-29h-29c-84 0-86-10-86-43z">
            <text:p/>
          </draw:path>
          <draw:path draw:style-name="gr3" draw:text-style-name="P5" draw:layer="layout" svg:width="0.099cm" svg:height="0.099cm" svg:x="8.135cm" svg:y="6.537cm" svg:viewBox="0 0 100 100" svg:d="M100 50c0-27-23-50-50-50s-50 23-50 50 23 50 50 50 50-23 50-50z">
            <text:p/>
          </draw:path>
          <draw:path draw:style-name="gr3" draw:text-style-name="P5" draw:layer="layout" svg:width="0.419cm" svg:height="0.415cm" svg:x="8.651cm" svg:y="6.231cm" svg:viewBox="0 0 420 416" svg:d="M306 58c-17-33-44-58-86-58-106 0-220 135-220 268 0 88 50 148 123 148 18 0 64-4 118-69 9 38 40 69 83 69 34 0 55-21 69-50 15-33 27-89 27-92 0-8-8-8-10-8-9 0-11 2-13 17-16 58-33 112-70 112-25 0-27-23-27-42 0-20 2-27 12-68 10-38 10-48 19-81l33-129c6-27 6-27 6-31 0-17-10-25-25-25-23 0-37 21-39 39zM245 297c-4 17-4 17-16 34-42 49-79 64-104 64-46 0-61-50-61-85 0-46 30-160 52-202 28-54 69-87 107-87 60 0 72 75 72 81 0 4-2 10-4 14z">
            <text:p/>
          </draw:path>
          <draw:path draw:style-name="gr3" draw:text-style-name="P5" draw:layer="layout" svg:width="0.284cm" svg:height="0.425cm" svg:x="9.137cm" svg:y="5.832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559cm" svg:height="0.039cm" svg:x="10.926cm" svg:y="5.769cm" svg:viewBox="0 0 560 40" svg:d="M528 40c15 0 32 0 32-21 0-19-17-19-32-19h-497c-14 0-31 0-31 19 0 21 17 21 31 21z">
            <text:p/>
          </draw:path>
          <draw:path draw:style-name="gr3" draw:text-style-name="P5" draw:layer="layout" svg:width="0.365cm" svg:height="0.61cm" svg:x="11.606cm" svg:y="5.408cm" svg:viewBox="0 0 366 611" svg:d="M71 541l97-96c144-127 198-175 198-266 0-106-81-179-193-179-104 0-173 85-173 166 0 50 46 50 48 50 16 0 48-10 48-48 0-22-17-47-48-47-8 0-8 0-13 2 21-61 71-94 125-94 83 0 123 73 123 150 0 73-46 145-96 201l-177 196c-10 10-10 12-10 35h341l25-160h-23c-4 27-10 69-19 81-8 9-68 9-87 9z">
            <text:p/>
          </draw:path>
          <draw:polygon draw:style-name="gr3" draw:text-style-name="P5" draw:layer="layout" svg:width="3.637cm" svg:height="0.039cm" svg:x="9.618cm" svg:y="6.387cm" svg:viewBox="0 0 3638 40" draw:points="1818,40 0,40 0,0 3638,0 3638,40">
            <text:p/>
          </draw:polygon>
          <draw:path draw:style-name="gr3" draw:text-style-name="P5" draw:layer="layout" svg:width="0.213cm" svg:height="0.914cm" svg:x="9.707cm" svg:y="6.576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10.009cm" svg:y="6.857cm" svg:viewBox="0 0 420 416" svg:d="M306 58c-17-33-44-58-86-58-106 0-220 135-220 268 0 88 50 148 123 148 18 0 64-4 118-69 9 38 40 69 83 69 34 0 55-21 69-50 15-33 27-89 27-92 0-8-8-8-10-8-9 0-11 2-13 17-16 58-33 112-70 112-25 0-27-23-27-42 0-20 2-27 12-68 10-38 10-48 19-81l33-129c6-27 6-27 6-31 0-17-10-25-25-25-23 0-37 21-39 39zM245 297c-4 17-4 17-16 34-42 49-79 64-104 64-46 0-61-50-61-85 0-46 30-160 52-202 28-54 69-87 107-87 60 0 72 75 72 81 0 4-2 10-4 14z">
            <text:p/>
          </draw:path>
          <draw:path draw:style-name="gr3" draw:text-style-name="P5" draw:layer="layout" svg:width="0.457cm" svg:height="0.415cm" svg:x="10.481cm" svg:y="6.857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4-35-34c-27 0-50 25-50 55 0 41 46 60 85 60 63 0 96-65 98-71 10 35 44 71 98 71 95 0 147-119 147-142 0-8-8-8-10-8-8 0-10 2-12 8-30 100-94 121-123 121-35 0-50-29-50-60 0-21 6-40 17-81z">
            <text:p/>
          </draw:path>
          <draw:path draw:style-name="gr3" draw:text-style-name="P5" draw:layer="layout" svg:width="0.608cm" svg:height="0.61cm" svg:x="11.232cm" svg:y="6.728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2.137cm" svg:y="6.626cm" svg:viewBox="0 0 339 647" svg:d="M177 10c0-2 0-10-13-10-20 0-87 8-112 8-6 2-17 2-17 19 0 13 9 13 21 13 46 0 46 6 46 14 0 6-6 37-13 56l-74 300c-11 45-15 60-15 93 0 85 48 144 116 144 109 0 223-138 223-269 0-85-50-147-123-147-41 0-81 27-108 56zM89 356c7-19 7-21 15-32 46-60 85-72 110-72 34 0 58 27 58 85 0 54-31 160-47 195-29 61-73 94-109 94-31 0-62-25-62-92 0-18 0-35 17-93z">
            <text:p/>
          </draw:path>
          <draw:path draw:style-name="gr3" draw:text-style-name="P5" draw:layer="layout" svg:width="0.213cm" svg:height="0.914cm" svg:x="12.538cm" svg:y="6.576cm" svg:viewBox="0 0 214 915" svg:d="M214 457c0-70-10-180-60-284-56-113-135-173-146-173-4 0-8 4-8 8s0 7 17 23c91 90 143 235 143 426 0 156-33 319-148 433-12 12-12 14-12 17 0 6 4 8 8 8 11 0 94-63 148-179 48-100 58-202 58-279z">
            <text:p/>
          </draw:path>
          <draw:path draw:style-name="gr3" draw:text-style-name="P5" draw:layer="layout" svg:width="0.294cm" svg:height="0.438cm" svg:x="12.877cm" svg:y="6.572cm" svg:viewBox="0 0 295 439" svg:d="M141 212c50 0 86 35 86 104 0 79-46 102-83 102-25 0-84-6-111-44 31-2 38-23 38-35 0-21-15-35-36-35-16 0-35 10-35 35 0 62 67 100 146 100 89 0 149-59 149-123 0-50-39-100-110-116 67-23 92-73 92-111 0-52-59-89-131-89-71 0-125 35-125 85 0 23 12 36 33 36 19 0 31-15 31-34 0-18-12-31-31-33 23-29 67-35 90-35 29 0 70 14 70 70 0 27-8 57-27 75-21 25-37 27-71 29-16 0-16 0-20 2 0 0-7 0-7 9 0 8 7 8 17 8z">
            <text:p/>
          </draw:path>
          <draw:path draw:style-name="gr3" draw:text-style-name="P5" draw:layer="layout" svg:width="0.436cm" svg:height="0.646cm" svg:x="13.769cm" svg:y="5.383cm" svg:viewBox="0 0 437 647" svg:d="M437 10c0-2 0-10-13-10-12 0-100 8-116 10-6 0-13 5-13 17 0 13 9 13 23 13 44 0 46 6 46 14l-4 19-54 216c-17-33-44-58-86-58-106 0-220 135-220 268 0 87 50 148 123 148 18 0 64-5 118-69 9 37 40 69 83 69 34 0 55-21 69-52 15-32 27-88 27-90 0-10-8-10-10-10-11 0-11 4-13 16-16 61-33 115-70 115-25 0-27-23-27-42 0-23 2-29 6-43zM245 526c-4 17-4 19-18 35-40 50-77 65-102 65-46 0-61-50-61-85 0-46 30-161 52-202 28-54 69-87 107-87 60 0 72 74 72 81 0 4-2 10-4 14z">
            <text:p/>
          </draw:path>
          <draw:polygon draw:style-name="gr3" draw:text-style-name="P5" draw:layer="layout" svg:width="0.999cm" svg:height="0.039cm" svg:x="13.472cm" svg:y="6.387cm" svg:viewBox="0 0 1000 40" draw:points="499,40 0,40 0,0 1000,0 1000,40">
            <text:p/>
          </draw:polygon>
          <draw:path draw:style-name="gr3" draw:text-style-name="P5" draw:layer="layout" svg:width="0.436cm" svg:height="0.646cm" svg:x="13.507cm" svg:y="6.626cm" svg:viewBox="0 0 437 647" svg:d="M437 10c0-2 0-10-13-10-12 0-100 8-116 10-6 0-13 5-13 17 0 13 9 13 23 13 44 0 46 6 46 14l-2 19-56 216c-17-33-44-58-86-58-106 0-220 135-220 268 0 87 50 148 123 148 18 0 64-5 118-69 9 37 40 69 83 69 34 0 55-21 69-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457cm" svg:height="0.415cm" svg:x="13.973cm" svg:y="6.857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4-35-34c-27 0-50 25-50 55 0 41 46 60 87 60 61 0 94-65 96-71 10 35 44 71 100 71 93 0 145-119 145-142 0-8-8-8-10-8-8 0-10 2-12 8-30 100-94 121-123 121-35 0-50-29-50-60 0-21 6-40 17-81z">
            <text:p/>
          </draw:path>
          <draw:path draw:style-name="gr3" draw:text-style-name="P5" draw:layer="layout" svg:width="0.213cm" svg:height="0.914cm" svg:x="14.67cm" svg:y="5.948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14.969cm" svg:y="6.231cm" svg:viewBox="0 0 420 416" svg:d="M306 58c-17-33-44-58-86-58-106 0-220 135-220 268 0 88 50 148 123 148 18 0 64-4 118-69 9 38 40 69 83 69 34 0 55-21 69-50 15-33 27-89 27-92 0-8-8-8-10-8-9 0-11 2-13 17-16 58-33 112-70 112-25 0-27-23-27-42 0-20 2-27 12-68 10-38 10-48 19-81l33-129c6-27 6-27 6-31 0-17-10-25-25-25-23 0-37 21-39 39zM245 297c-4 17-4 17-16 34-42 49-79 64-104 64-46 0-61-50-61-85 0-46 32-160 52-202 28-54 69-87 107-87 60 0 72 75 72 81 0 4-2 10-4 14z">
            <text:p/>
          </draw:path>
          <draw:path draw:style-name="gr3" draw:text-style-name="P5" draw:layer="layout" svg:width="0.457cm" svg:height="0.415cm" svg:x="15.444cm" svg:y="6.231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4-35-34c-27 0-50 25-50 55 0 41 46 60 85 60 63 0 96-65 98-71 10 35 44 71 100 71 93 0 145-119 145-142 0-8-8-8-10-8-8 0-10 2-12 8-30 100-94 121-123 121-35 0-50-29-50-60 0-21 6-40 17-81z">
            <text:p/>
          </draw:path>
          <draw:path draw:style-name="gr3" draw:text-style-name="P5" draw:layer="layout" svg:width="0.608cm" svg:height="0.61cm" svg:x="16.192cm" svg:y="6.102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7.099cm" svg:y="6cm" svg:viewBox="0 0 339 647" svg:d="M177 10c0-2 0-10-13-10-20 0-87 8-112 8-6 2-17 2-17 19 0 13 9 13 21 13 46 0 48 6 48 14 0 6-8 37-15 56l-74 300c-11 45-15 60-15 93 0 85 48 144 116 144 109 0 223-138 223-269 0-85-50-147-123-147-41 0-81 27-108 56zM89 356c7-19 7-21 15-32 46-60 85-72 110-72 34 0 58 27 58 85 0 54-31 160-47 195-29 61-73 94-109 94-31 0-62-25-62-92 0-18 0-35 17-93z">
            <text:p/>
          </draw:path>
          <draw:path draw:style-name="gr3" draw:text-style-name="P5" draw:layer="layout" svg:width="0.213cm" svg:height="0.914cm" svg:x="17.501cm" svg:y="5.948cm" svg:viewBox="0 0 214 915" svg:d="M214 457c0-70-10-180-60-284-56-113-135-173-146-173-4 0-8 4-8 8s0 7 17 23c91 90 143 235 143 426 0 156-33 319-148 433-12 12-12 14-12 17 0 6 4 8 8 8 11 0 94-63 148-179 48-100 58-202 58-279z">
            <text:p/>
          </draw:path>
        </draw:g>
        <draw:g xml:id="id78" draw:id="id78">
          <svg:title>TexMaths</svg:title>
          <svg:desc>26§display§\frac{d}{dx}\left( \frac{d^2y}{dx^2 \right) =  ( - 1 ).1.\ a^2 . \frac{d}{dx} \left( \frac{ 1 }{ (ax + b)^2 } \right) §svg§600§FALSE§</svg:desc>
          <draw:polygon draw:style-name="gr2" draw:text-style-name="P4" draw:layer="layout" svg:width="16.032cm" svg:height="2.151cm" svg:x="2.773cm" svg:y="2.48cm" svg:viewBox="0 0 16033 2152" draw:points="8017,2152 0,2152 0,0 16033,0 16033,2152">
            <text:p/>
          </draw:polygon>
          <draw:path draw:style-name="gr3" draw:text-style-name="P5" draw:layer="layout" svg:width="0.436cm" svg:height="0.646cm" svg:x="3.024cm" svg:y="2.557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60 0 72 75 72 81 0 4-2 10-4 14z">
            <text:p/>
          </draw:path>
          <draw:polygon draw:style-name="gr3" draw:text-style-name="P5" draw:layer="layout" svg:width="1cm" svg:height="0.039cm" svg:x="2.727cm" svg:y="3.561cm" svg:viewBox="0 0 1001 40" draw:points="499,40 0,40 0,0 1001,0 1001,40">
            <text:p/>
          </draw:polygon>
          <draw:path draw:style-name="gr3" draw:text-style-name="P5" draw:layer="layout" svg:width="0.436cm" svg:height="0.646cm" svg:x="2.764cm" svg:y="3.8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457cm" svg:height="0.415cm" svg:x="3.228cm" svg:y="4.031cm" svg:viewBox="0 0 458 416" svg:d="M281 129c4-25 25-108 89-108 6 0 27 0 46 10-25 6-44 29-44 50 0 15 11 33 36 33 21 0 50-16 50-54 0-48-54-60-86-60-54 0-85 48-97 71-23-63-71-71-98-71-96 0-148 119-148 141 0 9 8 9 11 9 8 0 10 0 12-9 31-97 92-120 123-120 16 0 50 8 50 60 0 29-17 92-50 218-15 59-48 96-88 96-6 0-27 0-45-10 22-6 43-25 43-50s-21-33-35-33c-27 0-50 25-50 54 0 41 46 60 85 60 63 0 96-65 98-71 10 36 44 71 98 71 95 0 148-119 148-141 0-9-9-9-11-9-8 0-10 2-12 9-30 99-94 120-123 120-35 0-50-29-50-60 0-21 6-40 17-81z">
            <text:p/>
          </draw:path>
          <draw:path draw:style-name="gr3" draw:text-style-name="P5" draw:layer="layout" svg:width="0.45cm" svg:height="2.193cm" svg:x="4.177cm" svg:y="2.484cm" svg:viewBox="0 0 451 2194" svg:d="M451 2186c0-4-2-6-4-9-33-35-95-95-156-195-147-235-214-532-214-884 0-247 33-564 183-836 73-131 148-206 189-245 2-2 2-5 2-9 0-8-6-8-18-8-13 0-15 0-29 15-308 278-404 696-404 1081 0 360 83 722 316 996 19 21 52 58 92 92 10 10 12 10 25 10 12 0 18 0 18-8z">
            <text:p/>
          </draw:path>
          <draw:path draw:style-name="gr3" draw:text-style-name="P5" draw:layer="layout" svg:width="0.436cm" svg:height="0.646cm" svg:x="4.826cm" svg:y="2.557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58 0 72 75 72 81 0 4-2 10-4 14z">
            <text:p/>
          </draw:path>
          <draw:path draw:style-name="gr3" draw:text-style-name="P5" draw:layer="layout" svg:width="0.284cm" svg:height="0.425cm" svg:x="5.306cm" svg:y="2.434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23cm" svg:height="0.592cm" svg:x="5.702cm" svg:y="2.785cm" svg:viewBox="0 0 424 593" svg:d="M420 56c4-12 4-14 4-21 0-16-14-25-27-25-10 0-25 5-33 19-2 4-8 33-12 50-7 23-13 48-19 73l-42 166c-2 13-41 77-104 77-46 0-56-39-56-75 0-41 17-97 48-179 14-37 17-47 17-66 0-42-30-75-75-75-88 0-121 133-121 141 0 9 8 9 10 9 11 0 11-2 15-17 25-85 62-112 94-112 6 0 22 0 22 29 0 23-8 46-16 64-36 96-52 150-52 192 0 81 58 110 112 110 35 0 67-17 92-42-11 48-23 92-59 142-25 31-60 58-102 58-12 0-54-4-68-40 14 0 25 0 37-10 11-8 19-21 19-37 0-29-25-34-33-34-21 0-52 15-52 61 0 45 41 79 97 79 96 0 190-83 215-187z">
            <text:p/>
          </draw:path>
          <draw:polygon draw:style-name="gr3" draw:text-style-name="P5" draw:layer="layout" svg:width="1.409cm" svg:height="0.039cm" svg:x="4.77cm" svg:y="3.561cm" svg:viewBox="0 0 1410 40" draw:points="705,40 0,40 0,0 1410,0 1410,40">
            <text:p/>
          </draw:polygon>
          <draw:path draw:style-name="gr3" draw:text-style-name="P5" draw:layer="layout" svg:width="0.436cm" svg:height="0.646cm" svg:x="4.805cm" svg:y="3.8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58 0 72 75 72 81 0 4-2 10-4 14z">
            <text:p/>
          </draw:path>
          <draw:path draw:style-name="gr3" draw:text-style-name="P5" draw:layer="layout" svg:width="0.457cm" svg:height="0.415cm" svg:x="5.271cm" svg:y="4.031cm" svg:viewBox="0 0 458 416" svg:d="M281 129c4-25 25-108 89-108 4 0 27 0 46 10-25 6-44 29-44 50 0 15 11 33 36 33 21 0 50-16 50-54 0-48-54-60-86-60-54 0-85 48-97 71-23-63-71-71-98-71-96 0-148 119-148 141 0 9 8 9 11 9 8 0 10 0 12-9 31-97 92-120 123-120 16 0 50 8 50 60 0 29-17 92-50 218-15 59-48 96-88 96-6 0-27 0-45-10 22-6 43-25 43-50s-21-33-35-33c-27 0-50 25-50 54 0 41 46 60 85 60 63 0 94-65 98-71 10 36 44 71 98 71 95 0 148-119 148-141 0-9-9-9-11-9-8 0-10 2-12 9-32 99-94 120-123 120-35 0-50-29-50-60 0-21 6-40 17-81z">
            <text:p/>
          </draw:path>
          <draw:path draw:style-name="gr3" draw:text-style-name="P5" draw:layer="layout" svg:width="0.284cm" svg:height="0.425cm" svg:x="5.808cm" svg:y="3.746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5cm" svg:height="2.193cm" svg:x="6.319cm" svg:y="2.484cm" svg:viewBox="0 0 451 2194" svg:d="M451 1098c0-360-83-722-316-996-19-21-52-58-89-92-13-10-15-10-27-10-11 0-19 0-19 8 0 4 4 9 6 11 31 33 94 93 154 193 148 235 216 533 216 884 0 247-33 564-185 836-72 131-149 206-187 245-2 3-4 5-4 9 0 8 8 8 19 8 12 0 14 0 29-14 308-279 403-697 403-1082z">
            <text:p/>
          </draw:path>
          <draw:path draw:style-name="gr3" draw:text-style-name="P5" draw:layer="layout" svg:width="0.608cm" svg:height="0.215cm" svg:x="7.264cm" svg:y="3.474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8.268cm" svg:y="3.122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559cm" svg:height="0.039cm" svg:x="8.61cm" svg:y="3.561cm" svg:viewBox="0 0 560 40" svg:d="M528 40c15 0 32 0 32-21 0-19-17-19-32-19h-497c-14 0-31 0-31 19 0 21 17 21 31 21z">
            <text:p/>
          </draw:path>
          <draw:path draw:style-name="gr3" draw:text-style-name="P5" draw:layer="layout" svg:width="0.303cm" svg:height="0.61cm" svg:x="9.325cm" svg:y="3.199cm" svg:viewBox="0 0 304 611" svg:d="M189 23c0-21 0-23-21-23-58 58-139 58-168 58v29c19 0 73 0 121-25v477c0 33-2 43-86 43h-29v29c31-4 113-4 148-4 37 0 116 0 150 4v-29h-29c-84 0-86-10-86-43z">
            <text:p/>
          </draw:path>
          <draw:path draw:style-name="gr3" draw:text-style-name="P5" draw:layer="layout" svg:width="0.213cm" svg:height="0.914cm" svg:x="9.754cm" svg:y="3.122cm" svg:viewBox="0 0 214 915" svg:d="M214 458c0-71-10-181-60-285-56-113-135-173-146-173-4 0-8 4-8 8s0 7 17 23c91 90 143 235 143 427 0 156-33 318-148 432-12 13-12 15-12 17 0 6 4 8 8 8 11 0 94-62 148-179 48-100 58-202 58-278z">
            <text:p/>
          </draw:path>
          <draw:path draw:style-name="gr3" draw:text-style-name="P5" draw:layer="layout" svg:width="0.099cm" svg:height="0.099cm" svg:x="10.134cm" svg:y="3.711cm" svg:viewBox="0 0 100 100" svg:d="M100 50c0-27-23-50-50-50s-50 23-50 50 23 50 50 50 50-23 50-50z">
            <text:p/>
          </draw:path>
          <draw:path draw:style-name="gr3" draw:text-style-name="P5" draw:layer="layout" svg:width="0.303cm" svg:height="0.61cm" svg:x="10.392cm" svg:y="3.199cm" svg:viewBox="0 0 304 611" svg:d="M189 23c0-21 0-23-21-23-58 58-139 58-168 58v29c19 0 73 0 121-25v477c0 33-2 43-86 43h-29v29c31-4 113-4 148-4 37 0 116 0 150 4v-29h-29c-84 0-86-10-86-43z">
            <text:p/>
          </draw:path>
          <draw:path draw:style-name="gr3" draw:text-style-name="P5" draw:layer="layout" svg:width="0.099cm" svg:height="0.099cm" svg:x="10.846cm" svg:y="3.711cm" svg:viewBox="0 0 100 100" svg:d="M100 50c0-27-23-50-50-50s-50 23-50 50 23 50 50 50 50-23 50-50z">
            <text:p/>
          </draw:path>
          <draw:path draw:style-name="gr3" draw:text-style-name="P5" draw:layer="layout" svg:width="0.419cm" svg:height="0.415cm" svg:x="11.362cm" svg:y="3.405cm" svg:viewBox="0 0 420 416" svg:d="M306 58c-17-33-44-58-86-58-106 0-220 135-220 268 0 88 50 148 123 148 18 0 64-4 118-69 9 38 40 69 83 69 34 0 55-21 69-50 15-33 27-89 27-91 0-9-8-9-10-9-9 0-11 2-13 17-16 58-33 112-70 112-25 0-27-23-27-41 0-21 2-27 12-69 10-38 10-48 19-81l33-129c6-27 6-27 6-31 0-17-10-25-25-25-23 0-37 21-39 39zM245 297c-4 17-4 17-16 34-42 50-79 64-104 64-46 0-61-50-61-85 0-46 30-160 52-202 28-54 69-87 107-87 60 0 72 75 72 81 0 4-2 10-4 14z">
            <text:p/>
          </draw:path>
          <draw:path draw:style-name="gr3" draw:text-style-name="P5" draw:layer="layout" svg:width="0.284cm" svg:height="0.425cm" svg:x="11.848cm" svg:y="3.006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099cm" svg:height="0.099cm" svg:x="12.298cm" svg:y="3.711cm" svg:viewBox="0 0 100 100" svg:d="M100 50c0-27-23-50-50-50s-50 23-50 50 23 50 50 50 50-23 50-50z">
            <text:p/>
          </draw:path>
          <draw:path draw:style-name="gr3" draw:text-style-name="P5" draw:layer="layout" svg:width="0.436cm" svg:height="0.646cm" svg:x="12.88cm" svg:y="2.557cm" svg:viewBox="0 0 437 647" svg:d="M437 10c0-2 0-10-13-10-12 0-100 8-116 10-6 0-13 5-13 17 0 13 9 13 23 13 44 0 46 6 46 14l-2 19-56 216c-17-33-44-58-86-58-106 0-220 135-220 268 0 87 50 148 123 148 18 0 64-4 118-69 9 38 40 69 83 69 34 0 55-21 69-52 15-31 27-88 27-90 0-10-8-10-10-10-11 0-11 4-13 17-16 60-33 114-70 114-25 0-27-23-27-42 0-22 2-29 6-43zM245 526c-4 17-4 19-18 36-40 49-77 64-102 64-46 0-61-50-61-85 0-46 30-160 52-202 28-54 69-87 107-87 60 0 72 75 72 81 0 4-2 10-4 14z">
            <text:p/>
          </draw:path>
          <draw:polygon draw:style-name="gr3" draw:text-style-name="P5" draw:layer="layout" svg:width="1cm" svg:height="0.039cm" svg:x="12.583cm" svg:y="3.561cm" svg:viewBox="0 0 1001 40" draw:points="499,40 0,40 0,0 1001,0 1001,40">
            <text:p/>
          </draw:polygon>
          <draw:path draw:style-name="gr3" draw:text-style-name="P5" draw:layer="layout" svg:width="0.436cm" svg:height="0.646cm" svg:x="12.618cm" svg:y="3.8cm" svg:viewBox="0 0 437 647" svg:d="M437 10c0-2 0-10-13-10-12 0-100 8-116 10-6 0-13 5-13 17 0 13 9 13 23 13 44 0 46 6 46 14l-2 19-56 216c-17-33-44-58-86-58-106 0-220 135-220 268 0 87 50 148 123 148 18 0 64-4 118-69 9 38 40 69 83 69 34 0 55-21 69-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457cm" svg:height="0.415cm" svg:x="13.084cm" svg:y="4.031cm" svg:viewBox="0 0 458 416" svg:d="M281 129c4-25 25-108 89-108 6 0 27 0 46 10-25 6-44 29-44 50 0 15 11 33 36 33 21 0 50-16 50-54 0-48-54-60-86-60-54 0-85 48-97 71-23-63-71-71-98-71-96 0-148 119-148 141 0 9 8 9 11 9 8 0 10 0 12-9 31-97 92-120 123-120 16 0 50 8 50 60 0 29-17 92-50 218-15 59-48 96-88 96-6 0-27 0-45-10 22-6 43-25 43-50s-21-33-35-33c-27 0-50 25-50 54 0 41 46 60 87 60 61 0 94-65 96-71 10 36 44 71 100 71 93 0 146-119 146-141 0-9-9-9-11-9-8 0-10 2-12 9-30 99-94 120-123 120-35 0-50-29-50-60 0-21 6-40 17-81z">
            <text:p/>
          </draw:path>
          <draw:path draw:style-name="gr3" draw:text-style-name="P5" draw:layer="layout" svg:width="0.45cm" svg:height="2.193cm" svg:x="14.032cm" svg:y="2.484cm" svg:viewBox="0 0 451 2194" svg:d="M451 2186c0-4-2-6-4-9-33-35-95-95-156-195-147-235-214-532-214-884 0-247 33-564 183-836 73-131 148-206 189-245 2-2 2-5 2-9 0-8-6-8-18-8-13 0-15 0-29 15-308 278-404 696-404 1081 0 360 83 722 316 996 19 21 52 58 92 92 10 10 12 10 25 10 12 0 18 0 18-8z">
            <text:p/>
          </draw:path>
          <draw:path draw:style-name="gr3" draw:text-style-name="P5" draw:layer="layout" svg:width="0.303cm" svg:height="0.61cm" svg:x="16.296cm" svg:y="2.582cm" svg:viewBox="0 0 304 611" svg:d="M189 23c0-21 0-23-21-23-58 58-139 58-168 58v29c19 0 73 0 121-25v477c0 33-2 43-86 43h-29v29c31-4 113-4 148-4 37 0 116 0 150 4v-29h-29c-84 0-86-10-86-43z">
            <text:p/>
          </draw:path>
          <draw:polygon draw:style-name="gr3" draw:text-style-name="P5" draw:layer="layout" svg:width="3.637cm" svg:height="0.039cm" svg:x="14.625cm" svg:y="3.561cm" svg:viewBox="0 0 3638 40" draw:points="1818,40 0,40 0,0 3638,0 3638,40">
            <text:p/>
          </draw:polygon>
          <draw:path draw:style-name="gr3" draw:text-style-name="P5" draw:layer="layout" svg:width="0.213cm" svg:height="0.914cm" svg:x="14.715cm" svg:y="3.75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419cm" svg:height="0.415cm" svg:x="15.016cm" svg:y="4.031cm" svg:viewBox="0 0 420 416" svg:d="M306 58c-17-33-44-58-86-58-106 0-220 135-220 268 0 88 50 148 123 148 18 0 64-4 118-69 9 38 40 69 83 69 34 0 55-21 69-50 15-33 27-89 27-91 0-9-8-9-10-9-9 0-11 2-13 17-16 58-33 112-70 112-25 0-27-23-27-41 0-21 2-27 12-69 10-38 10-48 19-81l33-129c6-27 6-27 6-31 0-17-10-25-25-25-23 0-37 21-39 39zM245 297c-4 17-4 17-16 34-42 50-79 64-104 64-46 0-61-50-61-85 0-46 30-160 52-202 28-54 69-87 107-87 60 0 72 75 72 81 0 4-2 10-4 14z">
            <text:p/>
          </draw:path>
          <draw:path draw:style-name="gr3" draw:text-style-name="P5" draw:layer="layout" svg:width="0.457cm" svg:height="0.415cm" svg:x="15.488cm" svg:y="4.031cm" svg:viewBox="0 0 458 416" svg:d="M281 129c4-25 25-108 89-108 4 0 27 0 46 10-25 6-44 29-44 50 0 15 11 33 36 33 21 0 50-16 50-54 0-48-54-60-86-60-54 0-85 48-97 71-23-63-71-71-98-71-96 0-148 119-148 141 0 9 8 9 11 9 8 0 10 0 12-9 31-97 92-120 123-120 16 0 50 8 50 60 0 29-17 92-50 218-15 59-48 96-88 96-6 0-27 0-45-10 22-6 43-25 43-50s-21-33-35-33c-27 0-50 25-50 54 0 41 46 60 85 60 63 0 94-65 98-71 10 36 44 71 98 71 95 0 148-119 148-141 0-9-9-9-11-9-8 0-10 2-12 9-32 99-94 120-123 120-35 0-50-29-50-60 0-21 6-40 17-81z">
            <text:p/>
          </draw:path>
          <draw:path draw:style-name="gr3" draw:text-style-name="P5" draw:layer="layout" svg:width="0.608cm" svg:height="0.61cm" svg:x="16.239cm" svg:y="3.902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7.144cm" svg:y="3.8cm" svg:viewBox="0 0 339 647" svg:d="M177 10c0-2 0-10-13-10-20 0-87 8-112 8-6 2-17 2-17 19 0 13 9 13 21 13 46 0 48 6 48 14 0 6-8 38-15 56l-74 300c-11 45-15 60-15 93 0 86 48 144 116 144 109 0 223-137 223-268 0-86-50-148-123-148-41 0-81 27-108 56zM89 356c7-19 7-21 15-32 46-60 87-72 110-72 34 0 58 27 58 85 0 54-31 160-47 195-29 61-73 94-109 94-31 0-60-25-60-92 0-18 0-35 15-93z">
            <text:p/>
          </draw:path>
          <draw:path draw:style-name="gr3" draw:text-style-name="P5" draw:layer="layout" svg:width="0.213cm" svg:height="0.914cm" svg:x="17.546cm" svg:y="3.75cm" svg:viewBox="0 0 214 915" svg:d="M214 458c0-71-10-181-60-285-56-113-135-173-146-173-4 0-8 4-8 8s0 7 17 23c91 90 143 235 143 427 0 156-33 318-148 432-12 13-12 15-12 17 0 6 4 8 8 8 11 0 94-62 148-179 48-100 58-202 58-278z">
            <text:p/>
          </draw:path>
          <draw:path draw:style-name="gr3" draw:text-style-name="P5" draw:layer="layout" svg:width="0.284cm" svg:height="0.425cm" svg:x="17.891cm" svg:y="3.746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5cm" svg:height="2.193cm" svg:x="18.401cm" svg:y="2.484cm" svg:viewBox="0 0 451 2194" svg:d="M451 1098c0-360-83-722-316-996-19-21-52-58-89-92-13-10-15-10-27-10-11 0-19 0-19 8 0 4 4 9 6 11 31 33 94 93 154 193 148 235 214 533 214 884 0 247-31 564-183 836-72 131-149 206-187 245-2 3-4 5-4 9 0 8 8 8 19 8 12 0 14 0 29-14 308-279 403-697 403-1082z">
            <text:p/>
          </draw:path>
        </draw:g>
        <draw:g xml:id="id77" draw:id="id77">
          <svg:title>TexMaths</svg:title>
          <svg:desc>26§display§\text {Diff. } w. \ r. \ t. \ x.§svg§600§FALSE§</svg:desc>
          <draw:polygon draw:style-name="gr2" draw:text-style-name="P4" draw:layer="layout" svg:width="5.823cm" svg:height="0.563cm" svg:x="2.743cm" svg:y="1.082cm" svg:viewBox="0 0 5824 564" draw:points="2912,564 0,564 0,0 5824,0 5824,564">
            <text:p/>
          </draw:polygon>
          <draw:path draw:style-name="gr3" draw:text-style-name="P5" draw:layer="layout" svg:width="0.615cm" svg:height="0.626cm" svg:x="2.728cm" svg:y="1.057cm" svg:viewBox="0 0 616 627" svg:d="M0 0v29h23c71 0 71 11 71 42v485c0 33 0 42-71 42h-23v29h335c154 0 281-136 281-308 0-175-123-319-281-319zM218 598c-43 0-45-7-45-36v-497c0-30 2-36 45-36h92c56 0 121 19 166 86 40 54 48 133 48 204 0 102-17 156-50 202-19 25-71 77-164 77z">
            <text:p/>
          </draw:path>
          <draw:path draw:style-name="gr3" draw:text-style-name="P5" draw:layer="layout" svg:width="0.197cm" svg:height="0.613cm" svg:x="3.425cm" svg:y="1.069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55cm" svg:height="0.647cm" svg:x="3.672cm" svg:y="1.036cm" svg:viewBox="0 0 551 648" svg:d="M387 279h104v-27h-108v-106c0-84 45-125 85-125 4 0 17 0 31 6-10 4-27 15-27 38 0 20 15 39 40 39s39-19 39-39c0-34-31-65-83-65-54 0-96 35-100 40-27-36-77-40-102-40-87 0-193 48-193 148v104h-73v27h73v298c0 41-11 41-73 41v30c31-2 79-5 102-5s69 3 102 5v-30c-60 0-71 0-71-41v-298h194v298c0 41-11 41-73 41v30c35-2 79-5 104-5 37 0 81 0 116 5v-30h-19c-66 0-68-10-68-43zM131 252v-104c0-90 75-127 133-127 46 0 71 16 73 16v3c-17 0-33 12-33 37 0 6 0 29 25 38-2 12-2 20-2 31v106z">
            <text:p/>
          </draw:path>
          <draw:path draw:style-name="gr3" draw:text-style-name="P5" draw:layer="layout" svg:width="0.099cm" svg:height="0.099cm" svg:x="4.261cm" svg:y="1.584cm" svg:viewBox="0 0 100 100" svg:d="M100 50c0-27-23-50-50-50s-50 23-50 50 23 50 50 50 50-23 50-50z">
            <text:p/>
          </draw:path>
          <draw:path draw:style-name="gr3" draw:text-style-name="P5" draw:layer="layout" svg:width="0.606cm" svg:height="0.415cm" svg:x="4.868cm" svg:y="1.278cm" svg:viewBox="0 0 607 416" svg:d="M397 94c4-19 13-54 13-59 0-16-13-25-25-25-13 0-29 7-36 25-2 7-45 184-52 207-6 27-8 43-8 60 0 10 0 12 2 17-21 50-50 77-85 77-73 0-73-67-73-84 0-29 4-64 48-179 10-27 15-39 15-58 0-42-30-75-75-75-88 0-121 133-121 142 0 8 8 8 10 8 11 0 11 0 15-17 25-85 60-112 94-112 8 0 22 0 22 29 0 23-10 50-16 65-40 108-52 152-52 185 0 85 62 116 131 116 14 0 58 0 95-64 23 58 88 64 115 64 69 0 108-58 133-112 31-73 60-196 60-239 0-50-25-65-41-65-23 0-46 23-46 44 0 12 6 18 15 25 10 10 33 33 33 79 0 31-27 121-50 166-25 50-56 82-102 82-44 0-67-27-67-79 0-25 7-55 9-67z">
            <text:p/>
          </draw:path>
          <draw:path draw:style-name="gr3" draw:text-style-name="P5" draw:layer="layout" svg:width="0.099cm" svg:height="0.099cm" svg:x="5.598cm" svg:y="1.584cm" svg:viewBox="0 0 100 100" svg:d="M100 50c0-27-23-50-50-50s-50 23-50 50 23 50 50 50 50-23 50-50z">
            <text:p/>
          </draw:path>
          <draw:path draw:style-name="gr3" draw:text-style-name="P5" draw:layer="layout" svg:width="0.373cm" svg:height="0.415cm" svg:x="6.106cm" svg:y="1.278cm" svg:viewBox="0 0 374 416" svg:d="M54 352c-2 14-8 35-8 39 0 17 12 25 27 25 10 0 27-8 33-25 2-4 33-129 38-145 6-32 22-96 29-121 4-10 29-54 52-75 6-6 33-29 72-29 25 0 38 10 40 10-29 4-48 27-48 50 0 15 10 34 33 34 25 0 52-21 52-55 0-33-29-60-77-60-60 0-99 46-116 71-8-42-42-71-85-71-42 0-59 35-67 52-17 31-29 88-29 90 0 8 8 8 10 8 11 0 11 0 17-21 15-64 33-108 67-108 16 0 29 6 29 41 0 19-4 30-15 78z">
            <text:p/>
          </draw:path>
          <draw:path draw:style-name="gr3" draw:text-style-name="P5" draw:layer="layout" svg:width="0.099cm" svg:height="0.099cm" svg:x="6.545cm" svg:y="1.584cm" svg:viewBox="0 0 100 100" svg:d="M100 50c0-27-23-50-50-50s-50 23-50 50 23 50 50 50 50-23 50-50z">
            <text:p/>
          </draw:path>
          <draw:path draw:style-name="gr3" draw:text-style-name="P5" draw:layer="layout" svg:width="0.282cm" svg:height="0.584cm" svg:x="7.046cm" svg:y="1.109cm" svg:viewBox="0 0 283 585" svg:d="M168 208h88c16 0 27 0 27-19 0-10-11-10-27-10h-79c31-131 37-148 37-154 0-17-12-25-27-25-2 0-29 0-37 33l-36 146h-87c-19 0-27 0-27 17 0 12 8 12 25 12h81c-66 261-69 275-69 292 0 50 36 85 84 85 95 0 147-135 147-141 0-9-8-9-12-9-6 0-8 2-13 13-39 95-89 116-120 116-19 0-27-12-27-41 0-23 0-29 4-44z">
            <text:p/>
          </draw:path>
          <draw:path draw:style-name="gr3" draw:text-style-name="P5" draw:layer="layout" svg:width="0.099cm" svg:height="0.099cm" svg:x="7.433cm" svg:y="1.584cm" svg:viewBox="0 0 100 100" svg:d="M100 50c0-27-23-50-50-50s-50 23-50 50 23 50 50 50 50-23 50-50z">
            <text:p/>
          </draw:path>
          <draw:path draw:style-name="gr3" draw:text-style-name="P5" draw:layer="layout" svg:width="0.457cm" svg:height="0.415cm" svg:x="7.938cm" svg:y="1.278cm" svg:viewBox="0 0 458 416" svg:d="M281 129c4-25 25-108 89-108 6 0 27 0 46 10-25 6-44 29-44 50 0 15 11 34 36 34 20 0 50-17 50-55 0-48-55-60-86-60-54 0-85 48-97 71-23-63-71-71-98-71-96 0-148 119-148 142 0 8 8 8 11 8 8 0 10 0 12-8 31-98 92-121 123-121 16 0 50 8 50 60 0 29-17 92-50 219-15 58-48 96-88 96-6 0-27 0-45-11 22-6 43-25 43-50s-21-33-35-33c-27 0-50 25-50 54 0 42 46 60 85 60 63 0 96-64 98-70 10 35 44 70 98 70 95 0 147-118 147-141 0-8-8-8-10-8-8 0-10 2-12 8-30 100-94 121-123 121-35 0-50-30-50-61 0-21 6-39 17-81z">
            <text:p/>
          </draw:path>
          <draw:path draw:style-name="gr3" draw:text-style-name="P5" draw:layer="layout" svg:width="0.099cm" svg:height="0.099cm" svg:x="8.514cm" svg:y="1.584cm" svg:viewBox="0 0 100 100" svg:d="M100 50c0-27-23-50-50-50s-50 23-50 50 23 50 50 50 50-23 50-50z">
            <text:p/>
          </draw:path>
        </draw:g>
        <draw:g xml:id="id81" draw:id="id81">
          <svg:title>TexMaths</svg:title>
          <svg:desc>26§display§\frac{d^3 y}{dx^3} =   \frac{ ( - 1 )^2. 2.1.\ a^3 }{ (ax + b)^3} §svg§600§FALSE§</svg:desc>
          <draw:polygon draw:style-name="gr2" draw:text-style-name="P4" draw:layer="layout" svg:width="7.915cm" svg:height="2.139cm" svg:x="2.781cm" svg:y="11.012cm" svg:viewBox="0 0 7916 2140" draw:points="3958,2140 0,2140 0,0 7916,0 7916,2140">
            <text:p/>
          </draw:polygon>
          <draw:path draw:style-name="gr3" draw:text-style-name="P5" draw:layer="layout" svg:width="0.436cm" svg:height="0.646cm" svg:x="2.793cm" svg:y="11.089cm" svg:viewBox="0 0 437 647" svg:d="M437 10c0-2 0-10-13-10-12 0-100 8-116 10-6 0-13 5-13 17 0 13 9 13 23 13 44 0 46 6 46 14l-4 19-54 216c-17-33-44-58-86-58-106 0-220 135-220 268 0 87 50 148 123 148 18 0 64-5 118-69 9 37 40 69 83 69 34 0 55-21 69-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294cm" svg:height="0.438cm" svg:x="3.265cm" svg:y="10.966cm" svg:viewBox="0 0 295 439" svg:d="M141 212c50 0 86 35 86 104 0 79-46 102-83 102-25 0-84-6-111-44 31-2 38-23 38-35 0-21-15-35-36-35-16 0-35 10-35 35 0 62 67 100 146 100 89 0 149-59 149-123 0-50-39-100-110-116 67-23 92-73 92-111 0-52-59-89-131-89-71 0-125 35-125 85 0 23 12 36 33 36 19 0 31-15 31-34 0-18-12-31-31-33 23-29 67-35 90-35 29 0 70 14 70 70 0 27-10 57-27 75-21 25-37 27-71 29-16 0-16 0-20 2 0 0-7 0-7 9 0 8 7 8 17 8z">
            <text:p/>
          </draw:path>
          <draw:path draw:style-name="gr3" draw:text-style-name="P5" draw:layer="layout" svg:width="0.423cm" svg:height="0.592cm" svg:x="3.667cm" svg:y="11.317cm" svg:viewBox="0 0 424 593" svg:d="M420 56c4-12 4-14 4-21 0-16-14-25-27-25-10 0-25 5-33 19-2 4-8 33-12 50-7 23-13 48-19 73l-42 166c-2 13-41 77-102 77-48 0-58-39-58-75 0-41 17-98 48-179 14-37 17-47 17-66 0-42-30-75-75-75-88 0-121 133-121 141 0 9 8 9 10 9 11 0 11-2 15-17 25-85 62-112 94-112 6 0 22 0 22 29 0 23-8 46-16 64-36 96-52 150-52 192 0 81 58 110 112 110 35 0 67-17 92-42-11 48-23 92-59 142-25 31-60 58-102 58-12 0-54-4-68-40 14 0 25 0 37-10 11-8 19-21 19-37 0-30-25-34-33-34-21 0-52 15-52 61 0 45 41 79 97 79 96 0 190-84 215-188z">
            <text:p/>
          </draw:path>
          <draw:polygon draw:style-name="gr3" draw:text-style-name="P5" draw:layer="layout" svg:width="1.409cm" svg:height="0.039cm" svg:x="2.735cm" svg:y="12.093cm" svg:viewBox="0 0 1410 40" draw:points="705,40 0,40 0,0 1410,0 1410,40">
            <text:p/>
          </draw:polygon>
          <draw:path draw:style-name="gr3" draw:text-style-name="P5" draw:layer="layout" svg:width="0.436cm" svg:height="0.646cm" svg:x="2.772cm" svg:y="12.332cm" svg:viewBox="0 0 437 647" svg:d="M437 10c0-2 0-10-13-10-12 0-100 8-116 10-6 0-13 5-13 17 0 13 9 13 23 13 44 0 46 6 46 14l-4 19-54 216c-17-33-44-58-86-58-106 0-220 135-220 268 0 87 50 148 123 148 18 0 64-5 118-69 9 37 40 69 83 69 34 0 55-21 69-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457cm" svg:height="0.415cm" svg:x="3.236cm" svg:y="12.563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4-35-34c-27 0-50 25-50 55 0 41 46 60 85 60 63 0 96-65 98-71 10 35 44 71 98 71 95 0 147-119 147-142 0-8-8-8-10-8-8 0-10 2-12 8-30 100-94 121-123 121-35 0-50-29-50-60 0-21 6-40 17-81z">
            <text:p/>
          </draw:path>
          <draw:path draw:style-name="gr3" draw:text-style-name="P5" draw:layer="layout" svg:width="0.294cm" svg:height="0.438cm" svg:x="3.767cm" svg:y="12.278cm" svg:viewBox="0 0 295 439" svg:d="M141 212c50 0 86 35 86 104 0 79-46 102-83 102-25 0-84-6-111-44 31-2 38-23 38-35 0-21-15-35-36-35-16 0-35 10-35 35 0 62 67 100 146 100 89 0 149-59 149-123 0-50-39-100-110-116 67-23 92-73 92-111 0-52-59-89-131-89-71 0-125 35-125 85 0 23 12 36 33 36 19 0 33-15 33-34 0-18-14-31-33-33 23-29 67-35 90-35 29 0 70 14 70 70 0 27-10 57-27 75-21 25-37 27-71 29-16 0-16 0-20 2 0 0-7 0-7 9 0 8 7 8 17 8z">
            <text:p/>
          </draw:path>
          <draw:path draw:style-name="gr3" draw:text-style-name="P5" draw:layer="layout" svg:width="0.608cm" svg:height="0.215cm" svg:x="4.557cm" svg:y="12.006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5.672cm" svg:y="11.037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559cm" svg:height="0.039cm" svg:x="6.011cm" svg:y="11.475cm" svg:viewBox="0 0 560 40" svg:d="M528 40c15 0 32 0 32-21 0-19-17-19-32-19h-497c-14 0-31 0-31 19 0 21 17 21 31 21z">
            <text:p/>
          </draw:path>
          <draw:path draw:style-name="gr3" draw:text-style-name="P5" draw:layer="layout" svg:width="0.303cm" svg:height="0.61cm" svg:x="6.729cm" svg:y="11.114cm" svg:viewBox="0 0 304 611" svg:d="M189 23c0-21 0-23-23-23-56 58-137 58-166 58v29c19 0 73 0 121-25v477c0 33-2 43-86 43h-29v29c31-4 113-4 148-4 37 0 116 0 150 4v-29h-29c-84 0-86-10-86-43z">
            <text:p/>
          </draw:path>
          <draw:path draw:style-name="gr3" draw:text-style-name="P5" draw:layer="layout" svg:width="0.213cm" svg:height="0.914cm" svg:x="7.155cm" svg:y="11.037cm" svg:viewBox="0 0 214 915" svg:d="M214 457c0-70-10-180-60-284-56-113-135-173-146-173-4 0-8 4-8 8s0 7 17 23c91 90 143 235 143 426 0 156-33 319-148 433-12 12-12 14-12 17 0 6 4 8 8 8 11 0 94-63 148-179 48-100 58-202 58-279z">
            <text:p/>
          </draw:path>
          <draw:path draw:style-name="gr3" draw:text-style-name="P5" draw:layer="layout" svg:width="0.284cm" svg:height="0.425cm" svg:x="7.498cm" svg:y="10.966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099cm" svg:height="0.099cm" svg:x="7.947cm" svg:y="11.625cm" svg:viewBox="0 0 100 100" svg:d="M100 50c0-27-23-50-50-50s-50 23-50 50 23 50 50 50 50-23 50-50z">
            <text:p/>
          </draw:path>
          <draw:path draw:style-name="gr3" draw:text-style-name="P5" draw:layer="layout" svg:width="0.365cm" svg:height="0.61cm" svg:x="8.168cm" svg:y="11.114cm" svg:viewBox="0 0 366 611" svg:d="M71 541l97-96c144-127 198-175 198-266 0-106-81-179-193-179-104 0-173 85-173 166 0 50 46 50 48 50 16 0 48-10 48-48 0-22-17-47-48-47-8 0-8 0-13 2 21-61 71-94 125-94 83 0 123 73 123 150 0 73-46 145-96 201l-177 196c-10 10-10 12-10 35h341l25-160h-23c-4 27-10 69-19 81-8 9-68 9-87 9z">
            <text:p/>
          </draw:path>
          <draw:path draw:style-name="gr3" draw:text-style-name="P5" draw:layer="layout" svg:width="0.099cm" svg:height="0.099cm" svg:x="8.659cm" svg:y="11.625cm" svg:viewBox="0 0 100 100" svg:d="M100 50c0-27-23-50-50-50s-50 23-50 50 23 50 50 50 50-23 50-50z">
            <text:p/>
          </draw:path>
          <draw:path draw:style-name="gr3" draw:text-style-name="P5" draw:layer="layout" svg:width="0.303cm" svg:height="0.61cm" svg:x="8.915cm" svg:y="11.114cm" svg:viewBox="0 0 304 611" svg:d="M189 23c0-21 0-23-23-23-56 58-137 58-166 58v29c19 0 73 0 121-25v477c0 33-2 43-86 43h-29v29c31-4 113-4 148-4 37 0 116 0 150 4v-29h-29c-84 0-86-10-86-43z">
            <text:p/>
          </draw:path>
          <draw:path draw:style-name="gr3" draw:text-style-name="P5" draw:layer="layout" svg:width="0.099cm" svg:height="0.099cm" svg:x="9.368cm" svg:y="11.625cm" svg:viewBox="0 0 100 100" svg:d="M100 50c0-27-23-50-50-50s-50 23-50 50 23 50 50 50 50-23 50-50z">
            <text:p/>
          </draw:path>
          <draw:path draw:style-name="gr3" draw:text-style-name="P5" draw:layer="layout" svg:width="0.419cm" svg:height="0.415cm" svg:x="9.886cm" svg:y="11.317cm" svg:viewBox="0 0 420 416" svg:d="M306 58c-17-33-44-58-86-58-106 0-220 135-220 268 0 88 50 148 123 148 18 0 64-4 118-69 9 38 40 69 83 69 34 0 55-21 69-50 15-33 27-89 27-92 0-8-8-8-10-8-9 0-11 2-13 17-16 58-33 112-70 112-25 0-27-23-27-42 0-20 2-27 12-68 10-38 10-48 19-81l33-129c6-27 6-27 6-31 0-17-10-25-25-25-23 0-37 21-39 39zM245 297c-4 17-4 17-16 34-42 49-79 64-104 64-46 0-61-50-61-85 0-46 32-160 52-202 28-54 69-87 107-87 60 0 72 75 72 81 0 4-2 10-4 14z">
            <text:p/>
          </draw:path>
          <draw:path draw:style-name="gr3" draw:text-style-name="P5" draw:layer="layout" svg:width="0.294cm" svg:height="0.438cm" svg:x="10.367cm" svg:y="10.966cm" svg:viewBox="0 0 295 439" svg:d="M141 212c50 0 86 35 86 104 0 79-46 102-83 102-25 0-84-6-111-44 31-2 38-23 38-35 0-21-15-35-36-35-16 0-35 10-35 35 0 62 67 100 146 100 89 0 149-59 149-123 0-50-39-100-110-116 67-23 92-73 92-111 0-52-59-89-131-89-71 0-125 35-125 85 0 23 12 36 33 36 19 0 31-15 31-34 0-18-12-31-31-33 23-29 67-35 90-35 29 0 70 14 70 70 0 27-10 57-27 75-21 25-37 27-71 29-16 0-16 0-20 2 0 0-7 0-7 9 0 8 7 8 17 8z">
            <text:p/>
          </draw:path>
          <draw:polygon draw:style-name="gr3" draw:text-style-name="P5" draw:layer="layout" svg:width="5.162cm" svg:height="0.039cm" svg:x="5.58cm" svg:y="12.093cm" svg:viewBox="0 0 5163 40" draw:points="2581,40 0,40 0,0 5163,0 5163,40">
            <text:p/>
          </draw:polygon>
          <draw:path draw:style-name="gr3" draw:text-style-name="P5" draw:layer="layout" svg:width="0.213cm" svg:height="0.914cm" svg:x="6.433cm" svg:y="12.282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6.735cm" svg:y="12.563cm" svg:viewBox="0 0 420 416" svg:d="M306 58c-17-33-44-58-86-58-106 0-220 135-220 268 0 88 50 148 123 148 18 0 64-4 118-69 9 38 40 69 83 69 34 0 55-21 69-50 15-33 27-89 27-92 0-8-8-8-10-8-9 0-11 2-13 17-16 58-33 112-70 112-25 0-27-23-27-42 0-20 2-27 12-68 10-38 10-48 19-81l33-129c6-27 6-27 6-31 0-17-10-25-25-25-23 0-37 21-39 39zM245 297c-4 17-4 17-16 34-42 49-79 64-104 64-46 0-61-50-61-85 0-46 32-160 52-202 28-54 69-87 107-87 60 0 72 75 72 81 0 4-2 10-4 14z">
            <text:p/>
          </draw:path>
          <draw:path draw:style-name="gr3" draw:text-style-name="P5" draw:layer="layout" svg:width="0.457cm" svg:height="0.415cm" svg:x="7.209cm" svg:y="12.563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4-35-34c-27 0-50 25-50 55 0 41 46 60 87 60 61 0 94-65 96-71 10 35 44 71 100 71 93 0 145-119 145-142 0-8-8-8-10-8-8 0-10 2-12 8-30 100-94 121-123 121-35 0-50-29-50-60 0-21 6-40 17-81z">
            <text:p/>
          </draw:path>
          <draw:path draw:style-name="gr3" draw:text-style-name="P5" draw:layer="layout" svg:width="0.608cm" svg:height="0.61cm" svg:x="7.958cm" svg:y="12.434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8.865cm" svg:y="12.332cm" svg:viewBox="0 0 339 647" svg:d="M177 10c0-2 0-10-13-10-20 0-87 8-112 8-6 2-17 2-17 19 0 13 9 13 21 13 46 0 48 6 48 14 0 6-8 37-15 56l-74 300c-11 45-15 60-15 93 0 85 48 144 116 144 109 0 223-138 223-269 0-85-50-147-123-147-41 0-81 27-108 56zM89 356c7-19 7-21 15-32 46-60 85-72 110-72 34 0 58 27 58 85 0 54-31 160-47 195-29 61-73 94-109 94-31 0-60-25-60-92 0-18 0-35 15-93z">
            <text:p/>
          </draw:path>
          <draw:path draw:style-name="gr3" draw:text-style-name="P5" draw:layer="layout" svg:width="0.213cm" svg:height="0.914cm" svg:x="9.266cm" svg:y="12.282cm" svg:viewBox="0 0 214 915" svg:d="M214 457c0-70-10-180-60-284-56-113-135-173-146-173-4 0-8 4-8 8s0 7 17 23c91 90 143 235 143 426 0 156-33 319-148 433-12 12-12 14-12 17 0 6 4 8 8 8 11 0 94-63 148-179 48-100 58-202 58-279z">
            <text:p/>
          </draw:path>
          <draw:path draw:style-name="gr3" draw:text-style-name="P5" draw:layer="layout" svg:width="0.294cm" svg:height="0.438cm" svg:x="9.603cm" svg:y="12.278cm" svg:viewBox="0 0 295 439" svg:d="M141 212c50 0 86 35 86 104 0 79-46 102-83 102-25 0-84-6-111-44 31-2 38-23 38-35 0-21-15-35-36-35-16 0-35 10-35 35 0 62 67 100 146 100 89 0 149-59 149-123 0-50-39-100-110-116 67-23 92-73 92-111 0-52-59-89-131-89-71 0-125 35-125 85 0 23 12 36 33 36 19 0 33-15 33-34 0-18-14-31-33-33 23-29 67-35 90-35 29 0 70 14 70 70 0 27-8 57-27 75-21 25-37 27-71 29-16 0-16 0-20 2 0 0-7 0-7 9 0 8 7 8 17 8z">
            <text:p/>
          </draw:path>
        </draw:g>
        <draw:g xml:id="id80" draw:id="id80">
          <svg:title>TexMaths</svg:title>
          <svg:desc>26§display§\frac{d^3 y}{dx^3} = ( - 1 )^2. 2.1.\ a^2 . \frac{ 1 }{ (ax + b)^3} ( a )§svg§600§FALSE§</svg:desc>
          <draw:polygon draw:style-name="gr2" draw:text-style-name="P4" draw:layer="layout" svg:width="13.016cm" svg:height="2.139cm" svg:x="2.778cm" svg:y="8.208cm" svg:viewBox="0 0 13017 2140" draw:points="6508,2140 0,2140 0,0 13017,0 13017,2140">
            <text:p/>
          </draw:polygon>
          <draw:path draw:style-name="gr3" draw:text-style-name="P5" draw:layer="layout" svg:width="0.436cm" svg:height="0.646cm" svg:x="2.79cm" svg:y="8.285cm" svg:viewBox="0 0 437 647" svg:d="M437 10c0-2 0-10-13-10-12 0-100 8-116 10-6 0-13 5-13 17 0 13 9 13 23 13 44 0 46 6 46 14l-4 19-54 216c-17-33-44-58-86-58-106 0-220 135-220 268 0 87 50 148 123 148 18 0 64-5 118-69 9 37 40 69 83 69 34 0 55-21 69-52 15-32 27-88 27-90 0-10-8-10-10-10-11 0-11 4-13 16-16 61-33 115-70 115-25 0-28-23-28-42 0-23 3-29 7-43zM245 526c-4 17-4 19-18 35-40 50-77 65-102 65-46 0-61-50-61-85 0-46 30-161 52-202 28-54 69-87 107-87 60 0 72 74 72 81 0 4-2 10-4 14z">
            <text:p/>
          </draw:path>
          <draw:path draw:style-name="gr3" draw:text-style-name="P5" draw:layer="layout" svg:width="0.294cm" svg:height="0.438cm" svg:x="3.262cm" svg:y="8.162cm" svg:viewBox="0 0 295 439" svg:d="M141 212c50 0 86 35 86 104 0 79-46 102-83 102-25 0-84-6-111-44 31-2 38-23 38-35 0-21-15-35-36-35-16 0-35 10-35 35 0 62 67 100 146 100 89 0 149-59 149-123 0-50-39-100-110-116 67-23 92-73 92-111 0-52-59-89-131-89-71 0-125 35-125 85 0 23 12 36 33 36 19 0 31-15 31-34 0-18-12-31-31-33 23-29 67-35 90-35 29 0 70 14 70 70 0 27-10 57-27 75-21 25-37 27-71 29-16 0-16 0-20 2 0 0-7 0-7 9 0 8 7 8 17 8z">
            <text:p/>
          </draw:path>
          <draw:path draw:style-name="gr3" draw:text-style-name="P5" draw:layer="layout" svg:width="0.423cm" svg:height="0.592cm" svg:x="3.664cm" svg:y="8.513cm" svg:viewBox="0 0 424 593" svg:d="M420 56c4-12 4-14 4-21 0-16-14-25-27-25-10 0-25 5-33 19-2 4-8 33-13 50-6 23-12 48-18 73l-42 166c-2 13-41 77-102 77-48 0-58-39-58-75 0-41 17-98 48-179 14-37 17-47 17-66 0-42-30-75-75-75-88 0-121 133-121 141 0 9 8 9 10 9 11 0 11-2 15-17 25-85 62-112 94-112 6 0 22 0 22 29 0 23-8 46-16 64-36 96-52 150-52 192 0 81 58 110 112 110 35 0 67-17 92-42-11 48-23 92-59 142-25 31-60 58-102 58-12 0-54-4-68-40 14 0 25 0 37-10 11-8 19-21 19-37 0-30-25-34-33-34-21 0-52 15-52 61 0 45 41 79 97 79 96 0 190-84 215-188z">
            <text:p/>
          </draw:path>
          <draw:polygon draw:style-name="gr3" draw:text-style-name="P5" draw:layer="layout" svg:width="1.409cm" svg:height="0.039cm" svg:x="2.732cm" svg:y="9.289cm" svg:viewBox="0 0 1410 40" draw:points="705,40 0,40 0,0 1410,0 1410,40">
            <text:p/>
          </draw:polygon>
          <draw:path draw:style-name="gr3" draw:text-style-name="P5" draw:layer="layout" svg:width="0.436cm" svg:height="0.646cm" svg:x="2.769cm" svg:y="9.528cm" svg:viewBox="0 0 437 647" svg:d="M437 10c0-2 0-10-13-10-12 0-100 8-116 10-6 0-13 5-13 17 0 13 9 13 23 13 44 0 46 6 46 14l-4 19-54 216c-17-33-44-58-86-58-106 0-220 135-220 268 0 87 50 148 123 148 18 0 64-5 118-69 9 37 40 69 83 69 34 0 55-21 69-52 15-32 27-88 27-90 0-10-8-10-10-10-11 0-11 4-13 16-16 61-33 115-70 115-25 0-28-23-28-42 0-23 3-29 7-43zM245 526c-4 17-4 19-18 35-40 50-77 65-102 65-46 0-61-50-61-85 0-46 30-161 52-202 28-54 69-87 107-87 60 0 72 74 72 81 0 4-2 10-4 14z">
            <text:p/>
          </draw:path>
          <draw:path draw:style-name="gr3" draw:text-style-name="P5" draw:layer="layout" svg:width="0.457cm" svg:height="0.415cm" svg:x="3.233cm" svg:y="9.759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4-35-34c-27 0-50 25-50 55 0 41 46 60 85 60 63 0 96-65 98-71 10 35 44 71 98 71 95 0 147-119 147-142 0-8-8-8-10-8-8 0-10 2-12 8-30 100-94 121-123 121-36 0-50-29-50-60 0-21 6-40 17-81z">
            <text:p/>
          </draw:path>
          <draw:path draw:style-name="gr3" draw:text-style-name="P5" draw:layer="layout" svg:width="0.294cm" svg:height="0.438cm" svg:x="3.764cm" svg:y="9.474cm" svg:viewBox="0 0 295 439" svg:d="M141 212c50 0 86 35 86 104 0 79-46 102-83 102-25 0-84-6-111-44 31-2 38-23 38-35 0-21-15-35-36-35-16 0-35 10-35 35 0 62 67 100 146 100 89 0 149-59 149-123 0-50-39-100-110-116 67-23 92-73 92-111 0-52-59-89-131-89-71 0-125 35-125 85 0 23 12 36 33 36 19 0 33-15 33-34 0-18-14-31-33-33 23-29 67-35 90-35 29 0 70 14 70 70 0 27-10 57-27 75-21 25-37 27-71 29-16 0-16 0-20 2 0 0-7 0-7 9 0 8 7 8 17 8z">
            <text:p/>
          </draw:path>
          <draw:path draw:style-name="gr3" draw:text-style-name="P5" draw:layer="layout" svg:width="0.608cm" svg:height="0.215cm" svg:x="4.554cm" svg:y="9.202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5.558cm" svg:y="8.85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558cm" svg:height="0.039cm" svg:x="5.9cm" svg:y="9.289cm" svg:viewBox="0 0 559 40" svg:d="M528 40c15 0 31 0 31-21 0-19-16-19-31-19h-497c-14 0-31 0-31 19 0 21 17 21 31 21z">
            <text:p/>
          </draw:path>
          <draw:path draw:style-name="gr3" draw:text-style-name="P5" draw:layer="layout" svg:width="0.303cm" svg:height="0.61cm" svg:x="6.615cm" svg:y="8.927cm" svg:viewBox="0 0 304 611" svg:d="M189 23c0-21 0-23-23-23-56 58-137 58-166 58v29c19 0 73 0 121-25v477c0 33-2 43-86 43h-29v29c31-4 113-4 148-4 37 0 116 0 150 4v-29h-29c-84 0-86-10-86-43z">
            <text:p/>
          </draw:path>
          <draw:path draw:style-name="gr3" draw:text-style-name="P5" draw:layer="layout" svg:width="0.213cm" svg:height="0.914cm" svg:x="7.043cm" svg:y="8.85cm" svg:viewBox="0 0 214 915" svg:d="M214 457c0-70-10-180-60-284-56-113-135-173-146-173-4 0-8 4-8 8s0 7 17 23c91 90 143 235 143 426 0 156-33 319-148 433-12 12-12 14-12 17 0 6 4 8 8 8 11 0 94-63 148-179 48-100 58-202 58-279z">
            <text:p/>
          </draw:path>
          <draw:path draw:style-name="gr3" draw:text-style-name="P5" draw:layer="layout" svg:width="0.284cm" svg:height="0.425cm" svg:x="7.387cm" svg:y="8.734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099cm" svg:height="0.099cm" svg:x="7.834cm" svg:y="9.439cm" svg:viewBox="0 0 100 100" svg:d="M100 50c0-27-23-50-50-50s-50 23-50 50 23 50 50 50 50-23 50-50z">
            <text:p/>
          </draw:path>
          <draw:path draw:style-name="gr3" draw:text-style-name="P5" draw:layer="layout" svg:width="0.365cm" svg:height="0.61cm" svg:x="8.054cm" svg:y="8.927cm" svg:viewBox="0 0 366 611" svg:d="M71 541l97-96c144-127 198-175 198-266 0-106-81-179-193-179-104 0-173 85-173 166 0 50 46 50 48 50 16 0 48-10 48-48 0-22-17-47-48-47-8 0-8 0-13 2 21-61 71-94 125-94 83 0 123 73 123 150 0 73-46 145-96 201l-177 196c-10 10-10 12-10 35h341l25-160h-23c-4 27-10 69-19 81-8 9-68 9-87 9z">
            <text:p/>
          </draw:path>
          <draw:path draw:style-name="gr3" draw:text-style-name="P5" draw:layer="layout" svg:width="0.099cm" svg:height="0.099cm" svg:x="8.545cm" svg:y="9.439cm" svg:viewBox="0 0 100 100" svg:d="M100 50c0-27-23-50-50-50s-50 23-50 50 23 50 50 50 50-23 50-50z">
            <text:p/>
          </draw:path>
          <draw:path draw:style-name="gr3" draw:text-style-name="P5" draw:layer="layout" svg:width="0.303cm" svg:height="0.61cm" svg:x="8.801cm" svg:y="8.927cm" svg:viewBox="0 0 304 611" svg:d="M189 23c0-21 0-23-23-23-56 58-137 58-166 58v29c19 0 73 0 121-25v477c0 33-2 43-86 43h-29v29c31-4 113-4 148-4 37 0 116 0 150 4v-29h-29c-84 0-86-10-86-43z">
            <text:p/>
          </draw:path>
          <draw:path draw:style-name="gr3" draw:text-style-name="P5" draw:layer="layout" svg:width="0.099cm" svg:height="0.099cm" svg:x="9.256cm" svg:y="9.439cm" svg:viewBox="0 0 100 100" svg:d="M100 50c0-27-23-50-50-50s-50 23-50 50 23 50 50 50 50-23 50-50z">
            <text:p/>
          </draw:path>
          <draw:path draw:style-name="gr3" draw:text-style-name="P5" draw:layer="layout" svg:width="0.419cm" svg:height="0.415cm" svg:x="9.772cm" svg:y="9.133cm" svg:viewBox="0 0 420 416" svg:d="M306 58c-17-33-44-58-86-58-106 0-220 135-220 268 0 88 50 148 123 148 18 0 64-4 118-69 9 38 40 69 83 69 34 0 55-21 69-50 15-33 27-89 27-92 0-8-8-8-10-8-9 0-11 2-13 17-16 58-33 112-70 112-25 0-28-23-28-42 0-20 3-27 13-68 10-38 10-48 19-81l33-129c6-27 6-27 6-31 0-17-10-25-25-25-23 0-37 21-39 39zM245 297c-4 17-4 17-16 34-42 49-79 64-104 64-46 0-61-50-61-85 0-46 30-160 52-202 28-54 69-87 107-87 60 0 72 75 72 81 0 4-2 10-4 14z">
            <text:p/>
          </draw:path>
          <draw:path draw:style-name="gr3" draw:text-style-name="P5" draw:layer="layout" svg:width="0.284cm" svg:height="0.425cm" svg:x="10.259cm" svg:y="8.734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099cm" svg:height="0.099cm" svg:x="10.706cm" svg:y="9.439cm" svg:viewBox="0 0 100 100" svg:d="M100 50c0-27-23-50-50-50s-50 23-50 50 23 50 50 50 50-23 50-50z">
            <text:p/>
          </draw:path>
          <draw:path draw:style-name="gr3" draw:text-style-name="P5" draw:layer="layout" svg:width="0.303cm" svg:height="0.61cm" svg:x="12.661cm" svg:y="8.31cm" svg:viewBox="0 0 304 611" svg:d="M189 23c0-21 0-23-23-23-56 58-137 58-166 58v29c19 0 73 0 121-25v477c0 33-2 43-86 43h-29v29c31-4 113-4 148-4 37 0 116 0 150 4v-29h-29c-84 0-86-10-86-43z">
            <text:p/>
          </draw:path>
          <draw:polygon draw:style-name="gr3" draw:text-style-name="P5" draw:layer="layout" svg:width="3.637cm" svg:height="0.039cm" svg:x="10.991cm" svg:y="9.289cm" svg:viewBox="0 0 3638 40" draw:points="1818,40 0,40 0,0 3638,0 3638,40">
            <text:p/>
          </draw:polygon>
          <draw:path draw:style-name="gr3" draw:text-style-name="P5" draw:layer="layout" svg:width="0.213cm" svg:height="0.914cm" svg:x="11.082cm" svg:y="9.478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11.384cm" svg:y="9.759cm" svg:viewBox="0 0 420 416" svg:d="M306 58c-17-33-44-58-86-58-106 0-220 135-220 268 0 88 50 148 123 148 18 0 64-4 118-69 9 38 40 69 83 69 34 0 55-21 69-50 15-33 27-89 27-92 0-8-8-8-10-8-11 0-11 2-13 17-16 58-33 112-70 112-25 0-28-23-28-42 0-20 3-27 13-68 10-38 10-48 19-81l33-129c6-27 6-27 6-31 0-17-10-25-25-25-23 0-37 21-39 39zM245 297c-4 17-4 17-16 34-42 49-79 64-104 64-46 0-61-50-61-85 0-46 30-160 52-202 28-54 69-87 107-87 60 0 72 75 72 81 0 4-2 10-4 14z">
            <text:p/>
          </draw:path>
          <draw:path draw:style-name="gr3" draw:text-style-name="P5" draw:layer="layout" svg:width="0.457cm" svg:height="0.415cm" svg:x="11.856cm" svg:y="9.759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4-35-34c-27 0-50 25-50 55 0 41 46 60 87 60 61 0 94-65 96-71 10 35 44 71 100 71 93 0 145-119 145-142 0-8-8-8-10-8-8 0-10 2-12 8-30 100-92 121-123 121-36 0-50-29-50-60 0-21 6-40 17-81z">
            <text:p/>
          </draw:path>
          <draw:path draw:style-name="gr3" draw:text-style-name="P5" draw:layer="layout" svg:width="0.608cm" svg:height="0.61cm" svg:x="12.607cm" svg:y="9.63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3.512cm" svg:y="9.528cm" svg:viewBox="0 0 339 647" svg:d="M177 10c0-2 0-10-13-10-20 0-87 8-112 8-6 2-17 2-17 19 0 13 9 13 21 13 46 0 48 6 48 14 0 6-8 37-15 56l-74 300c-11 45-15 60-15 93 0 85 48 144 116 144 109 0 223-138 223-269 0-85-50-147-123-147-41 0-81 27-108 56zM89 356c7-19 7-21 15-32 46-60 85-72 110-72 33 0 58 27 58 85 0 54-31 160-47 195-29 61-73 94-109 94-31 0-60-25-60-92 0-18 0-35 15-93z">
            <text:p/>
          </draw:path>
          <draw:path draw:style-name="gr3" draw:text-style-name="P5" draw:layer="layout" svg:width="0.213cm" svg:height="0.914cm" svg:x="13.913cm" svg:y="9.478cm" svg:viewBox="0 0 214 915" svg:d="M214 457c0-70-10-180-60-284-56-113-135-173-146-173-4 0-8 4-8 8s0 7 17 23c91 90 143 235 143 426 0 156-33 319-148 433-12 12-12 14-12 17 0 6 4 8 8 8 11 0 94-63 148-179 48-100 58-202 58-279z">
            <text:p/>
          </draw:path>
          <draw:path draw:style-name="gr3" draw:text-style-name="P5" draw:layer="layout" svg:width="0.294cm" svg:height="0.438cm" svg:x="14.25cm" svg:y="9.474cm" svg:viewBox="0 0 295 439" svg:d="M141 212c50 0 86 35 86 104 0 79-46 102-83 102-25 0-84-6-111-44 31-2 38-23 38-35 0-21-15-35-36-35-16 0-35 10-35 35 0 62 67 100 146 100 89 0 149-59 149-123 0-50-39-100-110-116 67-23 92-73 92-111 0-52-59-89-131-89-71 0-125 35-125 85 0 23 12 36 33 36 19 0 33-15 33-34 0-18-14-31-33-33 23-29 67-35 90-35 29 0 70 14 70 70 0 27-8 57-27 75-21 25-37 27-71 29-16 0-16 0-20 2 0 0-7 0-7 9 0 8 7 8 17 8z">
            <text:p/>
          </draw:path>
          <draw:path draw:style-name="gr3" draw:text-style-name="P5" draw:layer="layout" svg:width="0.213cm" svg:height="0.914cm" svg:x="14.826cm" svg:y="8.85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15.128cm" svg:y="9.133cm" svg:viewBox="0 0 420 416" svg:d="M306 58c-17-33-44-58-86-58-106 0-220 135-220 268 0 88 50 148 123 148 18 0 64-4 118-69 9 38 40 69 83 69 34 0 55-21 69-50 15-33 27-89 27-92 0-8-8-8-10-8-11 0-11 2-13 17-16 58-33 112-70 112-25 0-28-23-28-42 0-20 3-27 13-68 8-38 10-48 19-81l33-129c6-27 6-27 6-31 0-17-10-25-25-25-23 0-37 21-39 39zM245 297c-4 17-4 17-18 34-40 49-77 64-102 64-48 0-61-50-61-85 0-46 30-160 52-202 28-54 69-87 107-87 60 0 72 75 72 81 0 4-2 10-4 14z">
            <text:p/>
          </draw:path>
          <draw:path draw:style-name="gr3" draw:text-style-name="P5" draw:layer="layout" svg:width="0.213cm" svg:height="0.914cm" svg:x="15.627cm" svg:y="8.85cm" svg:viewBox="0 0 214 915" svg:d="M214 457c0-70-10-180-60-284-56-113-135-173-146-173-4 0-8 4-8 8s0 7 17 23c91 90 143 235 143 426 0 156-33 319-148 433-12 12-12 14-12 17 0 6 4 8 8 8 11 0 94-63 148-179 48-100 58-202 58-279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9">
        <office:forms form:automatic-focus="false" form:apply-design-mode="false"/>
        <draw:frame presentation:style-name="pr8" draw:text-style-name="P18" draw:layer="layout" svg:width="26.4cm" svg:height="14.573cm" svg:x="0.8cm" svg:y="0.627cm" presentation:class="title" presentation:user-transformed="true">
          <draw:text-box>
            <text:p xml:id="id85" text:id="id85" text:style-name="P7"><text:span text:style-name="T25"><text:tab/></text:span><text:span text:style-name="T25"><text:line-break/></text:span><text:span text:style-name="T25"><text:line-break/></text:span><text:span text:style-name="T16"><text:line-break/></text:span><text:span text:style-name="T8"> <text:s text:c="16"/></text:span><text:span text:style-name="T10"><text:line-break/></text:span><text:span text:style-name="T10"><text:tab/></text:span><text:span text:style-name="T10"><text:tab/></text:span><text:span text:style-name="T10"><text:line-break/></text:span><text:span text:style-name="T10"><text:line-break/></text:span><text:span text:style-name="T10"><text:line-break/></text:span><text:span text:style-name="T24"> <text:s text:c="16"/></text:span><text:span text:style-name="T10"><text:line-break/></text:span><text:span text:style-name="T10"><text:tab/></text:span><text:span text:style-name="T10">(iv) Let, <text:s/></text:span></text:p>
          </draw:text-box>
        </draw:frame>
        <draw:g xml:id="id87" draw:id="id87">
          <svg:title>TexMaths</svg:title>
          <svg:desc>28§display§\text {Diff. } w. \ r. \ t. \ x.§svg§600§FALSE§</svg:desc>
          <draw:polygon draw:style-name="gr2" draw:text-style-name="P4" draw:layer="layout" svg:width="6.271cm" svg:height="0.606cm" svg:x="5.645cm" svg:y="9.183cm" svg:viewBox="0 0 6272 607" draw:points="3136,607 0,607 0,0 6272,0 6272,607">
            <text:p/>
          </draw:polygon>
          <draw:path draw:style-name="gr3" draw:text-style-name="P5" draw:layer="layout" svg:width="0.662cm" svg:height="0.673cm" svg:x="5.629cm" svg:y="9.156cm" svg:viewBox="0 0 663 674" svg:d="M0 0v31h25c76 0 76 12 76 45v522c0 36 0 45-76 45h-25v31h361c165 0 302-145 302-331 0-188-132-343-302-343zM235 643c-47 0-49-7-49-38v-536c0-31 2-38 49-38h99c60 0 130 21 179 92 43 58 51 144 51 220 0 110-17 168-53 217-20 27-76 83-177 83z">
            <text:p/>
          </draw:path>
          <draw:path draw:style-name="gr3" draw:text-style-name="P5" draw:layer="layout" svg:width="0.212cm" svg:height="0.66cm" svg:x="6.379cm" svg:y="9.17cm" svg:viewBox="0 0 213 661" svg:d="M143 224l-139 11v32c65 0 74 4 74 53v265c0 45-11 45-78 45v31c31-2 85-2 110-2 33 0 69 0 103 2v-31c-65 0-70-5-70-43zM148 52c0-32-25-52-54-52-31 0-51 27-51 52 0 26 20 53 51 53 29 0 54-22 54-53z">
            <text:p/>
          </draw:path>
          <draw:path draw:style-name="gr3" draw:text-style-name="P5" draw:layer="layout" svg:width="0.593cm" svg:height="0.696cm" svg:x="6.646cm" svg:y="9.134cm" svg:viewBox="0 0 594 697" svg:d="M417 300h112v-29h-117v-114c0-90 49-135 92-135 4 0 18 0 34 7-12 5-30 16-30 40 0 23 16 43 43 43s43-20 43-43c0-35-34-69-90-69-58 0-103 38-108 43-29-39-82-43-109-43-94 0-209 52-209 159v112h-78v29h78v321c0 44-11 44-78 44v32c34-2 85-5 110-5 24 0 74 3 110 5v-32c-65 0-77 0-77-44v-321h209v321c0 44-12 44-79 44v32c38-2 85-5 112-5 41 0 88 0 126 5v-32h-20c-72 0-74-11-74-47zM141 271v-112c0-96 81-137 143-137 50 0 77 18 79 18v3c-18 0-36 13-36 40 0 7 0 31 27 40-2 14-2 23-2 34v114z">
            <text:p/>
          </draw:path>
          <draw:path draw:style-name="gr3" draw:text-style-name="P5" draw:layer="layout" svg:width="0.107cm" svg:height="0.107cm" svg:x="7.28cm" svg:y="9.723cm" svg:viewBox="0 0 108 108" svg:d="M108 54c0-29-25-54-54-54s-54 25-54 54 25 54 54 54 54-25 54-54z">
            <text:p/>
          </draw:path>
          <draw:path draw:style-name="gr3" draw:text-style-name="P5" draw:layer="layout" svg:width="0.653cm" svg:height="0.447cm" svg:x="7.934cm" svg:y="9.394cm" svg:viewBox="0 0 654 448" svg:d="M428 101c4-20 13-58 13-63 0-18-13-27-27-27-13 0-31 7-38 27-2 7-49 197-56 222-6 29-9 47-9 65 0 11 0 13 3 18-23 54-54 83-92 83-79 0-79-72-79-90 0-31 5-69 52-193 11-29 16-42 16-62 0-45-32-81-81-81-94 0-130 143-130 152s9 9 11 9c11 0 11 0 16-18 27-91 65-121 101-121 9 0 24 0 24 32 0 24-11 54-18 69-42 117-56 164-56 200 0 91 68 125 142 125 15 0 62 0 103-69 24 62 94 69 123 69 74 0 116-63 143-121 34-78 65-210 65-258 0-53-27-69-45-69-24 0-49 25-49 47 0 13 7 20 16 27 11 11 36 36 36 85 0 34-30 130-54 179-27 54-61 88-110 88-47 0-72-29-72-85 0-27 7-59 9-72z">
            <text:p/>
          </draw:path>
          <draw:path draw:style-name="gr3" draw:text-style-name="P5" draw:layer="layout" svg:width="0.107cm" svg:height="0.107cm" svg:x="8.72cm" svg:y="9.723cm" svg:viewBox="0 0 108 108" svg:d="M108 54c0-29-25-54-54-54s-54 25-54 54 25 54 54 54 54-25 54-54z">
            <text:p/>
          </draw:path>
          <draw:path draw:style-name="gr3" draw:text-style-name="P5" draw:layer="layout" svg:width="0.402cm" svg:height="0.447cm" svg:x="9.267cm" svg:y="9.394cm" svg:viewBox="0 0 403 448" svg:d="M58 379c-2 15-9 38-9 42 0 18 14 27 29 27 12 0 30-9 36-27 2-4 36-139 41-157 6-33 24-103 31-130 4-11 31-58 56-80 7-7 36-32 78-32 27 0 41 12 43 12-31 4-52 29-52 53 0 16 12 36 36 36 27 0 56-22 56-58s-31-65-83-65c-65 0-107 49-125 76-9-45-45-76-92-76-45 0-63 38-72 56-18 34-31 94-31 96 0 9 9 9 11 9 11 0 11 0 18-22 16-70 36-117 72-117 18 0 31 7 31 45 0 20-4 32-16 83z">
            <text:p/>
          </draw:path>
          <draw:path draw:style-name="gr3" draw:text-style-name="P5" draw:layer="layout" svg:width="0.107cm" svg:height="0.107cm" svg:x="9.739cm" svg:y="9.723cm" svg:viewBox="0 0 108 108" svg:d="M108 54c0-29-25-54-54-54s-54 25-54 54 25 54 54 54 54-25 54-54z">
            <text:p/>
          </draw:path>
          <draw:path draw:style-name="gr3" draw:text-style-name="P5" draw:layer="layout" svg:width="0.304cm" svg:height="0.629cm" svg:x="10.279cm" svg:y="9.212cm" svg:viewBox="0 0 305 630" svg:d="M181 224h95c17 0 29 0 29-20 0-11-12-11-29-11h-86c34-141 41-159 41-166 0-18-14-27-29-27-3 0-32 0-41 36l-38 157h-94c-20 0-29 0-29 18 0 13 9 13 27 13h87c-71 280-74 296-74 314 0 53 38 92 90 92 103 0 159-146 159-153 0-9-9-9-13-9-7 0-9 3-14 14-42 103-96 125-130 125-20 0-29-13-29-45 0-24 0-31 5-47z">
            <text:p/>
          </draw:path>
          <draw:path draw:style-name="gr3" draw:text-style-name="P5" draw:layer="layout" svg:width="0.107cm" svg:height="0.107cm" svg:x="10.696cm" svg:y="9.723cm" svg:viewBox="0 0 108 108" svg:d="M108 54c0-29-25-54-54-54s-54 25-54 54 25 54 54 54 54-25 54-54z">
            <text:p/>
          </draw:path>
          <draw:path draw:style-name="gr3" draw:text-style-name="P5" draw:layer="layout" svg:width="0.492cm" svg:height="0.447cm" svg:x="11.24cm" svg:y="9.394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3" draw:text-style-name="P5" draw:layer="layout" svg:width="0.107cm" svg:height="0.107cm" svg:x="11.86cm" svg:y="9.723cm" svg:viewBox="0 0 108 108" svg:d="M108 54c0-29-25-54-54-54s-54 25-54 54 25 54 54 54 54-25 54-54z">
            <text:p/>
          </draw:path>
        </draw:g>
        <draw:g xml:id="id83" draw:id="id83">
          <svg:title>TexMaths</svg:title>
          <svg:desc>26§display§\frac{d^n y}{dx^n} = \frac{ (-1)^{n - 1}. (n-1) . . . 2.1. \ a^n }{ (ax + b)^n } §svg§600§FALSE§</svg:desc>
          <draw:polygon draw:style-name="gr2" draw:text-style-name="P4" draw:layer="layout" svg:width="12.707cm" svg:height="2.139cm" svg:x="3.374cm" svg:y="1.881cm" svg:viewBox="0 0 12708 2140" draw:points="6354,2140 0,2140 0,0 12708,0 12708,2140">
            <text:p/>
          </draw:polygon>
          <draw:path draw:style-name="gr3" draw:text-style-name="P5" draw:layer="layout" svg:width="0.436cm" svg:height="0.646cm" svg:x="3.386cm" svg:y="1.958cm" svg:viewBox="0 0 437 647" svg:d="M437 10c0-2 0-10-13-10-12 0-100 8-116 10-6 0-13 5-13 17 0 13 9 13 23 13 44 0 46 6 46 14l-4 19-54 216c-17-33-44-58-86-58-106 0-220 135-220 268 0 87 50 148 123 148 18 0 64-5 118-69 9 37 40 69 83 69 34 0 55-21 69-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392cm" svg:height="0.29cm" svg:x="3.854cm" svg:y="1.978cm" svg:viewBox="0 0 393 291" svg:d="M48 243c-2 9-6 25-6 27 0 15 12 21 22 21 11 0 21-8 25-14 3-7 9-27 11-40 4-12 10-42 14-58 5-15 9-29 11-44 8-27 8-31 27-58 19-25 48-58 98-58 37 0 37 31 37 43 0 40-27 111-37 138-9 18-11 25-11 35 0 33 29 56 61 56 64 0 93-89 93-100 0-8-8-8-10-8-9 0-11 4-13 12-14 50-41 77-68 77-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423cm" svg:height="0.592cm" svg:x="4.349cm" svg:y="2.186cm" svg:viewBox="0 0 424 593" svg:d="M420 56c4-12 4-14 4-21 0-16-14-25-27-25-10 0-25 5-33 19-2 4-8 33-12 50-7 23-13 48-19 73l-42 166c-2 13-41 77-102 77-48 0-58-39-58-75 0-41 17-98 48-179 14-37 17-47 17-66 0-42-30-75-75-75-88 0-121 133-121 141 0 9 8 9 10 9 11 0 11-2 15-17 25-85 62-112 94-112 6 0 22 0 22 29 0 23-8 46-16 64-36 96-52 150-52 192 0 81 58 110 112 110 35 0 67-17 92-42-11 48-23 92-59 142-25 31-60 58-102 58-12 0-54-4-68-40 14 0 25 0 39-10 9-8 17-21 17-37 0-30-25-34-33-34-21 0-52 15-52 61 0 45 41 79 97 79 96 0 190-84 215-188z">
            <text:p/>
          </draw:path>
          <draw:polygon draw:style-name="gr3" draw:text-style-name="P5" draw:layer="layout" svg:width="1.497cm" svg:height="0.039cm" svg:x="3.328cm" svg:y="2.962cm" svg:viewBox="0 0 1498 40" draw:points="749,40 0,40 0,0 1498,0 1498,40">
            <text:p/>
          </draw:polygon>
          <draw:path draw:style-name="gr3" draw:text-style-name="P5" draw:layer="layout" svg:width="0.436cm" svg:height="0.646cm" svg:x="3.365cm" svg:y="3.201cm" svg:viewBox="0 0 437 647" svg:d="M437 10c0-2 0-10-13-10-12 0-100 8-116 10-6 0-13 5-13 17 0 13 9 13 23 13 44 0 46 6 46 14l-4 19-54 216c-17-33-44-58-86-58-106 0-220 135-220 268 0 87 50 148 123 148 18 0 64-5 118-69 9 37 40 69 83 69 34 0 55-21 69-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457cm" svg:height="0.415cm" svg:x="3.829cm" svg:y="3.432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4-35-34c-27 0-50 25-50 55 0 41 46 60 85 60 63 0 96-65 98-71 10 35 44 71 98 71 95 0 147-119 147-142 0-8-8-8-10-8-8 0-10 2-12 8-30 100-94 121-123 121-35 0-50-29-50-60 0-21 6-40 17-81z">
            <text:p/>
          </draw:path>
          <draw:path draw:style-name="gr3" draw:text-style-name="P5" draw:layer="layout" svg:width="0.392cm" svg:height="0.29cm" svg:x="4.355cm" svg:y="3.29cm" svg:viewBox="0 0 393 291" svg:d="M48 243c-2 9-6 25-6 27 0 15 12 21 22 21 11 0 21-8 25-14 3-7 9-27 11-40 4-12 10-42 14-58 5-15 9-29 11-44 8-27 8-31 27-58 19-25 48-58 98-58 37 0 37 31 37 43 0 40-27 111-37 138-9 18-11 25-11 35 0 33 29 56 61 56 64 0 93-89 93-100 0-8-8-8-10-8-9 0-11 4-13 12-14 50-41 77-68 77-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608cm" svg:height="0.215cm" svg:x="5.237cm" svg:y="2.875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6.352cm" svg:y="1.906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559cm" svg:height="0.039cm" svg:x="6.691cm" svg:y="2.344cm" svg:viewBox="0 0 560 40" svg:d="M528 40c15 0 32 0 32-21 0-19-17-19-32-19h-497c-14 0-31 0-31 19 0 21 17 21 31 21z">
            <text:p/>
          </draw:path>
          <draw:path draw:style-name="gr3" draw:text-style-name="P5" draw:layer="layout" svg:width="0.303cm" svg:height="0.61cm" svg:x="7.409cm" svg:y="1.983cm" svg:viewBox="0 0 304 611" svg:d="M189 23c0-21 0-23-21-23-58 58-139 58-168 58v29c19 0 73 0 121-25v477c0 33-2 43-86 43h-29v29c31-4 113-4 148-4 37 0 116 0 150 4v-29h-29c-84 0-86-10-86-43z">
            <text:p/>
          </draw:path>
          <draw:path draw:style-name="gr3" draw:text-style-name="P5" draw:layer="layout" svg:width="0.213cm" svg:height="0.914cm" svg:x="7.835cm" svg:y="1.906cm" svg:viewBox="0 0 214 915" svg:d="M214 457c0-70-10-180-60-284-56-113-135-173-146-173-4 0-8 4-8 8s0 7 17 23c91 90 143 235 143 426 0 156-33 319-148 433-12 12-12 14-12 17 0 6 4 8 8 8 11 0 94-63 148-179 48-100 58-202 58-279z">
            <text:p/>
          </draw:path>
          <draw:path draw:style-name="gr3" draw:text-style-name="P5" draw:layer="layout" svg:width="0.392cm" svg:height="0.29cm" svg:x="8.17cm" svg:y="1.978cm" svg:viewBox="0 0 393 291" svg:d="M48 243c-2 9-6 25-6 27 0 15 12 21 22 21 11 0 21-8 25-14 3-7 9-27 11-40 4-12 10-42 14-58 5-15 9-29 11-44 8-27 8-31 27-58 19-25 48-58 98-58 37 0 37 31 37 43 0 40-27 111-37 138-9 18-11 25-11 35 0 33 29 56 61 56 64 0 93-89 93-100 0-8-8-8-10-8-9 0-11 4-13 12-14 50-41 77-68 77-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434cm" svg:height="0.032cm" svg:x="8.661cm" svg:y="2.085cm" svg:viewBox="0 0 435 33" svg:d="M410 33c8 0 25 0 25-16 0-17-15-17-25-17h-385c-10 0-25 0-25 17 0 16 15 16 25 16z">
            <text:p/>
          </draw:path>
          <draw:path draw:style-name="gr3" draw:text-style-name="P5" draw:layer="layout" svg:width="0.234cm" svg:height="0.425cm" svg:x="9.231cm" svg:y="1.835cm" svg:viewBox="0 0 235 426" svg:d="M146 19c0-19-2-19-19-19-42 40-100 42-127 42v22c15 0 58 0 94-18v328c0 21 0 29-65 29h-25v23c13 0 92-2 115-2 20 0 101 2 116 2v-23h-25c-64 0-64-8-64-29z">
            <text:p/>
          </draw:path>
          <draw:path draw:style-name="gr3" draw:text-style-name="P5" draw:layer="layout" svg:width="0.099cm" svg:height="0.099cm" svg:x="9.651cm" svg:y="2.494cm" svg:viewBox="0 0 100 100" svg:d="M100 50c0-27-23-50-50-50s-50 23-50 50 23 50 50 50 50-23 50-50z">
            <text:p/>
          </draw:path>
          <draw:path draw:style-name="gr3" draw:text-style-name="P5" draw:layer="layout" svg:width="0.213cm" svg:height="0.914cm" svg:x="9.917cm" svg:y="1.906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96cm" svg:height="0.415cm" svg:x="10.208cm" svg:y="2.186cm" svg:viewBox="0 0 497 416" svg:d="M54 351c-2 15-8 36-8 40 0 17 12 25 27 25 10 0 27-8 33-25 2-2 13-46 19-69l19-83c6-19 12-39 16-60 4-17 11-44 11-46 14-29 64-112 149-112 42 0 50 33 50 64 0 56-43 175-58 212-8 23-10 34-10 44 0 44 33 75 74 75 88 0 121-133 121-142 0-8-8-8-10-8-11 0-11 2-15 17-19 62-48 112-93 112-15 0-21-8-21-29 0-23 8-46 16-67 17-47 54-149 54-201 0-61-39-98-104-98-83 0-128 58-143 79-4-50-42-79-85-79-42 0-59 35-69 52-15 31-27 85-27 89 0 9 8 9 10 9 11 0 11 0 17-21 15-65 33-108 67-108 18 0 29 10 29 41 0 19-4 29-15 77z">
            <text:p/>
          </draw:path>
          <draw:path draw:style-name="gr3" draw:text-style-name="P5" draw:layer="layout" svg:width="0.559cm" svg:height="0.039cm" svg:x="11.009cm" svg:y="2.344cm" svg:viewBox="0 0 560 40" svg:d="M528 40c15 0 32 0 32-21 0-19-17-19-32-19h-497c-14 0-31 0-31 19 0 21 17 21 31 21z">
            <text:p/>
          </draw:path>
          <draw:path draw:style-name="gr3" draw:text-style-name="P5" draw:layer="layout" svg:width="0.303cm" svg:height="0.61cm" svg:x="11.929cm" svg:y="1.983cm" svg:viewBox="0 0 304 611" svg:d="M189 23c0-21 0-23-23-23-56 58-137 58-166 58v29c19 0 73 0 121-25v477c0 33-2 43-86 43h-29v29c31-4 113-4 148-4 37 0 116 0 150 4v-29h-29c-84 0-86-10-86-43z">
            <text:p/>
          </draw:path>
          <draw:path draw:style-name="gr3" draw:text-style-name="P5" draw:layer="layout" svg:width="0.213cm" svg:height="0.914cm" svg:x="12.355cm" svg:y="1.906cm" svg:viewBox="0 0 214 915" svg:d="M214 457c0-70-10-180-60-284-56-113-135-173-146-173-4 0-8 4-8 8s0 7 17 23c91 90 143 235 143 426 0 156-33 319-148 433-12 12-12 14-12 17 0 6 4 8 8 8 11 0 94-63 148-179 48-100 58-202 58-279z">
            <text:p/>
          </draw:path>
          <draw:path draw:style-name="gr3" draw:text-style-name="P5" draw:layer="layout" svg:width="0.099cm" svg:height="0.099cm" svg:x="12.738cm" svg:y="2.494cm" svg:viewBox="0 0 100 100" svg:d="M100 50c0-27-23-50-50-50s-50 23-50 50 23 50 50 50 50-23 50-50z">
            <text:p/>
          </draw:path>
          <draw:path draw:style-name="gr3" draw:text-style-name="P5" draw:layer="layout" svg:width="0.099cm" svg:height="0.099cm" svg:x="12.991cm" svg:y="2.494cm" svg:viewBox="0 0 100 100" svg:d="M100 50c0-27-23-50-50-50s-50 23-50 50 23 50 50 50 50-23 50-50z">
            <text:p/>
          </draw:path>
          <draw:path draw:style-name="gr3" draw:text-style-name="P5" draw:layer="layout" svg:width="0.099cm" svg:height="0.099cm" svg:x="13.245cm" svg:y="2.494cm" svg:viewBox="0 0 100 100" svg:d="M100 50c0-27-23-50-50-50s-50 23-50 50 23 50 50 50 50-23 50-50z">
            <text:p/>
          </draw:path>
          <draw:path draw:style-name="gr3" draw:text-style-name="P5" draw:layer="layout" svg:width="0.365cm" svg:height="0.61cm" svg:x="13.466cm" svg:y="1.983cm" svg:viewBox="0 0 366 611" svg:d="M71 541l97-96c144-127 198-175 198-266 0-106-81-179-193-179-104 0-173 85-173 166 0 50 46 50 48 50 16 0 48-10 48-48 0-22-17-47-48-47-8 0-8 0-13 2 21-61 71-94 125-94 83 0 123 73 123 150 0 73-46 145-96 201l-177 196c-10 10-10 12-10 35h341l25-160h-23c-4 27-10 69-21 81-6 9-66 9-85 9z">
            <text:p/>
          </draw:path>
          <draw:path draw:style-name="gr3" draw:text-style-name="P5" draw:layer="layout" svg:width="0.099cm" svg:height="0.099cm" svg:x="13.957cm" svg:y="2.494cm" svg:viewBox="0 0 100 100" svg:d="M100 50c0-27-23-50-50-50s-50 23-50 50 23 50 50 50 50-23 50-50z">
            <text:p/>
          </draw:path>
          <draw:path draw:style-name="gr3" draw:text-style-name="P5" draw:layer="layout" svg:width="0.303cm" svg:height="0.61cm" svg:x="14.212cm" svg:y="1.983cm" svg:viewBox="0 0 304 611" svg:d="M189 23c0-21 0-23-23-23-56 58-137 58-166 58v29c19 0 73 0 121-25v477c0 33-2 43-86 43h-29v29c31-4 113-4 148-4 37 0 116 0 150 4v-29h-29c-84 0-86-10-86-43z">
            <text:p/>
          </draw:path>
          <draw:path draw:style-name="gr3" draw:text-style-name="P5" draw:layer="layout" svg:width="0.099cm" svg:height="0.099cm" svg:x="14.666cm" svg:y="2.494cm" svg:viewBox="0 0 100 100" svg:d="M100 50c0-27-23-50-50-50s-50 23-50 50 23 50 50 50 50-23 50-50z">
            <text:p/>
          </draw:path>
          <draw:path draw:style-name="gr3" draw:text-style-name="P5" draw:layer="layout" svg:width="0.419cm" svg:height="0.415cm" svg:x="15.184cm" svg:y="2.186cm" svg:viewBox="0 0 420 416" svg:d="M306 58c-17-33-44-58-86-58-106 0-220 135-220 268 0 88 50 148 123 148 18 0 64-4 118-69 9 38 40 69 83 69 34 0 55-21 69-50 15-33 27-89 27-92 0-8-8-8-10-8-9 0-11 2-13 17-16 58-33 112-70 112-25 0-27-23-27-42 0-20 2-27 12-68 10-38 10-48 19-81l33-129c6-27 6-27 6-31 0-17-10-25-25-25-23 0-37 21-39 39zM245 297c-4 17-4 17-16 34-42 49-79 64-104 64-46 0-61-50-61-85 0-46 30-160 52-202 28-54 69-87 107-87 60 0 72 75 72 81 0 4-2 10-4 14z">
            <text:p/>
          </draw:path>
          <draw:path draw:style-name="gr3" draw:text-style-name="P5" draw:layer="layout" svg:width="0.392cm" svg:height="0.29cm" svg:x="15.66cm" svg:y="1.978cm" svg:viewBox="0 0 393 291" svg:d="M48 243c-2 9-6 25-6 27 0 15 12 21 22 21 11 0 21-8 25-14 3-7 9-27 11-40 4-12 10-42 14-58 5-15 9-29 11-44 8-27 8-31 27-58 19-25 48-58 98-58 37 0 37 31 37 43 0 40-27 111-37 138-9 18-11 25-11 35 0 33 29 56 61 56 64 0 93-89 93-100 0-8-8-8-10-8-9 0-11 4-13 12-14 50-41 77-68 77-13 0-15-8-15-22 0-15 2-23 15-52 6-21 33-88 33-125 0-63-50-73-83-73-54 0-90 33-108 58-7-43-44-58-69-58-29 0-44 21-52 35-15 23-23 61-23 63 0 8 8 8 10 8 11 0 11-2 15-19 10-37 23-68 48-68 16 0 21 12 21 31 0 12-7 35-11 54-4 17-10 44-14 56z">
            <text:p/>
          </draw:path>
          <draw:polygon draw:style-name="gr3" draw:text-style-name="P5" draw:layer="layout" svg:width="9.866cm" svg:height="0.039cm" svg:x="6.261cm" svg:y="2.962cm" svg:viewBox="0 0 9867 40" draw:points="4934,40 0,40 0,0 9867,0 9867,40">
            <text:p/>
          </draw:polygon>
          <draw:path draw:style-name="gr3" draw:text-style-name="P5" draw:layer="layout" svg:width="0.213cm" svg:height="0.914cm" svg:x="9.422cm" svg:y="3.151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9.724cm" svg:y="3.432cm" svg:viewBox="0 0 420 416" svg:d="M306 58c-17-33-44-58-86-58-106 0-220 135-220 268 0 88 50 148 123 148 18 0 64-4 118-69 9 38 40 69 83 69 34 0 55-21 69-50 15-33 27-89 27-92 0-8-8-8-10-8-9 0-11 2-13 17-16 58-33 112-70 112-25 0-27-23-27-42 0-20 2-27 12-68 10-38 10-48 19-81l33-129c6-27 6-27 6-31 0-17-10-25-25-25-23 0-37 21-39 39zM245 297c-4 17-4 17-16 34-42 49-79 64-104 64-46 0-61-50-61-85 0-46 30-160 52-202 28-54 69-87 107-87 60 0 72 75 72 81 0 4-2 10-4 14z">
            <text:p/>
          </draw:path>
          <draw:path draw:style-name="gr3" draw:text-style-name="P5" draw:layer="layout" svg:width="0.457cm" svg:height="0.415cm" svg:x="10.198cm" svg:y="3.432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4-35-34c-27 0-50 25-50 55 0 41 46 60 85 60 63 0 94-65 98-71 10 35 44 71 98 71 95 0 147-119 147-142 0-8-8-8-10-8-8 0-10 2-12 8-30 100-94 121-123 121-35 0-50-29-50-60 0-21 6-40 17-81z">
            <text:p/>
          </draw:path>
          <draw:path draw:style-name="gr3" draw:text-style-name="P5" draw:layer="layout" svg:width="0.608cm" svg:height="0.61cm" svg:x="10.947cm" svg:y="3.303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1.854cm" svg:y="3.201cm" svg:viewBox="0 0 339 647" svg:d="M177 10c0-2 0-10-13-10-20 0-87 8-112 8-6 2-17 2-17 19 0 13 9 13 21 13 46 0 46 6 46 14 0 6-6 37-13 56l-74 300c-11 45-15 60-15 93 0 85 48 144 116 144 109 0 223-138 223-269 0-85-50-147-123-147-41 0-81 27-108 56zM89 356c7-19 7-21 15-32 46-60 85-72 110-72 34 0 58 27 58 85 0 54-31 160-47 195-29 61-73 94-109 94-31 0-62-25-62-92 0-18 0-35 17-93z">
            <text:p/>
          </draw:path>
          <draw:path draw:style-name="gr3" draw:text-style-name="P5" draw:layer="layout" svg:width="0.213cm" svg:height="0.914cm" svg:x="12.255cm" svg:y="3.151cm" svg:viewBox="0 0 214 915" svg:d="M214 457c0-70-10-180-60-284-56-113-135-173-146-173-4 0-8 4-8 8s0 7 17 23c91 90 143 235 143 426 0 156-33 319-148 433-12 12-12 14-12 17 0 6 4 8 8 8 11 0 94-63 148-179 48-100 58-202 58-279z">
            <text:p/>
          </draw:path>
          <draw:path draw:style-name="gr3" draw:text-style-name="P5" draw:layer="layout" svg:width="0.392cm" svg:height="0.29cm" svg:x="12.588cm" svg:y="3.29cm" svg:viewBox="0 0 393 291" svg:d="M48 243c-2 9-6 25-6 27 0 15 12 21 22 21 11 0 21-8 25-14 3-7 9-27 11-40 4-12 10-42 14-58 5-15 9-29 11-44 8-27 8-31 27-58 19-25 48-58 98-58 37 0 37 31 37 43 0 40-27 111-37 138-9 18-11 25-11 35 0 33 29 56 61 56 64 0 93-89 93-100 0-8-8-8-10-8-9 0-11 4-13 12-14 50-41 77-68 77-13 0-15-8-15-22 0-15 2-23 15-52 6-21 33-88 33-125 0-63-50-73-83-73-54 0-90 33-108 58-7-43-44-58-69-58-29 0-44 21-52 35-15 23-23 61-23 63 0 8 8 8 10 8 11 0 11-2 15-19 10-37 23-68 48-68 16 0 21 12 21 31 0 12-7 35-11 54-4 17-10 44-14 56z">
            <text:p/>
          </draw:path>
        </draw:g>
        <draw:g xml:id="id88" draw:id="id88">
          <svg:title>TexMaths</svg:title>
          <svg:desc>26§display§\frac{dy}{dx} = \frac{d}{dx}\left( \frac{1}{ax + b} \right) =§svg§600§FALSE§</svg:desc>
          <draw:polygon draw:style-name="gr2" draw:text-style-name="P4" draw:layer="layout" svg:width="8.596cm" svg:height="2.101cm" svg:x="5.781cm" svg:y="10.382cm" svg:viewBox="0 0 8597 2102" draw:points="4300,2102 0,2102 0,0 8597,0 8597,2102">
            <text:p/>
          </draw:polygon>
          <draw:path draw:style-name="gr3" draw:text-style-name="P5" draw:layer="layout" svg:width="0.436cm" svg:height="0.646cm" svg:x="5.793cm" svg:y="10.409cm" svg:viewBox="0 0 437 647" svg:d="M437 10c0-2 0-10-13-10-12 0-99 8-116 10-6 0-13 5-13 17 0 13 9 13 23 13 44 0 46 6 46 14l-4 19-54 216c-17-33-44-58-85-58-107 0-221 135-221 268 0 87 50 148 123 148 18 0 64-4 118-69 9 38 40 69 84 69 33 0 54-21 68-52 15-31 27-88 27-90 0-10-8-10-10-10-11 0-11 4-13 17-16 60-33 114-70 114-25 0-27-23-27-42 0-23 2-29 6-43zM245 526c-4 17-4 19-18 35-40 50-77 65-102 65-46 0-61-50-61-85 0-46 30-160 52-202 28-54 69-87 107-87 60 0 72 75 72 81 0 4-2 10-4 14z">
            <text:p/>
          </draw:path>
          <draw:path draw:style-name="gr3" draw:text-style-name="P5" draw:layer="layout" svg:width="0.423cm" svg:height="0.592cm" svg:x="6.257cm" svg:y="10.64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6 0 67-17 92-42-11 48-23 92-59 142-25 31-60 58-102 58-12 0-54-4-68-40 14 0 25 0 39-10 9-8 17-21 17-37 0-29-25-34-33-34-21 0-52 15-52 61 0 45 41 79 97 79 96 0 190-83 215-187z">
            <text:p/>
          </draw:path>
          <draw:polygon draw:style-name="gr3" draw:text-style-name="P5" draw:layer="layout" svg:width="1cm" svg:height="0.039cm" svg:x="5.735cm" svg:y="11.413cm" svg:viewBox="0 0 1001 40" draw:points="499,40 0,40 0,0 1001,0 1001,40">
            <text:p/>
          </draw:polygon>
          <draw:path draw:style-name="gr3" draw:text-style-name="P5" draw:layer="layout" svg:width="0.436cm" svg:height="0.646cm" svg:x="5.772cm" svg:y="11.652cm" svg:viewBox="0 0 437 647" svg:d="M437 10c0-2 0-10-13-10-12 0-99 8-116 10-6 0-13 5-13 17 0 13 9 13 23 13 44 0 46 6 46 14l-4 19-54 216c-17-33-44-58-85-58-107 0-221 135-221 268 0 87 50 148 123 148 18 0 64-4 118-69 9 38 40 69 84 69 33 0 54-21 68-52 15-31 27-88 27-90 0-10-8-10-10-10-11 0-11 4-13 17-16 60-33 114-70 114-25 0-27-23-27-42 0-23 2-29 6-43zM245 526c-4 17-4 19-18 35-40 50-77 65-102 65-46 0-61-50-61-85 0-46 30-160 52-202 28-54 69-87 107-87 60 0 72 75 72 81 0 4-2 10-4 14z">
            <text:p/>
          </draw:path>
          <draw:path draw:style-name="gr3" draw:text-style-name="P5" draw:layer="layout" svg:width="0.457cm" svg:height="0.415cm" svg:x="6.236cm" svg:y="11.883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3-35-33c-27 0-50 25-50 54 0 41 46 60 85 60 63 0 96-65 98-71 10 36 44 71 98 71 96 0 148-119 148-141 0-9-9-9-11-9-8 0-10 2-12 9-29 99-94 120-123 120-35 0-50-29-50-60 0-21 6-40 17-81z">
            <text:p/>
          </draw:path>
          <draw:path draw:style-name="gr3" draw:text-style-name="P5" draw:layer="layout" svg:width="0.608cm" svg:height="0.215cm" svg:x="7.147cm" svg:y="11.326cm" svg:viewBox="0 0 609 216" svg:d="M578 37c15 0 31 0 31-18 0-19-16-19-29-19h-549c-14 0-31 0-31 19 0 18 17 18 31 18zM580 216c13 0 29 0 29-18 0-19-16-19-31-19h-547c-14 0-31 0-31 19 0 18 17 18 31 18z">
            <text:p/>
          </draw:path>
          <draw:path draw:style-name="gr3" draw:text-style-name="P5" draw:layer="layout" svg:width="0.436cm" svg:height="0.646cm" svg:x="8.468cm" svg:y="10.409cm" svg:viewBox="0 0 437 647" svg:d="M437 10c0-2 0-10-13-10-12 0-99 8-116 10-6 0-13 5-13 17 0 13 9 13 23 13 44 0 46 6 46 14l-4 19-54 216c-17-33-44-58-85-58-107 0-221 135-221 268 0 87 50 148 123 148 18 0 64-4 118-69 9 38 40 69 84 69 33 0 54-21 68-52 15-31 27-88 27-90 0-10-8-10-10-10-11 0-11 4-13 17-16 60-33 114-70 114-25 0-27-23-27-42 0-23 2-29 6-43zM245 526c-4 17-4 19-18 35-40 50-77 65-102 65-46 0-61-50-61-85 0-46 30-160 52-202 28-54 69-87 107-87 60 0 72 75 72 81 0 4-2 10-4 14z">
            <text:p/>
          </draw:path>
          <draw:polygon draw:style-name="gr3" draw:text-style-name="P5" draw:layer="layout" svg:width="1cm" svg:height="0.039cm" svg:x="8.171cm" svg:y="11.413cm" svg:viewBox="0 0 1001 40" draw:points="499,40 0,40 0,0 1001,0 1001,40">
            <text:p/>
          </draw:polygon>
          <draw:path draw:style-name="gr3" draw:text-style-name="P5" draw:layer="layout" svg:width="0.436cm" svg:height="0.646cm" svg:x="8.208cm" svg:y="11.652cm" svg:viewBox="0 0 437 647" svg:d="M437 10c0-2 0-10-13-10-12 0-99 8-116 10-6 0-13 5-13 17 0 13 9 13 23 13 44 0 46 6 46 14l-4 19-54 216c-17-33-44-58-85-58-107 0-221 135-221 268 0 87 50 148 123 148 18 0 64-4 118-69 9 38 40 69 84 69 33 0 54-21 68-52 15-31 27-88 27-90 0-10-8-10-10-10-11 0-11 4-13 17-16 60-33 114-70 114-25 0-27-23-27-42 0-23 2-29 6-43zM245 526c-4 17-4 19-18 35-40 50-77 65-102 65-46 0-61-50-61-85 0-46 30-160 52-202 28-54 69-87 107-87 60 0 72 75 72 81 0 4-2 10-4 14z">
            <text:p/>
          </draw:path>
          <draw:path draw:style-name="gr3" draw:text-style-name="P5" draw:layer="layout" svg:width="0.457cm" svg:height="0.415cm" svg:x="8.672cm" svg:y="11.883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3-35-33c-27 0-50 25-50 54 0 41 46 60 85 60 63 0 96-65 98-71 10 36 44 71 100 71 94 0 146-119 146-141 0-9-9-9-11-9-8 0-10 2-12 9-29 99-94 120-123 120-35 0-50-29-50-60 0-21 6-40 17-81z">
            <text:p/>
          </draw:path>
          <draw:path draw:style-name="gr3" draw:text-style-name="P5" draw:layer="layout" svg:width="0.45cm" svg:height="2.193cm" svg:x="9.621cm" svg:y="10.336cm" svg:viewBox="0 0 451 2194" svg:d="M451 2186c0-4-2-7-4-9-33-35-95-95-156-195-147-235-214-533-214-884 0-247 33-564 183-836 73-131 148-206 189-245 2-2 2-5 2-9 0-8-6-8-18-8-13 0-15 0-29 15-308 278-404 696-404 1081 0 360 83 722 316 996 19 21 52 58 92 92 10 10 12 10 25 10 12 0 18 0 18-8z">
            <text:p/>
          </draw:path>
          <draw:path draw:style-name="gr3" draw:text-style-name="P5" draw:layer="layout" svg:width="0.303cm" svg:height="0.61cm" svg:x="11.322cm" svg:y="10.434cm" svg:viewBox="0 0 304 611" svg:d="M189 23c0-21 0-23-23-23-56 58-137 58-166 58v29c19 0 73 0 121-25v477c0 33-2 43-86 43h-29v29c31-4 113-4 148-4 37 0 116 0 150 4v-29h-29c-84 0-86-10-86-43z">
            <text:p/>
          </draw:path>
          <draw:polygon draw:style-name="gr3" draw:text-style-name="P5" draw:layer="layout" svg:width="2.516cm" svg:height="0.039cm" svg:x="10.214cm" svg:y="11.413cm" svg:viewBox="0 0 2517 40" draw:points="1259,40 0,40 0,0 2517,0 2517,40">
            <text:p/>
          </draw:polygon>
          <draw:path draw:style-name="gr3" draw:text-style-name="P5" draw:layer="layout" svg:width="0.419cm" svg:height="0.415cm" svg:x="10.249cm" svg:y="11.883cm" svg:viewBox="0 0 420 416" svg:d="M306 58c-17-33-44-58-85-58-107 0-221 135-221 268 0 88 50 148 123 148 18 0 64-4 118-69 9 38 40 69 84 69 33 0 54-21 68-50 15-33 27-89 27-91 0-9-8-9-10-9-11 0-11 2-13 17-16 58-33 112-70 112-25 0-27-23-27-41 0-21 2-27 12-69 8-38 10-48 19-81l33-129c6-27 6-27 6-31 0-17-10-25-25-25-23 0-37 21-39 39zM245 297c-4 17-4 17-18 34-40 50-77 64-102 64-48 0-61-50-61-85 0-46 30-160 52-202 28-54 69-87 107-87 60 0 72 75 72 81 0 4-2 10-4 14z">
            <text:p/>
          </draw:path>
          <draw:path draw:style-name="gr3" draw:text-style-name="P5" draw:layer="layout" svg:width="0.457cm" svg:height="0.415cm" svg:x="10.723cm" svg:y="11.883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3-35-33c-27 0-50 25-50 54 0 41 46 60 87 60 61 0 94-65 96-71 10 36 44 71 100 71 94 0 146-119 146-141 0-9-9-9-11-9-8 0-10 2-12 9-29 99-94 120-123 120-35 0-50-29-50-60 0-21 6-40 17-81z">
            <text:p/>
          </draw:path>
          <draw:path draw:style-name="gr3" draw:text-style-name="P5" draw:layer="layout" svg:width="0.608cm" svg:height="0.61cm" svg:x="11.472cm" svg:y="11.754cm" svg:viewBox="0 0 609 611" svg:d="M325 324h255c13 0 29 0 29-18 0-19-16-19-29-19h-255v-256c0-14 0-31-19-31s-19 17-19 31v256h-256c-14 0-31 0-31 19 0 18 17 18 31 18h256v256c0 13 0 31 19 31s19-18 19-31z">
            <text:p/>
          </draw:path>
          <draw:path draw:style-name="gr3" draw:text-style-name="P5" draw:layer="layout" svg:width="0.338cm" svg:height="0.646cm" svg:x="12.379cm" svg:y="11.652cm" svg:viewBox="0 0 339 647" svg:d="M177 10c0-2 0-10-13-10-20 0-87 8-112 8-6 2-17 2-17 19 0 13 9 13 21 13 46 0 48 6 48 14 0 6-8 38-15 56l-74 300c-11 45-15 60-15 93 0 86 48 144 116 144 109 0 223-137 223-269 0-85-50-147-123-147-41 0-81 27-108 56zM89 356c7-19 7-21 15-32 46-60 85-72 110-72 34 0 59 27 59 85 0 54-32 160-48 195-29 61-73 94-109 94-31 0-60-25-60-92 0-18 0-35 15-93z">
            <text:p/>
          </draw:path>
          <draw:path draw:style-name="gr3" draw:text-style-name="P5" draw:layer="layout" svg:width="0.45cm" svg:height="2.193cm" svg:x="12.87cm" svg:y="10.336cm" svg:viewBox="0 0 451 2194" svg:d="M451 1098c0-360-83-722-316-996-16-21-52-58-89-92-13-10-15-10-27-10-11 0-19 0-19 8 0 4 4 9 6 11 31 33 94 93 154 193 148 235 217 533 217 884 0 247-34 564-186 836-72 131-149 206-187 245-2 2-4 5-4 9 0 8 8 8 19 8 12 0 14 0 29-15 308-278 403-696 403-1081z">
            <text:p/>
          </draw:path>
          <draw:path draw:style-name="gr3" draw:text-style-name="P5" draw:layer="layout" svg:width="0.608cm" svg:height="0.215cm" svg:x="13.815cm" svg:y="11.326cm" svg:viewBox="0 0 609 216" svg:d="M578 37c15 0 31 0 31-18 0-19-16-19-29-19h-549c-14 0-31 0-31 19 0 18 17 18 31 18zM580 216c13 0 29 0 29-18 0-19-16-19-31-19h-547c-14 0-31 0-31 19 0 18 17 18 31 18z">
            <text:p/>
          </draw:path>
        </draw:g>
        <draw:g xml:id="id82" draw:id="id82">
          <svg:title>TexMaths</svg:title>
          <svg:desc>26§display§\text {In general } n^{th} \text { order derivative will be }§svg§600§FALSE§</svg:desc>
          <draw:polygon draw:style-name="gr2" draw:text-style-name="P4" draw:layer="layout" svg:width="15.025cm" svg:height="0.919cm" svg:x="3.253cm" svg:y="0.681cm" svg:viewBox="0 0 15026 920" draw:points="7513,920 0,920 0,0 15026,0 15026,920">
            <text:p/>
          </draw:polygon>
          <draw:path draw:style-name="gr3" draw:text-style-name="P5" draw:layer="layout" svg:width="0.28cm" svg:height="0.626cm" svg:x="3.232cm" svg:y="0.833cm" svg:viewBox="0 0 281 627" svg:d="M181 71c0-31 4-42 75-42h25v-29c-31 2-104 2-140 2-37 0-110 0-141-2v29h25c71 0 75 11 75 42v485c0 33-4 42-75 42h-25v29c31-2 104-2 139-2 38 0 111 0 142 2v-29h-25c-71 0-75-9-75-42z">
            <text:p/>
          </draw:path>
          <draw:path draw:style-name="gr3" draw:text-style-name="P5" draw:layer="layout" svg:width="0.461cm" svg:height="0.405cm" svg:x="3.567cm" svg:y="1.054cm" svg:viewBox="0 0 462 406" svg:d="M71 90v247c0 40-9 40-71 40v29c31 0 79-2 104-2 23 0 71 2 102 2v-29c-60 0-71 0-71-40v-170c0-96 65-146 123-146s69 50 69 102v214c0 40-11 40-71 40v29c31 0 79-2 104-2 23 0 71 2 102 2v-29c-48 0-71 0-71-27v-175c0-79 0-108-29-142-13-14-44-33-96-33-68 0-110 40-137 96v-96l-129 10v30c64 0 71 6 71 50z">
            <text:p/>
          </draw:path>
          <draw:path draw:style-name="gr3" draw:text-style-name="P5" draw:layer="layout" svg:width="0.419cm" svg:height="0.605cm" svg:x="4.374cm" svg:y="1.043cm" svg:viewBox="0 0 420 606" svg:d="M179 258c-81 0-81-91-81-112 0-25 2-54 14-77 9-13 29-38 67-38 79 0 79 92 79 113 0 25 0 54-15 77-8 12-29 37-64 37zM71 294c0-5 0-25 16-44 36 27 73 29 92 29 85 0 148-62 148-133 0-36-15-69-38-90 33-31 67-35 83-35 2 0 7 0 9 0-11 4-15 14-15 25 0 16 13 27 27 27 8 0 27-6 27-27 0-17-12-46-48-46-18 0-58 6-97 44-38-32-77-34-96-34-85 0-150 63-150 134 0 41 21 75 44 95-13 13-29 44-29 75 0 30 12 65 41 82-56 16-85 56-85 93 0 65 92 117 204 117 108 0 204-48 204-119 0-33-15-79-61-106-50-25-102-25-158-25-23 0-62 0-68 0-29-4-50-33-50-62zM204 583c-94 0-156-46-156-94 0-43 35-77 75-79h54c79 0 183 0 183 79 0 48-67 94-156 94z">
            <text:p/>
          </draw:path>
          <draw:path draw:style-name="gr3" draw:text-style-name="P5" draw:layer="layout" svg:width="0.355cm" svg:height="0.422cm" svg:x="4.832cm" svg:y="1.047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461cm" svg:height="0.405cm" svg:x="5.241cm" svg:y="1.054cm" svg:viewBox="0 0 462 406" svg:d="M71 90v247c0 40-9 40-71 40v29c31 0 79-2 104-2 23 0 71 2 102 2v-29c-60 0-71 0-71-40v-170c0-96 65-146 123-146s69 50 69 102v214c0 40-11 40-71 40v29c31 0 79-2 104-2 23 0 71 2 102 2v-29c-48 0-71 0-71-27v-175c0-79 0-108-29-142-13-14-44-33-96-33-68 0-110 40-137 96v-96l-129 10v30c64 0 71 6 71 50z">
            <text:p/>
          </draw:path>
          <draw:path draw:style-name="gr3" draw:text-style-name="P5" draw:layer="layout" svg:width="0.355cm" svg:height="0.422cm" svg:x="5.745cm" svg:y="1.047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309cm" svg:height="0.405cm" svg:x="6.152cm" svg:y="1.054cm" svg:viewBox="0 0 310 406" svg:d="M127 102v-102l-127 10v30c64 0 73 6 73 50v247c0 40-11 40-73 40v29c35 0 79-2 104-2 37 0 81 0 119 2v-29h-21c-67 0-69-8-69-42v-141c0-92 38-173 108-173 7 0 9 0 11 0-4 2-21 12-21 35 0 27 19 40 39 40 17 0 40-11 40-40s-29-56-69-56c-66 0-100 62-114 102z">
            <text:p/>
          </draw:path>
          <draw:path draw:style-name="gr3" draw:text-style-name="P5" draw:layer="layout" svg:width="0.413cm" svg:height="0.422cm" svg:x="6.523cm" svg:y="1.047cm" svg:viewBox="0 0 414 423" svg:d="M266 341c4 38 29 75 73 75 19 0 75-12 75-87v-50h-23v50c0 54-23 60-33 60-29 0-34-41-34-45v-186c0-37 0-73-33-108-35-35-81-50-127-50-75 0-137 44-137 104 0 27 19 44 42 44 25 0 41-19 41-44 0-10-4-42-46-42 25-31 69-41 100-41 44 0 96 35 96 116v36c-46 2-110 4-168 31-69 31-92 79-92 121 0 75 89 98 148 98 60 0 102-38 118-82zM260 192v91c0 88-64 119-106 119-46 0-83-33-83-79 0-50 39-127 189-131z">
            <text:p/>
          </draw:path>
          <draw:path draw:style-name="gr3" draw:text-style-name="P5" draw:layer="layout" svg:width="0.205cm" svg:height="0.636cm" svg:x="6.972cm" svg:y="0.822cm" svg:viewBox="0 0 206 637" svg:d="M133 0l-133 10v30c64 0 73 6 73 50v476c0 42-11 42-73 42v29c31-2 79-2 102-2s69 0 104 2v-29c-62 0-73 0-73-42z">
            <text:p/>
          </draw:path>
          <draw:path draw:style-name="gr3" draw:text-style-name="P5" draw:layer="layout" svg:width="0.496cm" svg:height="0.415cm" svg:x="7.525cm" svg:y="1.054cm" svg:viewBox="0 0 497 416" svg:d="M54 352c-2 14-8 35-8 39 0 17 12 25 27 25 10 0 27-8 33-25 2-2 13-45 19-68l19-84c6-18 12-39 16-60 4-17 11-44 11-46 14-29 64-112 149-112 42 0 50 33 50 64 0 57-43 175-58 213-8 23-10 33-10 43 0 44 33 75 74 75 88 0 121-133 121-141s-8-8-10-8c-11 0-11 2-15 16-19 63-48 113-93 113-15 0-21-9-21-30 0-22 8-45 16-66 17-48 54-150 54-202 0-61-39-98-104-98-83 0-128 58-143 79-4-50-42-79-85-79-42 0-59 35-69 52-15 31-27 85-27 90 0 8 8 8 10 8 11 0 11 0 17-21 15-64 33-108 67-108 18 0 29 10 29 41 0 19-4 30-15 78z">
            <text:p/>
          </draw:path>
          <draw:path draw:style-name="gr3" draw:text-style-name="P5" draw:layer="layout" svg:width="0.217cm" svg:height="0.407cm" svg:x="8.074cm" svg:y="0.679cm" svg:viewBox="0 0 218 408" svg:d="M131 148h67c12 0 20 0 20-15 0-8-8-8-18-8h-63l25-96c0-2 2-6 2-8 0-13-10-21-23-21-16 0-25 10-31 27-4 17 4-15-23 98h-66c-13 0-21 0-21 15 0 8 8 8 19 8h62l-39 152c-2 16-9 39-9 48 0 37 31 60 69 60 73 0 112-89 112-98 0-8-8-8-10-8-8 0-8 2-13 12-18 40-52 77-87 77-15 0-23-8-23-33 0-6 2-19 4-25z">
            <text:p/>
          </draw:path>
          <draw:path draw:style-name="gr3" draw:text-style-name="P5" draw:layer="layout" svg:width="0.351cm" svg:height="0.453cm" svg:x="8.372cm" svg:y="0.635cm" svg:viewBox="0 0 352 454" svg:d="M154 19c0 0 2-9 2-11s-2-8-10-8c-13 0-67 4-84 6-4 0-12 2-12 15 0 10 8 10 17 10 29 0 29 4 29 9 0 4 0 8-2 14l-90 365c-4 10-4 12-4 14 0 8 8 21 23 21 6 0 19-4 25-19 2-2 8-27 10-39l17-57c2-10 8-35 10-45 7-23 7-25 19-44 21-33 52-69 102-69 37 0 39 29 39 44 0 39-29 110-39 137-6 19-8 25-8 36 0 33 27 56 60 56 64 0 94-90 94-100 0-8-9-8-11-8-10 0-10 4-12 10-15 52-44 79-69 79-15 0-17-8-17-23 0-14 5-23 15-52 8-21 35-87 35-125 0-10 0-37-25-54-10-10-29-19-58-19-48 0-81 27-106 55z">
            <text:p/>
          </draw:path>
          <draw:path draw:style-name="gr3" draw:text-style-name="P5" draw:layer="layout" svg:width="0.407cm" svg:height="0.422cm" svg:x="9.127cm" svg:y="1.047cm" svg:viewBox="0 0 408 423" svg:d="M408 214c0-116-94-214-204-214-115 0-204 100-204 214 0 119 96 209 204 209 110 0 204-92 204-209zM204 400c-40 0-79-21-104-63-23-39-23-95-23-129 0-35 0-85 21-127 25-41 68-60 106-60 39 0 79 19 102 58 25 40 25 94 25 129 0 34 0 83-21 123-19 42-60 69-106 69z">
            <text:p/>
          </draw:path>
          <draw:path draw:style-name="gr3" draw:text-style-name="P5" draw:layer="layout" svg:width="0.309cm" svg:height="0.405cm" svg:x="9.585cm" svg:y="1.054cm" svg:viewBox="0 0 310 406" svg:d="M127 102v-102l-127 10v30c64 0 71 6 71 50v247c0 40-9 40-71 40v29c35 0 79-2 104-2 37 0 81 0 119 2v-29h-21c-67 0-69-8-69-42v-141c0-92 38-173 108-173 7 0 9 0 11 0-4 2-21 12-21 35 0 27 19 40 39 40 17 0 40-11 40-40s-29-56-69-56c-66 0-100 62-114 102z">
            <text:p/>
          </draw:path>
          <draw:path draw:style-name="gr3" draw:text-style-name="P5" draw:layer="layout" svg:width="0.452cm" svg:height="0.647cm" svg:x="9.949cm" svg:y="0.822cm" svg:viewBox="0 0 453 648" svg:d="M318 587v61l135-11v-29c-64 0-72-6-72-50v-558l-131 10v30c62 0 70 6 70 50v197c-27-31-66-56-116-56-108 0-204 90-204 208 0 117 89 209 196 209 58 0 99-32 122-61zM318 341v188c0 17 0 19-10 33-27 44-69 65-108 65-42 0-75-23-98-59-23-37-25-89-25-127 0-35 2-89 27-131 21-29 54-58 104-58 33 0 71 12 100 54 10 17 10 19 10 35z">
            <text:p/>
          </draw:path>
          <draw:path draw:style-name="gr3" draw:text-style-name="P5" draw:layer="layout" svg:width="0.355cm" svg:height="0.422cm" svg:x="10.45cm" svg:y="1.047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309cm" svg:height="0.405cm" svg:x="10.855cm" svg:y="1.054cm" svg:viewBox="0 0 310 406" svg:d="M127 102v-102l-127 10v30c64 0 71 6 71 50v247c0 40-9 40-71 40v29c35 0 79-2 104-2 37 0 81 0 119 2v-29h-21c-67 0-69-8-69-42v-141c0-92 38-173 108-173 7 0 9 0 11 0-4 2-21 12-21 35 0 27 19 40 39 40 17 0 40-11 40-40s-29-56-69-56c-66 0-100 62-114 102z">
            <text:p/>
          </draw:path>
          <draw:path draw:style-name="gr3" draw:text-style-name="P5" draw:layer="layout" svg:width="0.452cm" svg:height="0.647cm" svg:x="11.525cm" svg:y="0.822cm" svg:viewBox="0 0 453 648" svg:d="M318 587v61l135-11v-29c-64 0-72-6-72-50v-558l-131 10v30c62 0 70 6 70 50v197c-27-31-66-56-116-56-108 0-204 90-204 208 0 117 89 209 196 209 58 0 99-32 122-61zM318 341v188c0 17 0 19-10 33-27 44-69 65-108 65-42 0-75-23-98-59-23-37-25-89-25-127 0-35 0-89 27-131 21-29 54-58 104-58 33 0 71 12 100 54 10 17 10 19 10 35z">
            <text:p/>
          </draw:path>
          <draw:path draw:style-name="gr3" draw:text-style-name="P5" draw:layer="layout" svg:width="0.355cm" svg:height="0.422cm" svg:x="12.027cm" svg:y="1.047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309cm" svg:height="0.405cm" svg:x="12.432cm" svg:y="1.054cm" svg:viewBox="0 0 310 406" svg:d="M127 102v-102l-127 10v30c64 0 73 6 73 50v247c0 40-11 40-73 40v29c35 0 79-2 104-2 37 0 81 0 119 2v-29h-21c-67 0-69-8-69-42v-141c0-92 38-173 108-173 7 0 9 0 11 0-4 2-21 12-21 35 0 27 19 40 39 40 17 0 40-11 40-40s-29-56-69-56c-66 0-100 62-114 102z">
            <text:p/>
          </draw:path>
          <draw:path draw:style-name="gr3" draw:text-style-name="P5" draw:layer="layout" svg:width="0.197cm" svg:height="0.613cm" svg:x="12.796cm" svg:y="0.845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448cm" svg:height="0.405cm" svg:x="13.035cm" svg:y="1.062cm" svg:viewBox="0 0 449 406" svg:d="M364 90c8-21 25-61 85-61v-29c-21 2-48 2-68 2-23 0-65-2-81-2v29c35 0 45 21 45 40 0 8-2 10-6 21l-94 235-104-256c-4-13-4-15-4-17 0-23 36-23 52-23v-29c-27 0-79 2-100 2-25 0-62 0-89-2v29c58 0 62 4 73 33l133 327c6 13 6 17 19 17 12 0 16-8 18-17z">
            <text:p/>
          </draw:path>
          <draw:path draw:style-name="gr3" draw:text-style-name="P5" draw:layer="layout" svg:width="0.413cm" svg:height="0.422cm" svg:x="13.489cm" svg:y="1.047cm" svg:viewBox="0 0 414 423" svg:d="M266 341c4 38 29 75 73 75 19 0 75-12 75-87v-50h-23v50c0 54-23 60-33 60-29 0-34-41-34-45v-186c0-37 0-73-33-108-35-35-81-50-127-50-75 0-137 44-137 104 0 27 19 44 42 44 25 0 41-19 41-44 0-10-4-42-46-42 25-31 69-41 100-41 44 0 96 35 96 116v36c-46 2-110 4-168 31-69 31-92 79-92 121 0 75 89 98 148 98 60 0 102-38 118-82zM260 192v91c0 88-64 119-106 119-46 0-83-33-83-79 0-50 39-127 189-131z">
            <text:p/>
          </draw:path>
          <draw:path draw:style-name="gr3" draw:text-style-name="P5" draw:layer="layout" svg:width="0.288cm" svg:height="0.574cm" svg:x="13.926cm" svg:y="0.895cm" svg:viewBox="0 0 289 575" svg:d="M141 198h131v-29h-131v-169h-22c0 75-30 173-119 177v21h79v252c0 114 85 125 119 125 64 0 91-65 91-125v-52h-25v52c0 66-27 102-60 102-63 0-63-84-63-100z">
            <text:p/>
          </draw:path>
          <draw:path draw:style-name="gr3" draw:text-style-name="P5" draw:layer="layout" svg:width="0.197cm" svg:height="0.613cm" svg:x="14.294cm" svg:y="0.845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448cm" svg:height="0.405cm" svg:x="14.533cm" svg:y="1.062cm" svg:viewBox="0 0 449 406" svg:d="M364 90c8-21 25-61 85-61v-29c-21 2-48 2-68 2-23 0-65-2-81-2v29c35 0 45 21 45 40 0 8-2 10-6 21l-94 235-104-256c-4-13-4-15-4-17 0-23 36-23 52-23v-29c-27 0-79 2-100 2-25 0-62 0-89-2v29c58 0 62 4 73 33l133 327c4 13 6 17 19 17 12 0 16-8 18-17z">
            <text:p/>
          </draw:path>
          <draw:path draw:style-name="gr3" draw:text-style-name="P5" draw:layer="layout" svg:width="0.355cm" svg:height="0.422cm" svg:x="14.999cm" svg:y="1.047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627cm" svg:height="0.405cm" svg:x="15.7cm" svg:y="1.062cm" svg:viewBox="0 0 628 406" svg:d="M551 87c17-45 46-58 77-58v-29c-21 2-48 2-66 2-27 0-69-2-86-2v29c34 0 52 17 52 44 0 6 0 6-4 19l-83 235-92-256c-2-11-4-13-4-17 0-25 36-25 54-25v-29c-27 0-72 2-95 2-27 0-54 0-81-2v29c33 0 47 2 58 13 4 6 14 33 21 52l-79 220-88-243c-4-13-4-15-4-17 0-25 35-25 54-25v-29c-27 0-79 2-100 2-4 0-52 0-85-2v29c46 0 56 2 69 31l114 325c4 15 8 21 19 21 12 0 14-4 18-19l94-260 94 262c2 11 6 17 18 17 11 0 15-8 17-17z">
            <text:p/>
          </draw:path>
          <draw:path draw:style-name="gr3" draw:text-style-name="P5" draw:layer="layout" svg:width="0.197cm" svg:height="0.613cm" svg:x="16.374cm" svg:y="0.845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205cm" svg:height="0.636cm" svg:x="16.628cm" svg:y="0.822cm" svg:viewBox="0 0 206 637" svg:d="M133 0l-133 10v30c64 0 73 6 73 50v476c0 42-11 42-73 42v29c31-2 79-2 102-2s69 0 104 2v-29c-62 0-73 0-73-42z">
            <text:p/>
          </draw:path>
          <draw:path draw:style-name="gr3" draw:text-style-name="P5" draw:layer="layout" svg:width="0.205cm" svg:height="0.636cm" svg:x="16.881cm" svg:y="0.822cm" svg:viewBox="0 0 206 637" svg:d="M133 0l-133 10v30c64 0 73 6 73 50v476c0 42-11 42-73 42v29c31-2 79-2 102-2s69 0 104 2v-29c-62 0-73 0-73-42z">
            <text:p/>
          </draw:path>
          <draw:path draw:style-name="gr3" draw:text-style-name="P5" draw:layer="layout" svg:width="0.452cm" svg:height="0.647cm" svg:x="17.437cm" svg:y="0.822cm" svg:viewBox="0 0 453 648" svg:d="M133 291v-291l-133 10v30c64 0 71 6 71 50v547h23c2-2 8-14 33-56 14 21 54 67 121 67 110 0 205-90 205-209 0-116-91-208-195-208-71 0-110 44-125 60zM135 533v-189c0-19 0-19 11-34 35-52 85-58 108-58 41 0 75 23 95 58 25 38 27 90 27 127 0 36-2 90-29 131-18 27-54 59-104 59-39 0-72-23-95-56-13-19-13-21-13-38z">
            <text:p/>
          </draw:path>
          <draw:path draw:style-name="gr3" draw:text-style-name="P5" draw:layer="layout" svg:width="0.355cm" svg:height="0.422cm" svg:x="17.969cm" svg:y="1.047cm" svg:viewBox="0 0 356 423" svg:d="M77 181c6-137 83-160 114-160 94 0 104 123 104 160zM77 200h256c21 0 23 0 23-19 0-91-50-181-165-181-106 0-191 94-191 210 0 123 96 213 202 213 112 0 154-102 154-121 0-8-9-11-13-11-8 0-10 7-10 13-33 96-117 96-125 96-46 0-83-29-104-63-27-43-27-104-27-137z">
            <text:p/>
          </draw:path>
        </draw:g>
        <draw:g xml:id="id84" draw:id="id84">
          <svg:title>TexMaths</svg:title>
          <svg:desc>26§display§\frac{d^n y}{dx^n} = \frac{ (-1)^{n-1}. (n-1)!. \ a^n }{ (ax + b)^n } §svg§600§FALSE§</svg:desc>
          <draw:polygon draw:style-name="gr2" draw:text-style-name="P4" draw:layer="layout" svg:width="11.032cm" svg:height="2.139cm" svg:x="3.375cm" svg:y="4.481cm" svg:viewBox="0 0 11033 2140" draw:points="5516,2140 0,2140 0,0 11033,0 11033,2140">
            <text:p/>
          </draw:polygon>
          <draw:path draw:style-name="gr3" draw:text-style-name="P5" draw:layer="layout" svg:width="0.436cm" svg:height="0.646cm" svg:x="3.387cm" svg:y="4.558cm" svg:viewBox="0 0 437 647" svg:d="M437 10c0-2 0-10-13-10-12 0-100 8-116 10-6 0-13 5-13 17 0 13 9 13 23 13 44 0 46 6 46 14l-4 19-54 216c-17-33-44-58-86-58-106 0-220 135-220 268 0 87 50 148 123 148 18 0 64-5 118-69 9 37 40 69 83 69 34 0 55-21 69-52 15-32 27-88 27-90 0-10-8-10-10-10-11 0-11 4-13 16-16 61-33 115-70 115-25 0-28-23-28-42 0-23 3-29 7-43zM245 526c-4 17-4 19-18 35-40 50-77 65-102 65-46 0-61-50-61-85 0-46 30-161 52-202 28-54 69-87 107-87 60 0 72 74 72 81 0 4-2 10-4 14z">
            <text:p/>
          </draw:path>
          <draw:path draw:style-name="gr3" draw:text-style-name="P5" draw:layer="layout" svg:width="0.392cm" svg:height="0.29cm" svg:x="3.855cm" svg:y="4.578cm" svg:viewBox="0 0 393 291" svg:d="M48 243c-2 9-6 25-6 27 0 15 12 21 22 21 11 0 21-8 25-14 3-7 9-27 11-40 4-12 10-42 14-58 5-15 9-29 11-44 8-27 8-31 27-58 19-25 48-58 98-58 37 0 37 31 37 43 0 40-27 111-37 138-9 18-11 25-11 35 0 33 29 56 60 56 65 0 94-89 94-100 0-8-8-8-10-8-9 0-11 4-13 12-14 50-41 77-68 77-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423cm" svg:height="0.592cm" svg:x="4.35cm" svg:y="4.786cm" svg:viewBox="0 0 424 593" svg:d="M420 56c4-12 4-14 4-21 0-16-14-25-27-25-10 0-25 5-33 19-2 4-8 33-13 50-6 23-12 48-18 73l-42 166c-2 13-41 77-102 77-48 0-58-39-58-75 0-41 17-98 48-179 14-37 17-47 17-66 0-42-30-75-75-75-88 0-121 133-121 141 0 9 8 9 10 9 11 0 11-2 15-17 25-85 62-112 94-112 6 0 22 0 22 29 0 23-8 46-16 64-36 96-52 150-52 192 0 81 58 110 112 110 35 0 67-17 92-42-11 48-23 92-59 142-25 31-60 58-102 58-12 0-54-4-68-40 14 0 25 0 39-10 9-8 17-21 17-37 0-30-25-34-33-34-21 0-52 15-52 61 0 45 41 79 97 79 96 0 190-84 215-188z">
            <text:p/>
          </draw:path>
          <draw:polygon draw:style-name="gr3" draw:text-style-name="P5" draw:layer="layout" svg:width="1.496cm" svg:height="0.039cm" svg:x="3.329cm" svg:y="5.562cm" svg:viewBox="0 0 1497 40" draw:points="749,40 0,40 0,0 1497,0 1497,40">
            <text:p/>
          </draw:polygon>
          <draw:path draw:style-name="gr3" draw:text-style-name="P5" draw:layer="layout" svg:width="0.436cm" svg:height="0.646cm" svg:x="3.366cm" svg:y="5.801cm" svg:viewBox="0 0 437 647" svg:d="M437 10c0-2 0-10-13-10-12 0-100 8-116 10-6 0-13 5-13 17 0 13 9 13 23 13 44 0 46 6 46 14l-4 19-54 216c-17-33-44-58-86-58-106 0-220 135-220 268 0 87 50 148 123 148 18 0 64-5 118-69 9 37 40 69 83 69 34 0 55-21 69-52 15-32 27-88 27-90 0-10-8-10-10-10-11 0-11 4-13 16-16 61-33 115-70 115-25 0-28-23-28-42 0-23 3-29 7-43zM245 526c-4 17-4 19-18 35-40 50-77 65-102 65-46 0-61-50-61-85 0-46 30-161 52-202 28-54 69-87 107-87 60 0 72 74 72 81 0 4-2 10-4 14z">
            <text:p/>
          </draw:path>
          <draw:path draw:style-name="gr3" draw:text-style-name="P5" draw:layer="layout" svg:width="0.457cm" svg:height="0.415cm" svg:x="3.83cm" svg:y="6.032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4-35-34c-27 0-50 25-50 55 0 41 46 60 85 60 63 0 96-65 98-71 10 35 44 71 98 71 95 0 147-119 147-142 0-8-8-8-10-8-8 0-10 2-12 8-30 100-94 121-123 121-36 0-50-29-50-60 0-21 6-40 17-81z">
            <text:p/>
          </draw:path>
          <draw:path draw:style-name="gr3" draw:text-style-name="P5" draw:layer="layout" svg:width="0.392cm" svg:height="0.29cm" svg:x="4.356cm" svg:y="5.89cm" svg:viewBox="0 0 393 291" svg:d="M48 243c-2 9-6 25-6 27 0 15 12 21 22 21 11 0 21-8 25-14 3-7 9-27 11-40 4-12 10-42 14-58 5-15 9-29 11-44 8-27 8-31 27-58 19-25 48-58 98-58 37 0 37 31 37 43 0 40-27 111-37 138-9 18-11 25-11 35 0 33 29 56 60 56 65 0 94-89 94-100 0-8-8-8-10-8-9 0-11 4-13 12-14 50-41 77-68 77-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608cm" svg:height="0.215cm" svg:x="5.238cm" svg:y="5.475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6.353cm" svg:y="4.506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558cm" svg:height="0.039cm" svg:x="6.692cm" svg:y="4.944cm" svg:viewBox="0 0 559 40" svg:d="M528 40c15 0 31 0 31-21 0-19-16-19-31-19h-497c-14 0-31 0-31 19 0 21 17 21 31 21z">
            <text:p/>
          </draw:path>
          <draw:path draw:style-name="gr3" draw:text-style-name="P5" draw:layer="layout" svg:width="0.303cm" svg:height="0.61cm" svg:x="7.41cm" svg:y="4.583cm" svg:viewBox="0 0 304 611" svg:d="M189 23c0-21 0-23-21-23-58 58-139 58-168 58v29c19 0 73 0 121-25v477c0 33-2 43-86 43h-29v29c31-4 113-4 148-4 37 0 116 0 150 4v-29h-29c-84 0-86-10-86-43z">
            <text:p/>
          </draw:path>
          <draw:path draw:style-name="gr3" draw:text-style-name="P5" draw:layer="layout" svg:width="0.213cm" svg:height="0.914cm" svg:x="7.836cm" svg:y="4.506cm" svg:viewBox="0 0 214 915" svg:d="M214 457c0-70-10-180-60-284-56-113-135-173-146-173-4 0-8 4-8 8s0 7 17 23c91 90 143 235 143 426 0 156-33 319-148 433-12 12-12 14-12 17 0 6 4 8 8 8 11 0 94-63 148-179 48-100 58-202 58-279z">
            <text:p/>
          </draw:path>
          <draw:path draw:style-name="gr3" draw:text-style-name="P5" draw:layer="layout" svg:width="0.392cm" svg:height="0.29cm" svg:x="8.171cm" svg:y="4.578cm" svg:viewBox="0 0 393 291" svg:d="M48 243c-2 9-6 25-6 27 0 15 12 21 22 21 11 0 21-8 25-14 3-7 9-27 11-40 4-12 10-42 14-58 5-15 9-29 11-44 8-27 8-31 27-58 19-25 48-58 98-58 37 0 37 31 37 43 0 40-27 111-37 138-9 18-11 25-11 35 0 33 29 56 60 56 65 0 94-89 94-100 0-8-8-8-10-8-9 0-11 4-13 12-14 50-41 77-68 77-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434cm" svg:height="0.032cm" svg:x="8.662cm" svg:y="4.685cm" svg:viewBox="0 0 435 33" svg:d="M410 33c8 0 25 0 25-16 0-17-15-17-25-17h-385c-10 0-25 0-25 17 0 16 15 16 25 16z">
            <text:p/>
          </draw:path>
          <draw:path draw:style-name="gr3" draw:text-style-name="P5" draw:layer="layout" svg:width="0.234cm" svg:height="0.425cm" svg:x="9.232cm" svg:y="4.435cm" svg:viewBox="0 0 235 426" svg:d="M146 19c0-19-2-19-19-19-42 40-100 42-127 42v22c15 0 58 0 94-18v328c0 21 0 29-65 29h-25v23c13 0 92-2 115-2 20 0 101 2 116 2v-23h-25c-64 0-64-8-64-29z">
            <text:p/>
          </draw:path>
          <draw:path draw:style-name="gr3" draw:text-style-name="P5" draw:layer="layout" svg:width="0.099cm" svg:height="0.099cm" svg:x="9.652cm" svg:y="5.094cm" svg:viewBox="0 0 100 100" svg:d="M100 50c0-27-23-50-50-50s-50 23-50 50 23 50 50 50 50-23 50-50z">
            <text:p/>
          </draw:path>
          <draw:path draw:style-name="gr3" draw:text-style-name="P5" draw:layer="layout" svg:width="0.213cm" svg:height="0.914cm" svg:x="9.918cm" svg:y="4.506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96cm" svg:height="0.415cm" svg:x="10.209cm" svg:y="4.786cm" svg:viewBox="0 0 497 416" svg:d="M54 351c-2 15-8 36-8 40 0 17 12 25 27 25 10 0 27-8 33-25 2-2 13-46 19-69l19-83c6-19 12-39 16-60 4-17 11-44 11-46 14-29 64-112 149-112 42 0 50 33 50 64 0 56-43 175-58 212-8 23-10 34-10 44 0 44 33 75 74 75 88 0 121-133 121-142 0-8-8-8-10-8-11 0-11 2-15 17-19 62-48 112-93 112-15 0-21-8-21-29 0-23 8-46 16-67 17-47 54-149 54-201 0-61-39-98-104-98-83 0-128 58-143 79-4-50-42-79-85-79-42 0-59 35-69 52-15 31-27 85-27 89 0 9 8 9 10 9 11 0 11 0 17-21 15-65 33-108 67-108 18 0 29 10 29 41 0 19-4 29-15 77z">
            <text:p/>
          </draw:path>
          <draw:path draw:style-name="gr3" draw:text-style-name="P5" draw:layer="layout" svg:width="0.558cm" svg:height="0.039cm" svg:x="11.01cm" svg:y="4.944cm" svg:viewBox="0 0 559 40" svg:d="M528 40c15 0 31 0 31-21 0-19-16-19-31-19h-497c-14 0-31 0-31 19 0 21 17 21 31 21z">
            <text:p/>
          </draw:path>
          <draw:path draw:style-name="gr3" draw:text-style-name="P5" draw:layer="layout" svg:width="0.303cm" svg:height="0.61cm" svg:x="11.929cm" svg:y="4.583cm" svg:viewBox="0 0 304 611" svg:d="M189 23c0-21 0-23-23-23-56 58-137 58-166 58v29c19 0 73 0 121-25v477c0 33-2 43-86 43h-29v29c31-4 113-4 148-4 37 0 116 0 150 4v-29h-29c-84 0-86-10-86-43z">
            <text:p/>
          </draw:path>
          <draw:path draw:style-name="gr3" draw:text-style-name="P5" draw:layer="layout" svg:width="0.213cm" svg:height="0.914cm" svg:x="12.355cm" svg:y="4.506cm" svg:viewBox="0 0 214 915" svg:d="M214 457c0-70-10-180-60-284-56-113-135-173-146-173-4 0-8 4-8 8s0 7 17 23c91 90 143 235 143 426 0 156-33 319-148 433-12 12-12 14-12 17 0 6 4 8 8 8 11 0 94-63 148-179 48-100 58-202 58-279z">
            <text:p/>
          </draw:path>
          <draw:path draw:style-name="gr3" draw:text-style-name="P5" draw:layer="layout" svg:width="0.099cm" svg:height="0.656cm" svg:x="12.738cm" svg:y="4.537cm" svg:viewBox="0 0 100 657" svg:d="M62 464l38-418c0-29-27-46-50-46-25 0-50 17-50 46l37 418c0 14 0 20 13 20 8 0 12-4 12-20zM100 607c0-27-23-48-50-48s-50 21-50 48 23 50 50 50 50-23 50-50z">
            <text:p/>
          </draw:path>
          <draw:path draw:style-name="gr3" draw:text-style-name="P5" draw:layer="layout" svg:width="0.099cm" svg:height="0.099cm" svg:x="12.992cm" svg:y="5.094cm" svg:viewBox="0 0 100 100" svg:d="M100 50c0-27-23-50-50-50s-50 23-50 50 23 50 50 50 50-23 50-50z">
            <text:p/>
          </draw:path>
          <draw:path draw:style-name="gr3" draw:text-style-name="P5" draw:layer="layout" svg:width="0.419cm" svg:height="0.415cm" svg:x="13.508cm" svg:y="4.786cm" svg:viewBox="0 0 420 416" svg:d="M306 58c-17-33-44-58-86-58-106 0-220 135-220 268 0 88 50 148 123 148 18 0 64-4 118-69 9 38 40 69 83 69 34 0 55-21 69-50 15-33 27-89 27-92 0-8-8-8-10-8-9 0-11 2-13 17-16 58-33 112-70 112-25 0-28-23-28-42 0-20 3-27 13-68 10-38 10-48 19-81l33-129c6-27 6-27 6-31 0-17-10-25-25-25-23 0-37 21-39 39zM245 297c-4 17-4 17-16 34-42 49-79 64-104 64-46 0-61-50-61-85 0-46 32-160 52-202 28-54 69-87 107-87 60 0 72 75 72 81 0 4-2 10-4 14z">
            <text:p/>
          </draw:path>
          <draw:path draw:style-name="gr3" draw:text-style-name="P5" draw:layer="layout" svg:width="0.392cm" svg:height="0.29cm" svg:x="13.984cm" svg:y="4.578cm" svg:viewBox="0 0 393 291" svg:d="M48 243c-2 9-6 25-6 27 0 15 12 21 22 21 11 0 21-8 25-14 3-7 9-27 11-40 4-12 10-42 14-58 5-15 9-29 11-44 8-27 8-31 27-58 19-25 48-58 98-58 37 0 37 31 37 43 0 40-27 111-37 138-9 18-11 25-11 35 0 33 29 56 60 56 65 0 94-89 94-100 0-8-8-8-10-8-9 0-11 4-13 12-14 50-41 77-68 77-13 0-15-8-15-22 0-15 2-23 15-52 6-21 33-88 33-125 0-63-50-73-83-73-54 0-90 33-108 58-7-43-44-58-69-58-29 0-44 21-52 35-15 23-23 61-23 63 0 8 8 8 10 8 11 0 11-2 15-19 10-37 23-68 48-68 16 0 21 12 21 31 0 12-7 35-11 54-4 17-10 44-14 56z">
            <text:p/>
          </draw:path>
          <draw:polygon draw:style-name="gr3" draw:text-style-name="P5" draw:layer="layout" svg:width="8.191cm" svg:height="0.039cm" svg:x="6.262cm" svg:y="5.562cm" svg:viewBox="0 0 8192 40" draw:points="4095,40 0,40 0,0 8192,0 8192,40">
            <text:p/>
          </draw:polygon>
          <draw:path draw:style-name="gr3" draw:text-style-name="P5" draw:layer="layout" svg:width="0.213cm" svg:height="0.914cm" svg:x="8.587cm" svg:y="5.751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8.888cm" svg:y="6.032cm" svg:viewBox="0 0 420 416" svg:d="M306 58c-17-33-44-58-86-58-106 0-220 135-220 268 0 88 50 148 123 148 18 0 64-4 118-69 9 38 40 69 83 69 34 0 55-21 69-50 15-33 27-89 27-92 0-8-8-8-10-8-11 0-11 2-13 17-16 58-33 112-70 112-25 0-28-23-28-42 0-20 3-27 13-68 10-38 10-48 19-81l33-129c6-27 6-27 6-31 0-17-10-25-25-25-23 0-37 21-39 39zM245 297c-4 17-4 17-18 34-40 49-77 64-102 64-46 0-61-50-61-85 0-46 30-160 52-202 28-54 69-87 107-87 60 0 72 75 72 81 0 4-2 10-4 14z">
            <text:p/>
          </draw:path>
          <draw:path draw:style-name="gr3" draw:text-style-name="P5" draw:layer="layout" svg:width="0.457cm" svg:height="0.415cm" svg:x="9.361cm" svg:y="6.032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4-35-34c-27 0-50 25-50 55 0 41 46 60 87 60 61 0 94-65 96-71 10 35 44 71 100 71 93 0 145-119 145-142 0-8-8-8-10-8-8 0-10 2-12 8-30 100-92 121-123 121-36 0-50-29-50-60 0-21 6-40 17-81z">
            <text:p/>
          </draw:path>
          <draw:path draw:style-name="gr3" draw:text-style-name="P5" draw:layer="layout" svg:width="0.608cm" svg:height="0.61cm" svg:x="10.111cm" svg:y="5.903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1.016cm" svg:y="5.801cm" svg:viewBox="0 0 339 647" svg:d="M177 10c0-2 0-10-13-10-20 0-87 8-112 8-6 2-17 2-17 19 0 13 9 13 21 13 46 0 48 6 48 14 0 6-8 37-15 56l-74 300c-11 45-15 60-15 93 0 85 48 144 116 144 109 0 223-138 223-269 0-85-50-147-123-147-41 0-81 27-108 56zM89 356c7-19 7-21 15-32 46-60 85-72 110-72 33 0 58 27 58 85 0 54-31 160-47 195-29 61-73 94-109 94-31 0-60-25-60-92 0-18 0-35 15-93z">
            <text:p/>
          </draw:path>
          <draw:path draw:style-name="gr3" draw:text-style-name="P5" draw:layer="layout" svg:width="0.213cm" svg:height="0.914cm" svg:x="11.417cm" svg:y="5.751cm" svg:viewBox="0 0 214 915" svg:d="M214 457c0-70-10-180-60-284-56-113-135-173-146-173-4 0-8 4-8 8s0 7 17 23c91 90 143 235 143 426 0 156-33 319-148 433-12 12-12 14-12 17 0 6 4 8 8 8 11 0 94-63 148-179 48-100 58-202 58-279z">
            <text:p/>
          </draw:path>
          <draw:path draw:style-name="gr3" draw:text-style-name="P5" draw:layer="layout" svg:width="0.392cm" svg:height="0.29cm" svg:x="11.75cm" svg:y="5.89cm" svg:viewBox="0 0 393 291" svg:d="M48 243c-2 9-6 25-6 27 0 15 12 21 22 21 11 0 21-8 25-14 3-7 9-27 11-40 4-12 10-42 14-58 5-15 9-29 11-44 8-27 8-31 27-58 19-25 48-58 98-58 37 0 37 31 37 43 0 40-27 111-37 138-9 18-11 25-11 35 0 33 29 56 60 56 65 0 94-89 94-100 0-8-8-8-10-8-9 0-11 4-13 12-14 50-41 77-68 77-13 0-15-8-15-22 0-15 2-23 15-52 6-21 33-88 33-125 0-63-50-73-83-73-54 0-90 33-108 58-7-43-44-58-69-58-29 0-44 21-52 35-15 23-23 61-23 63 0 8 8 8 10 8 11 0 11-2 15-19 10-37 23-68 48-68 16 0 21 12 21 31 0 12-7 35-11 54-4 17-10 44-14 56z">
            <text:p/>
          </draw:path>
        </draw:g>
        <draw:g xml:id="id86" draw:id="id86">
          <svg:title>TexMaths</svg:title>
          <svg:desc>26§display§y = \frac{1}{ax + b}§svg§600§FALSE§</svg:desc>
          <draw:polygon draw:style-name="gr2" draw:text-style-name="P4" draw:layer="layout" svg:width="4.232cm" svg:height="1.839cm" svg:x="5.748cm" svg:y="6.88cm" svg:viewBox="0 0 4233 1840" draw:points="2118,1840 0,1840 0,0 4233,0 4233,1840">
            <text:p/>
          </draw:polygon>
          <draw:path draw:style-name="gr3" draw:text-style-name="P5" draw:layer="layout" svg:width="0.423cm" svg:height="0.592cm" svg:x="5.729cm" svg:y="7.658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6 0 67-17 92-42-11 48-23 92-59 142-25 31-60 58-102 58-12 0-54-4-68-40 14 0 25 0 39-10 9-8 17-21 17-37 0-29-25-34-33-34-21 0-52 15-52 61 0 45 41 79 97 79 96 0 190-83 215-187z">
            <text:p/>
          </draw:path>
          <draw:path draw:style-name="gr3" draw:text-style-name="P5" draw:layer="layout" svg:width="0.609cm" svg:height="0.215cm" svg:x="6.488cm" svg:y="7.726cm" svg:viewBox="0 0 610 216" svg:d="M578 37c15 0 32 0 32-18 0-19-17-19-30-19h-549c-14 0-31 0-31 19 0 18 17 18 31 18zM580 216c13 0 30 0 30-18 0-19-17-19-32-19h-547c-14 0-31 0-31 19 0 18 17 18 31 18z">
            <text:p/>
          </draw:path>
          <draw:path draw:style-name="gr3" draw:text-style-name="P5" draw:layer="layout" svg:width="0.303cm" svg:height="0.61cm" svg:x="8.621cm" svg:y="6.834cm" svg:viewBox="0 0 304 611" svg:d="M189 23c0-21 0-23-23-23-56 58-137 58-166 58v29c19 0 73 0 121-25v477c0 33-2 43-86 43h-29v29c31-4 113-4 148-4 37 0 116 0 150 4v-29h-29c-84 0-86-10-86-43z">
            <text:p/>
          </draw:path>
          <draw:polygon draw:style-name="gr3" draw:text-style-name="P5" draw:layer="layout" svg:width="2.516cm" svg:height="0.039cm" svg:x="7.512cm" svg:y="7.814cm" svg:viewBox="0 0 2517 40" draw:points="1259,40 0,40 0,0 2517,0 2517,40">
            <text:p/>
          </draw:polygon>
          <draw:path draw:style-name="gr3" draw:text-style-name="P5" draw:layer="layout" svg:width="0.419cm" svg:height="0.415cm" svg:x="7.547cm" svg:y="8.284cm" svg:viewBox="0 0 420 416" svg:d="M306 58c-17-33-44-58-85-58-107 0-221 135-221 268 0 88 50 148 123 148 18 0 64-4 118-69 9 38 40 69 84 69 33 0 54-21 68-50 15-33 27-89 27-91 0-9-8-9-10-9-11 0-11 2-13 17-16 58-33 112-70 112-25 0-27-23-27-41 0-21 2-27 12-69 10-38 10-48 19-81l33-129c6-27 6-27 6-31 0-17-10-25-25-25-23 0-37 21-39 39zM245 297c-4 17-4 17-18 34-40 50-77 64-102 64-46 0-61-50-61-85 0-46 30-160 52-202 28-54 69-87 107-87 60 0 72 75 72 81 0 4-2 10-4 14z">
            <text:p/>
          </draw:path>
          <draw:path draw:style-name="gr3" draw:text-style-name="P5" draw:layer="layout" svg:width="0.457cm" svg:height="0.415cm" svg:x="8.022cm" svg:y="8.284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3-35-33c-27 0-50 25-50 54 0 41 46 60 87 60 61 0 94-65 96-71 10 36 44 71 100 71 94 0 146-119 146-141 0-9-9-9-11-9-8 0-10 2-12 9-29 99-92 120-123 120-35 0-50-29-50-60 0-21 6-40 17-81z">
            <text:p/>
          </draw:path>
          <draw:path draw:style-name="gr3" draw:text-style-name="P5" draw:layer="layout" svg:width="0.609cm" svg:height="0.61cm" svg:x="8.77cm" svg:y="8.155cm" svg:viewBox="0 0 610 611" svg:d="M325 324h255c13 0 30 0 30-18 0-19-17-19-30-19h-255v-256c0-14 0-31-19-31s-19 17-19 31v256h-256c-14 0-31 0-31 19 0 18 17 18 31 18h256v256c0 13 0 31 19 31s19-18 19-31z">
            <text:p/>
          </draw:path>
          <draw:path draw:style-name="gr3" draw:text-style-name="P5" draw:layer="layout" svg:width="0.338cm" svg:height="0.646cm" svg:x="9.677cm" svg:y="8.053cm" svg:viewBox="0 0 339 647" svg:d="M177 10c0-2 0-10-13-10-20 0-87 8-112 8-6 2-17 2-17 19 0 13 9 13 21 13 46 0 48 6 48 14 0 6-8 38-15 56l-74 300c-11 45-15 60-15 93 0 86 48 144 116 144 109 0 223-137 223-269 0-85-50-147-123-147-41 0-81 27-108 56zM89 356c7-19 7-21 15-32 46-60 85-72 110-72 34 0 59 27 59 85 0 54-32 160-48 195-29 61-73 94-109 94-31 0-60-25-60-92 0-18 0-35 15-93z">
            <text:p/>
          </draw:path>
        </draw:g>
        <draw:g xml:id="id89" draw:id="id89">
          <svg:title>TexMaths</svg:title>
          <svg:desc>26§display§ \frac{-1}{ ( ax + b)^2}\frac{d}{dx}( ax + b )§svg§600§FALSE§</svg:desc>
          <draw:polygon draw:style-name="gr2" draw:text-style-name="P4" draw:layer="layout" svg:width="8.003cm" svg:height="2.016cm" svg:x="15.08cm" svg:y="10.384cm" svg:viewBox="0 0 8004 2017" draw:points="4003,2017 0,2017 0,0 8004,0 8004,2017">
            <text:p/>
          </draw:polygon>
          <draw:path draw:style-name="gr3" draw:text-style-name="P5" draw:layer="layout" svg:width="0.558cm" svg:height="0.039cm" svg:x="16.344cm" svg:y="10.725cm" svg:viewBox="0 0 559 40" svg:d="M528 40c15 0 31 0 31-21 0-19-16-19-31-19h-497c-14 0-31 0-31 19 0 21 17 21 31 21z">
            <text:p/>
          </draw:path>
          <draw:path draw:style-name="gr3" draw:text-style-name="P5" draw:layer="layout" svg:width="0.303cm" svg:height="0.61cm" svg:x="17.06cm" svg:y="10.363cm" svg:viewBox="0 0 304 611" svg:d="M189 23c0-21 0-23-21-23-58 58-139 58-168 58v29c19 0 73 0 121-25v477c0 33-2 43-86 43h-29v29c31-4 113-4 148-4 37 0 116 0 150 4v-29h-29c-84 0-86-10-86-43z">
            <text:p/>
          </draw:path>
          <draw:polygon draw:style-name="gr3" draw:text-style-name="P5" draw:layer="layout" svg:width="3.636cm" svg:height="0.039cm" svg:x="15.034cm" svg:y="11.343cm" svg:viewBox="0 0 3637 40" draw:points="1818,40 0,40 0,0 3637,0 3637,40">
            <text:p/>
          </draw:polygon>
          <draw:path draw:style-name="gr3" draw:text-style-name="P5" draw:layer="layout" svg:width="0.213cm" svg:height="0.914cm" svg:x="15.123cm" svg:y="11.532cm" svg:viewBox="0 0 214 915" svg:d="M214 907c0-2 0-4-16-21-115-114-144-287-144-428 0-158 35-319 148-433 12-10 12-13 12-17 0-6-4-8-10-8-9 0-92 62-146 179-48 100-58 202-58 279 0 72 10 183 60 287 56 112 135 170 144 170 6 0 10-2 10-8z">
            <text:p/>
          </draw:path>
          <draw:path draw:style-name="gr3" draw:text-style-name="P5" draw:layer="layout" svg:width="0.419cm" svg:height="0.415cm" svg:x="15.425cm" svg:y="11.813cm" svg:viewBox="0 0 420 416" svg:d="M306 58c-17-33-44-58-86-58-106 0-220 135-220 268 0 88 50 148 123 148 18 0 64-4 118-69 9 38 40 69 83 69 34 0 54-21 69-50 15-33 27-89 27-91 0-9-8-9-10-9-11 0-11 2-13 17-16 58-33 112-70 112-25 0-28-23-28-41 0-21 3-27 13-69 10-37 10-48 19-81l33-129c6-27 6-27 6-31 0-17-10-25-25-25-23 0-37 21-39 39zM245 297c-4 17-4 17-18 34-40 50-77 64-102 64-46 0-61-50-61-85 0-46 30-160 52-202 27-54 69-87 107-87 60 0 72 75 72 81 0 4-2 10-4 14z">
            <text:p/>
          </draw:path>
          <draw:path draw:style-name="gr3" draw:text-style-name="P5" draw:layer="layout" svg:width="0.457cm" svg:height="0.415cm" svg:x="15.899cm" svg:y="11.813cm" svg:viewBox="0 0 458 416" svg:d="M281 129c4-25 25-108 89-108 6 0 27 0 46 10-25 6-44 29-44 50 0 15 11 33 36 33 20 0 50-16 50-54 0-48-55-60-86-60-54 0-85 48-97 71-23-63-71-71-98-71-96 0-148 119-148 141 0 9 8 9 11 9 8 0 10 0 12-9 31-97 91-120 123-120 16 0 50 8 50 60 0 29-17 92-50 219-15 58-48 95-88 95-6 0-27 0-45-10 22-6 43-25 43-50s-21-33-35-33c-27 0-50 25-50 54 0 41 46 60 85 60 63 0 96-65 98-71 10 36 44 71 98 71 95 0 147-119 147-141 0-9-8-9-10-9-8 0-10 2-12 9-30 99-94 120-123 120-36 0-50-29-50-60 0-21 6-40 17-81z">
            <text:p/>
          </draw:path>
          <draw:path draw:style-name="gr3" draw:text-style-name="P5" draw:layer="layout" svg:width="0.608cm" svg:height="0.61cm" svg:x="16.648cm" svg:y="11.684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7.555cm" svg:y="11.584cm" svg:viewBox="0 0 339 647" svg:d="M177 10c0-2 0-10-13-10-21 0-87 8-112 8-6 2-17 2-17 19 0 13 9 13 21 13 46 0 48 6 48 14 0 6-8 38-15 56l-74 300c-11 45-15 60-15 93 0 86 48 144 116 144 109 0 223-137 223-268 0-86-50-148-123-148-41 0-81 27-108 56zM89 356c7-19 7-21 15-32 46-60 85-72 110-72 33 0 58 27 58 85 0 54-31 160-47 195-30 61-73 94-109 94-31 0-60-25-60-91 0-19 0-36 15-94z">
            <text:p/>
          </draw:path>
          <draw:path draw:style-name="gr3" draw:text-style-name="P5" draw:layer="layout" svg:width="0.213cm" svg:height="0.914cm" svg:x="17.956cm" svg:y="11.532cm" svg:viewBox="0 0 214 915" svg:d="M214 458c0-71-10-181-60-285-56-113-135-173-146-173-4 0-8 4-8 8s0 7 17 23c91 90 143 235 143 427 0 156-33 318-148 432-12 13-12 15-12 17 0 6 4 8 8 8 11 0 94-62 148-179 48-100 58-201 58-278z">
            <text:p/>
          </draw:path>
          <draw:path draw:style-name="gr3" draw:text-style-name="P5" draw:layer="layout" svg:width="0.284cm" svg:height="0.425cm" svg:x="18.299cm" svg:y="11.528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36cm" svg:height="0.646cm" svg:x="19.185cm" svg:y="10.338cm" svg:viewBox="0 0 437 647" svg:d="M437 10c0-2 0-10-13-10-12 0-100 8-116 10-6 0-13 5-13 17 0 13 9 13 23 13 44 0 46 6 46 14l-4 19-54 216c-17-33-44-58-86-58-106 0-220 135-220 268 0 88 50 148 123 148 18 0 64-4 118-69 9 38 40 69 83 69 34 0 54-21 69-52s27-88 27-90c0-10-8-10-10-10-11 0-11 4-13 17-16 60-33 114-70 114-25 0-28-23-28-42 0-22 3-29 7-43zM245 526c-4 17-4 19-18 36-40 49-77 64-102 64-48 0-61-50-61-85 0-46 30-160 52-202 27-54 69-87 107-87 58 0 72 75 72 81 0 4-2 10-4 14z">
            <text:p/>
          </draw:path>
          <draw:polygon draw:style-name="gr3" draw:text-style-name="P5" draw:layer="layout" svg:width="0.999cm" svg:height="0.039cm" svg:x="18.888cm" svg:y="11.343cm" svg:viewBox="0 0 1000 40" draw:points="499,40 0,40 0,0 1000,0 1000,40">
            <text:p/>
          </draw:polygon>
          <draw:path draw:style-name="gr3" draw:text-style-name="P5" draw:layer="layout" svg:width="0.436cm" svg:height="0.646cm" svg:x="18.925cm" svg:y="11.584cm" svg:viewBox="0 0 437 647" svg:d="M437 10c0-2 0-10-13-10-12 0-100 8-116 10-6 0-13 5-13 17 0 13 9 13 23 13 44 0 46 6 46 14l-4 19-54 216c-17-33-44-58-86-58-106 0-220 135-220 268 0 88 50 148 123 148 18 0 64-4 118-69 9 38 40 69 83 69 34 0 54-21 69-52s27-88 27-90c0-10-8-10-10-10-11 0-11 4-13 17-16 60-33 114-70 114-25 0-28-23-28-42 0-22 3-29 7-43zM245 526c-4 17-4 19-18 36-40 49-77 64-102 64-48 0-61-50-61-85 0-46 30-160 52-202 27-54 69-87 107-87 58 0 72 75 72 81 0 4-2 10-4 14z">
            <text:p/>
          </draw:path>
          <draw:path draw:style-name="gr3" draw:text-style-name="P5" draw:layer="layout" svg:width="0.457cm" svg:height="0.415cm" svg:x="19.389cm" svg:y="11.813cm" svg:viewBox="0 0 458 416" svg:d="M281 129c4-25 25-108 89-108 6 0 27 0 46 10-25 6-44 29-44 50 0 15 11 33 36 33 20 0 50-16 50-54 0-48-55-60-86-60-54 0-85 48-97 71-23-63-71-71-98-71-96 0-148 119-148 141 0 9 8 9 11 9 8 0 10 0 12-9 31-97 91-120 123-120 16 0 50 8 50 60 0 29-17 92-50 219-15 58-48 95-88 95-6 0-27 0-45-10 22-6 43-25 43-50s-21-33-35-33c-27 0-50 25-50 54 0 41 46 60 87 60 61 0 94-65 96-71 10 36 44 71 100 71 93 0 145-119 145-141 0-9-8-9-10-9-8 0-10 2-12 9-30 99-92 120-123 120-36 0-50-29-50-60 0-21 6-40 17-81z">
            <text:p/>
          </draw:path>
          <draw:path draw:style-name="gr3" draw:text-style-name="P5" draw:layer="layout" svg:width="0.213cm" svg:height="0.914cm" svg:x="20.085cm" svg:y="10.906cm" svg:viewBox="0 0 214 915" svg:d="M214 907c0-2 0-4-16-21-115-114-144-287-144-428 0-158 35-319 148-433 12-10 12-13 12-17 0-6-4-8-10-8-9 0-92 62-146 179-48 100-58 202-58 279 0 72 10 183 60 287 56 112 135 170 144 170 6 0 10-2 10-8z">
            <text:p/>
          </draw:path>
          <draw:path draw:style-name="gr3" draw:text-style-name="P5" draw:layer="layout" svg:width="0.419cm" svg:height="0.415cm" svg:x="20.387cm" svg:y="11.187cm" svg:viewBox="0 0 420 416" svg:d="M306 58c-17-33-44-58-86-58-106 0-220 135-220 268 0 88 50 148 123 148 18 0 64-4 118-69 9 38 40 69 83 69 34 0 54-21 69-50 15-33 27-89 27-91 0-9-8-9-10-9-9 0-11 2-13 17-16 58-33 112-70 112-25 0-28-23-28-41 0-21 3-27 13-69 10-37 10-48 19-81l33-129c6-27 6-27 6-31 0-17-10-25-25-25-23 0-37 21-39 39zM245 297c-4 17-4 17-16 34-42 50-79 64-104 64-46 0-61-50-61-85 0-46 30-160 52-202 27-54 69-87 107-87 60 0 72 75 72 81 0 4-2 10-4 14z">
            <text:p/>
          </draw:path>
          <draw:path draw:style-name="gr3" draw:text-style-name="P5" draw:layer="layout" svg:width="0.457cm" svg:height="0.415cm" svg:x="20.859cm" svg:y="11.187cm" svg:viewBox="0 0 458 416" svg:d="M281 129c4-25 25-108 89-108 6 0 27 0 46 10-25 6-44 29-44 50 0 15 11 33 36 33 20 0 50-16 50-54 0-48-55-60-86-60-54 0-85 48-97 71-23-63-71-71-98-71-96 0-148 119-148 141 0 9 8 9 11 9 8 0 10 0 12-9 31-97 91-120 123-120 16 0 50 8 50 60 0 29-17 92-50 219-15 58-48 95-88 95-6 0-27 0-45-10 22-6 43-25 43-50s-21-33-35-33c-27 0-50 25-50 54 0 41 46 60 87 60 61 0 94-65 96-71 10 36 44 71 100 71 93 0 145-119 145-141 0-9-8-9-10-9-8 0-10 2-12 9-30 99-92 120-123 120-36 0-50-29-50-60 0-21 6-40 17-81z">
            <text:p/>
          </draw:path>
          <draw:path draw:style-name="gr3" draw:text-style-name="P5" draw:layer="layout" svg:width="0.608cm" svg:height="0.61cm" svg:x="21.61cm" svg:y="11.058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22.514cm" svg:y="10.956cm" svg:viewBox="0 0 339 647" svg:d="M177 10c0-2 0-10-13-10-21 0-87 8-112 8-6 2-17 2-17 19 0 13 9 13 21 13 46 0 48 6 48 14 0 6-8 38-15 56l-74 300c-11 45-15 60-15 93 0 86 48 144 116 144 109 0 223-137 223-268 0-86-50-148-123-148-41 0-81 27-108 56zM89 356c7-19 7-21 15-32 46-60 85-72 110-72 33 0 58 27 58 85 0 54-31 160-47 195-30 61-73 94-109 94-31 0-60-25-60-91 0-19 0-36 15-94z">
            <text:p/>
          </draw:path>
          <draw:path draw:style-name="gr3" draw:text-style-name="P5" draw:layer="layout" svg:width="0.213cm" svg:height="0.914cm" svg:x="22.916cm" svg:y="10.906cm" svg:viewBox="0 0 214 915" svg:d="M214 458c0-71-10-181-60-285-56-113-135-173-146-173-4 0-8 4-8 8s0 7 17 23c91 90 143 235 143 427 0 156-33 318-148 432-12 13-12 15-12 17 0 6 4 8 8 8 11 0 94-62 148-179 48-100 58-201 58-278z">
            <text:p/>
          </draw:path>
        </draw:g>
        <draw:g xml:id="id90" draw:id="id90">
          <svg:title>TexMaths</svg:title>
          <svg:desc>26§display§\frac{dy}{dx} = \frac{ (- 1 ) . a}{ (ax + b)^2 } \right)§svg§600§FALSE§</svg:desc>
          <draw:polygon draw:style-name="gr2" draw:text-style-name="P4" draw:layer="layout" svg:width="5.979cm" svg:height="2.068cm" svg:x="5.782cm" svg:y="12.983cm" svg:viewBox="0 0 5980 2069" draw:points="2991,2069 0,2069 0,0 5980,0 5980,2069">
            <text:p/>
          </draw:polygon>
          <draw:path draw:style-name="gr3" draw:text-style-name="P5" draw:layer="layout" svg:width="0.436cm" svg:height="0.646cm" svg:x="5.794cm" svg:y="12.989cm" svg:viewBox="0 0 437 647" svg:d="M437 10c0-2 0-10-13-10-12 0-99 8-116 10-6 0-13 5-13 17 0 13 9 13 23 13 44 0 46 6 46 14l-4 19-54 216c-17-33-44-58-86-58-106 0-220 135-220 268 0 88 50 148 123 148 18 0 64-4 118-69 9 38 40 69 84 69 33 0 54-21 68-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423cm" svg:height="0.592cm" svg:x="6.258cm" svg:y="13.218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4-33-34-21 0-52 15-52 61 0 45 41 79 97 79 96 0 190-83 215-187z">
            <text:p/>
          </draw:path>
          <draw:polygon draw:style-name="gr3" draw:text-style-name="P5" draw:layer="layout" svg:width="1cm" svg:height="0.039cm" svg:x="5.736cm" svg:y="13.994cm" svg:viewBox="0 0 1001 40" draw:points="499,40 0,40 0,0 1001,0 1001,40">
            <text:p/>
          </draw:polygon>
          <draw:path draw:style-name="gr3" draw:text-style-name="P5" draw:layer="layout" svg:width="0.436cm" svg:height="0.646cm" svg:x="5.773cm" svg:y="14.233cm" svg:viewBox="0 0 437 647" svg:d="M437 10c0-2 0-10-13-10-12 0-99 8-116 10-6 0-13 5-13 17 0 13 9 13 23 13 44 0 46 6 46 14l-4 19-54 216c-17-33-44-58-86-58-106 0-220 135-220 268 0 88 50 148 123 148 18 0 64-4 118-69 9 38 40 69 84 69 33 0 54-21 68-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457cm" svg:height="0.415cm" svg:x="6.237cm" svg:y="14.464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5 60 63 0 96-64 98-71 10 36 44 71 98 71 96 0 148-119 148-141 0-9-9-9-11-9-8 0-10 2-12 9-29 99-94 120-123 120-35 0-50-29-50-60 0-21 6-40 17-81z">
            <text:p/>
          </draw:path>
          <draw:path draw:style-name="gr3" draw:text-style-name="P5" draw:layer="layout" svg:width="0.608cm" svg:height="0.215cm" svg:x="7.148cm" svg:y="13.904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8.773cm" svg:y="12.937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559cm" svg:height="0.039cm" svg:x="9.112cm" svg:y="13.376cm" svg:viewBox="0 0 560 40" svg:d="M528 40c15 0 32 0 32-21 0-19-17-19-32-19h-497c-14 0-31 0-31 19 0 21 17 21 31 21z">
            <text:p/>
          </draw:path>
          <draw:path draw:style-name="gr3" draw:text-style-name="P5" draw:layer="layout" svg:width="0.303cm" svg:height="0.61cm" svg:x="9.83cm" svg:y="13.014cm" svg:viewBox="0 0 304 611" svg:d="M189 23c0-21 0-23-21-23-58 58-139 58-168 58v29c19 0 73 0 121-25v477c0 33-2 43-86 43h-29v29c31-4 113-4 148-4 37 0 116 0 150 4v-29h-29c-84 0-86-10-86-43z">
            <text:p/>
          </draw:path>
          <draw:path draw:style-name="gr3" draw:text-style-name="P5" draw:layer="layout" svg:width="0.213cm" svg:height="0.914cm" svg:x="10.256cm" svg:y="12.937cm" svg:viewBox="0 0 214 915" svg:d="M214 458c0-71-10-181-60-285-56-113-135-173-146-173-4 0-8 4-8 8s0 7 17 23c91 90 143 235 143 427 0 156-33 318-148 432-12 13-12 15-12 17 0 6 4 8 8 8 11 0 94-62 148-179 48-100 58-201 58-278z">
            <text:p/>
          </draw:path>
          <draw:path draw:style-name="gr3" draw:text-style-name="P5" draw:layer="layout" svg:width="0.099cm" svg:height="0.099cm" svg:x="10.639cm" svg:y="13.526cm" svg:viewBox="0 0 100 100" svg:d="M100 50c0-27-23-50-50-50s-50 23-50 50 23 50 50 50 50-23 50-50z">
            <text:p/>
          </draw:path>
          <draw:path draw:style-name="gr3" draw:text-style-name="P5" draw:layer="layout" svg:width="0.419cm" svg:height="0.415cm" svg:x="10.851cm" svg:y="13.218cm" svg:viewBox="0 0 420 416" svg:d="M306 58c-17-33-44-58-86-58-106 0-220 135-220 268 0 88 50 148 123 148 18 0 64-4 118-69 9 38 40 69 84 69 33 0 54-21 68-50 15-33 27-89 27-91 0-9-8-9-10-9-9 0-11 2-13 17-16 58-33 112-70 112-25 0-27-23-27-41 0-21 2-27 12-69 10-37 10-48 19-81l33-129c6-27 6-27 6-31 0-17-10-25-25-25-23 0-37 21-39 39zM245 297c-4 17-4 17-16 34-42 50-79 64-104 64-46 0-61-50-61-85 0-46 30-160 52-202 28-54 69-87 107-87 60 0 72 75 72 81 0 4-2 10-4 14z">
            <text:p/>
          </draw:path>
          <draw:polygon draw:style-name="gr3" draw:text-style-name="P5" draw:layer="layout" svg:width="3.637cm" svg:height="0.039cm" svg:x="8.172cm" svg:y="13.994cm" svg:viewBox="0 0 3638 40" draw:points="1818,40 0,40 0,0 3638,0 3638,40">
            <text:p/>
          </draw:polygon>
          <draw:path draw:style-name="gr3" draw:text-style-name="P5" draw:layer="layout" svg:width="0.213cm" svg:height="0.914cm" svg:x="8.261cm" svg:y="14.183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419cm" svg:height="0.415cm" svg:x="8.563cm" svg:y="14.464cm" svg:viewBox="0 0 420 416" svg:d="M306 58c-17-33-44-58-86-58-106 0-220 135-220 268 0 88 50 148 123 148 18 0 64-4 118-69 9 38 40 69 84 69 33 0 54-21 68-50 15-33 27-89 27-91 0-9-8-9-10-9-9 0-11 2-13 17-16 58-33 112-70 112-25 0-27-23-27-41 0-21 2-27 12-69 10-37 10-48 19-81l33-129c6-27 6-27 6-31 0-17-10-25-25-25-23 0-37 21-39 39zM245 297c-4 17-4 17-16 34-42 50-79 64-104 64-46 0-61-50-61-85 0-46 32-160 52-202 28-54 69-87 107-87 60 0 72 75 72 81 0 4-2 10-4 14z">
            <text:p/>
          </draw:path>
          <draw:path draw:style-name="gr3" draw:text-style-name="P5" draw:layer="layout" svg:width="0.457cm" svg:height="0.415cm" svg:x="9.037cm" svg:y="14.464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7 60 61 0 94-64 96-71 10 36 44 71 100 71 94 0 146-119 146-141 0-9-9-9-11-9-8 0-10 2-12 9-29 99-94 120-123 120-35 0-50-29-50-60 0-21 6-40 17-81z">
            <text:p/>
          </draw:path>
          <draw:path draw:style-name="gr3" draw:text-style-name="P5" draw:layer="layout" svg:width="0.608cm" svg:height="0.61cm" svg:x="9.786cm" svg:y="14.335cm" svg:viewBox="0 0 609 611" svg:d="M325 324h255c13 0 29 0 29-18 0-19-16-19-29-19h-255v-256c0-14 0-31-19-31s-19 17-19 31v256h-256c-14 0-31 0-31 19 0 18 17 18 31 18h256v256c0 13 0 31 19 31s19-18 19-31z">
            <text:p/>
          </draw:path>
          <draw:path draw:style-name="gr3" draw:text-style-name="P5" draw:layer="layout" svg:width="0.338cm" svg:height="0.646cm" svg:x="10.693cm" svg:y="14.233cm" svg:viewBox="0 0 339 647" svg:d="M177 10c0-2 0-10-13-10-20 0-87 8-112 8-6 2-17 2-17 19 0 13 9 13 21 13 46 0 48 6 48 14 0 6-8 38-15 56l-74 300c-11 45-15 60-15 93 0 86 48 144 116 144 109 0 223-137 223-268 0-86-50-148-123-148-41 0-81 27-108 56zM89 356c7-19 7-21 15-32 46-60 85-72 110-72 34 0 58 27 58 85 0 54-31 160-47 195-29 61-73 94-109 94-31 0-60-25-60-91 0-19 0-36 15-94z">
            <text:p/>
          </draw:path>
          <draw:path draw:style-name="gr3" draw:text-style-name="P5" draw:layer="layout" svg:width="0.213cm" svg:height="0.914cm" svg:x="11.094cm" svg:y="14.183cm" svg:viewBox="0 0 214 915" svg:d="M214 458c0-71-10-181-60-285-56-113-135-173-146-173-4 0-8 4-8 8s0 7 17 23c91 90 143 235 143 427 0 156-33 318-148 432-12 13-12 15-12 17 0 6 4 8 8 8 11 0 94-62 148-179 48-100 58-201 58-278z">
            <text:p/>
          </draw:path>
          <draw:path draw:style-name="gr3" draw:text-style-name="P5" draw:layer="layout" svg:width="0.284cm" svg:height="0.425cm" svg:x="11.438cm" svg:y="14.179cm" svg:viewBox="0 0 285 426" svg:d="M285 310h-23c-2 14-8 52-17 58-4 4-54 4-62 4h-119c67-60 90-77 129-108 48-37 92-77 92-139 0-77-69-125-152-125-79 0-133 56-133 114 0 34 27 38 33 38 17 0 36-13 36-36 0-10-5-33-38-33 19-46 63-60 94-60 64 0 98 50 98 102 0 56-40 100-61 125l-156 151c-6 7-6 9-6 25h266z">
            <text:p/>
          </draw:path>
        </draw:g>
        <anim:par presentation:node-type="timing-root">
          <anim:seq presentation:node-type="main-sequence">
            <anim:par smil:begin="0s">
              <anim:par smil:begin="0s">
                <anim:par smil:begin="0s" smil:fill="hold" presentation:node-type="with-previous" presentation:preset-class="entrance" presentation:preset-id="ooo-entrance-glide">
                  <anim:set smil:begin="0s" smil:dur="0.001s" smil:fill="hold" smil:targetElement="id82" smil:attributeName="visibility" smil:to="visible"/>
                  <anim:animate smil:dur="0.5s" smil:fill="hold" smil:targetElement="id82" smil:attributeName="width" smil:values="width*0.05;width" smil:keyTimes="0;1"/>
                  <anim:animate smil:dur="0.5s" smil:fill="hold" smil:targetElement="id82" smil:attributeName="height" smil:values="height;height" smil:keyTimes="0;1"/>
                  <anim:animate smil:dur="0.5s" smil:fill="hold" smil:targetElement="id82" smil:attributeName="x" smil:values="x-.2;x" smil:keyTimes="0;1"/>
                  <anim:animate smil:dur="0.5s" smil:fill="hold" smil:targetElement="id82" smil:attributeName="y" smil:values="y;y" smil:keyTimes="0;1"/>
                  <anim:transitionFilter smil:dur="0.5s" smil:targetElement="id82"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3" smil:attributeName="visibility" smil:to="visible"/>
                  <anim:animate smil:dur="0.5s" smil:fill="hold" smil:targetElement="id83" smil:attributeName="x" smil:values="x;x" smil:keyTimes="0;1"/>
                  <anim:animate smil:dur="0.5s" smil:fill="hold" smil:targetElement="id8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4" smil:attributeName="visibility" smil:to="visible"/>
                  <anim:animate smil:dur="0.5s" smil:fill="hold" smil:targetElement="id84" smil:attributeName="x" smil:values="x;x" smil:keyTimes="0;1"/>
                  <anim:animate smil:dur="0.5s" smil:fill="hold" smil:targetElement="id84" smil:attributeName="y" smil:values="1+height/2;y" smil:keyTimes="0;1"/>
                </anim:par>
                <anim:par smil:begin="0s" smil:fill="hold" presentation:node-type="with-previous" presentation:preset-class="entrance" presentation:preset-id="ooo-entrance-glide">
                  <anim:set smil:begin="0s" smil:dur="0.001s" smil:fill="hold" smil:targetElement="id85" anim:sub-item="text" smil:attributeName="visibility" smil:to="visible"/>
                  <anim:animate smil:dur="0.5s" smil:fill="hold" smil:targetElement="id85" anim:sub-item="text" smil:attributeName="width" smil:values="width*0.05;width" smil:keyTimes="0;1"/>
                  <anim:animate smil:dur="0.5s" smil:fill="hold" smil:targetElement="id85" anim:sub-item="text" smil:attributeName="height" smil:values="height;height" smil:keyTimes="0;1"/>
                  <anim:animate smil:dur="0.5s" smil:fill="hold" smil:targetElement="id85" anim:sub-item="text" smil:attributeName="x" smil:values="x-.2;x" smil:keyTimes="0;1"/>
                  <anim:animate smil:dur="0.5s" smil:fill="hold" smil:targetElement="id85" anim:sub-item="text" smil:attributeName="y" smil:values="y;y" smil:keyTimes="0;1"/>
                  <anim:transitionFilter smil:dur="0.5s" smil:targetElement="id85"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86" smil:attributeName="visibility" smil:to="visible"/>
                  <anim:animate smil:dur="0.5s" smil:fill="hold" smil:targetElement="id86" smil:attributeName="x" smil:values="x;x" smil:keyTimes="0;1"/>
                  <anim:animate smil:dur="0.5s" smil:fill="hold" smil:targetElement="id8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7" smil:attributeName="visibility" smil:to="visible"/>
                  <anim:animate smil:dur="0.5s" smil:fill="hold" smil:targetElement="id87" smil:attributeName="x" smil:values="x;x" smil:keyTimes="0;1"/>
                  <anim:animate smil:dur="0.5s" smil:fill="hold" smil:targetElement="id8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8" smil:attributeName="visibility" smil:to="visible"/>
                  <anim:animate smil:dur="0.5s" smil:fill="hold" smil:targetElement="id88" smil:attributeName="x" smil:values="x;x" smil:keyTimes="0;1"/>
                  <anim:animate smil:dur="0.5s" smil:fill="hold" smil:targetElement="id8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9" smil:attributeName="visibility" smil:to="visible"/>
                  <anim:animate smil:dur="0.5s" smil:fill="hold" smil:targetElement="id89" smil:attributeName="x" smil:values="x;x" smil:keyTimes="0;1"/>
                  <anim:animate smil:dur="0.5s" smil:fill="hold" smil:targetElement="id89"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90" smil:attributeName="visibility" smil:to="visible"/>
                  <anim:animate smil:dur="0.5s" smil:fill="hold" smil:targetElement="id90" smil:attributeName="x" smil:values="x;x" smil:keyTimes="0;1"/>
                  <anim:animate smil:dur="0.5s" smil:fill="hold" smil:targetElement="id90" smil:attributeName="y" smil:values="1+height/2;y" smil:keyTimes="0;1"/>
                </anim:par>
              </anim:par>
            </anim:par>
          </anim:seq>
        </anim:par>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9">
        <office:forms form:automatic-focus="false" form:apply-design-mode="false"/>
        <draw:frame presentation:style-name="pr8" draw:text-style-name="P18" draw:layer="layout" svg:width="26.4cm" svg:height="14.573cm" svg:x="0.8cm" svg:y="0.627cm" presentation:class="title" presentation:user-transformed="true">
          <draw:text-box>
            <text:p text:style-name="P7"><text:span text:style-name="T8"><text:tab/></text:span><text:span text:style-name="T8"><text:tab/></text:span><text:span text:style-name="T32"><text:line-break/></text:span><text:span text:style-name="T32"><text:line-break/></text:span><text:span text:style-name="T32"><text:tab/></text:span><text:span text:style-name="T32"><text:tab/></text:span><text:span text:style-name="T32"><text:line-break/></text:span><text:span text:style-name="T32"><text:tab/></text:span><text:span text:style-name="T32"><text:tab/></text:span><text:span text:style-name="T32"><text:line-break/></text:span><text:span text:style-name="T32"><text:tab/></text:span><text:span text:style-name="T32"><text:tab/></text:span><text:span text:style-name="T32"><text:line-break/></text:span><text:span text:style-name="T32"><text:tab/></text:span><text:span text:style-name="T32"><text:tab/></text:span><text:span text:style-name="T32"><text:line-break/></text:span><text:span text:style-name="T32"><text:tab/></text:span><text:span text:style-name="T32"><text:tab/></text:span><text:span text:style-name="T32"><text:line-break/></text:span><text:span text:style-name="T32"><text:tab/></text:span><text:span text:style-name="T32"><text:tab/></text:span><text:span text:style-name="T32"><text:line-break/></text:span><text:span text:style-name="T32"><text:tab/></text:span><text:span text:style-name="T32"><text:tab/></text:span><text:span text:style-name="T32"><text:line-break/></text:span><text:span text:style-name="T32"><text:tab/></text:span><text:span text:style-name="T32"><text:tab/></text:span></text:p>
          </draw:text-box>
        </draw:frame>
        <draw:g xml:id="id92" draw:id="id92">
          <svg:title>TexMaths</svg:title>
          <svg:desc>26§display§\frac{d}{dx}\left( \frac{dy}{dx \right) =  ( - 1 ) (a) \frac{d}{dx} \left( \frac{ 1 }{ (ax + b)^2 } \right)§svg§600§FALSE§</svg:desc>
          <draw:polygon draw:style-name="gr2" draw:text-style-name="P4" draw:layer="layout" svg:width="14.399cm" svg:height="2.101cm" svg:x="3.982cm" svg:y="2.182cm" svg:viewBox="0 0 14400 2102" draw:points="7200,2102 0,2102 0,0 14400,0 14400,2102">
            <text:p/>
          </draw:polygon>
          <draw:path draw:style-name="gr3" draw:text-style-name="P5" draw:layer="layout" svg:width="0.436cm" svg:height="0.646cm" svg:x="4.233cm" svg:y="2.209cm" svg:viewBox="0 0 437 647" svg:d="M437 10c0-2 0-10-13-10-12 0-100 8-116 10-6 0-13 5-13 17 0 13 9 13 23 13 44 0 46 6 46 14l-4 19-54 216c-17-33-44-58-86-58-106 0-220 135-220 268 0 87 50 148 123 148 18 0 64-4 118-69 9 38 40 69 83 69 34 0 55-21 69-52 15-31 27-88 27-90 0-10-8-10-10-10-11 0-11 4-13 17-16 60-33 114-70 114-25 0-28-23-28-42 0-23 3-29 7-43zM245 526c-4 17-4 19-18 35-40 50-77 65-102 65-46 0-61-50-61-85 0-46 30-160 52-202 28-54 69-87 107-87 60 0 72 75 72 81 0 4-2 10-4 14z">
            <text:p/>
          </draw:path>
          <draw:polygon draw:style-name="gr3" draw:text-style-name="P5" draw:layer="layout" svg:width="0.999cm" svg:height="0.039cm" svg:x="3.936cm" svg:y="3.213cm" svg:viewBox="0 0 1000 40" draw:points="499,40 0,40 0,0 1000,0 1000,40">
            <text:p/>
          </draw:polygon>
          <draw:path draw:style-name="gr3" draw:text-style-name="P5" draw:layer="layout" svg:width="0.436cm" svg:height="0.646cm" svg:x="3.973cm" svg:y="3.452cm" svg:viewBox="0 0 437 647" svg:d="M437 10c0-2 0-10-13-10-12 0-100 8-116 10-6 0-13 5-13 17 0 13 9 13 23 13 44 0 46 6 46 14l-4 19-54 216c-17-33-44-58-86-58-106 0-220 135-220 268 0 87 50 148 123 148 18 0 64-4 118-69 9 38 40 69 83 69 34 0 55-21 69-52 15-31 27-88 27-90 0-10-8-10-10-10-11 0-11 4-13 17-16 60-33 114-70 114-25 0-28-23-28-42 0-23 3-29 7-43zM245 526c-4 17-4 19-18 35-40 50-77 65-102 65-46 0-61-50-61-85 0-46 30-160 52-202 28-54 69-87 107-87 60 0 72 75 72 81 0 4-2 10-4 14z">
            <text:p/>
          </draw:path>
          <draw:path draw:style-name="gr3" draw:text-style-name="P5" draw:layer="layout" svg:width="0.457cm" svg:height="0.415cm" svg:x="4.437cm" svg:y="3.683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3-35-33c-27 0-50 25-50 54 0 41 46 60 85 60 63 0 96-65 98-71 10 36 44 71 98 71 95 0 147-119 147-141 0-9-8-9-10-9-8 0-10 2-12 9-30 99-94 120-123 120-36 0-50-29-50-60 0-21 6-40 17-81z">
            <text:p/>
          </draw:path>
          <draw:path draw:style-name="gr3" draw:text-style-name="P5" draw:layer="layout" svg:width="0.45cm" svg:height="2.193cm" svg:x="5.386cm" svg:y="2.136cm" svg:viewBox="0 0 451 2194" svg:d="M451 2186c0-4-2-7-4-9-33-35-96-95-156-195-147-235-214-533-214-884 0-247 33-564 183-836 73-131 148-206 189-245 2-2 2-5 2-9 0-8-6-8-18-8-13 0-15 0-30 15-307 278-403 696-403 1081 0 360 83 722 316 996 19 21 52 58 92 92 10 10 12 10 25 10 12 0 18 0 18-8z">
            <text:p/>
          </draw:path>
          <draw:path draw:style-name="gr3" draw:text-style-name="P5" draw:layer="layout" svg:width="0.436cm" svg:height="0.646cm" svg:x="6.035cm" svg:y="2.209cm" svg:viewBox="0 0 437 647" svg:d="M437 10c0-2 0-10-13-10-12 0-100 8-116 10-6 0-13 5-13 17 0 13 9 13 23 13 44 0 46 6 46 14l-4 19-54 216c-17-33-44-58-86-58-106 0-220 135-220 268 0 87 50 148 123 148 18 0 64-4 118-69 9 38 40 69 83 69 34 0 55-21 69-52 15-31 27-88 27-90 0-10-8-10-10-10-11 0-11 4-13 17-16 60-33 114-70 114-25 0-28-23-28-42 0-23 3-29 7-43zM245 526c-4 17-4 19-18 35-40 50-77 65-102 65-46 0-61-50-61-85 0-46 30-160 52-202 28-54 69-87 107-87 58 0 72 75 72 81 0 4-2 10-4 14z">
            <text:p/>
          </draw:path>
          <draw:path draw:style-name="gr3" draw:text-style-name="P5" draw:layer="layout" svg:width="0.421cm" svg:height="0.592cm" svg:x="6.5cm" svg:y="2.44cm" svg:viewBox="0 0 422 593" svg:d="M420 56c2-12 2-14 2-21 0-16-12-25-25-25-10 0-25 5-33 19-2 4-8 33-13 50-6 23-12 48-18 73l-42 166c-2 13-41 77-104 77-46 0-56-39-56-75 0-41 17-97 48-179 14-37 17-47 17-66 0-42-30-75-75-75-88 0-121 133-121 141 0 9 8 9 10 9 11 0 11-2 15-17 25-85 62-112 94-112 6 0 22 0 22 29 0 23-8 46-16 64-36 96-52 150-52 192 0 81 58 110 112 110 35 0 67-17 92-42-11 48-23 92-59 142-25 31-60 58-102 58-12 0-54-4-68-40 14 0 25 0 37-10 11-8 19-21 19-37 0-29-25-34-33-34-21 0-52 15-52 61 0 45 41 79 97 79 96 0 190-83 215-187z">
            <text:p/>
          </draw:path>
          <draw:polygon draw:style-name="gr3" draw:text-style-name="P5" draw:layer="layout" svg:width="0.999cm" svg:height="0.039cm" svg:x="5.978cm" svg:y="3.213cm" svg:viewBox="0 0 1000 40" draw:points="499,40 0,40 0,0 1000,0 1000,40">
            <text:p/>
          </draw:polygon>
          <draw:path draw:style-name="gr3" draw:text-style-name="P5" draw:layer="layout" svg:width="0.436cm" svg:height="0.646cm" svg:x="6.014cm" svg:y="3.452cm" svg:viewBox="0 0 437 647" svg:d="M437 10c0-2 0-10-13-10-12 0-100 8-116 10-6 0-13 5-13 17 0 13 9 13 23 13 44 0 46 6 46 14l-4 19-54 216c-17-33-44-58-86-58-106 0-220 135-220 268 0 87 50 148 123 148 18 0 64-4 118-69 9 38 40 69 83 69 34 0 55-21 69-52 15-31 27-88 27-90 0-10-8-10-10-10-11 0-11 4-13 17-16 60-33 114-70 114-25 0-28-23-28-42 0-23 3-29 7-43zM245 526c-4 17-4 19-18 35-40 50-77 65-102 65-46 0-61-50-61-85 0-46 30-160 52-202 28-54 69-87 107-87 58 0 72 75 72 81 0 4-2 10-4 14z">
            <text:p/>
          </draw:path>
          <draw:path draw:style-name="gr3" draw:text-style-name="P5" draw:layer="layout" svg:width="0.457cm" svg:height="0.415cm" svg:x="6.48cm" svg:y="3.683cm" svg:viewBox="0 0 458 416" svg:d="M281 129c4-25 25-108 89-108 4 0 27 0 46 10-25 6-44 29-44 50 0 15 11 33 36 33 20 0 50-16 50-54 0-48-55-60-86-60-54 0-85 48-97 71-23-63-71-71-98-71-96 0-148 119-148 141 0 9 8 9 11 9 8 0 10 0 12-9 31-97 92-120 123-120 16 0 50 8 50 60 0 29-17 92-50 218-15 59-48 96-88 96-6 0-27 0-45-10 22-7 43-25 43-50s-21-33-35-33c-27 0-50 25-50 54 0 41 46 60 85 60 63 0 94-65 98-71 10 36 44 71 98 71 95 0 147-119 147-141 0-9-8-9-10-9-8 0-10 2-12 9-32 99-94 120-123 120-36 0-50-29-50-60 0-21 6-40 17-81z">
            <text:p/>
          </draw:path>
          <draw:path draw:style-name="gr3" draw:text-style-name="P5" draw:layer="layout" svg:width="0.45cm" svg:height="2.193cm" svg:x="7.118cm" svg:y="2.136cm" svg:viewBox="0 0 451 2194" svg:d="M451 1098c0-360-83-722-316-996-19-21-52-58-89-92-13-10-15-10-27-10-11 0-19 0-19 8 0 4 4 9 6 11 31 33 94 93 154 193 148 235 216 533 216 884 0 247-33 564-185 836-72 131-149 206-187 245-2 2-4 5-4 9 0 8 8 8 19 8 12 0 14 0 29-15 308-278 403-696 403-1081z">
            <text:p/>
          </draw:path>
          <draw:path draw:style-name="gr3" draw:text-style-name="P5" draw:layer="layout" svg:width="0.608cm" svg:height="0.215cm" svg:x="8.062cm" svg:y="3.126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9.067cm" svg:y="2.777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558cm" svg:height="0.039cm" svg:x="9.408cm" svg:y="3.213cm" svg:viewBox="0 0 559 40" svg:d="M528 40c15 0 31 0 31-21 0-19-16-19-31-19h-497c-14 0-31 0-31 19 0 21 17 21 31 21z">
            <text:p/>
          </draw:path>
          <draw:path draw:style-name="gr3" draw:text-style-name="P5" draw:layer="layout" svg:width="0.303cm" svg:height="0.61cm" svg:x="10.123cm" svg:y="2.851cm" svg:viewBox="0 0 304 611" svg:d="M189 23c0-21 0-23-23-23-56 58-137 58-166 58v29c19 0 73 0 121-25v477c0 33-2 43-86 43h-29v29c31-4 113-4 148-4 37 0 116 0 150 4v-29h-29c-84 0-86-10-86-43z">
            <text:p/>
          </draw:path>
          <draw:path draw:style-name="gr3" draw:text-style-name="P5" draw:layer="layout" svg:width="0.213cm" svg:height="0.914cm" svg:x="10.552cm" svg:y="2.777cm" svg:viewBox="0 0 214 915" svg:d="M214 458c0-71-10-181-60-285-56-113-135-173-146-173-4 0-8 4-8 8s0 7 17 23c91 90 143 235 143 427 0 155-33 318-148 432-12 13-12 15-12 17 0 6 4 8 8 8 11 0 94-62 148-179 48-100 58-202 58-278z">
            <text:p/>
          </draw:path>
          <draw:path draw:style-name="gr3" draw:text-style-name="P5" draw:layer="layout" svg:width="0.213cm" svg:height="0.914cm" svg:x="10.945cm" svg:y="2.777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419cm" svg:height="0.415cm" svg:x="11.246cm" svg:y="3.057cm" svg:viewBox="0 0 420 416" svg:d="M306 58c-17-33-44-58-86-58-106 0-220 135-220 268 0 88 50 148 123 148 18 0 64-4 118-69 9 38 40 69 83 69 34 0 55-21 69-50 15-33 27-89 27-91 0-9-8-9-10-9-9 0-11 2-13 17-16 58-33 112-70 112-25 0-28-23-28-41 0-21 3-27 13-69 10-38 10-48 19-81l33-129c6-27 6-27 6-31 0-17-10-25-25-25-23 0-37 21-39 39zM245 297c-4 17-4 17-16 34-42 50-79 64-104 64-46 0-61-50-61-85 0-46 30-160 52-202 28-54 69-87 107-87 60 0 72 75 72 81 0 4-2 10-4 14z">
            <text:p/>
          </draw:path>
          <draw:path draw:style-name="gr3" draw:text-style-name="P5" draw:layer="layout" svg:width="0.213cm" svg:height="0.914cm" svg:x="11.746cm" svg:y="2.777cm" svg:viewBox="0 0 214 915" svg:d="M214 458c0-71-10-181-60-285-56-113-135-173-146-173-4 0-8 4-8 8s0 7 17 23c91 90 143 235 143 427 0 155-33 318-148 432-12 13-12 15-12 17 0 6 4 8 8 8 11 0 94-62 148-179 48-100 58-202 58-278z">
            <text:p/>
          </draw:path>
          <draw:path draw:style-name="gr3" draw:text-style-name="P5" draw:layer="layout" svg:width="0.436cm" svg:height="0.646cm" svg:x="12.455cm" svg:y="2.209cm" svg:viewBox="0 0 437 647" svg:d="M437 10c0-2 0-10-13-10-12 0-100 8-116 10-6 0-13 5-13 17 0 13 9 13 23 13 44 0 46 6 46 14l-4 19-54 216c-17-33-44-58-86-58-106 0-220 135-220 268 0 87 50 148 123 148 18 0 64-4 118-69 9 38 40 69 83 69 34 0 55-21 69-52 15-31 27-88 27-90 0-10-8-10-10-10-11 0-11 4-13 17-16 60-33 114-70 114-25 0-28-23-28-42 0-23 3-29 7-43zM245 526c-4 17-4 19-18 35-40 50-77 65-102 65-46 0-61-50-61-85 0-46 30-160 52-202 28-54 69-87 107-87 58 0 72 75 72 81 0 4-2 10-4 14z">
            <text:p/>
          </draw:path>
          <draw:polygon draw:style-name="gr3" draw:text-style-name="P5" draw:layer="layout" svg:width="0.999cm" svg:height="0.039cm" svg:x="12.157cm" svg:y="3.213cm" svg:viewBox="0 0 1000 40" draw:points="499,40 0,40 0,0 1000,0 1000,40">
            <text:p/>
          </draw:polygon>
          <draw:path draw:style-name="gr3" draw:text-style-name="P5" draw:layer="layout" svg:width="0.436cm" svg:height="0.646cm" svg:x="12.195cm" svg:y="3.452cm" svg:viewBox="0 0 437 647" svg:d="M437 10c0-2 0-10-13-10-12 0-100 8-116 10-6 0-13 5-13 17 0 13 9 13 23 13 44 0 46 6 46 14l-4 19-54 216c-17-33-44-58-86-58-106 0-220 135-220 268 0 87 50 148 123 148 18 0 64-4 118-69 9 38 40 69 83 69 34 0 55-21 69-52 15-31 27-88 27-90 0-10-8-10-10-10-11 0-11 4-13 17-16 60-33 114-70 114-25 0-28-23-28-42 0-23 3-29 7-43zM245 526c-4 17-4 19-18 35-40 50-77 65-102 65-46 0-61-50-61-85 0-46 30-160 52-202 28-54 69-87 107-87 58 0 72 75 72 81 0 4-2 10-4 14z">
            <text:p/>
          </draw:path>
          <draw:path draw:style-name="gr3" draw:text-style-name="P5" draw:layer="layout" svg:width="0.457cm" svg:height="0.415cm" svg:x="12.661cm" svg:y="3.683cm" svg:viewBox="0 0 458 416" svg:d="M281 129c4-25 25-108 89-108 4 0 27 0 46 10-25 6-44 29-44 50 0 15 11 33 36 33 20 0 50-16 50-54 0-48-55-60-86-60-54 0-85 48-97 71-23-63-71-71-98-71-96 0-148 119-148 141 0 9 8 9 11 9 8 0 10 0 12-9 31-97 92-120 123-120 16 0 50 8 50 60 0 29-17 92-50 218-15 59-48 96-88 96-6 0-27 0-45-10 22-7 43-25 43-50s-21-33-35-33c-27 0-50 25-50 54 0 41 46 60 85 60 63 0 94-65 98-71 10 36 44 71 98 71 95 0 147-119 147-141 0-9-8-9-10-9-8 0-10 2-12 9-32 99-94 120-123 120-36 0-50-29-50-60 0-21 6-40 17-81z">
            <text:p/>
          </draw:path>
          <draw:path draw:style-name="gr3" draw:text-style-name="P5" draw:layer="layout" svg:width="0.45cm" svg:height="2.193cm" svg:x="13.607cm" svg:y="2.136cm" svg:viewBox="0 0 451 2194" svg:d="M451 2186c0-4-2-7-4-9-33-35-96-95-156-195-147-235-214-533-214-884 0-247 31-564 183-836 73-131 148-206 189-245 2-2 2-5 2-9 0-8-6-8-18-8-13 0-15 0-30 15-307 278-403 696-403 1081 0 360 83 722 316 996 19 21 52 58 92 92 10 10 12 10 25 10 12 0 18 0 18-8z">
            <text:p/>
          </draw:path>
          <draw:path draw:style-name="gr3" draw:text-style-name="P5" draw:layer="layout" svg:width="0.303cm" svg:height="0.61cm" svg:x="15.87cm" svg:y="2.234cm" svg:viewBox="0 0 304 611" svg:d="M189 23c0-21 0-23-23-23-56 58-137 58-166 58v29c19 0 73 0 121-25v477c0 33-2 43-86 43h-29v29c31-4 113-4 148-4 37 0 116 0 150 4v-29h-29c-84 0-86-10-86-43z">
            <text:p/>
          </draw:path>
          <draw:polygon draw:style-name="gr3" draw:text-style-name="P5" draw:layer="layout" svg:width="3.637cm" svg:height="0.039cm" svg:x="14.2cm" svg:y="3.213cm" svg:viewBox="0 0 3638 40" draw:points="1818,40 0,40 0,0 3638,0 3638,40">
            <text:p/>
          </draw:polygon>
          <draw:path draw:style-name="gr3" draw:text-style-name="P5" draw:layer="layout" svg:width="0.213cm" svg:height="0.914cm" svg:x="14.289cm" svg:y="3.402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419cm" svg:height="0.415cm" svg:x="14.591cm" svg:y="3.683cm" svg:viewBox="0 0 420 416" svg:d="M306 58c-17-33-44-58-86-58-106 0-220 135-220 268 0 88 50 148 123 148 18 0 64-4 118-69 9 38 40 69 83 69 34 0 55-21 69-50 15-33 27-89 27-91 0-9-8-9-10-9-11 0-11 2-13 17-16 58-33 112-70 112-25 0-28-23-28-41 0-21 3-27 13-69 10-38 10-48 19-81l33-129c6-27 6-27 6-31 0-17-10-25-25-25-23 0-37 21-39 39zM245 297c-4 17-4 17-18 34-40 50-77 64-102 64-46 0-61-50-61-85 0-46 30-160 52-202 28-54 69-87 107-87 60 0 72 75 72 81 0 4-2 10-4 14z">
            <text:p/>
          </draw:path>
          <draw:path draw:style-name="gr3" draw:text-style-name="P5" draw:layer="layout" svg:width="0.457cm" svg:height="0.415cm" svg:x="15.065cm" svg:y="3.683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3-35-33c-27 0-50 25-50 54 0 41 46 60 87 60 61 0 94-65 96-71 10 36 44 71 100 71 93 0 145-119 145-141 0-9-8-9-10-9-8 0-10 2-12 9-30 99-92 120-123 120-36 0-50-29-50-60 0-21 6-40 17-81z">
            <text:p/>
          </draw:path>
          <draw:path draw:style-name="gr3" draw:text-style-name="P5" draw:layer="layout" svg:width="0.608cm" svg:height="0.61cm" svg:x="15.814cm" svg:y="3.554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6.72cm" svg:y="3.452cm" svg:viewBox="0 0 339 647" svg:d="M177 10c0-2 0-10-13-10-20 0-87 8-112 8-6 2-17 2-17 19 0 13 9 13 21 13 46 0 48 6 48 14 0 6-8 38-15 56l-74 300c-11 45-15 60-15 93 0 86 48 144 116 144 109 0 223-137 223-269 0-85-50-147-123-147-41 0-81 27-108 56zM89 356c7-19 7-21 15-32 46-60 85-72 110-72 33 0 58 27 58 85 0 54-31 160-47 195-29 61-73 94-109 94-31 0-60-25-60-92 0-18 0-35 15-93z">
            <text:p/>
          </draw:path>
          <draw:path draw:style-name="gr3" draw:text-style-name="P5" draw:layer="layout" svg:width="0.213cm" svg:height="0.914cm" svg:x="17.122cm" svg:y="3.402cm" svg:viewBox="0 0 214 915" svg:d="M214 458c0-71-10-181-60-285-56-113-135-173-146-173-4 0-8 4-8 8s0 7 17 23c91 90 143 235 143 427 0 155-33 318-148 432-12 13-12 15-12 17 0 6 4 8 8 8 11 0 94-62 148-179 48-100 58-202 58-278z">
            <text:p/>
          </draw:path>
          <draw:path draw:style-name="gr3" draw:text-style-name="P5" draw:layer="layout" svg:width="0.284cm" svg:height="0.425cm" svg:x="17.465cm" svg:y="3.398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5cm" svg:height="2.193cm" svg:x="17.977cm" svg:y="2.136cm" svg:viewBox="0 0 451 2194" svg:d="M451 1098c0-360-83-722-316-996-16-21-52-58-89-92-13-10-15-10-27-10-11 0-19 0-19 8 0 4 4 9 6 11 31 33 94 93 154 193 148 235 216 533 216 884 0 247-33 564-185 836-72 131-149 206-187 245-2 2-4 5-4 9 0 8 8 8 19 8 12 0 14 0 29-15 308-278 403-696 403-1081z">
            <text:p/>
          </draw:path>
        </draw:g>
        <draw:g xml:id="id91" draw:id="id91">
          <svg:title>TexMaths</svg:title>
          <svg:desc>28§display§\text {Diff. } w. \ r. \ t. \ x.§svg§600§FALSE§</svg:desc>
          <draw:polygon draw:style-name="gr2" draw:text-style-name="P4" draw:layer="layout" svg:width="6.271cm" svg:height="0.606cm" svg:x="3.946cm" svg:y="0.882cm" svg:viewBox="0 0 6272 607" draw:points="3136,607 0,607 0,0 6272,0 6272,607">
            <text:p/>
          </draw:polygon>
          <draw:path draw:style-name="gr3" draw:text-style-name="P5" draw:layer="layout" svg:width="0.662cm" svg:height="0.673cm" svg:x="3.93cm" svg:y="0.855cm" svg:viewBox="0 0 663 674" svg:d="M0 0v31h25c76 0 76 12 76 45v522c0 36 0 45-76 45h-25v31h361c165 0 302-145 302-331 0-188-132-343-302-343zM235 643c-47 0-49-7-49-38v-536c0-31 2-38 49-38h99c60 0 130 21 179 92 43 58 51 144 51 220 0 110-17 168-53 217-20 27-76 83-177 83z">
            <text:p/>
          </draw:path>
          <draw:path draw:style-name="gr3" draw:text-style-name="P5" draw:layer="layout" svg:width="0.212cm" svg:height="0.66cm" svg:x="4.68cm" svg:y="0.869cm" svg:viewBox="0 0 213 661" svg:d="M143 224l-139 11v32c65 0 74 4 74 53v265c0 45-11 45-78 45v31c31-2 85-2 110-2 33 0 69 0 103 2v-31c-65 0-70-5-70-43zM148 52c0-32-25-52-54-52-31 0-51 27-51 52 0 26 20 53 51 53 29 0 54-22 54-53z">
            <text:p/>
          </draw:path>
          <draw:path draw:style-name="gr3" draw:text-style-name="P5" draw:layer="layout" svg:width="0.593cm" svg:height="0.696cm" svg:x="4.947cm" svg:y="0.833cm" svg:viewBox="0 0 594 697" svg:d="M417 300h112v-29h-117v-114c0-90 49-135 92-135 4 0 18 0 34 7-12 5-30 16-30 40 0 23 16 43 43 43s43-20 43-43c0-35-34-69-90-69-58 0-103 38-108 43-29-39-82-43-109-43-94 0-209 52-209 159v112h-78v29h78v321c0 44-11 44-78 44v32c34-2 85-5 110-5 24 0 74 3 110 5v-32c-65 0-77 0-77-44v-321h209v321c0 44-12 44-79 44v32c38-2 85-5 112-5 41 0 88 0 126 5v-32h-20c-72 0-74-11-74-47zM141 271v-112c0-96 81-137 143-137 50 0 77 18 79 18v3c-18 0-36 13-36 40 0 7 0 31 27 40-2 14-2 23-2 34v114z">
            <text:p/>
          </draw:path>
          <draw:path draw:style-name="gr3" draw:text-style-name="P5" draw:layer="layout" svg:width="0.107cm" svg:height="0.107cm" svg:x="5.581cm" svg:y="1.422cm" svg:viewBox="0 0 108 108" svg:d="M108 54c0-29-25-54-54-54s-54 25-54 54 25 54 54 54 54-25 54-54z">
            <text:p/>
          </draw:path>
          <draw:path draw:style-name="gr3" draw:text-style-name="P5" draw:layer="layout" svg:width="0.653cm" svg:height="0.447cm" svg:x="6.235cm" svg:y="1.093cm" svg:viewBox="0 0 654 448" svg:d="M428 101c4-20 13-58 13-63 0-18-13-27-27-27-13 0-31 7-38 27-2 7-49 197-56 222-6 29-9 47-9 65 0 11 0 13 3 18-23 54-54 83-92 83-79 0-79-72-79-90 0-31 5-69 52-193 11-29 16-42 16-62 0-45-32-81-81-81-94 0-130 143-130 152s9 9 11 9c11 0 11 0 16-18 27-91 65-121 101-121 9 0 24 0 24 32 0 24-11 54-18 69-42 117-56 164-56 200 0 91 68 125 142 125 15 0 62 0 103-69 24 62 94 69 123 69 74 0 116-63 143-121 34-78 65-210 65-258 0-53-27-69-45-69-24 0-49 25-49 47 0 13 7 20 16 27 11 11 36 36 36 85 0 34-30 130-54 179-27 54-61 88-110 88-47 0-72-29-72-85 0-27 7-59 9-72z">
            <text:p/>
          </draw:path>
          <draw:path draw:style-name="gr3" draw:text-style-name="P5" draw:layer="layout" svg:width="0.107cm" svg:height="0.107cm" svg:x="7.021cm" svg:y="1.422cm" svg:viewBox="0 0 108 108" svg:d="M108 54c0-29-25-54-54-54s-54 25-54 54 25 54 54 54 54-25 54-54z">
            <text:p/>
          </draw:path>
          <draw:path draw:style-name="gr3" draw:text-style-name="P5" draw:layer="layout" svg:width="0.402cm" svg:height="0.447cm" svg:x="7.568cm" svg:y="1.093cm" svg:viewBox="0 0 403 448" svg:d="M58 379c-2 15-9 38-9 42 0 18 14 27 29 27 12 0 30-9 36-27 2-4 36-139 41-157 6-33 24-103 31-130 4-11 31-58 56-80 7-7 36-32 78-32 27 0 41 12 43 12-31 4-52 29-52 53 0 16 12 36 36 36 27 0 56-22 56-58s-31-65-83-65c-65 0-107 49-125 76-9-45-45-76-92-76-45 0-63 38-72 56-18 34-31 94-31 96 0 9 9 9 11 9 11 0 11 0 18-22 16-70 36-117 72-117 18 0 31 7 31 45 0 20-4 32-16 83z">
            <text:p/>
          </draw:path>
          <draw:path draw:style-name="gr3" draw:text-style-name="P5" draw:layer="layout" svg:width="0.107cm" svg:height="0.107cm" svg:x="8.04cm" svg:y="1.422cm" svg:viewBox="0 0 108 108" svg:d="M108 54c0-29-25-54-54-54s-54 25-54 54 25 54 54 54 54-25 54-54z">
            <text:p/>
          </draw:path>
          <draw:path draw:style-name="gr3" draw:text-style-name="P5" draw:layer="layout" svg:width="0.304cm" svg:height="0.629cm" svg:x="8.58cm" svg:y="0.911cm" svg:viewBox="0 0 305 630" svg:d="M181 224h95c17 0 29 0 29-20 0-11-12-11-29-11h-86c34-141 41-159 41-166 0-18-14-27-29-27-3 0-32 0-41 36l-38 157h-94c-20 0-29 0-29 18 0 13 9 13 27 13h87c-71 280-74 296-74 314 0 53 38 92 90 92 103 0 159-146 159-153 0-9-9-9-13-9-7 0-9 3-14 14-42 103-96 125-130 125-20 0-29-13-29-45 0-24 0-31 5-47z">
            <text:p/>
          </draw:path>
          <draw:path draw:style-name="gr3" draw:text-style-name="P5" draw:layer="layout" svg:width="0.107cm" svg:height="0.107cm" svg:x="8.997cm" svg:y="1.422cm" svg:viewBox="0 0 108 108" svg:d="M108 54c0-29-25-54-54-54s-54 25-54 54 25 54 54 54 54-25 54-54z">
            <text:p/>
          </draw:path>
          <draw:path draw:style-name="gr3" draw:text-style-name="P5" draw:layer="layout" svg:width="0.492cm" svg:height="0.447cm" svg:x="9.541cm" svg:y="1.093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3" draw:text-style-name="P5" draw:layer="layout" svg:width="0.107cm" svg:height="0.107cm" svg:x="10.161cm" svg:y="1.422cm" svg:viewBox="0 0 108 108" svg:d="M108 54c0-29-25-54-54-54s-54 25-54 54 25 54 54 54 54-25 54-54z">
            <text:p/>
          </draw:path>
        </draw:g>
        <draw:g xml:id="id93" draw:id="id93">
          <svg:title>TexMaths</svg:title>
          <svg:desc>26§display§\frac{d^2 y}{dx^2} = ( - 1 ) (a) \frac{  - 2 }{ (ax + b)^3} \frac{d}{dx} ( ax + b )§svg§600§FALSE§</svg:desc>
          <draw:polygon draw:style-name="gr2" draw:text-style-name="P4" draw:layer="layout" svg:width="13.921cm" svg:height="2.139cm" svg:x="3.985cm" svg:y="4.881cm" svg:viewBox="0 0 13922 2140" draw:points="6961,2140 0,2140 0,0 13922,0 13922,2140">
            <text:p/>
          </draw:polygon>
          <draw:path draw:style-name="gr3" draw:text-style-name="P5" draw:layer="layout" svg:width="0.436cm" svg:height="0.646cm" svg:x="3.997cm" svg:y="4.958cm" svg:viewBox="0 0 437 647" svg:d="M437 10c0-2 0-10-13-10-12 0-100 8-116 10-6 0-13 5-13 17 0 13 9 13 23 13 44 0 46 6 46 14l-4 19-54 216c-17-33-44-58-86-58-106 0-220 135-220 268 0 87 50 148 123 148 18 0 64-5 118-69 9 37 40 69 83 69 34 0 55-21 69-52 15-32 27-88 27-90 0-10-8-10-10-10-11 0-11 4-13 16-16 61-33 115-70 115-25 0-28-23-28-42 0-23 3-29 7-43zM245 526c-4 17-4 19-18 35-40 50-77 65-102 65-46 0-61-50-61-85 0-46 30-161 52-202 28-54 69-87 107-87 60 0 72 74 72 81 0 4-2 10-4 14z">
            <text:p/>
          </draw:path>
          <draw:path draw:style-name="gr3" draw:text-style-name="P5" draw:layer="layout" svg:width="0.284cm" svg:height="0.425cm" svg:x="4.476cm" svg:y="4.835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23cm" svg:height="0.592cm" svg:x="4.871cm" svg:y="5.186cm" svg:viewBox="0 0 424 593" svg:d="M420 56c4-12 4-14 4-21 0-16-14-25-27-25-10 0-25 5-33 19-2 4-8 33-13 50-6 23-12 48-18 73l-42 166c-2 13-41 77-102 77-48 0-58-39-58-75 0-41 17-98 48-179 14-37 17-47 17-66 0-42-30-75-75-75-88 0-121 133-121 141 0 9 8 9 10 9 11 0 11-2 15-17 25-85 62-112 94-112 6 0 22 0 22 29 0 23-8 46-16 64-36 96-52 150-52 192 0 81 58 110 112 110 35 0 67-17 92-42-11 48-23 92-59 142-25 31-60 58-102 58-12 0-54-4-68-40 14 0 25 0 37-10 11-8 19-21 19-37 0-30-25-34-33-34-21 0-52 15-52 61 0 45 41 79 97 79 96 0 190-84 215-188z">
            <text:p/>
          </draw:path>
          <draw:polygon draw:style-name="gr3" draw:text-style-name="P5" draw:layer="layout" svg:width="1.409cm" svg:height="0.039cm" svg:x="3.939cm" svg:y="5.962cm" svg:viewBox="0 0 1410 40" draw:points="705,40 0,40 0,0 1410,0 1410,40">
            <text:p/>
          </draw:polygon>
          <draw:path draw:style-name="gr3" draw:text-style-name="P5" draw:layer="layout" svg:width="0.436cm" svg:height="0.646cm" svg:x="3.976cm" svg:y="6.201cm" svg:viewBox="0 0 437 647" svg:d="M437 10c0-2 0-10-13-10-12 0-100 8-116 10-6 0-13 5-13 17 0 13 9 13 23 13 44 0 46 6 46 14l-4 19-54 216c-17-33-44-58-86-58-106 0-220 135-220 268 0 87 50 148 123 148 18 0 64-5 118-69 9 37 40 69 83 69 34 0 55-21 69-52 15-32 27-88 27-90 0-10-8-10-10-10-11 0-11 4-13 16-16 61-33 115-70 115-25 0-28-23-28-42 0-23 3-29 7-43zM245 526c-4 17-4 19-18 35-40 50-77 65-102 65-46 0-61-50-61-85 0-46 30-161 52-202 28-54 69-87 107-87 60 0 72 74 72 81 0 4-2 10-4 14z">
            <text:p/>
          </draw:path>
          <draw:path draw:style-name="gr3" draw:text-style-name="P5" draw:layer="layout" svg:width="0.457cm" svg:height="0.415cm" svg:x="4.44cm" svg:y="6.432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4-35-34c-27 0-50 25-50 55 0 41 46 60 85 60 63 0 96-65 98-71 10 35 44 71 98 71 95 0 147-119 147-142 0-8-8-8-10-8-8 0-10 2-12 8-30 100-94 121-123 121-35 0-50-29-50-60 0-21 6-40 17-81z">
            <text:p/>
          </draw:path>
          <draw:path draw:style-name="gr3" draw:text-style-name="P5" draw:layer="layout" svg:width="0.284cm" svg:height="0.425cm" svg:x="4.977cm" svg:y="6.147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608cm" svg:height="0.215cm" svg:x="5.761cm" svg:y="5.875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6.766cm" svg:y="5.523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558cm" svg:height="0.039cm" svg:x="7.107cm" svg:y="5.962cm" svg:viewBox="0 0 559 40" svg:d="M528 40c15 0 31 0 31-21 0-19-16-19-31-19h-497c-14 0-31 0-31 19 0 21 17 21 31 21z">
            <text:p/>
          </draw:path>
          <draw:path draw:style-name="gr3" draw:text-style-name="P5" draw:layer="layout" svg:width="0.303cm" svg:height="0.61cm" svg:x="7.822cm" svg:y="5.6cm" svg:viewBox="0 0 304 611" svg:d="M189 23c0-21 0-23-23-23-56 58-137 58-166 58v29c19 0 73 0 121-25v477c0 33-2 43-86 43h-29v29c31-4 113-4 148-4 37 0 116 0 150 4v-29h-29c-84 0-86-10-86-43z">
            <text:p/>
          </draw:path>
          <draw:path draw:style-name="gr3" draw:text-style-name="P5" draw:layer="layout" svg:width="0.213cm" svg:height="0.914cm" svg:x="8.251cm" svg:y="5.523cm" svg:viewBox="0 0 214 915" svg:d="M214 457c0-70-10-180-60-284-56-113-135-173-146-173-4 0-8 4-8 8s0 7 17 23c91 90 143 235 143 426 0 156-33 319-148 433-12 12-12 14-12 17 0 6 4 8 8 8 11 0 94-63 148-179 48-100 58-202 58-279z">
            <text:p/>
          </draw:path>
          <draw:path draw:style-name="gr3" draw:text-style-name="P5" draw:layer="layout" svg:width="0.213cm" svg:height="0.914cm" svg:x="8.644cm" svg:y="5.523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8.945cm" svg:y="5.806cm" svg:viewBox="0 0 420 416" svg:d="M306 58c-17-33-44-58-86-58-106 0-220 135-220 268 0 88 50 148 123 148 18 0 64-4 118-69 9 38 40 69 83 69 34 0 55-21 69-50 15-33 27-89 27-92 0-8-8-8-10-8-9 0-11 2-13 17-16 58-33 112-70 112-25 0-28-23-28-42 0-20 3-27 13-68 10-38 10-48 19-81l33-129c6-27 6-27 6-31 0-17-10-25-25-25-23 0-37 21-39 39zM245 297c-4 17-4 17-16 34-42 49-79 64-104 64-46 0-61-50-61-85 0-46 30-160 52-202 28-54 69-87 107-87 60 0 72 75 72 81 0 4-2 10-4 14z">
            <text:p/>
          </draw:path>
          <draw:path draw:style-name="gr3" draw:text-style-name="P5" draw:layer="layout" svg:width="0.213cm" svg:height="0.914cm" svg:x="9.444cm" svg:y="5.523cm" svg:viewBox="0 0 214 915" svg:d="M214 457c0-70-10-180-60-284-56-113-135-173-146-173-4 0-8 4-8 8s0 7 17 23c91 90 143 235 143 426 0 156-33 319-148 433-12 12-12 14-12 17 0 6 4 8 8 8 11 0 94-63 148-179 48-100 58-202 58-279z">
            <text:p/>
          </draw:path>
          <draw:path draw:style-name="gr3" draw:text-style-name="P5" draw:layer="layout" svg:width="0.558cm" svg:height="0.039cm" svg:x="11.166cm" svg:y="5.344cm" svg:viewBox="0 0 559 40" svg:d="M528 40c15 0 31 0 31-21 0-19-16-19-31-19h-497c-14 0-31 0-31 19 0 21 17 21 31 21z">
            <text:p/>
          </draw:path>
          <draw:path draw:style-name="gr3" draw:text-style-name="P5" draw:layer="layout" svg:width="0.365cm" svg:height="0.61cm" svg:x="11.847cm" svg:y="4.983cm" svg:viewBox="0 0 366 611" svg:d="M71 541l97-96c144-127 198-175 198-266 0-106-81-179-193-179-104 0-173 85-173 166 0 50 46 50 48 50 16 0 48-10 48-48 0-22-17-47-48-47-8 0-8 0-13 2 21-61 71-94 125-94 83 0 123 73 123 150 0 73-46 145-96 201l-177 196c-10 10-10 12-10 35h341l25-160h-23c-4 27-10 69-19 81-8 9-68 9-87 9z">
            <text:p/>
          </draw:path>
          <draw:polygon draw:style-name="gr3" draw:text-style-name="P5" draw:layer="layout" svg:width="3.637cm" svg:height="0.039cm" svg:x="9.856cm" svg:y="5.962cm" svg:viewBox="0 0 3638 40" draw:points="1818,40 0,40 0,0 3638,0 3638,40">
            <text:p/>
          </draw:polygon>
          <draw:path draw:style-name="gr3" draw:text-style-name="P5" draw:layer="layout" svg:width="0.213cm" svg:height="0.914cm" svg:x="9.948cm" svg:y="6.151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10.247cm" svg:y="6.432cm" svg:viewBox="0 0 420 416" svg:d="M306 58c-17-33-44-58-86-58-106 0-220 135-220 268 0 88 50 148 123 148 18 0 64-4 118-69 9 38 40 69 83 69 34 0 55-21 69-50 15-33 27-89 27-92 0-8-8-8-10-8-11 0-11 2-13 17-16 58-33 112-70 112-25 0-28-23-28-42 0-20 3-27 13-68 10-38 10-48 19-81l33-129c6-27 6-27 6-31 0-17-10-25-25-25-23 0-37 21-39 39zM245 297c-4 17-4 17-18 34-40 49-77 64-102 64-48 0-61-50-61-85 0-46 30-160 52-202 28-54 69-87 107-87 60 0 72 75 72 81 0 4-2 10-4 14z">
            <text:p/>
          </draw:path>
          <draw:path draw:style-name="gr3" draw:text-style-name="P5" draw:layer="layout" svg:width="0.457cm" svg:height="0.415cm" svg:x="10.721cm" svg:y="6.432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4-35-34c-27 0-50 25-50 55 0 41 46 60 87 60 61 0 94-65 96-71 10 35 44 71 100 71 93 0 145-119 145-142 0-8-8-8-10-8-8 0-10 2-12 8-30 100-94 121-123 121-35 0-50-29-50-60 0-21 6-40 17-81z">
            <text:p/>
          </draw:path>
          <draw:path draw:style-name="gr3" draw:text-style-name="P5" draw:layer="layout" svg:width="0.608cm" svg:height="0.61cm" svg:x="11.47cm" svg:y="6.303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2.377cm" svg:y="6.201cm" svg:viewBox="0 0 339 647" svg:d="M177 10c0-2 0-10-13-10-20 0-87 8-112 8-6 2-17 2-17 19 0 13 9 13 21 13 46 0 48 6 48 14 0 6-8 37-15 56l-74 300c-11 45-15 60-15 93 0 85 48 144 116 144 109 0 223-138 223-269 0-85-50-147-123-147-41 0-81 27-108 56zM89 356c7-19 7-21 15-32 46-60 85-72 110-72 34 0 58 27 58 85 0 54-31 160-47 195-29 61-73 94-109 94-31 0-60-25-60-92 0-18 0-35 15-93z">
            <text:p/>
          </draw:path>
          <draw:path draw:style-name="gr3" draw:text-style-name="P5" draw:layer="layout" svg:width="0.213cm" svg:height="0.914cm" svg:x="12.778cm" svg:y="6.151cm" svg:viewBox="0 0 214 915" svg:d="M214 457c0-70-10-180-60-284-56-113-135-173-146-173-4 0-8 4-8 8s0 7 17 23c91 90 143 235 143 426 0 156-33 319-148 433-12 12-12 14-12 17 0 6 4 8 8 8 11 0 94-63 148-179 48-100 58-202 58-279z">
            <text:p/>
          </draw:path>
          <draw:path draw:style-name="gr3" draw:text-style-name="P5" draw:layer="layout" svg:width="0.294cm" svg:height="0.438cm" svg:x="13.115cm" svg:y="6.147cm" svg:viewBox="0 0 295 439" svg:d="M141 212c50 0 86 35 86 104 0 79-46 102-83 102-25 0-84-6-111-44 31-2 38-23 38-35 0-21-15-35-36-35-16 0-35 10-35 35 0 62 67 100 146 100 89 0 149-59 149-123 0-50-39-100-110-116 67-23 92-73 92-111 0-52-59-89-131-89-71 0-125 35-125 85 0 23 12 36 33 36 19 0 33-15 33-34 0-18-14-31-33-33 23-29 67-35 90-35 29 0 70 14 70 70 0 27-8 57-27 75-21 25-37 27-71 29-16 0-16 0-20 2 0 0-7 0-7 9 0 8 7 8 17 8z">
            <text:p/>
          </draw:path>
          <draw:path draw:style-name="gr3" draw:text-style-name="P5" draw:layer="layout" svg:width="0.436cm" svg:height="0.646cm" svg:x="14.008cm" svg:y="4.958cm" svg:viewBox="0 0 437 647" svg:d="M437 10c0-2 0-10-13-10-12 0-100 8-116 10-6 0-13 5-13 17 0 13 9 13 23 13 44 0 46 6 46 14l-2 19-56 216c-17-33-44-58-86-58-106 0-220 135-220 268 0 87 50 148 123 148 18 0 64-5 118-69 9 37 40 69 83 69 34 0 55-21 69-52 15-32 27-88 27-90 0-10-8-10-10-10-11 0-11 4-13 16-16 61-33 115-70 115-25 0-28-23-28-42 0-23 3-29 7-43zM245 526c-4 17-4 19-18 35-40 50-77 65-102 65-46 0-61-50-61-85 0-46 32-161 52-202 28-54 69-87 107-87 60 0 72 74 72 81 0 4-2 10-4 14z">
            <text:p/>
          </draw:path>
          <draw:polygon draw:style-name="gr3" draw:text-style-name="P5" draw:layer="layout" svg:width="0.999cm" svg:height="0.039cm" svg:x="13.71cm" svg:y="5.962cm" svg:viewBox="0 0 1000 40" draw:points="499,40 0,40 0,0 1000,0 1000,40">
            <text:p/>
          </draw:polygon>
          <draw:path draw:style-name="gr3" draw:text-style-name="P5" draw:layer="layout" svg:width="0.436cm" svg:height="0.646cm" svg:x="13.748cm" svg:y="6.201cm" svg:viewBox="0 0 437 647" svg:d="M437 10c0-2 0-10-13-10-12 0-100 8-116 10-6 0-13 5-13 17 0 13 9 13 23 13 44 0 46 6 46 14l-4 19-54 216c-17-33-44-58-86-58-106 0-220 135-220 268 0 87 50 148 123 148 18 0 64-5 118-69 9 37 40 69 83 69 34 0 55-21 69-52 15-32 27-88 27-90 0-10-8-10-10-10-11 0-11 4-13 16-16 61-33 115-70 115-25 0-28-23-28-42 0-23 3-29 7-43zM245 526c-4 17-4 19-18 35-40 50-77 65-102 65-48 0-61-50-61-85 0-46 30-161 52-202 28-54 69-87 107-87 58 0 72 74 72 81 0 4-2 10-4 14z">
            <text:p/>
          </draw:path>
          <draw:path draw:style-name="gr3" draw:text-style-name="P5" draw:layer="layout" svg:width="0.457cm" svg:height="0.415cm" svg:x="14.211cm" svg:y="6.432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4-35-34c-27 0-50 25-50 55 0 41 46 60 87 60 61 0 94-65 96-71 10 35 44 71 100 71 93 0 145-119 145-142 0-8-8-8-10-8-8 0-10 2-12 8-30 100-92 121-123 121-35 0-50-29-50-60 0-21 6-40 17-81z">
            <text:p/>
          </draw:path>
          <draw:path draw:style-name="gr3" draw:text-style-name="P5" draw:layer="layout" svg:width="0.213cm" svg:height="0.914cm" svg:x="14.908cm" svg:y="5.523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15.21cm" svg:y="5.806cm" svg:viewBox="0 0 420 416" svg:d="M306 58c-17-33-44-58-86-58-106 0-220 135-220 268 0 88 50 148 123 148 18 0 64-4 118-69 9 38 40 69 83 69 34 0 55-21 69-50 15-33 27-89 27-92 0-8-8-8-10-8-11 0-11 2-13 17-16 58-33 112-70 112-25 0-28-23-28-42 0-20 3-27 13-68 10-38 10-48 19-81l33-129c6-27 6-27 6-31 0-17-10-25-25-25-23 0-37 21-39 39zM245 297c-4 17-4 17-18 34-40 49-77 64-102 64-46 0-61-50-61-85 0-46 30-160 52-202 28-54 69-87 107-87 60 0 72 75 72 81 0 4-2 10-4 14z">
            <text:p/>
          </draw:path>
          <draw:path draw:style-name="gr3" draw:text-style-name="P5" draw:layer="layout" svg:width="0.457cm" svg:height="0.415cm" svg:x="15.682cm" svg:y="5.806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4-35-34c-27 0-50 25-50 55 0 41 46 60 87 60 61 0 94-65 96-71 10 35 44 71 100 71 93 0 145-119 145-142 0-8-8-8-10-8-8 0-10 2-12 8-30 100-92 121-123 121-35 0-50-29-50-60 0-21 6-40 17-81z">
            <text:p/>
          </draw:path>
          <draw:path draw:style-name="gr3" draw:text-style-name="P5" draw:layer="layout" svg:width="0.608cm" svg:height="0.61cm" svg:x="16.433cm" svg:y="5.677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7.337cm" svg:y="5.575cm" svg:viewBox="0 0 339 647" svg:d="M177 10c0-2 0-10-13-10-20 0-87 8-112 8-6 2-17 2-17 19 0 13 9 13 21 13 46 0 48 6 48 14 0 6-8 37-15 56l-74 300c-11 45-15 60-15 93 0 85 48 144 116 144 109 0 223-138 223-269 0-85-50-147-123-147-41 0-81 27-108 56zM89 356c7-19 7-21 15-32 46-60 85-72 110-72 34 0 58 27 58 85 0 54-31 160-47 195-29 61-73 94-109 94-31 0-60-25-60-92 0-18 0-35 15-93z">
            <text:p/>
          </draw:path>
          <draw:path draw:style-name="gr3" draw:text-style-name="P5" draw:layer="layout" svg:width="0.213cm" svg:height="0.914cm" svg:x="17.739cm" svg:y="5.523cm" svg:viewBox="0 0 214 915" svg:d="M214 457c0-70-10-180-60-284-56-113-135-173-146-173-4 0-8 4-8 8s0 7 17 23c91 90 143 235 143 426 0 156-33 319-148 433-12 12-12 14-12 17 0 6 4 8 8 8 11 0 94-63 148-179 48-100 58-202 58-279z">
            <text:p/>
          </draw:path>
        </draw:g>
        <draw:g xml:id="id95" draw:id="id95">
          <svg:title>TexMaths</svg:title>
          <svg:desc>26§display§\text {Diff. } w. \ r. \ t. \ x .§svg§600§FALSE§</svg:desc>
          <draw:polygon draw:style-name="gr2" draw:text-style-name="P4" draw:layer="layout" svg:width="5.823cm" svg:height="0.563cm" svg:x="3.945cm" svg:y="10.481cm" svg:viewBox="0 0 5824 564" draw:points="2912,564 0,564 0,0 5824,0 5824,564">
            <text:p/>
          </draw:polygon>
          <draw:path draw:style-name="gr3" draw:text-style-name="P5" draw:layer="layout" svg:width="0.615cm" svg:height="0.626cm" svg:x="3.93cm" svg:y="10.456cm" svg:viewBox="0 0 616 627" svg:d="M0 0v29h23c71 0 71 11 71 42v485c0 33 0 42-71 42h-23v29h335c154 0 281-136 281-308 0-175-123-319-281-319zM218 598c-43 0-45-7-45-36v-497c0-30 2-36 45-36h92c56 0 121 19 166 86 40 54 48 133 48 204 0 102-17 156-50 202-19 25-71 77-164 77z">
            <text:p/>
          </draw:path>
          <draw:path draw:style-name="gr3" draw:text-style-name="P5" draw:layer="layout" svg:width="0.197cm" svg:height="0.613cm" svg:x="4.627cm" svg:y="10.468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55cm" svg:height="0.647cm" svg:x="4.874cm" svg:y="10.435cm" svg:viewBox="0 0 551 648" svg:d="M387 279h104v-27h-108v-106c0-84 45-125 85-125 4 0 17 0 31 6-10 4-27 15-27 38 0 20 15 39 40 39s39-19 39-39c0-34-31-65-83-65-54 0-96 35-100 40-27-36-77-40-102-40-87 0-193 48-193 148v104h-73v27h73v298c0 41-11 41-73 41v30c31-2 79-5 102-5s69 3 102 5v-30c-60 0-71 0-71-41v-298h194v298c0 41-11 41-73 41v30c35-2 79-5 104-5 37 0 81 0 116 5v-30h-19c-66 0-68-10-68-43zM131 252v-104c0-90 75-127 133-127 46 0 71 16 73 16v3c-17 0-33 12-33 37 0 6 0 29 25 38-2 12-2 20-2 31v106z">
            <text:p/>
          </draw:path>
          <draw:path draw:style-name="gr3" draw:text-style-name="P5" draw:layer="layout" svg:width="0.099cm" svg:height="0.099cm" svg:x="5.463cm" svg:y="10.983cm" svg:viewBox="0 0 100 100" svg:d="M100 50c0-27-23-50-50-50s-50 23-50 50 23 50 50 50 50-23 50-50z">
            <text:p/>
          </draw:path>
          <draw:path draw:style-name="gr3" draw:text-style-name="P5" draw:layer="layout" svg:width="0.606cm" svg:height="0.415cm" svg:x="6.07cm" svg:y="10.677cm" svg:viewBox="0 0 607 416" svg:d="M397 94c4-19 13-54 13-59 0-16-13-25-25-25-13 0-29 7-36 25-2 7-45 184-52 207-6 27-8 43-8 60 0 10 0 12 2 17-21 50-50 77-85 77-73 0-73-67-73-84 0-29 4-64 48-179 10-27 15-39 15-58 0-42-30-75-75-75-88 0-121 133-121 142 0 8 8 8 10 8 11 0 11 0 15-17 25-85 60-112 94-112 8 0 22 0 22 29 0 23-10 50-16 65-40 108-52 152-52 185 0 85 62 116 131 116 14 0 58 0 95-64 23 58 88 64 115 64 69 0 108-58 133-112 31-73 60-196 60-239 0-50-25-65-41-65-23 0-46 23-46 44 0 12 6 18 15 25 10 10 33 33 33 79 0 31-27 121-50 166-25 50-56 82-102 82-44 0-67-27-67-79 0-25 7-55 9-67z">
            <text:p/>
          </draw:path>
          <draw:path draw:style-name="gr3" draw:text-style-name="P5" draw:layer="layout" svg:width="0.099cm" svg:height="0.099cm" svg:x="6.8cm" svg:y="10.983cm" svg:viewBox="0 0 100 100" svg:d="M100 50c0-27-23-50-50-50s-50 23-50 50 23 50 50 50 50-23 50-50z">
            <text:p/>
          </draw:path>
          <draw:path draw:style-name="gr3" draw:text-style-name="P5" draw:layer="layout" svg:width="0.373cm" svg:height="0.415cm" svg:x="7.308cm" svg:y="10.677cm" svg:viewBox="0 0 374 416" svg:d="M54 352c-2 14-8 35-8 39 0 17 12 25 27 25 10 0 27-8 33-25 2-4 33-129 38-145 6-32 22-96 29-121 4-10 29-54 52-75 6-6 33-29 72-29 25 0 38 10 40 10-29 4-48 27-48 50 0 15 10 34 33 34 25 0 52-21 52-55 0-33-29-60-77-60-60 0-99 46-116 71-8-42-42-71-85-71-42 0-59 35-67 52-17 31-29 88-29 90 0 8 8 8 10 8 11 0 11 0 17-21 15-64 33-108 67-108 16 0 29 6 29 41 0 19-4 30-15 78z">
            <text:p/>
          </draw:path>
          <draw:path draw:style-name="gr3" draw:text-style-name="P5" draw:layer="layout" svg:width="0.099cm" svg:height="0.099cm" svg:x="7.747cm" svg:y="10.983cm" svg:viewBox="0 0 100 100" svg:d="M100 50c0-27-23-50-50-50s-50 23-50 50 23 50 50 50 50-23 50-50z">
            <text:p/>
          </draw:path>
          <draw:path draw:style-name="gr3" draw:text-style-name="P5" draw:layer="layout" svg:width="0.282cm" svg:height="0.584cm" svg:x="8.248cm" svg:y="10.508cm" svg:viewBox="0 0 283 585" svg:d="M168 208h88c16 0 27 0 27-19 0-10-11-10-27-10h-79c31-131 37-148 37-154 0-17-12-25-27-25-2 0-29 0-37 33l-36 146h-87c-19 0-27 0-27 17 0 12 8 12 25 12h81c-66 261-69 275-69 292 0 50 36 85 84 85 95 0 147-135 147-141 0-9-8-9-12-9-6 0-8 2-13 13-39 95-89 116-120 116-19 0-27-12-27-41 0-23 0-30 4-44z">
            <text:p/>
          </draw:path>
          <draw:path draw:style-name="gr3" draw:text-style-name="P5" draw:layer="layout" svg:width="0.099cm" svg:height="0.099cm" svg:x="8.635cm" svg:y="10.983cm" svg:viewBox="0 0 100 100" svg:d="M100 50c0-27-23-50-50-50s-50 23-50 50 23 50 50 50 50-23 50-50z">
            <text:p/>
          </draw:path>
          <draw:path draw:style-name="gr3" draw:text-style-name="P5" draw:layer="layout" svg:width="0.457cm" svg:height="0.415cm" svg:x="9.14cm" svg:y="10.677cm" svg:viewBox="0 0 458 416" svg:d="M281 129c4-25 25-108 89-108 6 0 27 0 46 10-25 6-44 29-44 50 0 15 11 34 36 34 20 0 50-17 50-55 0-48-55-60-86-60-54 0-85 48-97 71-23-63-71-71-98-71-96 0-148 119-148 142 0 8 8 8 11 8 8 0 10 0 12-8 31-98 92-121 123-121 16 0 50 8 50 60 0 29-17 92-50 219-15 58-48 96-88 96-6 0-27 0-45-11 22-6 43-25 43-50s-21-33-35-33c-27 0-50 25-50 54 0 42 46 60 85 60 63 0 96-64 98-70 10 35 44 70 98 70 95 0 147-118 147-141 0-8-8-8-10-8-8 0-10 2-12 8-30 100-94 121-123 121-35 0-50-30-50-61 0-21 6-39 17-81z">
            <text:p/>
          </draw:path>
          <draw:path draw:style-name="gr3" draw:text-style-name="P5" draw:layer="layout" svg:width="0.099cm" svg:height="0.099cm" svg:x="9.716cm" svg:y="10.983cm" svg:viewBox="0 0 100 100" svg:d="M100 50c0-27-23-50-50-50s-50 23-50 50 23 50 50 50 50-23 50-50z">
            <text:p/>
          </draw:path>
        </draw:g>
        <draw:g xml:id="id94" draw:id="id94">
          <svg:title>TexMaths</svg:title>
          <svg:desc>26§display§\frac{d^2 y}{dx^2} =  \frac{ (-1)^2.2.1. \ a^2 }{ (ax + b)^3} §svg§600§FALSE§</svg:desc>
          <draw:polygon draw:style-name="gr2" draw:text-style-name="P4" draw:layer="layout" svg:width="7.915cm" svg:height="2.139cm" svg:x="3.986cm" svg:y="7.682cm" svg:viewBox="0 0 7916 2140" draw:points="3958,2140 0,2140 0,0 7916,0 7916,2140">
            <text:p/>
          </draw:polygon>
          <draw:path draw:style-name="gr3" draw:text-style-name="P5" draw:layer="layout" svg:width="0.436cm" svg:height="0.646cm" svg:x="3.998cm" svg:y="7.759cm" svg:viewBox="0 0 437 647" svg:d="M437 10c0-2 0-10-13-10-12 0-100 8-116 10-6 0-13 5-13 17 0 13 9 13 23 13 44 0 46 6 46 14l-4 19-54 216c-17-33-44-58-86-58-106 0-220 135-220 268 0 87 50 148 123 148 18 0 64-5 118-69 9 37 40 69 83 69 34 0 55-21 69-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284cm" svg:height="0.425cm" svg:x="4.477cm" svg:y="7.636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23cm" svg:height="0.592cm" svg:x="4.872cm" svg:y="7.987cm" svg:viewBox="0 0 424 593" svg:d="M420 56c4-12 4-14 4-21 0-16-14-25-27-25-10 0-25 5-33 19-2 4-8 33-12 50-7 23-13 48-19 73l-42 166c-2 13-41 77-102 77-48 0-58-39-58-75 0-41 17-98 48-179 14-37 17-47 17-66 0-42-30-75-75-75-88 0-121 133-121 141 0 9 8 9 10 9 11 0 11-2 15-17 25-85 62-112 94-112 6 0 22 0 22 29 0 23-8 46-16 64-36 96-52 150-52 192 0 81 58 110 112 110 35 0 67-17 92-42-11 48-23 92-59 142-25 31-60 58-102 58-12 0-54-4-68-40 14 0 25 0 37-10 11-8 19-21 19-37 0-30-25-34-33-34-21 0-52 15-52 61 0 45 41 79 97 79 96 0 190-84 215-188z">
            <text:p/>
          </draw:path>
          <draw:polygon draw:style-name="gr3" draw:text-style-name="P5" draw:layer="layout" svg:width="1.409cm" svg:height="0.039cm" svg:x="3.94cm" svg:y="8.763cm" svg:viewBox="0 0 1410 40" draw:points="705,40 0,40 0,0 1410,0 1410,40">
            <text:p/>
          </draw:polygon>
          <draw:path draw:style-name="gr3" draw:text-style-name="P5" draw:layer="layout" svg:width="0.436cm" svg:height="0.646cm" svg:x="3.977cm" svg:y="9.002cm" svg:viewBox="0 0 437 647" svg:d="M437 10c0-2 0-10-13-10-12 0-100 8-116 10-6 0-13 5-13 17 0 13 9 13 23 13 44 0 46 6 46 14l-4 19-54 216c-17-33-44-58-86-58-106 0-220 135-220 268 0 87 50 148 123 148 18 0 64-5 118-69 9 37 40 69 83 69 34 0 55-21 69-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457cm" svg:height="0.415cm" svg:x="4.441cm" svg:y="9.233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4-35-34c-27 0-50 25-50 55 0 41 46 60 85 60 63 0 96-65 98-71 10 35 44 71 98 71 95 0 147-119 147-142 0-8-8-8-10-8-8 0-10 2-12 8-30 100-94 121-123 121-35 0-50-29-50-60 0-21 6-40 17-81z">
            <text:p/>
          </draw:path>
          <draw:path draw:style-name="gr3" draw:text-style-name="P5" draw:layer="layout" svg:width="0.284cm" svg:height="0.425cm" svg:x="4.978cm" svg:y="8.948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608cm" svg:height="0.215cm" svg:x="5.762cm" svg:y="8.676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6.877cm" svg:y="7.707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559cm" svg:height="0.039cm" svg:x="7.216cm" svg:y="8.145cm" svg:viewBox="0 0 560 40" svg:d="M528 40c15 0 32 0 32-21 0-19-17-19-32-19h-497c-14 0-31 0-31 19 0 21 17 21 31 21z">
            <text:p/>
          </draw:path>
          <draw:path draw:style-name="gr3" draw:text-style-name="P5" draw:layer="layout" svg:width="0.303cm" svg:height="0.61cm" svg:x="7.934cm" svg:y="7.784cm" svg:viewBox="0 0 304 611" svg:d="M189 23c0-21 0-23-23-23-56 58-137 58-166 58v29c19 0 73 0 121-25v477c0 33-2 43-86 43h-29v29c31-4 113-4 148-4 37 0 116 0 150 4v-29h-29c-84 0-86-10-86-43z">
            <text:p/>
          </draw:path>
          <draw:path draw:style-name="gr3" draw:text-style-name="P5" draw:layer="layout" svg:width="0.213cm" svg:height="0.914cm" svg:x="8.36cm" svg:y="7.707cm" svg:viewBox="0 0 214 915" svg:d="M214 457c0-70-10-180-60-284-56-113-135-173-146-173-4 0-8 4-8 8s0 7 17 23c91 90 143 235 143 426 0 156-33 319-148 433-12 12-12 14-12 17 0 6 4 8 8 8 11 0 94-63 148-179 48-100 58-202 58-279z">
            <text:p/>
          </draw:path>
          <draw:path draw:style-name="gr3" draw:text-style-name="P5" draw:layer="layout" svg:width="0.284cm" svg:height="0.425cm" svg:x="8.703cm" svg:y="7.636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099cm" svg:height="0.099cm" svg:x="9.152cm" svg:y="8.295cm" svg:viewBox="0 0 100 100" svg:d="M100 50c0-27-23-50-50-50s-50 23-50 50 23 50 50 50 50-23 50-50z">
            <text:p/>
          </draw:path>
          <draw:path draw:style-name="gr3" draw:text-style-name="P5" draw:layer="layout" svg:width="0.365cm" svg:height="0.61cm" svg:x="9.373cm" svg:y="7.784cm" svg:viewBox="0 0 366 611" svg:d="M71 541l97-96c144-127 198-175 198-266 0-106-81-179-193-179-104 0-173 85-173 166 0 50 46 50 48 50 16 0 48-10 48-48 0-22-17-47-48-47-8 0-8 0-13 2 21-61 71-94 125-94 83 0 123 73 123 150 0 73-46 145-96 201l-177 196c-10 10-10 12-10 35h341l25-160h-23c-4 27-10 69-19 81-8 9-68 9-87 9z">
            <text:p/>
          </draw:path>
          <draw:path draw:style-name="gr3" draw:text-style-name="P5" draw:layer="layout" svg:width="0.099cm" svg:height="0.099cm" svg:x="9.864cm" svg:y="8.295cm" svg:viewBox="0 0 100 100" svg:d="M100 50c0-27-23-50-50-50s-50 23-50 50 23 50 50 50 50-23 50-50z">
            <text:p/>
          </draw:path>
          <draw:path draw:style-name="gr3" draw:text-style-name="P5" draw:layer="layout" svg:width="0.303cm" svg:height="0.61cm" svg:x="10.12cm" svg:y="7.784cm" svg:viewBox="0 0 304 611" svg:d="M189 23c0-21 0-23-23-23-56 58-137 58-166 58v29c19 0 73 0 121-25v477c0 33-2 43-86 43h-29v29c31-4 113-4 148-4 37 0 116 0 150 4v-29h-29c-84 0-86-10-86-43z">
            <text:p/>
          </draw:path>
          <draw:path draw:style-name="gr3" draw:text-style-name="P5" draw:layer="layout" svg:width="0.099cm" svg:height="0.099cm" svg:x="10.573cm" svg:y="8.295cm" svg:viewBox="0 0 100 100" svg:d="M100 50c0-27-23-50-50-50s-50 23-50 50 23 50 50 50 50-23 50-50z">
            <text:p/>
          </draw:path>
          <draw:path draw:style-name="gr3" draw:text-style-name="P5" draw:layer="layout" svg:width="0.419cm" svg:height="0.415cm" svg:x="11.091cm" svg:y="7.987cm" svg:viewBox="0 0 420 416" svg:d="M306 58c-17-33-44-58-86-58-106 0-220 135-220 268 0 88 50 148 123 148 18 0 64-4 118-69 9 38 40 69 83 69 34 0 55-21 69-50 15-33 27-89 27-92 0-8-8-8-10-8-9 0-11 2-13 17-16 58-33 112-70 112-25 0-27-23-27-42 0-20 2-27 12-68 10-38 10-48 19-81l33-129c6-27 6-27 6-31 0-17-10-25-25-25-23 0-37 21-39 39zM245 297c-4 17-4 17-16 34-42 49-79 64-104 64-46 0-61-50-61-85 0-46 32-160 52-202 28-54 69-87 107-87 60 0 72 75 72 81 0 4-2 10-4 14z">
            <text:p/>
          </draw:path>
          <draw:path draw:style-name="gr3" draw:text-style-name="P5" draw:layer="layout" svg:width="0.284cm" svg:height="0.425cm" svg:x="11.578cm" svg:y="7.636cm" svg:viewBox="0 0 285 426" svg:d="M285 310h-23c-2 14-8 52-17 58-4 4-54 4-62 4h-119c67-60 90-77 129-108 48-37 92-77 92-139 0-77-69-125-152-125-79 0-133 56-133 114 0 34 27 38 33 38 17 0 36-13 36-36 0-10-5-33-38-33 19-46 63-60 94-60 64 0 98 50 98 102 0 56-40 100-61 125l-156 151c-6 7-6 9-6 25h266z">
            <text:p/>
          </draw:path>
          <draw:polygon draw:style-name="gr3" draw:text-style-name="P5" draw:layer="layout" svg:width="5.162cm" svg:height="0.039cm" svg:x="6.785cm" svg:y="8.763cm" svg:viewBox="0 0 5163 40" draw:points="2581,40 0,40 0,0 5163,0 5163,40">
            <text:p/>
          </draw:polygon>
          <draw:path draw:style-name="gr3" draw:text-style-name="P5" draw:layer="layout" svg:width="0.213cm" svg:height="0.914cm" svg:x="7.638cm" svg:y="8.952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7.94cm" svg:y="9.233cm" svg:viewBox="0 0 420 416" svg:d="M306 58c-17-33-44-58-86-58-106 0-220 135-220 268 0 88 50 148 123 148 18 0 64-4 118-69 9 38 40 69 83 69 34 0 55-21 69-50 15-33 27-89 27-92 0-8-8-8-10-8-9 0-11 2-13 17-16 58-33 112-70 112-25 0-27-23-27-42 0-20 2-27 12-68 10-38 10-48 19-81l33-129c6-27 6-27 6-31 0-17-10-25-25-25-23 0-37 21-39 39zM245 297c-4 17-4 17-16 34-42 49-79 64-104 64-46 0-61-50-61-85 0-46 32-160 52-202 28-54 69-87 107-87 60 0 72 75 72 81 0 4-2 10-4 14z">
            <text:p/>
          </draw:path>
          <draw:path draw:style-name="gr3" draw:text-style-name="P5" draw:layer="layout" svg:width="0.457cm" svg:height="0.415cm" svg:x="8.414cm" svg:y="9.233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4-35-34c-27 0-50 25-50 55 0 41 46 60 87 60 61 0 94-65 96-71 10 35 44 71 100 71 93 0 145-119 145-142 0-8-8-8-10-8-8 0-10 2-12 8-30 100-94 121-123 121-35 0-50-29-50-60 0-21 6-40 17-81z">
            <text:p/>
          </draw:path>
          <draw:path draw:style-name="gr3" draw:text-style-name="P5" draw:layer="layout" svg:width="0.608cm" svg:height="0.61cm" svg:x="9.163cm" svg:y="9.104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0.07cm" svg:y="9.002cm" svg:viewBox="0 0 339 647" svg:d="M177 10c0-2 0-10-13-10-20 0-87 8-112 8-6 2-17 2-17 19 0 13 9 13 21 13 46 0 48 6 48 14 0 6-8 37-15 56l-74 300c-11 45-15 60-15 93 0 85 48 144 116 144 109 0 223-138 223-269 0-85-50-147-123-147-41 0-81 27-108 56zM89 356c7-19 7-21 15-32 46-60 85-72 110-72 34 0 58 27 58 85 0 54-31 160-47 195-29 61-73 94-109 94-31 0-60-25-60-92 0-18 0-35 15-93z">
            <text:p/>
          </draw:path>
          <draw:path draw:style-name="gr3" draw:text-style-name="P5" draw:layer="layout" svg:width="0.213cm" svg:height="0.914cm" svg:x="10.471cm" svg:y="8.952cm" svg:viewBox="0 0 214 915" svg:d="M214 457c0-70-10-180-60-284-56-113-135-173-146-173-4 0-8 4-8 8s0 7 17 23c91 90 143 235 143 426 0 156-33 319-148 433-12 12-12 14-12 17 0 6 4 8 8 8 11 0 94-63 148-179 48-100 58-202 58-279z">
            <text:p/>
          </draw:path>
          <draw:path draw:style-name="gr3" draw:text-style-name="P5" draw:layer="layout" svg:width="0.294cm" svg:height="0.438cm" svg:x="10.808cm" svg:y="8.948cm" svg:viewBox="0 0 295 439" svg:d="M141 212c50 0 86 35 86 104 0 79-46 102-83 102-25 0-84-6-111-44 31-2 38-23 38-35 0-21-15-35-36-35-16 0-35 10-35 35 0 62 67 100 146 100 89 0 149-59 149-123 0-50-39-100-110-116 67-23 92-73 92-111 0-52-59-89-131-89-71 0-125 35-125 85 0 23 12 36 33 36 19 0 33-15 33-34 0-18-14-31-33-33 23-29 67-35 90-35 29 0 70 14 70 70 0 27-8 57-27 75-21 25-37 27-71 29-16 0-16 0-20 2 0 0-7 0-7 9 0 8 7 8 17 8z">
            <text:p/>
          </draw:path>
        </draw:g>
        <draw:g xml:id="id96" draw:id="id96">
          <svg:title>TexMaths</svg:title>
          <svg:desc>26§display§\frac{d}{dx}\left( \frac{d^2y}{dx^2 \right) =  ( - 1 )^2. 2.1.\ a^2 . \frac{d}{dx} \left( \frac{ 1 }{ (ax + b)^3 } \right) §svg§600§FALSE§</svg:desc>
          <draw:polygon draw:style-name="gr2" draw:text-style-name="P4" draw:layer="layout" svg:width="17.153cm" svg:height="2.151cm" svg:x="3.987cm" svg:y="11.983cm" svg:viewBox="0 0 17154 2152" draw:points="8578,2152 0,2152 0,0 17154,0 17154,2152">
            <text:p/>
          </draw:polygon>
          <draw:path draw:style-name="gr3" draw:text-style-name="P5" draw:layer="layout" svg:width="0.436cm" svg:height="0.646cm" svg:x="4.238cm" svg:y="12.06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60 0 72 75 72 81 0 4-2 10-4 14z">
            <text:p/>
          </draw:path>
          <draw:polygon draw:style-name="gr3" draw:text-style-name="P5" draw:layer="layout" svg:width="1cm" svg:height="0.039cm" svg:x="3.941cm" svg:y="13.064cm" svg:viewBox="0 0 1001 40" draw:points="499,40 0,40 0,0 1001,0 1001,40">
            <text:p/>
          </draw:polygon>
          <draw:path draw:style-name="gr3" draw:text-style-name="P5" draw:layer="layout" svg:width="0.436cm" svg:height="0.646cm" svg:x="3.978cm" svg:y="13.303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457cm" svg:height="0.415cm" svg:x="4.442cm" svg:y="13.534cm" svg:viewBox="0 0 458 416" svg:d="M281 129c4-25 25-108 89-108 6 0 27 0 46 10-25 6-44 29-44 50 0 15 11 33 36 33 20 0 50-16 50-54 0-48-54-60-86-60-54 0-85 48-97 71-23-63-71-71-98-71-96 0-148 119-148 141 0 9 8 9 11 9 8 0 10 0 12-9 31-97 92-120 123-120 16 0 50 8 50 60 0 29-17 92-50 218-15 59-48 96-88 96-6 0-27 0-45-10 22-6 43-25 43-50s-21-33-35-33c-27 0-50 25-50 54 0 41 46 60 85 60 63 0 96-65 98-71 10 36 44 71 98 71 95 0 147-119 147-141 0-9-8-9-10-9-8 0-10 2-12 9-30 99-94 120-123 120-35 0-50-29-50-60 0-21 6-40 17-81z">
            <text:p/>
          </draw:path>
          <draw:path draw:style-name="gr3" draw:text-style-name="P5" draw:layer="layout" svg:width="0.45cm" svg:height="2.193cm" svg:x="5.391cm" svg:y="11.987cm" svg:viewBox="0 0 451 2194" svg:d="M451 2186c0-4-2-6-4-9-33-35-95-95-156-195-147-235-214-532-214-884 0-247 33-564 183-836 73-131 148-206 189-245 2-2 2-5 2-9 0-8-6-8-18-8-13 0-15 0-29 15-308 278-404 696-404 1081 0 360 83 722 316 996 19 21 52 58 92 92 10 10 12 10 25 10 12 0 18 0 18-8z">
            <text:p/>
          </draw:path>
          <draw:path draw:style-name="gr3" draw:text-style-name="P5" draw:layer="layout" svg:width="0.436cm" svg:height="0.646cm" svg:x="6.04cm" svg:y="12.06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58 0 72 75 72 81 0 4-2 10-4 14z">
            <text:p/>
          </draw:path>
          <draw:path draw:style-name="gr3" draw:text-style-name="P5" draw:layer="layout" svg:width="0.284cm" svg:height="0.425cm" svg:x="6.52cm" svg:y="11.937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23cm" svg:height="0.592cm" svg:x="6.916cm" svg:y="12.288cm" svg:viewBox="0 0 424 593" svg:d="M420 56c4-12 4-14 4-21 0-16-14-25-27-25-10 0-25 5-33 19-2 4-8 33-12 50-7 23-13 48-19 73l-42 166c-2 13-41 77-104 77-46 0-56-39-56-75 0-41 17-97 48-179 14-37 17-47 17-66 0-42-30-75-75-75-88 0-121 133-121 141 0 9 8 9 10 9 11 0 11-2 15-17 25-85 62-112 94-112 6 0 22 0 22 29 0 23-8 46-16 64-36 96-52 150-52 192 0 81 58 110 112 110 35 0 67-17 92-42-11 48-23 92-59 142-25 31-60 58-102 58-12 0-54-4-68-40 14 0 25 0 37-10 11-8 19-21 19-37 0-29-25-34-33-34-21 0-52 15-52 61 0 45 41 79 97 79 96 0 190-83 215-187z">
            <text:p/>
          </draw:path>
          <draw:polygon draw:style-name="gr3" draw:text-style-name="P5" draw:layer="layout" svg:width="1.409cm" svg:height="0.039cm" svg:x="5.984cm" svg:y="13.064cm" svg:viewBox="0 0 1410 40" draw:points="705,40 0,40 0,0 1410,0 1410,40">
            <text:p/>
          </draw:polygon>
          <draw:path draw:style-name="gr3" draw:text-style-name="P5" draw:layer="layout" svg:width="0.436cm" svg:height="0.646cm" svg:x="6.019cm" svg:y="13.303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58 0 72 75 72 81 0 4-2 10-4 14z">
            <text:p/>
          </draw:path>
          <draw:path draw:style-name="gr3" draw:text-style-name="P5" draw:layer="layout" svg:width="0.457cm" svg:height="0.415cm" svg:x="6.485cm" svg:y="13.534cm" svg:viewBox="0 0 458 416" svg:d="M281 129c4-25 25-108 89-108 4 0 27 0 46 10-25 6-44 29-44 50 0 15 11 33 36 33 20 0 50-16 50-54 0-48-54-60-86-60-54 0-85 48-97 71-23-63-71-71-98-71-96 0-148 119-148 141 0 9 8 9 11 9 8 0 10 0 12-9 31-97 92-120 123-120 16 0 50 8 50 60 0 29-17 92-50 218-15 59-48 96-88 96-6 0-27 0-45-10 22-6 43-25 43-50s-21-33-35-33c-27 0-50 25-50 54 0 41 46 60 85 60 63 0 94-65 98-71 10 36 44 71 98 71 95 0 147-119 147-141 0-9-8-9-10-9-8 0-10 2-12 9-32 99-94 120-123 120-35 0-50-29-50-60 0-21 6-40 17-81z">
            <text:p/>
          </draw:path>
          <draw:path draw:style-name="gr3" draw:text-style-name="P5" draw:layer="layout" svg:width="0.284cm" svg:height="0.425cm" svg:x="7.022cm" svg:y="13.249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5cm" svg:height="2.193cm" svg:x="7.533cm" svg:y="11.987cm" svg:viewBox="0 0 451 2194" svg:d="M451 1098c0-360-83-722-316-996-19-21-52-58-89-92-13-10-15-10-27-10-11 0-19 0-19 8 0 4 4 9 6 11 31 33 94 93 154 193 148 235 216 533 216 884 0 247-33 564-185 836-72 131-149 206-187 245-2 3-4 5-4 9 0 8 8 8 19 8 12 0 14 0 29-14 308-279 403-697 403-1082z">
            <text:p/>
          </draw:path>
          <draw:path draw:style-name="gr3" draw:text-style-name="P5" draw:layer="layout" svg:width="0.608cm" svg:height="0.215cm" svg:x="8.478cm" svg:y="12.977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9.482cm" svg:y="12.625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559cm" svg:height="0.039cm" svg:x="9.823cm" svg:y="13.064cm" svg:viewBox="0 0 560 40" svg:d="M528 40c15 0 32 0 32-21 0-19-17-19-32-19h-497c-14 0-31 0-31 19 0 21 17 21 31 21z">
            <text:p/>
          </draw:path>
          <draw:path draw:style-name="gr3" draw:text-style-name="P5" draw:layer="layout" svg:width="0.303cm" svg:height="0.61cm" svg:x="10.539cm" svg:y="12.702cm" svg:viewBox="0 0 304 611" svg:d="M189 23c0-21 0-23-21-23-58 58-139 58-168 58v29c19 0 73 0 121-25v477c0 33-2 43-86 43h-29v29c31-4 113-4 148-4 37 0 116 0 150 4v-29h-29c-84 0-86-10-86-43z">
            <text:p/>
          </draw:path>
          <draw:path draw:style-name="gr3" draw:text-style-name="P5" draw:layer="layout" svg:width="0.213cm" svg:height="0.914cm" svg:x="10.968cm" svg:y="12.625cm" svg:viewBox="0 0 214 915" svg:d="M214 458c0-71-10-181-60-285-56-113-135-173-146-173-4 0-8 4-8 8s0 7 17 23c91 90 143 235 143 427 0 156-33 318-148 432-12 13-12 15-12 17 0 6 4 8 8 8 11 0 94-62 148-179 48-100 58-202 58-278z">
            <text:p/>
          </draw:path>
          <draw:path draw:style-name="gr3" draw:text-style-name="P5" draw:layer="layout" svg:width="0.284cm" svg:height="0.425cm" svg:x="11.311cm" svg:y="12.509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099cm" svg:height="0.099cm" svg:x="11.758cm" svg:y="13.214cm" svg:viewBox="0 0 100 100" svg:d="M100 50c0-27-23-50-50-50s-50 23-50 50 23 50 50 50 50-23 50-50z">
            <text:p/>
          </draw:path>
          <draw:path draw:style-name="gr3" draw:text-style-name="P5" draw:layer="layout" svg:width="0.365cm" svg:height="0.61cm" svg:x="11.981cm" svg:y="12.702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ath draw:style-name="gr3" draw:text-style-name="P5" draw:layer="layout" svg:width="0.099cm" svg:height="0.099cm" svg:x="12.469cm" svg:y="13.214cm" svg:viewBox="0 0 100 100" svg:d="M100 50c0-27-23-50-50-50s-50 23-50 50 23 50 50 50 50-23 50-50z">
            <text:p/>
          </draw:path>
          <draw:path draw:style-name="gr3" draw:text-style-name="P5" draw:layer="layout" svg:width="0.303cm" svg:height="0.61cm" svg:x="12.727cm" svg:y="12.702cm" svg:viewBox="0 0 304 611" svg:d="M189 23c0-21 0-23-23-23-56 58-137 58-166 58v29c19 0 73 0 121-25v477c0 33-2 43-86 43h-29v29c31-4 113-4 148-4 37 0 116 0 150 4v-29h-29c-84 0-86-10-86-43z">
            <text:p/>
          </draw:path>
          <draw:path draw:style-name="gr3" draw:text-style-name="P5" draw:layer="layout" svg:width="0.099cm" svg:height="0.099cm" svg:x="13.181cm" svg:y="13.214cm" svg:viewBox="0 0 100 100" svg:d="M100 50c0-27-23-50-50-50s-50 23-50 50 23 50 50 50 50-23 50-50z">
            <text:p/>
          </draw:path>
          <draw:path draw:style-name="gr3" draw:text-style-name="P5" draw:layer="layout" svg:width="0.419cm" svg:height="0.415cm" svg:x="13.697cm" svg:y="12.908cm" svg:viewBox="0 0 420 416" svg:d="M306 58c-17-33-44-58-86-58-106 0-220 135-220 268 0 88 50 148 123 148 18 0 64-4 118-69 9 38 40 69 83 69 34 0 55-21 69-50 15-33 27-89 27-91 0-9-8-9-10-9-9 0-11 2-13 17-16 58-33 112-70 112-25 0-27-23-27-41 0-21 2-27 12-69 10-38 10-48 19-81l33-129c6-27 6-27 6-31 0-17-10-25-25-25-23 0-37 21-39 39zM245 297c-4 17-4 17-16 34-42 50-79 64-104 64-46 0-61-50-61-85 0-46 30-160 52-202 28-54 69-87 107-87 60 0 72 75 72 81 0 4-2 10-4 14z">
            <text:p/>
          </draw:path>
          <draw:path draw:style-name="gr3" draw:text-style-name="P5" draw:layer="layout" svg:width="0.284cm" svg:height="0.425cm" svg:x="14.183cm" svg:y="12.509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099cm" svg:height="0.099cm" svg:x="14.633cm" svg:y="13.214cm" svg:viewBox="0 0 100 100" svg:d="M100 50c0-27-23-50-50-50s-50 23-50 50 23 50 50 50 50-23 50-50z">
            <text:p/>
          </draw:path>
          <draw:path draw:style-name="gr3" draw:text-style-name="P5" draw:layer="layout" svg:width="0.436cm" svg:height="0.646cm" svg:x="15.215cm" svg:y="12.06cm" svg:viewBox="0 0 437 647" svg:d="M437 10c0-2 0-10-13-10-12 0-100 8-116 10-6 0-13 5-13 17 0 13 9 13 23 13 44 0 46 6 46 14l-2 19-56 216c-17-33-44-58-86-58-106 0-220 135-220 268 0 87 50 148 123 148 18 0 64-4 118-69 9 38 40 69 83 69 34 0 55-21 69-52 15-31 27-88 27-90 0-10-8-10-10-10-11 0-11 4-13 17-16 60-33 114-70 114-25 0-27-23-27-42 0-22 2-29 6-43zM245 526c-4 17-4 19-18 36-40 49-77 64-102 64-46 0-61-50-61-85 0-46 32-160 52-202 28-54 69-87 107-87 60 0 72 75 72 81 0 4-2 10-4 14z">
            <text:p/>
          </draw:path>
          <draw:polygon draw:style-name="gr3" draw:text-style-name="P5" draw:layer="layout" svg:width="1cm" svg:height="0.039cm" svg:x="14.918cm" svg:y="13.064cm" svg:viewBox="0 0 1001 40" draw:points="499,40 0,40 0,0 1001,0 1001,40">
            <text:p/>
          </draw:polygon>
          <draw:path draw:style-name="gr3" draw:text-style-name="P5" draw:layer="layout" svg:width="0.436cm" svg:height="0.646cm" svg:x="14.953cm" svg:y="13.303cm" svg:viewBox="0 0 437 647" svg:d="M437 10c0-2 0-10-13-10-12 0-100 8-116 10-6 0-13 5-13 17 0 13 9 13 23 13 44 0 46 6 46 14l-2 19-56 216c-17-33-44-58-86-58-106 0-220 135-220 268 0 87 50 148 123 148 18 0 64-4 118-69 9 38 40 69 83 69 34 0 55-21 69-52 15-31 27-88 27-90 0-10-8-10-10-10-11 0-11 4-13 17-16 60-33 114-70 114-25 0-27-23-27-42 0-22 2-29 6-43zM245 526c-4 17-4 19-18 36-40 49-77 64-102 64-46 0-61-50-61-85 0-46 32-160 52-202 28-54 69-87 107-87 60 0 72 75 72 81 0 4-2 10-4 14z">
            <text:p/>
          </draw:path>
          <draw:path draw:style-name="gr3" draw:text-style-name="P5" draw:layer="layout" svg:width="0.457cm" svg:height="0.415cm" svg:x="15.419cm" svg:y="13.534cm" svg:viewBox="0 0 458 416" svg:d="M281 129c4-25 25-108 89-108 6 0 27 0 46 10-25 6-44 29-44 50 0 15 11 33 36 33 20 0 50-16 50-54 0-48-54-60-86-60-54 0-85 48-97 71-23-63-71-71-98-71-96 0-148 119-148 141 0 9 8 9 11 9 8 0 10 0 12-9 31-97 92-120 123-120 16 0 50 8 50 60 0 29-17 92-50 218-15 59-48 96-88 96-6 0-27 0-45-10 22-6 43-25 43-50s-21-33-35-33c-27 0-50 25-50 54 0 41 46 60 87 60 61 0 94-65 96-71 10 36 44 71 100 71 93 0 145-119 145-141 0-9-8-9-10-9-8 0-10 2-12 9-30 99-92 120-123 120-35 0-50-29-50-60 0-21 6-40 17-81z">
            <text:p/>
          </draw:path>
          <draw:path draw:style-name="gr3" draw:text-style-name="P5" draw:layer="layout" svg:width="0.45cm" svg:height="2.193cm" svg:x="16.367cm" svg:y="11.987cm" svg:viewBox="0 0 451 2194" svg:d="M451 2186c0-4-2-6-4-9-33-35-95-95-156-195-147-235-214-532-214-884 0-247 33-564 183-836 73-131 148-206 189-245 2-2 2-5 2-9 0-8-6-8-18-8-13 0-15 0-29 15-308 278-404 696-404 1081 0 360 83 722 316 996 19 21 52 58 92 92 10 10 12 10 25 10 12 0 18 0 18-8z">
            <text:p/>
          </draw:path>
          <draw:path draw:style-name="gr3" draw:text-style-name="P5" draw:layer="layout" svg:width="0.303cm" svg:height="0.61cm" svg:x="18.628cm" svg:y="12.085cm" svg:viewBox="0 0 304 611" svg:d="M189 23c0-21 0-23-23-23-56 58-137 58-166 58v29c19 0 73 0 121-25v477c0 33-2 43-86 43h-29v29c31-4 113-4 148-4 37 0 116 0 150 4v-29h-29c-84 0-86-10-86-43z">
            <text:p/>
          </draw:path>
          <draw:polygon draw:style-name="gr3" draw:text-style-name="P5" draw:layer="layout" svg:width="3.637cm" svg:height="0.039cm" svg:x="16.958cm" svg:y="13.064cm" svg:viewBox="0 0 3638 40" draw:points="1818,40 0,40 0,0 3638,0 3638,40">
            <text:p/>
          </draw:polygon>
          <draw:path draw:style-name="gr3" draw:text-style-name="P5" draw:layer="layout" svg:width="0.213cm" svg:height="0.914cm" svg:x="17.05cm" svg:y="13.253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419cm" svg:height="0.415cm" svg:x="17.351cm" svg:y="13.534cm" svg:viewBox="0 0 420 416" svg:d="M306 58c-17-33-44-58-86-58-106 0-220 135-220 268 0 88 50 148 123 148 18 0 64-4 118-69 9 38 40 69 83 69 34 0 55-21 69-50 15-33 27-89 27-91 0-9-8-9-10-9-9 0-11 2-13 17-16 58-33 112-70 112-25 0-27-23-27-41 0-21 2-27 12-69 10-38 10-48 19-81l33-129c6-27 6-27 6-31 0-17-10-25-25-25-23 0-37 21-39 39zM245 297c-4 17-4 17-16 34-42 50-79 64-104 64-46 0-61-50-61-85 0-46 30-160 52-202 28-54 69-87 107-87 60 0 72 75 72 81 0 4-2 10-4 14z">
            <text:p/>
          </draw:path>
          <draw:path draw:style-name="gr3" draw:text-style-name="P5" draw:layer="layout" svg:width="0.457cm" svg:height="0.415cm" svg:x="17.823cm" svg:y="13.534cm" svg:viewBox="0 0 458 416" svg:d="M281 129c4-25 25-108 89-108 6 0 27 0 46 10-25 6-44 29-44 50 0 15 11 33 36 33 20 0 50-16 50-54 0-48-54-60-86-60-54 0-85 48-97 71-23-63-71-71-98-71-96 0-148 119-148 141 0 9 8 9 11 9 8 0 10 0 12-9 31-97 92-120 123-120 16 0 50 8 50 60 0 29-17 92-50 218-15 59-48 96-88 96-6 0-27 0-45-10 22-6 43-25 43-50s-21-33-35-33c-27 0-50 25-50 54 0 41 46 60 85 60 63 0 94-65 98-71 10 36 44 71 98 71 95 0 147-119 147-141 0-9-8-9-10-9-8 0-10 2-12 9-30 99-94 120-123 120-35 0-50-29-50-60 0-21 6-40 17-81z">
            <text:p/>
          </draw:path>
          <draw:path draw:style-name="gr3" draw:text-style-name="P5" draw:layer="layout" svg:width="0.608cm" svg:height="0.61cm" svg:x="18.574cm" svg:y="13.405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9.479cm" svg:y="13.303cm" svg:viewBox="0 0 339 647" svg:d="M177 10c0-2 0-10-13-10-20 0-87 8-112 8-6 2-17 2-17 19 0 13 9 13 21 13 46 0 46 6 46 14 0 6-6 38-13 56l-74 300c-11 45-15 60-15 93 0 86 48 144 116 144 109 0 223-137 223-268 0-86-50-148-123-148-41 0-81 27-108 56zM89 356c7-19 7-21 15-32 46-60 85-72 110-72 34 0 58 27 58 85 0 54-31 160-47 195-29 61-73 94-109 94-31 0-62-25-62-92 0-18 0-35 17-93z">
            <text:p/>
          </draw:path>
          <draw:path draw:style-name="gr3" draw:text-style-name="P5" draw:layer="layout" svg:width="0.213cm" svg:height="0.914cm" svg:x="19.881cm" svg:y="13.253cm" svg:viewBox="0 0 214 915" svg:d="M214 458c0-71-10-181-60-285-56-113-135-173-146-173-4 0-8 4-8 8s0 7 17 23c91 90 143 235 143 427 0 156-33 318-148 432-12 13-12 15-12 17 0 6 4 8 8 8 11 0 94-62 148-179 48-100 58-202 58-278z">
            <text:p/>
          </draw:path>
          <draw:path draw:style-name="gr3" draw:text-style-name="P5" draw:layer="layout" svg:width="0.294cm" svg:height="0.438cm" svg:x="20.22cm" svg:y="13.249cm" svg:viewBox="0 0 295 439" svg:d="M141 212c50 0 86 35 86 104 0 79-46 102-83 102-25 0-84-6-111-44 31-2 38-23 38-35 0-21-15-35-36-35-16 0-35 10-35 35 0 62 67 100 146 100 89 0 149-58 149-123 0-50-39-100-110-116 67-23 92-73 92-111 0-52-59-89-131-89-71 0-125 35-125 85 0 23 12 36 33 36 19 0 31-15 31-34 0-18-12-31-31-33 23-29 67-35 90-35 29 0 70 14 70 70 0 27-8 57-27 75-21 25-37 27-71 29-16 0-16 0-20 2 0 0-7 0-7 9 0 8 7 8 17 8z">
            <text:p/>
          </draw:path>
          <draw:path draw:style-name="gr3" draw:text-style-name="P5" draw:layer="layout" svg:width="0.45cm" svg:height="2.193cm" svg:x="20.736cm" svg:y="11.987cm" svg:viewBox="0 0 451 2194" svg:d="M451 1098c0-360-83-722-316-996-19-21-52-58-89-92-13-10-15-10-27-10-11 0-19 0-19 8 0 4 4 9 6 11 31 33 94 93 154 193 148 235 216 533 216 884 0 247-33 564-185 836-72 131-149 206-187 245-2 3-4 5-4 9 0 8 8 8 19 8 12 0 14 0 29-14 308-279 403-697 403-1082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91" smil:attributeName="visibility" smil:to="visible"/>
                  <anim:animate smil:dur="0.5s" smil:fill="hold" smil:targetElement="id91" smil:attributeName="x" smil:values="x;x" smil:keyTimes="0;1"/>
                  <anim:animate smil:dur="0.5s" smil:fill="hold" smil:targetElement="id9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92" smil:attributeName="visibility" smil:to="visible"/>
                  <anim:animate smil:dur="0.5s" smil:fill="hold" smil:targetElement="id92" smil:attributeName="x" smil:values="x;x" smil:keyTimes="0;1"/>
                  <anim:animate smil:dur="0.5s" smil:fill="hold" smil:targetElement="id9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93" smil:attributeName="visibility" smil:to="visible"/>
                  <anim:animate smil:dur="0.5s" smil:fill="hold" smil:targetElement="id93" smil:attributeName="x" smil:values="x;x" smil:keyTimes="0;1"/>
                  <anim:animate smil:dur="0.5s" smil:fill="hold" smil:targetElement="id9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94" smil:attributeName="visibility" smil:to="visible"/>
                  <anim:animate smil:dur="0.5s" smil:fill="hold" smil:targetElement="id94" smil:attributeName="x" smil:values="x;x" smil:keyTimes="0;1"/>
                  <anim:animate smil:dur="0.5s" smil:fill="hold" smil:targetElement="id94"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95" smil:attributeName="visibility" smil:to="visible"/>
                  <anim:animate smil:dur="0.5s" smil:fill="hold" smil:targetElement="id95" smil:attributeName="x" smil:values="x;x" smil:keyTimes="0;1"/>
                  <anim:animate smil:dur="0.5s" smil:fill="hold" smil:targetElement="id95"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96" smil:attributeName="visibility" smil:to="visible"/>
                  <anim:animate smil:dur="0.5s" smil:fill="hold" smil:targetElement="id96" smil:attributeName="x" smil:values="x;x" smil:keyTimes="0;1"/>
                  <anim:animate smil:dur="0.5s" smil:fill="hold" smil:targetElement="id96" smil:attributeName="y" smil:values="1+height/2;y" smil:keyTimes="0;1"/>
                </anim:par>
              </anim:par>
            </anim:par>
          </anim:seq>
        </anim:par>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9">
        <office:forms form:automatic-focus="false" form:apply-design-mode="false"/>
        <draw:frame presentation:style-name="pr8" draw:text-style-name="P18" draw:layer="layout" svg:width="26.4cm" svg:height="14.573cm" svg:x="0.8cm" svg:y="0.627cm" presentation:class="title" presentation:user-transformed="true">
          <draw:text-box>
            <text:p text:style-name="P7"><text:span text:style-name="T14"><text:tab/></text:span><text:span text:style-name="T14"><text:tab/></text:span><text:span text:style-name="T27"><text:line-break/></text:span><text:span text:style-name="T27"><text:tab/></text:span><text:span text:style-name="T27"> <text:s text:c="6"/></text:span><text:span text:style-name="T27"><text:line-break/></text:span><text:span text:style-name="T27"><text:tab/></text:span><text:span text:style-name="T27"><text:tab/></text:span><text:span text:style-name="T27"><text:line-break/></text:span><text:span text:style-name="T27"><text:tab/></text:span><text:span text:style-name="T27"><text:tab/></text:span><text:span text:style-name="T27"><text:line-break/></text:span><text:span text:style-name="T27"><text:tab/></text:span><text:span text:style-name="T27"><text:tab/></text:span><text:span text:style-name="T27"><text:line-break/></text:span><text:span text:style-name="T27"><text:tab/></text:span><text:span text:style-name="T27"><text:tab/></text:span><text:span text:style-name="T27"><text:line-break/></text:span><text:span text:style-name="T27"><text:tab/></text:span><text:span text:style-name="T27"><text:tab/></text:span><text:span text:style-name="T27"><text:line-break/></text:span><text:span text:style-name="T25"><text:tab/></text:span><text:span text:style-name="T25"><text:tab/></text:span><text:span text:style-name="T27"><text:line-break/></text:span><text:span text:style-name="T10"> <text:s text:c="33"/></text:span><text:span text:style-name="T32"><text:tab/></text:span><text:span text:style-name="T32"><text:line-break/></text:span><text:span text:style-name="T32"><text:tab/></text:span><text:span text:style-name="T32"><text:tab/></text:span><text:span text:style-name="T32"><text:line-break/></text:span><text:span text:style-name="T32"><text:tab/></text:span><text:span text:style-name="T32"><text:tab/></text:span></text:p>
          </draw:text-box>
        </draw:frame>
        <draw:g xml:id="id97" draw:id="id97">
          <svg:title>TexMaths</svg:title>
          <svg:desc>26§display§\frac{d^3 y}{dx^3} = ( - 1 )^2.2.1.\ a^2 \frac{  - 3 }{ (ax + b)^4} \frac{d}{dx} ( ax + b )§svg§600§FALSE§</svg:desc>
          <draw:polygon draw:style-name="gr2" draw:text-style-name="P4" draw:layer="layout" svg:width="16.009cm" svg:height="2.139cm" svg:x="2.755cm" svg:y="0.894cm" svg:viewBox="0 0 16010 2140" draw:points="8005,2140 0,2140 0,0 16010,0 16010,2140">
            <text:p/>
          </draw:polygon>
          <draw:path draw:style-name="gr3" draw:text-style-name="P5" draw:layer="layout" svg:width="0.436cm" svg:height="0.646cm" svg:x="2.767cm" svg:y="0.971cm" svg:viewBox="0 0 437 647" svg:d="M437 10c0-2 0-10-13-10-12 0-100 8-116 10-6 0-13 5-13 17 0 13 9 13 23 13 44 0 46 6 46 14l-4 19-54 216c-17-33-44-58-86-58-106 0-220 135-220 268 0 87 50 148 123 148 18 0 64-5 118-69 9 37 40 69 83 69 34 0 55-21 69-52 15-32 27-88 27-90 0-10-8-10-10-10-11 0-11 4-13 16-16 61-33 115-70 115-25 0-28-23-28-42 0-23 3-29 7-43zM245 526c-4 17-4 19-18 35-40 50-77 65-102 65-46 0-61-50-61-85 0-46 30-161 52-202 28-54 69-87 107-87 60 0 72 74 72 81 0 4-2 10-4 14z">
            <text:p/>
          </draw:path>
          <draw:path draw:style-name="gr3" draw:text-style-name="P5" draw:layer="layout" svg:width="0.294cm" svg:height="0.438cm" svg:x="3.239cm" svg:y="0.848cm" svg:viewBox="0 0 295 439" svg:d="M141 212c50 0 86 35 86 104 0 79-46 102-83 102-25 0-84-6-111-44 31-2 38-23 38-35 0-21-15-35-36-35-16 0-35 10-35 35 0 62 67 100 146 100 89 0 149-59 149-123 0-50-39-100-110-116 67-23 92-73 92-111 0-52-59-89-131-89-71 0-125 35-125 85 0 23 12 36 33 36 19 0 31-15 31-34 0-18-12-31-31-33 23-29 67-35 90-35 29 0 70 14 70 70 0 27-10 57-27 75-21 25-37 27-71 29-16 0-16 0-20 2 0 0-7 0-7 9 0 8 7 8 17 8z">
            <text:p/>
          </draw:path>
          <draw:path draw:style-name="gr3" draw:text-style-name="P5" draw:layer="layout" svg:width="0.423cm" svg:height="0.592cm" svg:x="3.641cm" svg:y="1.199cm" svg:viewBox="0 0 424 593" svg:d="M420 56c4-12 4-14 4-21 0-16-14-25-27-25-10 0-25 5-33 19-2 4-8 33-13 50-6 23-12 48-18 73l-42 166c-2 13-41 77-102 77-48 0-58-39-58-75 0-41 17-98 48-179 14-37 17-47 17-66 0-42-30-75-75-75-88 0-121 133-121 141 0 9 8 9 10 9 11 0 11-2 15-17 25-85 62-112 94-112 6 0 22 0 22 29 0 23-8 46-16 64-36 96-52 150-52 192 0 81 58 110 112 110 35 0 67-17 92-42-11 48-23 92-59 142-25 31-60 58-102 58-12 0-54-4-68-40 14 0 25 0 37-10 11-8 19-21 19-37 0-30-25-34-33-34-21 0-52 15-52 61 0 45 41 79 97 79 96 0 190-84 215-188z">
            <text:p/>
          </draw:path>
          <draw:polygon draw:style-name="gr3" draw:text-style-name="P5" draw:layer="layout" svg:width="1.409cm" svg:height="0.039cm" svg:x="2.709cm" svg:y="1.975cm" svg:viewBox="0 0 1410 40" draw:points="705,40 0,40 0,0 1410,0 1410,40">
            <text:p/>
          </draw:polygon>
          <draw:path draw:style-name="gr3" draw:text-style-name="P5" draw:layer="layout" svg:width="0.436cm" svg:height="0.646cm" svg:x="2.746cm" svg:y="2.214cm" svg:viewBox="0 0 437 647" svg:d="M437 10c0-2 0-10-13-10-12 0-100 8-116 10-6 0-13 5-13 17 0 13 9 13 23 13 44 0 46 6 46 14l-4 19-54 216c-17-33-44-58-86-58-106 0-220 135-220 268 0 87 50 148 123 148 18 0 64-5 118-69 9 37 40 69 83 69 34 0 55-21 69-52 15-32 27-88 27-90 0-10-8-10-10-10-11 0-11 4-13 16-16 61-33 115-70 115-25 0-28-23-28-42 0-23 3-29 7-43zM245 526c-4 17-4 19-18 35-40 50-77 65-102 65-46 0-61-50-61-85 0-46 30-161 52-202 28-54 69-87 107-87 60 0 72 74 72 81 0 4-2 10-4 14z">
            <text:p/>
          </draw:path>
          <draw:path draw:style-name="gr3" draw:text-style-name="P5" draw:layer="layout" svg:width="0.457cm" svg:height="0.415cm" svg:x="3.21cm" svg:y="2.445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4-35-34c-27 0-50 25-50 55 0 41 46 60 85 60 63 0 96-65 98-71 10 35 44 71 98 71 95 0 147-119 147-142 0-8-8-8-10-8-8 0-10 2-12 8-30 100-94 121-123 121-36 0-50-29-50-60 0-21 6-40 17-81z">
            <text:p/>
          </draw:path>
          <draw:path draw:style-name="gr3" draw:text-style-name="P5" draw:layer="layout" svg:width="0.294cm" svg:height="0.438cm" svg:x="3.741cm" svg:y="2.16cm" svg:viewBox="0 0 295 439" svg:d="M141 212c50 0 86 35 86 104 0 79-46 102-83 102-25 0-84-6-111-44 31-2 38-23 38-35 0-21-15-35-36-35-16 0-35 10-35 35 0 62 67 100 146 100 89 0 149-59 149-123 0-50-39-100-110-116 67-23 92-73 92-111 0-52-59-89-131-89-71 0-125 35-125 85 0 23 12 36 33 36 19 0 33-15 33-34 0-18-14-31-33-33 23-29 67-35 90-35 29 0 70 14 70 70 0 27-10 57-27 75-21 25-37 27-71 29-16 0-16 0-20 2 0 0-7 0-7 9 0 8 7 8 17 8z">
            <text:p/>
          </draw:path>
          <draw:path draw:style-name="gr3" draw:text-style-name="P5" draw:layer="layout" svg:width="0.608cm" svg:height="0.215cm" svg:x="4.531cm" svg:y="1.888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5.535cm" svg:y="1.536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558cm" svg:height="0.039cm" svg:x="5.877cm" svg:y="1.975cm" svg:viewBox="0 0 559 40" svg:d="M528 40c15 0 31 0 31-21 0-19-16-19-31-19h-497c-14 0-31 0-31 19 0 21 17 21 31 21z">
            <text:p/>
          </draw:path>
          <draw:path draw:style-name="gr3" draw:text-style-name="P5" draw:layer="layout" svg:width="0.303cm" svg:height="0.61cm" svg:x="6.592cm" svg:y="1.613cm" svg:viewBox="0 0 304 611" svg:d="M189 23c0-21 0-23-23-23-56 58-137 58-166 58v29c19 0 73 0 121-25v477c0 33-2 43-86 43h-29v29c31-4 113-4 148-4 37 0 116 0 150 4v-29h-29c-84 0-86-10-86-43z">
            <text:p/>
          </draw:path>
          <draw:path draw:style-name="gr3" draw:text-style-name="P5" draw:layer="layout" svg:width="0.213cm" svg:height="0.914cm" svg:x="7.02cm" svg:y="1.536cm" svg:viewBox="0 0 214 915" svg:d="M214 457c0-70-10-180-60-284-56-113-135-173-146-173-4 0-8 4-8 8s0 7 17 23c91 90 143 235 143 426 0 156-33 319-148 433-12 12-12 14-12 17 0 6 4 8 8 8 11 0 94-63 148-179 48-100 58-202 58-279z">
            <text:p/>
          </draw:path>
          <draw:path draw:style-name="gr3" draw:text-style-name="P5" draw:layer="layout" svg:width="0.284cm" svg:height="0.425cm" svg:x="7.364cm" svg:y="1.42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099cm" svg:height="0.099cm" svg:x="7.811cm" svg:y="2.125cm" svg:viewBox="0 0 100 100" svg:d="M100 50c0-27-23-50-50-50s-50 23-50 50 23 50 50 50 50-23 50-50z">
            <text:p/>
          </draw:path>
          <draw:path draw:style-name="gr3" draw:text-style-name="P5" draw:layer="layout" svg:width="0.365cm" svg:height="0.61cm" svg:x="8.031cm" svg:y="1.613cm" svg:viewBox="0 0 366 611" svg:d="M71 541l97-96c144-127 198-175 198-266 0-106-81-179-193-179-104 0-173 85-173 166 0 50 46 50 48 50 16 0 48-10 48-48 0-22-17-47-48-47-8 0-8 0-13 2 21-61 71-94 125-94 83 0 123 73 123 150 0 73-46 145-96 201l-177 196c-10 10-10 12-10 35h341l25-160h-23c-4 27-10 69-19 81-8 9-68 9-87 9z">
            <text:p/>
          </draw:path>
          <draw:path draw:style-name="gr3" draw:text-style-name="P5" draw:layer="layout" svg:width="0.099cm" svg:height="0.099cm" svg:x="8.522cm" svg:y="2.125cm" svg:viewBox="0 0 100 100" svg:d="M100 50c0-27-23-50-50-50s-50 23-50 50 23 50 50 50 50-23 50-50z">
            <text:p/>
          </draw:path>
          <draw:path draw:style-name="gr3" draw:text-style-name="P5" draw:layer="layout" svg:width="0.303cm" svg:height="0.61cm" svg:x="8.778cm" svg:y="1.613cm" svg:viewBox="0 0 304 611" svg:d="M189 23c0-21 0-23-23-23-56 58-137 58-166 58v29c19 0 73 0 121-25v477c0 33-2 43-86 43h-29v29c31-4 113-4 148-4 37 0 116 0 150 4v-29h-29c-84 0-86-10-86-43z">
            <text:p/>
          </draw:path>
          <draw:path draw:style-name="gr3" draw:text-style-name="P5" draw:layer="layout" svg:width="0.099cm" svg:height="0.099cm" svg:x="9.233cm" svg:y="2.125cm" svg:viewBox="0 0 100 100" svg:d="M100 50c0-27-23-50-50-50s-50 23-50 50 23 50 50 50 50-23 50-50z">
            <text:p/>
          </draw:path>
          <draw:path draw:style-name="gr3" draw:text-style-name="P5" draw:layer="layout" svg:width="0.419cm" svg:height="0.415cm" svg:x="9.749cm" svg:y="1.819cm" svg:viewBox="0 0 420 416" svg:d="M306 58c-17-33-44-58-86-58-106 0-220 135-220 268 0 88 50 148 123 148 18 0 64-4 118-69 9 38 40 69 83 69 34 0 55-21 69-50 15-33 27-89 27-92 0-8-8-8-10-8-9 0-11 2-13 17-16 58-33 112-70 112-25 0-28-23-28-42 0-20 3-27 13-68 10-38 10-48 19-81l33-129c6-27 6-27 6-31 0-17-10-25-25-25-23 0-37 21-39 39zM245 297c-4 17-4 17-16 34-42 49-79 64-104 64-46 0-61-50-61-85 0-46 30-160 52-202 28-54 69-87 107-87 60 0 72 75 72 81 0 4-2 10-4 14z">
            <text:p/>
          </draw:path>
          <draw:path draw:style-name="gr3" draw:text-style-name="P5" draw:layer="layout" svg:width="0.284cm" svg:height="0.425cm" svg:x="10.236cm" svg:y="1.42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558cm" svg:height="0.039cm" svg:x="12.024cm" svg:y="1.357cm" svg:viewBox="0 0 559 40" svg:d="M528 40c15 0 31 0 31-21 0-19-16-19-31-19h-497c-14 0-31 0-31 19 0 21 17 21 31 21z">
            <text:p/>
          </draw:path>
          <draw:path draw:style-name="gr3" draw:text-style-name="P5" draw:layer="layout" svg:width="0.38cm" svg:height="0.629cm" svg:x="12.698cm" svg:y="0.996cm" svg:viewBox="0 0 381 630" svg:d="M229 287c75-23 127-87 127-160 0-75-79-127-169-127-93 0-162 54-162 125 0 29 21 48 46 48 29 0 48-21 48-48 0-46-44-46-57-46 27-44 88-56 121-56 37 0 89 21 89 102 0 12-2 64-27 106-27 43-58 46-81 48-6 0-29 2-35 2-8 0-15 2-15 10 0 10 7 10 23 10h40c75 0 110 63 110 152 0 125-64 152-104 152-39 0-108-17-141-71 33 7 60-14 60-50 0-33-23-52-50-52-23 0-52 15-52 55 0 83 85 143 185 143 112 0 196-83 196-177 0-75-59-145-152-166z">
            <text:p/>
          </draw:path>
          <draw:polygon draw:style-name="gr3" draw:text-style-name="P5" draw:layer="layout" svg:width="3.637cm" svg:height="0.039cm" svg:x="10.714cm" svg:y="1.975cm" svg:viewBox="0 0 3638 40" draw:points="1818,40 0,40 0,0 3638,0 3638,40">
            <text:p/>
          </draw:polygon>
          <draw:path draw:style-name="gr3" draw:text-style-name="P5" draw:layer="layout" svg:width="0.213cm" svg:height="0.914cm" svg:x="10.806cm" svg:y="2.164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11.107cm" svg:y="2.445cm" svg:viewBox="0 0 420 416" svg:d="M306 58c-17-33-44-58-86-58-106 0-220 135-220 268 0 88 50 148 123 148 18 0 64-4 118-69 9 38 40 69 83 69 34 0 55-21 69-50 15-33 27-89 27-92 0-8-8-8-10-8-9 0-11 2-13 17-16 58-33 112-70 112-25 0-28-23-28-42 0-20 3-27 13-68 10-38 10-48 19-81l33-129c6-27 6-27 6-31 0-17-10-25-25-25-23 0-37 21-39 39zM245 297c-4 17-4 17-16 34-42 49-79 64-104 64-46 0-61-50-61-85 0-46 32-160 52-202 28-54 69-87 107-87 60 0 72 75 72 81 0 4-2 10-4 14z">
            <text:p/>
          </draw:path>
          <draw:path draw:style-name="gr3" draw:text-style-name="P5" draw:layer="layout" svg:width="0.457cm" svg:height="0.415cm" svg:x="11.579cm" svg:y="2.445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4-35-34c-27 0-50 25-50 55 0 41 46 60 85 60 63 0 96-65 98-71 10 35 44 71 98 71 95 0 147-119 147-142 0-8-8-8-10-8-8 0-10 2-12 8-30 100-94 121-123 121-36 0-50-29-50-60 0-21 6-40 17-81z">
            <text:p/>
          </draw:path>
          <draw:path draw:style-name="gr3" draw:text-style-name="P5" draw:layer="layout" svg:width="0.608cm" svg:height="0.61cm" svg:x="12.33cm" svg:y="2.316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3.235cm" svg:y="2.214cm" svg:viewBox="0 0 339 647" svg:d="M177 10c0-2 0-10-13-10-20 0-87 8-112 8-6 2-17 2-17 19 0 13 9 13 21 13 46 0 46 6 46 14 0 6-6 37-13 56l-74 300c-11 45-15 60-15 93 0 85 48 144 116 144 109 0 223-138 223-269 0-85-50-147-123-147-41 0-81 27-108 56zM89 356c7-19 7-21 15-32 46-60 85-72 110-72 33 0 58 27 58 85 0 54-31 160-47 195-29 61-73 94-109 94-31 0-62-25-62-92 0-18 0-35 17-93z">
            <text:p/>
          </draw:path>
          <draw:path draw:style-name="gr3" draw:text-style-name="P5" draw:layer="layout" svg:width="0.213cm" svg:height="0.914cm" svg:x="13.636cm" svg:y="2.164cm" svg:viewBox="0 0 214 915" svg:d="M214 457c0-70-10-180-60-284-56-113-135-173-146-173-4 0-8 4-8 8s0 7 17 23c91 90 143 235 143 426 0 156-33 319-148 433-12 12-12 14-12 17 0 6 4 8 8 8 11 0 94-63 148-179 48-100 58-202 58-279z">
            <text:p/>
          </draw:path>
          <draw:path draw:style-name="gr3" draw:text-style-name="P5" draw:layer="layout" svg:width="0.315cm" svg:height="0.431cm" svg:x="13.965cm" svg:y="2.154cm" svg:viewBox="0 0 316 432" svg:d="M316 329v-25h-73v-285c0-15 0-19-12-19-8 0-11 0-19 8l-212 296v25h189v51c0 21 0 30-52 30h-16v22c31 0 72-2 95-2 25 0 65 2 98 2v-22h-19c-52 0-52-9-52-30v-51zM193 69v235h-170z">
            <text:p/>
          </draw:path>
          <draw:path draw:style-name="gr3" draw:text-style-name="P5" draw:layer="layout" svg:width="0.436cm" svg:height="0.646cm" svg:x="14.866cm" svg:y="0.971cm" svg:viewBox="0 0 437 647" svg:d="M437 10c0-2 0-10-13-10-12 0-100 8-116 10-6 0-13 5-13 17 0 13 9 13 23 13 44 0 46 6 46 14l-2 19-56 216c-17-33-44-58-86-58-106 0-220 135-220 268 0 87 50 148 123 148 18 0 64-5 118-69 9 37 40 69 83 69 34 0 55-21 69-52 15-32 27-88 27-90 0-10-8-10-10-10-11 0-11 4-13 16-16 61-33 115-70 115-25 0-28-23-28-42 0-23 3-29 7-43zM245 526c-4 17-4 19-18 35-40 50-77 65-102 65-46 0-61-50-61-85 0-46 30-161 52-202 28-54 69-87 107-87 60 0 72 74 72 81 0 4-2 10-4 14z">
            <text:p/>
          </draw:path>
          <draw:polygon draw:style-name="gr3" draw:text-style-name="P5" draw:layer="layout" svg:width="0.999cm" svg:height="0.039cm" svg:x="14.568cm" svg:y="1.975cm" svg:viewBox="0 0 1000 40" draw:points="499,40 0,40 0,0 1000,0 1000,40">
            <text:p/>
          </draw:polygon>
          <draw:path draw:style-name="gr3" draw:text-style-name="P5" draw:layer="layout" svg:width="0.436cm" svg:height="0.646cm" svg:x="14.606cm" svg:y="2.214cm" svg:viewBox="0 0 437 647" svg:d="M437 10c0-2 0-10-13-10-12 0-100 8-116 10-6 0-13 5-13 17 0 13 9 13 23 13 44 0 46 6 46 14l-2 19-56 216c-17-33-44-58-86-58-106 0-220 135-220 268 0 87 50 148 123 148 18 0 64-5 118-69 9 37 40 69 83 69 34 0 55-21 69-52 15-32 27-88 27-90 0-10-8-10-10-10-11 0-11 4-13 16-16 61-33 115-70 115-25 0-28-23-28-42 0-23 3-29 7-43zM245 526c-4 17-4 19-18 35-40 50-77 65-102 65-46 0-61-50-61-85 0-46 30-161 52-202 28-54 69-87 107-87 60 0 72 74 72 81 0 4-2 10-4 14z">
            <text:p/>
          </draw:path>
          <draw:path draw:style-name="gr3" draw:text-style-name="P5" draw:layer="layout" svg:width="0.457cm" svg:height="0.415cm" svg:x="15.071cm" svg:y="2.445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4-35-34c-27 0-50 25-50 55 0 41 46 60 87 60 61 0 94-65 96-71 10 35 44 71 100 71 93 0 145-119 145-142 0-8-8-8-10-8-8 0-10 2-12 8-30 100-94 121-123 121-36 0-50-29-50-60 0-21 6-40 17-81z">
            <text:p/>
          </draw:path>
          <draw:path draw:style-name="gr3" draw:text-style-name="P5" draw:layer="layout" svg:width="0.213cm" svg:height="0.914cm" svg:x="15.766cm" svg:y="1.536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16.068cm" svg:y="1.819cm" svg:viewBox="0 0 420 416" svg:d="M306 58c-17-33-44-58-86-58-106 0-220 135-220 268 0 88 50 148 123 148 18 0 64-4 118-69 9 38 40 69 83 69 34 0 55-21 69-50 15-33 27-89 27-92 0-8-8-8-10-8-11 0-11 2-13 17-16 58-33 112-70 112-25 0-28-23-28-42 0-20 3-27 13-68 8-38 10-48 19-81l33-129c6-27 6-27 6-31 0-17-10-25-25-25-23 0-37 21-39 39zM245 297c-4 17-4 17-18 34-40 49-77 64-102 64-48 0-61-50-61-85 0-46 30-160 52-202 28-54 69-87 107-87 60 0 72 75 72 81 0 4-2 10-4 14z">
            <text:p/>
          </draw:path>
          <draw:path draw:style-name="gr3" draw:text-style-name="P5" draw:layer="layout" svg:width="0.457cm" svg:height="0.415cm" svg:x="16.542cm" svg:y="1.819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4-35-34c-27 0-50 25-50 55 0 41 46 60 87 60 61 0 94-65 96-71 10 35 44 71 100 71 93 0 145-119 145-142 0-8-8-8-10-8-8 0-10 2-12 8-30 100-94 121-123 121-36 0-50-29-50-60 0-21 6-40 17-81z">
            <text:p/>
          </draw:path>
          <draw:path draw:style-name="gr3" draw:text-style-name="P5" draw:layer="layout" svg:width="0.608cm" svg:height="0.61cm" svg:x="17.291cm" svg:y="1.69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8.197cm" svg:y="1.588cm" svg:viewBox="0 0 339 647" svg:d="M177 10c0-2 0-10-13-10-20 0-87 8-112 8-6 2-17 2-17 19 0 13 9 13 21 13 46 0 48 6 48 14 0 6-8 37-15 56l-74 300c-11 45-15 60-15 93 0 85 48 144 116 144 109 0 223-138 223-269 0-85-50-147-123-147-41 0-81 27-108 56zM89 356c7-19 7-21 15-32 46-60 85-72 110-72 33 0 58 27 58 85 0 54-31 160-47 195-29 61-73 94-109 94-31 0-60-25-60-92 0-18 0-35 15-93z">
            <text:p/>
          </draw:path>
          <draw:path draw:style-name="gr3" draw:text-style-name="P5" draw:layer="layout" svg:width="0.213cm" svg:height="0.914cm" svg:x="18.599cm" svg:y="1.536cm" svg:viewBox="0 0 214 915" svg:d="M214 457c0-70-10-180-60-284-56-113-135-173-146-173-4 0-8 4-8 8s0 7 17 23c91 90 143 235 143 426 0 156-33 319-148 433-12 12-12 14-12 17 0 6 4 8 8 8 11 0 94-63 148-179 48-100 58-202 58-279z">
            <text:p/>
          </draw:path>
        </draw:g>
        <draw:g xml:id="id98" draw:id="id98">
          <svg:title>TexMaths</svg:title>
          <svg:desc>26§display§\frac{d^3 y}{dx^3} =  \frac{ (-1)^3. 3.2.1. \ a^3 }{ (ax + b)^4} §svg§600§FALSE§</svg:desc>
          <draw:polygon draw:style-name="gr2" draw:text-style-name="P4" draw:layer="layout" svg:width="8.627cm" svg:height="2.139cm" svg:x="2.875cm" svg:y="3.883cm" svg:viewBox="0 0 8628 2140" draw:points="4314,2140 0,2140 0,0 8628,0 8628,2140">
            <text:p/>
          </draw:polygon>
          <draw:path draw:style-name="gr3" draw:text-style-name="P5" draw:layer="layout" svg:width="0.436cm" svg:height="0.646cm" svg:x="2.887cm" svg:y="3.96cm" svg:viewBox="0 0 437 647" svg:d="M437 10c0-2 0-10-13-10-12 0-99 8-116 10-6 0-13 5-13 17 0 13 9 13 23 13 44 0 46 6 46 14l-4 19-54 216c-17-33-44-58-86-58-106 0-220 135-220 268 0 87 50 148 123 148 18 0 64-5 118-69 9 37 40 69 84 69 33 0 54-21 68-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294cm" svg:height="0.438cm" svg:x="3.359cm" svg:y="3.837cm" svg:viewBox="0 0 295 439" svg:d="M141 212c50 0 86 35 86 104 0 79-46 102-83 102-25 0-84-6-111-44 31-2 38-23 38-35 0-21-15-35-36-35-16 0-35 10-35 35 0 62 67 100 146 100 89 0 149-59 149-123 0-50-39-100-110-116 67-23 92-73 92-111 0-52-59-89-131-89-71 0-125 35-125 85 0 23 12 36 33 36 19 0 31-15 31-34 0-18-12-31-31-33 23-29 67-35 90-35 29 0 70 14 70 70 0 27-10 57-27 75-21 25-37 27-71 29-16 0-16 0-20 2 0 0-7 0-7 9 0 8 7 8 17 8z">
            <text:p/>
          </draw:path>
          <draw:path draw:style-name="gr3" draw:text-style-name="P5" draw:layer="layout" svg:width="0.423cm" svg:height="0.592cm" svg:x="3.761cm" svg:y="4.188cm" svg:viewBox="0 0 424 593" svg:d="M420 56c4-12 4-14 4-21 0-16-14-25-27-25-10 0-25 5-33 19-2 4-8 33-12 50-7 23-13 48-19 73l-42 166c-2 13-41 77-102 77-48 0-58-39-58-75 0-41 17-98 48-179 14-37 17-47 17-66 0-42-30-75-75-75-88 0-121 133-121 141 0 9 8 9 10 9 11 0 11-2 15-17 25-85 62-112 94-112 6 0 22 0 22 29 0 23-8 46-16 64-36 96-52 150-52 192 0 81 58 110 112 110 35 0 67-17 92-42-11 48-23 92-59 142-25 31-60 58-102 58-12 0-54-4-68-40 14 0 25 0 37-10 11-8 19-21 19-37 0-30-25-34-33-34-21 0-52 15-52 61 0 45 41 79 97 79 96 0 190-84 215-188z">
            <text:p/>
          </draw:path>
          <draw:polygon draw:style-name="gr3" draw:text-style-name="P5" draw:layer="layout" svg:width="1.409cm" svg:height="0.039cm" svg:x="2.829cm" svg:y="4.964cm" svg:viewBox="0 0 1410 40" draw:points="705,40 0,40 0,0 1410,0 1410,40">
            <text:p/>
          </draw:polygon>
          <draw:path draw:style-name="gr3" draw:text-style-name="P5" draw:layer="layout" svg:width="0.436cm" svg:height="0.646cm" svg:x="2.866cm" svg:y="5.203cm" svg:viewBox="0 0 437 647" svg:d="M437 10c0-2 0-10-13-10-12 0-99 8-116 10-6 0-13 5-13 17 0 13 9 13 23 13 44 0 46 6 46 14l-4 19-54 216c-17-33-44-58-86-58-106 0-220 135-220 268 0 87 50 148 123 148 18 0 64-5 118-69 9 37 40 69 84 69 33 0 54-21 68-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457cm" svg:height="0.415cm" svg:x="3.33cm" svg:y="5.434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4-35-34c-27 0-50 25-50 55 0 41 46 60 85 60 63 0 96-65 98-71 10 35 44 71 98 71 96 0 148-119 148-142 0-8-9-8-11-8-8 0-10 2-12 8-29 100-94 121-123 121-35 0-50-29-50-60 0-21 6-40 17-81z">
            <text:p/>
          </draw:path>
          <draw:path draw:style-name="gr3" draw:text-style-name="P5" draw:layer="layout" svg:width="0.294cm" svg:height="0.438cm" svg:x="3.861cm" svg:y="5.149cm" svg:viewBox="0 0 295 439" svg:d="M141 212c50 0 86 35 86 104 0 79-46 102-83 102-25 0-84-6-111-44 31-2 38-23 38-35 0-21-15-35-36-35-16 0-35 10-35 35 0 62 67 100 146 100 89 0 149-59 149-123 0-50-39-100-110-116 67-23 92-73 92-111 0-52-59-89-131-89-71 0-125 35-125 85 0 23 12 36 33 36 19 0 33-15 33-34 0-18-14-31-33-33 23-29 67-35 90-35 29 0 70 14 70 70 0 27-10 57-27 75-21 25-37 27-71 29-16 0-16 0-20 2 0 0-7 0-7 9 0 8 7 8 17 8z">
            <text:p/>
          </draw:path>
          <draw:path draw:style-name="gr3" draw:text-style-name="P5" draw:layer="layout" svg:width="0.608cm" svg:height="0.215cm" svg:x="4.651cm" svg:y="4.877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5.766cm" svg:y="3.908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559cm" svg:height="0.039cm" svg:x="6.105cm" svg:y="4.346cm" svg:viewBox="0 0 560 40" svg:d="M528 40c15 0 32 0 32-21 0-19-17-19-32-19h-497c-14 0-31 0-31 19 0 21 17 21 31 21z">
            <text:p/>
          </draw:path>
          <draw:path draw:style-name="gr3" draw:text-style-name="P5" draw:layer="layout" svg:width="0.303cm" svg:height="0.61cm" svg:x="6.823cm" svg:y="3.985cm" svg:viewBox="0 0 304 611" svg:d="M189 23c0-21 0-23-23-23-56 58-137 58-166 58v29c19 0 73 0 121-25v477c0 33-2 43-86 43h-29v29c31-4 113-4 148-4 37 0 116 0 150 4v-29h-29c-84 0-86-10-86-43z">
            <text:p/>
          </draw:path>
          <draw:path draw:style-name="gr3" draw:text-style-name="P5" draw:layer="layout" svg:width="0.213cm" svg:height="0.914cm" svg:x="7.249cm" svg:y="3.908cm" svg:viewBox="0 0 214 915" svg:d="M214 457c0-70-10-180-60-284-56-113-135-173-146-173-4 0-8 4-8 8s0 7 17 23c91 90 143 235 143 426 0 156-33 319-148 433-12 12-12 14-12 17 0 6 4 8 8 8 11 0 94-63 148-179 48-100 58-202 58-279z">
            <text:p/>
          </draw:path>
          <draw:path draw:style-name="gr3" draw:text-style-name="P5" draw:layer="layout" svg:width="0.294cm" svg:height="0.438cm" svg:x="7.588cm" svg:y="3.837cm" svg:viewBox="0 0 295 439" svg:d="M141 212c50 0 86 35 86 104 0 79-46 102-83 102-25 0-84-6-111-44 31-2 38-23 38-35 0-21-15-35-36-35-16 0-35 10-35 35 0 62 67 100 146 100 89 0 149-59 149-123 0-50-39-100-110-116 67-23 92-73 92-111 0-52-59-89-131-89-71 0-125 35-125 85 0 23 12 36 33 36 19 0 33-15 33-34 0-18-14-31-33-33 23-29 67-35 90-35 29 0 70 14 70 70 0 27-8 57-27 75-21 25-37 27-71 29-16 0-16 0-20 2 0 0-7 0-7 9 0 8 7 8 17 8z">
            <text:p/>
          </draw:path>
          <draw:path draw:style-name="gr3" draw:text-style-name="P5" draw:layer="layout" svg:width="0.099cm" svg:height="0.099cm" svg:x="8.042cm" svg:y="4.496cm" svg:viewBox="0 0 100 100" svg:d="M100 50c0-27-23-50-50-50s-50 23-50 50 23 50 50 50 50-23 50-50z">
            <text:p/>
          </draw:path>
          <draw:path draw:style-name="gr3" draw:text-style-name="P5" draw:layer="layout" svg:width="0.38cm" svg:height="0.629cm" svg:x="8.256cm" svg:y="3.985cm" svg:viewBox="0 0 381 630" svg:d="M229 287c75-23 127-87 127-160 0-75-79-127-169-127-93 0-162 54-162 125 0 29 21 48 46 48 29 0 48-21 48-48 0-46-44-46-57-46 27-44 88-56 121-56 37 0 90 21 90 102 0 12-3 64-28 106-27 43-58 46-81 48-6 0-29 2-35 2-8 0-15 2-15 10 0 10 7 10 23 10h40c75 0 110 63 110 152 0 125-64 152-104 152-39 0-108-17-141-71 33 7 60-14 60-50 0-33-23-52-50-52-23 0-52 15-52 55 0 83 85 143 185 143 112 0 196-83 196-177 0-75-59-145-152-166z">
            <text:p/>
          </draw:path>
          <draw:path draw:style-name="gr3" draw:text-style-name="P5" draw:layer="layout" svg:width="0.099cm" svg:height="0.099cm" svg:x="8.753cm" svg:y="4.496cm" svg:viewBox="0 0 100 100" svg:d="M100 50c0-27-23-50-50-50s-50 23-50 50 23 50 50 50 50-23 50-50z">
            <text:p/>
          </draw:path>
          <draw:path draw:style-name="gr3" draw:text-style-name="P5" draw:layer="layout" svg:width="0.365cm" svg:height="0.61cm" svg:x="8.974cm" svg:y="3.985cm" svg:viewBox="0 0 366 611" svg:d="M71 541l97-96c144-127 198-175 198-266 0-106-81-179-193-179-104 0-173 85-173 166 0 50 46 50 48 50 16 0 48-10 48-48 0-22-17-47-48-47-8 0-8 0-13 2 21-61 71-94 125-94 83 0 123 73 123 150 0 73-46 145-96 201l-177 196c-10 10-10 12-10 35h341l25-160h-23c-4 27-10 69-18 81-9 9-69 9-88 9z">
            <text:p/>
          </draw:path>
          <draw:path draw:style-name="gr3" draw:text-style-name="P5" draw:layer="layout" svg:width="0.099cm" svg:height="0.099cm" svg:x="9.463cm" svg:y="4.496cm" svg:viewBox="0 0 100 100" svg:d="M100 50c0-27-23-50-50-50s-50 23-50 50 23 50 50 50 50-23 50-50z">
            <text:p/>
          </draw:path>
          <draw:path draw:style-name="gr3" draw:text-style-name="P5" draw:layer="layout" svg:width="0.303cm" svg:height="0.61cm" svg:x="9.721cm" svg:y="3.985cm" svg:viewBox="0 0 304 611" svg:d="M189 23c0-21 0-23-23-23-56 58-137 58-166 58v29c19 0 73 0 121-25v477c0 33-2 43-86 43h-29v29c31-4 113-4 148-4 37 0 116 0 150 4v-29h-29c-84 0-86-10-86-43z">
            <text:p/>
          </draw:path>
          <draw:path draw:style-name="gr3" draw:text-style-name="P5" draw:layer="layout" svg:width="0.099cm" svg:height="0.099cm" svg:x="10.174cm" svg:y="4.496cm" svg:viewBox="0 0 100 100" svg:d="M100 50c0-27-23-50-50-50s-50 23-50 50 23 50 50 50 50-23 50-50z">
            <text:p/>
          </draw:path>
          <draw:path draw:style-name="gr3" draw:text-style-name="P5" draw:layer="layout" svg:width="0.419cm" svg:height="0.415cm" svg:x="10.69cm" svg:y="4.188cm" svg:viewBox="0 0 420 416" svg:d="M306 58c-17-33-44-58-86-58-106 0-220 135-220 268 0 88 50 148 123 148 18 0 64-4 118-69 9 38 40 69 84 69 33 0 54-21 68-50 15-33 27-89 27-92 0-8-8-8-10-8-9 0-11 2-13 17-16 58-33 112-70 112-25 0-27-23-27-42 0-20 2-27 12-68 10-38 10-48 19-81l33-129c6-27 6-27 6-31 0-17-10-25-25-25-23 0-37 21-39 39zM245 297c-4 17-4 17-16 34-42 49-79 64-104 64-46 0-61-50-61-85 0-46 30-160 52-202 28-54 69-87 107-87 60 0 72 75 72 81 0 4-2 10-4 14z">
            <text:p/>
          </draw:path>
          <draw:path draw:style-name="gr3" draw:text-style-name="P5" draw:layer="layout" svg:width="0.294cm" svg:height="0.438cm" svg:x="11.172cm" svg:y="3.837cm" svg:viewBox="0 0 295 439" svg:d="M141 212c50 0 86 35 86 104 0 79-46 102-83 102-25 0-84-6-111-44 31-2 38-23 38-35 0-21-15-35-36-35-16 0-35 10-35 35 0 62 67 100 146 100 89 0 149-59 149-123 0-50-39-100-110-116 67-23 92-73 92-111 0-52-59-89-131-89-71 0-125 35-125 85 0 23 12 36 33 36 19 0 33-15 33-34 0-18-14-31-33-33 23-29 67-35 90-35 29 0 70 14 70 70 0 27-8 57-27 75-21 25-37 27-71 29-16 0-16 0-20 2 0 0-7 0-7 9 0 8 7 8 17 8z">
            <text:p/>
          </draw:path>
          <draw:polygon draw:style-name="gr3" draw:text-style-name="P5" draw:layer="layout" svg:width="5.873cm" svg:height="0.039cm" svg:x="5.675cm" svg:y="4.964cm" svg:viewBox="0 0 5874 40" draw:points="2937,40 0,40 0,0 5874,0 5874,40">
            <text:p/>
          </draw:polygon>
          <draw:path draw:style-name="gr3" draw:text-style-name="P5" draw:layer="layout" svg:width="0.213cm" svg:height="0.914cm" svg:x="6.883cm" svg:y="5.153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7.185cm" svg:y="5.434cm" svg:viewBox="0 0 420 416" svg:d="M306 58c-17-33-44-58-86-58-106 0-220 135-220 268 0 88 50 148 123 148 18 0 64-4 118-69 9 38 40 69 84 69 33 0 54-21 68-50 15-33 27-89 27-92 0-8-8-8-10-8-9 0-11 2-13 17-16 58-33 112-70 112-25 0-27-23-27-42 0-20 2-27 12-68 10-38 10-48 19-81l33-129c6-27 6-27 6-31 0-17-10-25-25-25-23 0-37 21-39 39zM245 297c-4 17-4 17-16 34-42 49-79 64-104 64-46 0-61-50-61-85 0-46 30-160 52-202 28-54 69-87 107-87 60 0 72 75 72 81 0 4-2 10-4 14z">
            <text:p/>
          </draw:path>
          <draw:path draw:style-name="gr3" draw:text-style-name="P5" draw:layer="layout" svg:width="0.457cm" svg:height="0.415cm" svg:x="7.659cm" svg:y="5.434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4-35-34c-27 0-50 25-50 55 0 41 46 60 87 60 61 0 94-65 96-71 10 35 44 71 100 71 94 0 146-119 146-142 0-8-9-8-11-8-8 0-10 2-12 8-29 100-92 121-123 121-35 0-50-29-50-60 0-21 6-40 17-81z">
            <text:p/>
          </draw:path>
          <draw:path draw:style-name="gr3" draw:text-style-name="P5" draw:layer="layout" svg:width="0.608cm" svg:height="0.61cm" svg:x="8.408cm" svg:y="5.305cm" svg:viewBox="0 0 609 611" svg:d="M325 324h255c13 0 29 0 29-18 0-19-16-19-29-19h-255v-256c0-14 0-31-19-31s-19 17-19 31v256h-256c-14 0-31 0-31 19 0 18 17 18 31 18h256v256c0 13 0 31 19 31s19-18 19-31z">
            <text:p/>
          </draw:path>
          <draw:path draw:style-name="gr3" draw:text-style-name="P5" draw:layer="layout" svg:width="0.338cm" svg:height="0.646cm" svg:x="9.315cm" svg:y="5.203cm" svg:viewBox="0 0 339 647" svg:d="M177 10c0-2 0-10-13-10-20 0-87 8-112 8-6 2-17 2-17 19 0 13 9 13 21 13 46 0 48 6 48 14 0 6-8 37-15 56l-74 300c-11 45-15 60-15 93 0 85 48 144 116 144 109 0 223-138 223-269 0-85-50-147-123-147-41 0-81 27-108 56zM89 356c7-19 7-21 15-32 46-60 85-72 110-72 34 0 59 27 59 85 0 54-32 160-48 195-29 61-73 94-109 94-31 0-60-25-60-92 0-18 0-35 15-93z">
            <text:p/>
          </draw:path>
          <draw:path draw:style-name="gr3" draw:text-style-name="P5" draw:layer="layout" svg:width="0.213cm" svg:height="0.914cm" svg:x="9.714cm" svg:y="5.153cm" svg:viewBox="0 0 214 915" svg:d="M214 457c0-70-10-180-60-284-56-113-135-173-146-173-4 0-8 4-8 8s0 7 17 23c91 90 143 235 143 426 0 156-33 319-148 433-12 12-12 14-12 17 0 6 4 8 8 8 11 0 94-63 148-179 48-100 58-202 58-279z">
            <text:p/>
          </draw:path>
          <draw:path draw:style-name="gr3" draw:text-style-name="P5" draw:layer="layout" svg:width="0.315cm" svg:height="0.431cm" svg:x="10.043cm" svg:y="5.143cm" svg:viewBox="0 0 316 432" svg:d="M316 329v-25h-73v-285c0-15 0-19-12-19-8 0-11 0-19 8l-212 296v25h189v51c0 21 0 30-52 30h-16v22c31 0 72-2 95-2s65 2 98 2v-22h-19c-52 0-52-9-52-30v-51zM193 69v235h-170z">
            <text:p/>
          </draw:path>
        </draw:g>
        <draw:g xml:id="id100" draw:id="id100">
          <svg:title>TexMaths</svg:title>
          <svg:desc>26§display§\frac{d^n y}{dx^n} = \frac{ (-1)^n. n.(n-1) . . . 2.1. \ a^n }{ (ax + b)^{n + 1} } §svg§600§FALSE§</svg:desc>
          <draw:polygon draw:style-name="gr2" draw:text-style-name="P4" draw:layer="layout" svg:width="12.574cm" svg:height="2.068cm" svg:x="2.776cm" svg:y="8.78cm" svg:viewBox="0 0 12575 2069" draw:points="6288,2069 0,2069 0,0 12575,0 12575,2069">
            <text:p/>
          </draw:polygon>
          <draw:path draw:style-name="gr3" draw:text-style-name="P5" draw:layer="layout" svg:width="0.436cm" svg:height="0.646cm" svg:x="2.788cm" svg:y="8.786cm" svg:viewBox="0 0 437 647" svg:d="M437 10c0-2 0-10-13-10-12 0-100 8-116 10-6 0-13 5-13 17 0 13 9 13 23 13 44 0 46 6 46 14l-4 19-54 216c-17-33-44-58-86-58-106 0-220 135-220 268 0 88 50 148 123 148 18 0 64-4 118-69 9 38 40 69 83 69 34 0 55-21 69-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392cm" svg:height="0.29cm" svg:x="3.256cm" svg:y="8.805cm" svg:viewBox="0 0 393 291" svg:d="M48 243c-2 9-6 25-6 27 0 15 12 21 22 21 11 0 21-8 25-14 3-7 9-27 11-40 4-12 10-41 14-58 5-15 9-29 11-44 8-27 8-31 27-58 19-25 48-58 98-58 37 0 37 31 37 43 0 40-27 111-37 138-9 18-11 25-11 35 0 33 29 56 61 56 64 0 93-89 93-100 0-8-8-8-10-8-9 0-11 4-13 13-14 49-41 76-68 76-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423cm" svg:height="0.592cm" svg:x="3.751cm" svg:y="9.015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4-33-34-21 0-52 15-52 61 0 45 41 79 97 79 96 0 190-83 215-187z">
            <text:p/>
          </draw:path>
          <draw:polygon draw:style-name="gr3" draw:text-style-name="P5" draw:layer="layout" svg:width="1.497cm" svg:height="0.039cm" svg:x="2.73cm" svg:y="9.791cm" svg:viewBox="0 0 1498 40" draw:points="749,40 0,40 0,0 1498,0 1498,40">
            <text:p/>
          </draw:polygon>
          <draw:path draw:style-name="gr3" draw:text-style-name="P5" draw:layer="layout" svg:width="0.436cm" svg:height="0.646cm" svg:x="2.767cm" svg:y="10.03cm" svg:viewBox="0 0 437 647" svg:d="M437 10c0-2 0-10-13-10-12 0-100 8-116 10-6 0-13 5-13 17 0 13 9 13 23 13 44 0 46 6 46 14l-4 19-54 216c-17-33-44-58-86-58-106 0-220 135-220 268 0 88 50 148 123 148 18 0 64-4 118-69 9 38 40 69 83 69 34 0 55-21 69-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457cm" svg:height="0.415cm" svg:x="3.231cm" svg:y="10.261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6-64 98-71 10 36 44 71 98 71 95 0 147-119 147-141 0-9-8-9-10-9-8 0-10 2-12 9-30 99-94 120-123 120-35 0-50-29-50-60 0-21 6-40 17-81z">
            <text:p/>
          </draw:path>
          <draw:path draw:style-name="gr3" draw:text-style-name="P5" draw:layer="layout" svg:width="0.392cm" svg:height="0.29cm" svg:x="3.758cm" svg:y="10.119cm" svg:viewBox="0 0 393 291" svg:d="M48 243c-2 9-6 25-6 27 0 15 12 21 22 21 11 0 21-8 25-14 3-7 9-27 11-40 4-12 10-41 14-58 5-15 9-29 11-44 8-27 8-31 27-58 19-25 48-58 98-58 37 0 37 31 37 43 0 40-27 111-37 138-9 18-11 25-11 35 0 33 29 56 61 56 64 0 93-89 93-100 0-8-8-8-10-8-9 0-11 4-13 13-14 49-41 76-68 76-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608cm" svg:height="0.215cm" svg:x="4.639cm" svg:y="9.701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5.754cm" svg:y="8.734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559cm" svg:height="0.039cm" svg:x="6.093cm" svg:y="9.173cm" svg:viewBox="0 0 560 40" svg:d="M528 40c15 0 32 0 32-21 0-19-17-19-32-19h-497c-14 0-31 0-31 19 0 21 17 21 31 21z">
            <text:p/>
          </draw:path>
          <draw:path draw:style-name="gr3" draw:text-style-name="P5" draw:layer="layout" svg:width="0.303cm" svg:height="0.61cm" svg:x="6.811cm" svg:y="8.811cm" svg:viewBox="0 0 304 611" svg:d="M189 23c0-21 0-23-21-23-58 58-139 58-168 58v29c19 0 73 0 121-25v477c0 33-2 43-86 43h-29v29c31-4 113-4 148-4 37 0 116 0 150 4v-29h-29c-84 0-86-10-86-43z">
            <text:p/>
          </draw:path>
          <draw:path draw:style-name="gr3" draw:text-style-name="P5" draw:layer="layout" svg:width="0.213cm" svg:height="0.914cm" svg:x="7.237cm" svg:y="8.734cm" svg:viewBox="0 0 214 915" svg:d="M214 458c0-71-10-181-60-285-56-113-135-173-146-173-4 0-8 4-8 8s0 7 17 23c91 90 143 235 143 427 0 156-33 318-148 432-12 13-12 15-12 17 0 6 4 8 8 8 11 0 94-62 148-179 48-100 58-201 58-278z">
            <text:p/>
          </draw:path>
          <draw:path draw:style-name="gr3" draw:text-style-name="P5" draw:layer="layout" svg:width="0.392cm" svg:height="0.29cm" svg:x="7.572cm" svg:y="8.805cm" svg:viewBox="0 0 393 291" svg:d="M48 243c-2 9-6 25-6 27 0 15 12 21 22 21 11 0 21-8 25-14 3-7 9-27 11-40 4-12 10-41 14-58 5-15 9-29 11-44 8-27 8-31 27-58 19-25 48-58 98-58 37 0 37 31 37 43 0 40-27 111-37 138-9 18-11 25-11 35 0 33 29 56 61 56 64 0 93-89 93-100 0-8-8-8-10-8-9 0-11 4-13 13-14 49-41 76-68 76-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099cm" svg:height="0.099cm" svg:x="8.117cm" svg:y="9.323cm" svg:viewBox="0 0 100 100" svg:d="M100 50c0-27-23-50-50-50s-50 23-50 50 23 50 50 50 50-23 50-50z">
            <text:p/>
          </draw:path>
          <draw:path draw:style-name="gr3" draw:text-style-name="P5" draw:layer="layout" svg:width="0.496cm" svg:height="0.415cm" svg:x="8.319cm" svg:y="9.015cm" svg:viewBox="0 0 497 416" svg:d="M54 352c-2 14-8 35-8 39 0 17 12 25 27 25 10 0 27-8 33-25 2-2 13-46 19-69l19-83c6-19 12-39 16-60 4-17 11-44 11-46 14-29 62-112 149-112 42 0 50 33 50 64 0 56-43 175-58 212-8 23-10 34-10 44 0 44 33 75 74 75 88 0 121-133 121-141 0-9-8-9-10-9-11 0-11 2-15 17-19 62-48 112-93 112-15 0-21-8-21-29 0-23 8-46 16-66 17-48 54-150 54-202 0-61-39-98-104-98-83 0-128 58-143 79-4-50-42-79-85-79-42 0-59 35-69 52-15 31-27 85-27 89 0 9 8 9 10 9 11 0 11 0 17-21 15-65 33-108 67-108 18 0 29 10 29 41 0 19-4 30-15 77z">
            <text:p/>
          </draw:path>
          <draw:path draw:style-name="gr3" draw:text-style-name="P5" draw:layer="layout" svg:width="0.099cm" svg:height="0.099cm" svg:x="8.92cm" svg:y="9.323cm" svg:viewBox="0 0 100 100" svg:d="M100 50c0-27-23-50-50-50s-50 23-50 50 23 50 50 50 50-23 50-50z">
            <text:p/>
          </draw:path>
          <draw:path draw:style-name="gr3" draw:text-style-name="P5" draw:layer="layout" svg:width="0.213cm" svg:height="0.914cm" svg:x="9.186cm" svg:y="8.734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496cm" svg:height="0.415cm" svg:x="9.477cm" svg:y="9.015cm" svg:viewBox="0 0 497 416" svg:d="M54 352c-2 14-8 35-8 39 0 17 12 25 27 25 10 0 27-8 33-25 2-2 13-46 19-69l19-83c6-19 12-39 16-60 4-17 11-44 11-46 14-29 64-112 149-112 42 0 50 33 50 64 0 56-43 175-58 212-8 23-10 34-10 44 0 44 33 75 74 75 88 0 121-133 121-141 0-9-8-9-10-9-11 0-11 2-15 17-19 62-48 112-93 112-15 0-21-8-21-29 0-23 8-46 16-66 17-48 54-150 54-202 0-61-37-98-104-98-83 0-128 58-143 79-4-50-42-79-85-79-42 0-59 35-69 52-15 31-27 85-27 89 0 9 8 9 10 9 11 0 11 0 17-21 15-65 33-108 67-108 18 0 29 10 29 41 0 19-4 30-15 77z">
            <text:p/>
          </draw:path>
          <draw:path draw:style-name="gr3" draw:text-style-name="P5" draw:layer="layout" svg:width="0.559cm" svg:height="0.039cm" svg:x="10.278cm" svg:y="9.173cm" svg:viewBox="0 0 560 40" svg:d="M528 40c15 0 32 0 32-21 0-19-17-19-32-19h-497c-14 0-31 0-31 19 0 21 17 21 31 21z">
            <text:p/>
          </draw:path>
          <draw:path draw:style-name="gr3" draw:text-style-name="P5" draw:layer="layout" svg:width="0.303cm" svg:height="0.61cm" svg:x="11.198cm" svg:y="8.811cm" svg:viewBox="0 0 304 611" svg:d="M189 23c0-21 0-23-23-23-56 58-137 58-166 58v29c19 0 73 0 121-25v477c0 33-2 43-86 43h-29v29c31-4 113-4 148-4 37 0 116 0 150 4v-29h-29c-84 0-86-10-86-43z">
            <text:p/>
          </draw:path>
          <draw:path draw:style-name="gr3" draw:text-style-name="P5" draw:layer="layout" svg:width="0.213cm" svg:height="0.914cm" svg:x="11.624cm" svg:y="8.734cm" svg:viewBox="0 0 214 915" svg:d="M214 458c0-71-10-181-60-285-56-113-135-173-146-173-4 0-8 4-8 8s0 7 17 23c91 90 143 235 143 427 0 156-33 318-148 432-12 13-12 15-12 17 0 6 4 8 8 8 11 0 94-62 148-179 48-100 58-201 58-278z">
            <text:p/>
          </draw:path>
          <draw:path draw:style-name="gr3" draw:text-style-name="P5" draw:layer="layout" svg:width="0.099cm" svg:height="0.099cm" svg:x="12.007cm" svg:y="9.323cm" svg:viewBox="0 0 100 100" svg:d="M100 50c0-27-23-50-50-50s-50 23-50 50 23 50 50 50 50-23 50-50z">
            <text:p/>
          </draw:path>
          <draw:path draw:style-name="gr3" draw:text-style-name="P5" draw:layer="layout" svg:width="0.099cm" svg:height="0.099cm" svg:x="12.26cm" svg:y="9.323cm" svg:viewBox="0 0 100 100" svg:d="M100 50c0-27-23-50-50-50s-50 23-50 50 23 50 50 50 50-23 50-50z">
            <text:p/>
          </draw:path>
          <draw:path draw:style-name="gr3" draw:text-style-name="P5" draw:layer="layout" svg:width="0.099cm" svg:height="0.099cm" svg:x="12.514cm" svg:y="9.323cm" svg:viewBox="0 0 100 100" svg:d="M100 50c0-27-23-50-50-50s-50 23-50 50 23 50 50 50 50-23 50-50z">
            <text:p/>
          </draw:path>
          <draw:path draw:style-name="gr3" draw:text-style-name="P5" draw:layer="layout" svg:width="0.365cm" svg:height="0.61cm" svg:x="12.735cm" svg:y="8.811cm" svg:viewBox="0 0 366 611" svg:d="M71 541l97-96c144-127 198-175 198-266 0-106-81-179-193-179-104 0-173 85-173 166 0 50 46 50 48 50 16 0 48-10 48-48 0-22-17-47-48-47-8 0-8 0-13 2 21-61 71-94 125-94 83 0 123 73 123 150 0 73-46 145-96 202l-177 195c-10 11-10 13-10 35h341l25-160h-23c-4 27-10 69-19 81-8 9-68 9-87 9z">
            <text:p/>
          </draw:path>
          <draw:path draw:style-name="gr3" draw:text-style-name="P5" draw:layer="layout" svg:width="0.099cm" svg:height="0.099cm" svg:x="13.226cm" svg:y="9.323cm" svg:viewBox="0 0 100 100" svg:d="M100 50c0-27-23-50-50-50s-50 23-50 50 23 50 50 50 50-23 50-50z">
            <text:p/>
          </draw:path>
          <draw:path draw:style-name="gr3" draw:text-style-name="P5" draw:layer="layout" svg:width="0.303cm" svg:height="0.61cm" svg:x="13.481cm" svg:y="8.811cm" svg:viewBox="0 0 304 611" svg:d="M189 23c0-21 0-23-21-23-58 58-139 58-168 58v29c19 0 73 0 121-25v477c0 33-2 43-86 43h-29v29c31-4 113-4 148-4 37 0 116 0 150 4v-29h-29c-84 0-86-10-86-43z">
            <text:p/>
          </draw:path>
          <draw:path draw:style-name="gr3" draw:text-style-name="P5" draw:layer="layout" svg:width="0.099cm" svg:height="0.099cm" svg:x="13.935cm" svg:y="9.323cm" svg:viewBox="0 0 100 100" svg:d="M100 50c0-27-23-50-50-50s-50 23-50 50 23 50 50 50 50-23 50-50z">
            <text:p/>
          </draw:path>
          <draw:path draw:style-name="gr3" draw:text-style-name="P5" draw:layer="layout" svg:width="0.419cm" svg:height="0.415cm" svg:x="14.453cm" svg:y="9.015cm" svg:viewBox="0 0 420 416" svg:d="M306 58c-17-33-44-58-86-58-106 0-220 135-220 268 0 88 50 148 123 148 18 0 64-4 118-69 9 38 40 69 83 69 34 0 55-21 69-50 15-33 27-89 27-91 0-9-8-9-10-9-11 0-11 2-13 17-16 58-33 112-70 112-25 0-27-23-27-41 0-21 2-27 12-69 10-37 10-48 19-81l33-129c6-27 6-27 6-31 0-17-10-25-25-25-23 0-37 21-39 39zM245 297c-4 17-4 17-16 34-42 50-79 64-104 64-46 0-61-50-61-85 0-46 30-160 52-202 28-54 69-87 107-87 60 0 72 75 72 81 0 4-2 10-4 14z">
            <text:p/>
          </draw:path>
          <draw:path draw:style-name="gr3" draw:text-style-name="P5" draw:layer="layout" svg:width="0.392cm" svg:height="0.29cm" svg:x="14.929cm" svg:y="8.805cm" svg:viewBox="0 0 393 291" svg:d="M48 243c-2 9-6 25-6 27 0 15 12 21 22 21 11 0 21-8 25-14 3-7 9-27 11-40 4-12 10-41 14-58 5-15 9-29 11-44 8-27 8-31 27-58 19-25 48-58 98-58 37 0 37 31 37 43 0 40-27 111-37 138-9 18-11 25-11 35 0 33 29 56 61 56 64 0 93-89 93-100 0-8-8-8-10-8-9 0-11 4-13 13-14 49-41 76-68 76-13 0-15-8-15-22 0-15 2-23 15-52 6-21 33-88 33-125 0-63-50-73-83-73-54 0-90 33-108 58-7-43-44-58-69-58-29 0-44 21-52 35-15 23-23 61-23 63 0 8 8 8 10 8 11 0 11-2 15-19 10-37 23-68 48-68 16 0 21 12 21 31 0 12-7 35-11 54-4 17-10 44-14 56z">
            <text:p/>
          </draw:path>
          <draw:polygon draw:style-name="gr3" draw:text-style-name="P5" draw:layer="layout" svg:width="9.733cm" svg:height="0.039cm" svg:x="5.663cm" svg:y="9.791cm" svg:viewBox="0 0 9734 40" draw:points="4867,40 0,40 0,0 9734,0 9734,40">
            <text:p/>
          </draw:polygon>
          <draw:path draw:style-name="gr3" draw:text-style-name="P5" draw:layer="layout" svg:width="0.213cm" svg:height="0.914cm" svg:x="8.296cm" svg:y="9.98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419cm" svg:height="0.415cm" svg:x="8.598cm" svg:y="10.261cm" svg:viewBox="0 0 420 416" svg:d="M306 58c-17-33-44-58-86-58-106 0-220 135-220 268 0 88 50 148 123 148 18 0 64-4 118-69 9 38 40 69 83 69 34 0 55-21 69-50 15-33 27-89 27-91 0-9-8-9-10-9-9 0-11 2-13 17-16 58-33 112-70 112-25 0-27-23-27-41 0-21 2-27 12-69 10-37 10-48 19-81l33-129c6-27 6-27 6-31 0-17-10-25-25-25-23 0-37 21-39 39zM245 297c-4 17-4 17-16 34-42 50-79 64-104 64-46 0-61-50-61-85 0-46 30-160 52-202 28-54 69-87 107-87 60 0 72 75 72 81 0 4-2 10-4 14z">
            <text:p/>
          </draw:path>
          <draw:path draw:style-name="gr3" draw:text-style-name="P5" draw:layer="layout" svg:width="0.457cm" svg:height="0.415cm" svg:x="9.07cm" svg:y="10.261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6-64 98-71 10 36 44 71 98 71 95 0 147-119 147-141 0-9-8-9-10-9-8 0-10 2-12 9-30 99-94 120-123 120-35 0-50-29-50-60 0-21 6-40 17-81z">
            <text:p/>
          </draw:path>
          <draw:path draw:style-name="gr3" draw:text-style-name="P5" draw:layer="layout" svg:width="0.608cm" svg:height="0.61cm" svg:x="9.821cm" svg:y="10.132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0.725cm" svg:y="10.03cm" svg:viewBox="0 0 339 647" svg:d="M177 10c0-2 0-10-13-10-20 0-87 8-112 8-6 2-17 2-17 19 0 13 9 13 21 13 46 0 46 6 46 14 0 6-6 38-13 56l-74 300c-11 45-15 60-15 93 0 86 48 144 116 144 109 0 223-137 223-268 0-86-50-148-123-148-41 0-81 27-108 56zM89 356c7-19 7-21 15-32 46-60 85-72 110-72 34 0 58 27 58 85 0 54-31 160-47 195-29 61-73 94-109 94-31 0-62-25-62-91 0-19 0-36 17-94z">
            <text:p/>
          </draw:path>
          <draw:path draw:style-name="gr3" draw:text-style-name="P5" draw:layer="layout" svg:width="0.213cm" svg:height="0.914cm" svg:x="11.127cm" svg:y="9.98cm" svg:viewBox="0 0 214 915" svg:d="M214 458c0-71-10-181-60-285-56-113-135-173-146-173-4 0-8 4-8 8s0 7 17 23c91 90 143 235 143 427 0 156-33 318-148 432-12 13-12 15-12 17 0 6 4 8 8 8 11 0 94-62 148-179 48-100 58-201 58-278z">
            <text:p/>
          </draw:path>
          <draw:path draw:style-name="gr3" draw:text-style-name="P5" draw:layer="layout" svg:width="0.392cm" svg:height="0.29cm" svg:x="11.46cm" svg:y="10.119cm" svg:viewBox="0 0 393 291" svg:d="M48 243c-2 9-6 25-6 27 0 15 12 21 22 21 11 0 21-8 25-14 3-7 9-27 11-40 4-12 10-41 14-58 5-15 9-29 11-44 8-27 8-31 27-58 19-25 48-58 98-58 37 0 37 31 37 43 0 40-27 111-37 138-9 18-11 25-11 35 0 33 29 56 61 56 64 0 93-89 93-100 0-8-8-8-10-8-9 0-11 4-13 13-14 49-41 76-68 76-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471cm" svg:height="0.473cm" svg:x="11.928cm" svg:y="10.005cm" svg:viewBox="0 0 472 474" svg:d="M252 252h197c9 0 23 0 23-15 0-17-14-17-23-17h-197v-197c0-8 0-23-15-23-17 0-17 15-17 23v197h-197c-8 0-23 0-23 17 0 15 15 15 23 15h197v197c0 9 0 25 17 25 15 0 15-14 15-25z">
            <text:p/>
          </draw:path>
          <draw:path draw:style-name="gr3" draw:text-style-name="P5" draw:layer="layout" svg:width="0.234cm" svg:height="0.425cm" svg:x="12.512cm" svg:y="9.976cm" svg:viewBox="0 0 235 426" svg:d="M146 19c0-19 0-19-19-19-42 40-100 42-127 42v22c15 0 58 0 94-18v328c0 21 0 29-65 29h-25v23c13 0 92-2 115-2 20 0 101 2 116 2v-23h-25c-64 0-64-8-64-29z">
            <text:p/>
          </draw:path>
        </draw:g>
        <draw:g xml:id="id101" draw:id="id101">
          <svg:title>TexMaths</svg:title>
          <svg:desc>26§display§\frac{d^n y}{dx^n} = \frac{ (-1)^n. n!. \ a^n }{ (ax + b)^{n + 1} } §svg§600§FALSE§</svg:desc>
          <draw:polygon draw:style-name="gr2" draw:text-style-name="P4" draw:layer="layout" svg:width="7.814cm" svg:height="2.068cm" svg:x="2.675cm" svg:y="11.78cm" svg:viewBox="0 0 7815 2069" draw:points="3907,2069 0,2069 0,0 7815,0 7815,2069">
            <text:p/>
          </draw:polygon>
          <draw:path draw:style-name="gr3" draw:text-style-name="P5" draw:layer="layout" svg:width="0.436cm" svg:height="0.646cm" svg:x="2.687cm" svg:y="11.786cm" svg:viewBox="0 0 437 647" svg:d="M437 10c0-2 0-10-13-10-12 0-99 8-116 10-6 0-13 5-13 17 0 13 9 13 23 13 44 0 46 6 46 14l-4 19-54 216c-17-33-44-58-85-58-107 0-221 135-221 268 0 88 50 148 123 148 18 0 64-4 118-69 9 38 40 69 84 69 33 0 54-21 68-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392cm" svg:height="0.29cm" svg:x="3.155cm" svg:y="11.805cm" svg:viewBox="0 0 393 291" svg:d="M48 243c-2 9-6 25-6 27 0 15 12 21 22 21 11 0 21-8 25-14 3-7 9-27 11-40 4-12 10-41 14-58 5-15 9-29 11-44 8-27 8-31 27-58 19-25 48-58 98-58 37 0 37 31 37 43 0 40-27 111-37 138-9 18-11 25-11 35 0 33 29 56 61 56 64 0 93-89 93-100 0-8-8-8-10-8-9 0-11 4-13 13-14 49-41 76-68 76-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423cm" svg:height="0.592cm" svg:x="3.65cm" svg:y="12.015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6 0 67-17 92-42-11 48-23 92-59 142-25 31-60 58-102 58-12 0-54-4-68-39 14 0 25 0 39-11 9-8 17-21 17-37 0-29-25-34-33-34-21 0-52 15-52 61 0 45 41 79 97 79 96 0 190-83 215-187z">
            <text:p/>
          </draw:path>
          <draw:polygon draw:style-name="gr3" draw:text-style-name="P5" draw:layer="layout" svg:width="1.497cm" svg:height="0.039cm" svg:x="2.629cm" svg:y="12.791cm" svg:viewBox="0 0 1498 40" draw:points="749,40 0,40 0,0 1498,0 1498,40">
            <text:p/>
          </draw:polygon>
          <draw:path draw:style-name="gr3" draw:text-style-name="P5" draw:layer="layout" svg:width="0.436cm" svg:height="0.646cm" svg:x="2.666cm" svg:y="13.03cm" svg:viewBox="0 0 437 647" svg:d="M437 10c0-2 0-10-13-10-12 0-99 8-116 10-6 0-13 5-13 17 0 13 9 13 23 13 44 0 46 6 46 14l-4 19-54 216c-17-33-44-58-85-58-107 0-221 135-221 268 0 88 50 148 123 148 18 0 64-4 118-69 9 38 40 69 84 69 33 0 54-21 68-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457cm" svg:height="0.415cm" svg:x="3.13cm" svg:y="13.261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5 60 63 0 96-64 98-71 10 36 44 71 98 71 96 0 148-119 148-141 0-9-9-9-11-9-8 0-10 2-12 9-29 99-94 120-123 120-35 0-50-29-50-60 0-21 6-40 17-81z">
            <text:p/>
          </draw:path>
          <draw:path draw:style-name="gr3" draw:text-style-name="P5" draw:layer="layout" svg:width="0.392cm" svg:height="0.29cm" svg:x="3.657cm" svg:y="13.119cm" svg:viewBox="0 0 393 291" svg:d="M48 243c-2 9-6 25-6 27 0 15 12 21 22 21 11 0 21-8 25-14 3-7 9-27 11-40 4-12 10-41 14-58 5-15 9-29 11-44 8-27 8-31 27-58 19-25 48-58 98-58 37 0 37 31 37 43 0 40-27 111-37 138-9 18-11 25-11 35 0 33 29 56 61 56 64 0 93-89 93-100 0-8-8-8-10-8-9 0-11 4-13 13-14 49-41 76-68 76-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609cm" svg:height="0.215cm" svg:x="4.539cm" svg:y="12.701cm" svg:viewBox="0 0 610 216" svg:d="M578 37c15 0 32 0 32-18 0-19-17-19-30-19h-549c-14 0-31 0-31 19 0 18 17 18 31 18zM580 216c13 0 30 0 30-18 0-19-17-19-32-19h-547c-14 0-31 0-31 19 0 18 17 18 31 18z">
            <text:p/>
          </draw:path>
          <draw:path draw:style-name="gr3" draw:text-style-name="P5" draw:layer="layout" svg:width="0.213cm" svg:height="0.914cm" svg:x="5.654cm" svg:y="11.734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559cm" svg:height="0.039cm" svg:x="5.993cm" svg:y="12.173cm" svg:viewBox="0 0 560 40" svg:d="M528 40c15 0 32 0 32-21 0-19-17-19-32-19h-497c-14 0-31 0-31 19 0 21 17 21 31 21z">
            <text:p/>
          </draw:path>
          <draw:path draw:style-name="gr3" draw:text-style-name="P5" draw:layer="layout" svg:width="0.303cm" svg:height="0.61cm" svg:x="6.71cm" svg:y="11.811cm" svg:viewBox="0 0 304 611" svg:d="M189 23c0-21 0-23-21-23-58 58-139 58-168 58v29c19 0 73 0 121-25v477c0 33-2 43-86 43h-29v29c31-4 113-4 148-4 37 0 116 0 150 4v-29h-29c-84 0-86-10-86-43z">
            <text:p/>
          </draw:path>
          <draw:path draw:style-name="gr3" draw:text-style-name="P5" draw:layer="layout" svg:width="0.213cm" svg:height="0.914cm" svg:x="7.137cm" svg:y="11.734cm" svg:viewBox="0 0 214 915" svg:d="M214 458c0-71-10-181-60-285-56-113-135-173-146-173-4 0-8 4-8 8s0 7 17 23c91 90 143 235 143 427 0 156-33 318-148 432-12 13-12 15-12 17 0 6 4 8 8 8 11 0 94-62 148-179 48-100 58-201 58-278z">
            <text:p/>
          </draw:path>
          <draw:path draw:style-name="gr3" draw:text-style-name="P5" draw:layer="layout" svg:width="0.392cm" svg:height="0.29cm" svg:x="7.472cm" svg:y="11.805cm" svg:viewBox="0 0 393 291" svg:d="M48 243c-2 9-6 25-6 27 0 15 12 21 22 21 11 0 21-8 25-14 3-7 9-27 11-40 4-12 10-41 14-58 5-15 9-29 11-44 8-27 8-31 27-58 19-25 48-58 98-58 37 0 37 31 37 43 0 40-27 111-37 138-9 18-11 25-11 35 0 33 29 56 61 56 64 0 93-89 93-100 0-8-8-8-10-8-9 0-11 4-13 13-14 49-41 76-68 76-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099cm" svg:height="0.099cm" svg:x="8.017cm" svg:y="12.323cm" svg:viewBox="0 0 100 100" svg:d="M100 50c0-27-23-50-50-50s-50 23-50 50 23 50 50 50 50-23 50-50z">
            <text:p/>
          </draw:path>
          <draw:path draw:style-name="gr3" draw:text-style-name="P5" draw:layer="layout" svg:width="0.496cm" svg:height="0.415cm" svg:x="8.219cm" svg:y="12.015cm" svg:viewBox="0 0 497 416" svg:d="M54 352c-2 14-8 35-8 39 0 17 12 25 27 25 10 0 27-8 33-25 2-2 13-46 19-69l19-83c6-19 12-39 16-60 4-17 11-44 11-46 14-29 62-112 149-112 42 0 50 33 50 64 0 56-43 175-58 212-8 23-10 34-10 44 0 44 33 75 75 75 87 0 120-133 120-141 0-9-8-9-10-9-11 0-11 2-15 17-19 62-48 112-93 112-15 0-21-8-21-29 0-23 8-46 16-66 17-48 55-150 55-202 0-61-40-98-104-98-84 0-129 58-144 79-4-50-42-79-85-79-42 0-59 35-69 52-15 31-27 85-27 89 0 9 8 9 10 9 11 0 11 0 17-21 15-65 33-108 67-108 18 0 29 10 29 41 0 19-4 30-15 77z">
            <text:p/>
          </draw:path>
          <draw:path draw:style-name="gr3" draw:text-style-name="P5" draw:layer="layout" svg:width="0.099cm" svg:height="0.656cm" svg:x="8.82cm" svg:y="11.765cm" svg:viewBox="0 0 100 657" svg:d="M62 464l38-418c0-29-27-46-50-46-25 0-50 17-50 46l35 418c2 14 2 21 15 21 8 0 12-5 12-21zM100 607c0-27-23-48-50-48s-50 21-50 48 23 50 50 50 50-23 50-50z">
            <text:p/>
          </draw:path>
          <draw:path draw:style-name="gr3" draw:text-style-name="P5" draw:layer="layout" svg:width="0.099cm" svg:height="0.099cm" svg:x="9.074cm" svg:y="12.323cm" svg:viewBox="0 0 100 100" svg:d="M100 50c0-27-23-50-50-50s-50 23-50 50 23 50 50 50 50-23 50-50z">
            <text:p/>
          </draw:path>
          <draw:path draw:style-name="gr3" draw:text-style-name="P5" draw:layer="layout" svg:width="0.419cm" svg:height="0.415cm" svg:x="9.589cm" svg:y="12.015cm" svg:viewBox="0 0 420 416" svg:d="M306 58c-17-33-44-58-85-58-107 0-221 135-221 268 0 88 50 148 123 148 18 0 64-4 118-69 9 38 40 69 84 69 33 0 54-21 68-50 15-33 27-89 27-91 0-9-8-9-10-9-9 0-11 2-13 17-16 58-33 112-70 112-25 0-27-23-27-41 0-21 2-27 12-69 10-37 10-48 19-81l33-129c6-27 6-27 6-31 0-17-10-25-25-25-23 0-37 21-39 39zM245 297c-4 17-4 17-16 34-42 50-79 64-104 64-46 0-61-50-61-85 0-46 30-160 52-202 28-54 69-87 107-87 60 0 72 75 72 81 0 4-2 10-4 14z">
            <text:p/>
          </draw:path>
          <draw:path draw:style-name="gr3" draw:text-style-name="P5" draw:layer="layout" svg:width="0.392cm" svg:height="0.29cm" svg:x="10.066cm" svg:y="11.805cm" svg:viewBox="0 0 393 291" svg:d="M48 243c-2 9-6 25-6 27 0 15 12 21 22 21 11 0 21-8 25-14 3-7 9-27 11-40 4-12 10-41 14-58 5-15 9-29 11-44 8-27 8-31 27-58 19-25 48-58 98-58 37 0 37 31 37 43 0 40-27 111-37 138-9 18-11 25-11 35 0 33 29 56 61 56 64 0 93-89 93-100 0-8-8-8-10-8-9 0-11 4-13 13-14 49-41 76-68 76-13 0-15-8-15-22 0-15 2-23 15-52 6-21 33-88 33-125 0-63-50-73-83-73-54 0-90 33-108 58-7-43-44-58-69-58-29 0-44 21-52 35-15 23-23 61-23 63 0 8 8 8 10 8 11 0 11-2 15-19 10-37 23-68 48-68 16 0 21 12 21 31 0 12-7 35-11 54-4 17-10 44-14 56z">
            <text:p/>
          </draw:path>
          <draw:polygon draw:style-name="gr3" draw:text-style-name="P5" draw:layer="layout" svg:width="4.973cm" svg:height="0.039cm" svg:x="5.562cm" svg:y="12.791cm" svg:viewBox="0 0 4974 40" draw:points="2486,40 0,40 0,0 4974,0 4974,40">
            <text:p/>
          </draw:polygon>
          <draw:path draw:style-name="gr3" draw:text-style-name="P5" draw:layer="layout" svg:width="0.213cm" svg:height="0.914cm" svg:x="5.814cm" svg:y="12.98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419cm" svg:height="0.415cm" svg:x="6.115cm" svg:y="13.261cm" svg:viewBox="0 0 420 416" svg:d="M306 58c-17-33-44-58-85-58-107 0-221 135-221 268 0 88 50 148 123 148 18 0 64-4 118-69 9 38 40 69 84 69 33 0 54-21 68-50 15-33 27-89 27-91 0-9-8-9-10-9-9 0-11 2-13 17-16 58-33 112-70 112-25 0-27-23-27-41 0-21 2-27 12-69 10-37 10-48 19-81l33-129c6-27 6-27 6-31 0-17-10-25-25-25-23 0-37 21-39 39zM245 297c-4 17-4 17-16 34-42 50-79 64-104 64-46 0-61-50-61-85 0-46 30-160 52-202 28-54 69-87 107-87 60 0 72 75 72 81 0 4-2 10-4 14z">
            <text:p/>
          </draw:path>
          <draw:path draw:style-name="gr3" draw:text-style-name="P5" draw:layer="layout" svg:width="0.457cm" svg:height="0.415cm" svg:x="6.59cm" svg:y="13.261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7 60 61 0 94-64 96-71 10 36 44 71 100 71 94 0 146-119 146-141 0-9-9-9-11-9-8 0-10 2-12 9-29 99-92 120-123 120-35 0-50-29-50-60 0-21 6-40 17-81z">
            <text:p/>
          </draw:path>
          <draw:path draw:style-name="gr3" draw:text-style-name="P5" draw:layer="layout" svg:width="0.609cm" svg:height="0.61cm" svg:x="7.339cm" svg:y="13.132cm" svg:viewBox="0 0 610 611" svg:d="M325 324h255c13 0 30 0 30-18 0-19-17-19-30-19h-255v-256c0-14 0-31-19-31s-19 17-19 31v256h-256c-14 0-31 0-31 19 0 18 17 18 31 18h256v256c0 13 0 31 19 31s19-18 19-31z">
            <text:p/>
          </draw:path>
          <draw:path draw:style-name="gr3" draw:text-style-name="P5" draw:layer="layout" svg:width="0.338cm" svg:height="0.646cm" svg:x="8.246cm" svg:y="13.03cm" svg:viewBox="0 0 339 647" svg:d="M177 10c0-2 0-10-13-10-20 0-87 8-112 8-6 2-17 2-17 19 0 13 9 13 21 13 46 0 48 6 48 14 0 6-8 38-15 56l-74 300c-11 45-15 60-15 93 0 86 48 144 116 144 109 0 223-137 223-268 0-86-50-148-123-148-41 0-81 27-108 56zM89 356c7-19 7-21 15-32 46-60 85-72 110-72 34 0 59 27 59 85 0 54-32 160-48 195-29 61-73 94-109 94-31 0-60-25-60-91 0-19 0-36 15-94z">
            <text:p/>
          </draw:path>
          <draw:path draw:style-name="gr3" draw:text-style-name="P5" draw:layer="layout" svg:width="0.213cm" svg:height="0.914cm" svg:x="8.645cm" svg:y="12.98cm" svg:viewBox="0 0 214 915" svg:d="M214 458c0-71-10-181-60-285-56-113-135-173-146-173-4 0-8 4-8 8s0 7 17 23c91 90 143 235 143 427 0 156-33 318-148 432-12 13-12 15-12 17 0 6 4 8 8 8 11 0 94-62 148-179 48-100 58-201 58-278z">
            <text:p/>
          </draw:path>
          <draw:path draw:style-name="gr3" draw:text-style-name="P5" draw:layer="layout" svg:width="0.392cm" svg:height="0.29cm" svg:x="8.98cm" svg:y="13.119cm" svg:viewBox="0 0 393 291" svg:d="M48 243c-2 9-6 25-6 27 0 15 12 21 22 21 11 0 21-8 25-14 3-7 9-27 11-40 4-12 10-41 14-58 5-15 9-29 11-44 8-27 8-31 27-58 19-25 48-58 98-58 37 0 37 31 37 43 0 40-27 111-37 138-9 18-11 25-11 35 0 33 29 56 61 56 64 0 93-89 93-100 0-8-8-8-10-8-9 0-11 4-13 13-14 49-41 76-68 76-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471cm" svg:height="0.473cm" svg:x="9.446cm" svg:y="13.005cm" svg:viewBox="0 0 472 474" svg:d="M252 252h197c9 0 23 0 23-15 0-17-14-17-23-17h-197v-197c0-8 0-23-15-23-16 0-16 15-16 23v197h-198c-8 0-23 0-23 17 0 15 15 15 23 15h198v197c0 9 0 25 16 25 15 0 15-14 15-25z">
            <text:p/>
          </draw:path>
          <draw:path draw:style-name="gr3" draw:text-style-name="P5" draw:layer="layout" svg:width="0.234cm" svg:height="0.425cm" svg:x="10.033cm" svg:y="12.976cm" svg:viewBox="0 0 235 426" svg:d="M146 19c0-19-2-19-19-19-42 40-100 42-127 42v22c15 0 58 0 94-18v328c0 21 0 29-65 29h-25v23c13 0 92-2 115-2 20 0 102 2 116 2v-23h-25c-64 0-64-8-64-29z">
            <text:p/>
          </draw:path>
        </draw:g>
        <draw:g xml:id="id99" draw:id="id99">
          <svg:title>TexMaths</svg:title>
          <svg:desc>26§display§\text {In general } n^{th} \text { order derivative will be }§svg§600§FALSE§</svg:desc>
          <draw:polygon draw:style-name="gr2" draw:text-style-name="P4" draw:layer="layout" svg:width="15.025cm" svg:height="0.919cm" svg:x="2.754cm" svg:y="6.781cm" svg:viewBox="0 0 15026 920" draw:points="7513,920 0,920 0,0 15026,0 15026,920">
            <text:p/>
          </draw:polygon>
          <draw:path draw:style-name="gr3" draw:text-style-name="P5" draw:layer="layout" svg:width="0.28cm" svg:height="0.626cm" svg:x="2.733cm" svg:y="6.933cm" svg:viewBox="0 0 281 627" svg:d="M181 71c0-31 4-42 75-42h25v-29c-31 2-104 2-140 2-37 0-110 0-141-2v29h25c71 0 75 11 75 42v485c0 33-4 42-75 42h-25v29c31-2 104-2 139-2 38 0 111 0 142 2v-29h-25c-71 0-75-9-75-42z">
            <text:p/>
          </draw:path>
          <draw:path draw:style-name="gr3" draw:text-style-name="P5" draw:layer="layout" svg:width="0.461cm" svg:height="0.405cm" svg:x="3.068cm" svg:y="7.154cm" svg:viewBox="0 0 462 406" svg:d="M71 90v247c0 40-9 40-71 40v29c31 0 79-2 104-2 23 0 71 2 102 2v-29c-60 0-71 0-71-40v-170c0-96 65-146 123-146s69 50 69 102v214c0 40-11 40-71 40v29c31 0 79-2 104-2 23 0 71 2 102 2v-29c-48 0-71 0-71-27v-175c0-79 0-108-29-142-13-14-44-33-96-33-68 0-110 40-137 96v-96l-129 10v30c64 0 71 6 71 50z">
            <text:p/>
          </draw:path>
          <draw:path draw:style-name="gr3" draw:text-style-name="P5" draw:layer="layout" svg:width="0.419cm" svg:height="0.605cm" svg:x="3.875cm" svg:y="7.143cm" svg:viewBox="0 0 420 606" svg:d="M179 258c-81 0-81-91-81-112 0-25 2-54 14-77 9-13 29-38 67-38 79 0 79 92 79 113 0 25 0 54-15 77-8 12-29 37-64 37zM71 294c0-5 0-25 16-44 36 27 73 29 92 29 85 0 148-62 148-133 0-36-15-69-38-90 33-31 67-35 83-35 2 0 7 0 9 0-11 4-15 14-15 25 0 16 13 27 27 27 8 0 27-6 27-27 0-17-12-46-48-46-18 0-58 6-97 44-38-32-77-34-96-34-85 0-150 63-150 134 0 41 21 75 44 95-13 13-29 44-29 75 0 30 12 65 41 82-56 16-85 56-85 93 0 65 92 117 204 117 108 0 204-48 204-119 0-33-15-79-61-106-50-25-102-25-158-25-23 0-62 0-68 0-29-4-50-33-50-62zM204 583c-94 0-156-46-156-94 0-43 35-77 75-79h54c79 0 183 0 183 79 0 48-67 94-156 94z">
            <text:p/>
          </draw:path>
          <draw:path draw:style-name="gr3" draw:text-style-name="P5" draw:layer="layout" svg:width="0.355cm" svg:height="0.422cm" svg:x="4.333cm" svg:y="7.147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461cm" svg:height="0.405cm" svg:x="4.742cm" svg:y="7.154cm" svg:viewBox="0 0 462 406" svg:d="M71 90v247c0 40-9 40-71 40v29c31 0 79-2 104-2 23 0 71 2 102 2v-29c-60 0-71 0-71-40v-170c0-96 65-146 123-146s69 50 69 102v214c0 40-11 40-71 40v29c31 0 79-2 104-2 23 0 71 2 102 2v-29c-48 0-71 0-71-27v-175c0-79 0-108-29-142-13-14-44-33-96-33-68 0-110 40-137 96v-96l-129 10v30c64 0 71 6 71 50z">
            <text:p/>
          </draw:path>
          <draw:path draw:style-name="gr3" draw:text-style-name="P5" draw:layer="layout" svg:width="0.355cm" svg:height="0.422cm" svg:x="5.246cm" svg:y="7.147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309cm" svg:height="0.405cm" svg:x="5.653cm" svg:y="7.154cm" svg:viewBox="0 0 310 406" svg:d="M127 102v-102l-127 10v30c64 0 73 6 73 50v247c0 40-11 40-73 40v29c35 0 79-2 104-2 37 0 81 0 119 2v-29h-21c-67 0-69-8-69-42v-141c0-92 38-173 108-173 7 0 9 0 11 0-4 2-21 12-21 35 0 27 19 40 39 40 17 0 40-11 40-40s-29-56-69-56c-66 0-100 62-114 102z">
            <text:p/>
          </draw:path>
          <draw:path draw:style-name="gr3" draw:text-style-name="P5" draw:layer="layout" svg:width="0.413cm" svg:height="0.422cm" svg:x="6.024cm" svg:y="7.147cm" svg:viewBox="0 0 414 423" svg:d="M266 341c4 38 29 75 73 75 19 0 75-12 75-87v-50h-23v50c0 54-23 60-33 60-29 0-34-41-34-45v-186c0-37 0-73-33-108-35-35-81-50-127-50-75 0-137 44-137 104 0 27 19 44 42 44 25 0 41-19 41-44 0-10-4-42-46-42 25-31 69-41 100-41 44 0 96 35 96 116v36c-46 2-110 4-168 31-69 31-92 79-92 121 0 75 89 98 148 98 60 0 102-38 118-82zM260 192v91c0 88-64 119-106 119-46 0-83-33-83-79 0-50 39-127 189-131z">
            <text:p/>
          </draw:path>
          <draw:path draw:style-name="gr3" draw:text-style-name="P5" draw:layer="layout" svg:width="0.205cm" svg:height="0.636cm" svg:x="6.473cm" svg:y="6.922cm" svg:viewBox="0 0 206 637" svg:d="M133 0l-133 10v30c64 0 73 6 73 50v476c0 42-11 42-73 42v29c31-2 79-2 102-2s69 0 104 2v-29c-62 0-73 0-73-42z">
            <text:p/>
          </draw:path>
          <draw:path draw:style-name="gr3" draw:text-style-name="P5" draw:layer="layout" svg:width="0.496cm" svg:height="0.415cm" svg:x="7.026cm" svg:y="7.154cm" svg:viewBox="0 0 497 416" svg:d="M54 352c-2 14-8 35-8 39 0 17 12 25 27 25 10 0 27-8 33-25 2-2 13-45 19-68l19-84c6-18 12-39 16-60 4-17 11-44 11-46 14-29 64-112 149-112 42 0 50 33 50 64 0 57-43 175-58 213-8 23-10 33-10 43 0 44 33 75 74 75 88 0 121-133 121-141s-8-8-10-8c-11 0-11 2-15 16-19 63-48 113-93 113-15 0-21-9-21-30 0-22 8-45 16-66 17-48 54-150 54-202 0-61-39-98-104-98-83 0-128 58-143 79-4-50-42-79-85-79-42 0-59 35-69 52-15 31-27 85-27 90 0 8 8 8 10 8 11 0 11 0 17-21 15-64 33-108 67-108 18 0 29 10 29 41 0 19-4 30-15 78z">
            <text:p/>
          </draw:path>
          <draw:path draw:style-name="gr3" draw:text-style-name="P5" draw:layer="layout" svg:width="0.217cm" svg:height="0.407cm" svg:x="7.575cm" svg:y="6.779cm" svg:viewBox="0 0 218 408" svg:d="M131 148h67c12 0 20 0 20-15 0-8-8-8-18-8h-63l25-96c0-2 2-6 2-8 0-13-10-21-23-21-16 0-25 10-31 27-4 17 4-15-23 98h-66c-13 0-21 0-21 15 0 8 8 8 19 8h62l-39 152c-2 16-9 39-9 48 0 37 31 60 69 60 73 0 112-89 112-98 0-8-8-8-10-8-8 0-8 2-13 12-18 40-52 77-87 77-15 0-23-8-23-33 0-6 2-19 4-25z">
            <text:p/>
          </draw:path>
          <draw:path draw:style-name="gr3" draw:text-style-name="P5" draw:layer="layout" svg:width="0.351cm" svg:height="0.453cm" svg:x="7.873cm" svg:y="6.735cm" svg:viewBox="0 0 352 454" svg:d="M154 19c0 0 2-9 2-11s-2-8-10-8c-13 0-67 4-84 6-4 0-12 2-12 15 0 10 8 10 17 10 29 0 29 4 29 9 0 4 0 8-2 14l-90 365c-4 10-4 12-4 14 0 8 8 21 23 21 6 0 19-4 25-19 2-2 8-27 10-39l17-57c2-10 8-35 10-45 7-23 7-25 19-44 21-33 52-69 102-69 37 0 39 29 39 44 0 39-29 110-39 137-6 19-8 25-8 36 0 33 27 56 60 56 64 0 94-90 94-100 0-8-9-8-11-8-10 0-10 4-12 10-15 52-44 79-69 79-15 0-17-8-17-23 0-14 5-23 15-52 8-21 35-87 35-125 0-10 0-37-25-54-10-10-29-19-58-19-48 0-81 27-106 55z">
            <text:p/>
          </draw:path>
          <draw:path draw:style-name="gr3" draw:text-style-name="P5" draw:layer="layout" svg:width="0.407cm" svg:height="0.422cm" svg:x="8.628cm" svg:y="7.147cm" svg:viewBox="0 0 408 423" svg:d="M408 214c0-116-94-214-204-214-115 0-204 100-204 214 0 119 96 209 204 209 110 0 204-92 204-209zM204 400c-40 0-79-21-104-63-23-39-23-95-23-129 0-35 0-85 21-127 25-41 68-60 106-60 39 0 79 19 102 58 25 40 25 94 25 129 0 34 0 83-21 123-19 42-60 69-106 69z">
            <text:p/>
          </draw:path>
          <draw:path draw:style-name="gr3" draw:text-style-name="P5" draw:layer="layout" svg:width="0.309cm" svg:height="0.405cm" svg:x="9.086cm" svg:y="7.154cm" svg:viewBox="0 0 310 406" svg:d="M127 102v-102l-127 10v30c64 0 71 6 71 50v247c0 40-9 40-71 40v29c35 0 79-2 104-2 37 0 81 0 119 2v-29h-21c-67 0-69-8-69-42v-141c0-92 38-173 108-173 7 0 9 0 11 0-4 2-21 12-21 35 0 27 19 40 39 40 17 0 40-11 40-40s-29-56-69-56c-66 0-100 62-114 102z">
            <text:p/>
          </draw:path>
          <draw:path draw:style-name="gr3" draw:text-style-name="P5" draw:layer="layout" svg:width="0.452cm" svg:height="0.647cm" svg:x="9.45cm" svg:y="6.922cm" svg:viewBox="0 0 453 648" svg:d="M318 587v61l135-11v-29c-64 0-72-6-72-50v-558l-131 10v30c62 0 70 6 70 50v197c-27-31-66-56-116-56-108 0-204 90-204 208 0 117 89 209 196 209 58 0 99-32 122-61zM318 341v188c0 17 0 19-10 33-27 44-69 65-108 65-42 0-75-23-98-59-23-37-25-89-25-127 0-35 2-89 27-131 21-29 54-58 104-58 33 0 71 12 100 54 10 17 10 19 10 35z">
            <text:p/>
          </draw:path>
          <draw:path draw:style-name="gr3" draw:text-style-name="P5" draw:layer="layout" svg:width="0.355cm" svg:height="0.422cm" svg:x="9.951cm" svg:y="7.147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309cm" svg:height="0.405cm" svg:x="10.356cm" svg:y="7.154cm" svg:viewBox="0 0 310 406" svg:d="M127 102v-102l-127 10v30c64 0 71 6 71 50v247c0 40-9 40-71 40v29c35 0 79-2 104-2 37 0 81 0 119 2v-29h-21c-67 0-69-8-69-42v-141c0-92 38-173 108-173 7 0 9 0 11 0-4 2-21 12-21 35 0 27 19 40 39 40 17 0 40-11 40-40s-29-56-69-56c-66 0-100 62-114 102z">
            <text:p/>
          </draw:path>
          <draw:path draw:style-name="gr3" draw:text-style-name="P5" draw:layer="layout" svg:width="0.452cm" svg:height="0.647cm" svg:x="11.026cm" svg:y="6.922cm" svg:viewBox="0 0 453 648" svg:d="M318 587v61l135-11v-29c-64 0-72-6-72-50v-558l-131 10v30c62 0 70 6 70 50v197c-27-31-66-56-116-56-108 0-204 90-204 208 0 117 89 209 196 209 58 0 99-32 122-61zM318 341v188c0 17 0 19-10 33-27 44-69 65-108 65-42 0-75-23-98-59-23-37-25-89-25-127 0-35 0-89 27-131 21-29 54-58 104-58 33 0 71 12 100 54 10 17 10 19 10 35z">
            <text:p/>
          </draw:path>
          <draw:path draw:style-name="gr3" draw:text-style-name="P5" draw:layer="layout" svg:width="0.355cm" svg:height="0.422cm" svg:x="11.528cm" svg:y="7.147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309cm" svg:height="0.405cm" svg:x="11.933cm" svg:y="7.154cm" svg:viewBox="0 0 310 406" svg:d="M127 102v-102l-127 10v30c64 0 73 6 73 50v247c0 40-11 40-73 40v29c35 0 79-2 104-2 37 0 81 0 119 2v-29h-21c-67 0-69-8-69-42v-141c0-92 38-173 108-173 7 0 9 0 11 0-4 2-21 12-21 35 0 27 19 40 39 40 17 0 40-11 40-40s-29-56-69-56c-66 0-100 62-114 102z">
            <text:p/>
          </draw:path>
          <draw:path draw:style-name="gr3" draw:text-style-name="P5" draw:layer="layout" svg:width="0.197cm" svg:height="0.613cm" svg:x="12.297cm" svg:y="6.945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448cm" svg:height="0.405cm" svg:x="12.536cm" svg:y="7.162cm" svg:viewBox="0 0 449 406" svg:d="M364 90c8-21 25-61 85-61v-29c-21 2-48 2-68 2-23 0-65-2-81-2v29c35 0 45 21 45 40 0 8-2 10-6 21l-94 235-104-256c-4-13-4-15-4-17 0-23 36-23 52-23v-29c-27 0-79 2-100 2-25 0-62 0-89-2v29c58 0 62 4 73 33l133 327c6 13 6 17 19 17 12 0 16-8 18-17z">
            <text:p/>
          </draw:path>
          <draw:path draw:style-name="gr3" draw:text-style-name="P5" draw:layer="layout" svg:width="0.413cm" svg:height="0.422cm" svg:x="12.99cm" svg:y="7.147cm" svg:viewBox="0 0 414 423" svg:d="M266 341c4 38 29 75 73 75 19 0 75-12 75-87v-50h-23v50c0 54-23 60-33 60-29 0-34-41-34-45v-186c0-37 0-73-33-108-35-35-81-50-127-50-75 0-137 44-137 104 0 27 19 44 42 44 25 0 41-19 41-44 0-10-4-42-46-42 25-31 69-41 100-41 44 0 96 35 96 116v36c-46 2-110 4-168 31-69 31-92 79-92 121 0 75 89 98 148 98 60 0 102-38 118-82zM260 192v91c0 88-64 119-106 119-46 0-83-33-83-79 0-50 39-127 189-131z">
            <text:p/>
          </draw:path>
          <draw:path draw:style-name="gr3" draw:text-style-name="P5" draw:layer="layout" svg:width="0.288cm" svg:height="0.574cm" svg:x="13.427cm" svg:y="6.995cm" svg:viewBox="0 0 289 575" svg:d="M141 198h131v-29h-131v-169h-22c0 75-30 173-119 177v21h79v252c0 114 85 125 119 125 64 0 91-65 91-125v-52h-25v52c0 66-27 102-60 102-63 0-63-84-63-100z">
            <text:p/>
          </draw:path>
          <draw:path draw:style-name="gr3" draw:text-style-name="P5" draw:layer="layout" svg:width="0.197cm" svg:height="0.613cm" svg:x="13.795cm" svg:y="6.945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448cm" svg:height="0.405cm" svg:x="14.034cm" svg:y="7.162cm" svg:viewBox="0 0 449 406" svg:d="M364 90c8-21 25-61 85-61v-29c-21 2-48 2-68 2-23 0-65-2-81-2v29c35 0 45 21 45 40 0 8-2 10-6 21l-94 235-104-256c-4-13-4-15-4-17 0-23 36-23 52-23v-29c-27 0-79 2-100 2-25 0-62 0-89-2v29c58 0 62 4 73 33l133 327c4 13 6 17 19 17 12 0 16-8 18-17z">
            <text:p/>
          </draw:path>
          <draw:path draw:style-name="gr3" draw:text-style-name="P5" draw:layer="layout" svg:width="0.355cm" svg:height="0.422cm" svg:x="14.5cm" svg:y="7.147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627cm" svg:height="0.405cm" svg:x="15.201cm" svg:y="7.162cm" svg:viewBox="0 0 628 406" svg:d="M551 87c17-45 46-58 77-58v-29c-21 2-48 2-66 2-27 0-69-2-86-2v29c34 0 52 17 52 44 0 6 0 6-4 19l-83 235-92-256c-2-11-4-13-4-17 0-25 36-25 54-25v-29c-27 0-72 2-95 2-27 0-54 0-81-2v29c33 0 47 2 58 13 4 6 14 33 21 52l-79 220-88-243c-4-13-4-15-4-17 0-25 35-25 54-25v-29c-27 0-79 2-100 2-4 0-52 0-85-2v29c46 0 56 2 69 31l114 325c4 15 8 21 19 21 12 0 14-4 18-19l94-260 94 262c2 11 6 17 18 17 11 0 15-8 17-17z">
            <text:p/>
          </draw:path>
          <draw:path draw:style-name="gr3" draw:text-style-name="P5" draw:layer="layout" svg:width="0.197cm" svg:height="0.613cm" svg:x="15.875cm" svg:y="6.945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205cm" svg:height="0.636cm" svg:x="16.129cm" svg:y="6.922cm" svg:viewBox="0 0 206 637" svg:d="M133 0l-133 10v30c64 0 73 6 73 50v476c0 42-11 42-73 42v29c31-2 79-2 102-2s69 0 104 2v-29c-62 0-73 0-73-42z">
            <text:p/>
          </draw:path>
          <draw:path draw:style-name="gr3" draw:text-style-name="P5" draw:layer="layout" svg:width="0.205cm" svg:height="0.636cm" svg:x="16.382cm" svg:y="6.922cm" svg:viewBox="0 0 206 637" svg:d="M133 0l-133 10v30c64 0 73 6 73 50v476c0 42-11 42-73 42v29c31-2 79-2 102-2s69 0 104 2v-29c-62 0-73 0-73-42z">
            <text:p/>
          </draw:path>
          <draw:path draw:style-name="gr3" draw:text-style-name="P5" draw:layer="layout" svg:width="0.452cm" svg:height="0.647cm" svg:x="16.938cm" svg:y="6.922cm" svg:viewBox="0 0 453 648" svg:d="M133 291v-291l-133 10v30c64 0 71 6 71 50v547h23c2-2 8-14 33-56 14 21 54 67 121 67 110 0 205-90 205-209 0-116-91-208-195-208-71 0-110 44-125 60zM135 533v-189c0-19 0-19 11-34 35-52 85-58 108-58 41 0 75 23 95 58 25 38 27 90 27 127 0 36-2 90-29 131-18 27-54 59-104 59-39 0-72-23-95-56-13-19-13-21-13-38z">
            <text:p/>
          </draw:path>
          <draw:path draw:style-name="gr3" draw:text-style-name="P5" draw:layer="layout" svg:width="0.355cm" svg:height="0.422cm" svg:x="17.47cm" svg:y="7.147cm" svg:viewBox="0 0 356 423" svg:d="M77 181c6-137 83-160 114-160 94 0 104 123 104 160zM77 200h256c21 0 23 0 23-19 0-91-50-181-165-181-106 0-191 94-191 210 0 123 96 213 202 213 112 0 154-102 154-121 0-8-9-11-13-11-8 0-10 7-10 13-33 96-117 96-125 96-46 0-83-29-104-63-27-43-27-104-27-137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97" smil:attributeName="visibility" smil:to="visible"/>
                  <anim:animate smil:dur="0.5s" smil:fill="hold" smil:targetElement="id97" smil:attributeName="x" smil:values="x;x" smil:keyTimes="0;1"/>
                  <anim:animate smil:dur="0.5s" smil:fill="hold" smil:targetElement="id9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98" smil:attributeName="visibility" smil:to="visible"/>
                  <anim:animate smil:dur="0.5s" smil:fill="hold" smil:targetElement="id98" smil:attributeName="x" smil:values="x;x" smil:keyTimes="0;1"/>
                  <anim:animate smil:dur="0.5s" smil:fill="hold" smil:targetElement="id98"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99" smil:attributeName="visibility" smil:to="visible"/>
                  <anim:animate smil:dur="0.5s" smil:fill="hold" smil:targetElement="id99" smil:attributeName="width" smil:values="width*0.05;width" smil:keyTimes="0;1"/>
                  <anim:animate smil:dur="0.5s" smil:fill="hold" smil:targetElement="id99" smil:attributeName="height" smil:values="height;height" smil:keyTimes="0;1"/>
                  <anim:animate smil:dur="0.5s" smil:fill="hold" smil:targetElement="id99" smil:attributeName="x" smil:values="x-.2;x" smil:keyTimes="0;1"/>
                  <anim:animate smil:dur="0.5s" smil:fill="hold" smil:targetElement="id99" smil:attributeName="y" smil:values="y;y" smil:keyTimes="0;1"/>
                  <anim:transitionFilter smil:dur="0.5s" smil:targetElement="id99"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0" smil:attributeName="visibility" smil:to="visible"/>
                  <anim:animate smil:dur="0.5s" smil:fill="hold" smil:targetElement="id100" smil:attributeName="x" smil:values="x;x" smil:keyTimes="0;1"/>
                  <anim:animate smil:dur="0.5s" smil:fill="hold" smil:targetElement="id100"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1" smil:attributeName="visibility" smil:to="visible"/>
                  <anim:animate smil:dur="0.5s" smil:fill="hold" smil:targetElement="id101" smil:attributeName="x" smil:values="x;x" smil:keyTimes="0;1"/>
                  <anim:animate smil:dur="0.5s" smil:fill="hold" smil:targetElement="id101" smil:attributeName="y" smil:values="1+height/2;y" smil:keyTimes="0;1"/>
                </anim:par>
              </anim:par>
            </anim:par>
          </anim:seq>
        </anim:par>
        <presentation:notes draw:style-name="dp2">
          <draw:page-thumbnail draw:style-name="gr1" draw:layer="layout" svg:width="19.798cm" svg:height="11.136cm" svg:x="0.6cm" svg:y="2.257cm" draw:page-number="15" presentation:class="page"/>
          <draw:frame presentation:style-name="pr2" draw:text-style-name="P19"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9">
        <office:forms form:automatic-focus="false" form:apply-design-mode="false"/>
        <draw:frame presentation:style-name="pr8" draw:text-style-name="P18" draw:layer="layout" svg:width="26.2cm" svg:height="14.573cm" svg:x="0.8cm" svg:y="0.627cm" presentation:class="title" presentation:user-transformed="true">
          <draw:text-box>
            <text:p xml:id="id103" text:id="id103" text:style-name="P7"><text:span text:style-name="T25"><text:line-break/></text:span><text:span text:style-name="T28"><text:tab/></text:span><text:span text:style-name="T28">(2) Find the <text:s text:c="8"/>derivative of <text:s text:c="2"/></text:span><text:span text:style-name="T28"><text:line-break/></text:span><text:span text:style-name="T15"> <text:s text:c="20"/></text:span><text:span text:style-name="T28"><text:line-break/></text:span><text:span text:style-name="T16"><text:tab/></text:span><text:span text:style-name="T16">Solution :</text:span><text:span text:style-name="T31"> Let </text:span><text:span text:style-name="T16"><text:s/></text:span><text:span text:style-name="T16"><text:line-break/></text:span><text:span text:style-name="T35"><text:tab/></text:span></text:p>
          </draw:text-box>
        </draw:frame>
        <draw:g xml:id="id102" draw:id="id102">
          <svg:title>TexMaths</svg:title>
          <svg:desc>28§display§n^{th}§svg§600§FALSE§</svg:desc>
          <draw:polygon draw:style-name="gr2" draw:text-style-name="P4" draw:layer="layout" svg:width="1.218cm" svg:height="0.799cm" svg:x="6.753cm" svg:y="1.177cm" svg:viewBox="0 0 1219 800" draw:points="609,800 0,800 0,0 1219,0 1219,800">
            <text:p/>
          </draw:polygon>
          <draw:path draw:style-name="gr3" draw:text-style-name="P5" draw:layer="layout" svg:width="0.534cm" svg:height="0.447cm" svg:x="6.733cm" svg:y="1.579cm" svg:viewBox="0 0 535 448" svg:d="M58 379c-2 16-9 38-9 42 0 18 14 27 29 27 12 0 30-9 36-27 2-2 14-49 20-74l21-89c6-20 13-43 17-65 5-18 12-47 14-50 13-31 65-121 159-121 45 0 54 36 54 70 0 60-47 188-63 229-9 24-11 35-11 47 0 47 36 80 80 80 95 0 130-143 130-152s-9-9-11-9c-11 0-11 2-16 18-20 67-51 121-100 121-16 0-23-9-23-31 0-25 9-50 18-72 18-52 58-162 58-218 0-65-40-105-112-105-89 0-138 63-154 85-5-54-45-85-92-85-45 0-63 38-74 56-16 34-29 92-29 96 0 9 9 9 11 9 11 0 11 0 18-22 16-70 36-117 72-117 20 0 31 12 31 45 0 20-4 32-16 83z">
            <text:p/>
          </draw:path>
          <draw:path draw:style-name="gr3" draw:text-style-name="P5" draw:layer="layout" svg:width="0.234cm" svg:height="0.438cm" svg:x="7.324cm" svg:y="1.175cm" svg:viewBox="0 0 235 439" svg:d="M141 159h72c13 0 22 0 22-16 0-8-9-8-20-8h-67l27-104c0-2 2-6 2-9 0-13-11-22-25-22-18 0-27 11-33 29-5 18 4-16-25 106h-72c-13 0-22 0-22 15 0 9 9 9 20 9h67l-42 164c-2 18-9 42-9 51 0 41 33 65 74 65 78 0 121-96 121-105s-9-9-11-9c-9 0-9 2-14 14-20 42-56 82-94 82-16 0-25-8-25-35 0-7 3-21 5-27z">
            <text:p/>
          </draw:path>
          <draw:path draw:style-name="gr3" draw:text-style-name="P5" draw:layer="layout" svg:width="0.378cm" svg:height="0.488cm" svg:x="7.642cm" svg:y="1.128cm" svg:viewBox="0 0 379 489" svg:d="M166 20c0 0 2-9 2-11s-2-9-11-9c-14 0-72 4-90 7-4 0-13 2-13 15 0 12 9 12 18 12 31 0 31 4 31 9 0 4 0 9-2 15l-97 393c-4 11-4 13-4 15 0 9 9 23 25 23 6 0 20-5 27-20 2-3 8-30 11-43l18-61c2-11 9-38 11-49 7-25 7-27 20-47 22-36 56-74 110-74 40 0 42 31 42 47 0 43-31 119-42 148-7 20-9 27-9 38 0 36 29 61 65 61 69 0 101-97 101-108 0-9-9-9-12-9-11 0-11 5-13 11-16 56-47 86-74 86-16 0-18-9-18-25s5-25 16-56c9-23 38-94 38-135 0-11 0-40-27-58-11-11-31-20-63-20-51 0-87 29-114 58z">
            <text:p/>
          </draw:path>
        </draw:g>
        <draw:g xml:id="id104" draw:id="id104">
          <svg:title>TexMaths</svg:title>
          <svg:desc>26§display§e^{ax} \sin (bx + c) §svg§600§FALSE§</svg:desc>
          <draw:polygon draw:style-name="gr2" draw:text-style-name="P4" draw:layer="layout" svg:width="5.511cm" svg:height="0.823cm" svg:x="13.438cm" svg:y="1.375cm" svg:viewBox="0 0 5512 824" draw:points="2756,824 0,824 0,0 5512,0 5512,824">
            <text:p/>
          </draw:polygon>
          <draw:path draw:style-name="gr3" draw:text-style-name="P5" draw:layer="layout" svg:width="0.353cm" svg:height="0.415cm" svg:x="13.434cm" svg:y="1.61cm" svg:viewBox="0 0 354 416" svg:d="M129 193c27 0 96-2 141-20 65-27 69-81 69-94 0-42-35-79-98-79-102 0-241 89-241 250 0 93 54 166 144 166 133 0 210-98 210-108 0-6-7-13-13-13-4 0-6 2-10 11-73 89-173 89-185 89-71 0-79-77-79-106 0-10 0-39 14-96zM87 173c36-140 129-152 154-152 44 0 67 27 67 58 0 94-146 94-183 94z">
            <text:p/>
          </draw:path>
          <draw:path draw:style-name="gr3" draw:text-style-name="P5" draw:layer="layout" svg:width="0.328cm" svg:height="0.29cm" svg:x="13.856cm" svg:y="1.354cm" svg:viewBox="0 0 329 291" svg:d="M233 37c-15-20-35-37-67-37-83 0-166 92-166 183 0 62 42 108 98 108 33 0 64-21 91-46 13 40 50 46 67 46 23 0 37-14 50-35 14-25 23-61 23-65 0-8-9-8-11-8-8 0-10 4-14 21-9 31-21 68-48 68-17 0-21-14-21-31 0-10 6-35 10-52 5-16 11-43 15-58l12-48c5-16 11-48 11-50 0-14-11-21-21-21s-25 9-29 25zM191 204c-4 19-18 31-33 43-6 5-31 25-58 25-25 0-48-16-48-62 0-33 19-106 33-131 29-52 63-60 81-60 46 0 57 48 57 56 0 2 0 6-3 8z">
            <text:p/>
          </draw:path>
          <draw:path draw:style-name="gr3" draw:text-style-name="P5" draw:layer="layout" svg:width="0.344cm" svg:height="0.29cm" svg:x="14.245cm" svg:y="1.354cm" svg:viewBox="0 0 345 291" svg:d="M129 216c-6 21-27 56-60 56-2 0-21 0-36-8 27-8 29-31 29-35 0-15-10-25-25-25-18 0-37 16-37 39 0 34 35 48 67 48 31 0 56-19 72-46 17 34 52 46 77 46 75 0 113-81 113-100 0-8-9-8-11-8-8 0-8 4-10 12-15 44-52 77-90 77-25 0-39-16-39-41 0-17 17-75 33-148 15-50 44-64 65-64 0 0 20 0 33 8-19 6-27 23-27 35 0 15 10 25 25 25 14 0 37-12 37-39 0-38-41-48-68-48-32 0-57 21-71 46-13-27-42-46-77-46-73 0-114 79-114 98 0 8 8 8 10 8 8 0 10-2 12-10 17-50 57-77 90-77 21 0 37 10 37 41 0 13-8 46-12 67z">
            <text:p/>
          </draw:path>
          <draw:path draw:style-name="gr3" draw:text-style-name="P5" draw:layer="layout" svg:width="0.301cm" svg:height="0.421cm" svg:x="14.857cm" svg:y="1.606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5" draw:layer="layout" svg:width="0.197cm" svg:height="0.612cm" svg:x="15.217cm" svg:y="1.404cm" svg:viewBox="0 0 198 613" svg:d="M133 208l-129 10v29c60 0 69 5 69 50v246c0 41-11 41-73 41v29c29-2 79-2 102-2 31 0 64 0 96 2v-29c-61 0-65-4-65-39zM137 48c0-29-23-48-50-48-29 0-47 25-47 48 0 25 18 50 47 50 27 0 50-21 50-50z">
            <text:p/>
          </draw:path>
          <draw:path draw:style-name="gr3" draw:text-style-name="P5" draw:layer="layout" svg:width="0.461cm" svg:height="0.405cm" svg:x="15.47cm" svg:y="1.61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5" draw:layer="layout" svg:width="0.213cm" svg:height="0.914cm" svg:x="16.038cm" svg:y="1.329cm" svg:viewBox="0 0 214 915" svg:d="M214 907c0-2 0-4-16-21-115-114-144-287-144-428 0-159 35-319 148-433 12-10 12-13 12-17 0-6-4-8-10-8-8 0-92 62-146 179-48 100-58 202-58 279 0 72 10 183 60 286 56 113 136 171 144 171 6 0 10-2 10-8z">
            <text:p/>
          </draw:path>
          <draw:path draw:style-name="gr3" draw:text-style-name="P5" draw:layer="layout" svg:width="0.338cm" svg:height="0.646cm" svg:x="16.346cm" svg:y="1.381cm" svg:viewBox="0 0 339 647" svg:d="M177 10c0-2 0-10-13-10-20 0-87 8-112 8-6 2-17 2-17 19 0 13 9 13 21 13 46 0 46 6 46 14 0 6-6 37-13 56l-74 300c-11 45-15 60-15 93 0 86 48 144 116 144 109 0 223-138 223-269 0-85-50-147-123-147-41 0-81 27-108 56zM89 356c7-19 7-21 15-32 46-60 85-72 110-72 34 0 58 27 58 85 0 54-31 160-47 195-29 61-73 94-109 94-31 0-62-25-62-92 0-18 0-35 17-93z">
            <text:p/>
          </draw:path>
          <draw:path draw:style-name="gr3" draw:text-style-name="P5" draw:layer="layout" svg:width="0.457cm" svg:height="0.415cm" svg:x="16.722cm" svg:y="1.61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4-50 54 0 41 46 60 85 60 63 0 94-65 98-71 10 36 44 71 98 71 95 0 147-119 147-142 0-8-8-8-10-8-8 0-10 2-12 8-30 100-94 121-123 121-35 0-50-29-50-60 0-21 6-40 17-81z">
            <text:p/>
          </draw:path>
          <draw:path draw:style-name="gr3" draw:text-style-name="P5" draw:layer="layout" svg:width="0.608cm" svg:height="0.61cm" svg:x="17.473cm" svg:y="1.481cm" svg:viewBox="0 0 609 611" svg:d="M324 324h256c13 0 29 0 29-18 0-19-16-19-29-19h-256v-256c0-14 0-31-18-31-19 0-19 17-19 31v256h-256c-14 0-31 0-31 19 0 18 17 18 31 18h256v256c0 13 0 31 19 31 18 0 18-18 18-31z">
            <text:p/>
          </draw:path>
          <draw:path draw:style-name="gr3" draw:text-style-name="P5" draw:layer="layout" svg:width="0.357cm" svg:height="0.415cm" svg:x="18.372cm" svg:y="1.61cm" svg:viewBox="0 0 358 416" svg:d="M327 56c-15 0-27 0-42 15-15 12-17 29-17 35 0 21 17 31 36 31 27 0 52-21 52-58 0-46-44-79-111-79-122 0-245 131-245 260 0 83 54 156 150 156 131 0 208-98 208-108 0-6-6-13-11-13-6 0-8 2-12 11-73 89-173 89-185 89-56 0-81-44-81-100 0-37 18-127 50-183 27-52 79-91 129-91 31 0 66 10 79 35z">
            <text:p/>
          </draw:path>
          <draw:path draw:style-name="gr3" draw:text-style-name="P5" draw:layer="layout" svg:width="0.213cm" svg:height="0.914cm" svg:x="18.784cm" svg:y="1.329cm" svg:viewBox="0 0 214 915" svg:d="M214 458c0-71-10-181-60-285-56-113-135-173-146-173-4 0-8 4-8 8s0 7 17 23c91 90 143 235 143 427 0 155-33 318-148 432-12 13-12 15-12 17 0 6 4 8 8 8 11 0 94-62 148-179 48-100 58-202 58-278z">
            <text:p/>
          </draw:path>
        </draw:g>
        <draw:g xml:id="id105" draw:id="id105">
          <svg:title>TexMaths</svg:title>
          <svg:desc>26§display§y = e^{ax} \sin (bx + c) §svg§600§FALSE§</svg:desc>
          <draw:polygon draw:style-name="gr2" draw:text-style-name="P4" draw:layer="layout" svg:width="7.21cm" svg:height="0.823cm" svg:x="8.454cm" svg:y="2.878cm" svg:viewBox="0 0 7211 824" draw:points="3606,824 0,824 0,0 7211,0 7211,824">
            <text:p/>
          </draw:polygon>
          <draw:path draw:style-name="gr3" draw:text-style-name="P5" draw:layer="layout" svg:width="0.423cm" svg:height="0.592cm" svg:x="8.435cm" svg:y="3.113cm" svg:viewBox="0 0 424 593" svg:d="M420 56c4-12 4-14 4-21 0-16-14-25-27-25-10 0-25 5-33 19-2 4-8 33-13 50-6 23-12 48-18 73l-42 166c-2 13-41 77-102 77-48 0-58-39-58-75 0-41 17-97 48-179 14-37 16-47 16-66 0-42-29-75-74-75-88 0-121 133-121 141 0 9 8 9 10 9 11 0 11-2 15-17 25-85 62-112 94-112 6 0 22 0 22 29 0 23-8 46-16 64-36 96-52 150-52 192 0 81 58 110 112 110 35 0 67-17 92-42-11 48-23 92-59 142-25 31-60 58-102 58-12 0-54-4-68-40 14 0 25 0 39-10 9-8 17-21 17-37 0-30-25-34-33-34-21 0-52 15-52 61 0 45 41 79 97 79 96 0 190-84 215-187z">
            <text:p/>
          </draw:path>
          <draw:path draw:style-name="gr3" draw:text-style-name="P5" draw:layer="layout" svg:width="0.608cm" svg:height="0.215cm" svg:x="9.194cm" svg:y="3.181cm" svg:viewBox="0 0 609 216" svg:d="M578 37c15 0 31 0 31-18 0-19-16-19-29-19h-549c-14 0-31 0-31 19 0 18 17 18 31 18zM580 216c13 0 29 0 29-18 0-19-16-19-31-19h-547c-14 0-31 0-31 19 0 18 17 18 31 18z">
            <text:p/>
          </draw:path>
          <draw:path draw:style-name="gr3" draw:text-style-name="P5" draw:layer="layout" svg:width="0.353cm" svg:height="0.415cm" svg:x="10.149cm" svg:y="3.113cm" svg:viewBox="0 0 354 416" svg:d="M129 193c27 0 96-2 141-20 65-27 69-81 69-94 0-42-35-79-98-79-102 0-241 89-241 250 0 93 54 166 144 166 133 0 210-98 210-108 0-6-7-13-13-13-4 0-6 2-10 11-73 89-173 89-185 89-71 0-79-77-79-106 0-10 0-39 14-96zM87 173c36-140 129-152 154-152 44 0 67 27 67 58 0 94-146 94-183 94z">
            <text:p/>
          </draw:path>
          <draw:path draw:style-name="gr3" draw:text-style-name="P5" draw:layer="layout" svg:width="0.328cm" svg:height="0.29cm" svg:x="10.571cm" svg:y="2.857cm" svg:viewBox="0 0 329 291" svg:d="M233 37c-15-20-35-37-67-37-83 0-166 91-166 183 0 62 42 108 98 108 33 0 64-21 91-46 13 40 48 46 67 46 23 0 37-14 50-35 14-25 23-61 23-65 0-8-9-8-11-8-8 0-10 4-14 21-9 31-21 68-46 68-19 0-23-14-23-31 0-10 6-35 10-52 5-16 11-43 15-58l12-48c5-16 11-48 11-50 0-14-11-21-21-21s-25 9-29 25zM191 204c-4 19-18 31-33 43-6 5-31 25-58 25-25 0-48-16-48-62 0-33 19-106 33-131 29-52 63-60 81-60 44 0 57 48 57 56 0 2 0 6-3 8z">
            <text:p/>
          </draw:path>
          <draw:path draw:style-name="gr3" draw:text-style-name="P5" draw:layer="layout" svg:width="0.344cm" svg:height="0.29cm" svg:x="10.96cm" svg:y="2.857cm" svg:viewBox="0 0 345 291" svg:d="M129 216c-6 21-27 56-60 56-2 0-21 0-36-8 27-8 29-31 29-35 0-15-10-25-25-25-18 0-37 16-37 39 0 34 35 48 67 48 31 0 56-19 72-46 17 34 52 46 77 46 75 0 113-81 113-100 0-8-9-8-11-8-8 0-8 4-10 12-15 44-54 77-90 77-25 0-39-16-39-41 0-17 16-75 33-148 15-50 42-64 65-64 0 0 20 0 33 8-19 6-27 23-27 35 0 15 10 25 25 25 14 0 37-12 37-39 0-38-41-48-68-48-32 0-59 21-71 46-13-27-42-46-77-46-73 0-114 79-114 98 0 8 8 8 10 8 8 0 10-2 12-10 17-50 57-77 90-77 21 0 37 10 37 41 0 13-8 46-12 67z">
            <text:p/>
          </draw:path>
          <draw:path draw:style-name="gr3" draw:text-style-name="P5" draw:layer="layout" svg:width="0.301cm" svg:height="0.421cm" svg:x="11.571cm" svg:y="3.109cm" svg:viewBox="0 0 302 422" svg:d="M160 233c21 4 96 19 96 85 0 46-31 83-104 83-77 0-110-52-127-131-2-10-4-14-13-14-12 0-12 6-12 23v120c0 17 0 23 10 23 5 0 7-2 23-19 2-2 2-4 19-20 40 37 81 39 100 39 106 0 150-62 150-129 0-48-30-75-40-87-31-29-67-35-104-44-52-10-114-21-114-75 0-33 25-70 104-70 99 0 106 83 108 112 0 8 8 8 10 8 13 0 13-4 13-23v-91c0-17 0-23-11-23-4 0-6 0-18 10-3 5-13 13-17 15-33-25-73-25-85-25-113 0-148 62-148 112 0 34 15 59 40 79 29 23 56 29 120 42z">
            <text:p/>
          </draw:path>
          <draw:path draw:style-name="gr3" draw:text-style-name="P5" draw:layer="layout" svg:width="0.197cm" svg:height="0.612cm" svg:x="11.931cm" svg:y="2.907cm" svg:viewBox="0 0 198 613" svg:d="M133 208l-129 10v29c60 0 69 5 69 50v246c0 41-11 41-73 41v29c29-2 79-2 102-2 31 0 64 0 96 2v-29c-61 0-65-4-65-39zM137 48c0-29-23-48-50-48-29 0-47 25-47 48 0 25 18 50 47 50 27 0 50-21 50-50z">
            <text:p/>
          </draw:path>
          <draw:path draw:style-name="gr3" draw:text-style-name="P5" draw:layer="layout" svg:width="0.461cm" svg:height="0.405cm" svg:x="12.185cm" svg:y="3.113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5" draw:layer="layout" svg:width="0.213cm" svg:height="0.914cm" svg:x="12.753cm" svg:y="2.832cm" svg:viewBox="0 0 214 915" svg:d="M214 907c0-2 0-4-16-21-115-114-144-287-144-428 0-159 35-319 148-433 12-10 12-13 12-17 0-6-4-8-10-8-9 0-92 62-146 179-48 100-58 202-58 279 0 72 10 183 60 286 56 113 135 171 144 171 6 0 10-2 10-8z">
            <text:p/>
          </draw:path>
          <draw:path draw:style-name="gr3" draw:text-style-name="P5" draw:layer="layout" svg:width="0.338cm" svg:height="0.646cm" svg:x="13.06cm" svg:y="2.884cm" svg:viewBox="0 0 339 647" svg:d="M177 10c0-2 0-10-13-10-20 0-87 8-112 8-6 2-17 2-17 19 0 13 9 13 21 13 46 0 48 6 48 14 0 6-8 38-15 56l-74 300c-11 45-15 60-15 93 0 86 48 144 116 144 109 0 223-138 223-269 0-85-50-147-123-147-41 0-81 27-108 56zM89 356c7-19 7-21 15-32 46-60 85-72 110-72 33 0 58 27 58 85 0 54-31 160-47 195-30 61-73 94-109 94-31 0-60-25-60-92 0-18 0-35 15-93z">
            <text:p/>
          </draw:path>
          <draw:path draw:style-name="gr3" draw:text-style-name="P5" draw:layer="layout" svg:width="0.457cm" svg:height="0.415cm" svg:x="13.437cm" svg:y="3.113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3-35-33c-27 0-50 24-50 54 0 41 46 60 87 60 61 0 94-65 96-71 10 36 44 71 100 71 93 0 145-119 145-141 0-9-8-9-10-9-8 0-10 2-12 9-30 99-94 120-123 120-36 0-50-29-50-60 0-21 6-40 17-81z">
            <text:p/>
          </draw:path>
          <draw:path draw:style-name="gr3" draw:text-style-name="P5" draw:layer="layout" svg:width="0.608cm" svg:height="0.61cm" svg:x="14.188cm" svg:y="2.984cm" svg:viewBox="0 0 609 611" svg:d="M324 324h256c13 0 29 0 29-18 0-19-16-19-29-19h-256v-256c0-14 0-31-18-31-19 0-19 17-19 31v256h-256c-14 0-31 0-31 19 0 18 17 18 31 18h256v256c0 13 0 31 19 31 18 0 18-18 18-31z">
            <text:p/>
          </draw:path>
          <draw:path draw:style-name="gr3" draw:text-style-name="P5" draw:layer="layout" svg:width="0.357cm" svg:height="0.415cm" svg:x="15.086cm" svg:y="3.113cm" svg:viewBox="0 0 358 416" svg:d="M327 56c-15 0-28 0-42 15-15 12-17 29-17 35 0 21 17 31 36 31 27 0 52-21 52-58 0-46-44-79-111-79-122 0-245 131-245 260 0 83 54 156 150 156 131 0 208-98 208-108 0-6-7-13-11-13-6 0-8 2-12 11-73 89-173 89-185 89-56 0-81-44-81-100 0-37 18-127 50-183 27-52 79-91 128-91 32 0 67 10 80 35z">
            <text:p/>
          </draw:path>
          <draw:path draw:style-name="gr3" draw:text-style-name="P5" draw:layer="layout" svg:width="0.213cm" svg:height="0.914cm" svg:x="15.496cm" svg:y="2.832cm" svg:viewBox="0 0 214 915" svg:d="M214 458c0-71-10-181-60-285-56-113-135-173-146-173-4 0-8 4-8 8s0 7 17 23c91 90 143 235 143 427 0 155-33 318-148 432-12 13-12 15-12 17 0 6 4 8 8 8 11 0 94-62 148-179 48-100 58-202 58-278z">
            <text:p/>
          </draw:path>
        </draw:g>
        <draw:g xml:id="id106" draw:id="id106">
          <svg:title>TexMaths</svg:title>
          <svg:desc>26§display§\text {Diff. } w. \ r. \ t. \ x .§svg§600§FALSE§</svg:desc>
          <draw:polygon draw:style-name="gr2" draw:text-style-name="P4" draw:layer="layout" svg:width="5.823cm" svg:height="0.563cm" svg:x="2.445cm" svg:y="4.281cm" svg:viewBox="0 0 5824 564" draw:points="2912,564 0,564 0,0 5824,0 5824,564">
            <text:p/>
          </draw:polygon>
          <draw:path draw:style-name="gr3" draw:text-style-name="P5" draw:layer="layout" svg:width="0.615cm" svg:height="0.626cm" svg:x="2.43cm" svg:y="4.256cm" svg:viewBox="0 0 616 627" svg:d="M0 0v29h23c71 0 71 11 71 42v485c0 33 0 42-71 42h-23v29h335c154 0 281-136 281-308 0-175-123-319-281-319zM218 598c-43 0-45-7-45-36v-497c0-30 2-36 45-36h92c56 0 121 19 166 86 40 54 48 133 48 204 0 102-17 156-50 202-19 25-71 77-164 77z">
            <text:p/>
          </draw:path>
          <draw:path draw:style-name="gr3" draw:text-style-name="P5" draw:layer="layout" svg:width="0.197cm" svg:height="0.613cm" svg:x="3.127cm" svg:y="4.268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55cm" svg:height="0.647cm" svg:x="3.374cm" svg:y="4.235cm" svg:viewBox="0 0 551 648" svg:d="M387 279h104v-27h-108v-106c0-84 45-125 85-125 4 0 17 0 31 6-10 4-27 15-27 38 0 20 15 39 40 39s39-19 39-39c0-34-31-65-83-65-54 0-96 35-100 40-27-36-77-40-102-40-87 0-193 48-193 148v104h-73v27h73v298c0 41-11 41-73 41v30c31-2 79-5 102-5s69 3 102 5v-30c-60 0-71 0-71-41v-298h194v298c0 41-11 41-73 41v30c35-2 79-5 104-5 37 0 81 0 116 5v-30h-19c-66 0-68-10-68-43zM131 252v-104c0-90 75-127 133-127 46 0 71 16 73 16v3c-17 0-33 12-33 37 0 6 0 29 25 38-2 12-2 20-2 31v106z">
            <text:p/>
          </draw:path>
          <draw:path draw:style-name="gr3" draw:text-style-name="P5" draw:layer="layout" svg:width="0.099cm" svg:height="0.099cm" svg:x="3.963cm" svg:y="4.783cm" svg:viewBox="0 0 100 100" svg:d="M100 50c0-27-23-50-50-50s-50 23-50 50 23 50 50 50 50-23 50-50z">
            <text:p/>
          </draw:path>
          <draw:path draw:style-name="gr3" draw:text-style-name="P5" draw:layer="layout" svg:width="0.606cm" svg:height="0.415cm" svg:x="4.57cm" svg:y="4.477cm" svg:viewBox="0 0 607 416" svg:d="M397 94c4-19 13-54 13-59 0-16-13-25-25-25-13 0-29 7-36 25-2 7-45 184-52 207-6 27-8 43-8 60 0 10 0 12 2 17-21 50-50 77-85 77-73 0-73-67-73-84 0-29 4-64 48-179 10-27 15-39 15-58 0-42-30-75-75-75-88 0-121 133-121 142 0 8 8 8 10 8 11 0 11 0 15-17 25-85 60-112 94-112 8 0 22 0 22 29 0 23-10 50-16 65-40 108-52 152-52 185 0 85 62 116 131 116 14 0 58 0 95-64 23 58 88 64 115 64 69 0 108-58 133-112 31-73 60-196 60-239 0-50-25-65-41-65-23 0-46 23-46 44 0 12 6 18 15 25 10 10 33 33 33 79 0 31-27 121-50 166-25 50-56 82-102 82-44 0-67-27-67-79 0-25 7-55 9-67z">
            <text:p/>
          </draw:path>
          <draw:path draw:style-name="gr3" draw:text-style-name="P5" draw:layer="layout" svg:width="0.099cm" svg:height="0.099cm" svg:x="5.3cm" svg:y="4.783cm" svg:viewBox="0 0 100 100" svg:d="M100 50c0-27-23-50-50-50s-50 23-50 50 23 50 50 50 50-23 50-50z">
            <text:p/>
          </draw:path>
          <draw:path draw:style-name="gr3" draw:text-style-name="P5" draw:layer="layout" svg:width="0.373cm" svg:height="0.415cm" svg:x="5.808cm" svg:y="4.477cm" svg:viewBox="0 0 374 416" svg:d="M54 352c-2 14-8 35-8 39 0 17 12 25 27 25 10 0 27-8 33-25 2-4 33-129 38-145 6-32 22-96 29-121 4-10 29-54 52-75 6-6 33-29 72-29 25 0 38 10 40 10-29 4-48 27-48 50 0 15 10 34 33 34 25 0 52-21 52-55 0-33-29-60-77-60-60 0-99 46-116 71-8-42-42-71-85-71-42 0-59 35-67 52-17 31-29 88-29 90 0 8 8 8 10 8 11 0 11 0 17-21 15-64 33-108 67-108 16 0 29 6 29 41 0 19-4 30-15 78z">
            <text:p/>
          </draw:path>
          <draw:path draw:style-name="gr3" draw:text-style-name="P5" draw:layer="layout" svg:width="0.099cm" svg:height="0.099cm" svg:x="6.247cm" svg:y="4.783cm" svg:viewBox="0 0 100 100" svg:d="M100 50c0-27-23-50-50-50s-50 23-50 50 23 50 50 50 50-23 50-50z">
            <text:p/>
          </draw:path>
          <draw:path draw:style-name="gr3" draw:text-style-name="P5" draw:layer="layout" svg:width="0.282cm" svg:height="0.584cm" svg:x="6.748cm" svg:y="4.308cm" svg:viewBox="0 0 283 585" svg:d="M168 208h88c16 0 27 0 27-19 0-10-11-10-27-10h-79c31-131 37-148 37-154 0-17-12-25-27-25-2 0-29 0-37 33l-36 146h-87c-19 0-27 0-27 17 0 12 8 12 25 12h81c-66 261-69 275-69 292 0 50 36 85 84 85 95 0 147-135 147-141 0-9-8-9-12-9-6 0-8 2-13 13-39 95-89 116-120 116-19 0-27-12-27-41 0-23 0-30 4-44z">
            <text:p/>
          </draw:path>
          <draw:path draw:style-name="gr3" draw:text-style-name="P5" draw:layer="layout" svg:width="0.099cm" svg:height="0.099cm" svg:x="7.135cm" svg:y="4.783cm" svg:viewBox="0 0 100 100" svg:d="M100 50c0-27-23-50-50-50s-50 23-50 50 23 50 50 50 50-23 50-50z">
            <text:p/>
          </draw:path>
          <draw:path draw:style-name="gr3" draw:text-style-name="P5" draw:layer="layout" svg:width="0.457cm" svg:height="0.415cm" svg:x="7.64cm" svg:y="4.477cm" svg:viewBox="0 0 458 416" svg:d="M281 129c4-25 25-108 89-108 6 0 27 0 46 10-25 6-44 29-44 50 0 15 11 34 36 34 20 0 50-17 50-55 0-48-55-60-86-60-54 0-85 48-97 71-23-63-71-71-98-71-96 0-148 119-148 142 0 8 8 8 11 8 8 0 10 0 12-8 31-98 92-121 123-121 16 0 50 8 50 60 0 29-17 92-50 219-15 58-48 96-88 96-6 0-27 0-45-11 22-6 43-25 43-50s-21-33-35-33c-27 0-50 25-50 54 0 42 46 60 85 60 63 0 96-64 98-70 10 35 44 70 98 70 95 0 147-118 147-141 0-8-8-8-10-8-8 0-10 2-12 8-30 100-94 121-123 121-35 0-50-30-50-61 0-21 6-39 17-81z">
            <text:p/>
          </draw:path>
          <draw:path draw:style-name="gr3" draw:text-style-name="P5" draw:layer="layout" svg:width="0.099cm" svg:height="0.099cm" svg:x="8.216cm" svg:y="4.783cm" svg:viewBox="0 0 100 100" svg:d="M100 50c0-27-23-50-50-50s-50 23-50 50 23 50 50 50 50-23 50-50z">
            <text:p/>
          </draw:path>
        </draw:g>
        <draw:g xml:id="id107" draw:id="id107">
          <svg:title>TexMaths</svg:title>
          <svg:desc>26§display§\frac{dy}{dx} = \frac{d}{dx}[\ e^{ax} \sin (bx + c)\ ]§svg§600§FALSE§</svg:desc>
          <draw:polygon draw:style-name="gr2" draw:text-style-name="P4" draw:layer="layout" svg:width="10.154cm" svg:height="1.798cm" svg:x="2.583cm" svg:y="5.38cm" svg:viewBox="0 0 10155 1799" draw:points="5078,1799 0,1799 0,0 10155,0 10155,1799">
            <text:p/>
          </draw:polygon>
          <draw:path draw:style-name="gr3" draw:text-style-name="P5" draw:layer="layout" svg:width="0.436cm" svg:height="0.646cm" svg:x="2.595cm" svg:y="5.334cm" svg:viewBox="0 0 437 647" svg:d="M437 10c0-2 0-10-13-10-12 0-99 8-116 10-6 0-13 5-13 17 0 13 9 13 23 13 44 0 46 6 46 14l-4 19-54 216c-17-33-44-58-86-58-106 0-220 135-220 268 0 88 50 148 123 148 18 0 64-4 118-69 9 38 40 69 84 69 33 0 54-21 68-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23cm" svg:height="0.592cm" svg:x="3.059cm" svg:y="5.565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4-33-34-21 0-52 15-52 61s41 79 97 79c96 0 190-83 215-187z">
            <text:p/>
          </draw:path>
          <draw:polygon draw:style-name="gr3" draw:text-style-name="P5" draw:layer="layout" svg:width="1cm" svg:height="0.039cm" svg:x="2.537cm" svg:y="6.339cm" svg:viewBox="0 0 1001 40" draw:points="499,40 0,40 0,0 1001,0 1001,40">
            <text:p/>
          </draw:polygon>
          <draw:path draw:style-name="gr3" draw:text-style-name="P5" draw:layer="layout" svg:width="0.436cm" svg:height="0.646cm" svg:x="2.574cm" svg:y="6.58cm" svg:viewBox="0 0 437 647" svg:d="M437 10c0-2 0-10-13-10-12 0-99 8-116 10-6 0-13 5-13 17 0 13 9 13 23 13 44 0 46 6 46 14l-4 19-54 216c-17-33-44-58-86-58-106 0-220 135-220 268 0 88 50 148 123 148 18 0 64-4 118-69 9 38 40 69 84 69 33 0 54-21 68-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57cm" svg:height="0.415cm" svg:x="3.038cm" svg:y="6.809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5 60 63 0 96-64 98-71 10 36 44 71 98 71 96 0 148-119 148-141 0-9-9-9-11-9-8 0-10 2-12 9-29 99-94 120-123 120-35 0-50-29-50-60 0-21 6-40 17-81z">
            <text:p/>
          </draw:path>
          <draw:path draw:style-name="gr3" draw:text-style-name="P5" draw:layer="layout" svg:width="0.608cm" svg:height="0.215cm" svg:x="3.949cm" svg:y="6.251cm" svg:viewBox="0 0 609 216" svg:d="M578 37c15 0 31 0 31-18 0-19-16-19-29-19h-549c-14 0-31 0-31 19 0 18 17 18 31 18zM580 216c13 0 29 0 29-18 0-19-16-19-31-19h-547c-14 0-31 0-31 19 0 18 17 18 31 18z">
            <text:p/>
          </draw:path>
          <draw:path draw:style-name="gr3" draw:text-style-name="P5" draw:layer="layout" svg:width="0.436cm" svg:height="0.646cm" svg:x="5.27cm" svg:y="5.334cm" svg:viewBox="0 0 437 647" svg:d="M437 10c0-2 0-10-13-10-12 0-99 8-116 10-6 0-13 5-13 17 0 13 9 13 23 13 44 0 46 6 46 14l-4 19-54 216c-17-33-44-58-86-58-106 0-220 135-220 268 0 88 50 148 123 148 18 0 64-4 118-69 9 38 40 69 84 69 33 0 54-21 68-52 15-31 27-87 27-90 0-10-8-10-10-10-11 0-11 4-13 17-16 60-33 114-70 114-25 0-27-23-27-41 0-23 2-30 6-44zM245 526c-4 17-4 19-18 36-40 50-77 64-102 64-46 0-61-50-61-85 0-46 30-160 52-202 28-54 69-87 107-87 60 0 72 75 72 81 0 4-2 10-4 14z">
            <text:p/>
          </draw:path>
          <draw:polygon draw:style-name="gr3" draw:text-style-name="P5" draw:layer="layout" svg:width="1cm" svg:height="0.039cm" svg:x="4.973cm" svg:y="6.339cm" svg:viewBox="0 0 1001 40" draw:points="499,40 0,40 0,0 1001,0 1001,40">
            <text:p/>
          </draw:polygon>
          <draw:path draw:style-name="gr3" draw:text-style-name="P5" draw:layer="layout" svg:width="0.436cm" svg:height="0.646cm" svg:x="5.01cm" svg:y="6.58cm" svg:viewBox="0 0 437 647" svg:d="M437 10c0-2 0-10-13-10-12 0-99 8-116 10-6 0-13 5-13 17 0 13 9 13 23 13 44 0 46 6 46 14l-4 19-54 216c-17-33-44-58-86-58-106 0-220 135-220 268 0 88 50 148 123 148 18 0 64-4 118-69 9 38 40 69 84 69 33 0 54-21 68-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57cm" svg:height="0.415cm" svg:x="5.474cm" svg:y="6.809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5 60 63 0 96-64 98-71 10 36 44 71 100 71 94 0 146-119 146-141 0-9-9-9-11-9-8 0-10 2-12 9-29 99-94 120-123 120-35 0-50-29-50-60 0-21 6-40 17-81z">
            <text:p/>
          </draw:path>
          <draw:polygon draw:style-name="gr3" draw:text-style-name="P5" draw:layer="layout" svg:width="0.126cm" svg:height="0.914cm" svg:x="6.188cm" svg:y="5.902cm" svg:viewBox="0 0 127 915" draw:points="127,915 127,880 37,880 37,37 127,37 127,0 0,0 0,915">
            <text:p/>
          </draw:polygon>
          <draw:path draw:style-name="gr3" draw:text-style-name="P5" draw:layer="layout" svg:width="0.353cm" svg:height="0.415cm" svg:x="6.681cm" svg:y="6.183cm" svg:viewBox="0 0 354 416" svg:d="M129 193c27 0 96-2 141-20 65-27 69-81 69-94 0-42-35-79-98-79-102 0-241 89-241 250 0 93 54 166 144 166 133 0 210-98 210-108 0-6-7-13-13-13-4 0-6 2-10 11-73 89-173 89-185 89-71 0-79-77-79-106 0-10 0-39 14-96zM87 173c36-140 129-152 154-152 44 0 67 27 67 58 0 94-146 94-183 94z">
            <text:p/>
          </draw:path>
          <draw:path draw:style-name="gr3" draw:text-style-name="P5" draw:layer="layout" svg:width="0.328cm" svg:height="0.29cm" svg:x="7.103cm" svg:y="5.927cm" svg:viewBox="0 0 329 291" svg:d="M233 37c-15-20-35-37-67-37-83 0-166 92-166 183 0 62 42 108 98 108 33 0 64-21 91-46 13 40 48 46 67 46 23 0 37-14 50-35 14-25 23-60 23-65 0-8-9-8-11-8-8 0-10 4-14 21-9 31-21 69-46 69-19 0-23-15-23-32 0-10 6-35 10-52 5-16 11-43 15-58l13-48c4-16 10-48 10-50 0-14-10-21-21-21-10 0-25 9-29 25zM191 204c-4 19-18 31-33 44-6 4-31 25-58 25-25 0-48-17-48-63 0-33 19-106 33-131 29-52 63-60 81-60 44 0 57 48 57 56 0 2 0 6-3 8z">
            <text:p/>
          </draw:path>
          <draw:path draw:style-name="gr3" draw:text-style-name="P5" draw:layer="layout" svg:width="0.344cm" svg:height="0.29cm" svg:x="7.492cm" svg:y="5.927cm" svg:viewBox="0 0 345 291" svg:d="M129 216c-6 21-27 57-60 57-2 0-21 0-36-9 27-8 29-31 29-35 0-15-10-25-25-25-18 0-37 17-37 39 0 34 35 48 67 48 31 0 56-18 72-46 17 34 52 46 77 46 75 0 113-81 113-100 0-8-9-8-11-8-8 0-8 4-10 13-15 43-54 77-90 77-25 0-39-17-39-42 0-17 17-75 33-148 15-50 42-64 65-64 0 0 20 0 33 8-19 6-27 23-27 35 0 15 10 25 25 25 14 0 37-12 37-39 0-38-41-48-68-48-32 0-59 21-71 46-13-27-42-46-77-46-73 0-114 79-114 98 0 8 8 8 10 8 8 0 10-2 12-10 17-50 57-77 90-77 21 0 37 10 37 41 0 13-8 46-12 67z">
            <text:p/>
          </draw:path>
          <draw:path draw:style-name="gr3" draw:text-style-name="P5" draw:layer="layout" svg:width="0.301cm" svg:height="0.421cm" svg:x="8.104cm" svg:y="6.176cm" svg:viewBox="0 0 302 422" svg:d="M160 233c21 4 96 19 96 85 0 46-31 83-104 83-77 0-110-52-127-131-2-10-4-14-13-14-12 0-12 6-12 23v120c0 17 0 23 10 23 5 0 7-2 23-18 2-3 2-5 19-21 40 37 81 39 100 39 106 0 150-62 150-129 0-48-29-75-40-87-31-29-66-35-104-44-52-10-114-21-114-75 0-33 25-70 104-70 100 0 106 83 108 112 0 8 8 8 10 8 13 0 13-4 13-23v-91c0-17 0-23-11-23-4 0-6 0-18 10-2 5-13 13-17 15-33-25-73-25-85-25-113 0-148 62-148 112 0 34 15 59 40 79 29 23 56 30 120 42z">
            <text:p/>
          </draw:path>
          <draw:path draw:style-name="gr3" draw:text-style-name="P5" draw:layer="layout" svg:width="0.197cm" svg:height="0.613cm" svg:x="8.463cm" svg:y="5.975cm" svg:viewBox="0 0 198 614" svg:d="M133 208l-129 10v30c60 0 69 4 69 49v246c0 42-11 42-73 42v29c29-2 79-2 102-2 31 0 64 0 96 2v-29c-61 0-65-5-65-40zM137 48c0-29-23-48-50-48-29 0-47 25-47 48 0 25 18 50 47 50 27 0 50-21 50-50z">
            <text:p/>
          </draw:path>
          <draw:path draw:style-name="gr3" draw:text-style-name="P5" draw:layer="layout" svg:width="0.461cm" svg:height="0.405cm" svg:x="8.717cm" svg:y="6.183cm" svg:viewBox="0 0 462 406" svg:d="M71 89v248c0 40-9 40-71 40v29c31 0 79-2 104-2 23 0 71 2 102 2v-29c-60 0-71 0-71-40v-171c0-95 65-145 123-145s69 50 69 102v214c0 40-11 40-71 40v29c31 0 79-2 104-2 23 0 71 2 102 2v-29c-48 0-71 0-71-28v-174c0-79 0-108-29-142-13-14-44-33-96-33-68 0-110 40-137 96v-96l-129 10v30c64 0 71 6 71 49z">
            <text:p/>
          </draw:path>
          <draw:path draw:style-name="gr3" draw:text-style-name="P5" draw:layer="layout" svg:width="0.213cm" svg:height="0.914cm" svg:x="9.285cm" svg:y="5.902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338cm" svg:height="0.646cm" svg:x="9.593cm" svg:y="5.952cm" svg:viewBox="0 0 339 647" svg:d="M177 10c0-2 0-10-13-10-20 0-87 8-112 8-6 2-17 2-17 19 0 13 9 13 21 13 46 0 48 6 48 14 0 6-8 38-15 56l-74 300c-11 46-15 60-15 93 0 86 48 144 116 144 109 0 223-137 223-268 0-86-50-148-123-148-41 0-81 27-108 56zM89 356c7-19 7-21 15-31 46-61 85-73 110-73 34 0 59 27 59 85 0 54-32 160-48 196-29 60-73 93-109 93-31 0-60-25-60-91 0-19 0-36 15-94z">
            <text:p/>
          </draw:path>
          <draw:path draw:style-name="gr3" draw:text-style-name="P5" draw:layer="layout" svg:width="0.457cm" svg:height="0.415cm" svg:x="9.97cm" svg:y="6.183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7 60 61 0 94-64 96-71 10 36 44 71 100 71 94 0 146-119 146-141 0-9-9-9-11-9-8 0-10 2-12 9-29 99-92 120-123 120-35 0-50-29-50-60 0-21 6-40 17-81z">
            <text:p/>
          </draw:path>
          <draw:path draw:style-name="gr3" draw:text-style-name="P5" draw:layer="layout" svg:width="0.608cm" svg:height="0.611cm" svg:x="10.72cm" svg:y="6.054cm" svg:viewBox="0 0 609 612" svg:d="M325 325h255c13 0 29 0 29-19s-16-19-29-19h-255v-256c0-14 0-31-19-31s-19 17-19 31v256h-256c-14 0-31 0-31 19s17 19 31 19h256v255c0 13 0 32 19 32s19-19 19-32z">
            <text:p/>
          </draw:path>
          <draw:path draw:style-name="gr3" draw:text-style-name="P5" draw:layer="layout" svg:width="0.357cm" svg:height="0.415cm" svg:x="11.619cm" svg:y="6.183cm" svg:viewBox="0 0 358 416" svg:d="M327 56c-15 0-27 0-42 15-15 12-17 29-17 35 0 21 17 31 36 31 27 0 52-21 52-58 0-46-44-79-111-79-122 0-245 131-245 260 0 83 54 156 150 156 131 0 208-98 208-108 0-6-6-13-11-13-6 0-8 2-12 11-73 89-173 89-185 89-56 0-81-43-81-100 0-37 18-127 50-183 27-52 79-91 129-91 31 0 66 10 79 35z">
            <text:p/>
          </draw:path>
          <draw:path draw:style-name="gr3" draw:text-style-name="P5" draw:layer="layout" svg:width="0.213cm" svg:height="0.914cm" svg:x="12.029cm" svg:y="5.902cm" svg:viewBox="0 0 214 915" svg:d="M214 458c0-71-10-181-60-285-56-113-135-173-146-173-4 0-8 4-8 8s0 7 17 23c91 90 143 235 143 427 0 156-33 318-148 432-12 13-12 15-12 17 0 6 4 8 8 8 11 0 94-62 148-179 48-99 58-201 58-278z">
            <text:p/>
          </draw:path>
          <draw:polygon draw:style-name="gr3" draw:text-style-name="P5" draw:layer="layout" svg:width="0.126cm" svg:height="0.914cm" svg:x="12.657cm" svg:y="5.902cm" svg:viewBox="0 0 127 915" draw:points="127,0 0,0 0,37 89,37 89,880 0,880 0,915 127,915">
            <text:p/>
          </draw:polygon>
        </draw:g>
        <draw:g xml:id="id108" draw:id="id108">
          <svg:title>TexMaths</svg:title>
          <svg:desc>26§display§= e^{ax} \frac{d}{dx}[ \sin (bx + c) ] + \sin (bx + c) \frac{d}{dx}( e^{ax} )§svg§600§FALSE§</svg:desc>
          <draw:polygon draw:style-name="gr2" draw:text-style-name="P4" draw:layer="layout" svg:width="16.635cm" svg:height="1.798cm" svg:x="3.838cm" svg:y="7.482cm" svg:viewBox="0 0 16636 1799" draw:points="8318,1799 0,1799 0,0 16636,0 16636,1799">
            <text:p/>
          </draw:polygon>
          <draw:path draw:style-name="gr3" draw:text-style-name="P5" draw:layer="layout" svg:width="0.608cm" svg:height="0.215cm" svg:x="3.844cm" svg:y="8.353cm" svg:viewBox="0 0 609 216" svg:d="M578 37c15 0 31 0 31-18 0-19-16-19-29-19h-549c-14 0-31 0-31 19 0 18 17 18 31 18zM580 216c13 0 29 0 29-18 0-19-16-19-31-19h-547c-14 0-31 0-31 19 0 18 17 18 31 18z">
            <text:p/>
          </draw:path>
          <draw:path draw:style-name="gr3" draw:text-style-name="P5" draw:layer="layout" svg:width="0.353cm" svg:height="0.415cm" svg:x="4.799cm" svg:y="8.285cm" svg:viewBox="0 0 354 416" svg:d="M129 193c27 0 96-2 141-20 65-27 69-81 69-94 0-42-35-79-98-79-102 0-241 89-241 250 0 93 54 166 144 166 133 0 210-98 210-108 0-6-7-13-13-13-4 0-6 2-10 11-73 89-173 89-185 89-71 0-79-77-79-106 0-10 0-39 14-96zM87 173c36-140 129-152 154-152 44 0 67 27 67 58 0 94-146 94-183 94z">
            <text:p/>
          </draw:path>
          <draw:path draw:style-name="gr3" draw:text-style-name="P5" draw:layer="layout" svg:width="0.328cm" svg:height="0.29cm" svg:x="5.221cm" svg:y="8.029cm" svg:viewBox="0 0 329 291" svg:d="M233 37c-15-20-35-37-67-37-83 0-166 92-166 183 0 62 42 108 98 108 33 0 64-21 91-46 13 40 50 46 67 46 23 0 37-14 50-35 14-25 23-60 23-65 0-8-9-8-11-8-8 0-10 4-14 21-9 31-21 69-48 69-17 0-21-15-21-32 0-10 6-35 10-52 5-16 11-43 15-58l12-48c5-16 11-48 11-50 0-14-11-21-21-21s-25 9-29 25zM191 204c-4 19-18 31-33 44-6 4-31 25-58 25-25 0-48-17-48-63 0-33 19-106 33-131 29-52 63-60 81-60 46 0 57 48 57 56 0 2 0 6-3 8z">
            <text:p/>
          </draw:path>
          <draw:path draw:style-name="gr3" draw:text-style-name="P5" draw:layer="layout" svg:width="0.344cm" svg:height="0.29cm" svg:x="5.61cm" svg:y="8.029cm" svg:viewBox="0 0 345 291" svg:d="M129 216c-6 21-27 57-60 57-2 0-21 0-36-9 27-8 29-31 29-35 0-15-10-25-25-25-18 0-37 17-37 39 0 34 35 48 67 48 31 0 56-18 72-46 17 34 52 46 77 46 75 0 113-81 113-100 0-8-9-8-11-8-8 0-8 4-10 13-15 43-52 77-90 77-25 0-39-17-39-42 0-17 17-75 33-148 15-50 44-64 65-64 0 0 20 0 33 8-19 6-27 23-27 35 0 15 10 25 25 25 14 0 37-12 37-39 0-38-41-48-68-48-32 0-57 21-71 46-13-27-42-46-77-46-73 0-114 79-114 98 0 8 8 8 10 8 8 0 10-2 12-10 17-50 57-77 90-77 21 0 37 10 37 41 0 13-8 46-12 67z">
            <text:p/>
          </draw:path>
          <draw:path draw:style-name="gr3" draw:text-style-name="P5" draw:layer="layout" svg:width="0.436cm" svg:height="0.646cm" svg:x="6.446cm" svg:y="7.436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8 0-61-50-61-85 0-46 30-160 52-202 28-54 69-87 107-87 58 0 72 75 72 81 0 4-2 10-4 14z">
            <text:p/>
          </draw:path>
          <draw:polygon draw:style-name="gr3" draw:text-style-name="P5" draw:layer="layout" svg:width="1cm" svg:height="0.039cm" svg:x="6.149cm" svg:y="8.441cm" svg:viewBox="0 0 1001 40" draw:points="499,40 0,40 0,0 1001,0 1001,40">
            <text:p/>
          </draw:polygon>
          <draw:path draw:style-name="gr3" draw:text-style-name="P5" draw:layer="layout" svg:width="0.436cm" svg:height="0.646cm" svg:x="6.184cm" svg:y="8.682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8 0-61-50-61-85 0-46 30-160 52-202 28-54 69-87 107-87 58 0 72 75 72 81 0 4-2 10-4 14z">
            <text:p/>
          </draw:path>
          <draw:path draw:style-name="gr3" draw:text-style-name="P5" draw:layer="layout" svg:width="0.457cm" svg:height="0.415cm" svg:x="6.65cm" svg:y="8.911cm" svg:viewBox="0 0 458 416" svg:d="M281 129c4-25 25-108 89-108 4 0 27 0 46 10-25 6-44 29-44 50 0 15 11 33 36 33 20 0 50-16 50-54 0-48-54-60-86-60-54 0-85 48-97 71-23-63-71-71-98-71-96 0-148 119-148 141 0 9 8 9 11 9 8 0 10 0 12-9 31-97 92-120 123-120 16 0 50 8 50 60 0 29-17 92-50 219-15 58-48 95-88 95-6 0-27 0-45-10 22-6 43-25 43-50s-21-33-35-33c-27 0-50 25-50 54 0 41 46 60 85 60 63 0 94-64 98-71 10 36 44 71 98 71 95 0 147-119 147-141 0-9-8-9-10-9-8 0-10 2-12 9-32 99-94 120-123 120-35 0-50-29-50-60 0-21 6-40 17-81z">
            <text:p/>
          </draw:path>
          <draw:polygon draw:style-name="gr3" draw:text-style-name="P5" draw:layer="layout" svg:width="0.126cm" svg:height="0.914cm" svg:x="7.364cm" svg:y="8.004cm" svg:viewBox="0 0 127 915" draw:points="127,915 127,880 37,880 37,37 127,37 127,0 0,0 0,915">
            <text:p/>
          </draw:polygon>
          <draw:path draw:style-name="gr3" draw:text-style-name="P5" draw:layer="layout" svg:width="0.301cm" svg:height="0.421cm" svg:x="7.54cm" svg:y="8.278cm" svg:viewBox="0 0 302 422" svg:d="M160 233c21 4 96 19 96 85 0 46-31 83-104 83-77 0-110-52-127-131-2-10-4-14-13-14-12 0-12 6-12 23v120c0 17 0 23 10 23 5 0 7-2 23-18 2-3 2-5 19-21 40 37 81 39 100 39 106 0 150-62 150-129 0-48-30-75-40-87-31-29-66-35-104-44-52-10-114-21-114-75 0-33 25-70 104-70 100 0 106 83 108 112 0 8 8 8 10 8 13 0 13-4 13-23v-91c0-17 0-23-11-23-4 0-6 0-18 10-2 5-13 13-17 15-33-25-73-25-85-25-113 0-148 62-148 112 0 34 15 59 40 79 29 23 56 30 120 42z">
            <text:p/>
          </draw:path>
          <draw:path draw:style-name="gr3" draw:text-style-name="P5" draw:layer="layout" svg:width="0.197cm" svg:height="0.613cm" svg:x="7.9cm" svg:y="8.077cm" svg:viewBox="0 0 198 614" svg:d="M133 208l-129 10v30c60 0 69 4 69 49v246c0 42-11 42-73 42v29c29-2 79-2 102-2 31 0 64 0 96 2v-29c-61 0-65-5-65-40zM137 48c0-29-23-48-50-48-29 0-47 25-47 48 0 25 18 50 47 50 27 0 50-21 50-50z">
            <text:p/>
          </draw:path>
          <draw:path draw:style-name="gr3" draw:text-style-name="P5" draw:layer="layout" svg:width="0.461cm" svg:height="0.405cm" svg:x="8.154cm" svg:y="8.285cm" svg:viewBox="0 0 462 406" svg:d="M71 89v248c0 40-9 40-71 40v29c31 0 79-2 104-2 23 0 71 2 102 2v-29c-60 0-71 0-71-40v-171c0-95 65-145 123-145s69 50 69 102v214c0 40-11 40-71 40v29c31 0 79-2 104-2 23 0 71 2 102 2v-29c-48 0-71 0-71-28v-174c0-79 0-108-29-142-13-14-44-33-96-33-68 0-110 40-137 96v-96l-129 10v30c64 0 71 6 71 49z">
            <text:p/>
          </draw:path>
          <draw:path draw:style-name="gr3" draw:text-style-name="P5" draw:layer="layout" svg:width="0.213cm" svg:height="0.914cm" svg:x="8.722cm" svg:y="8.004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338cm" svg:height="0.646cm" svg:x="9.03cm" svg:y="8.054cm" svg:viewBox="0 0 339 647" svg:d="M177 10c0-2 0-10-13-10-20 0-87 8-112 8-6 2-17 2-17 19 0 13 9 13 21 13 46 0 48 6 48 14 0 6-8 38-15 56l-74 300c-11 46-15 60-15 93 0 86 48 144 116 144 109 0 223-137 223-268 0-86-50-148-123-148-41 0-81 27-108 56zM89 356c7-19 7-21 15-31 46-61 85-73 110-73 34 0 58 27 58 85 0 54-31 160-47 196-29 60-73 93-109 93-31 0-60-25-60-91 0-19 0-36 15-94z">
            <text:p/>
          </draw:path>
          <draw:path draw:style-name="gr3" draw:text-style-name="P5" draw:layer="layout" svg:width="0.457cm" svg:height="0.415cm" svg:x="9.406cm" svg:y="8.285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2 120-123 120-35 0-50-29-50-60 0-21 6-40 17-81z">
            <text:p/>
          </draw:path>
          <draw:path draw:style-name="gr3" draw:text-style-name="P5" draw:layer="layout" svg:width="0.608cm" svg:height="0.611cm" svg:x="10.155cm" svg:y="8.156cm" svg:viewBox="0 0 609 612" svg:d="M324 325h256c13 0 29 0 29-19s-16-19-29-19h-256v-256c0-14 0-31-18-31-19 0-19 17-19 31v256h-256c-14 0-31 0-31 19s17 19 31 19h256v255c0 13 0 32 19 32 18 0 18-19 18-32z">
            <text:p/>
          </draw:path>
          <draw:path draw:style-name="gr3" draw:text-style-name="P5" draw:layer="layout" svg:width="0.357cm" svg:height="0.415cm" svg:x="11.056cm" svg:y="8.285cm" svg:viewBox="0 0 358 416" svg:d="M327 56c-15 0-27 0-42 15-15 12-17 29-17 35 0 21 17 31 36 31 27 0 52-21 52-58 0-46-44-79-111-79-122 0-245 131-245 260 0 83 54 156 150 156 131 0 208-98 208-108 0-6-6-13-11-13-6 0-8 2-12 11-73 89-173 89-185 89-56 0-81-43-81-100 0-37 18-127 50-183 27-52 79-91 129-91 31 0 66 10 79 35z">
            <text:p/>
          </draw:path>
          <draw:path draw:style-name="gr3" draw:text-style-name="P5" draw:layer="layout" svg:width="0.213cm" svg:height="0.914cm" svg:x="11.466cm" svg:y="8.004cm" svg:viewBox="0 0 214 915" svg:d="M214 458c0-71-10-181-60-285-56-113-135-173-146-173-4 0-8 4-8 8s0 7 17 23c91 90 143 235 143 427 0 156-33 318-148 432-12 13-12 15-12 17 0 6 4 8 8 8 11 0 94-62 148-179 48-99 58-201 58-278z">
            <text:p/>
          </draw:path>
          <draw:polygon draw:style-name="gr3" draw:text-style-name="P5" draw:layer="layout" svg:width="0.126cm" svg:height="0.914cm" svg:x="11.79cm" svg:y="8.004cm" svg:viewBox="0 0 127 915" draw:points="127,0 0,0 0,37 89,37 89,880 0,880 0,915 127,915">
            <text:p/>
          </draw:polygon>
          <draw:path draw:style-name="gr3" draw:text-style-name="P5" draw:layer="layout" svg:width="0.608cm" svg:height="0.611cm" svg:x="12.277cm" svg:y="8.156cm" svg:viewBox="0 0 609 612" svg:d="M324 325h256c13 0 29 0 29-19s-16-19-29-19h-256v-256c0-14 0-31-18-31-19 0-19 17-19 31v256h-256c-14 0-31 0-31 19s17 19 31 19h256v255c0 13 0 32 19 32 18 0 18-19 18-32z">
            <text:p/>
          </draw:path>
          <draw:path draw:style-name="gr3" draw:text-style-name="P5" draw:layer="layout" svg:width="0.301cm" svg:height="0.421cm" svg:x="13.171cm" svg:y="8.278cm" svg:viewBox="0 0 302 422" svg:d="M160 233c21 4 96 19 96 85 0 46-31 83-104 83-77 0-110-52-127-131-2-10-4-14-13-14-12 0-12 6-12 23v120c0 17 0 23 10 23 5 0 7-2 23-18 2-3 2-5 19-21 40 37 81 39 100 39 106 0 150-62 150-129 0-48-30-75-40-87-31-29-66-35-104-44-52-10-114-21-114-75 0-33 25-70 104-70 100 0 106 83 108 112 0 8 8 8 10 8 13 0 13-4 13-23v-91c0-17 0-23-11-23-4 0-6 0-18 10-2 5-13 13-17 15-33-25-73-25-85-25-113 0-148 62-148 112 0 34 15 59 40 79 29 23 56 30 120 42z">
            <text:p/>
          </draw:path>
          <draw:path draw:style-name="gr3" draw:text-style-name="P5" draw:layer="layout" svg:width="0.197cm" svg:height="0.613cm" svg:x="13.531cm" svg:y="8.077cm" svg:viewBox="0 0 198 614" svg:d="M133 208l-129 10v30c60 0 69 4 69 49v246c0 42-11 42-73 42v29c29-2 79-2 102-2 31 0 64 0 96 2v-29c-61 0-65-5-65-40zM137 48c0-29-23-48-50-48-29 0-47 25-47 48 0 25 18 50 47 50 27 0 50-21 50-50z">
            <text:p/>
          </draw:path>
          <draw:path draw:style-name="gr3" draw:text-style-name="P5" draw:layer="layout" svg:width="0.461cm" svg:height="0.405cm" svg:x="13.783cm" svg:y="8.285cm" svg:viewBox="0 0 462 406" svg:d="M71 89v248c0 40-9 40-71 40v29c31 0 79-2 104-2 23 0 71 2 102 2v-29c-60 0-71 0-71-40v-171c0-95 65-145 123-145s69 50 69 102v214c0 40-11 40-71 40v29c31 0 79-2 104-2 23 0 71 2 102 2v-29c-48 0-71 0-71-28v-174c0-79 0-108-29-142-13-14-44-33-96-33-68 0-110 40-137 96v-96l-129 10v30c64 0 71 6 71 49z">
            <text:p/>
          </draw:path>
          <draw:path draw:style-name="gr3" draw:text-style-name="P5" draw:layer="layout" svg:width="0.213cm" svg:height="0.914cm" svg:x="14.353cm" svg:y="8.004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338cm" svg:height="0.646cm" svg:x="14.66cm" svg:y="8.054cm" svg:viewBox="0 0 339 647" svg:d="M177 10c0-2 0-10-13-10-20 0-87 8-112 8-6 2-17 2-17 19 0 13 9 13 21 13 46 0 48 6 48 14 0 6-8 38-15 56l-74 300c-11 46-15 60-15 93 0 86 48 144 116 144 109 0 223-137 223-268 0-86-50-148-123-148-41 0-81 27-108 56zM89 356c7-19 7-21 15-31 46-61 85-73 110-73 34 0 58 27 58 85 0 54-31 160-47 196-29 60-73 93-109 93-31 0-60-25-60-91 0-19 0-36 15-94z">
            <text:p/>
          </draw:path>
          <draw:path draw:style-name="gr3" draw:text-style-name="P5" draw:layer="layout" svg:width="0.457cm" svg:height="0.415cm" svg:x="15.037cm" svg:y="8.285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2 120-123 120-35 0-50-29-50-60 0-21 6-40 17-81z">
            <text:p/>
          </draw:path>
          <draw:path draw:style-name="gr3" draw:text-style-name="P5" draw:layer="layout" svg:width="0.608cm" svg:height="0.611cm" svg:x="15.786cm" svg:y="8.156cm" svg:viewBox="0 0 609 612" svg:d="M324 325h256c13 0 29 0 29-19s-16-19-29-19h-256v-256c0-14 0-31-18-31-19 0-19 17-19 31v256h-256c-14 0-31 0-31 19s17 19 31 19h256v255c0 13 0 32 19 32 18 0 18-19 18-32z">
            <text:p/>
          </draw:path>
          <draw:path draw:style-name="gr3" draw:text-style-name="P5" draw:layer="layout" svg:width="0.357cm" svg:height="0.415cm" svg:x="16.686cm" svg:y="8.285cm" svg:viewBox="0 0 358 416" svg:d="M327 56c-15 0-27 0-42 15-15 12-17 29-17 35 0 21 17 31 36 31 27 0 52-21 52-58 0-46-44-79-111-79-122 0-245 131-245 260 0 83 54 156 150 156 131 0 208-98 208-108 0-6-6-13-11-13-6 0-8 2-12 11-73 89-173 89-185 89-56 0-81-43-81-100 0-37 18-127 50-183 27-52 79-91 129-91 31 0 66 10 79 35z">
            <text:p/>
          </draw:path>
          <draw:path draw:style-name="gr3" draw:text-style-name="P5" draw:layer="layout" svg:width="0.213cm" svg:height="0.914cm" svg:x="17.096cm" svg:y="8.004cm" svg:viewBox="0 0 214 915" svg:d="M214 458c0-71-10-181-60-285-56-113-135-173-146-173-4 0-8 4-8 8s0 7 17 23c91 90 143 235 143 427 0 156-33 318-148 432-12 13-12 15-12 17 0 6 4 8 8 8 11 0 94-62 148-179 48-99 58-201 58-278z">
            <text:p/>
          </draw:path>
          <draw:path draw:style-name="gr3" draw:text-style-name="P5" draw:layer="layout" svg:width="0.436cm" svg:height="0.646cm" svg:x="17.808cm" svg:y="7.436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8 0-61-50-61-85 0-46 30-160 52-202 28-54 69-87 107-87 58 0 72 75 72 81 0 4-2 10-4 14z">
            <text:p/>
          </draw:path>
          <draw:polygon draw:style-name="gr3" draw:text-style-name="P5" draw:layer="layout" svg:width="1cm" svg:height="0.039cm" svg:x="17.51cm" svg:y="8.441cm" svg:viewBox="0 0 1001 40" draw:points="499,40 0,40 0,0 1001,0 1001,40">
            <text:p/>
          </draw:polygon>
          <draw:path draw:style-name="gr3" draw:text-style-name="P5" draw:layer="layout" svg:width="0.436cm" svg:height="0.646cm" svg:x="17.546cm" svg:y="8.682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8 0-61-50-61-85 0-46 30-160 52-202 28-54 69-87 107-87 58 0 72 75 72 81 0 4-2 10-4 14z">
            <text:p/>
          </draw:path>
          <draw:path draw:style-name="gr3" draw:text-style-name="P5" draw:layer="layout" svg:width="0.457cm" svg:height="0.415cm" svg:x="18.011cm" svg:y="8.911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2 120-123 120-35 0-50-29-50-60 0-21 6-40 17-81z">
            <text:p/>
          </draw:path>
          <draw:path draw:style-name="gr3" draw:text-style-name="P5" draw:layer="layout" svg:width="0.213cm" svg:height="0.914cm" svg:x="18.708cm" svg:y="8.004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353cm" svg:height="0.415cm" svg:x="19.014cm" svg:y="8.285cm" svg:viewBox="0 0 354 416" svg:d="M129 193c27 0 96-2 141-20 65-27 69-81 69-94 0-42-35-79-98-79-102 0-241 89-241 250 0 93 54 166 144 166 133 0 210-98 210-108 0-6-7-13-13-13-4 0-6 2-10 11-73 89-173 89-185 89-71 0-79-77-79-106 0-10 0-39 14-96zM87 173c36-140 129-152 154-152 44 0 67 27 67 58 0 94-146 94-183 94z">
            <text:p/>
          </draw:path>
          <draw:path draw:style-name="gr3" draw:text-style-name="P5" draw:layer="layout" svg:width="0.328cm" svg:height="0.29cm" svg:x="19.436cm" svg:y="8.029cm" svg:viewBox="0 0 329 291" svg:d="M233 37c-15-20-35-37-67-37-83 0-166 92-166 183 0 62 42 108 98 108 33 0 64-21 91-46 13 40 48 46 67 46 23 0 37-14 50-35 14-25 23-60 23-65 0-8-9-8-11-8-8 0-10 4-14 21-9 31-21 69-48 69-17 0-21-15-21-32 0-10 6-35 10-52 5-16 11-43 15-58l12-48c5-16 11-48 11-50 0-14-11-21-21-21s-25 9-29 25zM191 204c-4 19-18 31-33 44-6 4-31 25-58 25-25 0-48-17-48-63 0-33 19-106 33-131 29-52 63-60 81-60 44 0 57 48 57 56 0 2 0 6-3 8z">
            <text:p/>
          </draw:path>
          <draw:path draw:style-name="gr3" draw:text-style-name="P5" draw:layer="layout" svg:width="0.344cm" svg:height="0.29cm" svg:x="19.825cm" svg:y="8.029cm" svg:viewBox="0 0 345 291" svg:d="M129 216c-6 21-27 57-60 57-2 0-21 0-36-9 27-8 29-31 29-35 0-15-10-25-25-25-18 0-37 17-37 39 0 34 35 48 69 48 29 0 54-18 70-46 17 34 52 46 77 46 75 0 113-81 113-100 0-8-9-8-11-8-8 0-8 4-10 13-15 43-52 77-90 77-25 0-39-17-39-42 0-17 17-75 33-148 15-50 44-64 65-64 0 0 20 0 33 8-19 6-27 23-27 35 0 15 10 25 25 25 14 0 37-12 37-39 0-38-41-48-68-48-32 0-59 21-71 46-13-27-42-46-77-46-73 0-114 79-114 98 0 8 8 8 10 8 8 0 10-2 12-10 17-50 59-77 90-77 21 0 37 10 37 41 0 13-6 46-12 67z">
            <text:p/>
          </draw:path>
          <draw:path draw:style-name="gr3" draw:text-style-name="P5" draw:layer="layout" svg:width="0.213cm" svg:height="0.914cm" svg:x="20.306cm" svg:y="8.004cm" svg:viewBox="0 0 214 915" svg:d="M214 458c0-71-10-181-60-285-56-113-135-173-146-173-4 0-8 4-8 8s0 7 17 23c91 90 143 235 143 427 0 156-33 318-148 432-12 13-12 15-12 17 0 6 4 8 8 8 11 0 94-62 148-179 48-99 58-201 58-278z">
            <text:p/>
          </draw:path>
        </draw:g>
        <draw:g xml:id="id109" draw:id="id109">
          <svg:title>TexMaths</svg:title>
          <svg:desc>26§display§= e^{ax} \cos (bx + c) \frac{d}{dx}(bx + c) + \sin (bx + c). e^{ax} \frac{d}{dx} ( ax )§svg§600§FALSE§</svg:desc>
          <draw:polygon draw:style-name="gr2" draw:text-style-name="P4" draw:layer="layout" svg:width="20.779cm" svg:height="1.798cm" svg:x="3.838cm" svg:y="9.484cm" svg:viewBox="0 0 20780 1799" draw:points="10390,1799 0,1799 0,0 20780,0 20780,1799">
            <text:p/>
          </draw:polygon>
          <draw:path draw:style-name="gr3" draw:text-style-name="P5" draw:layer="layout" svg:width="0.608cm" svg:height="0.215cm" svg:x="3.844cm" svg:y="10.355cm" svg:viewBox="0 0 609 216" svg:d="M578 37c15 0 31 0 31-18 0-19-16-19-29-19h-549c-14 0-31 0-31 19 0 18 17 18 31 18zM580 216c13 0 29 0 29-18 0-19-16-19-31-19h-547c-14 0-31 0-31 19 0 18 17 18 31 18z">
            <text:p/>
          </draw:path>
          <draw:path draw:style-name="gr3" draw:text-style-name="P5" draw:layer="layout" svg:width="0.353cm" svg:height="0.415cm" svg:x="4.799cm" svg:y="10.287cm" svg:viewBox="0 0 354 416" svg:d="M129 193c27 0 96-2 141-20 65-27 69-81 69-94 0-42-35-79-98-79-102 0-241 89-241 250 0 93 54 166 144 166 133 0 210-98 210-108 0-6-7-13-13-13-4 0-6 2-10 11-73 89-173 89-185 89-71 0-79-77-79-106 0-10 0-39 14-96zM87 173c36-140 129-152 154-152 44 0 67 27 67 58 0 94-146 94-183 94z">
            <text:p/>
          </draw:path>
          <draw:path draw:style-name="gr3" draw:text-style-name="P5" draw:layer="layout" svg:width="0.328cm" svg:height="0.29cm" svg:x="5.221cm" svg:y="10.031cm" svg:viewBox="0 0 329 291" svg:d="M233 37c-15-20-35-37-67-37-83 0-166 92-166 183 0 62 42 108 98 108 33 0 64-21 91-46 13 40 50 46 67 46 23 0 37-14 50-35 14-25 23-60 23-65 0-8-9-8-11-8-8 0-10 4-14 21-9 31-21 69-48 69-17 0-21-15-21-32 0-10 6-35 10-52 5-16 11-43 15-58l12-48c5-16 11-48 11-50 0-14-11-21-21-21s-25 9-29 25zM191 204c-4 19-18 31-33 44-6 4-31 25-58 25-25 0-48-17-48-63 0-33 19-106 33-131 29-52 63-60 81-60 46 0 57 48 57 56 0 2 0 6-3 8z">
            <text:p/>
          </draw:path>
          <draw:path draw:style-name="gr3" draw:text-style-name="P5" draw:layer="layout" svg:width="0.344cm" svg:height="0.29cm" svg:x="5.61cm" svg:y="10.031cm" svg:viewBox="0 0 345 291" svg:d="M129 216c-6 21-27 57-60 57-2 0-21 0-36-9 27-8 29-31 29-35 0-15-10-25-25-25-18 0-37 17-37 39 0 34 35 48 67 48 31 0 56-18 72-46 17 34 52 46 77 46 75 0 113-81 113-100 0-8-9-8-11-8-8 0-8 4-10 13-15 43-52 77-90 77-25 0-39-17-39-42 0-17 17-75 33-148 15-50 44-64 65-64 0 0 20 0 33 8-19 6-27 23-27 35 0 15 10 25 25 25 14 0 37-12 37-39 0-38-41-48-68-48-32 0-57 21-71 46-13-27-42-46-77-46-73 0-114 79-114 98 0 8 8 8 10 8 8 0 10-2 12-10 17-50 57-77 90-77 21 0 37 10 37 41 0 13-8 46-12 67z">
            <text:p/>
          </draw:path>
          <draw:path draw:style-name="gr3" draw:text-style-name="P5" draw:layer="layout" svg:width="0.348cm" svg:height="0.421cm" svg:x="6.222cm" svg:y="10.28cm" svg:viewBox="0 0 349 422" svg:d="M77 212c0-150 75-189 123-189 8 0 66 0 100 33-40 4-44 31-44 44 0 23 16 41 41 41s44-16 44-43c0-63-71-98-141-98-115 0-200 100-200 212 0 119 92 210 198 210 122 0 151-110 151-120 0-9-8-9-10-9-8 0-10 4-12 9-27 85-88 97-121 97-48 0-129-39-129-187z">
            <text:p/>
          </draw:path>
          <draw:path draw:style-name="gr3" draw:text-style-name="P5" draw:layer="layout" svg:width="0.407cm" svg:height="0.421cm" svg:x="6.623cm" svg:y="10.28cm" svg:viewBox="0 0 408 422" svg:d="M408 214c0-116-94-214-204-214-115 0-204 100-204 214 0 119 96 208 204 208 110 0 204-91 204-208zM204 399c-40 0-79-20-104-62-23-40-23-96-23-129 0-35 0-85 21-127 25-41 68-60 106-60 39 0 79 19 102 58 25 40 25 94 25 129 0 33 0 83-21 123-19 41-60 68-106 68z">
            <text:p/>
          </draw:path>
          <draw:path draw:style-name="gr3" draw:text-style-name="P5" draw:layer="layout" svg:width="0.301cm" svg:height="0.421cm" svg:x="7.085cm" svg:y="10.28cm" svg:viewBox="0 0 302 422" svg:d="M160 233c21 4 96 19 96 85 0 46-31 83-104 83-77 0-110-52-127-131-2-10-4-14-13-14-12 0-12 6-12 23v120c0 17 0 23 10 23 5 0 7-2 23-18 2-3 2-5 19-21 40 37 81 39 100 39 106 0 150-62 150-129 0-48-30-75-40-87-31-29-66-35-104-44-52-10-114-21-114-75 0-33 25-70 104-70 100 0 106 83 108 112 0 8 8 8 10 8 13 0 13-4 13-23v-91c0-17 0-23-11-23-4 0-6 0-18 10-2 5-13 13-17 15-33-25-73-25-85-25-113 0-148 62-148 112 0 34 15 59 40 79 29 23 56 30 120 42z">
            <text:p/>
          </draw:path>
          <draw:path draw:style-name="gr3" draw:text-style-name="P5" draw:layer="layout" svg:width="0.213cm" svg:height="0.914cm" svg:x="7.505cm" svg:y="10.006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338cm" svg:height="0.646cm" svg:x="7.813cm" svg:y="10.056cm" svg:viewBox="0 0 339 647" svg:d="M177 10c0-2 0-10-13-10-20 0-87 8-112 8-6 2-17 2-17 19 0 13 9 13 21 13 46 0 46 6 46 14 0 6-6 38-13 56l-74 300c-11 46-15 60-15 93 0 86 48 144 116 144 109 0 223-137 223-268 0-86-50-148-123-148-41 0-81 27-108 56zM89 356c7-19 7-21 15-31 46-61 85-73 110-73 34 0 58 27 58 85 0 54-31 160-47 196-29 60-73 93-109 93-31 0-62-25-62-91 0-19 0-36 17-94z">
            <text:p/>
          </draw:path>
          <draw:path draw:style-name="gr3" draw:text-style-name="P5" draw:layer="layout" svg:width="0.457cm" svg:height="0.415cm" svg:x="8.19cm" svg:y="10.287cm" svg:viewBox="0 0 458 416" svg:d="M281 129c4-25 25-108 89-108 6 0 27 0 46 10-25 6-44 29-44 50 0 15 11 33 36 33 21 0 50-16 50-54 0-48-54-60-86-60-54 0-85 48-97 71-23-63-71-71-98-71-96 0-148 119-148 141 0 9 8 9 11 9 8 0 10 0 12-9 31-97 92-120 123-120 16 0 50 8 50 60 0 29-17 92-50 219-15 58-48 95-88 95-6 0-27 0-45-10 22-6 43-25 43-50s-21-33-35-33c-27 0-50 25-50 54 0 41 46 60 85 60 63 0 96-64 98-71 10 36 44 71 98 71 95 0 148-119 148-141 0-9-9-9-11-9-8 0-10 2-12 9-30 99-94 120-123 120-35 0-50-29-50-60 0-21 6-40 17-81z">
            <text:p/>
          </draw:path>
          <draw:path draw:style-name="gr3" draw:text-style-name="P5" draw:layer="layout" svg:width="0.608cm" svg:height="0.611cm" svg:x="8.938cm" svg:y="10.158cm" svg:viewBox="0 0 609 612" svg:d="M324 325h256c13 0 29 0 29-19s-16-19-29-19h-256v-256c0-14 0-31-18-31-19 0-19 17-19 31v256h-256c-14 0-31 0-31 19s17 19 31 19h256v255c0 13 0 32 19 32 18 0 18-19 18-32z">
            <text:p/>
          </draw:path>
          <draw:path draw:style-name="gr3" draw:text-style-name="P5" draw:layer="layout" svg:width="0.357cm" svg:height="0.415cm" svg:x="9.839cm" svg:y="10.287cm" svg:viewBox="0 0 358 416" svg:d="M327 56c-15 0-27 0-42 15-15 12-17 29-17 35 0 21 17 31 36 31 27 0 52-21 52-58 0-46-44-79-111-79-122 0-245 131-245 260 0 83 54 156 150 156 131 0 208-98 208-108 0-6-6-13-11-13-6 0-8 2-12 11-73 89-173 89-185 89-56 0-81-43-81-100 0-37 18-127 50-183 27-52 79-91 129-91 31 0 66 10 79 35z">
            <text:p/>
          </draw:path>
          <draw:path draw:style-name="gr3" draw:text-style-name="P5" draw:layer="layout" svg:width="0.213cm" svg:height="0.914cm" svg:x="10.249cm" svg:y="10.006cm" svg:viewBox="0 0 214 915" svg:d="M214 458c0-71-10-181-60-285-56-113-135-173-146-173-4 0-8 4-8 8s0 7 17 23c91 90 143 235 143 427 0 156-33 318-148 432-12 13-12 15-12 17 0 6 4 8 8 8 11 0 94-62 148-179 48-99 58-201 58-278z">
            <text:p/>
          </draw:path>
          <draw:path draw:style-name="gr3" draw:text-style-name="P5" draw:layer="layout" svg:width="0.436cm" svg:height="0.646cm" svg:x="10.96cm" svg:y="9.438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olygon draw:style-name="gr3" draw:text-style-name="P5" draw:layer="layout" svg:width="1cm" svg:height="0.039cm" svg:x="10.663cm" svg:y="10.443cm" svg:viewBox="0 0 1001 40" draw:points="499,40 0,40 0,0 1001,0 1001,40">
            <text:p/>
          </draw:polygon>
          <draw:path draw:style-name="gr3" draw:text-style-name="P5" draw:layer="layout" svg:width="0.436cm" svg:height="0.646cm" svg:x="10.698cm" svg:y="10.684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57cm" svg:height="0.415cm" svg:x="11.164cm" svg:y="10.913cm" svg:viewBox="0 0 458 416" svg:d="M281 129c4-25 25-108 89-108 6 0 27 0 46 10-25 6-44 29-44 50 0 15 11 33 36 33 21 0 50-16 50-54 0-48-54-60-86-60-54 0-85 48-97 71-23-63-71-71-98-71-96 0-148 119-148 141 0 9 8 9 11 9 8 0 10 0 12-9 31-97 92-120 123-120 16 0 50 8 50 60 0 29-17 92-50 219-15 58-48 95-88 95-6 0-27 0-45-10 22-6 43-25 43-50s-21-33-35-33c-27 0-50 25-50 54 0 41 46 60 85 60 63 0 96-64 98-71 10 36 44 71 100 71 93 0 146-119 146-141 0-9-9-9-11-9-8 0-10 2-12 9-30 99-94 120-123 120-35 0-50-29-50-60 0-21 6-40 17-81z">
            <text:p/>
          </draw:path>
          <draw:path draw:style-name="gr3" draw:text-style-name="P5" draw:layer="layout" svg:width="0.213cm" svg:height="0.914cm" svg:x="11.861cm" svg:y="10.006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338cm" svg:height="0.646cm" svg:x="12.169cm" svg:y="10.056cm" svg:viewBox="0 0 339 647" svg:d="M177 10c0-2 0-10-13-10-20 0-87 8-112 8-6 2-17 2-17 19 0 13 9 13 21 13 46 0 48 6 48 14 0 6-8 38-15 56l-74 300c-11 46-15 60-15 93 0 86 48 144 116 144 109 0 223-137 223-268 0-86-50-148-123-148-41 0-81 27-108 56zM89 356c7-19 7-21 15-31 46-61 85-73 110-73 34 0 58 27 58 85 0 54-31 160-47 196-29 60-73 93-109 93-31 0-60-25-60-91 0-19 0-36 15-94z">
            <text:p/>
          </draw:path>
          <draw:path draw:style-name="gr3" draw:text-style-name="P5" draw:layer="layout" svg:width="0.457cm" svg:height="0.415cm" svg:x="12.543cm" svg:y="10.287cm" svg:viewBox="0 0 458 416" svg:d="M281 129c4-25 25-108 89-108 6 0 27 0 46 10-25 6-44 29-44 50 0 15 11 33 36 33 21 0 50-16 50-54 0-48-54-60-86-60-54 0-85 48-97 71-23-63-71-71-98-71-96 0-148 119-148 141 0 9 8 9 11 9 8 0 10 0 12-9 31-97 92-120 123-120 16 0 50 8 50 60 0 29-17 92-50 219-15 58-48 95-88 95-6 0-27 0-45-10 22-6 43-25 43-50s-21-33-35-33c-27 0-50 25-50 54 0 41 46 60 87 60 61 0 94-64 96-71 10 36 44 71 100 71 93 0 146-119 146-141 0-9-9-9-11-9-8 0-10 2-12 9-30 99-92 120-123 120-35 0-50-29-50-60 0-21 6-40 17-81z">
            <text:p/>
          </draw:path>
          <draw:path draw:style-name="gr3" draw:text-style-name="P5" draw:layer="layout" svg:width="0.608cm" svg:height="0.611cm" svg:x="13.294cm" svg:y="10.158cm" svg:viewBox="0 0 609 612" svg:d="M324 325h256c13 0 29 0 29-19s-16-19-29-19h-256v-256c0-14 0-31-18-31-19 0-19 17-19 31v256h-256c-14 0-31 0-31 19s17 19 31 19h256v255c0 13 0 32 19 32 18 0 18-19 18-32z">
            <text:p/>
          </draw:path>
          <draw:path draw:style-name="gr3" draw:text-style-name="P5" draw:layer="layout" svg:width="0.357cm" svg:height="0.415cm" svg:x="14.193cm" svg:y="10.287cm" svg:viewBox="0 0 358 416" svg:d="M327 56c-15 0-27 0-42 15-15 12-17 29-17 35 0 21 17 31 36 31 27 0 52-21 52-58 0-46-44-79-111-79-122 0-245 131-245 260 0 83 54 156 150 156 131 0 208-98 208-108 0-6-6-13-11-13-6 0-6 2-12 11-73 89-173 89-185 89-56 0-81-43-81-100 0-37 18-127 50-183 27-52 79-91 129-91 31 0 66 10 79 35z">
            <text:p/>
          </draw:path>
          <draw:path draw:style-name="gr3" draw:text-style-name="P5" draw:layer="layout" svg:width="0.213cm" svg:height="0.914cm" svg:x="14.605cm" svg:y="10.006cm" svg:viewBox="0 0 214 915" svg:d="M214 458c0-71-10-181-60-285-56-113-135-173-146-173-4 0-8 4-8 8s0 7 17 23c91 90 143 235 143 427 0 156-33 318-148 432-12 13-12 15-12 17 0 6 4 8 8 8 11 0 94-62 148-179 48-99 58-201 58-278z">
            <text:p/>
          </draw:path>
          <draw:path draw:style-name="gr3" draw:text-style-name="P5" draw:layer="layout" svg:width="0.608cm" svg:height="0.611cm" svg:x="15.162cm" svg:y="10.158cm" svg:viewBox="0 0 609 612" svg:d="M324 325h256c13 0 29 0 29-19s-16-19-29-19h-256v-256c0-14 0-31-18-31-19 0-19 17-19 31v256h-256c-14 0-31 0-31 19s17 19 31 19h256v255c0 13 0 32 19 32 18 0 18-19 18-32z">
            <text:p/>
          </draw:path>
          <draw:path draw:style-name="gr3" draw:text-style-name="P5" draw:layer="layout" svg:width="0.301cm" svg:height="0.421cm" svg:x="16.054cm" svg:y="10.28cm" svg:viewBox="0 0 302 422" svg:d="M160 233c21 4 96 19 96 85 0 46-31 83-104 83-77 0-110-52-127-131-2-10-4-14-13-14-12 0-12 6-12 23v120c0 17 0 23 10 23 5 0 7-2 23-18 2-3 2-5 19-21 40 37 81 39 100 39 106 0 150-62 150-129 0-48-30-75-40-87-31-29-66-35-104-44-52-10-114-21-114-75 0-33 25-70 104-70 100 0 106 83 108 112 0 8 8 8 10 8 13 0 13-4 13-23v-91c0-17 0-23-11-23-4 0-6 0-18 10-2 5-13 13-17 15-33-25-73-25-85-25-113 0-148 62-148 112 0 34 15 59 40 79 29 23 56 30 120 42z">
            <text:p/>
          </draw:path>
          <draw:path draw:style-name="gr3" draw:text-style-name="P5" draw:layer="layout" svg:width="0.197cm" svg:height="0.613cm" svg:x="16.414cm" svg:y="10.079cm" svg:viewBox="0 0 198 614" svg:d="M133 208l-129 10v30c60 0 69 4 69 49v246c0 42-11 42-73 42v29c29-2 79-2 102-2 31 0 64 0 96 2v-29c-61 0-65-5-65-40zM137 48c0-29-23-48-50-48-29 0-47 25-47 48 0 25 18 50 47 50 27 0 50-21 50-50z">
            <text:p/>
          </draw:path>
          <draw:path draw:style-name="gr3" draw:text-style-name="P5" draw:layer="layout" svg:width="0.461cm" svg:height="0.405cm" svg:x="16.668cm" svg:y="10.287cm" svg:viewBox="0 0 462 406" svg:d="M71 89v248c0 40-9 40-71 40v29c31 0 79-2 104-2 23 0 71 2 102 2v-29c-60 0-71 0-71-40v-171c0-95 65-145 123-145s69 50 69 102v214c0 40-11 40-71 40v29c31 0 79-2 104-2 23 0 71 2 102 2v-29c-48 0-71 0-71-28v-174c0-79 0-108-29-142-13-14-44-33-96-33-68 0-110 40-137 96v-96l-129 10v30c64 0 71 6 71 49z">
            <text:p/>
          </draw:path>
          <draw:path draw:style-name="gr3" draw:text-style-name="P5" draw:layer="layout" svg:width="0.213cm" svg:height="0.914cm" svg:x="17.236cm" svg:y="10.006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338cm" svg:height="0.646cm" svg:x="17.544cm" svg:y="10.056cm" svg:viewBox="0 0 339 647" svg:d="M177 10c0-2 0-10-13-10-20 0-87 8-112 8-6 2-17 2-17 19 0 13 9 13 21 13 46 0 48 6 48 14 0 6-8 38-15 56l-74 300c-11 46-15 60-15 93 0 86 48 144 116 144 109 0 223-137 223-268 0-86-50-148-123-148-41 0-81 27-108 56zM89 356c7-19 7-21 15-31 46-61 85-73 110-73 34 0 58 27 58 85 0 54-31 160-47 196-29 60-73 93-109 93-31 0-62-25-62-91 0-19 0-36 17-94z">
            <text:p/>
          </draw:path>
          <draw:path draw:style-name="gr3" draw:text-style-name="P5" draw:layer="layout" svg:width="0.457cm" svg:height="0.415cm" svg:x="17.92cm" svg:y="10.287cm" svg:viewBox="0 0 458 416" svg:d="M281 129c4-25 25-108 89-108 6 0 27 0 46 10-25 6-44 29-44 50 0 15 11 33 36 33 21 0 50-16 50-54 0-48-54-60-86-60-54 0-85 48-97 71-23-63-71-71-98-71-96 0-148 119-148 141 0 9 8 9 11 9 8 0 10 0 12-9 31-97 92-120 123-120 16 0 50 8 50 60 0 29-17 92-50 219-15 58-48 95-88 95-6 0-27 0-45-10 22-6 43-25 43-50s-21-33-35-33c-27 0-50 25-50 54 0 41 46 60 85 60 63 0 96-64 98-71 10 36 44 71 100 71 93 0 146-119 146-141 0-9-9-9-11-9-8 0-10 2-12 9-30 99-94 120-123 120-35 0-50-29-50-60 0-21 6-40 17-81z">
            <text:p/>
          </draw:path>
          <draw:path draw:style-name="gr3" draw:text-style-name="P5" draw:layer="layout" svg:width="0.608cm" svg:height="0.611cm" svg:x="18.671cm" svg:y="10.158cm" svg:viewBox="0 0 609 612" svg:d="M324 325h256c13 0 29 0 29-19s-16-19-29-19h-256v-256c0-14 0-31-18-31-19 0-19 17-19 31v256h-256c-14 0-31 0-31 19s17 19 31 19h256v255c0 13 0 32 19 32 18 0 18-19 18-32z">
            <text:p/>
          </draw:path>
          <draw:path draw:style-name="gr3" draw:text-style-name="P5" draw:layer="layout" svg:width="0.357cm" svg:height="0.415cm" svg:x="19.57cm" svg:y="10.287cm" svg:viewBox="0 0 358 416" svg:d="M327 56c-15 0-27 0-42 15-15 12-17 29-17 35 0 21 17 31 36 31 27 0 52-21 52-58 0-46-44-79-111-79-122 0-245 131-245 260 0 83 54 156 150 156 131 0 208-98 208-108 0-6-6-13-11-13-6 0-8 2-12 11-73 89-173 89-185 89-56 0-81-43-81-100 0-37 18-127 50-183 27-52 79-91 129-91 31 0 66 10 79 35z">
            <text:p/>
          </draw:path>
          <draw:path draw:style-name="gr3" draw:text-style-name="P5" draw:layer="layout" svg:width="0.213cm" svg:height="0.914cm" svg:x="19.98cm" svg:y="10.006cm" svg:viewBox="0 0 214 915" svg:d="M214 458c0-71-10-181-60-285-56-113-135-173-146-173-4 0-8 4-8 8s0 7 17 23c91 90 143 235 143 427 0 156-33 318-148 432-12 13-12 15-12 17 0 6 4 8 8 8 11 0 94-62 148-179 48-99 58-201 58-278z">
            <text:p/>
          </draw:path>
          <draw:path draw:style-name="gr3" draw:text-style-name="P5" draw:layer="layout" svg:width="0.099cm" svg:height="0.099cm" svg:x="20.362cm" svg:y="10.595cm" svg:viewBox="0 0 100 100" svg:d="M100 50c0-27-23-50-50-50s-50 23-50 50 23 50 50 50 50-23 50-50z">
            <text:p/>
          </draw:path>
          <draw:path draw:style-name="gr3" draw:text-style-name="P5" draw:layer="layout" svg:width="0.353cm" svg:height="0.415cm" svg:x="20.579cm" svg:y="10.287cm" svg:viewBox="0 0 354 416" svg:d="M129 193c27 0 96-2 141-20 65-27 69-81 69-94 0-42-35-79-98-79-102 0-241 89-241 250 0 93 54 166 144 166 133 0 210-98 210-108 0-6-7-13-13-13-4 0-6 2-10 11-73 89-173 89-185 89-71 0-79-77-79-106 0-10 0-39 14-96zM87 173c36-140 129-152 154-152 44 0 67 27 67 58 0 94-146 94-183 94z">
            <text:p/>
          </draw:path>
          <draw:path draw:style-name="gr3" draw:text-style-name="P5" draw:layer="layout" svg:width="0.328cm" svg:height="0.29cm" svg:x="21.003cm" svg:y="10.031cm" svg:viewBox="0 0 329 291" svg:d="M233 37c-15-20-35-37-67-37-83 0-166 92-166 183 0 62 42 108 98 108 33 0 64-21 91-46 13 40 48 46 67 46 23 0 37-14 50-35 14-25 23-60 23-65 0-8-9-8-11-8-8 0-10 4-14 21-9 31-21 69-46 69-19 0-23-15-23-32 0-10 6-35 10-52 5-16 11-43 15-58l12-48c5-16 11-48 11-50 0-14-11-21-21-21s-25 9-29 25zM191 204c-4 19-18 31-33 44-6 4-31 25-58 25-25 0-48-17-48-63 0-33 19-106 33-131 29-52 63-60 81-60 44 0 57 48 57 56 0 2 0 6-3 8z">
            <text:p/>
          </draw:path>
          <draw:path draw:style-name="gr3" draw:text-style-name="P5" draw:layer="layout" svg:width="0.344cm" svg:height="0.29cm" svg:x="21.39cm" svg:y="10.031cm" svg:viewBox="0 0 345 291" svg:d="M129 216c-6 21-27 57-60 57-2 0-21 0-36-9 27-8 29-31 29-35 0-15-10-25-25-25-18 0-37 17-37 39 0 34 35 48 67 48 31 0 56-18 72-46 17 34 52 46 77 46 75 0 113-81 113-100 0-8-9-8-11-8-8 0-8 4-10 13-15 43-54 77-90 77-25 0-39-17-39-42 0-17 17-75 33-148 15-50 42-64 65-64 0 0 20 0 33 8-19 6-27 23-27 35 0 15 10 25 25 25 14 0 37-12 37-39 0-38-41-48-68-48-32 0-59 21-71 46-13-27-42-46-77-46-73 0-114 79-114 98 0 8 8 8 10 8 8 0 10-2 12-10 17-50 57-77 90-77 21 0 37 10 37 41 0 13-8 46-12 67z">
            <text:p/>
          </draw:path>
          <draw:path draw:style-name="gr3" draw:text-style-name="P5" draw:layer="layout" svg:width="0.436cm" svg:height="0.646cm" svg:x="22.226cm" svg:y="9.438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58 0 72 75 72 81 0 4-2 10-4 14z">
            <text:p/>
          </draw:path>
          <draw:polygon draw:style-name="gr3" draw:text-style-name="P5" draw:layer="layout" svg:width="1cm" svg:height="0.039cm" svg:x="21.929cm" svg:y="10.443cm" svg:viewBox="0 0 1001 40" draw:points="499,40 0,40 0,0 1001,0 1001,40">
            <text:p/>
          </draw:polygon>
          <draw:path draw:style-name="gr3" draw:text-style-name="P5" draw:layer="layout" svg:width="0.436cm" svg:height="0.646cm" svg:x="21.966cm" svg:y="10.684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58 0 72 75 72 81 0 4-2 10-4 14z">
            <text:p/>
          </draw:path>
          <draw:path draw:style-name="gr3" draw:text-style-name="P5" draw:layer="layout" svg:width="0.457cm" svg:height="0.415cm" svg:x="22.432cm" svg:y="10.913cm" svg:viewBox="0 0 458 416" svg:d="M281 129c4-25 25-108 89-108 4 0 27 0 46 10-25 6-44 29-44 50 0 15 11 33 36 33 21 0 50-16 50-54 0-48-54-60-86-60-54 0-85 48-97 71-23-63-71-71-98-71-96 0-148 119-148 141 0 9 8 9 11 9 8 0 10 0 12-9 31-97 92-120 123-120 16 0 50 8 50 60 0 29-17 92-50 219-15 58-48 95-88 95-6 0-27 0-45-10 22-6 43-25 43-50s-21-33-35-33c-27 0-50 25-50 54 0 41 46 60 85 60 63 0 94-64 98-71 10 36 44 71 98 71 95 0 148-119 148-141 0-9-9-9-11-9-8 0-10 2-12 9-32 99-94 120-123 120-35 0-50-29-50-60 0-21 6-40 17-81z">
            <text:p/>
          </draw:path>
          <draw:path draw:style-name="gr3" draw:text-style-name="P5" draw:layer="layout" svg:width="0.213cm" svg:height="0.914cm" svg:x="23.127cm" svg:y="10.006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419cm" svg:height="0.415cm" svg:x="23.428cm" svg:y="10.287cm" svg:viewBox="0 0 420 416" svg:d="M306 58c-17-33-44-58-86-58-106 0-220 135-220 268 0 88 50 148 123 148 18 0 64-4 118-69 9 38 40 69 83 69 34 0 55-21 69-50 15-33 27-89 27-91 0-9-8-9-10-9-9 0-11 2-13 17-16 58-33 112-70 112-25 0-27-23-27-41 0-21 2-27 12-69 10-37 10-48 19-81l33-129c6-27 6-27 6-31 0-17-10-25-25-25-23 0-37 21-39 39zM245 297c-4 17-4 17-16 34-42 50-79 64-104 64-46 0-61-50-61-85 0-46 30-160 52-202 28-54 69-87 107-87 60 0 72 75 72 81 0 4-2 10-4 14z">
            <text:p/>
          </draw:path>
          <draw:path draw:style-name="gr3" draw:text-style-name="P5" draw:layer="layout" svg:width="0.457cm" svg:height="0.415cm" svg:x="23.903cm" svg:y="10.287cm" svg:viewBox="0 0 458 416" svg:d="M281 129c4-25 25-108 89-108 4 0 27 0 46 10-25 6-44 29-44 50 0 15 11 33 36 33 21 0 50-16 50-54 0-48-54-60-86-60-54 0-85 48-97 71-23-63-71-71-98-71-96 0-148 119-148 141 0 9 8 9 11 9 8 0 10 0 12-9 31-97 92-120 123-120 16 0 50 8 50 60 0 29-17 92-50 219-15 58-48 95-88 95-6 0-27 0-45-10 22-6 43-25 43-50s-21-33-35-33c-27 0-50 25-50 54 0 41 46 60 85 60 63 0 94-64 98-71 10 36 44 71 98 71 95 0 148-119 148-141 0-9-9-9-11-9-8 0-10 2-12 9-32 99-94 120-123 120-35 0-50-29-50-60 0-21 6-40 17-81z">
            <text:p/>
          </draw:path>
          <draw:path draw:style-name="gr3" draw:text-style-name="P5" draw:layer="layout" svg:width="0.213cm" svg:height="0.914cm" svg:x="24.45cm" svg:y="10.006cm" svg:viewBox="0 0 214 915" svg:d="M214 458c0-71-10-181-60-285-56-113-135-173-146-173-4 0-8 4-8 8s0 7 17 23c91 90 143 235 143 427 0 156-33 318-148 432-12 13-12 15-12 17 0 6 4 8 8 8 11 0 94-62 148-179 48-99 58-201 58-278z">
            <text:p/>
          </draw:path>
        </draw:g>
        <draw:g xml:id="id110" draw:id="id110">
          <svg:title>TexMaths</svg:title>
          <svg:desc>26§display§= e^{ax} [\ b\cos (bx + c) + a\sin (bx + c)\ ] §svg§600§FALSE§</svg:desc>
          <draw:polygon draw:style-name="gr2" draw:text-style-name="P4" draw:layer="layout" svg:width="14.081cm" svg:height="0.822cm" svg:x="3.839cm" svg:y="11.785cm" svg:viewBox="0 0 14082 823" draw:points="7041,823 0,823 0,0 14082,0 14082,823">
            <text:p/>
          </draw:polygon>
          <draw:path draw:style-name="gr3" draw:text-style-name="P5" draw:layer="layout" svg:width="0.608cm" svg:height="0.215cm" svg:x="3.845cm" svg:y="12.088cm" svg:viewBox="0 0 609 216" svg:d="M578 37c15 0 31 0 31-18 0-19-16-19-29-19h-549c-14 0-31 0-31 19 0 18 17 18 31 18zM580 216c13 0 29 0 29-18 0-19-16-19-31-19h-547c-14 0-31 0-31 19 0 18 17 18 31 18z">
            <text:p/>
          </draw:path>
          <draw:path draw:style-name="gr3" draw:text-style-name="P5" draw:layer="layout" svg:width="0.353cm" svg:height="0.415cm" svg:x="4.8cm" svg:y="12.02cm" svg:viewBox="0 0 354 416" svg:d="M129 193c27 0 96-2 141-20 65-27 69-82 69-94 0-42-35-79-98-79-102 0-241 89-241 250 0 93 54 166 144 166 133 0 210-98 210-108 0-6-7-13-13-13-4 0-6 2-10 11-73 89-173 89-185 89-71 0-79-77-79-106 0-10 0-39 14-96zM87 173c36-140 129-152 154-152 44 0 67 27 67 58 0 94-146 94-183 94z">
            <text:p/>
          </draw:path>
          <draw:path draw:style-name="gr3" draw:text-style-name="P5" draw:layer="layout" svg:width="0.328cm" svg:height="0.29cm" svg:x="5.222cm" svg:y="11.764cm" svg:viewBox="0 0 329 291" svg:d="M233 37c-15-20-35-37-67-37-83 0-166 91-166 183 0 62 42 108 98 108 33 0 64-21 91-46 13 40 50 46 67 46 23 0 37-14 50-35 14-25 23-61 23-65 0-8-9-8-11-8-8 0-10 4-14 21-9 31-21 68-48 68-17 0-21-14-21-31 0-10 6-35 10-52 5-16 11-43 15-58l12-48c5-16 11-48 11-50 0-14-11-21-21-21s-25 9-29 25zM191 204c-4 19-18 31-33 43-6 5-31 25-58 25-25 0-48-16-48-62 0-33 19-106 33-131 29-52 63-60 81-60 46 0 57 48 57 56 0 2 0 6-3 8z">
            <text:p/>
          </draw:path>
          <draw:path draw:style-name="gr3" draw:text-style-name="P5" draw:layer="layout" svg:width="0.344cm" svg:height="0.29cm" svg:x="5.611cm" svg:y="11.764cm" svg:viewBox="0 0 345 291" svg:d="M129 216c-6 21-27 56-60 56-2 0-21 0-36-8 27-8 29-31 29-35 0-15-10-25-25-25-18 0-37 16-37 39 0 34 35 48 67 48 31 0 56-19 72-46 17 34 52 46 77 46 75 0 113-81 113-100 0-8-9-8-11-8-8 0-8 4-10 12-15 44-52 77-90 77-25 0-39-16-39-41 0-17 17-75 33-148 15-50 44-64 65-64 0 0 20 0 33 8-19 6-27 23-27 35 0 15 10 25 25 25 14 0 37-12 37-39 0-38-41-48-68-48-32 0-57 21-71 46-13-27-42-46-77-46-73 0-114 79-114 98 0 8 8 8 10 8 8 0 10-2 12-10 17-50 57-77 90-77 21 0 37 10 37 41 0 13-8 46-12 67z">
            <text:p/>
          </draw:path>
          <draw:polygon draw:style-name="gr3" draw:text-style-name="P5" draw:layer="layout" svg:width="0.126cm" svg:height="0.914cm" svg:x="6.148cm" svg:y="11.739cm" svg:viewBox="0 0 127 915" draw:points="127,915 127,880 37,880 37,37 127,37 127,0 0,0 0,915">
            <text:p/>
          </draw:polygon>
          <draw:path draw:style-name="gr3" draw:text-style-name="P5" draw:layer="layout" svg:width="0.338cm" svg:height="0.646cm" svg:x="6.641cm" svg:y="11.791cm" svg:viewBox="0 0 339 647" svg:d="M177 10c0-2 0-10-13-10-20 0-87 8-112 8-6 2-17 2-17 19 0 13 9 13 21 13 46 0 48 6 48 14 0 6-8 37-15 56l-74 300c-11 45-15 60-15 93 0 86 48 144 116 144 109 0 223-138 223-269 0-85-50-147-123-147-41 0-81 27-108 56zM89 356c7-19 7-21 15-32 46-60 85-72 110-72 34 0 58 27 58 85 0 54-31 160-47 195-29 61-73 94-109 94-31 0-60-25-60-92 0-18 0-35 15-93z">
            <text:p/>
          </draw:path>
          <draw:path draw:style-name="gr3" draw:text-style-name="P5" draw:layer="layout" svg:width="0.348cm" svg:height="0.421cm" svg:x="7.173cm" svg:y="12.016cm" svg:viewBox="0 0 349 422" svg:d="M77 212c0-150 75-189 123-189 8 0 66 0 100 33-40 4-44 31-44 44 0 23 16 41 41 41s44-16 44-43c0-63-71-98-141-98-115 0-200 100-200 212 0 119 92 210 198 210 122 0 151-110 151-120 0-9-8-9-10-9-8 0-10 4-12 9-27 85-88 97-121 97-48 0-129-39-129-187z">
            <text:p/>
          </draw:path>
          <draw:path draw:style-name="gr3" draw:text-style-name="P5" draw:layer="layout" svg:width="0.407cm" svg:height="0.421cm" svg:x="7.575cm" svg:y="12.016cm" svg:viewBox="0 0 408 422" svg:d="M408 214c0-116-94-214-204-214-115 0-204 100-204 214 0 119 96 208 204 208 110 0 204-91 204-208zM204 399c-40 0-79-21-104-62-23-40-23-96-23-129 0-35 0-85 21-127 25-41 68-60 106-60 39 0 79 19 102 58 25 40 25 94 25 129 0 33 0 83-21 123-19 41-60 68-106 68z">
            <text:p/>
          </draw:path>
          <draw:path draw:style-name="gr3" draw:text-style-name="P5" draw:layer="layout" svg:width="0.301cm" svg:height="0.421cm" svg:x="8.037cm" svg:y="12.016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5" draw:layer="layout" svg:width="0.213cm" svg:height="0.914cm" svg:x="8.457cm" svg:y="11.739cm" svg:viewBox="0 0 214 915" svg:d="M214 907c0-2 0-4-16-21-115-114-144-287-144-428 0-159 35-319 148-433 12-10 12-13 12-17 0-6-4-8-10-8-8 0-92 62-146 179-48 100-58 202-58 279 0 72 10 182 60 286 56 113 136 171 144 171 6 0 10-2 10-8z">
            <text:p/>
          </draw:path>
          <draw:path draw:style-name="gr3" draw:text-style-name="P5" draw:layer="layout" svg:width="0.338cm" svg:height="0.646cm" svg:x="8.765cm" svg:y="11.791cm" svg:viewBox="0 0 339 647" svg:d="M177 10c0-2 0-10-13-10-20 0-87 8-112 8-6 2-17 2-17 19 0 13 9 13 21 13 46 0 48 6 48 14 0 6-8 37-15 56l-74 300c-11 45-15 60-15 93 0 86 48 144 116 144 109 0 223-138 223-269 0-85-50-147-123-147-41 0-81 27-108 56zM89 356c7-19 7-21 15-32 46-60 87-72 110-72 34 0 58 27 58 85 0 54-31 160-47 195-29 61-73 94-109 94-31 0-60-25-60-92 0-18 0-35 15-93z">
            <text:p/>
          </draw:path>
          <draw:path draw:style-name="gr3" draw:text-style-name="P5" draw:layer="layout" svg:width="0.457cm" svg:height="0.415cm" svg:x="9.141cm" svg:y="12.02cm" svg:viewBox="0 0 458 416" svg:d="M281 129c4-25 25-108 89-108 4 0 27 0 46 10-25 6-44 29-44 50 0 15 11 33 36 33 20 0 50-16 50-54 0-48-54-60-86-60-54 0-85 48-97 71-23-63-71-71-98-71-96 0-148 119-148 141 0 9 8 9 11 9 8 0 10 0 12-9 31-97 92-120 123-120 16 0 50 8 50 60 0 29-17 92-50 218-15 59-48 96-88 96-6 0-27 0-45-10 22-7 43-25 43-50s-21-33-35-33c-27 0-50 24-50 54 0 41 46 60 85 60 63 0 94-65 98-71 10 36 44 71 98 71 95 0 147-119 147-141 0-9-8-9-10-9-8 0-10 2-12 9-32 99-94 120-123 120-35 0-50-29-50-60 0-21 6-40 17-81z">
            <text:p/>
          </draw:path>
          <draw:path draw:style-name="gr3" draw:text-style-name="P5" draw:layer="layout" svg:width="0.608cm" svg:height="0.61cm" svg:x="9.89cm" svg:y="11.891cm" svg:viewBox="0 0 609 611" svg:d="M324 324h256c13 0 29 0 29-18 0-19-16-19-29-19h-256v-256c0-14 0-31-18-31-19 0-19 17-19 31v256h-256c-14 0-31 0-31 19 0 18 17 18 31 18h256v256c0 13 0 31 19 31 18 0 18-18 18-31z">
            <text:p/>
          </draw:path>
          <draw:path draw:style-name="gr3" draw:text-style-name="P5" draw:layer="layout" svg:width="0.357cm" svg:height="0.415cm" svg:x="10.791cm" svg:y="12.02cm" svg:viewBox="0 0 358 416" svg:d="M327 56c-15 0-27 0-42 15-15 12-17 29-17 35 0 21 17 31 36 31 27 0 52-21 52-58 0-46-44-79-111-79-122 0-245 131-245 260 0 83 54 156 150 156 131 0 208-98 208-108 0-6-6-13-11-13-6 0-8 2-12 11-73 89-173 89-185 89-56 0-81-44-81-100 0-37 18-127 50-183 27-52 79-91 129-91 31 0 66 10 79 35z">
            <text:p/>
          </draw:path>
          <draw:path draw:style-name="gr3" draw:text-style-name="P5" draw:layer="layout" svg:width="0.213cm" svg:height="0.914cm" svg:x="11.2cm" svg:y="11.739cm" svg:viewBox="0 0 214 915" svg:d="M214 458c0-71-10-181-60-285-56-113-135-173-146-173-4 0-8 4-8 8s0 7 17 23c91 90 143 235 143 427 0 155-33 318-148 432-12 13-12 15-12 17 0 6 4 8 8 8 11 0 94-62 148-179 48-100 58-202 58-278z">
            <text:p/>
          </draw:path>
          <draw:path draw:style-name="gr3" draw:text-style-name="P5" draw:layer="layout" svg:width="0.608cm" svg:height="0.61cm" svg:x="11.758cm" svg:y="11.891cm" svg:viewBox="0 0 609 611" svg:d="M324 324h256c13 0 29 0 29-18 0-19-16-19-29-19h-256v-256c0-14 0-31-18-31-19 0-19 17-19 31v256h-256c-14 0-31 0-31 19 0 18 17 18 31 18h256v256c0 13 0 31 19 31 18 0 18-18 18-31z">
            <text:p/>
          </draw:path>
          <draw:path draw:style-name="gr3" draw:text-style-name="P5" draw:layer="layout" svg:width="0.419cm" svg:height="0.415cm" svg:x="12.657cm" svg:y="12.02cm" svg:viewBox="0 0 420 416" svg:d="M306 58c-17-33-44-58-86-58-106 0-220 135-220 268 0 88 50 148 123 148 18 0 64-4 118-69 9 38 40 69 83 69 34 0 55-21 69-50 15-33 27-89 27-91 0-9-8-9-10-9-9 0-11 2-13 17-16 58-33 112-70 112-25 0-27-23-27-41 0-21 2-28 12-69 10-38 10-48 19-81l33-129c6-27 6-27 6-31 0-17-10-25-25-25-23 0-37 21-39 39zM245 297c-4 17-4 17-16 34-42 50-79 64-104 64-46 0-61-50-61-85 0-46 30-160 52-202 28-54 69-87 107-87 60 0 72 75 72 81 0 4-2 10-4 14z">
            <text:p/>
          </draw:path>
          <draw:path draw:style-name="gr3" draw:text-style-name="P5" draw:layer="layout" svg:width="0.301cm" svg:height="0.421cm" svg:x="13.287cm" svg:y="12.016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5" draw:layer="layout" svg:width="0.197cm" svg:height="0.612cm" svg:x="13.647cm" svg:y="11.814cm" svg:viewBox="0 0 198 613" svg:d="M133 208l-129 10v29c60 0 69 5 69 50v246c0 41-11 41-73 41v29c29-2 79-2 102-2 31 0 64 0 96 2v-29c-61 0-65-4-65-39zM137 48c0-29-23-48-50-48-29 0-47 25-47 48 0 25 18 50 47 50 27 0 50-21 50-50z">
            <text:p/>
          </draw:path>
          <draw:path draw:style-name="gr3" draw:text-style-name="P5" draw:layer="layout" svg:width="0.461cm" svg:height="0.405cm" svg:x="13.9cm" svg:y="12.02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5" draw:layer="layout" svg:width="0.213cm" svg:height="0.914cm" svg:x="14.468cm" svg:y="11.739cm" svg:viewBox="0 0 214 915" svg:d="M214 907c0-2 0-4-16-21-115-114-144-287-144-428 0-159 35-319 148-433 12-10 12-13 12-17 0-6-4-8-10-8-8 0-92 62-146 179-48 100-58 202-58 279 0 72 10 182 60 286 56 113 136 171 144 171 6 0 10-2 10-8z">
            <text:p/>
          </draw:path>
          <draw:path draw:style-name="gr3" draw:text-style-name="P5" draw:layer="layout" svg:width="0.338cm" svg:height="0.646cm" svg:x="14.776cm" svg:y="11.791cm" svg:viewBox="0 0 339 647" svg:d="M177 10c0-2 0-10-13-10-20 0-87 8-112 8-6 2-17 2-17 19 0 13 9 13 21 13 46 0 46 6 46 14 0 6-6 37-13 56l-74 300c-11 45-15 60-15 93 0 86 48 144 116 144 109 0 223-138 223-269 0-85-50-147-123-147-41 0-81 27-108 56zM89 356c7-19 7-21 15-32 46-60 85-72 110-72 34 0 58 27 58 85 0 54-31 160-47 195-29 61-73 94-109 94-31 0-62-25-62-92 0-18 0-35 17-93z">
            <text:p/>
          </draw:path>
          <draw:path draw:style-name="gr3" draw:text-style-name="P5" draw:layer="layout" svg:width="0.457cm" svg:height="0.415cm" svg:x="15.153cm" svg:y="12.02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4-50 54 0 41 46 60 85 60 63 0 96-65 98-71 10 36 44 71 98 71 95 0 147-119 147-141 0-9-8-9-10-9-8 0-10 2-12 9-30 99-94 120-123 120-35 0-50-29-50-60 0-21 6-40 17-81z">
            <text:p/>
          </draw:path>
          <draw:path draw:style-name="gr3" draw:text-style-name="P5" draw:layer="layout" svg:width="0.608cm" svg:height="0.61cm" svg:x="15.901cm" svg:y="11.891cm" svg:viewBox="0 0 609 611" svg:d="M324 324h256c13 0 29 0 29-18 0-19-16-19-29-19h-256v-256c0-14 0-31-18-31-19 0-19 17-19 31v256h-256c-14 0-31 0-31 19 0 18 17 18 31 18h256v256c0 13 0 31 19 31 18 0 18-18 18-31z">
            <text:p/>
          </draw:path>
          <draw:path draw:style-name="gr3" draw:text-style-name="P5" draw:layer="layout" svg:width="0.357cm" svg:height="0.415cm" svg:x="16.802cm" svg:y="12.02cm" svg:viewBox="0 0 358 416" svg:d="M327 56c-15 0-27 0-42 15-15 12-17 29-17 35 0 21 17 31 36 31 27 0 52-21 52-58 0-46-44-79-111-79-122 0-245 131-245 260 0 83 54 156 150 156 131 0 208-98 208-108 0-6-6-13-11-13-6 0-8 2-12 11-73 89-173 89-185 89-56 0-81-44-81-100 0-37 18-127 50-183 27-52 79-91 129-91 31 0 66 10 79 35z">
            <text:p/>
          </draw:path>
          <draw:path draw:style-name="gr3" draw:text-style-name="P5" draw:layer="layout" svg:width="0.213cm" svg:height="0.914cm" svg:x="17.212cm" svg:y="11.739cm" svg:viewBox="0 0 214 915" svg:d="M214 458c0-71-10-181-60-285-56-113-135-173-146-173-4 0-8 4-8 8s0 7 17 23c91 90 143 235 143 427 0 155-33 318-148 432-12 13-12 15-12 17 0 6 4 8 8 8 11 0 94-62 148-179 48-100 58-202 58-278z">
            <text:p/>
          </draw:path>
          <draw:polygon draw:style-name="gr3" draw:text-style-name="P5" draw:layer="layout" svg:width="0.126cm" svg:height="0.914cm" svg:x="17.84cm" svg:y="11.739cm" svg:viewBox="0 0 127 915" draw:points="127,0 0,0 0,37 89,37 89,880 0,880 0,915 127,915">
            <text:p/>
          </draw:polygon>
        </draw:g>
        <draw:g xml:id="id111" draw:id="id111">
          <svg:title>TexMaths</svg:title>
          <svg:desc>24§display§= e^{ax} \sqrt{a^2 + b^2} \left[ \frac{b}{\sqrt{a^2 + b^2}} \cos (bx + c) + \frac{a}{ \sqrt{a^2 + b^2} } \sin (bx + c) \right] §svg§600§FALSE§</svg:desc>
          <draw:polygon draw:style-name="gr2" draw:text-style-name="P4" draw:layer="layout" svg:width="22.522cm" svg:height="1.941cm" svg:x="3.84cm" svg:y="13.182cm" svg:viewBox="0 0 22523 1942" draw:points="11261,1942 0,1942 0,0 22523,0 22523,1942">
            <text:p/>
          </draw:polygon>
          <draw:path draw:style-name="gr3" draw:text-style-name="P5" draw:layer="layout" svg:width="0.562cm" svg:height="0.199cm" svg:x="3.846cm" svg:y="14.054cm" svg:viewBox="0 0 563 200" svg:d="M534 35c13 0 29 0 29-18 0-17-16-17-27-17h-507c-14 0-29 0-29 17 0 18 15 18 29 18zM536 200c11 0 27 0 27-18 0-17-16-17-29-17h-505c-14 0-29 0-29 17 0 18 15 18 29 18z">
            <text:p/>
          </draw:path>
          <draw:path draw:style-name="gr3" draw:text-style-name="P5" draw:layer="layout" svg:width="0.325cm" svg:height="0.383cm" svg:x="4.727cm" svg:y="13.991cm" svg:viewBox="0 0 326 384" svg:d="M119 179c25 0 88-2 131-20 59-25 63-75 63-86 0-38-33-73-90-73-94 0-223 83-223 230 0 87 50 154 132 154 123 0 194-90 194-100 0-6-5-11-11-11-4 0-6 2-10 9-67 83-159 83-171 83-65 0-73-71-73-98 0-10 0-37 14-88zM81 159c32-128 119-140 142-140 40 0 61 25 61 54 0 86-134 86-169 86z">
            <text:p/>
          </draw:path>
          <draw:path draw:style-name="gr3" draw:text-style-name="P5" draw:layer="layout" svg:width="0.302cm" svg:height="0.268cm" svg:x="5.117cm" svg:y="13.755cm" svg:viewBox="0 0 303 269" svg:d="M215 35c-13-20-33-35-61-35-77 0-154 84-154 169 0 58 38 100 90 100 31 0 60-19 85-42 11 36 46 42 61 42 21 0 35-14 46-33 14-23 21-55 21-59 0-8-7-8-9-8-8 0-10 4-14 19-7 29-19 64-44 64-15 0-19-14-19-29 0-10 6-33 10-48 3-16 9-41 13-54l12-44c3-16 9-44 9-46 0-14-9-19-19-19s-23 7-27 23zM177 188c-4 17-18 29-31 41-6 3-29 23-54 23-23 0-44-16-44-58 0-31 17-98 31-121 27-48 57-56 75-56 42 0 51 44 51 52 0 2 0 6-1 8z">
            <text:p/>
          </draw:path>
          <draw:path draw:style-name="gr3" draw:text-style-name="P5" draw:layer="layout" svg:width="0.318cm" svg:height="0.268cm" svg:x="5.476cm" svg:y="13.755cm" svg:viewBox="0 0 319 269" svg:d="M119 200c-6 19-25 52-56 52-2 0-19 0-32-8 25-8 27-29 27-33 0-13-10-23-23-23-18 0-35 16-35 37 0 30 33 44 61 44 29 0 52-17 68-42 15 30 48 42 71 42 69 0 103-75 103-92 0-8-7-8-9-8-8 0-8 4-10 12-13 40-48 71-82 71-23 0-37-16-37-39 0-15 15-69 31-136 13-46 40-60 59-60 0 0 20 0 31 8-17 6-25 21-25 33 0 13 10 23 23 23 14 0 35-12 35-37 0-34-39-44-64-44-28 0-51 19-65 42-11-25-38-42-71-42-67 0-106 73-106 90 0 8 8 8 10 8 8 0 10-2 12-10 15-46 51-71 82-71 19 0 35 10 35 39 0 11-8 42-12 61z">
            <text:p/>
          </draw:path>
          <draw:path draw:style-name="gr3" draw:text-style-name="P5" draw:layer="layout" svg:width="0.769cm" svg:height="1.013cm" svg:x="5.964cm" svg:y="13.501cm" svg:viewBox="0 0 770 1014" svg:d="M265 1014c27 0 27 0 36-17l463-964c6-12 6-14 6-16 0-9-8-17-17-17-12 0-16 8-20 17l-435 909-181-419-117 90 13 14 60-46z">
            <text:p/>
          </draw:path>
          <draw:polygon draw:style-name="gr3" draw:text-style-name="P5" draw:layer="layout" svg:width="2.597cm" svg:height="0.035cm" svg:x="6.714cm" svg:y="13.501cm" svg:viewBox="0 0 2598 36" draw:points="1298,36 0,36 0,0 2598,0 2598,36">
            <text:p/>
          </draw:polygon>
          <draw:path draw:style-name="gr3" draw:text-style-name="P5" draw:layer="layout" svg:width="0.387cm" svg:height="0.383cm" svg:x="6.749cm" svg:y="13.991cm" svg:viewBox="0 0 388 384" svg:d="M282 54c-15-31-40-54-78-54-98 0-204 125-204 248 0 80 46 136 113 136 18 0 60-4 110-63 7 34 36 63 77 63 30 0 49-19 63-46 13-31 25-83 25-85 0-7-8-7-10-7-7 0-9 2-11 15-16 54-31 104-66 104-23 0-25-21-25-39 0-19 2-25 12-63 10-34 10-44 17-75l31-119c6-25 6-25 6-29 0-15-10-23-23-23-21 0-35 19-37 37zM227 275c-4 15-4 15-16 30-38 46-73 60-96 60-42 0-55-46-55-79 0-42 26-148 48-186 24-50 63-81 97-81 56 0 68 69 68 75 0 4-2 10-4 14z">
            <text:p/>
          </draw:path>
          <draw:path draw:style-name="gr3" draw:text-style-name="P5" draw:layer="layout" svg:width="0.262cm" svg:height="0.393cm" svg:x="7.198cm" svg:y="13.728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3" draw:text-style-name="P5" draw:layer="layout" svg:width="0.562cm" svg:height="0.564cm" svg:x="7.774cm" svg:y="13.872cm" svg:viewBox="0 0 563 565" svg:d="M300 300h236c11 0 27 0 27-18 0-17-16-17-27-17h-236v-236c0-14 0-29-18-29-17 0-17 15-17 29v236h-236c-14 0-29 0-29 17 0 18 15 18 29 18h236v236c0 11 0 29 17 29 18 0 18-18 18-29z">
            <text:p/>
          </draw:path>
          <draw:path draw:style-name="gr3" draw:text-style-name="P5" draw:layer="layout" svg:width="0.312cm" svg:height="0.596cm" svg:x="8.61cm" svg:y="13.778cm" svg:viewBox="0 0 313 597" svg:d="M163 10c0-2 0-10-11-10-20 0-81 8-104 8-6 2-15 2-15 17 0 11 7 11 19 11 42 0 42 6 42 14 0 6-6 34-11 52l-70 276c-9 43-13 56-13 87 0 78 44 132 108 132 99 0 205-127 205-247 0-79-46-137-113-137-39 0-75 25-100 52zM83 328c5-17 5-19 13-28 42-56 79-68 102-68 30 0 54 25 54 79 0 50-29 148-45 181-27 55-67 86-99 86-29 0-58-23-58-84 0-18 0-33 15-87z">
            <text:p/>
          </draw:path>
          <draw:path draw:style-name="gr3" draw:text-style-name="P5" draw:layer="layout" svg:width="0.262cm" svg:height="0.393cm" svg:x="8.971cm" svg:y="13.728cm" svg:viewBox="0 0 263 394" svg:d="M263 286h-21c-2 14-8 48-15 54-4 4-50 4-58 4h-109c61-56 82-71 119-100 44-35 84-71 84-129 0-71-63-115-140-115-73 0-123 52-123 106 0 30 25 34 31 34 15 0 32-11 32-32 0-10-3-31-34-31 17-42 57-56 86-56 60 0 90 46 90 94 0 52-36 92-55 115l-144 141c-6 5-6 7-6 23h246z">
            <text:p/>
          </draw:path>
          <draw:polygon draw:style-name="gr3" draw:text-style-name="P5" draw:layer="layout" svg:width="0.224cm" svg:height="2.025cm" svg:x="9.662cm" svg:y="13.14cm" svg:viewBox="0 0 225 2026" draw:points="0,2026 225,2026 225,1980 46,1980 46,46 225,46 225,0 0,0">
            <text:p/>
          </draw:polygon>
          <draw:path draw:style-name="gr3" draw:text-style-name="P5" draw:layer="layout" svg:width="0.312cm" svg:height="0.596cm" svg:x="11.505cm" svg:y="13.207cm" svg:viewBox="0 0 313 597" svg:d="M163 10c0-2 0-10-11-10-20 0-81 8-104 8-6 2-15 2-15 17 0 11 7 11 19 11 42 0 44 6 44 14 0 6-8 34-13 52l-70 276c-9 43-13 56-13 87 0 78 44 132 108 132 99 0 205-127 205-247 0-79-46-137-113-137-39 0-75 25-100 52zM83 328c5-17 5-19 13-28 42-56 81-68 102-68 30 0 54 25 54 79 0 50-29 148-45 181-27 55-67 86-99 86-29 0-56-23-56-84 0-18 0-33 13-87z">
            <text:p/>
          </draw:path>
          <draw:polygon draw:style-name="gr3" draw:text-style-name="P5" draw:layer="layout" svg:width="3.3cm" svg:height="0.035cm" svg:x="9.998cm" svg:y="14.135cm" svg:viewBox="0 0 3301 36" draw:points="1649,36 0,36 0,0 3301,0 3301,36">
            <text:p/>
          </draw:polygon>
          <draw:path draw:style-name="gr3" draw:text-style-name="P5" draw:layer="layout" svg:width="0.66cm" svg:height="0.844cm" svg:x="10.059cm" svg:y="14.304cm" svg:viewBox="0 0 661 845" svg:d="M267 757l-148-329c-6-13-11-13-13-13 0 0-6 0-14 6l-80 61c-12 8-12 12-12 13 0 4 2 10 8 10 5 0 21-11 28-19 6-4 20-14 27-19l167 365c6 13 12 13 20 13 11 0 13-4 21-15l384-795c6-14 6-16 6-18 0-9-8-17-18-17-7 0-13 4-19 17z">
            <text:p/>
          </draw:path>
          <draw:polygon draw:style-name="gr3" draw:text-style-name="P5" draw:layer="layout" svg:width="2.597cm" svg:height="0.035cm" svg:x="10.701cm" svg:y="14.304cm" svg:viewBox="0 0 2598 36" draw:points="1298,36 0,36 0,0 2598,0 2598,36">
            <text:p/>
          </draw:polygon>
          <draw:path draw:style-name="gr3" draw:text-style-name="P5" draw:layer="layout" svg:width="0.387cm" svg:height="0.383cm" svg:x="10.735cm" svg:y="14.669cm" svg:viewBox="0 0 388 384" svg:d="M282 54c-15-31-40-54-78-54-98 0-204 125-204 248 0 80 46 136 113 136 18 0 60-4 110-63 7 34 36 63 77 63 30 0 49-19 63-46 13-31 25-83 25-85 0-7-8-7-10-7-7 0-9 2-11 15-16 54-31 104-66 104-23 0-25-21-25-39 0-19 2-25 12-63 10-34 10-44 17-75l31-119c6-25 6-25 6-29 0-15-10-23-23-23-21 0-35 19-37 37zM227 275c-4 15-4 15-16 30-38 46-73 60-96 60-42 0-55-46-55-79 0-42 26-148 48-186 24-50 63-81 97-81 56 0 68 69 68 75 0 4-2 10-4 14z">
            <text:p/>
          </draw:path>
          <draw:path draw:style-name="gr3" draw:text-style-name="P5" draw:layer="layout" svg:width="0.262cm" svg:height="0.393cm" svg:x="11.184cm" svg:y="14.406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3" draw:text-style-name="P5" draw:layer="layout" svg:width="0.562cm" svg:height="0.564cm" svg:x="11.76cm" svg:y="14.55cm" svg:viewBox="0 0 563 565" svg:d="M300 300h236c11 0 27 0 27-18 0-17-16-17-27-17h-236v-236c0-14 0-29-18-29-17 0-17 15-17 29v236h-236c-14 0-29 0-29 17 0 18 15 18 29 18h236v236c0 11 0 29 17 29 18 0 18-18 18-29z">
            <text:p/>
          </draw:path>
          <draw:path draw:style-name="gr3" draw:text-style-name="P5" draw:layer="layout" svg:width="0.312cm" svg:height="0.596cm" svg:x="12.596cm" svg:y="14.455cm" svg:viewBox="0 0 313 597" svg:d="M163 10c0-2 0-10-11-10-20 0-81 8-104 8-6 2-15 2-15 17 0 11 7 11 19 11 42 0 44 6 44 14 0 6-8 34-13 52l-70 276c-9 43-13 56-13 87 0 78 44 132 108 132 99 0 205-127 205-247 0-79-46-137-113-137-39 0-75 25-100 52zM83 328c5-17 5-19 13-28 42-56 79-68 102-68 30 0 54 25 54 79 0 50-29 148-45 181-27 55-67 86-99 86-29 0-56-23-56-84 0-18 0-33 13-87z">
            <text:p/>
          </draw:path>
          <draw:path draw:style-name="gr3" draw:text-style-name="P5" draw:layer="layout" svg:width="0.262cm" svg:height="0.393cm" svg:x="12.955cm" svg:y="14.406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3" draw:text-style-name="P5" draw:layer="layout" svg:width="0.322cm" svg:height="0.389cm" svg:x="13.567cm" svg:y="13.985cm" svg:viewBox="0 0 323 390" svg:d="M71 196c0-138 69-175 113-175 8 0 62 0 92 31-34 4-40 29-40 40 0 21 16 39 39 39s40-16 40-41c0-57-65-90-131-90-105 0-184 92-184 196 0 109 84 194 182 194 114 0 141-102 141-112 0-7-8-7-10-7-8 0-10 4-12 7-25 79-80 91-111 91-44 0-119-37-119-173z">
            <text:p/>
          </draw:path>
          <draw:path draw:style-name="gr3" draw:text-style-name="P5" draw:layer="layout" svg:width="0.375cm" svg:height="0.389cm" svg:x="13.938cm" svg:y="13.985cm" svg:viewBox="0 0 376 390" svg:d="M376 198c0-108-86-198-188-198-105 0-188 92-188 198 0 109 88 192 188 192 102 0 188-85 188-192zM188 369c-36 0-73-19-96-58-21-36-21-88-21-119 0-33 0-79 19-117 23-39 64-56 98-56 37 0 73 17 96 54 21 36 21 86 21 119 0 31 0 77-19 113-17 39-56 64-98 64z">
            <text:p/>
          </draw:path>
          <draw:path draw:style-name="gr3" draw:text-style-name="P5" draw:layer="layout" svg:width="0.277cm" svg:height="0.389cm" svg:x="14.362cm" svg:y="13.985cm" svg:viewBox="0 0 278 390" svg:d="M148 215c19 4 88 17 88 79 0 42-29 77-96 77-71 0-102-48-117-121-2-10-4-14-11-14-12 0-12 6-12 21v112c0 15 0 21 10 21 3 0 5-2 21-17 2-2 2-4 17-20 36 35 75 37 92 37 98 0 138-58 138-119 0-44-26-69-36-81-29-27-62-33-96-40-48-10-106-19-106-69 0-31 23-66 96-66 92 0 98 77 100 104 0 8 8 8 10 8 11 0 11-4 11-21v-85c0-15 0-21-9-21-4 0-6 0-18 10-2 3-11 11-15 13-31-23-67-23-79-23-103 0-136 58-136 104 0 30 13 53 36 73 27 21 52 27 112 38z">
            <text:p/>
          </draw:path>
          <draw:path draw:style-name="gr3" draw:text-style-name="P5" draw:layer="layout" svg:width="0.197cm" svg:height="0.844cm" svg:x="14.752cm" svg:y="13.731cm" svg:viewBox="0 0 198 845" svg:d="M198 837c0-2 0-4-16-19-105-106-132-265-132-396 0-145 33-293 136-399 12-10 12-11 12-15 0-6-4-8-10-8-8 0-84 58-134 165-44 92-54 186-54 257 0 68 10 169 56 265 52 104 124 158 132 158 6 0 10-2 10-8z">
            <text:p/>
          </draw:path>
          <draw:path draw:style-name="gr3" draw:text-style-name="P5" draw:layer="layout" svg:width="0.312cm" svg:height="0.596cm" svg:x="15.036cm" svg:y="13.778cm" svg:viewBox="0 0 313 597" svg:d="M163 10c0-2 0-10-11-10-20 0-81 8-104 8-6 2-15 2-15 17 0 11 7 11 19 11 42 0 44 6 44 14 0 6-8 34-13 52l-70 276c-9 43-13 56-13 87 0 78 44 132 108 132 99 0 205-127 205-247 0-79-46-137-113-137-39 0-75 25-100 52zM83 328c5-17 5-19 13-28 42-56 79-68 102-68 30 0 54 25 54 79 0 50-29 148-45 181-27 55-67 86-99 86-29 0-56-23-56-84 0-18 0-33 13-87z">
            <text:p/>
          </draw:path>
          <draw:path draw:style-name="gr3" draw:text-style-name="P5" draw:layer="layout" svg:width="0.421cm" svg:height="0.383cm" svg:x="15.382cm" svg:y="13.991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3-46 50 0 39 42 56 81 56 55 0 86-59 88-65 10 32 40 65 92 65 87 0 135-109 135-131 0-7-8-7-10-7-8 0-10 2-12 7-26 93-86 112-113 112-33 0-46-27-46-56 0-19 6-36 15-75z">
            <text:p/>
          </draw:path>
          <draw:path draw:style-name="gr3" draw:text-style-name="P5" draw:layer="layout" svg:width="0.562cm" svg:height="0.564cm" svg:x="16.075cm" svg:y="13.872cm" svg:viewBox="0 0 563 565" svg:d="M300 300h236c11 0 27 0 27-18 0-17-16-17-27-17h-236v-236c0-14 0-29-18-29-17 0-17 15-17 29v236h-236c-14 0-29 0-29 17 0 18 15 18 29 18h236v236c0 11 0 29 17 29 18 0 18-18 18-29z">
            <text:p/>
          </draw:path>
          <draw:path draw:style-name="gr3" draw:text-style-name="P5" draw:layer="layout" svg:width="0.329cm" svg:height="0.383cm" svg:x="16.906cm" svg:y="13.991cm" svg:viewBox="0 0 330 384" svg:d="M301 52c-13 0-25 0-38 13-13 12-15 27-15 33 0 19 15 29 32 29 25 0 48-19 48-54 0-42-40-73-101-73-114 0-227 121-227 240 0 77 50 144 138 144 121 0 192-90 192-100 0-6-6-11-9-11-6 0-8 2-12 9-67 83-159 83-171 83-52 0-75-40-75-92 0-35 18-117 46-169 25-48 73-85 119-85 29 0 62 10 73 33z">
            <text:p/>
          </draw:path>
          <draw:path draw:style-name="gr3" draw:text-style-name="P5" draw:layer="layout" svg:width="0.197cm" svg:height="0.844cm" svg:x="17.285cm" svg:y="13.731cm" svg:viewBox="0 0 198 845" svg:d="M198 422c0-65-10-167-56-263-52-103-125-159-134-159-4 0-8 4-8 8s0 5 15 21c85 82 133 217 133 393 0 145-31 294-136 400-12 11-12 13-12 15 0 6 4 8 8 8 9 0 86-58 136-165 44-92 54-186 54-258z">
            <text:p/>
          </draw:path>
          <draw:path draw:style-name="gr3" draw:text-style-name="P5" draw:layer="layout" svg:width="0.562cm" svg:height="0.564cm" svg:x="17.799cm" svg:y="13.872cm" svg:viewBox="0 0 563 565" svg:d="M300 300h236c11 0 27 0 27-18 0-17-16-17-27-17h-236v-236c0-14 0-29-18-29-17 0-17 15-17 29v236h-236c-14 0-29 0-29 17 0 18 15 18 29 18h236v236c0 11 0 29 17 29 18 0 18-18 18-29z">
            <text:p/>
          </draw:path>
          <draw:path draw:style-name="gr3" draw:text-style-name="P5" draw:layer="layout" svg:width="0.387cm" svg:height="0.383cm" svg:x="20.157cm" svg:y="13.42cm" svg:viewBox="0 0 388 384" svg:d="M282 54c-15-31-40-54-78-54-98 0-204 125-204 248 0 80 46 136 113 136 18 0 60-4 110-63 7 34 36 63 77 63 30 0 49-19 63-46 13-31 25-83 25-85 0-7-8-7-10-7-7 0-9 2-11 15-16 54-31 104-66 104-23 0-25-21-25-39 0-19 2-25 12-63 10-34 10-44 17-75l31-119c6-25 6-25 6-29 0-15-10-23-23-23-21 0-35 19-37 37zM227 275c-4 15-4 15-16 30-38 46-73 60-96 60-42 0-55-46-55-79 0-42 28-148 48-186 24-50 63-81 97-81 56 0 68 69 68 75 0 4-2 10-4 14z">
            <text:p/>
          </draw:path>
          <draw:polygon draw:style-name="gr3" draw:text-style-name="P5" draw:layer="layout" svg:width="3.3cm" svg:height="0.035cm" svg:x="18.696cm" svg:y="14.135cm" svg:viewBox="0 0 3301 36" draw:points="1649,36 0,36 0,0 3301,0 3301,36">
            <text:p/>
          </draw:polygon>
          <draw:path draw:style-name="gr3" draw:text-style-name="P5" draw:layer="layout" svg:width="0.66cm" svg:height="0.844cm" svg:x="18.757cm" svg:y="14.304cm" svg:viewBox="0 0 661 845" svg:d="M267 757l-148-329c-6-13-11-13-13-13 0 0-6 0-14 6l-80 61c-12 8-12 12-12 13 0 4 2 10 8 10 5 0 21-11 28-19 6-4 20-14 27-19l167 365c6 13 12 13 20 13 11 0 13-4 21-15l384-795c6-14 6-16 6-18 0-9-8-17-18-17-7 0-13 4-19 17z">
            <text:p/>
          </draw:path>
          <draw:polygon draw:style-name="gr3" draw:text-style-name="P5" draw:layer="layout" svg:width="2.597cm" svg:height="0.035cm" svg:x="19.399cm" svg:y="14.304cm" svg:viewBox="0 0 2598 36" draw:points="1298,36 0,36 0,0 2598,0 2598,36">
            <text:p/>
          </draw:polygon>
          <draw:path draw:style-name="gr3" draw:text-style-name="P5" draw:layer="layout" svg:width="0.387cm" svg:height="0.383cm" svg:x="19.433cm" svg:y="14.669cm" svg:viewBox="0 0 388 384" svg:d="M282 54c-15-31-40-54-78-54-98 0-204 125-204 248 0 80 46 136 113 136 18 0 60-4 110-63 7 34 36 63 77 63 30 0 49-19 63-46 13-31 25-83 25-85 0-7-8-7-10-7-7 0-9 2-11 15-16 54-31 104-66 104-23 0-25-21-25-39 0-19 2-25 12-63 10-34 10-44 17-75l31-119c6-25 6-25 6-29 0-15-10-23-23-23-21 0-35 19-37 37zM227 275c-4 15-4 15-16 30-38 46-73 60-96 60-42 0-55-46-55-79 0-42 26-148 48-186 24-50 63-81 97-81 56 0 68 69 68 75 0 4-2 10-4 14z">
            <text:p/>
          </draw:path>
          <draw:path draw:style-name="gr3" draw:text-style-name="P5" draw:layer="layout" svg:width="0.262cm" svg:height="0.393cm" svg:x="19.882cm" svg:y="14.406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3" draw:text-style-name="P5" draw:layer="layout" svg:width="0.562cm" svg:height="0.564cm" svg:x="20.458cm" svg:y="14.55cm" svg:viewBox="0 0 563 565" svg:d="M300 300h236c11 0 27 0 27-18 0-17-16-17-27-17h-236v-236c0-14 0-29-18-29-17 0-17 15-17 29v236h-236c-14 0-29 0-29 17 0 18 15 18 29 18h236v236c0 11 0 29 17 29 18 0 18-18 18-29z">
            <text:p/>
          </draw:path>
          <draw:path draw:style-name="gr3" draw:text-style-name="P5" draw:layer="layout" svg:width="0.312cm" svg:height="0.596cm" svg:x="21.294cm" svg:y="14.455cm" svg:viewBox="0 0 313 597" svg:d="M163 10c0-2 0-10-11-10-20 0-81 8-104 8-6 2-15 2-15 17 0 11 7 11 19 11 42 0 44 6 44 14 0 6-8 34-13 52l-70 276c-9 43-13 56-13 87 0 78 44 132 108 132 99 0 205-127 205-247 0-79-46-137-113-137-39 0-75 25-100 52zM83 328c5-17 5-19 13-28 42-56 79-68 102-68 30 0 54 25 54 79 0 50-29 148-45 181-27 55-67 86-99 86-29 0-56-23-56-84 0-18 0-33 13-87z">
            <text:p/>
          </draw:path>
          <draw:path draw:style-name="gr3" draw:text-style-name="P5" draw:layer="layout" svg:width="0.262cm" svg:height="0.393cm" svg:x="21.655cm" svg:y="14.406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3" draw:text-style-name="P5" draw:layer="layout" svg:width="0.277cm" svg:height="0.389cm" svg:x="22.265cm" svg:y="13.985cm" svg:viewBox="0 0 278 390" svg:d="M148 215c19 4 88 17 88 79 0 42-29 77-96 77-71 0-102-48-117-121-2-10-4-14-11-14-12 0-12 6-12 21v112c0 15 0 21 10 21 3 0 5-2 21-17 2-2 2-4 17-20 36 35 75 37 92 37 98 0 138-58 138-119 0-44-26-69-36-81-29-27-62-33-96-40-48-10-106-19-106-69 0-31 23-66 96-66 92 0 98 77 100 104 0 8 8 8 10 8 11 0 11-4 11-21v-85c0-15 0-21-9-21-4 0-6 0-18 10-2 3-11 11-15 13-31-23-67-23-79-23-103 0-136 58-136 104 0 30 13 53 36 73 27 21 52 27 112 38z">
            <text:p/>
          </draw:path>
          <draw:path draw:style-name="gr3" draw:text-style-name="P5" draw:layer="layout" svg:width="0.181cm" svg:height="0.566cm" svg:x="22.597cm" svg:y="13.799cm" svg:viewBox="0 0 182 567" svg:d="M123 192l-119 10v27c56 0 63 3 63 46v226c0 39-9 39-67 39v27c27-2 73-2 94-2 29 0 60 0 88 2v-27c-55 0-59-4-59-37zM127 44c0-27-21-44-46-44-27 0-45 23-45 44 0 23 18 46 45 46 25 0 46-19 46-46z">
            <text:p/>
          </draw:path>
          <draw:path draw:style-name="gr3" draw:text-style-name="P5" draw:layer="layout" svg:width="0.425cm" svg:height="0.373cm" svg:x="22.832cm" svg:y="13.991cm" svg:viewBox="0 0 426 374" svg:d="M65 83v228c0 37-7 37-65 37v26c29 0 73-1 96-1 21 0 65 1 94 1v-26c-56 0-65 0-65-37v-157c0-89 59-135 113-135s63 46 63 94v198c0 37-9 37-65 37v26c29 0 73-1 96-1 21 0 65 1 94 1v-26c-44 0-65 0-65-25v-162c0-73 0-100-27-130-11-14-40-31-88-31-64 0-102 36-127 88v-88l-119 10v26c60 0 65 6 65 47z">
            <text:p/>
          </draw:path>
          <draw:path draw:style-name="gr3" draw:text-style-name="P5" draw:layer="layout" svg:width="0.197cm" svg:height="0.844cm" svg:x="23.356cm" svg:y="13.731cm" svg:viewBox="0 0 198 845" svg:d="M198 837c0-2 0-4-16-19-105-106-132-265-132-396 0-145 33-293 136-399 12-10 12-11 12-15 0-6-4-8-10-8-8 0-84 58-134 165-44 92-54 186-54 257 0 68 10 169 56 265 52 104 124 158 132 158 6 0 10-2 10-8z">
            <text:p/>
          </draw:path>
          <draw:path draw:style-name="gr3" draw:text-style-name="P5" draw:layer="layout" svg:width="0.312cm" svg:height="0.596cm" svg:x="23.64cm" svg:y="13.778cm" svg:viewBox="0 0 313 597" svg:d="M163 10c0-2 0-10-11-10-20 0-81 8-104 8-6 2-15 2-15 17 0 11 7 11 19 11 42 0 44 6 44 14 0 6-8 34-13 52l-70 276c-9 43-13 56-13 87 0 78 44 132 108 132 99 0 205-127 205-247 0-79-46-137-113-137-39 0-75 25-100 52zM83 328c5-17 5-19 13-28 42-56 79-68 102-68 30 0 54 25 54 79 0 50-29 148-45 181-27 55-67 86-99 86-29 0-56-23-56-84 0-18 0-33 13-87z">
            <text:p/>
          </draw:path>
          <draw:path draw:style-name="gr3" draw:text-style-name="P5" draw:layer="layout" svg:width="0.421cm" svg:height="0.383cm" svg:x="23.988cm" svg:y="13.991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3-46 50 0 39 42 56 81 56 55 0 86-59 88-65 10 32 40 65 92 65 87 0 135-109 135-131 0-7-8-7-10-7-8 0-10 2-12 7-26 93-84 112-113 112-33 0-46-27-46-56 0-19 6-36 15-75z">
            <text:p/>
          </draw:path>
          <draw:path draw:style-name="gr3" draw:text-style-name="P5" draw:layer="layout" svg:width="0.562cm" svg:height="0.564cm" svg:x="24.679cm" svg:y="13.872cm" svg:viewBox="0 0 563 565" svg:d="M300 300h236c11 0 27 0 27-18 0-17-16-17-27-17h-236v-236c0-14 0-29-18-29-17 0-17 15-17 29v236h-236c-14 0-29 0-29 17 0 18 15 18 29 18h236v236c0 11 0 29 17 29 18 0 18-18 18-29z">
            <text:p/>
          </draw:path>
          <draw:path draw:style-name="gr3" draw:text-style-name="P5" draw:layer="layout" svg:width="0.329cm" svg:height="0.383cm" svg:x="25.51cm" svg:y="13.991cm" svg:viewBox="0 0 330 384" svg:d="M301 52c-13 0-25 0-38 13-13 12-15 27-15 33 0 19 15 29 32 29 25 0 48-19 48-54 0-42-40-73-101-73-114 0-227 121-227 240 0 77 50 144 138 144 121 0 192-90 192-100 0-6-6-11-9-11-6 0-6 2-12 9-67 83-159 83-171 83-52 0-75-40-75-92 0-35 18-117 46-169 25-48 73-85 119-85 29 0 62 10 73 33z">
            <text:p/>
          </draw:path>
          <draw:path draw:style-name="gr3" draw:text-style-name="P5" draw:layer="layout" svg:width="0.197cm" svg:height="0.844cm" svg:x="25.888cm" svg:y="13.731cm" svg:viewBox="0 0 198 845" svg:d="M198 422c0-65-10-167-56-263-52-103-125-159-134-159-4 0-8 4-8 8s0 5 15 21c85 82 133 217 133 393 0 145-31 294-136 400-12 11-12 13-12 15 0 6 4 8 8 8 9 0 86-58 136-165 44-92 54-186 54-258z">
            <text:p/>
          </draw:path>
          <draw:polygon draw:style-name="gr3" draw:text-style-name="P5" draw:layer="layout" svg:width="0.224cm" svg:height="2.025cm" svg:x="26.18cm" svg:y="13.14cm" svg:viewBox="0 0 225 2026" draw:points="177,1980 0,1980 0,2026 225,2026 225,0 0,0 0,46 177,46">
            <text:p/>
          </draw:polygon>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02" smil:attributeName="visibility" smil:to="visible"/>
                  <anim:animate smil:dur="0.5s" smil:fill="hold" smil:targetElement="id102" smil:attributeName="x" smil:values="x;x" smil:keyTimes="0;1"/>
                  <anim:animate smil:dur="0.5s" smil:fill="hold" smil:targetElement="id102" smil:attributeName="y" smil:values="1+height/2;y" smil:keyTimes="0;1"/>
                </anim:par>
                <anim:par smil:begin="0s" smil:fill="hold" presentation:node-type="with-previous" presentation:preset-class="entrance" presentation:preset-id="ooo-entrance-glide">
                  <anim:set smil:begin="0s" smil:dur="0.001s" smil:fill="hold" smil:targetElement="id103" anim:sub-item="text" smil:attributeName="visibility" smil:to="visible"/>
                  <anim:animate smil:dur="0.5s" smil:fill="hold" smil:targetElement="id103" anim:sub-item="text" smil:attributeName="width" smil:values="width*0.05;width" smil:keyTimes="0;1"/>
                  <anim:animate smil:dur="0.5s" smil:fill="hold" smil:targetElement="id103" anim:sub-item="text" smil:attributeName="height" smil:values="height;height" smil:keyTimes="0;1"/>
                  <anim:animate smil:dur="0.5s" smil:fill="hold" smil:targetElement="id103" anim:sub-item="text" smil:attributeName="x" smil:values="x-.2;x" smil:keyTimes="0;1"/>
                  <anim:animate smil:dur="0.5s" smil:fill="hold" smil:targetElement="id103" anim:sub-item="text" smil:attributeName="y" smil:values="y;y" smil:keyTimes="0;1"/>
                  <anim:transitionFilter smil:dur="0.5s" smil:targetElement="id103"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04" smil:attributeName="visibility" smil:to="visible"/>
                  <anim:animate smil:dur="0.5s" smil:fill="hold" smil:targetElement="id104" smil:attributeName="x" smil:values="x;x" smil:keyTimes="0;1"/>
                  <anim:animate smil:dur="0.5s" smil:fill="hold" smil:targetElement="id104"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05" smil:attributeName="visibility" smil:to="visible"/>
                  <anim:animate smil:dur="0.5s" smil:fill="hold" smil:targetElement="id105" smil:attributeName="x" smil:values="x;x" smil:keyTimes="0;1"/>
                  <anim:animate smil:dur="0.5s" smil:fill="hold" smil:targetElement="id105"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6" smil:attributeName="visibility" smil:to="visible"/>
                  <anim:animate smil:dur="0.5s" smil:fill="hold" smil:targetElement="id106" smil:attributeName="x" smil:values="x;x" smil:keyTimes="0;1"/>
                  <anim:animate smil:dur="0.5s" smil:fill="hold" smil:targetElement="id10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7" smil:attributeName="visibility" smil:to="visible"/>
                  <anim:animate smil:dur="0.5s" smil:fill="hold" smil:targetElement="id107" smil:attributeName="x" smil:values="x;x" smil:keyTimes="0;1"/>
                  <anim:animate smil:dur="0.5s" smil:fill="hold" smil:targetElement="id10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8" smil:attributeName="visibility" smil:to="visible"/>
                  <anim:animate smil:dur="0.5s" smil:fill="hold" smil:targetElement="id108" smil:attributeName="x" smil:values="x;x" smil:keyTimes="0;1"/>
                  <anim:animate smil:dur="0.5s" smil:fill="hold" smil:targetElement="id10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9" smil:attributeName="visibility" smil:to="visible"/>
                  <anim:animate smil:dur="0.5s" smil:fill="hold" smil:targetElement="id109" smil:attributeName="x" smil:values="x;x" smil:keyTimes="0;1"/>
                  <anim:animate smil:dur="0.5s" smil:fill="hold" smil:targetElement="id109"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10" smil:attributeName="visibility" smil:to="visible"/>
                  <anim:animate smil:dur="0.5s" smil:fill="hold" smil:targetElement="id110" smil:attributeName="x" smil:values="x;x" smil:keyTimes="0;1"/>
                  <anim:animate smil:dur="0.5s" smil:fill="hold" smil:targetElement="id110"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11" smil:attributeName="visibility" smil:to="visible"/>
                  <anim:animate smil:dur="0.5s" smil:fill="hold" smil:targetElement="id111" smil:attributeName="x" smil:values="x;x" smil:keyTimes="0;1"/>
                  <anim:animate smil:dur="0.5s" smil:fill="hold" smil:targetElement="id111" smil:attributeName="y" smil:values="1+height/2;y" smil:keyTimes="0;1"/>
                </anim:par>
              </anim:par>
            </anim:par>
          </anim:seq>
        </anim:par>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9">
        <office:forms form:automatic-focus="false" form:apply-design-mode="false"/>
        <draw:frame presentation:style-name="pr8" draw:text-style-name="P18" draw:layer="layout" svg:width="26.2cm" svg:height="14.573cm" svg:x="0.8cm" svg:y="0.627cm" presentation:class="title" presentation:user-transformed="true">
          <draw:text-box>
            <text:p xml:id="id112" text:id="id112" text:style-name="P7"><text:span text:style-name="T25"><text:tab/></text:span><text:span text:style-name="T25"><text:tab/></text:span><text:span text:style-name="T27"><text:line-break/></text:span><text:span text:style-name="T28"><text:tab/></text:span><text:span text:style-name="T28">Let <text:s text:c="42"/></text:span><text:span text:style-name="T27"><text:line-break/></text:span><text:span text:style-name="T26"><text:tab/></text:span><text:span text:style-name="T26"> <text:s text:c="19"/></text:span><text:span text:style-name="T16"><text:s text:c="2"/></text:span><text:span text:style-name="T16"><text:line-break/></text:span><text:span text:style-name="T35"><text:tab/></text:span><text:span text:style-name="T32"><text:line-break/></text:span><text:span text:style-name="T10"><text:tab/></text:span><text:span text:style-name="T10"><text:tab/></text:span><text:span text:style-name="T10"> <text:s/></text:span><text:span text:style-name="T10"><text:tab/></text:span><text:span text:style-name="T10"><text:tab/></text:span><text:span text:style-name="T10"> <text:s text:c="39"/></text:span><text:span text:style-name="T10"><text:line-break/></text:span><text:span text:style-name="T10"><text:tab/></text:span><text:span text:style-name="T10"><text:tab/></text:span><text:span text:style-name="T10"><text:line-break/></text:span><text:span text:style-name="T6"> <text:s text:c="26"/></text:span><text:span text:style-name="T10"><text:line-break/></text:span><text:span text:style-name="T23"> <text:s text:c="7"/></text:span><text:span text:style-name="T23"><text:tab/></text:span><text:span text:style-name="T10"><text:line-break/></text:span><text:span text:style-name="T10"><text:tab/></text:span><text:span text:style-name="T10"><text:tab/></text:span><text:span text:style-name="T10"> <text:s text:c="45"/></text:span><text:span text:style-name="T10"><text:line-break/></text:span><text:span text:style-name="T10"> <text:s text:c="16"/></text:span><text:span text:style-name="T10"><text:tab/></text:span><text:span text:style-name="T10"><text:tab/></text:span><text:span text:style-name="T10"><text:line-break/></text:span><text:span text:style-name="T10"><text:tab/></text:span><text:span text:style-name="T10"> <text:s/></text:span><text:span text:style-name="T10"><text:line-break/></text:span><text:span text:style-name="T10"><text:tab/></text:span><text:span text:style-name="T10"><text:tab/></text:span><text:span text:style-name="T10"><text:line-break/></text:span><text:span text:style-name="T36"> <text:s text:c="15"/></text:span><text:span text:style-name="T10"><text:line-break/></text:span><text:span text:style-name="T10"><text:tab/></text:span><text:span text:style-name="T10"><text:tab/></text:span></text:p>
          </draw:text-box>
        </draw:frame>
        <draw:g xml:id="id114" draw:id="id114">
          <svg:title>TexMaths</svg:title>
          <svg:desc>26§display§\frac{dy}{dx} = e^{ax} \sqrt{a^2 + b^2} \left[ \sin \alpha \cos (bx + c) + \sin (bx + c) \cos \alpha \right] §svg§600§FALSE§</svg:desc>
          <draw:polygon draw:style-name="gr2" draw:text-style-name="P4" draw:layer="layout" svg:width="21.661cm" svg:height="1.798cm" svg:x="2.27cm" svg:y="3.275cm" svg:viewBox="0 0 21662 1799" draw:points="10830,1799 0,1799 0,0 21662,0 21662,1799">
            <text:p/>
          </draw:polygon>
          <draw:path draw:style-name="gr3" draw:text-style-name="P5" draw:layer="layout" svg:width="0.436cm" svg:height="0.646cm" svg:x="2.282cm" svg:y="3.229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23cm" svg:height="0.592cm" svg:x="2.746cm" svg:y="3.46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4-33-34-21 0-52 15-52 61s41 79 97 79c96 0 190-83 215-187z">
            <text:p/>
          </draw:path>
          <draw:polygon draw:style-name="gr3" draw:text-style-name="P5" draw:layer="layout" svg:width="0.999cm" svg:height="0.039cm" svg:x="2.224cm" svg:y="4.234cm" svg:viewBox="0 0 1000 40" draw:points="499,40 0,40 0,0 1000,0 1000,40">
            <text:p/>
          </draw:polygon>
          <draw:path draw:style-name="gr3" draw:text-style-name="P5" draw:layer="layout" svg:width="0.436cm" svg:height="0.646cm" svg:x="2.261cm" svg:y="4.475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57cm" svg:height="0.415cm" svg:x="2.725cm" svg:y="4.704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6-64 98-71 10 36 44 71 98 71 95 0 147-119 147-141 0-9-8-9-10-9-8 0-10 2-12 9-30 99-94 120-123 120-35 0-50-29-50-60 0-21 6-40 17-81z">
            <text:p/>
          </draw:path>
          <draw:path draw:style-name="gr3" draw:text-style-name="P5" draw:layer="layout" svg:width="0.608cm" svg:height="0.215cm" svg:x="3.636cm" svg:y="4.146cm" svg:viewBox="0 0 609 216" svg:d="M578 37c15 0 31 0 31-18 0-19-16-19-29-19h-549c-14 0-31 0-31 19 0 18 17 18 31 18zM580 216c13 0 29 0 29-18 0-19-16-19-31-19h-547c-14 0-31 0-31 19 0 18 17 18 31 18z">
            <text:p/>
          </draw:path>
          <draw:path draw:style-name="gr3" draw:text-style-name="P5" draw:layer="layout" svg:width="0.353cm" svg:height="0.415cm" svg:x="4.591cm" svg:y="4.078cm" svg:viewBox="0 0 354 416" svg:d="M129 193c27 0 96-2 141-20 65-27 69-81 69-94 0-42-35-79-98-79-102 0-241 89-241 250 0 93 54 166 144 166 133 0 210-98 210-108 0-6-7-13-13-13-4 0-6 2-10 11-73 89-173 89-185 89-71 0-79-77-79-106 0-10 0-39 14-96zM87 173c36-140 129-152 154-152 44 0 69 27 69 58 0 94-148 94-185 94z">
            <text:p/>
          </draw:path>
          <draw:path draw:style-name="gr3" draw:text-style-name="P5" draw:layer="layout" svg:width="0.328cm" svg:height="0.29cm" svg:x="5.015cm" svg:y="3.822cm" svg:viewBox="0 0 329 291" svg:d="M233 37c-15-20-35-37-67-37-83 0-166 92-166 183 0 62 42 108 98 108 33 0 64-21 91-46 13 40 50 46 67 46 23 0 37-14 50-35 14-25 23-60 23-65 0-8-9-8-11-8-8 0-10 4-14 21-9 31-19 69-46 69-19 0-23-15-23-32 0-10 6-35 10-52 5-16 11-43 15-58l12-48c5-16 13-48 13-50 0-14-13-21-23-21s-25 9-29 25zM191 204c-4 19-18 31-33 44-6 4-31 25-58 25-25 0-48-17-48-63 0-33 19-106 33-131 29-52 63-60 81-60 46 0 57 48 57 56 0 2 0 6-3 8z">
            <text:p/>
          </draw:path>
          <draw:path draw:style-name="gr3" draw:text-style-name="P5" draw:layer="layout" svg:width="0.344cm" svg:height="0.29cm" svg:x="5.402cm" svg:y="3.822cm" svg:viewBox="0 0 345 291" svg:d="M129 216c-6 21-27 57-60 57-2 0-21 0-36-9 27-8 29-31 29-35 0-15-10-25-25-25-18 0-37 17-37 39 0 34 35 48 67 48 31 0 56-18 72-46 17 34 52 46 77 46 75 0 113-81 113-100 0-8-9-8-11-8-8 0-8 4-10 13-15 43-52 77-90 77-25 0-39-17-39-42 0-17 17-75 33-148 15-50 44-64 65-64 0 0 20 0 33 8-19 6-27 23-27 35 0 15 10 25 25 25 14 0 37-12 37-39 0-38-41-48-68-48-32 0-59 21-71 46-13-27-42-46-77-46-73 0-114 79-114 98 0 8 8 8 10 8 8 0 10-2 12-10 17-50 57-77 90-77 21 0 37 10 37 41 0 13-6 46-12 67z">
            <text:p/>
          </draw:path>
          <draw:path draw:style-name="gr3" draw:text-style-name="P5" draw:layer="layout" svg:width="0.833cm" svg:height="1.097cm" svg:x="5.933cm" svg:y="3.547cm" svg:viewBox="0 0 834 1098" svg:d="M287 1098c29 0 29 0 40-18l501-1045c6-12 6-14 6-16 0-11-8-19-19-19-12 0-14 8-20 19l-473 984-195-454-127 98 15 15 64-50z">
            <text:p/>
          </draw:path>
          <draw:polygon draw:style-name="gr3" draw:text-style-name="P5" draw:layer="layout" svg:width="2.813cm" svg:height="0.039cm" svg:x="6.746cm" svg:y="3.547cm" svg:viewBox="0 0 2814 40" draw:points="1406,40 0,40 0,0 2814,0 2814,40">
            <text:p/>
          </draw:polygon>
          <draw:path draw:style-name="gr3" draw:text-style-name="P5" draw:layer="layout" svg:width="0.419cm" svg:height="0.415cm" svg:x="6.781cm" svg:y="4.078cm" svg:viewBox="0 0 420 416" svg:d="M306 58c-17-33-44-58-86-58-106 0-220 135-220 268 0 88 50 148 123 148 18 0 64-4 118-69 9 38 40 69 83 69 34 0 55-21 69-50 15-33 27-89 27-91 0-9-8-9-10-9-9 0-11 2-13 17-16 58-33 112-70 112-25 0-27-23-27-41 0-21 2-27 12-69 10-37 10-48 19-81l33-129c6-27 6-27 6-31 0-17-10-25-25-25-23 0-37 21-39 39zM245 297c-4 17-4 17-16 34-42 50-79 64-104 64-46 0-61-50-61-85 0-46 32-160 52-202 28-54 69-87 107-87 60 0 72 75 72 81 0 4-2 10-4 14z">
            <text:p/>
          </draw:path>
          <draw:path draw:style-name="gr3" draw:text-style-name="P5" draw:layer="layout" svg:width="0.284cm" svg:height="0.425cm" svg:x="7.268cm" svg:y="3.793cm" svg:viewBox="0 0 285 426" svg:d="M285 310h-23c-2 15-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608cm" svg:height="0.611cm" svg:x="7.892cm" svg:y="3.949cm" svg:viewBox="0 0 609 612" svg:d="M324 325h256c13 0 29 0 29-19s-16-19-29-19h-256v-256c0-14 0-31-18-31-19 0-19 17-19 31v256h-256c-14 0-31 0-31 19s17 19 31 19h256v255c0 13 0 32 19 32 18 0 18-19 18-32z">
            <text:p/>
          </draw:path>
          <draw:path draw:style-name="gr3" draw:text-style-name="P5" draw:layer="layout" svg:width="0.338cm" svg:height="0.646cm" svg:x="8.799cm" svg:y="3.847cm" svg:viewBox="0 0 339 647" svg:d="M177 10c0-2 0-10-13-10-20 0-87 8-112 8-6 2-17 2-17 19 0 13 9 13 21 13 46 0 48 6 48 14 0 6-8 38-15 56l-74 300c-11 46-15 60-15 93 0 86 48 144 116 144 109 0 223-137 223-268 0-86-50-148-123-148-41 0-81 27-108 56zM89 356c7-19 7-21 15-31 46-61 87-73 110-73 34 0 58 27 58 85 0 54-31 160-47 196-29 60-73 93-109 93-31 0-60-25-60-91 0-19 0-36 15-94z">
            <text:p/>
          </draw:path>
          <draw:path draw:style-name="gr3" draw:text-style-name="P5" draw:layer="layout" svg:width="0.284cm" svg:height="0.425cm" svg:x="9.188cm" svg:y="3.793cm" svg:viewBox="0 0 285 426" svg:d="M285 310h-23c-2 15-8 52-17 58-4 4-54 4-62 4h-119c67-60 90-77 129-108 48-37 92-77 92-139 0-77-69-125-152-125-79 0-133 56-133 114 0 34 27 38 33 38 17 0 36-13 36-36 0-10-5-33-38-33 19-46 63-60 94-60 64 0 98 50 98 102 0 56-40 100-61 125l-156 151c-6 7-6 9-6 25h266z">
            <text:p/>
          </draw:path>
          <draw:polygon draw:style-name="gr3" draw:text-style-name="P5" draw:layer="layout" svg:width="0.126cm" svg:height="0.914cm" svg:x="9.818cm" svg:y="3.797cm" svg:viewBox="0 0 127 915" draw:points="127,915 127,880 37,880 37,37 127,37 127,0 0,0 0,915">
            <text:p/>
          </draw:polygon>
          <draw:path draw:style-name="gr3" draw:text-style-name="P5" draw:layer="layout" svg:width="0.301cm" svg:height="0.421cm" svg:x="9.995cm" svg:y="4.071cm" svg:viewBox="0 0 302 422" svg:d="M160 233c21 4 96 19 96 85 0 46-31 83-104 83-77 0-110-52-127-131-2-10-4-14-13-14-12 0-12 6-12 23v120c0 17 0 23 10 23 5 0 7-2 23-18 2-3 2-5 19-21 40 37 81 39 100 39 106 0 150-62 150-129 0-48-30-75-40-87-31-29-66-35-104-44-52-10-114-21-114-75 0-33 25-70 104-70 100 0 106 83 108 112 0 8 8 8 10 8 13 0 13-4 13-23v-91c0-17 0-23-11-23-4 0-6 0-18 10-2 5-13 13-17 15-33-25-73-25-85-25-113 0-148 62-148 112 0 34 15 59 40 79 29 23 56 30 120 42z">
            <text:p/>
          </draw:path>
          <draw:path draw:style-name="gr3" draw:text-style-name="P5" draw:layer="layout" svg:width="0.197cm" svg:height="0.613cm" svg:x="10.354cm" svg:y="3.87cm" svg:viewBox="0 0 198 614" svg:d="M133 208l-129 10v30c60 0 69 4 69 49v246c0 42-11 42-73 42v29c29-2 79-2 102-2 31 0 64 0 96 2v-29c-61 0-65-5-65-40zM137 48c0-29-23-48-50-48-29 0-47 25-47 48 0 25 18 50 47 50 27 0 50-21 50-50z">
            <text:p/>
          </draw:path>
          <draw:path draw:style-name="gr3" draw:text-style-name="P5" draw:layer="layout" svg:width="0.461cm" svg:height="0.405cm" svg:x="10.606cm" svg:y="4.078cm" svg:viewBox="0 0 462 406" svg:d="M71 89v248c0 40-9 40-71 40v29c31 0 79-2 104-2 23 0 71 2 102 2v-29c-60 0-71 0-71-40v-171c0-95 65-145 123-145s69 50 69 102v214c0 40-11 40-71 40v29c31 0 79-2 104-2 23 0 71 2 102 2v-29c-48 0-71 0-71-28v-174c0-79 0-108-29-142-13-14-44-33-96-33-68 0-110 40-137 96v-96l-129 10v30c64 0 71 6 71 49z">
            <text:p/>
          </draw:path>
          <draw:path draw:style-name="gr3" draw:text-style-name="P5" draw:layer="layout" svg:width="0.513cm" svg:height="0.415cm" svg:x="11.276cm" svg:y="4.078cm" svg:viewBox="0 0 514 416" svg:d="M399 189c0-143-85-189-151-189-127 0-248 131-248 260 0 85 54 156 148 156 58 0 124-21 195-77 11 48 42 77 83 77 48 0 77-50 77-64 0-7-6-11-12-11s-8 4-11 11c-16 43-49 43-52 43-29 0-29-70-29-93 0-19 0-21 11-32 85-108 104-216 104-216 0-2 0-8-11-8-8 0-8 2-12 18-17 59-48 127-92 181zM339 314c-81 71-152 81-189 81-54 0-81-41-81-100 0-43 23-143 52-191 43-67 93-83 124-83 92 0 92 120 92 191 0 33 0 88 2 102z">
            <text:p/>
          </draw:path>
          <draw:path draw:style-name="gr3" draw:text-style-name="P5" draw:layer="layout" svg:width="0.348cm" svg:height="0.421cm" svg:x="12.008cm" svg:y="4.071cm" svg:viewBox="0 0 349 422" svg:d="M77 212c0-150 75-189 123-189 8 0 66 0 100 33-38 4-44 31-44 44 0 23 16 41 41 41s44-16 44-43c0-63-71-98-141-98-115 0-200 100-200 212 0 119 92 210 198 210 122 0 151-110 151-120 0-9-8-9-10-9-8 0-10 4-12 9-27 85-88 97-121 97-48 0-129-39-129-187z">
            <text:p/>
          </draw:path>
          <draw:path draw:style-name="gr3" draw:text-style-name="P5" draw:layer="layout" svg:width="0.407cm" svg:height="0.421cm" svg:x="12.409cm" svg:y="4.071cm" svg:viewBox="0 0 408 422" svg:d="M408 214c0-116-94-214-204-214-115 0-204 100-204 214 0 119 96 208 204 208 110 0 204-91 204-208zM204 399c-40 0-79-20-104-62-23-40-23-96-23-129 0-35 0-85 21-127 25-41 68-60 106-60 39 0 79 19 104 58 23 40 23 94 23 129 0 33 0 83-21 123-19 41-60 68-106 68z">
            <text:p/>
          </draw:path>
          <draw:path draw:style-name="gr3" draw:text-style-name="P5" draw:layer="layout" svg:width="0.301cm" svg:height="0.421cm" svg:x="12.871cm" svg:y="4.071cm" svg:viewBox="0 0 302 422" svg:d="M160 233c21 4 96 19 96 85 0 46-31 83-104 83-77 0-110-52-127-131-2-10-4-14-13-14-12 0-12 6-12 23v120c0 17 0 23 10 23 5 0 7-2 23-18 2-3 2-5 19-21 40 37 81 39 100 39 106 0 150-62 150-129 0-48-30-75-40-87-31-29-66-35-104-44-52-10-114-21-114-75 0-33 25-70 104-70 100 0 106 83 108 112 0 8 8 8 10 8 13 0 13-4 13-23v-91c0-17 0-23-11-23-4 0-6 0-18 10-2 5-13 13-17 15-33-25-73-25-85-25-113 0-148 62-148 112 0 34 15 59 40 79 29 23 56 30 120 42z">
            <text:p/>
          </draw:path>
          <draw:path draw:style-name="gr3" draw:text-style-name="P5" draw:layer="layout" svg:width="0.213cm" svg:height="0.914cm" svg:x="13.291cm" svg:y="3.797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338cm" svg:height="0.646cm" svg:x="13.599cm" svg:y="3.847cm" svg:viewBox="0 0 339 647" svg:d="M177 10c0-2 0-10-13-10-20 0-87 8-112 8-6 2-17 2-17 19 0 13 9 13 21 13 46 0 48 6 48 14 0 6-8 38-15 56l-74 300c-11 46-15 60-15 93 0 86 48 144 116 144 109 0 223-137 223-268 0-86-50-148-123-148-41 0-81 27-108 56zM89 356c7-19 7-21 15-31 46-61 85-73 110-73 34 0 58 27 58 85 0 54-31 160-47 196-29 60-73 93-109 93-31 0-60-25-60-91 0-19 0-36 15-94z">
            <text:p/>
          </draw:path>
          <draw:path draw:style-name="gr3" draw:text-style-name="P5" draw:layer="layout" svg:width="0.457cm" svg:height="0.415cm" svg:x="13.976cm" svg:y="4.078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2 120-123 120-35 0-50-29-50-60 0-21 6-40 17-81z">
            <text:p/>
          </draw:path>
          <draw:path draw:style-name="gr3" draw:text-style-name="P5" draw:layer="layout" svg:width="0.608cm" svg:height="0.611cm" svg:x="14.724cm" svg:y="3.949cm" svg:viewBox="0 0 609 612" svg:d="M324 325h256c13 0 29 0 29-19s-16-19-29-19h-256v-256c0-14 0-31-18-31-19 0-19 17-19 31v256h-256c-14 0-31 0-31 19s17 19 31 19h256v255c0 13 0 32 19 32 18 0 18-19 18-32z">
            <text:p/>
          </draw:path>
          <draw:path draw:style-name="gr3" draw:text-style-name="P5" draw:layer="layout" svg:width="0.357cm" svg:height="0.415cm" svg:x="15.625cm" svg:y="4.078cm" svg:viewBox="0 0 358 416" svg:d="M327 56c-15 0-27 0-42 15-15 12-17 29-17 35 0 21 17 31 36 31 27 0 52-21 52-58 0-46-44-79-111-79-122 0-245 131-245 260 0 83 54 156 150 156 131 0 208-98 208-108 0-6-6-13-11-13-6 0-8 2-12 11-73 89-173 89-185 89-56 0-81-43-81-100 0-37 18-127 50-183 27-52 79-91 129-91 31 0 66 10 79 35z">
            <text:p/>
          </draw:path>
          <draw:path draw:style-name="gr3" draw:text-style-name="P5" draw:layer="layout" svg:width="0.213cm" svg:height="0.914cm" svg:x="16.035cm" svg:y="3.797cm" svg:viewBox="0 0 214 915" svg:d="M214 458c0-71-10-181-60-285-56-113-135-173-146-173-4 0-8 4-8 8s0 7 17 23c91 90 143 235 143 427 0 156-33 318-148 432-12 13-12 15-12 17 0 6 4 8 8 8 11 0 94-62 148-179 48-99 58-201 58-278z">
            <text:p/>
          </draw:path>
          <draw:path draw:style-name="gr3" draw:text-style-name="P5" draw:layer="layout" svg:width="0.608cm" svg:height="0.611cm" svg:x="16.592cm" svg:y="3.949cm" svg:viewBox="0 0 609 612" svg:d="M324 325h256c13 0 29 0 29-19s-16-19-29-19h-256v-256c0-14 0-31-18-31-19 0-19 17-19 31v256h-256c-14 0-31 0-31 19s17 19 31 19h256v255c0 13 0 32 19 32 18 0 18-19 18-32z">
            <text:p/>
          </draw:path>
          <draw:path draw:style-name="gr3" draw:text-style-name="P5" draw:layer="layout" svg:width="0.301cm" svg:height="0.421cm" svg:x="17.487cm" svg:y="4.071cm" svg:viewBox="0 0 302 422" svg:d="M160 233c21 4 96 19 96 85 0 46-31 83-104 83-77 0-110-52-127-131-2-10-4-14-13-14-12 0-12 6-12 23v120c0 17 0 23 10 23 5 0 7-2 23-18 2-3 2-5 19-21 40 37 81 39 100 39 106 0 150-62 150-129 0-48-30-75-40-87-31-29-66-35-104-44-52-10-114-21-114-75 0-33 25-70 104-70 100 0 106 83 108 112 0 8 8 8 10 8 13 0 13-4 13-23v-91c0-17 0-23-11-23-4 0-6 0-18 10-2 5-13 13-17 15-33-25-73-25-85-25-113 0-148 62-148 112 0 34 15 59 40 79 29 23 56 30 120 42z">
            <text:p/>
          </draw:path>
          <draw:path draw:style-name="gr3" draw:text-style-name="P5" draw:layer="layout" svg:width="0.197cm" svg:height="0.613cm" svg:x="17.846cm" svg:y="3.87cm" svg:viewBox="0 0 198 614" svg:d="M133 208l-129 10v30c60 0 69 4 69 49v246c0 42-11 42-73 42v29c29-2 79-2 102-2 31 0 64 0 96 2v-29c-61 0-65-5-65-40zM137 48c0-29-23-48-50-48-29 0-47 25-47 48 0 25 18 50 47 50 27 0 50-21 50-50z">
            <text:p/>
          </draw:path>
          <draw:path draw:style-name="gr3" draw:text-style-name="P5" draw:layer="layout" svg:width="0.461cm" svg:height="0.405cm" svg:x="18.098cm" svg:y="4.078cm" svg:viewBox="0 0 462 406" svg:d="M71 89v248c0 40-9 40-71 40v29c31 0 79-2 104-2 23 0 71 2 102 2v-29c-60 0-71 0-71-40v-171c0-95 65-145 123-145s69 50 69 102v214c0 40-11 40-71 40v29c31 0 79-2 104-2 23 0 71 2 102 2v-29c-48 0-71 0-71-28v-174c0-79 0-108-29-142-13-14-44-33-96-33-68 0-110 40-137 96v-96l-129 10v30c64 0 71 6 71 49z">
            <text:p/>
          </draw:path>
          <draw:path draw:style-name="gr3" draw:text-style-name="P5" draw:layer="layout" svg:width="0.213cm" svg:height="0.914cm" svg:x="18.668cm" svg:y="3.797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338cm" svg:height="0.646cm" svg:x="18.976cm" svg:y="3.847cm" svg:viewBox="0 0 339 647" svg:d="M177 10c0-2 0-10-13-10-20 0-87 8-112 8-6 2-17 2-17 19 0 13 9 13 21 13 46 0 46 6 46 14 0 6-6 38-13 56l-74 300c-11 46-15 60-15 93 0 86 48 144 116 144 109 0 223-137 223-268 0-86-50-148-123-148-41 0-81 27-108 56zM89 356c7-19 7-21 15-31 46-61 85-73 110-73 34 0 58 27 58 85 0 54-31 160-47 196-29 60-73 93-109 93-31 0-62-25-62-91 0-19 0-36 17-94z">
            <text:p/>
          </draw:path>
          <draw:path draw:style-name="gr3" draw:text-style-name="P5" draw:layer="layout" svg:width="0.457cm" svg:height="0.415cm" svg:x="19.352cm" svg:y="4.078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6-64 98-71 10 36 44 71 98 71 95 0 147-119 147-141 0-9-8-9-10-9-8 0-10 2-12 9-30 99-94 120-123 120-35 0-50-29-50-60 0-21 6-40 17-81z">
            <text:p/>
          </draw:path>
          <draw:path draw:style-name="gr3" draw:text-style-name="P5" draw:layer="layout" svg:width="0.608cm" svg:height="0.611cm" svg:x="20.101cm" svg:y="3.949cm" svg:viewBox="0 0 609 612" svg:d="M324 325h256c13 0 29 0 29-19s-16-19-29-19h-256v-256c0-14 0-31-18-31-19 0-19 17-19 31v256h-256c-14 0-31 0-31 19s17 19 31 19h256v255c0 13 0 32 19 32 18 0 18-19 18-32z">
            <text:p/>
          </draw:path>
          <draw:path draw:style-name="gr3" draw:text-style-name="P5" draw:layer="layout" svg:width="0.357cm" svg:height="0.415cm" svg:x="21.002cm" svg:y="4.078cm" svg:viewBox="0 0 358 416" svg:d="M327 56c-15 0-27 0-42 15-15 12-17 29-17 35 0 21 17 31 36 31 27 0 52-21 52-58 0-46-44-79-111-79-122 0-245 131-245 260 0 83 54 156 150 156 131 0 208-98 208-108 0-6-6-13-11-13-6 0-8 2-12 11-73 89-173 89-185 89-56 0-81-43-81-100 0-37 18-127 50-183 27-52 79-91 129-91 31 0 66 10 79 35z">
            <text:p/>
          </draw:path>
          <draw:path draw:style-name="gr3" draw:text-style-name="P5" draw:layer="layout" svg:width="0.213cm" svg:height="0.914cm" svg:x="21.411cm" svg:y="3.797cm" svg:viewBox="0 0 214 915" svg:d="M214 458c0-71-10-181-60-285-56-113-135-173-146-173-4 0-8 4-8 8s0 7 17 23c91 90 143 235 143 427 0 156-33 318-148 432-12 13-12 15-12 17 0 6 4 8 8 8 11 0 94-62 148-179 48-99 58-201 58-278z">
            <text:p/>
          </draw:path>
          <draw:path draw:style-name="gr3" draw:text-style-name="P5" draw:layer="layout" svg:width="0.348cm" svg:height="0.421cm" svg:x="21.898cm" svg:y="4.071cm" svg:viewBox="0 0 349 422" svg:d="M77 212c0-150 75-189 123-189 8 0 66 0 100 33-38 4-44 31-44 44 0 23 16 41 41 41s44-16 44-43c0-63-71-98-141-98-115 0-200 100-200 212 0 119 92 210 198 210 122 0 151-110 151-120 0-9-8-9-10-9-8 0-10 4-12 9-27 85-88 97-121 97-48 0-129-39-129-187z">
            <text:p/>
          </draw:path>
          <draw:path draw:style-name="gr3" draw:text-style-name="P5" draw:layer="layout" svg:width="0.407cm" svg:height="0.421cm" svg:x="22.299cm" svg:y="4.071cm" svg:viewBox="0 0 408 422" svg:d="M408 214c0-116-94-214-204-214-115 0-204 100-204 214 0 119 96 208 204 208 110 0 204-91 204-208zM204 399c-40 0-79-20-104-62-23-40-23-96-23-129 0-35 0-85 21-127 25-41 68-60 106-60 39 0 79 19 104 58 23 40 23 94 23 129 0 33 0 83-21 123-19 41-60 68-106 68z">
            <text:p/>
          </draw:path>
          <draw:path draw:style-name="gr3" draw:text-style-name="P5" draw:layer="layout" svg:width="0.301cm" svg:height="0.421cm" svg:x="22.761cm" svg:y="4.071cm" svg:viewBox="0 0 302 422" svg:d="M160 233c21 4 96 19 96 85 0 46-31 83-104 83-77 0-110-52-127-131-2-10-4-14-13-14-12 0-12 6-12 23v120c0 17 0 23 10 23 5 0 7-2 23-18 2-3 2-5 19-21 40 37 81 39 100 39 106 0 150-62 150-129 0-48-30-75-40-87-31-29-66-35-104-44-52-10-114-21-114-75 0-33 25-70 104-70 100 0 106 83 108 112 0 8 8 8 10 8 13 0 13-4 13-23v-91c0-17 0-23-11-23-4 0-6 0-18 10-2 5-13 13-17 15-33-25-73-25-85-25-113 0-148 62-148 112 0 34 15 59 40 79 29 23 56 30 120 42z">
            <text:p/>
          </draw:path>
          <draw:path draw:style-name="gr3" draw:text-style-name="P5" draw:layer="layout" svg:width="0.513cm" svg:height="0.415cm" svg:x="23.279cm" svg:y="4.078cm" svg:viewBox="0 0 514 416" svg:d="M399 189c0-143-85-189-151-189-127 0-248 131-248 260 0 85 54 156 148 156 58 0 124-21 195-77 11 48 42 77 83 77 48 0 77-50 77-64 0-7-6-11-12-11s-8 4-11 11c-16 43-49 43-52 43-29 0-29-70-29-93 0-19 0-21 11-32 85-108 104-216 104-216 0-2 0-8-11-8-8 0-8 2-12 18-17 59-48 127-92 181zM339 314c-81 71-152 81-189 81-54 0-81-41-81-100 0-43 23-143 52-191 43-67 93-83 124-83 92 0 92 120 92 191 0 33 0 88 2 102z">
            <text:p/>
          </draw:path>
          <draw:polygon draw:style-name="gr3" draw:text-style-name="P5" draw:layer="layout" svg:width="0.126cm" svg:height="0.914cm" svg:x="23.851cm" svg:y="3.797cm" svg:viewBox="0 0 127 915" draw:points="127,0 0,0 0,37 89,37 89,880 0,880 0,915 127,915">
            <text:p/>
          </draw:polygon>
        </draw:g>
        <draw:g xml:id="id113" draw:id="id113">
          <svg:title>TexMaths</svg:title>
          <svg:desc>24§display§\frac{b}{ \sqrt{a^2 + b^2} } = \sin \alpha, \ \ \frac{a}{ \sqrt{a^2 + b^2} } = \cos \alpha, \ \ \alpha = \tan^{-1}\left( \frac{b}{a} \right)§svg§600§FALSE§</svg:desc>
          <draw:polygon draw:style-name="gr2" draw:text-style-name="P4" draw:layer="layout" svg:width="20.118cm" svg:height="1.941cm" svg:x="3.668cm" svg:y="0.769cm" svg:viewBox="0 0 20119 1942" draw:points="10058,1942 0,1942 0,0 20119,0 20119,1942">
            <text:p/>
          </draw:polygon>
          <draw:path draw:style-name="gr3" draw:text-style-name="P5" draw:layer="layout" svg:width="0.312cm" svg:height="0.596cm" svg:x="5.133cm" svg:y="0.794cm" svg:viewBox="0 0 313 597" svg:d="M163 10c0-2 0-10-11-10-20 0-81 8-104 8-6 2-15 2-15 17 0 11 7 11 19 11 42 0 44 6 44 14 0 6-8 34-13 52l-70 276c-9 43-13 56-13 87 0 78 44 132 108 132 99 0 205-127 205-247 0-79-46-137-113-137-39 0-75 25-100 52zM83 328c5-17 5-19 13-28 42-56 81-68 102-68 30 0 54 25 54 79 0 50-29 148-45 181-27 55-67 86-99 86-29 0-56-23-56-84 0-18 0-33 13-87z">
            <text:p/>
          </draw:path>
          <draw:polygon draw:style-name="gr3" draw:text-style-name="P5" draw:layer="layout" svg:width="3.299cm" svg:height="0.035cm" svg:x="3.626cm" svg:y="1.722cm" svg:viewBox="0 0 3300 36" draw:points="1649,36 0,36 0,0 3300,0 3300,36">
            <text:p/>
          </draw:polygon>
          <draw:path draw:style-name="gr3" draw:text-style-name="P5" draw:layer="layout" svg:width="0.659cm" svg:height="0.844cm" svg:x="3.687cm" svg:y="1.891cm" svg:viewBox="0 0 660 845" svg:d="M267 757l-148-329c-6-13-11-13-13-13 0 0-6 0-14 6l-80 61c-12 8-12 12-12 13 0 4 2 10 8 10 5 0 21-11 28-19 6-4 20-14 27-19l167 365c6 13 12 13 20 13 11 0 13-4 21-15l384-795c5-14 5-16 5-18 0-9-7-17-17-17-8 0-13 4-19 17z">
            <text:p/>
          </draw:path>
          <draw:polygon draw:style-name="gr3" draw:text-style-name="P5" draw:layer="layout" svg:width="2.597cm" svg:height="0.035cm" svg:x="4.329cm" svg:y="1.891cm" svg:viewBox="0 0 2598 36" draw:points="1298,36 0,36 0,0 2598,0 2598,36">
            <text:p/>
          </draw:polygon>
          <draw:path draw:style-name="gr3" draw:text-style-name="P5" draw:layer="layout" svg:width="0.387cm" svg:height="0.383cm" svg:x="4.363cm" svg:y="2.256cm" svg:viewBox="0 0 388 384" svg:d="M282 54c-15-31-40-54-78-54-98 0-204 125-204 248 0 80 46 136 113 136 18 0 60-4 110-63 7 34 36 63 77 63 30 0 49-19 63-46 13-31 25-83 25-85 0-7-8-7-10-7-9 0-9 2-11 15-16 54-31 104-66 104-23 0-25-21-25-39 0-19 2-25 12-63 10-34 10-44 17-75l31-119c6-25 6-25 6-29 0-15-10-23-23-23-21 0-35 19-37 37zM227 275c-4 15-4 15-18 30-36 46-71 60-94 60-42 0-55-46-55-79 0-42 26-148 48-186 24-50 63-81 97-81 56 0 68 69 68 75 0 4-2 10-4 14z">
            <text:p/>
          </draw:path>
          <draw:path draw:style-name="gr3" draw:text-style-name="P5" draw:layer="layout" svg:width="0.262cm" svg:height="0.393cm" svg:x="4.812cm" svg:y="1.993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3" draw:text-style-name="P5" draw:layer="layout" svg:width="0.562cm" svg:height="0.564cm" svg:x="5.388cm" svg:y="2.137cm" svg:viewBox="0 0 563 565" svg:d="M300 300h236c11 0 27 0 27-18 0-17-16-17-27-17h-236v-236c0-14 0-29-18-29-17 0-17 15-17 29v236h-236c-14 0-29 0-29 17 0 18 15 18 29 18h236v236c0 11 0 29 17 29 18 0 18-18 18-29z">
            <text:p/>
          </draw:path>
          <draw:path draw:style-name="gr3" draw:text-style-name="P5" draw:layer="layout" svg:width="0.312cm" svg:height="0.596cm" svg:x="6.224cm" svg:y="2.042cm" svg:viewBox="0 0 313 597" svg:d="M163 10c0-2 0-10-11-10-20 0-81 8-104 8-6 2-15 2-15 17 0 11 7 11 19 11 42 0 44 6 44 14 0 6-8 34-13 52l-70 276c-9 43-13 56-13 87 0 78 44 132 108 132 99 0 205-127 205-247 0-79-46-137-113-137-39 0-75 25-100 52zM83 328c5-17 5-19 13-28 42-56 81-68 102-68 30 0 54 25 54 79 0 50-29 148-45 181-27 55-67 86-99 86-29 0-56-23-56-84 0-18 0-33 13-87z">
            <text:p/>
          </draw:path>
          <draw:path draw:style-name="gr3" draw:text-style-name="P5" draw:layer="layout" svg:width="0.262cm" svg:height="0.393cm" svg:x="6.583cm" svg:y="1.993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3" draw:text-style-name="P5" draw:layer="layout" svg:width="0.562cm" svg:height="0.199cm" svg:x="7.306cm" svg:y="1.641cm" svg:viewBox="0 0 563 200" svg:d="M534 35c13 0 29 0 29-18 0-17-16-17-27-17h-507c-14 0-29 0-29 17 0 18 15 18 29 18zM536 200c11 0 27 0 27-18 0-17-16-17-29-17h-505c-14 0-29 0-29 17 0 18 15 18 29 18z">
            <text:p/>
          </draw:path>
          <draw:path draw:style-name="gr3" draw:text-style-name="P5" draw:layer="layout" svg:width="0.277cm" svg:height="0.389cm" svg:x="8.178cm" svg:y="1.572cm" svg:viewBox="0 0 278 390" svg:d="M148 215c19 4 88 17 88 79 0 42-29 77-96 77-71 0-102-48-117-121-2-10-4-14-11-14-12 0-12 6-12 21v112c0 15 0 21 10 21 3 0 5-2 21-17 2-2 2-4 17-20 36 35 75 37 92 37 98 0 138-58 138-119 0-44-26-69-36-81-29-27-62-33-96-40-48-10-106-19-106-69 0-31 23-66 96-66 92 0 98 77 100 104 0 8 8 8 10 8 11 0 11-4 11-21v-85c0-15 0-21-9-21-4 0-6 0-18 10-2 3-11 11-15 13-31-23-67-23-79-23-103 0-136 58-136 104 0 30 13 53 36 73 27 21 52 27 112 38z">
            <text:p/>
          </draw:path>
          <draw:path draw:style-name="gr3" draw:text-style-name="P5" draw:layer="layout" svg:width="0.181cm" svg:height="0.566cm" svg:x="8.51cm" svg:y="1.386cm" svg:viewBox="0 0 182 567" svg:d="M123 192l-119 10v27c56 0 63 3 63 46v226c0 39-9 39-67 39v27c27-2 73-2 94-2 29 0 60 0 88 2v-27c-55 0-59-4-59-37zM127 44c0-27-21-44-46-44-27 0-45 23-45 44 0 23 18 46 45 46 25 0 46-19 46-46z">
            <text:p/>
          </draw:path>
          <draw:path draw:style-name="gr3" draw:text-style-name="P5" draw:layer="layout" svg:width="0.425cm" svg:height="0.373cm" svg:x="8.744cm" svg:y="1.578cm" svg:viewBox="0 0 426 374" svg:d="M65 83v228c0 37-7 37-65 37v26c29 0 73-1 96-1 21 0 65 1 94 1v-26c-56 0-65 0-65-37v-157c0-89 59-135 113-135s63 46 63 94v198c0 37-9 37-65 37v26c29 0 73-1 96-1 21 0 65 1 94 1v-26c-44 0-65 0-65-25v-162c0-73 0-100-27-130-11-14-40-31-88-31-64 0-102 36-127 88v-88l-119 10v26c60 0 65 6 65 47z">
            <text:p/>
          </draw:path>
          <draw:path draw:style-name="gr3" draw:text-style-name="P5" draw:layer="layout" svg:width="0.473cm" svg:height="0.383cm" svg:x="9.361cm" svg:y="1.578cm" svg:viewBox="0 0 474 384" svg:d="M369 175c0-133-79-175-141-175-117 0-228 121-228 240 0 79 50 144 136 144 54 0 116-19 181-71 9 44 38 71 77 71 44 0 71-46 71-59 0-6-6-10-12-10s-8 4-10 10c-15 40-46 40-48 40-26 0-26-65-26-87 0-17 0-19 9-28 79-100 96-200 96-200 0-2 0-8-9-8-8 0-8 2-12 18-15 53-44 117-84 167zM313 290c-75 65-140 75-175 75-50 0-75-39-75-92 0-41 21-133 48-177 41-61 87-77 116-77 84 0 84 112 84 177 0 31 0 81 2 94z">
            <text:p/>
          </draw:path>
          <draw:path draw:style-name="gr3" draw:text-style-name="P5" draw:layer="layout" svg:width="0.099cm" svg:height="0.252cm" svg:x="9.942cm" svg:y="1.86cm" svg:viewBox="0 0 100 253" svg:d="M100 88c0-55-21-88-54-88-29 0-46 21-46 44s17 46 46 46c10 0 21-4 29-11 4-2 4-2 6-2 0 0 2 0 2 11 0 64-31 116-60 142-10 10-10 12-10 14 0 8 4 9 10 9 10 0 77-65 77-165z">
            <text:p/>
          </draw:path>
          <draw:path draw:style-name="gr3" draw:text-style-name="P5" draw:layer="layout" svg:width="0.387cm" svg:height="0.383cm" svg:x="12.367cm" svg:y="1.007cm" svg:viewBox="0 0 388 384" svg:d="M282 54c-15-31-40-54-78-54-98 0-204 125-204 248 0 80 46 136 113 136 18 0 60-4 110-63 7 34 36 63 77 63 30 0 49-19 63-46 13-31 25-83 25-85 0-7-8-7-10-7-7 0-9 2-11 15-16 54-31 104-66 104-23 0-25-21-25-39 0-19 2-25 12-63 10-34 10-44 17-75l31-119c6-25 6-25 6-29 0-15-10-23-23-23-21 0-35 19-37 37zM227 275c-4 15-4 15-16 30-38 46-73 60-96 60-42 0-55-46-55-79 0-42 28-148 48-186 24-50 63-81 97-81 56 0 68 69 68 75 0 4-2 10-4 14z">
            <text:p/>
          </draw:path>
          <draw:polygon draw:style-name="gr3" draw:text-style-name="P5" draw:layer="layout" svg:width="3.299cm" svg:height="0.035cm" svg:x="10.908cm" svg:y="1.722cm" svg:viewBox="0 0 3300 36" draw:points="1649,36 0,36 0,0 3300,0 3300,36">
            <text:p/>
          </draw:polygon>
          <draw:path draw:style-name="gr3" draw:text-style-name="P5" draw:layer="layout" svg:width="0.659cm" svg:height="0.844cm" svg:x="10.97cm" svg:y="1.891cm" svg:viewBox="0 0 660 845" svg:d="M267 757l-148-329c-6-13-11-13-13-13 0 0-6 0-14 6l-80 61c-12 8-12 12-12 13 0 4 2 10 8 10 5 0 21-11 28-19 6-4 20-14 27-19l167 365c6 13 12 13 20 13 11 0 13-4 21-15l384-795c5-14 5-16 5-18 0-9-7-17-17-17-8 0-13 4-19 17z">
            <text:p/>
          </draw:path>
          <draw:polygon draw:style-name="gr3" draw:text-style-name="P5" draw:layer="layout" svg:width="2.597cm" svg:height="0.035cm" svg:x="11.611cm" svg:y="1.891cm" svg:viewBox="0 0 2598 36" draw:points="1298,36 0,36 0,0 2598,0 2598,36">
            <text:p/>
          </draw:polygon>
          <draw:path draw:style-name="gr3" draw:text-style-name="P5" draw:layer="layout" svg:width="0.387cm" svg:height="0.383cm" svg:x="11.643cm" svg:y="2.256cm" svg:viewBox="0 0 388 384" svg:d="M282 54c-15-31-40-54-78-54-98 0-204 125-204 248 0 80 46 136 113 136 18 0 60-4 110-63 7 34 36 63 77 63 30 0 49-19 63-46 13-31 25-83 25-85 0-7-8-7-10-7-7 0-9 2-11 15-16 54-31 104-66 104-23 0-25-21-25-39 0-19 2-25 12-63 10-34 10-44 17-75l31-119c6-25 6-25 6-29 0-15-10-23-23-23-21 0-35 19-37 37zM227 275c-4 15-4 15-16 30-38 46-73 60-96 60-42 0-55-46-55-79 0-42 26-148 48-186 24-50 63-81 97-81 56 0 68 69 68 75 0 4-2 10-4 14z">
            <text:p/>
          </draw:path>
          <draw:path draw:style-name="gr3" draw:text-style-name="P5" draw:layer="layout" svg:width="0.262cm" svg:height="0.393cm" svg:x="12.093cm" svg:y="1.993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3" draw:text-style-name="P5" draw:layer="layout" svg:width="0.562cm" svg:height="0.564cm" svg:x="12.669cm" svg:y="2.137cm" svg:viewBox="0 0 563 565" svg:d="M300 300h236c11 0 27 0 27-18 0-17-16-17-27-17h-236v-236c0-14 0-29-18-29-17 0-17 15-17 29v236h-236c-14 0-29 0-29 17 0 18 15 18 29 18h236v236c0 11 0 29 17 29 18 0 18-18 18-29z">
            <text:p/>
          </draw:path>
          <draw:path draw:style-name="gr3" draw:text-style-name="P5" draw:layer="layout" svg:width="0.312cm" svg:height="0.596cm" svg:x="13.506cm" svg:y="2.042cm" svg:viewBox="0 0 313 597" svg:d="M163 10c0-2 0-10-11-10-20 0-81 8-104 8-6 2-15 2-15 17 0 11 7 11 19 11 42 0 44 6 44 14 0 6-8 34-13 52l-70 276c-9 43-13 56-13 87 0 78 44 132 108 132 99 0 205-127 205-247 0-79-46-137-113-137-39 0-75 25-100 52zM83 328c5-17 5-19 13-28 42-56 79-68 102-68 30 0 54 25 54 79 0 50-29 148-45 181-27 55-67 86-99 86-29 0-56-23-56-84 0-18 0-33 13-87z">
            <text:p/>
          </draw:path>
          <draw:path draw:style-name="gr3" draw:text-style-name="P5" draw:layer="layout" svg:width="0.262cm" svg:height="0.393cm" svg:x="13.865cm" svg:y="1.993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3" draw:text-style-name="P5" draw:layer="layout" svg:width="0.562cm" svg:height="0.199cm" svg:x="14.589cm" svg:y="1.641cm" svg:viewBox="0 0 563 200" svg:d="M534 35c13 0 29 0 29-18 0-17-16-17-27-17h-507c-14 0-29 0-29 17 0 18 15 18 29 18zM536 200c11 0 27 0 27-18 0-17-16-17-29-17h-505c-14 0-29 0-29 17 0 18 15 18 29 18z">
            <text:p/>
          </draw:path>
          <draw:path draw:style-name="gr3" draw:text-style-name="P5" draw:layer="layout" svg:width="0.322cm" svg:height="0.389cm" svg:x="15.46cm" svg:y="1.572cm" svg:viewBox="0 0 323 390" svg:d="M71 196c0-138 69-175 113-175 8 0 62 0 92 31-34 4-40 29-40 40 0 21 16 39 39 39s40-16 40-41c0-57-65-90-131-90-105 0-184 92-184 196 0 109 84 194 182 194 114 0 141-102 141-112 0-7-8-7-10-7-8 0-10 4-12 7-25 79-80 91-111 91-44 0-119-37-119-173z">
            <text:p/>
          </draw:path>
          <draw:path draw:style-name="gr3" draw:text-style-name="P5" draw:layer="layout" svg:width="0.375cm" svg:height="0.389cm" svg:x="15.831cm" svg:y="1.572cm" svg:viewBox="0 0 376 390" svg:d="M376 198c0-108-86-198-188-198-105 0-188 92-188 198 0 109 88 192 188 192 102 0 188-85 188-192zM188 369c-36 0-73-19-96-58-21-36-21-88-21-119 0-33 0-79 19-117 23-39 64-56 98-56 37 0 73 17 96 54 21 36 21 86 21 119 0 31 0 77-19 113-17 39-56 64-98 64z">
            <text:p/>
          </draw:path>
          <draw:path draw:style-name="gr3" draw:text-style-name="P5" draw:layer="layout" svg:width="0.277cm" svg:height="0.389cm" svg:x="16.255cm" svg:y="1.572cm" svg:viewBox="0 0 278 390" svg:d="M148 215c19 4 88 17 88 79 0 42-29 77-96 77-71 0-102-48-117-121-2-10-4-14-11-14-12 0-12 6-12 21v112c0 15 0 21 10 21 3 0 5-2 21-17 2-2 2-4 17-20 36 35 75 37 92 37 98 0 138-58 138-119 0-44-26-69-36-81-29-27-62-33-96-40-48-10-106-19-106-69 0-31 23-66 96-66 92 0 98 77 100 104 0 8 8 8 10 8 11 0 11-4 11-21v-85c0-15 0-21-9-21-4 0-6 0-18 10-2 3-11 11-15 13-31-23-67-23-79-23-103 0-136 58-136 104 0 30 13 53 36 73 27 21 52 27 112 38z">
            <text:p/>
          </draw:path>
          <draw:path draw:style-name="gr3" draw:text-style-name="P5" draw:layer="layout" svg:width="0.473cm" svg:height="0.383cm" svg:x="16.737cm" svg:y="1.578cm" svg:viewBox="0 0 474 384" svg:d="M369 175c0-133-79-175-141-175-117 0-228 121-228 240 0 79 50 144 136 144 54 0 116-19 181-71 9 44 38 71 77 71 44 0 71-46 71-59 0-6-6-10-12-10s-8 4-10 10c-15 40-46 40-48 40-26 0-26-65-26-87 0-17 0-19 9-28 79-100 96-200 96-200 0-2 0-8-9-8-8 0-8 2-12 18-15 53-44 117-84 167zM313 290c-75 65-140 75-175 75-50 0-75-39-75-92 0-41 21-133 48-177 41-61 87-77 116-77 84 0 84 112 84 177 0 31 0 81 2 94z">
            <text:p/>
          </draw:path>
          <draw:path draw:style-name="gr3" draw:text-style-name="P5" draw:layer="layout" svg:width="0.099cm" svg:height="0.252cm" svg:x="17.317cm" svg:y="1.86cm" svg:viewBox="0 0 100 253" svg:d="M100 88c0-55-21-88-54-88-29 0-46 21-46 44s17 46 46 46c10 0 21-4 29-11 4-2 4-2 6-2 0 0 2 0 2 11 0 64-31 116-60 142-10 10-10 12-10 14 0 8 4 9 10 9 10 0 77-65 77-165z">
            <text:p/>
          </draw:path>
          <draw:path draw:style-name="gr3" draw:text-style-name="P5" draw:layer="layout" svg:width="0.473cm" svg:height="0.383cm" svg:x="18.215cm" svg:y="1.578cm" svg:viewBox="0 0 474 384" svg:d="M369 175c0-133-79-175-141-175-117 0-228 121-228 240 0 79 50 144 136 144 54 0 116-19 181-71 9 44 38 71 77 71 44 0 71-46 71-59 0-6-6-10-12-10s-8 4-10 10c-15 40-46 40-48 40-26 0-26-65-26-87 0-17 0-19 9-28 79-100 96-200 96-200 0-2 0-8-9-8-8 0-8 2-12 18-15 53-44 117-84 167zM313 290c-75 65-140 75-175 75-50 0-75-39-75-92 0-41 21-133 48-177 41-61 87-77 116-77 84 0 84 112 84 177 0 31 0 81 2 94z">
            <text:p/>
          </draw:path>
          <draw:path draw:style-name="gr3" draw:text-style-name="P5" draw:layer="layout" svg:width="0.562cm" svg:height="0.199cm" svg:x="19.006cm" svg:y="1.641cm" svg:viewBox="0 0 563 200" svg:d="M534 35c13 0 29 0 29-18 0-17-16-17-27-17h-507c-14 0-29 0-29 17 0 18 15 18 29 18zM536 200c11 0 27 0 27-18 0-17-16-17-29-17h-505c-14 0-29 0-29 17 0 18 15 18 29 18z">
            <text:p/>
          </draw:path>
          <draw:path draw:style-name="gr3" draw:text-style-name="P5" draw:layer="layout" svg:width="0.264cm" svg:height="0.529cm" svg:x="19.864cm" svg:y="1.432cm" svg:viewBox="0 0 265 530" svg:d="M131 182h121v-26h-121v-156h-22c0 69-26 159-109 163v19h73v233c0 105 79 115 109 115 60 0 83-60 83-115v-48h-21v48c0 61-25 94-56 94-57 0-57-77-57-92z">
            <text:p/>
          </draw:path>
          <draw:path draw:style-name="gr3" draw:text-style-name="P5" draw:layer="layout" svg:width="0.381cm" svg:height="0.389cm" svg:x="20.212cm" svg:y="1.572cm" svg:viewBox="0 0 382 390" svg:d="M246 315c4 35 27 69 67 69 17 0 69-11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7 175-121z">
            <text:p/>
          </draw:path>
          <draw:path draw:style-name="gr3" draw:text-style-name="P5" draw:layer="layout" svg:width="0.425cm" svg:height="0.373cm" svg:x="20.625cm" svg:y="1.578cm" svg:viewBox="0 0 426 374" svg:d="M65 83v228c0 37-7 37-65 37v26c29 0 73-1 96-1 21 0 65 1 94 1v-26c-56 0-65 0-65-37v-157c0-89 59-135 113-135s63 46 63 94v198c0 37-9 37-65 37v26c29 0 73-1 96-1 21 0 65 1 94 1v-26c-44 0-65 0-65-25v-162c0-73 0-100-27-130-11-14-40-31-88-31-64 0-102 36-127 88v-88l-119 10v26c60 0 65 6 65 47z">
            <text:p/>
          </draw:path>
          <draw:path draw:style-name="gr3" draw:text-style-name="P5" draw:layer="layout" svg:width="0.4cm" svg:height="0.03cm" svg:x="21.132cm" svg:y="1.439cm" svg:viewBox="0 0 401 31" svg:d="M378 31c8 0 23 0 23-16 0-15-13-15-23-15h-355c-10 0-23 0-23 15 0 16 13 16 23 16z">
            <text:p/>
          </draw:path>
          <draw:path draw:style-name="gr3" draw:text-style-name="P5" draw:layer="layout" svg:width="0.216cm" svg:height="0.393cm" svg:x="21.658cm" svg:y="1.209cm" svg:viewBox="0 0 217 394" svg:d="M134 17c0-17-2-17-17-17-38 36-92 38-117 38v22c13 0 54 0 86-18v304c0 19 0 27-59 27h-23v21c11 0 84-2 105-2 20 0 95 2 108 2v-21h-23c-60 0-60-8-60-27z">
            <text:p/>
          </draw:path>
          <draw:path draw:style-name="gr3" draw:text-style-name="P5" draw:layer="layout" svg:width="0.416cm" svg:height="2.025cm" svg:x="22.289cm" svg:y="0.727cm" svg:viewBox="0 0 417 2026" svg:d="M417 2018c0-4-2-5-4-7-31-33-89-89-144-181-137-217-198-491-198-816 0-229 29-520 169-772 67-121 136-190 175-227 2-2 2-3 2-7 0-8-6-8-18-8-11 0-13 0-27 13-284 258-372 644-372 999 0 332 77 666 292 920 17 19 48 54 84 84 10 10 12 10 23 10 12 0 18 0 18-8z">
            <text:p/>
          </draw:path>
          <draw:path draw:style-name="gr3" draw:text-style-name="P5" draw:layer="layout" svg:width="0.312cm" svg:height="0.596cm" svg:x="22.917cm" svg:y="0.794cm" svg:viewBox="0 0 313 597" svg:d="M163 10c0-2 0-10-11-10-20 0-81 8-104 8-6 2-15 2-15 17 0 11 7 11 19 11 42 0 44 6 44 14 0 6-8 34-13 52l-70 276c-9 43-13 56-13 87 0 78 44 132 108 132 99 0 205-127 205-247 0-79-46-137-113-137-39 0-75 25-100 52zM83 328c5-17 5-19 13-28 42-56 81-68 102-68 30 0 54 25 54 79 0 50-29 148-45 181-27 55-67 86-99 86-29 0-56-23-56-84 0-18 0-33 13-87z">
            <text:p/>
          </draw:path>
          <draw:polygon draw:style-name="gr3" draw:text-style-name="P5" draw:layer="layout" svg:width="0.446cm" svg:height="0.035cm" svg:x="22.834cm" svg:y="1.722cm" svg:viewBox="0 0 447 36" draw:points="225,36 0,36 0,0 447,0 447,36">
            <text:p/>
          </draw:polygon>
          <draw:path draw:style-name="gr3" draw:text-style-name="P5" draw:layer="layout" svg:width="0.387cm" svg:height="0.383cm" svg:x="22.869cm" svg:y="2.156cm" svg:viewBox="0 0 388 384" svg:d="M282 54c-15-31-40-54-78-54-98 0-204 125-204 248 0 80 46 136 113 136 18 0 60-4 110-63 7 34 36 63 77 63 30 0 49-19 63-46 13-31 25-83 25-85 0-7-8-7-10-7-7 0-9 2-11 15-16 54-31 104-66 104-23 0-25-21-25-39 0-19 2-25 12-63 10-34 10-44 17-75l31-119c6-25 6-25 6-29 0-15-10-23-23-23-21 0-35 19-37 37zM227 275c-4 15-4 15-16 30-38 46-73 60-96 60-42 0-55-46-55-79 0-42 28-148 48-186 24-50 63-81 97-81 56 0 68 69 68 75 0 4-2 10-4 14z">
            <text:p/>
          </draw:path>
          <draw:path draw:style-name="gr3" draw:text-style-name="P5" draw:layer="layout" svg:width="0.416cm" svg:height="2.025cm" svg:x="23.412cm" svg:y="0.727cm" svg:viewBox="0 0 417 2026" svg:d="M417 1014c0-332-77-666-292-920-17-19-48-54-83-84-11-10-13-10-25-10-9 0-17 0-17 8 0 4 4 7 6 9 29 31 86 87 142 179 136 217 200 491 200 816 0 229-31 520-171 772-68 121-139 190-173 227-2 2-4 3-4 7 0 8 8 8 17 8 12 0 14 0 27-13 284-258 373-644 373-999z">
            <text:p/>
          </draw:path>
        </draw:g>
        <draw:g xml:id="id116" draw:id="id116">
          <svg:title>TexMaths</svg:title>
          <svg:desc>26§display§\text {Diff. } w. \ r. \ t. \ x .§svg§600§FALSE§</svg:desc>
          <draw:polygon draw:style-name="gr2" draw:text-style-name="P4" draw:layer="layout" svg:width="5.823cm" svg:height="0.563cm" svg:x="2.247cm" svg:y="8.281cm" svg:viewBox="0 0 5824 564" draw:points="2912,564 0,564 0,0 5824,0 5824,564">
            <text:p/>
          </draw:polygon>
          <draw:path draw:style-name="gr3" draw:text-style-name="P5" draw:layer="layout" svg:width="0.615cm" svg:height="0.626cm" svg:x="2.232cm" svg:y="8.256cm" svg:viewBox="0 0 616 627" svg:d="M0 0v29h23c71 0 71 11 71 42v485c0 33 0 42-71 42h-23v29h335c154 0 281-136 281-308 0-175-123-319-281-319zM218 598c-43 0-45-7-45-36v-497c0-30 2-36 45-36h92c56 0 121 19 166 86 40 54 48 133 48 204 0 102-17 156-50 202-19 25-71 77-164 77z">
            <text:p/>
          </draw:path>
          <draw:path draw:style-name="gr3" draw:text-style-name="P5" draw:layer="layout" svg:width="0.197cm" svg:height="0.613cm" svg:x="2.929cm" svg:y="8.268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55cm" svg:height="0.647cm" svg:x="3.176cm" svg:y="8.235cm" svg:viewBox="0 0 551 648" svg:d="M387 279h104v-27h-108v-106c0-84 45-125 85-125 4 0 17 0 31 6-10 4-27 15-27 38 0 20 15 39 40 39s39-19 39-39c0-34-31-65-83-65-54 0-96 35-100 40-27-36-77-40-102-40-87 0-193 48-193 148v104h-73v27h73v298c0 41-11 41-73 41v30c31-2 79-5 102-5s69 3 102 5v-30c-60 0-71 0-71-41v-298h194v298c0 41-11 41-73 41v30c35-2 79-5 104-5 37 0 81 0 116 5v-30h-19c-66 0-68-10-68-43zM131 252v-104c0-90 75-127 133-127 46 0 71 16 73 16v3c-17 0-33 12-33 37 0 6 0 29 25 38-2 12-2 20-2 31v106z">
            <text:p/>
          </draw:path>
          <draw:path draw:style-name="gr3" draw:text-style-name="P5" draw:layer="layout" svg:width="0.099cm" svg:height="0.099cm" svg:x="3.765cm" svg:y="8.783cm" svg:viewBox="0 0 100 100" svg:d="M100 50c0-27-23-50-50-50s-50 23-50 50 23 50 50 50 50-23 50-50z">
            <text:p/>
          </draw:path>
          <draw:path draw:style-name="gr3" draw:text-style-name="P5" draw:layer="layout" svg:width="0.606cm" svg:height="0.415cm" svg:x="4.372cm" svg:y="8.477cm" svg:viewBox="0 0 607 416" svg:d="M397 94c4-19 13-54 13-59 0-16-13-25-25-25-13 0-29 7-36 25-2 7-45 184-52 207-6 27-8 43-8 60 0 10 0 12 2 17-21 50-50 77-85 77-73 0-73-67-73-84 0-29 4-64 48-179 10-27 15-39 15-58 0-42-30-75-75-75-88 0-121 133-121 142 0 8 8 8 10 8 11 0 11 0 15-17 25-85 60-112 94-112 8 0 22 0 22 29 0 23-10 50-16 65-40 108-52 152-52 185 0 85 62 116 131 116 14 0 58 0 95-64 23 58 88 64 115 64 69 0 108-58 133-112 31-73 60-196 60-239 0-50-25-65-41-65-23 0-46 23-46 44 0 12 6 18 15 25 10 10 33 33 33 79 0 31-27 121-50 166-25 50-56 82-102 82-44 0-67-27-67-79 0-25 7-55 9-67z">
            <text:p/>
          </draw:path>
          <draw:path draw:style-name="gr3" draw:text-style-name="P5" draw:layer="layout" svg:width="0.099cm" svg:height="0.099cm" svg:x="5.102cm" svg:y="8.783cm" svg:viewBox="0 0 100 100" svg:d="M100 50c0-27-23-50-50-50s-50 23-50 50 23 50 50 50 50-23 50-50z">
            <text:p/>
          </draw:path>
          <draw:path draw:style-name="gr3" draw:text-style-name="P5" draw:layer="layout" svg:width="0.373cm" svg:height="0.415cm" svg:x="5.61cm" svg:y="8.477cm" svg:viewBox="0 0 374 416" svg:d="M54 352c-2 14-8 35-8 39 0 17 12 25 27 25 10 0 27-8 33-25 2-4 33-129 38-145 6-32 22-96 29-121 4-10 29-54 52-75 6-6 33-29 72-29 25 0 38 10 40 10-29 4-48 27-48 50 0 15 10 34 33 34 25 0 52-21 52-55 0-33-29-60-77-60-60 0-99 46-116 71-8-42-42-71-85-71-42 0-59 35-67 52-17 31-29 88-29 90 0 8 8 8 10 8 11 0 11 0 17-21 15-64 33-108 67-108 16 0 29 6 29 41 0 19-4 30-15 78z">
            <text:p/>
          </draw:path>
          <draw:path draw:style-name="gr3" draw:text-style-name="P5" draw:layer="layout" svg:width="0.099cm" svg:height="0.099cm" svg:x="6.049cm" svg:y="8.783cm" svg:viewBox="0 0 100 100" svg:d="M100 50c0-27-23-50-50-50s-50 23-50 50 23 50 50 50 50-23 50-50z">
            <text:p/>
          </draw:path>
          <draw:path draw:style-name="gr3" draw:text-style-name="P5" draw:layer="layout" svg:width="0.282cm" svg:height="0.584cm" svg:x="6.55cm" svg:y="8.308cm" svg:viewBox="0 0 283 585" svg:d="M168 208h88c16 0 27 0 27-19 0-10-11-10-27-10h-79c31-131 37-148 37-154 0-17-12-25-27-25-2 0-29 0-37 33l-36 146h-87c-19 0-27 0-27 17 0 12 8 12 25 12h81c-66 261-69 275-69 292 0 50 36 85 84 85 95 0 147-135 147-141 0-9-8-9-12-9-6 0-8 2-13 13-39 95-89 116-120 116-19 0-27-12-27-41 0-23 0-30 4-44z">
            <text:p/>
          </draw:path>
          <draw:path draw:style-name="gr3" draw:text-style-name="P5" draw:layer="layout" svg:width="0.099cm" svg:height="0.099cm" svg:x="6.937cm" svg:y="8.783cm" svg:viewBox="0 0 100 100" svg:d="M100 50c0-27-23-50-50-50s-50 23-50 50 23 50 50 50 50-23 50-50z">
            <text:p/>
          </draw:path>
          <draw:path draw:style-name="gr3" draw:text-style-name="P5" draw:layer="layout" svg:width="0.457cm" svg:height="0.415cm" svg:x="7.442cm" svg:y="8.477cm" svg:viewBox="0 0 458 416" svg:d="M281 129c4-25 25-108 89-108 6 0 27 0 46 10-25 6-44 29-44 50 0 15 11 34 36 34 20 0 50-17 50-55 0-48-55-60-86-60-54 0-85 48-97 71-23-63-71-71-98-71-96 0-148 119-148 142 0 8 8 8 11 8 8 0 10 0 12-8 31-98 92-121 123-121 16 0 50 8 50 60 0 29-17 92-50 219-15 58-48 96-88 96-6 0-27 0-45-11 22-6 43-25 43-50s-21-33-35-33c-27 0-50 25-50 54 0 42 46 60 85 60 63 0 96-64 98-70 10 35 44 70 98 70 95 0 147-118 147-141 0-8-8-8-10-8-8 0-10 2-12 8-30 100-94 121-123 121-35 0-50-30-50-61 0-21 6-39 17-81z">
            <text:p/>
          </draw:path>
          <draw:path draw:style-name="gr3" draw:text-style-name="P5" draw:layer="layout" svg:width="0.099cm" svg:height="0.099cm" svg:x="8.018cm" svg:y="8.783cm" svg:viewBox="0 0 100 100" svg:d="M100 50c0-27-23-50-50-50s-50 23-50 50 23 50 50 50 50-23 50-50z">
            <text:p/>
          </draw:path>
        </draw:g>
        <draw:g xml:id="id115" draw:id="id115">
          <svg:title>TexMaths</svg:title>
          <svg:desc>26§display§\frac{dy}{dx} = e^{ax} (a^2 + b^2)^\frac{1}{2} \sin (bx + c + \alpha )§svg§600§FALSE§</svg:desc>
          <draw:polygon draw:style-name="gr2" draw:text-style-name="P4" draw:layer="layout" svg:width="13.64cm" svg:height="1.798cm" svg:x="2.271cm" svg:y="5.777cm" svg:viewBox="0 0 13641 1799" draw:points="6820,1799 0,1799 0,0 13641,0 13641,1799">
            <text:p/>
          </draw:polygon>
          <draw:path draw:style-name="gr3" draw:text-style-name="P5" draw:layer="layout" svg:width="0.436cm" svg:height="0.646cm" svg:x="2.283cm" svg:y="5.731cm" svg:viewBox="0 0 437 647" svg:d="M437 10c0-2 0-10-13-10-12 0-100 8-116 10-6 0-13 5-13 17 0 13 9 13 23 13 44 0 46 6 46 14l-4 19-54 216c-17-33-44-58-86-58-106 0-220 135-220 268 0 88 50 148 123 148 18 0 64-4 118-69 9 38 40 69 83 69 34 0 55-21 69-52 15-31 27-87 27-90 0-10-8-10-10-10-11 0-11 4-13 17-16 60-33 114-70 114-25 0-28-23-28-41 0-23 3-30 7-44zM245 526c-4 17-4 19-18 36-40 50-77 64-102 64-46 0-61-50-61-85 0-46 30-160 52-202 28-54 69-87 107-87 60 0 72 75 72 81 0 4-2 10-4 14z">
            <text:p/>
          </draw:path>
          <draw:path draw:style-name="gr3" draw:text-style-name="P5" draw:layer="layout" svg:width="0.423cm" svg:height="0.592cm" svg:x="2.747cm" svg:y="5.962cm" svg:viewBox="0 0 424 593" svg:d="M420 56c4-12 4-14 4-21 0-16-14-25-27-25-10 0-25 5-33 19-2 4-8 33-13 50-6 23-12 48-18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4-33-34-21 0-52 15-52 61s41 79 97 79c96 0 190-83 215-187z">
            <text:p/>
          </draw:path>
          <draw:polygon draw:style-name="gr3" draw:text-style-name="P5" draw:layer="layout" svg:width="0.999cm" svg:height="0.039cm" svg:x="2.225cm" svg:y="6.736cm" svg:viewBox="0 0 1000 40" draw:points="499,40 0,40 0,0 1000,0 1000,40">
            <text:p/>
          </draw:polygon>
          <draw:path draw:style-name="gr3" draw:text-style-name="P5" draw:layer="layout" svg:width="0.436cm" svg:height="0.646cm" svg:x="2.262cm" svg:y="6.977cm" svg:viewBox="0 0 437 647" svg:d="M437 10c0-2 0-10-13-10-12 0-100 8-116 10-6 0-13 5-13 17 0 13 9 13 23 13 44 0 46 6 46 14l-4 19-54 216c-17-33-44-58-86-58-106 0-220 135-220 268 0 88 50 148 123 148 18 0 64-4 118-69 9 38 40 69 83 69 34 0 55-21 69-52 15-31 27-87 27-90 0-10-8-10-10-10-11 0-11 4-13 17-16 60-33 114-70 114-25 0-28-23-28-41 0-23 3-30 7-44zM245 526c-4 17-4 19-18 36-40 50-77 64-102 64-46 0-61-50-61-85 0-46 30-160 52-202 28-54 69-87 107-87 60 0 72 75 72 81 0 4-2 10-4 14z">
            <text:p/>
          </draw:path>
          <draw:path draw:style-name="gr3" draw:text-style-name="P5" draw:layer="layout" svg:width="0.457cm" svg:height="0.415cm" svg:x="2.726cm" svg:y="7.206cm" svg:viewBox="0 0 458 416" svg:d="M281 129c4-25 25-108 89-108 6 0 27 0 46 10-25 6-44 29-44 50 0 15 11 33 36 33 20 0 50-16 50-54 0-48-55-60-86-60-54 0-85 48-97 71-23-63-71-71-98-71-96 0-148 119-148 141 0 9 8 9 11 9 8 0 10 0 12-9 31-97 92-120 123-120 16 0 50 8 50 60 0 29-17 92-50 219-15 58-48 95-88 95-6 0-27 0-45-10 22-6 43-25 43-50s-21-33-35-33c-27 0-50 25-50 54 0 41 46 60 85 60 63 0 96-64 98-71 10 36 44 71 98 71 95 0 147-119 147-141 0-9-8-9-10-9-8 0-10 2-12 9-30 99-94 120-123 120-36 0-50-29-50-60 0-21 6-40 17-81z">
            <text:p/>
          </draw:path>
          <draw:path draw:style-name="gr3" draw:text-style-name="P5" draw:layer="layout" svg:width="0.608cm" svg:height="0.215cm" svg:x="3.637cm" svg:y="6.648cm" svg:viewBox="0 0 609 216" svg:d="M578 37c15 0 31 0 31-18 0-19-16-19-29-19h-549c-14 0-31 0-31 19 0 18 17 18 31 18zM580 216c13 0 29 0 29-18 0-19-16-19-31-19h-547c-14 0-31 0-31 19 0 18 17 18 31 18z">
            <text:p/>
          </draw:path>
          <draw:path draw:style-name="gr3" draw:text-style-name="P5" draw:layer="layout" svg:width="0.353cm" svg:height="0.415cm" svg:x="4.592cm" svg:y="6.58cm" svg:viewBox="0 0 354 416" svg:d="M129 193c27 0 96-2 141-20 65-27 69-81 69-94 0-42-35-79-98-79-102 0-241 89-241 250 0 93 54 166 144 166 133 0 210-98 210-108 0-6-7-13-13-13-4 0-6 2-10 11-73 89-173 89-185 89-71 0-79-77-79-106 0-10 0-39 14-96zM87 173c36-140 129-152 154-152 44 0 69 27 69 58 0 94-148 94-185 94z">
            <text:p/>
          </draw:path>
          <draw:path draw:style-name="gr3" draw:text-style-name="P5" draw:layer="layout" svg:width="0.328cm" svg:height="0.29cm" svg:x="5.016cm" svg:y="6.324cm" svg:viewBox="0 0 329 291" svg:d="M233 37c-15-20-35-37-67-37-83 0-166 92-166 183 0 62 42 108 98 108 33 0 64-21 91-46 13 40 50 46 67 46 23 0 37-14 50-35 14-25 23-60 23-65 0-8-9-8-11-8-8 0-10 4-14 21-9 31-19 69-46 69-19 0-23-15-23-32 0-10 6-35 10-52 5-16 11-43 15-58l12-48c5-16 13-48 13-50 0-14-13-21-23-21s-25 9-29 25zM191 204c-4 19-18 31-33 44-6 4-31 25-58 25-25 0-48-17-48-63 0-33 19-106 33-131 29-52 63-60 81-60 46 0 57 48 57 56 0 2 0 6-3 8z">
            <text:p/>
          </draw:path>
          <draw:path draw:style-name="gr3" draw:text-style-name="P5" draw:layer="layout" svg:width="0.344cm" svg:height="0.29cm" svg:x="5.403cm" svg:y="6.324cm" svg:viewBox="0 0 345 291" svg:d="M129 216c-6 21-27 57-60 57-2 0-21 0-36-9 27-8 29-31 29-35 0-15-10-25-25-25-18 0-37 17-37 39 0 34 35 48 67 48 31 0 56-18 72-46 17 34 52 46 77 46 75 0 113-81 113-100 0-8-9-8-11-8-8 0-8 4-10 13-15 43-52 77-90 77-25 0-39-17-39-42 0-17 17-75 33-148 15-50 44-64 65-64 0 0 20 0 33 8-19 6-27 23-27 35 0 15 10 25 25 25 14 0 37-12 37-39 0-38-41-48-68-48-32 0-59 21-71 46-13-27-42-46-77-46-73 0-114 79-114 98 0 8 8 8 10 8 8 0 10-2 12-10 17-50 57-77 90-77 21 0 37 10 37 41 0 13-6 46-12 67z">
            <text:p/>
          </draw:path>
          <draw:path draw:style-name="gr3" draw:text-style-name="P5" draw:layer="layout" svg:width="0.213cm" svg:height="0.914cm" svg:x="5.923cm" svg:y="6.299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419cm" svg:height="0.415cm" svg:x="6.224cm" svg:y="6.58cm" svg:viewBox="0 0 420 416" svg:d="M306 58c-17-33-44-58-86-58-106 0-220 135-220 268 0 88 50 148 123 148 18 0 64-4 118-69 9 38 40 69 83 69 34 0 55-21 69-50 15-33 27-89 27-91 0-9-8-9-10-9-9 0-11 2-13 17-16 58-33 112-70 112-25 0-28-23-28-41 0-21 3-27 13-69 10-37 10-48 19-81l33-129c6-27 6-27 6-31 0-17-10-25-25-25-23 0-37 21-39 39zM245 297c-4 17-4 17-16 34-42 50-79 64-104 64-46 0-61-50-61-85 0-46 30-160 52-202 28-54 69-87 107-87 60 0 72 75 72 81 0 4-2 10-4 14z">
            <text:p/>
          </draw:path>
          <draw:path draw:style-name="gr3" draw:text-style-name="P5" draw:layer="layout" svg:width="0.284cm" svg:height="0.425cm" svg:x="6.711cm" svg:y="6.182cm" svg:viewBox="0 0 285 426" svg:d="M285 310h-23c-2 15-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608cm" svg:height="0.611cm" svg:x="7.335cm" svg:y="6.451cm" svg:viewBox="0 0 609 612" svg:d="M324 325h256c13 0 29 0 29-19s-16-19-29-19h-256v-256c0-14 0-31-18-31-19 0-19 17-19 31v256h-256c-14 0-31 0-31 19s17 19 31 19h256v255c0 13 0 32 19 32 18 0 18-19 18-32z">
            <text:p/>
          </draw:path>
          <draw:path draw:style-name="gr3" draw:text-style-name="P5" draw:layer="layout" svg:width="0.338cm" svg:height="0.646cm" svg:x="8.24cm" svg:y="6.349cm" svg:viewBox="0 0 339 647" svg:d="M177 10c0-2 0-10-13-10-20 0-87 8-112 8-6 2-17 2-17 19 0 13 9 13 21 13 46 0 48 6 48 14 0 6-8 38-15 56l-74 300c-11 46-15 60-15 93 0 86 48 144 116 144 109 0 223-137 223-268 0-86-50-148-123-148-41 0-81 27-108 56zM89 356c7-19 7-21 15-31 46-61 85-73 110-73 33 0 58 27 58 85 0 54-31 160-47 196-29 60-73 93-109 93-31 0-60-25-60-91 0-19 0-36 15-94z">
            <text:p/>
          </draw:path>
          <draw:path draw:style-name="gr3" draw:text-style-name="P5" draw:layer="layout" svg:width="0.284cm" svg:height="0.425cm" svg:x="8.631cm" svg:y="6.182cm" svg:viewBox="0 0 285 426" svg:d="M285 310h-23c-2 15-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213cm" svg:height="0.914cm" svg:x="9.051cm" svg:y="6.299cm" svg:viewBox="0 0 214 915" svg:d="M214 458c0-71-10-181-60-285-56-113-135-173-146-173-4 0-8 4-8 8s0 7 17 23c91 90 143 235 143 427 0 156-33 318-148 432-12 13-12 15-12 17 0 6 4 8 8 8 11 0 94-62 148-179 48-99 58-201 58-278z">
            <text:p/>
          </draw:path>
          <draw:path draw:style-name="gr3" draw:text-style-name="P5" draw:layer="layout" svg:width="0.188cm" svg:height="0.305cm" svg:x="9.529cm" svg:y="6.056cm" svg:viewBox="0 0 189 306" svg:d="M119 15c0-15-3-15-17-15-33 29-85 29-94 29h-8v21h8c11 0 40-2 67-13v229c0 15 0 21-48 21h-23v19c25-2 67-2 92-2 27 0 68 0 93 2v-19h-23c-47 0-47-6-47-21z">
            <text:p/>
          </draw:path>
          <draw:polygon draw:style-name="gr3" draw:text-style-name="P5" draw:layer="layout" svg:width="0.311cm" svg:height="0.032cm" svg:x="9.465cm" svg:y="6.43cm" svg:viewBox="0 0 312 33" draw:points="156,33 0,33 0,0 312,0 312,33">
            <text:p/>
          </draw:polygon>
          <draw:path draw:style-name="gr3" draw:text-style-name="P5" draw:layer="layout" svg:width="0.228cm" svg:height="0.305cm" svg:x="9.506cm" svg:y="6.521cm" svg:viewBox="0 0 229 306" svg:d="M229 218h-19c-2 9-6 38-12 42-5 2-44 2-50 2h-90c29-23 65-48 92-66 41-30 79-57 79-104 0-59-54-92-121-92-62 0-108 35-108 81 0 23 21 27 27 27 13 0 27-8 27-27 0-17-12-25-27-27 13-21 40-33 71-33 46 0 83 27 83 71 0 39-27 68-62 97l-113 96c-6 4-6 4-6 8v13h214z">
            <text:p/>
          </draw:path>
          <draw:path draw:style-name="gr3" draw:text-style-name="P5" draw:layer="layout" svg:width="0.301cm" svg:height="0.421cm" svg:x="10.114cm" svg:y="6.573cm" svg:viewBox="0 0 302 422" svg:d="M160 233c21 4 96 19 96 85 0 46-31 83-104 83-77 0-110-52-127-131-2-10-4-14-13-14-12 0-12 6-12 23v120c0 17 0 23 10 23 5 0 7-2 23-18 2-3 2-5 19-21 40 37 81 39 100 39 106 0 150-62 150-129 0-48-30-75-40-87-31-29-66-35-104-44-52-10-114-21-114-75 0-33 25-70 104-70 99 0 106 83 108 112 0 8 8 8 10 8 13 0 13-4 13-23v-91c0-17 0-23-11-23-4 0-6 0-18 10-3 5-13 13-17 15-33-25-73-25-85-25-113 0-148 62-148 112 0 34 15 59 40 79 29 23 56 30 120 42z">
            <text:p/>
          </draw:path>
          <draw:path draw:style-name="gr3" draw:text-style-name="P5" draw:layer="layout" svg:width="0.197cm" svg:height="0.613cm" svg:x="10.474cm" svg:y="6.372cm" svg:viewBox="0 0 198 614" svg:d="M133 208l-129 10v30c60 0 69 4 69 49v246c0 42-11 42-73 42v29c29-2 79-2 102-2 31 0 64 0 96 2v-29c-61 0-65-5-65-40zM137 48c0-29-23-48-50-48-29 0-47 25-47 48 0 25 18 50 47 50 27 0 50-21 50-50z">
            <text:p/>
          </draw:path>
          <draw:path draw:style-name="gr3" draw:text-style-name="P5" draw:layer="layout" svg:width="0.461cm" svg:height="0.405cm" svg:x="10.727cm" svg:y="6.58cm" svg:viewBox="0 0 462 406" svg:d="M71 89v248c0 40-9 40-71 40v29c31 0 79-2 104-2 23 0 71 2 102 2v-29c-60 0-71 0-71-40v-171c0-95 65-145 123-145s69 50 69 102v214c0 40-11 40-71 40v29c31 0 79-2 104-2 23 0 71 2 102 2v-29c-48 0-71 0-71-28v-174c0-79 0-108-29-142-13-14-44-33-96-33-68 0-110 40-137 96v-96l-129 10v30c64 0 71 6 71 49z">
            <text:p/>
          </draw:path>
          <draw:path draw:style-name="gr3" draw:text-style-name="P5" draw:layer="layout" svg:width="0.213cm" svg:height="0.914cm" svg:x="11.295cm" svg:y="6.299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338cm" svg:height="0.646cm" svg:x="11.603cm" svg:y="6.349cm" svg:viewBox="0 0 339 647" svg:d="M177 10c0-2 0-10-13-10-20 0-87 8-112 8-6 2-17 2-17 19 0 13 9 13 21 13 46 0 48 6 48 14 0 6-8 38-15 56l-74 300c-11 46-15 60-15 93 0 86 48 144 116 144 109 0 223-137 223-268 0-86-50-148-123-148-41 0-81 27-108 56zM89 356c7-19 7-21 15-31 46-61 87-73 110-73 33 0 58 27 58 85 0 54-31 160-47 196-29 60-73 93-109 93-31 0-60-25-60-91 0-19 0-36 15-94z">
            <text:p/>
          </draw:path>
          <draw:path draw:style-name="gr3" draw:text-style-name="P5" draw:layer="layout" svg:width="0.457cm" svg:height="0.415cm" svg:x="11.979cm" svg:y="6.58cm" svg:viewBox="0 0 458 416" svg:d="M281 129c4-25 25-108 89-108 4 0 27 0 46 10-25 6-44 29-44 50 0 15 11 33 36 33 20 0 50-16 50-54 0-48-55-60-86-60-54 0-85 48-97 71-23-63-71-71-98-71-96 0-148 119-148 141 0 9 8 9 11 9 8 0 10 0 12-9 31-97 92-120 123-120 16 0 50 8 50 60 0 29-17 92-50 219-15 58-48 95-88 95-6 0-27 0-45-10 22-6 43-25 43-50s-21-33-35-33c-27 0-50 25-50 54 0 41 46 60 85 60 63 0 94-64 98-71 10 36 44 71 98 71 95 0 147-119 147-141 0-9-8-9-10-9-8 0-10 2-12 9-32 99-94 120-123 120-36 0-50-29-50-60 0-21 6-40 17-81z">
            <text:p/>
          </draw:path>
          <draw:path draw:style-name="gr3" draw:text-style-name="P5" draw:layer="layout" svg:width="0.608cm" svg:height="0.611cm" svg:x="12.728cm" svg:y="6.451cm" svg:viewBox="0 0 609 612" svg:d="M324 325h256c13 0 29 0 29-19s-16-19-29-19h-256v-256c0-14 0-31-18-31-19 0-19 17-19 31v256h-256c-14 0-31 0-31 19s17 19 31 19h256v255c0 13 0 32 19 32 18 0 18-19 18-32z">
            <text:p/>
          </draw:path>
          <draw:path draw:style-name="gr3" draw:text-style-name="P5" draw:layer="layout" svg:width="0.357cm" svg:height="0.415cm" svg:x="13.629cm" svg:y="6.58cm" svg:viewBox="0 0 358 416" svg:d="M327 56c-15 0-28 0-42 15-15 12-17 29-17 35 0 21 17 31 36 31 27 0 52-21 52-58 0-46-44-79-111-79-122 0-245 131-245 260 0 83 54 156 150 156 131 0 208-98 208-108 0-6-7-13-11-13-6 0-8 2-12 11-73 89-173 89-185 89-56 0-81-43-81-100 0-37 18-127 50-183 27-52 79-91 128-91 32 0 67 10 80 35z">
            <text:p/>
          </draw:path>
          <draw:path draw:style-name="gr3" draw:text-style-name="P5" draw:layer="layout" svg:width="0.608cm" svg:height="0.611cm" svg:x="14.24cm" svg:y="6.451cm" svg:viewBox="0 0 609 612" svg:d="M324 325h256c13 0 29 0 29-19s-16-19-29-19h-256v-256c0-14 0-31-18-31-19 0-19 17-19 31v256h-256c-14 0-31 0-31 19s17 19 31 19h256v255c0 13 0 32 19 32 18 0 18-19 18-32z">
            <text:p/>
          </draw:path>
          <draw:path draw:style-name="gr3" draw:text-style-name="P5" draw:layer="layout" svg:width="0.515cm" svg:height="0.415cm" svg:x="15.141cm" svg:y="6.58cm" svg:viewBox="0 0 516 416" svg:d="M399 189c0-143-85-189-152-189-126 0-247 131-247 260 0 85 54 156 148 156 58 0 124-21 195-77 11 48 42 77 83 77 48 0 77-50 77-64 0-7-6-11-12-11s-8 4-11 11c-16 43-49 43-52 43-29 0-29-70-29-93 0-19 0-21 11-32 85-108 106-216 106-216 0-2-2-8-13-8-8 0-8 2-12 18-17 59-48 127-92 181zM339 314c-81 71-152 81-189 81-54 0-81-41-81-100 0-43 23-143 52-191 43-67 93-83 124-83 92 0 92 120 92 191 0 33 0 88 2 102z">
            <text:p/>
          </draw:path>
          <draw:path draw:style-name="gr3" draw:text-style-name="P5" draw:layer="layout" svg:width="0.213cm" svg:height="0.914cm" svg:x="15.744cm" svg:y="6.299cm" svg:viewBox="0 0 214 915" svg:d="M214 458c0-71-10-181-60-285-56-113-135-173-146-173-4 0-8 4-8 8s0 7 17 23c91 90 143 235 143 427 0 156-33 318-148 432-12 13-12 15-12 17 0 6 4 8 8 8 11 0 94-62 148-179 48-99 58-201 58-278z">
            <text:p/>
          </draw:path>
        </draw:g>
        <draw:g xml:id="id117" draw:id="id117">
          <svg:title>TexMaths</svg:title>
          <svg:desc>26§display§\frac{d}{dx}\left( \frac{dy}{dx \right) = (a^2 + b^2)^\frac{1}{2}  \frac{d}{dx} [\ e^{ax} \sin (bx + c + \alpha )\ ]  
§svg§600§FALSE§</svg:desc>
          <draw:polygon draw:style-name="gr2" draw:text-style-name="P4" draw:layer="layout" svg:width="18.674cm" svg:height="2.101cm" svg:x="2.272cm" svg:y="9.678cm" svg:viewBox="0 0 18675 2102" draw:points="9338,2102 0,2102 0,0 18675,0 18675,2102">
            <text:p/>
          </draw:polygon>
          <draw:path draw:style-name="gr3" draw:text-style-name="P5" draw:layer="layout" svg:width="0.436cm" svg:height="0.646cm" svg:x="2.523cm" svg:y="9.705cm" svg:viewBox="0 0 437 647" svg:d="M437 10c0-2 0-10-13-10-12 0-99 8-116 10-6 0-13 5-13 17 0 13 9 13 23 13 44 0 46 6 46 14l-4 19-54 216c-17-33-44-58-86-58-106 0-220 135-220 268 0 87 50 148 123 148 18 0 64-4 118-69 9 38 40 69 84 69 33 0 54-21 68-52 15-31 27-88 27-90 0-10-8-10-10-10-11 0-11 4-13 17-16 60-33 114-70 114-25 0-27-23-27-42 0-23 2-29 6-43zM245 526c-4 17-4 19-18 35-40 50-77 65-102 65-46 0-61-50-61-85 0-46 30-160 52-202 28-54 69-87 107-87 60 0 72 75 72 81 0 4-2 10-4 14z">
            <text:p/>
          </draw:path>
          <draw:polygon draw:style-name="gr3" draw:text-style-name="P5" draw:layer="layout" svg:width="1cm" svg:height="0.039cm" svg:x="2.226cm" svg:y="10.709cm" svg:viewBox="0 0 1001 40" draw:points="499,40 0,40 0,0 1001,0 1001,40">
            <text:p/>
          </draw:polygon>
          <draw:path draw:style-name="gr3" draw:text-style-name="P5" draw:layer="layout" svg:width="0.436cm" svg:height="0.646cm" svg:x="2.263cm" svg:y="10.948cm" svg:viewBox="0 0 437 647" svg:d="M437 10c0-2 0-10-13-10-12 0-99 8-116 10-6 0-13 5-13 17 0 13 9 13 23 13 44 0 46 6 46 14l-4 19-54 216c-17-33-44-58-86-58-106 0-220 135-220 268 0 87 50 148 123 148 18 0 64-4 118-69 9 38 40 69 84 69 33 0 54-21 68-52 15-31 27-88 27-90 0-10-8-10-10-10-11 0-11 4-13 17-16 60-33 114-70 114-25 0-27-23-27-42 0-23 2-29 6-43zM245 526c-4 17-4 19-18 35-40 50-77 65-102 65-46 0-61-50-61-85 0-46 30-160 52-202 28-54 69-87 107-87 60 0 72 75 72 81 0 4-2 10-4 14z">
            <text:p/>
          </draw:path>
          <draw:path draw:style-name="gr3" draw:text-style-name="P5" draw:layer="layout" svg:width="0.457cm" svg:height="0.415cm" svg:x="2.727cm" svg:y="11.179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3-35-33c-27 0-50 25-50 54 0 41 46 60 85 60 63 0 96-65 98-71 10 36 44 71 98 71 96 0 148-119 148-141 0-9-9-9-11-9-8 0-10 2-12 9-29 99-94 120-123 120-35 0-50-29-50-60 0-21 6-40 17-81z">
            <text:p/>
          </draw:path>
          <draw:path draw:style-name="gr3" draw:text-style-name="P5" draw:layer="layout" svg:width="0.45cm" svg:height="2.193cm" svg:x="3.676cm" svg:y="9.632cm" svg:viewBox="0 0 451 2194" svg:d="M451 2186c0-4-2-7-4-9-33-35-95-95-156-195-147-235-214-533-214-884 0-247 33-564 183-836 73-131 148-206 189-245 2-2 2-5 2-9 0-8-6-8-18-8-13 0-15 0-29 15-308 278-404 696-404 1081 0 360 83 722 316 996 19 21 52 58 92 92 10 10 12 10 25 10 12 0 18 0 18-8z">
            <text:p/>
          </draw:path>
          <draw:path draw:style-name="gr3" draw:text-style-name="P5" draw:layer="layout" svg:width="0.436cm" svg:height="0.646cm" svg:x="4.325cm" svg:y="9.705cm" svg:viewBox="0 0 437 647" svg:d="M437 10c0-2 0-10-13-10-12 0-99 8-116 10-6 0-13 5-13 17 0 13 9 13 23 13 44 0 46 6 46 14l-4 19-54 216c-17-33-44-58-86-58-106 0-220 135-220 268 0 87 50 148 123 148 18 0 64-4 118-69 9 38 40 69 84 69 33 0 54-21 68-52 15-31 27-88 27-90 0-10-8-10-10-10-11 0-11 4-13 17-16 60-33 114-70 114-25 0-27-23-27-42 0-23 2-29 6-43zM245 526c-4 17-4 19-18 35-40 50-77 65-102 65-46 0-61-50-61-85 0-46 30-160 52-202 28-54 69-87 107-87 58 0 72 75 72 81 0 4-2 10-4 14z">
            <text:p/>
          </draw:path>
          <draw:path draw:style-name="gr3" draw:text-style-name="P5" draw:layer="layout" svg:width="0.421cm" svg:height="0.592cm" svg:x="4.791cm" svg:y="9.936cm" svg:viewBox="0 0 422 593" svg:d="M420 56c2-12 2-14 2-21 0-16-12-25-25-25-10 0-25 5-33 19-2 4-8 33-12 50-7 23-13 48-19 73l-42 166c-2 13-41 77-104 77-46 0-56-39-56-75 0-41 17-97 48-179 14-37 17-47 17-66 0-42-30-75-75-75-88 0-121 133-121 141 0 9 8 9 10 9 11 0 11-2 15-17 25-85 62-112 94-112 6 0 22 0 22 29 0 23-8 46-16 64-36 96-52 150-52 192 0 81 58 110 112 110 35 0 67-17 92-42-11 48-23 92-59 142-25 31-60 58-102 58-12 0-54-4-68-40 14 0 25 0 37-10 11-8 19-21 19-37 0-29-25-34-33-34-21 0-52 15-52 61 0 45 41 79 97 79 96 0 190-83 215-187z">
            <text:p/>
          </draw:path>
          <draw:polygon draw:style-name="gr3" draw:text-style-name="P5" draw:layer="layout" svg:width="1cm" svg:height="0.039cm" svg:x="4.269cm" svg:y="10.709cm" svg:viewBox="0 0 1001 40" draw:points="499,40 0,40 0,0 1001,0 1001,40">
            <text:p/>
          </draw:polygon>
          <draw:path draw:style-name="gr3" draw:text-style-name="P5" draw:layer="layout" svg:width="0.436cm" svg:height="0.646cm" svg:x="4.304cm" svg:y="10.948cm" svg:viewBox="0 0 437 647" svg:d="M437 10c0-2 0-10-13-10-12 0-99 8-116 10-6 0-13 5-13 17 0 13 9 13 23 13 44 0 46 6 46 14l-4 19-54 216c-17-33-44-58-86-58-106 0-220 135-220 268 0 87 50 148 123 148 18 0 64-4 118-69 9 38 40 69 84 69 33 0 54-21 68-52 15-31 27-88 27-90 0-10-8-10-10-10-11 0-11 4-13 17-16 60-33 114-70 114-25 0-27-23-27-42 0-23 2-29 6-43zM245 526c-4 17-4 19-18 35-40 50-77 65-102 65-46 0-61-50-61-85 0-46 30-160 52-202 28-54 69-87 107-87 58 0 72 75 72 81 0 4-2 10-4 14z">
            <text:p/>
          </draw:path>
          <draw:path draw:style-name="gr3" draw:text-style-name="P5" draw:layer="layout" svg:width="0.457cm" svg:height="0.415cm" svg:x="4.77cm" svg:y="11.179cm" svg:viewBox="0 0 458 416" svg:d="M281 129c4-25 25-108 89-108 4 0 27 0 46 10-25 6-44 29-44 50 0 15 11 33 36 33 21 0 50-16 50-54 0-48-54-60-86-60-54 0-85 48-97 71-23-63-71-71-98-71-96 0-148 119-148 141 0 9 8 9 11 9 8 0 10 0 12-9 31-97 92-120 123-120 16 0 50 8 50 60 0 29-17 92-50 218-15 59-48 96-88 96-6 0-27 0-45-10 22-7 43-25 43-50s-21-33-35-33c-27 0-50 25-50 54 0 41 46 60 85 60 63 0 94-65 98-71 10 36 44 71 98 71 96 0 148-119 148-141 0-9-9-9-11-9-8 0-10 2-12 9-32 99-94 120-123 120-35 0-50-29-50-60 0-21 6-40 17-81z">
            <text:p/>
          </draw:path>
          <draw:path draw:style-name="gr3" draw:text-style-name="P5" draw:layer="layout" svg:width="0.45cm" svg:height="2.193cm" svg:x="5.409cm" svg:y="9.632cm" svg:viewBox="0 0 451 2194" svg:d="M451 1098c0-360-83-722-316-996-19-21-52-58-89-92-13-10-15-10-27-10-11 0-19 0-19 8 0 4 4 9 6 11 31 33 94 93 154 193 148 235 217 533 217 884 0 247-34 564-186 836-72 131-149 206-187 245-2 2-4 5-4 9 0 8 8 8 19 8 12 0 14 0 29-15 308-278 403-696 403-1081z">
            <text:p/>
          </draw:path>
          <draw:path draw:style-name="gr3" draw:text-style-name="P5" draw:layer="layout" svg:width="0.608cm" svg:height="0.215cm" svg:x="6.353cm" svg:y="10.622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7.358cm" svg:y="10.273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419cm" svg:height="0.415cm" svg:x="7.659cm" svg:y="10.553cm" svg:viewBox="0 0 420 416" svg:d="M306 58c-17-33-44-58-86-58-106 0-220 135-220 268 0 88 50 148 123 148 18 0 64-4 118-69 9 38 40 69 84 69 33 0 54-21 68-50 15-33 27-89 27-91 0-9-8-9-10-9-9 0-11 2-13 17-16 58-33 112-70 112-25 0-27-23-27-41 0-21 2-27 12-69 10-38 10-48 19-81l33-129c6-27 6-27 6-31 0-17-10-25-25-25-23 0-37 21-39 39zM245 297c-4 17-4 17-16 34-42 50-79 64-104 64-46 0-61-50-61-85 0-46 30-160 52-202 28-54 69-87 107-87 60 0 72 75 72 81 0 4-2 10-4 14z">
            <text:p/>
          </draw:path>
          <draw:path draw:style-name="gr3" draw:text-style-name="P5" draw:layer="layout" svg:width="0.284cm" svg:height="0.425cm" svg:x="8.146cm" svg:y="10.154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608cm" svg:height="0.61cm" svg:x="8.77cm" svg:y="10.424cm" svg:viewBox="0 0 609 611" svg:d="M325 324h255c13 0 29 0 29-18 0-19-16-19-29-19h-255v-256c0-14 0-31-19-31s-19 17-19 31v256h-256c-14 0-31 0-31 19 0 18 17 18 31 18h256v256c0 13 0 31 19 31s19-18 19-31z">
            <text:p/>
          </draw:path>
          <draw:path draw:style-name="gr3" draw:text-style-name="P5" draw:layer="layout" svg:width="0.338cm" svg:height="0.646cm" svg:x="9.675cm" svg:y="10.322cm" svg:viewBox="0 0 339 647" svg:d="M177 10c0-2 0-10-13-10-20 0-87 8-112 8-6 2-17 2-17 19 0 13 9 13 21 13 46 0 48 6 48 14 0 6-8 38-15 56l-74 300c-11 45-15 60-15 93 0 86 48 144 116 144 109 0 223-137 223-269 0-85-50-147-123-147-41 0-81 27-108 56zM89 356c7-19 7-21 15-32 46-60 85-72 110-72 34 0 58 27 58 85 0 54-31 160-47 195-29 61-73 94-109 94-31 0-60-25-60-92 0-18 0-35 15-93z">
            <text:p/>
          </draw:path>
          <draw:path draw:style-name="gr3" draw:text-style-name="P5" draw:layer="layout" svg:width="0.284cm" svg:height="0.425cm" svg:x="10.064cm" svg:y="10.154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213cm" svg:height="0.914cm" svg:x="10.486cm" svg:y="10.273cm" svg:viewBox="0 0 214 915" svg:d="M214 458c0-71-10-181-60-285-56-113-135-173-146-173-4 0-8 4-8 8s0 7 17 23c91 90 143 235 143 427 0 155-33 318-148 432-12 13-12 15-12 17 0 6 4 8 8 8 11 0 94-62 148-179 48-100 58-202 58-278z">
            <text:p/>
          </draw:path>
          <draw:path draw:style-name="gr3" draw:text-style-name="P5" draw:layer="layout" svg:width="0.188cm" svg:height="0.305cm" svg:x="10.965cm" svg:y="10.029cm" svg:viewBox="0 0 189 306" svg:d="M119 15c0-15-3-15-17-15-33 29-85 29-94 29h-8v21h8c11 0 40-2 67-13v229c0 15 0 21-48 21h-23v19c25-2 67-2 92-2 27 0 68 0 93 2v-19h-23c-47 0-47-6-47-21z">
            <text:p/>
          </draw:path>
          <draw:polygon draw:style-name="gr3" draw:text-style-name="P5" draw:layer="layout" svg:width="0.311cm" svg:height="0.032cm" svg:x="10.9cm" svg:y="10.404cm" svg:viewBox="0 0 312 33" draw:points="156,33 0,33 0,0 312,0 312,33">
            <text:p/>
          </draw:polygon>
          <draw:path draw:style-name="gr3" draw:text-style-name="P5" draw:layer="layout" svg:width="0.228cm" svg:height="0.305cm" svg:x="10.942cm" svg:y="10.495cm" svg:viewBox="0 0 229 306" svg:d="M229 218h-19c-2 9-6 38-12 42-5 2-44 2-50 2h-92c31-23 67-48 94-67 41-29 79-56 79-103 0-59-54-92-121-92-62 0-108 35-108 81 0 23 21 27 27 27 13 0 27-8 27-27 0-17-12-25-27-27 13-21 40-33 71-33 46 0 83 27 83 71 0 39-27 68-62 97l-113 96c-6 4-6 4-6 8v13h214z">
            <text:p/>
          </draw:path>
          <draw:path draw:style-name="gr3" draw:text-style-name="P5" draw:layer="layout" svg:width="0.436cm" svg:height="0.646cm" svg:x="11.774cm" svg:y="9.705cm" svg:viewBox="0 0 437 647" svg:d="M437 10c0-2 0-10-13-10-12 0-99 8-116 10-6 0-13 5-13 17 0 13 9 13 23 13 44 0 46 6 46 14l-4 19-54 216c-17-33-44-58-86-58-106 0-220 135-220 268 0 87 50 148 123 148 18 0 64-4 118-69 9 38 40 69 84 69 33 0 54-21 68-52 15-31 27-88 27-90 0-10-8-10-10-10-11 0-11 4-13 17-16 60-33 114-70 114-25 0-27-23-27-42 0-23 2-29 6-43zM245 526c-4 17-4 19-18 35-40 50-77 65-102 65-46 0-61-50-61-85 0-46 30-160 52-202 28-54 69-87 107-87 60 0 72 75 72 81 0 4-2 10-4 14z">
            <text:p/>
          </draw:path>
          <draw:polygon draw:style-name="gr3" draw:text-style-name="P5" draw:layer="layout" svg:width="1cm" svg:height="0.039cm" svg:x="11.476cm" svg:y="10.709cm" svg:viewBox="0 0 1001 40" draw:points="499,40 0,40 0,0 1001,0 1001,40">
            <text:p/>
          </draw:polygon>
          <draw:path draw:style-name="gr3" draw:text-style-name="P5" draw:layer="layout" svg:width="0.436cm" svg:height="0.646cm" svg:x="11.512cm" svg:y="10.948cm" svg:viewBox="0 0 437 647" svg:d="M437 10c0-2 0-10-13-10-12 0-99 8-116 10-6 0-13 5-13 17 0 13 9 13 23 13 44 0 46 6 46 14l-2 19-56 216c-17-33-44-58-86-58-106 0-220 135-220 268 0 87 50 148 123 148 18 0 64-4 118-69 9 38 40 69 84 69 33 0 54-21 68-52 15-31 27-88 27-90 0-10-8-10-10-10-11 0-11 4-13 17-16 60-33 114-70 114-25 0-27-23-27-42 0-23 2-29 6-43zM245 526c-4 17-4 19-18 35-40 50-77 65-102 65-46 0-61-50-61-85 0-46 30-160 52-202 28-54 69-87 107-87 60 0 72 75 72 81 0 4-2 10-4 14z">
            <text:p/>
          </draw:path>
          <draw:path draw:style-name="gr3" draw:text-style-name="P5" draw:layer="layout" svg:width="0.457cm" svg:height="0.415cm" svg:x="11.978cm" svg:y="11.179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3-35-33c-27 0-50 25-50 54 0 41 46 60 87 60 61 0 94-65 96-71 10 36 44 71 100 71 94 0 146-119 146-141 0-9-9-9-11-9-8 0-10 2-12 9-29 99-94 120-123 120-35 0-50-29-50-60 0-21 6-40 17-81z">
            <text:p/>
          </draw:path>
          <draw:polygon draw:style-name="gr3" draw:text-style-name="P5" draw:layer="layout" svg:width="0.126cm" svg:height="0.914cm" svg:x="12.691cm" svg:y="10.273cm" svg:viewBox="0 0 127 915" draw:points="127,915 127,880 37,880 37,37 127,37 127,0 0,0 0,915">
            <text:p/>
          </draw:polygon>
          <draw:path draw:style-name="gr3" draw:text-style-name="P5" draw:layer="layout" svg:width="0.353cm" svg:height="0.415cm" svg:x="13.184cm" svg:y="10.553cm" svg:viewBox="0 0 354 416" svg:d="M129 193c27 0 96-2 141-20 65-27 69-81 69-94 0-42-35-79-98-79-102 0-241 89-241 250 0 93 54 166 144 166 133 0 210-98 210-108 0-6-7-13-13-13-4 0-6 2-10 11-73 89-173 89-185 89-71 0-79-77-79-106 0-10 0-39 14-96zM87 173c36-140 129-152 154-152 44 0 69 27 69 58 0 94-148 94-185 94z">
            <text:p/>
          </draw:path>
          <draw:path draw:style-name="gr3" draw:text-style-name="P5" draw:layer="layout" svg:width="0.328cm" svg:height="0.29cm" svg:x="13.606cm" svg:y="10.297cm" svg:viewBox="0 0 329 291" svg:d="M233 37c-15-20-35-37-67-37-83 0-166 92-166 183 0 62 42 108 98 108 33 0 64-21 91-46 13 40 48 46 67 46 23 0 37-14 50-35 14-25 23-61 23-65 0-8-9-8-11-8-8 0-10 4-14 21-9 31-19 68-46 68-19 0-23-14-23-31 0-10 6-35 10-52 5-16 11-43 15-58l12-48c5-16 13-48 13-50 0-14-13-21-23-21s-25 9-29 25zM191 204c-4 19-18 31-33 43-6 5-31 25-58 25-25 0-48-16-48-62 0-33 19-106 33-131 29-52 63-60 81-60 46 0 57 48 57 56 0 2 0 6-3 8z">
            <text:p/>
          </draw:path>
          <draw:path draw:style-name="gr3" draw:text-style-name="P5" draw:layer="layout" svg:width="0.344cm" svg:height="0.29cm" svg:x="13.993cm" svg:y="10.297cm" svg:viewBox="0 0 345 291" svg:d="M129 216c-6 21-27 56-60 56-2 0-21 0-36-8 27-8 29-31 29-35 0-15-10-25-25-25-18 0-37 16-37 39 0 34 35 48 67 48 31 0 56-19 72-46 17 34 52 46 77 46 75 0 113-81 113-100 0-8-9-8-11-8-8 0-8 4-10 12-15 44-52 77-90 77-25 0-39-16-39-41 0-17 17-75 33-148 15-50 44-64 65-64 0 0 20 0 33 8-19 6-27 23-27 35 0 15 10 25 25 25 14 0 37-12 37-39 0-38-41-48-68-48-32 0-59 21-71 46-13-27-42-46-77-46-73 0-114 79-114 98 0 8 8 8 10 8 8 0 10-2 12-10 17-50 57-77 90-77 21 0 37 10 37 41 0 13-6 46-12 67z">
            <text:p/>
          </draw:path>
          <draw:path draw:style-name="gr3" draw:text-style-name="P5" draw:layer="layout" svg:width="0.301cm" svg:height="0.421cm" svg:x="14.607cm" svg:y="10.547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5" draw:layer="layout" svg:width="0.197cm" svg:height="0.612cm" svg:x="14.967cm" svg:y="10.345cm" svg:viewBox="0 0 198 613" svg:d="M133 208l-129 10v29c60 0 69 5 69 50v246c0 41-11 41-73 41v29c29-2 79-2 102-2 31 0 64 0 96 2v-29c-61 0-65-4-65-39zM137 48c0-29-23-48-50-48-29 0-47 25-47 48 0 25 18 50 47 50 27 0 50-21 50-50z">
            <text:p/>
          </draw:path>
          <draw:path draw:style-name="gr3" draw:text-style-name="P5" draw:layer="layout" svg:width="0.461cm" svg:height="0.405cm" svg:x="15.219cm" svg:y="10.553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5" draw:layer="layout" svg:width="0.213cm" svg:height="0.914cm" svg:x="15.788cm" svg:y="10.273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338cm" svg:height="0.646cm" svg:x="16.096cm" svg:y="10.322cm" svg:viewBox="0 0 339 647" svg:d="M177 10c0-2 0-10-13-10-20 0-87 8-112 8-6 2-17 2-17 19 0 13 9 13 21 13 46 0 48 6 48 14 0 6-8 38-15 56l-74 300c-11 45-15 60-15 93 0 86 48 144 116 144 109 0 223-137 223-269 0-85-50-147-123-147-41 0-81 27-108 56zM89 356c7-19 7-21 15-32 46-60 85-72 110-72 34 0 58 27 58 85 0 54-31 160-47 195-29 61-73 94-109 94-31 0-60-25-60-92 0-18 0-35 15-93z">
            <text:p/>
          </draw:path>
          <draw:path draw:style-name="gr3" draw:text-style-name="P5" draw:layer="layout" svg:width="0.457cm" svg:height="0.415cm" svg:x="16.473cm" svg:y="10.553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3-35-33c-27 0-50 25-50 54 0 41 46 60 87 60 61 0 94-65 96-71 10 36 44 71 100 71 94 0 146-119 146-141 0-9-9-9-11-9-8 0-10 2-12 9-29 99-92 120-123 120-35 0-50-29-50-60 0-21 6-40 17-81z">
            <text:p/>
          </draw:path>
          <draw:path draw:style-name="gr3" draw:text-style-name="P5" draw:layer="layout" svg:width="0.608cm" svg:height="0.61cm" svg:x="17.222cm" svg:y="10.424cm" svg:viewBox="0 0 609 611" svg:d="M325 324h255c13 0 29 0 29-18 0-19-16-19-29-19h-255v-256c0-14 0-31-19-31s-19 17-19 31v256h-256c-14 0-31 0-31 19 0 18 17 18 31 18h256v256c0 13 0 31 19 31s19-18 19-31z">
            <text:p/>
          </draw:path>
          <draw:path draw:style-name="gr3" draw:text-style-name="P5" draw:layer="layout" svg:width="0.357cm" svg:height="0.415cm" svg:x="18.122cm" svg:y="10.553cm" svg:viewBox="0 0 358 416" svg:d="M327 56c-15 0-27 0-42 15-15 12-17 29-17 35 0 21 17 31 36 31 27 0 52-21 52-58 0-46-44-79-111-79-122 0-245 131-245 260 0 83 54 156 150 156 131 0 208-98 208-108 0-6-6-13-11-13-6 0-8 2-12 11-73 89-173 89-185 89-56 0-81-44-81-100 0-37 18-127 50-183 27-52 79-91 129-91 31 0 66 10 79 35z">
            <text:p/>
          </draw:path>
          <draw:path draw:style-name="gr3" draw:text-style-name="P5" draw:layer="layout" svg:width="0.608cm" svg:height="0.61cm" svg:x="18.734cm" svg:y="10.424cm" svg:viewBox="0 0 609 611" svg:d="M325 324h255c13 0 29 0 29-18 0-19-16-19-29-19h-255v-256c0-14 0-31-19-31s-19 17-19 31v256h-256c-14 0-31 0-31 19 0 18 17 18 31 18h256v256c0 13 0 31 19 31s19-18 19-31z">
            <text:p/>
          </draw:path>
          <draw:path draw:style-name="gr3" draw:text-style-name="P5" draw:layer="layout" svg:width="0.513cm" svg:height="0.415cm" svg:x="19.635cm" svg:y="10.553cm" svg:viewBox="0 0 514 416" svg:d="M399 189c0-143-85-189-151-189-127 0-248 131-248 260 0 85 54 156 148 156 58 0 124-21 195-77 11 48 42 77 83 77 48 0 77-50 77-65 0-6-6-10-12-10s-8 4-10 10c-17 44-50 44-52 44-30 0-30-71-30-93 0-19 0-21 11-32 85-108 104-216 104-216 0-2 0-8-11-8-8 0-8 2-12 18-17 59-48 127-92 181zM339 314c-81 71-152 81-189 81-54 0-81-41-81-100 0-43 23-143 52-191 43-67 93-83 124-83 92 0 92 120 92 191 0 33 0 87 2 102z">
            <text:p/>
          </draw:path>
          <draw:path draw:style-name="gr3" draw:text-style-name="P5" draw:layer="layout" svg:width="0.213cm" svg:height="0.914cm" svg:x="20.238cm" svg:y="10.273cm" svg:viewBox="0 0 214 915" svg:d="M214 458c0-71-10-181-60-285-56-113-135-173-146-173-4 0-8 4-8 8s0 7 17 23c91 90 143 235 143 427 0 155-33 318-148 432-12 13-12 15-12 17 0 6 4 8 8 8 11 0 94-62 148-179 48-100 58-202 58-278z">
            <text:p/>
          </draw:path>
          <draw:polygon draw:style-name="gr3" draw:text-style-name="P5" draw:layer="layout" svg:width="0.126cm" svg:height="0.914cm" svg:x="20.866cm" svg:y="10.273cm" svg:viewBox="0 0 127 915" draw:points="127,0 0,0 0,37 89,37 89,880 0,880 0,915 127,915">
            <text:p/>
          </draw:polygon>
        </draw:g>
        <draw:g xml:id="id118" draw:id="id118">
          <svg:title>TexMaths</svg:title>
          <svg:desc>24§display§= (a^2 + b^2)^\frac{1}{2} \left[ e^{ax} \frac{d}{dx}[ \sin (bx + c + \alpha ) ] + \sin (bx + c + \alpha ) \frac{d}{dx}[ e^{ax} ] \right]
§svg§600§FALSE§</svg:desc>
          <draw:polygon draw:style-name="gr2" draw:text-style-name="P4" draw:layer="layout" svg:width="23.002cm" svg:height="1.941cm" svg:x="3.527cm" svg:y="12.374cm" svg:viewBox="0 0 23003 1942" draw:points="11500,1942 0,1942 0,0 23003,0 23003,1942">
            <text:p/>
          </draw:polygon>
          <draw:path draw:style-name="gr3" draw:text-style-name="P5" draw:layer="layout" svg:width="0.562cm" svg:height="0.199cm" svg:x="3.533cm" svg:y="13.246cm" svg:viewBox="0 0 563 200" svg:d="M534 35c13 0 29 0 29-18 0-17-16-17-27-17h-507c-14 0-29 0-29 17 0 18 15 18 29 18zM536 200c11 0 27 0 27-18 0-17-16-17-29-17h-505c-14 0-29 0-29 17 0 18 15 18 29 18z">
            <text:p/>
          </draw:path>
          <draw:path draw:style-name="gr3" draw:text-style-name="P5" draw:layer="layout" svg:width="0.197cm" svg:height="0.844cm" svg:x="4.458cm" svg:y="12.923cm" svg:viewBox="0 0 198 845" svg:d="M198 837c0-2 0-4-16-19-105-106-132-265-132-396 0-145 33-293 136-399 12-10 12-11 12-15 0-6-4-8-10-8-8 0-84 58-134 165-44 92-54 186-54 257 0 68 10 169 56 265 52 104 124 158 132 158 6 0 10-2 10-8z">
            <text:p/>
          </draw:path>
          <draw:path draw:style-name="gr3" draw:text-style-name="P5" draw:layer="layout" svg:width="0.387cm" svg:height="0.383cm" svg:x="4.737cm" svg:y="13.183cm" svg:viewBox="0 0 388 384" svg:d="M282 54c-15-31-40-54-78-54-98 0-204 125-204 248 0 80 46 136 113 136 18 0 60-4 110-63 7 34 36 63 77 63 30 0 49-19 63-46 13-31 25-83 25-85 0-7-8-7-10-7-9 0-9 2-11 15-16 54-31 104-66 104-23 0-25-21-25-39 0-19 2-25 12-63 10-34 10-44 17-75l31-119c6-25 6-25 6-29 0-15-10-23-23-23-21 0-35 19-37 37zM227 275c-4 15-4 15-18 30-36 46-71 60-94 60-42 0-55-46-55-79 0-42 26-148 48-186 24-50 63-81 97-81 56 0 68 69 68 75 0 4-2 10-4 14z">
            <text:p/>
          </draw:path>
          <draw:path draw:style-name="gr3" draw:text-style-name="P5" draw:layer="layout" svg:width="0.262cm" svg:height="0.393cm" svg:x="5.186cm" svg:y="12.814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3" draw:text-style-name="P5" draw:layer="layout" svg:width="0.562cm" svg:height="0.564cm" svg:x="5.762cm" svg:y="13.064cm" svg:viewBox="0 0 563 565" svg:d="M300 300h236c11 0 27 0 27-18 0-17-16-17-27-17h-236v-236c0-14 0-29-18-29-17 0-17 15-17 29v236h-236c-14 0-29 0-29 17 0 18 15 18 29 18h236v236c0 11 0 29 17 29 18 0 18-18 18-29z">
            <text:p/>
          </draw:path>
          <draw:path draw:style-name="gr3" draw:text-style-name="P5" draw:layer="layout" svg:width="0.312cm" svg:height="0.596cm" svg:x="6.597cm" svg:y="12.97cm" svg:viewBox="0 0 313 597" svg:d="M163 10c0-2 0-10-11-10-20 0-81 8-104 8-6 2-15 2-15 17 0 11 7 11 19 11 42 0 44 6 44 14 0 6-8 34-13 52l-70 276c-9 43-13 56-13 87 0 78 44 132 108 132 99 0 205-127 205-247 0-79-46-137-113-137-39 0-75 25-100 52zM83 328c5-17 5-19 13-28 42-56 79-68 102-68 30 0 54 25 54 79 0 50-29 148-45 181-27 55-67 86-99 86-29 0-56-23-56-84 0-18 0-33 13-87z">
            <text:p/>
          </draw:path>
          <draw:path draw:style-name="gr3" draw:text-style-name="P5" draw:layer="layout" svg:width="0.262cm" svg:height="0.393cm" svg:x="6.958cm" svg:y="12.814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3" draw:text-style-name="P5" draw:layer="layout" svg:width="0.197cm" svg:height="0.844cm" svg:x="7.348cm" svg:y="12.923cm" svg:viewBox="0 0 198 845" svg:d="M198 422c0-65-10-167-56-263-52-103-125-159-134-159-4 0-8 4-8 8s0 5 15 21c85 82 133 217 133 393 0 145-31 294-136 400-12 11-12 13-12 15 0 6 4 8 8 8 9 0 86-58 136-165 44-92 54-186 54-258z">
            <text:p/>
          </draw:path>
          <draw:path draw:style-name="gr3" draw:text-style-name="P5" draw:layer="layout" svg:width="0.174cm" svg:height="0.281cm" svg:x="7.787cm" svg:y="12.699cm" svg:viewBox="0 0 175 282" svg:d="M109 13c0-13-1-13-15-13-31 27-79 27-86 27h-8v19h8c9 0 36-2 61-11v211c0 13 0 19-44 19h-21v17c23-2 61-2 84-2 25 0 64 0 87 2v-17h-21c-45 0-45-6-45-19z">
            <text:p/>
          </draw:path>
          <draw:polygon draw:style-name="gr3" draw:text-style-name="P5" draw:layer="layout" svg:width="0.287cm" svg:height="0.03cm" svg:x="7.728cm" svg:y="13.044cm" svg:viewBox="0 0 288 31" draw:points="144,31 0,31 0,0 288,0 288,31">
            <text:p/>
          </draw:polygon>
          <draw:path draw:style-name="gr3" draw:text-style-name="P5" draw:layer="layout" svg:width="0.21cm" svg:height="0.281cm" svg:x="7.766cm" svg:y="13.129cm" svg:viewBox="0 0 211 282" svg:d="M211 202h-17c-2 7-6 34-12 38-3 2-40 2-46 2h-82c27-21 59-44 84-61 39-27 73-52 73-97 0-53-50-84-111-84-58 0-100 33-100 75 0 21 19 25 25 25 11 0 25-8 25-25 0-15-12-23-25-25 11-19 36-31 65-31 42 0 77 25 77 65 0 37-25 64-58 91l-103 88c-6 4-6 4-6 8v11h198z">
            <text:p/>
          </draw:path>
          <draw:polygon draw:style-name="gr3" draw:text-style-name="P5" draw:layer="layout" svg:width="0.224cm" svg:height="2.025cm" svg:x="8.509cm" svg:y="12.332cm" svg:viewBox="0 0 225 2026" draw:points="0,2026 225,2026 225,1980 46,1980 46,46 225,46 225,0 0,0">
            <text:p/>
          </draw:polygon>
          <draw:path draw:style-name="gr3" draw:text-style-name="P5" draw:layer="layout" svg:width="0.325cm" svg:height="0.383cm" svg:x="8.784cm" svg:y="13.183cm" svg:viewBox="0 0 326 384" svg:d="M119 179c25 0 88-2 131-20 59-25 63-75 63-86 0-38-33-73-90-73-94 0-223 83-223 230 0 87 50 154 132 154 123 0 194-90 194-100 0-6-5-11-11-11-4 0-6 2-10 9-67 83-159 83-171 83-65 0-73-71-73-98 0-10 0-37 14-88zM81 159c32-128 119-140 142-140 40 0 63 25 63 54 0 86-136 86-171 86z">
            <text:p/>
          </draw:path>
          <draw:path draw:style-name="gr3" draw:text-style-name="P5" draw:layer="layout" svg:width="0.302cm" svg:height="0.268cm" svg:x="9.174cm" svg:y="12.947cm" svg:viewBox="0 0 303 269" svg:d="M215 35c-13-20-33-35-61-35-77 0-154 84-154 169 0 58 38 100 90 100 31 0 60-19 85-42 11 36 46 42 61 42 21 0 35-14 46-33 14-23 21-55 21-59 0-8-7-8-9-8-8 0-10 4-14 19-7 29-17 64-42 64-17 0-21-14-21-29 0-10 6-33 10-48 3-16 9-41 13-54l12-44c3-16 11-44 11-46 0-14-11-19-21-19s-23 7-27 23zM177 188c-4 17-18 29-31 41-6 3-29 23-54 23-23 0-44-16-44-58 0-31 17-98 31-121 27-48 57-56 75-56 42 0 51 44 51 52 0 2 0 6-1 8z">
            <text:p/>
          </draw:path>
          <draw:path draw:style-name="gr3" draw:text-style-name="P5" draw:layer="layout" svg:width="0.318cm" svg:height="0.268cm" svg:x="9.531cm" svg:y="12.947cm" svg:viewBox="0 0 319 269" svg:d="M119 200c-6 19-25 52-56 52-2 0-19 0-32-8 25-8 27-29 27-33 0-13-10-23-23-23-18 0-35 16-35 37 0 30 33 44 61 44 29 0 52-17 68-42 15 30 48 42 71 42 69 0 103-75 103-92 0-8-7-8-9-8-8 0-8 4-10 12-13 40-48 71-82 71-23 0-37-16-37-39 0-15 15-69 31-136 13-46 40-60 59-60 0 0 20 0 31 8-17 6-25 21-25 33 0 13 10 23 23 23 14 0 35-12 35-37 0-34-39-44-64-44-28 0-53 19-65 42-11-25-38-42-71-42-67 0-106 73-106 90 0 8 8 8 10 8 8 0 10-2 12-10 15-46 51-71 82-71 19 0 35 10 35 39 0 11-6 42-12 61z">
            <text:p/>
          </draw:path>
          <draw:path draw:style-name="gr3" draw:text-style-name="P5" draw:layer="layout" svg:width="0.402cm" svg:height="0.596cm" svg:x="10.302cm" svg:y="12.399cm" svg:viewBox="0 0 403 597" svg:d="M403 10c0-2 0-10-11-10-12 0-92 8-108 10-6 0-11 3-11 15 0 11 7 11 21 11 40 0 42 6 42 14l-4 17-50 200c-15-31-40-54-78-54-98 0-204 125-204 248 0 81 46 136 113 136 18 0 60-4 110-63 7 34 36 63 77 63 30 0 49-19 63-48 13-29 25-80 25-82 0-10-8-10-10-10-9 0-9 4-11 15-16 56-31 106-66 106-23 0-25-21-25-38 0-21 2-27 6-41zM227 486c-4 15-4 17-18 33-36 46-71 59-94 59-42 0-55-46-55-79 0-42 26-148 48-186 24-50 63-81 97-81 56 0 68 69 68 75 0 4-2 10-4 14z">
            <text:p/>
          </draw:path>
          <draw:polygon draw:style-name="gr3" draw:text-style-name="P5" draw:layer="layout" svg:width="0.922cm" svg:height="0.035cm" svg:x="10.028cm" svg:y="13.327cm" svg:viewBox="0 0 923 36" draw:points="461,36 0,36 0,0 923,0 923,36">
            <text:p/>
          </draw:polygon>
          <draw:path draw:style-name="gr3" draw:text-style-name="P5" draw:layer="layout" svg:width="0.402cm" svg:height="0.596cm" svg:x="10.062cm" svg:y="13.548cm" svg:viewBox="0 0 403 597" svg:d="M403 10c0-2 0-10-11-10-12 0-92 8-108 10-6 0-11 3-11 15 0 11 7 11 21 11 40 0 42 6 42 14l-4 17-50 200c-15-31-40-54-78-54-98 0-204 125-204 248 0 81 46 136 113 136 18 0 60-4 110-63 7 34 36 63 77 63 30 0 49-19 63-48 13-29 25-80 25-82 0-10-8-10-10-10-9 0-9 4-11 15-16 56-31 106-66 106-23 0-25-21-25-38 0-21 2-27 6-41zM227 486c-4 15-4 17-18 33-36 46-71 59-94 59-42 0-55-46-55-79 0-42 26-148 48-186 24-50 63-81 97-81 56 0 68 69 68 75 0 4-2 10-4 14z">
            <text:p/>
          </draw:path>
          <draw:path draw:style-name="gr3" draw:text-style-name="P5" draw:layer="layout" svg:width="0.421cm" svg:height="0.383cm" svg:x="10.493cm" svg:y="13.761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3-46 50 0 39 42 56 81 56 55 0 86-59 88-65 10 32 40 65 92 65 87 0 135-109 135-131 0-7-8-7-10-7-8 0-10 2-12 7-26 93-86 112-113 112-33 0-46-27-46-56 0-19 6-36 15-75z">
            <text:p/>
          </draw:path>
          <draw:polygon draw:style-name="gr3" draw:text-style-name="P5" draw:layer="layout" svg:width="0.116cm" svg:height="0.844cm" svg:x="11.151cm" svg:y="12.923cm" svg:viewBox="0 0 117 845" draw:points="117,845 117,812 35,812 35,35 117,35 117,0 0,0 0,845">
            <text:p/>
          </draw:polygon>
          <draw:path draw:style-name="gr3" draw:text-style-name="P5" draw:layer="layout" svg:width="0.277cm" svg:height="0.389cm" svg:x="11.312cm" svg:y="13.177cm" svg:viewBox="0 0 278 390" svg:d="M148 215c19 4 88 17 88 79 0 42-29 77-96 77-71 0-102-48-117-121-2-10-4-14-11-14-12 0-12 6-12 21v112c0 15 0 21 10 21 3 0 5-2 21-17 2-2 2-4 17-20 36 35 75 37 92 37 98 0 138-58 138-119 0-44-26-69-36-81-29-27-62-33-96-40-48-10-106-19-106-69 0-31 23-66 96-66 92 0 98 77 100 104 0 8 8 8 10 8 11 0 11-4 11-21v-85c0-15 0-21-9-21-4 0-6 0-18 10-2 3-11 11-15 13-31-23-67-23-79-23-103 0-136 58-136 104 0 30 13 53 36 73 27 21 52 27 112 38z">
            <text:p/>
          </draw:path>
          <draw:path draw:style-name="gr3" draw:text-style-name="P5" draw:layer="layout" svg:width="0.181cm" svg:height="0.566cm" svg:x="11.646cm" svg:y="12.991cm" svg:viewBox="0 0 182 567" svg:d="M123 192l-119 10v27c56 0 63 3 63 46v226c0 39-9 39-67 39v27c27-2 73-2 94-2 29 0 60 0 88 2v-27c-55 0-59-4-59-37zM127 44c0-27-21-44-46-44-27 0-45 23-45 44 0 23 18 46 45 46 25 0 46-19 46-46z">
            <text:p/>
          </draw:path>
          <draw:path draw:style-name="gr3" draw:text-style-name="P5" draw:layer="layout" svg:width="0.425cm" svg:height="0.373cm" svg:x="11.879cm" svg:y="13.183cm" svg:viewBox="0 0 426 374" svg:d="M65 83v228c0 37-7 37-65 37v26c29 0 73-1 96-1 21 0 65 1 94 1v-26c-56 0-65 0-65-37v-157c0-89 59-135 113-135s63 46 63 94v198c0 37-9 37-65 37v26c29 0 73-1 96-1 21 0 65 1 94 1v-26c-44 0-65 0-65-25v-162c0-73 0-100-27-130-11-14-40-31-88-31-64 0-102 36-127 88v-88l-119 10v26c60 0 65 6 65 47z">
            <text:p/>
          </draw:path>
          <draw:path draw:style-name="gr3" draw:text-style-name="P5" draw:layer="layout" svg:width="0.197cm" svg:height="0.844cm" svg:x="12.405cm" svg:y="12.923cm" svg:viewBox="0 0 198 845" svg:d="M198 837c0-2 0-4-16-19-105-106-132-265-132-396 0-145 33-293 136-399 12-10 12-11 12-15 0-6-4-8-10-8-8 0-84 58-134 165-44 92-54 186-54 257 0 68 10 169 56 265 52 104 124 158 132 158 6 0 10-2 10-8z">
            <text:p/>
          </draw:path>
          <draw:path draw:style-name="gr3" draw:text-style-name="P5" draw:layer="layout" svg:width="0.312cm" svg:height="0.596cm" svg:x="12.689cm" svg:y="12.97cm" svg:viewBox="0 0 313 597" svg:d="M163 10c0-2 0-10-11-10-20 0-81 8-104 8-6 2-15 2-15 17 0 11 7 11 19 11 42 0 44 6 44 14 0 6-8 34-13 52l-70 276c-9 43-13 56-13 87 0 78 44 132 108 132 99 0 205-127 205-247 0-79-46-137-113-137-39 0-75 25-100 52zM83 328c5-17 5-19 13-28 42-56 81-68 102-68 30 0 54 25 54 79 0 50-29 148-45 181-27 55-67 86-99 86-29 0-56-23-56-84 0-18 0-33 13-87z">
            <text:p/>
          </draw:path>
          <draw:path draw:style-name="gr3" draw:text-style-name="P5" draw:layer="layout" svg:width="0.421cm" svg:height="0.383cm" svg:x="13.035cm" svg:y="13.183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3-46 50 0 39 42 56 79 56 57 0 86-59 90-65 10 32 40 65 90 65 89 0 137-109 137-131 0-7-8-7-10-7-8 0-10 2-12 7-26 93-86 112-113 112-33 0-46-27-46-56 0-19 6-36 15-75z">
            <text:p/>
          </draw:path>
          <draw:path draw:style-name="gr3" draw:text-style-name="P5" draw:layer="layout" svg:width="0.562cm" svg:height="0.564cm" svg:x="13.728cm" svg:y="13.064cm" svg:viewBox="0 0 563 565" svg:d="M300 300h236c11 0 27 0 27-18 0-17-16-17-27-17h-236v-236c0-14 0-29-18-29-17 0-17 15-17 29v236h-236c-14 0-29 0-29 17 0 18 15 18 29 18h236v236c0 11 0 29 17 29 18 0 18-18 18-29z">
            <text:p/>
          </draw:path>
          <draw:path draw:style-name="gr3" draw:text-style-name="P5" draw:layer="layout" svg:width="0.329cm" svg:height="0.383cm" svg:x="14.559cm" svg:y="13.183cm" svg:viewBox="0 0 330 384" svg:d="M301 52c-13 0-25 0-38 13-13 12-15 27-15 33 0 19 15 29 32 29 25 0 48-19 48-54 0-42-40-73-101-73-114 0-227 121-227 240 0 77 50 144 138 144 121 0 192-90 192-100 0-6-6-11-9-11-6 0-8 2-12 9-67 83-159 83-171 83-52 0-75-40-75-92 0-35 18-117 46-169 25-48 73-85 119-85 29 0 62 10 73 33z">
            <text:p/>
          </draw:path>
          <draw:path draw:style-name="gr3" draw:text-style-name="P5" draw:layer="layout" svg:width="0.562cm" svg:height="0.564cm" svg:x="15.123cm" svg:y="13.064cm" svg:viewBox="0 0 563 565" svg:d="M300 300h236c11 0 27 0 27-18 0-17-16-17-27-17h-236v-236c0-14 0-29-18-29-17 0-17 15-17 29v236h-236c-14 0-29 0-29 17 0 18 15 18 29 18h236v236c0 11 0 29 17 29 18 0 18-18 18-29z">
            <text:p/>
          </draw:path>
          <draw:path draw:style-name="gr3" draw:text-style-name="P5" draw:layer="layout" svg:width="0.473cm" svg:height="0.383cm" svg:x="15.955cm" svg:y="13.183cm" svg:viewBox="0 0 474 384" svg:d="M369 175c0-133-79-175-141-175-117 0-228 121-228 240 0 79 50 144 136 144 54 0 116-19 181-71 9 44 38 71 77 71 44 0 71-46 71-59 0-6-6-10-12-10s-8 4-9 10c-16 40-47 40-48 40-27 0-27-65-27-87 0-17 0-19 9-28 79-100 96-200 96-200 0-2 0-8-9-8-8 0-8 2-12 18-15 53-44 117-84 167zM313 290c-75 65-140 75-175 75-50 0-75-39-75-92 0-41 21-133 48-177 41-61 87-77 116-77 84 0 84 112 84 177 0 31 0 81 2 94z">
            <text:p/>
          </draw:path>
          <draw:path draw:style-name="gr3" draw:text-style-name="P5" draw:layer="layout" svg:width="0.197cm" svg:height="0.844cm" svg:x="16.51cm" svg:y="12.923cm" svg:viewBox="0 0 198 845" svg:d="M198 422c0-65-10-167-56-263-52-103-125-159-134-159-4 0-8 4-8 8s0 5 15 21c85 82 133 217 133 393 0 145-31 294-136 400-12 11-12 13-12 15 0 6 4 8 8 8 9 0 86-58 136-165 44-92 54-186 54-258z">
            <text:p/>
          </draw:path>
          <draw:polygon draw:style-name="gr3" draw:text-style-name="P5" draw:layer="layout" svg:width="0.116cm" svg:height="0.844cm" svg:x="16.809cm" svg:y="12.923cm" svg:viewBox="0 0 117 845" draw:points="117,0 0,0 0,35 83,35 83,812 0,812 0,845 117,845">
            <text:p/>
          </draw:polygon>
          <draw:path draw:style-name="gr3" draw:text-style-name="P5" draw:layer="layout" svg:width="0.562cm" svg:height="0.564cm" svg:x="17.26cm" svg:y="13.064cm" svg:viewBox="0 0 563 565" svg:d="M300 300h236c11 0 27 0 27-18 0-17-16-17-27-17h-236v-236c0-14 0-29-18-29-17 0-17 15-17 29v236h-236c-14 0-29 0-29 17 0 18 15 18 29 18h236v236c0 11 0 29 17 29 18 0 18-18 18-29z">
            <text:p/>
          </draw:path>
          <draw:path draw:style-name="gr3" draw:text-style-name="P5" draw:layer="layout" svg:width="0.277cm" svg:height="0.389cm" svg:x="18.084cm" svg:y="13.177cm" svg:viewBox="0 0 278 390" svg:d="M148 215c19 4 88 17 88 79 0 42-29 77-96 77-71 0-102-48-117-121-2-10-4-14-11-14-12 0-12 6-12 21v112c0 15 0 21 10 21 3 0 5-2 21-17 2-2 2-4 17-20 36 35 75 37 92 37 98 0 138-58 138-119 0-44-26-69-36-81-29-27-62-33-96-40-48-10-106-19-106-69 0-31 23-66 96-66 92 0 98 77 100 104 0 8 8 8 10 8 11 0 11-4 11-21v-85c0-15 0-21-9-21-4 0-6 0-18 10-2 3-11 11-15 13-31-23-67-23-79-23-103 0-136 58-136 104 0 30 13 53 36 73 27 21 52 27 112 38z">
            <text:p/>
          </draw:path>
          <draw:path draw:style-name="gr3" draw:text-style-name="P5" draw:layer="layout" svg:width="0.181cm" svg:height="0.566cm" svg:x="18.416cm" svg:y="12.991cm" svg:viewBox="0 0 182 567" svg:d="M123 192l-119 10v27c56 0 63 3 63 46v226c0 39-9 39-67 39v27c27-2 73-2 94-2 29 0 60 0 88 2v-27c-55 0-59-4-59-37zM127 44c0-27-21-44-46-44-27 0-45 23-45 44 0 23 18 46 45 46 25 0 46-19 46-46z">
            <text:p/>
          </draw:path>
          <draw:path draw:style-name="gr3" draw:text-style-name="P5" draw:layer="layout" svg:width="0.425cm" svg:height="0.373cm" svg:x="18.65cm" svg:y="13.183cm" svg:viewBox="0 0 426 374" svg:d="M65 83v228c0 37-7 37-65 37v26c29 0 73-1 96-1 21 0 65 1 94 1v-26c-56 0-65 0-65-37v-157c0-89 59-135 113-135s63 46 63 94v198c0 37-9 37-65 37v26c29 0 73-1 96-1 21 0 65 1 94 1v-26c-44 0-65 0-65-25v-162c0-73 0-100-27-130-11-14-40-31-88-31-64 0-102 36-127 88v-88l-119 10v26c60 0 65 6 65 47z">
            <text:p/>
          </draw:path>
          <draw:path draw:style-name="gr3" draw:text-style-name="P5" draw:layer="layout" svg:width="0.197cm" svg:height="0.844cm" svg:x="19.174cm" svg:y="12.923cm" svg:viewBox="0 0 198 845" svg:d="M198 837c0-2 0-4-16-19-105-106-132-265-132-396 0-145 33-293 136-399 12-10 12-11 12-15 0-6-4-8-10-8-8 0-84 58-134 165-44 92-54 186-54 257 0 68 10 169 56 265 52 104 124 158 132 158 6 0 10-2 10-8z">
            <text:p/>
          </draw:path>
          <draw:path draw:style-name="gr3" draw:text-style-name="P5" draw:layer="layout" svg:width="0.312cm" svg:height="0.596cm" svg:x="19.459cm" svg:y="12.97cm" svg:viewBox="0 0 313 597" svg:d="M163 10c0-2 0-10-11-10-20 0-81 8-104 8-6 2-15 2-15 17 0 11 7 11 19 11 42 0 44 6 44 14 0 6-8 34-13 52l-70 276c-9 43-13 56-13 87 0 78 44 132 108 132 99 0 205-127 205-247 0-79-46-137-113-137-39 0-75 25-100 52zM83 328c5-17 5-19 13-28 42-56 79-68 102-68 30 0 54 25 54 79 0 50-29 148-45 181-27 55-67 86-99 86-29 0-56-23-56-84 0-18 0-33 13-87z">
            <text:p/>
          </draw:path>
          <draw:path draw:style-name="gr3" draw:text-style-name="P5" draw:layer="layout" svg:width="0.421cm" svg:height="0.383cm" svg:x="19.806cm" svg:y="13.183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3-46 50 0 39 42 56 81 56 55 0 86-59 88-65 10 32 40 65 92 65 87 0 135-109 135-131 0-7-8-7-10-7-8 0-10 2-12 7-26 93-84 112-113 112-33 0-46-27-46-56 0-19 6-36 15-75z">
            <text:p/>
          </draw:path>
          <draw:path draw:style-name="gr3" draw:text-style-name="P5" draw:layer="layout" svg:width="0.562cm" svg:height="0.564cm" svg:x="20.497cm" svg:y="13.064cm" svg:viewBox="0 0 563 565" svg:d="M300 300h236c11 0 27 0 27-18 0-17-16-17-27-17h-236v-236c0-14 0-29-18-29-17 0-17 15-17 29v236h-236c-14 0-29 0-29 17 0 18 15 18 29 18h236v236c0 11 0 29 17 29 18 0 18-18 18-29z">
            <text:p/>
          </draw:path>
          <draw:path draw:style-name="gr3" draw:text-style-name="P5" draw:layer="layout" svg:width="0.329cm" svg:height="0.383cm" svg:x="21.329cm" svg:y="13.183cm" svg:viewBox="0 0 330 384" svg:d="M301 52c-13 0-25 0-38 13-13 12-15 27-15 33 0 19 15 29 32 29 25 0 48-19 48-54 0-42-40-73-101-73-114 0-227 121-227 240 0 77 50 144 138 144 121 0 192-90 192-100 0-6-6-11-9-11-6 0-8 2-12 9-67 83-159 83-171 83-52 0-75-40-75-92 0-35 18-117 46-169 25-48 73-85 119-85 29 0 62 10 73 33z">
            <text:p/>
          </draw:path>
          <draw:path draw:style-name="gr3" draw:text-style-name="P5" draw:layer="layout" svg:width="0.562cm" svg:height="0.564cm" svg:x="21.893cm" svg:y="13.064cm" svg:viewBox="0 0 563 565" svg:d="M300 300h236c11 0 27 0 27-18 0-17-16-17-27-17h-236v-236c0-14 0-29-18-29-17 0-17 15-17 29v236h-236c-14 0-29 0-29 17 0 18 15 18 29 18h236v236c0 11 0 29 17 29 18 0 18-18 18-29z">
            <text:p/>
          </draw:path>
          <draw:path draw:style-name="gr3" draw:text-style-name="P5" draw:layer="layout" svg:width="0.473cm" svg:height="0.383cm" svg:x="22.724cm" svg:y="13.183cm" svg:viewBox="0 0 474 384" svg:d="M369 175c0-133-79-175-141-175-117 0-228 121-228 240 0 79 50 144 136 144 54 0 116-19 181-71 9 44 38 71 77 71 44 0 71-46 71-59 0-6-6-10-12-10s-8 4-9 10c-16 40-47 40-48 40-27 0-27-65-27-87 0-17 0-19 9-28 79-100 96-200 96-200 0-2 0-8-9-8-8 0-8 2-12 18-15 53-44 117-84 167zM313 290c-75 65-140 75-175 75-50 0-75-39-75-92 0-41 21-133 48-177 41-61 87-77 116-77 84 0 84 112 84 177 0 31 0 81 2 94z">
            <text:p/>
          </draw:path>
          <draw:path draw:style-name="gr3" draw:text-style-name="P5" draw:layer="layout" svg:width="0.197cm" svg:height="0.844cm" svg:x="23.281cm" svg:y="12.923cm" svg:viewBox="0 0 198 845" svg:d="M198 422c0-65-10-167-56-263-52-103-125-159-134-159-4 0-8 4-8 8s0 5 15 21c85 82 133 217 133 393 0 145-31 294-136 400-12 11-12 13-12 15 0 6 4 8 8 8 9 0 86-58 136-165 44-92 54-186 54-258z">
            <text:p/>
          </draw:path>
          <draw:path draw:style-name="gr3" draw:text-style-name="P5" draw:layer="layout" svg:width="0.402cm" svg:height="0.596cm" svg:x="23.936cm" svg:y="12.399cm" svg:viewBox="0 0 403 597" svg:d="M403 10c0-2 0-10-11-10-12 0-92 8-108 10-6 0-11 3-11 15 0 11 7 11 21 11 40 0 42 6 42 14l-4 17-50 200c-15-31-40-54-78-54-98 0-204 125-204 248 0 81 46 136 113 136 18 0 60-4 110-63 7 34 36 63 77 63 30 0 49-19 63-48 13-29 25-80 25-82 0-10-8-10-10-10-9 0-9 4-11 15-16 56-31 106-66 106-23 0-25-21-25-38 0-21 2-27 6-41zM227 486c-4 15-4 17-18 33-36 46-71 59-94 59-42 0-55-46-55-79 0-42 26-148 48-186 24-50 63-81 97-81 56 0 68 69 68 75 0 4-2 10-4 14z">
            <text:p/>
          </draw:path>
          <draw:polygon draw:style-name="gr3" draw:text-style-name="P5" draw:layer="layout" svg:width="0.922cm" svg:height="0.035cm" svg:x="23.661cm" svg:y="13.327cm" svg:viewBox="0 0 923 36" draw:points="461,36 0,36 0,0 923,0 923,36">
            <text:p/>
          </draw:polygon>
          <draw:path draw:style-name="gr3" draw:text-style-name="P5" draw:layer="layout" svg:width="0.402cm" svg:height="0.596cm" svg:x="23.696cm" svg:y="13.548cm" svg:viewBox="0 0 403 597" svg:d="M403 10c0-2 0-10-11-10-12 0-92 8-108 10-6 0-11 3-11 15 0 11 7 11 21 11 40 0 42 6 42 14l-4 17-50 200c-15-31-40-54-78-54-98 0-204 125-204 248 0 81 46 136 113 136 18 0 60-4 110-63 7 34 36 63 77 63 30 0 49-19 63-48 13-29 25-80 25-82 0-10-8-10-10-10-9 0-9 4-11 15-16 56-31 106-66 106-23 0-25-21-25-38 0-21 2-27 6-41zM227 486c-4 15-4 17-18 33-36 46-71 59-94 59-42 0-55-46-55-79 0-42 26-148 48-186 24-50 63-81 97-81 56 0 68 69 68 75 0 4-2 10-4 14z">
            <text:p/>
          </draw:path>
          <draw:path draw:style-name="gr3" draw:text-style-name="P5" draw:layer="layout" svg:width="0.421cm" svg:height="0.383cm" svg:x="24.126cm" svg:y="13.761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3-46 50 0 39 42 56 79 56 57 0 88-59 90-65 10 32 40 65 90 65 89 0 137-109 137-131 0-7-8-7-10-7-8 0-10 2-12 7-26 93-86 112-113 112-33 0-46-27-46-56 0-19 6-36 15-75z">
            <text:p/>
          </draw:path>
          <draw:polygon draw:style-name="gr3" draw:text-style-name="P5" draw:layer="layout" svg:width="0.116cm" svg:height="0.844cm" svg:x="24.785cm" svg:y="12.923cm" svg:viewBox="0 0 117 845" draw:points="117,845 117,812 35,812 35,35 117,35 117,0 0,0 0,845">
            <text:p/>
          </draw:polygon>
          <draw:path draw:style-name="gr3" draw:text-style-name="P5" draw:layer="layout" svg:width="0.325cm" svg:height="0.383cm" svg:x="24.957cm" svg:y="13.183cm" svg:viewBox="0 0 326 384" svg:d="M119 179c25 0 88-2 131-20 59-25 63-75 63-86 0-38-33-73-90-73-94 0-223 83-223 230 0 87 50 154 132 154 123 0 194-90 194-100 0-6-5-11-11-11-4 0-6 2-10 9-67 83-159 83-171 83-65 0-73-71-73-98 0-10 0-37 14-88zM81 159c32-128 119-140 142-140 40 0 63 25 63 54 0 86-136 86-171 86z">
            <text:p/>
          </draw:path>
          <draw:path draw:style-name="gr3" draw:text-style-name="P5" draw:layer="layout" svg:width="0.302cm" svg:height="0.268cm" svg:x="25.347cm" svg:y="12.947cm" svg:viewBox="0 0 303 269" svg:d="M215 35c-13-20-33-35-61-35-77 0-154 84-154 169 0 58 38 100 90 100 31 0 60-19 85-42 11 36 44 42 61 42 21 0 35-14 46-33 14-23 21-55 21-59 0-8-7-8-9-8-8 0-10 4-14 19-7 29-17 64-42 64-17 0-21-14-21-29 0-10 6-33 10-48 3-16 9-41 13-54l12-44c3-16 11-44 11-46 0-14-11-19-21-19s-23 7-27 23zM177 188c-4 17-18 29-31 41-6 3-29 23-54 23-23 0-44-16-44-58 0-31 17-98 31-121 27-48 57-56 75-56 40 0 51 44 51 52 0 2 0 6-1 8z">
            <text:p/>
          </draw:path>
          <draw:path draw:style-name="gr3" draw:text-style-name="P5" draw:layer="layout" svg:width="0.318cm" svg:height="0.268cm" svg:x="25.706cm" svg:y="12.947cm" svg:viewBox="0 0 319 269" svg:d="M119 200c-6 19-25 52-56 52-2 0-19 0-32-8 25-8 27-29 27-33 0-13-10-23-23-23-18 0-35 16-35 37 0 30 33 44 61 44 29 0 52-17 68-42 15 30 48 42 71 42 69 0 103-75 103-92 0-8-7-8-9-8-8 0-8 4-10 12-13 40-50 71-82 71-23 0-37-16-37-39 0-15 15-69 31-136 13-46 38-60 59-60 0 0 20 0 31 8-17 6-25 21-25 33 0 13 10 23 23 23 14 0 35-12 35-37 0-34-39-44-64-44-28 0-53 19-65 42-11-25-38-42-71-42-67 0-106 73-106 90 0 8 8 8 10 8 8 0 10-2 12-10 15-46 51-71 82-71 19 0 35 10 35 39 0 11-8 42-12 61z">
            <text:p/>
          </draw:path>
          <draw:polygon draw:style-name="gr3" draw:text-style-name="P5" draw:layer="layout" svg:width="0.116cm" svg:height="0.844cm" svg:x="26.121cm" svg:y="12.923cm" svg:viewBox="0 0 117 845" draw:points="117,0 0,0 0,35 83,35 83,812 0,812 0,845 117,845">
            <text:p/>
          </draw:polygon>
          <draw:polygon draw:style-name="gr3" draw:text-style-name="P5" draw:layer="layout" svg:width="0.224cm" svg:height="2.025cm" svg:x="26.347cm" svg:y="12.332cm" svg:viewBox="0 0 225 2026" draw:points="177,1980 0,1980 0,2026 225,2026 225,0 0,0 0,46 177,46">
            <text:p/>
          </draw:polygon>
        </draw:g>
        <anim:par presentation:node-type="timing-root">
          <anim:seq presentation:node-type="main-sequence">
            <anim:par smil:begin="0s">
              <anim:par smil:begin="0s">
                <anim:par smil:begin="0s" smil:fill="hold" presentation:node-type="with-previous" presentation:preset-class="entrance" presentation:preset-id="ooo-entrance-glide">
                  <anim:set smil:begin="0s" smil:dur="0.001s" smil:fill="hold" smil:targetElement="id112" anim:sub-item="text" smil:attributeName="visibility" smil:to="visible"/>
                  <anim:animate smil:dur="0.5s" smil:fill="hold" smil:targetElement="id112" anim:sub-item="text" smil:attributeName="width" smil:values="width*0.05;width" smil:keyTimes="0;1"/>
                  <anim:animate smil:dur="0.5s" smil:fill="hold" smil:targetElement="id112" anim:sub-item="text" smil:attributeName="height" smil:values="height;height" smil:keyTimes="0;1"/>
                  <anim:animate smil:dur="0.5s" smil:fill="hold" smil:targetElement="id112" anim:sub-item="text" smil:attributeName="x" smil:values="x-.2;x" smil:keyTimes="0;1"/>
                  <anim:animate smil:dur="0.5s" smil:fill="hold" smil:targetElement="id112" anim:sub-item="text" smil:attributeName="y" smil:values="y;y" smil:keyTimes="0;1"/>
                  <anim:transitionFilter smil:dur="0.5s" smil:targetElement="id112"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13" smil:attributeName="visibility" smil:to="visible"/>
                  <anim:animate smil:dur="0.5s" smil:fill="hold" smil:targetElement="id113" smil:attributeName="x" smil:values="x;x" smil:keyTimes="0;1"/>
                  <anim:animate smil:dur="0.5s" smil:fill="hold" smil:targetElement="id11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14" smil:attributeName="visibility" smil:to="visible"/>
                  <anim:animate smil:dur="0.5s" smil:fill="hold" smil:targetElement="id114" smil:attributeName="x" smil:values="x;x" smil:keyTimes="0;1"/>
                  <anim:animate smil:dur="0.5s" smil:fill="hold" smil:targetElement="id114"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15" smil:attributeName="visibility" smil:to="visible"/>
                  <anim:animate smil:dur="0.5s" smil:fill="hold" smil:targetElement="id115" smil:attributeName="x" smil:values="x;x" smil:keyTimes="0;1"/>
                  <anim:animate smil:dur="0.5s" smil:fill="hold" smil:targetElement="id115"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16" smil:attributeName="visibility" smil:to="visible"/>
                  <anim:animate smil:dur="0.5s" smil:fill="hold" smil:targetElement="id116" smil:attributeName="x" smil:values="x;x" smil:keyTimes="0;1"/>
                  <anim:animate smil:dur="0.5s" smil:fill="hold" smil:targetElement="id11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17" smil:attributeName="visibility" smil:to="visible"/>
                  <anim:animate smil:dur="0.5s" smil:fill="hold" smil:targetElement="id117" smil:attributeName="x" smil:values="x;x" smil:keyTimes="0;1"/>
                  <anim:animate smil:dur="0.5s" smil:fill="hold" smil:targetElement="id11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18" smil:attributeName="visibility" smil:to="visible"/>
                  <anim:animate smil:dur="0.5s" smil:fill="hold" smil:targetElement="id118" smil:attributeName="x" smil:values="x;x" smil:keyTimes="0;1"/>
                  <anim:animate smil:dur="0.5s" smil:fill="hold" smil:targetElement="id118" smil:attributeName="y" smil:values="1+height/2;y" smil:keyTimes="0;1"/>
                </anim:par>
              </anim:par>
            </anim:par>
          </anim:seq>
        </anim:par>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9">
        <office:forms form:automatic-focus="false" form:apply-design-mode="false"/>
        <draw:frame presentation:style-name="pr14" draw:text-style-name="P18" draw:layer="layout" svg:width="26.4cm" svg:height="14.373cm" svg:x="0.8cm" svg:y="0.627cm" presentation:class="title" presentation:user-transformed="true">
          <draw:text-box>
            <text:p text:style-name="P16"><text:span text:style-name="T37"><text:s text:c="11"/></text:span><text:span text:style-name="T38"><text:line-break/></text:span><text:span text:style-name="T27"><text:tab/></text:span><text:span text:style-name="T14"> <text:s text:c="12"/></text:span><text:span text:style-name="T27"><text:line-break/></text:span><text:span text:style-name="T11"><text:tab/></text:span><text:span text:style-name="T11"> </text:span><text:span text:style-name="T27"><text:s/></text:span><text:span text:style-name="T27"><text:tab/></text:span><text:span text:style-name="T27"><text:tab/></text:span><text:span text:style-name="T27"><text:line-break/></text:span><text:span text:style-name="T11"><text:tab/></text:span><text:span text:style-name="T11"> <text:s/></text:span><text:span text:style-name="T11"><text:line-break/></text:span><text:span text:style-name="T11"><text:tab/></text:span><text:span text:style-name="T11"><text:tab/></text:span><text:span text:style-name="T11"><text:line-break/></text:span><text:span text:style-name="T11"><text:tab/></text:span><text:span text:style-name="T11"><text:tab/></text:span><text:span text:style-name="T11"><text:line-break/></text:span><text:span text:style-name="T39"><text:tab/></text:span><text:span text:style-name="T39"><text:tab/></text:span><text:span text:style-name="T11"><text:line-break/></text:span><text:span text:style-name="T11"><text:line-break/></text:span><text:span text:style-name="T25"> <text:s text:c="12"/></text:span><text:span text:style-name="T11"><text:line-break/></text:span><text:span text:style-name="T25"> <text:s text:c="25"/></text:span><text:span text:style-name="T11"><text:line-break/></text:span><text:span text:style-name="T10"><text:tab/></text:span><text:span text:style-name="T10"> <text:s text:c="7"/></text:span><text:span text:style-name="T10"><text:line-break/></text:span><text:span text:style-name="T10"><text:tab/></text:span></text:p>
          </draw:text-box>
        </draw:frame>
        <draw:g xml:id="id119" draw:id="id119">
          <svg:title>TexMaths</svg:title>
          <svg:desc>26§display§= (a^2 + b^2)^\frac{1}{2} \left[ e^{ax} \cos (bx + c + \alpha ) \frac{d}{dx}(bx + c + \alpha ) + §svg§600§FALSE§</svg:desc>
          <draw:polygon draw:style-name="gr2" draw:text-style-name="P4" draw:layer="layout" svg:width="19.825cm" svg:height="2.101cm" svg:x="3.395cm" svg:y="0.508cm" svg:viewBox="0 0 19826 2102" draw:points="9913,2102 0,2102 0,0 19826,0 19826,2102">
            <text:p/>
          </draw:polygon>
          <draw:path draw:style-name="gr3" draw:text-style-name="P5" draw:layer="layout" svg:width="0.608cm" svg:height="0.215cm" svg:x="3.401cm" svg:y="1.452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4.404cm" svg:y="1.103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419cm" svg:height="0.415cm" svg:x="4.705cm" svg:y="1.383cm" svg:viewBox="0 0 420 416" svg:d="M306 58c-17-33-44-58-86-58-106 0-220 135-220 268 0 88 50 148 123 148 18 0 64-4 118-69 9 38 40 69 83 69 34 0 55-21 69-50 15-33 27-89 27-91 0-9-8-9-10-9-11 0-11 2-13 17-16 58-33 112-70 112-25 0-27-23-27-41 0-21 2-27 12-69 10-38 10-48 19-81l33-129c6-27 6-27 6-31 0-17-10-25-25-25-23 0-37 21-39 39zM245 297c-4 17-4 17-18 34-40 50-77 64-102 64-46 0-61-50-61-85 0-46 30-160 52-202 28-54 69-87 107-87 60 0 72 75 72 81 0 4-2 10-4 14z">
            <text:p/>
          </draw:path>
          <draw:path draw:style-name="gr3" draw:text-style-name="P5" draw:layer="layout" svg:width="0.284cm" svg:height="0.425cm" svg:x="5.192cm" svg:y="0.984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608cm" svg:height="0.61cm" svg:x="5.816cm" svg:y="1.254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6.721cm" svg:y="1.152cm" svg:viewBox="0 0 339 647" svg:d="M177 10c0-2 0-10-13-10-20 0-87 8-112 8-6 2-17 2-17 19 0 13 9 13 21 13 46 0 48 6 48 14 0 6-8 38-15 56l-74 300c-11 45-15 60-15 93 0 86 48 144 116 144 109 0 223-137 223-269 0-85-50-147-123-147-41 0-81 27-108 56zM89 356c7-19 7-21 15-32 46-60 85-72 110-72 34 0 58 27 58 85 0 54-31 160-47 195-29 61-73 94-109 94-31 0-60-25-60-92 0-18 0-35 15-93z">
            <text:p/>
          </draw:path>
          <draw:path draw:style-name="gr3" draw:text-style-name="P5" draw:layer="layout" svg:width="0.284cm" svg:height="0.425cm" svg:x="7.112cm" svg:y="0.984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213cm" svg:height="0.914cm" svg:x="7.534cm" svg:y="1.103cm" svg:viewBox="0 0 214 915" svg:d="M214 458c0-71-10-181-60-285-56-113-135-173-146-173-4 0-8 4-8 8s0 7 17 23c91 90 143 235 143 427 0 155-33 318-148 432-12 13-12 15-12 17 0 6 4 8 8 8 11 0 94-62 148-179 48-100 58-202 58-278z">
            <text:p/>
          </draw:path>
          <draw:path draw:style-name="gr3" draw:text-style-name="P5" draw:layer="layout" svg:width="0.188cm" svg:height="0.305cm" svg:x="8.01cm" svg:y="0.859cm" svg:viewBox="0 0 189 306" svg:d="M119 15c0-15-3-15-17-15-33 29-85 29-94 29h-8v21h8c11 0 40-2 67-13v229c0 15 0 21-48 21h-23v19c25-2 67-2 92-2 27 0 68 0 93 2v-19h-23c-47 0-47-6-47-21z">
            <text:p/>
          </draw:path>
          <draw:polygon draw:style-name="gr3" draw:text-style-name="P5" draw:layer="layout" svg:width="0.311cm" svg:height="0.032cm" svg:x="7.946cm" svg:y="1.234cm" svg:viewBox="0 0 312 33" draw:points="156,33 0,33 0,0 312,0 312,33">
            <text:p/>
          </draw:polygon>
          <draw:path draw:style-name="gr3" draw:text-style-name="P5" draw:layer="layout" svg:width="0.228cm" svg:height="0.305cm" svg:x="7.988cm" svg:y="1.325cm" svg:viewBox="0 0 229 306" svg:d="M229 218h-19c-2 9-6 38-12 42-5 2-44 2-50 2h-90c29-23 65-48 92-67 41-29 79-56 79-103 0-59-54-92-121-92-62 0-108 35-108 81 0 23 21 27 27 27 13 0 27-8 27-27 0-17-12-25-27-27 13-21 40-33 71-33 46 0 83 27 83 71 0 39-27 68-62 97l-113 96c-6 4-6 4-6 8v13h214z">
            <text:p/>
          </draw:path>
          <draw:polygon draw:style-name="gr3" draw:text-style-name="P5" draw:layer="layout" svg:width="0.242cm" svg:height="2.193cm" svg:x="8.793cm" svg:y="0.462cm" svg:viewBox="0 0 243 2194" draw:points="0,2194 243,2194 243,2144 50,2144 50,50 243,50 243,0 0,0">
            <text:p/>
          </draw:polygon>
          <draw:path draw:style-name="gr3" draw:text-style-name="P5" draw:layer="layout" svg:width="0.353cm" svg:height="0.415cm" svg:x="9.09cm" svg:y="1.383cm" svg:viewBox="0 0 354 416" svg:d="M129 193c27 0 96-2 141-20 65-27 69-81 69-94 0-42-35-79-98-79-102 0-241 89-241 250 0 93 54 166 144 166 133 0 210-98 210-108 0-6-7-13-13-13-4 0-6 2-10 11-73 89-173 89-185 89-71 0-79-77-79-106 0-10 0-39 14-96zM87 173c36-140 129-152 154-152 44 0 69 27 69 58 0 94-148 94-185 94z">
            <text:p/>
          </draw:path>
          <draw:path draw:style-name="gr3" draw:text-style-name="P5" draw:layer="layout" svg:width="0.328cm" svg:height="0.29cm" svg:x="9.512cm" svg:y="1.127cm" svg:viewBox="0 0 329 291" svg:d="M233 37c-15-20-35-37-67-37-83 0-166 92-166 183 0 62 42 108 98 108 33 0 64-21 91-46 13 40 50 46 67 46 23 0 37-14 50-35 14-25 23-61 23-65 0-8-9-8-11-8-8 0-10 4-14 21-9 31-19 68-46 68-19 0-23-14-23-31 0-10 6-35 10-52 5-16 11-43 15-58l12-48c5-16 13-48 13-50 0-14-13-21-23-21s-25 9-29 25zM191 204c-4 19-18 31-33 43-6 5-31 25-58 25-25 0-48-16-48-62 0-33 19-106 33-131 29-52 63-60 81-60 46 0 57 48 57 56 0 2 0 6-3 8z">
            <text:p/>
          </draw:path>
          <draw:path draw:style-name="gr3" draw:text-style-name="P5" draw:layer="layout" svg:width="0.344cm" svg:height="0.29cm" svg:x="9.899cm" svg:y="1.127cm" svg:viewBox="0 0 345 291" svg:d="M129 216c-6 21-27 56-60 56-2 0-21 0-36-8 27-8 29-31 29-35 0-15-10-25-25-25-18 0-37 16-37 39 0 34 35 48 67 48 31 0 56-19 72-46 17 34 52 46 77 46 75 0 113-81 113-100 0-8-9-8-11-8-8 0-8 4-10 12-15 44-52 77-90 77-25 0-39-16-39-41 0-17 17-75 33-148 15-50 44-64 65-64 0 0 20 0 33 8-19 6-27 23-27 35 0 15 10 25 25 25 14 0 37-12 37-39 0-38-41-48-68-48-32 0-59 21-71 46-13-27-42-46-77-46-73 0-114 79-114 98 0 8 8 8 10 8 8 0 10-2 12-10 17-50 57-77 90-77 21 0 37 10 37 41 0 13-6 46-12 67z">
            <text:p/>
          </draw:path>
          <draw:path draw:style-name="gr3" draw:text-style-name="P5" draw:layer="layout" svg:width="0.348cm" svg:height="0.421cm" svg:x="10.513cm" svg:y="1.377cm" svg:viewBox="0 0 349 422" svg:d="M77 212c0-150 75-189 123-189 8 0 66 0 100 33-38 4-44 31-44 44 0 23 16 41 41 41s44-16 44-43c0-63-71-98-141-98-115 0-200 100-200 212 0 119 92 210 198 210 122 0 151-110 151-120 0-9-8-9-10-9-8 0-10 4-12 9-27 85-88 97-121 97-48 0-129-39-129-187z">
            <text:p/>
          </draw:path>
          <draw:path draw:style-name="gr3" draw:text-style-name="P5" draw:layer="layout" svg:width="0.407cm" svg:height="0.421cm" svg:x="10.912cm" svg:y="1.377cm" svg:viewBox="0 0 408 422" svg:d="M408 214c0-116-94-214-204-214-115 0-204 100-204 214 0 119 96 208 204 208 110 0 204-91 204-208zM204 399c-40 0-79-21-104-62-23-40-23-96-23-129 0-35 0-85 21-127 25-41 68-60 106-60 39 0 79 19 104 58 23 40 23 94 23 129 0 33 0 83-21 123-19 41-60 68-106 68z">
            <text:p/>
          </draw:path>
          <draw:path draw:style-name="gr3" draw:text-style-name="P5" draw:layer="layout" svg:width="0.301cm" svg:height="0.421cm" svg:x="11.374cm" svg:y="1.377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5" draw:layer="layout" svg:width="0.213cm" svg:height="0.914cm" svg:x="11.796cm" svg:y="1.103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338cm" svg:height="0.646cm" svg:x="12.104cm" svg:y="1.152cm" svg:viewBox="0 0 339 647" svg:d="M177 10c0-2 0-10-13-10-20 0-87 8-112 8-6 2-17 2-17 19 0 13 9 13 21 13 46 0 48 6 48 14 0 6-8 38-15 56l-74 300c-11 45-15 60-15 93 0 86 48 144 116 144 109 0 223-137 223-269 0-85-50-147-123-147-41 0-81 27-108 56zM89 356c7-19 7-21 15-32 46-60 85-72 110-72 34 0 58 27 58 85 0 54-31 160-47 195-29 61-73 94-109 94-31 0-60-25-60-92 0-18 0-35 15-93z">
            <text:p/>
          </draw:path>
          <draw:path draw:style-name="gr3" draw:text-style-name="P5" draw:layer="layout" svg:width="0.457cm" svg:height="0.415cm" svg:x="12.478cm" svg:y="1.383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7 60 61 0 94-65 96-71 10 36 44 71 100 71 93 0 145-119 145-141 0-9-8-9-10-9-8 0-10 2-12 9-30 99-92 120-123 120-35 0-50-29-50-60 0-21 6-40 17-81z">
            <text:p/>
          </draw:path>
          <draw:path draw:style-name="gr3" draw:text-style-name="P5" draw:layer="layout" svg:width="0.608cm" svg:height="0.61cm" svg:x="13.229cm" svg:y="1.254cm" svg:viewBox="0 0 609 611" svg:d="M324 324h256c13 0 29 0 29-18 0-19-16-19-29-19h-256v-256c0-14 0-31-18-31-19 0-19 17-19 31v256h-256c-14 0-31 0-31 19 0 18 17 18 31 18h256v256c0 13 0 31 19 31 18 0 18-18 18-31z">
            <text:p/>
          </draw:path>
          <draw:path draw:style-name="gr3" draw:text-style-name="P5" draw:layer="layout" svg:width="0.357cm" svg:height="0.415cm" svg:x="14.128cm" svg:y="1.383cm" svg:viewBox="0 0 358 416" svg:d="M327 56c-15 0-27 0-42 15-15 12-17 29-17 35 0 21 17 31 36 31 27 0 52-21 52-58 0-46-44-79-111-79-122 0-245 131-245 260 0 83 54 156 150 156 131 0 208-98 208-108 0-6-6-13-11-13-6 0-6 2-12 11-73 89-173 89-185 89-56 0-81-44-81-100 0-37 18-127 50-183 27-52 79-91 129-91 31 0 66 10 79 35z">
            <text:p/>
          </draw:path>
          <draw:path draw:style-name="gr3" draw:text-style-name="P5" draw:layer="layout" svg:width="0.608cm" svg:height="0.61cm" svg:x="14.741cm" svg:y="1.254cm" svg:viewBox="0 0 609 611" svg:d="M324 324h256c13 0 29 0 29-18 0-19-16-19-29-19h-256v-256c0-14 0-31-18-31-19 0-19 17-19 31v256h-256c-14 0-31 0-31 19 0 18 17 18 31 18h256v256c0 13 0 31 19 31 18 0 18-18 18-31z">
            <text:p/>
          </draw:path>
          <draw:path draw:style-name="gr3" draw:text-style-name="P5" draw:layer="layout" svg:width="0.513cm" svg:height="0.415cm" svg:x="15.642cm" svg:y="1.383cm" svg:viewBox="0 0 514 416" svg:d="M399 189c0-143-85-189-151-189-127 0-248 131-248 260 0 85 54 156 148 156 58 0 124-21 195-77 11 48 42 77 83 77 48 0 77-50 77-65 0-6-6-10-12-10s-8 4-11 10c-16 44-49 44-52 44-29 0-29-71-29-93 0-19 0-21 11-32 85-108 104-216 104-216 0-2 0-8-11-8-8 0-8 2-12 18-17 59-48 127-92 181zM339 314c-81 71-152 81-189 81-54 0-81-41-81-100 0-43 23-143 52-191 43-67 93-83 124-83 92 0 92 120 92 191 0 33 0 87 2 102z">
            <text:p/>
          </draw:path>
          <draw:path draw:style-name="gr3" draw:text-style-name="P5" draw:layer="layout" svg:width="0.213cm" svg:height="0.914cm" svg:x="16.243cm" svg:y="1.103cm" svg:viewBox="0 0 214 915" svg:d="M214 458c0-71-10-181-60-285-56-113-135-173-146-173-4 0-8 4-8 8s0 7 17 23c91 90 143 235 143 427 0 155-33 318-148 432-12 13-12 15-12 17 0 6 4 8 8 8 11 0 94-62 148-179 48-100 58-202 58-278z">
            <text:p/>
          </draw:path>
          <draw:path draw:style-name="gr3" draw:text-style-name="P5" draw:layer="layout" svg:width="0.436cm" svg:height="0.646cm" svg:x="16.954cm" svg:y="0.535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5 72 81 0 4-2 10-4 14z">
            <text:p/>
          </draw:path>
          <draw:polygon draw:style-name="gr3" draw:text-style-name="P5" draw:layer="layout" svg:width="0.999cm" svg:height="0.039cm" svg:x="16.657cm" svg:y="1.539cm" svg:viewBox="0 0 1000 40" draw:points="499,40 0,40 0,0 1000,0 1000,40">
            <text:p/>
          </draw:polygon>
          <draw:path draw:style-name="gr3" draw:text-style-name="P5" draw:layer="layout" svg:width="0.436cm" svg:height="0.646cm" svg:x="16.692cm" svg:y="1.778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5 72 81 0 4-2 10-4 14z">
            <text:p/>
          </draw:path>
          <draw:path draw:style-name="gr3" draw:text-style-name="P5" draw:layer="layout" svg:width="0.457cm" svg:height="0.415cm" svg:x="17.158cm" svg:y="2.009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5 60 63 0 96-65 98-71 10 36 44 71 98 71 95 0 147-119 147-141 0-9-8-9-10-9-8 0-10 2-12 9-30 99-94 120-123 120-35 0-50-29-50-60 0-21 6-40 17-81z">
            <text:p/>
          </draw:path>
          <draw:path draw:style-name="gr3" draw:text-style-name="P5" draw:layer="layout" svg:width="0.213cm" svg:height="0.914cm" svg:x="17.855cm" svg:y="1.103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338cm" svg:height="0.646cm" svg:x="18.163cm" svg:y="1.152cm" svg:viewBox="0 0 339 647" svg:d="M177 10c0-2 0-10-13-10-20 0-87 8-112 8-6 2-17 2-17 19 0 13 9 13 21 13 46 0 48 6 48 14 0 6-8 38-15 56l-74 300c-11 45-15 60-15 93 0 86 48 144 116 144 109 0 223-137 223-269 0-85-50-147-123-147-41 0-81 27-108 56zM89 356c7-19 7-21 15-32 46-60 85-72 110-72 34 0 58 27 58 85 0 54-31 160-47 195-29 61-73 94-109 94-31 0-60-25-60-92 0-18 0-35 15-93z">
            <text:p/>
          </draw:path>
          <draw:path draw:style-name="gr3" draw:text-style-name="P5" draw:layer="layout" svg:width="0.457cm" svg:height="0.415cm" svg:x="18.537cm" svg:y="1.383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7 60 61 0 94-65 96-71 10 36 44 71 100 71 93 0 145-119 145-141 0-9-8-9-10-9-8 0-10 2-12 9-30 99-92 120-123 120-35 0-50-29-50-60 0-21 6-40 17-81z">
            <text:p/>
          </draw:path>
          <draw:path draw:style-name="gr3" draw:text-style-name="P5" draw:layer="layout" svg:width="0.608cm" svg:height="0.61cm" svg:x="19.288cm" svg:y="1.254cm" svg:viewBox="0 0 609 611" svg:d="M324 324h256c13 0 29 0 29-18 0-19-16-19-29-19h-256v-256c0-14 0-31-18-31-19 0-19 17-19 31v256h-256c-14 0-31 0-31 19 0 18 17 18 31 18h256v256c0 13 0 31 19 31 18 0 18-18 18-31z">
            <text:p/>
          </draw:path>
          <draw:path draw:style-name="gr3" draw:text-style-name="P5" draw:layer="layout" svg:width="0.357cm" svg:height="0.415cm" svg:x="20.189cm" svg:y="1.383cm" svg:viewBox="0 0 358 416" svg:d="M327 56c-15 0-27 0-42 15-15 12-17 29-17 35 0 21 17 31 36 31 27 0 52-21 52-58 0-46-44-79-111-79-122 0-245 131-245 260 0 83 54 156 150 156 131 0 208-98 208-108 0-6-6-13-11-13-6 0-6 2-12 11-73 89-173 89-185 89-56 0-81-44-81-100 0-37 18-127 50-183 27-52 79-91 129-91 31 0 66 10 79 35z">
            <text:p/>
          </draw:path>
          <draw:path draw:style-name="gr3" draw:text-style-name="P5" draw:layer="layout" svg:width="0.608cm" svg:height="0.61cm" svg:x="20.8cm" svg:y="1.254cm" svg:viewBox="0 0 609 611" svg:d="M324 324h256c13 0 29 0 29-18 0-19-16-19-29-19h-256v-256c0-14 0-31-18-31-19 0-19 17-19 31v256h-256c-14 0-31 0-31 19 0 18 17 18 31 18h256v256c0 13 0 31 19 31 18 0 18-18 18-31z">
            <text:p/>
          </draw:path>
          <draw:path draw:style-name="gr3" draw:text-style-name="P5" draw:layer="layout" svg:width="0.513cm" svg:height="0.415cm" svg:x="21.701cm" svg:y="1.383cm" svg:viewBox="0 0 514 416" svg:d="M399 189c0-143-85-189-151-189-127 0-248 131-248 260 0 85 54 156 148 156 58 0 124-21 195-77 11 48 42 77 83 77 48 0 77-50 77-65 0-6-6-10-12-10s-8 4-11 10c-16 44-49 44-52 44-29 0-29-71-29-93 0-19 0-21 11-32 85-108 104-216 104-216 0-2 0-8-11-8-8 0-8 2-12 18-17 59-48 127-92 181zM339 314c-81 71-152 81-189 81-54 0-81-41-81-100 0-43 23-143 52-191 43-67 93-83 124-83 92 0 92 120 92 191 0 33 0 87 2 102z">
            <text:p/>
          </draw:path>
          <draw:path draw:style-name="gr3" draw:text-style-name="P5" draw:layer="layout" svg:width="0.213cm" svg:height="0.914cm" svg:x="22.302cm" svg:y="1.103cm" svg:viewBox="0 0 214 915" svg:d="M214 458c0-71-10-181-60-285-56-113-135-173-146-173-4 0-8 4-8 8s0 7 17 23c91 90 143 235 143 427 0 155-33 318-148 432-12 13-12 15-12 17 0 6 4 8 8 8 11 0 94-62 148-179 48-100 58-202 58-278z">
            <text:p/>
          </draw:path>
          <draw:path draw:style-name="gr3" draw:text-style-name="P5" draw:layer="layout" svg:width="0.608cm" svg:height="0.61cm" svg:x="22.658cm" svg:y="1.254cm" svg:viewBox="0 0 609 611" svg:d="M324 324h256c13 0 29 0 29-18 0-19-16-19-29-19h-256v-256c0-14 0-31-18-31-19 0-19 17-19 31v256h-256c-14 0-31 0-31 19 0 18 17 18 31 18h256v256c0 13 0 31 19 31 18 0 18-18 18-31z">
            <text:p/>
          </draw:path>
        </draw:g>
        <draw:g xml:id="id121" draw:id="id121">
          <svg:title>TexMaths</svg:title>
          <svg:desc>26§display§= e^{ax} (a^2 + b^2)^\frac{1}{2}  [\ b\cos (bx + c + \alpha) + a\sin (bx + c + \alpha )\ ] §svg§600§FALSE§</svg:desc>
          <draw:polygon draw:style-name="gr2" draw:text-style-name="P4" draw:layer="layout" svg:width="21.59cm" svg:height="1.064cm" svg:x="3.312cm" svg:y="4.194cm" svg:viewBox="0 0 21591 1065" draw:points="10796,1065 0,1065 0,0 21591,0 21591,1065">
            <text:p/>
          </draw:polygon>
          <draw:path draw:style-name="gr3" draw:text-style-name="P5" draw:layer="layout" svg:width="0.608cm" svg:height="0.215cm" svg:x="3.318cm" svg:y="4.741cm" svg:viewBox="0 0 609 216" svg:d="M578 37c15 0 31 0 31-18 0-19-16-19-29-19h-549c-14 0-31 0-31 19 0 18 17 18 31 18zM580 216c13 0 29 0 29-18 0-19-16-19-31-19h-547c-14 0-31 0-31 19 0 18 17 18 31 18z">
            <text:p/>
          </draw:path>
          <draw:path draw:style-name="gr3" draw:text-style-name="P5" draw:layer="layout" svg:width="0.353cm" svg:height="0.415cm" svg:x="4.273cm" svg:y="4.672cm" svg:viewBox="0 0 354 416" svg:d="M129 194c27 0 96-3 141-21 65-27 69-81 69-94 0-42-35-79-98-79-102 0-241 89-241 250 0 93 54 166 144 166 133 0 210-98 210-108 0-6-7-13-13-13-4 0-6 3-10 11-73 89-173 89-185 89-71 0-79-77-79-106 0-10 0-39 14-95zM87 173c36-140 129-152 154-152 44 0 67 27 67 58 0 94-146 94-183 94z">
            <text:p/>
          </draw:path>
          <draw:path draw:style-name="gr3" draw:text-style-name="P5" draw:layer="layout" svg:width="0.328cm" svg:height="0.29cm" svg:x="4.695cm" svg:y="4.416cm" svg:viewBox="0 0 329 291" svg:d="M233 37c-15-20-35-37-67-37-83 0-166 92-166 183 0 63 42 108 98 108 33 0 64-20 91-45 13 39 50 45 67 45 23 0 37-14 50-35 14-25 23-60 23-65 0-8-9-8-11-8-8 0-10 4-14 21-9 31-21 69-48 69-17 0-21-15-21-32 0-10 6-35 10-52 5-16 11-43 15-58l12-48c5-16 11-48 11-50 0-14-11-21-21-21s-25 9-29 25zM191 204c-4 19-18 31-33 44-6 4-31 25-58 25-25 0-48-17-48-63 0-33 19-106 33-131 29-52 63-60 81-60 46 0 57 48 57 56 0 2 0 6-3 8z">
            <text:p/>
          </draw:path>
          <draw:path draw:style-name="gr3" draw:text-style-name="P5" draw:layer="layout" svg:width="0.344cm" svg:height="0.29cm" svg:x="5.084cm" svg:y="4.416cm" svg:viewBox="0 0 345 291" svg:d="M129 216c-6 21-27 57-60 57-2 0-21 0-36-9 27-8 29-31 29-35 0-15-10-25-25-25-18 0-37 17-37 39 0 34 35 48 67 48 31 0 56-18 72-45 17 33 52 45 77 45 75 0 113-81 113-100 0-8-9-8-11-8-8 0-8 4-10 13-15 43-52 77-90 77-25 0-39-17-39-42 0-17 17-75 33-148 15-50 44-64 65-64 0 0 20 0 33 8-19 6-27 23-27 35 0 15 10 25 25 25 14 0 37-12 37-39 0-38-41-48-68-48-32 0-57 21-71 46-13-27-42-46-77-46-73 0-114 79-114 98 0 8 8 8 10 8 8 0 10-2 12-10 17-50 57-77 90-77 21 0 37 10 37 41 0 13-8 46-12 67z">
            <text:p/>
          </draw:path>
          <draw:path draw:style-name="gr3" draw:text-style-name="P5" draw:layer="layout" svg:width="0.213cm" svg:height="0.915cm" svg:x="5.604cm" svg:y="4.389cm" svg:viewBox="0 0 214 916" svg:d="M214 907c0-2 0-4-16-21-115-114-144-287-144-428 0-158 35-319 148-433 12-10 12-13 12-17 0-6-4-8-10-8-8 0-92 62-146 179-48 100-58 202-58 279 0 73 10 183 60 287 56 112 136 171 144 171 6 0 10-2 10-9z">
            <text:p/>
          </draw:path>
          <draw:path draw:style-name="gr3" draw:text-style-name="P5" draw:layer="layout" svg:width="0.419cm" svg:height="0.415cm" svg:x="5.904cm" svg:y="4.672cm" svg:viewBox="0 0 420 416" svg:d="M306 58c-17-33-44-58-86-58-106 0-220 135-220 268 0 88 50 148 123 148 18 0 64-4 118-68 9 37 40 68 83 68 34 0 55-21 69-50 15-33 27-89 27-91 0-9-8-9-10-9-11 0-11 2-13 17-16 58-33 112-70 112-25 0-27-23-27-41 0-21 2-27 12-69 8-37 10-48 19-81l33-129c6-27 6-27 6-31 0-17-10-25-25-25-23 0-37 21-39 39zM245 298c-4 16-4 16-18 33-40 50-77 64-102 64-48 0-61-50-61-85 0-46 30-160 52-202 28-54 69-87 107-87 60 0 72 75 72 81 0 4-2 10-4 15z">
            <text:p/>
          </draw:path>
          <draw:path draw:style-name="gr3" draw:text-style-name="P5" draw:layer="layout" svg:width="0.284cm" svg:height="0.426cm" svg:x="6.393cm" svg:y="4.273cm" svg:viewBox="0 0 285 427" svg:d="M285 310h-23c-2 15-8 52-17 58-4 4-54 4-62 4h-119c67-60 90-77 129-108 48-37 92-77 92-139 0-77-69-125-152-125-79 0-133 56-133 114 0 34 27 38 33 38 17 0 36-13 36-35 0-11-5-34-38-34 19-46 63-60 94-60 64 0 98 50 98 102 0 56-40 100-61 125l-156 152c-6 6-6 8-6 25h266z">
            <text:p/>
          </draw:path>
          <draw:path draw:style-name="gr3" draw:text-style-name="P5" draw:layer="layout" svg:width="0.608cm" svg:height="0.611cm" svg:x="7.015cm" svg:y="4.543cm" svg:viewBox="0 0 609 612" svg:d="M324 325h256c13 0 29 0 29-19s-16-19-29-19h-256v-256c0-14 0-31-18-31-19 0-19 17-19 31v256h-256c-14 0-31 0-31 19s17 19 31 19h256v256c0 12 0 31 19 31 18 0 18-19 18-31z">
            <text:p/>
          </draw:path>
          <draw:path draw:style-name="gr3" draw:text-style-name="P5" draw:layer="layout" svg:width="0.338cm" svg:height="0.646cm" svg:x="7.921cm" svg:y="4.441cm" svg:viewBox="0 0 339 647" svg:d="M177 10c0-2 0-10-13-10-20 0-87 8-112 8-6 2-17 2-17 19 0 13 9 13 21 13 46 0 48 6 48 14 0 6-8 38-15 56l-74 300c-11 46-15 60-15 94 0 85 48 143 116 143 109 0 223-137 223-268 0-86-50-148-123-148-41 0-81 27-108 56zM89 356c7-19 7-21 15-31 46-61 87-73 110-73 34 0 58 27 58 85 0 54-31 160-47 196-29 60-73 93-109 93-31 0-60-25-60-91 0-19 0-36 15-94z">
            <text:p/>
          </draw:path>
          <draw:path draw:style-name="gr3" draw:text-style-name="P5" draw:layer="layout" svg:width="0.284cm" svg:height="0.426cm" svg:x="8.31cm" svg:y="4.273cm" svg:viewBox="0 0 285 427" svg:d="M285 310h-23c-2 15-8 52-17 58-4 4-54 4-62 4h-119c67-60 90-77 129-108 48-37 92-77 92-139 0-77-69-125-152-125-79 0-133 56-133 114 0 34 27 38 33 38 17 0 36-13 36-35 0-11-5-34-38-34 19-46 63-60 94-60 64 0 98 50 98 102 0 56-40 100-61 125l-156 152c-6 6-6 8-6 25h266z">
            <text:p/>
          </draw:path>
          <draw:path draw:style-name="gr3" draw:text-style-name="P5" draw:layer="layout" svg:width="0.213cm" svg:height="0.915cm" svg:x="8.733cm" svg:y="4.389cm" svg:viewBox="0 0 214 916" svg:d="M214 458c0-71-10-181-60-285-56-113-135-173-146-173-4 0-8 4-8 8s0 7 17 23c91 90 143 235 143 427 0 156-33 318-148 433-12 12-12 14-12 16 0 7 4 9 8 9 11 0 94-63 148-179 48-100 58-202 58-279z">
            <text:p/>
          </draw:path>
          <draw:path draw:style-name="gr3" draw:text-style-name="P5" draw:layer="layout" svg:width="0.188cm" svg:height="0.305cm" svg:x="9.211cm" svg:y="4.148cm" svg:viewBox="0 0 189 306" svg:d="M119 15c0-15-3-15-17-15-33 29-85 29-94 29h-8v21h8c11 0 40-2 67-13v229c0 15 0 21-48 21h-23v19c25-2 67-2 92-2 27 0 68 0 93 2v-19h-23c-47 0-47-6-47-21z">
            <text:p/>
          </draw:path>
          <draw:polygon draw:style-name="gr3" draw:text-style-name="P5" draw:layer="layout" svg:width="0.311cm" svg:height="0.032cm" svg:x="9.145cm" svg:y="4.523cm" svg:viewBox="0 0 312 33" draw:points="156,33 0,33 0,0 312,0 312,33">
            <text:p/>
          </draw:polygon>
          <draw:path draw:style-name="gr3" draw:text-style-name="P5" draw:layer="layout" svg:width="0.228cm" svg:height="0.305cm" svg:x="9.186cm" svg:y="4.614cm" svg:viewBox="0 0 229 306" svg:d="M229 218h-19c-2 9-6 38-12 42-5 2-44 2-50 2h-90c29-23 65-48 92-66 41-30 79-57 79-104 0-59-54-92-121-92-62 0-108 35-108 81 0 23 21 27 27 27 13 0 27-8 27-27 0-16-12-25-27-27 15-21 40-33 71-33 46 0 83 27 83 71 0 39-27 68-62 97l-113 96c-6 4-6 4-6 8v13h214z">
            <text:p/>
          </draw:path>
          <draw:polygon draw:style-name="gr3" draw:text-style-name="P5" draw:layer="layout" svg:width="0.126cm" svg:height="0.915cm" svg:x="9.719cm" svg:y="4.389cm" svg:viewBox="0 0 127 916" draw:points="127,916 127,880 37,880 37,37 127,37 127,0 0,0 0,916">
            <text:p/>
          </draw:polygon>
          <draw:path draw:style-name="gr3" draw:text-style-name="P5" draw:layer="layout" svg:width="0.338cm" svg:height="0.646cm" svg:x="10.214cm" svg:y="4.441cm" svg:viewBox="0 0 339 647" svg:d="M177 10c0-2 0-10-13-10-20 0-87 8-112 8-6 2-17 2-17 19 0 13 9 13 21 13 46 0 48 6 48 14 0 6-8 38-15 56l-74 300c-11 46-15 60-15 94 0 85 48 143 116 143 109 0 223-137 223-268 0-86-50-148-123-148-41 0-81 27-108 56zM89 356c7-19 7-21 15-31 46-61 85-73 110-73 34 0 58 27 58 85 0 54-31 160-47 196-29 60-73 93-109 93-31 0-60-25-60-91 0-19 0-36 15-94z">
            <text:p/>
          </draw:path>
          <draw:path draw:style-name="gr3" draw:text-style-name="P5" draw:layer="layout" svg:width="0.348cm" svg:height="0.421cm" svg:x="10.746cm" svg:y="4.666cm" svg:viewBox="0 0 349 422" svg:d="M77 212c0-150 75-189 123-189 8 0 66 0 100 33-40 4-44 31-44 44 0 23 16 42 41 42s44-17 44-44c0-63-71-98-141-98-115 0-200 100-200 212 0 119 92 210 198 210 122 0 151-110 151-120 0-9-8-9-10-9-8 0-10 5-12 9-27 85-88 98-121 98-48 0-129-40-129-188z">
            <text:p/>
          </draw:path>
          <draw:path draw:style-name="gr3" draw:text-style-name="P5" draw:layer="layout" svg:width="0.407cm" svg:height="0.421cm" svg:x="11.146cm" svg:y="4.666cm" svg:viewBox="0 0 408 422" svg:d="M408 214c0-116-94-214-204-214-115 0-204 100-204 214 0 119 96 208 204 208 110 0 204-91 204-208zM204 400c-40 0-79-21-104-63-23-39-23-96-23-129 0-35 0-85 21-127 25-41 68-60 106-60 39 0 79 19 102 58 25 40 25 94 25 129 0 33 0 83-21 123-19 41-60 69-106 69z">
            <text:p/>
          </draw:path>
          <draw:path draw:style-name="gr3" draw:text-style-name="P5" draw:layer="layout" svg:width="0.301cm" svg:height="0.421cm" svg:x="11.607cm" svg:y="4.666cm" svg:viewBox="0 0 302 422" svg:d="M160 233c21 4 96 19 96 85 0 46-31 84-104 84-77 0-110-52-127-131-2-11-4-15-13-15-12 0-12 6-12 23v121c0 16 0 22 10 22 5 0 7-2 23-18 2-2 2-4 19-21 40 37 81 39 100 39 106 0 150-62 150-129 0-47-30-75-40-87-31-29-66-35-104-44-52-10-114-20-114-75 0-33 25-70 104-70 100 0 106 83 108 112 0 8 8 8 10 8 13 0 13-4 13-23v-91c0-17 0-23-11-23-4 0-6 0-18 10-2 5-13 13-17 15-33-25-73-25-85-25-113 0-148 62-148 112 0 34 15 59 40 79 29 23 56 30 120 42z">
            <text:p/>
          </draw:path>
          <draw:path draw:style-name="gr3" draw:text-style-name="P5" draw:layer="layout" svg:width="0.213cm" svg:height="0.915cm" svg:x="12.028cm" svg:y="4.389cm" svg:viewBox="0 0 214 916" svg:d="M214 907c0-2 0-4-16-21-115-114-144-287-144-428 0-158 35-319 148-433 12-10 12-13 12-17 0-6-4-8-10-8-8 0-92 62-146 179-48 100-58 202-58 279 0 73 10 183 60 287 56 112 136 171 144 171 6 0 10-2 10-9z">
            <text:p/>
          </draw:path>
          <draw:path draw:style-name="gr3" draw:text-style-name="P5" draw:layer="layout" svg:width="0.338cm" svg:height="0.646cm" svg:x="12.335cm" svg:y="4.441cm" svg:viewBox="0 0 339 647" svg:d="M177 10c0-2 0-10-13-10-20 0-87 8-112 8-6 2-17 2-17 19 0 13 9 13 21 13 46 0 48 6 48 14 0 6-8 38-15 56l-74 300c-11 46-15 60-15 94 0 85 48 143 116 143 109 0 223-137 223-268 0-86-50-148-123-148-41 0-81 27-108 56zM89 356c7-19 7-21 15-31 46-61 87-73 110-73 34 0 58 27 58 85 0 54-31 160-47 196-29 60-73 93-109 93-31 0-60-25-60-91 0-19 0-36 15-94z">
            <text:p/>
          </draw:path>
          <draw:path draw:style-name="gr3" draw:text-style-name="P5" draw:layer="layout" svg:width="0.457cm" svg:height="0.415cm" svg:x="12.712cm" svg:y="4.672cm" svg:viewBox="0 0 458 416" svg:d="M281 129c4-25 25-108 89-108 6 0 27 0 46 10-25 6-44 29-44 50 0 15 11 33 36 33 20 0 50-16 50-54 0-48-54-60-86-60-54 0-85 48-97 71-23-63-71-71-98-71-96 0-148 119-148 142 0 8 8 8 11 8 8 0 10 0 12-8 31-98 92-121 123-121 16 0 50 8 50 60 0 29-17 92-50 219-15 58-48 95-88 95-6 0-27 0-45-10 22-6 43-25 43-50s-21-33-35-33c-27 0-50 25-50 54 0 41 46 60 85 60 63 0 94-64 98-71 10 36 44 71 98 71 95 0 147-118 147-141 0-9-8-9-10-9-8 0-10 2-12 9-30 100-94 120-123 120-35 0-50-29-50-60 0-21 6-40 17-81z">
            <text:p/>
          </draw:path>
          <draw:path draw:style-name="gr3" draw:text-style-name="P5" draw:layer="layout" svg:width="0.608cm" svg:height="0.611cm" svg:x="13.463cm" svg:y="4.543cm" svg:viewBox="0 0 609 612" svg:d="M324 325h256c13 0 29 0 29-19s-16-19-29-19h-256v-256c0-14 0-31-18-31-19 0-19 17-19 31v256h-256c-14 0-31 0-31 19s17 19 31 19h256v256c0 12 0 31 19 31 18 0 18-19 18-31z">
            <text:p/>
          </draw:path>
          <draw:path draw:style-name="gr3" draw:text-style-name="P5" draw:layer="layout" svg:width="0.357cm" svg:height="0.415cm" svg:x="14.361cm" svg:y="4.672cm" svg:viewBox="0 0 358 416" svg:d="M327 56c-15 0-27 0-42 15-15 12-17 29-17 35 0 21 17 31 36 31 27 0 52-20 52-58 0-46-44-79-111-79-122 0-245 131-245 260 0 83 54 156 150 156 131 0 208-98 208-108 0-6-6-13-11-13-6 0-8 3-12 11-73 89-173 89-185 89-56 0-81-43-81-100 0-37 18-126 50-183 27-52 79-91 129-91 31 0 66 10 79 35z">
            <text:p/>
          </draw:path>
          <draw:path draw:style-name="gr3" draw:text-style-name="P5" draw:layer="layout" svg:width="0.608cm" svg:height="0.611cm" svg:x="14.975cm" svg:y="4.543cm" svg:viewBox="0 0 609 612" svg:d="M324 325h256c13 0 29 0 29-19s-16-19-29-19h-256v-256c0-14 0-31-18-31-19 0-19 17-19 31v256h-256c-14 0-31 0-31 19s17 19 31 19h256v256c0 12 0 31 19 31 18 0 18-19 18-31z">
            <text:p/>
          </draw:path>
          <draw:path draw:style-name="gr3" draw:text-style-name="P5" draw:layer="layout" svg:width="0.513cm" svg:height="0.415cm" svg:x="15.876cm" svg:y="4.672cm" svg:viewBox="0 0 514 416" svg:d="M399 189c0-143-85-189-151-189-127 0-248 131-248 260 0 85 54 156 148 156 58 0 124-21 195-77 11 48 42 77 83 77 48 0 77-50 77-64 0-7-6-11-12-11s-8 4-11 11c-16 43-49 43-52 43-29 0-29-70-29-93 0-19 0-21 11-31 85-109 104-217 104-217 0-2 0-8-11-8-8 0-8 2-12 19-17 58-48 126-92 181zM339 314c-81 71-152 81-189 81-54 0-81-41-81-100 0-43 23-143 52-191 43-67 93-83 124-83 92 0 92 121 92 191 0 34 0 88 2 102z">
            <text:p/>
          </draw:path>
          <draw:path draw:style-name="gr3" draw:text-style-name="P5" draw:layer="layout" svg:width="0.213cm" svg:height="0.915cm" svg:x="16.477cm" svg:y="4.389cm" svg:viewBox="0 0 214 916" svg:d="M214 458c0-71-10-181-60-285-56-113-135-173-146-173-4 0-8 4-8 8s0 7 17 23c91 90 143 235 143 427 0 156-33 318-148 433-12 12-12 14-12 16 0 7 4 9 8 9 11 0 94-63 148-179 48-100 58-202 58-279z">
            <text:p/>
          </draw:path>
          <draw:path draw:style-name="gr3" draw:text-style-name="P5" draw:layer="layout" svg:width="0.608cm" svg:height="0.611cm" svg:x="17.034cm" svg:y="4.543cm" svg:viewBox="0 0 609 612" svg:d="M324 325h256c13 0 29 0 29-19s-16-19-29-19h-256v-256c0-14 0-31-18-31-19 0-19 17-19 31v256h-256c-14 0-31 0-31 19s17 19 31 19h256v256c0 12 0 31 19 31 18 0 18-19 18-31z">
            <text:p/>
          </draw:path>
          <draw:path draw:style-name="gr3" draw:text-style-name="P5" draw:layer="layout" svg:width="0.419cm" svg:height="0.415cm" svg:x="17.935cm" svg:y="4.672cm" svg:viewBox="0 0 420 416" svg:d="M306 58c-17-33-44-58-86-58-106 0-220 135-220 268 0 88 50 148 123 148 18 0 64-4 118-68 9 37 40 68 83 68 34 0 55-21 69-50 15-33 27-89 27-91 0-9-8-9-10-9-11 0-11 2-13 17-16 58-33 112-70 112-25 0-27-23-27-41 0-21 2-27 12-69 8-37 10-48 19-81l33-129c6-27 6-27 6-31 0-17-10-25-25-25-23 0-37 21-39 39zM245 298c-4 16-4 16-18 33-40 50-77 64-102 64-48 0-61-50-61-85 0-46 30-160 52-202 28-54 69-87 107-87 60 0 72 75 72 81 0 4-2 10-4 15z">
            <text:p/>
          </draw:path>
          <draw:path draw:style-name="gr3" draw:text-style-name="P5" draw:layer="layout" svg:width="0.301cm" svg:height="0.421cm" svg:x="18.563cm" svg:y="4.666cm" svg:viewBox="0 0 302 422" svg:d="M160 233c21 4 96 19 96 85 0 46-31 84-104 84-77 0-110-52-127-131-2-11-4-15-13-15-12 0-12 6-12 23v121c0 16 0 22 10 22 5 0 7-2 23-18 2-2 2-4 19-21 40 37 81 39 100 39 106 0 150-62 150-129 0-47-30-75-40-87-31-29-66-35-104-44-52-10-114-20-114-75 0-33 25-70 104-70 100 0 106 83 108 112 0 8 8 8 10 8 13 0 13-4 13-23v-91c0-17 0-23-11-23-4 0-6 0-18 10-2 5-13 13-17 15-33-25-73-25-85-25-113 0-148 62-148 112 0 34 15 59 40 79 29 23 56 30 120 42z">
            <text:p/>
          </draw:path>
          <draw:path draw:style-name="gr3" draw:text-style-name="P5" draw:layer="layout" svg:width="0.197cm" svg:height="0.613cm" svg:x="18.923cm" svg:y="4.464cm" svg:viewBox="0 0 198 614" svg:d="M133 208l-129 10v30c60 0 69 4 69 50v245c0 42-11 42-73 42v29c29-2 79-2 102-2 31 0 64 0 96 2v-29c-61 0-65-4-65-40zM137 48c0-29-23-48-50-48-29 0-47 25-47 48 0 25 18 50 47 50 27 0 50-21 50-50z">
            <text:p/>
          </draw:path>
          <draw:path draw:style-name="gr3" draw:text-style-name="P5" draw:layer="layout" svg:width="0.461cm" svg:height="0.405cm" svg:x="19.177cm" svg:y="4.672cm" svg:viewBox="0 0 462 406" svg:d="M71 89v248c0 40-9 40-71 40v29c31 0 79-2 104-2 23 0 71 2 102 2v-29c-60 0-71 0-71-40v-171c0-95 65-145 123-145s69 50 69 102v214c0 40-11 40-71 40v29c31 0 79-2 104-2 23 0 71 2 102 2v-29c-48 0-71 0-71-27v-175c0-79 0-108-29-142-13-14-44-33-96-33-68 0-110 40-137 96v-96l-129 10v30c64 0 71 6 71 49z">
            <text:p/>
          </draw:path>
          <draw:path draw:style-name="gr3" draw:text-style-name="P5" draw:layer="layout" svg:width="0.213cm" svg:height="0.915cm" svg:x="19.745cm" svg:y="4.389cm" svg:viewBox="0 0 214 916" svg:d="M214 907c0-2 0-4-16-21-115-114-144-287-144-428 0-158 35-319 148-433 12-10 12-13 12-17 0-6-4-8-10-8-8 0-92 62-146 179-48 100-58 202-58 279 0 73 10 183 60 287 56 112 136 171 144 171 6 0 10-2 10-9z">
            <text:p/>
          </draw:path>
          <draw:path draw:style-name="gr3" draw:text-style-name="P5" draw:layer="layout" svg:width="0.338cm" svg:height="0.646cm" svg:x="20.052cm" svg:y="4.441cm" svg:viewBox="0 0 339 647" svg:d="M177 10c0-2 0-10-13-10-20 0-87 8-112 8-6 2-17 2-17 19 0 13 9 13 21 13 46 0 48 6 48 14 0 6-8 38-15 56l-74 300c-11 46-15 60-15 94 0 85 48 143 116 143 109 0 223-137 223-268 0-86-50-148-123-148-41 0-81 27-108 56zM89 356c7-19 7-21 15-31 46-61 85-73 110-73 34 0 58 27 58 85 0 54-31 160-47 196-29 60-73 93-109 93-31 0-60-25-60-91 0-19 0-36 15-94z">
            <text:p/>
          </draw:path>
          <draw:path draw:style-name="gr3" draw:text-style-name="P5" draw:layer="layout" svg:width="0.457cm" svg:height="0.415cm" svg:x="20.429cm" svg:y="4.672cm" svg:viewBox="0 0 458 416" svg:d="M281 129c4-25 25-108 89-108 6 0 27 0 46 10-25 6-44 29-44 50 0 15 11 33 36 33 20 0 50-16 50-54 0-48-54-60-86-60-54 0-85 48-97 71-23-63-71-71-98-71-96 0-148 119-148 142 0 8 8 8 11 8 8 0 10 0 12-8 31-98 92-121 123-121 16 0 50 8 50 60 0 29-17 92-50 219-15 58-48 95-88 95-6 0-27 0-45-10 22-6 43-25 43-50s-21-33-35-33c-27 0-50 25-50 54 0 41 46 60 87 60 61 0 94-64 96-71 10 36 44 71 100 71 93 0 145-118 145-141 0-9-8-9-10-9-8 0-10 2-12 9-30 100-92 120-123 120-35 0-50-29-50-60 0-21 6-40 17-81z">
            <text:p/>
          </draw:path>
          <draw:path draw:style-name="gr3" draw:text-style-name="P5" draw:layer="layout" svg:width="0.608cm" svg:height="0.611cm" svg:x="21.178cm" svg:y="4.543cm" svg:viewBox="0 0 609 612" svg:d="M324 325h256c13 0 29 0 29-19s-16-19-29-19h-256v-256c0-14 0-31-18-31-19 0-19 17-19 31v256h-256c-14 0-31 0-31 19s17 19 31 19h256v256c0 12 0 31 19 31 18 0 18-19 18-31z">
            <text:p/>
          </draw:path>
          <draw:path draw:style-name="gr3" draw:text-style-name="P5" draw:layer="layout" svg:width="0.357cm" svg:height="0.415cm" svg:x="22.078cm" svg:y="4.672cm" svg:viewBox="0 0 358 416" svg:d="M327 56c-15 0-27 0-42 15-15 12-17 29-17 35 0 21 17 31 36 31 27 0 52-20 52-58 0-46-44-79-111-79-122 0-245 131-245 260 0 83 54 156 150 156 131 0 208-98 208-108 0-6-6-13-11-13-6 0-6 3-12 11-73 89-173 89-185 89-56 0-81-43-81-100 0-37 18-126 50-183 27-52 79-91 129-91 31 0 66 10 79 35z">
            <text:p/>
          </draw:path>
          <draw:path draw:style-name="gr3" draw:text-style-name="P5" draw:layer="layout" svg:width="0.608cm" svg:height="0.611cm" svg:x="22.692cm" svg:y="4.543cm" svg:viewBox="0 0 609 612" svg:d="M324 325h256c13 0 29 0 29-19s-16-19-29-19h-256v-256c0-14 0-31-18-31-19 0-19 17-19 31v256h-256c-14 0-31 0-31 19s17 19 31 19h256v256c0 12 0 31 19 31 18 0 18-19 18-31z">
            <text:p/>
          </draw:path>
          <draw:path draw:style-name="gr3" draw:text-style-name="P5" draw:layer="layout" svg:width="0.513cm" svg:height="0.415cm" svg:x="23.591cm" svg:y="4.672cm" svg:viewBox="0 0 514 416" svg:d="M399 189c0-143-85-189-151-189-127 0-248 131-248 260 0 85 54 156 148 156 58 0 124-21 195-77 11 48 42 77 83 77 48 0 77-50 77-64 0-7-6-11-12-11s-8 4-11 11c-16 43-49 43-52 43-29 0-29-70-29-93 0-19 0-21 11-31 85-109 104-217 104-217 0-2 0-8-11-8-8 0-8 2-12 19-17 58-48 126-92 181zM339 314c-81 71-152 81-189 81-54 0-81-41-81-100 0-43 23-143 52-191 43-67 93-83 124-83 92 0 92 121 92 191 0 34 0 88 2 102z">
            <text:p/>
          </draw:path>
          <draw:path draw:style-name="gr3" draw:text-style-name="P5" draw:layer="layout" svg:width="0.213cm" svg:height="0.915cm" svg:x="24.194cm" svg:y="4.389cm" svg:viewBox="0 0 214 916" svg:d="M214 458c0-71-10-181-60-285-56-113-135-173-146-173-4 0-8 4-8 8s0 7 17 23c91 90 143 235 143 427 0 156-33 318-148 433-12 12-12 14-12 16 0 7 4 9 8 9 11 0 94-63 148-179 48-100 58-202 58-279z">
            <text:p/>
          </draw:path>
          <draw:polygon draw:style-name="gr3" draw:text-style-name="P5" draw:layer="layout" svg:width="0.126cm" svg:height="0.915cm" svg:x="24.822cm" svg:y="4.389cm" svg:viewBox="0 0 127 916" draw:points="127,0 0,0 0,37 89,37 89,880 0,880 0,916 127,916">
            <text:p/>
          </draw:polygon>
        </draw:g>
        <draw:g xml:id="id123" draw:id="id123">
          <svg:title>TexMaths</svg:title>
          <svg:desc>26§display§\left\[ \frac{a}{\sqrt{ a^2 + b^2}} \sin (bx + c + \alpha ) \right] §svg§600§FALSE§</svg:desc>
          <draw:polygon draw:style-name="gr2" draw:text-style-name="P4" draw:layer="layout" svg:width="9.962cm" svg:height="2.101cm" svg:x="16.662cm" svg:y="7.897cm" svg:viewBox="0 0 9963 2102" draw:points="4982,2102 0,2102 0,0 9963,0 9963,2102">
            <text:p/>
          </draw:polygon>
          <draw:path draw:style-name="gr3" draw:text-style-name="P5" draw:layer="layout" svg:width="0.419cm" svg:height="0.415cm" svg:x="18.197cm" svg:y="8.155cm" svg:viewBox="0 0 420 416" svg:d="M306 58c-17-33-44-58-86-58-106 0-220 135-220 268 0 88 50 148 123 148 18 0 64-4 118-69 9 38 40 69 83 69 34 0 55-21 69-50 15-33 27-89 27-91 0-9-8-9-10-9-11 0-11 2-13 17-16 58-33 112-70 112-25 0-27-23-27-41 0-21 2-27 12-69 10-38 10-48 19-81l33-129c6-27 6-27 6-31 0-17-10-25-25-25-23 0-37 21-39 39zM245 297c-4 17-4 17-18 34-40 50-77 64-102 64-46 0-61-50-61-85 0-46 30-160 52-202 28-54 69-87 107-87 60 0 72 75 72 81 0 4-2 10-4 14z">
            <text:p/>
          </draw:path>
          <draw:polygon draw:style-name="gr3" draw:text-style-name="P5" draw:layer="layout" svg:width="3.575cm" svg:height="0.039cm" svg:x="16.616cm" svg:y="8.928cm" svg:viewBox="0 0 3576 40" draw:points="1787,40 0,40 0,0 3576,0 3576,40">
            <text:p/>
          </draw:polygon>
          <draw:path draw:style-name="gr3" draw:text-style-name="P5" draw:layer="layout" svg:width="0.715cm" svg:height="0.914cm" svg:x="16.683cm" svg:y="9.111cm" svg:viewBox="0 0 716 915" svg:d="M289 819l-160-355c-6-15-13-15-15-15 0 0-6 0-14 6l-88 67c-12 8-12 12-12 15 0 4 2 10 8 10 7 0 23-13 32-21 6-4 20-14 29-21l181 395c6 15 12 15 20 15 13 0 15-4 23-17l416-861c7-14 7-16 7-18 0-11-9-19-19-19-9 0-15 4-21 19z">
            <text:p/>
          </draw:path>
          <draw:polygon draw:style-name="gr3" draw:text-style-name="P5" draw:layer="layout" svg:width="2.813cm" svg:height="0.039cm" svg:x="17.377cm" svg:y="9.111cm" svg:viewBox="0 0 2814 40" draw:points="1406,40 0,40 0,0 2814,0 2814,40">
            <text:p/>
          </draw:polygon>
          <draw:path draw:style-name="gr3" draw:text-style-name="P5" draw:layer="layout" svg:width="0.419cm" svg:height="0.415cm" svg:x="17.415cm" svg:y="9.506cm" svg:viewBox="0 0 420 416" svg:d="M306 58c-17-33-44-58-86-58-106 0-220 135-220 268 0 88 50 148 123 148 18 0 64-4 118-69 9 38 40 69 83 69 34 0 55-21 69-50 15-33 27-89 27-91 0-9-8-9-10-9-11 0-11 2-13 17-16 58-33 112-70 112-25 0-27-23-27-41 0-21 2-27 12-69 10-38 10-48 19-81l33-129c6-27 6-27 6-31 0-17-10-25-25-25-23 0-37 21-39 39zM245 297c-4 17-4 17-18 34-40 50-77 64-102 64-46 0-61-50-61-85 0-46 30-160 52-202 28-54 69-87 107-87 60 0 72 75 72 81 0 4-2 10-4 14z">
            <text:p/>
          </draw:path>
          <draw:path draw:style-name="gr3" draw:text-style-name="P5" draw:layer="layout" svg:width="0.284cm" svg:height="0.425cm" svg:x="17.901cm" svg:y="9.221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608cm" svg:height="0.61cm" svg:x="18.525cm" svg:y="9.377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9.43cm" svg:y="9.276cm" svg:viewBox="0 0 339 647" svg:d="M177 10c0-2 0-10-13-10-20 0-87 8-112 8-6 2-17 2-17 19 0 13 9 13 21 13 46 0 48 6 48 14 0 6-8 38-15 56l-74 300c-11 45-15 60-15 93 0 86 48 144 116 144 109 0 223-137 223-269 0-85-50-147-123-147-41 0-81 27-108 56zM89 356c7-19 7-21 15-32 46-60 85-72 110-72 34 0 58 27 58 85 0 54-31 160-47 195-29 61-73 94-109 94-31 0-60-25-60-92 0-18 0-35 15-93z">
            <text:p/>
          </draw:path>
          <draw:path draw:style-name="gr3" draw:text-style-name="P5" draw:layer="layout" svg:width="0.284cm" svg:height="0.425cm" svg:x="19.819cm" svg:y="9.221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301cm" svg:height="0.421cm" svg:x="20.481cm" svg:y="8.766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5" draw:layer="layout" svg:width="0.197cm" svg:height="0.612cm" svg:x="20.843cm" svg:y="8.564cm" svg:viewBox="0 0 198 613" svg:d="M133 208l-129 10v29c60 0 69 5 69 50v246c0 41-11 41-73 41v29c29-2 79-2 102-2 31 0 64 0 96 2v-29c-61 0-65-4-65-39zM137 48c0-29-23-48-50-48-29 0-47 25-47 48 0 25 18 50 47 50 27 0 50-21 50-50z">
            <text:p/>
          </draw:path>
          <draw:path draw:style-name="gr3" draw:text-style-name="P5" draw:layer="layout" svg:width="0.461cm" svg:height="0.405cm" svg:x="21.094cm" svg:y="8.772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5" draw:layer="layout" svg:width="0.213cm" svg:height="0.914cm" svg:x="21.664cm" svg:y="8.492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338cm" svg:height="0.646cm" svg:x="21.972cm" svg:y="8.541cm" svg:viewBox="0 0 339 647" svg:d="M177 10c0-2 0-10-13-10-20 0-87 8-112 8-6 2-17 2-17 19 0 13 9 13 21 13 46 0 48 6 48 14 0 6-8 38-15 56l-74 300c-11 45-15 60-15 93 0 86 48 144 116 144 109 0 223-137 223-269 0-85-50-147-123-147-41 0-81 27-108 56zM89 356c7-19 7-21 15-32 46-60 85-72 110-72 34 0 58 27 58 85 0 54-31 160-47 195-29 61-73 94-109 94-31 0-60-25-60-92 0-18 0-35 15-93z">
            <text:p/>
          </draw:path>
          <draw:path draw:style-name="gr3" draw:text-style-name="P5" draw:layer="layout" svg:width="0.457cm" svg:height="0.415cm" svg:x="22.347cm" svg:y="8.772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7 60 61 0 94-65 96-71 10 36 44 71 100 71 93 0 145-119 145-141 0-9-8-9-10-9-8 0-10 2-12 9-30 99-92 120-123 120-35 0-50-29-50-60 0-21 6-40 17-81z">
            <text:p/>
          </draw:path>
          <draw:path draw:style-name="gr3" draw:text-style-name="P5" draw:layer="layout" svg:width="0.608cm" svg:height="0.61cm" svg:x="23.097cm" svg:y="8.643cm" svg:viewBox="0 0 609 611" svg:d="M324 324h256c13 0 29 0 29-18 0-19-16-19-29-19h-256v-256c0-14 0-31-18-31-19 0-19 17-19 31v256h-256c-14 0-31 0-31 19 0 18 17 18 31 18h256v256c0 13 0 31 19 31 18 0 18-18 18-31z">
            <text:p/>
          </draw:path>
          <draw:path draw:style-name="gr3" draw:text-style-name="P5" draw:layer="layout" svg:width="0.357cm" svg:height="0.415cm" svg:x="23.998cm" svg:y="8.772cm" svg:viewBox="0 0 358 416" svg:d="M327 56c-15 0-27 0-42 15-15 12-17 29-17 35 0 21 17 31 36 31 27 0 52-21 52-58 0-46-44-79-111-79-122 0-245 131-245 260 0 83 54 156 150 156 131 0 208-98 208-108 0-6-6-13-11-13-6 0-8 2-12 11-73 89-173 89-185 89-56 0-81-44-81-100 0-37 18-127 50-183 27-52 79-91 129-91 31 0 66 10 79 35z">
            <text:p/>
          </draw:path>
          <draw:path draw:style-name="gr3" draw:text-style-name="P5" draw:layer="layout" svg:width="0.608cm" svg:height="0.61cm" svg:x="24.61cm" svg:y="8.643cm" svg:viewBox="0 0 609 611" svg:d="M324 324h256c13 0 29 0 29-18 0-19-16-19-29-19h-256v-256c0-14 0-31-18-31-19 0-19 17-19 31v256h-256c-14 0-31 0-31 19 0 18 17 18 31 18h256v256c0 13 0 31 19 31 18 0 18-18 18-31z">
            <text:p/>
          </draw:path>
          <draw:path draw:style-name="gr3" draw:text-style-name="P5" draw:layer="layout" svg:width="0.513cm" svg:height="0.415cm" svg:x="25.51cm" svg:y="8.772cm" svg:viewBox="0 0 514 416" svg:d="M399 189c0-143-85-189-151-189-127 0-248 131-248 260 0 85 54 156 148 156 58 0 124-21 195-77 11 48 42 77 83 77 48 0 77-50 77-65 0-6-6-10-12-10s-8 4-11 10c-16 44-49 44-52 44-29 0-29-71-29-93 0-19 0-21 11-32 85-108 104-216 104-216 0-2 0-8-11-8-8 0-8 2-12 18-17 59-48 127-92 181zM339 314c-81 71-152 81-189 81-54 0-81-41-81-100 0-43 23-143 52-191 43-67 93-83 124-83 92 0 92 120 92 191 0 33 0 87 2 102z">
            <text:p/>
          </draw:path>
          <draw:path draw:style-name="gr3" draw:text-style-name="P5" draw:layer="layout" svg:width="0.213cm" svg:height="0.914cm" svg:x="26.113cm" svg:y="8.492cm" svg:viewBox="0 0 214 915" svg:d="M214 458c0-71-10-181-60-285-56-113-135-173-146-173-4 0-8 4-8 8s0 7 17 23c91 90 143 235 143 427 0 155-33 318-148 432-12 13-12 15-12 17 0 6 4 8 8 8 11 0 94-62 148-179 48-100 58-202 58-278z">
            <text:p/>
          </draw:path>
          <draw:polygon draw:style-name="gr3" draw:text-style-name="P5" draw:layer="layout" svg:width="0.242cm" svg:height="2.193cm" svg:x="26.43cm" svg:y="7.851cm" svg:viewBox="0 0 243 2194" draw:points="191,2144 0,2144 0,2194 243,2194 243,0 0,0 0,50 191,50">
            <text:p/>
          </draw:polygon>
        </draw:g>
        <draw:g xml:id="id122" draw:id="id122">
          <svg:title>TexMaths</svg:title>
          <svg:desc>26§display§= e^{ax} (a^2 + b^2)^\frac{1}{2} \sqrt{ a^2 + b^2}  \left[ \frac{b}{ \sqrt{ a^2 + b^2}} \cos (bx + c + \alpha) + §svg§600§FALSE§</svg:desc>
          <draw:polygon draw:style-name="gr2" draw:text-style-name="P4" draw:layer="layout" svg:width="21.283cm" svg:height="2.101cm" svg:x="3.314cm" svg:y="5.897cm" svg:viewBox="0 0 21284 2102" draw:points="10643,2102 0,2102 0,0 21284,0 21284,2102">
            <text:p/>
          </draw:polygon>
          <draw:path draw:style-name="gr3" draw:text-style-name="P5" draw:layer="layout" svg:width="0.608cm" svg:height="0.215cm" svg:x="3.32cm" svg:y="6.841cm" svg:viewBox="0 0 609 216" svg:d="M578 37c15 0 31 0 31-18 0-19-16-19-29-19h-549c-14 0-31 0-31 19 0 18 17 18 31 18zM580 216c13 0 29 0 29-18 0-19-16-19-31-19h-547c-14 0-31 0-31 19 0 18 17 18 31 18z">
            <text:p/>
          </draw:path>
          <draw:path draw:style-name="gr3" draw:text-style-name="P5" draw:layer="layout" svg:width="0.353cm" svg:height="0.415cm" svg:x="4.275cm" svg:y="6.772cm" svg:viewBox="0 0 354 416" svg:d="M129 193c27 0 96-2 141-20 65-27 69-81 69-94 0-42-35-79-98-79-102 0-241 89-241 250 0 93 54 166 144 166 133 0 210-98 210-108 0-6-7-13-13-13-4 0-6 2-10 11-73 89-173 89-185 89-71 0-79-77-79-106 0-10 0-39 14-96zM87 173c36-140 129-152 154-152 44 0 67 27 67 58 0 94-146 94-183 94z">
            <text:p/>
          </draw:path>
          <draw:path draw:style-name="gr3" draw:text-style-name="P5" draw:layer="layout" svg:width="0.328cm" svg:height="0.29cm" svg:x="4.697cm" svg:y="6.516cm" svg:viewBox="0 0 329 291" svg:d="M233 37c-15-20-35-37-67-37-83 0-166 92-166 183 0 62 42 108 98 108 33 0 64-21 91-46 13 40 50 46 67 46 23 0 37-14 50-35 14-25 23-61 23-65 0-8-9-8-11-8-8 0-10 4-14 21-9 31-21 68-48 68-17 0-21-14-21-31 0-10 6-35 10-52 5-16 11-43 15-58l12-48c5-16 11-48 11-50 0-14-11-21-21-21s-25 9-29 25zM191 204c-4 19-18 31-33 43-6 5-31 25-58 25-25 0-48-16-48-62 0-33 19-106 33-131 29-52 63-60 81-60 46 0 57 48 57 56 0 2 0 6-3 8z">
            <text:p/>
          </draw:path>
          <draw:path draw:style-name="gr3" draw:text-style-name="P5" draw:layer="layout" svg:width="0.344cm" svg:height="0.29cm" svg:x="5.086cm" svg:y="6.516cm" svg:viewBox="0 0 345 291" svg:d="M129 216c-6 21-27 56-60 56-2 0-21 0-36-8 27-8 29-31 29-35 0-15-10-25-25-25-18 0-37 16-37 39 0 34 35 48 67 48 31 0 56-19 72-46 17 34 52 46 77 46 75 0 113-81 113-100 0-8-9-8-11-8-8 0-8 4-10 12-15 44-52 77-90 77-25 0-39-16-39-41 0-17 17-75 33-148 15-50 44-64 65-64 0 0 20 0 33 8-19 6-27 23-27 35 0 15 10 25 25 25 14 0 37-12 37-39 0-38-41-48-68-48-32 0-57 21-71 46-13-27-42-46-77-46-73 0-114 79-114 98 0 8 8 8 10 8 8 0 10-2 12-10 17-50 57-77 90-77 21 0 37 10 37 41 0 13-8 46-12 67z">
            <text:p/>
          </draw:path>
          <draw:path draw:style-name="gr3" draw:text-style-name="P5" draw:layer="layout" svg:width="0.213cm" svg:height="0.914cm" svg:x="5.606cm" svg:y="6.492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419cm" svg:height="0.415cm" svg:x="5.906cm" svg:y="6.772cm" svg:viewBox="0 0 420 416" svg:d="M306 58c-17-33-44-58-86-58-106 0-220 135-220 268 0 88 50 148 123 148 18 0 64-4 118-69 9 38 40 69 83 69 34 0 55-21 69-50 15-33 27-89 27-91 0-9-8-9-10-9-11 0-11 2-13 17-16 58-33 112-70 112-25 0-27-23-27-41 0-21 2-27 12-69 8-38 10-48 19-81l33-129c6-27 6-27 6-31 0-17-10-25-25-25-23 0-37 21-39 39zM245 297c-4 17-4 17-18 34-40 50-77 64-102 64-48 0-61-50-61-85 0-46 30-160 52-202 28-54 69-87 107-87 60 0 72 75 72 81 0 4-2 10-4 14z">
            <text:p/>
          </draw:path>
          <draw:path draw:style-name="gr3" draw:text-style-name="P5" draw:layer="layout" svg:width="0.284cm" svg:height="0.425cm" svg:x="6.394cm" svg:y="6.373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608cm" svg:height="0.61cm" svg:x="7.016cm" svg:y="6.643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7.923cm" svg:y="6.541cm" svg:viewBox="0 0 339 647" svg:d="M177 10c0-2 0-10-13-10-20 0-87 8-112 8-6 2-17 2-17 19 0 13 9 13 21 13 46 0 48 6 48 14 0 6-8 38-15 56l-74 300c-11 45-15 60-15 93 0 86 48 144 116 144 109 0 223-137 223-269 0-85-50-147-123-147-41 0-81 27-108 56zM89 356c7-19 7-21 15-32 46-60 87-72 110-72 34 0 58 27 58 85 0 54-31 160-47 195-29 61-73 94-109 94-31 0-60-25-60-92 0-18 0-35 15-93z">
            <text:p/>
          </draw:path>
          <draw:path draw:style-name="gr3" draw:text-style-name="P5" draw:layer="layout" svg:width="0.284cm" svg:height="0.425cm" svg:x="8.312cm" svg:y="6.373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213cm" svg:height="0.914cm" svg:x="8.734cm" svg:y="6.492cm" svg:viewBox="0 0 214 915" svg:d="M214 458c0-71-10-181-60-285-56-113-135-173-146-173-4 0-8 4-8 8s0 7 17 23c91 90 143 235 143 427 0 155-33 318-148 432-12 13-12 15-12 17 0 6 4 8 8 8 11 0 94-62 148-179 48-100 58-202 58-278z">
            <text:p/>
          </draw:path>
          <draw:path draw:style-name="gr3" draw:text-style-name="P5" draw:layer="layout" svg:width="0.188cm" svg:height="0.305cm" svg:x="9.213cm" svg:y="6.248cm" svg:viewBox="0 0 189 306" svg:d="M119 15c0-15-3-15-17-15-33 29-85 29-94 29h-8v21h8c11 0 40-2 67-13v229c0 15 0 21-48 21h-23v19c25-2 67-2 92-2 27 0 68 0 93 2v-19h-23c-47 0-47-6-47-21z">
            <text:p/>
          </draw:path>
          <draw:polygon draw:style-name="gr3" draw:text-style-name="P5" draw:layer="layout" svg:width="0.311cm" svg:height="0.032cm" svg:x="9.146cm" svg:y="6.623cm" svg:viewBox="0 0 312 33" draw:points="156,33 0,33 0,0 312,0 312,33">
            <text:p/>
          </draw:polygon>
          <draw:path draw:style-name="gr3" draw:text-style-name="P5" draw:layer="layout" svg:width="0.228cm" svg:height="0.305cm" svg:x="9.188cm" svg:y="6.714cm" svg:viewBox="0 0 229 306" svg:d="M229 218h-19c-2 9-6 38-12 42-5 2-44 2-50 2h-90c29-23 65-48 92-67 41-29 79-56 79-103 0-59-54-92-121-92-62 0-108 35-108 81 0 23 21 27 27 27 13 0 27-8 27-27 0-17-12-25-27-27 15-21 40-33 71-33 46 0 83 27 83 71 0 39-27 68-62 97l-113 96c-6 4-6 4-6 8v13h214z">
            <text:p/>
          </draw:path>
          <draw:path draw:style-name="gr3" draw:text-style-name="P5" draw:layer="layout" svg:width="0.833cm" svg:height="1.097cm" svg:x="9.714cm" svg:y="6.242cm" svg:viewBox="0 0 834 1098" svg:d="M287 1098c29 0 29 0 40-19l501-1044c6-12 6-14 6-16 0-11-8-19-19-19-12 0-16 8-20 19l-473 983-195-453-127 98 15 14 64-50z">
            <text:p/>
          </draw:path>
          <draw:polygon draw:style-name="gr3" draw:text-style-name="P5" draw:layer="layout" svg:width="2.813cm" svg:height="0.039cm" svg:x="10.527cm" svg:y="6.242cm" svg:viewBox="0 0 2814 40" draw:points="1406,40 0,40 0,0 2814,0 2814,40">
            <text:p/>
          </draw:polygon>
          <draw:path draw:style-name="gr3" draw:text-style-name="P5" draw:layer="layout" svg:width="0.419cm" svg:height="0.415cm" svg:x="10.563cm" svg:y="6.772cm" svg:viewBox="0 0 420 416" svg:d="M306 58c-17-33-44-58-86-58-106 0-220 135-220 268 0 88 50 148 123 148 18 0 64-4 118-69 9 38 40 69 83 69 34 0 55-21 69-50 15-33 27-89 27-91 0-9-8-9-10-9-9 0-11 2-13 17-16 58-33 112-70 112-25 0-27-23-27-41 0-21 2-27 12-69 10-38 10-48 19-81l33-129c6-27 6-27 6-31 0-17-10-25-25-25-23 0-37 21-39 39zM245 297c-4 17-4 17-16 34-42 50-79 64-104 64-46 0-61-50-61-85 0-46 30-160 52-202 28-54 69-87 107-87 60 0 72 75 72 81 0 4-2 10-4 14z">
            <text:p/>
          </draw:path>
          <draw:path draw:style-name="gr3" draw:text-style-name="P5" draw:layer="layout" svg:width="0.284cm" svg:height="0.425cm" svg:x="11.049cm" svg:y="6.487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608cm" svg:height="0.61cm" svg:x="11.673cm" svg:y="6.643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2.58cm" svg:y="6.541cm" svg:viewBox="0 0 339 647" svg:d="M177 10c0-2 0-10-13-10-20 0-87 8-112 8-6 2-17 2-17 19 0 13 9 13 21 13 46 0 46 6 46 14 0 6-6 38-13 56l-74 300c-11 45-15 60-15 93 0 86 48 144 116 144 109 0 223-137 223-269 0-85-50-147-123-147-41 0-81 27-108 56zM89 356c7-19 7-21 15-32 46-60 85-72 110-72 34 0 58 27 58 85 0 54-31 160-47 195-29 61-73 94-109 94-31 0-62-25-62-92 0-18 0-35 17-93z">
            <text:p/>
          </draw:path>
          <draw:path draw:style-name="gr3" draw:text-style-name="P5" draw:layer="layout" svg:width="0.284cm" svg:height="0.425cm" svg:x="12.969cm" svg:y="6.487cm" svg:viewBox="0 0 285 426" svg:d="M285 310h-23c-2 14-8 52-17 58-4 4-54 4-62 4h-119c67-60 90-77 129-108 48-37 92-77 92-139 0-77-69-125-152-125-79 0-133 56-133 114 0 34 27 38 33 38 17 0 36-13 36-36 0-10-5-33-38-33 19-46 63-60 94-60 64 0 98 50 98 102 0 56-40 100-61 125l-156 151c-6 7-6 9-6 25h266z">
            <text:p/>
          </draw:path>
          <draw:polygon draw:style-name="gr3" draw:text-style-name="P5" draw:layer="layout" svg:width="0.242cm" svg:height="2.193cm" svg:x="13.72cm" svg:y="5.851cm" svg:viewBox="0 0 243 2194" draw:points="0,2194 243,2194 243,2144 50,2144 50,50 243,50 243,0 0,0">
            <text:p/>
          </draw:polygon>
          <draw:path draw:style-name="gr3" draw:text-style-name="P5" draw:layer="layout" svg:width="0.338cm" svg:height="0.646cm" svg:x="15.717cm" svg:y="5.924cm" svg:viewBox="0 0 339 647" svg:d="M177 10c0-2 0-10-13-10-20 0-87 8-112 8-6 2-17 2-17 19 0 13 9 13 21 13 46 0 48 6 48 14 0 6-8 38-15 56l-74 300c-11 45-15 60-15 93 0 86 48 144 116 144 109 0 223-137 223-269 0-85-50-147-123-147-41 0-81 27-108 56zM89 356c7-19 7-21 15-32 46-60 87-72 110-72 34 0 58 27 58 85 0 54-31 160-47 195-29 61-73 94-109 94-31 0-60-25-60-92 0-18 0-35 15-93z">
            <text:p/>
          </draw:path>
          <draw:polygon draw:style-name="gr3" draw:text-style-name="P5" draw:layer="layout" svg:width="3.574cm" svg:height="0.039cm" svg:x="14.084cm" svg:y="6.928cm" svg:viewBox="0 0 3575 40" draw:points="1787,40 0,40 0,0 3575,0 3575,40">
            <text:p/>
          </draw:polygon>
          <draw:path draw:style-name="gr3" draw:text-style-name="P5" draw:layer="layout" svg:width="0.715cm" svg:height="0.914cm" svg:x="14.151cm" svg:y="7.111cm" svg:viewBox="0 0 716 915" svg:d="M289 819l-160-355c-6-15-13-15-15-15 0 0-6 0-14 6l-88 67c-12 8-12 12-12 15 0 4 2 10 8 10 7 0 23-13 32-21 6-4 20-14 29-21l181 395c6 15 12 15 20 15 13 0 15-4 23-17l416-861c7-14 7-16 7-18 0-11-9-19-19-19-9 0-15 4-21 19z">
            <text:p/>
          </draw:path>
          <draw:polygon draw:style-name="gr3" draw:text-style-name="P5" draw:layer="layout" svg:width="2.813cm" svg:height="0.039cm" svg:x="14.845cm" svg:y="7.111cm" svg:viewBox="0 0 2814 40" draw:points="1406,40 0,40 0,0 2814,0 2814,40">
            <text:p/>
          </draw:polygon>
          <draw:path draw:style-name="gr3" draw:text-style-name="P5" draw:layer="layout" svg:width="0.419cm" svg:height="0.415cm" svg:x="14.881cm" svg:y="7.506cm" svg:viewBox="0 0 420 416" svg:d="M306 58c-17-33-44-58-86-58-106 0-220 135-220 268 0 88 50 148 123 148 18 0 64-4 118-69 9 38 40 69 83 69 34 0 55-21 69-50 15-33 27-89 27-91 0-9-8-9-10-9-9 0-11 2-13 17-16 58-33 112-70 112-25 0-27-23-27-41 0-21 2-27 12-69 10-38 10-48 19-81l33-129c6-27 6-27 6-31 0-17-10-25-25-25-23 0-37 21-39 39zM245 297c-4 17-4 17-16 34-42 50-79 64-104 64-46 0-61-50-61-85 0-46 30-160 52-202 28-54 69-87 107-87 60 0 72 75 72 81 0 4-2 10-4 14z">
            <text:p/>
          </draw:path>
          <draw:path draw:style-name="gr3" draw:text-style-name="P5" draw:layer="layout" svg:width="0.284cm" svg:height="0.425cm" svg:x="15.367cm" svg:y="7.221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608cm" svg:height="0.61cm" svg:x="15.991cm" svg:y="7.377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6.898cm" svg:y="7.276cm" svg:viewBox="0 0 339 647" svg:d="M177 10c0-2 0-10-13-10-20 0-87 8-112 8-6 2-17 2-17 19 0 13 9 13 21 13 46 0 48 6 48 14 0 6-8 38-15 56l-74 300c-11 45-15 60-15 93 0 86 48 144 116 144 109 0 223-137 223-269 0-85-50-147-123-147-41 0-81 27-108 56zM89 356c7-19 7-21 15-32 46-60 85-72 110-72 34 0 58 27 58 85 0 54-31 160-47 195-29 61-73 94-109 94-31 0-60-25-60-92 0-18 0-35 15-93z">
            <text:p/>
          </draw:path>
          <draw:path draw:style-name="gr3" draw:text-style-name="P5" draw:layer="layout" svg:width="0.284cm" svg:height="0.425cm" svg:x="17.287cm" svg:y="7.221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348cm" svg:height="0.421cm" svg:x="17.949cm" svg:y="6.766cm" svg:viewBox="0 0 349 422" svg:d="M77 212c0-150 75-189 123-189 8 0 66 0 100 33-38 4-44 31-44 44 0 23 16 41 41 41s44-16 44-43c0-63-71-98-141-98-115 0-200 100-200 212 0 119 92 210 198 210 122 0 151-110 151-120 0-9-8-9-10-9-8 0-10 4-12 9-27 85-88 97-121 97-48 0-129-39-129-187z">
            <text:p/>
          </draw:path>
          <draw:path draw:style-name="gr3" draw:text-style-name="P5" draw:layer="layout" svg:width="0.407cm" svg:height="0.421cm" svg:x="18.35cm" svg:y="6.766cm" svg:viewBox="0 0 408 422" svg:d="M408 214c0-116-94-214-204-214-115 0-204 100-204 214 0 119 96 208 204 208 110 0 204-91 204-208zM204 399c-40 0-79-21-104-62-23-40-23-96-23-129 0-35 0-85 21-127 25-41 68-60 106-60 39 0 79 19 104 58 23 40 23 94 23 129 0 33 0 83-21 123-19 41-60 68-106 68z">
            <text:p/>
          </draw:path>
          <draw:path draw:style-name="gr3" draw:text-style-name="P5" draw:layer="layout" svg:width="0.301cm" svg:height="0.421cm" svg:x="18.812cm" svg:y="6.766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5" draw:layer="layout" svg:width="0.213cm" svg:height="0.914cm" svg:x="19.232cm" svg:y="6.492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338cm" svg:height="0.646cm" svg:x="19.54cm" svg:y="6.541cm" svg:viewBox="0 0 339 647" svg:d="M177 10c0-2 0-10-13-10-20 0-87 8-112 8-6 2-17 2-17 19 0 13 9 13 21 13 46 0 48 6 48 14 0 6-8 38-15 56l-74 300c-11 45-15 60-15 93 0 86 48 144 116 144 109 0 223-137 223-269 0-85-50-147-123-147-41 0-81 27-108 56zM89 356c7-19 7-21 15-32 46-60 85-72 110-72 34 0 58 27 58 85 0 54-31 160-47 195-29 61-73 94-109 94-31 0-60-25-60-92 0-18 0-35 15-93z">
            <text:p/>
          </draw:path>
          <draw:path draw:style-name="gr3" draw:text-style-name="P5" draw:layer="layout" svg:width="0.457cm" svg:height="0.415cm" svg:x="19.916cm" svg:y="6.772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7 60 61 0 94-65 96-71 10 36 44 71 100 71 93 0 145-119 145-141 0-9-8-9-10-9-8 0-10 2-12 9-30 99-94 120-123 120-35 0-50-29-50-60 0-21 6-40 17-81z">
            <text:p/>
          </draw:path>
          <draw:path draw:style-name="gr3" draw:text-style-name="P5" draw:layer="layout" svg:width="0.608cm" svg:height="0.61cm" svg:x="20.665cm" svg:y="6.643cm" svg:viewBox="0 0 609 611" svg:d="M324 324h256c13 0 29 0 29-18 0-19-16-19-29-19h-256v-256c0-14 0-31-18-31-19 0-19 17-19 31v256h-256c-14 0-31 0-31 19 0 18 17 18 31 18h256v256c0 13 0 31 19 31 18 0 18-18 18-31z">
            <text:p/>
          </draw:path>
          <draw:path draw:style-name="gr3" draw:text-style-name="P5" draw:layer="layout" svg:width="0.357cm" svg:height="0.415cm" svg:x="21.566cm" svg:y="6.772cm" svg:viewBox="0 0 358 416" svg:d="M327 56c-15 0-27 0-42 15-15 12-17 29-17 35 0 21 17 31 36 31 27 0 52-21 52-58 0-46-44-79-111-79-122 0-245 131-245 260 0 83 54 156 150 156 131 0 208-98 208-108 0-6-6-13-11-13-6 0-8 2-12 11-73 89-173 89-185 89-56 0-81-44-81-100 0-37 18-127 50-183 27-52 79-91 129-91 31 0 66 10 79 35z">
            <text:p/>
          </draw:path>
          <draw:path draw:style-name="gr3" draw:text-style-name="P5" draw:layer="layout" svg:width="0.608cm" svg:height="0.61cm" svg:x="22.177cm" svg:y="6.643cm" svg:viewBox="0 0 609 611" svg:d="M324 324h256c13 0 29 0 29-18 0-19-16-19-29-19h-256v-256c0-14 0-31-18-31-19 0-19 17-19 31v256h-256c-14 0-31 0-31 19 0 18 17 18 31 18h256v256c0 13 0 31 19 31 18 0 18-18 18-31z">
            <text:p/>
          </draw:path>
          <draw:path draw:style-name="gr3" draw:text-style-name="P5" draw:layer="layout" svg:width="0.513cm" svg:height="0.415cm" svg:x="23.078cm" svg:y="6.772cm" svg:viewBox="0 0 514 416" svg:d="M399 189c0-143-85-189-151-189-127 0-248 131-248 260 0 85 54 156 148 156 58 0 124-21 195-77 11 48 42 77 83 77 48 0 77-50 77-65 0-6-6-10-12-10s-8 4-11 10c-16 44-49 44-52 44-29 0-29-71-29-93 0-19 0-21 11-32 85-108 104-216 104-216 0-2 0-8-11-8-8 0-8 2-12 18-17 59-48 127-92 181zM339 314c-81 71-152 81-189 81-54 0-81-41-81-100 0-43 23-143 52-191 43-67 93-83 124-83 92 0 92 120 92 191 0 33 0 87 2 102z">
            <text:p/>
          </draw:path>
          <draw:path draw:style-name="gr3" draw:text-style-name="P5" draw:layer="layout" svg:width="0.213cm" svg:height="0.914cm" svg:x="23.681cm" svg:y="6.492cm" svg:viewBox="0 0 214 915" svg:d="M214 458c0-71-10-181-60-285-56-113-135-173-146-173-4 0-8 4-8 8s0 7 17 23c91 90 143 235 143 427 0 155-33 318-148 432-12 13-12 15-12 17 0 6 4 8 8 8 11 0 94-62 148-179 48-100 58-202 58-278z">
            <text:p/>
          </draw:path>
          <draw:path draw:style-name="gr3" draw:text-style-name="P5" draw:layer="layout" svg:width="0.608cm" svg:height="0.61cm" svg:x="24.035cm" svg:y="6.643cm" svg:viewBox="0 0 609 611" svg:d="M324 324h256c13 0 29 0 29-18 0-19-16-19-29-19h-256v-256c0-14 0-31-18-31-19 0-19 17-19 31v256h-256c-14 0-31 0-31 19 0 18 17 18 31 18h256v256c0 13 0 31 19 31 18 0 18-18 18-31z">
            <text:p/>
          </draw:path>
        </draw:g>
        <draw:g xml:id="id120" draw:id="id120">
          <svg:title>TexMaths</svg:title>
          <svg:desc>26§display§\left\[ \sin (bx + c + \alpha ). e^{ax} \frac{d}{dx} ( ax ) \right]
§svg§600§FALSE§</svg:desc>
          <draw:polygon draw:style-name="gr2" draw:text-style-name="P4" draw:layer="layout" svg:width="10.597cm" svg:height="2.101cm" svg:x="16.513cm" svg:y="2.41cm" svg:viewBox="0 0 10598 2102" draw:points="5298,2102 0,2102 0,0 10598,0 10598,2102">
            <text:p/>
          </draw:polygon>
          <draw:path draw:style-name="gr3" draw:text-style-name="P5" draw:layer="layout" svg:width="0.301cm" svg:height="0.421cm" svg:x="16.496cm" svg:y="3.279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5" draw:layer="layout" svg:width="0.197cm" svg:height="0.612cm" svg:x="16.858cm" svg:y="3.077cm" svg:viewBox="0 0 198 613" svg:d="M133 208l-129 10v29c60 0 69 5 69 50v246c0 41-11 41-73 41v29c29-2 79-2 102-2 31 0 64 0 96 2v-29c-61 0-65-4-65-39zM137 48c0-29-23-48-50-48-29 0-47 25-47 48 0 25 18 50 47 50 27 0 50-21 50-50z">
            <text:p/>
          </draw:path>
          <draw:path draw:style-name="gr3" draw:text-style-name="P5" draw:layer="layout" svg:width="0.461cm" svg:height="0.405cm" svg:x="17.11cm" svg:y="3.285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5" draw:layer="layout" svg:width="0.213cm" svg:height="0.914cm" svg:x="17.68cm" svg:y="3.005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338cm" svg:height="0.646cm" svg:x="17.987cm" svg:y="3.054cm" svg:viewBox="0 0 339 647" svg:d="M177 10c0-2 0-10-13-10-20 0-87 8-112 8-6 2-17 2-17 19 0 13 9 13 21 13 46 0 48 6 48 14 0 6-8 38-15 56l-74 300c-11 45-15 60-15 93 0 86 48 144 116 144 109 0 223-137 223-269 0-85-50-147-123-147-41 0-81 27-108 56zM89 356c7-19 7-21 15-32 46-60 87-72 110-72 34 0 58 27 58 85 0 54-31 160-47 195-29 61-73 94-109 94-31 0-60-25-60-92 0-18 0-35 15-93z">
            <text:p/>
          </draw:path>
          <draw:path draw:style-name="gr3" draw:text-style-name="P5" draw:layer="layout" svg:width="0.457cm" svg:height="0.415cm" svg:x="18.364cm" svg:y="3.285cm" svg:viewBox="0 0 458 416" svg:d="M281 129c4-25 25-108 89-108 4 0 27 0 46 10-25 6-44 29-44 50 0 15 11 33 36 33 20 0 50-16 50-54 0-48-54-60-86-60-54 0-85 48-97 71-23-63-71-71-98-71-96 0-148 119-148 141 0 9 8 9 11 9 8 0 10 0 12-9 31-97 92-120 123-120 16 0 50 8 50 60 0 29-17 92-50 218-15 59-48 96-88 96-6 0-27 0-45-10 22-7 43-25 43-50s-21-33-35-33c-27 0-50 25-50 54 0 41 46 60 85 60 63 0 94-65 98-71 10 36 44 71 98 71 95 0 147-119 147-141 0-9-8-9-10-9-8 0-10 2-12 9-32 99-94 120-123 120-35 0-50-29-50-60 0-21 6-40 17-81z">
            <text:p/>
          </draw:path>
          <draw:path draw:style-name="gr3" draw:text-style-name="P5" draw:layer="layout" svg:width="0.608cm" svg:height="0.61cm" svg:x="19.113cm" svg:y="3.156cm" svg:viewBox="0 0 609 611" svg:d="M324 324h256c13 0 29 0 29-18 0-19-16-19-29-19h-256v-256c0-14 0-31-18-31-19 0-19 17-19 31v256h-256c-14 0-31 0-31 19 0 18 17 18 31 18h256v256c0 13 0 31 19 31 18 0 18-18 18-31z">
            <text:p/>
          </draw:path>
          <draw:path draw:style-name="gr3" draw:text-style-name="P5" draw:layer="layout" svg:width="0.357cm" svg:height="0.415cm" svg:x="20.013cm" svg:y="3.285cm" svg:viewBox="0 0 358 416" svg:d="M327 56c-15 0-27 0-42 15-15 12-17 29-17 35 0 21 17 31 36 31 27 0 52-21 52-58 0-46-44-79-111-79-122 0-245 131-245 260 0 83 54 156 150 156 131 0 208-98 208-108 0-6-6-13-11-13-6 0-8 2-12 11-73 89-173 89-185 89-56 0-81-44-81-100 0-37 18-127 50-183 27-52 79-91 129-91 31 0 66 10 79 35z">
            <text:p/>
          </draw:path>
          <draw:path draw:style-name="gr3" draw:text-style-name="P5" draw:layer="layout" svg:width="0.608cm" svg:height="0.61cm" svg:x="20.625cm" svg:y="3.156cm" svg:viewBox="0 0 609 611" svg:d="M324 324h256c13 0 29 0 29-18 0-19-16-19-29-19h-256v-256c0-14 0-31-18-31-19 0-19 17-19 31v256h-256c-14 0-31 0-31 19 0 18 17 18 31 18h256v256c0 13 0 31 19 31 18 0 18-18 18-31z">
            <text:p/>
          </draw:path>
          <draw:path draw:style-name="gr3" draw:text-style-name="P5" draw:layer="layout" svg:width="0.513cm" svg:height="0.415cm" svg:x="21.525cm" svg:y="3.285cm" svg:viewBox="0 0 514 416" svg:d="M399 189c0-143-85-189-151-189-127 0-248 131-248 260 0 85 54 156 148 156 58 0 124-21 195-77 11 48 42 77 83 77 48 0 77-50 77-65 0-6-6-10-12-10s-8 4-11 10c-16 44-49 44-52 44-29 0-29-71-29-93 0-19 0-21 11-32 85-108 104-216 104-216 0-2 0-8-11-8-8 0-8 2-12 18-17 59-48 127-92 181zM339 314c-81 71-152 81-189 81-54 0-81-41-81-100 0-43 23-143 52-191 43-67 93-83 124-83 92 0 92 120 92 191 0 33 0 87 2 102z">
            <text:p/>
          </draw:path>
          <draw:path draw:style-name="gr3" draw:text-style-name="P5" draw:layer="layout" svg:width="0.213cm" svg:height="0.914cm" svg:x="22.129cm" svg:y="3.005cm" svg:viewBox="0 0 214 915" svg:d="M214 458c0-71-10-181-60-285-56-113-135-173-146-173-4 0-8 4-8 8s0 7 17 23c91 90 143 235 143 427 0 155-33 318-148 432-12 13-12 15-12 17 0 6 4 8 8 8 11 0 94-62 148-179 48-100 58-202 58-278z">
            <text:p/>
          </draw:path>
          <draw:path draw:style-name="gr3" draw:text-style-name="P5" draw:layer="layout" svg:width="0.099cm" svg:height="0.099cm" svg:x="22.509cm" svg:y="3.591cm" svg:viewBox="0 0 100 100" svg:d="M100 50c0-27-23-50-50-50s-50 23-50 50 23 50 50 50 50-23 50-50z">
            <text:p/>
          </draw:path>
          <draw:path draw:style-name="gr3" draw:text-style-name="P5" draw:layer="layout" svg:width="0.353cm" svg:height="0.415cm" svg:x="22.728cm" svg:y="3.285cm" svg:viewBox="0 0 354 416" svg:d="M129 193c27 0 96-2 141-20 65-27 69-81 69-94 0-42-35-79-98-79-102 0-241 89-241 250 0 93 54 166 144 166 133 0 210-98 210-108 0-6-7-13-13-13-4 0-6 2-10 11-73 89-173 89-185 89-71 0-79-77-79-106 0-10 0-39 14-96zM87 173c36-140 129-152 154-152 44 0 69 27 69 58 0 94-148 94-185 94z">
            <text:p/>
          </draw:path>
          <draw:path draw:style-name="gr3" draw:text-style-name="P5" draw:layer="layout" svg:width="0.328cm" svg:height="0.29cm" svg:x="23.15cm" svg:y="3.029cm" svg:viewBox="0 0 329 291" svg:d="M233 37c-15-20-35-37-67-37-83 0-166 92-166 183 0 62 42 108 98 108 33 0 64-21 91-46 13 40 48 46 67 46 23 0 37-14 50-35 14-25 23-61 23-65 0-8-9-8-11-8-8 0-10 4-14 21-9 31-19 68-46 68-19 0-23-14-23-31 0-10 6-35 10-52 5-16 11-43 15-58l12-48c5-16 13-48 13-50 0-14-13-21-23-21s-25 9-29 25zM191 204c-4 19-18 31-33 43-6 5-31 25-58 25-25 0-48-16-48-62 0-33 19-106 33-131 29-52 63-60 81-60 46 0 57 48 57 56 0 2 0 6-3 8z">
            <text:p/>
          </draw:path>
          <draw:path draw:style-name="gr3" draw:text-style-name="P5" draw:layer="layout" svg:width="0.344cm" svg:height="0.29cm" svg:x="23.537cm" svg:y="3.029cm" svg:viewBox="0 0 345 291" svg:d="M129 216c-6 21-27 56-60 56-2 0-21 0-36-8 27-8 29-31 29-35 0-15-10-25-25-25-18 0-37 16-37 39 0 34 35 48 67 48 31 0 56-19 72-46 17 34 52 46 77 46 75 0 113-81 113-100 0-8-9-8-11-8-8 0-8 4-10 12-15 44-52 77-90 77-25 0-39-16-39-41 0-17 17-75 33-148 15-50 44-64 65-64 0 0 20 0 33 8-19 6-27 23-27 35 0 15 10 25 25 25 14 0 37-12 37-39 0-38-41-48-68-48-32 0-59 21-71 46-13-27-42-46-77-46-73 0-114 79-114 98 0 8 8 8 10 8 8 0 10-2 12-10 17-50 57-77 90-77 21 0 37 10 37 41 0 13-6 46-12 67z">
            <text:p/>
          </draw:path>
          <draw:path draw:style-name="gr3" draw:text-style-name="P5" draw:layer="layout" svg:width="0.436cm" svg:height="0.646cm" svg:x="24.375cm" svg:y="2.437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5 72 81 0 4-2 10-4 14z">
            <text:p/>
          </draw:path>
          <draw:polygon draw:style-name="gr3" draw:text-style-name="P5" draw:layer="layout" svg:width="0.999cm" svg:height="0.039cm" svg:x="24.076cm" svg:y="3.441cm" svg:viewBox="0 0 1000 40" draw:points="499,40 0,40 0,0 1000,0 1000,40">
            <text:p/>
          </draw:polygon>
          <draw:path draw:style-name="gr3" draw:text-style-name="P5" draw:layer="layout" svg:width="0.436cm" svg:height="0.646cm" svg:x="24.113cm" svg:y="3.68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5 72 81 0 4-2 10-4 14z">
            <text:p/>
          </draw:path>
          <draw:path draw:style-name="gr3" draw:text-style-name="P5" draw:layer="layout" svg:width="0.457cm" svg:height="0.415cm" svg:x="24.579cm" svg:y="3.911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5 60 63 0 96-65 98-71 10 36 44 71 98 71 95 0 147-119 147-141 0-9-8-9-10-9-8 0-10 2-12 9-30 99-94 120-123 120-35 0-50-29-50-60 0-21 6-40 17-81z">
            <text:p/>
          </draw:path>
          <draw:path draw:style-name="gr3" draw:text-style-name="P5" draw:layer="layout" svg:width="0.213cm" svg:height="0.914cm" svg:x="25.274cm" svg:y="3.005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419cm" svg:height="0.415cm" svg:x="25.575cm" svg:y="3.285cm" svg:viewBox="0 0 420 416" svg:d="M306 58c-17-33-44-58-86-58-106 0-220 135-220 268 0 88 50 148 123 148 18 0 64-4 118-69 9 38 40 69 83 69 34 0 55-21 69-50 15-33 27-89 27-91 0-9-8-9-10-9-9 0-11 2-13 17-16 58-33 112-70 112-25 0-27-23-27-41 0-21 2-27 12-69 10-38 10-48 19-81l33-129c6-27 6-27 6-31 0-17-10-25-25-25-23 0-37 21-39 39zM245 297c-4 17-4 17-16 34-42 50-79 64-104 64-46 0-61-50-61-85 0-46 30-160 52-202 28-54 69-87 107-87 60 0 72 75 72 81 0 4-2 10-4 14z">
            <text:p/>
          </draw:path>
          <draw:path draw:style-name="gr3" draw:text-style-name="P5" draw:layer="layout" svg:width="0.457cm" svg:height="0.415cm" svg:x="26.049cm" svg:y="3.285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5 60 63 0 96-65 98-71 10 36 44 71 98 71 95 0 147-119 147-141 0-9-8-9-10-9-8 0-10 2-12 9-30 99-94 120-123 120-35 0-50-29-50-60 0-21 6-40 17-81z">
            <text:p/>
          </draw:path>
          <draw:path draw:style-name="gr3" draw:text-style-name="P5" draw:layer="layout" svg:width="0.213cm" svg:height="0.914cm" svg:x="26.596cm" svg:y="3.005cm" svg:viewBox="0 0 214 915" svg:d="M214 458c0-71-10-181-60-285-56-113-135-173-146-173-4 0-8 4-8 8s0 7 17 23c91 90 143 235 143 427 0 155-33 318-148 432-12 13-12 15-12 17 0 6 4 8 8 8 11 0 94-62 148-179 48-100 58-202 58-278z">
            <text:p/>
          </draw:path>
          <draw:polygon draw:style-name="gr3" draw:text-style-name="P5" draw:layer="layout" svg:width="0.242cm" svg:height="2.193cm" svg:x="26.913cm" svg:y="2.364cm" svg:viewBox="0 0 243 2194" draw:points="191,2144 0,2144 0,2194 243,2194 243,0 0,0 0,50 191,50">
            <text:p/>
          </draw:polygon>
        </draw:g>
        <draw:g xml:id="id124" draw:id="id124">
          <svg:title>TexMaths</svg:title>
          <svg:desc>24§display§\frac{d^2y}{dx^2}= e^{ax} (a^2 + b^2)^\frac{2}{2} \left[ \sin \alpha \cos (bx + c + \alpha) + \cos \alpha \sin (bx + c + \alpha ) \right] §svg§600§FALSE§</svg:desc>
          <draw:polygon draw:style-name="gr2" draw:text-style-name="P4" draw:layer="layout" svg:width="23.866cm" svg:height="1.773cm" svg:x="1.559cm" svg:y="9.994cm" svg:viewBox="0 0 23867 1774" draw:points="11933,1774 0,1774 0,0 23867,0 23867,1774">
            <text:p/>
          </draw:polygon>
          <draw:path draw:style-name="gr3" draw:text-style-name="P5" draw:layer="layout" svg:width="0.402cm" svg:height="0.596cm" svg:x="1.571cm" svg:y="10.065cm" svg:viewBox="0 0 403 597" svg:d="M403 10c0-2 0-10-11-10-12 0-92 8-108 10-6 0-11 3-11 15 0 11 7 11 21 11 40 0 42 6 42 14l-4 17-50 200c-15-31-40-54-78-54-98 0-204 125-204 248 0 80 46 136 113 136 18 0 60-4 110-63 7 34 36 63 77 63 30 0 49-19 63-48 13-29 25-81 25-83 0-9-8-9-10-9-9 0-9 4-11 15-16 56-31 106-66 106-23 0-25-21-25-39 0-21 2-27 6-40zM227 486c-4 15-4 17-18 32-36 46-71 60-94 60-42 0-55-46-55-79 0-42 26-148 48-186 24-50 63-81 97-81 56 0 68 69 68 75 0 4-2 10-4 14z">
            <text:p/>
          </draw:path>
          <draw:path draw:style-name="gr3" draw:text-style-name="P5" draw:layer="layout" svg:width="0.262cm" svg:height="0.392cm" svg:x="2.012cm" svg:y="9.952cm" svg:viewBox="0 0 263 393" svg:d="M263 286h-21c-2 13-8 48-15 54-4 4-50 4-58 4h-109c61-56 82-71 119-100 44-35 84-71 84-129 0-71-63-115-140-115-73 0-123 52-123 106 0 30 25 34 31 34 15 0 32-11 32-33 0-9-3-30-34-30 17-42 57-56 86-56 60 0 90 46 90 94 0 52-36 92-55 115l-144 140c-6 6-6 8-6 23h246z">
            <text:p/>
          </draw:path>
          <draw:path draw:style-name="gr3" draw:text-style-name="P5" draw:layer="layout" svg:width="0.391cm" svg:height="0.546cm" svg:x="2.377cm" svg:y="10.276cm" svg:viewBox="0 0 392 547" svg:d="M388 52c4-12 4-14 4-19 0-16-14-23-25-23-10 0-23 3-31 17-2 4-8 31-12 46-5 21-11 44-17 67l-38 154c-2 11-39 71-94 71-44 0-54-37-54-69 0-39 15-91 44-165 14-35 15-45 15-62 0-38-26-69-69-69-80 0-111 123-111 131 0 7 8 7 10 7 9 0 9-2 13-15 23-79 58-104 86-104 6 0 22 0 22 27 0 21-8 42-16 60-32 88-48 138-48 176 0 75 54 102 104 102 33 0 61-15 84-39-9 45-21 85-53 131-23 29-56 54-94 54-12 0-50-4-64-37 14 0 23 0 35-9 9-8 17-20 17-35 0-27-23-31-31-31-19 0-48 14-48 56s39 73 91 73c88 0 174-77 197-173z">
            <text:p/>
          </draw:path>
          <draw:polygon draw:style-name="gr3" draw:text-style-name="P5" draw:layer="layout" svg:width="1.301cm" svg:height="0.035cm" svg:x="1.517cm" svg:y="10.992cm" svg:viewBox="0 0 1302 36" draw:points="651,36 0,36 0,0 1302,0 1302,36">
            <text:p/>
          </draw:polygon>
          <draw:path draw:style-name="gr3" draw:text-style-name="P5" draw:layer="layout" svg:width="0.402cm" svg:height="0.596cm" svg:x="1.552cm" svg:y="11.213cm" svg:viewBox="0 0 403 597" svg:d="M403 10c0-2 0-10-11-10-12 0-92 8-108 10-6 0-11 3-11 15 0 11 7 11 21 11 40 0 42 6 42 14l-4 17-50 200c-15-31-40-54-78-54-98 0-204 125-204 248 0 80 46 136 113 136 18 0 60-4 110-63 7 34 36 63 77 63 30 0 49-19 63-48 13-29 25-81 25-83 0-9-8-9-10-9-9 0-9 4-11 15-16 56-31 106-66 106-23 0-25-21-25-39 0-21 2-27 6-40zM227 486c-4 15-4 17-18 32-36 46-71 60-94 60-42 0-55-46-55-79 0-42 26-148 48-186 24-50 63-81 97-81 56 0 68 69 68 75 0 4-2 10-4 14z">
            <text:p/>
          </draw:path>
          <draw:path draw:style-name="gr3" draw:text-style-name="P5" draw:layer="layout" svg:width="0.421cm" svg:height="0.383cm" svg:x="1.98cm" svg:y="11.426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79 56 57 0 88-60 90-65 10 32 40 65 90 65 89 0 137-110 137-131 0-7-8-7-10-7-8 0-10 2-12 7-26 92-86 112-113 112-33 0-46-27-46-56 0-19 6-36 15-75z">
            <text:p/>
          </draw:path>
          <draw:path draw:style-name="gr3" draw:text-style-name="P5" draw:layer="layout" svg:width="0.262cm" svg:height="0.392cm" svg:x="2.475cm" svg:y="11.163cm" svg:viewBox="0 0 263 393" svg:d="M263 286h-21c-2 13-8 48-15 54-4 4-50 4-58 4h-109c61-56 82-71 119-100 44-35 84-71 84-129 0-71-63-115-140-115-73 0-123 52-123 106 0 30 25 34 31 34 15 0 32-11 32-33 0-9-3-30-34-30 17-42 57-56 86-56 60 0 90 46 90 94 0 52-36 92-55 115l-144 140c-6 6-6 8-6 23h246z">
            <text:p/>
          </draw:path>
          <draw:path draw:style-name="gr3" draw:text-style-name="P5" draw:layer="layout" svg:width="0.562cm" svg:height="0.199cm" svg:x="3.199cm" svg:y="10.912cm" svg:viewBox="0 0 563 200" svg:d="M534 35c13 0 29 0 29-18 0-17-16-17-27-17h-507c-14 0-29 0-29 17 0 18 15 18 29 18zM536 200c11 0 27 0 27-18 0-17-16-17-29-17h-505c-14 0-29 0-29 17 0 18 15 18 29 18z">
            <text:p/>
          </draw:path>
          <draw:path draw:style-name="gr3" draw:text-style-name="P5" draw:layer="layout" svg:width="0.325cm" svg:height="0.383cm" svg:x="4.082cm" svg:y="10.848cm" svg:viewBox="0 0 326 384" svg:d="M119 179c25 0 88-2 131-20 59-25 63-75 63-86 0-38-33-73-90-73-94 0-223 83-223 230 0 87 50 154 132 154 123 0 194-90 194-100 0-6-5-11-11-11-4 0-6 1-10 9-67 83-159 83-171 83-65 0-73-71-73-98 0-10 0-37 14-88zM81 159c32-128 119-140 142-140 40 0 61 25 61 54 0 86-134 86-169 86z">
            <text:p/>
          </draw:path>
          <draw:path draw:style-name="gr3" draw:text-style-name="P5" draw:layer="layout" svg:width="0.302cm" svg:height="0.268cm" svg:x="4.472cm" svg:y="10.612cm" svg:viewBox="0 0 303 269" svg:d="M215 35c-13-20-33-35-61-35-77 0-154 84-154 169 0 57 38 100 90 100 31 0 60-19 85-43 11 37 44 43 61 43 21 0 35-14 46-33 14-23 21-56 21-59 0-8-7-8-9-8-8 0-10 4-14 19-7 29-19 63-44 63-15 0-19-13-19-28 0-10 6-33 10-48 3-16 9-41 13-54l12-44c3-16 9-44 9-46 0-14-9-19-19-19s-23 7-27 23zM177 188c-4 17-18 29-31 40-6 4-29 23-54 23-23 0-44-15-44-57 0-31 17-98 31-121 27-48 57-56 75-56 40 0 51 44 51 52 0 2 0 6-1 8z">
            <text:p/>
          </draw:path>
          <draw:path draw:style-name="gr3" draw:text-style-name="P5" draw:layer="layout" svg:width="0.318cm" svg:height="0.268cm" svg:x="4.829cm" svg:y="10.612cm" svg:viewBox="0 0 319 269" svg:d="M119 200c-6 19-25 51-56 51-2 0-19 0-32-7 25-8 27-29 27-33 0-13-10-23-23-23-18 0-35 15-35 37 0 30 33 44 61 44 29 0 52-18 68-43 15 31 48 43 71 43 69 0 103-75 103-92 0-8-7-8-9-8-8 0-8 4-10 11-13 41-50 71-82 71-23 0-37-15-37-38 0-15 15-69 31-136 13-46 38-60 59-60 0 0 20 0 31 8-17 6-25 21-25 33 0 13 10 23 23 23 14 0 35-12 35-37 0-34-39-44-64-44-28 0-53 19-65 42-11-25-38-42-71-42-67 0-106 73-106 90 0 8 8 8 10 8 8 0 10-2 12-10 15-46 51-71 82-71 19 0 35 10 35 39 0 11-8 42-12 61z">
            <text:p/>
          </draw:path>
          <draw:path draw:style-name="gr3" draw:text-style-name="P5" draw:layer="layout" svg:width="0.197cm" svg:height="0.844cm" svg:x="5.309cm" svg:y="10.587cm" svg:viewBox="0 0 198 845" svg:d="M198 837c0-2 0-4-16-19-105-106-132-265-132-396 0-146 33-293 136-399 12-10 12-11 12-15 0-6-4-8-10-8-8 0-84 58-134 165-44 92-54 186-54 257 0 67 10 169 56 265 52 104 124 158 132 158 6 0 10-2 10-8z">
            <text:p/>
          </draw:path>
          <draw:path draw:style-name="gr3" draw:text-style-name="P5" draw:layer="layout" svg:width="0.387cm" svg:height="0.383cm" svg:x="5.587cm" svg:y="10.848cm" svg:viewBox="0 0 388 384" svg:d="M282 54c-15-31-40-54-78-54-98 0-204 125-204 248 0 80 46 136 113 136 18 0 60-4 110-63 7 34 36 63 77 63 30 0 49-19 63-46 13-31 25-83 25-85 0-7-8-7-10-7-9 0-9 2-11 15-16 54-31 104-66 104-23 0-25-21-25-39 0-19 2-25 12-63 10-35 10-44 17-75l31-119c6-25 6-25 6-29 0-15-10-23-23-23-21 0-35 19-37 37zM227 274c-4 16-4 16-18 31-36 46-71 60-94 60-44 0-55-46-55-79 0-42 26-148 48-186 24-50 63-81 97-81 56 0 68 69 68 75 0 4-2 10-4 13z">
            <text:p/>
          </draw:path>
          <draw:path draw:style-name="gr3" draw:text-style-name="P5" draw:layer="layout" svg:width="0.262cm" svg:height="0.392cm" svg:x="6.037cm" svg:y="10.48cm" svg:viewBox="0 0 263 393" svg:d="M263 286h-21c-2 13-8 48-15 54-4 4-50 4-58 4h-109c61-56 82-71 119-100 44-35 84-71 84-129 0-71-63-115-140-115-73 0-123 52-123 106 0 30 25 34 31 34 15 0 32-11 32-33 0-9-3-30-34-30 17-42 57-56 86-56 60 0 90 46 90 94 0 52-36 92-55 115l-144 140c-6 6-6 8-6 23h246z">
            <text:p/>
          </draw:path>
          <draw:path draw:style-name="gr3" draw:text-style-name="P5" draw:layer="layout" svg:width="0.562cm" svg:height="0.563cm" svg:x="6.613cm" svg:y="10.729cm" svg:viewBox="0 0 563 564" svg:d="M300 299h236c11 0 27 0 27-17s-16-17-27-17h-236v-236c0-14 0-29-18-29-17 0-17 15-17 29v236h-236c-14 0-29 0-29 17s15 17 29 17h236v237c0 11 0 28 17 28 18 0 18-17 18-28z">
            <text:p/>
          </draw:path>
          <draw:path draw:style-name="gr3" draw:text-style-name="P5" draw:layer="layout" svg:width="0.312cm" svg:height="0.596cm" svg:x="7.448cm" svg:y="10.635cm" svg:viewBox="0 0 313 597" svg:d="M163 10c0-2 0-10-11-10-20 0-81 8-104 8-6 2-15 2-15 17 0 11 7 11 19 11 42 0 44 6 44 14 0 6-8 34-13 52l-70 276c-9 42-13 56-13 87 0 78 44 132 108 132 99 0 205-127 205-248 0-78-46-136-113-136-39 0-75 25-100 52zM83 328c5-17 5-19 13-29 42-55 81-67 102-67 30 0 54 25 54 79 0 50-29 148-45 180-27 56-67 87-99 87-29 0-56-23-56-85 0-17 0-32 13-86z">
            <text:p/>
          </draw:path>
          <draw:path draw:style-name="gr3" draw:text-style-name="P5" draw:layer="layout" svg:width="0.262cm" svg:height="0.392cm" svg:x="7.809cm" svg:y="10.48cm" svg:viewBox="0 0 263 393" svg:d="M263 286h-21c-2 13-8 48-15 54-4 4-50 4-58 4h-109c61-56 82-71 119-100 44-35 84-71 84-129 0-71-63-115-140-115-73 0-123 52-123 106 0 30 25 34 31 34 15 0 32-11 32-33 0-9-3-30-34-30 17-42 57-56 86-56 60 0 90 46 90 94 0 52-36 92-55 115l-144 140c-6 6-6 8-6 23h246z">
            <text:p/>
          </draw:path>
          <draw:path draw:style-name="gr3" draw:text-style-name="P5" draw:layer="layout" svg:width="0.197cm" svg:height="0.844cm" svg:x="8.197cm" svg:y="10.587cm" svg:viewBox="0 0 198 845" svg:d="M198 422c0-65-10-167-56-263-52-103-125-159-134-159-4 0-8 4-8 8s0 5 15 21c85 82 133 217 133 393 0 144-31 294-136 400-12 11-12 13-12 15 0 6 4 8 8 8 9 0 86-58 136-166 44-92 54-186 54-257z">
            <text:p/>
          </draw:path>
          <draw:path draw:style-name="gr3" draw:text-style-name="P5" draw:layer="layout" svg:width="0.21cm" svg:height="0.281cm" svg:x="8.617cm" svg:y="10.365cm" svg:viewBox="0 0 211 282" svg:d="M211 202h-17c-2 7-6 34-12 38-3 2-40 2-46 2h-82c27-21 59-44 84-62 39-26 73-51 73-96 0-53-50-84-111-84-58 0-100 33-100 75 0 21 19 25 25 25 11 0 25-8 25-25 0-15-12-23-25-25 13-19 36-31 65-31 42 0 77 25 77 65 0 37-25 64-58 91l-103 88c-6 4-6 4-6 8v11h198z">
            <text:p/>
          </draw:path>
          <draw:polygon draw:style-name="gr3" draw:text-style-name="P5" draw:layer="layout" svg:width="0.287cm" svg:height="0.03cm" svg:x="8.579cm" svg:y="10.71cm" svg:viewBox="0 0 288 31" draw:points="144,31 0,31 0,0 288,0 288,31">
            <text:p/>
          </draw:polygon>
          <draw:path draw:style-name="gr3" draw:text-style-name="P5" draw:layer="layout" svg:width="0.21cm" svg:height="0.281cm" svg:x="8.617cm" svg:y="10.795cm" svg:viewBox="0 0 211 282" svg:d="M211 202h-17c-2 7-6 34-12 38-3 2-40 2-46 2h-82c27-21 59-44 84-62 39-26 73-51 73-96 0-53-50-84-111-84-58 0-100 33-100 75 0 21 19 25 25 25 11 0 25-8 25-25 0-15-12-23-25-25 13-19 36-31 65-31 42 0 77 25 77 65 0 37-25 64-58 91l-103 88c-6 4-6 4-6 8v11h198z">
            <text:p/>
          </draw:path>
          <draw:polygon draw:style-name="gr3" draw:text-style-name="P5" draw:layer="layout" svg:width="0.116cm" svg:height="0.844cm" svg:x="9.249cm" svg:y="10.587cm" svg:viewBox="0 0 117 845" draw:points="117,845 117,812 35,812 35,35 117,35 117,0 0,0 0,845">
            <text:p/>
          </draw:polygon>
          <draw:path draw:style-name="gr3" draw:text-style-name="P5" draw:layer="layout" svg:width="0.277cm" svg:height="0.389cm" svg:x="9.412cm" svg:y="10.843cm" svg:viewBox="0 0 278 390" svg:d="M148 215c19 4 88 17 88 79 0 42-29 76-96 76-71 0-102-48-117-120-2-10-4-14-11-14-12 0-12 6-12 21v112c0 15 0 21 10 21 3 0 5-2 21-18 2-2 2-3 17-19 36 35 75 37 92 37 98 0 138-58 138-119 0-45-26-69-36-81-29-27-62-33-96-40-48-10-106-19-106-69 0-31 23-66 96-66 92 0 98 77 100 104 0 8 8 8 10 8 11 0 11-4 11-21v-85c0-15 0-21-9-21-4 0-6 0-18 10-2 3-11 11-15 13-31-23-67-23-79-23-103 0-136 58-136 104 0 30 13 53 36 73 27 21 52 26 112 38z">
            <text:p/>
          </draw:path>
          <draw:path draw:style-name="gr3" draw:text-style-name="P5" draw:layer="layout" svg:width="0.181cm" svg:height="0.565cm" svg:x="9.744cm" svg:y="10.656cm" svg:viewBox="0 0 182 566" svg:d="M123 192l-119 10v26c56 0 63 4 63 46v227c0 38-9 38-67 38v27c27-2 73-2 94-2 29 0 60 0 88 2v-27c-55 0-59-3-59-36zM127 44c0-27-21-44-46-44-27 0-45 23-45 44 0 23 18 46 45 46 25 0 46-19 46-46z">
            <text:p/>
          </draw:path>
          <draw:path draw:style-name="gr3" draw:text-style-name="P5" draw:layer="layout" svg:width="0.425cm" svg:height="0.373cm" svg:x="9.978cm" svg:y="10.848cm" svg:viewBox="0 0 426 374" svg:d="M65 83v228c0 36-7 36-65 36v27c29 0 73-2 96-2 21 0 65 2 94 2v-27c-56 0-65 0-65-36v-157c0-89 59-135 113-135s63 46 63 94v198c0 36-9 36-65 36v27c29 0 73-2 96-2 21 0 65 2 94 2v-27c-44 0-65 0-65-25v-161c0-73 0-100-27-130-11-14-40-31-88-31-64 0-102 36-127 88v-88l-119 10v26c60 0 65 6 65 47z">
            <text:p/>
          </draw:path>
          <draw:path draw:style-name="gr3" draw:text-style-name="P5" draw:layer="layout" svg:width="0.473cm" svg:height="0.383cm" svg:x="10.595cm" svg:y="10.848cm" svg:viewBox="0 0 474 384" svg:d="M369 175c0-133-79-175-141-175-117 0-228 121-228 240 0 79 50 144 136 144 54 0 116-19 181-71 9 44 38 71 77 71 44 0 71-46 71-60 0-5-6-9-12-9s-8 4-9 9c-16 41-47 41-48 41-27 0-27-66-27-87 0-17 0-19 9-28 79-100 96-200 96-200 0-2 0-8-9-8-8 0-8 2-12 18-15 53-44 117-84 166zM313 290c-75 65-140 75-175 75-50 0-75-39-75-92 0-41 21-133 48-177 41-61 87-77 116-77 84 0 84 112 84 177 0 30 0 80 2 94z">
            <text:p/>
          </draw:path>
          <draw:path draw:style-name="gr3" draw:text-style-name="P5" draw:layer="layout" svg:width="0.322cm" svg:height="0.389cm" svg:x="11.272cm" svg:y="10.843cm" svg:viewBox="0 0 323 390" svg:d="M71 196c0-138 69-175 113-175 8 0 62 0 92 31-36 4-40 29-40 40 0 21 16 39 39 39s40-16 40-41c0-57-65-90-131-90-105 0-184 92-184 196 0 109 84 194 182 194 114 0 141-102 141-112 0-7-8-7-10-7-8 0-10 3-12 7-25 79-80 91-111 91-44 0-119-37-119-173z">
            <text:p/>
          </draw:path>
          <draw:path draw:style-name="gr3" draw:text-style-name="P5" draw:layer="layout" svg:width="0.375cm" svg:height="0.389cm" svg:x="11.641cm" svg:y="10.843cm" svg:viewBox="0 0 376 390" svg:d="M376 198c0-108-86-198-188-198-105 0-188 92-188 198 0 109 88 192 188 192 102 0 188-85 188-192zM188 369c-36 0-73-20-96-58-21-37-21-88-21-119 0-33 0-79 19-117 23-39 64-56 98-56 37 0 73 17 96 54 21 36 21 86 21 119 0 31 0 77-19 113-17 39-56 64-98 64z">
            <text:p/>
          </draw:path>
          <draw:path draw:style-name="gr3" draw:text-style-name="P5" draw:layer="layout" svg:width="0.277cm" svg:height="0.389cm" svg:x="12.067cm" svg:y="10.843cm" svg:viewBox="0 0 278 390" svg:d="M148 215c19 4 88 17 88 79 0 42-29 76-96 76-71 0-102-48-117-120-2-10-4-14-11-14-12 0-12 6-12 21v112c0 15 0 21 10 21 3 0 5-2 21-18 2-2 2-3 17-19 36 35 75 37 92 37 98 0 138-58 138-119 0-45-26-69-36-81-29-27-62-33-96-40-48-10-106-19-106-69 0-31 23-66 96-66 92 0 98 77 100 104 0 8 8 8 10 8 11 0 11-4 11-21v-85c0-15 0-21-9-21-4 0-6 0-18 10-2 3-11 11-15 13-31-23-67-23-79-23-103 0-136 58-136 104 0 30 13 53 36 73 27 21 52 26 112 38z">
            <text:p/>
          </draw:path>
          <draw:path draw:style-name="gr3" draw:text-style-name="P5" draw:layer="layout" svg:width="0.197cm" svg:height="0.844cm" svg:x="12.457cm" svg:y="10.587cm" svg:viewBox="0 0 198 845" svg:d="M198 837c0-2 0-4-16-19-105-106-132-265-132-396 0-146 33-293 136-399 12-10 12-11 12-15 0-6-4-8-10-8-8 0-84 58-134 165-44 92-54 186-54 257 0 67 10 169 56 265 52 104 124 158 132 158 6 0 10-2 10-8z">
            <text:p/>
          </draw:path>
          <draw:path draw:style-name="gr3" draw:text-style-name="P5" draw:layer="layout" svg:width="0.312cm" svg:height="0.596cm" svg:x="12.741cm" svg:y="10.635cm" svg:viewBox="0 0 313 597" svg:d="M163 10c0-2 0-10-11-10-20 0-81 8-104 8-6 2-15 2-15 17 0 11 7 11 19 11 42 0 44 6 44 14 0 6-8 34-13 52l-70 276c-9 42-13 56-13 87 0 78 44 132 108 132 99 0 205-127 205-248 0-78-46-136-113-136-39 0-75 25-100 52zM83 328c5-17 5-19 13-29 42-55 79-67 102-67 30 0 54 25 54 79 0 50-29 148-45 180-27 56-67 87-99 87-29 0-56-23-56-85 0-17 0-32 13-86z">
            <text:p/>
          </draw:path>
          <draw:path draw:style-name="gr3" draw:text-style-name="P5" draw:layer="layout" svg:width="0.421cm" svg:height="0.383cm" svg:x="13.087cm" svg:y="10.848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10 135-131 0-7-8-7-10-7-8 0-10 2-12 7-26 92-86 112-113 112-33 0-46-27-46-56 0-19 6-36 15-75z">
            <text:p/>
          </draw:path>
          <draw:path draw:style-name="gr3" draw:text-style-name="P5" draw:layer="layout" svg:width="0.562cm" svg:height="0.563cm" svg:x="13.78cm" svg:y="10.729cm" svg:viewBox="0 0 563 564" svg:d="M300 299h236c11 0 27 0 27-17s-16-17-27-17h-236v-236c0-14 0-29-18-29-17 0-17 15-17 29v236h-236c-14 0-29 0-29 17s15 17 29 17h236v237c0 11 0 28 17 28 18 0 18-17 18-28z">
            <text:p/>
          </draw:path>
          <draw:path draw:style-name="gr3" draw:text-style-name="P5" draw:layer="layout" svg:width="0.329cm" svg:height="0.383cm" svg:x="14.611cm" svg:y="10.848cm" svg:viewBox="0 0 330 384" svg:d="M301 52c-13 0-25 0-38 13-13 12-15 27-15 33 0 19 15 29 32 29 25 0 48-20 48-54 0-42-40-73-101-73-114 0-227 121-227 240 0 77 50 144 138 144 121 0 192-90 192-100 0-6-6-11-9-11-6 0-8 1-12 9-67 83-159 83-171 83-52 0-75-41-75-92 0-35 18-118 46-169 25-48 73-85 119-85 29 0 62 10 73 33z">
            <text:p/>
          </draw:path>
          <draw:path draw:style-name="gr3" draw:text-style-name="P5" draw:layer="layout" svg:width="0.562cm" svg:height="0.563cm" svg:x="15.176cm" svg:y="10.729cm" svg:viewBox="0 0 563 564" svg:d="M300 299h236c11 0 27 0 27-17s-16-17-27-17h-236v-236c0-14 0-29-18-29-17 0-17 15-17 29v236h-236c-14 0-29 0-29 17s15 17 29 17h236v237c0 11 0 28 17 28 18 0 18-17 18-28z">
            <text:p/>
          </draw:path>
          <draw:path draw:style-name="gr3" draw:text-style-name="P5" draw:layer="layout" svg:width="0.473cm" svg:height="0.383cm" svg:x="16.007cm" svg:y="10.848cm" svg:viewBox="0 0 474 384" svg:d="M369 175c0-133-79-175-141-175-117 0-228 121-228 240 0 79 50 144 136 144 54 0 116-19 181-71 9 44 38 71 77 71 44 0 71-46 71-60 0-5-6-9-12-9s-8 4-9 9c-16 41-47 41-48 41-27 0-27-66-27-87 0-17 0-19 9-28 79-100 96-200 96-200 0-2 0-8-9-8-8 0-8 2-12 18-15 53-44 117-84 166zM313 290c-75 65-140 75-175 75-50 0-75-39-75-92 0-41 21-133 48-177 41-61 87-77 116-77 84 0 84 112 84 177 0 30 0 80 2 94z">
            <text:p/>
          </draw:path>
          <draw:path draw:style-name="gr3" draw:text-style-name="P5" draw:layer="layout" svg:width="0.197cm" svg:height="0.844cm" svg:x="16.562cm" svg:y="10.587cm" svg:viewBox="0 0 198 845" svg:d="M198 422c0-65-10-167-56-263-52-103-125-159-134-159-4 0-8 4-8 8s0 5 15 21c85 82 133 217 133 393 0 144-31 294-136 400-12 11-12 13-12 15 0 6 4 8 8 8 9 0 86-58 136-166 44-92 54-186 54-257z">
            <text:p/>
          </draw:path>
          <draw:path draw:style-name="gr3" draw:text-style-name="P5" draw:layer="layout" svg:width="0.562cm" svg:height="0.563cm" svg:x="17.077cm" svg:y="10.729cm" svg:viewBox="0 0 563 564" svg:d="M300 299h236c11 0 27 0 27-17s-16-17-27-17h-236v-236c0-14 0-29-18-29-17 0-17 15-17 29v236h-236c-14 0-29 0-29 17s15 17 29 17h236v237c0 11 0 28 17 28 18 0 18-17 18-28z">
            <text:p/>
          </draw:path>
          <draw:path draw:style-name="gr3" draw:text-style-name="P5" draw:layer="layout" svg:width="0.322cm" svg:height="0.389cm" svg:x="17.902cm" svg:y="10.843cm" svg:viewBox="0 0 323 390" svg:d="M71 196c0-138 69-175 113-175 8 0 62 0 92 31-36 4-40 29-40 40 0 21 16 39 39 39s40-16 40-41c0-57-65-90-131-90-105 0-184 92-184 196 0 109 84 194 182 194 114 0 141-102 141-112 0-7-8-7-10-7-8 0-10 3-12 7-25 79-80 91-111 91-44 0-119-37-119-173z">
            <text:p/>
          </draw:path>
          <draw:path draw:style-name="gr3" draw:text-style-name="P5" draw:layer="layout" svg:width="0.375cm" svg:height="0.389cm" svg:x="18.273cm" svg:y="10.843cm" svg:viewBox="0 0 376 390" svg:d="M376 198c0-108-86-198-188-198-105 0-188 92-188 198 0 109 88 192 188 192 102 0 188-85 188-192zM188 369c-36 0-73-20-96-58-21-37-21-88-21-119 0-33 0-79 19-117 23-39 64-56 98-56 37 0 73 17 96 54 21 36 21 86 21 119 0 31 0 77-19 113-17 39-56 64-98 64z">
            <text:p/>
          </draw:path>
          <draw:path draw:style-name="gr3" draw:text-style-name="P5" draw:layer="layout" svg:width="0.277cm" svg:height="0.389cm" svg:x="18.697cm" svg:y="10.843cm" svg:viewBox="0 0 278 390" svg:d="M148 215c19 4 88 17 88 79 0 42-29 76-96 76-71 0-102-48-117-120-2-10-4-14-11-14-12 0-12 6-12 21v112c0 15 0 21 10 21 3 0 5-2 21-18 2-2 2-3 17-19 36 35 75 37 92 37 98 0 138-58 138-119 0-45-26-69-36-81-29-27-62-33-96-40-48-10-106-19-106-69 0-31 23-66 96-66 92 0 98 77 100 104 0 8 8 8 10 8 11 0 11-4 11-21v-85c0-15 0-21-9-21-4 0-6 0-18 10-2 3-11 11-15 13-31-23-67-23-79-23-103 0-136 58-136 104 0 30 13 53 36 73 27 21 52 26 112 38z">
            <text:p/>
          </draw:path>
          <draw:path draw:style-name="gr3" draw:text-style-name="P5" draw:layer="layout" svg:width="0.473cm" svg:height="0.383cm" svg:x="19.177cm" svg:y="10.848cm" svg:viewBox="0 0 474 384" svg:d="M369 175c0-133-79-175-141-175-117 0-228 121-228 240 0 79 50 144 136 144 54 0 116-19 181-71 9 44 38 71 77 71 44 0 71-46 71-60 0-5-6-9-12-9s-8 4-9 9c-16 41-47 41-48 41-27 0-27-66-27-87 0-17 0-19 9-28 79-100 96-200 96-200 0-2 0-8-9-8-8 0-8 2-12 18-15 53-44 117-84 166zM313 290c-75 65-140 75-175 75-50 0-75-39-75-92 0-41 21-133 48-177 41-61 87-77 116-77 84 0 84 112 84 177 0 30 0 80 2 94z">
            <text:p/>
          </draw:path>
          <draw:path draw:style-name="gr3" draw:text-style-name="P5" draw:layer="layout" svg:width="0.277cm" svg:height="0.389cm" svg:x="19.855cm" svg:y="10.843cm" svg:viewBox="0 0 278 390" svg:d="M148 215c19 4 88 17 88 79 0 42-29 76-96 76-71 0-102-48-117-120-2-10-4-14-11-14-12 0-12 6-12 21v112c0 15 0 21 10 21 3 0 5-2 21-18 2-2 2-3 17-19 36 35 75 37 92 37 98 0 138-58 138-119 0-45-26-69-36-81-29-27-62-33-96-40-48-10-106-19-106-69 0-31 23-66 96-66 92 0 98 77 100 104 0 8 8 8 10 8 11 0 11-4 11-21v-85c0-15 0-21-9-21-4 0-6 0-18 10-2 3-11 11-15 13-31-23-67-23-79-23-103 0-136 58-136 104 0 30 13 53 36 73 27 21 52 26 112 38z">
            <text:p/>
          </draw:path>
          <draw:path draw:style-name="gr3" draw:text-style-name="P5" draw:layer="layout" svg:width="0.181cm" svg:height="0.565cm" svg:x="20.187cm" svg:y="10.656cm" svg:viewBox="0 0 182 566" svg:d="M123 192l-119 10v26c56 0 63 4 63 46v227c0 38-9 38-67 38v27c27-2 73-2 94-2 29 0 60 0 88 2v-27c-55 0-59-3-59-36zM127 44c0-27-21-44-46-44-27 0-45 23-45 44 0 23 18 46 45 46 25 0 46-19 46-46z">
            <text:p/>
          </draw:path>
          <draw:path draw:style-name="gr3" draw:text-style-name="P5" draw:layer="layout" svg:width="0.425cm" svg:height="0.373cm" svg:x="20.421cm" svg:y="10.848cm" svg:viewBox="0 0 426 374" svg:d="M65 83v228c0 36-7 36-65 36v27c29 0 73-2 96-2 21 0 65 2 94 2v-27c-56 0-65 0-65-36v-157c0-89 59-135 113-135s63 46 63 94v198c0 36-9 36-65 36v27c29 0 73-2 96-2 21 0 65 2 94 2v-27c-44 0-65 0-65-25v-161c0-73 0-100-27-130-11-14-40-31-88-31-64 0-102 36-127 88v-88l-119 10v26c60 0 65 6 65 47z">
            <text:p/>
          </draw:path>
          <draw:path draw:style-name="gr3" draw:text-style-name="P5" draw:layer="layout" svg:width="0.197cm" svg:height="0.844cm" svg:x="20.945cm" svg:y="10.587cm" svg:viewBox="0 0 198 845" svg:d="M198 837c0-2 0-4-16-19-105-106-132-265-132-396 0-146 33-293 136-399 12-10 12-11 12-15 0-6-4-8-10-8-8 0-84 58-134 165-44 92-54 186-54 257 0 67 10 169 56 265 52 104 124 158 132 158 6 0 10-2 10-8z">
            <text:p/>
          </draw:path>
          <draw:path draw:style-name="gr3" draw:text-style-name="P5" draw:layer="layout" svg:width="0.312cm" svg:height="0.596cm" svg:x="21.23cm" svg:y="10.635cm" svg:viewBox="0 0 313 597" svg:d="M163 10c0-2 0-10-11-10-20 0-81 8-104 8-6 2-15 2-15 17 0 11 7 11 19 11 42 0 42 6 42 14 0 6-6 34-11 52l-70 276c-9 42-13 56-13 87 0 78 44 132 108 132 99 0 205-127 205-248 0-78-46-136-113-136-39 0-75 25-100 52zM83 328c5-17 5-19 13-29 42-55 79-67 102-67 30 0 54 25 54 79 0 50-29 148-45 180-27 56-67 87-99 87-29 0-58-23-58-85 0-17 0-32 15-86z">
            <text:p/>
          </draw:path>
          <draw:path draw:style-name="gr3" draw:text-style-name="P5" draw:layer="layout" svg:width="0.421cm" svg:height="0.383cm" svg:x="21.577cm" svg:y="10.848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79 56 57 0 88-60 90-65 10 32 40 65 90 65 89 0 137-110 137-131 0-7-8-7-10-7-8 0-10 2-12 7-26 92-86 112-113 112-33 0-46-27-46-56 0-19 6-36 15-75z">
            <text:p/>
          </draw:path>
          <draw:path draw:style-name="gr3" draw:text-style-name="P5" draw:layer="layout" svg:width="0.562cm" svg:height="0.563cm" svg:x="22.268cm" svg:y="10.729cm" svg:viewBox="0 0 563 564" svg:d="M300 299h236c11 0 27 0 27-17s-16-17-27-17h-236v-236c0-14 0-29-18-29-17 0-17 15-17 29v236h-236c-14 0-29 0-29 17s15 17 29 17h236v237c0 11 0 28 17 28 18 0 18-17 18-28z">
            <text:p/>
          </draw:path>
          <draw:path draw:style-name="gr3" draw:text-style-name="P5" draw:layer="layout" svg:width="0.329cm" svg:height="0.383cm" svg:x="23.1cm" svg:y="10.848cm" svg:viewBox="0 0 330 384" svg:d="M301 52c-13 0-25 0-38 13-13 12-15 27-15 33 0 19 15 29 32 29 25 0 48-20 48-54 0-42-40-73-101-73-114 0-227 121-227 240 0 77 50 144 138 144 121 0 192-90 192-100 0-6-6-11-9-11-6 0-8 1-12 9-67 83-159 83-171 83-52 0-75-41-75-92 0-35 18-118 46-169 25-48 73-85 119-85 29 0 62 10 73 33z">
            <text:p/>
          </draw:path>
          <draw:path draw:style-name="gr3" draw:text-style-name="P5" draw:layer="layout" svg:width="0.562cm" svg:height="0.563cm" svg:x="23.666cm" svg:y="10.729cm" svg:viewBox="0 0 563 564" svg:d="M300 299h236c11 0 27 0 27-17s-16-17-27-17h-236v-236c0-14 0-29-18-29-17 0-17 15-17 29v236h-236c-14 0-29 0-29 17s15 17 29 17h236v237c0 11 0 28 17 28 18 0 18-17 18-28z">
            <text:p/>
          </draw:path>
          <draw:path draw:style-name="gr3" draw:text-style-name="P5" draw:layer="layout" svg:width="0.473cm" svg:height="0.383cm" svg:x="24.495cm" svg:y="10.848cm" svg:viewBox="0 0 474 384" svg:d="M369 175c0-133-79-175-141-175-117 0-228 121-228 240 0 79 50 144 136 144 54 0 116-19 181-71 9 44 38 71 77 71 44 0 71-46 71-60 0-5-6-9-12-9s-8 4-9 9c-16 41-47 41-48 41-27 0-27-66-27-87 0-17 0-19 9-28 79-100 96-200 96-200 0-2 0-8-9-8-8 0-8 2-12 18-15 53-44 117-84 166zM313 290c-75 65-140 75-175 75-50 0-75-39-75-92 0-41 21-133 48-177 41-61 87-77 116-77 84 0 84 112 84 177 0 30 0 80 2 94z">
            <text:p/>
          </draw:path>
          <draw:path draw:style-name="gr3" draw:text-style-name="P5" draw:layer="layout" svg:width="0.197cm" svg:height="0.844cm" svg:x="25.052cm" svg:y="10.587cm" svg:viewBox="0 0 198 845" svg:d="M198 422c0-65-10-167-56-263-52-103-125-159-134-159-4 0-8 4-8 8s0 5 15 21c85 82 133 217 133 393 0 144-31 294-136 400-12 11-12 13-12 15 0 6 4 8 8 8 9 0 86-58 136-166 44-92 54-186 54-257z">
            <text:p/>
          </draw:path>
          <draw:polygon draw:style-name="gr3" draw:text-style-name="P5" draw:layer="layout" svg:width="0.116cm" svg:height="0.844cm" svg:x="25.35cm" svg:y="10.587cm" svg:viewBox="0 0 117 845" draw:points="117,0 0,0 0,35 83,35 83,812 0,812 0,845 117,845">
            <text:p/>
          </draw:polygon>
        </draw:g>
        <draw:g xml:id="id125" draw:id="id125">
          <svg:title>TexMaths</svg:title>
          <svg:desc>26§display§\frac{d^2y}{dx^2} = e^{ax} (a^2 + b^2)^\frac{2}{2} \sin (bx + c + 2\alpha )§svg§600§FALSE§</svg:desc>
          <draw:polygon draw:style-name="gr2" draw:text-style-name="P4" draw:layer="layout" svg:width="14.507cm" svg:height="1.92cm" svg:x="1.565cm" svg:y="12.399cm" svg:viewBox="0 0 14508 1921" draw:points="7255,1921 0,1921 0,0 14508,0 14508,1921">
            <text:p/>
          </draw:polygon>
          <draw:path draw:style-name="gr3" draw:text-style-name="P5" draw:layer="layout" svg:width="0.436cm" svg:height="0.645cm" svg:x="1.577cm" svg:y="12.476cm" svg:viewBox="0 0 437 646" svg:d="M437 10c0-2 0-10-13-10-12 0-100 8-116 10-6 0-13 5-13 17s9 12 23 12c44 0 46 7 46 15l-4 19-54 216c-17-33-44-58-86-58-106 0-220 135-220 268 0 87 50 147 123 147 18 0 64-4 118-68 9 37 40 68 83 68 34 0 55-20 69-52 15-31 27-87 27-89 0-10-8-10-10-10-11 0-11 4-13 16-16 61-33 115-70 115-25 0-27-23-27-42 0-23 2-29 6-44zM245 526c-4 16-4 19-18 35-40 50-77 65-102 65-46 0-61-50-61-86 0-45 30-160 52-201 28-54 69-87 107-87 60 0 72 74 72 81 0 4-2 10-4 14z">
            <text:p/>
          </draw:path>
          <draw:path draw:style-name="gr3" draw:text-style-name="P5" draw:layer="layout" svg:width="0.284cm" svg:height="0.425cm" svg:x="2.056cm" svg:y="12.353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5" draw:layer="layout" svg:width="0.423cm" svg:height="0.591cm" svg:x="2.451cm" svg:y="12.704cm" svg:viewBox="0 0 424 592" svg:d="M420 56c4-12 4-14 4-21 0-16-14-25-27-25-10 0-25 5-33 19-2 4-8 33-12 50-7 23-13 48-19 73l-42 166c-2 12-41 77-102 77-48 0-58-40-58-75 0-41 17-98 48-179 14-37 17-47 17-66 0-42-30-75-75-75-88 0-121 133-121 141 0 9 8 9 10 9 11 0 11-2 15-17 25-85 62-112 94-112 6 0 22 0 22 29 0 23-8 46-16 64-36 96-52 150-52 192 0 81 58 110 112 110 35 0 67-17 92-42-11 48-23 92-59 141-25 32-60 59-102 59-12 0-54-4-68-40 14 0 25 0 37-10 11-9 19-21 19-38 0-29-25-33-33-33-21 0-52 15-52 60 0 46 41 79 97 79 96 0 190-83 215-187z">
            <text:p/>
          </draw:path>
          <draw:polygon draw:style-name="gr3" draw:text-style-name="P5" draw:layer="layout" svg:width="1.409cm" svg:height="0.038cm" svg:x="1.519cm" svg:y="13.48cm" svg:viewBox="0 0 1410 39" draw:points="705,39 0,39 0,0 1410,0 1410,39">
            <text:p/>
          </draw:polygon>
          <draw:path draw:style-name="gr3" draw:text-style-name="P5" draw:layer="layout" svg:width="0.436cm" svg:height="0.645cm" svg:x="1.556cm" svg:y="13.719cm" svg:viewBox="0 0 437 646" svg:d="M437 10c0-2 0-10-13-10-12 0-100 8-116 10-6 0-13 5-13 17s9 12 23 12c44 0 46 7 46 15l-4 19-54 216c-17-33-44-58-86-58-106 0-220 135-220 268 0 87 50 147 123 147 18 0 64-4 118-68 9 37 40 68 83 68 34 0 55-20 69-52 15-31 27-87 27-89 0-10-8-10-10-10-11 0-11 4-13 16-16 61-33 115-70 115-25 0-27-23-27-42 0-23 2-29 6-44zM245 526c-4 16-4 19-18 35-40 50-77 65-102 65-46 0-61-50-61-86 0-45 30-160 52-201 28-54 69-87 107-87 60 0 72 74 72 81 0 4-2 10-4 14z">
            <text:p/>
          </draw:path>
          <draw:path draw:style-name="gr3" draw:text-style-name="P5" draw:layer="layout" svg:width="0.457cm" svg:height="0.415cm" svg:x="2.02cm" svg:y="13.949cm" svg:viewBox="0 0 458 416" svg:d="M281 129c4-25 25-108 89-108 6 0 27 0 46 10-25 6-44 29-44 50 0 15 11 33 36 33 20 0 50-16 50-54 0-48-54-60-86-60-54 0-85 48-97 71-23-63-71-71-98-71-96 0-148 118-148 141 0 9 8 9 11 9 8 0 10 0 12-9 31-97 92-120 123-120 16 0 50 8 50 60 0 29-17 92-50 218-15 59-48 96-88 96-6 0-27 0-45-10 22-7 43-25 43-50s-21-34-35-34c-27 0-50 25-50 54 0 42 46 61 85 61 63 0 96-65 98-71 10 35 44 71 98 71 95 0 147-119 147-142 0-8-8-8-10-8-8 0-10 2-12 8-30 100-94 121-123 121-35 0-50-29-50-60 0-21 6-40 17-81z">
            <text:p/>
          </draw:path>
          <draw:path draw:style-name="gr3" draw:text-style-name="P5" draw:layer="layout" svg:width="0.284cm" svg:height="0.425cm" svg:x="2.557cm" svg:y="13.665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5" draw:layer="layout" svg:width="0.608cm" svg:height="0.215cm" svg:x="3.341cm" svg:y="13.392cm" svg:viewBox="0 0 609 216" svg:d="M578 37c15 0 31 0 31-18 0-19-16-19-29-19h-549c-14 0-31 0-31 19 0 18 17 18 31 18zM580 216c13 0 29 0 29-19 0-18-16-18-31-18h-547c-14 0-31 0-31 18 0 19 17 19 31 19z">
            <text:p/>
          </draw:path>
          <draw:path draw:style-name="gr3" draw:text-style-name="P5" draw:layer="layout" svg:width="0.353cm" svg:height="0.415cm" svg:x="4.298cm" svg:y="13.324cm" svg:viewBox="0 0 354 416" svg:d="M129 193c27 0 96-2 141-20 65-28 69-82 69-94 0-42-35-79-98-79-102 0-241 89-241 249 0 94 54 167 144 167 133 0 210-98 210-108 0-7-7-13-13-13-4 0-6 2-10 11-73 89-173 89-185 89-71 0-79-77-79-106 0-10 0-40 14-96zM87 173c36-140 129-152 154-152 44 0 67 27 67 58 0 94-146 94-183 94z">
            <text:p/>
          </draw:path>
          <draw:path draw:style-name="gr3" draw:text-style-name="P5" draw:layer="layout" svg:width="0.328cm" svg:height="0.29cm" svg:x="4.72cm" svg:y="13.068cm" svg:viewBox="0 0 329 291" svg:d="M233 37c-15-20-35-37-67-37-83 0-166 91-166 183 0 62 42 108 98 108 33 0 64-21 91-46 13 40 48 46 67 46 23 0 37-15 50-35 14-25 23-61 23-65 0-8-9-8-11-8-8 0-10 4-14 21-9 31-21 68-48 68-17 0-21-14-21-31 0-10 6-35 10-52 5-16 11-44 15-58l12-48c5-16 11-48 11-50 0-14-11-21-21-21s-25 9-29 25zM191 204c-4 18-18 31-33 43-6 5-31 25-58 25-25 0-48-16-48-62 0-33 19-106 33-131 29-52 63-60 81-60 44 0 57 48 57 56 0 2 0 6-3 8z">
            <text:p/>
          </draw:path>
          <draw:path draw:style-name="gr3" draw:text-style-name="P5" draw:layer="layout" svg:width="0.344cm" svg:height="0.29cm" svg:x="5.107cm" svg:y="13.068cm" svg:viewBox="0 0 345 291" svg:d="M129 216c-6 21-27 56-60 56-2 0-21 0-36-8 27-8 29-31 29-35 0-15-10-25-25-25-18 0-37 16-37 39 0 33 35 48 67 48 31 0 56-19 72-46 17 34 52 46 77 46 75 0 113-81 113-100 0-8-9-8-11-8-8 0-8 4-10 12-15 44-54 77-90 77-25 0-39-16-39-41 0-17 17-75 33-148 15-50 42-64 65-64 0 0 20 0 33 8-19 6-27 23-27 35 0 15 10 25 25 25 14 0 37-12 37-39 0-38-41-48-68-48-32 0-59 21-71 46-13-27-42-46-77-46-73 0-114 79-114 98 0 8 8 8 10 8 8 0 10-2 12-10 17-50 57-77 90-77 21 0 37 10 37 41 0 13-8 46-12 67z">
            <text:p/>
          </draw:path>
          <draw:path draw:style-name="gr3" draw:text-style-name="P5" draw:layer="layout" svg:width="0.213cm" svg:height="0.914cm" svg:x="5.627cm" svg:y="13.041cm" svg:viewBox="0 0 214 915" svg:d="M214 906c0-2 0-4-16-21-115-114-144-286-144-428 0-158 35-318 148-432 12-10 12-13 12-17 0-6-4-8-10-8-8 0-92 62-146 179-48 100-58 201-58 278 0 73 10 183 60 287 56 112 136 171 144 171 6 0 10-3 10-9z">
            <text:p/>
          </draw:path>
          <draw:path draw:style-name="gr3" draw:text-style-name="P5" draw:layer="layout" svg:width="0.419cm" svg:height="0.415cm" svg:x="5.929cm" svg:y="13.324cm" svg:viewBox="0 0 420 416" svg:d="M306 58c-17-33-44-58-86-58-106 0-220 135-220 268 0 87 50 148 123 148 18 0 64-4 118-69 9 38 40 69 83 69 34 0 55-21 69-50 15-33 27-90 27-92 0-8-8-8-10-8-11 0-11 2-13 17-16 58-33 112-70 112-25 0-27-23-27-42 0-20 2-27 12-68 10-38 10-48 19-81l33-129c6-27 6-27 6-31 0-17-10-25-25-25-23 0-37 20-39 39zM245 297c-4 17-4 17-18 33-40 50-77 65-102 65-48 0-61-50-61-85 0-46 30-160 52-202 28-54 69-87 107-87 60 0 72 75 72 81 0 4-2 10-4 14z">
            <text:p/>
          </draw:path>
          <draw:path draw:style-name="gr3" draw:text-style-name="P5" draw:layer="layout" svg:width="0.284cm" svg:height="0.425cm" svg:x="6.415cm" svg:y="12.925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5" draw:layer="layout" svg:width="0.608cm" svg:height="0.61cm" svg:x="7.039cm" svg:y="13.195cm" svg:viewBox="0 0 609 611" svg:d="M324 324h256c13 0 29 0 29-18 0-19-16-19-29-19h-256v-256c0-14 0-31-18-31-19 0-19 17-19 31v256h-256c-14 0-31 0-31 19 0 18 17 18 31 18h256v256c0 12 0 31 19 31 18 0 18-19 18-31z">
            <text:p/>
          </draw:path>
          <draw:path draw:style-name="gr3" draw:text-style-name="P5" draw:layer="layout" svg:width="0.338cm" svg:height="0.645cm" svg:x="7.944cm" svg:y="13.093cm" svg:viewBox="0 0 339 646" svg:d="M177 10c0-2 0-10-13-10-20 0-87 8-112 8-6 2-17 2-17 19 0 12 9 12 21 12 46 0 48 7 48 15 0 6-8 37-15 56l-74 299c-11 46-15 61-15 94 0 85 48 143 116 143 109 0 223-137 223-268 0-85-50-147-123-147-41 0-81 27-108 56zM89 355c7-18 7-20 15-31 46-60 87-72 110-72 34 0 58 27 58 85 0 54-31 160-47 195-29 60-73 94-109 94-31 0-60-25-60-92 0-19 0-35 15-93z">
            <text:p/>
          </draw:path>
          <draw:path draw:style-name="gr3" draw:text-style-name="P5" draw:layer="layout" svg:width="0.284cm" svg:height="0.425cm" svg:x="8.335cm" svg:y="12.925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5" draw:layer="layout" svg:width="0.213cm" svg:height="0.914cm" svg:x="8.756cm" svg:y="13.041cm" svg:viewBox="0 0 214 915" svg:d="M214 457c0-70-10-181-60-284-56-113-135-173-146-173-4 0-8 4-8 8s0 7 17 23c91 90 143 235 143 426 0 156-33 318-148 433-12 12-12 14-12 16 0 6 4 9 8 9 11 0 94-63 148-179 48-100 58-202 58-279z">
            <text:p/>
          </draw:path>
          <draw:path draw:style-name="gr3" draw:text-style-name="P5" draw:layer="layout" svg:width="0.228cm" svg:height="0.305cm" svg:x="9.211cm" svg:y="12.8cm" svg:viewBox="0 0 229 306" svg:d="M229 218h-19c-2 9-6 38-12 42-5 2-44 2-50 2h-90c29-23 65-48 92-67 41-29 79-56 79-104 0-58-54-91-121-91-62 0-108 35-108 81 0 23 21 27 27 27 13 0 27-8 27-27 0-17-12-25-27-27 15-21 40-33 71-33 46 0 83 27 83 70 0 40-27 69-62 98l-113 96c-6 4-6 4-6 8v13h214z">
            <text:p/>
          </draw:path>
          <draw:polygon draw:style-name="gr3" draw:text-style-name="P5" draw:layer="layout" svg:width="0.311cm" svg:height="0.032cm" svg:x="9.169cm" svg:y="13.174cm" svg:viewBox="0 0 312 33" draw:points="156,33 0,33 0,0 312,0 312,33">
            <text:p/>
          </draw:polygon>
          <draw:path draw:style-name="gr3" draw:text-style-name="P5" draw:layer="layout" svg:width="0.228cm" svg:height="0.305cm" svg:x="9.211cm" svg:y="13.265cm" svg:viewBox="0 0 229 306" svg:d="M229 218h-19c-2 9-6 38-12 42-5 2-44 2-50 2h-90c29-23 65-48 92-67 41-29 79-56 79-104 0-58-54-91-121-91-62 0-108 35-108 81 0 23 21 27 27 27 13 0 27-8 27-27 0-17-12-25-27-27 15-21 40-33 71-33 46 0 83 27 83 70 0 40-27 69-62 98l-113 96c-6 4-6 4-6 8v13h214z">
            <text:p/>
          </draw:path>
          <draw:path draw:style-name="gr3" draw:text-style-name="P5" draw:layer="layout" svg:width="0.301cm" svg:height="0.421cm" svg:x="9.818cm" svg:y="13.317cm" svg:viewBox="0 0 302 422" svg:d="M160 233c21 4 96 19 96 85 0 46-31 83-104 83-77 0-110-52-127-131-2-10-4-14-13-14-12 0-12 6-12 23v120c0 17 0 23 10 23 5 0 7-2 23-19 2-2 2-4 19-21 40 38 81 40 100 40 106 0 150-62 150-129 0-48-30-75-40-87-31-29-66-36-104-44-52-10-114-21-114-75 0-33 25-70 104-70 100 0 106 83 108 112 0 8 8 8 10 8 13 0 13-4 13-23v-91c0-17 0-23-11-23-4 0-6 0-18 10-2 5-13 13-17 15-33-25-73-25-85-25-113 0-148 62-148 112 0 33 15 58 40 79 29 23 56 29 120 42z">
            <text:p/>
          </draw:path>
          <draw:path draw:style-name="gr3" draw:text-style-name="P5" draw:layer="layout" svg:width="0.197cm" svg:height="0.612cm" svg:x="10.178cm" svg:y="13.116cm" svg:viewBox="0 0 198 613" svg:d="M133 208l-129 10v29c60 0 69 4 69 50v245c0 42-11 42-73 42v29c29-2 79-2 102-2 31 0 64 0 96 2v-29c-61 0-65-4-65-39zM137 48c0-29-23-48-50-48-29 0-47 25-47 48 0 25 18 50 47 50 27 0 50-21 50-50z">
            <text:p/>
          </draw:path>
          <draw:path draw:style-name="gr3" draw:text-style-name="P5" draw:layer="layout" svg:width="0.461cm" svg:height="0.404cm" svg:x="10.432cm" svg:y="13.324cm" svg:viewBox="0 0 462 405" svg:d="M71 89v248c0 39-9 39-71 39v29c31 0 79-2 104-2 23 0 71 2 102 2v-29c-60 0-71 0-71-39v-171c0-95 65-145 123-145s69 50 69 102v214c0 39-11 39-71 39v29c31 0 79-2 104-2 23 0 71 2 102 2v-29c-48 0-71 0-71-27v-174c0-79 0-108-29-142-13-14-44-33-96-33-68 0-110 39-137 96v-96l-129 10v29c64 0 71 7 71 50z">
            <text:p/>
          </draw:path>
          <draw:path draw:style-name="gr3" draw:text-style-name="P5" draw:layer="layout" svg:width="0.213cm" svg:height="0.914cm" svg:x="11cm" svg:y="13.041cm" svg:viewBox="0 0 214 915" svg:d="M214 906c0-2 0-4-16-21-115-114-144-286-144-428 0-158 35-318 148-432 12-10 12-13 12-17 0-6-4-8-10-8-8 0-92 62-146 179-48 100-58 201-58 278 0 73 10 183 60 287 56 112 136 171 144 171 6 0 10-3 10-9z">
            <text:p/>
          </draw:path>
          <draw:path draw:style-name="gr3" draw:text-style-name="P5" draw:layer="layout" svg:width="0.338cm" svg:height="0.645cm" svg:x="11.308cm" svg:y="13.093cm" svg:viewBox="0 0 339 646" svg:d="M177 10c0-2 0-10-13-10-20 0-87 8-112 8-6 2-17 2-17 19 0 12 9 12 21 12 46 0 48 7 48 15 0 6-8 37-15 56l-74 299c-11 46-15 61-15 94 0 85 48 143 116 143 109 0 223-137 223-268 0-85-50-147-123-147-41 0-81 27-108 56zM89 355c7-18 7-20 15-31 46-60 85-72 110-72 34 0 58 27 58 85 0 54-31 160-47 195-29 60-73 94-109 94-31 0-62-25-62-92 0-19 0-35 17-93z">
            <text:p/>
          </draw:path>
          <draw:path draw:style-name="gr3" draw:text-style-name="P5" draw:layer="layout" svg:width="0.457cm" svg:height="0.415cm" svg:x="11.684cm" svg:y="13.324cm" svg:viewBox="0 0 458 416" svg:d="M281 129c4-25 25-108 89-108 6 0 27 0 46 10-25 6-44 29-44 50 0 15 11 33 36 33 20 0 50-16 50-54 0-48-54-60-86-60-54 0-85 48-97 71-23-63-71-71-98-71-96 0-148 118-148 141 0 9 8 9 11 9 8 0 10 0 12-9 31-97 92-120 123-120 16 0 50 8 50 60 0 29-17 92-50 218-15 59-48 96-88 96-6 0-27 0-45-10 22-7 43-25 43-50s-21-34-35-34c-27 0-50 25-50 54 0 42 46 61 85 61 63 0 96-65 98-71 10 35 44 71 100 71 93 0 145-119 145-142 0-8-8-8-10-8-8 0-10 2-12 8-30 100-94 121-123 121-35 0-50-29-50-60 0-21 6-40 17-81z">
            <text:p/>
          </draw:path>
          <draw:path draw:style-name="gr3" draw:text-style-name="P5" draw:layer="layout" svg:width="0.608cm" svg:height="0.61cm" svg:x="12.433cm" svg:y="13.195cm" svg:viewBox="0 0 609 611" svg:d="M324 324h256c13 0 29 0 29-18 0-19-16-19-29-19h-256v-256c0-14 0-31-18-31-19 0-19 17-19 31v256h-256c-14 0-31 0-31 19 0 18 17 18 31 18h256v256c0 12 0 31 19 31 18 0 18-19 18-31z">
            <text:p/>
          </draw:path>
          <draw:path draw:style-name="gr3" draw:text-style-name="P5" draw:layer="layout" svg:width="0.357cm" svg:height="0.415cm" svg:x="13.334cm" svg:y="13.324cm" svg:viewBox="0 0 358 416" svg:d="M327 56c-15 0-27 0-42 15-15 12-17 29-17 35 0 21 17 31 36 31 27 0 52-21 52-58 0-46-44-79-111-79-122 0-245 131-245 260 0 83 54 156 150 156 131 0 208-98 208-108 0-7-6-13-11-13-6 0-8 2-12 11-73 89-173 89-185 89-56 0-81-44-81-100 0-37 18-127 50-183 27-52 79-91 129-91 31 0 66 10 79 35z">
            <text:p/>
          </draw:path>
          <draw:path draw:style-name="gr3" draw:text-style-name="P5" draw:layer="layout" svg:width="0.608cm" svg:height="0.61cm" svg:x="13.947cm" svg:y="13.195cm" svg:viewBox="0 0 609 611" svg:d="M324 324h256c13 0 29 0 29-18 0-19-16-19-29-19h-256v-256c0-14 0-31-18-31-19 0-19 17-19 31v256h-256c-14 0-31 0-31 19 0 18 17 18 31 18h256v256c0 12 0 31 19 31 18 0 18-19 18-31z">
            <text:p/>
          </draw:path>
          <draw:path draw:style-name="gr3" draw:text-style-name="P5" draw:layer="layout" svg:width="0.365cm" svg:height="0.61cm" svg:x="14.854cm" svg:y="13.118cm" svg:viewBox="0 0 366 611" svg:d="M71 540l97-95c144-127 198-175 198-266 0-106-81-179-193-179-104 0-173 85-173 166 0 50 46 50 48 50 16 0 48-10 48-48 0-23-17-47-48-47-8 0-8 0-13 2 21-61 71-94 125-94 83 0 123 73 123 150 0 73-46 145-96 201l-177 196c-10 10-10 12-10 35h341l25-160h-23c-4 27-10 69-21 81-6 8-66 8-85 8z">
            <text:p/>
          </draw:path>
          <draw:path draw:style-name="gr3" draw:text-style-name="P5" draw:layer="layout" svg:width="0.513cm" svg:height="0.415cm" svg:x="15.304cm" svg:y="13.324cm" svg:viewBox="0 0 514 416" svg:d="M399 189c0-143-85-189-151-189-127 0-248 131-248 260 0 85 54 156 148 156 58 0 124-21 195-77 11 48 42 77 83 77 48 0 77-50 77-65 0-6-6-10-12-10s-8 4-11 10c-16 44-49 44-52 44-29 0-29-71-29-94 0-18 0-20 11-31 85-108 104-216 104-216 0-2 0-8-11-8-8 0-8 2-12 18-17 59-48 127-92 181zM339 314c-81 71-152 81-189 81-54 0-81-42-81-100 0-43 23-143 52-191 43-67 93-83 124-83 92 0 92 120 92 191 0 33 0 87 2 102z">
            <text:p/>
          </draw:path>
          <draw:path draw:style-name="gr3" draw:text-style-name="P5" draw:layer="layout" svg:width="0.213cm" svg:height="0.914cm" svg:x="15.907cm" svg:y="13.041cm" svg:viewBox="0 0 214 915" svg:d="M214 457c0-70-10-181-60-284-56-113-135-173-146-173-4 0-8 4-8 8s0 7 17 23c91 90 143 235 143 426 0 156-33 318-148 433-12 12-12 14-12 16 0 6 4 9 8 9 11 0 94-63 148-179 48-100 58-202 58-279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19" smil:attributeName="visibility" smil:to="visible"/>
                  <anim:animate smil:dur="0.5s" smil:fill="hold" smil:targetElement="id119" smil:attributeName="x" smil:values="x;x" smil:keyTimes="0;1"/>
                  <anim:animate smil:dur="0.5s" smil:fill="hold" smil:targetElement="id119"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0" smil:attributeName="visibility" smil:to="visible"/>
                  <anim:animate smil:dur="0.5s" smil:fill="hold" smil:targetElement="id120" smil:attributeName="x" smil:values="x;x" smil:keyTimes="0;1"/>
                  <anim:animate smil:dur="0.5s" smil:fill="hold" smil:targetElement="id120"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1" smil:attributeName="visibility" smil:to="visible"/>
                  <anim:animate smil:dur="0.5s" smil:fill="hold" smil:targetElement="id121" smil:attributeName="x" smil:values="x;x" smil:keyTimes="0;1"/>
                  <anim:animate smil:dur="0.5s" smil:fill="hold" smil:targetElement="id12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2" smil:attributeName="visibility" smil:to="visible"/>
                  <anim:animate smil:dur="0.5s" smil:fill="hold" smil:targetElement="id122" smil:attributeName="x" smil:values="x;x" smil:keyTimes="0;1"/>
                  <anim:animate smil:dur="0.5s" smil:fill="hold" smil:targetElement="id122" smil:attributeName="y" smil:values="1+height/2;y" smil:keyTimes="0;1"/>
                </anim:par>
              </anim:par>
              <anim:par smil:begin="0.5s">
                <anim:par smil:begin="0s" smil:fill="hold" presentation:preset-property="Direction;Accelerate;Decelerate" presentation:node-type="after-previous" presentation:preset-class="entrance" presentation:preset-id="ooo-entrance-fly-in" presentation:preset-sub-type="from-bottom">
                  <anim:set smil:begin="0s" smil:dur="0.001s" smil:fill="hold" smil:targetElement="id123" smil:attributeName="visibility" smil:to="visible"/>
                  <anim:animate smil:dur="0.5s" smil:fill="hold" smil:targetElement="id123" smil:attributeName="x" smil:values="x;x" smil:keyTimes="0;1"/>
                  <anim:animate smil:dur="0.5s" smil:fill="hold" smil:targetElement="id123"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5" smil:attributeName="visibility" smil:to="visible"/>
                  <anim:animate smil:dur="0.5s" smil:fill="hold" smil:targetElement="id125" smil:attributeName="x" smil:values="x;x" smil:keyTimes="0;1"/>
                  <anim:animate smil:dur="0.5s" smil:fill="hold" smil:targetElement="id125" smil:attributeName="y" smil:values="1+height/2;y" smil:keyTimes="0;1"/>
                </anim:par>
              </anim:par>
            </anim:par>
          </anim:seq>
        </anim:par>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9">
        <office:forms form:automatic-focus="false" form:apply-design-mode="false"/>
        <draw:frame presentation:style-name="pr15" draw:text-style-name="P20" draw:layer="layout" svg:width="26.6cm" svg:height="14.773cm" svg:x="0.6cm" svg:y="0.627cm" presentation:class="title" presentation:user-transformed="true">
          <draw:text-box>
            <text:p xml:id="id131" text:id="id131" text:style-name="P7"><text:span text:style-name="T40"><text:tab/></text:span><text:span text:style-name="T40"><text:tab/></text:span><text:span text:style-name="T41"><text:line-break/></text:span><text:span text:style-name="T42"><text:tab/></text:span><text:span text:style-name="T42"><text:tab/></text:span><text:span text:style-name="T42"> <text:s text:c="7"/></text:span><text:span text:style-name="T42"><text:tab/></text:span><text:span text:style-name="T41"><text:line-break/></text:span><text:span text:style-name="T43"><text:tab/></text:span><text:span text:style-name="T43"><text:tab/></text:span><text:span text:style-name="T11"> </text:span><text:span text:style-name="T11"><text:line-break/></text:span><text:span text:style-name="T11"><text:tab/></text:span><text:span text:style-name="T11"><text:tab/></text:span><text:span text:style-name="T11"><text:line-break/></text:span><text:span text:style-name="T11"><text:tab/></text:span><text:span text:style-name="T11"><text:tab/></text:span><text:span text:style-name="T11"><text:line-break/></text:span><text:span text:style-name="T11"><text:tab/></text:span><text:span text:style-name="T11"><text:tab/></text:span><text:span text:style-name="T11"><text:line-break/></text:span><text:span text:style-name="T11"><text:tab/></text:span><text:span text:style-name="T11"><text:tab/></text:span><text:span text:style-name="T11"><text:line-break/></text:span><text:span text:style-name="T11"><text:tab/></text:span><text:span text:style-name="T11"><text:tab/></text:span><text:span text:style-name="T11"><text:line-break/></text:span><text:span text:style-name="T11"><text:line-break/></text:span><text:span text:style-name="T11"><text:line-break/></text:span><text:span text:style-name="T11"><text:line-break/></text:span><text:span text:style-name="T11"><text:line-break/></text:span><text:span text:style-name="T11"><text:line-break/></text:span><text:span text:style-name="T11"><text:tab/></text:span><text:span text:style-name="T11"><text:tab/></text:span><text:span text:style-name="T11"><text:tab/></text:span><text:span text:style-name="T11"><text:tab/></text:span><text:span text:style-name="T11"> <text:s text:c="9"/></text:span><text:span text:style-name="T11">##### </text:span><text:span text:style-name="T11"><text:tab/></text:span><text:span text:style-name="T11"><text:tab/></text:span><text:span text:style-name="T11">DONE <text:s/></text:span><text:span text:style-name="T11"><text:tab/></text:span><text:span text:style-name="T11"><text:tab/></text:span><text:span text:style-name="T11">#####</text:span></text:p>
          </draw:text-box>
        </draw:frame>
        <draw:g xml:id="id127" draw:id="id127">
          <svg:title>TexMaths</svg:title>
          <svg:desc>26§display§\frac{d^3y}{dx^3} = e^{ax} (a^2 + b^2)^\frac{3}{2} \sin (bx + c + 3\alpha )§svg§600§FALSE§</svg:desc>
          <draw:polygon draw:style-name="gr2" draw:text-style-name="P4" draw:layer="layout" svg:width="14.507cm" svg:height="1.92cm" svg:x="3.075cm" svg:y="2.377cm" svg:viewBox="0 0 14508 1921" draw:points="7255,1921 0,1921 0,0 14508,0 14508,1921">
            <text:p/>
          </draw:polygon>
          <draw:path draw:style-name="gr3" draw:text-style-name="P5" draw:layer="layout" svg:width="0.436cm" svg:height="0.645cm" svg:x="3.087cm" svg:y="2.454cm" svg:viewBox="0 0 437 646" svg:d="M437 10c0-2 0-10-13-10-12 0-100 8-116 10-6 0-13 5-13 17s9 12 23 12c44 0 46 7 46 15l-4 19-54 216c-17-33-44-58-86-58-106 0-220 135-220 268 0 87 50 147 123 147 18 0 64-4 118-68 9 37 40 68 83 68 34 0 55-20 69-52 15-31 27-87 27-89 0-10-8-10-10-10-11 0-11 4-13 16-16 61-33 115-70 115-25 0-27-23-27-42 0-23 2-29 6-44zM245 526c-4 16-4 19-18 35-40 50-77 65-102 65-46 0-61-50-61-86 0-45 30-160 52-201 28-54 69-87 107-87 60 0 72 74 72 81 0 4-2 10-4 14z">
            <text:p/>
          </draw:path>
          <draw:path draw:style-name="gr3" draw:text-style-name="P5" draw:layer="layout" svg:width="0.294cm" svg:height="0.438cm" svg:x="3.559cm" svg:y="2.331cm" svg:viewBox="0 0 295 439" svg:d="M141 212c50 0 86 35 86 104 0 79-46 102-83 102-25 0-84-6-111-44 31-2 38-23 38-35 0-21-15-36-36-36-16 0-35 11-35 36 0 62 67 100 146 100 89 0 149-59 149-123 0-50-39-100-110-116 67-23 92-73 92-111 0-52-59-89-131-89-71 0-125 35-125 85 0 23 12 36 33 36 19 0 31-15 31-34 0-18-12-31-31-33 23-29 67-35 90-35 29 0 70 14 70 70 0 27-10 56-27 75-21 25-37 27-71 29-16 0-16 0-20 2 0 0-7 0-7 9 0 8 7 8 17 8z">
            <text:p/>
          </draw:path>
          <draw:path draw:style-name="gr3" draw:text-style-name="P5" draw:layer="layout" svg:width="0.423cm" svg:height="0.591cm" svg:x="3.961cm" svg:y="2.682cm" svg:viewBox="0 0 424 592" svg:d="M420 56c4-12 4-14 4-21 0-16-14-25-27-25-10 0-25 5-33 19-2 4-8 33-12 50-7 23-13 48-19 73l-42 166c-2 12-41 77-102 77-48 0-58-40-58-75 0-41 17-98 48-179 14-37 17-47 17-66 0-42-30-75-75-75-88 0-121 133-121 141 0 9 8 9 10 9 11 0 11-2 15-17 25-85 62-112 94-112 6 0 22 0 22 29 0 23-8 46-16 64-36 96-52 150-52 192 0 81 58 110 112 110 35 0 67-17 92-42-11 48-23 92-59 141-25 32-60 59-102 59-12 0-54-4-68-40 14 0 25 0 37-10 11-9 19-21 19-38 0-29-25-33-33-33-21 0-52 15-52 60 0 46 41 79 97 79 96 0 190-83 215-187z">
            <text:p/>
          </draw:path>
          <draw:polygon draw:style-name="gr3" draw:text-style-name="P5" draw:layer="layout" svg:width="1.409cm" svg:height="0.038cm" svg:x="3.029cm" svg:y="3.458cm" svg:viewBox="0 0 1410 39" draw:points="705,39 0,39 0,0 1410,0 1410,39">
            <text:p/>
          </draw:polygon>
          <draw:path draw:style-name="gr3" draw:text-style-name="P5" draw:layer="layout" svg:width="0.436cm" svg:height="0.645cm" svg:x="3.066cm" svg:y="3.697cm" svg:viewBox="0 0 437 646" svg:d="M437 10c0-2 0-10-13-10-12 0-100 8-116 10-6 0-13 5-13 17s9 12 23 12c44 0 46 7 46 15l-4 19-54 216c-17-33-44-58-86-58-106 0-220 135-220 268 0 87 50 147 123 147 18 0 64-4 118-68 9 37 40 68 83 68 34 0 55-20 69-52 15-31 27-87 27-89 0-10-8-10-10-10-11 0-11 4-13 16-16 61-33 115-70 115-25 0-27-23-27-42 0-23 2-29 6-44zM245 526c-4 16-4 19-18 35-40 50-77 65-102 65-46 0-61-50-61-86 0-45 30-160 52-201 28-54 69-87 107-87 60 0 72 74 72 81 0 4-2 10-4 14z">
            <text:p/>
          </draw:path>
          <draw:path draw:style-name="gr3" draw:text-style-name="P5" draw:layer="layout" svg:width="0.457cm" svg:height="0.415cm" svg:x="3.53cm" svg:y="3.927cm" svg:viewBox="0 0 458 416" svg:d="M281 129c4-25 25-108 89-108 6 0 27 0 46 10-25 6-44 29-44 50 0 15 11 33 36 33 20 0 50-16 50-54 0-48-54-60-86-60-54 0-85 48-97 71-23-63-71-71-98-71-96 0-148 118-148 141 0 9 8 9 11 9 8 0 10 0 12-9 31-97 92-120 123-120 16 0 50 8 50 60 0 29-17 92-50 218-15 59-48 96-88 96-6 0-27 0-45-10 22-7 43-25 43-50s-21-34-35-34c-27 0-50 25-50 54 0 42 46 61 85 61 63 0 96-65 98-71 10 35 44 71 98 71 95 0 147-119 147-142 0-8-8-8-10-8-8 0-10 2-12 8-30 100-94 121-123 121-35 0-50-29-50-60 0-21 6-40 17-81z">
            <text:p/>
          </draw:path>
          <draw:path draw:style-name="gr3" draw:text-style-name="P5" draw:layer="layout" svg:width="0.294cm" svg:height="0.438cm" svg:x="4.061cm" svg:y="3.643cm" svg:viewBox="0 0 295 439" svg:d="M141 212c50 0 86 35 86 104 0 79-46 102-83 102-25 0-84-6-111-44 31-2 38-23 38-35 0-21-15-36-36-36-16 0-35 11-35 36 0 62 67 100 146 100 89 0 149-59 149-123 0-50-39-100-110-116 67-23 92-73 92-111 0-52-59-89-131-89-71 0-125 35-125 85 0 23 12 36 33 36 19 0 33-15 33-34 0-18-14-31-33-33 23-29 67-35 90-35 29 0 70 14 70 70 0 27-10 56-27 75-21 25-37 27-71 29-16 0-16 0-20 2 0 0-7 0-7 9 0 8 7 8 17 8z">
            <text:p/>
          </draw:path>
          <draw:path draw:style-name="gr3" draw:text-style-name="P5" draw:layer="layout" svg:width="0.608cm" svg:height="0.215cm" svg:x="4.851cm" svg:y="3.37cm" svg:viewBox="0 0 609 216" svg:d="M578 37c15 0 31 0 31-18 0-19-16-19-29-19h-549c-14 0-31 0-31 19 0 18 17 18 31 18zM580 216c13 0 29 0 29-19 0-18-16-18-31-18h-547c-14 0-31 0-31 18 0 19 17 19 31 19z">
            <text:p/>
          </draw:path>
          <draw:path draw:style-name="gr3" draw:text-style-name="P5" draw:layer="layout" svg:width="0.353cm" svg:height="0.415cm" svg:x="5.808cm" svg:y="3.302cm" svg:viewBox="0 0 354 416" svg:d="M129 193c27 0 96-2 141-20 65-28 69-82 69-94 0-42-35-79-98-79-102 0-241 89-241 249 0 94 54 167 144 167 133 0 210-98 210-108 0-7-7-13-13-13-4 0-6 2-10 11-73 89-173 89-185 89-71 0-79-77-79-106 0-10 0-40 14-96zM87 173c36-140 129-152 154-152 44 0 67 27 67 58 0 94-146 94-183 94z">
            <text:p/>
          </draw:path>
          <draw:path draw:style-name="gr3" draw:text-style-name="P5" draw:layer="layout" svg:width="0.328cm" svg:height="0.29cm" svg:x="6.23cm" svg:y="3.046cm" svg:viewBox="0 0 329 291" svg:d="M233 37c-15-20-35-37-67-37-83 0-166 91-166 183 0 62 42 108 98 108 33 0 64-21 91-46 13 40 48 46 67 46 23 0 37-15 50-35 14-25 23-61 23-65 0-8-9-8-11-8-8 0-10 4-14 21-9 31-21 68-48 68-17 0-21-14-21-31 0-10 6-35 10-52 5-16 11-44 15-58l12-48c5-16 11-48 11-50 0-14-11-21-21-21s-25 9-29 25zM191 204c-4 18-18 31-33 43-6 4-31 25-58 25-25 0-48-16-48-62 0-33 19-106 33-131 29-52 63-60 81-60 44 0 57 48 57 56 0 2 0 6-3 8z">
            <text:p/>
          </draw:path>
          <draw:path draw:style-name="gr3" draw:text-style-name="P5" draw:layer="layout" svg:width="0.344cm" svg:height="0.29cm" svg:x="6.617cm" svg:y="3.046cm" svg:viewBox="0 0 345 291" svg:d="M129 216c-6 21-27 56-60 56-2 0-21 0-36-8 27-8 29-31 29-35 0-15-10-25-25-25-18 0-37 16-37 39 0 33 35 48 67 48 31 0 56-19 72-46 17 34 52 46 77 46 75 0 113-81 113-100 0-8-9-8-11-8-8 0-8 4-10 12-15 44-54 77-90 77-25 0-39-16-39-41 0-17 17-75 33-148 15-50 42-64 65-64 0 0 20 0 33 8-19 6-27 23-27 35 0 15 10 25 25 25 14 0 37-12 37-39 0-38-41-48-68-48-32 0-59 21-71 46-13-27-42-46-77-46-73 0-114 79-114 98 0 8 8 8 10 8 8 0 10-2 12-10 17-50 57-77 90-77 21 0 37 10 37 41 0 13-8 46-12 67z">
            <text:p/>
          </draw:path>
          <draw:path draw:style-name="gr3" draw:text-style-name="P5" draw:layer="layout" svg:width="0.213cm" svg:height="0.914cm" svg:x="7.137cm" svg:y="3.019cm" svg:viewBox="0 0 214 915" svg:d="M214 906c0-2 0-4-16-21-115-114-144-286-144-428 0-158 35-318 148-432 12-10 12-13 12-17 0-6-4-8-10-8-8 0-92 62-146 179-48 100-58 201-58 278 0 73 10 183 60 287 56 112 136 171 144 171 6 0 10-3 10-9z">
            <text:p/>
          </draw:path>
          <draw:path draw:style-name="gr3" draw:text-style-name="P5" draw:layer="layout" svg:width="0.419cm" svg:height="0.415cm" svg:x="7.439cm" svg:y="3.302cm" svg:viewBox="0 0 420 416" svg:d="M306 58c-17-33-44-58-86-58-106 0-220 135-220 268 0 87 50 148 123 148 18 0 64-4 118-69 9 38 40 69 83 69 34 0 55-21 69-50 15-33 27-90 27-92 0-8-8-8-10-8-11 0-11 2-13 17-16 58-33 112-70 112-25 0-27-23-27-42 0-20 2-27 12-68 10-38 10-48 19-81l33-129c6-27 6-27 6-31 0-17-10-25-25-25-23 0-37 20-39 39zM245 297c-4 17-4 17-18 33-40 50-77 65-102 65-48 0-61-50-61-85 0-46 30-160 52-202 28-54 69-87 107-87 60 0 72 75 72 81 0 4-2 10-4 14z">
            <text:p/>
          </draw:path>
          <draw:path draw:style-name="gr3" draw:text-style-name="P5" draw:layer="layout" svg:width="0.284cm" svg:height="0.425cm" svg:x="7.925cm" svg:y="2.903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5" draw:layer="layout" svg:width="0.608cm" svg:height="0.61cm" svg:x="8.549cm" svg:y="3.173cm" svg:viewBox="0 0 609 611" svg:d="M324 324h256c13 0 29 0 29-18 0-19-16-19-29-19h-256v-256c0-14 0-31-18-31-19 0-19 17-19 31v256h-256c-14 0-31 0-31 19 0 18 17 18 31 18h256v256c0 12 0 31 19 31 18 0 18-19 18-31z">
            <text:p/>
          </draw:path>
          <draw:path draw:style-name="gr3" draw:text-style-name="P5" draw:layer="layout" svg:width="0.338cm" svg:height="0.645cm" svg:x="9.454cm" svg:y="3.071cm" svg:viewBox="0 0 339 646" svg:d="M177 10c0-2 0-10-13-10-20 0-87 8-112 8-6 2-17 2-17 19 0 12 9 12 21 12 46 0 48 7 48 15 0 6-8 37-15 56l-74 299c-11 46-15 61-15 94 0 85 48 143 116 143 109 0 223-137 223-268 0-85-50-147-123-147-41 0-81 27-108 56zM89 355c7-18 7-20 15-31 46-60 87-72 110-72 34 0 58 27 58 85 0 54-31 160-47 195-29 60-73 94-109 94-31 0-60-25-60-92 0-19 0-35 15-93z">
            <text:p/>
          </draw:path>
          <draw:path draw:style-name="gr3" draw:text-style-name="P5" draw:layer="layout" svg:width="0.284cm" svg:height="0.425cm" svg:x="9.845cm" svg:y="2.903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5" draw:layer="layout" svg:width="0.213cm" svg:height="0.914cm" svg:x="10.266cm" svg:y="3.019cm" svg:viewBox="0 0 214 915" svg:d="M214 457c0-70-10-181-60-284-56-113-135-173-146-173-4 0-8 4-8 8s0 7 17 23c91 90 143 235 143 426 0 156-33 318-148 433-12 12-12 14-12 16 0 6 4 9 8 9 11 0 94-63 148-179 48-100 58-202 58-279z">
            <text:p/>
          </draw:path>
          <draw:path draw:style-name="gr3" draw:text-style-name="P5" draw:layer="layout" svg:width="0.238cm" svg:height="0.315cm" svg:x="10.715cm" svg:y="2.778cm" svg:viewBox="0 0 239 316" svg:d="M114 154c44 0 71 27 71 73 0 45-29 70-69 70-6 0-60 0-83-23 19-4 23-18 23-29 0-16-12-27-27-27-14 0-29 9-29 29 0 48 54 69 116 69 77 0 123-46 123-89 0-38-33-71-85-84 54-16 69-52 69-76 0-40-46-67-104-67-57 0-102 23-102 64 0 23 16 27 25 27 14 0 27-8 27-24 0-11-7-23-23-28 21-20 62-22 70-22 34 0 59 18 59 50 0 24-17 68-67 70-12 0-14 0-27 2-4 0-8 0-8 6 0 9 4 9 12 9z">
            <text:p/>
          </draw:path>
          <draw:polygon draw:style-name="gr3" draw:text-style-name="P5" draw:layer="layout" svg:width="0.311cm" svg:height="0.032cm" svg:x="10.679cm" svg:y="3.152cm" svg:viewBox="0 0 312 33" draw:points="156,33 0,33 0,0 312,0 312,33">
            <text:p/>
          </draw:polygon>
          <draw:path draw:style-name="gr3" draw:text-style-name="P5" draw:layer="layout" svg:width="0.228cm" svg:height="0.305cm" svg:x="10.721cm" svg:y="3.243cm" svg:viewBox="0 0 229 306" svg:d="M229 218h-19c-2 9-6 38-12 42-5 2-44 2-50 2h-90c29-23 65-48 92-67 41-29 79-56 79-104 0-58-54-91-121-91-62 0-108 35-108 81 0 23 21 27 27 27 13 0 27-8 27-27 0-17-12-25-27-27 15-21 40-33 71-33 46 0 83 27 83 70 0 40-27 69-62 98l-113 96c-6 4-6 4-6 8v13h214z">
            <text:p/>
          </draw:path>
          <draw:path draw:style-name="gr3" draw:text-style-name="P5" draw:layer="layout" svg:width="0.301cm" svg:height="0.421cm" svg:x="11.328cm" svg:y="3.295cm" svg:viewBox="0 0 302 422" svg:d="M160 233c21 4 96 18 96 85 0 46-31 83-104 83-77 0-110-52-127-131-2-10-4-14-13-14-12 0-12 6-12 23v120c0 17 0 23 10 23 5 0 7-2 23-19 2-2 2-4 19-21 40 38 81 40 100 40 106 0 150-62 150-129 0-48-30-75-40-87-31-29-66-36-104-44-52-10-114-21-114-75 0-33 25-70 104-70 100 0 106 83 108 112 0 8 8 8 10 8 13 0 13-4 13-23v-91c0-17 0-23-11-23-4 0-6 0-18 10-2 5-13 13-17 15-33-25-73-25-85-25-113 0-148 62-148 112 0 33 15 58 40 79 29 23 56 29 120 42z">
            <text:p/>
          </draw:path>
          <draw:path draw:style-name="gr3" draw:text-style-name="P5" draw:layer="layout" svg:width="0.197cm" svg:height="0.612cm" svg:x="11.688cm" svg:y="3.094cm" svg:viewBox="0 0 198 613" svg:d="M133 208l-129 10v29c60 0 69 5 69 50v245c0 42-11 42-73 42v29c29-2 79-2 102-2 31 0 64 0 96 2v-29c-61 0-65-4-65-39zM137 48c0-29-23-48-50-48-29 0-47 25-47 48 0 25 18 50 47 50 27 0 50-21 50-50z">
            <text:p/>
          </draw:path>
          <draw:path draw:style-name="gr3" draw:text-style-name="P5" draw:layer="layout" svg:width="0.461cm" svg:height="0.404cm" svg:x="11.942cm" svg:y="3.302cm" svg:viewBox="0 0 462 405" svg:d="M71 89v248c0 39-9 39-71 39v29c31 0 79-2 104-2 23 0 71 2 102 2v-29c-60 0-71 0-71-39v-171c0-95 65-145 123-145s69 50 69 102v214c0 39-11 39-71 39v29c31 0 79-2 104-2 23 0 71 2 102 2v-29c-48 0-71 0-71-27v-174c0-79 0-108-29-142-13-14-44-33-96-33-68 0-110 39-137 96v-96l-129 10v29c64 0 71 7 71 50z">
            <text:p/>
          </draw:path>
          <draw:path draw:style-name="gr3" draw:text-style-name="P5" draw:layer="layout" svg:width="0.213cm" svg:height="0.914cm" svg:x="12.51cm" svg:y="3.019cm" svg:viewBox="0 0 214 915" svg:d="M214 906c0-2 0-4-16-21-115-114-144-286-144-428 0-158 35-318 148-432 12-10 12-13 12-17 0-6-4-8-10-8-8 0-92 62-146 179-48 100-58 201-58 278 0 73 10 183 60 287 56 112 136 171 144 171 6 0 10-3 10-9z">
            <text:p/>
          </draw:path>
          <draw:path draw:style-name="gr3" draw:text-style-name="P5" draw:layer="layout" svg:width="0.338cm" svg:height="0.645cm" svg:x="12.818cm" svg:y="3.071cm" svg:viewBox="0 0 339 646" svg:d="M177 10c0-2 0-10-13-10-20 0-87 8-112 8-6 2-17 2-17 19 0 12 9 12 21 12 46 0 48 7 48 15 0 6-8 37-15 56l-74 299c-11 46-15 61-15 94 0 85 48 143 116 143 109 0 223-137 223-268 0-85-50-147-123-147-41 0-81 27-108 56zM89 355c7-18 7-20 15-31 46-60 85-72 110-72 34 0 58 27 58 85 0 54-31 160-47 195-29 60-73 94-109 94-31 0-62-25-62-92 0-19 0-35 17-93z">
            <text:p/>
          </draw:path>
          <draw:path draw:style-name="gr3" draw:text-style-name="P5" draw:layer="layout" svg:width="0.457cm" svg:height="0.415cm" svg:x="13.194cm" svg:y="3.302cm" svg:viewBox="0 0 458 416" svg:d="M281 129c4-25 25-108 89-108 6 0 27 0 46 10-25 6-44 29-44 50 0 15 11 33 36 33 20 0 50-16 50-54 0-48-54-60-86-60-54 0-85 48-97 71-23-63-71-71-98-71-96 0-148 118-148 141 0 9 8 9 11 9 8 0 10 0 12-9 31-97 92-120 123-120 16 0 50 8 50 60 0 29-17 92-50 218-15 59-48 96-88 96-6 0-27 0-45-10 22-7 43-25 43-50s-21-34-35-34c-27 0-50 25-50 54 0 42 46 61 85 61 63 0 96-65 98-71 10 35 44 71 100 71 93 0 145-119 145-142 0-8-8-8-10-8-8 0-10 2-12 8-30 100-94 121-123 121-35 0-50-29-50-60 0-21 6-40 17-81z">
            <text:p/>
          </draw:path>
          <draw:path draw:style-name="gr3" draw:text-style-name="P5" draw:layer="layout" svg:width="0.608cm" svg:height="0.61cm" svg:x="13.943cm" svg:y="3.173cm" svg:viewBox="0 0 609 611" svg:d="M324 324h256c13 0 29 0 29-18 0-19-16-19-29-19h-256v-256c0-14 0-31-18-31-19 0-19 17-19 31v256h-256c-14 0-31 0-31 19 0 18 17 18 31 18h256v256c0 12 0 31 19 31 18 0 18-19 18-31z">
            <text:p/>
          </draw:path>
          <draw:path draw:style-name="gr3" draw:text-style-name="P5" draw:layer="layout" svg:width="0.357cm" svg:height="0.415cm" svg:x="14.844cm" svg:y="3.302cm" svg:viewBox="0 0 358 416" svg:d="M327 56c-15 0-27 0-42 15-15 12-17 29-17 35 0 21 17 31 36 31 27 0 52-21 52-58 0-46-44-79-111-79-122 0-245 131-245 260 0 83 54 156 150 156 131 0 208-98 208-108 0-7-6-13-11-13-6 0-8 2-12 11-73 89-173 89-185 89-56 0-81-44-81-100 0-37 18-127 50-183 27-52 79-91 129-91 31 0 66 10 79 35z">
            <text:p/>
          </draw:path>
          <draw:path draw:style-name="gr3" draw:text-style-name="P5" draw:layer="layout" svg:width="0.608cm" svg:height="0.61cm" svg:x="15.457cm" svg:y="3.173cm" svg:viewBox="0 0 609 611" svg:d="M324 324h256c13 0 29 0 29-18 0-19-16-19-29-19h-256v-256c0-14 0-31-18-31-19 0-19 17-19 31v256h-256c-14 0-31 0-31 19 0 18 17 18 31 18h256v256c0 12 0 31 19 31 18 0 18-19 18-31z">
            <text:p/>
          </draw:path>
          <draw:path draw:style-name="gr3" draw:text-style-name="P5" draw:layer="layout" svg:width="0.38cm" svg:height="0.629cm" svg:x="16.358cm" svg:y="3.096cm" svg:viewBox="0 0 381 630" svg:d="M229 287c75-23 127-87 127-160 0-75-79-127-169-127-93 0-162 54-162 125 0 29 21 48 46 48 29 0 48-21 48-48 0-46-44-46-57-46 27-44 88-56 121-56 37 0 89 21 89 102 0 12-2 64-27 106-27 43-58 45-81 48-6 0-29 2-35 2-8 0-15 2-15 10 0 10 7 10 23 10h40c75 0 110 63 110 152 0 125-64 152-104 152-39 0-108-17-141-71 33 6 60-14 60-50 0-33-23-52-50-52-23 0-52 15-52 54 0 84 85 144 185 144 112 0 196-83 196-177 0-75-59-145-152-166z">
            <text:p/>
          </draw:path>
          <draw:path draw:style-name="gr3" draw:text-style-name="P5" draw:layer="layout" svg:width="0.513cm" svg:height="0.415cm" svg:x="16.814cm" svg:y="3.302cm" svg:viewBox="0 0 514 416" svg:d="M399 189c0-143-85-189-151-189-127 0-248 131-248 260 0 85 54 156 148 156 58 0 124-21 195-77 11 48 42 77 83 77 48 0 77-50 77-65 0-6-6-10-12-10s-8 4-11 10c-16 44-49 44-52 44-29 0-29-71-29-94 0-18 0-20 11-31 85-108 104-216 104-216 0-2 0-8-11-8-8 0-8 2-12 18-17 59-48 127-92 181zM339 314c-81 71-152 81-189 81-54 0-81-42-81-100 0-43 23-143 52-191 43-67 93-83 124-83 92 0 92 120 92 191 0 33 0 87 2 102z">
            <text:p/>
          </draw:path>
          <draw:path draw:style-name="gr3" draw:text-style-name="P5" draw:layer="layout" svg:width="0.213cm" svg:height="0.914cm" svg:x="17.417cm" svg:y="3.019cm" svg:viewBox="0 0 214 915" svg:d="M214 457c0-70-10-181-60-284-56-113-135-173-146-173-4 0-8 4-8 8s0 7 17 23c91 90 143 235 143 426 0 156-33 318-148 433-12 12-12 14-12 16 0 6 4 9 8 9 11 0 94-63 148-179 48-100 58-202 58-279z">
            <text:p/>
          </draw:path>
        </draw:g>
        <draw:g xml:id="id130" draw:id="id130">
          <svg:title>TexMaths</svg:title>
          <svg:desc>26§display§\text {where } \alpha  = tan^{-1}\left( \frac{b}{a} \right)§svg§600§FALSE§</svg:desc>
          <draw:polygon draw:style-name="gr2" draw:text-style-name="P4" draw:layer="layout" svg:width="8.709cm" svg:height="2.101cm" svg:x="18.259cm" svg:y="6.683cm" svg:viewBox="0 0 8710 2102" draw:points="4355,2102 0,2102 0,0 8710,0 8710,2102">
            <text:p/>
          </draw:polygon>
          <draw:path draw:style-name="gr3" draw:text-style-name="P5" draw:layer="layout" svg:width="0.627cm" svg:height="0.405cm" svg:x="18.23cm" svg:y="7.569cm" svg:viewBox="0 0 628 406" svg:d="M551 87c17-45 46-58 77-58v-29c-21 2-48 2-66 2-27 0-69-2-86-2v29c34 0 52 17 52 44 0 6 0 6-4 19l-83 235-92-256c-2-11-4-13-4-17 0-25 36-25 54-25v-29c-27 0-72 2-95 2-27 0-54 0-81-2v29c33 0 47 2 58 13 4 6 14 33 21 52l-79 220-88-243c-4-13-4-15-4-17 0-25 35-25 54-25v-29c-27 0-79 2-100 2-4 0-52 0-85-2v29c46 0 56 2 69 31l114 325c4 14 8 21 19 21 12 0 14-5 18-19l94-260 94 262c2 10 6 17 18 17 11 0 15-9 17-17z">
            <text:p/>
          </draw:path>
          <draw:path draw:style-name="gr3" draw:text-style-name="P5" draw:layer="layout" svg:width="0.461cm" svg:height="0.635cm" svg:x="18.902cm" svg:y="7.327cm" svg:viewBox="0 0 462 636" svg:d="M71 566c0 41-9 41-71 41v29c31-2 79-2 104-2 23 0 71 0 102 2v-29c-60 0-71 0-71-41v-169c0-95 65-145 123-145s69 50 69 102v212c0 41-11 41-71 41v29c31-2 79-2 104-2 23 0 71 0 102 2v-29c-48 0-71 0-71-27v-174c0-79 0-109-29-142-13-14-44-33-96-33-79 0-118 56-133 89v-320l-133 10v30c64 0 71 6 71 49z">
            <text:p/>
          </draw:path>
          <draw:path draw:style-name="gr3" draw:text-style-name="P5" draw:layer="layout" svg:width="0.355cm" svg:height="0.421cm" svg:x="19.407cm" svg:y="7.552cm" svg:viewBox="0 0 356 422" svg:d="M77 181c6-137 83-160 114-160 94 0 104 122 104 160zM77 200h256c21 0 23 0 23-19 0-92-50-181-165-181-106 0-191 94-191 210 0 123 96 212 202 212 112 0 154-102 154-120 0-9-9-11-13-11-8 0-10 6-10 13-34 95-117 95-125 95-46 0-83-29-104-62-27-44-27-104-27-137z">
            <text:p/>
          </draw:path>
          <draw:path draw:style-name="gr3" draw:text-style-name="P5" draw:layer="layout" svg:width="0.309cm" svg:height="0.405cm" svg:x="19.813cm" svg:y="7.558cm" svg:viewBox="0 0 310 406" svg:d="M127 102v-102l-127 10v30c64 0 71 6 71 49v248c0 39-9 39-71 39v30c35 0 79-3 104-3 37 0 81 0 119 3v-30h-21c-67 0-69-8-69-41v-142c0-91 38-172 108-172 6 0 9 0 11 0-5 2-21 12-21 35 0 27 19 40 39 40 17 0 40-11 40-40s-29-56-69-56c-66 0-100 62-114 102z">
            <text:p/>
          </draw:path>
          <draw:path draw:style-name="gr3" draw:text-style-name="P5" draw:layer="layout" svg:width="0.355cm" svg:height="0.421cm" svg:x="20.17cm" svg:y="7.552cm" svg:viewBox="0 0 356 422" svg:d="M77 181c6-137 83-160 114-160 94 0 104 122 104 160zM77 200h256c21 0 23 0 23-19 0-92-50-181-165-181-106 0-191 94-191 210 0 123 96 212 202 212 112 0 154-102 154-120 0-9-9-11-13-11-8 0-10 6-10 13-34 95-117 95-125 95-46 0-83-29-104-62-27-44-27-104-27-137z">
            <text:p/>
          </draw:path>
          <draw:path draw:style-name="gr3" draw:text-style-name="P5" draw:layer="layout" svg:width="0.513cm" svg:height="0.415cm" svg:x="20.892cm" svg:y="7.558cm" svg:viewBox="0 0 514 416" svg:d="M399 189c0-143-85-189-152-189-126 0-247 131-247 260 0 85 54 156 148 156 58 0 124-21 195-77 11 48 42 77 83 77 48 0 77-50 77-65 0-6-6-10-12-10s-8 4-11 10c-16 44-49 44-52 44-29 0-29-71-29-93 0-19 0-21 11-32 85-108 104-216 104-216 0-2 0-8-11-8-8 0-8 2-12 18-17 59-48 127-92 181zM339 314c-81 71-152 81-189 81-54 0-81-41-81-100 0-43 23-143 52-191 43-67 93-83 124-83 92 0 92 120 92 191 0 33 0 87 2 102z">
            <text:p/>
          </draw:path>
          <draw:path draw:style-name="gr3" draw:text-style-name="P5" draw:layer="layout" svg:width="0.608cm" svg:height="0.215cm" svg:x="21.749cm" svg:y="7.627cm" svg:viewBox="0 0 609 216" svg:d="M578 37c15 0 31 0 31-18 0-19-16-19-29-19h-549c-14 0-31 0-31 19 0 18 17 18 31 18zM580 216c13 0 29 0 29-18 0-19-16-19-31-19h-547c-14 0-31 0-31 19 0 18 17 18 31 18z">
            <text:p/>
          </draw:path>
          <draw:path draw:style-name="gr3" draw:text-style-name="P5" draw:layer="layout" svg:width="0.282cm" svg:height="0.583cm" svg:x="22.683cm" svg:y="7.39cm" svg:viewBox="0 0 283 584" svg:d="M168 208h88c16 0 27 0 27-19 0-10-11-10-27-10h-81c33-131 39-148 39-154 0-17-12-25-27-25-4 0-29 0-37 33l-36 146h-87c-19 0-27 0-27 16 0 13 8 13 25 13h81c-66 260-69 274-69 291 0 50 36 85 84 85 95 0 147-135 147-141 0-8-8-8-12-8-9 0-9 2-13 12-39 96-89 117-120 117-19 0-27-13-27-42 0-23 0-29 4-44z">
            <text:p/>
          </draw:path>
          <draw:path draw:style-name="gr3" draw:text-style-name="P5" draw:layer="layout" svg:width="0.419cm" svg:height="0.415cm" svg:x="23.028cm" svg:y="7.558cm" svg:viewBox="0 0 420 416" svg:d="M306 58c-17-33-44-58-86-58-106 0-220 135-220 268 0 88 50 148 123 148 18 0 64-4 118-69 9 38 40 69 83 69 34 0 55-21 69-50 15-33 27-89 27-91 0-9-8-9-10-9-11 0-11 2-13 17-16 58-33 112-70 112-25 0-28-23-28-41 0-21 3-27 13-69 8-38 10-48 19-81l33-129c6-27 6-27 6-31 0-17-10-25-25-25-23 0-37 21-39 39zM245 297c-4 17-4 17-18 34-40 50-77 64-102 64-48 0-61-50-61-85 0-46 30-160 52-202 28-54 69-87 107-87 60 0 72 75 72 81 0 4-2 10-4 14z">
            <text:p/>
          </draw:path>
          <draw:path draw:style-name="gr3" draw:text-style-name="P5" draw:layer="layout" svg:width="0.496cm" svg:height="0.415cm" svg:x="23.5cm" svg:y="7.558cm" svg:viewBox="0 0 497 416" svg:d="M54 351c-2 15-8 36-8 40 0 17 12 25 27 25 10 0 27-8 33-25 2-2 13-46 19-69l19-83c6-19 12-39 16-60 4-17 11-44 11-46 14-29 64-112 149-112 42 0 50 33 50 64 0 56-43 175-58 212-8 23-10 34-10 44 0 44 33 75 74 75 88 0 121-133 121-141 0-9-8-9-10-9-11 0-11 2-15 17-19 62-48 112-93 112-15 0-21-8-21-29 0-23 8-46 16-67 17-47 54-149 54-201 0-61-39-98-104-98-83 0-129 58-143 79-4-50-42-79-85-79-42 0-59 35-69 52-15 31-27 85-27 89 0 9 8 9 10 9 11 0 11 0 17-21 15-65 33-108 67-108 18 0 29 10 29 41 0 19-4 30-15 77z">
            <text:p/>
          </draw:path>
          <draw:path draw:style-name="gr3" draw:text-style-name="P5" draw:layer="layout" svg:width="0.434cm" svg:height="0.032cm" svg:x="24.093cm" svg:y="7.409cm" svg:viewBox="0 0 435 33" svg:d="M410 33c8 0 25 0 25-16 0-17-15-17-25-17h-385c-10 0-25 0-25 17 0 16 15 16 25 16z">
            <text:p/>
          </draw:path>
          <draw:path draw:style-name="gr3" draw:text-style-name="P5" draw:layer="layout" svg:width="0.234cm" svg:height="0.425cm" svg:x="24.663cm" svg:y="7.159cm" svg:viewBox="0 0 235 426" svg:d="M146 19c0-19-2-19-19-19-42 40-100 42-127 42v22c15 0 58 0 94-18v328c0 21 0 29-65 29h-25v23c13 0 92-2 115-2 20 0 101 2 116 2v-23h-25c-64 0-64-8-64-29z">
            <text:p/>
          </draw:path>
          <draw:path draw:style-name="gr3" draw:text-style-name="P5" draw:layer="layout" svg:width="0.45cm" svg:height="2.193cm" svg:x="25.347cm" svg:y="6.637cm" svg:viewBox="0 0 451 2194" svg:d="M451 2186c0-4-2-7-4-9-33-35-96-95-156-195-147-235-214-533-214-884 0-247 31-564 183-836 73-131 148-206 189-245 2-2 2-5 2-9 0-8-6-8-18-8-13 0-15 0-30 15-307 278-403 696-403 1081 0 360 83 722 316 996 19 21 52 58 92 92 10 10 12 10 25 10 12 0 18 0 18-8z">
            <text:p/>
          </draw:path>
          <draw:path draw:style-name="gr3" draw:text-style-name="P5" draw:layer="layout" svg:width="0.338cm" svg:height="0.646cm" svg:x="26.027cm" svg:y="6.71cm" svg:viewBox="0 0 339 647" svg:d="M177 10c0-2 0-10-13-10-20 0-87 8-112 8-6 2-17 2-17 19 0 13 9 13 21 13 46 0 48 6 48 14 0 6-8 38-15 56l-74 300c-11 45-15 60-15 93 0 86 48 144 116 144 109 0 223-137 223-269 0-85-50-147-123-147-41 0-81 27-108 56zM89 356c7-19 7-21 15-32 46-60 85-72 110-72 33 0 58 27 58 85 0 54-31 160-47 195-30 61-73 94-109 94-31 0-60-25-60-92 0-18 0-35 15-93z">
            <text:p/>
          </draw:path>
          <draw:polygon draw:style-name="gr3" draw:text-style-name="P5" draw:layer="layout" svg:width="0.484cm" svg:height="0.039cm" svg:x="25.938cm" svg:y="7.714cm" svg:viewBox="0 0 485 40" draw:points="243,40 0,40 0,0 485,0 485,40">
            <text:p/>
          </draw:polygon>
          <draw:path draw:style-name="gr3" draw:text-style-name="P5" draw:layer="layout" svg:width="0.419cm" svg:height="0.415cm" svg:x="25.975cm" svg:y="8.184cm" svg:viewBox="0 0 420 416" svg:d="M306 58c-17-33-44-58-86-58-106 0-220 135-220 268 0 88 50 148 123 148 18 0 64-4 118-69 9 38 40 69 83 69 34 0 55-21 69-50 15-33 27-89 27-91 0-9-8-9-10-9-9 0-11 2-13 17-16 58-33 112-70 112-25 0-28-23-28-41 0-21 3-27 13-69 10-38 10-48 19-81l33-129c6-27 6-27 6-31 0-17-10-25-25-25-23 0-37 21-39 39zM245 297c-4 17-4 17-16 34-42 50-79 64-104 64-46 0-61-50-61-85 0-46 30-160 52-202 28-54 69-87 107-87 60 0 72 75 72 81 0 4-2 10-4 14z">
            <text:p/>
          </draw:path>
          <draw:path draw:style-name="gr3" draw:text-style-name="P5" draw:layer="layout" svg:width="0.45cm" svg:height="2.193cm" svg:x="26.564cm" svg:y="6.637cm" svg:viewBox="0 0 451 2194" svg:d="M451 1098c0-360-83-722-316-996-19-21-52-58-89-92-13-10-15-10-27-10-11 0-19 0-19 8 0 4 4 9 6 11 31 33 94 93 154 193 148 235 216 533 216 884 0 247-33 564-185 836-72 131-149 206-187 245-2 2-4 5-4 9 0 8 8 8 19 8 12 0 14 0 29-15 308-278 403-696 403-1081z">
            <text:p/>
          </draw:path>
        </draw:g>
        <draw:g xml:id="id128" draw:id="id128">
          <svg:title>TexMaths</svg:title>
          <svg:desc>26§display§\text {In general } n^{th} \text { order derivative will be }§svg§600§FALSE§</svg:desc>
          <draw:polygon draw:style-name="gr2" draw:text-style-name="P4" draw:layer="layout" svg:width="15.025cm" svg:height="0.919cm" svg:x="3.254cm" svg:y="4.881cm" svg:viewBox="0 0 15026 920" draw:points="7513,920 0,920 0,0 15026,0 15026,920">
            <text:p/>
          </draw:polygon>
          <draw:path draw:style-name="gr3" draw:text-style-name="P5" draw:layer="layout" svg:width="0.28cm" svg:height="0.626cm" svg:x="3.233cm" svg:y="5.033cm" svg:viewBox="0 0 281 627" svg:d="M181 71c0-31 4-42 75-42h25v-29c-31 2-104 2-140 2-37 0-110 0-141-2v29h25c71 0 75 11 75 42v485c0 33-4 42-75 42h-25v29c31-2 104-2 139-2 38 0 111 0 142 2v-29h-25c-71 0-75-9-75-42z">
            <text:p/>
          </draw:path>
          <draw:path draw:style-name="gr3" draw:text-style-name="P5" draw:layer="layout" svg:width="0.461cm" svg:height="0.405cm" svg:x="3.568cm" svg:y="5.254cm" svg:viewBox="0 0 462 406" svg:d="M71 90v247c0 40-9 40-71 40v29c31 0 79-2 104-2 23 0 71 2 102 2v-29c-60 0-71 0-71-40v-170c0-96 65-146 123-146s69 50 69 102v214c0 40-11 40-71 40v29c31 0 79-2 104-2 23 0 71 2 102 2v-29c-48 0-71 0-71-27v-175c0-79 0-108-29-142-13-14-44-33-96-33-68 0-110 40-137 96v-96l-129 10v30c64 0 71 6 71 50z">
            <text:p/>
          </draw:path>
          <draw:path draw:style-name="gr3" draw:text-style-name="P5" draw:layer="layout" svg:width="0.419cm" svg:height="0.605cm" svg:x="4.375cm" svg:y="5.243cm" svg:viewBox="0 0 420 606" svg:d="M179 258c-81 0-81-91-81-112 0-25 2-54 14-77 9-13 29-38 67-38 79 0 79 92 79 113 0 25 0 54-15 77-8 12-29 37-64 37zM71 294c0-5 0-25 16-44 36 27 73 29 92 29 85 0 148-62 148-133 0-36-15-69-38-90 33-31 67-35 83-35 2 0 7 0 9 0-11 4-15 14-15 25 0 16 13 27 27 27 8 0 27-6 27-27 0-17-12-46-48-46-18 0-58 6-97 44-38-32-77-34-96-34-85 0-150 63-150 134 0 41 21 75 44 95-13 13-29 44-29 75 0 30 12 65 41 82-56 16-85 56-85 93 0 65 92 117 204 117 108 0 204-48 204-119 0-33-15-79-61-106-50-25-102-25-158-25-23 0-62 0-68 0-29-4-50-33-50-62zM204 583c-94 0-156-46-156-94 0-43 35-77 75-79h54c79 0 183 0 183 79 0 48-67 94-156 94z">
            <text:p/>
          </draw:path>
          <draw:path draw:style-name="gr3" draw:text-style-name="P5" draw:layer="layout" svg:width="0.355cm" svg:height="0.422cm" svg:x="4.833cm" svg:y="5.247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461cm" svg:height="0.405cm" svg:x="5.242cm" svg:y="5.254cm" svg:viewBox="0 0 462 406" svg:d="M71 90v247c0 40-9 40-71 40v29c31 0 79-2 104-2 23 0 71 2 102 2v-29c-60 0-71 0-71-40v-170c0-96 65-146 123-146s69 50 69 102v214c0 40-11 40-71 40v29c31 0 79-2 104-2 23 0 71 2 102 2v-29c-48 0-71 0-71-27v-175c0-79 0-108-29-142-13-14-44-33-96-33-68 0-110 40-137 96v-96l-129 10v30c64 0 71 6 71 50z">
            <text:p/>
          </draw:path>
          <draw:path draw:style-name="gr3" draw:text-style-name="P5" draw:layer="layout" svg:width="0.355cm" svg:height="0.422cm" svg:x="5.746cm" svg:y="5.247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309cm" svg:height="0.405cm" svg:x="6.153cm" svg:y="5.254cm" svg:viewBox="0 0 310 406" svg:d="M127 102v-102l-127 10v30c64 0 73 6 73 50v247c0 40-11 40-73 40v29c35 0 79-2 104-2 37 0 81 0 119 2v-29h-21c-67 0-69-8-69-42v-141c0-92 38-173 108-173 7 0 9 0 11 0-4 2-21 12-21 35 0 27 19 40 39 40 17 0 40-11 40-40s-29-56-69-56c-66 0-100 62-114 102z">
            <text:p/>
          </draw:path>
          <draw:path draw:style-name="gr3" draw:text-style-name="P5" draw:layer="layout" svg:width="0.413cm" svg:height="0.422cm" svg:x="6.524cm" svg:y="5.247cm" svg:viewBox="0 0 414 423" svg:d="M266 341c4 38 29 75 73 75 19 0 75-12 75-87v-50h-23v50c0 54-23 60-33 60-29 0-34-41-34-45v-186c0-37 0-73-33-108-35-35-81-50-127-50-75 0-137 44-137 104 0 27 19 44 42 44 25 0 41-19 41-44 0-10-4-42-46-42 25-31 69-41 100-41 44 0 96 35 96 116v36c-46 2-110 4-168 31-69 31-92 79-92 121 0 75 89 98 148 98 60 0 102-38 118-82zM260 192v91c0 88-64 119-106 119-46 0-83-33-83-79 0-50 39-127 189-131z">
            <text:p/>
          </draw:path>
          <draw:path draw:style-name="gr3" draw:text-style-name="P5" draw:layer="layout" svg:width="0.205cm" svg:height="0.636cm" svg:x="6.973cm" svg:y="5.022cm" svg:viewBox="0 0 206 637" svg:d="M133 0l-133 10v30c64 0 73 6 73 50v476c0 42-11 42-73 42v29c31-2 79-2 102-2s69 0 104 2v-29c-62 0-73 0-73-42z">
            <text:p/>
          </draw:path>
          <draw:path draw:style-name="gr3" draw:text-style-name="P5" draw:layer="layout" svg:width="0.496cm" svg:height="0.415cm" svg:x="7.526cm" svg:y="5.254cm" svg:viewBox="0 0 497 416" svg:d="M54 352c-2 14-8 35-8 39 0 17 12 25 27 25 10 0 27-8 33-25 2-2 13-45 19-68l19-84c6-18 12-39 16-60 4-17 11-44 11-46 14-29 64-112 149-112 42 0 50 33 50 64 0 57-43 175-58 213-8 23-10 33-10 43 0 44 33 75 74 75 88 0 121-133 121-141s-8-8-10-8c-11 0-11 2-15 16-19 63-48 113-93 113-15 0-21-9-21-30 0-22 8-45 16-66 17-48 54-150 54-202 0-61-39-98-104-98-83 0-128 58-143 79-4-50-42-79-85-79-42 0-59 35-69 52-15 31-27 85-27 90 0 8 8 8 10 8 11 0 11 0 17-21 15-64 33-108 67-108 18 0 29 10 29 41 0 19-4 30-15 78z">
            <text:p/>
          </draw:path>
          <draw:path draw:style-name="gr3" draw:text-style-name="P5" draw:layer="layout" svg:width="0.217cm" svg:height="0.407cm" svg:x="8.075cm" svg:y="4.879cm" svg:viewBox="0 0 218 408" svg:d="M131 148h67c12 0 20 0 20-15 0-8-8-8-18-8h-63l25-96c0-2 2-6 2-8 0-13-10-21-23-21-16 0-25 10-31 27-4 17 4-15-23 98h-66c-13 0-21 0-21 15 0 8 8 8 19 8h62l-39 152c-2 16-9 39-9 48 0 37 31 60 69 60 73 0 112-89 112-98 0-8-8-8-10-8-8 0-8 2-13 12-18 40-52 77-87 77-15 0-23-8-23-33 0-6 2-19 4-25z">
            <text:p/>
          </draw:path>
          <draw:path draw:style-name="gr3" draw:text-style-name="P5" draw:layer="layout" svg:width="0.351cm" svg:height="0.453cm" svg:x="8.373cm" svg:y="4.835cm" svg:viewBox="0 0 352 454" svg:d="M154 19c0 0 2-9 2-11s-2-8-10-8c-13 0-67 4-84 6-4 0-12 2-12 15 0 10 8 10 17 10 29 0 29 4 29 9 0 4 0 8-2 14l-90 365c-4 10-4 12-4 14 0 8 8 21 23 21 6 0 19-4 25-19 2-2 8-27 10-39l17-57c2-10 8-35 10-45 7-23 7-25 19-44 21-33 52-69 102-69 37 0 39 29 39 44 0 39-29 110-39 137-6 19-8 25-8 36 0 33 27 56 60 56 64 0 94-90 94-100 0-8-9-8-11-8-10 0-10 4-12 10-15 52-44 79-69 79-15 0-17-8-17-23 0-14 5-23 15-52 8-21 35-87 35-125 0-10 0-37-25-54-10-10-29-19-58-19-48 0-81 27-106 55z">
            <text:p/>
          </draw:path>
          <draw:path draw:style-name="gr3" draw:text-style-name="P5" draw:layer="layout" svg:width="0.407cm" svg:height="0.422cm" svg:x="9.128cm" svg:y="5.247cm" svg:viewBox="0 0 408 423" svg:d="M408 214c0-116-94-214-204-214-115 0-204 100-204 214 0 119 96 209 204 209 110 0 204-92 204-209zM204 400c-40 0-79-21-104-63-23-39-23-95-23-129 0-35 0-85 21-127 25-41 68-60 106-60 39 0 79 19 102 58 25 40 25 94 25 129 0 34 0 83-21 123-19 42-60 69-106 69z">
            <text:p/>
          </draw:path>
          <draw:path draw:style-name="gr3" draw:text-style-name="P5" draw:layer="layout" svg:width="0.309cm" svg:height="0.405cm" svg:x="9.586cm" svg:y="5.254cm" svg:viewBox="0 0 310 406" svg:d="M127 102v-102l-127 10v30c64 0 71 6 71 50v247c0 40-9 40-71 40v29c35 0 79-2 104-2 37 0 81 0 119 2v-29h-21c-67 0-69-8-69-42v-141c0-92 38-173 108-173 7 0 9 0 11 0-4 2-21 12-21 35 0 27 19 40 39 40 17 0 40-11 40-40s-29-56-69-56c-66 0-100 62-114 102z">
            <text:p/>
          </draw:path>
          <draw:path draw:style-name="gr3" draw:text-style-name="P5" draw:layer="layout" svg:width="0.452cm" svg:height="0.647cm" svg:x="9.95cm" svg:y="5.022cm" svg:viewBox="0 0 453 648" svg:d="M318 587v61l135-11v-29c-64 0-72-6-72-50v-558l-131 10v30c62 0 70 6 70 50v197c-27-31-66-56-116-56-108 0-204 90-204 208 0 117 89 209 196 209 58 0 99-32 122-61zM318 341v188c0 17 0 19-10 33-27 44-69 65-108 65-42 0-75-23-98-59-23-37-25-89-25-127 0-35 2-89 27-131 21-29 54-58 104-58 33 0 71 12 100 54 10 17 10 19 10 35z">
            <text:p/>
          </draw:path>
          <draw:path draw:style-name="gr3" draw:text-style-name="P5" draw:layer="layout" svg:width="0.355cm" svg:height="0.422cm" svg:x="10.451cm" svg:y="5.247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309cm" svg:height="0.405cm" svg:x="10.856cm" svg:y="5.254cm" svg:viewBox="0 0 310 406" svg:d="M127 102v-102l-127 10v30c64 0 71 6 71 50v247c0 40-9 40-71 40v29c35 0 79-2 104-2 37 0 81 0 119 2v-29h-21c-67 0-69-8-69-42v-141c0-92 38-173 108-173 7 0 9 0 11 0-4 2-21 12-21 35 0 27 19 40 39 40 17 0 40-11 40-40s-29-56-69-56c-66 0-100 62-114 102z">
            <text:p/>
          </draw:path>
          <draw:path draw:style-name="gr3" draw:text-style-name="P5" draw:layer="layout" svg:width="0.452cm" svg:height="0.647cm" svg:x="11.526cm" svg:y="5.022cm" svg:viewBox="0 0 453 648" svg:d="M318 587v61l135-11v-29c-64 0-72-6-72-50v-558l-131 10v30c62 0 70 6 70 50v197c-27-31-66-56-116-56-108 0-204 90-204 208 0 117 89 209 196 209 58 0 99-32 122-61zM318 341v188c0 17 0 19-10 33-27 44-69 65-108 65-42 0-75-23-98-59-23-37-25-89-25-127 0-35 0-89 27-131 21-29 54-58 104-58 33 0 71 12 100 54 10 17 10 19 10 35z">
            <text:p/>
          </draw:path>
          <draw:path draw:style-name="gr3" draw:text-style-name="P5" draw:layer="layout" svg:width="0.355cm" svg:height="0.422cm" svg:x="12.028cm" svg:y="5.247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309cm" svg:height="0.405cm" svg:x="12.433cm" svg:y="5.254cm" svg:viewBox="0 0 310 406" svg:d="M127 102v-102l-127 10v30c64 0 73 6 73 50v247c0 40-11 40-73 40v29c35 0 79-2 104-2 37 0 81 0 119 2v-29h-21c-67 0-69-8-69-42v-141c0-92 38-173 108-173 7 0 9 0 11 0-4 2-21 12-21 35 0 27 19 40 39 40 17 0 40-11 40-40s-29-56-69-56c-66 0-100 62-114 102z">
            <text:p/>
          </draw:path>
          <draw:path draw:style-name="gr3" draw:text-style-name="P5" draw:layer="layout" svg:width="0.197cm" svg:height="0.613cm" svg:x="12.797cm" svg:y="5.045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448cm" svg:height="0.405cm" svg:x="13.036cm" svg:y="5.262cm" svg:viewBox="0 0 449 406" svg:d="M364 90c8-21 25-61 85-61v-29c-21 2-48 2-68 2-23 0-65-2-81-2v29c35 0 45 21 45 40 0 8-2 10-6 21l-94 235-104-256c-4-13-4-15-4-17 0-23 36-23 52-23v-29c-27 0-79 2-100 2-25 0-62 0-89-2v29c58 0 62 4 73 33l133 327c6 13 6 17 19 17 12 0 16-8 18-17z">
            <text:p/>
          </draw:path>
          <draw:path draw:style-name="gr3" draw:text-style-name="P5" draw:layer="layout" svg:width="0.413cm" svg:height="0.422cm" svg:x="13.49cm" svg:y="5.247cm" svg:viewBox="0 0 414 423" svg:d="M266 341c4 38 29 75 73 75 19 0 75-12 75-87v-50h-23v50c0 54-23 60-33 60-29 0-34-41-34-45v-186c0-37 0-73-33-108-35-35-81-50-127-50-75 0-137 44-137 104 0 27 19 44 42 44 25 0 41-19 41-44 0-10-4-42-46-42 25-31 69-41 100-41 44 0 96 35 96 116v36c-46 2-110 4-168 31-69 31-92 79-92 121 0 75 89 98 148 98 60 0 102-38 118-82zM260 192v91c0 88-64 119-106 119-46 0-83-33-83-79 0-50 39-127 189-131z">
            <text:p/>
          </draw:path>
          <draw:path draw:style-name="gr3" draw:text-style-name="P5" draw:layer="layout" svg:width="0.288cm" svg:height="0.574cm" svg:x="13.927cm" svg:y="5.095cm" svg:viewBox="0 0 289 575" svg:d="M141 198h131v-29h-131v-169h-22c0 75-30 173-119 177v21h79v252c0 114 85 125 119 125 64 0 91-65 91-125v-52h-25v52c0 66-27 102-60 102-63 0-63-84-63-100z">
            <text:p/>
          </draw:path>
          <draw:path draw:style-name="gr3" draw:text-style-name="P5" draw:layer="layout" svg:width="0.197cm" svg:height="0.613cm" svg:x="14.295cm" svg:y="5.045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448cm" svg:height="0.405cm" svg:x="14.534cm" svg:y="5.262cm" svg:viewBox="0 0 449 406" svg:d="M364 90c8-21 25-61 85-61v-29c-21 2-48 2-68 2-23 0-65-2-81-2v29c35 0 45 21 45 40 0 8-2 10-6 21l-94 235-104-256c-4-13-4-15-4-17 0-23 36-23 52-23v-29c-27 0-79 2-100 2-25 0-62 0-89-2v29c58 0 62 4 73 33l133 327c4 13 6 17 19 17 12 0 16-8 18-17z">
            <text:p/>
          </draw:path>
          <draw:path draw:style-name="gr3" draw:text-style-name="P5" draw:layer="layout" svg:width="0.355cm" svg:height="0.422cm" svg:x="15cm" svg:y="5.247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627cm" svg:height="0.405cm" svg:x="15.701cm" svg:y="5.262cm" svg:viewBox="0 0 628 406" svg:d="M551 87c17-45 46-58 77-58v-29c-21 2-48 2-66 2-27 0-69-2-86-2v29c34 0 52 17 52 44 0 6 0 6-4 19l-83 235-92-256c-2-11-4-13-4-17 0-25 36-25 54-25v-29c-27 0-72 2-95 2-27 0-54 0-81-2v29c33 0 47 2 58 13 4 6 14 33 21 52l-79 220-88-243c-4-13-4-15-4-17 0-25 35-25 54-25v-29c-27 0-79 2-100 2-4 0-52 0-85-2v29c46 0 56 2 69 31l114 325c4 15 8 21 19 21 12 0 14-4 18-19l94-260 94 262c2 11 6 17 18 17 11 0 15-8 17-17z">
            <text:p/>
          </draw:path>
          <draw:path draw:style-name="gr3" draw:text-style-name="P5" draw:layer="layout" svg:width="0.197cm" svg:height="0.613cm" svg:x="16.375cm" svg:y="5.045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205cm" svg:height="0.636cm" svg:x="16.629cm" svg:y="5.022cm" svg:viewBox="0 0 206 637" svg:d="M133 0l-133 10v30c64 0 73 6 73 50v476c0 42-11 42-73 42v29c31-2 79-2 102-2s69 0 104 2v-29c-62 0-73 0-73-42z">
            <text:p/>
          </draw:path>
          <draw:path draw:style-name="gr3" draw:text-style-name="P5" draw:layer="layout" svg:width="0.205cm" svg:height="0.636cm" svg:x="16.882cm" svg:y="5.022cm" svg:viewBox="0 0 206 637" svg:d="M133 0l-133 10v30c64 0 73 6 73 50v476c0 42-11 42-73 42v29c31-2 79-2 102-2s69 0 104 2v-29c-62 0-73 0-73-42z">
            <text:p/>
          </draw:path>
          <draw:path draw:style-name="gr3" draw:text-style-name="P5" draw:layer="layout" svg:width="0.452cm" svg:height="0.647cm" svg:x="17.438cm" svg:y="5.022cm" svg:viewBox="0 0 453 648" svg:d="M133 291v-291l-133 10v30c64 0 71 6 71 50v547h23c2-2 8-14 33-56 14 21 54 67 121 67 110 0 205-90 205-209 0-116-91-208-195-208-71 0-110 44-125 60zM135 533v-189c0-19 0-19 11-34 35-52 85-58 108-58 41 0 75 23 95 58 25 38 27 90 27 127 0 36-2 90-29 131-18 27-54 59-104 59-39 0-72-23-95-56-13-19-13-21-13-38z">
            <text:p/>
          </draw:path>
          <draw:path draw:style-name="gr3" draw:text-style-name="P5" draw:layer="layout" svg:width="0.355cm" svg:height="0.422cm" svg:x="17.97cm" svg:y="5.247cm" svg:viewBox="0 0 356 423" svg:d="M77 181c6-137 83-160 114-160 94 0 104 123 104 160zM77 200h256c21 0 23 0 23-19 0-91-50-181-165-181-106 0-191 94-191 210 0 123 96 213 202 213 112 0 154-102 154-121 0-8-9-11-13-11-8 0-10 7-10 13-33 96-117 96-125 96-46 0-83-29-104-63-27-43-27-104-27-137z">
            <text:p/>
          </draw:path>
        </draw:g>
        <draw:g xml:id="id129" draw:id="id129">
          <svg:title>TexMaths</svg:title>
          <svg:desc>26§display§\frac{d^n y}{dx^n} = e^{ax} (a^2 + b^2)^\frac{n}{2} \sin (bx + c + n\alpha )§svg§600§FALSE§</svg:desc>
          <draw:polygon draw:style-name="gr2" draw:text-style-name="P4" draw:layer="layout" svg:width="14.779cm" svg:height="1.798cm" svg:x="3.075cm" svg:y="6.679cm" svg:viewBox="0 0 14780 1799" draw:points="7390,1799 0,1799 0,0 14780,0 14780,1799">
            <text:p/>
          </draw:polygon>
          <draw:path draw:style-name="gr3" draw:text-style-name="P5" draw:layer="layout" svg:width="0.436cm" svg:height="0.646cm" svg:x="3.087cm" svg:y="6.633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392cm" svg:height="0.29cm" svg:x="3.555cm" svg:y="6.654cm" svg:viewBox="0 0 393 291" svg:d="M48 243c-2 9-6 25-6 27 0 15 12 21 22 21 11 0 21-8 25-14 3-7 9-27 11-40 4-12 10-41 14-58 5-15 9-29 11-44 8-27 8-31 27-58 19-25 48-58 98-58 37 0 37 31 37 43 0 40-27 111-37 138-9 18-11 25-11 35 0 33 29 56 61 56 64 0 93-89 93-100 0-8-8-8-10-8-9 0-11 4-13 13-14 49-41 77-68 77-13 0-15-9-15-23 0-15 2-23 15-52 6-21 33-88 33-125 0-63-50-73-83-73-54 0-90 33-108 58-7-43-44-58-69-58-29 0-44 21-52 35-15 23-23 61-23 63 0 8 8 8 10 8 11 0 11-2 15-19 10-37 23-68 48-68 16 0 21 12 21 31 0 12-7 35-11 54-4 17-10 44-14 56z">
            <text:p/>
          </draw:path>
          <draw:path draw:style-name="gr3" draw:text-style-name="P5" draw:layer="layout" svg:width="0.423cm" svg:height="0.592cm" svg:x="4.05cm" svg:y="6.864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4-33-34-21 0-52 15-52 61s41 79 97 79c96 0 190-83 215-187z">
            <text:p/>
          </draw:path>
          <draw:polygon draw:style-name="gr3" draw:text-style-name="P5" draw:layer="layout" svg:width="1.497cm" svg:height="0.039cm" svg:x="3.029cm" svg:y="7.638cm" svg:viewBox="0 0 1498 40" draw:points="749,40 0,40 0,0 1498,0 1498,40">
            <text:p/>
          </draw:polygon>
          <draw:path draw:style-name="gr3" draw:text-style-name="P5" draw:layer="layout" svg:width="0.436cm" svg:height="0.646cm" svg:x="3.066cm" svg:y="7.879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57cm" svg:height="0.415cm" svg:x="3.53cm" svg:y="8.108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6-64 98-71 10 36 44 71 98 71 95 0 147-119 147-141 0-9-8-9-10-9-8 0-10 2-12 9-30 99-94 120-123 120-35 0-50-29-50-60 0-21 6-40 17-81z">
            <text:p/>
          </draw:path>
          <draw:path draw:style-name="gr3" draw:text-style-name="P5" draw:layer="layout" svg:width="0.392cm" svg:height="0.29cm" svg:x="4.057cm" svg:y="7.966cm" svg:viewBox="0 0 393 291" svg:d="M48 243c-2 9-6 25-6 27 0 15 12 21 22 21 11 0 21-8 25-14 3-7 9-27 11-40 4-12 10-41 14-58 5-15 9-29 11-44 8-27 8-31 27-58 19-25 48-58 98-58 37 0 37 31 37 43 0 40-27 111-37 138-9 18-11 25-11 35 0 33 29 56 61 56 64 0 93-89 93-100 0-8-8-8-10-8-9 0-11 4-13 13-14 49-41 77-68 77-13 0-15-9-15-23 0-15 2-23 15-52 6-21 33-88 33-125 0-63-50-73-83-73-54 0-90 33-108 58-7-43-44-58-69-58-29 0-44 21-52 35-15 23-23 61-23 63 0 8 8 8 10 8 11 0 11-2 15-19 10-37 23-68 48-68 16 0 21 12 21 31 0 12-7 35-11 54-4 17-10 44-14 56z">
            <text:p/>
          </draw:path>
          <draw:path draw:style-name="gr3" draw:text-style-name="P5" draw:layer="layout" svg:width="0.608cm" svg:height="0.215cm" svg:x="4.938cm" svg:y="7.55cm" svg:viewBox="0 0 609 216" svg:d="M578 37c15 0 31 0 31-18 0-19-16-19-29-19h-549c-14 0-31 0-31 19 0 18 17 18 31 18zM580 216c13 0 29 0 29-18 0-19-16-19-31-19h-547c-14 0-31 0-31 19 0 18 17 18 31 18z">
            <text:p/>
          </draw:path>
          <draw:path draw:style-name="gr3" draw:text-style-name="P5" draw:layer="layout" svg:width="0.353cm" svg:height="0.415cm" svg:x="5.895cm" svg:y="7.482cm" svg:viewBox="0 0 354 416" svg:d="M129 193c27 0 96-2 141-20 65-27 69-81 69-94 0-42-35-79-98-79-102 0-241 89-241 250 0 93 54 166 144 166 133 0 210-98 210-108 0-6-7-13-13-13-4 0-6 2-10 11-73 89-173 89-185 89-71 0-79-77-79-106 0-10 0-39 14-96zM87 173c36-140 129-152 154-152 44 0 69 27 69 58 0 94-148 94-185 94z">
            <text:p/>
          </draw:path>
          <draw:path draw:style-name="gr3" draw:text-style-name="P5" draw:layer="layout" svg:width="0.328cm" svg:height="0.29cm" svg:x="6.317cm" svg:y="7.226cm" svg:viewBox="0 0 329 291" svg:d="M233 37c-15-20-35-37-67-37-83 0-166 92-166 183 0 62 42 108 98 108 33 0 64-21 91-46 13 40 50 46 67 46 23 0 37-14 50-35 14-25 23-60 23-65 0-8-9-8-11-8-8 0-10 4-14 21-9 31-19 69-46 69-19 0-23-15-23-32 0-10 6-35 10-52 5-16 11-43 15-58l12-48c5-16 13-48 13-50 0-14-13-21-23-21s-25 9-29 25zM191 204c-4 19-18 31-33 44-6 4-31 25-58 25-25 0-48-17-48-63 0-33 19-106 33-131 29-52 63-60 81-60 46 0 57 48 57 56 0 2 0 6-3 8z">
            <text:p/>
          </draw:path>
          <draw:path draw:style-name="gr3" draw:text-style-name="P5" draw:layer="layout" svg:width="0.344cm" svg:height="0.29cm" svg:x="6.704cm" svg:y="7.226cm" svg:viewBox="0 0 345 291" svg:d="M129 216c-6 21-27 57-60 57-2 0-21 0-36-9 27-8 29-31 29-35 0-15-10-25-25-25-18 0-37 17-37 39 0 34 35 48 67 48 31 0 56-18 72-46 17 34 52 46 77 46 75 0 113-81 113-100 0-8-9-8-11-8-8 0-8 4-10 13-15 43-52 77-90 77-25 0-39-17-39-42 0-17 17-75 33-148 15-50 44-64 65-64 0 0 20 0 33 8-19 6-27 23-27 35 0 15 10 25 25 25 14 0 37-12 37-39 0-38-41-48-68-48-32 0-59 21-71 46-13-27-42-46-77-46-73 0-114 79-114 98 0 8 8 8 10 8 8 0 10-2 12-10 17-50 57-77 90-77 21 0 37 10 37 41 0 13-6 46-12 67z">
            <text:p/>
          </draw:path>
          <draw:path draw:style-name="gr3" draw:text-style-name="P5" draw:layer="layout" svg:width="0.213cm" svg:height="0.914cm" svg:x="7.224cm" svg:y="7.201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419cm" svg:height="0.415cm" svg:x="7.526cm" svg:y="7.482cm" svg:viewBox="0 0 420 416" svg:d="M306 58c-17-33-44-58-86-58-106 0-220 135-220 268 0 88 50 148 123 148 18 0 64-4 118-69 9 38 40 69 83 69 34 0 55-21 69-50 15-33 27-89 27-91 0-9-8-9-10-9-9 0-11 2-13 17-16 58-33 112-70 112-25 0-27-23-27-41 0-21 2-27 12-69 10-37 10-48 19-81l33-129c6-27 6-27 6-31 0-17-10-25-25-25-23 0-37 21-39 39zM245 297c-4 17-4 17-16 34-42 50-79 64-104 64-46 0-61-50-61-85 0-46 30-160 52-202 28-54 69-87 107-87 60 0 72 75 72 81 0 4-2 10-4 14z">
            <text:p/>
          </draw:path>
          <draw:path draw:style-name="gr3" draw:text-style-name="P5" draw:layer="layout" svg:width="0.284cm" svg:height="0.425cm" svg:x="8.013cm" svg:y="7.084cm" svg:viewBox="0 0 285 426" svg:d="M285 310h-23c-2 15-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608cm" svg:height="0.611cm" svg:x="8.637cm" svg:y="7.353cm" svg:viewBox="0 0 609 612" svg:d="M324 325h256c13 0 29 0 29-19s-16-19-29-19h-256v-256c0-14 0-31-18-31-19 0-19 17-19 31v256h-256c-14 0-31 0-31 19s17 19 31 19h256v255c0 13 0 32 19 32 18 0 18-19 18-32z">
            <text:p/>
          </draw:path>
          <draw:path draw:style-name="gr3" draw:text-style-name="P5" draw:layer="layout" svg:width="0.338cm" svg:height="0.646cm" svg:x="9.541cm" svg:y="7.251cm" svg:viewBox="0 0 339 647" svg:d="M177 10c0-2 0-10-13-10-20 0-87 8-112 8-6 2-17 2-17 19 0 13 9 13 21 13 46 0 48 6 48 14 0 6-8 38-15 56l-74 300c-11 46-15 60-15 93 0 86 48 144 116 144 109 0 223-137 223-268 0-86-50-148-123-148-41 0-81 27-108 56zM89 356c7-19 7-21 15-31 46-61 85-73 110-73 34 0 58 27 58 85 0 54-31 160-47 196-29 60-73 93-109 93-31 0-60-25-60-91 0-19 0-36 15-94z">
            <text:p/>
          </draw:path>
          <draw:path draw:style-name="gr3" draw:text-style-name="P5" draw:layer="layout" svg:width="0.284cm" svg:height="0.425cm" svg:x="9.933cm" svg:y="7.084cm" svg:viewBox="0 0 285 426" svg:d="M285 310h-23c-2 15-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213cm" svg:height="0.914cm" svg:x="10.353cm" svg:y="7.201cm" svg:viewBox="0 0 214 915" svg:d="M214 458c0-71-10-181-60-285-56-113-135-173-146-173-4 0-8 4-8 8s0 7 17 23c91 90 143 235 143 427 0 156-33 318-148 432-12 13-12 15-12 17 0 6 4 8 8 8 11 0 94-62 148-179 48-99 58-201 58-278z">
            <text:p/>
          </draw:path>
          <draw:path draw:style-name="gr3" draw:text-style-name="P5" draw:layer="layout" svg:width="0.321cm" svg:height="0.209cm" svg:x="10.808cm" svg:y="7.062cm" svg:viewBox="0 0 322 210" svg:d="M48 158c-2 13-8 33-8 35 0 11 8 17 16 17s19-4 23-17c0-2 6-22 8-35 17-62 17-64 17-64 6-13 40-77 96-77 23 0 31 12 31 33 0 25-19 73-29 100-2 4-4 10-4 18 0 25 22 42 50 42 49 0 74-60 74-73 0-6-8-6-10-6-8 0-8 2-10 10-9 27-32 52-52 52-11 0-15-8-15-16 0-11 2-15 6-25 9-19 29-71 29-98 0-33-25-54-68-54-42 0-71 25-88 46-2-38-37-46-56-46-46 0-58 71-58 71 0 6 8 6 10 6 7 0 9-2 11-8 6-27 16-52 35-52 17 0 19 14 19 23 0 6-4 24-6 37-5 12-9 31-11 42z">
            <text:p/>
          </draw:path>
          <draw:polygon draw:style-name="gr3" draw:text-style-name="P5" draw:layer="layout" svg:width="0.403cm" svg:height="0.032cm" svg:x="10.767cm" svg:y="7.332cm" svg:viewBox="0 0 404 33" draw:points="202,33 0,33 0,0 404,0 404,33">
            <text:p/>
          </draw:polygon>
          <draw:path draw:style-name="gr3" draw:text-style-name="P5" draw:layer="layout" svg:width="0.228cm" svg:height="0.305cm" svg:x="10.854cm" svg:y="7.423cm" svg:viewBox="0 0 229 306" svg:d="M229 218h-19c-2 9-6 38-12 42-5 2-44 2-50 2h-92c31-23 67-48 94-66 41-30 79-57 79-104 0-59-54-92-121-92-62 0-108 35-108 81 0 23 21 27 27 27 13 0 27-8 27-27 0-17-12-25-27-27 13-21 40-33 71-33 46 0 83 27 83 71 0 39-27 68-62 97l-113 96c-6 4-6 4-6 8v13h214z">
            <text:p/>
          </draw:path>
          <draw:path draw:style-name="gr3" draw:text-style-name="P5" draw:layer="layout" svg:width="0.301cm" svg:height="0.421cm" svg:x="11.507cm" svg:y="7.475cm" svg:viewBox="0 0 302 422" svg:d="M160 233c21 4 96 19 96 85 0 46-31 83-104 83-77 0-110-52-127-131-2-10-4-14-13-14-12 0-12 6-12 23v120c0 17 0 23 10 23 5 0 7-2 23-18 2-3 2-5 19-21 40 37 81 39 100 39 106 0 150-62 150-129 0-48-30-75-40-87-31-29-66-35-104-44-52-10-114-21-114-75 0-33 25-70 104-70 100 0 106 83 108 112 0 8 8 8 10 8 13 0 13-4 13-23v-91c0-17 0-23-11-23-4 0-6 0-18 10-2 5-13 13-17 15-33-25-73-25-85-25-113 0-148 62-148 112 0 34 15 59 40 79 29 23 56 30 120 42z">
            <text:p/>
          </draw:path>
          <draw:path draw:style-name="gr3" draw:text-style-name="P5" draw:layer="layout" svg:width="0.197cm" svg:height="0.613cm" svg:x="11.867cm" svg:y="7.274cm" svg:viewBox="0 0 198 614" svg:d="M133 208l-129 10v30c60 0 69 4 69 49v246c0 42-11 42-73 42v29c29-2 79-2 102-2 31 0 64 0 96 2v-29c-61 0-65-5-65-40zM137 48c0-29-23-48-50-48-29 0-47 25-47 48 0 25 18 50 47 50 27 0 50-21 50-50z">
            <text:p/>
          </draw:path>
          <draw:path draw:style-name="gr3" draw:text-style-name="P5" draw:layer="layout" svg:width="0.461cm" svg:height="0.405cm" svg:x="12.121cm" svg:y="7.482cm" svg:viewBox="0 0 462 406" svg:d="M71 89v248c0 40-9 40-71 40v29c31 0 79-2 104-2 23 0 71 2 102 2v-29c-60 0-71 0-71-40v-171c0-95 65-145 123-145s69 50 69 102v214c0 40-11 40-71 40v29c31 0 79-2 104-2 23 0 71 2 102 2v-29c-48 0-71 0-71-28v-174c0-79 0-108-29-142-13-14-44-33-96-33-68 0-110 40-137 96v-96l-129 10v30c64 0 71 6 71 49z">
            <text:p/>
          </draw:path>
          <draw:path draw:style-name="gr3" draw:text-style-name="P5" draw:layer="layout" svg:width="0.213cm" svg:height="0.914cm" svg:x="12.689cm" svg:y="7.201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338cm" svg:height="0.646cm" svg:x="12.996cm" svg:y="7.251cm" svg:viewBox="0 0 339 647" svg:d="M177 10c0-2 0-10-13-10-20 0-87 8-112 8-6 2-17 2-17 19 0 13 9 13 21 13 46 0 48 6 48 14 0 6-8 38-15 56l-74 300c-11 46-15 60-15 93 0 86 48 144 116 144 109 0 223-137 223-268 0-86-50-148-123-148-41 0-81 27-108 56zM89 356c7-19 7-21 15-31 46-61 85-73 110-73 34 0 58 27 58 85 0 54-31 160-47 196-29 60-73 93-109 93-31 0-62-25-62-91 0-19 0-36 17-94z">
            <text:p/>
          </draw:path>
          <draw:path draw:style-name="gr3" draw:text-style-name="P5" draw:layer="layout" svg:width="0.457cm" svg:height="0.415cm" svg:x="13.373cm" svg:y="7.482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4 120-123 120-35 0-50-29-50-60 0-21 6-40 17-81z">
            <text:p/>
          </draw:path>
          <draw:path draw:style-name="gr3" draw:text-style-name="P5" draw:layer="layout" svg:width="0.608cm" svg:height="0.611cm" svg:x="14.122cm" svg:y="7.353cm" svg:viewBox="0 0 609 612" svg:d="M324 325h256c13 0 29 0 29-19s-16-19-29-19h-256v-256c0-14 0-31-18-31-19 0-19 17-19 31v256h-256c-14 0-31 0-31 19s17 19 31 19h256v255c0 13 0 32 19 32 18 0 18-19 18-32z">
            <text:p/>
          </draw:path>
          <draw:path draw:style-name="gr3" draw:text-style-name="P5" draw:layer="layout" svg:width="0.357cm" svg:height="0.415cm" svg:x="15.022cm" svg:y="7.482cm" svg:viewBox="0 0 358 416" svg:d="M327 56c-15 0-27 0-42 15-15 12-17 29-17 35 0 21 17 31 36 31 27 0 52-21 52-58 0-46-44-79-111-79-122 0-245 131-245 260 0 83 54 156 150 156 131 0 208-98 208-108 0-6-6-13-11-13-6 0-8 2-12 11-73 89-173 89-185 89-56 0-81-43-81-100 0-37 18-127 50-183 27-52 79-91 129-91 31 0 66 10 79 35z">
            <text:p/>
          </draw:path>
          <draw:path draw:style-name="gr3" draw:text-style-name="P5" draw:layer="layout" svg:width="0.608cm" svg:height="0.611cm" svg:x="15.636cm" svg:y="7.353cm" svg:viewBox="0 0 609 612" svg:d="M324 325h256c13 0 29 0 29-19s-16-19-29-19h-256v-256c0-14 0-31-18-31-19 0-19 17-19 31v256h-256c-14 0-31 0-31 19s17 19 31 19h256v255c0 13 0 32 19 32 18 0 18-19 18-32z">
            <text:p/>
          </draw:path>
          <draw:path draw:style-name="gr3" draw:text-style-name="P5" draw:layer="layout" svg:width="0.496cm" svg:height="0.415cm" svg:x="16.524cm" svg:y="7.482cm" svg:viewBox="0 0 497 416" svg:d="M54 352c-2 14-8 35-8 39 0 17 12 25 27 25 10 0 27-8 33-25 2-2 13-46 19-69l19-83c6-18 12-39 16-60 4-17 11-44 11-46 14-29 64-112 149-112 42 0 50 33 50 64 0 56-43 175-58 212-8 23-10 34-10 44 0 44 33 75 74 75 88 0 121-133 121-141 0-9-8-9-10-9-11 0-11 2-15 17-19 62-48 112-93 112-15 0-21-8-21-29 0-23 8-46 16-66 17-48 54-150 54-202 0-61-39-98-104-98-83 0-128 58-143 79-4-50-42-79-85-79-42 0-59 35-69 52-15 31-27 85-27 89 0 9 8 9 10 9 11 0 11 0 17-21 15-65 33-108 67-108 18 0 29 10 29 41 0 19-4 30-15 77z">
            <text:p/>
          </draw:path>
          <draw:path draw:style-name="gr3" draw:text-style-name="P5" draw:layer="layout" svg:width="0.513cm" svg:height="0.415cm" svg:x="17.084cm" svg:y="7.482cm" svg:viewBox="0 0 514 416" svg:d="M399 189c0-143-85-189-151-189-127 0-248 131-248 260 0 85 54 156 148 156 58 0 124-21 195-77 11 48 42 77 83 77 48 0 77-50 77-64 0-7-6-11-12-11s-8 4-11 11c-16 43-49 43-52 43-29 0-29-70-29-93 0-19 0-21 11-32 85-108 104-216 104-216 0-2 0-8-11-8-8 0-8 2-12 18-17 59-48 127-92 181zM339 314c-81 71-152 81-189 81-54 0-81-41-81-100 0-43 23-143 52-191 43-67 93-83 124-83 92 0 92 120 92 191 0 33 0 88 2 102z">
            <text:p/>
          </draw:path>
          <draw:path draw:style-name="gr3" draw:text-style-name="P5" draw:layer="layout" svg:width="0.213cm" svg:height="0.914cm" svg:x="17.687cm" svg:y="7.201cm" svg:viewBox="0 0 214 915" svg:d="M214 458c0-71-10-181-60-285-56-113-135-173-146-173-4 0-8 4-8 8s0 7 17 23c91 90 143 235 143 427 0 156-33 318-148 432-12 13-12 15-12 17 0 6 4 8 8 8 11 0 94-62 148-179 48-99 58-201 58-278z">
            <text:p/>
          </draw:path>
        </draw:g>
        <draw:g xml:id="id126" draw:id="id126">
          <svg:title>TexMaths</svg:title>
          <svg:desc>26§display§\text {Simillarly}§svg§600§FALSE§</svg:desc>
          <draw:polygon draw:style-name="gr2" draw:text-style-name="P4" draw:layer="layout" svg:width="3.726cm" svg:height="0.742cm" svg:x="3.334cm" svg:y="1.081cm" svg:viewBox="0 0 3727 743" draw:points="1864,743 0,743 0,0 3727,0 3727,743">
            <text:p/>
          </draw:polygon>
          <draw:path draw:style-name="gr3" draw:text-style-name="P5" draw:layer="layout" svg:width="0.407cm" svg:height="0.665cm" svg:x="3.34cm" svg:y="1.035cm" svg:viewBox="0 0 408 666" svg:d="M268 291l-116-29c-58-14-94-62-94-116 0-65 50-121 123-121 152 0 173 152 179 191 0 7 0 13 10 13 13 0 13-4 13-23v-183c0-17 0-23-11-23-6 0-8 0-14 12l-31 52c-27-27-67-64-148-64-102 0-179 81-179 177 0 77 48 143 121 168 10 4 56 15 120 31 25 7 52 13 79 46 19 25 27 54 27 86 0 64-45 131-122 131-27 0-96-5-146-50-52-50-56-109-56-142 0-8-8-8-11-8-12 0-12 6-12 23v183c0 14 0 21 10 21 7 0 7 0 13-11 0-2 4-4 33-52 29 31 88 63 171 63 106 0 181-90 181-190 0-91-63-166-140-185z">
            <text:p/>
          </draw:path>
          <draw:path draw:style-name="gr3" draw:text-style-name="P5" draw:layer="layout" svg:width="0.197cm" svg:height="0.613cm" svg:x="3.827cm" svg:y="1.068cm" svg:viewBox="0 0 198 614" svg:d="M133 208l-129 10v30c60 0 69 4 69 49v246c0 41-11 41-73 41v30c29-2 79-2 102-2 31 0 64 0 96 2v-30c-61 0-65-4-65-39zM137 48c0-29-23-48-50-48-29 0-47 25-47 48 0 25 18 50 47 50 27 0 50-21 50-50z">
            <text:p/>
          </draw:path>
          <draw:path draw:style-name="gr3" draw:text-style-name="P5" draw:layer="layout" svg:width="0.714cm" svg:height="0.405cm" svg:x="4.079cm" svg:y="1.276cm" svg:viewBox="0 0 715 406" svg:d="M71 89v248c0 39-9 39-71 39v30c31 0 79-2 104-2 23 0 71 2 102 2v-30c-60 0-71 0-71-39v-171c0-95 65-145 123-145s69 50 69 102v214c0 39-11 39-73 39v30c33 0 79-2 104-2s73 2 104 2v-30c-63 0-73 0-73-39v-171c0-95 67-145 125-145 56 0 66 50 66 102v214c0 39-10 39-70 39v30c31 0 79-2 104-2 22 0 70 2 101 2v-30c-47 0-70 0-70-27v-174c0-79 0-108-29-142-13-14-44-33-96-33-77 0-119 54-133 89-13-79-81-89-123-89-66 0-110 40-135 96v-96l-129 10v30c64 0 71 6 71 49z">
            <text:p/>
          </draw:path>
          <draw:path draw:style-name="gr3" draw:text-style-name="P5" draw:layer="layout" svg:width="0.197cm" svg:height="0.613cm" svg:x="4.842cm" svg:y="1.068cm" svg:viewBox="0 0 198 614" svg:d="M133 208l-129 10v30c60 0 69 4 69 49v246c0 41-11 41-73 41v30c29-2 79-2 102-2 31 0 64 0 96 2v-30c-61 0-65-4-65-39zM137 48c0-29-23-48-50-48-29 0-47 25-47 48 0 25 18 50 47 50 27 0 50-21 50-50z">
            <text:p/>
          </draw:path>
          <draw:path draw:style-name="gr3" draw:text-style-name="P5" draw:layer="layout" svg:width="0.205cm" svg:height="0.635cm" svg:x="5.096cm" svg:y="1.045cm" svg:viewBox="0 0 206 636" svg:d="M133 0l-133 10v30c64 0 73 6 73 49v477c0 41-11 41-73 41v29c31-2 79-2 102-2s69 0 104 2v-29c-62 0-73 0-73-41z">
            <text:p/>
          </draw:path>
          <draw:path draw:style-name="gr3" draw:text-style-name="P5" draw:layer="layout" svg:width="0.205cm" svg:height="0.635cm" svg:x="5.349cm" svg:y="1.045cm" svg:viewBox="0 0 206 636" svg:d="M133 0l-133 10v30c64 0 73 6 73 49v477c0 41-11 41-73 41v29c31-2 79-2 102-2s69 0 104 2v-29c-62 0-73 0-73-41z">
            <text:p/>
          </draw:path>
          <draw:path draw:style-name="gr3" draw:text-style-name="P5" draw:layer="layout" svg:width="0.413cm" svg:height="0.421cm" svg:x="5.612cm" svg:y="1.27cm" svg:viewBox="0 0 414 422" svg:d="M268 341c2 38 27 75 71 75 19 0 75-12 75-87v-50h-23v50c0 54-23 60-33 60-29 0-34-42-34-46v-185c0-37 0-73-33-108-35-35-81-50-125-50-77 0-139 44-139 104 0 27 19 44 42 44 27 0 41-19 41-44 0-10-4-42-46-42 25-31 69-41 100-41 44 0 96 35 96 116v36c-46 2-110 4-168 31-69 31-92 79-92 120 0 75 89 98 148 98 60 0 102-37 120-81zM260 191v92c0 87-64 118-106 118-46 0-83-33-83-79 0-50 39-126 189-131z">
            <text:p/>
          </draw:path>
          <draw:path draw:style-name="gr3" draw:text-style-name="P5" draw:layer="layout" svg:width="0.309cm" svg:height="0.405cm" svg:x="6.055cm" svg:y="1.276cm" svg:viewBox="0 0 310 406" svg:d="M127 102v-102l-127 10v30c64 0 71 6 71 49v248c0 39-9 39-71 39v30c35 0 79-2 104-2 37 0 81 0 119 2v-30h-21c-67 0-69-8-69-41v-142c0-91 38-172 108-172 7 0 9 0 11 0-4 2-21 12-21 35 0 27 19 40 39 40 17 0 40-11 40-40s-29-56-69-56c-66 0-100 62-114 102z">
            <text:p/>
          </draw:path>
          <draw:path draw:style-name="gr3" draw:text-style-name="P5" draw:layer="layout" svg:width="0.205cm" svg:height="0.635cm" svg:x="6.419cm" svg:y="1.045cm" svg:viewBox="0 0 206 636" svg:d="M133 0l-133 10v30c64 0 73 6 73 49v477c0 41-11 41-73 41v29c31-2 79-2 102-2s69 0 104 2v-29c-62 0-73 0-73-41z">
            <text:p/>
          </draw:path>
          <draw:path draw:style-name="gr3" draw:text-style-name="P5" draw:layer="layout" svg:width="0.448cm" svg:height="0.581cm" svg:x="6.658cm" svg:y="1.285cm" svg:viewBox="0 0 449 582" svg:d="M364 87c23-58 71-58 85-58v-29c-21 2-48 2-68 2-17 0-61-2-81-2v29c29 0 43 17 43 40 0 8 0 10-6 20l-92 227-101-247c-5-9-7-13-7-17 0-23 36-23 52-23v-29c-25 0-85 2-100 2-25 0-62 0-89-2v29c44 0 62 0 75 31l137 335c-4 13-16 42-23 54-21 50-45 115-104 115-6 0-27 0-43-17 29-4 35-25 35-39 0-23-17-38-37-38-19 0-40 10-40 40 0 41 40 72 85 72 56 0 96-52 117-104z">
            <text:p/>
          </draw:path>
        </draw:g>
        <anim:par presentation:node-type="timing-root">
          <anim:seq presentation:node-type="main-sequence">
            <anim:par smil:begin="0s">
              <anim:par smil:begin="0s">
                <anim:par smil:begin="0s" smil:fill="hold" presentation:node-type="with-previous" presentation:preset-class="entrance" presentation:preset-id="ooo-entrance-glide">
                  <anim:set smil:begin="0s" smil:dur="0.001s" smil:fill="hold" smil:targetElement="id126" smil:attributeName="visibility" smil:to="visible"/>
                  <anim:animate smil:dur="0.5s" smil:fill="hold" smil:targetElement="id126" smil:attributeName="width" smil:values="width*0.05;width" smil:keyTimes="0;1"/>
                  <anim:animate smil:dur="0.5s" smil:fill="hold" smil:targetElement="id126" smil:attributeName="height" smil:values="height;height" smil:keyTimes="0;1"/>
                  <anim:animate smil:dur="0.5s" smil:fill="hold" smil:targetElement="id126" smil:attributeName="x" smil:values="x-.2;x" smil:keyTimes="0;1"/>
                  <anim:animate smil:dur="0.5s" smil:fill="hold" smil:targetElement="id126" smil:attributeName="y" smil:values="y;y" smil:keyTimes="0;1"/>
                  <anim:transitionFilter smil:dur="0.5s" smil:targetElement="id126"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7" smil:attributeName="visibility" smil:to="visible"/>
                  <anim:animate smil:dur="0.5s" smil:fill="hold" smil:targetElement="id127" smil:attributeName="x" smil:values="x;x" smil:keyTimes="0;1"/>
                  <anim:animate smil:dur="0.5s" smil:fill="hold" smil:targetElement="id127"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128" smil:attributeName="visibility" smil:to="visible"/>
                  <anim:animate smil:dur="0.5s" smil:fill="hold" smil:targetElement="id128" smil:attributeName="width" smil:values="width*0.05;width" smil:keyTimes="0;1"/>
                  <anim:animate smil:dur="0.5s" smil:fill="hold" smil:targetElement="id128" smil:attributeName="height" smil:values="height;height" smil:keyTimes="0;1"/>
                  <anim:animate smil:dur="0.5s" smil:fill="hold" smil:targetElement="id128" smil:attributeName="x" smil:values="x-.2;x" smil:keyTimes="0;1"/>
                  <anim:animate smil:dur="0.5s" smil:fill="hold" smil:targetElement="id128" smil:attributeName="y" smil:values="y;y" smil:keyTimes="0;1"/>
                  <anim:transitionFilter smil:dur="0.5s" smil:targetElement="id128"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9" smil:attributeName="visibility" smil:to="visible"/>
                  <anim:animate smil:dur="0.5s" smil:fill="hold" smil:targetElement="id129" smil:attributeName="x" smil:values="x;x" smil:keyTimes="0;1"/>
                  <anim:animate smil:dur="0.5s" smil:fill="hold" smil:targetElement="id129"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30" smil:attributeName="visibility" smil:to="visible"/>
                  <anim:animate smil:dur="0.5s" smil:fill="hold" smil:targetElement="id130" smil:attributeName="x" smil:values="x;x" smil:keyTimes="0;1"/>
                  <anim:animate smil:dur="0.5s" smil:fill="hold" smil:targetElement="id130" smil:attributeName="y" smil:values="1+height/2;y" smil:keyTimes="0;1"/>
                </anim:par>
              </anim:par>
            </anim:par>
            <anim:par smil:begin="next">
              <anim:par smil:begin="0s">
                <anim:par smil:begin="0s" smil:fill="hold" presentation:node-type="on-click" presentation:preset-class="entrance" presentation:preset-id="ooo-entrance-spiral-in">
                  <anim:set smil:begin="0s" smil:dur="0.001s" smil:fill="hold" smil:targetElement="id131" anim:sub-item="text" smil:attributeName="visibility" smil:to="visible"/>
                  <anim:animate smil:dur="1s" smil:fill="hold" smil:targetElement="id131" anim:sub-item="text" smil:attributeName="width" smil:values="0;width" smil:keyTimes="0;1"/>
                  <anim:animate smil:dur="1s" smil:fill="hold" smil:targetElement="id131" anim:sub-item="text" smil:attributeName="height" smil:values="0;height" smil:keyTimes="0;1"/>
                  <anim:animate smil:dur="1s" smil:fill="hold" smil:targetElement="id131" anim:sub-item="text" smil:attributeName="x" smil:values="0;1" smil:keyTimes="0;1" anim:formula="x+(cos(-2*pi*(1-$))*-x-sin(-2*pi*(1-$))*(1-y))*(1-$)"/>
                  <anim:animate smil:dur="1s" smil:fill="hold" smil:targetElement="id131" anim:sub-item="text" smil:attributeName="y" smil:values="0;1" smil:keyTimes="0;1" anim:formula="y+(sin(-2*pi*(1-$))*-x+cos(-2*pi*(1-$))*(1-y))*(1-$)"/>
                </anim:par>
              </anim:par>
            </anim:par>
          </anim:seq>
        </anim:par>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4" draw:master-page-name="Default" presentation:presentation-page-layout-name="AL2T19">
        <office:forms form:automatic-focus="false" form:apply-design-mode="false"/>
        <draw:frame presentation:style-name="pr16" draw:text-style-name="P3" draw:layer="layout" svg:width="25.199cm" svg:height="2.629cm" draw:transform="rotate (0.430049127691403) translate (1.999cm 11.536cm)" presentation:class="title" presentation:user-transformed="true">
          <draw:text-box>
            <text:p xml:id="id132" text:id="id132"><text:span text:style-name="T2">T H A N K <text:s/>Y O U </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pinwheel">
                  <anim:set smil:begin="0s" smil:dur="0.001s" smil:fill="hold" smil:targetElement="id132" anim:sub-item="text" smil:attributeName="visibility" smil:to="visible"/>
                  <anim:transitionFilter smil:dur="2s" smil:targetElement="id132" anim:sub-item="text" smil:type="fade" smil:subtype="crossfade"/>
                  <anim:animate smil:dur="2s" smil:fill="hold" smil:targetElement="id132" anim:sub-item="text" smil:attributeName="rotate" smil:values="720;0" smil:keyTimes="0;1"/>
                  <anim:animate smil:dur="2s" smil:fill="hold" smil:targetElement="id132" anim:sub-item="text" smil:attributeName="height" smil:values="0;height" smil:keyTimes="0;1"/>
                  <anim:animate smil:dur="2s" smil:fill="hold" smil:targetElement="id132" anim:sub-item="text" smil:attributeName="width" smil:values="0;width" smil:keyTimes="0;1"/>
                </anim:par>
              </anim:par>
            </anim:par>
          </anim:seq>
        </anim:par>
        <presentation:notes draw:style-name="dp2">
          <draw:page-thumbnail draw:style-name="gr1" draw:layer="layout" svg:width="19.798cm" svg:height="11.136cm" svg:x="0.6cm" svg:y="2.257cm" draw:page-number="20" presentation:class="page"/>
          <draw:frame presentation:style-name="pr17" draw:text-style-name="P2" draw:layer="layout" svg:width="16.799cm" svg:height="13.364cm" svg:x="2.1cm" svg:y="14.107cm" presentation:class="notes" presentation:placeholder="true">
            <draw:text-box/>
          </draw:frame>
        </presentation:notes>
      </draw:page>
      <draw:page draw:name="page21" draw:style-name="dp5" draw:master-page-name="Default" presentation:presentation-page-layout-name="AL2T19">
        <office:forms form:automatic-focus="false" form:apply-design-mode="false"/>
        <draw:frame presentation:style-name="pr18" draw:text-style-name="P21" draw:layer="layout" svg:width="25.201cm" svg:height="9.999cm" draw:transform="rotate (0.00314159265358979) translate (1.383cm 1.839cm)" presentation:class="title" presentation:user-transformed="true">
          <draw:text-box>
            <text:p xml:id="id133" text:id="id133"><text:span text:style-name="T44">This is a presentation in</text:span><text:span text:style-name="T44"><text:line-break/></text:span><text:span text:style-name="T45">LI</text:span><text:span text:style-name="T45"><text:tab/></text:span><text:span text:style-name="T45">BRE OFFICE – IMPRESS</text:span><text:span text:style-name="T44"><text:line-break/></text:span><text:span text:style-name="T44">By</text:span><text:span text:style-name="T44"><text:line-break/></text:span><text:span text:style-name="T46">Mr. Prahlad Chippalagtti.</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float">
                  <anim:set smil:begin="0s" smil:dur="0.001s" smil:fill="hold" smil:targetElement="id133" anim:sub-item="text" smil:attributeName="visibility" smil:to="visible"/>
                  <anim:transitionFilter smil:dur="0.8s" smil:decelerate="1" smil:targetElement="id133" anim:sub-item="text" smil:type="fade" smil:subtype="crossfade"/>
                  <anim:animate smil:dur="0.8s" smil:fill="hold" smil:decelerate="1" smil:targetElement="id133" anim:sub-item="text" smil:attributeName="rotate" smil:values="-90;0" smil:keyTimes="0;1"/>
                  <anim:animate smil:dur="0.8s" smil:fill="hold" smil:decelerate="1" smil:targetElement="id133" anim:sub-item="text" smil:attributeName="x" smil:values="x+0.4;x-0.05" smil:keyTimes="0;1"/>
                  <anim:animate smil:dur="0.8s" smil:fill="hold" smil:decelerate="1" smil:targetElement="id133" anim:sub-item="text" smil:attributeName="y" smil:values="y-0.4;y+0.1" smil:keyTimes="0;1"/>
                  <anim:animate smil:begin="0.8s" smil:dur="0.2s" smil:fill="hold" smil:accelerate="1" smil:targetElement="id133" anim:sub-item="text" smil:attributeName="x" smil:values="x-0.05;x" smil:keyTimes="0;1"/>
                  <anim:animate smil:begin="0.8s" smil:dur="0.2s" smil:fill="hold" smil:accelerate="1" smil:targetElement="id133" anim:sub-item="text" smil:attributeName="y" smil:values="y+0.1;y" smil:keyTimes="0;1"/>
                </anim:par>
              </anim:par>
            </anim:par>
          </anim:seq>
        </anim:par>
        <presentation:notes draw:style-name="dp2">
          <office:forms form:automatic-focus="false" form:apply-design-mode="false"/>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gradient draw:name="Gradient_20_3" draw:display-name="Gradient 3" draw:style="linear" draw:start-color="#eeeeee" draw:end-color="#808080" draw:start-intensity="100%" draw:end-intensity="100%" draw:angle="0" draw:border="0%"/>
    <draw:gradient draw:name="Gradient_20_4" draw:display-name="Gradient 4" draw:style="linear" draw:start-color="#eeeeee" draw:end-color="#b2b2b2" draw:start-intensity="100%" draw:end-intensity="100%" draw:angle="0" draw:border="0%"/>
    <draw:gradient draw:name="gradient" draw:style="linear" draw:start-color="#eeeeee" draw:end-color="#999999"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Lohit Devanagari"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Footer" style:family="graphic">
      <style:paragraph-properties style:text-autospace="none">
        <style:tab-stops>
          <style:tab-stop style:position="16.215cm" style:type="center"/>
          <style:tab-stop style:position="32.436cm" style:type="right"/>
        </style:tab-stops>
      </style:paragraph-properties>
    </style:style>
    <style:style style:name="Table_20_Contents" style:display-name="Table Contents"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8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8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8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8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8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8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8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3cm" svg:x="1.398cm" svg:y="0.627cm" presentation:class="title" presentation:placeholder="true">
        <draw:text-box/>
      </draw:frame>
      <draw:frame presentation:style-name="Default-outline1" draw:layer="backgroundobjects" svg:width="25.199cm" svg:height="9.134cm" svg:x="1.398cm" svg:y="3.683cm" presentation:class="outline" presentation:placeholder="true">
        <draw:text-box/>
      </draw:frame>
      <draw:frame presentation:style-name="Mpr1" draw:text-style-name="MP2" draw:layer="backgroundobjects" svg:width="6.523cm" svg:height="1.085cm" svg:x="1.398cm" svg:y="14.346cm" presentation:class="date-time">
        <draw:text-box>
          <text:p text:style-name="MP1"><text:span text:style-name="MT1"><presentation:date-time/></text:span></text:p>
        </draw:text-box>
      </draw:frame>
      <draw:frame presentation:style-name="Mpr1" draw:text-style-name="MP6" draw:layer="backgroundobjects" svg:width="8.875cm" svg:height="1.085cm" svg:x="9.574cm" svg:y="14.346cm" presentation:class="footer">
        <draw:text-box>
          <text:p text:style-name="MP5"><text:span text:style-name="MT1"><presentation:footer/></text:span></text:p>
        </draw:text-box>
      </draw:frame>
      <draw:frame presentation:style-name="Mpr1" draw:text-style-name="MP4" draw:layer="backgroundobjects" svg:width="6.523cm" svg:height="1.085cm" svg:x="20.073cm" svg:y="14.34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27T18:51:49.066832525</meta:creation-date>
    <dc:date>2021-01-14T16:21:33.317684012</dc:date>
    <meta:editing-duration>P1DT16H51M9S</meta:editing-duration>
    <meta:editing-cycles>852</meta:editing-cycles>
    <meta:generator>LibreOffice/6.0.7.3$Linux_X86_64 LibreOffice_project/00m0$Build-3</meta:generator>
    <meta:document-statistic meta:object-count="2950"/>
  </office:meta>
</office:document-meta>
</file>